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Verdana" svg:font-family="Verdan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style:font-name="Verdana" style:font-name-asian="Verdana" style:font-name-complex="Verdana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middle"/>
      <style:text-properties style:font-name="Verdana" style:font-name-asian="Verdana" style:font-name-complex="Verdana" fo:font-size="11pt" style:font-size-asian="11pt" style:font-size-complex="11pt" style:font-family-generic="swiss"/>
    </style:style>
    <style:style style:name="ce4" style:family="table-cell" style:parent-style-name="Default" style:data-style-name="N0">
      <style:table-cell-properties style:vertical-align="middle"/>
      <style:text-properties fo:font-size="11pt" style:font-size-asian="11pt" style:font-size-complex="11pt" style:font-family-generic="swiss"/>
    </style:style>
    <style:style style:name="ce5" style:family="table-cell" style:parent-style-name="Default" style:data-style-name="N0">
      <style:table-cell-properties style:vertical-align="middle" fo:wrap-option="wrap"/>
      <style:text-properties fo:font-size="11pt" style:font-size-asian="11pt" style:font-size-complex="11pt" style:font-family-generic="swiss"/>
    </style:style>
    <style:style style:name="ce6" style:family="table-cell" style:parent-style-name="Default" style:data-style-name="N0">
      <style:table-cell-properties style:vertical-align="automatic" fo:wrap-option="wrap"/>
      <style:text-properties fo:font-size="11pt" style:font-size-asian="11pt" style:font-size-complex="11pt" style:font-family-generic="swiss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 style:font-family-generic="swiss"/>
    </style:style>
    <style:style style:name="ce9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 style:font-family-generic="swiss"/>
    </style:style>
    <style:style style:name="ce10" style:family="table-cell" style:parent-style-name="Default" style:data-style-name="N0">
      <style:table-cell-properties style:vertical-align="middle" fo:wrap-option="wrap"/>
      <style:text-properties style:font-name="Verdana" style:font-name-asian="Verdana" style:font-name-complex="Verdana" style:font-family-generic="swiss"/>
    </style:style>
    <style:style style:name="ce11" style:family="table-cell" style:parent-style-name="Default" style:data-style-name="N0">
      <style:text-properties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style:vertical-align="middle" fo:wrap-option="wrap"/>
      <style:text-properties fo:font-style="italic" style:font-style-asian="italic" style:font-style-complex="italic" style:font-family-generic="swiss"/>
    </style:style>
    <style:style style:name="ce13" style:family="table-cell" style:parent-style-name="Default" style:data-style-name="N44">
      <style:table-cell-properties style:vertical-align="automatic" style:repeat-content="false"/>
      <style:paragraph-properties fo:text-align="end" fo:margin-right="0cm"/>
    </style:style>
    <style:style style:name="ce14" style:family="table-cell" style:parent-style-name="Default" style:data-style-name="N1"/>
    <style:style style:name="ce15" style:family="table-cell" style:parent-style-name="Default" style:data-style-name="N1">
      <style:text-properties fo:font-weight="bold" style:font-weight-asian="bold" style:font-weight-complex="bold" style:font-family-generic="swiss"/>
    </style:style>
    <style:style style:name="ce16" style:family="table-cell" style:parent-style-name="Default" style:data-style-name="N0">
      <style:table-cell-properties style:vertical-align="middle"/>
    </style:style>
    <style:style style:name="ce17" style:family="table-cell" style:parent-style-name="Default" style:data-style-name="N0">
      <style:table-cell-properties style:vertical-align="middle" fo:wrap-option="wrap"/>
      <style:text-properties style:font-name="Verdana" style:font-name-asian="Verdana" style:font-name-complex="Verdana" fo:font-size="8pt" style:font-size-asian="8pt" style:font-size-complex="8pt" style:font-family-generic="swiss"/>
    </style:style>
    <style:style style:name="ce18" style:family="table-cell" style:parent-style-name="Default" style:data-style-name="N0">
      <style:table-cell-properties style:vertical-align="middle" fo:wrap-option="wrap"/>
    </style:style>
    <style:style style:name="ce19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Verdana" style:font-name-asian="Verdana" style:font-name-complex="Verdana" fo:font-size="8pt" style:font-size-asian="8pt" style:font-size-complex="8pt" style:font-family-generic="swiss"/>
    </style:style>
    <style:style style:name="ce20" style:family="table-cell" style:parent-style-name="Default" style:data-style-name="N0">
      <style:table-cell-properties style:vertical-align="middle"/>
      <style:text-properties style:font-name="Verdana" style:font-name-asian="Verdana" style:font-name-complex="Verdana" style:font-family-generic="swiss"/>
    </style:style>
    <style:style style:name="ce21" style:family="table-cell" style:parent-style-name="Default" style:data-style-name="N45"/>
    <style:style style:name="ce22" style:family="table-cell" style:parent-style-name="Default" style:data-style-name="N2"/>
    <style:style style:name="ce23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Verdana" style:font-name-asian="Verdana" style:font-name-complex="Verdana" fo:font-size="11pt" style:font-size-asian="11pt" style:font-size-complex="11pt" style:font-family-generic="swiss"/>
    </style:style>
    <style:style style:name="ce2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Verdana" style:font-name-asian="Verdana" style:font-name-complex="Verdana" fo:font-size="9pt" style:font-size-asian="9pt" style:font-size-complex="9pt" style:font-family-generic="swiss"/>
    </style:style>
    <style:style style:name="ce25" style:family="table-cell" style:parent-style-name="Default" style:data-style-name="N0">
      <style:table-cell-properties style:vertical-align="middle" fo:wrap-option="wrap"/>
      <style:text-properties style:font-name="Verdana" style:font-name-asian="Verdana" style:font-name-complex="Verdana" style:font-family-generic="swiss"/>
    </style:style>
    <style:style style:name="ce26" style:family="table-cell" style:parent-style-name="Default" style:data-style-name="N0">
      <style:table-cell-properties style:vertical-align="middle" fo:wrap-option="wrap"/>
    </style:style>
    <style:style style:name="ce27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Verdana" style:font-name-asian="Verdana" style:font-name-complex="Verdana" fo:font-size="8pt" style:font-size-asian="8pt" style:font-size-complex="8pt" style:font-family-generic="swiss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59833333333333cm"/>
    </style:style>
    <style:style style:name="co3" style:family="table-column">
      <style:table-column-properties fo:break-before="auto" style:column-width="10.398125cm"/>
    </style:style>
    <style:style style:name="co4" style:family="table-column">
      <style:table-column-properties fo:break-before="auto" style:column-width="10.3716666666667cm"/>
    </style:style>
    <style:style style:name="co5" style:family="table-column">
      <style:table-column-properties fo:break-before="auto" style:column-width="13.8112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38.25pt" style:use-optimal-row-height="true" fo:break-before="auto"/>
    </style:style>
    <style:style style:name="ro5" style:family="table-row">
      <style:table-row-properties style:row-height="30pt" style:use-optimal-row-height="false" fo:break-before="auto"/>
    </style:style>
    <style:style style:name="ro6" style:family="table-row">
      <style:table-row-properties style:row-height="25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data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date</text:p>
          </table:table-cell>
          <table:table-cell office:value-type="string" table:style-name="ce1">
            <text:p>year</text:p>
          </table:table-cell>
          <table:table-cell office:value-type="string" table:style-name="ce1">
            <text:p>qtr</text:p>
          </table:table-cell>
          <table:table-cell table:style-name="ce1"/>
          <table:table-cell office:value-type="string" table:style-name="ce1">
            <text:p>PCE</text:p>
          </table:table-cell>
          <table:table-cell office:value-type="string" table:style-name="ce1">
            <text:p>POP</text:p>
          </table:table-cell>
          <table:table-cell office:value-type="string" table:style-name="ce1">
            <text:p>NWORTH</text:p>
          </table:table-cell>
          <table:table-cell table:style-name="ce1"/>
          <table:table-cell office:value-type="string" table:style-name="ce1">
            <text:p>NEUMC</text:p>
          </table:table-cell>
          <table:table-cell office:value-type="string" table:style-name="ce1">
            <text:p>DNEUMC</text:p>
          </table:table-cell>
          <table:table-cell office:value-type="string" table:style-name="ce1">
            <text:p>DIC</text:p>
          </table:table-cell>
          <table:table-cell table:style-name="ce1"/>
          <table:table-cell office:value-type="string" table:style-name="ce1">
            <text:p>lnXsa</text:p>
          </table:table-cell>
          <table:table-cell office:value-type="string" table:style-name="ce1">
            <text:p>lnMsa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string" table:style-name="ce1">
            <text:p>POL</text:p>
          </table:table-cell>
          <table:table-cell office:value-type="string" table:style-name="ce1">
            <text:p>PDL</text:p>
          </table:table-cell>
          <table:table-cell office:value-type="string" table:style-name="ce1">
            <text:p>PDIL</text:p>
          </table:table-cell>
          <table:table-cell office:value-type="string" table:style-name="ce1">
            <text:p>PEL</text:p>
          </table:table-cell>
          <table:table-cell office:value-type="string" table:style-name="ce1">
            <text:p>POA</text:p>
          </table:table-cell>
          <table:table-cell office:value-type="string" table:style-name="ce1">
            <text:p>PDA</text:p>
          </table:table-cell>
          <table:table-cell office:value-type="string" table:style-name="ce1">
            <text:p>PDIA</text:p>
          </table:table-cell>
          <table:table-cell office:value-type="string" table:style-name="ce1">
            <text:p>PEA</text:p>
          </table:table-cell>
          <table:table-cell table:style-name="ce1"/>
          <table:table-cell office:value-type="string" table:style-name="ce1">
            <text:p>FOL</text:p>
          </table:table-cell>
          <table:table-cell office:value-type="string" table:style-name="ce1">
            <text:p>FDL</text:p>
          </table:table-cell>
          <table:table-cell office:value-type="string" table:style-name="ce1">
            <text:p>FDIL</text:p>
          </table:table-cell>
          <table:table-cell office:value-type="string" table:style-name="ce1">
            <text:p>FEL</text:p>
          </table:table-cell>
          <table:table-cell office:value-type="string" table:style-name="ce1">
            <text:p>FOA</text:p>
          </table:table-cell>
          <table:table-cell office:value-type="string" table:style-name="ce1">
            <text:p>FDA</text:p>
          </table:table-cell>
          <table:table-cell office:value-type="string" table:style-name="ce1">
            <text:p>FDIA</text:p>
          </table:table-cell>
          <table:table-cell office:value-type="string" table:style-name="ce1">
            <text:p>FEA</text:p>
          </table:table-cell>
          <table:table-cell table:style-name="ce1"/>
          <table:table-cell office:value-type="string" table:style-name="ce1">
            <text:p>REA</text:p>
          </table:table-cell>
          <table:table-cell office:value-type="string" table:style-name="ce1">
            <text:p>RFA</text:p>
          </table:table-cell>
          <table:table-cell office:value-type="string" table:style-name="ce1">
            <text:p>RDA</text:p>
          </table:table-cell>
          <table:table-cell office:value-type="string" table:style-name="ce1">
            <text:p>ROA</text:p>
          </table:table-cell>
          <table:table-cell office:value-type="string" table:style-name="ce1">
            <text:p>REL</text:p>
          </table:table-cell>
          <table:table-cell office:value-type="string" table:style-name="ce1">
            <text:p>RFL</text:p>
          </table:table-cell>
          <table:table-cell office:value-type="string" table:style-name="ce1">
            <text:p>RDL</text:p>
          </table:table-cell>
          <table:table-cell office:value-type="string" table:style-name="ce1">
            <text:p>ROL</text:p>
          </table:table-cell>
          <table:table-cell table:style-name="ce1"/>
          <table:table-cell office:value-type="string" table:style-name="ce1">
            <text:p>AW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XW</text:p>
          </table:table-cell>
          <table:table-cell office:value-type="string" table:style-name="ce1">
            <text:p>MW</text:p>
          </table:table-cell>
          <table:table-cell office:value-type="string" table:style-name="ce1">
            <text:p>AW_HP</text:p>
          </table:table-cell>
          <table:table-cell office:value-type="string" table:style-name="ce1">
            <text:p>LW_HP</text:p>
          </table:table-cell>
          <table:table-cell office:value-type="string" table:style-name="ce1">
            <text:p>XW_HP</text:p>
          </table:table-cell>
          <table:table-cell office:value-type="string" table:style-name="ce1">
            <text:p>MW_HP</text:p>
          </table:table-cell>
          <table:table-cell office:value-type="string" table:style-name="ce1">
            <text:p>AWH</text:p>
          </table:table-cell>
          <table:table-cell office:value-type="string" table:style-name="ce1">
            <text:p>LWH</text:p>
          </table:table-cell>
          <table:table-cell office:value-type="string" table:style-name="ce1">
            <text:p>XWH</text:p>
          </table:table-cell>
          <table:table-cell office:value-type="string" table:style-name="ce1">
            <text:p>MWH</text:p>
          </table:table-cell>
          <table:table-cell table:style-name="ce1"/>
          <table:table-cell office:value-type="string" table:style-name="ce11">
            <text:p>WEIGHTS</text:p>
          </table:table-cell>
          <table:table-cell table:number-columns-repeated="2" table:style-name="ce1"/>
          <table:table-cell office:value-type="string" table:style-name="ce1">
            <text:p>NXA</text:p>
          </table:table-cell>
          <table:table-cell table:number-columns-repeated="16322"/>
        </table:table-row>
        <table:table-row table:style-name="ro1">
          <table:table-cell office:value-type="float" office:value="195201" table:style-name="ce1">
            <text:p>195201</text:p>
          </table:table-cell>
          <table:table-cell office:value-type="float" office:value="1952" table:style-name="ce1">
            <text:p>195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8.094000000000001" table:style-name="ce1">
            <text:p>18.094</text:p>
          </table:table-cell>
          <table:table-cell office:value-type="float" office:value="156.03299999999999" table:style-name="ce13">
            <text:p>156.0</text:p>
          </table:table-cell>
          <table:table-cell office:value-type="float" office:value="1130.94" table:style-name="ce1">
            <text:p>1130.94</text:p>
          </table:table-cell>
          <table:table-cell table:style-name="ce1"/>
          <table:table-cell office:value-type="float" office:value="0" table:formula="msoxl:=#N/A" table:style-name="ce13">
            <text:p>#N/A</text:p>
          </table:table-cell>
          <table:table-cell office:value-type="float" office:value="0" table:formula="msoxl:=LN(I2/I1)*100" table:style-name="ce1">
            <text:p>#N/A</text:p>
          </table:table-cell>
          <table:table-cell office:value-type="float" office:value="1.4795245121059941" table:style-name="ce1">
            <text:p>1.479524512</text:p>
          </table:table-cell>
          <table:table-cell table:style-name="ce13"/>
          <table:table-cell office:value-type="float" office:value="5.1095067127673586" table:style-name="ce1">
            <text:p>5.109506713</text:p>
          </table:table-cell>
          <table:table-cell office:value-type="float" office:value="4.8890333900090281" table:style-name="ce1">
            <text:p>4.88903339</text:p>
          </table:table-cell>
          <table:table-cell table:style-name="ce1"/>
          <table:table-cell office:value-type="float" office:value="2710.8903445636665" table:style-name="ce1">
            <text:p>2710.890345</text:p>
          </table:table-cell>
          <table:table-cell office:value-type="float" office:value="759.64504817786349" table:style-name="ce1">
            <text:p>759.6450482</text:p>
          </table:table-cell>
          <table:table-cell table:style-name="ce21"/>
          <table:table-cell office:value-type="float" office:value="17074.801506916992" table:style-name="ce14">
            <text:p>17075</text:p>
          </table:table-cell>
          <table:table-cell office:value-type="float" office:value="1234.9665910102558" table:style-name="ce14">
            <text:p>1235</text:p>
          </table:table-cell>
          <table:table-cell office:value-type="float" office:value="0" table:style-name="ce14">
            <text:p>0</text:p>
          </table:table-cell>
          <table:table-cell office:value-type="float" office:value="3170.345817206432" table:style-name="ce14">
            <text:p>3170</text:p>
          </table:table-cell>
          <table:table-cell office:value-type="float" office:value="71906" table:style-name="ce14">
            <text:p>71906</text:p>
          </table:table-cell>
          <table:table-cell office:value-type="float" office:value="2266.7191990597144" table:style-name="ce14">
            <text:p>2267</text:p>
          </table:table-cell>
          <table:table-cell office:value-type="float" office:value="0" table:style-name="ce14">
            <text:p>0</text:p>
          </table:table-cell>
          <table:table-cell office:value-type="float" office:value="2125.4710708800358" table:style-name="ce14">
            <text:p>2125</text:p>
          </table:table-cell>
          <table:table-cell table:style-name="ce14"/>
          <table:table-cell office:value-type="float" office:value="209.90773221343875" table:style-name="ce14">
            <text:p>210</text:p>
          </table:table-cell>
          <table:table-cell office:value-type="float" office:value="-73.907732213438734" table:style-name="ce14">
            <text:p>-74</text:p>
          </table:table-cell>
          <table:table-cell office:value-type="float" office:value="0" table:formula="msoxl:=NA()" table:style-name="ce14">
            <text:p>#N/A</text:p>
          </table:table-cell>
          <table:table-cell office:value-type="float" office:value="4" table:style-name="ce14">
            <text:p>4</text:p>
          </table:table-cell>
          <table:table-cell office:value-type="float" office:value="202" table:style-name="ce14">
            <text:p>202</text:p>
          </table:table-cell>
          <table:table-cell office:value-type="float" office:value="39" table:style-name="ce14">
            <text:p>39</text:p>
          </table:table-cell>
          <table:table-cell office:value-type="float" office:value="0" table:formula="msoxl:=NA()" table:style-name="ce14">
            <text:p>#N/A</text:p>
          </table:table-cell>
          <table:table-cell office:value-type="float" office:value="-25" table:style-name="ce14">
            <text:p>-25</text:p>
          </table:table-cell>
          <table:table-cell table:style-name="ce1"/>
          <table:table-cell office:value-type="float" office:value="0.74921846029103711" table:style-name="ce1">
            <text:p>0.74921846</text:p>
          </table:table-cell>
          <table:table-cell office:value-type="float" office:value="1.2737418824008557" table:style-name="ce1">
            <text:p>1.273741882</text:p>
          </table:table-cell>
          <table:table-cell office:value-type="float" office:value="0" table:formula="msoxl:=#N/A" table:style-name="ce1">
            <text:p>#N/A</text:p>
          </table:table-cell>
          <table:table-cell office:value-type="float" office:value="0" table:formula="msoxl:=#N/A" table:style-name="ce1">
            <text:p>#N/A</text:p>
          </table:table-cell>
          <table:table-cell office:value-type="float" office:value="3.9840637034468322" table:style-name="ce1">
            <text:p>3.984063703</text:p>
          </table:table-cell>
          <table:table-cell office:value-type="float" office:value="2.8641297538819868" table:style-name="ce1">
            <text:p>2.864129754</text:p>
          </table:table-cell>
          <table:table-cell office:value-type="float" office:value="0" table:formula="msoxl:=#N/A" table:style-name="ce1">
            <text:p>#N/A</text:p>
          </table:table-cell>
          <table:table-cell office:value-type="float" office:value="0" table:formula="msoxl:=#N/A" table:style-name="ce1">
            <text:p>#N/A</text:p>
          </table:table-cell>
          <table:table-cell table:style-name="ce1"/>
          <table:table-cell office:value-type="float" office:value="6.7674247000000007E-2" table:style-name="ce1">
            <text:p>0.067674247</text:p>
          </table:table-cell>
          <table:table-cell office:value-type="float" office:value="1.8963661E-2" table:style-name="ce1">
            <text:p>0.018963661</text:p>
          </table:table-cell>
          <table:table-cell office:value-type="float" office:value="4.1337300000000004E-3" table:style-name="ce1">
            <text:p>0.00413373</text:p>
          </table:table-cell>
          <table:table-cell office:value-type="float" office:value="3.3158300000000001E-3" table:style-name="ce1">
            <text:p>0.00331583</text:p>
          </table:table-cell>
          <table:table-cell office:value-type="float" office:value="5.1928801514015598E-2" table:style-name="ce1">
            <text:p>0.051928802</text:p>
          </table:table-cell>
          <table:table-cell office:value-type="float" office:value="1.6203101555313501E-2" table:style-name="ce1">
            <text:p>0.016203102</text:p>
          </table:table-cell>
          <table:table-cell office:value-type="float" office:value="3.0951506620184701E-3" table:style-name="ce1">
            <text:p>0.003095151</text:p>
          </table:table-cell>
          <table:table-cell office:value-type="float" office:value="2.7204616651376099E-3" table:style-name="ce1">
            <text:p>0.002720462</text:p>
          </table:table-cell>
          <table:table-cell office:value-type="float" office:value="0.26483213001513173" table:formula="msoxl:=LN(AT2)-LN(AX2)" table:style-name="ce1">
            <text:p>0.26483213</text:p>
          </table:table-cell>
          <table:table-cell office:value-type="float" office:value="0.15732189095951066" table:formula="msoxl:=LN(AU2)-LN(AY2)" table:style-name="ce1">
            <text:p>0.157321891</text:p>
          </table:table-cell>
          <table:table-cell office:value-type="float" office:value="0.2893435629625376" table:formula="msoxl:=LN(AV2)-LN(AZ2)" table:style-name="ce1">
            <text:p>0.289343563</text:p>
          </table:table-cell>
          <table:table-cell office:value-type="float" office:value="0.19790637363719199" table:formula="msoxl:=LN(AW2)-LN(BA2)" table:style-name="ce1">
            <text:p>0.197906374</text:p>
          </table:table-cell>
          <table:table-cell table:number-columns-repeated="4" table:style-name="ce1"/>
          <table:table-cell office:value-type="float" office:value="0.17880949055265383" table:formula="msoxl:=BB2*ABS($BH$8)/ABS($BH$10)-BC2*ABS($BH$9)/ABS($BH$10)+BD2-BE2*ABS($BH$11)/ABS($BH$10)" table:style-name="ce1">
            <text:p>0.178809491</text:p>
          </table:table-cell>
          <table:table-cell table:number-columns-repeated="16322"/>
        </table:table-row>
        <table:table-row table:style-name="ro1">
          <table:table-cell office:value-type="float" office:value="195202" table:style-name="ce1">
            <text:p>195202</text:p>
          </table:table-cell>
          <table:table-cell office:value-type="float" office:value="1952" table:style-name="ce1">
            <text:p>195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8.097999999999999" table:style-name="ce1">
            <text:p>18.098</text:p>
          </table:table-cell>
          <table:table-cell office:value-type="float" office:value="156.64400000000001" table:style-name="ce13">
            <text:p>156.6</text:p>
          </table:table-cell>
          <table:table-cell office:value-type="float" office:value="1151.06" table:style-name="ce1">
            <text:p>1151.06</text:p>
          </table:table-cell>
          <table:table-cell table:style-name="ce1"/>
          <table:table-cell office:value-type="float" office:value="0" table:formula="msoxl:=#N/A" table:style-name="ce13">
            <text:p>#N/A</text:p>
          </table:table-cell>
          <table:table-cell office:value-type="float" office:value="0" table:formula="msoxl:=LN(I3/I2)*100" table:style-name="ce1">
            <text:p>#N/A</text:p>
          </table:table-cell>
          <table:table-cell office:value-type="float" office:value="0.45362545614643429" table:style-name="ce1">
            <text:p>0.453625456</text:p>
          </table:table-cell>
          <table:table-cell table:style-name="ce13"/>
          <table:table-cell office:value-type="float" office:value="4.986256649566247" table:style-name="ce1">
            <text:p>4.98625665</text:p>
          </table:table-cell>
          <table:table-cell office:value-type="float" office:value="4.8578754829180406" table:style-name="ce1">
            <text:p>4.857875483</text:p>
          </table:table-cell>
          <table:table-cell table:style-name="ce1"/>
          <table:table-cell office:value-type="float" office:value="2714.1355026094511" table:style-name="ce1">
            <text:p>2714.135503</text:p>
          </table:table-cell>
          <table:table-cell office:value-type="float" office:value="767.58881639422782" table:style-name="ce1">
            <text:p>767.5888164</text:p>
          </table:table-cell>
          <table:table-cell table:style-name="ce1"/>
          <table:table-cell office:value-type="float" office:value="17253.293848814224" table:style-name="ce14">
            <text:p>17253</text:p>
          </table:table-cell>
          <table:table-cell office:value-type="float" office:value="1370.6810862773682" table:style-name="ce14">
            <text:p>1371</text:p>
          </table:table-cell>
          <table:table-cell office:value-type="float" office:value="164.0073490466099" table:style-name="ce14">
            <text:p>164</text:p>
          </table:table-cell>
          <table:table-cell office:value-type="float" office:value="3331.700512758895" table:style-name="ce14">
            <text:p>3332</text:p>
          </table:table-cell>
          <table:table-cell office:value-type="float" office:value="72419" table:style-name="ce14">
            <text:p>72419</text:p>
          </table:table-cell>
          <table:table-cell office:value-type="float" office:value="2325.3025571871453" table:style-name="ce14">
            <text:p>2325</text:p>
          </table:table-cell>
          <table:table-cell office:value-type="float" office:value="366" table:style-name="ce14">
            <text:p>366</text:p>
          </table:table-cell>
          <table:table-cell office:value-type="float" office:value="2116.5725783860739" table:style-name="ce14">
            <text:p>2117</text:p>
          </table:table-cell>
          <table:table-cell table:style-name="ce14"/>
          <table:table-cell office:value-type="float" office:value="178.49234189723319" table:style-name="ce14">
            <text:p>178</text:p>
          </table:table-cell>
          <table:table-cell office:value-type="float" office:value="132.50765810276681" table:style-name="ce14">
            <text:p>133</text:p>
          </table:table-cell>
          <table:table-cell office:value-type="float" office:value="164.0073490466099" table:style-name="ce14">
            <text:p>164</text:p>
          </table:table-cell>
          <table:table-cell office:value-type="float" office:value="85" table:style-name="ce14">
            <text:p>85</text:p>
          </table:table-cell>
          <table:table-cell office:value-type="float" office:value="513" table:style-name="ce14">
            <text:p>513</text:p>
          </table:table-cell>
          <table:table-cell office:value-type="float" office:value="49" table:style-name="ce14">
            <text:p>49</text:p>
          </table:table-cell>
          <table:table-cell office:value-type="float" office:value="366" table:style-name="ce14">
            <text:p>366</text:p>
          </table:table-cell>
          <table:table-cell office:value-type="float" office:value="-22" table:style-name="ce14">
            <text:p>-22</text:p>
          </table:table-cell>
          <table:table-cell table:style-name="ce1"/>
          <table:table-cell office:value-type="float" office:value="1.6447474567365439" table:style-name="ce1">
            <text:p>1.644747457</text:p>
          </table:table-cell>
          <table:table-cell office:value-type="float" office:value="-2.8051420839905967" table:style-name="ce1">
            <text:p>-2.805142084</text:p>
          </table:table-cell>
          <table:table-cell office:value-type="float" office:value="1.1397047120118373" table:style-name="ce1">
            <text:p>1.139704712</text:p>
          </table:table-cell>
          <table:table-cell office:value-type="float" office:value="0.51221319687637601" table:style-name="ce1">
            <text:p>0.512213197</text:p>
          </table:table-cell>
          <table:table-cell office:value-type="float" office:value="3.8855758748839007" table:style-name="ce1">
            <text:p>3.885575875</text:p>
          </table:table-cell>
          <table:table-cell office:value-type="float" office:value="2.7933271911774105" table:style-name="ce1">
            <text:p>2.793327191</text:p>
          </table:table-cell>
          <table:table-cell office:value-type="float" office:value="0.73779629647853195" table:style-name="ce1">
            <text:p>0.737796296</text:p>
          </table:table-cell>
          <table:table-cell office:value-type="float" office:value="0.37517080266304531" table:style-name="ce1">
            <text:p>0.375170803</text:p>
          </table:table-cell>
          <table:table-cell table:style-name="ce1"/>
          <table:table-cell office:value-type="float" office:value="6.6846382999999995E-2" table:style-name="ce1">
            <text:p>0.066846383</text:p>
          </table:table-cell>
          <table:table-cell office:value-type="float" office:value="1.8904928000000001E-2" table:style-name="ce1">
            <text:p>0.018904928</text:p>
          </table:table-cell>
          <table:table-cell office:value-type="float" office:value="3.6053700000000001E-3" table:style-name="ce1">
            <text:p>0.00360537</text:p>
          </table:table-cell>
          <table:table-cell office:value-type="float" office:value="3.1709899999999998E-3" table:style-name="ce1">
            <text:p>0.00317099</text:p>
          </table:table-cell>
          <table:table-cell office:value-type="float" office:value="5.2013785347117203E-2" table:style-name="ce1">
            <text:p>0.052013785</text:p>
          </table:table-cell>
          <table:table-cell office:value-type="float" office:value="1.63602028435158E-2" table:style-name="ce1">
            <text:p>0.016360203</text:p>
          </table:table-cell>
          <table:table-cell office:value-type="float" office:value="3.11344501929255E-3" table:style-name="ce1">
            <text:p>0.003113445</text:p>
          </table:table-cell>
          <table:table-cell office:value-type="float" office:value="2.7395461854178098E-3" table:style-name="ce1">
            <text:p>0.002739546</text:p>
          </table:table-cell>
          <table:table-cell office:value-type="float" office:value="0.25088840959917169" table:formula="msoxl:=LN(AT3)-LN(AX3)" table:style-name="ce1">
            <text:p>0.25088841</text:p>
          </table:table-cell>
          <table:table-cell office:value-type="float" office:value="0.14457089897373132" table:formula="msoxl:=LN(AU3)-LN(AY3)" table:style-name="ce1">
            <text:p>0.144570899</text:p>
          </table:table-cell>
          <table:table-cell office:value-type="float" office:value="0.14669456433548334" table:formula="msoxl:=LN(AV3)-LN(AZ3)" table:style-name="ce1">
            <text:p>0.146694564</text:p>
          </table:table-cell>
          <table:table-cell office:value-type="float" office:value="0.14625156104933001" table:formula="msoxl:=LN(AW3)-LN(BA3)" table:style-name="ce1">
            <text:p>0.146251561</text:p>
          </table:table-cell>
          <table:table-cell table:style-name="ce1"/>
          <table:table-cell office:value-type="string" table:style-name="ce1">
            <text:p>MU_AW</text:p>
          </table:table-cell>
          <table:table-cell office:value-type="float" office:value="9.146550834178041E-2" table:formula="msoxl:=AVERAGE(AX2:AX210)" table:style-name="ce1">
            <text:p>0.091465508</text:p>
          </table:table-cell>
          <table:table-cell table:style-name="ce1"/>
          <table:table-cell office:value-type="float" office:value="9.0697407065648161E-2" table:formula="msoxl:=BB3*ABS($BH$8)/ABS($BH$10)-BC3*ABS($BH$9)/ABS($BH$10)+BD3-BE3*ABS($BH$11)/ABS($BH$10)" table:style-name="ce1">
            <text:p>0.090697407</text:p>
          </table:table-cell>
          <table:table-cell table:number-columns-repeated="16322"/>
        </table:table-row>
        <table:table-row table:style-name="ro1">
          <table:table-cell office:value-type="float" office:value="195203" table:style-name="ce1">
            <text:p>195203</text:p>
          </table:table-cell>
          <table:table-cell office:value-type="float" office:value="1952" table:style-name="ce1">
            <text:p>195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8.225000000000001" table:style-name="ce1">
            <text:p>18.225</text:p>
          </table:table-cell>
          <table:table-cell office:value-type="float" office:value="157.32400000000001" table:style-name="ce13">
            <text:p>157.3</text:p>
          </table:table-cell>
          <table:table-cell office:value-type="float" office:value="1161.71" table:style-name="ce1">
            <text:p>1161.71</text:p>
          </table:table-cell>
          <table:table-cell table:style-name="ce1"/>
          <table:table-cell office:value-type="float" office:value="0" table:formula="msoxl:=#N/A" table:style-name="ce13">
            <text:p>#N/A</text:p>
          </table:table-cell>
          <table:table-cell office:value-type="float" office:value="0" table:formula="msoxl:=LN(I4/I3)*100" table:style-name="ce1">
            <text:p>#N/A</text:p>
          </table:table-cell>
          <table:table-cell office:value-type="float" office:value="0.61967262983512095" table:style-name="ce1">
            <text:p>0.61967263</text:p>
          </table:table-cell>
          <table:table-cell table:style-name="ce13"/>
          <table:table-cell office:value-type="float" office:value="4.8868248806839203" table:style-name="ce1">
            <text:p>4.886824881</text:p>
          </table:table-cell>
          <table:table-cell office:value-type="float" office:value="4.89338228123008" table:style-name="ce1">
            <text:p>4.893382281</text:p>
          </table:table-cell>
          <table:table-cell table:style-name="ce1"/>
          <table:table-cell office:value-type="float" office:value="2719.4765191696811" table:style-name="ce1">
            <text:p>2719.476519</text:p>
          </table:table-cell>
          <table:table-cell office:value-type="float" office:value="775.68719682202982" table:style-name="ce1">
            <text:p>775.6871968</text:p>
          </table:table-cell>
          <table:table-cell table:style-name="ce1"/>
          <table:table-cell office:value-type="float" office:value="17639.693922924896" table:style-name="ce14">
            <text:p>17640</text:p>
          </table:table-cell>
          <table:table-cell office:value-type="float" office:value="1745.9668039977198" table:style-name="ce14">
            <text:p>1746</text:p>
          </table:table-cell>
          <table:table-cell office:value-type="float" office:value="307.51109874777728" table:style-name="ce14">
            <text:p>308</text:p>
          </table:table-cell>
          <table:table-cell office:value-type="float" office:value="3171.9730604259162" table:style-name="ce14">
            <text:p>3172</text:p>
          </table:table-cell>
          <table:table-cell office:value-type="float" office:value="73500" table:style-name="ce14">
            <text:p>73500</text:p>
          </table:table-cell>
          <table:table-cell office:value-type="float" office:value="2222.0941908148461" table:style-name="ce14">
            <text:p>2222</text:p>
          </table:table-cell>
          <table:table-cell office:value-type="float" office:value="453.57022482019511" table:style-name="ce14">
            <text:p>454</text:p>
          </table:table-cell>
          <table:table-cell office:value-type="float" office:value="2354.6571194772855" table:style-name="ce14">
            <text:p>2355</text:p>
          </table:table-cell>
          <table:table-cell table:style-name="ce14"/>
          <table:table-cell office:value-type="float" office:value="386.40007411067194" table:style-name="ce14">
            <text:p>386</text:p>
          </table:table-cell>
          <table:table-cell office:value-type="float" office:value="398.59992588932806" table:style-name="ce14">
            <text:p>399</text:p>
          </table:table-cell>
          <table:table-cell office:value-type="float" office:value="145.44047934322009" table:style-name="ce14">
            <text:p>145</text:p>
          </table:table-cell>
          <table:table-cell office:value-type="float" office:value="-105" table:style-name="ce14">
            <text:p>-105</text:p>
          </table:table-cell>
          <table:table-cell office:value-type="float" office:value="1081" table:style-name="ce14">
            <text:p>1081</text:p>
          </table:table-cell>
          <table:table-cell office:value-type="float" office:value="-83" table:style-name="ce14">
            <text:p>-83</text:p>
          </table:table-cell>
          <table:table-cell office:value-type="float" office:value="77" table:style-name="ce14">
            <text:p>77</text:p>
          </table:table-cell>
          <table:table-cell office:value-type="float" office:value="105" table:style-name="ce14">
            <text:p>105</text:p>
          </table:table-cell>
          <table:table-cell table:style-name="ce1"/>
          <table:table-cell office:value-type="float" office:value="8.301751144637695" table:style-name="ce1">
            <text:p>8.301751145</text:p>
          </table:table-cell>
          <table:table-cell office:value-type="float" office:value="3.777701308033079" table:style-name="ce1">
            <text:p>3.777701308</text:p>
          </table:table-cell>
          <table:table-cell office:value-type="float" office:value="-0.16453432841993723" table:style-name="ce1">
            <text:p>-0.164534328</text:p>
          </table:table-cell>
          <table:table-cell office:value-type="float" office:value="0.54186869354920342" table:style-name="ce1">
            <text:p>0.541868694</text:p>
          </table:table-cell>
          <table:table-cell office:value-type="float" office:value="-0.20866029636142785" table:style-name="ce1">
            <text:p>-0.208660296</text:p>
          </table:table-cell>
          <table:table-cell office:value-type="float" office:value="-0.15000517254419304" table:style-name="ce1">
            <text:p>-0.150005173</text:p>
          </table:table-cell>
          <table:table-cell office:value-type="float" office:value="-1.2556080062828732" table:style-name="ce1">
            <text:p>-1.255608006</text:p>
          </table:table-cell>
          <table:table-cell office:value-type="float" office:value="0.39289641100005923" table:style-name="ce1">
            <text:p>0.392896411</text:p>
          </table:table-cell>
          <table:table-cell table:style-name="ce1"/>
          <table:table-cell office:value-type="float" office:value="6.7119714999999996E-2" table:style-name="ce1">
            <text:p>0.067119715</text:p>
          </table:table-cell>
          <table:table-cell office:value-type="float" office:value="1.9144826E-2" table:style-name="ce1">
            <text:p>0.019144826</text:p>
          </table:table-cell>
          <table:table-cell office:value-type="float" office:value="3.2710399999999998E-3" table:style-name="ce1">
            <text:p>0.00327104</text:p>
          </table:table-cell>
          <table:table-cell office:value-type="float" office:value="3.2925599999999999E-3" table:style-name="ce1">
            <text:p>0.00329256</text:p>
          </table:table-cell>
          <table:table-cell office:value-type="float" office:value="5.2098914009050097E-2" table:style-name="ce1">
            <text:p>0.052098914</text:p>
          </table:table-cell>
          <table:table-cell office:value-type="float" office:value="1.6518828429998099E-2" table:style-name="ce1">
            <text:p>0.016518828</text:p>
          </table:table-cell>
          <table:table-cell office:value-type="float" office:value="3.1318478857140599E-3" table:style-name="ce1">
            <text:p>0.003131848</text:p>
          </table:table-cell>
          <table:table-cell office:value-type="float" office:value="2.7587648144773999E-3" table:style-name="ce1">
            <text:p>0.002758765</text:p>
          </table:table-cell>
          <table:table-cell office:value-type="float" office:value="0.25333371183756492" table:formula="msoxl:=LN(AT4)-LN(AX4)" table:style-name="ce1">
            <text:p>0.253333712</text:p>
          </table:table-cell>
          <table:table-cell office:value-type="float" office:value="0.14753164905606653" table:formula="msoxl:=LN(AU4)-LN(AY4)" table:style-name="ce1">
            <text:p>0.147531649</text:p>
          </table:table-cell>
          <table:table-cell office:value-type="float" office:value="4.3484767988293704E-2" table:formula="msoxl:=LN(AV4)-LN(AZ4)" table:style-name="ce1">
            <text:p>0.043484768</text:p>
          </table:table-cell>
          <table:table-cell office:value-type="float" office:value="0.17688232913315272" table:formula="msoxl:=LN(AW4)-LN(BA4)" table:style-name="ce1">
            <text:p>0.176882329</text:p>
          </table:table-cell>
          <table:table-cell table:style-name="ce1"/>
          <table:table-cell office:value-type="string" table:style-name="ce1">
            <text:p>MU_LW</text:p>
          </table:table-cell>
          <table:table-cell office:value-type="float" office:value="8.0694197222859282E-2" table:formula="msoxl:=AVERAGE(AY2:AY210)" table:style-name="ce1">
            <text:p>0.080694197</text:p>
          </table:table-cell>
          <table:table-cell table:style-name="ce1"/>
          <table:table-cell office:value-type="float" office:value="-4.6352907802016285E-2" table:formula="msoxl:=BB4*ABS($BH$8)/ABS($BH$10)-BC4*ABS($BH$9)/ABS($BH$10)+BD4-BE4*ABS($BH$11)/ABS($BH$10)" table:style-name="ce1">
            <text:p>-0.046352908</text:p>
          </table:table-cell>
          <table:table-cell table:number-columns-repeated="16322"/>
        </table:table-row>
        <table:table-row table:style-name="ro1">
          <table:table-cell office:value-type="float" office:value="195204" table:style-name="ce1">
            <text:p>195204</text:p>
          </table:table-cell>
          <table:table-cell office:value-type="float" office:value="1952" table:style-name="ce1">
            <text:p>1952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8.259" table:style-name="ce1">
            <text:p>18.259</text:p>
          </table:table-cell>
          <table:table-cell office:value-type="float" office:value="158.04300000000001" table:style-name="ce13">
            <text:p>158.0</text:p>
          </table:table-cell>
          <table:table-cell office:value-type="float" office:value="1162.6400000000001" table:style-name="ce1">
            <text:p>1162.64</text:p>
          </table:table-cell>
          <table:table-cell table:style-name="ce1"/>
          <table:table-cell office:value-type="float" office:value="0" table:formula="msoxl:=#N/A" table:style-name="ce13">
            <text:p>#N/A</text:p>
          </table:table-cell>
          <table:table-cell office:value-type="float" office:value="0" table:formula="msoxl:=LN(I5/I4)*100" table:style-name="ce1">
            <text:p>#N/A</text:p>
          </table:table-cell>
          <table:table-cell office:value-type="float" office:value="-0.30883535740487333" table:style-name="ce1">
            <text:p>-0.308835357</text:p>
          </table:table-cell>
          <table:table-cell table:style-name="ce13"/>
          <table:table-cell office:value-type="float" office:value="4.8869586751950411" table:style-name="ce1">
            <text:p>4.886958675</text:p>
          </table:table-cell>
          <table:table-cell office:value-type="float" office:value="4.9502709546093673" table:style-name="ce1">
            <text:p>4.950270955</text:p>
          </table:table-cell>
          <table:table-cell table:style-name="ce1"/>
          <table:table-cell office:value-type="float" office:value="2749.4267293264775" table:style-name="ce1">
            <text:p>2749.426729</text:p>
          </table:table-cell>
          <table:table-cell office:value-type="float" office:value="809.0185894686897" table:style-name="ce1">
            <text:p>809.0185895</text:p>
          </table:table-cell>
          <table:table-cell table:style-name="ce1"/>
          <table:table-cell office:value-type="float" office:value="17805.847826086952" table:style-name="ce14">
            <text:p>17806</text:p>
          </table:table-cell>
          <table:table-cell office:value-type="float" office:value="1571.2556166698826" table:style-name="ce14">
            <text:p>1571</text:p>
          </table:table-cell>
          <table:table-cell office:value-type="float" office:value="126.17905288643283" table:style-name="ce14">
            <text:p>126</text:p>
          </table:table-cell>
          <table:table-cell office:value-type="float" office:value="3705" table:style-name="ce14">
            <text:p>3705</text:p>
          </table:table-cell>
          <table:table-cell office:value-type="float" office:value="72725" table:style-name="ce14">
            <text:p>72725</text:p>
          </table:table-cell>
          <table:table-cell office:value-type="float" office:value="2244" table:style-name="ce14">
            <text:p>2244</text:p>
          </table:table-cell>
          <table:table-cell office:value-type="float" office:value="688.26510875983195" table:style-name="ce14">
            <text:p>688</text:p>
          </table:table-cell>
          <table:table-cell office:value-type="float" office:value="2431" table:style-name="ce14">
            <text:p>2431</text:p>
          </table:table-cell>
          <table:table-cell table:style-name="ce14"/>
          <table:table-cell office:value-type="float" office:value="166.15390316205537" table:style-name="ce14">
            <text:p>166</text:p>
          </table:table-cell>
          <table:table-cell office:value-type="float" office:value="-174.15390316205534" table:style-name="ce14">
            <text:p>-174</text:p>
          </table:table-cell>
          <table:table-cell office:value-type="float" office:value="-199.59384931144035" table:style-name="ce14">
            <text:p>-200</text:p>
          </table:table-cell>
          <table:table-cell office:value-type="float" office:value="271" table:style-name="ce14">
            <text:p>271</text:p>
          </table:table-cell>
          <table:table-cell office:value-type="float" office:value="-775" table:style-name="ce14">
            <text:p>-775</text:p>
          </table:table-cell>
          <table:table-cell office:value-type="float" office:value="22" table:style-name="ce14">
            <text:p>22</text:p>
          </table:table-cell>
          <table:table-cell office:value-type="float" office:value="239" table:style-name="ce14">
            <text:p>239</text:p>
          </table:table-cell>
          <table:table-cell office:value-type="float" office:value="-25" table:style-name="ce14">
            <text:p>-25</text:p>
          </table:table-cell>
          <table:table-cell table:style-name="ce1"/>
          <table:table-cell office:value-type="float" office:value="5.017455583221067" table:style-name="ce1">
            <text:p>5.017455583</text:p>
          </table:table-cell>
          <table:table-cell office:value-type="float" office:value="-0.50961338306903403" table:style-name="ce1">
            <text:p>-0.509613383</text:p>
          </table:table-cell>
          <table:table-cell office:value-type="float" office:value="0.75496895142583387" table:style-name="ce1">
            <text:p>0.754968951</text:p>
          </table:table-cell>
          <table:table-cell office:value-type="float" office:value="0.61384477693642936" table:style-name="ce1">
            <text:p>0.613844777</text:p>
          </table:table-cell>
          <table:table-cell office:value-type="float" office:value="9.3138301249303552" table:style-name="ce1">
            <text:p>9.313830125</text:p>
          </table:table-cell>
          <table:table-cell office:value-type="float" office:value="6.6956805837056583" table:style-name="ce1">
            <text:p>6.695680584</text:p>
          </table:table-cell>
          <table:table-cell office:value-type="float" office:value="0.50925184330335804" table:style-name="ce1">
            <text:p>0.509251843</text:p>
          </table:table-cell>
          <table:table-cell office:value-type="float" office:value="0.45778299428132485" table:style-name="ce1">
            <text:p>0.457782994</text:p>
          </table:table-cell>
          <table:table-cell table:style-name="ce1"/>
          <table:table-cell office:value-type="float" office:value="6.8241591000000004E-2" table:style-name="ce1">
            <text:p>0.068241591</text:p>
          </table:table-cell>
          <table:table-cell office:value-type="float" office:value="2.0080082999999999E-2" table:style-name="ce1">
            <text:p>0.020080083</text:p>
          </table:table-cell>
          <table:table-cell office:value-type="float" office:value="3.2899299999999999E-3" table:style-name="ce1">
            <text:p>0.00328993</text:p>
          </table:table-cell>
          <table:table-cell office:value-type="float" office:value="3.5049500000000002E-3" table:style-name="ce1">
            <text:p>0.00350495</text:p>
          </table:table-cell>
          <table:table-cell office:value-type="float" office:value="5.2184198969176601E-2" table:style-name="ce1">
            <text:p>0.052184199</text:p>
          </table:table-cell>
          <table:table-cell office:value-type="float" office:value="1.66789952130077E-2" table:style-name="ce1">
            <text:p>0.016678995</text:p>
          </table:table-cell>
          <table:table-cell office:value-type="float" office:value="3.15036047947178E-3" table:style-name="ce1">
            <text:p>0.00315036</text:p>
          </table:table-cell>
          <table:table-cell office:value-type="float" office:value="2.7781188946848401E-3" table:style-name="ce1">
            <text:p>0.002778119</text:p>
          </table:table-cell>
          <table:table-cell office:value-type="float" office:value="0.26827447035777174" table:formula="msoxl:=LN(AT5)-LN(AX5)" table:style-name="ce1">
            <text:p>0.26827447</text:p>
          </table:table-cell>
          <table:table-cell office:value-type="float" office:value="0.18557827219327905" table:formula="msoxl:=LN(AU5)-LN(AY5)" table:style-name="ce1">
            <text:p>0.185578272</text:p>
          </table:table-cell>
          <table:table-cell office:value-type="float" office:value="4.3349403737614978E-2" table:formula="msoxl:=LN(AV5)-LN(AZ5)" table:style-name="ce1">
            <text:p>0.043349404</text:p>
          </table:table-cell>
          <table:table-cell office:value-type="float" office:value="0.23240221297060248" table:formula="msoxl:=LN(AW5)-LN(BA5)" table:style-name="ce1">
            <text:p>0.232402213</text:p>
          </table:table-cell>
          <table:table-cell table:style-name="ce1"/>
          <table:table-cell office:value-type="string" table:style-name="ce1">
            <text:p>MU_XW</text:p>
          </table:table-cell>
          <table:table-cell office:value-type="float" office:value="5.4320936786887456E-3" table:formula="msoxl:=AVERAGE(AZ2:AZ210)" table:style-name="ce1">
            <text:p>0.005432094</text:p>
          </table:table-cell>
          <table:table-cell table:style-name="ce1"/>
          <table:table-cell office:value-type="float" office:value="-0.12340970728921929" table:formula="msoxl:=BB5*ABS($BH$8)/ABS($BH$10)-BC5*ABS($BH$9)/ABS($BH$10)+BD5-BE5*ABS($BH$11)/ABS($BH$10)" table:style-name="ce1">
            <text:p>-0.123409707</text:p>
          </table:table-cell>
          <table:table-cell table:number-columns-repeated="16322"/>
        </table:table-row>
        <table:table-row table:style-name="ro1">
          <table:table-cell office:value-type="float" office:value="195301" table:style-name="ce1">
            <text:p>195301</text:p>
          </table:table-cell>
          <table:table-cell office:value-type="float" office:value="1953" table:style-name="ce1">
            <text:p>195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8.324999999999999" table:style-name="ce1">
            <text:p>18.325</text:p>
          </table:table-cell>
          <table:table-cell office:value-type="float" office:value="158.648" table:style-name="ce13">
            <text:p>158.6</text:p>
          </table:table-cell>
          <table:table-cell office:value-type="float" office:value="1170.31" table:style-name="ce1">
            <text:p>1170.31</text:p>
          </table:table-cell>
          <table:table-cell table:style-name="ce1"/>
          <table:table-cell office:value-type="float" office:value="0" table:formula="msoxl:=#N/A" table:style-name="ce13">
            <text:p>#N/A</text:p>
          </table:table-cell>
          <table:table-cell office:value-type="float" office:value="0" table:formula="msoxl:=LN(I6/I5)*100" table:style-name="ce1">
            <text:p>#N/A</text:p>
          </table:table-cell>
          <table:table-cell office:value-type="float" office:value="-0.44300818324111357" table:style-name="ce1">
            <text:p>-0.443008183</text:p>
          </table:table-cell>
          <table:table-cell table:style-name="ce13"/>
          <table:table-cell office:value-type="float" office:value="4.866371688314973" table:style-name="ce1">
            <text:p>4.866371688</text:p>
          </table:table-cell>
          <table:table-cell office:value-type="float" office:value="4.9116868845270147" table:style-name="ce1">
            <text:p>4.911686885</text:p>
          </table:table-cell>
          <table:table-cell table:style-name="ce1"/>
          <table:table-cell office:value-type="float" office:value="2708.3764533718013" table:style-name="ce1">
            <text:p>2708.376453</text:p>
          </table:table-cell>
          <table:table-cell office:value-type="float" office:value="798.32042261382855" table:style-name="ce1">
            <text:p>798.3204226</text:p>
          </table:table-cell>
          <table:table-cell table:style-name="ce1"/>
          <table:table-cell office:value-type="float" office:value="17834.78619071146" table:style-name="ce14">
            <text:p>17835</text:p>
          </table:table-cell>
          <table:table-cell office:value-type="float" office:value="1663.4209266339838" table:style-name="ce14">
            <text:p>1663</text:p>
          </table:table-cell>
          <table:table-cell office:value-type="float" office:value="330.6706816041924" table:style-name="ce14">
            <text:p>331</text:p>
          </table:table-cell>
          <table:table-cell office:value-type="float" office:value="3389.8697042666868" table:style-name="ce14">
            <text:p>3390</text:p>
          </table:table-cell>
          <table:table-cell office:value-type="float" office:value="71703" table:style-name="ce14">
            <text:p>71703</text:p>
          </table:table-cell>
          <table:table-cell office:value-type="float" office:value="2288.791649828469" table:style-name="ce14">
            <text:p>2289</text:p>
          </table:table-cell>
          <table:table-cell office:value-type="float" office:value="877.53238558356077" table:style-name="ce14">
            <text:p>878</text:p>
          </table:table-cell>
          <table:table-cell office:value-type="float" office:value="2382.8751106204877" table:style-name="ce14">
            <text:p>2383</text:p>
          </table:table-cell>
          <table:table-cell table:style-name="ce14"/>
          <table:table-cell office:value-type="float" office:value="28.938364624505994" table:style-name="ce14">
            <text:p>29</text:p>
          </table:table-cell>
          <table:table-cell office:value-type="float" office:value="97.061635375494063" table:style-name="ce14">
            <text:p>97</text:p>
          </table:table-cell>
          <table:table-cell office:value-type="float" office:value="208.87728416313524" table:style-name="ce14">
            <text:p>209</text:p>
          </table:table-cell>
          <table:table-cell office:value-type="float" office:value="-136" table:style-name="ce14">
            <text:p>-136</text:p>
          </table:table-cell>
          <table:table-cell office:value-type="float" office:value="-1022" table:style-name="ce14">
            <text:p>-1022</text:p>
          </table:table-cell>
          <table:table-cell office:value-type="float" office:value="51" table:style-name="ce14">
            <text:p>51</text:p>
          </table:table-cell>
          <table:table-cell office:value-type="float" office:value="179" table:style-name="ce14">
            <text:p>179</text:p>
          </table:table-cell>
          <table:table-cell office:value-type="float" office:value="-54" table:style-name="ce14">
            <text:p>-54</text:p>
          </table:table-cell>
          <table:table-cell table:style-name="ce1"/>
          <table:table-cell office:value-type="float" office:value="2.2871625623407463" table:style-name="ce1">
            <text:p>2.287162562</text:p>
          </table:table-cell>
          <table:table-cell office:value-type="float" office:value="2.1616482038669327" table:style-name="ce1">
            <text:p>2.161648204</text:p>
          </table:table-cell>
          <table:table-cell office:value-type="float" office:value="0.46640698235082234" table:style-name="ce1">
            <text:p>0.466406982</text:p>
          </table:table-cell>
          <table:table-cell office:value-type="float" office:value="0.55807495767946791" table:style-name="ce1">
            <text:p>0.558074958</text:p>
          </table:table-cell>
          <table:table-cell office:value-type="float" office:value="-3.5957044478715652" table:style-name="ce1">
            <text:p>-3.595704448</text:p>
          </table:table-cell>
          <table:table-cell office:value-type="float" office:value="-2.5849396148974471" table:style-name="ce1">
            <text:p>-2.584939615</text:p>
          </table:table-cell>
          <table:table-cell office:value-type="float" office:value="0.21661805533139" table:style-name="ce1">
            <text:p>0.216618055</text:p>
          </table:table-cell>
          <table:table-cell office:value-type="float" office:value="0.40667431159679918" table:style-name="ce1">
            <text:p>0.406674312</text:p>
          </table:table-cell>
          <table:table-cell table:style-name="ce1"/>
          <table:table-cell office:value-type="float" office:value="6.7280111000000004E-2" table:style-name="ce1">
            <text:p>0.067280111</text:p>
          </table:table-cell>
          <table:table-cell office:value-type="float" office:value="1.983147E-2" table:style-name="ce1">
            <text:p>0.01983147</text:p>
          </table:table-cell>
          <table:table-cell office:value-type="float" office:value="3.2256400000000001E-3" table:style-name="ce1">
            <text:p>0.00322564</text:p>
          </table:table-cell>
          <table:table-cell office:value-type="float" office:value="3.3751699999999998E-3" table:style-name="ce1">
            <text:p>0.00337517</text:p>
          </table:table-cell>
          <table:table-cell office:value-type="float" office:value="5.22696572881216E-2" table:style-name="ce1">
            <text:p>0.052269657</text:p>
          </table:table-cell>
          <table:table-cell office:value-type="float" office:value="1.6840721351192699E-2" table:style-name="ce1">
            <text:p>0.016840721</text:p>
          </table:table-cell>
          <table:table-cell office:value-type="float" office:value="3.1689840935628698E-3" table:style-name="ce1">
            <text:p>0.003168984</text:p>
          </table:table-cell>
          <table:table-cell office:value-type="float" office:value="2.7976099924305999E-3" table:style-name="ce1">
            <text:p>0.00279761</text:p>
          </table:table-cell>
          <table:table-cell office:value-type="float" office:value="0.25244862935095735" table:formula="msoxl:=LN(AT6)-LN(AX6)" table:style-name="ce1">
            <text:p>0.252448629</text:p>
          </table:table-cell>
          <table:table-cell office:value-type="float" office:value="0.1634702264118264" table:formula="msoxl:=LN(AU6)-LN(AY6)" table:style-name="ce1">
            <text:p>0.163470226</text:p>
          </table:table-cell>
          <table:table-cell office:value-type="float" office:value="1.7720318862346929E-2" table:formula="msoxl:=LN(AV6)-LN(AZ6)" table:style-name="ce1">
            <text:p>0.017720319</text:p>
          </table:table-cell>
          <table:table-cell office:value-type="float" office:value="0.18768021487892295" table:formula="msoxl:=LN(AW6)-LN(BA6)" table:style-name="ce1">
            <text:p>0.187680215</text:p>
          </table:table-cell>
          <table:table-cell table:style-name="ce1"/>
          <table:table-cell office:value-type="string" table:style-name="ce1">
            <text:p>MU_MW</text:p>
          </table:table-cell>
          <table:table-cell office:value-type="float" office:value="5.976159329649882E-3" table:formula="msoxl:=AVERAGE(BA2:BA210)" table:style-name="ce1">
            <text:p>0.005976159</text:p>
          </table:table-cell>
          <table:table-cell table:style-name="ce1"/>
          <table:table-cell office:value-type="float" office:value="-9.670883714314929E-2" table:formula="msoxl:=BB6*ABS($BH$8)/ABS($BH$10)-BC6*ABS($BH$9)/ABS($BH$10)+BD6-BE6*ABS($BH$11)/ABS($BH$10)" table:style-name="ce1">
            <text:p>-0.096708837</text:p>
          </table:table-cell>
          <table:table-cell table:number-columns-repeated="16322"/>
        </table:table-row>
        <table:table-row table:style-name="ro1">
          <table:table-cell office:value-type="float" office:value="195302" table:style-name="ce1">
            <text:p>195302</text:p>
          </table:table-cell>
          <table:table-cell office:value-type="float" office:value="1953" table:style-name="ce1">
            <text:p>195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8.350999999999999" table:style-name="ce1">
            <text:p>18.351</text:p>
          </table:table-cell>
          <table:table-cell office:value-type="float" office:value="159.23400000000001" table:style-name="ce13">
            <text:p>159.2</text:p>
          </table:table-cell>
          <table:table-cell office:value-type="float" office:value="1168.77" table:style-name="ce1">
            <text:p>1168.77</text:p>
          </table:table-cell>
          <table:table-cell table:style-name="ce1"/>
          <table:table-cell office:value-type="float" office:value="0" table:formula="msoxl:=#N/A" table:style-name="ce13">
            <text:p>#N/A</text:p>
          </table:table-cell>
          <table:table-cell office:value-type="float" office:value="0" table:formula="msoxl:=LN(I7/I6)*100" table:style-name="ce1">
            <text:p>#N/A</text:p>
          </table:table-cell>
          <table:table-cell office:value-type="float" office:value="-0.66043279302953939" table:style-name="ce1">
            <text:p>-0.660432793</text:p>
          </table:table-cell>
          <table:table-cell table:style-name="ce13"/>
          <table:table-cell office:value-type="float" office:value="4.8678676443269167" table:style-name="ce1">
            <text:p>4.867867644</text:p>
          </table:table-cell>
          <table:table-cell office:value-type="float" office:value="4.9438535513048389" table:style-name="ce1">
            <text:p>4.943853551</text:p>
          </table:table-cell>
          <table:table-cell table:style-name="ce1"/>
          <table:table-cell office:value-type="float" office:value="2662.9394284557616" table:style-name="ce1">
            <text:p>2662.939428</text:p>
          </table:table-cell>
          <table:table-cell office:value-type="float" office:value="794.1245708510437" table:style-name="ce1">
            <text:p>794.1245709</text:p>
          </table:table-cell>
          <table:table-cell table:style-name="ce1"/>
          <table:table-cell office:value-type="float" office:value="17864.26321640316" table:style-name="ce14">
            <text:p>17864</text:p>
          </table:table-cell>
          <table:table-cell office:value-type="float" office:value="1885.600171640858" table:style-name="ce14">
            <text:p>1886</text:p>
          </table:table-cell>
          <table:table-cell office:value-type="float" office:value="460.69868276878123" table:style-name="ce14">
            <text:p>461</text:p>
          </table:table-cell>
          <table:table-cell office:value-type="float" office:value="3143.2781698069698" table:style-name="ce14">
            <text:p>3143</text:p>
          </table:table-cell>
          <table:table-cell office:value-type="float" office:value="70610" table:style-name="ce14">
            <text:p>70610</text:p>
          </table:table-cell>
          <table:table-cell office:value-type="float" office:value="2128.3576230397207" table:style-name="ce14">
            <text:p>2128</text:p>
          </table:table-cell>
          <table:table-cell office:value-type="float" office:value="1073.6372452076203" table:style-name="ce14">
            <text:p>1074</text:p>
          </table:table-cell>
          <table:table-cell office:value-type="float" office:value="2471.4542601801659" table:style-name="ce14">
            <text:p>2471</text:p>
          </table:table-cell>
          <table:table-cell table:style-name="ce14"/>
          <table:table-cell office:value-type="float" office:value="29.477025691699623" table:style-name="ce14">
            <text:p>29</text:p>
          </table:table-cell>
          <table:table-cell office:value-type="float" office:value="260.52297430830038" table:style-name="ce14">
            <text:p>261</text:p>
          </table:table-cell>
          <table:table-cell office:value-type="float" office:value="140.79876191737264" table:style-name="ce14">
            <text:p>141</text:p>
          </table:table-cell>
          <table:table-cell office:value-type="float" office:value="-93" table:style-name="ce14">
            <text:p>-93</text:p>
          </table:table-cell>
          <table:table-cell office:value-type="float" office:value="-1093" table:style-name="ce14">
            <text:p>-1093</text:p>
          </table:table-cell>
          <table:table-cell office:value-type="float" office:value="-125" table:style-name="ce14">
            <text:p>-125</text:p>
          </table:table-cell>
          <table:table-cell office:value-type="float" office:value="235" table:style-name="ce14">
            <text:p>235</text:p>
          </table:table-cell>
          <table:table-cell office:value-type="float" office:value="93" table:style-name="ce14">
            <text:p>93</text:p>
          </table:table-cell>
          <table:table-cell table:style-name="ce1"/>
          <table:table-cell office:value-type="float" office:value="-6.9011602577980641E-2" table:style-name="ce1">
            <text:p>-0.069011603</text:p>
          </table:table-cell>
          <table:table-cell office:value-type="float" office:value="-3.9249553806213062" table:style-name="ce1">
            <text:p>-3.924955381</text:p>
          </table:table-cell>
          <table:table-cell office:value-type="float" office:value="-0.80722106384548376" table:style-name="ce1">
            <text:p>-0.807221064</text:p>
          </table:table-cell>
          <table:table-cell office:value-type="float" office:value="0.6195555685597941" table:style-name="ce1">
            <text:p>0.619555569</text:p>
          </table:table-cell>
          <table:table-cell office:value-type="float" office:value="-3.1863448786298147" table:style-name="ce1">
            <text:p>-3.186344879</text:p>
          </table:table-cell>
          <table:table-cell office:value-type="float" office:value="-2.2906524223289013" table:style-name="ce1">
            <text:p>-2.290652422</text:p>
          </table:table-cell>
          <table:table-cell office:value-type="float" office:value="-1.8043024405759198" table:style-name="ce1">
            <text:p>-1.804302441</text:p>
          </table:table-cell>
          <table:table-cell office:value-type="float" office:value="0.4823173345102299" table:style-name="ce1">
            <text:p>0.482317335</text:p>
          </table:table-cell>
          <table:table-cell table:style-name="ce1"/>
          <table:table-cell office:value-type="float" office:value="6.6577544000000002E-2" table:style-name="ce1">
            <text:p>0.066577544</text:p>
          </table:table-cell>
          <table:table-cell office:value-type="float" office:value="1.9854324999999999E-2" table:style-name="ce1">
            <text:p>0.019854325</text:p>
          </table:table-cell>
          <table:table-cell office:value-type="float" office:value="3.2512800000000001E-3" table:style-name="ce1">
            <text:p>0.00325128</text:p>
          </table:table-cell>
          <table:table-cell office:value-type="float" office:value="3.5079600000000001E-3" table:style-name="ce1">
            <text:p>0.00350796</text:p>
          </table:table-cell>
          <table:table-cell office:value-type="float" office:value="5.2355311989251703E-2" table:style-name="ce1">
            <text:p>0.052355312</text:p>
          </table:table-cell>
          <table:table-cell office:value-type="float" office:value="1.70040265867311E-2" table:style-name="ce1">
            <text:p>0.017004027</text:p>
          </table:table-cell>
          <table:table-cell office:value-type="float" office:value="3.1877200975357601E-3" table:style-name="ce1">
            <text:p>0.00318772</text:p>
          </table:table-cell>
          <table:table-cell office:value-type="float" office:value="2.8172399707770399E-3" table:style-name="ce1">
            <text:p>0.00281724</text:p>
          </table:table-cell>
          <table:table-cell office:value-type="float" office:value="0.2403139406795809" table:formula="msoxl:=LN(AT7)-LN(AX7)" table:style-name="ce1">
            <text:p>0.240313941</text:p>
          </table:table-cell>
          <table:table-cell office:value-type="float" office:value="0.15497169347809781" table:formula="msoxl:=LN(AU7)-LN(AY7)" table:style-name="ce1">
            <text:p>0.154971693</text:p>
          </table:table-cell>
          <table:table-cell office:value-type="float" office:value="1.9742806650468125E-2" table:formula="msoxl:=LN(AV7)-LN(AZ7)" table:style-name="ce1">
            <text:p>0.019742807</text:p>
          </table:table-cell>
          <table:table-cell office:value-type="float" office:value="0.21927700002599959" table:formula="msoxl:=LN(AW7)-LN(BA7)" table:style-name="ce1">
            <text:p>0.219277</text:p>
          </table:table-cell>
          <table:table-cell table:number-columns-repeated="4" table:style-name="ce1"/>
          <table:table-cell office:value-type="float" office:value="-0.13339152662420956" table:formula="msoxl:=BB7*ABS($BH$8)/ABS($BH$10)-BC7*ABS($BH$9)/ABS($BH$10)+BD7-BE7*ABS($BH$11)/ABS($BH$10)" table:style-name="ce1">
            <text:p>-0.133391527</text:p>
          </table:table-cell>
          <table:table-cell table:number-columns-repeated="16322"/>
        </table:table-row>
        <table:table-row table:style-name="ro1">
          <table:table-cell office:value-type="float" office:value="195303" table:style-name="ce1">
            <text:p>195303</text:p>
          </table:table-cell>
          <table:table-cell office:value-type="float" office:value="1953" table:style-name="ce1">
            <text:p>1953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8.452000000000002" table:style-name="ce1">
            <text:p>18.452</text:p>
          </table:table-cell>
          <table:table-cell office:value-type="float" office:value="159.96299999999999" table:style-name="ce13">
            <text:p>160.0</text:p>
          </table:table-cell>
          <table:table-cell office:value-type="float" office:value="1180.26" table:style-name="ce1">
            <text:p>1180.26</text:p>
          </table:table-cell>
          <table:table-cell table:style-name="ce1"/>
          <table:table-cell office:value-type="float" office:value="0" table:formula="msoxl:=#N/A" table:style-name="ce13">
            <text:p>#N/A</text:p>
          </table:table-cell>
          <table:table-cell office:value-type="float" office:value="0" table:formula="msoxl:=LN(I8/I7)*100" table:style-name="ce1">
            <text:p>#N/A</text:p>
          </table:table-cell>
          <table:table-cell office:value-type="float" office:value="-1.9207516339859727" table:style-name="ce1">
            <text:p>-1.920751634</text:p>
          </table:table-cell>
          <table:table-cell table:style-name="ce13"/>
          <table:table-cell office:value-type="float" office:value="4.896525739696262" table:style-name="ce1">
            <text:p>4.89652574</text:p>
          </table:table-cell>
          <table:table-cell office:value-type="float" office:value="4.9276809074760575" table:style-name="ce1">
            <text:p>4.927680907</text:p>
          </table:table-cell>
          <table:table-cell table:style-name="ce1"/>
          <table:table-cell office:value-type="float" office:value="2610.3724221043472" table:style-name="ce1">
            <text:p>2610.372422</text:p>
          </table:table-cell>
          <table:table-cell office:value-type="float" office:value="793.88805879135521" table:style-name="ce1">
            <text:p>793.8880588</text:p>
          </table:table-cell>
          <table:table-cell table:style-name="ce1"/>
          <table:table-cell office:value-type="float" office:value="17989.494071146244" table:style-name="ce14">
            <text:p>17989</text:p>
          </table:table-cell>
          <table:table-cell office:value-type="float" office:value="2161.3748343703587" table:style-name="ce14">
            <text:p>2161</text:p>
          </table:table-cell>
          <table:table-cell office:value-type="float" office:value="669.51631930572194" table:style-name="ce14">
            <text:p>670</text:p>
          </table:table-cell>
          <table:table-cell office:value-type="float" office:value="2993.9211123328851" table:style-name="ce14">
            <text:p>2994</text:p>
          </table:table-cell>
          <table:table-cell office:value-type="float" office:value="69359" table:style-name="ce14">
            <text:p>69359</text:p>
          </table:table-cell>
          <table:table-cell office:value-type="float" office:value="2033.5226783861071" table:style-name="ce14">
            <text:p>2034</text:p>
          </table:table-cell>
          <table:table-cell office:value-type="float" office:value="1264.2321296399721" table:style-name="ce14">
            <text:p>1264</text:p>
          </table:table-cell>
          <table:table-cell office:value-type="float" office:value="2669.5832782298917" table:style-name="ce14">
            <text:p>2670</text:p>
          </table:table-cell>
          <table:table-cell table:style-name="ce14"/>
          <table:table-cell office:value-type="float" office:value="125.230854743083" table:style-name="ce14">
            <text:p>125</text:p>
          </table:table-cell>
          <table:table-cell office:value-type="float" office:value="271.769145256917" table:style-name="ce14">
            <text:p>272</text:p>
          </table:table-cell>
          <table:table-cell office:value-type="float" office:value="219.70795815677931" table:style-name="ce14">
            <text:p>220</text:p>
          </table:table-cell>
          <table:table-cell office:value-type="float" office:value="-46" table:style-name="ce14">
            <text:p>-46</text:p>
          </table:table-cell>
          <table:table-cell office:value-type="float" office:value="-1251" table:style-name="ce14">
            <text:p>-1251</text:p>
          </table:table-cell>
          <table:table-cell office:value-type="float" office:value="-45" table:style-name="ce14">
            <text:p>-45</text:p>
          </table:table-cell>
          <table:table-cell office:value-type="float" office:value="185" table:style-name="ce14">
            <text:p>185</text:p>
          </table:table-cell>
          <table:table-cell office:value-type="float" office:value="29" table:style-name="ce14">
            <text:p>29</text:p>
          </table:table-cell>
          <table:table-cell table:style-name="ce1"/>
          <table:table-cell office:value-type="float" office:value="8.1161996943737602" table:style-name="ce1">
            <text:p>8.116199694</text:p>
          </table:table-cell>
          <table:table-cell office:value-type="float" office:value="1.3365683134543622" table:style-name="ce1">
            <text:p>1.336568313</text:p>
          </table:table-cell>
          <table:table-cell office:value-type="float" office:value="-1.9672958234059228" table:style-name="ce1">
            <text:p>-1.967295823</text:p>
          </table:table-cell>
          <table:table-cell office:value-type="float" office:value="-0.86143635826083187" table:style-name="ce1">
            <text:p>-0.861436358</text:p>
          </table:table-cell>
          <table:table-cell office:value-type="float" office:value="-1.8548122662521112" table:style-name="ce1">
            <text:p>-1.854812266</text:p>
          </table:table-cell>
          <table:table-cell office:value-type="float" office:value="-1.3334181868231374" table:style-name="ce1">
            <text:p>-1.333418187</text:p>
          </table:table-cell>
          <table:table-cell office:value-type="float" office:value="0.8453371046550251" table:style-name="ce1">
            <text:p>0.845337105</text:p>
          </table:table-cell>
          <table:table-cell office:value-type="float" office:value="0.51368619719150688" table:style-name="ce1">
            <text:p>0.513686197</text:p>
          </table:table-cell>
          <table:table-cell table:style-name="ce1"/>
          <table:table-cell office:value-type="float" office:value="6.5281145999999998E-2" table:style-name="ce1">
            <text:p>0.065281146</text:p>
          </table:table-cell>
          <table:table-cell office:value-type="float" office:value="1.9853842E-2" table:style-name="ce1">
            <text:p>0.019853842</text:p>
          </table:table-cell>
          <table:table-cell office:value-type="float" office:value="3.3467200000000001E-3" table:style-name="ce1">
            <text:p>0.00334672</text:p>
          </table:table-cell>
          <table:table-cell office:value-type="float" office:value="3.4526299999999999E-3" table:style-name="ce1">
            <text:p>0.00345263</text:p>
          </table:table-cell>
          <table:table-cell office:value-type="float" office:value="5.24411917614514E-2" table:style-name="ce1">
            <text:p>0.052441192</text:p>
          </table:table-cell>
          <table:table-cell office:value-type="float" office:value="1.7168932155342601E-2" table:style-name="ce1">
            <text:p>0.017168932</text:p>
          </table:table-cell>
          <table:table-cell office:value-type="float" office:value="3.2065699051998498E-3" table:style-name="ce1">
            <text:p>0.00320657</text:p>
          </table:table-cell>
          <table:table-cell office:value-type="float" office:value="2.8370109465164798E-3" table:style-name="ce1">
            <text:p>0.002837011</text:p>
          </table:table-cell>
          <table:table-cell office:value-type="float" office:value="0.21901088082064613" table:formula="msoxl:=LN(AT8)-LN(AX8)" table:style-name="ce1">
            <text:p>0.219010881</text:p>
          </table:table-cell>
          <table:table-cell office:value-type="float" office:value="0.14529605953336722" table:formula="msoxl:=LN(AU8)-LN(AY8)" table:style-name="ce1">
            <text:p>0.14529606</text:p>
          </table:table-cell>
          <table:table-cell office:value-type="float" office:value="4.2778961262846416E-2" table:formula="msoxl:=LN(AV8)-LN(AZ8)" table:style-name="ce1">
            <text:p>0.042778961</text:p>
          </table:table-cell>
          <table:table-cell office:value-type="float" office:value="0.1963852451640804" table:formula="msoxl:=LN(AW8)-LN(BA8)" table:style-name="ce1">
            <text:p>0.196385245</text:p>
          </table:table-cell>
          <table:table-cell table:style-name="ce1"/>
          <table:table-cell office:value-type="string" table:style-name="ce1">
            <text:p>MU_A</text:p>
          </table:table-cell>
          <table:table-cell office:value-type="float" office:value="8.4915854097938031" table:formula="msoxl:=BH3/(BH3-BH4)" table:style-name="ce22">
            <text:p>8.49</text:p>
          </table:table-cell>
          <table:table-cell table:style-name="ce1"/>
          <table:table-cell office:value-type="float" office:value="-9.6029013816891176E-2" table:formula="msoxl:=BB8*ABS($BH$8)/ABS($BH$10)-BC8*ABS($BH$9)/ABS($BH$10)+BD8-BE8*ABS($BH$11)/ABS($BH$10)" table:style-name="ce1">
            <text:p>-0.096029014</text:p>
          </table:table-cell>
          <table:table-cell table:number-columns-repeated="16322"/>
        </table:table-row>
        <table:table-row table:style-name="ro1">
          <table:table-cell office:value-type="float" office:value="195304" table:style-name="ce1">
            <text:p>195304</text:p>
          </table:table-cell>
          <table:table-cell office:value-type="float" office:value="1953" table:style-name="ce1">
            <text:p>1953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8.533999999999999" table:style-name="ce1">
            <text:p>18.534</text:p>
          </table:table-cell>
          <table:table-cell office:value-type="float" office:value="160.71299999999999" table:style-name="ce13">
            <text:p>160.7</text:p>
          </table:table-cell>
          <table:table-cell office:value-type="float" office:value="1196.4100000000001" table:style-name="ce1">
            <text:p>1196.41</text:p>
          </table:table-cell>
          <table:table-cell table:style-name="ce1"/>
          <table:table-cell office:value-type="float" office:value="0" table:formula="msoxl:=#N/A" table:style-name="ce13">
            <text:p>#N/A</text:p>
          </table:table-cell>
          <table:table-cell office:value-type="float" office:value="0" table:formula="msoxl:=LN(I9/I8)*100" table:style-name="ce1">
            <text:p>#N/A</text:p>
          </table:table-cell>
          <table:table-cell office:value-type="float" office:value="0.52759290473583953" table:style-name="ce1">
            <text:p>0.527592905</text:p>
          </table:table-cell>
          <table:table-cell table:style-name="ce13"/>
          <table:table-cell office:value-type="float" office:value="4.8486994829868619" table:style-name="ce1">
            <text:p>4.848699483</text:p>
          </table:table-cell>
          <table:table-cell office:value-type="float" office:value="4.8682440790598323" table:style-name="ce1">
            <text:p>4.868244079</text:p>
          </table:table-cell>
          <table:table-cell table:style-name="ce1"/>
          <table:table-cell office:value-type="float" office:value="2541.9109426348946" table:style-name="ce1">
            <text:p>2541.910943</text:p>
          </table:table-cell>
          <table:table-cell office:value-type="float" office:value="826.12789240264067" table:style-name="ce1">
            <text:p>826.1278924</text:p>
          </table:table-cell>
          <table:table-cell table:style-name="ce1"/>
          <table:table-cell office:value-type="float" office:value="18163.07868083004" table:style-name="ce14">
            <text:p>18163</text:p>
          </table:table-cell>
          <table:table-cell office:value-type="float" office:value="2183.8985587198295" table:style-name="ce14">
            <text:p>2184</text:p>
          </table:table-cell>
          <table:table-cell office:value-type="float" office:value="374.70778867671862" table:style-name="ce14">
            <text:p>375</text:p>
          </table:table-cell>
          <table:table-cell office:value-type="float" office:value="3650" table:style-name="ce14">
            <text:p>3650</text:p>
          </table:table-cell>
          <table:table-cell office:value-type="float" office:value="71379" table:style-name="ce14">
            <text:p>71379</text:p>
          </table:table-cell>
          <table:table-cell office:value-type="float" office:value="2383" table:style-name="ce14">
            <text:p>2383</text:p>
          </table:table-cell>
          <table:table-cell office:value-type="float" office:value="1420.3634632111805" table:style-name="ce14">
            <text:p>1420</text:p>
          </table:table-cell>
          <table:table-cell office:value-type="float" office:value="2048" table:style-name="ce14">
            <text:p>2048</text:p>
          </table:table-cell>
          <table:table-cell table:style-name="ce14"/>
          <table:table-cell office:value-type="float" office:value="173.58460968379444" table:style-name="ce14">
            <text:p>174</text:p>
          </table:table-cell>
          <table:table-cell office:value-type="float" office:value="-23.584609683794465" table:style-name="ce14">
            <text:p>-24</text:p>
          </table:table-cell>
          <table:table-cell office:value-type="float" office:value="-324.92021980932151" table:style-name="ce14">
            <text:p>-325</text:p>
          </table:table-cell>
          <table:table-cell office:value-type="float" office:value="220" table:style-name="ce14">
            <text:p>220</text:p>
          </table:table-cell>
          <table:table-cell office:value-type="float" office:value="2020" table:style-name="ce14">
            <text:p>2020</text:p>
          </table:table-cell>
          <table:table-cell office:value-type="float" office:value="7" table:style-name="ce14">
            <text:p>7</text:p>
          </table:table-cell>
          <table:table-cell office:value-type="float" office:value="136" table:style-name="ce14">
            <text:p>136</text:p>
          </table:table-cell>
          <table:table-cell office:value-type="float" office:value="-7" table:style-name="ce14">
            <text:p>-7</text:p>
          </table:table-cell>
          <table:table-cell table:style-name="ce1"/>
          <table:table-cell office:value-type="float" office:value="2.3097545442790937" table:style-name="ce1">
            <text:p>2.309754544</text:p>
          </table:table-cell>
          <table:table-cell office:value-type="float" office:value="2.9807306893953522" table:style-name="ce1">
            <text:p>2.980730689</text:p>
          </table:table-cell>
          <table:table-cell office:value-type="float" office:value="0.77102004659062229" table:style-name="ce1">
            <text:p>0.771020047</text:p>
          </table:table-cell>
          <table:table-cell office:value-type="float" office:value="0.74859769524672592" table:style-name="ce1">
            <text:p>0.748597695</text:p>
          </table:table-cell>
          <table:table-cell office:value-type="float" office:value="7.5309123070546518" table:style-name="ce1">
            <text:p>7.530912307</text:p>
          </table:table-cell>
          <table:table-cell office:value-type="float" office:value="5.4139470696340268" table:style-name="ce1">
            <text:p>5.41394707</text:p>
          </table:table-cell>
          <table:table-cell office:value-type="float" office:value="2.7069712519085072" table:style-name="ce1">
            <text:p>2.706971252</text:p>
          </table:table-cell>
          <table:table-cell office:value-type="float" office:value="0.47054385601470233" table:style-name="ce1">
            <text:p>0.470543856</text:p>
          </table:table-cell>
          <table:table-cell table:style-name="ce1"/>
          <table:table-cell office:value-type="float" office:value="6.3284953000000005E-2" table:style-name="ce1">
            <text:p>0.063284953</text:p>
          </table:table-cell>
          <table:table-cell office:value-type="float" office:value="2.0567780000000001E-2" table:style-name="ce1">
            <text:p>0.02056778</text:p>
          </table:table-cell>
          <table:table-cell office:value-type="float" office:value="3.1761699999999999E-3" table:style-name="ce1">
            <text:p>0.00317617</text:p>
          </table:table-cell>
          <table:table-cell office:value-type="float" office:value="3.2388600000000001E-3" table:style-name="ce1">
            <text:p>0.00323886</text:p>
          </table:table-cell>
          <table:table-cell office:value-type="float" office:value="5.25273307397413E-2" table:style-name="ce1">
            <text:p>0.052527331</text:p>
          </table:table-cell>
          <table:table-cell office:value-type="float" office:value="1.7335460787356202E-2" table:style-name="ce1">
            <text:p>0.017335461</text:p>
          </table:table-cell>
          <table:table-cell office:value-type="float" office:value="3.2255349783184301E-3" table:style-name="ce1">
            <text:p>0.003225535</text:p>
          </table:table-cell>
          <table:table-cell office:value-type="float" office:value="2.8569253360648502E-3" table:style-name="ce1">
            <text:p>0.002856925</text:p>
          </table:table-cell>
          <table:table-cell office:value-type="float" office:value="0.18631397191326871" table:formula="msoxl:=LN(AT9)-LN(AX9)" table:style-name="ce1">
            <text:p>0.186313972</text:p>
          </table:table-cell>
          <table:table-cell office:value-type="float" office:value="0.17097161356548707" table:formula="msoxl:=LN(AU9)-LN(AY9)" table:style-name="ce1">
            <text:p>0.170971614</text:p>
          </table:table-cell>
          <table:table-cell office:value-type="float" office:value="-1.5422752839520548E-2" table:formula="msoxl:=LN(AV9)-LN(AZ9)" table:style-name="ce1">
            <text:p>-0.015422753</text:p>
          </table:table-cell>
          <table:table-cell office:value-type="float" office:value="0.12547542681484103" table:formula="msoxl:=LN(AW9)-LN(BA9)" table:style-name="ce1">
            <text:p>0.125475427</text:p>
          </table:table-cell>
          <table:table-cell table:style-name="ce1"/>
          <table:table-cell office:value-type="string" table:style-name="ce1">
            <text:p>MU_L</text:p>
          </table:table-cell>
          <table:table-cell office:value-type="float" office:value="7.4915854097938031" table:formula="msoxl:=BH8-1" table:style-name="ce22">
            <text:p>7.49</text:p>
          </table:table-cell>
          <table:table-cell table:style-name="ce1"/>
          <table:table-cell office:value-type="float" office:value="-0.12329275788276986" table:formula="msoxl:=BB9*ABS($BH$8)/ABS($BH$10)-BC9*ABS($BH$9)/ABS($BH$10)+BD9-BE9*ABS($BH$11)/ABS($BH$10)" table:style-name="ce1">
            <text:p>-0.123292758</text:p>
          </table:table-cell>
          <table:table-cell table:number-columns-repeated="16322"/>
        </table:table-row>
        <table:table-row table:style-name="ro1">
          <table:table-cell office:value-type="float" office:value="195401" table:style-name="ce1">
            <text:p>195401</text:p>
          </table:table-cell>
          <table:table-cell office:value-type="float" office:value="1954" table:style-name="ce1">
            <text:p>195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8.626999999999999" table:style-name="ce1">
            <text:p>18.627</text:p>
          </table:table-cell>
          <table:table-cell office:value-type="float" office:value="161.38900000000001" table:style-name="ce13">
            <text:p>161.4</text:p>
          </table:table-cell>
          <table:table-cell office:value-type="float" office:value="1217.48" table:style-name="ce1">
            <text:p>1217.48</text:p>
          </table:table-cell>
          <table:table-cell table:style-name="ce1"/>
          <table:table-cell office:value-type="float" office:value="0" table:formula="msoxl:=#N/A" table:style-name="ce13">
            <text:p>#N/A</text:p>
          </table:table-cell>
          <table:table-cell office:value-type="float" office:value="0" table:formula="msoxl:=LN(I10/I9)*100" table:style-name="ce1">
            <text:p>#N/A</text:p>
          </table:table-cell>
          <table:table-cell office:value-type="float" office:value="1.4252829469136319" table:style-name="ce1">
            <text:p>1.425282947</text:p>
          </table:table-cell>
          <table:table-cell table:style-name="ce13"/>
          <table:table-cell office:value-type="float" office:value="4.7854295695236591" table:style-name="ce1">
            <text:p>4.78542957</text:p>
          </table:table-cell>
          <table:table-cell office:value-type="float" office:value="4.8128285437117739" table:style-name="ce1">
            <text:p>4.812828544</text:p>
          </table:table-cell>
          <table:table-cell table:style-name="ce1"/>
          <table:table-cell office:value-type="float" office:value="2600.2537307046337" table:style-name="ce1">
            <text:p>2600.253731</text:p>
          </table:table-cell>
          <table:table-cell office:value-type="float" office:value="830.82965809879306" table:style-name="ce1">
            <text:p>830.8296581</text:p>
          </table:table-cell>
          <table:table-cell table:style-name="ce1"/>
          <table:table-cell office:value-type="float" office:value="17899.1709486166" table:style-name="ce14">
            <text:p>17899</text:p>
          </table:table-cell>
          <table:table-cell office:value-type="float" office:value="2493.1412956977815" table:style-name="ce14">
            <text:p>2493</text:p>
          </table:table-cell>
          <table:table-cell office:value-type="float" office:value="541.71305496052264" table:style-name="ce14">
            <text:p>542</text:p>
          </table:table-cell>
          <table:table-cell office:value-type="float" office:value="4309.1639397114532" table:style-name="ce14">
            <text:p>4309</text:p>
          </table:table-cell>
          <table:table-cell office:value-type="float" office:value="71239" table:style-name="ce14">
            <text:p>71239</text:p>
          </table:table-cell>
          <table:table-cell office:value-type="float" office:value="2656.1855590269961" table:style-name="ce14">
            <text:p>2656</text:p>
          </table:table-cell>
          <table:table-cell office:value-type="float" office:value="1642.0559906007666" table:style-name="ce14">
            <text:p>1642</text:p>
          </table:table-cell>
          <table:table-cell office:value-type="float" office:value="2034.4681708076487" table:style-name="ce14">
            <text:p>2034</text:p>
          </table:table-cell>
          <table:table-cell table:style-name="ce14"/>
          <table:table-cell office:value-type="float" office:value="-263.90773221343875" table:style-name="ce14">
            <text:p>-264</text:p>
          </table:table-cell>
          <table:table-cell office:value-type="float" office:value="252.90773221343875" table:style-name="ce14">
            <text:p>253</text:p>
          </table:table-cell>
          <table:table-cell office:value-type="float" office:value="143.89324020127094" table:style-name="ce14">
            <text:p>144</text:p>
          </table:table-cell>
          <table:table-cell office:value-type="float" office:value="346" table:style-name="ce14">
            <text:p>346</text:p>
          </table:table-cell>
          <table:table-cell office:value-type="float" office:value="-140" table:style-name="ce14">
            <text:p>-140</text:p>
          </table:table-cell>
          <table:table-cell office:value-type="float" office:value="171" table:style-name="ce14">
            <text:p>171</text:p>
          </table:table-cell>
          <table:table-cell office:value-type="float" office:value="130" table:style-name="ce14">
            <text:p>130</text:p>
          </table:table-cell>
          <table:table-cell office:value-type="float" office:value="-140" table:style-name="ce14">
            <text:p>-140</text:p>
          </table:table-cell>
          <table:table-cell table:style-name="ce1"/>
          <table:table-cell office:value-type="float" office:value="7.4411097738766516" table:style-name="ce1">
            <text:p>7.441109774</text:p>
          </table:table-cell>
          <table:table-cell office:value-type="float" office:value="7.558150522673146" table:style-name="ce1">
            <text:p>7.558150523</text:p>
          </table:table-cell>
          <table:table-cell office:value-type="float" office:value="5.1819166771575054" table:style-name="ce1">
            <text:p>5.181916677</text:p>
          </table:table-cell>
          <table:table-cell office:value-type="float" office:value="1.4033407543668988" table:style-name="ce1">
            <text:p>1.403340754</text:p>
          </table:table-cell>
          <table:table-cell office:value-type="float" office:value="9.6229839099603396" table:style-name="ce1">
            <text:p>9.62298391</text:p>
          </table:table-cell>
          <table:table-cell office:value-type="float" office:value="6.9179301811364304" table:style-name="ce1">
            <text:p>6.917930181</text:p>
          </table:table-cell>
          <table:table-cell office:value-type="float" office:value="3.0376697750867274" table:style-name="ce1">
            <text:p>3.037669775</text:p>
          </table:table-cell>
          <table:table-cell office:value-type="float" office:value="0.32784097863458078" table:style-name="ce1">
            <text:p>0.327840979</text:p>
          </table:table-cell>
          <table:table-cell table:style-name="ce1"/>
          <table:table-cell office:value-type="float" office:value="6.4205279000000004E-2" table:style-name="ce1">
            <text:p>0.064205279</text:p>
          </table:table-cell>
          <table:table-cell office:value-type="float" office:value="2.0514786E-2" table:style-name="ce1">
            <text:p>0.020514786</text:p>
          </table:table-cell>
          <table:table-cell office:value-type="float" office:value="2.95693E-3" table:style-name="ce1">
            <text:p>0.00295693</text:p>
          </table:table-cell>
          <table:table-cell office:value-type="float" office:value="3.0390600000000001E-3" table:style-name="ce1">
            <text:p>0.00303906</text:p>
          </table:table-cell>
          <table:table-cell office:value-type="float" office:value="5.2613768082830602E-2" table:style-name="ce1">
            <text:p>0.052613768</text:p>
          </table:table-cell>
          <table:table-cell office:value-type="float" office:value="1.7503636698410398E-2" table:style-name="ce1">
            <text:p>0.017503637</text:p>
          </table:table-cell>
          <table:table-cell office:value-type="float" office:value="3.24461685882464E-3" table:style-name="ce1">
            <text:p>0.003244617</text:p>
          </table:table-cell>
          <table:table-cell office:value-type="float" office:value="2.8769858378022602E-3" table:style-name="ce1">
            <text:p>0.002876986</text:p>
          </table:table-cell>
          <table:table-cell office:value-type="float" office:value="0.19910759861265515" table:formula="msoxl:=LN(AT10)-LN(AX10)" table:style-name="ce1">
            <text:p>0.199107599</text:p>
          </table:table-cell>
          <table:table-cell office:value-type="float" office:value="0.15873722377065658" table:formula="msoxl:=LN(AU10)-LN(AY10)" table:style-name="ce1">
            <text:p>0.158737224</text:p>
          </table:table-cell>
          <table:table-cell office:value-type="float" office:value="-9.2845703995666717E-2" table:formula="msoxl:=LN(AV10)-LN(AZ10)" table:style-name="ce1">
            <text:p>-0.092845704</text:p>
          </table:table-cell>
          <table:table-cell office:value-type="float" office:value="5.4805095076522647E-2" table:formula="msoxl:=LN(AW10)-LN(BA10)" table:style-name="ce1">
            <text:p>0.054805095</text:p>
          </table:table-cell>
          <table:table-cell table:style-name="ce1"/>
          <table:table-cell office:value-type="string" table:style-name="ce1">
            <text:p>MU_X</text:p>
          </table:table-cell>
          <table:table-cell office:value-type="float" office:value="-9.9842614013446891" table:formula="msoxl:=BH5/(BH5-BH6)" table:style-name="ce22">
            <text:p>-9.98</text:p>
          </table:table-cell>
          <table:table-cell table:style-name="ce1"/>
          <table:table-cell office:value-type="float" office:value="-0.10290631605713244" table:formula="msoxl:=BB10*ABS($BH$8)/ABS($BH$10)-BC10*ABS($BH$9)/ABS($BH$10)+BD10-BE10*ABS($BH$11)/ABS($BH$10)" table:style-name="ce1">
            <text:p>-0.102906316</text:p>
          </table:table-cell>
          <table:table-cell table:number-columns-repeated="16322"/>
        </table:table-row>
        <table:table-row table:style-name="ro1">
          <table:table-cell office:value-type="float" office:value="195402" table:style-name="ce1">
            <text:p>195402</text:p>
          </table:table-cell>
          <table:table-cell office:value-type="float" office:value="1954" table:style-name="ce1">
            <text:p>195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8.611999999999998" table:style-name="ce1">
            <text:p>18.612</text:p>
          </table:table-cell>
          <table:table-cell office:value-type="float" office:value="162.04400000000001" table:style-name="ce13">
            <text:p>162.0</text:p>
          </table:table-cell>
          <table:table-cell office:value-type="float" office:value="1237.3699999999999" table:style-name="ce1">
            <text:p>1237.37</text:p>
          </table:table-cell>
          <table:table-cell table:style-name="ce1"/>
          <table:table-cell office:value-type="float" office:value="0" table:formula="msoxl:=#N/A" table:style-name="ce13">
            <text:p>#N/A</text:p>
          </table:table-cell>
          <table:table-cell office:value-type="float" office:value="0" table:formula="msoxl:=LN(I11/I10)*100" table:style-name="ce1">
            <text:p>#N/A</text:p>
          </table:table-cell>
          <table:table-cell office:value-type="float" office:value="-1.1872092855371286" table:style-name="ce1">
            <text:p>-1.187209286</text:p>
          </table:table-cell>
          <table:table-cell table:style-name="ce13"/>
          <table:table-cell office:value-type="float" office:value="4.9122380014053766" table:style-name="ce1">
            <text:p>4.912238001</text:p>
          </table:table-cell>
          <table:table-cell office:value-type="float" office:value="4.8999679088135624" table:style-name="ce1">
            <text:p>4.899967909</text:p>
          </table:table-cell>
          <table:table-cell table:style-name="ce1"/>
          <table:table-cell office:value-type="float" office:value="2601.0411656090573" table:style-name="ce1">
            <text:p>2601.041166</text:p>
          </table:table-cell>
          <table:table-cell office:value-type="float" office:value="859.21178060452894" table:style-name="ce1">
            <text:p>859.2117806</text:p>
          </table:table-cell>
          <table:table-cell table:style-name="ce1"/>
          <table:table-cell office:value-type="float" office:value="18126.847826086956" table:style-name="ce14">
            <text:p>18127</text:p>
          </table:table-cell>
          <table:table-cell office:value-type="float" office:value="2419.1277044417047" table:style-name="ce14">
            <text:p>2419</text:p>
          </table:table-cell>
          <table:table-cell office:value-type="float" office:value="715.46706704828216" table:style-name="ce14">
            <text:p>715</text:p>
          </table:table-cell>
          <table:table-cell office:value-type="float" office:value="4718.8187213817237" table:style-name="ce14">
            <text:p>4719</text:p>
          </table:table-cell>
          <table:table-cell office:value-type="float" office:value="70945" table:style-name="ce14">
            <text:p>70945</text:p>
          </table:table-cell>
          <table:table-cell office:value-type="float" office:value="2654.885563435882" table:style-name="ce14">
            <text:p>2655</text:p>
          </table:table-cell>
          <table:table-cell office:value-type="float" office:value="1973.1835223776504" table:style-name="ce14">
            <text:p>1973</text:p>
          </table:table-cell>
          <table:table-cell office:value-type="float" office:value="2313.4348189747307" table:style-name="ce14">
            <text:p>2313</text:p>
          </table:table-cell>
          <table:table-cell table:style-name="ce14"/>
          <table:table-cell office:value-type="float" office:value="227.67687747035575" table:style-name="ce14">
            <text:p>228</text:p>
          </table:table-cell>
          <table:table-cell office:value-type="float" office:value="-134.67687747035572" table:style-name="ce14">
            <text:p>-135</text:p>
          </table:table-cell>
          <table:table-cell office:value-type="float" office:value="140.79876191737264" table:style-name="ce14">
            <text:p>141</text:p>
          </table:table-cell>
          <table:table-cell office:value-type="float" office:value="45" table:style-name="ce14">
            <text:p>45</text:p>
          </table:table-cell>
          <table:table-cell office:value-type="float" office:value="-294" table:style-name="ce14">
            <text:p>-294</text:p>
          </table:table-cell>
          <table:table-cell office:value-type="float" office:value="-63" table:style-name="ce14">
            <text:p>-63</text:p>
          </table:table-cell>
          <table:table-cell office:value-type="float" office:value="260" table:style-name="ce14">
            <text:p>260</text:p>
          </table:table-cell>
          <table:table-cell office:value-type="float" office:value="155" table:style-name="ce14">
            <text:p>155</text:p>
          </table:table-cell>
          <table:table-cell table:style-name="ce1"/>
          <table:table-cell office:value-type="float" office:value="8.5464434484436147" table:style-name="ce1">
            <text:p>8.546443448</text:p>
          </table:table-cell>
          <table:table-cell office:value-type="float" office:value="7.171463002091202" table:style-name="ce1">
            <text:p>7.171463002</text:p>
          </table:table-cell>
          <table:table-cell office:value-type="float" office:value="3.0233032660580386" table:style-name="ce1">
            <text:p>3.023303266</text:p>
          </table:table-cell>
          <table:table-cell office:value-type="float" office:value="0.55352159121350775" table:style-name="ce1">
            <text:p>0.553521591</text:p>
          </table:table-cell>
          <table:table-cell office:value-type="float" office:value="9.3746455870391863" table:style-name="ce1">
            <text:p>9.374645587</text:p>
          </table:table-cell>
          <table:table-cell office:value-type="float" office:value="6.7394006111668885" table:style-name="ce1">
            <text:p>6.739400611</text:p>
          </table:table-cell>
          <table:table-cell office:value-type="float" office:value="2.8079669030256422" table:style-name="ce1">
            <text:p>2.807966903</text:p>
          </table:table-cell>
          <table:table-cell office:value-type="float" office:value="0.2566778088944458" table:style-name="ce1">
            <text:p>0.256677809</text:p>
          </table:table-cell>
          <table:table-cell table:style-name="ce1"/>
          <table:table-cell office:value-type="float" office:value="6.3397720000000005E-2" table:style-name="ce1">
            <text:p>0.06339772</text:p>
          </table:table-cell>
          <table:table-cell office:value-type="float" office:value="2.0942408999999999E-2" table:style-name="ce1">
            <text:p>0.020942409</text:p>
          </table:table-cell>
          <table:table-cell office:value-type="float" office:value="3.3134800000000002E-3" table:style-name="ce1">
            <text:p>0.00331348</text:p>
          </table:table-cell>
          <table:table-cell office:value-type="float" office:value="3.2730699999999999E-3" table:style-name="ce1">
            <text:p>0.00327307</text:p>
          </table:table-cell>
          <table:table-cell office:value-type="float" office:value="5.2700547296508603E-2" table:style-name="ce1">
            <text:p>0.052700547</text:p>
          </table:table-cell>
          <table:table-cell office:value-type="float" office:value="1.76734858381291E-2" table:style-name="ce1">
            <text:p>0.017673486</text:p>
          </table:table-cell>
          <table:table-cell office:value-type="float" office:value="3.2638170916855398E-3" table:style-name="ce1">
            <text:p>0.003263817</text:p>
          </table:table-cell>
          <table:table-cell office:value-type="float" office:value="2.8971953555079E-3" table:style-name="ce1">
            <text:p>0.002897195</text:p>
          </table:table-cell>
          <table:table-cell office:value-type="float" office:value="0.18480205802503447" table:formula="msoxl:=LN(AT11)-LN(AX11)" table:style-name="ce1">
            <text:p>0.184802058</text:p>
          </table:table-cell>
          <table:table-cell office:value-type="float" office:value="0.16971070055918824" table:formula="msoxl:=LN(AU11)-LN(AY11)" table:style-name="ce1">
            <text:p>0.169710701</text:p>
          </table:table-cell>
          <table:table-cell office:value-type="float" office:value="1.5101599169112134E-2" table:formula="msoxl:=LN(AV11)-LN(AZ11)" table:style-name="ce1">
            <text:p>0.015101599</text:p>
          </table:table-cell>
          <table:table-cell office:value-type="float" office:value="0.12198523215604062" table:formula="msoxl:=LN(AW11)-LN(BA11)" table:style-name="ce1">
            <text:p>0.121985232</text:p>
          </table:table-cell>
          <table:table-cell table:style-name="ce1"/>
          <table:table-cell office:value-type="string" table:style-name="ce1">
            <text:p>MU_M</text:p>
          </table:table-cell>
          <table:table-cell office:value-type="float" office:value="-10.984261401344689" table:formula="msoxl:=BH10-1" table:style-name="ce22">
            <text:p>-10.98</text:p>
          </table:table-cell>
          <table:table-cell table:style-name="ce1"/>
          <table:table-cell office:value-type="float" office:value="-8.9268407162570257E-2" table:formula="msoxl:=BB11*ABS($BH$8)/ABS($BH$10)-BC11*ABS($BH$9)/ABS($BH$10)+BD11-BE11*ABS($BH$11)/ABS($BH$10)" table:style-name="ce1">
            <text:p>-0.089268407</text:p>
          </table:table-cell>
          <table:table-cell table:number-columns-repeated="16322"/>
        </table:table-row>
        <table:table-row table:style-name="ro1">
          <table:table-cell office:value-type="float" office:value="195403" table:style-name="ce1">
            <text:p>195403</text:p>
          </table:table-cell>
          <table:table-cell office:value-type="float" office:value="1954" table:style-name="ce1">
            <text:p>1954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8.556999999999999" table:style-name="ce1">
            <text:p>18.557</text:p>
          </table:table-cell>
          <table:table-cell office:value-type="float" office:value="162.792" table:style-name="ce13">
            <text:p>162.8</text:p>
          </table:table-cell>
          <table:table-cell office:value-type="float" office:value="1272.8" table:style-name="ce1">
            <text:p>1272.8</text:p>
          </table:table-cell>
          <table:table-cell table:style-name="ce1"/>
          <table:table-cell office:value-type="float" office:value="0" table:formula="msoxl:=#N/A" table:style-name="ce13">
            <text:p>#N/A</text:p>
          </table:table-cell>
          <table:table-cell office:value-type="float" office:value="0" table:formula="msoxl:=LN(I12/I11)*100" table:style-name="ce1">
            <text:p>#N/A</text:p>
          </table:table-cell>
          <table:table-cell office:value-type="float" office:value="0.56289897516120013" table:style-name="ce1">
            <text:p>0.562898975</text:p>
          </table:table-cell>
          <table:table-cell table:style-name="ce13"/>
          <table:table-cell office:value-type="float" office:value="4.8796298244024339" table:style-name="ce1">
            <text:p>4.879629824</text:p>
          </table:table-cell>
          <table:table-cell office:value-type="float" office:value="4.8411635435746376" table:style-name="ce1">
            <text:p>4.841163544</text:p>
          </table:table-cell>
          <table:table-cell table:style-name="ce1"/>
          <table:table-cell office:value-type="float" office:value="2611.5972950756277" table:style-name="ce1">
            <text:p>2611.597295</text:p>
          </table:table-cell>
          <table:table-cell office:value-type="float" office:value="884.89027489236025" table:style-name="ce1">
            <text:p>884.8902749</text:p>
          </table:table-cell>
          <table:table-cell table:style-name="ce1"/>
          <table:table-cell office:value-type="float" office:value="17866.986413043476" table:style-name="ce14">
            <text:p>17867</text:p>
          </table:table-cell>
          <table:table-cell office:value-type="float" office:value="2805.827110254872" table:style-name="ce14">
            <text:p>2806</text:p>
          </table:table-cell>
          <table:table-cell office:value-type="float" office:value="904.60400727253159" table:style-name="ce14">
            <text:p>905</text:p>
          </table:table-cell>
          <table:table-cell office:value-type="float" office:value="5249.0719602292265" table:style-name="ce14">
            <text:p>5249</text:p>
          </table:table-cell>
          <table:table-cell office:value-type="float" office:value="71009" table:style-name="ce14">
            <text:p>71009</text:p>
          </table:table-cell>
          <table:table-cell office:value-type="float" office:value="2561.1937562440748" table:style-name="ce14">
            <text:p>2561</text:p>
          </table:table-cell>
          <table:table-cell office:value-type="float" office:value="2158.3996127676301" table:style-name="ce14">
            <text:p>2158</text:p>
          </table:table-cell>
          <table:table-cell office:value-type="float" office:value="2657.2133817895065" table:style-name="ce14">
            <text:p>2657</text:p>
          </table:table-cell>
          <table:table-cell table:style-name="ce14"/>
          <table:table-cell office:value-type="float" office:value="-259.86141304347825" table:style-name="ce14">
            <text:p>-260</text:p>
          </table:table-cell>
          <table:table-cell office:value-type="float" office:value="401.86141304347825" table:style-name="ce14">
            <text:p>402</text:p>
          </table:table-cell>
          <table:table-cell office:value-type="float" office:value="134.60980534957605" table:style-name="ce14">
            <text:p>135</text:p>
          </table:table-cell>
          <table:table-cell office:value-type="float" office:value="30" table:style-name="ce14">
            <text:p>30</text:p>
          </table:table-cell>
          <table:table-cell office:value-type="float" office:value="64" table:style-name="ce14">
            <text:p>64</text:p>
          </table:table-cell>
          <table:table-cell office:value-type="float" office:value="-98" table:style-name="ce14">
            <text:p>-98</text:p>
          </table:table-cell>
          <table:table-cell office:value-type="float" office:value="56" table:style-name="ce14">
            <text:p>56</text:p>
          </table:table-cell>
          <table:table-cell office:value-type="float" office:value="177" table:style-name="ce14">
            <text:p>177</text:p>
          </table:table-cell>
          <table:table-cell table:style-name="ce1"/>
          <table:table-cell office:value-type="float" office:value="10.209778080800437" table:style-name="ce1">
            <text:p>10.20977808</text:p>
          </table:table-cell>
          <table:table-cell office:value-type="float" office:value="8.2005821420570815" table:style-name="ce1">
            <text:p>8.200582142</text:p>
          </table:table-cell>
          <table:table-cell office:value-type="float" office:value="0.83240297885875913" table:style-name="ce1">
            <text:p>0.832402979</text:p>
          </table:table-cell>
          <table:table-cell office:value-type="float" office:value="0.50948195034077093" table:style-name="ce1">
            <text:p>0.50948195</text:p>
          </table:table-cell>
          <table:table-cell office:value-type="float" office:value="11.26088692050444" table:style-name="ce1">
            <text:p>11.26088692</text:p>
          </table:table-cell>
          <table:table-cell office:value-type="float" office:value="8.0954130467878151" table:style-name="ce1">
            <text:p>8.095413047</text:p>
          </table:table-cell>
          <table:table-cell office:value-type="float" office:value="-0.28272802858034723" table:style-name="ce1">
            <text:p>-0.282728029</text:p>
          </table:table-cell>
          <table:table-cell office:value-type="float" office:value="0.19821215805303241" table:style-name="ce1">
            <text:p>0.198212158</text:p>
          </table:table-cell>
          <table:table-cell table:style-name="ce1"/>
          <table:table-cell office:value-type="float" office:value="6.1985037999999999E-2" table:style-name="ce1">
            <text:p>0.061985038</text:p>
          </table:table-cell>
          <table:table-cell office:value-type="float" office:value="2.1002455999999999E-2" table:style-name="ce1">
            <text:p>0.021002456</text:p>
          </table:table-cell>
          <table:table-cell office:value-type="float" office:value="3.1230400000000001E-3" table:style-name="ce1">
            <text:p>0.00312304</text:p>
          </table:table-cell>
          <table:table-cell office:value-type="float" office:value="3.00519E-3" table:style-name="ce1">
            <text:p>0.00300519</text:p>
          </table:table-cell>
          <table:table-cell office:value-type="float" office:value="5.2787716551211901E-2" table:style-name="ce1">
            <text:p>0.052787717</text:p>
          </table:table-cell>
          <table:table-cell office:value-type="float" office:value="1.7845035869651301E-2" table:style-name="ce1">
            <text:p>0.017845036</text:p>
          </table:table-cell>
          <table:table-cell office:value-type="float" office:value="3.2831371186984198E-3" table:style-name="ce1">
            <text:p>0.003283137</text:p>
          </table:table-cell>
          <table:table-cell office:value-type="float" office:value="2.9175569186804199E-3" table:style-name="ce1">
            <text:p>0.002917557</text:p>
          </table:table-cell>
          <table:table-cell office:value-type="float" office:value="0.1606145107699164" table:formula="msoxl:=LN(AT12)-LN(AX12)" table:style-name="ce1">
            <text:p>0.160614511</text:p>
          </table:table-cell>
          <table:table-cell office:value-type="float" office:value="0.1629140162585565" table:formula="msoxl:=LN(AU12)-LN(AY12)" table:style-name="ce1">
            <text:p>0.162914016</text:p>
          </table:table-cell>
          <table:table-cell office:value-type="float" office:value="-4.9992517511464385E-2" table:formula="msoxl:=LN(AV12)-LN(AZ12)" table:style-name="ce1">
            <text:p>-0.049992518</text:p>
          </table:table-cell>
          <table:table-cell office:value-type="float" office:value="2.9594199551482347E-2" table:formula="msoxl:=LN(AW12)-LN(BA12)" table:style-name="ce1">
            <text:p>0.0295942</text:p>
          </table:table-cell>
          <table:table-cell table:number-columns-repeated="4" table:style-name="ce1"/>
          <table:table-cell office:value-type="float" office:value="-6.818944240478611E-2" table:formula="msoxl:=BB12*ABS($BH$8)/ABS($BH$10)-BC12*ABS($BH$9)/ABS($BH$10)+BD12-BE12*ABS($BH$11)/ABS($BH$10)" table:style-name="ce1">
            <text:p>-0.068189442</text:p>
          </table:table-cell>
          <table:table-cell table:number-columns-repeated="16322"/>
        </table:table-row>
        <table:table-row table:style-name="ro1">
          <table:table-cell office:value-type="float" office:value="195404" table:style-name="ce1">
            <text:p>195404</text:p>
          </table:table-cell>
          <table:table-cell office:value-type="float" office:value="1954" table:style-name="ce1">
            <text:p>1954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8.542999999999999" table:style-name="ce1">
            <text:p>18.543</text:p>
          </table:table-cell>
          <table:table-cell office:value-type="float" office:value="163.58500000000001" table:style-name="ce13">
            <text:p>163.6</text:p>
          </table:table-cell>
          <table:table-cell office:value-type="float" office:value="1289.56" table:style-name="ce1">
            <text:p>1289.56</text:p>
          </table:table-cell>
          <table:table-cell table:style-name="ce1"/>
          <table:table-cell office:value-type="float" office:value="0" table:formula="msoxl:=#N/A" table:style-name="ce13">
            <text:p>#N/A</text:p>
          </table:table-cell>
          <table:table-cell office:value-type="float" office:value="0" table:formula="msoxl:=LN(I13/I12)*100" table:style-name="ce1">
            <text:p>#N/A</text:p>
          </table:table-cell>
          <table:table-cell office:value-type="float" office:value="2.1332917456986362E-2" table:style-name="ce1">
            <text:p>0.021332917</text:p>
          </table:table-cell>
          <table:table-cell table:style-name="ce13"/>
          <table:table-cell office:value-type="float" office:value="4.9186087069440214" table:style-name="ce1">
            <text:p>4.918608707</text:p>
          </table:table-cell>
          <table:table-cell office:value-type="float" office:value="4.8500460355067245" table:style-name="ce1">
            <text:p>4.850046036</text:p>
          </table:table-cell>
          <table:table-cell table:style-name="ce1"/>
          <table:table-cell office:value-type="float" office:value="2609.7224906705865" table:style-name="ce1">
            <text:p>2609.722491</text:p>
          </table:table-cell>
          <table:table-cell office:value-type="float" office:value="890.18593813911014" table:style-name="ce1">
            <text:p>890.1859381</text:p>
          </table:table-cell>
          <table:table-cell table:style-name="ce1"/>
          <table:table-cell office:value-type="float" office:value="18316.571022727272" table:style-name="ce14">
            <text:p>18317</text:p>
          </table:table-cell>
          <table:table-cell office:value-type="float" office:value="2679.5311627225933" table:style-name="ce14">
            <text:p>2680</text:p>
          </table:table-cell>
          <table:table-cell office:value-type="float" office:value="750.92183810049562" table:style-name="ce14">
            <text:p>751</text:p>
          </table:table-cell>
          <table:table-cell office:value-type="float" office:value="5254" table:style-name="ce14">
            <text:p>5254</text:p>
          </table:table-cell>
          <table:table-cell office:value-type="float" office:value="71403" table:style-name="ce14">
            <text:p>71403</text:p>
          </table:table-cell>
          <table:table-cell office:value-type="float" office:value="2720" table:style-name="ce14">
            <text:p>2720</text:p>
          </table:table-cell>
          <table:table-cell office:value-type="float" office:value="2504.6256557879979" table:style-name="ce14">
            <text:p>2505</text:p>
          </table:table-cell>
          <table:table-cell office:value-type="float" office:value="2406" table:style-name="ce14">
            <text:p>2406</text:p>
          </table:table-cell>
          <table:table-cell table:style-name="ce14"/>
          <table:table-cell office:value-type="float" office:value="449.5846096837945" table:style-name="ce14">
            <text:p>450</text:p>
          </table:table-cell>
          <table:table-cell office:value-type="float" office:value="-73.584609683794469" table:style-name="ce14">
            <text:p>-74</text:p>
          </table:table-cell>
          <table:table-cell office:value-type="float" office:value="-227.44415386652506" table:style-name="ce14">
            <text:p>-227</text:p>
          </table:table-cell>
          <table:table-cell office:value-type="float" office:value="62" table:style-name="ce14">
            <text:p>62</text:p>
          </table:table-cell>
          <table:table-cell office:value-type="float" office:value="394" table:style-name="ce14">
            <text:p>394</text:p>
          </table:table-cell>
          <table:table-cell office:value-type="float" office:value="-60" table:style-name="ce14">
            <text:p>-60</text:p>
          </table:table-cell>
          <table:table-cell office:value-type="float" office:value="221" table:style-name="ce14">
            <text:p>221</text:p>
          </table:table-cell>
          <table:table-cell office:value-type="float" office:value="114" table:style-name="ce14">
            <text:p>114</text:p>
          </table:table-cell>
          <table:table-cell table:style-name="ce1"/>
          <table:table-cell office:value-type="float" office:value="9.3043618078084052" table:style-name="ce1">
            <text:p>9.304361808</text:p>
          </table:table-cell>
          <table:table-cell office:value-type="float" office:value="7.3460493085765961" table:style-name="ce1">
            <text:p>7.346049309</text:p>
          </table:table-cell>
          <table:table-cell office:value-type="float" office:value="-0.59013176439941528" table:style-name="ce1">
            <text:p>-0.590131764</text:p>
          </table:table-cell>
          <table:table-cell office:value-type="float" office:value="0.29905790115937558" table:style-name="ce1">
            <text:p>0.299057901</text:p>
          </table:table-cell>
          <table:table-cell office:value-type="float" office:value="11.878264037360607" table:style-name="ce1">
            <text:p>11.87826404</text:p>
          </table:table-cell>
          <table:table-cell office:value-type="float" office:value="8.5392433420272749" table:style-name="ce1">
            <text:p>8.539243342</text:p>
          </table:table-cell>
          <table:table-cell office:value-type="float" office:value="-1.5533630500914888" table:style-name="ce1">
            <text:p>-1.55336305</text:p>
          </table:table-cell>
          <table:table-cell office:value-type="float" office:value="0.18729664395737902" table:style-name="ce1">
            <text:p>0.187296644</text:p>
          </table:table-cell>
          <table:table-cell table:style-name="ce1"/>
          <table:table-cell office:value-type="float" office:value="6.1386978000000002E-2" table:style-name="ce1">
            <text:p>0.061386978</text:p>
          </table:table-cell>
          <table:table-cell office:value-type="float" office:value="2.0939323999999999E-2" table:style-name="ce1">
            <text:p>0.020939324</text:p>
          </table:table-cell>
          <table:table-cell office:value-type="float" office:value="3.2181499999999999E-3" table:style-name="ce1">
            <text:p>0.00321815</text:p>
          </table:table-cell>
          <table:table-cell office:value-type="float" office:value="3.0049E-3" table:style-name="ce1">
            <text:p>0.0030049</text:p>
          </table:table-cell>
          <table:table-cell office:value-type="float" office:value="5.2875328406159598E-2" table:style-name="ce1">
            <text:p>0.052875328</text:p>
          </table:table-cell>
          <table:table-cell office:value-type="float" office:value="1.8018316320152099E-2" table:style-name="ce1">
            <text:p>0.018018316</text:p>
          </table:table-cell>
          <table:table-cell office:value-type="float" office:value="3.30257842360176E-3" table:style-name="ce1">
            <text:p>0.003302578</text:p>
          </table:table-cell>
          <table:table-cell office:value-type="float" office:value="2.93807376813427E-3" table:style-name="ce1">
            <text:p>0.002938074</text:p>
          </table:table-cell>
          <table:table-cell office:value-type="float" office:value="0.14926087963105239" table:formula="msoxl:=LN(AT13)-LN(AX13)" table:style-name="ce1">
            <text:p>0.14926088</text:p>
          </table:table-cell>
          <table:table-cell office:value-type="float" office:value="0.15024010834763679" table:formula="msoxl:=LN(AU13)-LN(AY13)" table:style-name="ce1">
            <text:p>0.150240108</text:p>
          </table:table-cell>
          <table:table-cell office:value-type="float" office:value="-2.5896843583415041E-2" table:formula="msoxl:=LN(AV13)-LN(AZ13)" table:style-name="ce1">
            <text:p>-0.025896844</text:p>
          </table:table-cell>
          <table:table-cell office:value-type="float" office:value="2.2490103844159393E-2" table:formula="msoxl:=LN(AW13)-LN(BA13)" table:style-name="ce1">
            <text:p>0.022490104</text:p>
          </table:table-cell>
          <table:table-cell table:number-columns-repeated="4" table:style-name="ce1"/>
          <table:table-cell office:value-type="float" office:value="-3.6424640410573389E-2" table:formula="msoxl:=BB13*ABS($BH$8)/ABS($BH$10)-BC13*ABS($BH$9)/ABS($BH$10)+BD13-BE13*ABS($BH$11)/ABS($BH$10)" table:style-name="ce1">
            <text:p>-0.03642464</text:p>
          </table:table-cell>
          <table:table-cell table:number-columns-repeated="16322"/>
        </table:table-row>
        <table:table-row table:style-name="ro1">
          <table:table-cell office:value-type="float" office:value="195501" table:style-name="ce1">
            <text:p>195501</text:p>
          </table:table-cell>
          <table:table-cell office:value-type="float" office:value="1955" table:style-name="ce1">
            <text:p>195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8.608000000000001" table:style-name="ce1">
            <text:p>18.608</text:p>
          </table:table-cell>
          <table:table-cell office:value-type="float" office:value="164.26599999999999" table:style-name="ce13">
            <text:p>164.3</text:p>
          </table:table-cell>
          <table:table-cell office:value-type="float" office:value="1309.2" table:style-name="ce1">
            <text:p>1309.2</text:p>
          </table:table-cell>
          <table:table-cell table:style-name="ce1"/>
          <table:table-cell office:value-type="float" office:value="0" table:formula="msoxl:=#N/A" table:style-name="ce13">
            <text:p>#N/A</text:p>
          </table:table-cell>
          <table:table-cell office:value-type="float" office:value="0" table:formula="msoxl:=LN(I14/I13)*100" table:style-name="ce1">
            <text:p>#N/A</text:p>
          </table:table-cell>
          <table:table-cell office:value-type="float" office:value="-0.62983587811358188" table:style-name="ce1">
            <text:p>-0.629835878</text:p>
          </table:table-cell>
          <table:table-cell table:style-name="ce13"/>
          <table:table-cell office:value-type="float" office:value="4.9522589444763563" table:style-name="ce1">
            <text:p>4.952258944</text:p>
          </table:table-cell>
          <table:table-cell office:value-type="float" office:value="4.8865636852109615" table:style-name="ce1">
            <text:p>4.886563685</text:p>
          </table:table-cell>
          <table:table-cell table:style-name="ce1"/>
          <table:table-cell office:value-type="float" office:value="2611.8481743034331" table:style-name="ce1">
            <text:p>2611.848174</text:p>
          </table:table-cell>
          <table:table-cell office:value-type="float" office:value="891.17500796642196" table:style-name="ce1">
            <text:p>891.175008</text:p>
          </table:table-cell>
          <table:table-cell table:style-name="ce1"/>
          <table:table-cell office:value-type="float" office:value="18287.724925889328" table:style-name="ce14">
            <text:p>18288</text:p>
          </table:table-cell>
          <table:table-cell office:value-type="float" office:value="2675.0727361370346" table:style-name="ce14">
            <text:p>2675</text:p>
          </table:table-cell>
          <table:table-cell office:value-type="float" office:value="973.51634635908704" table:style-name="ce14">
            <text:p>974</text:p>
          </table:table-cell>
          <table:table-cell office:value-type="float" office:value="5391.3282852141037" table:style-name="ce14">
            <text:p>5391</text:p>
          </table:table-cell>
          <table:table-cell office:value-type="float" office:value="71344" table:style-name="ce14">
            <text:p>71344</text:p>
          </table:table-cell>
          <table:table-cell office:value-type="float" office:value="2600.7256611157391" table:style-name="ce14">
            <text:p>2601</text:p>
          </table:table-cell>
          <table:table-cell office:value-type="float" office:value="2654.1368093510782" table:style-name="ce14">
            <text:p>2654</text:p>
          </table:table-cell>
          <table:table-cell office:value-type="float" office:value="2612.9738669329563" table:style-name="ce14">
            <text:p>2613</text:p>
          </table:table-cell>
          <table:table-cell table:style-name="ce14"/>
          <table:table-cell office:value-type="float" office:value="-28.846096837944657" table:style-name="ce14">
            <text:p>-29</text:p>
          </table:table-cell>
          <table:table-cell office:value-type="float" office:value="31.846096837944664" table:style-name="ce14">
            <text:p>32</text:p>
          </table:table-cell>
          <table:table-cell office:value-type="float" office:value="213.51900158898269" table:style-name="ce14">
            <text:p>214</text:p>
          </table:table-cell>
          <table:table-cell office:value-type="float" office:value="49" table:style-name="ce14">
            <text:p>49</text:p>
          </table:table-cell>
          <table:table-cell office:value-type="float" office:value="-59" table:style-name="ce14">
            <text:p>-59</text:p>
          </table:table-cell>
          <table:table-cell office:value-type="float" office:value="-94" table:style-name="ce14">
            <text:p>-94</text:p>
          </table:table-cell>
          <table:table-cell office:value-type="float" office:value="99" table:style-name="ce14">
            <text:p>99</text:p>
          </table:table-cell>
          <table:table-cell office:value-type="float" office:value="149" table:style-name="ce14">
            <text:p>149</text:p>
          </table:table-cell>
          <table:table-cell table:style-name="ce1"/>
          <table:table-cell office:value-type="float" office:value="3.7398312434588159" table:style-name="ce1">
            <text:p>3.739831243</text:p>
          </table:table-cell>
          <table:table-cell office:value-type="float" office:value="2.7078794617383144" table:style-name="ce1">
            <text:p>2.707879462</text:p>
          </table:table-cell>
          <table:table-cell office:value-type="float" office:value="-0.24878631057366229" table:style-name="ce1">
            <text:p>-0.248786311</text:p>
          </table:table-cell>
          <table:table-cell office:value-type="float" office:value="0.44775255115032203" table:style-name="ce1">
            <text:p>0.447752551</text:p>
          </table:table-cell>
          <table:table-cell office:value-type="float" office:value="2.7290956972967346" table:style-name="ce1">
            <text:p>2.729095697</text:p>
          </table:table-cell>
          <table:table-cell office:value-type="float" office:value="1.9619375516150548" table:style-name="ce1">
            <text:p>1.961937552</text:p>
          </table:table-cell>
          <table:table-cell office:value-type="float" office:value="-0.9510615147866528" table:style-name="ce1">
            <text:p>-0.951061515</text:p>
          </table:table-cell>
          <table:table-cell office:value-type="float" office:value="0.21507222018170324" table:style-name="ce1">
            <text:p>0.21507222</text:p>
          </table:table-cell>
          <table:table-cell table:style-name="ce1"/>
          <table:table-cell office:value-type="float" office:value="6.0980264999999999E-2" table:style-name="ce1">
            <text:p>0.060980265</text:p>
          </table:table-cell>
          <table:table-cell office:value-type="float" office:value="2.0806755999999999E-2" table:style-name="ce1">
            <text:p>0.020806756</text:p>
          </table:table-cell>
          <table:table-cell office:value-type="float" office:value="3.3035400000000002E-3" table:style-name="ce1">
            <text:p>0.00330354</text:p>
          </table:table-cell>
          <table:table-cell office:value-type="float" office:value="3.09349E-3" table:style-name="ce1">
            <text:p>0.00309349</text:p>
          </table:table-cell>
          <table:table-cell office:value-type="float" office:value="5.2963439313232101E-2" table:style-name="ce1">
            <text:p>0.052963439</text:p>
          </table:table-cell>
          <table:table-cell office:value-type="float" office:value="1.8193358603458502E-2" table:style-name="ce1">
            <text:p>0.018193359</text:p>
          </table:table-cell>
          <table:table-cell office:value-type="float" office:value="3.3221424428721801E-3" table:style-name="ce1">
            <text:p>0.003322142</text:p>
          </table:table-cell>
          <table:table-cell office:value-type="float" office:value="2.9587492484279701E-3" table:style-name="ce1">
            <text:p>0.002958749</text:p>
          </table:table-cell>
          <table:table-cell office:value-type="float" office:value="0.14094843600253837" table:formula="msoxl:=LN(AT14)-LN(AX14)" table:style-name="ce1">
            <text:p>0.140948436</text:p>
          </table:table-cell>
          <table:table-cell office:value-type="float" office:value="0.13422112607266401" table:formula="msoxl:=LN(AU14)-LN(AY14)" table:style-name="ce1">
            <text:p>0.134221126</text:p>
          </table:table-cell>
          <table:table-cell office:value-type="float" office:value="-5.6152681364922685E-3" table:formula="msoxl:=LN(AV14)-LN(AZ14)" table:style-name="ce1">
            <text:p>-0.005615268</text:p>
          </table:table-cell>
          <table:table-cell office:value-type="float" office:value="4.4533275569945907E-2" table:formula="msoxl:=LN(AW14)-LN(BA14)" table:style-name="ce1">
            <text:p>0.044533276</text:p>
          </table:table-cell>
          <table:table-cell table:number-columns-repeated="4" table:style-name="ce1"/>
          <table:table-cell office:value-type="float" office:value="-3.5444063179653575E-2" table:formula="msoxl:=BB14*ABS($BH$8)/ABS($BH$10)-BC14*ABS($BH$9)/ABS($BH$10)+BD14-BE14*ABS($BH$11)/ABS($BH$10)" table:style-name="ce1">
            <text:p>-0.035444063</text:p>
          </table:table-cell>
          <table:table-cell table:number-columns-repeated="16322"/>
        </table:table-row>
        <table:table-row table:style-name="ro1">
          <table:table-cell office:value-type="float" office:value="195502" table:style-name="ce1">
            <text:p>195502</text:p>
          </table:table-cell>
          <table:table-cell office:value-type="float" office:value="1955" table:style-name="ce1">
            <text:p>195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8.63" table:style-name="ce1">
            <text:p>18.63</text:p>
          </table:table-cell>
          <table:table-cell office:value-type="float" office:value="164.92599999999999" table:style-name="ce13">
            <text:p>164.9</text:p>
          </table:table-cell>
          <table:table-cell office:value-type="float" office:value="1344.59" table:style-name="ce1">
            <text:p>1344.59</text:p>
          </table:table-cell>
          <table:table-cell table:style-name="ce1"/>
          <table:table-cell office:value-type="float" office:value="0" table:formula="msoxl:=#N/A" table:style-name="ce13">
            <text:p>#N/A</text:p>
          </table:table-cell>
          <table:table-cell office:value-type="float" office:value="0" table:formula="msoxl:=LN(I15/I14)*100" table:style-name="ce1">
            <text:p>#N/A</text:p>
          </table:table-cell>
          <table:table-cell office:value-type="float" office:value="-0.12508429011178476" table:style-name="ce1">
            <text:p>-0.12508429</text:p>
          </table:table-cell>
          <table:table-cell table:style-name="ce13"/>
          <table:table-cell office:value-type="float" office:value="4.9236746527131823" table:style-name="ce1">
            <text:p>4.923674653</text:p>
          </table:table-cell>
          <table:table-cell office:value-type="float" office:value="4.9354394942927682" table:style-name="ce1">
            <text:p>4.935439494</text:p>
          </table:table-cell>
          <table:table-cell table:style-name="ce1"/>
          <table:table-cell office:value-type="float" office:value="2609.4772580235917" table:style-name="ce1">
            <text:p>2609.477258</text:p>
          </table:table-cell>
          <table:table-cell office:value-type="float" office:value="920.68113873625919" table:style-name="ce1">
            <text:p>920.6811387</text:p>
          </table:table-cell>
          <table:table-cell table:style-name="ce1"/>
          <table:table-cell office:value-type="float" office:value="18454.21726778656" table:style-name="ce14">
            <text:p>18454</text:p>
          </table:table-cell>
          <table:table-cell office:value-type="float" office:value="2728.8868959110141" table:style-name="ce14">
            <text:p>2729</text:p>
          </table:table-cell>
          <table:table-cell office:value-type="float" office:value="1333.8059774089468" table:style-name="ce14">
            <text:p>1334</text:p>
          </table:table-cell>
          <table:table-cell office:value-type="float" office:value="6078.2065900288235" table:style-name="ce14">
            <text:p>6078</text:p>
          </table:table-cell>
          <table:table-cell office:value-type="float" office:value="71527" table:style-name="ce14">
            <text:p>71527</text:p>
          </table:table-cell>
          <table:table-cell office:value-type="float" office:value="2509.505378596476" table:style-name="ce14">
            <text:p>2510</text:p>
          </table:table-cell>
          <table:table-cell office:value-type="float" office:value="3110.6181151784531" table:style-name="ce14">
            <text:p>3111</text:p>
          </table:table-cell>
          <table:table-cell office:value-type="float" office:value="2856.4007038666941" table:style-name="ce14">
            <text:p>2856</text:p>
          </table:table-cell>
          <table:table-cell table:style-name="ce14"/>
          <table:table-cell office:value-type="float" office:value="166.49234189723319" table:style-name="ce14">
            <text:p>166</text:p>
          </table:table-cell>
          <table:table-cell office:value-type="float" office:value="101.5076581027668" table:style-name="ce14">
            <text:p>102</text:p>
          </table:table-cell>
          <table:table-cell office:value-type="float" office:value="275.40856726694869" table:style-name="ce14">
            <text:p>275</text:p>
          </table:table-cell>
          <table:table-cell office:value-type="float" office:value="33" table:style-name="ce14">
            <text:p>33</text:p>
          </table:table-cell>
          <table:table-cell office:value-type="float" office:value="183" table:style-name="ce14">
            <text:p>183</text:p>
          </table:table-cell>
          <table:table-cell office:value-type="float" office:value="-58" table:style-name="ce14">
            <text:p>-58</text:p>
          </table:table-cell>
          <table:table-cell office:value-type="float" office:value="296" table:style-name="ce14">
            <text:p>296</text:p>
          </table:table-cell>
          <table:table-cell office:value-type="float" office:value="123" table:style-name="ce14">
            <text:p>123</text:p>
          </table:table-cell>
          <table:table-cell table:style-name="ce1"/>
          <table:table-cell office:value-type="float" office:value="6.5289831478094067" table:style-name="ce1">
            <text:p>6.528983148</text:p>
          </table:table-cell>
          <table:table-cell office:value-type="float" office:value="7.8223837745091185" table:style-name="ce1">
            <text:p>7.822383775</text:p>
          </table:table-cell>
          <table:table-cell office:value-type="float" office:value="-0.57621061762798731" table:style-name="ce1">
            <text:p>-0.576210618</text:p>
          </table:table-cell>
          <table:table-cell office:value-type="float" office:value="0.47012745671249323" table:style-name="ce1">
            <text:p>0.470127457</text:p>
          </table:table-cell>
          <table:table-cell office:value-type="float" office:value="12.454781979459895" table:style-name="ce1">
            <text:p>12.45478198</text:p>
          </table:table-cell>
          <table:table-cell office:value-type="float" office:value="8.9537001164470258" table:style-name="ce1">
            <text:p>8.953700116</text:p>
          </table:table-cell>
          <table:table-cell office:value-type="float" office:value="-1.3424435278987661" table:style-name="ce1">
            <text:p>-1.342443528</text:p>
          </table:table-cell>
          <table:table-cell office:value-type="float" office:value="0.26360534689176751" table:style-name="ce1">
            <text:p>0.263605347</text:p>
          </table:table-cell>
          <table:table-cell table:style-name="ce1"/>
          <table:table-cell office:value-type="float" office:value="5.9630111E-2" table:style-name="ce1">
            <text:p>0.059630111</text:p>
          </table:table-cell>
          <table:table-cell office:value-type="float" office:value="2.1038819E-2" table:style-name="ce1">
            <text:p>0.021038819</text:p>
          </table:table-cell>
          <table:table-cell office:value-type="float" office:value="3.1422199999999998E-3" table:style-name="ce1">
            <text:p>0.00314222</text:p>
          </table:table-cell>
          <table:table-cell office:value-type="float" office:value="3.1794100000000001E-3" table:style-name="ce1">
            <text:p>0.00317941</text:p>
          </table:table-cell>
          <table:table-cell office:value-type="float" office:value="5.3052109400265002E-2" table:style-name="ce1">
            <text:p>0.053052109</text:p>
          </table:table-cell>
          <table:table-cell office:value-type="float" office:value="1.83701959968741E-2" table:style-name="ce1">
            <text:p>0.018370196</text:p>
          </table:table-cell>
          <table:table-cell office:value-type="float" office:value="3.3418305975247099E-3" table:style-name="ce1">
            <text:p>0.003341831</text:p>
          </table:table-cell>
          <table:table-cell office:value-type="float" office:value="2.97958680151515E-3" table:style-name="ce1">
            <text:p>0.002979587</text:p>
          </table:table-cell>
          <table:table-cell office:value-type="float" office:value="0.11688603784970431" table:formula="msoxl:=LN(AT15)-LN(AX15)" table:style-name="ce1">
            <text:p>0.116886038</text:p>
          </table:table-cell>
          <table:table-cell office:value-type="float" office:value="0.13563968654548431" table:formula="msoxl:=LN(AU15)-LN(AY15)" table:style-name="ce1">
            <text:p>0.135639687</text:p>
          </table:table-cell>
          <table:table-cell office:value-type="float" office:value="-6.158918345883535E-2" table:formula="msoxl:=LN(AV15)-LN(AZ15)" table:style-name="ce1">
            <text:p>-0.061589183</text:p>
          </table:table-cell>
          <table:table-cell office:value-type="float" office:value="6.4911011293387055E-2" table:formula="msoxl:=LN(AW15)-LN(BA15)" table:style-name="ce1">
            <text:p>0.064911011</text:p>
          </table:table-cell>
          <table:table-cell table:number-columns-repeated="4" table:style-name="ce1"/>
          <table:table-cell office:value-type="float" office:value="-0.13536610188697201" table:formula="msoxl:=BB15*ABS($BH$8)/ABS($BH$10)-BC15*ABS($BH$9)/ABS($BH$10)+BD15-BE15*ABS($BH$11)/ABS($BH$10)" table:style-name="ce1">
            <text:p>-0.135366102</text:p>
          </table:table-cell>
          <table:table-cell table:number-columns-repeated="16322"/>
        </table:table-row>
        <table:table-row table:style-name="ro1">
          <table:table-cell office:value-type="float" office:value="195503" table:style-name="ce1">
            <text:p>195503</text:p>
          </table:table-cell>
          <table:table-cell office:value-type="float" office:value="1955" table:style-name="ce1">
            <text:p>1955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8.706" table:style-name="ce1">
            <text:p>18.706</text:p>
          </table:table-cell>
          <table:table-cell office:value-type="float" office:value="165.67400000000001" table:style-name="ce13">
            <text:p>165.7</text:p>
          </table:table-cell>
          <table:table-cell office:value-type="float" office:value="1382.81" table:style-name="ce1">
            <text:p>1382.81</text:p>
          </table:table-cell>
          <table:table-cell table:style-name="ce1"/>
          <table:table-cell office:value-type="float" office:value="0" table:formula="msoxl:=#N/A" table:style-name="ce13">
            <text:p>#N/A</text:p>
          </table:table-cell>
          <table:table-cell office:value-type="float" office:value="0" table:formula="msoxl:=LN(I16/I15)*100" table:style-name="ce1">
            <text:p>#N/A</text:p>
          </table:table-cell>
          <table:table-cell office:value-type="float" office:value="-0.22305764332519445" table:style-name="ce1">
            <text:p>-0.223057643</text:p>
          </table:table-cell>
          <table:table-cell table:style-name="ce13"/>
          <table:table-cell office:value-type="float" office:value="4.9836767120673704" table:style-name="ce1">
            <text:p>4.983676712</text:p>
          </table:table-cell>
          <table:table-cell office:value-type="float" office:value="4.9442349800160743" table:style-name="ce1">
            <text:p>4.94423498</text:p>
          </table:table-cell>
          <table:table-cell table:style-name="ce1"/>
          <table:table-cell office:value-type="float" office:value="2612.8332989988839" table:style-name="ce1">
            <text:p>2612.833299</text:p>
          </table:table-cell>
          <table:table-cell office:value-type="float" office:value="944.43099591082353" table:style-name="ce1">
            <text:p>944.4309959</text:p>
          </table:table-cell>
          <table:table-cell table:style-name="ce1"/>
          <table:table-cell office:value-type="float" office:value="18569.955780632408" table:style-name="ce14">
            <text:p>18570</text:p>
          </table:table-cell>
          <table:table-cell office:value-type="float" office:value="2888.9779654237313" table:style-name="ce14">
            <text:p>2889</text:p>
          </table:table-cell>
          <table:table-cell office:value-type="float" office:value="1629.4395329500462" table:style-name="ce14">
            <text:p>1629</text:p>
          </table:table-cell>
          <table:table-cell office:value-type="float" office:value="6542.2234577681966" table:style-name="ce14">
            <text:p>6542</text:p>
          </table:table-cell>
          <table:table-cell office:value-type="float" office:value="71957" table:style-name="ce14">
            <text:p>71957</text:p>
          </table:table-cell>
          <table:table-cell office:value-type="float" office:value="2389.1753802529811" table:style-name="ce14">
            <text:p>2389</text:p>
          </table:table-cell>
          <table:table-cell office:value-type="float" office:value="3367.8764998786442" table:style-name="ce14">
            <text:p>3368</text:p>
          </table:table-cell>
          <table:table-cell office:value-type="float" office:value="3067.8654564568424" table:style-name="ce14">
            <text:p>3068</text:p>
          </table:table-cell>
          <table:table-cell table:style-name="ce14"/>
          <table:table-cell office:value-type="float" office:value="115.73851284584981" table:style-name="ce14">
            <text:p>116</text:p>
          </table:table-cell>
          <table:table-cell office:value-type="float" office:value="211.26148715415019" table:style-name="ce14">
            <text:p>211</text:p>
          </table:table-cell>
          <table:table-cell office:value-type="float" office:value="233.63311043432165" table:style-name="ce14">
            <text:p>234</text:p>
          </table:table-cell>
          <table:table-cell office:value-type="float" office:value="71" table:style-name="ce14">
            <text:p>71</text:p>
          </table:table-cell>
          <table:table-cell office:value-type="float" office:value="430" table:style-name="ce14">
            <text:p>430</text:p>
          </table:table-cell>
          <table:table-cell office:value-type="float" office:value="-40" table:style-name="ce14">
            <text:p>-40</text:p>
          </table:table-cell>
          <table:table-cell office:value-type="float" office:value="140" table:style-name="ce14">
            <text:p>140</text:p>
          </table:table-cell>
          <table:table-cell office:value-type="float" office:value="86" table:style-name="ce14">
            <text:p>86</text:p>
          </table:table-cell>
          <table:table-cell table:style-name="ce1"/>
          <table:table-cell office:value-type="float" office:value="5.4549356013151158" table:style-name="ce1">
            <text:p>5.454935601</text:p>
          </table:table-cell>
          <table:table-cell office:value-type="float" office:value="3.9440031431976266" table:style-name="ce1">
            <text:p>3.944003143</text:p>
          </table:table-cell>
          <table:table-cell office:value-type="float" office:value="-2.5605780392100992" table:style-name="ce1">
            <text:p>-2.560578039</text:p>
          </table:table-cell>
          <table:table-cell office:value-type="float" office:value="0.46135077864202145" table:style-name="ce1">
            <text:p>0.461350779</text:p>
          </table:table-cell>
          <table:table-cell office:value-type="float" office:value="7.1952740334460845" table:style-name="ce1">
            <text:p>7.195274033</text:p>
          </table:table-cell>
          <table:table-cell office:value-type="float" office:value="5.1726578640542575" table:style-name="ce1">
            <text:p>5.172657864</text:p>
          </table:table-cell>
          <table:table-cell office:value-type="float" office:value="-1.3665124235899517" table:style-name="ce1">
            <text:p>-1.366512424</text:p>
          </table:table-cell>
          <table:table-cell office:value-type="float" office:value="0.34264117640280917" table:style-name="ce1">
            <text:p>0.342641176</text:p>
          </table:table-cell>
          <table:table-cell table:style-name="ce1"/>
          <table:table-cell office:value-type="float" office:value="5.8557762999999999E-2" table:style-name="ce1">
            <text:p>0.058557763</text:p>
          </table:table-cell>
          <table:table-cell office:value-type="float" office:value="2.1166206E-2" table:style-name="ce1">
            <text:p>0.021166206</text:p>
          </table:table-cell>
          <table:table-cell office:value-type="float" office:value="3.27232E-3" table:style-name="ce1">
            <text:p>0.00327232</text:p>
          </table:table-cell>
          <table:table-cell office:value-type="float" office:value="3.14577E-3" table:style-name="ce1">
            <text:p>0.00314577</text:p>
          </table:table-cell>
          <table:table-cell office:value-type="float" office:value="5.3141402320295003E-2" table:style-name="ce1">
            <text:p>0.053141402</text:p>
          </table:table-cell>
          <table:table-cell office:value-type="float" office:value="1.85488635887038E-2" table:style-name="ce1">
            <text:p>0.018548864</text:p>
          </table:table-cell>
          <table:table-cell office:value-type="float" office:value="3.3616443207301599E-3" table:style-name="ce1">
            <text:p>0.003361644</text:p>
          </table:table-cell>
          <table:table-cell office:value-type="float" office:value="3.00058999652748E-3" table:style-name="ce1">
            <text:p>0.00300059</text:p>
          </table:table-cell>
          <table:table-cell office:value-type="float" office:value="9.7057339637061979E-2" table:formula="msoxl:=LN(AT16)-LN(AX16)" table:style-name="ce1">
            <text:p>0.09705734</text:p>
          </table:table-cell>
          <table:table-cell office:value-type="float" office:value="0.13199732810181208" table:formula="msoxl:=LN(AU16)-LN(AY16)" table:style-name="ce1">
            <text:p>0.131997328</text:p>
          </table:table-cell>
          <table:table-cell office:value-type="float" office:value="-2.6931021967449453E-2" table:formula="msoxl:=LN(AV16)-LN(AZ16)" table:style-name="ce1">
            <text:p>-0.026931022</text:p>
          </table:table-cell>
          <table:table-cell office:value-type="float" office:value="4.7249758412898579E-2" table:formula="msoxl:=LN(AW16)-LN(BA16)" table:style-name="ce1">
            <text:p>0.047249758</text:p>
          </table:table-cell>
          <table:table-cell table:number-columns-repeated="4" table:style-name="ce1"/>
          <table:table-cell office:value-type="float" office:value="-9.540902331759496E-2" table:formula="msoxl:=BB16*ABS($BH$8)/ABS($BH$10)-BC16*ABS($BH$9)/ABS($BH$10)+BD16-BE16*ABS($BH$11)/ABS($BH$10)" table:style-name="ce1">
            <text:p>-0.095409023</text:p>
          </table:table-cell>
          <table:table-cell table:number-columns-repeated="16322"/>
        </table:table-row>
        <table:table-row table:style-name="ro1">
          <table:table-cell office:value-type="float" office:value="195504" table:style-name="ce1">
            <text:p>195504</text:p>
          </table:table-cell>
          <table:table-cell office:value-type="float" office:value="1955" table:style-name="ce1">
            <text:p>1955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8.762" table:style-name="ce1">
            <text:p>18.762</text:p>
          </table:table-cell>
          <table:table-cell office:value-type="float" office:value="166.48099999999999" table:style-name="ce13">
            <text:p>166.5</text:p>
          </table:table-cell>
          <table:table-cell office:value-type="float" office:value="1401.85" table:style-name="ce1">
            <text:p>1401.85</text:p>
          </table:table-cell>
          <table:table-cell table:style-name="ce1"/>
          <table:table-cell office:value-type="float" office:value="0" table:formula="msoxl:=#N/A" table:style-name="ce13">
            <text:p>#N/A</text:p>
          </table:table-cell>
          <table:table-cell office:value-type="float" office:value="0" table:formula="msoxl:=LN(I17/I16)*100" table:style-name="ce1">
            <text:p>#N/A</text:p>
          </table:table-cell>
          <table:table-cell office:value-type="float" office:value="-0.25983835641182135" table:style-name="ce1">
            <text:p>-0.259838356</text:p>
          </table:table-cell>
          <table:table-cell table:style-name="ce13"/>
          <table:table-cell office:value-type="float" office:value="4.9868174271990799" table:style-name="ce1">
            <text:p>4.986817427</text:p>
          </table:table-cell>
          <table:table-cell office:value-type="float" office:value="4.9758283056234847" table:style-name="ce1">
            <text:p>4.975828306</text:p>
          </table:table-cell>
          <table:table-cell table:style-name="ce1"/>
          <table:table-cell office:value-type="float" office:value="2612.7748337887583" table:style-name="ce1">
            <text:p>2612.774834</text:p>
          </table:table-cell>
          <table:table-cell office:value-type="float" office:value="961.27743830448912" table:style-name="ce1">
            <text:p>961.2774383</text:p>
          </table:table-cell>
          <table:table-cell table:style-name="ce1"/>
          <table:table-cell office:value-type="float" office:value="18893.002099802368" table:style-name="ce14">
            <text:p>18893</text:p>
          </table:table-cell>
          <table:table-cell office:value-type="float" office:value="3039.1903577784728" table:style-name="ce14">
            <text:p>3039</text:p>
          </table:table-cell>
          <table:table-cell office:value-type="float" office:value="1259.835575791963" table:style-name="ce14">
            <text:p>1260</text:p>
          </table:table-cell>
          <table:table-cell office:value-type="float" office:value="6575" table:style-name="ce14">
            <text:p>6575</text:p>
          </table:table-cell>
          <table:table-cell office:value-type="float" office:value="71810" table:style-name="ce14">
            <text:p>71810</text:p>
          </table:table-cell>
          <table:table-cell office:value-type="float" office:value="2660" table:style-name="ce14">
            <text:p>2660</text:p>
          </table:table-cell>
          <table:table-cell office:value-type="float" office:value="3569.2946160498941" table:style-name="ce14">
            <text:p>3569</text:p>
          </table:table-cell>
          <table:table-cell office:value-type="float" office:value="2821" table:style-name="ce14">
            <text:p>2821</text:p>
          </table:table-cell>
          <table:table-cell table:style-name="ce14"/>
          <table:table-cell office:value-type="float" office:value="323.0463191699605" table:style-name="ce14">
            <text:p>323</text:p>
          </table:table-cell>
          <table:table-cell office:value-type="float" office:value="131.9536808300395" table:style-name="ce14">
            <text:p>132</text:p>
          </table:table-cell>
          <table:table-cell office:value-type="float" office:value="-417.75456832627049" table:style-name="ce14">
            <text:p>-418</text:p>
          </table:table-cell>
          <table:table-cell office:value-type="float" office:value="-26" table:style-name="ce14">
            <text:p>-26</text:p>
          </table:table-cell>
          <table:table-cell office:value-type="float" office:value="-147" table:style-name="ce14">
            <text:p>-147</text:p>
          </table:table-cell>
          <table:table-cell office:value-type="float" office:value="-1" table:style-name="ce14">
            <text:p>-1</text:p>
          </table:table-cell>
          <table:table-cell office:value-type="float" office:value="288" table:style-name="ce14">
            <text:p>288</text:p>
          </table:table-cell>
          <table:table-cell office:value-type="float" office:value="8" table:style-name="ce14">
            <text:p>8</text:p>
          </table:table-cell>
          <table:table-cell table:style-name="ce1"/>
          <table:table-cell office:value-type="float" office:value="0.67920510789830457" table:style-name="ce1">
            <text:p>0.679205108</text:p>
          </table:table-cell>
          <table:table-cell office:value-type="float" office:value="-1.9357510900975563" table:style-name="ce1">
            <text:p>-1.93575109</text:p>
          </table:table-cell>
          <table:table-cell office:value-type="float" office:value="1.8370442593359169" table:style-name="ce1">
            <text:p>1.837044259</text:p>
          </table:table-cell>
          <table:table-cell office:value-type="float" office:value="0.58771579430457588" table:style-name="ce1">
            <text:p>0.587715794</text:p>
          </table:table-cell>
          <table:table-cell office:value-type="float" office:value="4.9501817897654261" table:style-name="ce1">
            <text:p>4.95018179</text:p>
          </table:table-cell>
          <table:table-cell office:value-type="float" office:value="3.5586687378833344" table:style-name="ce1">
            <text:p>3.558668738</text:p>
          </table:table-cell>
          <table:table-cell office:value-type="float" office:value="1.2492609053381725" table:style-name="ce1">
            <text:p>1.249260905</text:p>
          </table:table-cell>
          <table:table-cell office:value-type="float" office:value="0.41749448056034044" table:style-name="ce1">
            <text:p>0.417494481</text:p>
          </table:table-cell>
          <table:table-cell table:style-name="ce1"/>
          <table:table-cell office:value-type="float" office:value="5.8216253000000003E-2" table:style-name="ce1">
            <text:p>0.058216253</text:p>
          </table:table-cell>
          <table:table-cell office:value-type="float" office:value="2.1418597000000001E-2" table:style-name="ce1">
            <text:p>0.021418597</text:p>
          </table:table-cell>
          <table:table-cell office:value-type="float" office:value="3.2635400000000001E-3" table:style-name="ce1">
            <text:p>0.00326354</text:p>
          </table:table-cell>
          <table:table-cell office:value-type="float" office:value="3.2278799999999998E-3" table:style-name="ce1">
            <text:p>0.00322788</text:p>
          </table:table-cell>
          <table:table-cell office:value-type="float" office:value="5.3231384750854101E-2" table:style-name="ce1">
            <text:p>0.053231385</text:p>
          </table:table-cell>
          <table:table-cell office:value-type="float" office:value="1.8729398356786501E-2" table:style-name="ce1">
            <text:p>0.018729398</text:p>
          </table:table-cell>
          <table:table-cell office:value-type="float" office:value="3.3815849789842999E-3" table:style-name="ce1">
            <text:p>0.003381585</text:p>
          </table:table-cell>
          <table:table-cell office:value-type="float" office:value="3.0217625586864802E-3" table:style-name="ce1">
            <text:p>0.003021763</text:p>
          </table:table-cell>
          <table:table-cell office:value-type="float" office:value="8.9516415591767373E-2" table:formula="msoxl:=LN(AT17)-LN(AX17)" table:style-name="ce1">
            <text:p>0.089516416</text:p>
          </table:table-cell>
          <table:table-cell office:value-type="float" office:value="0.13416516930260469" table:formula="msoxl:=LN(AU17)-LN(AY17)" table:style-name="ce1">
            <text:p>0.134165169</text:p>
          </table:table-cell>
          <table:table-cell office:value-type="float" office:value="-3.5532032478253761E-2" table:formula="msoxl:=LN(AV17)-LN(AZ17)" table:style-name="ce1">
            <text:p>-0.035532032</text:p>
          </table:table-cell>
          <table:table-cell office:value-type="float" office:value="6.5985285149600337E-2" table:formula="msoxl:=LN(AW17)-LN(BA17)" table:style-name="ce1">
            <text:p>0.065985285</text:p>
          </table:table-cell>
          <table:table-cell table:number-columns-repeated="4" table:style-name="ce1"/>
          <table:table-cell office:value-type="float" office:value="-0.13266221747808624" table:formula="msoxl:=BB17*ABS($BH$8)/ABS($BH$10)-BC17*ABS($BH$9)/ABS($BH$10)+BD17-BE17*ABS($BH$11)/ABS($BH$10)" table:style-name="ce1">
            <text:p>-0.132662217</text:p>
          </table:table-cell>
          <table:table-cell table:number-columns-repeated="16322"/>
        </table:table-row>
        <table:table-row table:style-name="ro1">
          <table:table-cell office:value-type="float" office:value="195601" table:style-name="ce1">
            <text:p>195601</text:p>
          </table:table-cell>
          <table:table-cell office:value-type="float" office:value="1956" table:style-name="ce1">
            <text:p>195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8.841000000000001" table:style-name="ce1">
            <text:p>18.841</text:p>
          </table:table-cell>
          <table:table-cell office:value-type="float" office:value="167.19" table:style-name="ce13">
            <text:p>167.2</text:p>
          </table:table-cell>
          <table:table-cell office:value-type="float" office:value="1443.86" table:style-name="ce1">
            <text:p>1443.86</text:p>
          </table:table-cell>
          <table:table-cell table:style-name="ce1"/>
          <table:table-cell office:value-type="float" office:value="0" table:formula="msoxl:=#N/A" table:style-name="ce13">
            <text:p>#N/A</text:p>
          </table:table-cell>
          <table:table-cell office:value-type="float" office:value="0" table:formula="msoxl:=LN(I18/I17)*100" table:style-name="ce1">
            <text:p>#N/A</text:p>
          </table:table-cell>
          <table:table-cell office:value-type="float" office:value="3.9945577877409932E-2" table:style-name="ce1">
            <text:p>0.039945578</text:p>
          </table:table-cell>
          <table:table-cell table:style-name="ce13"/>
          <table:table-cell office:value-type="float" office:value="5.0367379333742015" table:style-name="ce1">
            <text:p>5.036737933</text:p>
          </table:table-cell>
          <table:table-cell office:value-type="float" office:value="5.0106267893705159" table:style-name="ce1">
            <text:p>5.010626789</text:p>
          </table:table-cell>
          <table:table-cell table:style-name="ce1"/>
          <table:table-cell office:value-type="float" office:value="2597.9525539711876" table:style-name="ce1">
            <text:p>2597.952554</text:p>
          </table:table-cell>
          <table:table-cell office:value-type="float" office:value="968.90739587768769" table:style-name="ce1">
            <text:p>968.9073959</text:p>
          </table:table-cell>
          <table:table-cell table:style-name="ce1"/>
          <table:table-cell office:value-type="float" office:value="18965.648344861656" table:style-name="ce14">
            <text:p>18966</text:p>
          </table:table-cell>
          <table:table-cell office:value-type="float" office:value="3460.8634809519303" table:style-name="ce14">
            <text:p>3461</text:p>
          </table:table-cell>
          <table:table-cell office:value-type="float" office:value="1485.3353234226779" table:style-name="ce14">
            <text:p>1485</text:p>
          </table:table-cell>
          <table:table-cell office:value-type="float" office:value="7047.1806673908168" table:style-name="ce14">
            <text:p>7047</text:p>
          </table:table-cell>
          <table:table-cell office:value-type="float" office:value="71932" table:style-name="ce14">
            <text:p>71932</text:p>
          </table:table-cell>
          <table:table-cell office:value-type="float" office:value="2737.3485269227317" table:style-name="ce14">
            <text:p>2737</text:p>
          </table:table-cell>
          <table:table-cell office:value-type="float" office:value="3972.863570295418" table:style-name="ce14">
            <text:p>3973</text:p>
          </table:table-cell>
          <table:table-cell office:value-type="float" office:value="2760.8953653634667" table:style-name="ce14">
            <text:p>2761</text:p>
          </table:table-cell>
          <table:table-cell table:style-name="ce14"/>
          <table:table-cell office:value-type="float" office:value="72.64624505928856" table:style-name="ce14">
            <text:p>73</text:p>
          </table:table-cell>
          <table:table-cell office:value-type="float" office:value="427.35375494071144" table:style-name="ce14">
            <text:p>427</text:p>
          </table:table-cell>
          <table:table-cell office:value-type="float" office:value="165.55458818855905" table:style-name="ce14">
            <text:p>166</text:p>
          </table:table-cell>
          <table:table-cell office:value-type="float" office:value="37" table:style-name="ce14">
            <text:p>37</text:p>
          </table:table-cell>
          <table:table-cell office:value-type="float" office:value="122" table:style-name="ce14">
            <text:p>122</text:p>
          </table:table-cell>
          <table:table-cell office:value-type="float" office:value="90" table:style-name="ce14">
            <text:p>90</text:p>
          </table:table-cell>
          <table:table-cell office:value-type="float" office:value="302" table:style-name="ce14">
            <text:p>302</text:p>
          </table:table-cell>
          <table:table-cell office:value-type="float" office:value="-66" table:style-name="ce14">
            <text:p>-66</text:p>
          </table:table-cell>
          <table:table-cell table:style-name="ce1"/>
          <table:table-cell office:value-type="float" office:value="1.2532053486959527" table:style-name="ce1">
            <text:p>1.253205349</text:p>
          </table:table-cell>
          <table:table-cell office:value-type="float" office:value="3.7706521144408858" table:style-name="ce1">
            <text:p>3.770652114</text:p>
          </table:table-cell>
          <table:table-cell office:value-type="float" office:value="0.4026484485027515" table:style-name="ce1">
            <text:p>0.402648449</text:p>
          </table:table-cell>
          <table:table-cell office:value-type="float" office:value="0.65298890076141991" table:style-name="ce1">
            <text:p>0.652988901</text:p>
          </table:table-cell>
          <table:table-cell office:value-type="float" office:value="7.3528072287742328" table:style-name="ce1">
            <text:p>7.352807229</text:p>
          </table:table-cell>
          <table:table-cell office:value-type="float" office:value="5.2859079387388306" table:style-name="ce1">
            <text:p>5.285907939</text:p>
          </table:table-cell>
          <table:table-cell office:value-type="float" office:value="0.44243257584573609" table:style-name="ce1">
            <text:p>0.442432576</text:p>
          </table:table-cell>
          <table:table-cell office:value-type="float" office:value="0.52739770736832292" table:style-name="ce1">
            <text:p>0.527397707</text:p>
          </table:table-cell>
          <table:table-cell table:style-name="ce1"/>
          <table:table-cell office:value-type="float" office:value="5.6678764999999999E-2" table:style-name="ce1">
            <text:p>0.056678765</text:p>
          </table:table-cell>
          <table:table-cell office:value-type="float" office:value="2.1138367000000002E-2" table:style-name="ce1">
            <text:p>0.021138367</text:p>
          </table:table-cell>
          <table:table-cell office:value-type="float" office:value="3.3590500000000001E-3" table:style-name="ce1">
            <text:p>0.00335905</text:p>
          </table:table-cell>
          <table:table-cell office:value-type="float" office:value="3.2724799999999999E-3" table:style-name="ce1">
            <text:p>0.00327248</text:p>
          </table:table-cell>
          <table:table-cell office:value-type="float" office:value="5.3322125983226401E-2" table:style-name="ce1">
            <text:p>0.053322126</text:p>
          </table:table-cell>
          <table:table-cell office:value-type="float" office:value="1.89118392098571E-2" table:style-name="ce1">
            <text:p>0.018911839</text:p>
          </table:table-cell>
          <table:table-cell office:value-type="float" office:value="3.4016539189265301E-3" table:style-name="ce1">
            <text:p>0.003401654</text:p>
          </table:table-cell>
          <table:table-cell office:value-type="float" office:value="3.0431083511555201E-3" table:style-name="ce1">
            <text:p>0.003043108</text:p>
          </table:table-cell>
          <table:table-cell office:value-type="float" office:value="6.1048258925102239E-2" table:formula="msoxl:=LN(AT18)-LN(AX18)" table:style-name="ce1">
            <text:p>0.061048259</text:p>
          </table:table-cell>
          <table:table-cell office:value-type="float" office:value="0.1113015913624511" table:formula="msoxl:=LN(AU18)-LN(AY18)" table:style-name="ce1">
            <text:p>0.111301591</text:p>
          </table:table-cell>
          <table:table-cell office:value-type="float" office:value="-1.260356418642683E-2" table:formula="msoxl:=LN(AV18)-LN(AZ18)" table:style-name="ce1">
            <text:p>-0.012603564</text:p>
          </table:table-cell>
          <table:table-cell office:value-type="float" office:value="7.2668630277494373E-2" table:formula="msoxl:=LN(AW18)-LN(BA18)" table:style-name="ce1">
            <text:p>0.07266863</text:p>
          </table:table-cell>
          <table:table-cell table:number-columns-repeated="4" table:style-name="ce1"/>
          <table:table-cell office:value-type="float" office:value="-0.12414312220037682" table:formula="msoxl:=BB18*ABS($BH$8)/ABS($BH$10)-BC18*ABS($BH$9)/ABS($BH$10)+BD18-BE18*ABS($BH$11)/ABS($BH$10)" table:style-name="ce1">
            <text:p>-0.124143122</text:p>
          </table:table-cell>
          <table:table-cell table:number-columns-repeated="16322"/>
        </table:table-row>
        <table:table-row table:style-name="ro1">
          <table:table-cell office:value-type="float" office:value="195602" table:style-name="ce1">
            <text:p>195602</text:p>
          </table:table-cell>
          <table:table-cell office:value-type="float" office:value="1956" table:style-name="ce1">
            <text:p>195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8.969000000000001" table:style-name="ce1">
            <text:p>18.969</text:p>
          </table:table-cell>
          <table:table-cell office:value-type="float" office:value="167.869" table:style-name="ce13">
            <text:p>167.9</text:p>
          </table:table-cell>
          <table:table-cell office:value-type="float" office:value="1450.06" table:style-name="ce1">
            <text:p>1450.06</text:p>
          </table:table-cell>
          <table:table-cell table:style-name="ce1"/>
          <table:table-cell office:value-type="float" office:value="0" table:formula="msoxl:=#N/A" table:style-name="ce13">
            <text:p>#N/A</text:p>
          </table:table-cell>
          <table:table-cell office:value-type="float" office:value="0" table:formula="msoxl:=LN(I19/I18)*100" table:style-name="ce1">
            <text:p>#N/A</text:p>
          </table:table-cell>
          <table:table-cell office:value-type="float" office:value="1.0017013118189553" table:style-name="ce1">
            <text:p>1.001701312</text:p>
          </table:table-cell>
          <table:table-cell table:style-name="ce13"/>
          <table:table-cell office:value-type="float" office:value="5.1003902817504656" table:style-name="ce1">
            <text:p>5.100390282</text:p>
          </table:table-cell>
          <table:table-cell office:value-type="float" office:value="5.0050801019461408" table:style-name="ce1">
            <text:p>5.005080102</text:p>
          </table:table-cell>
          <table:table-cell table:style-name="ce1"/>
          <table:table-cell office:value-type="float" office:value="2586.0956929168433" table:style-name="ce1">
            <text:p>2586.095693</text:p>
          </table:table-cell>
          <table:table-cell office:value-type="float" office:value="969.40108194555864" table:style-name="ce1">
            <text:p>969.4010819</text:p>
          </table:table-cell>
          <table:table-cell table:style-name="ce1"/>
          <table:table-cell office:value-type="float" office:value="19206.956151185768" table:style-name="ce14">
            <text:p>19207</text:p>
          </table:table-cell>
          <table:table-cell office:value-type="float" office:value="3465.8108809333698" table:style-name="ce14">
            <text:p>3466</text:p>
          </table:table-cell>
          <table:table-cell office:value-type="float" office:value="1551.0750662554528" table:style-name="ce14">
            <text:p>1551</text:p>
          </table:table-cell>
          <table:table-cell office:value-type="float" office:value="6900.518996512973" table:style-name="ce14">
            <text:p>6901</text:p>
          </table:table-cell>
          <table:table-cell office:value-type="float" office:value="71701" table:style-name="ce14">
            <text:p>71701</text:p>
          </table:table-cell>
          <table:table-cell office:value-type="float" office:value="2773.2882423118604" table:style-name="ce14">
            <text:p>2773</text:p>
          </table:table-cell>
          <table:table-cell office:value-type="float" office:value="4364.2993977089509" table:style-name="ce14">
            <text:p>4364</text:p>
          </table:table-cell>
          <table:table-cell office:value-type="float" office:value="2821.5461347471219" table:style-name="ce14">
            <text:p>2822</text:p>
          </table:table-cell>
          <table:table-cell table:style-name="ce14"/>
          <table:table-cell office:value-type="float" office:value="241.30780632411069" table:style-name="ce14">
            <text:p>241</text:p>
          </table:table-cell>
          <table:table-cell office:value-type="float" office:value="106.69219367588933" table:style-name="ce14">
            <text:p>107</text:p>
          </table:table-cell>
          <table:table-cell office:value-type="float" office:value="99.023305084745601" table:style-name="ce14">
            <text:p>99</text:p>
          </table:table-cell>
          <table:table-cell office:value-type="float" office:value="73" table:style-name="ce14">
            <text:p>73</text:p>
          </table:table-cell>
          <table:table-cell office:value-type="float" office:value="-231" table:style-name="ce14">
            <text:p>-231</text:p>
          </table:table-cell>
          <table:table-cell office:value-type="float" office:value="81" table:style-name="ce14">
            <text:p>81</text:p>
          </table:table-cell>
          <table:table-cell office:value-type="float" office:value="371" table:style-name="ce14">
            <text:p>371</text:p>
          </table:table-cell>
          <table:table-cell office:value-type="float" office:value="-29" table:style-name="ce14">
            <text:p>-29</text:p>
          </table:table-cell>
          <table:table-cell table:style-name="ce1"/>
          <table:table-cell office:value-type="float" office:value="4.2110905316218625" table:style-name="ce1">
            <text:p>4.211090532</text:p>
          </table:table-cell>
          <table:table-cell office:value-type="float" office:value="0.90988661895893375" table:style-name="ce1">
            <text:p>0.909886619</text:p>
          </table:table-cell>
          <table:table-cell office:value-type="float" office:value="-0.7516531482381128" table:style-name="ce1">
            <text:p>-0.751653148</text:p>
          </table:table-cell>
          <table:table-cell office:value-type="float" office:value="0.7885195250887973" table:style-name="ce1">
            <text:p>0.788519525</text:p>
          </table:table-cell>
          <table:table-cell office:value-type="float" office:value="-2.2077457668485652" table:style-name="ce1">
            <text:p>-2.207745767</text:p>
          </table:table-cell>
          <table:table-cell office:value-type="float" office:value="-1.5871408718609019" table:style-name="ce1">
            <text:p>-1.587140872</text:p>
          </table:table-cell>
          <table:table-cell office:value-type="float" office:value="-2.3899950210412793" table:style-name="ce1">
            <text:p>-2.389995021</text:p>
          </table:table-cell>
          <table:table-cell office:value-type="float" office:value="0.55773217299585331" table:style-name="ce1">
            <text:p>0.557732173</text:p>
          </table:table-cell>
          <table:table-cell table:style-name="ce1"/>
          <table:table-cell office:value-type="float" office:value="5.6790221000000002E-2" table:style-name="ce1">
            <text:p>0.056790221</text:p>
          </table:table-cell>
          <table:table-cell office:value-type="float" office:value="2.1287883E-2" table:style-name="ce1">
            <text:p>0.021287883</text:p>
          </table:table-cell>
          <table:table-cell office:value-type="float" office:value="3.6032999999999998E-3" table:style-name="ce1">
            <text:p>0.0036033</text:p>
          </table:table-cell>
          <table:table-cell office:value-type="float" office:value="3.2757300000000001E-3" table:style-name="ce1">
            <text:p>0.00327573</text:p>
          </table:table-cell>
          <table:table-cell office:value-type="float" office:value="5.3413697782016399E-2" table:style-name="ce1">
            <text:p>0.053413698</text:p>
          </table:table-cell>
          <table:table-cell office:value-type="float" office:value="1.9096227075627099E-2" table:style-name="ce1">
            <text:p>0.019096227</text:p>
          </table:table-cell>
          <table:table-cell office:value-type="float" office:value="3.4218524541855702E-3" table:style-name="ce1">
            <text:p>0.003421852</text:p>
          </table:table-cell>
          <table:table-cell office:value-type="float" office:value="3.0646314025289802E-3" table:style-name="ce1">
            <text:p>0.003064631</text:p>
          </table:table-cell>
          <table:table-cell office:value-type="float" office:value="6.1296919567752184E-2" table:formula="msoxl:=LN(AT19)-LN(AX19)" table:style-name="ce1">
            <text:p>0.06129692</text:p>
          </table:table-cell>
          <table:table-cell office:value-type="float" office:value="0.1086472573737356" table:formula="msoxl:=LN(AU19)-LN(AY19)" table:style-name="ce1">
            <text:p>0.108647257</text:p>
          </table:table-cell>
          <table:table-cell office:value-type="float" office:value="5.1668034542451835E-2" table:formula="msoxl:=LN(AV19)-LN(AZ19)" table:style-name="ce1">
            <text:p>0.051668035</text:p>
          </table:table-cell>
          <table:table-cell office:value-type="float" office:value="6.6613443041854126E-2" table:formula="msoxl:=LN(AW19)-LN(BA19)" table:style-name="ce1">
            <text:p>0.066613443</text:p>
          </table:table-cell>
          <table:table-cell table:number-columns-repeated="4" table:style-name="ce1"/>
          <table:table-cell office:value-type="float" office:value="-5.1006726293197621E-2" table:formula="msoxl:=BB19*ABS($BH$8)/ABS($BH$10)-BC19*ABS($BH$9)/ABS($BH$10)+BD19-BE19*ABS($BH$11)/ABS($BH$10)" table:style-name="ce1">
            <text:p>-0.051006726</text:p>
          </table:table-cell>
          <table:table-cell table:number-columns-repeated="16322"/>
        </table:table-row>
        <table:table-row table:style-name="ro1">
          <table:table-cell office:value-type="float" office:value="195603" table:style-name="ce1">
            <text:p>195603</text:p>
          </table:table-cell>
          <table:table-cell office:value-type="float" office:value="1956" table:style-name="ce1">
            <text:p>1956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9.155000000000001" table:style-name="ce1">
            <text:p>19.155</text:p>
          </table:table-cell>
          <table:table-cell office:value-type="float" office:value="168.654" table:style-name="ce13">
            <text:p>168.7</text:p>
          </table:table-cell>
          <table:table-cell office:value-type="float" office:value="1465.17" table:style-name="ce1">
            <text:p>1465.17</text:p>
          </table:table-cell>
          <table:table-cell table:style-name="ce1"/>
          <table:table-cell office:value-type="float" office:value="0" table:formula="msoxl:=#N/A" table:style-name="ce13">
            <text:p>#N/A</text:p>
          </table:table-cell>
          <table:table-cell office:value-type="float" office:value="0" table:formula="msoxl:=LN(I20/I19)*100" table:style-name="ce1">
            <text:p>#N/A</text:p>
          </table:table-cell>
          <table:table-cell office:value-type="float" office:value="0.1513974790531851" table:style-name="ce1">
            <text:p>0.151397479</text:p>
          </table:table-cell>
          <table:table-cell table:style-name="ce13"/>
          <table:table-cell office:value-type="float" office:value="5.1281280165076994" table:style-name="ce1">
            <text:p>5.128128017</text:p>
          </table:table-cell>
          <table:table-cell office:value-type="float" office:value="5.0063231426234962" table:style-name="ce1">
            <text:p>5.006323143</text:p>
          </table:table-cell>
          <table:table-cell table:style-name="ce1"/>
          <table:table-cell office:value-type="float" office:value="2555.4284865670597" table:style-name="ce1">
            <text:p>2555.428487</text:p>
          </table:table-cell>
          <table:table-cell office:value-type="float" office:value="962.28133305348592" table:style-name="ce1">
            <text:p>962.2813331</text:p>
          </table:table-cell>
          <table:table-cell table:style-name="ce1"/>
          <table:table-cell office:value-type="float" office:value="19626.017786561264" table:style-name="ce14">
            <text:p>19626</text:p>
          </table:table-cell>
          <table:table-cell office:value-type="float" office:value="3741.3827871135345" table:style-name="ce14">
            <text:p>3741</text:p>
          </table:table-cell>
          <table:table-cell office:value-type="float" office:value="1580.5893855521444" table:style-name="ce14">
            <text:p>1581</text:p>
          </table:table-cell>
          <table:table-cell office:value-type="float" office:value="6731.8660042457586" table:style-name="ce14">
            <text:p>6732</text:p>
          </table:table-cell>
          <table:table-cell office:value-type="float" office:value="71613" table:style-name="ce14">
            <text:p>71613</text:p>
          </table:table-cell>
          <table:table-cell office:value-type="float" office:value="2817.7070083723429" table:style-name="ce14">
            <text:p>2818</text:p>
          </table:table-cell>
          <table:table-cell office:value-type="float" office:value="4923.0434992046012" table:style-name="ce14">
            <text:p>4923</text:p>
          </table:table-cell>
          <table:table-cell office:value-type="float" office:value="2829.9943641433397" table:style-name="ce14">
            <text:p>2830</text:p>
          </table:table-cell>
          <table:table-cell table:style-name="ce14"/>
          <table:table-cell office:value-type="float" office:value="419.06163537549406" table:style-name="ce14">
            <text:p>419</text:p>
          </table:table-cell>
          <table:table-cell office:value-type="float" office:value="299.93836462450594" table:style-name="ce14">
            <text:p>300</text:p>
          </table:table-cell>
          <table:table-cell office:value-type="float" office:value="68.078522245762599" table:style-name="ce14">
            <text:p>68</text:p>
          </table:table-cell>
          <table:table-cell office:value-type="float" office:value="70" table:style-name="ce14">
            <text:p>70</text:p>
          </table:table-cell>
          <table:table-cell office:value-type="float" office:value="-88" table:style-name="ce14">
            <text:p>-88</text:p>
          </table:table-cell>
          <table:table-cell office:value-type="float" office:value="74" table:style-name="ce14">
            <text:p>74</text:p>
          </table:table-cell>
          <table:table-cell office:value-type="float" office:value="550" table:style-name="ce14">
            <text:p>550</text:p>
          </table:table-cell>
          <table:table-cell office:value-type="float" office:value="-26" table:style-name="ce14">
            <text:p>-26</text:p>
          </table:table-cell>
          <table:table-cell table:style-name="ce1"/>
          <table:table-cell office:value-type="float" office:value="1.8666738118514516" table:style-name="ce1">
            <text:p>1.866673812</text:p>
          </table:table-cell>
          <table:table-cell office:value-type="float" office:value="0.9282423651675703" table:style-name="ce1">
            <text:p>0.928242365</text:p>
          </table:table-cell>
          <table:table-cell office:value-type="float" office:value="-0.10885243766016811" table:style-name="ce1">
            <text:p>-0.108852438</text:p>
          </table:table-cell>
          <table:table-cell office:value-type="float" office:value="0.76665744414893977" table:style-name="ce1">
            <text:p>0.766657444</text:p>
          </table:table-cell>
          <table:table-cell office:value-type="float" office:value="-2.5490256465733543" table:style-name="ce1">
            <text:p>-2.549025647</text:p>
          </table:table-cell>
          <table:table-cell office:value-type="float" office:value="-1.832485808759218" table:style-name="ce1">
            <text:p>-1.832485809</text:p>
          </table:table-cell>
          <table:table-cell office:value-type="float" office:value="3.6127123760851115E-2" table:style-name="ce1">
            <text:p>0.036127124</text:p>
          </table:table-cell>
          <table:table-cell office:value-type="float" office:value="0.60755731307411942" table:style-name="ce1">
            <text:p>0.607557313</text:p>
          </table:table-cell>
          <table:table-cell table:style-name="ce1"/>
          <table:table-cell office:value-type="float" office:value="5.6344888000000003E-2" table:style-name="ce1">
            <text:p>0.056344888</text:p>
          </table:table-cell>
          <table:table-cell office:value-type="float" office:value="2.1217433000000001E-2" table:style-name="ce1">
            <text:p>0.021217433</text:p>
          </table:table-cell>
          <table:table-cell office:value-type="float" office:value="3.7196999999999998E-3" table:style-name="ce1">
            <text:p>0.0037197</text:p>
          </table:table-cell>
          <table:table-cell office:value-type="float" office:value="3.29313E-3" table:style-name="ce1">
            <text:p>0.00329313</text:p>
          </table:table-cell>
          <table:table-cell office:value-type="float" office:value="5.3506173777817502E-2" table:style-name="ce1">
            <text:p>0.053506174</text:p>
          </table:table-cell>
          <table:table-cell office:value-type="float" office:value="1.9282604790984599E-2" table:style-name="ce1">
            <text:p>0.019282605</text:p>
          </table:table-cell>
          <table:table-cell office:value-type="float" office:value="3.44218189699067E-3" table:style-name="ce1">
            <text:p>0.003442182</text:p>
          </table:table-cell>
          <table:table-cell office:value-type="float" office:value="3.0863359199351202E-3" table:style-name="ce1">
            <text:p>0.003086336</text:p>
          </table:table-cell>
          <table:table-cell office:value-type="float" office:value="5.1694472687950022E-2" table:formula="msoxl:=LN(AT20)-LN(AX20)" table:style-name="ce1">
            <text:p>0.051694473</text:p>
          </table:table-cell>
          <table:table-cell office:value-type="float" office:value="9.5619771762389671E-2" table:formula="msoxl:=LN(AU20)-LN(AY20)" table:style-name="ce1">
            <text:p>0.095619772</text:p>
          </table:table-cell>
          <table:table-cell office:value-type="float" office:value="7.7537477171164326E-2" table:formula="msoxl:=LN(AV20)-LN(AZ20)" table:style-name="ce1">
            <text:p>0.077537477</text:p>
          </table:table-cell>
          <table:table-cell office:value-type="float" office:value="6.4853879415036175E-2" table:formula="msoxl:=LN(AW20)-LN(BA20)" table:style-name="ce1">
            <text:p>0.064853879</text:p>
          </table:table-cell>
          <table:table-cell table:number-columns-repeated="4" table:style-name="ce1"/>
          <table:table-cell office:value-type="float" office:value="-2.1593302921562002E-2" table:formula="msoxl:=BB20*ABS($BH$8)/ABS($BH$10)-BC20*ABS($BH$9)/ABS($BH$10)+BD20-BE20*ABS($BH$11)/ABS($BH$10)" table:style-name="ce1">
            <text:p>-0.021593303</text:p>
          </table:table-cell>
          <table:table-cell table:number-columns-repeated="16322"/>
        </table:table-row>
        <table:table-row table:style-name="ro1">
          <table:table-cell office:value-type="float" office:value="195604" table:style-name="ce1">
            <text:p>195604</text:p>
          </table:table-cell>
          <table:table-cell office:value-type="float" office:value="1956" table:style-name="ce1">
            <text:p>1956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9.268999999999998" table:style-name="ce1">
            <text:p>19.269</text:p>
          </table:table-cell>
          <table:table-cell office:value-type="float" office:value="169.49700000000001" table:style-name="ce13">
            <text:p>169.5</text:p>
          </table:table-cell>
          <table:table-cell office:value-type="float" office:value="1497.83" table:style-name="ce1">
            <text:p>1497.83</text:p>
          </table:table-cell>
          <table:table-cell table:style-name="ce1"/>
          <table:table-cell office:value-type="float" office:value="0" table:formula="msoxl:=#N/A" table:style-name="ce13">
            <text:p>#N/A</text:p>
          </table:table-cell>
          <table:table-cell office:value-type="float" office:value="0" table:formula="msoxl:=LN(I21/I20)*100" table:style-name="ce1">
            <text:p>#N/A</text:p>
          </table:table-cell>
          <table:table-cell office:value-type="float" office:value="0.48449476500480082" table:style-name="ce1">
            <text:p>0.484494765</text:p>
          </table:table-cell>
          <table:table-cell table:style-name="ce13"/>
          <table:table-cell office:value-type="float" office:value="5.1751309068854914" table:style-name="ce1">
            <text:p>5.175130907</text:p>
          </table:table-cell>
          <table:table-cell office:value-type="float" office:value="4.9530690214420225" table:style-name="ce1">
            <text:p>4.953069021</text:p>
          </table:table-cell>
          <table:table-cell table:style-name="ce1"/>
          <table:table-cell office:value-type="float" office:value="2549.5801972810077" table:style-name="ce1">
            <text:p>2549.580197</text:p>
          </table:table-cell>
          <table:table-cell office:value-type="float" office:value="982.21649448414928" table:style-name="ce1">
            <text:p>982.2164945</text:p>
          </table:table-cell>
          <table:table-cell table:style-name="ce1"/>
          <table:table-cell office:value-type="float" office:value="20374.83325098814" table:style-name="ce14">
            <text:p>20375</text:p>
          </table:table-cell>
          <table:table-cell office:value-type="float" office:value="3315.6345991291801" table:style-name="ce14">
            <text:p>3316</text:p>
          </table:table-cell>
          <table:table-cell office:value-type="float" office:value="1640.0268400114026" table:style-name="ce14">
            <text:p>1640</text:p>
          </table:table-cell>
          <table:table-cell office:value-type="float" office:value="6961" table:style-name="ce14">
            <text:p>6961</text:p>
          </table:table-cell>
          <table:table-cell office:value-type="float" office:value="70854" table:style-name="ce14">
            <text:p>70854</text:p>
          </table:table-cell>
          <table:table-cell office:value-type="float" office:value="2826" table:style-name="ce14">
            <text:p>2826</text:p>
          </table:table-cell>
          <table:table-cell office:value-type="float" office:value="5643.1562774614695" table:style-name="ce14">
            <text:p>5643</text:p>
          </table:table-cell>
          <table:table-cell office:value-type="float" office:value="3022" table:style-name="ce14">
            <text:p>3022</text:p>
          </table:table-cell>
          <table:table-cell table:style-name="ce14"/>
          <table:table-cell office:value-type="float" office:value="748.8154644268775" table:style-name="ce14">
            <text:p>749</text:p>
          </table:table-cell>
          <table:table-cell office:value-type="float" office:value="-374.8154644268775" table:style-name="ce14">
            <text:p>-375</text:p>
          </table:table-cell>
          <table:table-cell office:value-type="float" office:value="26.303065413135549" table:style-name="ce14">
            <text:p>26</text:p>
          </table:table-cell>
          <table:table-cell office:value-type="float" office:value="76" table:style-name="ce14">
            <text:p>76</text:p>
          </table:table-cell>
          <table:table-cell office:value-type="float" office:value="-759" table:style-name="ce14">
            <text:p>-759</text:p>
          </table:table-cell>
          <table:table-cell office:value-type="float" office:value="65" table:style-name="ce14">
            <text:p>65</text:p>
          </table:table-cell>
          <table:table-cell office:value-type="float" office:value="728" table:style-name="ce14">
            <text:p>728</text:p>
          </table:table-cell>
          <table:table-cell office:value-type="float" office:value="-78" table:style-name="ce14">
            <text:p>-78</text:p>
          </table:table-cell>
          <table:table-cell table:style-name="ce1"/>
          <table:table-cell office:value-type="float" office:value="1.0753477865025312" table:style-name="ce1">
            <text:p>1.075347787</text:p>
          </table:table-cell>
          <table:table-cell office:value-type="float" office:value="0.66742538909040783" table:style-name="ce1">
            <text:p>0.667425389</text:p>
          </table:table-cell>
          <table:table-cell office:value-type="float" office:value="-0.41826465453793604" table:style-name="ce1">
            <text:p>-0.418264655</text:p>
          </table:table-cell>
          <table:table-cell office:value-type="float" office:value="0.49480357738342828" table:style-name="ce1">
            <text:p>0.494803577</text:p>
          </table:table-cell>
          <table:table-cell office:value-type="float" office:value="3.8212184249285048" table:style-name="ce1">
            <text:p>3.821218425</text:p>
          </table:table-cell>
          <table:table-cell office:value-type="float" office:value="2.7470608407820221" table:style-name="ce1">
            <text:p>2.747060841</text:p>
          </table:table-cell>
          <table:table-cell office:value-type="float" office:value="-0.62722859342747272" table:style-name="ce1">
            <text:p>-0.627228593</text:p>
          </table:table-cell>
          <table:table-cell office:value-type="float" office:value="0.56066581403890514" table:style-name="ce1">
            <text:p>0.560665814</text:p>
          </table:table-cell>
          <table:table-cell table:style-name="ce1"/>
          <table:table-cell office:value-type="float" office:value="5.5593926000000002E-2" table:style-name="ce1">
            <text:p>0.055593926</text:p>
          </table:table-cell>
          <table:table-cell office:value-type="float" office:value="2.1417358000000001E-2" table:style-name="ce1">
            <text:p>0.021417358</text:p>
          </table:table-cell>
          <table:table-cell office:value-type="float" office:value="3.8555799999999999E-3" table:style-name="ce1">
            <text:p>0.00385558</text:p>
          </table:table-cell>
          <table:table-cell office:value-type="float" office:value="3.0877999999999999E-3" table:style-name="ce1">
            <text:p>0.0030878</text:p>
          </table:table-cell>
          <table:table-cell office:value-type="float" office:value="5.3599629496030497E-2" table:style-name="ce1">
            <text:p>0.053599629</text:p>
          </table:table-cell>
          <table:table-cell office:value-type="float" office:value="1.94710171477297E-2" table:style-name="ce1">
            <text:p>0.019471017</text:p>
          </table:table-cell>
          <table:table-cell office:value-type="float" office:value="3.46264365057849E-3" table:style-name="ce1">
            <text:p>0.003462644</text:p>
          </table:table-cell>
          <table:table-cell office:value-type="float" office:value="3.1082262861292899E-3" table:style-name="ce1">
            <text:p>0.003108226</text:p>
          </table:table-cell>
          <table:table-cell office:value-type="float" office:value="3.6531795019218993E-2" table:formula="msoxl:=LN(AT21)-LN(AX21)" table:style-name="ce1">
            <text:p>0.036531795</text:p>
          </table:table-cell>
          <table:table-cell office:value-type="float" office:value="9.5274654928288349E-2" table:formula="msoxl:=LN(AU21)-LN(AY21)" table:style-name="ce1">
            <text:p>0.095274655</text:p>
          </table:table-cell>
          <table:table-cell office:value-type="float" office:value="0.10748909146956631" table:formula="msoxl:=LN(AV21)-LN(AZ21)" table:style-name="ce1">
            <text:p>0.107489091</text:p>
          </table:table-cell>
          <table:table-cell office:value-type="float" office:value="-6.5933742642716453E-3" table:formula="msoxl:=LN(AW21)-LN(BA21)" table:style-name="ce1">
            <text:p>-0.006593374</text:p>
          </table:table-cell>
          <table:table-cell table:number-columns-repeated="4" table:style-name="ce1"/>
          <table:table-cell office:value-type="float" office:value="7.4324694278916636E-2" table:formula="msoxl:=BB21*ABS($BH$8)/ABS($BH$10)-BC21*ABS($BH$9)/ABS($BH$10)+BD21-BE21*ABS($BH$11)/ABS($BH$10)" table:style-name="ce1">
            <text:p>0.074324694</text:p>
          </table:table-cell>
          <table:table-cell table:number-columns-repeated="16322"/>
        </table:table-row>
        <table:table-row table:style-name="ro1">
          <table:table-cell office:value-type="float" office:value="195701" table:style-name="ce1">
            <text:p>195701</text:p>
          </table:table-cell>
          <table:table-cell office:value-type="float" office:value="1957" table:style-name="ce1">
            <text:p>1957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9.443000000000001" table:style-name="ce1">
            <text:p>19.443</text:p>
          </table:table-cell>
          <table:table-cell office:value-type="float" office:value="170.21799999999999" table:style-name="ce13">
            <text:p>170.2</text:p>
          </table:table-cell>
          <table:table-cell office:value-type="float" office:value="1504.32" table:style-name="ce1">
            <text:p>1504.32</text:p>
          </table:table-cell>
          <table:table-cell table:style-name="ce1"/>
          <table:table-cell office:value-type="float" office:value="0" table:formula="msoxl:=#N/A" table:style-name="ce13">
            <text:p>#N/A</text:p>
          </table:table-cell>
          <table:table-cell office:value-type="float" office:value="0" table:formula="msoxl:=LN(I22/I21)*100" table:style-name="ce1">
            <text:p>#N/A</text:p>
          </table:table-cell>
          <table:table-cell office:value-type="float" office:value="0.58923483467418947" table:style-name="ce1">
            <text:p>0.589234835</text:p>
          </table:table-cell>
          <table:table-cell table:style-name="ce13"/>
          <table:table-cell office:value-type="float" office:value="5.2369318307281683" table:style-name="ce1">
            <text:p>5.236931831</text:p>
          </table:table-cell>
          <table:table-cell office:value-type="float" office:value="5.0227838423225366" table:style-name="ce1">
            <text:p>5.022783842</text:p>
          </table:table-cell>
          <table:table-cell table:style-name="ce1"/>
          <table:table-cell office:value-type="float" office:value="2525.8539071779355" table:style-name="ce1">
            <text:p>2525.853907</text:p>
          </table:table-cell>
          <table:table-cell office:value-type="float" office:value="972.10801265972839" table:style-name="ce1">
            <text:p>972.1080127</text:p>
          </table:table-cell>
          <table:table-cell table:style-name="ce1"/>
          <table:table-cell office:value-type="float" office:value="20173.125741106716" table:style-name="ce14">
            <text:p>20173</text:p>
          </table:table-cell>
          <table:table-cell office:value-type="float" office:value="3390.1960083256768" table:style-name="ce14">
            <text:p>3390</text:p>
          </table:table-cell>
          <table:table-cell office:value-type="float" office:value="1620.1025330462835" table:style-name="ce14">
            <text:p>1620</text:p>
          </table:table-cell>
          <table:table-cell office:value-type="float" office:value="6685.4478233576365" table:style-name="ce14">
            <text:p>6685</text:p>
          </table:table-cell>
          <table:table-cell office:value-type="float" office:value="71433" table:style-name="ce14">
            <text:p>71433</text:p>
          </table:table-cell>
          <table:table-cell office:value-type="float" office:value="3061.6878483274863" table:style-name="ce14">
            <text:p>3062</text:p>
          </table:table-cell>
          <table:table-cell office:value-type="float" office:value="6248.8275431537586" table:style-name="ce14">
            <text:p>6249</text:p>
          </table:table-cell>
          <table:table-cell office:value-type="float" office:value="2977.2335998494013" table:style-name="ce14">
            <text:p>2977</text:p>
          </table:table-cell>
          <table:table-cell table:style-name="ce14"/>
          <table:table-cell office:value-type="float" office:value="-201.70750988142299" table:style-name="ce14">
            <text:p>-202</text:p>
          </table:table-cell>
          <table:table-cell office:value-type="float" office:value="21.707509881422922" table:style-name="ce14">
            <text:p>22</text:p>
          </table:table-cell>
          <table:table-cell office:value-type="float" office:value="44.869935116525347" table:style-name="ce14">
            <text:p>45</text:p>
          </table:table-cell>
          <table:table-cell office:value-type="float" office:value="107" table:style-name="ce14">
            <text:p>107</text:p>
          </table:table-cell>
          <table:table-cell office:value-type="float" office:value="579" table:style-name="ce14">
            <text:p>579</text:p>
          </table:table-cell>
          <table:table-cell office:value-type="float" office:value="217" table:style-name="ce14">
            <text:p>217</text:p>
          </table:table-cell>
          <table:table-cell office:value-type="float" office:value="474" table:style-name="ce14">
            <text:p>474</text:p>
          </table:table-cell>
          <table:table-cell office:value-type="float" office:value="-223" table:style-name="ce14">
            <text:p>-223</text:p>
          </table:table-cell>
          <table:table-cell table:style-name="ce1"/>
          <table:table-cell office:value-type="float" office:value="7.5082802506017652" table:style-name="ce1">
            <text:p>7.508280251</text:p>
          </table:table-cell>
          <table:table-cell office:value-type="float" office:value="3.1588337038128236" table:style-name="ce1">
            <text:p>3.158833704</text:p>
          </table:table-cell>
          <table:table-cell office:value-type="float" office:value="1.7267313240205064" table:style-name="ce1">
            <text:p>1.726731324</text:p>
          </table:table-cell>
          <table:table-cell office:value-type="float" office:value="0.86293139334260327" table:style-name="ce1">
            <text:p>0.862931393</text:p>
          </table:table-cell>
          <table:table-cell office:value-type="float" office:value="-4.6716637589279566" table:style-name="ce1">
            <text:p>-4.671663759</text:p>
          </table:table-cell>
          <table:table-cell office:value-type="float" office:value="-3.3584430792363422" table:style-name="ce1">
            <text:p>-3.358443079</text:p>
          </table:table-cell>
          <table:table-cell office:value-type="float" office:value="2.3961908656589554" table:style-name="ce1">
            <text:p>2.396190866</text:p>
          </table:table-cell>
          <table:table-cell office:value-type="float" office:value="0.6816227787003124" table:style-name="ce1">
            <text:p>0.681622779</text:p>
          </table:table-cell>
          <table:table-cell table:style-name="ce1"/>
          <table:table-cell office:value-type="float" office:value="5.5569533999999997E-2" table:style-name="ce1">
            <text:p>0.055569534</text:p>
          </table:table-cell>
          <table:table-cell office:value-type="float" office:value="2.1386664E-2" table:style-name="ce1">
            <text:p>0.021386664</text:p>
          </table:table-cell>
          <table:table-cell office:value-type="float" office:value="4.1380799999999997E-3" table:style-name="ce1">
            <text:p>0.00413808</text:p>
          </table:table-cell>
          <table:table-cell office:value-type="float" office:value="3.34038E-3" table:style-name="ce1">
            <text:p>0.00334038</text:p>
          </table:table-cell>
          <table:table-cell office:value-type="float" office:value="5.3694142166734501E-2" table:style-name="ce1">
            <text:p>0.053694142</text:p>
          </table:table-cell>
          <table:table-cell office:value-type="float" office:value="1.9661510854230301E-2" table:style-name="ce1">
            <text:p>0.019661511</text:p>
          </table:table-cell>
          <table:table-cell office:value-type="float" office:value="3.4832392491670498E-3" table:style-name="ce1">
            <text:p>0.003483239</text:p>
          </table:table-cell>
          <table:table-cell office:value-type="float" office:value="3.13030706199107E-3" table:style-name="ce1">
            <text:p>0.003130307</text:p>
          </table:table-cell>
          <table:table-cell office:value-type="float" office:value="3.4331190290652458E-2" table:formula="msoxl:=LN(AT22)-LN(AX22)" table:style-name="ce1">
            <text:p>0.03433119</text:p>
          </table:table-cell>
          <table:table-cell office:value-type="float" office:value="8.4104589288571674E-2" table:formula="msoxl:=LN(AU22)-LN(AY22)" table:style-name="ce1">
            <text:p>0.084104589</text:p>
          </table:table-cell>
          <table:table-cell office:value-type="float" office:value="0.17226923257815052" table:formula="msoxl:=LN(AV22)-LN(AZ22)" table:style-name="ce1">
            <text:p>0.172269233</text:p>
          </table:table-cell>
          <table:table-cell office:value-type="float" office:value="6.4953470359268017E-2" table:formula="msoxl:=LN(AW22)-LN(BA22)" table:style-name="ce1">
            <text:p>0.06495347</text:p>
          </table:table-cell>
          <table:table-cell table:number-columns-repeated="4" table:style-name="ce1"/>
          <table:table-cell office:value-type="float" office:value="6.6901761265048459E-2" table:formula="msoxl:=BB22*ABS($BH$8)/ABS($BH$10)-BC22*ABS($BH$9)/ABS($BH$10)+BD22-BE22*ABS($BH$11)/ABS($BH$10)" table:style-name="ce1">
            <text:p>0.066901761</text:p>
          </table:table-cell>
          <table:table-cell table:number-columns-repeated="16322"/>
        </table:table-row>
        <table:table-row table:style-name="ro1">
          <table:table-cell office:value-type="float" office:value="195702" table:style-name="ce1">
            <text:p>195702</text:p>
          </table:table-cell>
          <table:table-cell office:value-type="float" office:value="1957" table:style-name="ce1">
            <text:p>195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9.568999999999999" table:style-name="ce1">
            <text:p>19.569</text:p>
          </table:table-cell>
          <table:table-cell office:value-type="float" office:value="170.91499999999999" table:style-name="ce13">
            <text:p>170.9</text:p>
          </table:table-cell>
          <table:table-cell office:value-type="float" office:value="1537.4" table:style-name="ce1">
            <text:p>1537.4</text:p>
          </table:table-cell>
          <table:table-cell table:style-name="ce1"/>
          <table:table-cell office:value-type="float" office:value="0" table:formula="msoxl:=#N/A" table:style-name="ce13">
            <text:p>#N/A</text:p>
          </table:table-cell>
          <table:table-cell office:value-type="float" office:value="0" table:formula="msoxl:=LN(I23/I22)*100" table:style-name="ce1">
            <text:p>#N/A</text:p>
          </table:table-cell>
          <table:table-cell office:value-type="float" office:value="0.17450139711607632" table:style-name="ce1">
            <text:p>0.174501397</text:p>
          </table:table-cell>
          <table:table-cell table:style-name="ce13"/>
          <table:table-cell office:value-type="float" office:value="5.2061011977713987" table:style-name="ce1">
            <text:p>5.206101198</text:p>
          </table:table-cell>
          <table:table-cell office:value-type="float" office:value="5.0221389515199846" table:style-name="ce1">
            <text:p>5.022138952</text:p>
          </table:table-cell>
          <table:table-cell table:style-name="ce1"/>
          <table:table-cell office:value-type="float" office:value="2541.9320581380225" table:style-name="ce1">
            <text:p>2541.932058</text:p>
          </table:table-cell>
          <table:table-cell office:value-type="float" office:value="976.44111142492932" table:style-name="ce1">
            <text:p>976.4411114</text:p>
          </table:table-cell>
          <table:table-cell table:style-name="ce1"/>
          <table:table-cell office:value-type="float" office:value="20788.110424901184" table:style-name="ce14">
            <text:p>20788</text:p>
          </table:table-cell>
          <table:table-cell office:value-type="float" office:value="3271.1787554706862" table:style-name="ce14">
            <text:p>3271</text:p>
          </table:table-cell>
          <table:table-cell office:value-type="float" office:value="1786.6364314170303" table:style-name="ce14">
            <text:p>1787</text:p>
          </table:table-cell>
          <table:table-cell office:value-type="float" office:value="7251.5434911006851" table:style-name="ce14">
            <text:p>7252</text:p>
          </table:table-cell>
          <table:table-cell office:value-type="float" office:value="71933" table:style-name="ce14">
            <text:p>71933</text:p>
          </table:table-cell>
          <table:table-cell office:value-type="float" office:value="3126.5227748368729" table:style-name="ce14">
            <text:p>3127</text:p>
          </table:table-cell>
          <table:table-cell office:value-type="float" office:value="7681.4749930929365" table:style-name="ce14">
            <text:p>7681</text:p>
          </table:table-cell>
          <table:table-cell office:value-type="float" office:value="2997.9387910434084" table:style-name="ce14">
            <text:p>2998</text:p>
          </table:table-cell>
          <table:table-cell table:style-name="ce14"/>
          <table:table-cell office:value-type="float" office:value="614.98468379446638" table:style-name="ce14">
            <text:p>615</text:p>
          </table:table-cell>
          <table:table-cell office:value-type="float" office:value="-52.984683794466406" table:style-name="ce14">
            <text:p>-53</text:p>
          </table:table-cell>
          <table:table-cell office:value-type="float" office:value="80.456435381355803" table:style-name="ce14">
            <text:p>80</text:p>
          </table:table-cell>
          <table:table-cell office:value-type="float" office:value="72" table:style-name="ce14">
            <text:p>72</text:p>
          </table:table-cell>
          <table:table-cell office:value-type="float" office:value="500" table:style-name="ce14">
            <text:p>500</text:p>
          </table:table-cell>
          <table:table-cell office:value-type="float" office:value="126" table:style-name="ce14">
            <text:p>126</text:p>
          </table:table-cell>
          <table:table-cell office:value-type="float" office:value="1189" table:style-name="ce14">
            <text:p>1189</text:p>
          </table:table-cell>
          <table:table-cell office:value-type="float" office:value="-84" table:style-name="ce14">
            <text:p>-84</text:p>
          </table:table-cell>
          <table:table-cell table:style-name="ce1"/>
          <table:table-cell office:value-type="float" office:value="5.856588459676658" table:style-name="ce1">
            <text:p>5.85658846</text:p>
          </table:table-cell>
          <table:table-cell office:value-type="float" office:value="4.9627829359740927" table:style-name="ce1">
            <text:p>4.962782936</text:p>
          </table:table-cell>
          <table:table-cell office:value-type="float" office:value="-0.971253553004222" table:style-name="ce1">
            <text:p>-0.971253553</text:p>
          </table:table-cell>
          <table:table-cell office:value-type="float" office:value="0.89695707971186867" table:style-name="ce1">
            <text:p>0.89695708</text:p>
          </table:table-cell>
          <table:table-cell office:value-type="float" office:value="8.0522889877607096" table:style-name="ce1">
            <text:p>8.052288988</text:p>
          </table:table-cell>
          <table:table-cell office:value-type="float" office:value="5.7887629800569753" table:style-name="ce1">
            <text:p>5.78876298</text:p>
          </table:table-cell>
          <table:table-cell office:value-type="float" office:value="-1.1980146488841226" table:style-name="ce1">
            <text:p>-1.198014649</text:p>
          </table:table-cell>
          <table:table-cell office:value-type="float" office:value="0.72731685508181632" table:style-name="ce1">
            <text:p>0.727316855</text:p>
          </table:table-cell>
          <table:table-cell table:style-name="ce1"/>
          <table:table-cell office:value-type="float" office:value="5.5300095000000001E-2" table:style-name="ce1">
            <text:p>0.055300095</text:p>
          </table:table-cell>
          <table:table-cell office:value-type="float" office:value="2.1242615999999999E-2" table:style-name="ce1">
            <text:p>0.021242616</text:p>
          </table:table-cell>
          <table:table-cell office:value-type="float" office:value="3.96774E-3" table:style-name="ce1">
            <text:p>0.00396774</text:p>
          </table:table-cell>
          <table:table-cell office:value-type="float" office:value="3.3010299999999999E-3" table:style-name="ce1">
            <text:p>0.00330103</text:p>
          </table:table-cell>
          <table:table-cell office:value-type="float" office:value="5.3789790409113199E-2" table:style-name="ce1">
            <text:p>0.05378979</text:p>
          </table:table-cell>
          <table:table-cell office:value-type="float" office:value="1.9854134597947801E-2" table:style-name="ce1">
            <text:p>0.019854135</text:p>
          </table:table-cell>
          <table:table-cell office:value-type="float" office:value="3.5039704052771199E-3" table:style-name="ce1">
            <text:p>0.00350397</text:p>
          </table:table-cell>
          <table:table-cell office:value-type="float" office:value="3.1525828975179399E-3" table:style-name="ce1">
            <text:p>0.003152583</text:p>
          </table:table-cell>
          <table:table-cell office:value-type="float" office:value="2.7690946617244805E-2" table:formula="msoxl:=LN(AT23)-LN(AX23)" table:style-name="ce1">
            <text:p>0.027690947</text:p>
          </table:table-cell>
          <table:table-cell office:value-type="float" office:value="6.7597075100038317E-2" table:formula="msoxl:=LN(AU23)-LN(AY23)" table:style-name="ce1">
            <text:p>0.067597075</text:p>
          </table:table-cell>
          <table:table-cell office:value-type="float" office:value="0.12429993602635392" table:formula="msoxl:=LN(AV23)-LN(AZ23)" table:style-name="ce1">
            <text:p>0.124299936</text:p>
          </table:table-cell>
          <table:table-cell office:value-type="float" office:value="4.6012456670976754E-2" table:formula="msoxl:=LN(AW23)-LN(BA23)" table:style-name="ce1">
            <text:p>0.046012457</text:p>
          </table:table-cell>
          <table:table-cell table:number-columns-repeated="4" table:style-name="ce1"/>
          <table:table-cell office:value-type="float" office:value="4.6509296953817343E-2" table:formula="msoxl:=BB23*ABS($BH$8)/ABS($BH$10)-BC23*ABS($BH$9)/ABS($BH$10)+BD23-BE23*ABS($BH$11)/ABS($BH$10)" table:style-name="ce1">
            <text:p>0.046509297</text:p>
          </table:table-cell>
          <table:table-cell table:number-columns-repeated="16322"/>
        </table:table-row>
        <table:table-row table:style-name="ro1">
          <table:table-cell office:value-type="float" office:value="195703" table:style-name="ce1">
            <text:p>195703</text:p>
          </table:table-cell>
          <table:table-cell office:value-type="float" office:value="1957" table:style-name="ce1">
            <text:p>1957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9.722999999999999" table:style-name="ce1">
            <text:p>19.723</text:p>
          </table:table-cell>
          <table:table-cell office:value-type="float" office:value="171.684" table:style-name="ce13">
            <text:p>171.7</text:p>
          </table:table-cell>
          <table:table-cell office:value-type="float" office:value="1527.88" table:style-name="ce1">
            <text:p>1527.88</text:p>
          </table:table-cell>
          <table:table-cell table:style-name="ce1"/>
          <table:table-cell office:value-type="float" office:value="0" table:formula="msoxl:=#N/A" table:style-name="ce13">
            <text:p>#N/A</text:p>
          </table:table-cell>
          <table:table-cell office:value-type="float" office:value="0" table:formula="msoxl:=LN(I24/I23)*100" table:style-name="ce1">
            <text:p>#N/A</text:p>
          </table:table-cell>
          <table:table-cell office:value-type="float" office:value="-0.56173195663482389" table:style-name="ce1">
            <text:p>-0.561731957</text:p>
          </table:table-cell>
          <table:table-cell table:style-name="ce13"/>
          <table:table-cell office:value-type="float" office:value="5.1688756393342032" table:style-name="ce1">
            <text:p>5.168875639</text:p>
          </table:table-cell>
          <table:table-cell office:value-type="float" office:value="4.9848719963572643" table:style-name="ce1">
            <text:p>4.984871996</text:p>
          </table:table-cell>
          <table:table-cell table:style-name="ce1"/>
          <table:table-cell office:value-type="float" office:value="2536.3912981919211" table:style-name="ce1">
            <text:p>2536.391298</text:p>
          </table:table-cell>
          <table:table-cell office:value-type="float" office:value="957.45266191581595" table:style-name="ce1">
            <text:p>957.4526619</text:p>
          </table:table-cell>
          <table:table-cell table:style-name="ce1"/>
          <table:table-cell office:value-type="float" office:value="21093.249011857704" table:style-name="ce14">
            <text:p>21093</text:p>
          </table:table-cell>
          <table:table-cell office:value-type="float" office:value="2931.6933326853564" table:style-name="ce14">
            <text:p>2932</text:p>
          </table:table-cell>
          <table:table-cell office:value-type="float" office:value="1652.4203933669132" table:style-name="ce14">
            <text:p>1652</text:p>
          </table:table-cell>
          <table:table-cell office:value-type="float" office:value="6499.7824549818679" table:style-name="ce14">
            <text:p>6500</text:p>
          </table:table-cell>
          <table:table-cell office:value-type="float" office:value="73059" table:style-name="ce14">
            <text:p>73059</text:p>
          </table:table-cell>
          <table:table-cell office:value-type="float" office:value="3099.1030992394699" table:style-name="ce14">
            <text:p>3099</text:p>
          </table:table-cell>
          <table:table-cell office:value-type="float" office:value="7470.5889442309062" table:style-name="ce14">
            <text:p>7471</text:p>
          </table:table-cell>
          <table:table-cell office:value-type="float" office:value="2782.2216932065485" table:style-name="ce14">
            <text:p>2782</text:p>
          </table:table-cell>
          <table:table-cell table:style-name="ce14"/>
          <table:table-cell office:value-type="float" office:value="305.13858695652175" table:style-name="ce14">
            <text:p>305</text:p>
          </table:table-cell>
          <table:table-cell office:value-type="float" office:value="-279.13858695652175" table:style-name="ce14">
            <text:p>-279</text:p>
          </table:table-cell>
          <table:table-cell office:value-type="float" office:value="0" table:style-name="ce14">
            <text:p>0</text:p>
          </table:table-cell>
          <table:table-cell office:value-type="float" office:value="6" table:style-name="ce14">
            <text:p>6</text:p>
          </table:table-cell>
          <table:table-cell office:value-type="float" office:value="1126" table:style-name="ce14">
            <text:p>1126</text:p>
          </table:table-cell>
          <table:table-cell office:value-type="float" office:value="31" table:style-name="ce14">
            <text:p>31</text:p>
          </table:table-cell>
          <table:table-cell office:value-type="float" office:value="399" table:style-name="ce14">
            <text:p>399</text:p>
          </table:table-cell>
          <table:table-cell office:value-type="float" office:value="-20" table:style-name="ce14">
            <text:p>-20</text:p>
          </table:table-cell>
          <table:table-cell table:style-name="ce1"/>
          <table:table-cell office:value-type="float" office:value="-2.0082720235043032" table:style-name="ce1">
            <text:p>-2.008272024</text:p>
          </table:table-cell>
          <table:table-cell office:value-type="float" office:value="-8.7194158199615508" table:style-name="ce1">
            <text:p>-8.71941582</text:p>
          </table:table-cell>
          <table:table-cell office:value-type="float" office:value="-0.73910831992084391" table:style-name="ce1">
            <text:p>-0.73910832</text:p>
          </table:table-cell>
          <table:table-cell office:value-type="float" office:value="1.0079163075579256" table:style-name="ce1">
            <text:p>1.007916308</text:p>
          </table:table-cell>
          <table:table-cell office:value-type="float" office:value="-10.062972899320091" table:style-name="ce1">
            <text:p>-10.0629729</text:p>
          </table:table-cell>
          <table:table-cell office:value-type="float" office:value="-7.2342367589442809" table:style-name="ce1">
            <text:p>-7.234236759</text:p>
          </table:table-cell>
          <table:table-cell office:value-type="float" office:value="-1.0283060058289117" table:style-name="ce1">
            <text:p>-1.028306006</text:p>
          </table:table-cell>
          <table:table-cell office:value-type="float" office:value="0.73897005603860244" table:style-name="ce1">
            <text:p>0.738970056</text:p>
          </table:table-cell>
          <table:table-cell table:style-name="ce1"/>
          <table:table-cell office:value-type="float" office:value="5.6212100000000001E-2" table:style-name="ce1">
            <text:p>0.0562121</text:p>
          </table:table-cell>
          <table:table-cell office:value-type="float" office:value="2.1219291000000001E-2" table:style-name="ce1">
            <text:p>0.021219291</text:p>
          </table:table-cell>
          <table:table-cell office:value-type="float" office:value="3.89428E-3" table:style-name="ce1">
            <text:p>0.00389428</text:p>
          </table:table-cell>
          <table:table-cell office:value-type="float" office:value="3.2397799999999998E-3" table:style-name="ce1">
            <text:p>0.00323978</text:p>
          </table:table-cell>
          <table:table-cell office:value-type="float" office:value="5.3886654204724702E-2" table:style-name="ce1">
            <text:p>0.053886654</text:p>
          </table:table-cell>
          <table:table-cell office:value-type="float" office:value="2.0048939019522601E-2" table:style-name="ce1">
            <text:p>0.020048939</text:p>
          </table:table-cell>
          <table:table-cell office:value-type="float" office:value="3.5248391098384999E-3" table:style-name="ce1">
            <text:p>0.003524839</text:p>
          </table:table-cell>
          <table:table-cell office:value-type="float" office:value="3.1750586281157002E-3" table:style-name="ce1">
            <text:p>0.003175059</text:p>
          </table:table-cell>
          <table:table-cell office:value-type="float" office:value="4.2249191840999512E-2" table:formula="msoxl:=LN(AT24)-LN(AX24)" table:style-name="ce1">
            <text:p>0.042249192</text:p>
          </table:table-cell>
          <table:table-cell office:value-type="float" office:value="5.6734485131660239E-2" table:formula="msoxl:=LN(AU24)-LN(AY24)" table:style-name="ce1">
            <text:p>0.056734485</text:p>
          </table:table-cell>
          <table:table-cell office:value-type="float" office:value="9.9674017236996981E-2" table:formula="msoxl:=LN(AV24)-LN(AZ24)" table:style-name="ce1">
            <text:p>0.099674017</text:p>
          </table:table-cell>
          <table:table-cell office:value-type="float" office:value="2.0179328541855668E-2" table:formula="msoxl:=LN(AW24)-LN(BA24)" table:style-name="ce1">
            <text:p>0.020179329</text:p>
          </table:table-cell>
          <table:table-cell table:number-columns-repeated="4" table:style-name="ce1"/>
          <table:table-cell office:value-type="float" office:value="7.083626669488087E-2" table:formula="msoxl:=BB24*ABS($BH$8)/ABS($BH$10)-BC24*ABS($BH$9)/ABS($BH$10)+BD24-BE24*ABS($BH$11)/ABS($BH$10)" table:style-name="ce1">
            <text:p>0.070836267</text:p>
          </table:table-cell>
          <table:table-cell table:number-columns-repeated="16322"/>
        </table:table-row>
        <table:table-row table:style-name="ro1">
          <table:table-cell office:value-type="float" office:value="195704" table:style-name="ce1">
            <text:p>195704</text:p>
          </table:table-cell>
          <table:table-cell office:value-type="float" office:value="1957" table:style-name="ce1">
            <text:p>1957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9.821999999999999" table:style-name="ce1">
            <text:p>19.822</text:p>
          </table:table-cell>
          <table:table-cell office:value-type="float" office:value="172.46299999999999" table:style-name="ce13">
            <text:p>172.5</text:p>
          </table:table-cell>
          <table:table-cell office:value-type="float" office:value="1532.8" table:style-name="ce1">
            <text:p>1532.8</text:p>
          </table:table-cell>
          <table:table-cell table:style-name="ce1"/>
          <table:table-cell office:value-type="float" office:value="0" table:formula="msoxl:=#N/A" table:style-name="ce13">
            <text:p>#N/A</text:p>
          </table:table-cell>
          <table:table-cell office:value-type="float" office:value="0" table:formula="msoxl:=LN(I25/I24)*100" table:style-name="ce1">
            <text:p>#N/A</text:p>
          </table:table-cell>
          <table:table-cell office:value-type="float" office:value="-1.531688241669672" table:style-name="ce1">
            <text:p>-1.531688242</text:p>
          </table:table-cell>
          <table:table-cell table:style-name="ce13"/>
          <table:table-cell office:value-type="float" office:value="5.1251501670840405" table:style-name="ce1">
            <text:p>5.125150167</text:p>
          </table:table-cell>
          <table:table-cell office:value-type="float" office:value="4.9651855173913617" table:style-name="ce1">
            <text:p>4.965185517</text:p>
          </table:table-cell>
          <table:table-cell table:style-name="ce1"/>
          <table:table-cell office:value-type="float" office:value="2543.5611627966196" table:style-name="ce1">
            <text:p>2543.561163</text:p>
          </table:table-cell>
          <table:table-cell office:value-type="float" office:value="935.956976693039" table:style-name="ce1">
            <text:p>935.9569767</text:p>
          </table:table-cell>
          <table:table-cell table:style-name="ce1"/>
          <table:table-cell office:value-type="float" office:value="21086.218379446636" table:style-name="ce14">
            <text:p>21086</text:p>
          </table:table-cell>
          <table:table-cell office:value-type="float" office:value="3298.29132286809" table:style-name="ce14">
            <text:p>3298</text:p>
          </table:table-cell>
          <table:table-cell office:value-type="float" office:value="1698.8669609047092" table:style-name="ce14">
            <text:p>1699</text:p>
          </table:table-cell>
          <table:table-cell office:value-type="float" office:value="6091" table:style-name="ce14">
            <text:p>6091</text:p>
          </table:table-cell>
          <table:table-cell office:value-type="float" office:value="74033" table:style-name="ce14">
            <text:p>74033</text:p>
          </table:table-cell>
          <table:table-cell office:value-type="float" office:value="3255" table:style-name="ce14">
            <text:p>3255</text:p>
          </table:table-cell>
          <table:table-cell office:value-type="float" office:value="7393.5918527801578" table:style-name="ce14">
            <text:p>7394</text:p>
          </table:table-cell>
          <table:table-cell office:value-type="float" office:value="2693" table:style-name="ce14">
            <text:p>2693</text:p>
          </table:table-cell>
          <table:table-cell table:style-name="ce14"/>
          <table:table-cell office:value-type="float" office:value="-7.0306324110671881" table:style-name="ce14">
            <text:p>-7</text:p>
          </table:table-cell>
          <table:table-cell office:value-type="float" office:value="384.03063241106719" table:style-name="ce14">
            <text:p>384</text:p>
          </table:table-cell>
          <table:table-cell office:value-type="float" office:value="114.4956965042371" table:style-name="ce14">
            <text:p>114</text:p>
          </table:table-cell>
          <table:table-cell office:value-type="float" office:value="-38" table:style-name="ce14">
            <text:p>-38</text:p>
          </table:table-cell>
          <table:table-cell office:value-type="float" office:value="974" table:style-name="ce14">
            <text:p>974</text:p>
          </table:table-cell>
          <table:table-cell office:value-type="float" office:value="61" table:style-name="ce14">
            <text:p>61</text:p>
          </table:table-cell>
          <table:table-cell office:value-type="float" office:value="380" table:style-name="ce14">
            <text:p>380</text:p>
          </table:table-cell>
          <table:table-cell office:value-type="float" office:value="-73" table:style-name="ce14">
            <text:p>-73</text:p>
          </table:table-cell>
          <table:table-cell table:style-name="ce1"/>
          <table:table-cell office:value-type="float" office:value="-4.8293899578113288" table:style-name="ce1">
            <text:p>-4.829389958</text:p>
          </table:table-cell>
          <table:table-cell office:value-type="float" office:value="-6.8875122813444243" table:style-name="ce1">
            <text:p>-6.887512281</text:p>
          </table:table-cell>
          <table:table-cell office:value-type="float" office:value="0.39868982256366498" table:style-name="ce1">
            <text:p>0.398689823</text:p>
          </table:table-cell>
          <table:table-cell office:value-type="float" office:value="1.0566524708554199" table:style-name="ce1">
            <text:p>1.056652471</text:p>
          </table:table-cell>
          <table:table-cell office:value-type="float" office:value="-4.8067656117821702" table:style-name="ce1">
            <text:p>-4.806765612</text:p>
          </table:table-cell>
          <table:table-cell office:value-type="float" office:value="-3.4555673386274681" table:style-name="ce1">
            <text:p>-3.455567339</text:p>
          </table:table-cell>
          <table:table-cell office:value-type="float" office:value="0.32535058583716647" table:style-name="ce1">
            <text:p>0.325350586</text:p>
          </table:table-cell>
          <table:table-cell office:value-type="float" office:value="0.79327995403634211" table:style-name="ce1">
            <text:p>0.793279954</text:p>
          </table:table-cell>
          <table:table-cell table:style-name="ce1"/>
          <table:table-cell office:value-type="float" office:value="5.6728343000000001E-2" table:style-name="ce1">
            <text:p>0.056728343</text:p>
          </table:table-cell>
          <table:table-cell office:value-type="float" office:value="2.087439E-2" table:style-name="ce1">
            <text:p>0.02087439</text:p>
          </table:table-cell>
          <table:table-cell office:value-type="float" office:value="3.7512999999999999E-3" table:style-name="ce1">
            <text:p>0.0037513</text:p>
          </table:table-cell>
          <table:table-cell office:value-type="float" office:value="3.1967599999999999E-3" table:style-name="ce1">
            <text:p>0.00319676</text:p>
          </table:table-cell>
          <table:table-cell office:value-type="float" office:value="5.3984814771800803E-2" table:style-name="ce1">
            <text:p>0.053984815</text:p>
          </table:table-cell>
          <table:table-cell office:value-type="float" office:value="2.0245976638585E-2" table:style-name="ce1">
            <text:p>0.020245977</text:p>
          </table:table-cell>
          <table:table-cell office:value-type="float" office:value="3.54584756921678E-3" table:style-name="ce1">
            <text:p>0.003545848</text:p>
          </table:table-cell>
          <table:table-cell office:value-type="float" office:value="3.1977392544340301E-3" table:style-name="ce1">
            <text:p>0.003197739</text:p>
          </table:table-cell>
          <table:table-cell office:value-type="float" office:value="4.957116329196154E-2" table:formula="msoxl:=LN(AT25)-LN(AX25)" table:style-name="ce1">
            <text:p>0.049571163</text:p>
          </table:table-cell>
          <table:table-cell office:value-type="float" office:value="3.0566959455230691E-2" table:formula="msoxl:=LN(AU25)-LN(AY25)" table:style-name="ce1">
            <text:p>0.030566959</text:p>
          </table:table-cell>
          <table:table-cell office:value-type="float" office:value="5.6325226530414163E-2" table:formula="msoxl:=LN(AV25)-LN(AZ25)" table:style-name="ce1">
            <text:p>0.056325227</text:p>
          </table:table-cell>
          <table:table-cell office:value-type="float" office:value="-3.0628025830292671E-4" table:formula="msoxl:=LN(AW25)-LN(BA25)" table:style-name="ce1">
            <text:p>-0.00030628</text:p>
          </table:table-cell>
          <table:table-cell table:number-columns-repeated="4" table:style-name="ce1"/>
          <table:table-cell office:value-type="float" office:value="7.5886717766303513E-2" table:formula="msoxl:=BB25*ABS($BH$8)/ABS($BH$10)-BC25*ABS($BH$9)/ABS($BH$10)+BD25-BE25*ABS($BH$11)/ABS($BH$10)" table:style-name="ce1">
            <text:p>0.075886718</text:p>
          </table:table-cell>
          <table:table-cell table:number-columns-repeated="16322"/>
        </table:table-row>
        <table:table-row table:style-name="ro1">
          <table:table-cell office:value-type="float" office:value="195801" table:style-name="ce1">
            <text:p>195801</text:p>
          </table:table-cell>
          <table:table-cell office:value-type="float" office:value="1958" table:style-name="ce1">
            <text:p>1958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0.074000000000002" table:style-name="ce1">
            <text:p>20.074</text:p>
          </table:table-cell>
          <table:table-cell office:value-type="float" office:value="173.11600000000001" table:style-name="ce13">
            <text:p>173.1</text:p>
          </table:table-cell>
          <table:table-cell office:value-type="float" office:value="1564.87" table:style-name="ce1">
            <text:p>1564.87</text:p>
          </table:table-cell>
          <table:table-cell table:style-name="ce1"/>
          <table:table-cell office:value-type="float" office:value="0" table:formula="msoxl:=#N/A" table:style-name="ce13">
            <text:p>#N/A</text:p>
          </table:table-cell>
          <table:table-cell office:value-type="float" office:value="0" table:formula="msoxl:=LN(I26/I25)*100" table:style-name="ce1">
            <text:p>#N/A</text:p>
          </table:table-cell>
          <table:table-cell office:value-type="float" office:value="0.23117878143502543" table:style-name="ce1">
            <text:p>0.231178781</text:p>
          </table:table-cell>
          <table:table-cell table:style-name="ce13"/>
          <table:table-cell office:value-type="float" office:value="4.9936686545723514" table:style-name="ce1">
            <text:p>4.993668655</text:p>
          </table:table-cell>
          <table:table-cell office:value-type="float" office:value="4.9436582339976898" table:style-name="ce1">
            <text:p>4.943658234</text:p>
          </table:table-cell>
          <table:table-cell table:style-name="ce1"/>
          <table:table-cell office:value-type="float" office:value="2547.7311738192361" table:style-name="ce1">
            <text:p>2547.731174</text:p>
          </table:table-cell>
          <table:table-cell office:value-type="float" office:value="952.48566200568575" table:style-name="ce1">
            <text:p>952.485662</text:p>
          </table:table-cell>
          <table:table-cell table:style-name="ce1"/>
          <table:table-cell office:value-type="float" office:value="21949.341650197624" table:style-name="ce14">
            <text:p>21949</text:p>
          </table:table-cell>
          <table:table-cell office:value-type="float" office:value="2996.7731117222997" table:style-name="ce14">
            <text:p>2997</text:p>
          </table:table-cell>
          <table:table-cell office:value-type="float" office:value="1808.1770896222752" table:style-name="ce14">
            <text:p>1808</text:p>
          </table:table-cell>
          <table:table-cell office:value-type="float" office:value="6382.3805951487866" table:style-name="ce14">
            <text:p>6382</text:p>
          </table:table-cell>
          <table:table-cell office:value-type="float" office:value="74103" table:style-name="ce14">
            <text:p>74103</text:p>
          </table:table-cell>
          <table:table-cell office:value-type="float" office:value="3699.313957414548" table:style-name="ce14">
            <text:p>3699</text:p>
          </table:table-cell>
          <table:table-cell office:value-type="float" office:value="7681.1324644695451" table:style-name="ce14">
            <text:p>7681</text:p>
          </table:table-cell>
          <table:table-cell office:value-type="float" office:value="2586.1306766103926" table:style-name="ce14">
            <text:p>2586</text:p>
          </table:table-cell>
          <table:table-cell table:style-name="ce14"/>
          <table:table-cell office:value-type="float" office:value="863.12327075098801" table:style-name="ce14">
            <text:p>863</text:p>
          </table:table-cell>
          <table:table-cell office:value-type="float" office:value="-554.12327075098813" table:style-name="ce14">
            <text:p>-554</text:p>
          </table:table-cell>
          <table:table-cell office:value-type="float" office:value="44.869935116525347" table:style-name="ce14">
            <text:p>45</text:p>
          </table:table-cell>
          <table:table-cell office:value-type="float" office:value="-30" table:style-name="ce14">
            <text:p>-30</text:p>
          </table:table-cell>
          <table:table-cell office:value-type="float" office:value="70" table:style-name="ce14">
            <text:p>70</text:p>
          </table:table-cell>
          <table:table-cell office:value-type="float" office:value="271" table:style-name="ce14">
            <text:p>271</text:p>
          </table:table-cell>
          <table:table-cell office:value-type="float" office:value="167" table:style-name="ce14">
            <text:p>167</text:p>
          </table:table-cell>
          <table:table-cell office:value-type="float" office:value="-150" table:style-name="ce14">
            <text:p>-150</text:p>
          </table:table-cell>
          <table:table-cell table:style-name="ce1"/>
          <table:table-cell office:value-type="float" office:value="-3.2650269424243947" table:style-name="ce1">
            <text:p>-3.265026942</text:p>
          </table:table-cell>
          <table:table-cell office:value-type="float" office:value="3.3526357556473969" table:style-name="ce1">
            <text:p>3.352635756</text:p>
          </table:table-cell>
          <table:table-cell office:value-type="float" office:value="6.2867157997056093" table:style-name="ce1">
            <text:p>6.2867158</text:p>
          </table:table-cell>
          <table:table-cell office:value-type="float" office:value="0.907220672045979" table:style-name="ce1">
            <text:p>0.907220672</text:p>
          </table:table-cell>
          <table:table-cell office:value-type="float" office:value="6.2038203000379744" table:style-name="ce1">
            <text:p>6.2038203</text:p>
          </table:table-cell>
          <table:table-cell office:value-type="float" office:value="4.4599051701164552" table:style-name="ce1">
            <text:p>4.45990517</text:p>
          </table:table-cell>
          <table:table-cell office:value-type="float" office:value="8.0959831044685231" table:style-name="ce1">
            <text:p>8.095983104</text:p>
          </table:table-cell>
          <table:table-cell office:value-type="float" office:value="0.7952174128663152" table:style-name="ce1">
            <text:p>0.795217413</text:p>
          </table:table-cell>
          <table:table-cell table:style-name="ce1"/>
          <table:table-cell office:value-type="float" office:value="5.6577852999999997E-2" table:style-name="ce1">
            <text:p>0.056577853</text:p>
          </table:table-cell>
          <table:table-cell office:value-type="float" office:value="2.1151994E-2" table:style-name="ce1">
            <text:p>0.021151994</text:p>
          </table:table-cell>
          <table:table-cell office:value-type="float" office:value="3.27503E-3" table:style-name="ce1">
            <text:p>0.00327503</text:p>
          </table:table-cell>
          <table:table-cell office:value-type="float" office:value="3.1152699999999998E-3" table:style-name="ce1">
            <text:p>0.00311527</text:p>
          </table:table-cell>
          <table:table-cell office:value-type="float" office:value="5.4084354917078199E-2" table:style-name="ce1">
            <text:p>0.054084355</text:p>
          </table:table-cell>
          <table:table-cell office:value-type="float" office:value="2.0445301821628299E-2" table:style-name="ce1">
            <text:p>0.020445302</text:p>
          </table:table-cell>
          <table:table-cell office:value-type="float" office:value="3.5669981745568E-3" table:style-name="ce1">
            <text:p>0.003566998</text:p>
          </table:table-cell>
          <table:table-cell office:value-type="float" office:value="3.22062991201826E-3" table:style-name="ce1">
            <text:p>0.00322063</text:p>
          </table:table-cell>
          <table:table-cell office:value-type="float" office:value="4.5072663077280861E-2" table:formula="msoxl:=LN(AT26)-LN(AX26)" table:style-name="ce1">
            <text:p>0.045072663</text:p>
          </table:table-cell>
          <table:table-cell office:value-type="float" office:value="3.3981063687206881E-2" table:formula="msoxl:=LN(AU26)-LN(AY26)" table:style-name="ce1">
            <text:p>0.033981064</text:p>
          </table:table-cell>
          <table:table-cell office:value-type="float" office:value="-8.5397365267342984E-2" table:formula="msoxl:=LN(AV26)-LN(AZ26)" table:style-name="ce1">
            <text:p>-0.085397365</text:p>
          </table:table-cell>
          <table:table-cell office:value-type="float" office:value="-3.3261139423935937E-2" table:formula="msoxl:=LN(AW26)-LN(BA26)" table:style-name="ce1">
            <text:p>-0.033261139</text:p>
          </table:table-cell>
          <table:table-cell table:number-columns-repeated="4" table:style-name="ce1"/>
          <table:table-cell office:value-type="float" office:value="-3.5968032706813924E-2" table:formula="msoxl:=BB26*ABS($BH$8)/ABS($BH$10)-BC26*ABS($BH$9)/ABS($BH$10)+BD26-BE26*ABS($BH$11)/ABS($BH$10)" table:style-name="ce1">
            <text:p>-0.035968033</text:p>
          </table:table-cell>
          <table:table-cell table:number-columns-repeated="16322"/>
        </table:table-row>
        <table:table-row table:style-name="ro1">
          <table:table-cell office:value-type="float" office:value="195802" table:style-name="ce1">
            <text:p>195802</text:p>
          </table:table-cell>
          <table:table-cell office:value-type="float" office:value="1958" table:style-name="ce1">
            <text:p>195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0.114000000000001" table:style-name="ce1">
            <text:p>20.114</text:p>
          </table:table-cell>
          <table:table-cell office:value-type="float" office:value="173.78100000000001" table:style-name="ce13">
            <text:p>173.8</text:p>
          </table:table-cell>
          <table:table-cell office:value-type="float" office:value="1589.73" table:style-name="ce1">
            <text:p>1589.73</text:p>
          </table:table-cell>
          <table:table-cell table:style-name="ce1"/>
          <table:table-cell office:value-type="float" office:value="0" table:formula="msoxl:=#N/A" table:style-name="ce13">
            <text:p>#N/A</text:p>
          </table:table-cell>
          <table:table-cell office:value-type="float" office:value="0" table:formula="msoxl:=LN(I27/I26)*100" table:style-name="ce1">
            <text:p>#N/A</text:p>
          </table:table-cell>
          <table:table-cell office:value-type="float" office:value="0.67778055588956598" table:style-name="ce1">
            <text:p>0.677780556</text:p>
          </table:table-cell>
          <table:table-cell table:style-name="ce13"/>
          <table:table-cell office:value-type="float" office:value="4.9878440141757903" table:style-name="ce1">
            <text:p>4.987844014</text:p>
          </table:table-cell>
          <table:table-cell office:value-type="float" office:value="4.9681389430964584" table:style-name="ce1">
            <text:p>4.968138943</text:p>
          </table:table-cell>
          <table:table-cell table:style-name="ce1"/>
          <table:table-cell office:value-type="float" office:value="2561.7740076583468" table:style-name="ce1">
            <text:p>2561.774008</text:p>
          </table:table-cell>
          <table:table-cell office:value-type="float" office:value="975.69249669825683" table:style-name="ce1">
            <text:p>975.6924967</text:p>
          </table:table-cell>
          <table:table-cell table:style-name="ce1"/>
          <table:table-cell office:value-type="float" office:value="22439.92625988142" table:style-name="ce14">
            <text:p>22440</text:p>
          </table:table-cell>
          <table:table-cell office:value-type="float" office:value="2624.8792197065109" table:style-name="ce14">
            <text:p>2625</text:p>
          </table:table-cell>
          <table:table-cell office:value-type="float" office:value="1928.3372653175859" table:style-name="ce14">
            <text:p>1928</text:p>
          </table:table-cell>
          <table:table-cell office:value-type="float" office:value="6840.4061312240165" table:style-name="ce14">
            <text:p>6840</text:p>
          </table:table-cell>
          <table:table-cell office:value-type="float" office:value="73717" table:style-name="ce14">
            <text:p>73717</text:p>
          </table:table-cell>
          <table:table-cell office:value-type="float" office:value="4139.9359075654684" table:style-name="ce14">
            <text:p>4140</text:p>
          </table:table-cell>
          <table:table-cell office:value-type="float" office:value="8429.3566184595311" table:style-name="ce14">
            <text:p>8429</text:p>
          </table:table-cell>
          <table:table-cell office:value-type="float" office:value="2451.5271376103888" table:style-name="ce14">
            <text:p>2452</text:p>
          </table:table-cell>
          <table:table-cell table:style-name="ce14"/>
          <table:table-cell office:value-type="float" office:value="490.5846096837945" table:style-name="ce14">
            <text:p>491</text:p>
          </table:table-cell>
          <table:table-cell office:value-type="float" office:value="-479.58460968379444" table:style-name="ce14">
            <text:p>-480</text:p>
          </table:table-cell>
          <table:table-cell office:value-type="float" office:value="23.208587129237252" table:style-name="ce14">
            <text:p>23</text:p>
          </table:table-cell>
          <table:table-cell office:value-type="float" office:value="-18" table:style-name="ce14">
            <text:p>-18</text:p>
          </table:table-cell>
          <table:table-cell office:value-type="float" office:value="-386" table:style-name="ce14">
            <text:p>-386</text:p>
          </table:table-cell>
          <table:table-cell office:value-type="float" office:value="340" table:style-name="ce14">
            <text:p>340</text:p>
          </table:table-cell>
          <table:table-cell office:value-type="float" office:value="444" table:style-name="ce14">
            <text:p>444</text:p>
          </table:table-cell>
          <table:table-cell office:value-type="float" office:value="-290" table:style-name="ce14">
            <text:p>-290</text:p>
          </table:table-cell>
          <table:table-cell table:style-name="ce1"/>
          <table:table-cell office:value-type="float" office:value="7.9351844068257122" table:style-name="ce1">
            <text:p>7.935184407</text:p>
          </table:table-cell>
          <table:table-cell office:value-type="float" office:value="5.9658807210219527" table:style-name="ce1">
            <text:p>5.965880721</text:p>
          </table:table-cell>
          <table:table-cell office:value-type="float" office:value="3.6391668094357321" table:style-name="ce1">
            <text:p>3.639166809</text:p>
          </table:table-cell>
          <table:table-cell office:value-type="float" office:value="0.69855414296737417" table:style-name="ce1">
            <text:p>0.698554143</text:p>
          </table:table-cell>
          <table:table-cell office:value-type="float" office:value="8.1688442801172503" table:style-name="ce1">
            <text:p>8.16884428</text:p>
          </table:table-cell>
          <table:table-cell office:value-type="float" office:value="5.8725541806148298" table:style-name="ce1">
            <text:p>5.872554181</text:p>
          </table:table-cell>
          <table:table-cell office:value-type="float" office:value="4.1208604266672326" table:style-name="ce1">
            <text:p>4.120860427</text:p>
          </table:table-cell>
          <table:table-cell office:value-type="float" office:value="0.48820199518863444" table:style-name="ce1">
            <text:p>0.488201995</text:p>
          </table:table-cell>
          <table:table-cell table:style-name="ce1"/>
          <table:table-cell office:value-type="float" office:value="5.6327202999999999E-2" table:style-name="ce1">
            <text:p>0.056327203</text:p>
          </table:table-cell>
          <table:table-cell office:value-type="float" office:value="2.1453113999999999E-2" table:style-name="ce1">
            <text:p>0.021453114</text:p>
          </table:table-cell>
          <table:table-cell office:value-type="float" office:value="3.2238200000000001E-3" table:style-name="ce1">
            <text:p>0.00322382</text:p>
          </table:table-cell>
          <table:table-cell office:value-type="float" office:value="3.1609099999999998E-3" table:style-name="ce1">
            <text:p>0.00316091</text:p>
          </table:table-cell>
          <table:table-cell office:value-type="float" office:value="5.4185359229402402E-2" table:style-name="ce1">
            <text:p>0.054185359</text:p>
          </table:table-cell>
          <table:table-cell office:value-type="float" office:value="2.06469706148018E-2" table:style-name="ce1">
            <text:p>0.020646971</text:p>
          </table:table-cell>
          <table:table-cell office:value-type="float" office:value="3.5882934419434699E-3" table:style-name="ce1">
            <text:p>0.003588293</text:p>
          </table:table-cell>
          <table:table-cell office:value-type="float" office:value="3.2437358468266802E-3" table:style-name="ce1">
            <text:p>0.003243736</text:p>
          </table:table-cell>
          <table:table-cell office:value-type="float" office:value="3.8766850811642328E-2" table:formula="msoxl:=LN(AT27)-LN(AX27)" table:style-name="ce1">
            <text:p>0.038766851</text:p>
          </table:table-cell>
          <table:table-cell office:value-type="float" office:value="3.8301202479408492E-2" table:formula="msoxl:=LN(AU27)-LN(AY27)" table:style-name="ce1">
            <text:p>0.038301202</text:p>
          </table:table-cell>
          <table:table-cell office:value-type="float" office:value="-0.10710973329732987" table:formula="msoxl:=LN(AV27)-LN(AZ27)" table:style-name="ce1">
            <text:p>-0.107109733</text:p>
          </table:table-cell>
          <table:table-cell office:value-type="float" office:value="-2.5865743883573877E-2" table:formula="msoxl:=LN(AW27)-LN(BA27)" table:style-name="ce1">
            <text:p>-0.025865744</text:p>
          </table:table-cell>
          <table:table-cell table:number-columns-repeated="4" table:style-name="ce1"/>
          <table:table-cell office:value-type="float" office:value="-7.4421147321711068E-2" table:formula="msoxl:=BB27*ABS($BH$8)/ABS($BH$10)-BC27*ABS($BH$9)/ABS($BH$10)+BD27-BE27*ABS($BH$11)/ABS($BH$10)" table:style-name="ce1">
            <text:p>-0.074421147</text:p>
          </table:table-cell>
          <table:table-cell table:number-columns-repeated="16322"/>
        </table:table-row>
        <table:table-row table:style-name="ro1">
          <table:table-cell office:value-type="float" office:value="195803" table:style-name="ce1">
            <text:p>195803</text:p>
          </table:table-cell>
          <table:table-cell office:value-type="float" office:value="1958" table:style-name="ce1">
            <text:p>1958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0.137" table:style-name="ce1">
            <text:p>20.137</text:p>
          </table:table-cell>
          <table:table-cell office:value-type="float" office:value="174.535" table:style-name="ce13">
            <text:p>174.5</text:p>
          </table:table-cell>
          <table:table-cell office:value-type="float" office:value="1644.06" table:style-name="ce1">
            <text:p>1644.06</text:p>
          </table:table-cell>
          <table:table-cell table:style-name="ce1"/>
          <table:table-cell office:value-type="float" office:value="0" table:formula="msoxl:=#N/A" table:style-name="ce13">
            <text:p>#N/A</text:p>
          </table:table-cell>
          <table:table-cell office:value-type="float" office:value="0" table:formula="msoxl:=LN(I28/I27)*100" table:style-name="ce1">
            <text:p>#N/A</text:p>
          </table:table-cell>
          <table:table-cell office:value-type="float" office:value="-0.7707534095632782" table:style-name="ce1">
            <text:p>-0.77075341</text:p>
          </table:table-cell>
          <table:table-cell table:style-name="ce13"/>
          <table:table-cell office:value-type="float" office:value="4.9872379661533088" table:style-name="ce1">
            <text:p>4.987237966</text:p>
          </table:table-cell>
          <table:table-cell office:value-type="float" office:value="4.9425655261017161" table:style-name="ce1">
            <text:p>4.942565526</text:p>
          </table:table-cell>
          <table:table-cell table:style-name="ce1"/>
          <table:table-cell office:value-type="float" office:value="2563.2980755693707" table:style-name="ce1">
            <text:p>2563.298076</text:p>
          </table:table-cell>
          <table:table-cell office:value-type="float" office:value="993.55266929769164" table:style-name="ce1">
            <text:p>993.5526693</text:p>
          </table:table-cell>
          <table:table-cell table:style-name="ce1"/>
          <table:table-cell office:value-type="float" office:value="22001.92625988142" table:style-name="ce14">
            <text:p>22002</text:p>
          </table:table-cell>
          <table:table-cell office:value-type="float" office:value="3385.0323170802894" table:style-name="ce14">
            <text:p>3385</text:p>
          </table:table-cell>
          <table:table-cell office:value-type="float" office:value="2082.2239622516322" table:style-name="ce14">
            <text:p>2082</text:p>
          </table:table-cell>
          <table:table-cell office:value-type="float" office:value="7561.202717265126" table:style-name="ce14">
            <text:p>7561</text:p>
          </table:table-cell>
          <table:table-cell office:value-type="float" office:value="73985" table:style-name="ce14">
            <text:p>73985</text:p>
          </table:table-cell>
          <table:table-cell office:value-type="float" office:value="4162.9569728147017" table:style-name="ce14">
            <text:p>4163</text:p>
          </table:table-cell>
          <table:table-cell office:value-type="float" office:value="9056.8532213379913" table:style-name="ce14">
            <text:p>9057</text:p>
          </table:table-cell>
          <table:table-cell office:value-type="float" office:value="2566.7453733260122" table:style-name="ce14">
            <text:p>2567</text:p>
          </table:table-cell>
          <table:table-cell table:style-name="ce14"/>
          <table:table-cell office:value-type="float" office:value="-438" table:style-name="ce14">
            <text:p>-438</text:p>
          </table:table-cell>
          <table:table-cell office:value-type="float" office:value="838" table:style-name="ce14">
            <text:p>838</text:p>
          </table:table-cell>
          <table:table-cell office:value-type="float" office:value="6.1889565677966001" table:style-name="ce14">
            <text:p>6</text:p>
          </table:table-cell>
          <table:table-cell office:value-type="float" office:value="-8" table:style-name="ce14">
            <text:p>-8</text:p>
          </table:table-cell>
          <table:table-cell office:value-type="float" office:value="268" table:style-name="ce14">
            <text:p>268</text:p>
          </table:table-cell>
          <table:table-cell office:value-type="float" office:value="88" table:style-name="ce14">
            <text:p>88</text:p>
          </table:table-cell>
          <table:table-cell office:value-type="float" office:value="169" table:style-name="ce14">
            <text:p>169</text:p>
          </table:table-cell>
          <table:table-cell office:value-type="float" office:value="-18" table:style-name="ce14">
            <text:p>-18</text:p>
          </table:table-cell>
          <table:table-cell table:style-name="ce1"/>
          <table:table-cell office:value-type="float" office:value="7.4915643644754564" table:style-name="ce1">
            <text:p>7.491564364</text:p>
          </table:table-cell>
          <table:table-cell office:value-type="float" office:value="6.8838999438541268" table:style-name="ce1">
            <text:p>6.883899944</text:p>
          </table:table-cell>
          <table:table-cell office:value-type="float" office:value="-0.74814302910222674" table:style-name="ce1">
            <text:p>-0.748143029</text:p>
          </table:table-cell>
          <table:table-cell office:value-type="float" office:value="0.45433789358662724" table:style-name="ce1">
            <text:p>0.454337894</text:p>
          </table:table-cell>
          <table:table-cell office:value-type="float" office:value="11.018653860596785" table:style-name="ce1">
            <text:p>11.01865386</text:p>
          </table:table-cell>
          <table:table-cell office:value-type="float" office:value="7.9212725294925814" table:style-name="ce1">
            <text:p>7.921272529</text:p>
          </table:table-cell>
          <table:table-cell office:value-type="float" office:value="-2.5851332178063697" table:style-name="ce1">
            <text:p>-2.585133218</text:p>
          </table:table-cell>
          <table:table-cell office:value-type="float" office:value="0.21903764171432133" table:style-name="ce1">
            <text:p>0.219037642</text:p>
          </table:table-cell>
          <table:table-cell table:style-name="ce1"/>
          <table:table-cell office:value-type="float" office:value="5.4797248E-2" table:style-name="ce1">
            <text:p>0.054797248</text:p>
          </table:table-cell>
          <table:table-cell office:value-type="float" office:value="2.1239805E-2" table:style-name="ce1">
            <text:p>0.021239805</text:p>
          </table:table-cell>
          <table:table-cell office:value-type="float" office:value="3.1324899999999999E-3" table:style-name="ce1">
            <text:p>0.00313249</text:p>
          </table:table-cell>
          <table:table-cell office:value-type="float" office:value="2.99563E-3" table:style-name="ce1">
            <text:p>0.00299563</text:p>
          </table:table-cell>
          <table:table-cell office:value-type="float" office:value="5.4287914009493198E-2" table:style-name="ce1">
            <text:p>0.054287914</text:p>
          </table:table-cell>
          <table:table-cell office:value-type="float" office:value="2.08510408223508E-2" table:style-name="ce1">
            <text:p>0.020851041</text:p>
          </table:table-cell>
          <table:table-cell office:value-type="float" office:value="3.6097358023827299E-3" table:style-name="ce1">
            <text:p>0.003609736</text:p>
          </table:table-cell>
          <table:table-cell office:value-type="float" office:value="3.2670623726796101E-3" table:style-name="ce1">
            <text:p>0.003267062</text:p>
          </table:table-cell>
          <table:table-cell office:value-type="float" office:value="9.338349643190913E-3" table:formula="msoxl:=LN(AT28)-LN(AX28)" table:style-name="ce1">
            <text:p>0.00933835</text:p>
          </table:table-cell>
          <table:table-cell office:value-type="float" office:value="1.8473149004553768E-2" table:formula="msoxl:=LN(AU28)-LN(AY28)" table:style-name="ce1">
            <text:p>0.018473149</text:p>
          </table:table-cell>
          <table:table-cell office:value-type="float" office:value="-0.14180636928650614" table:formula="msoxl:=LN(AV28)-LN(AZ28)" table:style-name="ce1">
            <text:p>-0.141806369</text:p>
          </table:table-cell>
          <table:table-cell office:value-type="float" office:value="-8.6736664134846819E-2" table:formula="msoxl:=LN(AW28)-LN(BA28)" table:style-name="ce1">
            <text:p>-0.086736664</text:p>
          </table:table-cell>
          <table:table-cell table:number-columns-repeated="4" table:style-name="ce1"/>
          <table:table-cell office:value-type="float" office:value="-5.2301259590194424E-2" table:formula="msoxl:=BB28*ABS($BH$8)/ABS($BH$10)-BC28*ABS($BH$9)/ABS($BH$10)+BD28-BE28*ABS($BH$11)/ABS($BH$10)" table:style-name="ce1">
            <text:p>-0.05230126</text:p>
          </table:table-cell>
          <table:table-cell table:number-columns-repeated="16322"/>
        </table:table-row>
        <table:table-row table:style-name="ro1">
          <table:table-cell office:value-type="float" office:value="195804" table:style-name="ce1">
            <text:p>195804</text:p>
          </table:table-cell>
          <table:table-cell office:value-type="float" office:value="1958" table:style-name="ce1">
            <text:p>1958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20.143999999999998" table:style-name="ce1">
            <text:p>20.144</text:p>
          </table:table-cell>
          <table:table-cell office:value-type="float" office:value="175.34" table:style-name="ce13">
            <text:p>175.3</text:p>
          </table:table-cell>
          <table:table-cell office:value-type="float" office:value="1675.04" table:style-name="ce1">
            <text:p>1675.04</text:p>
          </table:table-cell>
          <table:table-cell table:style-name="ce1"/>
          <table:table-cell office:value-type="float" office:value="0" table:formula="msoxl:=#N/A" table:style-name="ce13">
            <text:p>#N/A</text:p>
          </table:table-cell>
          <table:table-cell office:value-type="float" office:value="0" table:formula="msoxl:=LN(I29/I28)*100" table:style-name="ce1">
            <text:p>#N/A</text:p>
          </table:table-cell>
          <table:table-cell office:value-type="float" office:value="-0.30878398430460874" table:style-name="ce1">
            <text:p>-0.308783984</text:p>
          </table:table-cell>
          <table:table-cell table:style-name="ce13"/>
          <table:table-cell office:value-type="float" office:value="4.9822887561834426" table:style-name="ce1">
            <text:p>4.982288756</text:p>
          </table:table-cell>
          <table:table-cell office:value-type="float" office:value="4.9919506670951792" table:style-name="ce1">
            <text:p>4.991950667</text:p>
          </table:table-cell>
          <table:table-cell table:style-name="ce1"/>
          <table:table-cell office:value-type="float" office:value="2598.5787846148437" table:style-name="ce1">
            <text:p>2598.578785</text:p>
          </table:table-cell>
          <table:table-cell office:value-type="float" office:value="1020.1399493461693" table:style-name="ce1">
            <text:p>1020.139949</text:p>
          </table:table-cell>
          <table:table-cell table:style-name="ce1"/>
          <table:table-cell office:value-type="float" office:value="22007.649456521736" table:style-name="ce14">
            <text:p>22008</text:p>
          </table:table-cell>
          <table:table-cell office:value-type="float" office:value="3643.6547325274873" table:style-name="ce14">
            <text:p>3644</text:p>
          </table:table-cell>
          <table:table-cell office:value-type="float" office:value="2313.5822024741337" table:style-name="ce14">
            <text:p>2314</text:p>
          </table:table-cell>
          <table:table-cell office:value-type="float" office:value="8305" table:style-name="ce14">
            <text:p>8305</text:p>
          </table:table-cell>
          <table:table-cell office:value-type="float" office:value="74091" table:style-name="ce14">
            <text:p>74091</text:p>
          </table:table-cell>
          <table:table-cell office:value-type="float" office:value="3931" table:style-name="ce14">
            <text:p>3931</text:p>
          </table:table-cell>
          <table:table-cell office:value-type="float" office:value="9753.850915769217" table:style-name="ce14">
            <text:p>9754</text:p>
          </table:table-cell>
          <table:table-cell office:value-type="float" office:value="3690" table:style-name="ce14">
            <text:p>3690</text:p>
          </table:table-cell>
          <table:table-cell table:style-name="ce14"/>
          <table:table-cell office:value-type="float" office:value="5.7231966403161891" table:style-name="ce14">
            <text:p>6</text:p>
          </table:table-cell>
          <table:table-cell office:value-type="float" office:value="440.27680335968381" table:style-name="ce14">
            <text:p>440</text:p>
          </table:table-cell>
          <table:table-cell office:value-type="float" office:value="77.361957097457505" table:style-name="ce14">
            <text:p>77</text:p>
          </table:table-cell>
          <table:table-cell office:value-type="float" office:value="2" table:style-name="ce14">
            <text:p>2</text:p>
          </table:table-cell>
          <table:table-cell office:value-type="float" office:value="106" table:style-name="ce14">
            <text:p>106</text:p>
          </table:table-cell>
          <table:table-cell office:value-type="float" office:value="219" table:style-name="ce14">
            <text:p>219</text:p>
          </table:table-cell>
          <table:table-cell office:value-type="float" office:value="401" table:style-name="ce14">
            <text:p>401</text:p>
          </table:table-cell>
          <table:table-cell office:value-type="float" office:value="-128" table:style-name="ce14">
            <text:p>-128</text:p>
          </table:table-cell>
          <table:table-cell table:style-name="ce1"/>
          <table:table-cell office:value-type="float" office:value="7.6357898890689047" table:style-name="ce1">
            <text:p>7.635789889</text:p>
          </table:table-cell>
          <table:table-cell office:value-type="float" office:value="4.6204586012704985" table:style-name="ce1">
            <text:p>4.620458601</text:p>
          </table:table-cell>
          <table:table-cell office:value-type="float" office:value="-2.8879901363126939" table:style-name="ce1">
            <text:p>-2.887990136</text:p>
          </table:table-cell>
          <table:table-cell office:value-type="float" office:value="0.5166825395012099" table:style-name="ce1">
            <text:p>0.51668254</text:p>
          </table:table-cell>
          <table:table-cell office:value-type="float" office:value="10.616579164719477" table:style-name="ce1">
            <text:p>10.61657916</text:p>
          </table:table-cell>
          <table:table-cell office:value-type="float" office:value="7.6322224074403309" table:style-name="ce1">
            <text:p>7.632222407</text:p>
          </table:table-cell>
          <table:table-cell office:value-type="float" office:value="-5.1112326543461384" table:style-name="ce1">
            <text:p>-5.111232654</text:p>
          </table:table-cell>
          <table:table-cell office:value-type="float" office:value="0.30019047810692051" table:style-name="ce1">
            <text:p>0.300190478</text:p>
          </table:table-cell>
          <table:table-cell table:style-name="ce1"/>
          <table:table-cell office:value-type="float" office:value="5.4794557000000001E-2" table:style-name="ce1">
            <text:p>0.054794557</text:p>
          </table:table-cell>
          <table:table-cell office:value-type="float" office:value="2.1511033999999998E-2" table:style-name="ce1">
            <text:p>0.021511034</text:p>
          </table:table-cell>
          <table:table-cell office:value-type="float" office:value="3.0745500000000001E-3" table:style-name="ce1">
            <text:p>0.00307455</text:p>
          </table:table-cell>
          <table:table-cell office:value-type="float" office:value="3.1044000000000002E-3" table:style-name="ce1">
            <text:p>0.0031044</text:p>
          </table:table-cell>
          <table:table-cell office:value-type="float" office:value="5.4392107159390697E-2" table:style-name="ce1">
            <text:p>0.054392107</text:p>
          </table:table-cell>
          <table:table-cell office:value-type="float" office:value="2.10575720964527E-2" table:style-name="ce1">
            <text:p>0.021057572</text:p>
          </table:table-cell>
          <table:table-cell office:value-type="float" office:value="3.6313275657810502E-3" table:style-name="ce1">
            <text:p>0.003631328</text:p>
          </table:table-cell>
          <table:table-cell office:value-type="float" office:value="3.29061488216715E-3" table:style-name="ce1">
            <text:p>0.003290615</text:p>
          </table:table-cell>
          <table:table-cell office:value-type="float" office:value="7.3718098497312923E-3" table:formula="msoxl:=LN(AT29)-LN(AX29)" table:style-name="ce1">
            <text:p>0.00737181</text:p>
          </table:table-cell>
          <table:table-cell office:value-type="float" office:value="2.1305797797816162E-2" table:formula="msoxl:=LN(AU29)-LN(AY29)" table:style-name="ce1">
            <text:p>0.021305798</text:p>
          </table:table-cell>
          <table:table-cell office:value-type="float" office:value="-0.16643975293201141" table:formula="msoxl:=LN(AV29)-LN(AZ29)" table:style-name="ce1">
            <text:p>-0.166439753</text:p>
          </table:table-cell>
          <table:table-cell office:value-type="float" office:value="-5.825398159260331E-2" table:formula="msoxl:=LN(AW29)-LN(BA29)" table:style-name="ce1">
            <text:p>-0.058253982</text:p>
          </table:table-cell>
          <table:table-cell table:number-columns-repeated="4" table:style-name="ce1"/>
          <table:table-cell office:value-type="float" office:value="-0.11206806846802296" table:formula="msoxl:=BB29*ABS($BH$8)/ABS($BH$10)-BC29*ABS($BH$9)/ABS($BH$10)+BD29-BE29*ABS($BH$11)/ABS($BH$10)" table:style-name="ce1">
            <text:p>-0.112068068</text:p>
          </table:table-cell>
          <table:table-cell table:number-columns-repeated="16322"/>
        </table:table-row>
        <table:table-row table:style-name="ro1">
          <table:table-cell office:value-type="float" office:value="195901" table:style-name="ce1">
            <text:p>195901</text:p>
          </table:table-cell>
          <table:table-cell office:value-type="float" office:value="1959" table:style-name="ce1">
            <text:p>1959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0.315000000000001" table:style-name="ce1">
            <text:p>20.315</text:p>
          </table:table-cell>
          <table:table-cell office:value-type="float" office:value="176.04499999999999" table:style-name="ce13">
            <text:p>176.0</text:p>
          </table:table-cell>
          <table:table-cell office:value-type="float" office:value="1694.24" table:style-name="ce1">
            <text:p>1694.24</text:p>
          </table:table-cell>
          <table:table-cell table:style-name="ce1"/>
          <table:table-cell office:value-type="float" office:value="0" table:formula="msoxl:=#N/A" table:style-name="ce13">
            <text:p>#N/A</text:p>
          </table:table-cell>
          <table:table-cell office:value-type="float" office:value="0" table:formula="msoxl:=LN(I30/I29)*100" table:style-name="ce1">
            <text:p>#N/A</text:p>
          </table:table-cell>
          <table:table-cell office:value-type="float" office:value="-9.9364764114843851E-2" table:style-name="ce1">
            <text:p>-0.099364764</text:p>
          </table:table-cell>
          <table:table-cell table:style-name="ce13"/>
          <table:table-cell office:value-type="float" office:value="5.0264419000303828" table:style-name="ce1">
            <text:p>5.0264419</text:p>
          </table:table-cell>
          <table:table-cell office:value-type="float" office:value="5.0079228522631452" table:style-name="ce1">
            <text:p>5.007922852</text:p>
          </table:table-cell>
          <table:table-cell table:style-name="ce1"/>
          <table:table-cell office:value-type="float" office:value="2596.6808434786644" table:style-name="ce1">
            <text:p>2596.680843</text:p>
          </table:table-cell>
          <table:table-cell office:value-type="float" office:value="1020.9403904210445" table:style-name="ce1">
            <text:p>1020.94039</text:p>
          </table:table-cell>
          <table:table-cell table:style-name="ce1"/>
          <table:table-cell office:value-type="float" office:value="22136.141798418968" table:style-name="ce14">
            <text:p>22136</text:p>
          </table:table-cell>
          <table:table-cell office:value-type="float" office:value="4091.8088228078773" table:style-name="ce14">
            <text:p>4092</text:p>
          </table:table-cell>
          <table:table-cell office:value-type="float" office:value="2410.2509271591748" table:style-name="ce14">
            <text:p>2410</text:p>
          </table:table-cell>
          <table:table-cell office:value-type="float" office:value="8374.5978989313517" table:style-name="ce14">
            <text:p>8375</text:p>
          </table:table-cell>
          <table:table-cell office:value-type="float" office:value="74125" table:style-name="ce14">
            <text:p>74125</text:p>
          </table:table-cell>
          <table:table-cell office:value-type="float" office:value="4055.3925923426" table:style-name="ce14">
            <text:p>4055</text:p>
          </table:table-cell>
          <table:table-cell office:value-type="float" office:value="10357.682646804484" table:style-name="ce14">
            <text:p>10358</text:p>
          </table:table-cell>
          <table:table-cell office:value-type="float" office:value="3868.2695180273249" table:style-name="ce14">
            <text:p>3868</text:p>
          </table:table-cell>
          <table:table-cell table:style-name="ce14"/>
          <table:table-cell office:value-type="float" office:value="128.49234189723325" table:style-name="ce14">
            <text:p>128</text:p>
          </table:table-cell>
          <table:table-cell office:value-type="float" office:value="522.50765810276675" table:style-name="ce14">
            <text:p>523</text:p>
          </table:table-cell>
          <table:table-cell office:value-type="float" office:value="89.739870233050695" table:style-name="ce14">
            <text:p>90</text:p>
          </table:table-cell>
          <table:table-cell office:value-type="float" office:value="35" table:style-name="ce14">
            <text:p>35</text:p>
          </table:table-cell>
          <table:table-cell office:value-type="float" office:value="34" table:style-name="ce14">
            <text:p>34</text:p>
          </table:table-cell>
          <table:table-cell office:value-type="float" office:value="169" table:style-name="ce14">
            <text:p>169</text:p>
          </table:table-cell>
          <table:table-cell office:value-type="float" office:value="287" table:style-name="ce14">
            <text:p>287</text:p>
          </table:table-cell>
          <table:table-cell office:value-type="float" office:value="-52" table:style-name="ce14">
            <text:p>-52</text:p>
          </table:table-cell>
          <table:table-cell table:style-name="ce1"/>
          <table:table-cell office:value-type="float" office:value="7.7893749819151887" table:style-name="ce1">
            <text:p>7.789374982</text:p>
          </table:table-cell>
          <table:table-cell office:value-type="float" office:value="3.7285911240210856" table:style-name="ce1">
            <text:p>3.728591124</text:p>
          </table:table-cell>
          <table:table-cell office:value-type="float" office:value="-0.12669485614379905" table:style-name="ce1">
            <text:p>-0.126694856</text:p>
          </table:table-cell>
          <table:table-cell office:value-type="float" office:value="0.62962833010653363" table:style-name="ce1">
            <text:p>0.62962833</text:p>
          </table:table-cell>
          <table:table-cell office:value-type="float" office:value="1.2122631332118181" table:style-name="ce1">
            <text:p>1.212263133</text:p>
          </table:table-cell>
          <table:table-cell office:value-type="float" office:value="0.87149181534479092" table:style-name="ce1">
            <text:p>0.871491815</text:p>
          </table:table-cell>
          <table:table-cell office:value-type="float" office:value="-1.2789850967023015" table:style-name="ce1">
            <text:p>-1.278985097</text:p>
          </table:table-cell>
          <table:table-cell office:value-type="float" office:value="0.51270651578377613" table:style-name="ce1">
            <text:p>0.512706516</text:p>
          </table:table-cell>
          <table:table-cell table:style-name="ce1"/>
          <table:table-cell office:value-type="float" office:value="5.4813075000000003E-2" table:style-name="ce1">
            <text:p>0.054813075</text:p>
          </table:table-cell>
          <table:table-cell office:value-type="float" office:value="2.1550928E-2" table:style-name="ce1">
            <text:p>0.021550928</text:p>
          </table:table-cell>
          <table:table-cell office:value-type="float" office:value="3.2167799999999998E-3" table:style-name="ce1">
            <text:p>0.00321678</text:p>
          </table:table-cell>
          <table:table-cell office:value-type="float" office:value="3.1577599999999999E-3" table:style-name="ce1">
            <text:p>0.00315776</text:p>
          </table:table-cell>
          <table:table-cell office:value-type="float" office:value="5.4498027547017602E-2" table:style-name="ce1">
            <text:p>0.054498028</text:p>
          </table:table-cell>
          <table:table-cell office:value-type="float" office:value="2.12666258171396E-2" table:style-name="ce1">
            <text:p>0.021266626</text:p>
          </table:table-cell>
          <table:table-cell office:value-type="float" office:value="3.6530708639158399E-3" table:style-name="ce1">
            <text:p>0.003653071</text:p>
          </table:table-cell>
          <table:table-cell office:value-type="float" office:value="3.3143987637511002E-3" table:style-name="ce1">
            <text:p>0.003314399</text:p>
          </table:table-cell>
          <table:table-cell office:value-type="float" office:value="5.7642511688293929E-3" table:formula="msoxl:=LN(AT30)-LN(AX30)" table:style-name="ce1">
            <text:p>0.005764251</text:p>
          </table:table-cell>
          <table:table-cell office:value-type="float" office:value="1.3279897410966246E-2" table:formula="msoxl:=LN(AU30)-LN(AY30)" table:style-name="ce1">
            <text:p>0.013279897</text:p>
          </table:table-cell>
          <table:table-cell office:value-type="float" office:value="-0.12718728722947859" table:formula="msoxl:=LN(AV30)-LN(AZ30)" table:style-name="ce1">
            <text:p>-0.127187287</text:p>
          </table:table-cell>
          <table:table-cell office:value-type="float" office:value="-4.8413323308968081E-2" table:formula="msoxl:=LN(AW30)-LN(BA30)" table:style-name="ce1">
            <text:p>-0.048413323</text:p>
          </table:table-cell>
          <table:table-cell table:number-columns-repeated="4" table:style-name="ce1"/>
          <table:table-cell office:value-type="float" office:value="-7.8986952259806203E-2" table:formula="msoxl:=BB30*ABS($BH$8)/ABS($BH$10)-BC30*ABS($BH$9)/ABS($BH$10)+BD30-BE30*ABS($BH$11)/ABS($BH$10)" table:style-name="ce1">
            <text:p>-0.078986952</text:p>
          </table:table-cell>
          <table:table-cell table:number-columns-repeated="16322"/>
        </table:table-row>
        <table:table-row table:style-name="ro1">
          <table:table-cell office:value-type="float" office:value="195902" table:style-name="ce1">
            <text:p>195902</text:p>
          </table:table-cell>
          <table:table-cell office:value-type="float" office:value="1959" table:style-name="ce1">
            <text:p>195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0.364999999999998" table:style-name="ce1">
            <text:p>20.365</text:p>
          </table:table-cell>
          <table:table-cell office:value-type="float" office:value="176.727" table:style-name="ce13">
            <text:p>176.7</text:p>
          </table:table-cell>
          <table:table-cell office:value-type="float" office:value="1720.94" table:style-name="ce1">
            <text:p>1720.94</text:p>
          </table:table-cell>
          <table:table-cell table:style-name="ce1"/>
          <table:table-cell office:value-type="float" office:value="0" table:formula="msoxl:=#N/A" table:style-name="ce13">
            <text:p>#N/A</text:p>
          </table:table-cell>
          <table:table-cell office:value-type="float" office:value="0" table:formula="msoxl:=LN(I31/I30)*100" table:style-name="ce1">
            <text:p>#N/A</text:p>
          </table:table-cell>
          <table:table-cell office:value-type="float" office:value="0.6306975073094746" table:style-name="ce1">
            <text:p>0.630697507</text:p>
          </table:table-cell>
          <table:table-cell table:style-name="ce13"/>
          <table:table-cell office:value-type="float" office:value="5.0561571000172556" table:style-name="ce1">
            <text:p>5.0561571</text:p>
          </table:table-cell>
          <table:table-cell office:value-type="float" office:value="5.0517225029493895" table:style-name="ce1">
            <text:p>5.051722503</text:p>
          </table:table-cell>
          <table:table-cell table:style-name="ce1"/>
          <table:table-cell office:value-type="float" office:value="2614.2439412664794" table:style-name="ce1">
            <text:p>2614.243941</text:p>
          </table:table-cell>
          <table:table-cell office:value-type="float" office:value="1052.9229731799487" table:style-name="ce1">
            <text:p>1052.922973</text:p>
          </table:table-cell>
          <table:table-cell table:style-name="ce1"/>
          <table:table-cell office:value-type="float" office:value="21018.618824110668" table:style-name="ce14">
            <text:p>21019</text:p>
          </table:table-cell>
          <table:table-cell office:value-type="float" office:value="6013.1259309480956" table:style-name="ce14">
            <text:p>6013</text:p>
          </table:table-cell>
          <table:table-cell office:value-type="float" office:value="2644.2020359495755" table:style-name="ce14">
            <text:p>2644</text:p>
          </table:table-cell>
          <table:table-cell office:value-type="float" office:value="8929.3004897279243" table:style-name="ce14">
            <text:p>8929</text:p>
          </table:table-cell>
          <table:table-cell office:value-type="float" office:value="74959" table:style-name="ce14">
            <text:p>74959</text:p>
          </table:table-cell>
          <table:table-cell office:value-type="float" office:value="4090.3224982719848" table:style-name="ce14">
            <text:p>4090</text:p>
          </table:table-cell>
          <table:table-cell office:value-type="float" office:value="11281.409906780804" table:style-name="ce14">
            <text:p>11281</text:p>
          </table:table-cell>
          <table:table-cell office:value-type="float" office:value="4201.9337314673649" table:style-name="ce14">
            <text:p>4202</text:p>
          </table:table-cell>
          <table:table-cell table:style-name="ce14"/>
          <table:table-cell office:value-type="float" office:value="-1117.5229743083005" table:style-name="ce14">
            <text:p>-1118</text:p>
          </table:table-cell>
          <table:table-cell office:value-type="float" office:value="1958.5229743083005" table:style-name="ce14">
            <text:p>1959</text:p>
          </table:table-cell>
          <table:table-cell office:value-type="float" office:value="139.2515227754235" table:style-name="ce14">
            <text:p>139</text:p>
          </table:table-cell>
          <table:table-cell office:value-type="float" office:value="97" table:style-name="ce14">
            <text:p>97</text:p>
          </table:table-cell>
          <table:table-cell office:value-type="float" office:value="834" table:style-name="ce14">
            <text:p>834</text:p>
          </table:table-cell>
          <table:table-cell office:value-type="float" office:value="65" table:style-name="ce14">
            <text:p>65</text:p>
          </table:table-cell>
          <table:table-cell office:value-type="float" office:value="442" table:style-name="ce14">
            <text:p>442</text:p>
          </table:table-cell>
          <table:table-cell office:value-type="float" office:value="2" table:style-name="ce14">
            <text:p>2</text:p>
          </table:table-cell>
          <table:table-cell table:style-name="ce1"/>
          <table:table-cell office:value-type="float" office:value="10.079794838802028" table:style-name="ce1">
            <text:p>10.07979484</text:p>
          </table:table-cell>
          <table:table-cell office:value-type="float" office:value="6.251654205130162" table:style-name="ce1">
            <text:p>6.251654205</text:p>
          </table:table-cell>
          <table:table-cell office:value-type="float" office:value="0.33396932941389412" table:style-name="ce1">
            <text:p>0.333969329</text:p>
          </table:table-cell>
          <table:table-cell office:value-type="float" office:value="0.73134102263736656" table:style-name="ce1">
            <text:p>0.731341023</text:p>
          </table:table-cell>
          <table:table-cell office:value-type="float" office:value="6.0883972808164142" table:style-name="ce1">
            <text:p>6.088397281</text:p>
          </table:table-cell>
          <table:table-cell office:value-type="float" office:value="4.3769279568381245" table:style-name="ce1">
            <text:p>4.376927957</text:p>
          </table:table-cell>
          <table:table-cell office:value-type="float" office:value="-2.4335670504328763E-2" table:style-name="ce1">
            <text:p>-0.024335671</text:p>
          </table:table-cell>
          <table:table-cell office:value-type="float" office:value="0.60462916970887426" table:style-name="ce1">
            <text:p>0.60462917</text:p>
          </table:table-cell>
          <table:table-cell table:style-name="ce1"/>
          <table:table-cell office:value-type="float" office:value="5.4672344999999997E-2" table:style-name="ce1">
            <text:p>0.054672345</text:p>
          </table:table-cell>
          <table:table-cell office:value-type="float" office:value="2.2020043999999999E-2" table:style-name="ce1">
            <text:p>0.022020044</text:p>
          </table:table-cell>
          <table:table-cell office:value-type="float" office:value="3.2830899999999998E-3" table:style-name="ce1">
            <text:p>0.00328309</text:p>
          </table:table-cell>
          <table:table-cell office:value-type="float" office:value="3.2685600000000002E-3" table:style-name="ce1">
            <text:p>0.00326856</text:p>
          </table:table-cell>
          <table:table-cell office:value-type="float" office:value="5.4605764989496999E-2" table:style-name="ce1">
            <text:p>0.054605765</text:p>
          </table:table-cell>
          <table:table-cell office:value-type="float" office:value="2.1478265166483001E-2" table:style-name="ce1">
            <text:p>0.021478265</text:p>
          </table:table-cell>
          <table:table-cell office:value-type="float" office:value="3.6749676068269302E-3" table:style-name="ce1">
            <text:p>0.003674968</text:p>
          </table:table-cell>
          <table:table-cell office:value-type="float" office:value="3.3384194395437898E-3" table:style-name="ce1">
            <text:p>0.003338419</text:p>
          </table:table-cell>
          <table:table-cell office:value-type="float" office:value="1.2185426477051564E-3" table:formula="msoxl:=LN(AT31)-LN(AX31)" table:style-name="ce1">
            <text:p>0.001218543</text:p>
          </table:table-cell>
          <table:table-cell office:value-type="float" office:value="2.4911628158329258E-2" table:formula="msoxl:=LN(AU31)-LN(AY31)" table:style-name="ce1">
            <text:p>0.024911628</text:p>
          </table:table-cell>
          <table:table-cell office:value-type="float" office:value="-0.11275926606273501" table:formula="msoxl:=LN(AV31)-LN(AZ31)" table:style-name="ce1">
            <text:p>-0.112759266</text:p>
          </table:table-cell>
          <table:table-cell office:value-type="float" office:value="-2.1147952343736343E-2" table:formula="msoxl:=LN(AW31)-LN(BA31)" table:style-name="ce1">
            <text:p>-0.021147952</text:p>
          </table:table-cell>
          <table:table-cell table:number-columns-repeated="4" table:style-name="ce1"/>
          <table:table-cell office:value-type="float" office:value="-0.10714899572640821" table:formula="msoxl:=BB31*ABS($BH$8)/ABS($BH$10)-BC31*ABS($BH$9)/ABS($BH$10)+BD31-BE31*ABS($BH$11)/ABS($BH$10)" table:style-name="ce1">
            <text:p>-0.107148996</text:p>
          </table:table-cell>
          <table:table-cell table:number-columns-repeated="16322"/>
        </table:table-row>
        <table:table-row table:style-name="ro1">
          <table:table-cell office:value-type="float" office:value="195903" table:style-name="ce1">
            <text:p>195903</text:p>
          </table:table-cell>
          <table:table-cell office:value-type="float" office:value="1959" table:style-name="ce1">
            <text:p>1959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0.47" table:style-name="ce1">
            <text:p>20.47</text:p>
          </table:table-cell>
          <table:table-cell office:value-type="float" office:value="177.48099999999999" table:style-name="ce13">
            <text:p>177.5</text:p>
          </table:table-cell>
          <table:table-cell office:value-type="float" office:value="1731.82" table:style-name="ce1">
            <text:p>1731.82</text:p>
          </table:table-cell>
          <table:table-cell table:style-name="ce1"/>
          <table:table-cell office:value-type="float" office:value="0" table:formula="msoxl:=#N/A" table:style-name="ce13">
            <text:p>#N/A</text:p>
          </table:table-cell>
          <table:table-cell office:value-type="float" office:value="0" table:formula="msoxl:=LN(I32/I31)*100" table:style-name="ce1">
            <text:p>#N/A</text:p>
          </table:table-cell>
          <table:table-cell office:value-type="float" office:value="0.24335965813520699" table:style-name="ce1">
            <text:p>0.243359658</text:p>
          </table:table-cell>
          <table:table-cell table:style-name="ce13"/>
          <table:table-cell office:value-type="float" office:value="5.0858075643947345" table:style-name="ce1">
            <text:p>5.085807564</text:p>
          </table:table-cell>
          <table:table-cell office:value-type="float" office:value="5.0599440538048155" table:style-name="ce1">
            <text:p>5.059944054</text:p>
          </table:table-cell>
          <table:table-cell table:style-name="ce1"/>
          <table:table-cell office:value-type="float" office:value="2639.3633245769379" table:style-name="ce1">
            <text:p>2639.363325</text:p>
          </table:table-cell>
          <table:table-cell office:value-type="float" office:value="1060.7500132212556" table:style-name="ce1">
            <text:p>1060.750013</text:p>
          </table:table-cell>
          <table:table-cell table:style-name="ce1"/>
          <table:table-cell office:value-type="float" office:value="20729.157485177861" table:style-name="ce14">
            <text:p>20729</text:p>
          </table:table-cell>
          <table:table-cell office:value-type="float" office:value="7144.1015201153295" table:style-name="ce14">
            <text:p>7144</text:p>
          </table:table-cell>
          <table:table-cell office:value-type="float" office:value="2688.4386550407758" table:style-name="ce14">
            <text:p>2688</text:p>
          </table:table-cell>
          <table:table-cell office:value-type="float" office:value="8773.4821593248562" table:style-name="ce14">
            <text:p>8773</text:p>
          </table:table-cell>
          <table:table-cell office:value-type="float" office:value="74871" table:style-name="ce14">
            <text:p>74871</text:p>
          </table:table-cell>
          <table:table-cell office:value-type="float" office:value="4149.7423735327466" table:style-name="ce14">
            <text:p>4150</text:p>
          </table:table-cell>
          <table:table-cell office:value-type="float" office:value="11657.180683729455" table:style-name="ce14">
            <text:p>11657</text:p>
          </table:table-cell>
          <table:table-cell office:value-type="float" office:value="4370.1236429691144" table:style-name="ce14">
            <text:p>4370</text:p>
          </table:table-cell>
          <table:table-cell table:style-name="ce14"/>
          <table:table-cell office:value-type="float" office:value="-289.46133893280626" table:style-name="ce14">
            <text:p>-289</text:p>
          </table:table-cell>
          <table:table-cell office:value-type="float" office:value="1271.4613389328063" table:style-name="ce14">
            <text:p>1271</text:p>
          </table:table-cell>
          <table:table-cell office:value-type="float" office:value="95.928826800847304" table:style-name="ce14">
            <text:p>96</text:p>
          </table:table-cell>
          <table:table-cell office:value-type="float" office:value="87" table:style-name="ce14">
            <text:p>87</text:p>
          </table:table-cell>
          <table:table-cell office:value-type="float" office:value="-88" table:style-name="ce14">
            <text:p>-88</text:p>
          </table:table-cell>
          <table:table-cell office:value-type="float" office:value="130" table:style-name="ce14">
            <text:p>130</text:p>
          </table:table-cell>
          <table:table-cell office:value-type="float" office:value="224" table:style-name="ce14">
            <text:p>224</text:p>
          </table:table-cell>
          <table:table-cell office:value-type="float" office:value="-119" table:style-name="ce14">
            <text:p>-119</text:p>
          </table:table-cell>
          <table:table-cell table:style-name="ce1"/>
          <table:table-cell office:value-type="float" office:value="7.6458624623720777" table:style-name="ce1">
            <text:p>7.645862462</text:p>
          </table:table-cell>
          <table:table-cell office:value-type="float" office:value="1.8577173553866844" table:style-name="ce1">
            <text:p>1.857717355</text:p>
          </table:table-cell>
          <table:table-cell office:value-type="float" office:value="-0.62970577371101244" table:style-name="ce1">
            <text:p>-0.629705774</text:p>
          </table:table-cell>
          <table:table-cell office:value-type="float" office:value="0.80179930462413884" table:style-name="ce1">
            <text:p>0.801799305</text:p>
          </table:table-cell>
          <table:table-cell office:value-type="float" office:value="-1.9904914520135388" table:style-name="ce1">
            <text:p>-1.990491452</text:p>
          </table:table-cell>
          <table:table-cell office:value-type="float" office:value="-1.4309574888643135" table:style-name="ce1">
            <text:p>-1.430957489</text:p>
          </table:table-cell>
          <table:table-cell office:value-type="float" office:value="-1.46039127933637" table:style-name="ce1">
            <text:p>-1.460391279</text:p>
          </table:table-cell>
          <table:table-cell office:value-type="float" office:value="0.65533517039757805" table:style-name="ce1">
            <text:p>0.65533517</text:p>
          </table:table-cell>
          <table:table-cell table:style-name="ce1"/>
          <table:table-cell office:value-type="float" office:value="5.5368931000000003E-2" table:style-name="ce1">
            <text:p>0.055368931</text:p>
          </table:table-cell>
          <table:table-cell office:value-type="float" office:value="2.2252561000000001E-2" table:style-name="ce1">
            <text:p>0.022252561</text:p>
          </table:table-cell>
          <table:table-cell office:value-type="float" office:value="3.39238E-3" table:style-name="ce1">
            <text:p>0.00339238</text:p>
          </table:table-cell>
          <table:table-cell office:value-type="float" office:value="3.30577E-3" table:style-name="ce1">
            <text:p>0.00330577</text:p>
          </table:table-cell>
          <table:table-cell office:value-type="float" office:value="5.4715410245693701E-2" table:style-name="ce1">
            <text:p>0.05471541</text:p>
          </table:table-cell>
          <table:table-cell office:value-type="float" office:value="2.1692555107864501E-2" table:style-name="ce1">
            <text:p>0.021692555</text:p>
          </table:table-cell>
          <table:table-cell office:value-type="float" office:value="3.6970195361355502E-3" table:style-name="ce1">
            <text:p>0.00369702</text:p>
          </table:table-cell>
          <table:table-cell office:value-type="float" office:value="3.3626823786438199E-3" table:style-name="ce1">
            <text:p>0.003362682</text:p>
          </table:table-cell>
          <table:table-cell office:value-type="float" office:value="1.187323145736352E-2" table:formula="msoxl:=LN(AT32)-LN(AX32)" table:style-name="ce1">
            <text:p>0.011873231</text:p>
          </table:table-cell>
          <table:table-cell office:value-type="float" office:value="2.548798401898944E-2" table:formula="msoxl:=LN(AU32)-LN(AY32)" table:style-name="ce1">
            <text:p>0.025487984</text:p>
          </table:table-cell>
          <table:table-cell office:value-type="float" office:value="-8.5995224304911133E-2" table:formula="msoxl:=LN(AV32)-LN(AZ32)" table:style-name="ce1">
            <text:p>-0.085995224</text:p>
          </table:table-cell>
          <table:table-cell office:value-type="float" office:value="-1.7069555958179272E-2" table:formula="msoxl:=LN(AW32)-LN(BA32)" table:style-name="ce1">
            <text:p>-0.017069556</text:p>
          </table:table-cell>
          <table:table-cell table:number-columns-repeated="4" table:style-name="ce1"/>
          <table:table-cell office:value-type="float" office:value="-7.6242513458904898E-2" table:formula="msoxl:=BB32*ABS($BH$8)/ABS($BH$10)-BC32*ABS($BH$9)/ABS($BH$10)+BD32-BE32*ABS($BH$11)/ABS($BH$10)" table:style-name="ce1">
            <text:p>-0.076242513</text:p>
          </table:table-cell>
          <table:table-cell table:number-columns-repeated="16322"/>
        </table:table-row>
        <table:table-row table:style-name="ro1">
          <table:table-cell office:value-type="float" office:value="195904" table:style-name="ce1">
            <text:p>195904</text:p>
          </table:table-cell>
          <table:table-cell office:value-type="float" office:value="1959" table:style-name="ce1">
            <text:p>1959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20.576000000000001" table:style-name="ce1">
            <text:p>20.576</text:p>
          </table:table-cell>
          <table:table-cell office:value-type="float" office:value="178.268" table:style-name="ce13">
            <text:p>178.3</text:p>
          </table:table-cell>
          <table:table-cell office:value-type="float" office:value="1763.62" table:style-name="ce1">
            <text:p>1763.62</text:p>
          </table:table-cell>
          <table:table-cell table:style-name="ce1"/>
          <table:table-cell office:value-type="float" office:value="0" table:formula="msoxl:=#N/A" table:style-name="ce13">
            <text:p>#N/A</text:p>
          </table:table-cell>
          <table:table-cell office:value-type="float" office:value="0" table:formula="msoxl:=LN(I33/I32)*100" table:style-name="ce1">
            <text:p>#N/A</text:p>
          </table:table-cell>
          <table:table-cell office:value-type="float" office:value="-0.23300008226913002" table:style-name="ce1">
            <text:p>-0.233000082</text:p>
          </table:table-cell>
          <table:table-cell table:style-name="ce13"/>
          <table:table-cell office:value-type="float" office:value="5.0590503373596061" table:style-name="ce1">
            <text:p>5.059050337</text:p>
          </table:table-cell>
          <table:table-cell office:value-type="float" office:value="5.032733029042233" table:style-name="ce1">
            <text:p>5.032733029</text:p>
          </table:table-cell>
          <table:table-cell table:style-name="ce1"/>
          <table:table-cell office:value-type="float" office:value="2635.2385213965376" table:style-name="ce1">
            <text:p>2635.238521</text:p>
          </table:table-cell>
          <table:table-cell office:value-type="float" office:value="1096.7035290319266" table:style-name="ce1">
            <text:p>1096.703529</text:p>
          </table:table-cell>
          <table:table-cell table:style-name="ce1"/>
          <table:table-cell office:value-type="float" office:value="20794.387598814224" table:style-name="ce14">
            <text:p>20794</text:p>
          </table:table-cell>
          <table:table-cell office:value-type="float" office:value="7537.2683084402315" table:style-name="ce14">
            <text:p>7537</text:p>
          </table:table-cell>
          <table:table-cell office:value-type="float" office:value="2834.0372849623609" table:style-name="ce14">
            <text:p>2834</text:p>
          </table:table-cell>
          <table:table-cell office:value-type="float" office:value="9363" table:style-name="ce14">
            <text:p>9363</text:p>
          </table:table-cell>
          <table:table-cell office:value-type="float" office:value="74202" table:style-name="ce14">
            <text:p>74202</text:p>
          </table:table-cell>
          <table:table-cell office:value-type="float" office:value="4314" table:style-name="ce14">
            <text:p>4314</text:p>
          </table:table-cell>
          <table:table-cell office:value-type="float" office:value="12588.874662681739" table:style-name="ce14">
            <text:p>12589</text:p>
          </table:table-cell>
          <table:table-cell office:value-type="float" office:value="4229" table:style-name="ce14">
            <text:p>4229</text:p>
          </table:table-cell>
          <table:table-cell table:style-name="ce14"/>
          <table:table-cell office:value-type="float" office:value="65.230113636363626" table:style-name="ce14">
            <text:p>65</text:p>
          </table:table-cell>
          <table:table-cell office:value-type="float" office:value="427.76988636363637" table:style-name="ce14">
            <text:p>428</text:p>
          </table:table-cell>
          <table:table-cell office:value-type="float" office:value="43.322695974576199" table:style-name="ce14">
            <text:p>43</text:p>
          </table:table-cell>
          <table:table-cell office:value-type="float" office:value="132" table:style-name="ce14">
            <text:p>132</text:p>
          </table:table-cell>
          <table:table-cell office:value-type="float" office:value="-669" table:style-name="ce14">
            <text:p>-669</text:p>
          </table:table-cell>
          <table:table-cell office:value-type="float" office:value="109" table:style-name="ce14">
            <text:p>109</text:p>
          </table:table-cell>
          <table:table-cell office:value-type="float" office:value="419" table:style-name="ce14">
            <text:p>419</text:p>
          </table:table-cell>
          <table:table-cell office:value-type="float" office:value="-109" table:style-name="ce14">
            <text:p>-109</text:p>
          </table:table-cell>
          <table:table-cell table:style-name="ce1"/>
          <table:table-cell office:value-type="float" office:value="11.343108515528769" table:style-name="ce1">
            <text:p>11.34310852</text:p>
          </table:table-cell>
          <table:table-cell office:value-type="float" office:value="6.4654704630155742" table:style-name="ce1">
            <text:p>6.465470463</text:p>
          </table:table-cell>
          <table:table-cell office:value-type="float" office:value="3.1063659448155669E-2" table:style-name="ce1">
            <text:p>0.031063659</text:p>
          </table:table-cell>
          <table:table-cell office:value-type="float" office:value="0.83823093739604448" table:style-name="ce1">
            <text:p>0.838230937</text:p>
          </table:table-cell>
          <table:table-cell office:value-type="float" office:value="5.9373104703919513" table:style-name="ce1">
            <text:p>5.93731047</text:p>
          </table:table-cell>
          <table:table-cell office:value-type="float" office:value="4.2683121661866217" table:style-name="ce1">
            <text:p>4.268312166</text:p>
          </table:table-cell>
          <table:table-cell office:value-type="float" office:value="0.54445227554981601" table:style-name="ce1">
            <text:p>0.544452276</text:p>
          </table:table-cell>
          <table:table-cell office:value-type="float" office:value="0.73799916339979699" table:style-name="ce1">
            <text:p>0.737999163</text:p>
          </table:table-cell>
          <table:table-cell table:style-name="ce1"/>
          <table:table-cell office:value-type="float" office:value="5.4808668999999997E-2" table:style-name="ce1">
            <text:p>0.054808669</text:p>
          </table:table-cell>
          <table:table-cell office:value-type="float" office:value="2.2809646999999999E-2" table:style-name="ce1">
            <text:p>0.022809647</text:p>
          </table:table-cell>
          <table:table-cell office:value-type="float" office:value="3.27451E-3" table:style-name="ce1">
            <text:p>0.00327451</text:p>
          </table:table-cell>
          <table:table-cell office:value-type="float" office:value="3.1894599999999999E-3" table:style-name="ce1">
            <text:p>0.00318946</text:p>
          </table:table-cell>
          <table:table-cell office:value-type="float" office:value="5.4827054942777502E-2" table:style-name="ce1">
            <text:p>0.054827055</text:p>
          </table:table-cell>
          <table:table-cell office:value-type="float" office:value="2.1909562542177099E-2" table:style-name="ce1">
            <text:p>0.021909563</text:p>
          </table:table-cell>
          <table:table-cell office:value-type="float" office:value="3.7192282419191598E-3" table:style-name="ce1">
            <text:p>0.003719228</text:p>
          </table:table-cell>
          <table:table-cell office:value-type="float" office:value="3.3871931356553101E-3" table:style-name="ce1">
            <text:p>0.003387193</text:p>
          </table:table-cell>
          <table:table-cell office:value-type="float" office:value="-3.3540058456571487E-4" table:formula="msoxl:=LN(AT33)-LN(AX33)" table:style-name="ce1">
            <text:p>-0.000335401</text:p>
          </table:table-cell>
          <table:table-cell office:value-type="float" office:value="4.0260373226033597E-2" table:formula="msoxl:=LN(AU33)-LN(AY33)" table:style-name="ce1">
            <text:p>0.040260373</text:p>
          </table:table-cell>
          <table:table-cell office:value-type="float" office:value="-0.12734794533951366" table:formula="msoxl:=LN(AV33)-LN(AZ33)" table:style-name="ce1">
            <text:p>-0.127347945</text:p>
          </table:table-cell>
          <table:table-cell office:value-type="float" office:value="-6.0149971371538768E-2" table:formula="msoxl:=LN(AW33)-LN(BA33)" table:style-name="ce1">
            <text:p>-0.060149971</text:p>
          </table:table-cell>
          <table:table-cell table:number-columns-repeated="4" table:style-name="ce1"/>
          <table:table-cell office:value-type="float" office:value="-9.166769948606858E-2" table:formula="msoxl:=BB33*ABS($BH$8)/ABS($BH$10)-BC33*ABS($BH$9)/ABS($BH$10)+BD33-BE33*ABS($BH$11)/ABS($BH$10)" table:style-name="ce1">
            <text:p>-0.091667699</text:p>
          </table:table-cell>
          <table:table-cell table:number-columns-repeated="16322"/>
        </table:table-row>
        <table:table-row table:style-name="ro1">
          <table:table-cell office:value-type="float" office:value="196001" table:style-name="ce1">
            <text:p>196001</text:p>
          </table:table-cell>
          <table:table-cell office:value-type="float" office:value="1960" table:style-name="ce1">
            <text:p>196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0.616" table:style-name="ce1">
            <text:p>20.616</text:p>
          </table:table-cell>
          <table:table-cell office:value-type="float" office:value="179.69399999999999" table:style-name="ce13">
            <text:p>179.7</text:p>
          </table:table-cell>
          <table:table-cell office:value-type="float" office:value="1767.04" table:style-name="ce1">
            <text:p>1767.04</text:p>
          </table:table-cell>
          <table:table-cell table:style-name="ce1"/>
          <table:table-cell office:value-type="float" office:value="0" table:formula="msoxl:=#N/A" table:style-name="ce13">
            <text:p>#N/A</text:p>
          </table:table-cell>
          <table:table-cell office:value-type="float" office:value="0" table:formula="msoxl:=LN(I34/I33)*100" table:style-name="ce1">
            <text:p>#N/A</text:p>
          </table:table-cell>
          <table:table-cell office:value-type="float" office:value="-0.16075347979944121" table:style-name="ce1">
            <text:p>-0.16075348</text:p>
          </table:table-cell>
          <table:table-cell table:style-name="ce13"/>
          <table:table-cell office:value-type="float" office:value="5.1674047642713035" table:style-name="ce1">
            <text:p>5.167404764</text:p>
          </table:table-cell>
          <table:table-cell office:value-type="float" office:value="5.057761586821476" table:style-name="ce1">
            <text:p>5.057761587</text:p>
          </table:table-cell>
          <table:table-cell table:style-name="ce1"/>
          <table:table-cell office:value-type="float" office:value="2593.944480237752" table:style-name="ce1">
            <text:p>2593.94448</text:p>
          </table:table-cell>
          <table:table-cell office:value-type="float" office:value="1077.8694290579629" table:style-name="ce1">
            <text:p>1077.869429</text:p>
          </table:table-cell>
          <table:table-cell table:style-name="ce1"/>
          <table:table-cell office:value-type="float" office:value="21195.095479249008" table:style-name="ce14">
            <text:p>21195</text:p>
          </table:table-cell>
          <table:table-cell office:value-type="float" office:value="7588.4276294565589" table:style-name="ce14">
            <text:p>7588</text:p>
          </table:table-cell>
          <table:table-cell office:value-type="float" office:value="2815.4092629426491" table:style-name="ce14">
            <text:p>2815</text:p>
          </table:table-cell>
          <table:table-cell office:value-type="float" office:value="8788.6683920520954" table:style-name="ce14">
            <text:p>8789</text:p>
          </table:table-cell>
          <table:table-cell office:value-type="float" office:value="74353" table:style-name="ce14">
            <text:p>74353</text:p>
          </table:table-cell>
          <table:table-cell office:value-type="float" office:value="4582.6061660801961" table:style-name="ce14">
            <text:p>4583</text:p>
          </table:table-cell>
          <table:table-cell office:value-type="float" office:value="12858.901374796971" table:style-name="ce14">
            <text:p>12859</text:p>
          </table:table-cell>
          <table:table-cell office:value-type="float" office:value="4297.020503591516" table:style-name="ce14">
            <text:p>4297</text:p>
          </table:table-cell>
          <table:table-cell table:style-name="ce14"/>
          <table:table-cell office:value-type="float" office:value="400.70788043478262" table:style-name="ce14">
            <text:p>401</text:p>
          </table:table-cell>
          <table:table-cell office:value-type="float" office:value="112.29211956521739" table:style-name="ce14">
            <text:p>112</text:p>
          </table:table-cell>
          <table:table-cell office:value-type="float" office:value="136.1570444915252" table:style-name="ce14">
            <text:p>136</text:p>
          </table:table-cell>
          <table:table-cell office:value-type="float" office:value="137" table:style-name="ce14">
            <text:p>137</text:p>
          </table:table-cell>
          <table:table-cell office:value-type="float" office:value="151" table:style-name="ce14">
            <text:p>151</text:p>
          </table:table-cell>
          <table:table-cell office:value-type="float" office:value="279" table:style-name="ce14">
            <text:p>279</text:p>
          </table:table-cell>
          <table:table-cell office:value-type="float" office:value="679" table:style-name="ce14">
            <text:p>679</text:p>
          </table:table-cell>
          <table:table-cell office:value-type="float" office:value="-13" table:style-name="ce14">
            <text:p>-13</text:p>
          </table:table-cell>
          <table:table-cell table:style-name="ce1"/>
          <table:table-cell office:value-type="float" office:value="1.3999115560645583" table:style-name="ce1">
            <text:p>1.399911556</text:p>
          </table:table-cell>
          <table:table-cell office:value-type="float" office:value="-3.0677386531218942" table:style-name="ce1">
            <text:p>-3.067738653</text:p>
          </table:table-cell>
          <table:table-cell office:value-type="float" office:value="1.0443516165429463" table:style-name="ce1">
            <text:p>1.044351617</text:p>
          </table:table-cell>
          <table:table-cell office:value-type="float" office:value="1.0001450859651904" table:style-name="ce1">
            <text:p>1.000145086</text:p>
          </table:table-cell>
          <table:table-cell office:value-type="float" office:value="-7.0308712237780817" table:style-name="ce1">
            <text:p>-7.030871224</text:p>
          </table:table-cell>
          <table:table-cell office:value-type="float" office:value="-5.0544692471442048" table:style-name="ce1">
            <text:p>-5.054469247</text:p>
          </table:table-cell>
          <table:table-cell office:value-type="float" office:value="0.26418724474247318" table:style-name="ce1">
            <text:p>0.264187245</text:p>
          </table:table-cell>
          <table:table-cell office:value-type="float" office:value="0.87935187519134328" table:style-name="ce1">
            <text:p>0.879351875</text:p>
          </table:table-cell>
          <table:table-cell table:style-name="ce1"/>
          <table:table-cell office:value-type="float" office:value="5.4381636999999997E-2" table:style-name="ce1">
            <text:p>0.054381637</text:p>
          </table:table-cell>
          <table:table-cell office:value-type="float" office:value="2.2597362999999999E-2" table:style-name="ce1">
            <text:p>0.022597363</text:p>
          </table:table-cell>
          <table:table-cell office:value-type="float" office:value="3.6784700000000001E-3" table:style-name="ce1">
            <text:p>0.00367847</text:p>
          </table:table-cell>
          <table:table-cell office:value-type="float" office:value="3.2964700000000001E-3" table:style-name="ce1">
            <text:p>0.00329647</text:p>
          </table:table-cell>
          <table:table-cell office:value-type="float" office:value="5.4940791851069898E-2" table:style-name="ce1">
            <text:p>0.054940792</text:p>
          </table:table-cell>
          <table:table-cell office:value-type="float" office:value="2.21293563702494E-2" table:style-name="ce1">
            <text:p>0.022129356</text:p>
          </table:table-cell>
          <table:table-cell office:value-type="float" office:value="3.7415951995058102E-3" table:style-name="ce1">
            <text:p>0.003741595</text:p>
          </table:table-cell>
          <table:table-cell office:value-type="float" office:value="3.4119573579330098E-3" table:style-name="ce1">
            <text:p>0.003411957</text:p>
          </table:table-cell>
          <table:table-cell office:value-type="float" office:value="-1.0229551848455198E-2" table:formula="msoxl:=LN(AT34)-LN(AX34)" table:style-name="ce1">
            <text:p>-0.010229552</text:p>
          </table:table-cell>
          <table:table-cell office:value-type="float" office:value="2.0928148452028061E-2" table:formula="msoxl:=LN(AU34)-LN(AY34)" table:style-name="ce1">
            <text:p>0.020928148</text:p>
          </table:table-cell>
          <table:table-cell office:value-type="float" office:value="-1.7015139564238169E-2" table:formula="msoxl:=LN(AV34)-LN(AZ34)" table:style-name="ce1">
            <text:p>-0.01701514</text:p>
          </table:table-cell>
          <table:table-cell office:value-type="float" office:value="-3.4433932907762532E-2" table:formula="msoxl:=LN(AW34)-LN(BA34)" table:style-name="ce1">
            <text:p>-0.034433933</text:p>
          </table:table-cell>
          <table:table-cell table:number-columns-repeated="4" table:style-name="ce1"/>
          <table:table-cell office:value-type="float" office:value="-3.5358054499671221E-3" table:formula="msoxl:=BB34*ABS($BH$8)/ABS($BH$10)-BC34*ABS($BH$9)/ABS($BH$10)+BD34-BE34*ABS($BH$11)/ABS($BH$10)" table:style-name="ce1">
            <text:p>-0.003535805</text:p>
          </table:table-cell>
          <table:table-cell table:number-columns-repeated="16322"/>
        </table:table-row>
        <table:table-row table:style-name="ro1">
          <table:table-cell office:value-type="float" office:value="196002" table:style-name="ce1">
            <text:p>196002</text:p>
          </table:table-cell>
          <table:table-cell office:value-type="float" office:value="1960" table:style-name="ce1">
            <text:p>196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0.73" table:style-name="ce1">
            <text:p>20.73</text:p>
          </table:table-cell>
          <table:table-cell office:value-type="float" office:value="180.33500000000001" table:style-name="ce13">
            <text:p>180.3</text:p>
          </table:table-cell>
          <table:table-cell office:value-type="float" office:value="1783.74" table:style-name="ce1">
            <text:p>1783.74</text:p>
          </table:table-cell>
          <table:table-cell table:style-name="ce1"/>
          <table:table-cell office:value-type="float" office:value="0" table:formula="msoxl:=#N/A" table:style-name="ce13">
            <text:p>#N/A</text:p>
          </table:table-cell>
          <table:table-cell office:value-type="float" office:value="0" table:formula="msoxl:=LN(I35/I34)*100" table:style-name="ce1">
            <text:p>#N/A</text:p>
          </table:table-cell>
          <table:table-cell office:value-type="float" office:value="-1.1031283937110485" table:style-name="ce1">
            <text:p>-1.103128394</text:p>
          </table:table-cell>
          <table:table-cell table:style-name="ce13"/>
          <table:table-cell office:value-type="float" office:value="5.218048717845913" table:style-name="ce1">
            <text:p>5.218048718</text:p>
          </table:table-cell>
          <table:table-cell office:value-type="float" office:value="5.0572333662729214" table:style-name="ce1">
            <text:p>5.057233366</text:p>
          </table:table-cell>
          <table:table-cell table:style-name="ce1"/>
          <table:table-cell office:value-type="float" office:value="2613.8109208811729" table:style-name="ce1">
            <text:p>2613.810921</text:p>
          </table:table-cell>
          <table:table-cell office:value-type="float" office:value="1100.5375044168973" table:style-name="ce1">
            <text:p>1100.537504</text:p>
          </table:table-cell>
          <table:table-cell table:style-name="ce1"/>
          <table:table-cell office:value-type="float" office:value="21904.97257905138" table:style-name="ce14">
            <text:p>21905</text:p>
          </table:table-cell>
          <table:table-cell office:value-type="float" office:value="7709.1238392033574" table:style-name="ce14">
            <text:p>7709</text:p>
          </table:table-cell>
          <table:table-cell office:value-type="float" office:value="3034.1085660123103" table:style-name="ce14">
            <text:p>3034</text:p>
          </table:table-cell>
          <table:table-cell office:value-type="float" office:value="9125.5917035707498" table:style-name="ce14">
            <text:p>9126</text:p>
          </table:table-cell>
          <table:table-cell office:value-type="float" office:value="74826" table:style-name="ce14">
            <text:p>74826</text:p>
          </table:table-cell>
          <table:table-cell office:value-type="float" office:value="4723.4609093741719" table:style-name="ce14">
            <text:p>4723</text:p>
          </table:table-cell>
          <table:table-cell office:value-type="float" office:value="13736.434222520345" table:style-name="ce14">
            <text:p>13736</text:p>
          </table:table-cell>
          <table:table-cell office:value-type="float" office:value="4600.362976171612" table:style-name="ce14">
            <text:p>4600</text:p>
          </table:table-cell>
          <table:table-cell table:style-name="ce14"/>
          <table:table-cell office:value-type="float" office:value="709.8770998023715" table:style-name="ce14">
            <text:p>710</text:p>
          </table:table-cell>
          <table:table-cell office:value-type="float" office:value="-10.877099802371546" table:style-name="ce14">
            <text:p>-11</text:p>
          </table:table-cell>
          <table:table-cell office:value-type="float" office:value="160.91287076271161" table:style-name="ce14">
            <text:p>161</text:p>
          </table:table-cell>
          <table:table-cell office:value-type="float" office:value="86" table:style-name="ce14">
            <text:p>86</text:p>
          </table:table-cell>
          <table:table-cell office:value-type="float" office:value="473" table:style-name="ce14">
            <text:p>473</text:p>
          </table:table-cell>
          <table:table-cell office:value-type="float" office:value="125" table:style-name="ce14">
            <text:p>125</text:p>
          </table:table-cell>
          <table:table-cell office:value-type="float" office:value="664" table:style-name="ce14">
            <text:p>664</text:p>
          </table:table-cell>
          <table:table-cell office:value-type="float" office:value="41" table:style-name="ce14">
            <text:p>41</text:p>
          </table:table-cell>
          <table:table-cell table:style-name="ce1"/>
          <table:table-cell office:value-type="float" office:value="5.7377628340785964" table:style-name="ce1">
            <text:p>5.737762834</text:p>
          </table:table-cell>
          <table:table-cell office:value-type="float" office:value="1.3925950180824216" table:style-name="ce1">
            <text:p>1.392595018</text:p>
          </table:table-cell>
          <table:table-cell office:value-type="float" office:value="1.6271157256826971" table:style-name="ce1">
            <text:p>1.627115726</text:p>
          </table:table-cell>
          <table:table-cell office:value-type="float" office:value="0.98928993774083862" table:style-name="ce1">
            <text:p>0.989289938</text:p>
          </table:table-cell>
          <table:table-cell office:value-type="float" office:value="3.6896110834619402" table:style-name="ce1">
            <text:p>3.689611083</text:p>
          </table:table-cell>
          <table:table-cell office:value-type="float" office:value="2.6524487736613129" table:style-name="ce1">
            <text:p>2.652448774</text:p>
          </table:table-cell>
          <table:table-cell office:value-type="float" office:value="2.8322155148358514" table:style-name="ce1">
            <text:p>2.832215515</text:p>
          </table:table-cell>
          <table:table-cell office:value-type="float" office:value="0.94972964760087542" table:style-name="ce1">
            <text:p>0.949729648</text:p>
          </table:table-cell>
          <table:table-cell table:style-name="ce1"/>
          <table:table-cell office:value-type="float" office:value="5.4779989000000001E-2" table:style-name="ce1">
            <text:p>0.054779989</text:p>
          </table:table-cell>
          <table:table-cell office:value-type="float" office:value="2.3064956000000001E-2" table:style-name="ce1">
            <text:p>0.023064956</text:p>
          </table:table-cell>
          <table:table-cell office:value-type="float" office:value="3.86828E-3" table:style-name="ce1">
            <text:p>0.00386828</text:p>
          </table:table-cell>
          <table:table-cell office:value-type="float" office:value="3.29364E-3" table:style-name="ce1">
            <text:p>0.00329364</text:p>
          </table:table-cell>
          <table:table-cell office:value-type="float" office:value="5.5056714639066501E-2" table:style-name="ce1">
            <text:p>0.055056715</text:p>
          </table:table-cell>
          <table:table-cell office:value-type="float" office:value="2.23520076898499E-2" table:style-name="ce1">
            <text:p>0.022352008</text:p>
          </table:table-cell>
          <table:table-cell office:value-type="float" office:value="3.7641217008351699E-3" table:style-name="ce1">
            <text:p>0.003764122</text:p>
          </table:table-cell>
          <table:table-cell office:value-type="float" office:value="3.4369807255916502E-3" table:style-name="ce1">
            <text:p>0.003436981</text:p>
          </table:table-cell>
          <table:table-cell office:value-type="float" office:value="-5.0388661605302865E-3" table:formula="msoxl:=LN(AT35)-LN(AX35)" table:style-name="ce1">
            <text:p>-0.005038866</text:p>
          </table:table-cell>
          <table:table-cell office:value-type="float" office:value="3.1398262807044386E-2" table:formula="msoxl:=LN(AU35)-LN(AY35)" table:style-name="ce1">
            <text:p>0.031398263</text:p>
          </table:table-cell>
          <table:table-cell office:value-type="float" office:value="2.7295409755351052E-2" table:formula="msoxl:=LN(AV35)-LN(AZ35)" table:style-name="ce1">
            <text:p>0.02729541</text:p>
          </table:table-cell>
          <table:table-cell office:value-type="float" office:value="-4.2600053770248003E-2" table:formula="msoxl:=LN(AW35)-LN(BA35)" table:style-name="ce1">
            <text:p>-0.042600054</text:p>
          </table:table-cell>
          <table:table-cell table:number-columns-repeated="4" table:style-name="ce1"/>
          <table:table-cell office:value-type="float" office:value="4.6317287166270711E-2" table:formula="msoxl:=BB35*ABS($BH$8)/ABS($BH$10)-BC35*ABS($BH$9)/ABS($BH$10)+BD35-BE35*ABS($BH$11)/ABS($BH$10)" table:style-name="ce1">
            <text:p>0.046317287</text:p>
          </table:table-cell>
          <table:table-cell table:number-columns-repeated="16322"/>
        </table:table-row>
        <table:table-row table:style-name="ro1">
          <table:table-cell office:value-type="float" office:value="196003" table:style-name="ce1">
            <text:p>196003</text:p>
          </table:table-cell>
          <table:table-cell office:value-type="float" office:value="1960" table:style-name="ce1">
            <text:p>196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0.812000000000001" table:style-name="ce1">
            <text:p>20.812</text:p>
          </table:table-cell>
          <table:table-cell office:value-type="float" office:value="181.09399999999999" table:style-name="ce13">
            <text:p>181.1</text:p>
          </table:table-cell>
          <table:table-cell office:value-type="float" office:value="1771.88" table:style-name="ce1">
            <text:p>1771.88</text:p>
          </table:table-cell>
          <table:table-cell table:style-name="ce1"/>
          <table:table-cell office:value-type="float" office:value="0" table:formula="msoxl:=#N/A" table:style-name="ce13">
            <text:p>#N/A</text:p>
          </table:table-cell>
          <table:table-cell office:value-type="float" office:value="0" table:formula="msoxl:=LN(I36/I35)*100" table:style-name="ce1">
            <text:p>#N/A</text:p>
          </table:table-cell>
          <table:table-cell office:value-type="float" office:value="0.1416654786241596" table:style-name="ce1">
            <text:p>0.141665479</text:p>
          </table:table-cell>
          <table:table-cell table:style-name="ce13"/>
          <table:table-cell office:value-type="float" office:value="5.1879219929530054" table:style-name="ce1">
            <text:p>5.187921993</text:p>
          </table:table-cell>
          <table:table-cell office:value-type="float" office:value="5.0232220375088703" table:style-name="ce1">
            <text:p>5.023222038</text:p>
          </table:table-cell>
          <table:table-cell table:style-name="ce1"/>
          <table:table-cell office:value-type="float" office:value="2646.7284887370147" table:style-name="ce1">
            <text:p>2646.728489</text:p>
          </table:table-cell>
          <table:table-cell office:value-type="float" office:value="1112.4698578567802" table:style-name="ce1">
            <text:p>1112.469858</text:p>
          </table:table-cell>
          <table:table-cell table:style-name="ce1"/>
          <table:table-cell office:value-type="float" office:value="22189.280385375492" table:style-name="ce14">
            <text:p>22189</text:p>
          </table:table-cell>
          <table:table-cell office:value-type="float" office:value="8422.5996910673384" table:style-name="ce14">
            <text:p>8423</text:p>
          </table:table-cell>
          <table:table-cell office:value-type="float" office:value="3063.1840556995539" table:style-name="ce14">
            <text:p>3063</text:p>
          </table:table-cell>
          <table:table-cell office:value-type="float" office:value="8565.4931127039108" table:style-name="ce14">
            <text:p>8565</text:p>
          </table:table-cell>
          <table:table-cell office:value-type="float" office:value="74733" table:style-name="ce14">
            <text:p>74733</text:p>
          </table:table-cell>
          <table:table-cell office:value-type="float" office:value="5005.3437324755696" table:style-name="ce14">
            <text:p>5005</text:p>
          </table:table-cell>
          <table:table-cell office:value-type="float" office:value="14690.260247506161" table:style-name="ce14">
            <text:p>14690</text:p>
          </table:table-cell>
          <table:table-cell office:value-type="float" office:value="4905.6957972739183" table:style-name="ce14">
            <text:p>4906</text:p>
          </table:table-cell>
          <table:table-cell table:style-name="ce14"/>
          <table:table-cell office:value-type="float" office:value="284.30780632411069" table:style-name="ce14">
            <text:p>284</text:p>
          </table:table-cell>
          <table:table-cell office:value-type="float" office:value="184.69219367588931" table:style-name="ce14">
            <text:p>185</text:p>
          </table:table-cell>
          <table:table-cell office:value-type="float" office:value="159.36563162076246" table:style-name="ce14">
            <text:p>159</text:p>
          </table:table-cell>
          <table:table-cell office:value-type="float" office:value="-15" table:style-name="ce14">
            <text:p>-15</text:p>
          </table:table-cell>
          <table:table-cell office:value-type="float" office:value="-93" table:style-name="ce14">
            <text:p>-93</text:p>
          </table:table-cell>
          <table:table-cell office:value-type="float" office:value="76" table:style-name="ce14">
            <text:p>76</text:p>
          </table:table-cell>
          <table:table-cell office:value-type="float" office:value="698" table:style-name="ce14">
            <text:p>698</text:p>
          </table:table-cell>
          <table:table-cell office:value-type="float" office:value="35" table:style-name="ce14">
            <text:p>35</text:p>
          </table:table-cell>
          <table:table-cell table:style-name="ce1"/>
          <table:table-cell office:value-type="float" office:value="6.3780576436486767" table:style-name="ce1">
            <text:p>6.378057644</text:p>
          </table:table-cell>
          <table:table-cell office:value-type="float" office:value="2.9070201273628764" table:style-name="ce1">
            <text:p>2.907020127</text:p>
          </table:table-cell>
          <table:table-cell office:value-type="float" office:value="5.4341002212407865" table:style-name="ce1">
            <text:p>5.434100221</text:p>
          </table:table-cell>
          <table:table-cell office:value-type="float" office:value="0.89520772861019959" table:style-name="ce1">
            <text:p>0.895207729</text:p>
          </table:table-cell>
          <table:table-cell office:value-type="float" office:value="-5.2796795070964739" table:style-name="ce1">
            <text:p>-5.279679507</text:p>
          </table:table-cell>
          <table:table-cell office:value-type="float" office:value="-3.7955435185821429" table:style-name="ce1">
            <text:p>-3.795543519</text:p>
          </table:table-cell>
          <table:table-cell office:value-type="float" office:value="7.4604638500298286" table:style-name="ce1">
            <text:p>7.46046385</text:p>
          </table:table-cell>
          <table:table-cell office:value-type="float" office:value="0.69816006602096314" table:style-name="ce1">
            <text:p>0.698160066</text:p>
          </table:table-cell>
          <table:table-cell table:style-name="ce1"/>
          <table:table-cell office:value-type="float" office:value="5.6298000000000001E-2" table:style-name="ce1">
            <text:p>0.056298</text:p>
          </table:table-cell>
          <table:table-cell office:value-type="float" office:value="2.3663110000000001E-2" table:style-name="ce1">
            <text:p>0.02366311</text:p>
          </table:table-cell>
          <table:table-cell office:value-type="float" office:value="3.8095099999999999E-3" table:style-name="ce1">
            <text:p>0.00380951</text:p>
          </table:table-cell>
          <table:table-cell office:value-type="float" office:value="3.2310300000000002E-3" table:style-name="ce1">
            <text:p>0.00323103</text:p>
          </table:table-cell>
          <table:table-cell office:value-type="float" office:value="5.51749176798257E-2" table:style-name="ce1">
            <text:p>0.055174918</text:p>
          </table:table-cell>
          <table:table-cell office:value-type="float" office:value="2.2577589682330899E-2" table:style-name="ce1">
            <text:p>0.02257759</text:p>
          </table:table-cell>
          <table:table-cell office:value-type="float" office:value="3.7868090227263299E-3" table:style-name="ce1">
            <text:p>0.003786809</text:p>
          </table:table-cell>
          <table:table-cell office:value-type="float" office:value="3.46226898808989E-3" table:style-name="ce1">
            <text:p>0.003462269</text:p>
          </table:table-cell>
          <table:table-cell office:value-type="float" office:value="2.0150550377502796E-2" table:formula="msoxl:=LN(AT36)-LN(AX36)" table:style-name="ce1">
            <text:p>0.02015055</text:p>
          </table:table-cell>
          <table:table-cell office:value-type="float" office:value="4.6959488055359433E-2" table:formula="msoxl:=LN(AU36)-LN(AY36)" table:style-name="ce1">
            <text:p>0.046959488</text:p>
          </table:table-cell>
          <table:table-cell office:value-type="float" office:value="5.9768539957900657E-3" table:formula="msoxl:=LN(AV36)-LN(AZ36)" table:style-name="ce1">
            <text:p>0.005976854</text:p>
          </table:table-cell>
          <table:table-cell office:value-type="float" office:value="-6.9123179196185269E-2" table:formula="msoxl:=LN(AW36)-LN(BA36)" table:style-name="ce1">
            <text:p>-0.069123179</text:p>
          </table:table-cell>
          <table:table-cell table:number-columns-repeated="4" table:style-name="ce1"/>
          <table:table-cell office:value-type="float" office:value="6.392567463894426E-2" table:formula="msoxl:=BB36*ABS($BH$8)/ABS($BH$10)-BC36*ABS($BH$9)/ABS($BH$10)+BD36-BE36*ABS($BH$11)/ABS($BH$10)" table:style-name="ce1">
            <text:p>0.063925675</text:p>
          </table:table-cell>
          <table:table-cell table:number-columns-repeated="16322"/>
        </table:table-row>
        <table:table-row table:style-name="ro1">
          <table:table-cell office:value-type="float" office:value="196004" table:style-name="ce1">
            <text:p>196004</text:p>
          </table:table-cell>
          <table:table-cell office:value-type="float" office:value="1960" table:style-name="ce1">
            <text:p>1960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20.908999999999999" table:style-name="ce1">
            <text:p>20.909</text:p>
          </table:table-cell>
          <table:table-cell office:value-type="float" office:value="181.91499999999999" table:style-name="ce13">
            <text:p>181.9</text:p>
          </table:table-cell>
          <table:table-cell office:value-type="float" office:value="1825.67" table:style-name="ce1">
            <text:p>1825.67</text:p>
          </table:table-cell>
          <table:table-cell table:style-name="ce1"/>
          <table:table-cell office:value-type="float" office:value="0" table:formula="msoxl:=#N/A" table:style-name="ce13">
            <text:p>#N/A</text:p>
          </table:table-cell>
          <table:table-cell office:value-type="float" office:value="0" table:formula="msoxl:=LN(I37/I36)*100" table:style-name="ce1">
            <text:p>#N/A</text:p>
          </table:table-cell>
          <table:table-cell office:value-type="float" office:value="-0.87990990620506959" table:style-name="ce1">
            <text:p>-0.879909906</text:p>
          </table:table-cell>
          <table:table-cell table:style-name="ce13"/>
          <table:table-cell office:value-type="float" office:value="5.1970978752176791" table:style-name="ce1">
            <text:p>5.197097875</text:p>
          </table:table-cell>
          <table:table-cell office:value-type="float" office:value="4.960224131091568" table:style-name="ce1">
            <text:p>4.960224131</text:p>
          </table:table-cell>
          <table:table-cell table:style-name="ce1"/>
          <table:table-cell office:value-type="float" office:value="2632.7299314974889" table:style-name="ce1">
            <text:p>2632.729931</text:p>
          </table:table-cell>
          <table:table-cell office:value-type="float" office:value="1140.5638182516482" table:style-name="ce1">
            <text:p>1140.563818</text:p>
          </table:table-cell>
          <table:table-cell table:style-name="ce1"/>
          <table:table-cell office:value-type="float" office:value="22075.203433794464" table:style-name="ce14">
            <text:p>22075</text:p>
          </table:table-cell>
          <table:table-cell office:value-type="float" office:value="8549.9323175489681" table:style-name="ce14">
            <text:p>8550</text:p>
          </table:table-cell>
          <table:table-cell office:value-type="float" office:value="3282.9871439502485" table:style-name="ce14">
            <text:p>3283</text:p>
          </table:table-cell>
          <table:table-cell office:value-type="float" office:value="9302" table:style-name="ce14">
            <text:p>9302</text:p>
          </table:table-cell>
          <table:table-cell office:value-type="float" office:value="74698" table:style-name="ce14">
            <text:p>74698</text:p>
          </table:table-cell>
          <table:table-cell office:value-type="float" office:value="5574" table:style-name="ce14">
            <text:p>5574</text:p>
          </table:table-cell>
          <table:table-cell office:value-type="float" office:value="15616.114662962362" table:style-name="ce14">
            <text:p>15616</text:p>
          </table:table-cell>
          <table:table-cell office:value-type="float" office:value="3984" table:style-name="ce14">
            <text:p>3984</text:p>
          </table:table-cell>
          <table:table-cell table:style-name="ce14"/>
          <table:table-cell office:value-type="float" office:value="-114.07695158102766" table:style-name="ce14">
            <text:p>-114</text:p>
          </table:table-cell>
          <table:table-cell office:value-type="float" office:value="209.07695158102766" table:style-name="ce14">
            <text:p>209</text:p>
          </table:table-cell>
          <table:table-cell office:value-type="float" office:value="30.944782838983002" table:style-name="ce14">
            <text:p>31</text:p>
          </table:table-cell>
          <table:table-cell office:value-type="float" office:value="-5" table:style-name="ce14">
            <text:p>-5</text:p>
          </table:table-cell>
          <table:table-cell office:value-type="float" office:value="-35" table:style-name="ce14">
            <text:p>-35</text:p>
          </table:table-cell>
          <table:table-cell office:value-type="float" office:value="97" table:style-name="ce14">
            <text:p>97</text:p>
          </table:table-cell>
          <table:table-cell office:value-type="float" office:value="899" table:style-name="ce14">
            <text:p>899</text:p>
          </table:table-cell>
          <table:table-cell office:value-type="float" office:value="23" table:style-name="ce14">
            <text:p>23</text:p>
          </table:table-cell>
          <table:table-cell table:style-name="ce1"/>
          <table:table-cell office:value-type="float" office:value="-1.8666321036653506" table:style-name="ce1">
            <text:p>-1.866632104</text:p>
          </table:table-cell>
          <table:table-cell office:value-type="float" office:value="0.80188973073326508" table:style-name="ce1">
            <text:p>0.801889731</text:p>
          </table:table-cell>
          <table:table-cell office:value-type="float" office:value="0.24930854742410807" table:style-name="ce1">
            <text:p>0.249308547</text:p>
          </table:table-cell>
          <table:table-cell office:value-type="float" office:value="0.62589404779682334" table:style-name="ce1">
            <text:p>0.625894048</text:p>
          </table:table-cell>
          <table:table-cell office:value-type="float" office:value="9.1029613066057582" table:style-name="ce1">
            <text:p>9.102961307</text:p>
          </table:table-cell>
          <table:table-cell office:value-type="float" office:value="6.5440877122847283" table:style-name="ce1">
            <text:p>6.544087712</text:p>
          </table:table-cell>
          <table:table-cell office:value-type="float" office:value="-0.23721402904660852" table:style-name="ce1">
            <text:p>-0.237214029</text:p>
          </table:table-cell>
          <table:table-cell office:value-type="float" office:value="0.45287323562927756" table:style-name="ce1">
            <text:p>0.452873236</text:p>
          </table:table-cell>
          <table:table-cell table:style-name="ce1"/>
          <table:table-cell office:value-type="float" office:value="5.4851158999999997E-2" table:style-name="ce1">
            <text:p>0.054851159</text:p>
          </table:table-cell>
          <table:table-cell office:value-type="float" office:value="2.3762881E-2" table:style-name="ce1">
            <text:p>0.023762881</text:p>
          </table:table-cell>
          <table:table-cell office:value-type="float" office:value="3.7657400000000001E-3" table:style-name="ce1">
            <text:p>0.00376574</text:p>
          </table:table-cell>
          <table:table-cell office:value-type="float" office:value="2.9715100000000001E-3" table:style-name="ce1">
            <text:p>0.00297151</text:p>
          </table:table-cell>
          <table:table-cell office:value-type="float" office:value="5.5295496203555103E-2" table:style-name="ce1">
            <text:p>0.055295496</text:p>
          </table:table-cell>
          <table:table-cell office:value-type="float" office:value="2.2806177773935801E-2" table:style-name="ce1">
            <text:p>0.022806178</text:p>
          </table:table-cell>
          <table:table-cell office:value-type="float" office:value="3.8096584965206901E-3" table:style-name="ce1">
            <text:p>0.003809658</text:p>
          </table:table-cell>
          <table:table-cell office:value-type="float" office:value="3.48782795319726E-3" table:style-name="ce1">
            <text:p>0.003487828</text:p>
          </table:table-cell>
          <table:table-cell office:value-type="float" office:value="-8.0681453844317907E-3" table:formula="msoxl:=LN(AT37)-LN(AX37)" table:style-name="ce1">
            <text:p>-0.008068145</text:p>
          </table:table-cell>
          <table:table-cell office:value-type="float" office:value="4.1093287096597653E-2" table:formula="msoxl:=LN(AU37)-LN(AY37)" table:style-name="ce1">
            <text:p>0.041093287</text:p>
          </table:table-cell>
          <table:table-cell office:value-type="float" office:value="-1.1595162578402984E-2" table:formula="msoxl:=LN(AV37)-LN(AZ37)" table:style-name="ce1">
            <text:p>-0.011595163</text:p>
          </table:table-cell>
          <table:table-cell office:value-type="float" office:value="-0.16020893836274119" table:formula="msoxl:=LN(AW37)-LN(BA37)" table:style-name="ce1">
            <text:p>-0.160208938</text:p>
          </table:table-cell>
          <table:table-cell table:number-columns-repeated="4" table:style-name="ce1"/>
          <table:table-cell office:value-type="float" office:value="0.12696407445620372" table:formula="msoxl:=BB37*ABS($BH$8)/ABS($BH$10)-BC37*ABS($BH$9)/ABS($BH$10)+BD37-BE37*ABS($BH$11)/ABS($BH$10)" table:style-name="ce1">
            <text:p>0.126964074</text:p>
          </table:table-cell>
          <table:table-cell table:number-columns-repeated="16322"/>
        </table:table-row>
        <table:table-row table:style-name="ro1">
          <table:table-cell office:value-type="float" office:value="196101" table:style-name="ce1">
            <text:p>196101</text:p>
          </table:table-cell>
          <table:table-cell office:value-type="float" office:value="1961" table:style-name="ce1">
            <text:p>196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0.943999999999999" table:style-name="ce1">
            <text:p>20.944</text:p>
          </table:table-cell>
          <table:table-cell office:value-type="float" office:value="182.63399999999999" table:style-name="ce13">
            <text:p>182.6</text:p>
          </table:table-cell>
          <table:table-cell office:value-type="float" office:value="1879.4" table:style-name="ce1">
            <text:p>1879.4</text:p>
          </table:table-cell>
          <table:table-cell table:style-name="ce1"/>
          <table:table-cell office:value-type="float" office:value="0" table:formula="msoxl:=#N/A" table:style-name="ce13">
            <text:p>#N/A</text:p>
          </table:table-cell>
          <table:table-cell office:value-type="float" office:value="0" table:formula="msoxl:=LN(I38/I37)*100" table:style-name="ce1">
            <text:p>#N/A</text:p>
          </table:table-cell>
          <table:table-cell office:value-type="float" office:value="0.69977471570776217" table:style-name="ce1">
            <text:p>0.699774716</text:p>
          </table:table-cell>
          <table:table-cell table:style-name="ce13"/>
          <table:table-cell office:value-type="float" office:value="5.1914807491845716" table:style-name="ce1">
            <text:p>5.191480749</text:p>
          </table:table-cell>
          <table:table-cell office:value-type="float" office:value="4.9546070050584596" table:style-name="ce1">
            <text:p>4.954607005</text:p>
          </table:table-cell>
          <table:table-cell table:style-name="ce1"/>
          <table:table-cell office:value-type="float" office:value="2686.8781322914465" table:style-name="ce1">
            <text:p>2686.878132</text:p>
          </table:table-cell>
          <table:table-cell office:value-type="float" office:value="1173.5507432279344" table:style-name="ce1">
            <text:p>1173.550743</text:p>
          </table:table-cell>
          <table:table-cell table:style-name="ce1"/>
          <table:table-cell office:value-type="float" office:value="22113.526556324108" table:style-name="ce14">
            <text:p>22114</text:p>
          </table:table-cell>
          <table:table-cell office:value-type="float" office:value="8548.0179376343258" table:style-name="ce14">
            <text:p>8548</text:p>
          </table:table-cell>
          <table:table-cell office:value-type="float" office:value="3670.4725272818514" table:style-name="ce14">
            <text:p>3670</text:p>
          </table:table-cell>
          <table:table-cell office:value-type="float" office:value="10510.526243331613" table:style-name="ce14">
            <text:p>10511</text:p>
          </table:table-cell>
          <table:table-cell office:value-type="float" office:value="75118" table:style-name="ce14">
            <text:p>75118</text:p>
          </table:table-cell>
          <table:table-cell office:value-type="float" office:value="5691.6188534425928" table:style-name="ce14">
            <text:p>5692</text:p>
          </table:table-cell>
          <table:table-cell office:value-type="float" office:value="17619.8122987284" table:style-name="ce14">
            <text:p>17620</text:p>
          </table:table-cell>
          <table:table-cell office:value-type="float" office:value="4465.9814500861439" table:style-name="ce14">
            <text:p>4466</text:p>
          </table:table-cell>
          <table:table-cell table:style-name="ce14"/>
          <table:table-cell office:value-type="float" office:value="38.323122529644252" table:style-name="ce14">
            <text:p>38</text:p>
          </table:table-cell>
          <table:table-cell office:value-type="float" office:value="4.6768774703557305" table:style-name="ce14">
            <text:p>5</text:p>
          </table:table-cell>
          <table:table-cell office:value-type="float" office:value="105.2122616525422" table:style-name="ce14">
            <text:p>105</text:p>
          </table:table-cell>
          <table:table-cell office:value-type="float" office:value="96" table:style-name="ce14">
            <text:p>96</text:p>
          </table:table-cell>
          <table:table-cell office:value-type="float" office:value="420" table:style-name="ce14">
            <text:p>420</text:p>
          </table:table-cell>
          <table:table-cell office:value-type="float" office:value="85" table:style-name="ce14">
            <text:p>85</text:p>
          </table:table-cell>
          <table:table-cell office:value-type="float" office:value="783" table:style-name="ce14">
            <text:p>783</text:p>
          </table:table-cell>
          <table:table-cell office:value-type="float" office:value="50" table:style-name="ce14">
            <text:p>50</text:p>
          </table:table-cell>
          <table:table-cell table:style-name="ce1"/>
          <table:table-cell office:value-type="float" office:value="11.664325623396214" table:style-name="ce1">
            <text:p>11.66432562</text:p>
          </table:table-cell>
          <table:table-cell office:value-type="float" office:value="8.5162718110995357" table:style-name="ce1">
            <text:p>8.516271811</text:p>
          </table:table-cell>
          <table:table-cell office:value-type="float" office:value="1.7126185059474461" table:style-name="ce1">
            <text:p>1.712618506</text:p>
          </table:table-cell>
          <table:table-cell office:value-type="float" office:value="0.8945108412525653" table:style-name="ce1">
            <text:p>0.894510841</text:p>
          </table:table-cell>
          <table:table-cell office:value-type="float" office:value="12.061340115201585" table:style-name="ce1">
            <text:p>12.06134012</text:p>
          </table:table-cell>
          <table:table-cell office:value-type="float" office:value="8.670856107484493" table:style-name="ce1">
            <text:p>8.670856107</text:p>
          </table:table-cell>
          <table:table-cell office:value-type="float" office:value="0.7078965709917836" table:style-name="ce1">
            <text:p>0.707896571</text:p>
          </table:table-cell>
          <table:table-cell office:value-type="float" office:value="0.49898694349010381" table:style-name="ce1">
            <text:p>0.498986943</text:p>
          </table:table-cell>
          <table:table-cell table:style-name="ce1"/>
          <table:table-cell office:value-type="float" office:value="5.4685224999999997E-2" table:style-name="ce1">
            <text:p>0.054685225</text:p>
          </table:table-cell>
          <table:table-cell office:value-type="float" office:value="2.3884927E-2" table:style-name="ce1">
            <text:p>0.023884927</text:p>
          </table:table-cell>
          <table:table-cell office:value-type="float" office:value="3.6580800000000002E-3" table:style-name="ce1">
            <text:p>0.00365808</text:p>
          </table:table-cell>
          <table:table-cell office:value-type="float" office:value="2.8865599999999998E-3" table:style-name="ce1">
            <text:p>0.00288656</text:p>
          </table:table-cell>
          <table:table-cell office:value-type="float" office:value="5.5418546915096303E-2" table:style-name="ce1">
            <text:p>0.055418547</text:p>
          </table:table-cell>
          <table:table-cell office:value-type="float" office:value="2.3037849854289499E-2" table:style-name="ce1">
            <text:p>0.02303785</text:p>
          </table:table-cell>
          <table:table-cell office:value-type="float" office:value="3.8326714754520199E-3" table:style-name="ce1">
            <text:p>0.003832671</text:p>
          </table:table-cell>
          <table:table-cell office:value-type="float" office:value="3.5136634485798202E-3" table:style-name="ce1">
            <text:p>0.003513663</text:p>
          </table:table-cell>
          <table:table-cell office:value-type="float" office:value="-1.3320756334710193E-2" table:formula="msoxl:=LN(AT38)-LN(AX38)" table:style-name="ce1">
            <text:p>-0.013320756</text:p>
          </table:table-cell>
          <table:table-cell office:value-type="float" office:value="3.6109081349330996E-2" table:formula="msoxl:=LN(AU38)-LN(AY38)" table:style-name="ce1">
            <text:p>0.036109081</text:p>
          </table:table-cell>
          <table:table-cell office:value-type="float" office:value="-4.6623653612372529E-2" table:formula="msoxl:=LN(AV38)-LN(AZ38)" table:style-name="ce1">
            <text:p>-0.046623654</text:p>
          </table:table-cell>
          <table:table-cell office:value-type="float" office:value="-0.19659372900506522" table:formula="msoxl:=LN(AW38)-LN(BA38)" table:style-name="ce1">
            <text:p>-0.196593729</text:p>
          </table:table-cell>
          <table:table-cell table:number-columns-repeated="4" table:style-name="ce1"/>
          <table:table-cell office:value-type="float" office:value="0.13123710450846743" table:formula="msoxl:=BB38*ABS($BH$8)/ABS($BH$10)-BC38*ABS($BH$9)/ABS($BH$10)+BD38-BE38*ABS($BH$11)/ABS($BH$10)" table:style-name="ce1">
            <text:p>0.131237105</text:p>
          </table:table-cell>
          <table:table-cell table:number-columns-repeated="16322"/>
        </table:table-row>
        <table:table-row table:style-name="ro1">
          <table:table-cell office:value-type="float" office:value="196102" table:style-name="ce1">
            <text:p>196102</text:p>
          </table:table-cell>
          <table:table-cell office:value-type="float" office:value="1961" table:style-name="ce1">
            <text:p>196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0.94" table:style-name="ce1">
            <text:p>20.94</text:p>
          </table:table-cell>
          <table:table-cell office:value-type="float" office:value="183.33699999999999" table:style-name="ce13">
            <text:p>183.3</text:p>
          </table:table-cell>
          <table:table-cell office:value-type="float" office:value="1896.99" table:style-name="ce1">
            <text:p>1896.99</text:p>
          </table:table-cell>
          <table:table-cell table:style-name="ce1"/>
          <table:table-cell office:value-type="float" office:value="0" table:formula="msoxl:=#N/A" table:style-name="ce13">
            <text:p>#N/A</text:p>
          </table:table-cell>
          <table:table-cell office:value-type="float" office:value="0" table:formula="msoxl:=LN(I39/I38)*100" table:style-name="ce1">
            <text:p>#N/A</text:p>
          </table:table-cell>
          <table:table-cell office:value-type="float" office:value="-2.1590914387931095" table:style-name="ce1">
            <text:p>-2.159091439</text:p>
          </table:table-cell>
          <table:table-cell table:style-name="ce13"/>
          <table:table-cell office:value-type="float" office:value="5.1841869224435619" table:style-name="ce1">
            <text:p>5.184186922</text:p>
          </table:table-cell>
          <table:table-cell office:value-type="float" office:value="4.9601305458719924" table:style-name="ce1">
            <text:p>4.960130546</text:p>
          </table:table-cell>
          <table:table-cell table:style-name="ce1"/>
          <table:table-cell office:value-type="float" office:value="2715.0292795630562" table:style-name="ce1">
            <text:p>2715.02928</text:p>
          </table:table-cell>
          <table:table-cell office:value-type="float" office:value="1176.3659151015854" table:style-name="ce1">
            <text:p>1176.365915</text:p>
          </table:table-cell>
          <table:table-cell table:style-name="ce1"/>
          <table:table-cell office:value-type="float" office:value="22797.603507905136" table:style-name="ce14">
            <text:p>22798</text:p>
          </table:table-cell>
          <table:table-cell office:value-type="float" office:value="8316.8531364472365" table:style-name="ce14">
            <text:p>8317</text:p>
          </table:table-cell>
          <table:table-cell office:value-type="float" office:value="3790.0008758961058" table:style-name="ce14">
            <text:p>3790</text:p>
          </table:table-cell>
          <table:table-cell office:value-type="float" office:value="10591.290218742526" table:style-name="ce14">
            <text:p>10591</text:p>
          </table:table-cell>
          <table:table-cell office:value-type="float" office:value="75434" table:style-name="ce14">
            <text:p>75434</text:p>
          </table:table-cell>
          <table:table-cell office:value-type="float" office:value="5872.3880707685375" table:style-name="ce14">
            <text:p>5872</text:p>
          </table:table-cell>
          <table:table-cell office:value-type="float" office:value="18375.200731337911" table:style-name="ce14">
            <text:p>18375</text:p>
          </table:table-cell>
          <table:table-cell office:value-type="float" office:value="4538.4698398001301" table:style-name="ce14">
            <text:p>4538</text:p>
          </table:table-cell>
          <table:table-cell table:style-name="ce14"/>
          <table:table-cell office:value-type="float" office:value="684.07695158102774" table:style-name="ce14">
            <text:p>684</text:p>
          </table:table-cell>
          <table:table-cell office:value-type="float" office:value="-334.07695158102769" table:style-name="ce14">
            <text:p>-334</text:p>
          </table:table-cell>
          <table:table-cell office:value-type="float" office:value="136.1570444915252" table:style-name="ce14">
            <text:p>136</text:p>
          </table:table-cell>
          <table:table-cell office:value-type="float" office:value="147" table:style-name="ce14">
            <text:p>147</text:p>
          </table:table-cell>
          <table:table-cell office:value-type="float" office:value="316" table:style-name="ce14">
            <text:p>316</text:p>
          </table:table-cell>
          <table:table-cell office:value-type="float" office:value="173" table:style-name="ce14">
            <text:p>173</text:p>
          </table:table-cell>
          <table:table-cell office:value-type="float" office:value="630" table:style-name="ce14">
            <text:p>630</text:p>
          </table:table-cell>
          <table:table-cell office:value-type="float" office:value="73" table:style-name="ce14">
            <text:p>73</text:p>
          </table:table-cell>
          <table:table-cell table:style-name="ce1"/>
          <table:table-cell office:value-type="float" office:value="-1.0191894345376826" table:style-name="ce1">
            <text:p>-1.019189435</text:p>
          </table:table-cell>
          <table:table-cell office:value-type="float" office:value="1.8362239677605849" table:style-name="ce1">
            <text:p>1.836223968</text:p>
          </table:table-cell>
          <table:table-cell office:value-type="float" office:value="1.2207312396444174" table:style-name="ce1">
            <text:p>1.22073124</text:p>
          </table:table-cell>
          <table:table-cell office:value-type="float" office:value="0.74420225964262721" table:style-name="ce1">
            <text:p>0.74420226</text:p>
          </table:table-cell>
          <table:table-cell office:value-type="float" office:value="0.10671799473281487" table:style-name="ce1">
            <text:p>0.106717995</text:p>
          </table:table-cell>
          <table:table-cell office:value-type="float" office:value="7.671920098176091E-2" table:style-name="ce1">
            <text:p>0.076719201</text:p>
          </table:table-cell>
          <table:table-cell office:value-type="float" office:value="1.9858772136041487" table:style-name="ce1">
            <text:p>1.985877214</text:p>
          </table:table-cell>
          <table:table-cell office:value-type="float" office:value="0.52935588078516249" table:style-name="ce1">
            <text:p>0.529355881</text:p>
          </table:table-cell>
          <table:table-cell table:style-name="ce1"/>
          <table:table-cell office:value-type="float" office:value="5.4946024000000003E-2" table:style-name="ce1">
            <text:p>0.054946024</text:p>
          </table:table-cell>
          <table:table-cell office:value-type="float" office:value="2.3806974000000002E-2" table:style-name="ce1">
            <text:p>0.023806974</text:p>
          </table:table-cell>
          <table:table-cell office:value-type="float" office:value="3.6109800000000002E-3" table:style-name="ce1">
            <text:p>0.00361098</text:p>
          </table:table-cell>
          <table:table-cell office:value-type="float" office:value="2.8861500000000001E-3" table:style-name="ce1">
            <text:p>0.00288615</text:p>
          </table:table-cell>
          <table:table-cell office:value-type="float" office:value="5.5544167384885899E-2" table:style-name="ce1">
            <text:p>0.055544167</text:p>
          </table:table-cell>
          <table:table-cell office:value-type="float" office:value="2.3272686298795201E-2" table:style-name="ce1">
            <text:p>0.023272686</text:p>
          </table:table-cell>
          <table:table-cell office:value-type="float" office:value="3.85584930682945E-3" table:style-name="ce1">
            <text:p>0.003855849</text:p>
          </table:table-cell>
          <table:table-cell office:value-type="float" office:value="3.5397811864361899E-3" table:style-name="ce1">
            <text:p>0.003539781</text:p>
          </table:table-cell>
          <table:table-cell office:value-type="float" office:value="-1.0827191457336127E-2" table:formula="msoxl:=LN(AT39)-LN(AX39)" table:style-name="ce1">
            <text:p>-0.010827191</text:p>
          </table:table-cell>
          <table:table-cell office:value-type="float" office:value="2.269815188301294E-2" table:formula="msoxl:=LN(AU39)-LN(AY39)" table:style-name="ce1">
            <text:p>0.022698152</text:p>
          </table:table-cell>
          <table:table-cell office:value-type="float" office:value="-6.5612092157540047E-2" table:formula="msoxl:=LN(AV39)-LN(AZ39)" table:style-name="ce1">
            <text:p>-0.065612092</text:p>
          </table:table-cell>
          <table:table-cell office:value-type="float" office:value="-0.20414147944107164" table:formula="msoxl:=LN(AW39)-LN(BA39)" table:style-name="ce1">
            <text:p>-0.204141479</text:p>
          </table:table-cell>
          <table:table-cell table:number-columns-repeated="4" table:style-name="ce1"/>
          <table:table-cell office:value-type="float" office:value="0.13273590064311161" table:formula="msoxl:=BB39*ABS($BH$8)/ABS($BH$10)-BC39*ABS($BH$9)/ABS($BH$10)+BD39-BE39*ABS($BH$11)/ABS($BH$10)" table:style-name="ce1">
            <text:p>0.132735901</text:p>
          </table:table-cell>
          <table:table-cell table:number-columns-repeated="16322"/>
        </table:table-row>
        <table:table-row table:style-name="ro1">
          <table:table-cell office:value-type="float" office:value="196103" table:style-name="ce1">
            <text:p>196103</text:p>
          </table:table-cell>
          <table:table-cell office:value-type="float" office:value="1961" table:style-name="ce1">
            <text:p>196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1.015999999999998" table:style-name="ce1">
            <text:p>21.016</text:p>
          </table:table-cell>
          <table:table-cell office:value-type="float" office:value="184.10300000000001" table:style-name="ce13">
            <text:p>184.1</text:p>
          </table:table-cell>
          <table:table-cell office:value-type="float" office:value="1931.54" table:style-name="ce1">
            <text:p>1931.54</text:p>
          </table:table-cell>
          <table:table-cell table:style-name="ce1"/>
          <table:table-cell office:value-type="float" office:value="0" table:formula="msoxl:=#N/A" table:style-name="ce13">
            <text:p>#N/A</text:p>
          </table:table-cell>
          <table:table-cell office:value-type="float" office:value="0" table:formula="msoxl:=LN(I40/I39)*100" table:style-name="ce1">
            <text:p>#N/A</text:p>
          </table:table-cell>
          <table:table-cell office:value-type="float" office:value="0.31582279662329682" table:style-name="ce1">
            <text:p>0.315822797</text:p>
          </table:table-cell>
          <table:table-cell table:style-name="ce13"/>
          <table:table-cell office:value-type="float" office:value="5.1690686411712079" table:style-name="ce1">
            <text:p>5.169068641</text:p>
          </table:table-cell>
          <table:table-cell office:value-type="float" office:value="5.0143050284409112" table:style-name="ce1">
            <text:p>5.014305028</text:p>
          </table:table-cell>
          <table:table-cell table:style-name="ce1"/>
          <table:table-cell office:value-type="float" office:value="2700.7321192280215" table:style-name="ce1">
            <text:p>2700.732119</text:p>
          </table:table-cell>
          <table:table-cell office:value-type="float" office:value="1189.7835257518364" table:style-name="ce1">
            <text:p>1189.783526</text:p>
          </table:table-cell>
          <table:table-cell table:style-name="ce1"/>
          <table:table-cell office:value-type="float" office:value="23318.864995059288" table:style-name="ce14">
            <text:p>23319</text:p>
          </table:table-cell>
          <table:table-cell office:value-type="float" office:value="8678.4452587364867" table:style-name="ce14">
            <text:p>8678</text:p>
          </table:table-cell>
          <table:table-cell office:value-type="float" office:value="3981.3257096285793" table:style-name="ce14">
            <text:p>3981</text:p>
          </table:table-cell>
          <table:table-cell office:value-type="float" office:value="10944.046346429834" table:style-name="ce14">
            <text:p>10944</text:p>
          </table:table-cell>
          <table:table-cell office:value-type="float" office:value="76303" table:style-name="ce14">
            <text:p>76303</text:p>
          </table:table-cell>
          <table:table-cell office:value-type="float" office:value="5782.1274519612525" table:style-name="ce14">
            <text:p>5782</text:p>
          </table:table-cell>
          <table:table-cell office:value-type="float" office:value="18601.037531294882" table:style-name="ce14">
            <text:p>18601</text:p>
          </table:table-cell>
          <table:table-cell office:value-type="float" office:value="4266.0950011089126" table:style-name="ce14">
            <text:p>4266</text:p>
          </table:table-cell>
          <table:table-cell table:style-name="ce14"/>
          <table:table-cell office:value-type="float" office:value="521.26148715415025" table:style-name="ce14">
            <text:p>521</text:p>
          </table:table-cell>
          <table:table-cell office:value-type="float" office:value="562.73851284584975" table:style-name="ce14">
            <text:p>563</text:p>
          </table:table-cell>
          <table:table-cell office:value-type="float" office:value="103.66502251059305" table:style-name="ce14">
            <text:p>104</text:p>
          </table:table-cell>
          <table:table-cell office:value-type="float" office:value="12" table:style-name="ce14">
            <text:p>12</text:p>
          </table:table-cell>
          <table:table-cell office:value-type="float" office:value="869" table:style-name="ce14">
            <text:p>869</text:p>
          </table:table-cell>
          <table:table-cell office:value-type="float" office:value="67" table:style-name="ce14">
            <text:p>67</text:p>
          </table:table-cell>
          <table:table-cell office:value-type="float" office:value="692" table:style-name="ce14">
            <text:p>692</text:p>
          </table:table-cell>
          <table:table-cell office:value-type="float" office:value="57" table:style-name="ce14">
            <text:p>57</text:p>
          </table:table-cell>
          <table:table-cell table:style-name="ce1"/>
          <table:table-cell office:value-type="float" office:value="-7.1687935200970516" table:style-name="ce1">
            <text:p>-7.16879352</text:p>
          </table:table-cell>
          <table:table-cell office:value-type="float" office:value="-1.8780255237197392" table:style-name="ce1">
            <text:p>-1.878025524</text:p>
          </table:table-cell>
          <table:table-cell office:value-type="float" office:value="-1.6981711101736476" table:style-name="ce1">
            <text:p>-1.69817111</text:p>
          </table:table-cell>
          <table:table-cell office:value-type="float" office:value="0.68877952597011305" table:style-name="ce1">
            <text:p>0.688779526</text:p>
          </table:table-cell>
          <table:table-cell office:value-type="float" office:value="3.8958061082192388" table:style-name="ce1">
            <text:p>3.895806108</text:p>
          </table:table-cell>
          <table:table-cell office:value-type="float" office:value="2.8006816708910627" table:style-name="ce1">
            <text:p>2.800681671</text:p>
          </table:table-cell>
          <table:table-cell office:value-type="float" office:value="-1.7185085242483176" table:style-name="ce1">
            <text:p>-1.718508524</text:p>
          </table:table-cell>
          <table:table-cell office:value-type="float" office:value="0.54795088252326063" table:style-name="ce1">
            <text:p>0.547950883</text:p>
          </table:table-cell>
          <table:table-cell table:style-name="ce1"/>
          <table:table-cell office:value-type="float" office:value="5.4098937E-2" table:style-name="ce1">
            <text:p>0.054098937</text:p>
          </table:table-cell>
          <table:table-cell office:value-type="float" office:value="2.3832806000000002E-2" table:style-name="ce1">
            <text:p>0.023832806</text:p>
          </table:table-cell>
          <table:table-cell office:value-type="float" office:value="3.5205100000000001E-3" table:style-name="ce1">
            <text:p>0.00352051</text:p>
          </table:table-cell>
          <table:table-cell office:value-type="float" office:value="3.0157299999999999E-3" table:style-name="ce1">
            <text:p>0.00301573</text:p>
          </table:table-cell>
          <table:table-cell office:value-type="float" office:value="5.5672455965668097E-2" table:style-name="ce1">
            <text:p>0.055672456</text:p>
          </table:table-cell>
          <table:table-cell office:value-type="float" office:value="2.35107699991568E-2" table:style-name="ce1">
            <text:p>0.02351077</text:p>
          </table:table-cell>
          <table:table-cell office:value-type="float" office:value="3.8791932749872101E-3" table:style-name="ce1">
            <text:p>0.003879193</text:p>
          </table:table-cell>
          <table:table-cell office:value-type="float" office:value="3.5661867033585102E-3" table:style-name="ce1">
            <text:p>0.003566187</text:p>
          </table:table-cell>
          <table:table-cell office:value-type="float" office:value="-2.8670980863469087E-2" table:formula="msoxl:=LN(AT40)-LN(AX40)" table:style-name="ce1">
            <text:p>-0.028670981</text:p>
          </table:table-cell>
          <table:table-cell office:value-type="float" office:value="1.3604420912750825E-2" table:formula="msoxl:=LN(AU40)-LN(AY40)" table:style-name="ce1">
            <text:p>0.013604421</text:p>
          </table:table-cell>
          <table:table-cell office:value-type="float" office:value="-9.7021347720711582E-2" table:formula="msoxl:=LN(AV40)-LN(AZ40)" table:style-name="ce1">
            <text:p>-0.097021348</text:p>
          </table:table-cell>
          <table:table-cell office:value-type="float" office:value="-0.16765495100078276" table:formula="msoxl:=LN(AW40)-LN(BA40)" table:style-name="ce1">
            <text:p>-0.167654951</text:p>
          </table:table-cell>
          <table:table-cell table:number-columns-repeated="4" table:style-name="ce1"/>
          <table:table-cell office:value-type="float" office:value="5.283300633469773E-2" table:formula="msoxl:=BB40*ABS($BH$8)/ABS($BH$10)-BC40*ABS($BH$9)/ABS($BH$10)+BD40-BE40*ABS($BH$11)/ABS($BH$10)" table:style-name="ce1">
            <text:p>0.052833006</text:p>
          </table:table-cell>
          <table:table-cell table:number-columns-repeated="16322"/>
        </table:table-row>
        <table:table-row table:style-name="ro1">
          <table:table-cell office:value-type="float" office:value="196104" table:style-name="ce1">
            <text:p>196104</text:p>
          </table:table-cell>
          <table:table-cell office:value-type="float" office:value="1961" table:style-name="ce1">
            <text:p>1961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21.039000000000001" table:style-name="ce1">
            <text:p>21.039</text:p>
          </table:table-cell>
          <table:table-cell office:value-type="float" office:value="184.89400000000001" table:style-name="ce13">
            <text:p>184.9</text:p>
          </table:table-cell>
          <table:table-cell office:value-type="float" office:value="1983.81" table:style-name="ce1">
            <text:p>1983.81</text:p>
          </table:table-cell>
          <table:table-cell table:style-name="ce1"/>
          <table:table-cell office:value-type="float" office:value="0" table:formula="msoxl:=#N/A" table:style-name="ce13">
            <text:p>#N/A</text:p>
          </table:table-cell>
          <table:table-cell office:value-type="float" office:value="0" table:formula="msoxl:=LN(I41/I40)*100" table:style-name="ce1">
            <text:p>#N/A</text:p>
          </table:table-cell>
          <table:table-cell office:value-type="float" office:value="-0.61627166456355253" table:style-name="ce1">
            <text:p>-0.616271665</text:p>
          </table:table-cell>
          <table:table-cell table:style-name="ce13"/>
          <table:table-cell office:value-type="float" office:value="5.2033323623830379" table:style-name="ce1">
            <text:p>5.203332362</text:p>
          </table:table-cell>
          <table:table-cell office:value-type="float" office:value="5.0343490166713103" table:style-name="ce1">
            <text:p>5.034349017</text:p>
          </table:table-cell>
          <table:table-cell table:style-name="ce1"/>
          <table:table-cell office:value-type="float" office:value="2766.270501979649" table:style-name="ce1">
            <text:p>2766.270502</text:p>
          </table:table-cell>
          <table:table-cell office:value-type="float" office:value="1242.8854003795093" table:style-name="ce1">
            <text:p>1242.8854</text:p>
          </table:table-cell>
          <table:table-cell table:style-name="ce1"/>
          <table:table-cell office:value-type="float" office:value="23759.618824110672" table:style-name="ce14">
            <text:p>23760</text:p>
          </table:table-cell>
          <table:table-cell office:value-type="float" office:value="8910.3715730933764" table:style-name="ce14">
            <text:p>8910</text:p>
          </table:table-cell>
          <table:table-cell office:value-type="float" office:value="4324.2206237739047" table:style-name="ce14">
            <text:p>4324</text:p>
          </table:table-cell>
          <table:table-cell office:value-type="float" office:value="11808" table:style-name="ce14">
            <text:p>11808</text:p>
          </table:table-cell>
          <table:table-cell office:value-type="float" office:value="76820" table:style-name="ce14">
            <text:p>76820</text:p>
          </table:table-cell>
          <table:table-cell office:value-type="float" office:value="5405" table:style-name="ce14">
            <text:p>5405</text:p>
          </table:table-cell>
          <table:table-cell office:value-type="float" office:value="19752.503879630585" table:style-name="ce14">
            <text:p>19753</text:p>
          </table:table-cell>
          <table:table-cell office:value-type="float" office:value="5602" table:style-name="ce14">
            <text:p>5602</text:p>
          </table:table-cell>
          <table:table-cell table:style-name="ce14"/>
          <table:table-cell office:value-type="float" office:value="440.75382905138338" table:style-name="ce14">
            <text:p>441</text:p>
          </table:table-cell>
          <table:table-cell office:value-type="float" office:value="153.24617094861659" table:style-name="ce14">
            <text:p>153</text:p>
          </table:table-cell>
          <table:table-cell office:value-type="float" office:value="136.1570444915252" table:style-name="ce14">
            <text:p>136</text:p>
          </table:table-cell>
          <table:table-cell office:value-type="float" office:value="68" table:style-name="ce14">
            <text:p>68</text:p>
          </table:table-cell>
          <table:table-cell office:value-type="float" office:value="517" table:style-name="ce14">
            <text:p>517</text:p>
          </table:table-cell>
          <table:table-cell office:value-type="float" office:value="112" table:style-name="ce14">
            <text:p>112</text:p>
          </table:table-cell>
          <table:table-cell office:value-type="float" office:value="549" table:style-name="ce14">
            <text:p>549</text:p>
          </table:table-cell>
          <table:table-cell office:value-type="float" office:value="145" table:style-name="ce14">
            <text:p>145</text:p>
          </table:table-cell>
          <table:table-cell table:style-name="ce1"/>
          <table:table-cell office:value-type="float" office:value="2.3861534344123676" table:style-name="ce1">
            <text:p>2.386153434</text:p>
          </table:table-cell>
          <table:table-cell office:value-type="float" office:value="3.4226433523401751" table:style-name="ce1">
            <text:p>3.422643352</text:p>
          </table:table-cell>
          <table:table-cell office:value-type="float" office:value="1.1287530631931342" table:style-name="ce1">
            <text:p>1.128753063</text:p>
          </table:table-cell>
          <table:table-cell office:value-type="float" office:value="0.69056969283245317" table:style-name="ce1">
            <text:p>0.690569693</text:p>
          </table:table-cell>
          <table:table-cell office:value-type="float" office:value="7.6890966506619183" table:style-name="ce1">
            <text:p>7.689096651</text:p>
          </table:table-cell>
          <table:table-cell office:value-type="float" office:value="5.5276652525867487" table:style-name="ce1">
            <text:p>5.527665253</text:p>
          </table:table-cell>
          <table:table-cell office:value-type="float" office:value="1.7231850116337988" table:style-name="ce1">
            <text:p>1.723185012</text:p>
          </table:table-cell>
          <table:table-cell office:value-type="float" office:value="0.48722131459617612" table:style-name="ce1">
            <text:p>0.487221315</text:p>
          </table:table-cell>
          <table:table-cell table:style-name="ce1"/>
          <table:table-cell office:value-type="float" office:value="5.4242848000000003E-2" table:style-name="ce1">
            <text:p>0.054242848</text:p>
          </table:table-cell>
          <table:table-cell office:value-type="float" office:value="2.4371312999999999E-2" table:style-name="ce1">
            <text:p>0.024371313</text:p>
          </table:table-cell>
          <table:table-cell office:value-type="float" office:value="3.5663700000000001E-3" table:style-name="ce1">
            <text:p>0.00356637</text:p>
          </table:table-cell>
          <table:table-cell office:value-type="float" office:value="3.0118800000000002E-3" table:style-name="ce1">
            <text:p>0.00301188</text:p>
          </table:table-cell>
          <table:table-cell office:value-type="float" office:value="5.5803511889235498E-2" table:style-name="ce1">
            <text:p>0.055803512</text:p>
          </table:table-cell>
          <table:table-cell office:value-type="float" office:value="2.3752186310485601E-2" table:style-name="ce1">
            <text:p>0.023752186</text:p>
          </table:table-cell>
          <table:table-cell office:value-type="float" office:value="3.90270456824791E-3" table:style-name="ce1">
            <text:p>0.003902705</text:p>
          </table:table-cell>
          <table:table-cell office:value-type="float" office:value="3.59288534072123E-3" table:style-name="ce1">
            <text:p>0.003592885</text:p>
          </table:table-cell>
          <table:table-cell office:value-type="float" office:value="-2.8365654861576051E-2" table:formula="msoxl:=LN(AT41)-LN(AX41)" table:style-name="ce1">
            <text:p>-0.028365655</text:p>
          </table:table-cell>
          <table:table-cell office:value-type="float" office:value="2.5732162482095866E-2" table:formula="msoxl:=LN(AU41)-LN(AY41)" table:style-name="ce1">
            <text:p>0.025732162</text:p>
          </table:table-cell>
          <table:table-cell office:value-type="float" office:value="-9.0121520057837579E-2" table:formula="msoxl:=LN(AV41)-LN(AZ41)" table:style-name="ce1">
            <text:p>-0.09012152</text:p>
          </table:table-cell>
          <table:table-cell office:value-type="float" office:value="-0.17639112726517148" table:formula="msoxl:=LN(AW41)-LN(BA41)" table:style-name="ce1">
            <text:p>-0.176391127</text:p>
          </table:table-cell>
          <table:table-cell table:number-columns-repeated="4" table:style-name="ce1"/>
          <table:table-cell office:value-type="float" office:value="6.0503760704627124E-2" table:formula="msoxl:=BB41*ABS($BH$8)/ABS($BH$10)-BC41*ABS($BH$9)/ABS($BH$10)+BD41-BE41*ABS($BH$11)/ABS($BH$10)" table:style-name="ce1">
            <text:p>0.060503761</text:p>
          </table:table-cell>
          <table:table-cell table:number-columns-repeated="16322"/>
        </table:table-row>
        <table:table-row table:style-name="ro1">
          <table:table-cell office:value-type="float" office:value="196201" table:style-name="ce1">
            <text:p>196201</text:p>
          </table:table-cell>
          <table:table-cell office:value-type="float" office:value="1962" table:style-name="ce1">
            <text:p>196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1.131" table:style-name="ce1">
            <text:p>21.131</text:p>
          </table:table-cell>
          <table:table-cell office:value-type="float" office:value="185.553" table:style-name="ce13">
            <text:p>185.6</text:p>
          </table:table-cell>
          <table:table-cell office:value-type="float" office:value="1995.97" table:style-name="ce1">
            <text:p>1995.97</text:p>
          </table:table-cell>
          <table:table-cell table:style-name="ce1"/>
          <table:table-cell office:value-type="float" office:value="0" table:formula="msoxl:=#N/A" table:style-name="ce13">
            <text:p>#N/A</text:p>
          </table:table-cell>
          <table:table-cell office:value-type="float" office:value="0" table:formula="msoxl:=LN(I42/I41)*100" table:style-name="ce1">
            <text:p>#N/A</text:p>
          </table:table-cell>
          <table:table-cell office:value-type="float" office:value="-0.26804621535292744" table:style-name="ce1">
            <text:p>-0.268046215</text:p>
          </table:table-cell>
          <table:table-cell table:style-name="ce13"/>
          <table:table-cell office:value-type="float" office:value="5.1954111963900891" table:style-name="ce1">
            <text:p>5.195411196</text:p>
          </table:table-cell>
          <table:table-cell office:value-type="float" office:value="5.0430257420873996" table:style-name="ce1">
            <text:p>5.043025742</text:p>
          </table:table-cell>
          <table:table-cell table:style-name="ce1"/>
          <table:table-cell office:value-type="float" office:value="2772.5566461020317" table:style-name="ce1">
            <text:p>2772.556646</text:p>
          </table:table-cell>
          <table:table-cell office:value-type="float" office:value="1238.8808071913645" table:style-name="ce1">
            <text:p>1238.880807</text:p>
          </table:table-cell>
          <table:table-cell table:style-name="ce1"/>
          <table:table-cell office:value-type="float" office:value="23679.21949110672" table:style-name="ce14">
            <text:p>23679</text:p>
          </table:table-cell>
          <table:table-cell office:value-type="float" office:value="9157.0485775042271" table:style-name="ce14">
            <text:p>9157</text:p>
          </table:table-cell>
          <table:table-cell office:value-type="float" office:value="4376.5771808158661" table:style-name="ce14">
            <text:p>4377</text:p>
          </table:table-cell>
          <table:table-cell office:value-type="float" office:value="11505.93710691824" table:style-name="ce14">
            <text:p>11506</text:p>
          </table:table-cell>
          <table:table-cell office:value-type="float" office:value="77380" table:style-name="ce14">
            <text:p>77380</text:p>
          </table:table-cell>
          <table:table-cell office:value-type="float" office:value="5587.6757723930532" table:style-name="ce14">
            <text:p>5588</text:p>
          </table:table-cell>
          <table:table-cell office:value-type="float" office:value="20103.575145240418" table:style-name="ce14">
            <text:p>20104</text:p>
          </table:table-cell>
          <table:table-cell office:value-type="float" office:value="5695.489413136258" table:style-name="ce14">
            <text:p>5695</text:p>
          </table:table-cell>
          <table:table-cell table:style-name="ce14"/>
          <table:table-cell office:value-type="float" office:value="-80.399333003952563" table:style-name="ce14">
            <text:p>-80</text:p>
          </table:table-cell>
          <table:table-cell office:value-type="float" office:value="374.39933300395256" table:style-name="ce14">
            <text:p>374</text:p>
          </table:table-cell>
          <table:table-cell office:value-type="float" office:value="139.2515227754235" table:style-name="ce14">
            <text:p>139</text:p>
          </table:table-cell>
          <table:table-cell office:value-type="float" office:value="28" table:style-name="ce14">
            <text:p>28</text:p>
          </table:table-cell>
          <table:table-cell office:value-type="float" office:value="560" table:style-name="ce14">
            <text:p>560</text:p>
          </table:table-cell>
          <table:table-cell office:value-type="float" office:value="201" table:style-name="ce14">
            <text:p>201</text:p>
          </table:table-cell>
          <table:table-cell office:value-type="float" office:value="542" table:style-name="ce14">
            <text:p>542</text:p>
          </table:table-cell>
          <table:table-cell office:value-type="float" office:value="-5" table:style-name="ce14">
            <text:p>-5</text:p>
          </table:table-cell>
          <table:table-cell table:style-name="ce1"/>
          <table:table-cell office:value-type="float" office:value="1.4691159222358303" table:style-name="ce1">
            <text:p>1.469115922</text:p>
          </table:table-cell>
          <table:table-cell office:value-type="float" office:value="-0.42936483324364655" table:style-name="ce1">
            <text:p>-0.429364833</text:p>
          </table:table-cell>
          <table:table-cell office:value-type="float" office:value="0.86100078842008454" table:style-name="ce1">
            <text:p>0.861000788</text:p>
          </table:table-cell>
          <table:table-cell office:value-type="float" office:value="0.77749809385605761" table:style-name="ce1">
            <text:p>0.777498094</text:p>
          </table:table-cell>
          <table:table-cell office:value-type="float" office:value="-2.1016631829626582" table:style-name="ce1">
            <text:p>-2.101663183</text:p>
          </table:table-cell>
          <table:table-cell office:value-type="float" office:value="-1.5108784655611625" table:style-name="ce1">
            <text:p>-1.510878466</text:p>
          </table:table-cell>
          <table:table-cell office:value-type="float" office:value="-0.65121542037435365" table:style-name="ce1">
            <text:p>-0.65121542</text:p>
          </table:table-cell>
          <table:table-cell office:value-type="float" office:value="0.52250160269353763" table:style-name="ce1">
            <text:p>0.522501603</text:p>
          </table:table-cell>
          <table:table-cell table:style-name="ce1"/>
          <table:table-cell office:value-type="float" office:value="5.4464616E-2" table:style-name="ce1">
            <text:p>0.054464616</text:p>
          </table:table-cell>
          <table:table-cell office:value-type="float" office:value="2.4336804E-2" table:style-name="ce1">
            <text:p>0.024336804</text:p>
          </table:table-cell>
          <table:table-cell office:value-type="float" office:value="3.5446399999999999E-3" table:style-name="ce1">
            <text:p>0.00354464</text:p>
          </table:table-cell>
          <table:table-cell office:value-type="float" office:value="3.0436299999999999E-3" table:style-name="ce1">
            <text:p>0.00304363</text:p>
          </table:table-cell>
          <table:table-cell office:value-type="float" office:value="5.59374348915678E-2" table:style-name="ce1">
            <text:p>0.055937435</text:p>
          </table:table-cell>
          <table:table-cell office:value-type="float" office:value="2.3997023036382101E-2" table:style-name="ce1">
            <text:p>0.023997023</text:p>
          </table:table-cell>
          <table:table-cell office:value-type="float" office:value="3.9263842243935703E-3" table:style-name="ce1">
            <text:p>0.003926384</text:p>
          </table:table-cell>
          <table:table-cell office:value-type="float" office:value="3.6198822906838E-3" table:style-name="ce1">
            <text:p>0.003619882</text:p>
          </table:table-cell>
          <table:table-cell office:value-type="float" office:value="-2.6682588974555443E-2" table:formula="msoxl:=LN(AT42)-LN(AX42)" table:style-name="ce1">
            <text:p>-0.026682589</text:p>
          </table:table-cell>
          <table:table-cell office:value-type="float" office:value="1.4059989942972528E-2" table:formula="msoxl:=LN(AU42)-LN(AY42)" table:style-name="ce1">
            <text:p>0.01405999</text:p>
          </table:table-cell>
          <table:table-cell office:value-type="float" office:value="-0.10228235435027955" table:formula="msoxl:=LN(AV42)-LN(AZ42)" table:style-name="ce1">
            <text:p>-0.102282354</text:p>
          </table:table-cell>
          <table:table-cell office:value-type="float" office:value="-0.17339062690307916" table:formula="msoxl:=LN(AW42)-LN(BA42)" table:style-name="ce1">
            <text:p>-0.173390627</text:p>
          </table:table-cell>
          <table:table-cell table:number-columns-repeated="4" table:style-name="ce1"/>
          <table:table-cell office:value-type="float" office:value="5.5231437454506621E-2" table:formula="msoxl:=BB42*ABS($BH$8)/ABS($BH$10)-BC42*ABS($BH$9)/ABS($BH$10)+BD42-BE42*ABS($BH$11)/ABS($BH$10)" table:style-name="ce1">
            <text:p>0.055231437</text:p>
          </table:table-cell>
          <table:table-cell table:number-columns-repeated="16322"/>
        </table:table-row>
        <table:table-row table:style-name="ro1">
          <table:table-cell office:value-type="float" office:value="196202" table:style-name="ce1">
            <text:p>196202</text:p>
          </table:table-cell>
          <table:table-cell office:value-type="float" office:value="1962" table:style-name="ce1">
            <text:p>196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1.209" table:style-name="ce1">
            <text:p>21.209</text:p>
          </table:table-cell>
          <table:table-cell office:value-type="float" office:value="186.203" table:style-name="ce13">
            <text:p>186.2</text:p>
          </table:table-cell>
          <table:table-cell office:value-type="float" office:value="1894.52" table:style-name="ce1">
            <text:p>1894.52</text:p>
          </table:table-cell>
          <table:table-cell table:style-name="ce1"/>
          <table:table-cell office:value-type="float" office:value="0" table:formula="msoxl:=#N/A" table:style-name="ce13">
            <text:p>#N/A</text:p>
          </table:table-cell>
          <table:table-cell office:value-type="float" office:value="0" table:formula="msoxl:=LN(I43/I42)*100" table:style-name="ce1">
            <text:p>#N/A</text:p>
          </table:table-cell>
          <table:table-cell office:value-type="float" office:value="-1.3706124029944855" table:style-name="ce1">
            <text:p>-1.370612403</text:p>
          </table:table-cell>
          <table:table-cell table:style-name="ce13"/>
          <table:table-cell office:value-type="float" office:value="5.2696306621292646" table:style-name="ce1">
            <text:p>5.269630662</text:p>
          </table:table-cell>
          <table:table-cell office:value-type="float" office:value="5.0602358110067751" table:style-name="ce1">
            <text:p>5.060235811</text:p>
          </table:table-cell>
          <table:table-cell table:style-name="ce1"/>
          <table:table-cell office:value-type="float" office:value="2714.972939209491" table:style-name="ce1">
            <text:p>2714.972939</text:p>
          </table:table-cell>
          <table:table-cell office:value-type="float" office:value="1167.335557663497" table:style-name="ce1">
            <text:p>1167.335558</text:p>
          </table:table-cell>
          <table:table-cell table:style-name="ce1"/>
          <table:table-cell office:value-type="float" office:value="23625.496294466404" table:style-name="ce14">
            <text:p>23625</text:p>
          </table:table-cell>
          <table:table-cell office:value-type="float" office:value="9802.1119511550241" table:style-name="ce14">
            <text:p>9802</text:p>
          </table:table-cell>
          <table:table-cell office:value-type="float" office:value="3912.8368528260121" table:style-name="ce14">
            <text:p>3913</text:p>
          </table:table-cell>
          <table:table-cell office:value-type="float" office:value="9084.5133947343438" table:style-name="ce14">
            <text:p>9085</text:p>
          </table:table-cell>
          <table:table-cell office:value-type="float" office:value="77875" table:style-name="ce14">
            <text:p>77875</text:p>
          </table:table-cell>
          <table:table-cell office:value-type="float" office:value="5952.3937915518518" table:style-name="ce14">
            <text:p>5952</text:p>
          </table:table-cell>
          <table:table-cell office:value-type="float" office:value="18601.431518410809" table:style-name="ce14">
            <text:p>18601</text:p>
          </table:table-cell>
          <table:table-cell office:value-type="float" office:value="5018.3274539157701" table:style-name="ce14">
            <text:p>5018</text:p>
          </table:table-cell>
          <table:table-cell table:style-name="ce14"/>
          <table:table-cell office:value-type="float" office:value="-53.723196640316246" table:style-name="ce14">
            <text:p>-54</text:p>
          </table:table-cell>
          <table:table-cell office:value-type="float" office:value="474.72319664031619" table:style-name="ce14">
            <text:p>475</text:p>
          </table:table-cell>
          <table:table-cell office:value-type="float" office:value="205.78280587923695" table:style-name="ce14">
            <text:p>206</text:p>
          </table:table-cell>
          <table:table-cell office:value-type="float" office:value="27" table:style-name="ce14">
            <text:p>27</text:p>
          </table:table-cell>
          <table:table-cell office:value-type="float" office:value="495" table:style-name="ce14">
            <text:p>495</text:p>
          </table:table-cell>
          <table:table-cell office:value-type="float" office:value="315" table:style-name="ce14">
            <text:p>315</text:p>
          </table:table-cell>
          <table:table-cell office:value-type="float" office:value="800" table:style-name="ce14">
            <text:p>800</text:p>
          </table:table-cell>
          <table:table-cell office:value-type="float" office:value="-7" table:style-name="ce14">
            <text:p>-7</text:p>
          </table:table-cell>
          <table:table-cell table:style-name="ce1"/>
          <table:table-cell office:value-type="float" office:value="-10.555512759800532" table:style-name="ce1">
            <text:p>-10.55551276</text:p>
          </table:table-cell>
          <table:table-cell office:value-type="float" office:value="-12.326488773212432" table:style-name="ce1">
            <text:p>-12.32648877</text:p>
          </table:table-cell>
          <table:table-cell office:value-type="float" office:value="2.0937290166021407" table:style-name="ce1">
            <text:p>2.093729017</text:p>
          </table:table-cell>
          <table:table-cell office:value-type="float" office:value="0.80242610863149977" table:style-name="ce1">
            <text:p>0.802426109</text:p>
          </table:table-cell>
          <table:table-cell office:value-type="float" office:value="-23.063822880365066" table:style-name="ce1">
            <text:p>-23.06382288</text:p>
          </table:table-cell>
          <table:table-cell office:value-type="float" office:value="-16.580503291844337" table:style-name="ce1">
            <text:p>-16.58050329</text:p>
          </table:table-cell>
          <table:table-cell office:value-type="float" office:value="2.7069538087921714" table:style-name="ce1">
            <text:p>2.706953809</text:p>
          </table:table-cell>
          <table:table-cell office:value-type="float" office:value="0.63974427497490971" table:style-name="ce1">
            <text:p>0.639744275</text:p>
          </table:table-cell>
          <table:table-cell table:style-name="ce1"/>
          <table:table-cell office:value-type="float" office:value="5.6594363000000002E-2" table:style-name="ce1">
            <text:p>0.056594363</text:p>
          </table:table-cell>
          <table:table-cell office:value-type="float" office:value="2.4333433000000002E-2" table:style-name="ce1">
            <text:p>0.024333433</text:p>
          </table:table-cell>
          <table:table-cell office:value-type="float" office:value="4.0511599999999998E-3" table:style-name="ce1">
            <text:p>0.00405116</text:p>
          </table:table-cell>
          <table:table-cell office:value-type="float" office:value="3.2857899999999998E-3" table:style-name="ce1">
            <text:p>0.00328579</text:p>
          </table:table-cell>
          <table:table-cell office:value-type="float" office:value="5.6074325257547401E-2" table:style-name="ce1">
            <text:p>0.056074325</text:p>
          </table:table-cell>
          <table:table-cell office:value-type="float" office:value="2.4245370625613601E-2" table:style-name="ce1">
            <text:p>0.024245371</text:p>
          </table:table-cell>
          <table:table-cell office:value-type="float" office:value="3.9502331372492103E-3" table:style-name="ce1">
            <text:p>0.003950233</text:p>
          </table:table-cell>
          <table:table-cell office:value-type="float" office:value="3.64718257563958E-3" table:style-name="ce1">
            <text:p>0.003647183</text:p>
          </table:table-cell>
          <table:table-cell office:value-type="float" office:value="9.2313391328433525E-3" table:formula="msoxl:=LN(AT43)-LN(AX43)" table:style-name="ce1">
            <text:p>0.009231339</text:p>
          </table:table-cell>
          <table:table-cell office:value-type="float" office:value="3.6255512394780531E-3" table:formula="msoxl:=LN(AU43)-LN(AY43)" table:style-name="ce1">
            <text:p>0.003625551</text:p>
          </table:table-cell>
          <table:table-cell office:value-type="float" office:value="2.5228660601523956E-2" table:formula="msoxl:=LN(AV43)-LN(AZ43)" table:style-name="ce1">
            <text:p>0.025228661</text:p>
          </table:table-cell>
          <table:table-cell office:value-type="float" office:value="-0.10434786235680438" table:formula="msoxl:=LN(AW43)-LN(BA43)" table:style-name="ce1">
            <text:p>-0.104347862</text:p>
          </table:table-cell>
          <table:table-cell table:number-columns-repeated="4" table:style-name="ce1"/>
          <table:table-cell office:value-type="float" office:value="0.14515859097800468" table:formula="msoxl:=BB43*ABS($BH$8)/ABS($BH$10)-BC43*ABS($BH$9)/ABS($BH$10)+BD43-BE43*ABS($BH$11)/ABS($BH$10)" table:style-name="ce1">
            <text:p>0.145158591</text:p>
          </table:table-cell>
          <table:table-cell table:number-columns-repeated="16322"/>
        </table:table-row>
        <table:table-row table:style-name="ro1">
          <table:table-cell office:value-type="float" office:value="196203" table:style-name="ce1">
            <text:p>196203</text:p>
          </table:table-cell>
          <table:table-cell office:value-type="float" office:value="1962" table:style-name="ce1">
            <text:p>196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1.262" table:style-name="ce1">
            <text:p>21.262</text:p>
          </table:table-cell>
          <table:table-cell office:value-type="float" office:value="186.92599999999999" table:style-name="ce13">
            <text:p>186.9</text:p>
          </table:table-cell>
          <table:table-cell office:value-type="float" office:value="1932.58" table:style-name="ce1">
            <text:p>1932.58</text:p>
          </table:table-cell>
          <table:table-cell table:style-name="ce1"/>
          <table:table-cell office:value-type="float" office:value="0" table:formula="msoxl:=#N/A" table:style-name="ce13">
            <text:p>#N/A</text:p>
          </table:table-cell>
          <table:table-cell office:value-type="float" office:value="0" table:formula="msoxl:=LN(I44/I43)*100" table:style-name="ce1">
            <text:p>#N/A</text:p>
          </table:table-cell>
          <table:table-cell office:value-type="float" office:value="0.11910402379526749" table:style-name="ce1">
            <text:p>0.119104024</text:p>
          </table:table-cell>
          <table:table-cell table:style-name="ce13"/>
          <table:table-cell office:value-type="float" office:value="5.2062926753595287" table:style-name="ce1">
            <text:p>5.206292675</text:p>
          </table:table-cell>
          <table:table-cell office:value-type="float" office:value="5.0618646915107934" table:style-name="ce1">
            <text:p>5.061864692</text:p>
          </table:table-cell>
          <table:table-cell table:style-name="ce1"/>
          <table:table-cell office:value-type="float" office:value="2726.8994902462132" table:style-name="ce1">
            <text:p>2726.89949</text:p>
          </table:table-cell>
          <table:table-cell office:value-type="float" office:value="1181.5395674722063" table:style-name="ce1">
            <text:p>1181.539567</text:p>
          </table:table-cell>
          <table:table-cell table:style-name="ce1"/>
          <table:table-cell office:value-type="float" office:value="22962.726778656128" table:style-name="ce14">
            <text:p>22963</text:p>
          </table:table-cell>
          <table:table-cell office:value-type="float" office:value="10284.971769410335" table:style-name="ce14">
            <text:p>10285</text:p>
          </table:table-cell>
          <table:table-cell office:value-type="float" office:value="4096.1431057589898" table:style-name="ce14">
            <text:p>4096</text:p>
          </table:table-cell>
          <table:table-cell office:value-type="float" office:value="9363.7227163781099" table:style-name="ce14">
            <text:p>9364</text:p>
          </table:table-cell>
          <table:table-cell office:value-type="float" office:value="77058" table:style-name="ce14">
            <text:p>77058</text:p>
          </table:table-cell>
          <table:table-cell office:value-type="float" office:value="6079.4579372533581" table:style-name="ce14">
            <text:p>6079</text:p>
          </table:table-cell>
          <table:table-cell office:value-type="float" office:value="18983.54742220166" table:style-name="ce14">
            <text:p>18984</text:p>
          </table:table-cell>
          <table:table-cell office:value-type="float" office:value="4908.4500494133972" table:style-name="ce14">
            <text:p>4908</text:p>
          </table:table-cell>
          <table:table-cell table:style-name="ce14"/>
          <table:table-cell office:value-type="float" office:value="-662.76951581027674" table:style-name="ce14">
            <text:p>-663</text:p>
          </table:table-cell>
          <table:table-cell office:value-type="float" office:value="604.76951581027674" table:style-name="ce14">
            <text:p>605</text:p>
          </table:table-cell>
          <table:table-cell office:value-type="float" office:value="105.2122616525422" table:style-name="ce14">
            <text:p>105</text:p>
          </table:table-cell>
          <table:table-cell office:value-type="float" office:value="27" table:style-name="ce14">
            <text:p>27</text:p>
          </table:table-cell>
          <table:table-cell office:value-type="float" office:value="-817" table:style-name="ce14">
            <text:p>-817</text:p>
          </table:table-cell>
          <table:table-cell office:value-type="float" office:value="94" table:style-name="ce14">
            <text:p>94</text:p>
          </table:table-cell>
          <table:table-cell office:value-type="float" office:value="747" table:style-name="ce14">
            <text:p>747</text:p>
          </table:table-cell>
          <table:table-cell office:value-type="float" office:value="-7" table:style-name="ce14">
            <text:p>-7</text:p>
          </table:table-cell>
          <table:table-cell table:style-name="ce1"/>
          <table:table-cell office:value-type="float" office:value="-0.87948454651638874" table:style-name="ce1">
            <text:p>-0.879484547</text:p>
          </table:table-cell>
          <table:table-cell office:value-type="float" office:value="0.23547711190729861" table:style-name="ce1">
            <text:p>0.235477112</text:p>
          </table:table-cell>
          <table:table-cell office:value-type="float" office:value="1.7323450210754865" table:style-name="ce1">
            <text:p>1.732345021</text:p>
          </table:table-cell>
          <table:table-cell office:value-type="float" office:value="0.85513558011563584" table:style-name="ce1">
            <text:p>0.85513558</text:p>
          </table:table-cell>
          <table:table-cell office:value-type="float" office:value="3.6359239175267302" table:style-name="ce1">
            <text:p>3.635923918</text:p>
          </table:table-cell>
          <table:table-cell office:value-type="float" office:value="2.613853253910059" table:style-name="ce1">
            <text:p>2.613853254</text:p>
          </table:table-cell>
          <table:table-cell office:value-type="float" office:value="-0.43468681453867636" table:style-name="ce1">
            <text:p>-0.434686815</text:p>
          </table:table-cell>
          <table:table-cell office:value-type="float" office:value="0.65338684011565118" table:style-name="ce1">
            <text:p>0.65338684</text:p>
          </table:table-cell>
          <table:table-cell table:style-name="ce1"/>
          <table:table-cell office:value-type="float" office:value="5.6079672999999997E-2" table:style-name="ce1">
            <text:p>0.056079673</text:p>
          </table:table-cell>
          <table:table-cell office:value-type="float" office:value="2.4298788000000002E-2" table:style-name="ce1">
            <text:p>0.024298788</text:p>
          </table:table-cell>
          <table:table-cell office:value-type="float" office:value="3.7514599999999999E-3" table:style-name="ce1">
            <text:p>0.00375146</text:p>
          </table:table-cell>
          <table:table-cell office:value-type="float" office:value="3.2469500000000002E-3" table:style-name="ce1">
            <text:p>0.00324695</text:p>
          </table:table-cell>
          <table:table-cell office:value-type="float" office:value="5.6214283899375897E-2" table:style-name="ce1">
            <text:p>0.056214284</text:p>
          </table:table-cell>
          <table:table-cell office:value-type="float" office:value="2.44973221362721E-2" table:style-name="ce1">
            <text:p>0.024497322</text:p>
          </table:table-cell>
          <table:table-cell office:value-type="float" office:value="3.9742520320143401E-3" table:style-name="ce1">
            <text:p>0.003974252</text:p>
          </table:table-cell>
          <table:table-cell office:value-type="float" office:value="3.6747910447679898E-3" table:style-name="ce1">
            <text:p>0.003674791</text:p>
          </table:table-cell>
          <table:table-cell office:value-type="float" office:value="-2.397474763024654E-3" table:formula="msoxl:=LN(AT44)-LN(AX44)" table:style-name="ce1">
            <text:p>-0.002397475</text:p>
          </table:table-cell>
          <table:table-cell office:value-type="float" office:value="-8.1373384572005492E-3" table:formula="msoxl:=LN(AU44)-LN(AY44)" table:style-name="ce1">
            <text:p>-0.008137338</text:p>
          </table:table-cell>
          <table:table-cell office:value-type="float" office:value="-5.7691464808663717E-2" table:formula="msoxl:=LN(AV44)-LN(AZ44)" table:style-name="ce1">
            <text:p>-0.057691465</text:p>
          </table:table-cell>
          <table:table-cell office:value-type="float" office:value="-0.12378017830929977" table:formula="msoxl:=LN(AW44)-LN(BA44)" table:style-name="ce1">
            <text:p>-0.123780178</text:p>
          </table:table-cell>
          <table:table-cell table:number-columns-repeated="4" table:style-name="ce1"/>
          <table:table-cell office:value-type="float" office:value="8.2552964189187644E-2" table:formula="msoxl:=BB44*ABS($BH$8)/ABS($BH$10)-BC44*ABS($BH$9)/ABS($BH$10)+BD44-BE44*ABS($BH$11)/ABS($BH$10)" table:style-name="ce1">
            <text:p>0.082552964</text:p>
          </table:table-cell>
          <table:table-cell table:number-columns-repeated="16322"/>
        </table:table-row>
        <table:table-row table:style-name="ro1">
          <table:table-cell office:value-type="float" office:value="196204" table:style-name="ce1">
            <text:p>196204</text:p>
          </table:table-cell>
          <table:table-cell office:value-type="float" office:value="1962" table:style-name="ce1">
            <text:p>1962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21.324999999999999" table:style-name="ce1">
            <text:p>21.325</text:p>
          </table:table-cell>
          <table:table-cell office:value-type="float" office:value="187.68" table:style-name="ce13">
            <text:p>187.7</text:p>
          </table:table-cell>
          <table:table-cell office:value-type="float" office:value="2037.26" table:style-name="ce1">
            <text:p>2037.26</text:p>
          </table:table-cell>
          <table:table-cell table:style-name="ce1"/>
          <table:table-cell office:value-type="float" office:value="0" table:formula="msoxl:=#N/A" table:style-name="ce13">
            <text:p>#N/A</text:p>
          </table:table-cell>
          <table:table-cell office:value-type="float" office:value="0" table:formula="msoxl:=LN(I45/I44)*100" table:style-name="ce1">
            <text:p>#N/A</text:p>
          </table:table-cell>
          <table:table-cell office:value-type="float" office:value="8.8948310010622056E-4" table:style-name="ce1">
            <text:p>0.000889483</text:p>
          </table:table-cell>
          <table:table-cell table:style-name="ce13"/>
          <table:table-cell office:value-type="float" office:value="5.17840177073459" table:style-name="ce1">
            <text:p>5.178401771</text:p>
          </table:table-cell>
          <table:table-cell office:value-type="float" office:value="5.0746049770529469" table:style-name="ce1">
            <text:p>5.074604977</text:p>
          </table:table-cell>
          <table:table-cell table:style-name="ce1"/>
          <table:table-cell office:value-type="float" office:value="2754.3777869610735" table:style-name="ce1">
            <text:p>2754.377787</text:p>
          </table:table-cell>
          <table:table-cell office:value-type="float" office:value="1212.272785107129" table:style-name="ce1">
            <text:p>1212.272785</text:p>
          </table:table-cell>
          <table:table-cell table:style-name="ce1"/>
          <table:table-cell office:value-type="float" office:value="23472.003582015812" table:style-name="ce14">
            <text:p>23472</text:p>
          </table:table-cell>
          <table:table-cell office:value-type="float" office:value="10732.930716967447" table:style-name="ce14">
            <text:p>10733</text:p>
          </table:table-cell>
          <table:table-cell office:value-type="float" office:value="4538.6665866981448" table:style-name="ce14">
            <text:p>4539</text:p>
          </table:table-cell>
          <table:table-cell office:value-type="float" office:value="10336" table:style-name="ce14">
            <text:p>10336</text:p>
          </table:table-cell>
          <table:table-cell office:value-type="float" office:value="77174" table:style-name="ce14">
            <text:p>77174</text:p>
          </table:table-cell>
          <table:table-cell office:value-type="float" office:value="7154" table:style-name="ce14">
            <text:p>7154</text:p>
          </table:table-cell>
          <table:table-cell office:value-type="float" office:value="20815.801116874183" table:style-name="ce14">
            <text:p>20816</text:p>
          </table:table-cell>
          <table:table-cell office:value-type="float" office:value="4714" table:style-name="ce14">
            <text:p>4714</text:p>
          </table:table-cell>
          <table:table-cell table:style-name="ce14"/>
          <table:table-cell office:value-type="float" office:value="509.27680335968381" table:style-name="ce14">
            <text:p>509</text:p>
          </table:table-cell>
          <table:table-cell office:value-type="float" office:value="290.72319664031619" table:style-name="ce14">
            <text:p>291</text:p>
          </table:table-cell>
          <table:table-cell office:value-type="float" office:value="85.098152807203249" table:style-name="ce14">
            <text:p>85</text:p>
          </table:table-cell>
          <table:table-cell office:value-type="float" office:value="27" table:style-name="ce14">
            <text:p>27</text:p>
          </table:table-cell>
          <table:table-cell office:value-type="float" office:value="116" table:style-name="ce14">
            <text:p>116</text:p>
          </table:table-cell>
          <table:table-cell office:value-type="float" office:value="384" table:style-name="ce14">
            <text:p>384</text:p>
          </table:table-cell>
          <table:table-cell office:value-type="float" office:value="762" table:style-name="ce14">
            <text:p>762</text:p>
          </table:table-cell>
          <table:table-cell office:value-type="float" office:value="-6" table:style-name="ce14">
            <text:p>-6</text:p>
          </table:table-cell>
          <table:table-cell table:style-name="ce1"/>
          <table:table-cell office:value-type="float" office:value="7.107536220968294" table:style-name="ce1">
            <text:p>7.107536221</text:p>
          </table:table-cell>
          <table:table-cell office:value-type="float" office:value="3.7441821510394409" table:style-name="ce1">
            <text:p>3.744182151</text:p>
          </table:table-cell>
          <table:table-cell office:value-type="float" office:value="2.487823401310906" table:style-name="ce1">
            <text:p>2.487823401</text:p>
          </table:table-cell>
          <table:table-cell office:value-type="float" office:value="0.85889635391307628" table:style-name="ce1">
            <text:p>0.858896354</text:p>
          </table:table-cell>
          <table:table-cell office:value-type="float" office:value="12.335397340756591" table:style-name="ce1">
            <text:p>12.33539734</text:p>
          </table:table-cell>
          <table:table-cell office:value-type="float" office:value="8.8678749084889414" table:style-name="ce1">
            <text:p>8.867874908</text:p>
          </table:table-cell>
          <table:table-cell office:value-type="float" office:value="2.3825809922283741" table:style-name="ce1">
            <text:p>2.382580992</text:p>
          </table:table-cell>
          <table:table-cell office:value-type="float" office:value="0.69913250704255336" table:style-name="ce1">
            <text:p>0.699132507</text:p>
          </table:table-cell>
          <table:table-cell table:style-name="ce1"/>
          <table:table-cell office:value-type="float" office:value="5.4110815999999999E-2" table:style-name="ce1">
            <text:p>0.054110816</text:p>
          </table:table-cell>
          <table:table-cell office:value-type="float" office:value="2.3815566999999999E-2" table:style-name="ce1">
            <text:p>0.023815567</text:p>
          </table:table-cell>
          <table:table-cell office:value-type="float" office:value="3.4850699999999998E-3" table:style-name="ce1">
            <text:p>0.00348507</text:p>
          </table:table-cell>
          <table:table-cell office:value-type="float" office:value="3.1414699999999999E-3" table:style-name="ce1">
            <text:p>0.00314147</text:p>
          </table:table-cell>
          <table:table-cell office:value-type="float" office:value="5.6357413240745703E-2" table:style-name="ce1">
            <text:p>0.056357413</text:p>
          </table:table-cell>
          <table:table-cell office:value-type="float" office:value="2.4752973208407102E-2" table:style-name="ce1">
            <text:p>0.024752973</text:p>
          </table:table-cell>
          <table:table-cell office:value-type="float" office:value="3.9984416724576002E-3" table:style-name="ce1">
            <text:p>0.003998442</text:p>
          </table:table-cell>
          <table:table-cell office:value-type="float" office:value="3.7027124723929298E-3" table:style-name="ce1">
            <text:p>0.003702712</text:p>
          </table:table-cell>
          <table:table-cell office:value-type="float" office:value="-4.0679696967542256E-2" table:formula="msoxl:=LN(AT45)-LN(AX45)" table:style-name="ce1">
            <text:p>-0.040679697</text:p>
          </table:table-cell>
          <table:table-cell office:value-type="float" office:value="-3.8606168938878582E-2" table:formula="msoxl:=LN(AU45)-LN(AY45)" table:style-name="ce1">
            <text:p>-0.038606169</text:p>
          </table:table-cell>
          <table:table-cell office:value-type="float" office:value="-0.13741657323357437" table:formula="msoxl:=LN(AV45)-LN(AZ45)" table:style-name="ce1">
            <text:p>-0.137416573</text:p>
          </table:table-cell>
          <table:table-cell office:value-type="float" office:value="-0.16437480847285713" table:formula="msoxl:=LN(AW45)-LN(BA45)" table:style-name="ce1">
            <text:p>-0.164374808</text:p>
          </table:table-cell>
          <table:table-cell table:number-columns-repeated="4" table:style-name="ce1"/>
          <table:table-cell office:value-type="float" office:value="3.7791395032596292E-2" table:formula="msoxl:=BB45*ABS($BH$8)/ABS($BH$10)-BC45*ABS($BH$9)/ABS($BH$10)+BD45-BE45*ABS($BH$11)/ABS($BH$10)" table:style-name="ce1">
            <text:p>0.037791395</text:p>
          </table:table-cell>
          <table:table-cell table:number-columns-repeated="16322"/>
        </table:table-row>
        <table:table-row table:style-name="ro1">
          <table:table-cell office:value-type="float" office:value="196301" table:style-name="ce1">
            <text:p>196301</text:p>
          </table:table-cell>
          <table:table-cell office:value-type="float" office:value="1963" table:style-name="ce1">
            <text:p>196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1.385999999999999" table:style-name="ce1">
            <text:p>21.386</text:p>
          </table:table-cell>
          <table:table-cell office:value-type="float" office:value="188.29900000000001" table:style-name="ce13">
            <text:p>188.3</text:p>
          </table:table-cell>
          <table:table-cell office:value-type="float" office:value="2081.89" table:style-name="ce1">
            <text:p>2081.89</text:p>
          </table:table-cell>
          <table:table-cell table:style-name="ce1"/>
          <table:table-cell office:value-type="float" office:value="0" table:formula="msoxl:=#N/A" table:style-name="ce13">
            <text:p>#N/A</text:p>
          </table:table-cell>
          <table:table-cell office:value-type="float" office:value="0" table:formula="msoxl:=LN(I46/I45)*100" table:style-name="ce1">
            <text:p>#N/A</text:p>
          </table:table-cell>
          <table:table-cell office:value-type="float" office:value="-6.8534094192137587E-2" table:style-name="ce1">
            <text:p>-0.068534094</text:p>
          </table:table-cell>
          <table:table-cell table:style-name="ce13"/>
          <table:table-cell office:value-type="float" office:value="5.1966016507187707" table:style-name="ce1">
            <text:p>5.196601651</text:p>
          </table:table-cell>
          <table:table-cell office:value-type="float" office:value="5.0527074710587012" table:style-name="ce1">
            <text:p>5.052707471</text:p>
          </table:table-cell>
          <table:table-cell table:style-name="ce1"/>
          <table:table-cell office:value-type="float" office:value="2773.3941548292391" table:style-name="ce1">
            <text:p>2773.394155</text:p>
          </table:table-cell>
          <table:table-cell office:value-type="float" office:value="1246.2015288200264" table:style-name="ce1">
            <text:p>1246.201529</text:p>
          </table:table-cell>
          <table:table-cell table:style-name="ce1"/>
          <table:table-cell office:value-type="float" office:value="24073.55718873518" table:style-name="ce14">
            <text:p>24074</text:p>
          </table:table-cell>
          <table:table-cell office:value-type="float" office:value="10828.015396323342" table:style-name="ce14">
            <text:p>10828</text:p>
          </table:table-cell>
          <table:table-cell office:value-type="float" office:value="4783.08052892246" table:style-name="ce14">
            <text:p>4783</text:p>
          </table:table-cell>
          <table:table-cell office:value-type="float" office:value="10960.398098256734" table:style-name="ce14">
            <text:p>10960</text:p>
          </table:table-cell>
          <table:table-cell office:value-type="float" office:value="77578" table:style-name="ce14">
            <text:p>77578</text:p>
          </table:table-cell>
          <table:table-cell office:value-type="float" office:value="7666.5881683289135" table:style-name="ce14">
            <text:p>7667</text:p>
          </table:table-cell>
          <table:table-cell office:value-type="float" office:value="21931.863364959507" table:style-name="ce14">
            <text:p>21932</text:p>
          </table:table-cell>
          <table:table-cell office:value-type="float" office:value="4913.0886737580031" table:style-name="ce14">
            <text:p>4913</text:p>
          </table:table-cell>
          <table:table-cell table:style-name="ce14"/>
          <table:table-cell office:value-type="float" office:value="601.55360671936751" table:style-name="ce14">
            <text:p>602</text:p>
          </table:table-cell>
          <table:table-cell office:value-type="float" office:value="94.446393280632421" table:style-name="ce14">
            <text:p>94</text:p>
          </table:table-cell>
          <table:table-cell office:value-type="float" office:value="64.984043961864302" table:style-name="ce14">
            <text:p>65</text:p>
          </table:table-cell>
          <table:table-cell office:value-type="float" office:value="56" table:style-name="ce14">
            <text:p>56</text:p>
          </table:table-cell>
          <table:table-cell office:value-type="float" office:value="404" table:style-name="ce14">
            <text:p>404</text:p>
          </table:table-cell>
          <table:table-cell office:value-type="float" office:value="494" table:style-name="ce14">
            <text:p>494</text:p>
          </table:table-cell>
          <table:table-cell office:value-type="float" office:value="960" table:style-name="ce14">
            <text:p>960</text:p>
          </table:table-cell>
          <table:table-cell office:value-type="float" office:value="28" table:style-name="ce14">
            <text:p>28</text:p>
          </table:table-cell>
          <table:table-cell table:style-name="ce1"/>
          <table:table-cell office:value-type="float" office:value="5.8947751274360565" table:style-name="ce1">
            <text:p>5.894775127</text:p>
          </table:table-cell>
          <table:table-cell office:value-type="float" office:value="5.3206280896926517" table:style-name="ce1">
            <text:p>5.32062809</text:p>
          </table:table-cell>
          <table:table-cell office:value-type="float" office:value="1.3428257815403328" table:style-name="ce1">
            <text:p>1.342825782</text:p>
          </table:table-cell>
          <table:table-cell office:value-type="float" office:value="0.79620701132051686" table:style-name="ce1">
            <text:p>0.796207011</text:p>
          </table:table-cell>
          <table:table-cell office:value-type="float" office:value="6.170637318462405" table:style-name="ce1">
            <text:p>6.170637318</text:p>
          </table:table-cell>
          <table:table-cell office:value-type="float" office:value="4.4360500382894008" table:style-name="ce1">
            <text:p>4.436050038</text:p>
          </table:table-cell>
          <table:table-cell office:value-type="float" office:value="0.82986230695864904" table:style-name="ce1">
            <text:p>0.829862307</text:p>
          </table:table-cell>
          <table:table-cell office:value-type="float" office:value="0.67773006196543839" table:style-name="ce1">
            <text:p>0.677730062</text:p>
          </table:table-cell>
          <table:table-cell table:style-name="ce1"/>
          <table:table-cell office:value-type="float" office:value="5.3645264999999998E-2" table:style-name="ce1">
            <text:p>0.053645265</text:p>
          </table:table-cell>
          <table:table-cell office:value-type="float" office:value="2.4105051999999998E-2" table:style-name="ce1">
            <text:p>0.024105052</text:p>
          </table:table-cell>
          <table:table-cell office:value-type="float" office:value="3.4944199999999998E-3" table:style-name="ce1">
            <text:p>0.00349442</text:p>
          </table:table-cell>
          <table:table-cell office:value-type="float" office:value="3.0260999999999999E-3" table:style-name="ce1">
            <text:p>0.0030261</text:p>
          </table:table-cell>
          <table:table-cell office:value-type="float" office:value="5.6503816996216101E-2" table:style-name="ce1">
            <text:p>0.056503817</text:p>
          </table:table-cell>
          <table:table-cell office:value-type="float" office:value="2.5012422019073E-2" table:style-name="ce1">
            <text:p>0.025012422</text:p>
          </table:table-cell>
          <table:table-cell office:value-type="float" office:value="4.0228027230481498E-3" table:style-name="ce1">
            <text:p>0.004022803</text:p>
          </table:table-cell>
          <table:table-cell office:value-type="float" office:value="3.7309515233768702E-3" table:style-name="ce1">
            <text:p>0.003730952</text:p>
          </table:table-cell>
          <table:table-cell office:value-type="float" office:value="-5.1914985366575905E-2" table:formula="msoxl:=LN(AT46)-LN(AX46)" table:style-name="ce1">
            <text:p>-0.051914985</text:p>
          </table:table-cell>
          <table:table-cell office:value-type="float" office:value="-3.6951137142701374E-2" table:formula="msoxl:=LN(AU46)-LN(AY46)" table:style-name="ce1">
            <text:p>-0.036951137</text:p>
          </table:table-cell>
          <table:table-cell office:value-type="float" office:value="-0.14081144393640699" table:formula="msoxl:=LN(AV46)-LN(AZ46)" table:style-name="ce1">
            <text:p>-0.140811444</text:p>
          </table:table-cell>
          <table:table-cell office:value-type="float" office:value="-0.20938863947750175" table:formula="msoxl:=LN(AW46)-LN(BA46)" table:style-name="ce1">
            <text:p>-0.209388639</text:p>
          </table:table-cell>
          <table:table-cell table:number-columns-repeated="4" table:style-name="ce1"/>
          <table:table-cell office:value-type="float" office:value="7.3121418219045442E-2" table:formula="msoxl:=BB46*ABS($BH$8)/ABS($BH$10)-BC46*ABS($BH$9)/ABS($BH$10)+BD46-BE46*ABS($BH$11)/ABS($BH$10)" table:style-name="ce1">
            <text:p>0.073121418</text:p>
          </table:table-cell>
          <table:table-cell table:number-columns-repeated="16322"/>
        </table:table-row>
        <table:table-row table:style-name="ro1">
          <table:table-cell office:value-type="float" office:value="196302" table:style-name="ce1">
            <text:p>196302</text:p>
          </table:table-cell>
          <table:table-cell office:value-type="float" office:value="1963" table:style-name="ce1">
            <text:p>196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1.416" table:style-name="ce1">
            <text:p>21.416</text:p>
          </table:table-cell>
          <table:table-cell office:value-type="float" office:value="188.90600000000001" table:style-name="ce13">
            <text:p>188.9</text:p>
          </table:table-cell>
          <table:table-cell office:value-type="float" office:value="2111.09" table:style-name="ce1">
            <text:p>2111.09</text:p>
          </table:table-cell>
          <table:table-cell table:style-name="ce1"/>
          <table:table-cell office:value-type="float" office:value="0" table:formula="msoxl:=#N/A" table:style-name="ce13">
            <text:p>#N/A</text:p>
          </table:table-cell>
          <table:table-cell office:value-type="float" office:value="0" table:formula="msoxl:=LN(I47/I46)*100" table:style-name="ce1">
            <text:p>#N/A</text:p>
          </table:table-cell>
          <table:table-cell office:value-type="float" office:value="4.2350374872137005E-2" table:style-name="ce1">
            <text:p>0.042350375</text:p>
          </table:table-cell>
          <table:table-cell table:style-name="ce13"/>
          <table:table-cell office:value-type="float" office:value="5.2994016835900544" table:style-name="ce1">
            <text:p>5.299401684</text:p>
          </table:table-cell>
          <table:table-cell office:value-type="float" office:value="5.0754862294972627" table:style-name="ce1">
            <text:p>5.075486229</text:p>
          </table:table-cell>
          <table:table-cell table:style-name="ce1"/>
          <table:table-cell office:value-type="float" office:value="2813.4813473472709" table:style-name="ce1">
            <text:p>2813.481347</text:p>
          </table:table-cell>
          <table:table-cell office:value-type="float" office:value="1274.5812489302443" table:style-name="ce1">
            <text:p>1274.581249</text:p>
          </table:table-cell>
          <table:table-cell table:style-name="ce1"/>
          <table:table-cell office:value-type="float" office:value="24488.6498270751" table:style-name="ce14">
            <text:p>24489</text:p>
          </table:table-cell>
          <table:table-cell office:value-type="float" office:value="11547.835853052093" table:style-name="ce14">
            <text:p>11548</text:p>
          </table:table-cell>
          <table:table-cell office:value-type="float" office:value="5104.0941912587678" table:style-name="ce14">
            <text:p>5104</text:p>
          </table:table-cell>
          <table:table-cell office:value-type="float" office:value="11477.403275891089" table:style-name="ce14">
            <text:p>11477</text:p>
          </table:table-cell>
          <table:table-cell office:value-type="float" office:value="78841" table:style-name="ce14">
            <text:p>78841</text:p>
          </table:table-cell>
          <table:table-cell office:value-type="float" office:value="8158.0267666235877" table:style-name="ce14">
            <text:p>8158</text:p>
          </table:table-cell>
          <table:table-cell office:value-type="float" office:value="23237.792418437253" table:style-name="ce14">
            <text:p>23238</text:p>
          </table:table-cell>
          <table:table-cell office:value-type="float" office:value="4826.6887601479493" table:style-name="ce14">
            <text:p>4827</text:p>
          </table:table-cell>
          <table:table-cell table:style-name="ce14"/>
          <table:table-cell office:value-type="float" office:value="415.092638339921" table:style-name="ce14">
            <text:p>415</text:p>
          </table:table-cell>
          <table:table-cell office:value-type="float" office:value="786.907361660079" table:style-name="ce14">
            <text:p>787</text:p>
          </table:table-cell>
          <table:table-cell office:value-type="float" office:value="176.38526218220309" table:style-name="ce14">
            <text:p>176</text:p>
          </table:table-cell>
          <table:table-cell office:value-type="float" office:value="56" table:style-name="ce14">
            <text:p>56</text:p>
          </table:table-cell>
          <table:table-cell office:value-type="float" office:value="1263" table:style-name="ce14">
            <text:p>1263</text:p>
          </table:table-cell>
          <table:table-cell office:value-type="float" office:value="507" table:style-name="ce14">
            <text:p>507</text:p>
          </table:table-cell>
          <table:table-cell office:value-type="float" office:value="934" table:style-name="ce14">
            <text:p>934</text:p>
          </table:table-cell>
          <table:table-cell office:value-type="float" office:value="29" table:style-name="ce14">
            <text:p>29</text:p>
          </table:table-cell>
          <table:table-cell table:style-name="ce1"/>
          <table:table-cell office:value-type="float" office:value="1.7058310334345728" table:style-name="ce1">
            <text:p>1.705831033</text:p>
          </table:table-cell>
          <table:table-cell office:value-type="float" office:value="2.3319168070152156" table:style-name="ce1">
            <text:p>2.331916807</text:p>
          </table:table-cell>
          <table:table-cell office:value-type="float" office:value="0.84821252509057221" table:style-name="ce1">
            <text:p>0.848212525</text:p>
          </table:table-cell>
          <table:table-cell office:value-type="float" office:value="0.74516674328972432" table:style-name="ce1">
            <text:p>0.745166743</text:p>
          </table:table-cell>
          <table:table-cell office:value-type="float" office:value="4.9048088908423475" table:style-name="ce1">
            <text:p>4.904808891</text:p>
          </table:table-cell>
          <table:table-cell office:value-type="float" office:value="3.5260503162167738" table:style-name="ce1">
            <text:p>3.526050316</text:p>
          </table:table-cell>
          <table:table-cell office:value-type="float" office:value="0.20510364899838018" table:style-name="ce1">
            <text:p>0.205103649</text:p>
          </table:table-cell>
          <table:table-cell office:value-type="float" office:value="0.69816006602096314" table:style-name="ce1">
            <text:p>0.698160066</text:p>
          </table:table-cell>
          <table:table-cell table:style-name="ce1"/>
          <table:table-cell office:value-type="float" office:value="5.3916463999999997E-2" table:style-name="ce1">
            <text:p>0.053916464</text:p>
          </table:table-cell>
          <table:table-cell office:value-type="float" office:value="2.4425579999999999E-2" table:style-name="ce1">
            <text:p>0.02442558</text:p>
          </table:table-cell>
          <table:table-cell office:value-type="float" office:value="3.83688E-3" table:style-name="ce1">
            <text:p>0.00383688</text:p>
          </table:table-cell>
          <table:table-cell office:value-type="float" office:value="3.0671399999999999E-3" table:style-name="ce1">
            <text:p>0.00306714</text:p>
          </table:table-cell>
          <table:table-cell office:value-type="float" office:value="5.66535993192024E-2" table:style-name="ce1">
            <text:p>0.056653599</text:p>
          </table:table-cell>
          <table:table-cell office:value-type="float" office:value="2.5275769035529101E-2" table:style-name="ce1">
            <text:p>0.025275769</text:p>
          </table:table-cell>
          <table:table-cell office:value-type="float" office:value="4.0473356114142604E-3" table:style-name="ce1">
            <text:p>0.004047336</text:p>
          </table:table-cell>
          <table:table-cell office:value-type="float" office:value="3.75951268380691E-3" table:style-name="ce1">
            <text:p>0.003759513</text:p>
          </table:table-cell>
          <table:table-cell office:value-type="float" office:value="-4.9519635721793076E-2" table:formula="msoxl:=LN(AT47)-LN(AX47)" table:style-name="ce1">
            <text:p>-0.049519636</text:p>
          </table:table-cell>
          <table:table-cell office:value-type="float" office:value="-3.421524736218684E-2" table:formula="msoxl:=LN(AU47)-LN(AY47)" table:style-name="ce1">
            <text:p>-0.034215247</text:p>
          </table:table-cell>
          <table:table-cell office:value-type="float" office:value="-5.3399254557090714E-2" table:formula="msoxl:=LN(AV47)-LN(AZ47)" table:style-name="ce1">
            <text:p>-0.053399255</text:p>
          </table:table-cell>
          <table:table-cell office:value-type="float" office:value="-0.20354381232922769" table:formula="msoxl:=LN(AW47)-LN(BA47)" table:style-name="ce1">
            <text:p>-0.203543812</text:p>
          </table:table-cell>
          <table:table-cell table:number-columns-repeated="4" table:style-name="ce1"/>
          <table:table-cell office:value-type="float" office:value="0.15408776823951198" table:formula="msoxl:=BB47*ABS($BH$8)/ABS($BH$10)-BC47*ABS($BH$9)/ABS($BH$10)+BD47-BE47*ABS($BH$11)/ABS($BH$10)" table:style-name="ce1">
            <text:p>0.154087768</text:p>
          </table:table-cell>
          <table:table-cell table:number-columns-repeated="16322"/>
        </table:table-row>
        <table:table-row table:style-name="ro1">
          <table:table-cell office:value-type="float" office:value="196303" table:style-name="ce1">
            <text:p>196303</text:p>
          </table:table-cell>
          <table:table-cell office:value-type="float" office:value="1963" table:style-name="ce1">
            <text:p>1963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1.518000000000001" table:style-name="ce1">
            <text:p>21.518</text:p>
          </table:table-cell>
          <table:table-cell office:value-type="float" office:value="189.631" table:style-name="ce13">
            <text:p>189.6</text:p>
          </table:table-cell>
          <table:table-cell office:value-type="float" office:value="2149.9299999999998" table:style-name="ce1">
            <text:p>2149.93</text:p>
          </table:table-cell>
          <table:table-cell table:style-name="ce1"/>
          <table:table-cell office:value-type="float" office:value="0" table:formula="msoxl:=#N/A" table:style-name="ce13">
            <text:p>#N/A</text:p>
          </table:table-cell>
          <table:table-cell office:value-type="float" office:value="0" table:formula="msoxl:=LN(I48/I47)*100" table:style-name="ce1">
            <text:p>#N/A</text:p>
          </table:table-cell>
          <table:table-cell office:value-type="float" office:value="-7.5955220800883192E-3" table:style-name="ce1">
            <text:p>-0.007595522</text:p>
          </table:table-cell>
          <table:table-cell table:style-name="ce13"/>
          <table:table-cell office:value-type="float" office:value="5.233661240071342" table:style-name="ce1">
            <text:p>5.23366124</text:p>
          </table:table-cell>
          <table:table-cell office:value-type="float" office:value="5.097324796519211" table:style-name="ce1">
            <text:p>5.097324797</text:p>
          </table:table-cell>
          <table:table-cell table:style-name="ce1"/>
          <table:table-cell office:value-type="float" office:value="2867.8931380788904" table:style-name="ce1">
            <text:p>2867.893138</text:p>
          </table:table-cell>
          <table:table-cell office:value-type="float" office:value="1308.0146163988522" table:style-name="ce1">
            <text:p>1308.014616</text:p>
          </table:table-cell>
          <table:table-cell table:style-name="ce1"/>
          <table:table-cell office:value-type="float" office:value="24711.572875494072" table:style-name="ce14">
            <text:p>24712</text:p>
          </table:table-cell>
          <table:table-cell office:value-type="float" office:value="11592.454521595051" table:style-name="ce14">
            <text:p>11592</text:p>
          </table:table-cell>
          <table:table-cell office:value-type="float" office:value="5405.2716961655815" table:style-name="ce14">
            <text:p>5405</text:p>
          </table:table-cell>
          <table:table-cell office:value-type="float" office:value="11918.906369920585" table:style-name="ce14">
            <text:p>11919</text:p>
          </table:table-cell>
          <table:table-cell office:value-type="float" office:value="78705" table:style-name="ce14">
            <text:p>78705</text:p>
          </table:table-cell>
          <table:table-cell office:value-type="float" office:value="8179.4408142061402" table:style-name="ce14">
            <text:p>8179</text:p>
          </table:table-cell>
          <table:table-cell office:value-type="float" office:value="24320.209215769755" table:style-name="ce14">
            <text:p>24320</text:p>
          </table:table-cell>
          <table:table-cell office:value-type="float" office:value="4920.1518182973487" table:style-name="ce14">
            <text:p>4920</text:p>
          </table:table-cell>
          <table:table-cell table:style-name="ce14"/>
          <table:table-cell office:value-type="float" office:value="222.92304841897237" table:style-name="ce14">
            <text:p>223</text:p>
          </table:table-cell>
          <table:table-cell office:value-type="float" office:value="189.07695158102766" table:style-name="ce14">
            <text:p>189</text:p>
          </table:table-cell>
          <table:table-cell office:value-type="float" office:value="177.93250132415224" table:style-name="ce14">
            <text:p>178</text:p>
          </table:table-cell>
          <table:table-cell office:value-type="float" office:value="56" table:style-name="ce14">
            <text:p>56</text:p>
          </table:table-cell>
          <table:table-cell office:value-type="float" office:value="-136" table:style-name="ce14">
            <text:p>-136</text:p>
          </table:table-cell>
          <table:table-cell office:value-type="float" office:value="71" table:style-name="ce14">
            <text:p>71</text:p>
          </table:table-cell>
          <table:table-cell office:value-type="float" office:value="643" table:style-name="ce14">
            <text:p>643</text:p>
          </table:table-cell>
          <table:table-cell office:value-type="float" office:value="29" table:style-name="ce14">
            <text:p>29</text:p>
          </table:table-cell>
          <table:table-cell table:style-name="ce1"/>
          <table:table-cell office:value-type="float" office:value="-0.13930746080795439" table:style-name="ce1">
            <text:p>-0.139307461</text:p>
          </table:table-cell>
          <table:table-cell office:value-type="float" office:value="2.5966540650273853" table:style-name="ce1">
            <text:p>2.596654065</text:p>
          </table:table-cell>
          <table:table-cell office:value-type="float" office:value="0.46005351258835059" table:style-name="ce1">
            <text:p>0.460053513</text:p>
          </table:table-cell>
          <table:table-cell office:value-type="float" office:value="0.80432496609387172" table:style-name="ce1">
            <text:p>0.804324966</text:p>
          </table:table-cell>
          <table:table-cell office:value-type="float" office:value="4.0800904505780107" table:style-name="ce1">
            <text:p>4.080090451</text:p>
          </table:table-cell>
          <table:table-cell office:value-type="float" office:value="2.9331630535726929" table:style-name="ce1">
            <text:p>2.933163054</text:p>
          </table:table-cell>
          <table:table-cell office:value-type="float" office:value="-0.41587930831971531" table:style-name="ce1">
            <text:p>-0.415879308</text:p>
          </table:table-cell>
          <table:table-cell office:value-type="float" office:value="0.71371458511040198" table:style-name="ce1">
            <text:p>0.713714585</text:p>
          </table:table-cell>
          <table:table-cell table:style-name="ce1"/>
          <table:table-cell office:value-type="float" office:value="5.4431447000000001E-2" table:style-name="ce1">
            <text:p>0.054431447</text:p>
          </table:table-cell>
          <table:table-cell office:value-type="float" office:value="2.4825586E-2" table:style-name="ce1">
            <text:p>0.024825586</text:p>
          </table:table-cell>
          <table:table-cell office:value-type="float" office:value="3.5582600000000002E-3" table:style-name="ce1">
            <text:p>0.00355826</text:p>
          </table:table-cell>
          <table:table-cell office:value-type="float" office:value="3.1047499999999999E-3" table:style-name="ce1">
            <text:p>0.00310475</text:p>
          </table:table-cell>
          <table:table-cell office:value-type="float" office:value="5.6806864577434502E-2" table:style-name="ce1">
            <text:p>0.056806865</text:p>
          </table:table-cell>
          <table:table-cell office:value-type="float" office:value="2.5543117092687799E-2" table:style-name="ce1">
            <text:p>0.025543117</text:p>
          </table:table-cell>
          <table:table-cell office:value-type="float" office:value="4.0720405153217799E-3" table:style-name="ce1">
            <text:p>0.004072041</text:p>
          </table:table-cell>
          <table:table-cell office:value-type="float" office:value="3.7884001815566802E-3" table:style-name="ce1">
            <text:p>0.0037884</text:p>
          </table:table-cell>
          <table:table-cell office:value-type="float" office:value="-4.2715116964400224E-2" table:formula="msoxl:=LN(AT48)-LN(AX48)" table:style-name="ce1">
            <text:p>-0.042715117</text:p>
          </table:table-cell>
          <table:table-cell office:value-type="float" office:value="-2.8493075749814523E-2" table:formula="msoxl:=LN(AU48)-LN(AY48)" table:style-name="ce1">
            <text:p>-0.028493076</text:p>
          </table:table-cell>
          <table:table-cell office:value-type="float" office:value="-0.13487256759901989" table:formula="msoxl:=LN(AV48)-LN(AZ48)" table:style-name="ce1">
            <text:p>-0.134872568</text:p>
          </table:table-cell>
          <table:table-cell office:value-type="float" office:value="-0.19901061744817206" table:formula="msoxl:=LN(AW48)-LN(BA48)" table:style-name="ce1">
            <text:p>-0.199010617</text:p>
          </table:table-cell>
          <table:table-cell table:number-columns-repeated="4" table:style-name="ce1"/>
          <table:table-cell office:value-type="float" office:value="6.9120878525532281E-2" table:formula="msoxl:=BB48*ABS($BH$8)/ABS($BH$10)-BC48*ABS($BH$9)/ABS($BH$10)+BD48-BE48*ABS($BH$11)/ABS($BH$10)" table:style-name="ce1">
            <text:p>0.069120879</text:p>
          </table:table-cell>
          <table:table-cell table:number-columns-repeated="16322"/>
        </table:table-row>
        <table:table-row table:style-name="ro1">
          <table:table-cell office:value-type="float" office:value="196304" table:style-name="ce1">
            <text:p>196304</text:p>
          </table:table-cell>
          <table:table-cell office:value-type="float" office:value="1963" table:style-name="ce1">
            <text:p>1963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21.596" table:style-name="ce1">
            <text:p>21.596</text:p>
          </table:table-cell>
          <table:table-cell office:value-type="float" office:value="190.36199999999999" table:style-name="ce13">
            <text:p>190.4</text:p>
          </table:table-cell>
          <table:table-cell office:value-type="float" office:value="2142.71" table:style-name="ce1">
            <text:p>2142.71</text:p>
          </table:table-cell>
          <table:table-cell table:style-name="ce1"/>
          <table:table-cell office:value-type="float" office:value="0" table:formula="msoxl:=#N/A" table:style-name="ce13">
            <text:p>#N/A</text:p>
          </table:table-cell>
          <table:table-cell office:value-type="float" office:value="0" table:formula="msoxl:=LN(I49/I48)*100" table:style-name="ce1">
            <text:p>#N/A</text:p>
          </table:table-cell>
          <table:table-cell office:value-type="float" office:value="-0.11067697219187944" table:style-name="ce1">
            <text:p>-0.110676972</text:p>
          </table:table-cell>
          <table:table-cell table:style-name="ce13"/>
          <table:table-cell office:value-type="float" office:value="5.277161921438033" table:style-name="ce1">
            <text:p>5.277161921</text:p>
          </table:table-cell>
          <table:table-cell office:value-type="float" office:value="5.093597356404481" table:style-name="ce1">
            <text:p>5.093597356</text:p>
          </table:table-cell>
          <table:table-cell table:style-name="ce1"/>
          <table:table-cell office:value-type="float" office:value="2877.2866007422367" table:style-name="ce1">
            <text:p>2877.286601</text:p>
          </table:table-cell>
          <table:table-cell office:value-type="float" office:value="1329.5618774609979" table:style-name="ce1">
            <text:p>1329.561877</text:p>
          </table:table-cell>
          <table:table-cell table:style-name="ce1"/>
          <table:table-cell office:value-type="float" office:value="25095.680830039528" table:style-name="ce14">
            <text:p>25096</text:p>
          </table:table-cell>
          <table:table-cell office:value-type="float" office:value="11568.174398237419" table:style-name="ce14">
            <text:p>11568</text:p>
          </table:table-cell>
          <table:table-cell office:value-type="float" office:value="5523.3118370421889" table:style-name="ce14">
            <text:p>5523</text:p>
          </table:table-cell>
          <table:table-cell office:value-type="float" office:value="12485" table:style-name="ce14">
            <text:p>12485</text:p>
          </table:table-cell>
          <table:table-cell office:value-type="float" office:value="79856" table:style-name="ce14">
            <text:p>79856</text:p>
          </table:table-cell>
          <table:table-cell office:value-type="float" office:value="8154" table:style-name="ce14">
            <text:p>8154</text:p>
          </table:table-cell>
          <table:table-cell office:value-type="float" office:value="25497.913847071039" table:style-name="ce14">
            <text:p>25498</text:p>
          </table:table-cell>
          <table:table-cell office:value-type="float" office:value="5145" table:style-name="ce14">
            <text:p>5145</text:p>
          </table:table-cell>
          <table:table-cell table:style-name="ce14"/>
          <table:table-cell office:value-type="float" office:value="384.10795454545456" table:style-name="ce14">
            <text:p>384</text:p>
          </table:table-cell>
          <table:table-cell office:value-type="float" office:value="66.892045454545453" table:style-name="ce14">
            <text:p>67</text:p>
          </table:table-cell>
          <table:table-cell office:value-type="float" office:value="-61.889565677966004" table:style-name="ce14">
            <text:p>-62</text:p>
          </table:table-cell>
          <table:table-cell office:value-type="float" office:value="57" table:style-name="ce14">
            <text:p>57</text:p>
          </table:table-cell>
          <table:table-cell office:value-type="float" office:value="1151" table:style-name="ce14">
            <text:p>1151</text:p>
          </table:table-cell>
          <table:table-cell office:value-type="float" office:value="-79" table:style-name="ce14">
            <text:p>-79</text:p>
          </table:table-cell>
          <table:table-cell office:value-type="float" office:value="946" table:style-name="ce14">
            <text:p>946</text:p>
          </table:table-cell>
          <table:table-cell office:value-type="float" office:value="26" table:style-name="ce14">
            <text:p>26</text:p>
          </table:table-cell>
          <table:table-cell table:style-name="ce1"/>
          <table:table-cell office:value-type="float" office:value="0.26947080120924349" table:style-name="ce1">
            <text:p>0.269470801</text:p>
          </table:table-cell>
          <table:table-cell office:value-type="float" office:value="2.1010017982106821" table:style-name="ce1">
            <text:p>2.101001798</text:p>
          </table:table-cell>
          <table:table-cell office:value-type="float" office:value="-8.1687884224727489E-2" table:style-name="ce1">
            <text:p>-0.081687884</text:p>
          </table:table-cell>
          <table:table-cell office:value-type="float" office:value="0.86040455103848279" table:style-name="ce1">
            <text:p>0.860404551</text:p>
          </table:table-cell>
          <table:table-cell office:value-type="float" office:value="5.2949248369941699" table:style-name="ce1">
            <text:p>5.294924837</text:p>
          </table:table-cell>
          <table:table-cell office:value-type="float" office:value="3.8065033340414089" table:style-name="ce1">
            <text:p>3.806503334</text:p>
          </table:table-cell>
          <table:table-cell office:value-type="float" office:value="0.11372444665760242" table:style-name="ce1">
            <text:p>0.113724447</text:p>
          </table:table-cell>
          <table:table-cell office:value-type="float" office:value="0.77874422480538863" table:style-name="ce1">
            <text:p>0.778744225</text:p>
          </table:table-cell>
          <table:table-cell table:style-name="ce1"/>
          <table:table-cell office:value-type="float" office:value="5.5204349999999999E-2" table:style-name="ce1">
            <text:p>0.05520435</text:p>
          </table:table-cell>
          <table:table-cell office:value-type="float" office:value="2.5509311E-2" table:style-name="ce1">
            <text:p>0.025509311</text:p>
          </table:table-cell>
          <table:table-cell office:value-type="float" office:value="3.75692E-3" table:style-name="ce1">
            <text:p>0.00375692</text:p>
          </table:table-cell>
          <table:table-cell office:value-type="float" office:value="3.1268799999999999E-3" table:style-name="ce1">
            <text:p>0.00312688</text:p>
          </table:table-cell>
          <table:table-cell office:value-type="float" office:value="5.6963717448671097E-2" table:style-name="ce1">
            <text:p>0.056963717</text:p>
          </table:table-cell>
          <table:table-cell office:value-type="float" office:value="2.5814571485354199E-2" table:style-name="ce1">
            <text:p>0.025814571</text:p>
          </table:table-cell>
          <table:table-cell office:value-type="float" office:value="4.0969175043029096E-3" table:style-name="ce1">
            <text:p>0.004096918</text:p>
          </table:table-cell>
          <table:table-cell office:value-type="float" office:value="3.8176179841516002E-3" table:style-name="ce1">
            <text:p>0.003817618</text:p>
          </table:table-cell>
          <table:table-cell office:value-type="float" office:value="-3.137277464530408E-2" table:formula="msoxl:=LN(AT49)-LN(AX49)" table:style-name="ce1">
            <text:p>-0.031372775</text:p>
          </table:table-cell>
          <table:table-cell office:value-type="float" office:value="-1.1895595976983309E-2" table:formula="msoxl:=LN(AU49)-LN(AY49)" table:style-name="ce1">
            <text:p>-0.011895596</text:p>
          </table:table-cell>
          <table:table-cell office:value-type="float" office:value="-8.6635389947075758E-2" table:formula="msoxl:=LN(AV49)-LN(AZ49)" table:style-name="ce1">
            <text:p>-0.08663539</text:p>
          </table:table-cell>
          <table:table-cell office:value-type="float" office:value="-0.19959096146352184" table:formula="msoxl:=LN(AW49)-LN(BA49)" table:style-name="ce1">
            <text:p>-0.199590961</text:p>
          </table:table-cell>
          <table:table-cell table:number-columns-repeated="4" table:style-name="ce1"/>
          <table:table-cell office:value-type="float" office:value="0.11518941119533059" table:formula="msoxl:=BB49*ABS($BH$8)/ABS($BH$10)-BC49*ABS($BH$9)/ABS($BH$10)+BD49-BE49*ABS($BH$11)/ABS($BH$10)" table:style-name="ce1">
            <text:p>0.115189411</text:p>
          </table:table-cell>
          <table:table-cell table:number-columns-repeated="16322"/>
        </table:table-row>
        <table:table-row table:style-name="ro1">
          <table:table-cell office:value-type="float" office:value="196401" table:style-name="ce1">
            <text:p>196401</text:p>
          </table:table-cell>
          <table:table-cell office:value-type="float" office:value="1964" table:style-name="ce1">
            <text:p>196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1.696999999999999" table:style-name="ce1">
            <text:p>21.697</text:p>
          </table:table-cell>
          <table:table-cell office:value-type="float" office:value="190.95400000000001" table:style-name="ce13">
            <text:p>191.0</text:p>
          </table:table-cell>
          <table:table-cell office:value-type="float" office:value="2186.15" table:style-name="ce1">
            <text:p>2186.15</text:p>
          </table:table-cell>
          <table:table-cell table:style-name="ce1"/>
          <table:table-cell office:value-type="float" office:value="0" table:formula="msoxl:=#N/A" table:style-name="ce13">
            <text:p>#N/A</text:p>
          </table:table-cell>
          <table:table-cell office:value-type="float" office:value="0" table:formula="msoxl:=LN(I50/I49)*100" table:style-name="ce1">
            <text:p>#N/A</text:p>
          </table:table-cell>
          <table:table-cell office:value-type="float" office:value="-2.0416282041162948" table:style-name="ce1">
            <text:p>-2.041628204</text:p>
          </table:table-cell>
          <table:table-cell table:style-name="ce13"/>
          <table:table-cell office:value-type="float" office:value="5.3296501844334232" table:style-name="ce1">
            <text:p>5.329650184</text:p>
          </table:table-cell>
          <table:table-cell office:value-type="float" office:value="5.0932614063691926" table:style-name="ce1">
            <text:p>5.093261406</text:p>
          </table:table-cell>
          <table:table-cell table:style-name="ce1"/>
          <table:table-cell office:value-type="float" office:value="2914.9021194586317" table:style-name="ce1">
            <text:p>2914.902119</text:p>
          </table:table-cell>
          <table:table-cell office:value-type="float" office:value="1349.7227062015234" table:style-name="ce1">
            <text:p>1349.722706</text:p>
          </table:table-cell>
          <table:table-cell table:style-name="ce1"/>
          <table:table-cell office:value-type="float" office:value="25570.5579298419" table:style-name="ce14">
            <text:p>25571</text:p>
          </table:table-cell>
          <table:table-cell office:value-type="float" office:value="11049.253460632017" table:style-name="ce14">
            <text:p>11049</text:p>
          </table:table-cell>
          <table:table-cell office:value-type="float" office:value="5869.0654193451301" table:style-name="ce14">
            <text:p>5869</text:p>
          </table:table-cell>
          <table:table-cell office:value-type="float" office:value="13071.032258064519" table:style-name="ce14">
            <text:p>13071</text:p>
          </table:table-cell>
          <table:table-cell office:value-type="float" office:value="81095" table:style-name="ce14">
            <text:p>81095</text:p>
          </table:table-cell>
          <table:table-cell office:value-type="float" office:value="8020.9655576417545" table:style-name="ce14">
            <text:p>8021</text:p>
          </table:table-cell>
          <table:table-cell office:value-type="float" office:value="26883.338428440529" table:style-name="ce14">
            <text:p>26883</text:p>
          </table:table-cell>
          <table:table-cell office:value-type="float" office:value="5095.8492395836074" table:style-name="ce14">
            <text:p>5096</text:p>
          </table:table-cell>
          <table:table-cell table:style-name="ce14"/>
          <table:table-cell office:value-type="float" office:value="474.8770998023715" table:style-name="ce14">
            <text:p>475</text:p>
          </table:table-cell>
          <table:table-cell office:value-type="float" office:value="-474.87709980237156" table:style-name="ce14">
            <text:p>-475</text:p>
          </table:table-cell>
          <table:table-cell office:value-type="float" office:value="136.1570444915252" table:style-name="ce14">
            <text:p>136</text:p>
          </table:table-cell>
          <table:table-cell office:value-type="float" office:value="-73" table:style-name="ce14">
            <text:p>-73</text:p>
          </table:table-cell>
          <table:table-cell office:value-type="float" office:value="1239" table:style-name="ce14">
            <text:p>1239</text:p>
          </table:table-cell>
          <table:table-cell office:value-type="float" office:value="-111" table:style-name="ce14">
            <text:p>-111</text:p>
          </table:table-cell>
          <table:table-cell office:value-type="float" office:value="790" table:style-name="ce14">
            <text:p>790</text:p>
          </table:table-cell>
          <table:table-cell office:value-type="float" office:value="91" table:style-name="ce14">
            <text:p>91</text:p>
          </table:table-cell>
          <table:table-cell table:style-name="ce1"/>
          <table:table-cell office:value-type="float" office:value="1.7975773575291683" table:style-name="ce1">
            <text:p>1.797577358</text:p>
          </table:table-cell>
          <table:table-cell office:value-type="float" office:value="3.0689572270961918" table:style-name="ce1">
            <text:p>3.068957227</text:p>
          </table:table-cell>
          <table:table-cell office:value-type="float" office:value="0.89077343954265564" table:style-name="ce1">
            <text:p>0.89077344</text:p>
          </table:table-cell>
          <table:table-cell office:value-type="float" office:value="0.92420328582534639" table:style-name="ce1">
            <text:p>0.924203286</text:p>
          </table:table-cell>
          <table:table-cell office:value-type="float" office:value="5.8896257197174391" table:style-name="ce1">
            <text:p>5.88962572</text:p>
          </table:table-cell>
          <table:table-cell office:value-type="float" office:value="4.2340317622123687" table:style-name="ce1">
            <text:p>4.234031762</text:p>
          </table:table-cell>
          <table:table-cell office:value-type="float" office:value="0.56500076475392991" table:style-name="ce1">
            <text:p>0.565000765</text:p>
          </table:table-cell>
          <table:table-cell office:value-type="float" office:value="0.84263831162928182" table:style-name="ce1">
            <text:p>0.842638312</text:p>
          </table:table-cell>
          <table:table-cell table:style-name="ce1"/>
          <table:table-cell office:value-type="float" office:value="5.5242391000000002E-2" table:style-name="ce1">
            <text:p>0.055242391</text:p>
          </table:table-cell>
          <table:table-cell office:value-type="float" office:value="2.5579559000000002E-2" table:style-name="ce1">
            <text:p>0.025579559</text:p>
          </table:table-cell>
          <table:table-cell office:value-type="float" office:value="3.9109899999999996E-3" table:style-name="ce1">
            <text:p>0.00391099</text:p>
          </table:table-cell>
          <table:table-cell office:value-type="float" office:value="3.0876200000000001E-3" table:style-name="ce1">
            <text:p>0.00308762</text:p>
          </table:table-cell>
          <table:table-cell office:value-type="float" office:value="5.7124263123192999E-2" table:style-name="ce1">
            <text:p>0.057124263</text:p>
          </table:table-cell>
          <table:table-cell office:value-type="float" office:value="2.6090240096955E-2" table:style-name="ce1">
            <text:p>0.02609024</text:p>
          </table:table-cell>
          <table:table-cell office:value-type="float" office:value="4.1219663965456604E-3" table:style-name="ce1">
            <text:p>0.004121966</text:p>
          </table:table-cell>
          <table:table-cell office:value-type="float" office:value="3.8471697945512999E-3" table:style-name="ce1">
            <text:p>0.00384717</text:p>
          </table:table-cell>
          <table:table-cell office:value-type="float" office:value="-3.3498338299340347E-2" table:formula="msoxl:=LN(AT50)-LN(AX50)" table:style-name="ce1">
            <text:p>-0.033498338</text:p>
          </table:table-cell>
          <table:table-cell office:value-type="float" office:value="-1.9767745778448198E-2" table:formula="msoxl:=LN(AU50)-LN(AY50)" table:style-name="ce1">
            <text:p>-0.019767746</text:p>
          </table:table-cell>
          <table:table-cell office:value-type="float" office:value="-5.2539791334901942E-2" table:formula="msoxl:=LN(AV50)-LN(AZ50)" table:style-name="ce1">
            <text:p>-0.052539791</text:p>
          </table:table-cell>
          <table:table-cell office:value-type="float" office:value="-0.21993719207380291" table:formula="msoxl:=LN(AW50)-LN(BA50)" table:style-name="ce1">
            <text:p>-0.219937192</text:p>
          </table:table-cell>
          <table:table-cell table:number-columns-repeated="4" table:style-name="ce1"/>
          <table:table-cell office:value-type="float" office:value="0.17576806971656489" table:formula="msoxl:=BB50*ABS($BH$8)/ABS($BH$10)-BC50*ABS($BH$9)/ABS($BH$10)+BD50-BE50*ABS($BH$11)/ABS($BH$10)" table:style-name="ce1">
            <text:p>0.17576807</text:p>
          </table:table-cell>
          <table:table-cell table:number-columns-repeated="16322"/>
        </table:table-row>
        <table:table-row table:style-name="ro1">
          <table:table-cell office:value-type="float" office:value="196402" table:style-name="ce1">
            <text:p>196402</text:p>
          </table:table-cell>
          <table:table-cell office:value-type="float" office:value="1964" table:style-name="ce1">
            <text:p>196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1.744" table:style-name="ce1">
            <text:p>21.744</text:p>
          </table:table-cell>
          <table:table-cell office:value-type="float" office:value="191.56" table:style-name="ce13">
            <text:p>191.6</text:p>
          </table:table-cell>
          <table:table-cell office:value-type="float" office:value="2228.77" table:style-name="ce1">
            <text:p>2228.77</text:p>
          </table:table-cell>
          <table:table-cell table:style-name="ce1"/>
          <table:table-cell office:value-type="float" office:value="0" table:formula="msoxl:=#N/A" table:style-name="ce13">
            <text:p>#N/A</text:p>
          </table:table-cell>
          <table:table-cell office:value-type="float" office:value="0" table:formula="msoxl:=LN(I51/I50)*100" table:style-name="ce1">
            <text:p>#N/A</text:p>
          </table:table-cell>
          <table:table-cell office:value-type="float" office:value="-6.2166059749177896E-2" table:style-name="ce1">
            <text:p>-0.06216606</text:p>
          </table:table-cell>
          <table:table-cell table:style-name="ce13"/>
          <table:table-cell office:value-type="float" office:value="5.3417095577475697" table:style-name="ce1">
            <text:p>5.341709558</text:p>
          </table:table-cell>
          <table:table-cell office:value-type="float" office:value="5.1135245841604338" table:style-name="ce1">
            <text:p>5.113524584</text:p>
          </table:table-cell>
          <table:table-cell table:style-name="ce1"/>
          <table:table-cell office:value-type="float" office:value="2953.5273009054681" table:style-name="ce1">
            <text:p>2953.527301</text:p>
          </table:table-cell>
          <table:table-cell office:value-type="float" office:value="1356.5232319121444" table:style-name="ce1">
            <text:p>1356.523232</text:p>
          </table:table-cell>
          <table:table-cell table:style-name="ce1"/>
          <table:table-cell office:value-type="float" office:value="25908.681200592888" table:style-name="ce14">
            <text:p>25909</text:p>
          </table:table-cell>
          <table:table-cell office:value-type="float" office:value="11006.948106172396" table:style-name="ce14">
            <text:p>11007</text:p>
          </table:table-cell>
          <table:table-cell office:value-type="float" office:value="6190.2236658089187" table:style-name="ce14">
            <text:p>6190</text:p>
          </table:table-cell>
          <table:table-cell office:value-type="float" office:value="13499.531845546853" table:style-name="ce14">
            <text:p>13500</text:p>
          </table:table-cell>
          <table:table-cell office:value-type="float" office:value="82018" table:style-name="ce14">
            <text:p>82018</text:p>
          </table:table-cell>
          <table:table-cell office:value-type="float" office:value="8095.0059739209182" table:style-name="ce14">
            <text:p>8095</text:p>
          </table:table-cell>
          <table:table-cell office:value-type="float" office:value="28170.549020685212" table:style-name="ce14">
            <text:p>28171</text:p>
          </table:table-cell>
          <table:table-cell office:value-type="float" office:value="5182.1458671238688" table:style-name="ce14">
            <text:p>5182</text:p>
          </table:table-cell>
          <table:table-cell table:style-name="ce14"/>
          <table:table-cell office:value-type="float" office:value="338.12327075098813" table:style-name="ce14">
            <text:p>338</text:p>
          </table:table-cell>
          <table:table-cell office:value-type="float" office:value="44.876729249011859" table:style-name="ce14">
            <text:p>45</text:p>
          </table:table-cell>
          <table:table-cell office:value-type="float" office:value="176.38526218220309" table:style-name="ce14">
            <text:p>176</text:p>
          </table:table-cell>
          <table:table-cell office:value-type="float" office:value="-20" table:style-name="ce14">
            <text:p>-20</text:p>
          </table:table-cell>
          <table:table-cell office:value-type="float" office:value="923" table:style-name="ce14">
            <text:p>923</text:p>
          </table:table-cell>
          <table:table-cell office:value-type="float" office:value="152" table:style-name="ce14">
            <text:p>152</text:p>
          </table:table-cell>
          <table:table-cell office:value-type="float" office:value="1002" table:style-name="ce14">
            <text:p>1002</text:p>
          </table:table-cell>
          <table:table-cell office:value-type="float" office:value="54" table:style-name="ce14">
            <text:p>54</text:p>
          </table:table-cell>
          <table:table-cell table:style-name="ce1"/>
          <table:table-cell office:value-type="float" office:value="0.87900423001482475" table:style-name="ce1">
            <text:p>0.87900423</text:p>
          </table:table-cell>
          <table:table-cell office:value-type="float" office:value="2.0635676960371092" table:style-name="ce1">
            <text:p>2.063567696</text:p>
          </table:table-cell>
          <table:table-cell office:value-type="float" office:value="0.19092130012108441" table:style-name="ce1">
            <text:p>0.1909213</text:p>
          </table:table-cell>
          <table:table-cell office:value-type="float" office:value="0.94339721746515492" table:style-name="ce1">
            <text:p>0.943397217</text:p>
          </table:table-cell>
          <table:table-cell office:value-type="float" office:value="4.1120275393651404" table:style-name="ce1">
            <text:p>4.112027539</text:p>
          </table:table-cell>
          <table:table-cell office:value-type="float" office:value="2.956122517340416" table:style-name="ce1">
            <text:p>2.956122517</text:p>
          </table:table-cell>
          <table:table-cell office:value-type="float" office:value="0.17097566950728241" table:style-name="ce1">
            <text:p>0.17097567</text:p>
          </table:table-cell>
          <table:table-cell office:value-type="float" office:value="0.87211004633755673" table:style-name="ce1">
            <text:p>0.872110046</text:p>
          </table:table-cell>
          <table:table-cell table:style-name="ce1"/>
          <table:table-cell office:value-type="float" office:value="5.5197575999999998E-2" table:style-name="ce1">
            <text:p>0.055197576</text:p>
          </table:table-cell>
          <table:table-cell office:value-type="float" office:value="2.5351650999999999E-2" table:style-name="ce1">
            <text:p>0.025351651</text:p>
          </table:table-cell>
          <table:table-cell office:value-type="float" office:value="3.9034999999999999E-3" table:style-name="ce1">
            <text:p>0.0039035</text:p>
          </table:table-cell>
          <table:table-cell office:value-type="float" office:value="3.1070899999999999E-3" table:style-name="ce1">
            <text:p>0.00310709</text:p>
          </table:table-cell>
          <table:table-cell office:value-type="float" office:value="5.72886076183175E-2" table:style-name="ce1">
            <text:p>0.057288608</text:p>
          </table:table-cell>
          <table:table-cell office:value-type="float" office:value="2.6370233654046699E-2" table:style-name="ce1">
            <text:p>0.026370234</text:p>
          </table:table-cell>
          <table:table-cell office:value-type="float" office:value="4.1471868347246702E-3" table:style-name="ce1">
            <text:p>0.004147187</text:p>
          </table:table-cell>
          <table:table-cell office:value-type="float" office:value="3.87705903859844E-3" table:style-name="ce1">
            <text:p>0.003877059</text:p>
          </table:table-cell>
          <table:table-cell office:value-type="float" office:value="-3.7182744753376351E-2" table:formula="msoxl:=LN(AT51)-LN(AX51)" table:style-name="ce1">
            <text:p>-0.037182745</text:p>
          </table:table-cell>
          <table:table-cell office:value-type="float" office:value="-3.9392004805306247E-2" table:formula="msoxl:=LN(AU51)-LN(AY51)" table:style-name="ce1">
            <text:p>-0.039392005</text:p>
          </table:table-cell>
          <table:table-cell office:value-type="float" office:value="-6.0556646655185453E-2" table:formula="msoxl:=LN(AV51)-LN(AZ51)" table:style-name="ce1">
            <text:p>-0.060556647</text:p>
          </table:table-cell>
          <table:table-cell office:value-type="float" office:value="-0.22139028964019314" table:formula="msoxl:=LN(AW51)-LN(BA51)" table:style-name="ce1">
            <text:p>-0.22139029</text:p>
          </table:table-cell>
          <table:table-cell table:number-columns-repeated="4" table:style-name="ce1"/>
          <table:table-cell office:value-type="float" office:value="0.18094112987745392" table:formula="msoxl:=BB51*ABS($BH$8)/ABS($BH$10)-BC51*ABS($BH$9)/ABS($BH$10)+BD51-BE51*ABS($BH$11)/ABS($BH$10)" table:style-name="ce1">
            <text:p>0.18094113</text:p>
          </table:table-cell>
          <table:table-cell table:number-columns-repeated="16322"/>
        </table:table-row>
        <table:table-row table:style-name="ro1">
          <table:table-cell office:value-type="float" office:value="196403" table:style-name="ce1">
            <text:p>196403</text:p>
          </table:table-cell>
          <table:table-cell office:value-type="float" office:value="1964" table:style-name="ce1">
            <text:p>1964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1.815000000000001" table:style-name="ce1">
            <text:p>21.815</text:p>
          </table:table-cell>
          <table:table-cell office:value-type="float" office:value="192.256" table:style-name="ce13">
            <text:p>192.3</text:p>
          </table:table-cell>
          <table:table-cell office:value-type="float" office:value="2271.16" table:style-name="ce1">
            <text:p>2271.16</text:p>
          </table:table-cell>
          <table:table-cell table:style-name="ce1"/>
          <table:table-cell office:value-type="float" office:value="0" table:formula="msoxl:=#N/A" table:style-name="ce13">
            <text:p>#N/A</text:p>
          </table:table-cell>
          <table:table-cell office:value-type="float" office:value="0" table:formula="msoxl:=LN(I52/I51)*100" table:style-name="ce1">
            <text:p>#N/A</text:p>
          </table:table-cell>
          <table:table-cell office:value-type="float" office:value="0.19939901736686252" table:style-name="ce1">
            <text:p>0.199399017</text:p>
          </table:table-cell>
          <table:table-cell table:style-name="ce13"/>
          <table:table-cell office:value-type="float" office:value="5.3348228667936333" table:style-name="ce1">
            <text:p>5.334822867</text:p>
          </table:table-cell>
          <table:table-cell office:value-type="float" office:value="5.131594625180365" table:style-name="ce1">
            <text:p>5.131594625</text:p>
          </table:table-cell>
          <table:table-cell table:style-name="ce1"/>
          <table:table-cell office:value-type="float" office:value="3015.5323985707305" table:style-name="ce1">
            <text:p>3015.532399</text:p>
          </table:table-cell>
          <table:table-cell office:value-type="float" office:value="1375.0415786366405" table:style-name="ce1">
            <text:p>1375.041579</text:p>
          </table:table-cell>
          <table:table-cell table:style-name="ce1"/>
          <table:table-cell office:value-type="float" office:value="26323.158596837948" table:style-name="ce14">
            <text:p>26323</text:p>
          </table:table-cell>
          <table:table-cell office:value-type="float" office:value="11941.093303539408" table:style-name="ce14">
            <text:p>11941</text:p>
          </table:table-cell>
          <table:table-cell office:value-type="float" office:value="6426.4390280654361" table:style-name="ce14">
            <text:p>6426</text:p>
          </table:table-cell>
          <table:table-cell office:value-type="float" office:value="13798.01225068104" table:style-name="ce14">
            <text:p>13798</text:p>
          </table:table-cell>
          <table:table-cell office:value-type="float" office:value="83043" table:style-name="ce14">
            <text:p>83043</text:p>
          </table:table-cell>
          <table:table-cell office:value-type="float" office:value="8099.7442940810315" table:style-name="ce14">
            <text:p>8100</text:p>
          </table:table-cell>
          <table:table-cell office:value-type="float" office:value="30306.066240150139" table:style-name="ce14">
            <text:p>30306</text:p>
          </table:table-cell>
          <table:table-cell office:value-type="float" office:value="5312.5675019677165" table:style-name="ce14">
            <text:p>5313</text:p>
          </table:table-cell>
          <table:table-cell table:style-name="ce14"/>
          <table:table-cell office:value-type="float" office:value="414.47739624505925" table:style-name="ce14">
            <text:p>414</text:p>
          </table:table-cell>
          <table:table-cell office:value-type="float" office:value="847.52260375494075" table:style-name="ce14">
            <text:p>848</text:p>
          </table:table-cell>
          <table:table-cell office:value-type="float" office:value="100.57054422669475" table:style-name="ce14">
            <text:p>101</text:p>
          </table:table-cell>
          <table:table-cell office:value-type="float" office:value="-113" table:style-name="ce14">
            <text:p>-113</text:p>
          </table:table-cell>
          <table:table-cell office:value-type="float" office:value="1025" table:style-name="ce14">
            <text:p>1025</text:p>
          </table:table-cell>
          <table:table-cell office:value-type="float" office:value="-44" table:style-name="ce14">
            <text:p>-44</text:p>
          </table:table-cell>
          <table:table-cell office:value-type="float" office:value="962" table:style-name="ce14">
            <text:p>962</text:p>
          </table:table-cell>
          <table:table-cell office:value-type="float" office:value="42" table:style-name="ce14">
            <text:p>42</text:p>
          </table:table-cell>
          <table:table-cell table:style-name="ce1"/>
          <table:table-cell office:value-type="float" office:value="3.5089504171619121" table:style-name="ce1">
            <text:p>3.508950417</text:p>
          </table:table-cell>
          <table:table-cell office:value-type="float" office:value="4.9418359257736082" table:style-name="ce1">
            <text:p>4.941835926</text:p>
          </table:table-cell>
          <table:table-cell office:value-type="float" office:value="1.8232835716429456" table:style-name="ce1">
            <text:p>1.823283572</text:p>
          </table:table-cell>
          <table:table-cell office:value-type="float" office:value="1.0180786242965056" table:style-name="ce1">
            <text:p>1.018078624</text:p>
          </table:table-cell>
          <table:table-cell office:value-type="float" office:value="3.7357528221797733" table:style-name="ce1">
            <text:p>3.735752822</text:p>
          </table:table-cell>
          <table:table-cell office:value-type="float" office:value="2.6856199116236046" table:style-name="ce1">
            <text:p>2.685619912</text:p>
          </table:table-cell>
          <table:table-cell office:value-type="float" office:value="1.7684487538231164" table:style-name="ce1">
            <text:p>1.768448754</text:p>
          </table:table-cell>
          <table:table-cell office:value-type="float" office:value="0.85520428324342668" table:style-name="ce1">
            <text:p>0.855204283</text:p>
          </table:table-cell>
          <table:table-cell table:style-name="ce1"/>
          <table:table-cell office:value-type="float" office:value="5.5686687999999998E-2" table:style-name="ce1">
            <text:p>0.055686688</text:p>
          </table:table-cell>
          <table:table-cell office:value-type="float" office:value="2.5392369000000001E-2" table:style-name="ce1">
            <text:p>0.025392369</text:p>
          </table:table-cell>
          <table:table-cell office:value-type="float" office:value="3.8306400000000002E-3" table:style-name="ce1">
            <text:p>0.00383064</text:p>
          </table:table-cell>
          <table:table-cell office:value-type="float" office:value="3.1261599999999998E-3" table:style-name="ce1">
            <text:p>0.00312616</text:p>
          </table:table-cell>
          <table:table-cell office:value-type="float" office:value="5.7456857776308101E-2" table:style-name="ce1">
            <text:p>0.057456858</text:p>
          </table:table-cell>
          <table:table-cell office:value-type="float" office:value="2.6654665723369299E-2" table:style-name="ce1">
            <text:p>0.026654666</text:p>
          </table:table-cell>
          <table:table-cell office:value-type="float" office:value="4.1725783401598696E-3" table:style-name="ce1">
            <text:p>0.004172578</text:p>
          </table:table-cell>
          <table:table-cell office:value-type="float" office:value="3.90728881983119E-3" table:style-name="ce1">
            <text:p>0.003907289</text:p>
          </table:table-cell>
          <table:table-cell office:value-type="float" office:value="-3.1293242889791628E-2" table:formula="msoxl:=LN(AT52)-LN(AX52)" table:style-name="ce1">
            <text:p>-0.031293243</text:p>
          </table:table-cell>
          <table:table-cell office:value-type="float" office:value="-4.8515513521240727E-2" table:formula="msoxl:=LN(AU52)-LN(AY52)" table:style-name="ce1">
            <text:p>-0.048515514</text:p>
          </table:table-cell>
          <table:table-cell office:value-type="float" office:value="-8.5502260670197394E-2" table:formula="msoxl:=LN(AV52)-LN(AZ52)" table:style-name="ce1">
            <text:p>-0.085502261</text:p>
          </table:table-cell>
          <table:table-cell office:value-type="float" office:value="-0.22303832271346113" table:formula="msoxl:=LN(AW52)-LN(BA52)" table:style-name="ce1">
            <text:p>-0.223038323</text:p>
          </table:table-cell>
          <table:table-cell table:number-columns-repeated="4" table:style-name="ce1"/>
          <table:table-cell office:value-type="float" office:value="0.16966334500548191" table:formula="msoxl:=BB52*ABS($BH$8)/ABS($BH$10)-BC52*ABS($BH$9)/ABS($BH$10)+BD52-BE52*ABS($BH$11)/ABS($BH$10)" table:style-name="ce1">
            <text:p>0.169663345</text:p>
          </table:table-cell>
          <table:table-cell table:number-columns-repeated="16322"/>
        </table:table-row>
        <table:table-row table:style-name="ro1">
          <table:table-cell office:value-type="float" office:value="196404" table:style-name="ce1">
            <text:p>196404</text:p>
          </table:table-cell>
          <table:table-cell office:value-type="float" office:value="1964" table:style-name="ce1">
            <text:p>1964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21.888999999999999" table:style-name="ce1">
            <text:p>21.889</text:p>
          </table:table-cell>
          <table:table-cell office:value-type="float" office:value="192.93799999999999" table:style-name="ce13">
            <text:p>192.9</text:p>
          </table:table-cell>
          <table:table-cell office:value-type="float" office:value="2311.3000000000002" table:style-name="ce1">
            <text:p>2311.3</text:p>
          </table:table-cell>
          <table:table-cell table:style-name="ce1"/>
          <table:table-cell office:value-type="float" office:value="0" table:formula="msoxl:=#N/A" table:style-name="ce13">
            <text:p>#N/A</text:p>
          </table:table-cell>
          <table:table-cell office:value-type="float" office:value="0" table:formula="msoxl:=LN(I53/I52)*100" table:style-name="ce1">
            <text:p>#N/A</text:p>
          </table:table-cell>
          <table:table-cell office:value-type="float" office:value="0.10547315480728325" table:style-name="ce1">
            <text:p>0.105473155</text:p>
          </table:table-cell>
          <table:table-cell table:style-name="ce13"/>
          <table:table-cell office:value-type="float" office:value="5.3673371013792304" table:style-name="ce1">
            <text:p>5.367337101</text:p>
          </table:table-cell>
          <table:table-cell office:value-type="float" office:value="5.1558654985705266" table:style-name="ce1">
            <text:p>5.155865499</text:p>
          </table:table-cell>
          <table:table-cell table:style-name="ce1"/>
          <table:table-cell office:value-type="float" office:value="3046.1119537417285" table:style-name="ce1">
            <text:p>3046.111954</text:p>
          </table:table-cell>
          <table:table-cell office:value-type="float" office:value="1399.8520049003853" table:style-name="ce1">
            <text:p>1399.852005</text:p>
          </table:table-cell>
          <table:table-cell table:style-name="ce1"/>
          <table:table-cell office:value-type="float" office:value="27547.08201581028" table:style-name="ce14">
            <text:p>27547</text:p>
          </table:table-cell>
          <table:table-cell office:value-type="float" office:value="12670.024552917266" table:style-name="ce14">
            <text:p>12670</text:p>
          </table:table-cell>
          <table:table-cell office:value-type="float" office:value="6542.8197736083375" table:style-name="ce14">
            <text:p>6543</text:p>
          </table:table-cell>
          <table:table-cell office:value-type="float" office:value="13835" table:style-name="ce14">
            <text:p>13835</text:p>
          </table:table-cell>
          <table:table-cell office:value-type="float" office:value="84979" table:style-name="ce14">
            <text:p>84979</text:p>
          </table:table-cell>
          <table:table-cell office:value-type="float" office:value="9196" table:style-name="ce14">
            <text:p>9196</text:p>
          </table:table-cell>
          <table:table-cell office:value-type="float" office:value="30877.005658399328" table:style-name="ce14">
            <text:p>30877</text:p>
          </table:table-cell>
          <table:table-cell office:value-type="float" office:value="5270" table:style-name="ce14">
            <text:p>5270</text:p>
          </table:table-cell>
          <table:table-cell table:style-name="ce14"/>
          <table:table-cell office:value-type="float" office:value="1223.923418972332" table:style-name="ce14">
            <text:p>1224</text:p>
          </table:table-cell>
          <table:table-cell office:value-type="float" office:value="744.076581027668" table:style-name="ce14">
            <text:p>744</text:p>
          </table:table-cell>
          <table:table-cell office:value-type="float" office:value="85.098152807203249" table:style-name="ce14">
            <text:p>85</text:p>
          </table:table-cell>
          <table:table-cell office:value-type="float" office:value="-86" table:style-name="ce14">
            <text:p>-86</text:p>
          </table:table-cell>
          <table:table-cell office:value-type="float" office:value="1936" table:style-name="ce14">
            <text:p>1936</text:p>
          </table:table-cell>
          <table:table-cell office:value-type="float" office:value="470" table:style-name="ce14">
            <text:p>470</text:p>
          </table:table-cell>
          <table:table-cell office:value-type="float" office:value="1005" table:style-name="ce14">
            <text:p>1005</text:p>
          </table:table-cell>
          <table:table-cell office:value-type="float" office:value="24" table:style-name="ce14">
            <text:p>24</text:p>
          </table:table-cell>
          <table:table-cell table:style-name="ce1"/>
          <table:table-cell office:value-type="float" office:value="-2.4320720463288104" table:style-name="ce1">
            <text:p>-2.432072046</text:p>
          </table:table-cell>
          <table:table-cell office:value-type="float" office:value="-1.0155904631421453" table:style-name="ce1">
            <text:p>-1.015590463</text:p>
          </table:table-cell>
          <table:table-cell office:value-type="float" office:value="1.0690197153271921" table:style-name="ce1">
            <text:p>1.069019715</text:p>
          </table:table-cell>
          <table:table-cell office:value-type="float" office:value="1.0622510210980751" table:style-name="ce1">
            <text:p>1.062251021</text:p>
          </table:table-cell>
          <table:table-cell office:value-type="float" office:value="1.4120828722460697" table:style-name="ce1">
            <text:p>1.412082872</text:p>
          </table:table-cell>
          <table:table-cell office:value-type="float" office:value="1.015141541498968" table:style-name="ce1">
            <text:p>1.015141541</text:p>
          </table:table-cell>
          <table:table-cell office:value-type="float" office:value="0.83870484573140525" table:style-name="ce1">
            <text:p>0.838704846</text:p>
          </table:table-cell>
          <table:table-cell office:value-type="float" office:value="0.86728099474826537" table:style-name="ce1">
            <text:p>0.867280995</text:p>
          </table:table-cell>
          <table:table-cell table:style-name="ce1"/>
          <table:table-cell office:value-type="float" office:value="5.5658723E-2" table:style-name="ce1">
            <text:p>0.055658723</text:p>
          </table:table-cell>
          <table:table-cell office:value-type="float" office:value="2.5578172E-2" table:style-name="ce1">
            <text:p>0.025578172</text:p>
          </table:table-cell>
          <table:table-cell office:value-type="float" office:value="3.9155500000000003E-3" table:style-name="ce1">
            <text:p>0.00391555</text:p>
          </table:table-cell>
          <table:table-cell office:value-type="float" office:value="3.16921E-3" table:style-name="ce1">
            <text:p>0.00316921</text:p>
          </table:table-cell>
          <table:table-cell office:value-type="float" office:value="5.7629121225266498E-2" table:style-name="ce1">
            <text:p>0.057629121</text:p>
          </table:table-cell>
          <table:table-cell office:value-type="float" office:value="2.6943652574337298E-2" table:style-name="ce1">
            <text:p>0.026943653</text:p>
          </table:table-cell>
          <table:table-cell office:value-type="float" office:value="4.1981402953945096E-3" table:style-name="ce1">
            <text:p>0.00419814</text:p>
          </table:table-cell>
          <table:table-cell office:value-type="float" office:value="3.9378619033155699E-3" table:style-name="ce1">
            <text:p>0.003937862</text:p>
          </table:table-cell>
          <table:table-cell office:value-type="float" office:value="-3.4789203801341095E-2" table:formula="msoxl:=LN(AT53)-LN(AX53)" table:style-name="ce1">
            <text:p>-0.034789204</text:p>
          </table:table-cell>
          <table:table-cell office:value-type="float" office:value="-5.20084120983757E-2" table:formula="msoxl:=LN(AU53)-LN(AY53)" table:style-name="ce1">
            <text:p>-0.052008412</text:p>
          </table:table-cell>
          <table:table-cell office:value-type="float" office:value="-6.9685835530936657E-2" table:formula="msoxl:=LN(AV53)-LN(AZ53)" table:style-name="ce1">
            <text:p>-0.069685836</text:p>
          </table:table-cell>
          <table:table-cell office:value-type="float" office:value="-0.21715556640685474" table:formula="msoxl:=LN(AW53)-LN(BA53)" table:style-name="ce1">
            <text:p>-0.217155566</text:p>
          </table:table-cell>
          <table:table-cell table:number-columns-repeated="4" table:style-name="ce1"/>
          <table:table-cell office:value-type="float" office:value="0.17865536592047365" table:formula="msoxl:=BB53*ABS($BH$8)/ABS($BH$10)-BC53*ABS($BH$9)/ABS($BH$10)+BD53-BE53*ABS($BH$11)/ABS($BH$10)" table:style-name="ce1">
            <text:p>0.178655366</text:p>
          </table:table-cell>
          <table:table-cell table:number-columns-repeated="16322"/>
        </table:table-row>
        <table:table-row table:style-name="ro1">
          <table:table-cell office:value-type="float" office:value="196501" table:style-name="ce1">
            <text:p>196501</text:p>
          </table:table-cell>
          <table:table-cell office:value-type="float" office:value="1965" table:style-name="ce1">
            <text:p>196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1.963000000000001" table:style-name="ce1">
            <text:p>21.963</text:p>
          </table:table-cell>
          <table:table-cell office:value-type="float" office:value="193.46700000000001" table:style-name="ce13">
            <text:p>193.5</text:p>
          </table:table-cell>
          <table:table-cell office:value-type="float" office:value="2351.5300000000002" table:style-name="ce1">
            <text:p>2351.53</text:p>
          </table:table-cell>
          <table:table-cell table:style-name="ce1"/>
          <table:table-cell office:value-type="float" office:value="0" table:formula="msoxl:=#N/A" table:style-name="ce13">
            <text:p>#N/A</text:p>
          </table:table-cell>
          <table:table-cell office:value-type="float" office:value="0" table:formula="msoxl:=LN(I54/I53)*100" table:style-name="ce1">
            <text:p>#N/A</text:p>
          </table:table-cell>
          <table:table-cell office:value-type="float" office:value="-0.27893131132028198" table:style-name="ce1">
            <text:p>-0.278931311</text:p>
          </table:table-cell>
          <table:table-cell table:style-name="ce13"/>
          <table:table-cell office:value-type="float" office:value="5.2716982116106106" table:style-name="ce1">
            <text:p>5.271698212</text:p>
          </table:table-cell>
          <table:table-cell office:value-type="float" office:value="5.1220690165021985" table:style-name="ce1">
            <text:p>5.122069017</text:p>
          </table:table-cell>
          <table:table-cell table:style-name="ce1"/>
          <table:table-cell office:value-type="float" office:value="3111.9507739129508" table:style-name="ce1">
            <text:p>3111.950774</text:p>
          </table:table-cell>
          <table:table-cell office:value-type="float" office:value="1444.2306857228755" table:style-name="ce1">
            <text:p>1444.230686</text:p>
          </table:table-cell>
          <table:table-cell table:style-name="ce1"/>
          <table:table-cell office:value-type="float" office:value="27761.55904150198" table:style-name="ce14">
            <text:p>27762</text:p>
          </table:table-cell>
          <table:table-cell office:value-type="float" office:value="11986.22431560599" table:style-name="ce14">
            <text:p>11986</text:p>
          </table:table-cell>
          <table:table-cell office:value-type="float" office:value="6908.8610166124499" table:style-name="ce14">
            <text:p>6909</text:p>
          </table:table-cell>
          <table:table-cell office:value-type="float" office:value="14104.175221238938" table:style-name="ce14">
            <text:p>14104</text:p>
          </table:table-cell>
          <table:table-cell office:value-type="float" office:value="84691" table:style-name="ce14">
            <text:p>84691</text:p>
          </table:table-cell>
          <table:table-cell office:value-type="float" office:value="9293.4805643790005" table:style-name="ce14">
            <text:p>9293</text:p>
          </table:table-cell>
          <table:table-cell office:value-type="float" office:value="32580.384862952898" table:style-name="ce14">
            <text:p>32580</text:p>
          </table:table-cell>
          <table:table-cell office:value-type="float" office:value="5281.5241367844665" table:style-name="ce14">
            <text:p>5282</text:p>
          </table:table-cell>
          <table:table-cell table:style-name="ce14"/>
          <table:table-cell office:value-type="float" office:value="214.47702569169962" table:style-name="ce14">
            <text:p>214</text:p>
          </table:table-cell>
          <table:table-cell office:value-type="float" office:value="-652.47702569169962" table:style-name="ce14">
            <text:p>-652</text:p>
          </table:table-cell>
          <table:table-cell office:value-type="float" office:value="287.78648040254188" table:style-name="ce14">
            <text:p>288</text:p>
          </table:table-cell>
          <table:table-cell office:value-type="float" office:value="39" table:style-name="ce14">
            <text:p>39</text:p>
          </table:table-cell>
          <table:table-cell office:value-type="float" office:value="-288" table:style-name="ce14">
            <text:p>-288</text:p>
          </table:table-cell>
          <table:table-cell office:value-type="float" office:value="90" table:style-name="ce14">
            <text:p>90</text:p>
          </table:table-cell>
          <table:table-cell office:value-type="float" office:value="1540" table:style-name="ce14">
            <text:p>1540</text:p>
          </table:table-cell>
          <table:table-cell office:value-type="float" office:value="108" table:style-name="ce14">
            <text:p>108</text:p>
          </table:table-cell>
          <table:table-cell table:style-name="ce1"/>
          <table:table-cell office:value-type="float" office:value="0.54357834531800242" table:style-name="ce1">
            <text:p>0.543578345</text:p>
          </table:table-cell>
          <table:table-cell office:value-type="float" office:value="1.6757250882196193" table:style-name="ce1">
            <text:p>1.675725088</text:p>
          </table:table-cell>
          <table:table-cell office:value-type="float" office:value="1.2950453247035316" table:style-name="ce1">
            <text:p>1.295045325</text:p>
          </table:table-cell>
          <table:table-cell office:value-type="float" office:value="1.0176746191260424" table:style-name="ce1">
            <text:p>1.017674619</text:p>
          </table:table-cell>
          <table:table-cell office:value-type="float" office:value="2.3816909414984089" table:style-name="ce1">
            <text:p>2.381690941</text:p>
          </table:table-cell>
          <table:table-cell office:value-type="float" office:value="1.7121894622807277" table:style-name="ce1">
            <text:p>1.712189462</text:p>
          </table:table-cell>
          <table:table-cell office:value-type="float" office:value="0.74170893623959189" table:style-name="ce1">
            <text:p>0.741708936</text:p>
          </table:table-cell>
          <table:table-cell office:value-type="float" office:value="0.94684131070203992" table:style-name="ce1">
            <text:p>0.946841311</text:p>
          </table:table-cell>
          <table:table-cell table:style-name="ce1"/>
          <table:table-cell office:value-type="float" office:value="5.6231639999999999E-2" table:style-name="ce1">
            <text:p>0.05623164</text:p>
          </table:table-cell>
          <table:table-cell office:value-type="float" office:value="2.6096641E-2" table:style-name="ce1">
            <text:p>0.026096641</text:p>
          </table:table-cell>
          <table:table-cell office:value-type="float" office:value="3.5189900000000001E-3" table:style-name="ce1">
            <text:p>0.00351899</text:p>
          </table:table-cell>
          <table:table-cell office:value-type="float" office:value="3.0299400000000001E-3" table:style-name="ce1">
            <text:p>0.00302994</text:p>
          </table:table-cell>
          <table:table-cell office:value-type="float" office:value="5.7805506570279101E-2" table:style-name="ce1">
            <text:p>0.057805507</text:p>
          </table:table-cell>
          <table:table-cell office:value-type="float" office:value="2.7237313149239498E-2" table:style-name="ce1">
            <text:p>0.027237313</text:p>
          </table:table-cell>
          <table:table-cell office:value-type="float" office:value="4.2238718964050697E-3" table:style-name="ce1">
            <text:p>0.004223872</text:p>
          </table:table-cell>
          <table:table-cell office:value-type="float" office:value="3.9687806985658101E-3" table:style-name="ce1">
            <text:p>0.003968781</text:p>
          </table:table-cell>
          <table:table-cell office:value-type="float" office:value="-2.7604452718028583E-2" table:formula="msoxl:=LN(AT54)-LN(AX54)" table:style-name="ce1">
            <text:p>-0.027604453</text:p>
          </table:table-cell>
          <table:table-cell office:value-type="float" office:value="-4.2781231463321578E-2" table:formula="msoxl:=LN(AU54)-LN(AY54)" table:style-name="ce1">
            <text:p>-0.042781231</text:p>
          </table:table-cell>
          <table:table-cell office:value-type="float" office:value="-0.18257820176943973" table:formula="msoxl:=LN(AV54)-LN(AZ54)" table:style-name="ce1">
            <text:p>-0.182578202</text:p>
          </table:table-cell>
          <table:table-cell office:value-type="float" office:value="-0.26991610135563171" table:formula="msoxl:=LN(AW54)-LN(BA54)" table:style-name="ce1">
            <text:p>-0.269916101</text:p>
          </table:table-cell>
          <table:table-cell table:number-columns-repeated="4" table:style-name="ce1"/>
          <table:table-cell office:value-type="float" office:value="0.12299499714631407" table:formula="msoxl:=BB54*ABS($BH$8)/ABS($BH$10)-BC54*ABS($BH$9)/ABS($BH$10)+BD54-BE54*ABS($BH$11)/ABS($BH$10)" table:style-name="ce1">
            <text:p>0.122994997</text:p>
          </table:table-cell>
          <table:table-cell table:number-columns-repeated="16322"/>
        </table:table-row>
        <table:table-row table:style-name="ro1">
          <table:table-cell office:value-type="float" office:value="196502" table:style-name="ce1">
            <text:p>196502</text:p>
          </table:table-cell>
          <table:table-cell office:value-type="float" office:value="1965" table:style-name="ce1">
            <text:p>196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2.071999999999999" table:style-name="ce1">
            <text:p>22.072</text:p>
          </table:table-cell>
          <table:table-cell office:value-type="float" office:value="193.994" table:style-name="ce13">
            <text:p>194.0</text:p>
          </table:table-cell>
          <table:table-cell office:value-type="float" office:value="2342.85" table:style-name="ce1">
            <text:p>2342.85</text:p>
          </table:table-cell>
          <table:table-cell table:style-name="ce1"/>
          <table:table-cell office:value-type="float" office:value="0" table:formula="msoxl:=#N/A" table:style-name="ce13">
            <text:p>#N/A</text:p>
          </table:table-cell>
          <table:table-cell office:value-type="float" office:value="0" table:formula="msoxl:=LN(I55/I54)*100" table:style-name="ce1">
            <text:p>#N/A</text:p>
          </table:table-cell>
          <table:table-cell office:value-type="float" office:value="-0.20354540669258936" table:style-name="ce1">
            <text:p>-0.203545407</text:p>
          </table:table-cell>
          <table:table-cell table:style-name="ce13"/>
          <table:table-cell office:value-type="float" office:value="5.4306165031766716" table:style-name="ce1">
            <text:p>5.430616503</text:p>
          </table:table-cell>
          <table:table-cell office:value-type="float" office:value="5.2208107170685869" table:style-name="ce1">
            <text:p>5.220810717</text:p>
          </table:table-cell>
          <table:table-cell table:style-name="ce1"/>
          <table:table-cell office:value-type="float" office:value="3091.3224901149147" table:style-name="ce1">
            <text:p>3091.32249</text:p>
          </table:table-cell>
          <table:table-cell office:value-type="float" office:value="1419.2187844961531" table:style-name="ce1">
            <text:p>1419.218784</text:p>
          </table:table-cell>
          <table:table-cell table:style-name="ce1"/>
          <table:table-cell office:value-type="float" office:value="28058.60461956522" table:style-name="ce14">
            <text:p>28059</text:p>
          </table:table-cell>
          <table:table-cell office:value-type="float" office:value="11510.514011618183" table:style-name="ce14">
            <text:p>11511</text:p>
          </table:table-cell>
          <table:table-cell office:value-type="float" office:value="6777.3385649488964" table:style-name="ce14">
            <text:p>6777</text:p>
          </table:table-cell>
          <table:table-cell office:value-type="float" office:value="13630.232353883701" table:style-name="ce14">
            <text:p>13630</text:p>
          </table:table-cell>
          <table:table-cell office:value-type="float" office:value="84678" table:style-name="ce14">
            <text:p>84678</text:p>
          </table:table-cell>
          <table:table-cell office:value-type="float" office:value="9304.9912815639873" table:style-name="ce14">
            <text:p>9305</text:p>
          </table:table-cell>
          <table:table-cell office:value-type="float" office:value="32766.387151134819" table:style-name="ce14">
            <text:p>32766</text:p>
          </table:table-cell>
          <table:table-cell office:value-type="float" office:value="5137.9674706248961" table:style-name="ce14">
            <text:p>5138</text:p>
          </table:table-cell>
          <table:table-cell table:style-name="ce14"/>
          <table:table-cell office:value-type="float" office:value="297.04557806324112" table:style-name="ce14">
            <text:p>297</text:p>
          </table:table-cell>
          <table:table-cell office:value-type="float" office:value="-429.04557806324112" table:style-name="ce14">
            <text:p>-429</text:p>
          </table:table-cell>
          <table:table-cell office:value-type="float" office:value="-13.925152277542351" table:style-name="ce14">
            <text:p>-14</text:p>
          </table:table-cell>
          <table:table-cell office:value-type="float" office:value="-140" table:style-name="ce14">
            <text:p>-140</text:p>
          </table:table-cell>
          <table:table-cell office:value-type="float" office:value="-13" table:style-name="ce14">
            <text:p>-13</text:p>
          </table:table-cell>
          <table:table-cell office:value-type="float" office:value="70" table:style-name="ce14">
            <text:p>70</text:p>
          </table:table-cell>
          <table:table-cell office:value-type="float" office:value="1327" table:style-name="ce14">
            <text:p>1327</text:p>
          </table:table-cell>
          <table:table-cell office:value-type="float" office:value="77" table:style-name="ce14">
            <text:p>77</text:p>
          </table:table-cell>
          <table:table-cell table:style-name="ce1"/>
          <table:table-cell office:value-type="float" office:value="-4.3325546098193604" table:style-name="ce1">
            <text:p>-4.33255461</text:p>
          </table:table-cell>
          <table:table-cell office:value-type="float" office:value="-3.5476581767987105" table:style-name="ce1">
            <text:p>-3.547658177</text:p>
          </table:table-cell>
          <table:table-cell office:value-type="float" office:value="0.55643480073472029" table:style-name="ce1">
            <text:p>0.556434801</text:p>
          </table:table-cell>
          <table:table-cell office:value-type="float" office:value="0.98783951055469599" table:style-name="ce1">
            <text:p>0.987839511</text:p>
          </table:table-cell>
          <table:table-cell office:value-type="float" office:value="-1.6486242968060165" table:style-name="ce1">
            <text:p>-1.648624297</text:p>
          </table:table-cell>
          <table:table-cell office:value-type="float" office:value="-1.1851903616324526" table:style-name="ce1">
            <text:p>-1.185190362</text:p>
          </table:table-cell>
          <table:table-cell office:value-type="float" office:value="0.60882779666618569" table:style-name="ce1">
            <text:p>0.608827797</text:p>
          </table:table-cell>
          <table:table-cell office:value-type="float" office:value="0.95646780292725031" table:style-name="ce1">
            <text:p>0.956467803</text:p>
          </table:table-cell>
          <table:table-cell table:style-name="ce1"/>
          <table:table-cell office:value-type="float" office:value="5.6497576000000001E-2" table:style-name="ce1">
            <text:p>0.056497576</text:p>
          </table:table-cell>
          <table:table-cell office:value-type="float" office:value="2.5937901999999999E-2" table:style-name="ce1">
            <text:p>0.025937902</text:p>
          </table:table-cell>
          <table:table-cell office:value-type="float" office:value="4.1722699999999996E-3" table:style-name="ce1">
            <text:p>0.00417227</text:p>
          </table:table-cell>
          <table:table-cell office:value-type="float" office:value="3.3826300000000002E-3" table:style-name="ce1">
            <text:p>0.00338263</text:p>
          </table:table-cell>
          <table:table-cell office:value-type="float" office:value="5.7986123361660202E-2" table:style-name="ce1">
            <text:p>0.057986123</text:p>
          </table:table-cell>
          <table:table-cell office:value-type="float" office:value="2.7535769093690099E-2" table:style-name="ce1">
            <text:p>0.027535769</text:p>
          </table:table-cell>
          <table:table-cell office:value-type="float" office:value="4.24977217530873E-3" table:style-name="ce1">
            <text:p>0.004249772</text:p>
          </table:table-cell>
          <table:table-cell office:value-type="float" office:value="4.0000472543974897E-3" table:style-name="ce1">
            <text:p>0.004000047</text:p>
          </table:table-cell>
          <table:table-cell office:value-type="float" office:value="-2.6005994958649747E-2" table:formula="msoxl:=LN(AT55)-LN(AX55)" table:style-name="ce1">
            <text:p>-0.026005995</text:p>
          </table:table-cell>
          <table:table-cell office:value-type="float" office:value="-5.9780557152476987E-2" table:formula="msoxl:=LN(AU55)-LN(AY55)" table:style-name="ce1">
            <text:p>-0.059780557</text:p>
          </table:table-cell>
          <table:table-cell office:value-type="float" office:value="-1.8405123483278274E-2" table:formula="msoxl:=LN(AV55)-LN(AZ55)" table:style-name="ce1">
            <text:p>-0.018405123</text:p>
          </table:table-cell>
          <table:table-cell office:value-type="float" office:value="-0.167652661213606" table:formula="msoxl:=LN(AW55)-LN(BA55)" table:style-name="ce1">
            <text:p>-0.167652661</text:p>
          </table:table-cell>
          <table:table-cell table:number-columns-repeated="4" table:style-name="ce1"/>
          <table:table-cell office:value-type="float" office:value="0.18877691979911562" table:formula="msoxl:=BB55*ABS($BH$8)/ABS($BH$10)-BC55*ABS($BH$9)/ABS($BH$10)+BD55-BE55*ABS($BH$11)/ABS($BH$10)" table:style-name="ce1">
            <text:p>0.18877692</text:p>
          </table:table-cell>
          <table:table-cell table:number-columns-repeated="16322"/>
        </table:table-row>
        <table:table-row table:style-name="ro1">
          <table:table-cell office:value-type="float" office:value="196503" table:style-name="ce1">
            <text:p>196503</text:p>
          </table:table-cell>
          <table:table-cell office:value-type="float" office:value="1965" table:style-name="ce1">
            <text:p>1965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2.155000000000001" table:style-name="ce1">
            <text:p>22.155</text:p>
          </table:table-cell>
          <table:table-cell office:value-type="float" office:value="194.64699999999999" table:style-name="ce13">
            <text:p>194.6</text:p>
          </table:table-cell>
          <table:table-cell office:value-type="float" office:value="2418.14" table:style-name="ce1">
            <text:p>2418.14</text:p>
          </table:table-cell>
          <table:table-cell table:style-name="ce1"/>
          <table:table-cell office:value-type="float" office:value="0" table:formula="msoxl:=#N/A" table:style-name="ce13">
            <text:p>#N/A</text:p>
          </table:table-cell>
          <table:table-cell office:value-type="float" office:value="0" table:formula="msoxl:=LN(I56/I55)*100" table:style-name="ce1">
            <text:p>#N/A</text:p>
          </table:table-cell>
          <table:table-cell office:value-type="float" office:value="0.38676085930171866" table:style-name="ce1">
            <text:p>0.386760859</text:p>
          </table:table-cell>
          <table:table-cell table:style-name="ce13"/>
          <table:table-cell office:value-type="float" office:value="5.3655917885861202" table:style-name="ce1">
            <text:p>5.365591789</text:p>
          </table:table-cell>
          <table:table-cell office:value-type="float" office:value="5.223116140339366" table:style-name="ce1">
            <text:p>5.22311614</text:p>
          </table:table-cell>
          <table:table-cell table:style-name="ce1"/>
          <table:table-cell office:value-type="float" office:value="3124.5541090748757" table:style-name="ce1">
            <text:p>3124.554109</text:p>
          </table:table-cell>
          <table:table-cell office:value-type="float" office:value="1432.2347016155456" table:style-name="ce1">
            <text:p>1432.234702</text:p>
          </table:table-cell>
          <table:table-cell table:style-name="ce1"/>
          <table:table-cell office:value-type="float" office:value="28739.481348814232" table:style-name="ce14">
            <text:p>28739</text:p>
          </table:table-cell>
          <table:table-cell office:value-type="float" office:value="11711.173447523965" table:style-name="ce14">
            <text:p>11711</text:p>
          </table:table-cell>
          <table:table-cell office:value-type="float" office:value="7360.0534197924926" table:style-name="ce14">
            <text:p>7360</text:p>
          </table:table-cell>
          <table:table-cell office:value-type="float" office:value="14364.506212023032" table:style-name="ce14">
            <text:p>14365</text:p>
          </table:table-cell>
          <table:table-cell office:value-type="float" office:value="84664" table:style-name="ce14">
            <text:p>84664</text:p>
          </table:table-cell>
          <table:table-cell office:value-type="float" office:value="9471.4776905647868" table:style-name="ce14">
            <text:p>9471</text:p>
          </table:table-cell>
          <table:table-cell office:value-type="float" office:value="34432.239586955926" table:style-name="ce14">
            <text:p>34432</text:p>
          </table:table-cell>
          <table:table-cell office:value-type="float" office:value="5512.6880093678283" table:style-name="ce14">
            <text:p>5513</text:p>
          </table:table-cell>
          <table:table-cell table:style-name="ce14"/>
          <table:table-cell office:value-type="float" office:value="680.87672924901187" table:style-name="ce14">
            <text:p>681</text:p>
          </table:table-cell>
          <table:table-cell office:value-type="float" office:value="217.12327075098813" table:style-name="ce14">
            <text:p>217</text:p>
          </table:table-cell>
          <table:table-cell office:value-type="float" office:value="244.46378442796569" table:style-name="ce14">
            <text:p>244</text:p>
          </table:table-cell>
          <table:table-cell office:value-type="float" office:value="-212" table:style-name="ce14">
            <text:p>-212</text:p>
          </table:table-cell>
          <table:table-cell office:value-type="float" office:value="-14" table:style-name="ce14">
            <text:p>-14</text:p>
          </table:table-cell>
          <table:table-cell office:value-type="float" office:value="142" table:style-name="ce14">
            <text:p>142</text:p>
          </table:table-cell>
          <table:table-cell office:value-type="float" office:value="961" table:style-name="ce14">
            <text:p>961</text:p>
          </table:table-cell>
          <table:table-cell office:value-type="float" office:value="67" table:style-name="ce14">
            <text:p>67</text:p>
          </table:table-cell>
          <table:table-cell table:style-name="ce1"/>
          <table:table-cell office:value-type="float" office:value="5.7045184244200451" table:style-name="ce1">
            <text:p>5.704518424</text:p>
          </table:table-cell>
          <table:table-cell office:value-type="float" office:value="3.446131807991796" table:style-name="ce1">
            <text:p>3.446131808</text:p>
          </table:table-cell>
          <table:table-cell office:value-type="float" office:value="1.4671040371536703" table:style-name="ce1">
            <text:p>1.467104037</text:p>
          </table:table-cell>
          <table:table-cell office:value-type="float" office:value="0.9856705212973178" table:style-name="ce1">
            <text:p>0.985670521</text:p>
          </table:table-cell>
          <table:table-cell office:value-type="float" office:value="7.4720008520326395" table:style-name="ce1">
            <text:p>7.472000852</text:p>
          </table:table-cell>
          <table:table-cell office:value-type="float" office:value="5.3715958263476686" table:style-name="ce1">
            <text:p>5.371595826</text:p>
          </table:table-cell>
          <table:table-cell office:value-type="float" office:value="0.86328777182045779" table:style-name="ce1">
            <text:p>0.863287772</text:p>
          </table:table-cell>
          <table:table-cell office:value-type="float" office:value="0.93480298042656285" table:style-name="ce1">
            <text:p>0.93480298</text:p>
          </table:table-cell>
          <table:table-cell table:style-name="ce1"/>
          <table:table-cell office:value-type="float" office:value="5.5721921000000001E-2" table:style-name="ce1">
            <text:p>0.055721921</text:p>
          </table:table-cell>
          <table:table-cell office:value-type="float" office:value="2.5541841999999999E-2" table:style-name="ce1">
            <text:p>0.025541842</text:p>
          </table:table-cell>
          <table:table-cell office:value-type="float" office:value="3.8149199999999999E-3" table:style-name="ce1">
            <text:p>0.00381492</text:p>
          </table:table-cell>
          <table:table-cell office:value-type="float" office:value="3.30833E-3" table:style-name="ce1">
            <text:p>0.00330833</text:p>
          </table:table-cell>
          <table:table-cell office:value-type="float" office:value="5.8171082321820597E-2" table:style-name="ce1">
            <text:p>0.058171082</text:p>
          </table:table-cell>
          <table:table-cell office:value-type="float" office:value="2.7839144934229201E-2" table:style-name="ce1">
            <text:p>0.027839145</text:p>
          </table:table-cell>
          <table:table-cell office:value-type="float" office:value="4.2758397947022797E-3" table:style-name="ce1">
            <text:p>0.00427584</text:p>
          </table:table-cell>
          <table:table-cell office:value-type="float" office:value="4.0316631552318001E-3" table:style-name="ce1">
            <text:p>0.004031663</text:p>
          </table:table-cell>
          <table:table-cell office:value-type="float" office:value="-4.3014739666742852E-2" table:formula="msoxl:=LN(AT56)-LN(AX56)" table:style-name="ce1">
            <text:p>-0.04301474</text:p>
          </table:table-cell>
          <table:table-cell office:value-type="float" office:value="-8.6125151260163069E-2" table:formula="msoxl:=LN(AU56)-LN(AY56)" table:style-name="ce1">
            <text:p>-0.086125151</text:p>
          </table:table-cell>
          <table:table-cell office:value-type="float" office:value="-0.11406083164077785" table:formula="msoxl:=LN(AV56)-LN(AZ56)" table:style-name="ce1">
            <text:p>-0.114060832</text:p>
          </table:table-cell>
          <table:table-cell office:value-type="float" office:value="-0.19773545408195137" table:formula="msoxl:=LN(AW56)-LN(BA56)" table:style-name="ce1">
            <text:p>-0.197735454</text:p>
          </table:table-cell>
          <table:table-cell table:number-columns-repeated="4" table:style-name="ce1"/>
          <table:table-cell office:value-type="float" office:value="0.13151852653350288" table:formula="msoxl:=BB56*ABS($BH$8)/ABS($BH$10)-BC56*ABS($BH$9)/ABS($BH$10)+BD56-BE56*ABS($BH$11)/ABS($BH$10)" table:style-name="ce1">
            <text:p>0.131518527</text:p>
          </table:table-cell>
          <table:table-cell table:number-columns-repeated="16322"/>
        </table:table-row>
        <table:table-row table:style-name="ro1">
          <table:table-cell office:value-type="float" office:value="196504" table:style-name="ce1">
            <text:p>196504</text:p>
          </table:table-cell>
          <table:table-cell office:value-type="float" office:value="1965" table:style-name="ce1">
            <text:p>1965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22.222999999999999" table:style-name="ce1">
            <text:p>22.223</text:p>
          </table:table-cell>
          <table:table-cell office:value-type="float" office:value="195.279" table:style-name="ce13">
            <text:p>195.3</text:p>
          </table:table-cell>
          <table:table-cell office:value-type="float" office:value="2493.36" table:style-name="ce1">
            <text:p>2493.36</text:p>
          </table:table-cell>
          <table:table-cell table:style-name="ce1"/>
          <table:table-cell office:value-type="float" office:value="0" table:formula="msoxl:=#N/A" table:style-name="ce13">
            <text:p>#N/A</text:p>
          </table:table-cell>
          <table:table-cell office:value-type="float" office:value="0" table:formula="msoxl:=LN(I57/I56)*100" table:style-name="ce1">
            <text:p>#N/A</text:p>
          </table:table-cell>
          <table:table-cell office:value-type="float" office:value="7.274106842956668E-2" table:style-name="ce1">
            <text:p>0.072741068</text:p>
          </table:table-cell>
          <table:table-cell table:style-name="ce13"/>
          <table:table-cell office:value-type="float" office:value="5.4273746819385993" table:style-name="ce1">
            <text:p>5.427374682</text:p>
          </table:table-cell>
          <table:table-cell office:value-type="float" office:value="5.2744890244179281" table:style-name="ce1">
            <text:p>5.274489024</text:p>
          </table:table-cell>
          <table:table-cell table:style-name="ce1"/>
          <table:table-cell office:value-type="float" office:value="3137.1822291986432" table:style-name="ce1">
            <text:p>3137.182229</text:p>
          </table:table-cell>
          <table:table-cell office:value-type="float" office:value="1452.1848439930066" table:style-name="ce1">
            <text:p>1452.184844</text:p>
          </table:table-cell>
          <table:table-cell table:style-name="ce1"/>
          <table:table-cell office:value-type="float" office:value="28583.019639328064" table:style-name="ce14">
            <text:p>28583</text:p>
          </table:table-cell>
          <table:table-cell office:value-type="float" office:value="12076.901599834289" table:style-name="ce14">
            <text:p>12077</text:p>
          </table:table-cell>
          <table:table-cell office:value-type="float" office:value="7627.5616513306513" table:style-name="ce14">
            <text:p>7628</text:p>
          </table:table-cell>
          <table:table-cell office:value-type="float" office:value="14599" table:style-name="ce14">
            <text:p>14599</text:p>
          </table:table-cell>
          <table:table-cell office:value-type="float" office:value="84924" table:style-name="ce14">
            <text:p>84924</text:p>
          </table:table-cell>
          <table:table-cell office:value-type="float" office:value="10165" table:style-name="ce14">
            <text:p>10165</text:p>
          </table:table-cell>
          <table:table-cell office:value-type="float" office:value="35809.833430884566" table:style-name="ce14">
            <text:p>35810</text:p>
          </table:table-cell>
          <table:table-cell office:value-type="float" office:value="5048" table:style-name="ce14">
            <text:p>5048</text:p>
          </table:table-cell>
          <table:table-cell table:style-name="ce14"/>
          <table:table-cell office:value-type="float" office:value="-156.461709486166" table:style-name="ce14">
            <text:p>-156</text:p>
          </table:table-cell>
          <table:table-cell office:value-type="float" office:value="555.461709486166" table:style-name="ce14">
            <text:p>555</text:p>
          </table:table-cell>
          <table:table-cell office:value-type="float" office:value="122.23189221398285" table:style-name="ce14">
            <text:p>122</text:p>
          </table:table-cell>
          <table:table-cell office:value-type="float" office:value="-87" table:style-name="ce14">
            <text:p>-87</text:p>
          </table:table-cell>
          <table:table-cell office:value-type="float" office:value="260" table:style-name="ce14">
            <text:p>260</text:p>
          </table:table-cell>
          <table:table-cell office:value-type="float" office:value="158" table:style-name="ce14">
            <text:p>158</text:p>
          </table:table-cell>
          <table:table-cell office:value-type="float" office:value="1183" table:style-name="ce14">
            <text:p>1183</text:p>
          </table:table-cell>
          <table:table-cell office:value-type="float" office:value="47" table:style-name="ce14">
            <text:p>47</text:p>
          </table:table-cell>
          <table:table-cell table:style-name="ce1"/>
          <table:table-cell office:value-type="float" office:value="4.1878901370977673" table:style-name="ce1">
            <text:p>4.187890137</text:p>
          </table:table-cell>
          <table:table-cell office:value-type="float" office:value="1.8489409961720487" table:style-name="ce1">
            <text:p>1.848940996</text:p>
          </table:table-cell>
          <table:table-cell office:value-type="float" office:value="-0.22163374236548555" table:style-name="ce1">
            <text:p>-0.221633742</text:p>
          </table:table-cell>
          <table:table-cell office:value-type="float" office:value="1.0483344807247892" table:style-name="ce1">
            <text:p>1.048334481</text:p>
          </table:table-cell>
          <table:table-cell office:value-type="float" office:value="3.445195844402301" table:style-name="ce1">
            <text:p>3.445195844</text:p>
          </table:table-cell>
          <table:table-cell office:value-type="float" office:value="2.4767394952460982" table:style-name="ce1">
            <text:p>2.476739495</text:p>
          </table:table-cell>
          <table:table-cell office:value-type="float" office:value="-0.63051531052576382" table:style-name="ce1">
            <text:p>-0.630515311</text:p>
          </table:table-cell>
          <table:table-cell office:value-type="float" office:value="0.95887384691159694" table:style-name="ce1">
            <text:p>0.958873847</text:p>
          </table:table-cell>
          <table:table-cell table:style-name="ce1"/>
          <table:table-cell office:value-type="float" office:value="5.4602558000000002E-2" table:style-name="ce1">
            <text:p>0.054602558</text:p>
          </table:table-cell>
          <table:table-cell office:value-type="float" office:value="2.5275230999999999E-2" table:style-name="ce1">
            <text:p>0.025275231</text:p>
          </table:table-cell>
          <table:table-cell office:value-type="float" office:value="3.9605200000000004E-3" table:style-name="ce1">
            <text:p>0.00396052</text:p>
          </table:table-cell>
          <table:table-cell office:value-type="float" office:value="3.3990299999999999E-3" table:style-name="ce1">
            <text:p>0.00339903</text:p>
          </table:table-cell>
          <table:table-cell office:value-type="float" office:value="5.83604954409798E-2" table:style-name="ce1">
            <text:p>0.058360495</text:p>
          </table:table-cell>
          <table:table-cell office:value-type="float" office:value="2.8147567957645801E-2" table:style-name="ce1">
            <text:p>0.028147568</text:p>
          </table:table-cell>
          <table:table-cell office:value-type="float" office:value="4.30207333117201E-3" table:style-name="ce1">
            <text:p>0.004302073</text:p>
          </table:table-cell>
          <table:table-cell office:value-type="float" office:value="4.0636296751713399E-3" table:style-name="ce1">
            <text:p>0.00406363</text:p>
          </table:table-cell>
          <table:table-cell office:value-type="float" office:value="-6.6558481541333148E-2" table:formula="msoxl:=LN(AT57)-LN(AX57)" table:style-name="ce1">
            <text:p>-0.066558482</text:p>
          </table:table-cell>
          <table:table-cell office:value-type="float" office:value="-0.10763605070196647" table:formula="msoxl:=LN(AU57)-LN(AY57)" table:style-name="ce1">
            <text:p>-0.107636051</text:p>
          </table:table-cell>
          <table:table-cell office:value-type="float" office:value="-8.2721746756010184E-2" table:formula="msoxl:=LN(AV57)-LN(AZ57)" table:style-name="ce1">
            <text:p>-0.082721747</text:p>
          </table:table-cell>
          <table:table-cell office:value-type="float" office:value="-0.17858648608844785" table:formula="msoxl:=LN(AW57)-LN(BA57)" table:style-name="ce1">
            <text:p>-0.178586486</text:p>
          </table:table-cell>
          <table:table-cell table:number-columns-repeated="4" table:style-name="ce1"/>
          <table:table-cell office:value-type="float" office:value="0.1379073206979633" table:formula="msoxl:=BB57*ABS($BH$8)/ABS($BH$10)-BC57*ABS($BH$9)/ABS($BH$10)+BD57-BE57*ABS($BH$11)/ABS($BH$10)" table:style-name="ce1">
            <text:p>0.137907321</text:p>
          </table:table-cell>
          <table:table-cell table:number-columns-repeated="16322"/>
        </table:table-row>
        <table:table-row table:style-name="ro1">
          <table:table-cell office:value-type="float" office:value="196601" table:style-name="ce1">
            <text:p>196601</text:p>
          </table:table-cell>
          <table:table-cell office:value-type="float" office:value="1966" table:style-name="ce1">
            <text:p>196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2.396000000000001" table:style-name="ce1">
            <text:p>22.396</text:p>
          </table:table-cell>
          <table:table-cell office:value-type="float" office:value="195.76300000000001" table:style-name="ce13">
            <text:p>195.8</text:p>
          </table:table-cell>
          <table:table-cell office:value-type="float" office:value="2495.06" table:style-name="ce1">
            <text:p>2495.06</text:p>
          </table:table-cell>
          <table:table-cell table:style-name="ce1"/>
          <table:table-cell office:value-type="float" office:value="0" table:formula="msoxl:=#N/A" table:style-name="ce13">
            <text:p>#N/A</text:p>
          </table:table-cell>
          <table:table-cell office:value-type="float" office:value="0" table:formula="msoxl:=LN(I58/I57)*100" table:style-name="ce1">
            <text:p>#N/A</text:p>
          </table:table-cell>
          <table:table-cell office:value-type="float" office:value="-0.22206949441003726" table:style-name="ce1">
            <text:p>-0.222069494</text:p>
          </table:table-cell>
          <table:table-cell table:style-name="ce13"/>
          <table:table-cell office:value-type="float" office:value="5.4146098047629705" table:style-name="ce1">
            <text:p>5.414609805</text:p>
          </table:table-cell>
          <table:table-cell office:value-type="float" office:value="5.2961920499484956" table:style-name="ce1">
            <text:p>5.29619205</text:p>
          </table:table-cell>
          <table:table-cell table:style-name="ce1"/>
          <table:table-cell office:value-type="float" office:value="3143.8392823866257" table:style-name="ce1">
            <text:p>3143.839282</text:p>
          </table:table-cell>
          <table:table-cell office:value-type="float" office:value="1421.4714565630334" table:style-name="ce1">
            <text:p>1421.471457</text:p>
          </table:table-cell>
          <table:table-cell table:style-name="ce1"/>
          <table:table-cell office:value-type="float" office:value="29218.573616600792" table:style-name="ce14">
            <text:p>29219</text:p>
          </table:table-cell>
          <table:table-cell office:value-type="float" office:value="10910.823227110384" table:style-name="ce14">
            <text:p>10911</text:p>
          </table:table-cell>
          <table:table-cell office:value-type="float" office:value="7663.6179358778318" table:style-name="ce14">
            <text:p>7664</text:p>
          </table:table-cell>
          <table:table-cell office:value-type="float" office:value="14060.571026722924" table:style-name="ce14">
            <text:p>14061</text:p>
          </table:table-cell>
          <table:table-cell office:value-type="float" office:value="84757" table:style-name="ce14">
            <text:p>84757</text:p>
          </table:table-cell>
          <table:table-cell office:value-type="float" office:value="10276.991281798251" table:style-name="ce14">
            <text:p>10277</text:p>
          </table:table-cell>
          <table:table-cell office:value-type="float" office:value="37070.330162491933" table:style-name="ce14">
            <text:p>37070</text:p>
          </table:table-cell>
          <table:table-cell office:value-type="float" office:value="5245.2803734113613" table:style-name="ce14">
            <text:p>5245</text:p>
          </table:table-cell>
          <table:table-cell table:style-name="ce14"/>
          <table:table-cell office:value-type="float" office:value="635.55397727272725" table:style-name="ce14">
            <text:p>636</text:p>
          </table:table-cell>
          <table:table-cell office:value-type="float" office:value="-723.55397727272725" table:style-name="ce14">
            <text:p>-724</text:p>
          </table:table-cell>
          <table:table-cell office:value-type="float" office:value="225.89691472457591" table:style-name="ce14">
            <text:p>226</text:p>
          </table:table-cell>
          <table:table-cell office:value-type="float" office:value="-33" table:style-name="ce14">
            <text:p>-33</text:p>
          </table:table-cell>
          <table:table-cell office:value-type="float" office:value="-167" table:style-name="ce14">
            <text:p>-167</text:p>
          </table:table-cell>
          <table:table-cell office:value-type="float" office:value="359" table:style-name="ce14">
            <text:p>359</text:p>
          </table:table-cell>
          <table:table-cell office:value-type="float" office:value="1024" table:style-name="ce14">
            <text:p>1024</text:p>
          </table:table-cell>
          <table:table-cell office:value-type="float" office:value="78" table:style-name="ce14">
            <text:p>78</text:p>
          </table:table-cell>
          <table:table-cell table:style-name="ce1"/>
          <table:table-cell office:value-type="float" office:value="3.1172903501620186" table:style-name="ce1">
            <text:p>3.11729035</text:p>
          </table:table-cell>
          <table:table-cell office:value-type="float" office:value="1.4037198852024309" table:style-name="ce1">
            <text:p>1.403719885</text:p>
          </table:table-cell>
          <table:table-cell office:value-type="float" office:value="-1.2348988107693259" table:style-name="ce1">
            <text:p>-1.234898811</text:p>
          </table:table-cell>
          <table:table-cell office:value-type="float" office:value="1.0483145464026162" table:style-name="ce1">
            <text:p>1.048314546</text:p>
          </table:table-cell>
          <table:table-cell office:value-type="float" office:value="-2.7612016534893402" table:style-name="ce1">
            <text:p>-2.761201653</text:p>
          </table:table-cell>
          <table:table-cell office:value-type="float" office:value="-1.9850184135823263" table:style-name="ce1">
            <text:p>-1.985018414</text:p>
          </table:table-cell>
          <table:table-cell office:value-type="float" office:value="-2.7140168411530343" table:style-name="ce1">
            <text:p>-2.714016841</text:p>
          </table:table-cell>
          <table:table-cell office:value-type="float" office:value="1.0669068570109055" table:style-name="ce1">
            <text:p>1.066906857</text:p>
          </table:table-cell>
          <table:table-cell table:style-name="ce1"/>
          <table:table-cell office:value-type="float" office:value="5.5243401999999997E-2" table:style-name="ce1">
            <text:p>0.055243402</text:p>
          </table:table-cell>
          <table:table-cell office:value-type="float" office:value="2.4978032000000001E-2" table:style-name="ce1">
            <text:p>0.024978032</text:p>
          </table:table-cell>
          <table:table-cell office:value-type="float" office:value="3.9477999999999996E-3" table:style-name="ce1">
            <text:p>0.0039478</text:p>
          </table:table-cell>
          <table:table-cell office:value-type="float" office:value="3.5069300000000001E-3" table:style-name="ce1">
            <text:p>0.00350693</text:p>
          </table:table-cell>
          <table:table-cell office:value-type="float" office:value="5.8554475621180803E-2" table:style-name="ce1">
            <text:p>0.058554476</text:p>
          </table:table-cell>
          <table:table-cell office:value-type="float" office:value="2.84611679686964E-2" table:style-name="ce1">
            <text:p>0.028461168</text:p>
          </table:table-cell>
          <table:table-cell office:value-type="float" office:value="4.3284711008412203E-3" table:style-name="ce1">
            <text:p>0.004328471</text:p>
          </table:table-cell>
          <table:table-cell office:value-type="float" office:value="4.0959477138535804E-3" table:style-name="ce1">
            <text:p>0.004095948</text:p>
          </table:table-cell>
          <table:table-cell office:value-type="float" office:value="-5.8208615680885423E-2" table:formula="msoxl:=LN(AT58)-LN(AX58)" table:style-name="ce1">
            <text:p>-0.058208616</text:p>
          </table:table-cell>
          <table:table-cell office:value-type="float" office:value="-0.13054391220847039" table:formula="msoxl:=LN(AU58)-LN(AY58)" table:style-name="ce1">
            <text:p>-0.130543912</text:p>
          </table:table-cell>
          <table:table-cell office:value-type="float" office:value="-9.2055923441165532E-2" table:formula="msoxl:=LN(AV58)-LN(AZ58)" table:style-name="ce1">
            <text:p>-0.092055923</text:p>
          </table:table-cell>
          <table:table-cell office:value-type="float" office:value="-0.15525711160426958" table:formula="msoxl:=LN(AW58)-LN(BA58)" table:style-name="ce1">
            <text:p>-0.155257112</text:p>
          </table:table-cell>
          <table:table-cell table:number-columns-repeated="4" table:style-name="ce1"/>
          <table:table-cell office:value-type="float" office:value="0.12719736397601827" table:formula="msoxl:=BB58*ABS($BH$8)/ABS($BH$10)-BC58*ABS($BH$9)/ABS($BH$10)+BD58-BE58*ABS($BH$11)/ABS($BH$10)" table:style-name="ce1">
            <text:p>0.127197364</text:p>
          </table:table-cell>
          <table:table-cell table:number-columns-repeated="16322"/>
        </table:table-row>
        <table:table-row table:style-name="ro1">
          <table:table-cell office:value-type="float" office:value="196602" table:style-name="ce1">
            <text:p>196602</text:p>
          </table:table-cell>
          <table:table-cell office:value-type="float" office:value="1966" table:style-name="ce1">
            <text:p>196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2.576000000000001" table:style-name="ce1">
            <text:p>22.576</text:p>
          </table:table-cell>
          <table:table-cell office:value-type="float" office:value="196.27699999999999" table:style-name="ce13">
            <text:p>196.3</text:p>
          </table:table-cell>
          <table:table-cell office:value-type="float" office:value="2518.12" table:style-name="ce1">
            <text:p>2518.12</text:p>
          </table:table-cell>
          <table:table-cell table:style-name="ce1"/>
          <table:table-cell office:value-type="float" office:value="0" table:formula="msoxl:=#N/A" table:style-name="ce13">
            <text:p>#N/A</text:p>
          </table:table-cell>
          <table:table-cell office:value-type="float" office:value="0" table:formula="msoxl:=LN(I59/I58)*100" table:style-name="ce1">
            <text:p>#N/A</text:p>
          </table:table-cell>
          <table:table-cell office:value-type="float" office:value="0.11701431641632576" table:style-name="ce1">
            <text:p>0.117014316</text:p>
          </table:table-cell>
          <table:table-cell table:style-name="ce13"/>
          <table:table-cell office:value-type="float" office:value="5.4559102091593878" table:style-name="ce1">
            <text:p>5.455910209</text:p>
          </table:table-cell>
          <table:table-cell office:value-type="float" office:value="5.3192759007544606" table:style-name="ce1">
            <text:p>5.319275901</text:p>
          </table:table-cell>
          <table:table-cell table:style-name="ce1"/>
          <table:table-cell office:value-type="float" office:value="3118.9477201039572" table:style-name="ce1">
            <text:p>3118.94772</text:p>
          </table:table-cell>
          <table:table-cell office:value-type="float" office:value="1387.6332984245007" table:style-name="ce1">
            <text:p>1387.633298</text:p>
          </table:table-cell>
          <table:table-cell table:style-name="ce1"/>
          <table:table-cell office:value-type="float" office:value="30085.036808300396" table:style-name="ce14">
            <text:p>30085</text:p>
          </table:table-cell>
          <table:table-cell office:value-type="float" office:value="11222.627520324069" table:style-name="ce14">
            <text:p>11223</text:p>
          </table:table-cell>
          <table:table-cell office:value-type="float" office:value="7609.1932555857074" table:style-name="ce14">
            <text:p>7609</text:p>
          </table:table-cell>
          <table:table-cell office:value-type="float" office:value="13292.051538770598" table:style-name="ce14">
            <text:p>13292</text:p>
          </table:table-cell>
          <table:table-cell office:value-type="float" office:value="85407" table:style-name="ce14">
            <text:p>85407</text:p>
          </table:table-cell>
          <table:table-cell office:value-type="float" office:value="10385.652362725768" table:style-name="ce14">
            <text:p>10386</text:p>
          </table:table-cell>
          <table:table-cell office:value-type="float" office:value="37824.795104307828" table:style-name="ce14">
            <text:p>37825</text:p>
          </table:table-cell>
          <table:table-cell office:value-type="float" office:value="5034.790459467089" table:style-name="ce14">
            <text:p>5035</text:p>
          </table:table-cell>
          <table:table-cell table:style-name="ce14"/>
          <table:table-cell office:value-type="float" office:value="866.46319169960475" table:style-name="ce14">
            <text:p>866</text:p>
          </table:table-cell>
          <table:table-cell office:value-type="float" office:value="278.53680830039525" table:style-name="ce14">
            <text:p>279</text:p>
          </table:table-cell>
          <table:table-cell office:value-type="float" office:value="222.80243644067761" table:style-name="ce14">
            <text:p>223</text:p>
          </table:table-cell>
          <table:table-cell office:value-type="float" office:value="-61" table:style-name="ce14">
            <text:p>-61</text:p>
          </table:table-cell>
          <table:table-cell office:value-type="float" office:value="650" table:style-name="ce14">
            <text:p>650</text:p>
          </table:table-cell>
          <table:table-cell office:value-type="float" office:value="135" table:style-name="ce14">
            <text:p>135</text:p>
          </table:table-cell>
          <table:table-cell office:value-type="float" office:value="1545" table:style-name="ce14">
            <text:p>1545</text:p>
          </table:table-cell>
          <table:table-cell office:value-type="float" office:value="-20" table:style-name="ce14">
            <text:p>-20</text:p>
          </table:table-cell>
          <table:table-cell table:style-name="ce1"/>
          <table:table-cell office:value-type="float" office:value="-13.086842620627614" table:style-name="ce1">
            <text:p>-13.08684262</text:p>
          </table:table-cell>
          <table:table-cell office:value-type="float" office:value="-1.0172763664748763" table:style-name="ce1">
            <text:p>-1.017276366</text:p>
          </table:table-cell>
          <table:table-cell office:value-type="float" office:value="1.1047489864308377" table:style-name="ce1">
            <text:p>1.104748986</text:p>
          </table:table-cell>
          <table:table-cell office:value-type="float" office:value="1.1602008350795037" table:style-name="ce1">
            <text:p>1.160200835</text:p>
          </table:table-cell>
          <table:table-cell office:value-type="float" office:value="-4.3523651349603121" table:style-name="ce1">
            <text:p>-4.352365135</text:p>
          </table:table-cell>
          <table:table-cell office:value-type="float" office:value="-3.1289003918319942" table:style-name="ce1">
            <text:p>-3.128900392</text:p>
          </table:table-cell>
          <table:table-cell office:value-type="float" office:value="1.5383640257589699" table:style-name="ce1">
            <text:p>1.538364026</text:p>
          </table:table-cell>
          <table:table-cell office:value-type="float" office:value="1.1315032851216245" table:style-name="ce1">
            <text:p>1.131503285</text:p>
          </table:table-cell>
          <table:table-cell table:style-name="ce1"/>
          <table:table-cell office:value-type="float" office:value="5.4884294E-2" table:style-name="ce1">
            <text:p>0.054884294</text:p>
          </table:table-cell>
          <table:table-cell office:value-type="float" office:value="2.4418259000000001E-2" table:style-name="ce1">
            <text:p>0.024418259</text:p>
          </table:table-cell>
          <table:table-cell office:value-type="float" office:value="4.1201399999999996E-3" table:style-name="ce1">
            <text:p>0.00412014</text:p>
          </table:table-cell>
          <table:table-cell office:value-type="float" office:value="3.5939499999999998E-3" table:style-name="ce1">
            <text:p>0.00359395</text:p>
          </table:table-cell>
          <table:table-cell office:value-type="float" office:value="5.8753136153450201E-2" table:style-name="ce1">
            <text:p>0.058753136</text:p>
          </table:table-cell>
          <table:table-cell office:value-type="float" office:value="2.8780077086838201E-2" table:style-name="ce1">
            <text:p>0.028780077</text:p>
          </table:table-cell>
          <table:table-cell office:value-type="float" office:value="4.3550312089939E-3" table:style-name="ce1">
            <text:p>0.004355031</text:p>
          </table:table-cell>
          <table:table-cell office:value-type="float" office:value="4.1286178141423597E-3" table:style-name="ce1">
            <text:p>0.004128618</text:p>
          </table:table-cell>
          <table:table-cell office:value-type="float" office:value="-6.8117309137853521E-2" table:formula="msoxl:=LN(AT59)-LN(AX59)" table:style-name="ce1">
            <text:p>-0.068117309</text:p>
          </table:table-cell>
          <table:table-cell office:value-type="float" office:value="-0.16435220782229587" table:formula="msoxl:=LN(AU59)-LN(AY59)" table:style-name="ce1">
            <text:p>-0.164352208</text:p>
          </table:table-cell>
          <table:table-cell office:value-type="float" office:value="-5.5444633156450429E-2" table:formula="msoxl:=LN(AV59)-LN(AZ59)" table:style-name="ce1">
            <text:p>-0.055444633</text:p>
          </table:table-cell>
          <table:table-cell office:value-type="float" office:value="-0.13869080507044185" table:formula="msoxl:=LN(AW59)-LN(BA59)" table:style-name="ce1">
            <text:p>-0.138690805</text:p>
          </table:table-cell>
          <table:table-cell table:number-columns-repeated="4" table:style-name="ce1"/>
          <table:table-cell office:value-type="float" office:value="0.16252348918488518" table:formula="msoxl:=BB59*ABS($BH$8)/ABS($BH$10)-BC59*ABS($BH$9)/ABS($BH$10)+BD59-BE59*ABS($BH$11)/ABS($BH$10)" table:style-name="ce1">
            <text:p>0.162523489</text:p>
          </table:table-cell>
          <table:table-cell table:number-columns-repeated="16322"/>
        </table:table-row>
        <table:table-row table:style-name="ro1">
          <table:table-cell office:value-type="float" office:value="196603" table:style-name="ce1">
            <text:p>196603</text:p>
          </table:table-cell>
          <table:table-cell office:value-type="float" office:value="1966" table:style-name="ce1">
            <text:p>1966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2.75" table:style-name="ce1">
            <text:p>22.75</text:p>
          </table:table-cell>
          <table:table-cell office:value-type="float" office:value="196.87700000000001" table:style-name="ce13">
            <text:p>196.9</text:p>
          </table:table-cell>
          <table:table-cell office:value-type="float" office:value="2480.63" table:style-name="ce1">
            <text:p>2480.63</text:p>
          </table:table-cell>
          <table:table-cell table:style-name="ce1"/>
          <table:table-cell office:value-type="float" office:value="0" table:formula="msoxl:=#N/A" table:style-name="ce13">
            <text:p>#N/A</text:p>
          </table:table-cell>
          <table:table-cell office:value-type="float" office:value="0" table:formula="msoxl:=LN(I60/I59)*100" table:style-name="ce1">
            <text:p>#N/A</text:p>
          </table:table-cell>
          <table:table-cell office:value-type="float" office:value="-7.7791243421387907E-2" table:style-name="ce1">
            <text:p>-0.077791243</text:p>
          </table:table-cell>
          <table:table-cell table:style-name="ce13"/>
          <table:table-cell office:value-type="float" office:value="5.4183165751620264" table:style-name="ce1">
            <text:p>5.418316575</text:p>
          </table:table-cell>
          <table:table-cell office:value-type="float" office:value="5.3623223058074512" table:style-name="ce1">
            <text:p>5.362322306</text:p>
          </table:table-cell>
          <table:table-cell table:style-name="ce1"/>
          <table:table-cell office:value-type="float" office:value="3066.2553438819168" table:style-name="ce1">
            <text:p>3066.255344</text:p>
          </table:table-cell>
          <table:table-cell office:value-type="float" office:value="1356.16999802995" table:style-name="ce1">
            <text:p>1356.169998</text:p>
          </table:table-cell>
          <table:table-cell table:style-name="ce1"/>
          <table:table-cell office:value-type="float" office:value="31193.88364624506" table:style-name="ce14">
            <text:p>31194</text:p>
          </table:table-cell>
          <table:table-cell office:value-type="float" office:value="10948.204361389393" table:style-name="ce14">
            <text:p>10948</text:p>
          </table:table-cell>
          <table:table-cell office:value-type="float" office:value="7044.0158067216871" table:style-name="ce14">
            <text:p>7044</text:p>
          </table:table-cell>
          <table:table-cell office:value-type="float" office:value="11957.962305974475" table:style-name="ce14">
            <text:p>11958</text:p>
          </table:table-cell>
          <table:table-cell office:value-type="float" office:value="85386" table:style-name="ce14">
            <text:p>85386</text:p>
          </table:table-cell>
          <table:table-cell office:value-type="float" office:value="10328.344916694236" table:style-name="ce14">
            <text:p>10328</text:p>
          </table:table-cell>
          <table:table-cell office:value-type="float" office:value="36416.32076093831" table:style-name="ce14">
            <text:p>36416</text:p>
          </table:table-cell>
          <table:table-cell office:value-type="float" office:value="4663.4317066350877" table:style-name="ce14">
            <text:p>4663</text:p>
          </table:table-cell>
          <table:table-cell table:style-name="ce14"/>
          <table:table-cell office:value-type="float" office:value="1108.846837944664" table:style-name="ce14">
            <text:p>1109</text:p>
          </table:table-cell>
          <table:table-cell office:value-type="float" office:value="9.1531620553359403" table:style-name="ce14">
            <text:p>9</text:p>
          </table:table-cell>
          <table:table-cell office:value-type="float" office:value="-37.133739406779597" table:style-name="ce14">
            <text:p>-37</text:p>
          </table:table-cell>
          <table:table-cell office:value-type="float" office:value="-51" table:style-name="ce14">
            <text:p>-51</text:p>
          </table:table-cell>
          <table:table-cell office:value-type="float" office:value="-21" table:style-name="ce14">
            <text:p>-21</text:p>
          </table:table-cell>
          <table:table-cell office:value-type="float" office:value="107" table:style-name="ce14">
            <text:p>107</text:p>
          </table:table-cell>
          <table:table-cell office:value-type="float" office:value="1197" table:style-name="ce14">
            <text:p>1197</text:p>
          </table:table-cell>
          <table:table-cell office:value-type="float" office:value="8" table:style-name="ce14">
            <text:p>8</text:p>
          </table:table-cell>
          <table:table-cell table:style-name="ce1"/>
          <table:table-cell office:value-type="float" office:value="4.6675860190580831" table:style-name="ce1">
            <text:p>4.667586019</text:p>
          </table:table-cell>
          <table:table-cell office:value-type="float" office:value="-7.2058906713200974" table:style-name="ce1">
            <text:p>-7.205890671</text:p>
          </table:table-cell>
          <table:table-cell office:value-type="float" office:value="-0.23764553538422212" table:style-name="ce1">
            <text:p>-0.237645535</text:p>
          </table:table-cell>
          <table:table-cell office:value-type="float" office:value="1.1616495006068766" table:style-name="ce1">
            <text:p>1.161649501</text:p>
          </table:table-cell>
          <table:table-cell office:value-type="float" office:value="-9.2376269376708642" table:style-name="ce1">
            <text:p>-9.237626938</text:p>
          </table:table-cell>
          <table:table-cell office:value-type="float" office:value="-6.6408983733254061" table:style-name="ce1">
            <text:p>-6.640898373</text:p>
          </table:table-cell>
          <table:table-cell office:value-type="float" office:value="-1.3762498533834246" table:style-name="ce1">
            <text:p>-1.376249853</text:p>
          </table:table-cell>
          <table:table-cell office:value-type="float" office:value="1.109989682417116" table:style-name="ce1">
            <text:p>1.109989682</text:p>
          </table:table-cell>
          <table:table-cell table:style-name="ce1"/>
          <table:table-cell office:value-type="float" office:value="5.5363395000000003E-2" table:style-name="ce1">
            <text:p>0.055363395</text:p>
          </table:table-cell>
          <table:table-cell office:value-type="float" office:value="2.4486602E-2" table:style-name="ce1">
            <text:p>0.024486602</text:p>
          </table:table-cell>
          <table:table-cell office:value-type="float" office:value="4.0715500000000002E-3" table:style-name="ce1">
            <text:p>0.00407155</text:p>
          </table:table-cell>
          <table:table-cell office:value-type="float" office:value="3.8498299999999998E-3" table:style-name="ce1">
            <text:p>0.00384983</text:p>
          </table:table-cell>
          <table:table-cell office:value-type="float" office:value="5.8956590967551598E-2" table:style-name="ce1">
            <text:p>0.058956591</text:p>
          </table:table-cell>
          <table:table-cell office:value-type="float" office:value="2.9104429509775601E-2" table:style-name="ce1">
            <text:p>0.02910443</text:p>
          </table:table-cell>
          <table:table-cell office:value-type="float" office:value="4.3817515274220398E-3" table:style-name="ce1">
            <text:p>0.004381752</text:p>
          </table:table-cell>
          <table:table-cell office:value-type="float" office:value="4.1616401881843399E-3" table:style-name="ce1">
            <text:p>0.00416164</text:p>
          </table:table-cell>
          <table:table-cell office:value-type="float" office:value="-6.2882791502771873E-2" table:formula="msoxl:=LN(AT60)-LN(AX60)" table:style-name="ce1">
            <text:p>-0.062882792</text:p>
          </table:table-cell>
          <table:table-cell office:value-type="float" office:value="-0.17276426859749572" table:formula="msoxl:=LN(AU60)-LN(AY60)" table:style-name="ce1">
            <text:p>-0.172764269</text:p>
          </table:table-cell>
          <table:table-cell office:value-type="float" office:value="-7.3424774222353051E-2" table:formula="msoxl:=LN(AV60)-LN(AZ60)" table:style-name="ce1">
            <text:p>-0.073424774</text:p>
          </table:table-cell>
          <table:table-cell office:value-type="float" office:value="-7.7880281092023829E-2" table:formula="msoxl:=LN(AW60)-LN(BA60)" table:style-name="ce1">
            <text:p>-0.077880281</text:p>
          </table:table-cell>
          <table:table-cell table:number-columns-repeated="4" table:style-name="ce1"/>
          <table:table-cell office:value-type="float" office:value="8.8406029247399182E-2" table:formula="msoxl:=BB60*ABS($BH$8)/ABS($BH$10)-BC60*ABS($BH$9)/ABS($BH$10)+BD60-BE60*ABS($BH$11)/ABS($BH$10)" table:style-name="ce1">
            <text:p>0.088406029</text:p>
          </table:table-cell>
          <table:table-cell table:number-columns-repeated="16322"/>
        </table:table-row>
        <table:table-row table:style-name="ro1">
          <table:table-cell office:value-type="float" office:value="196604" table:style-name="ce1">
            <text:p>196604</text:p>
          </table:table-cell>
          <table:table-cell office:value-type="float" office:value="1966" table:style-name="ce1">
            <text:p>1966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22.927" table:style-name="ce1">
            <text:p>22.927</text:p>
          </table:table-cell>
          <table:table-cell office:value-type="float" office:value="197.48099999999999" table:style-name="ce13">
            <text:p>197.5</text:p>
          </table:table-cell>
          <table:table-cell office:value-type="float" office:value="2565.31" table:style-name="ce1">
            <text:p>2565.31</text:p>
          </table:table-cell>
          <table:table-cell table:style-name="ce1"/>
          <table:table-cell office:value-type="float" office:value="0" table:formula="msoxl:=#N/A" table:style-name="ce13">
            <text:p>#N/A</text:p>
          </table:table-cell>
          <table:table-cell office:value-type="float" office:value="0" table:formula="msoxl:=LN(I61/I60)*100" table:style-name="ce1">
            <text:p>#N/A</text:p>
          </table:table-cell>
          <table:table-cell office:value-type="float" office:value="-0.23543210854714888" table:style-name="ce1">
            <text:p>-0.235432109</text:p>
          </table:table-cell>
          <table:table-cell table:style-name="ce13"/>
          <table:table-cell office:value-type="float" office:value="5.4558218335659543" table:style-name="ce1">
            <text:p>5.455821834</text:p>
          </table:table-cell>
          <table:table-cell office:value-type="float" office:value="5.3670937179572702" table:style-name="ce1">
            <text:p>5.367093718</text:p>
          </table:table-cell>
          <table:table-cell table:style-name="ce1"/>
          <table:table-cell office:value-type="float" office:value="3067.3399648277" table:style-name="ce1">
            <text:p>3067.339965</text:p>
          </table:table-cell>
          <table:table-cell office:value-type="float" office:value="1390.0971136950595" table:style-name="ce1">
            <text:p>1390.097114</text:p>
          </table:table-cell>
          <table:table-cell table:style-name="ce1"/>
          <table:table-cell office:value-type="float" office:value="32088.561635375496" table:style-name="ce14">
            <text:p>32089</text:p>
          </table:table-cell>
          <table:table-cell office:value-type="float" office:value="11423.751612407093" table:style-name="ce14">
            <text:p>11424</text:p>
          </table:table-cell>
          <table:table-cell office:value-type="float" office:value="7540.9337094204902" table:style-name="ce14">
            <text:p>7541</text:p>
          </table:table-cell>
          <table:table-cell office:value-type="float" office:value="12643" table:style-name="ce14">
            <text:p>12643</text:p>
          </table:table-cell>
          <table:table-cell office:value-type="float" office:value="86106" table:style-name="ce14">
            <text:p>86106</text:p>
          </table:table-cell>
          <table:table-cell office:value-type="float" office:value="10543" table:style-name="ce14">
            <text:p>10543</text:p>
          </table:table-cell>
          <table:table-cell office:value-type="float" office:value="38279.322431228233" table:style-name="ce14">
            <text:p>38279</text:p>
          </table:table-cell>
          <table:table-cell office:value-type="float" office:value="4324" table:style-name="ce14">
            <text:p>4324</text:p>
          </table:table-cell>
          <table:table-cell table:style-name="ce14"/>
          <table:table-cell office:value-type="float" office:value="894.67798913043475" table:style-name="ce14">
            <text:p>895</text:p>
          </table:table-cell>
          <table:table-cell office:value-type="float" office:value="470.32201086956519" table:style-name="ce14">
            <text:p>470</text:p>
          </table:table-cell>
          <table:table-cell office:value-type="float" office:value="247.55826271186402" table:style-name="ce14">
            <text:p>248</text:p>
          </table:table-cell>
          <table:table-cell office:value-type="float" office:value="-160" table:style-name="ce14">
            <text:p>-160</text:p>
          </table:table-cell>
          <table:table-cell office:value-type="float" office:value="720" table:style-name="ce14">
            <text:p>720</text:p>
          </table:table-cell>
          <table:table-cell office:value-type="float" office:value="134" table:style-name="ce14">
            <text:p>134</text:p>
          </table:table-cell>
          <table:table-cell office:value-type="float" office:value="1653" table:style-name="ce14">
            <text:p>1653</text:p>
          </table:table-cell>
          <table:table-cell office:value-type="float" office:value="-81" table:style-name="ce14">
            <text:p>-81</text:p>
          </table:table-cell>
          <table:table-cell table:style-name="ce1"/>
          <table:table-cell office:value-type="float" office:value="0.36584298940726606" table:style-name="ce1">
            <text:p>0.365842989</text:p>
          </table:table-cell>
          <table:table-cell office:value-type="float" office:value="2.0146810152542773" table:style-name="ce1">
            <text:p>2.014681015</text:p>
          </table:table-cell>
          <table:table-cell office:value-type="float" office:value="2.3507763241904325" table:style-name="ce1">
            <text:p>2.350776324</text:p>
          </table:table-cell>
          <table:table-cell office:value-type="float" office:value="1.3295721837524148" table:style-name="ce1">
            <text:p>1.329572184</text:p>
          </table:table-cell>
          <table:table-cell office:value-type="float" office:value="5.6989708651864079" table:style-name="ce1">
            <text:p>5.698970865</text:p>
          </table:table-cell>
          <table:table-cell office:value-type="float" office:value="4.0969706401444821" table:style-name="ce1">
            <text:p>4.09697064</text:p>
          </table:table-cell>
          <table:table-cell office:value-type="float" office:value="1.4008479286680597" table:style-name="ce1">
            <text:p>1.400847929</text:p>
          </table:table-cell>
          <table:table-cell office:value-type="float" office:value="1.3053217861733672" table:style-name="ce1">
            <text:p>1.305321786</text:p>
          </table:table-cell>
          <table:table-cell table:style-name="ce1"/>
          <table:table-cell office:value-type="float" office:value="5.4137052999999997E-2" table:style-name="ce1">
            <text:p>0.054137053</text:p>
          </table:table-cell>
          <table:table-cell office:value-type="float" office:value="2.4534535E-2" table:style-name="ce1">
            <text:p>0.024534535</text:p>
          </table:table-cell>
          <table:table-cell office:value-type="float" office:value="4.13205E-3" table:style-name="ce1">
            <text:p>0.00413205</text:p>
          </table:table-cell>
          <table:table-cell office:value-type="float" office:value="3.7812200000000001E-3" table:style-name="ce1">
            <text:p>0.00378122</text:p>
          </table:table-cell>
          <table:table-cell office:value-type="float" office:value="5.91649544363511E-2" table:style-name="ce1">
            <text:p>0.059164954</text:p>
          </table:table-cell>
          <table:table-cell office:value-type="float" office:value="2.9434361124861402E-2" table:style-name="ce1">
            <text:p>0.029434361</text:p>
          </table:table-cell>
          <table:table-cell office:value-type="float" office:value="4.4086297554675798E-3" table:style-name="ce1">
            <text:p>0.00440863</text:p>
          </table:table-cell>
          <table:table-cell office:value-type="float" office:value="4.19501473316705E-3" table:style-name="ce1">
            <text:p>0.004195015</text:p>
          </table:table-cell>
          <table:table-cell office:value-type="float" office:value="-8.8810530971670687E-2" table:formula="msoxl:=LN(AT61)-LN(AX61)" table:style-name="ce1">
            <text:p>-0.088810531</text:p>
          </table:table-cell>
          <table:table-cell office:value-type="float" office:value="-0.18208102079115118" table:formula="msoxl:=LN(AU61)-LN(AY61)" table:style-name="ce1">
            <text:p>-0.182081021</text:p>
          </table:table-cell>
          <table:table-cell office:value-type="float" office:value="-6.4790276269737213E-2" table:formula="msoxl:=LN(AV61)-LN(AZ61)" table:style-name="ce1">
            <text:p>-0.064790276</text:p>
          </table:table-cell>
          <table:table-cell office:value-type="float" office:value="-0.10385014310972007" table:formula="msoxl:=LN(AW61)-LN(BA61)" table:style-name="ce1">
            <text:p>-0.103850143</text:p>
          </table:table-cell>
          <table:table-cell table:number-columns-repeated="4" table:style-name="ce1"/>
          <table:table-cell office:value-type="float" office:value="0.11055072872164975" table:formula="msoxl:=BB61*ABS($BH$8)/ABS($BH$10)-BC61*ABS($BH$9)/ABS($BH$10)+BD61-BE61*ABS($BH$11)/ABS($BH$10)" table:style-name="ce1">
            <text:p>0.110550729</text:p>
          </table:table-cell>
          <table:table-cell table:number-columns-repeated="16322"/>
        </table:table-row>
        <table:table-row table:style-name="ro1">
          <table:table-cell office:value-type="float" office:value="196701" table:style-name="ce1">
            <text:p>196701</text:p>
          </table:table-cell>
          <table:table-cell office:value-type="float" office:value="1967" table:style-name="ce1">
            <text:p>1967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2.992999999999999" table:style-name="ce1">
            <text:p>22.993</text:p>
          </table:table-cell>
          <table:table-cell office:value-type="float" office:value="197.96700000000001" table:style-name="ce13">
            <text:p>198.0</text:p>
          </table:table-cell>
          <table:table-cell office:value-type="float" office:value="2671.11" table:style-name="ce1">
            <text:p>2671.11</text:p>
          </table:table-cell>
          <table:table-cell table:style-name="ce1"/>
          <table:table-cell office:value-type="float" office:value="0" table:formula="msoxl:=#N/A" table:style-name="ce13">
            <text:p>#N/A</text:p>
          </table:table-cell>
          <table:table-cell office:value-type="float" office:value="0" table:formula="msoxl:=LN(I62/I61)*100" table:style-name="ce1">
            <text:p>#N/A</text:p>
          </table:table-cell>
          <table:table-cell office:value-type="float" office:value="0.10094809178974413" table:style-name="ce1">
            <text:p>0.100948092</text:p>
          </table:table-cell>
          <table:table-cell table:style-name="ce13"/>
          <table:table-cell office:value-type="float" office:value="5.4875305658512987" table:style-name="ce1">
            <text:p>5.487530566</text:p>
          </table:table-cell>
          <table:table-cell office:value-type="float" office:value="5.3771067482369261" table:style-name="ce1">
            <text:p>5.377106748</text:p>
          </table:table-cell>
          <table:table-cell table:style-name="ce1"/>
          <table:table-cell office:value-type="float" office:value="3154.093788295314" table:style-name="ce1">
            <text:p>3154.093788</text:p>
          </table:table-cell>
          <table:table-cell office:value-type="float" office:value="1474.3137188646242" table:style-name="ce1">
            <text:p>1474.313719</text:p>
          </table:table-cell>
          <table:table-cell table:style-name="ce1"/>
          <table:table-cell office:value-type="float" office:value="31521.054347826088" table:style-name="ce14">
            <text:p>31521</text:p>
          </table:table-cell>
          <table:table-cell office:value-type="float" office:value="12565.128870093888" table:style-name="ce14">
            <text:p>12565</text:p>
          </table:table-cell>
          <table:table-cell office:value-type="float" office:value="8470.0513115164376" table:style-name="ce14">
            <text:p>8470</text:p>
          </table:table-cell>
          <table:table-cell office:value-type="float" office:value="14166.422258184986" table:style-name="ce14">
            <text:p>14166</text:p>
          </table:table-cell>
          <table:table-cell office:value-type="float" office:value="85762" table:style-name="ce14">
            <text:p>85762</text:p>
          </table:table-cell>
          <table:table-cell office:value-type="float" office:value="11163.491065769598" table:style-name="ce14">
            <text:p>11163</text:p>
          </table:table-cell>
          <table:table-cell office:value-type="float" office:value="41559.391207048502" table:style-name="ce14">
            <text:p>41559</text:p>
          </table:table-cell>
          <table:table-cell office:value-type="float" office:value="4475.9008203482317" table:style-name="ce14">
            <text:p>4476</text:p>
          </table:table-cell>
          <table:table-cell table:style-name="ce14"/>
          <table:table-cell office:value-type="float" office:value="-567.50728754940712" table:style-name="ce14">
            <text:p>-568</text:p>
          </table:table-cell>
          <table:table-cell office:value-type="float" office:value="622.50728754940712" table:style-name="ce14">
            <text:p>623</text:p>
          </table:table-cell>
          <table:table-cell office:value-type="float" office:value="263.0306541313555" table:style-name="ce14">
            <text:p>263</text:p>
          </table:table-cell>
          <table:table-cell office:value-type="float" office:value="-30" table:style-name="ce14">
            <text:p>-30</text:p>
          </table:table-cell>
          <table:table-cell office:value-type="float" office:value="-344" table:style-name="ce14">
            <text:p>-344</text:p>
          </table:table-cell>
          <table:table-cell office:value-type="float" office:value="289" table:style-name="ce14">
            <text:p>289</text:p>
          </table:table-cell>
          <table:table-cell office:value-type="float" office:value="1383" table:style-name="ce14">
            <text:p>1383</text:p>
          </table:table-cell>
          <table:table-cell office:value-type="float" office:value="-24" table:style-name="ce14">
            <text:p>-24</text:p>
          </table:table-cell>
          <table:table-cell table:style-name="ce1"/>
          <table:table-cell office:value-type="float" office:value="4.608696437151627" table:style-name="ce1">
            <text:p>4.608696437</text:p>
          </table:table-cell>
          <table:table-cell office:value-type="float" office:value="6.0276651280158546" table:style-name="ce1">
            <text:p>6.027665128</text:p>
          </table:table-cell>
          <table:table-cell office:value-type="float" office:value="4.465100132285782" table:style-name="ce1">
            <text:p>4.465100132</text:p>
          </table:table-cell>
          <table:table-cell office:value-type="float" office:value="1.2636648090284732" table:style-name="ce1">
            <text:p>1.263664809</text:p>
          </table:table-cell>
          <table:table-cell office:value-type="float" office:value="12.413305849373476" table:style-name="ce1">
            <text:p>12.41330585</text:p>
          </table:table-cell>
          <table:table-cell office:value-type="float" office:value="8.9238830685535362" table:style-name="ce1">
            <text:p>8.923883069</text:p>
          </table:table-cell>
          <table:table-cell office:value-type="float" office:value="5.6853289908309419" table:style-name="ce1">
            <text:p>5.685328991</text:p>
          </table:table-cell>
          <table:table-cell office:value-type="float" office:value="1.2221349432452562" table:style-name="ce1">
            <text:p>1.222134943</text:p>
          </table:table-cell>
          <table:table-cell table:style-name="ce1"/>
          <table:table-cell office:value-type="float" office:value="5.3749109000000003E-2" table:style-name="ce1">
            <text:p>0.053749109</text:p>
          </table:table-cell>
          <table:table-cell office:value-type="float" office:value="2.5123871999999998E-2" table:style-name="ce1">
            <text:p>0.025123872</text:p>
          </table:table-cell>
          <table:table-cell office:value-type="float" office:value="4.1181400000000002E-3" table:style-name="ce1">
            <text:p>0.00411814</text:p>
          </table:table-cell>
          <table:table-cell office:value-type="float" office:value="3.68761E-3" table:style-name="ce1">
            <text:p>0.00368761</text:p>
          </table:table-cell>
          <table:table-cell office:value-type="float" office:value="5.9378341550156498E-2" table:style-name="ce1">
            <text:p>0.059378342</text:p>
          </table:table-cell>
          <table:table-cell office:value-type="float" office:value="2.97700094067039E-2" table:style-name="ce1">
            <text:p>0.029770009</text:p>
          </table:table-cell>
          <table:table-cell office:value-type="float" office:value="4.4356633825608401E-3" table:style-name="ce1">
            <text:p>0.004435663</text:p>
          </table:table-cell>
          <table:table-cell office:value-type="float" office:value="4.2287411260583203E-3" table:style-name="ce1">
            <text:p>0.004228741</text:p>
          </table:table-cell>
          <table:table-cell office:value-type="float" office:value="-9.9602449384504244E-2" table:formula="msoxl:=LN(AT62)-LN(AX62)" table:style-name="ce1">
            <text:p>-0.099602449</text:p>
          </table:table-cell>
          <table:table-cell office:value-type="float" office:value="-0.16968302115792211" table:formula="msoxl:=LN(AU62)-LN(AY62)" table:style-name="ce1">
            <text:p>-0.169683021</text:p>
          </table:table-cell>
          <table:table-cell office:value-type="float" office:value="-7.4275578393473651E-2" table:formula="msoxl:=LN(AV62)-LN(AZ62)" table:style-name="ce1">
            <text:p>-0.074275578</text:p>
          </table:table-cell>
          <table:table-cell office:value-type="float" office:value="-0.13692579090241619" table:formula="msoxl:=LN(AW62)-LN(BA62)" table:style-name="ce1">
            <text:p>-0.136925791</text:p>
          </table:table-cell>
          <table:table-cell table:number-columns-repeated="4" table:style-name="ce1"/>
          <table:table-cell office:value-type="float" office:value="0.11897264918412019" table:formula="msoxl:=BB62*ABS($BH$8)/ABS($BH$10)-BC62*ABS($BH$9)/ABS($BH$10)+BD62-BE62*ABS($BH$11)/ABS($BH$10)" table:style-name="ce1">
            <text:p>0.118972649</text:p>
          </table:table-cell>
          <table:table-cell table:number-columns-repeated="16322"/>
        </table:table-row>
        <table:table-row table:style-name="ro1">
          <table:table-cell office:value-type="float" office:value="196702" table:style-name="ce1">
            <text:p>196702</text:p>
          </table:table-cell>
          <table:table-cell office:value-type="float" office:value="1967" table:style-name="ce1">
            <text:p>196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3.108000000000001" table:style-name="ce1">
            <text:p>23.108</text:p>
          </table:table-cell>
          <table:table-cell office:value-type="float" office:value="198.45500000000001" table:style-name="ce13">
            <text:p>198.5</text:p>
          </table:table-cell>
          <table:table-cell office:value-type="float" office:value="2704.07" table:style-name="ce1">
            <text:p>2704.07</text:p>
          </table:table-cell>
          <table:table-cell table:style-name="ce1"/>
          <table:table-cell office:value-type="float" office:value="0" table:formula="msoxl:=#N/A" table:style-name="ce13">
            <text:p>#N/A</text:p>
          </table:table-cell>
          <table:table-cell office:value-type="float" office:value="0" table:formula="msoxl:=LN(I63/I62)*100" table:style-name="ce1">
            <text:p>#N/A</text:p>
          </table:table-cell>
          <table:table-cell office:value-type="float" office:value="6.1391574248510522E-2" table:style-name="ce1">
            <text:p>0.061391574</text:p>
          </table:table-cell>
          <table:table-cell table:style-name="ce13"/>
          <table:table-cell office:value-type="float" office:value="5.4686507898509875" table:style-name="ce1">
            <text:p>5.46865079</text:p>
          </table:table-cell>
          <table:table-cell office:value-type="float" office:value="5.3594514978859955" table:style-name="ce1">
            <text:p>5.359451498</text:p>
          </table:table-cell>
          <table:table-cell table:style-name="ce1"/>
          <table:table-cell office:value-type="float" office:value="3170.6288359520954" table:style-name="ce1">
            <text:p>3170.628836</text:p>
          </table:table-cell>
          <table:table-cell office:value-type="float" office:value="1472.8982797135036" table:style-name="ce1">
            <text:p>1472.89828</text:p>
          </table:table-cell>
          <table:table-cell table:style-name="ce1"/>
          <table:table-cell office:value-type="float" office:value="32755.347579051384" table:style-name="ce14">
            <text:p>32755</text:p>
          </table:table-cell>
          <table:table-cell office:value-type="float" office:value="13155.986283539018" table:style-name="ce14">
            <text:p>13156</text:p>
          </table:table-cell>
          <table:table-cell office:value-type="float" office:value="8787.5406742803061" table:style-name="ce14">
            <text:p>8788</text:p>
          </table:table-cell>
          <table:table-cell office:value-type="float" office:value="14303.5267570054" table:style-name="ce14">
            <text:p>14304</text:p>
          </table:table-cell>
          <table:table-cell office:value-type="float" office:value="87121" table:style-name="ce14">
            <text:p>87121</text:p>
          </table:table-cell>
          <table:table-cell office:value-type="float" office:value="11398.387147226807" table:style-name="ce14">
            <text:p>11398</text:p>
          </table:table-cell>
          <table:table-cell office:value-type="float" office:value="42897.250193613327" table:style-name="ce14">
            <text:p>42897</text:p>
          </table:table-cell>
          <table:table-cell office:value-type="float" office:value="4572.1714733906938" table:style-name="ce14">
            <text:p>4572</text:p>
          </table:table-cell>
          <table:table-cell table:style-name="ce14"/>
          <table:table-cell office:value-type="float" office:value="1234.2932312252965" table:style-name="ce14">
            <text:p>1234</text:p>
          </table:table-cell>
          <table:table-cell office:value-type="float" office:value="532.70676877470351" table:style-name="ce14">
            <text:p>533</text:p>
          </table:table-cell>
          <table:table-cell office:value-type="float" office:value="287.78648040254188" table:style-name="ce14">
            <text:p>288</text:p>
          </table:table-cell>
          <table:table-cell office:value-type="float" office:value="68" table:style-name="ce14">
            <text:p>68</text:p>
          </table:table-cell>
          <table:table-cell office:value-type="float" office:value="1359" table:style-name="ce14">
            <text:p>1359</text:p>
          </table:table-cell>
          <table:table-cell office:value-type="float" office:value="237" table:style-name="ce14">
            <text:p>237</text:p>
          </table:table-cell>
          <table:table-cell office:value-type="float" office:value="892" table:style-name="ce14">
            <text:p>892</text:p>
          </table:table-cell>
          <table:table-cell office:value-type="float" office:value="24" table:style-name="ce14">
            <text:p>24</text:p>
          </table:table-cell>
          <table:table-cell table:style-name="ce1"/>
          <table:table-cell office:value-type="float" office:value="3.3396726021819285" table:style-name="ce1">
            <text:p>3.339672602</text:p>
          </table:table-cell>
          <table:table-cell office:value-type="float" office:value="2.2944183534006526" table:style-name="ce1">
            <text:p>2.294418353</text:p>
          </table:table-cell>
          <table:table-cell office:value-type="float" office:value="1.2448173242583722" table:style-name="ce1">
            <text:p>1.244817324</text:p>
          </table:table-cell>
          <table:table-cell office:value-type="float" office:value="1.0656507062246616" table:style-name="ce1">
            <text:p>1.065650706</text:p>
          </table:table-cell>
          <table:table-cell office:value-type="float" office:value="1.2804285551063717" table:style-name="ce1">
            <text:p>1.280428555</text:p>
          </table:table-cell>
          <table:table-cell office:value-type="float" office:value="0.92049570372770062" table:style-name="ce1">
            <text:p>0.920495704</text:p>
          </table:table-cell>
          <table:table-cell office:value-type="float" office:value="1.6038604466395865" table:style-name="ce1">
            <text:p>1.603860447</text:p>
          </table:table-cell>
          <table:table-cell office:value-type="float" office:value="1.0501323536257487" table:style-name="ce1">
            <text:p>1.050132354</text:p>
          </table:table-cell>
          <table:table-cell table:style-name="ce1"/>
          <table:table-cell office:value-type="float" office:value="5.3771465999999997E-2" table:style-name="ce1">
            <text:p>0.053771466</text:p>
          </table:table-cell>
          <table:table-cell office:value-type="float" office:value="2.497924E-2" table:style-name="ce1">
            <text:p>0.02497924</text:p>
          </table:table-cell>
          <table:table-cell office:value-type="float" office:value="4.0217200000000003E-3" table:style-name="ce1">
            <text:p>0.00402172</text:p>
          </table:table-cell>
          <table:table-cell office:value-type="float" office:value="3.60568E-3" table:style-name="ce1">
            <text:p>0.00360568</text:p>
          </table:table-cell>
          <table:table-cell office:value-type="float" office:value="5.9596867320357398E-2" table:style-name="ce1">
            <text:p>0.059596867</text:p>
          </table:table-cell>
          <table:table-cell office:value-type="float" office:value="3.01115132944547E-2" table:style-name="ce1">
            <text:p>0.030111513</text:p>
          </table:table-cell>
          <table:table-cell office:value-type="float" office:value="4.4628496989840101E-3" table:style-name="ce1">
            <text:p>0.00446285</text:p>
          </table:table-cell>
          <table:table-cell office:value-type="float" office:value="4.26281876905417E-3" table:style-name="ce1">
            <text:p>0.004262819</text:p>
          </table:table-cell>
          <table:table-cell office:value-type="float" office:value="-0.10286005622723593" table:formula="msoxl:=LN(AT63)-LN(AX63)" table:style-name="ce1">
            <text:p>-0.102860056</text:p>
          </table:table-cell>
          <table:table-cell office:value-type="float" office:value="-0.1868625202015588" table:formula="msoxl:=LN(AU63)-LN(AY63)" table:style-name="ce1">
            <text:p>-0.18686252</text:p>
          </table:table-cell>
          <table:table-cell office:value-type="float" office:value="-0.1040778361322916" table:formula="msoxl:=LN(AV63)-LN(AZ63)" table:style-name="ce1">
            <text:p>-0.104077836</text:p>
          </table:table-cell>
          <table:table-cell office:value-type="float" office:value="-0.16742024448608195" table:formula="msoxl:=LN(AW63)-LN(BA63)" table:style-name="ce1">
            <text:p>-0.167420244</text:p>
          </table:table-cell>
          <table:table-cell table:number-columns-repeated="4" table:style-name="ce1"/>
          <table:table-cell office:value-type="float" office:value="0.13283896837596298" table:formula="msoxl:=BB63*ABS($BH$8)/ABS($BH$10)-BC63*ABS($BH$9)/ABS($BH$10)+BD63-BE63*ABS($BH$11)/ABS($BH$10)" table:style-name="ce1">
            <text:p>0.132838968</text:p>
          </table:table-cell>
          <table:table-cell table:number-columns-repeated="16322"/>
        </table:table-row>
        <table:table-row table:style-name="ro1">
          <table:table-cell office:value-type="float" office:value="196703" table:style-name="ce1">
            <text:p>196703</text:p>
          </table:table-cell>
          <table:table-cell office:value-type="float" office:value="1967" table:style-name="ce1">
            <text:p>1967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3.321999999999999" table:style-name="ce1">
            <text:p>23.322</text:p>
          </table:table-cell>
          <table:table-cell office:value-type="float" office:value="199.012" table:style-name="ce13">
            <text:p>199.0</text:p>
          </table:table-cell>
          <table:table-cell office:value-type="float" office:value="2786.77" table:style-name="ce1">
            <text:p>2786.77</text:p>
          </table:table-cell>
          <table:table-cell table:style-name="ce1"/>
          <table:table-cell office:value-type="float" office:value="0" table:formula="msoxl:=#N/A" table:style-name="ce13">
            <text:p>#N/A</text:p>
          </table:table-cell>
          <table:table-cell office:value-type="float" office:value="0" table:formula="msoxl:=LN(I64/I63)*100" table:style-name="ce1">
            <text:p>#N/A</text:p>
          </table:table-cell>
          <table:table-cell office:value-type="float" office:value="0.11506477655462599" table:style-name="ce1">
            <text:p>0.115064777</text:p>
          </table:table-cell>
          <table:table-cell table:style-name="ce13"/>
          <table:table-cell office:value-type="float" office:value="5.4310172205761411" table:style-name="ce1">
            <text:p>5.431017221</text:p>
          </table:table-cell>
          <table:table-cell office:value-type="float" office:value="5.3601695302453054" table:style-name="ce1">
            <text:p>5.36016953</text:p>
          </table:table-cell>
          <table:table-cell table:style-name="ce1"/>
          <table:table-cell office:value-type="float" office:value="3244.8802447644498" table:style-name="ce1">
            <text:p>3244.880245</text:p>
          </table:table-cell>
          <table:table-cell office:value-type="float" office:value="1522.9400776977814" table:style-name="ce1">
            <text:p>1522.940078</text:p>
          </table:table-cell>
          <table:table-cell table:style-name="ce1"/>
          <table:table-cell office:value-type="float" office:value="34052.132781620552" table:style-name="ce14">
            <text:p>34052</text:p>
          </table:table-cell>
          <table:table-cell office:value-type="float" office:value="13627.956458572291" table:style-name="ce14">
            <text:p>13628</text:p>
          </table:table-cell>
          <table:table-cell office:value-type="float" office:value="9419.4785354705964" table:style-name="ce14">
            <text:p>9419</text:p>
          </table:table-cell>
          <table:table-cell office:value-type="float" office:value="15540.408568733366" table:style-name="ce14">
            <text:p>15540</text:p>
          </table:table-cell>
          <table:table-cell office:value-type="float" office:value="88162" table:style-name="ce14">
            <text:p>88162</text:p>
          </table:table-cell>
          <table:table-cell office:value-type="float" office:value="11583.347688947035" table:style-name="ce14">
            <text:p>11583</text:p>
          </table:table-cell>
          <table:table-cell office:value-type="float" office:value="46635.622172374446" table:style-name="ce14">
            <text:p>46636</text:p>
          </table:table-cell>
          <table:table-cell office:value-type="float" office:value="4909.5345564357658" table:style-name="ce14">
            <text:p>4910</text:p>
          </table:table-cell>
          <table:table-cell table:style-name="ce14"/>
          <table:table-cell office:value-type="float" office:value="1296.78520256917" table:style-name="ce14">
            <text:p>1297</text:p>
          </table:table-cell>
          <table:table-cell office:value-type="float" office:value="835.21479743083" table:style-name="ce14">
            <text:p>835</text:p>
          </table:table-cell>
          <table:table-cell office:value-type="float" office:value="208.87728416313524" table:style-name="ce14">
            <text:p>209</text:p>
          </table:table-cell>
          <table:table-cell office:value-type="float" office:value="279" table:style-name="ce14">
            <text:p>279</text:p>
          </table:table-cell>
          <table:table-cell office:value-type="float" office:value="1041" table:style-name="ce14">
            <text:p>1041</text:p>
          </table:table-cell>
          <table:table-cell office:value-type="float" office:value="389" table:style-name="ce14">
            <text:p>389</text:p>
          </table:table-cell>
          <table:table-cell office:value-type="float" office:value="1239" table:style-name="ce14">
            <text:p>1239</text:p>
          </table:table-cell>
          <table:table-cell office:value-type="float" office:value="30" table:style-name="ce14">
            <text:p>30</text:p>
          </table:table-cell>
          <table:table-cell table:style-name="ce1"/>
          <table:table-cell office:value-type="float" office:value="7.8981886644111858" table:style-name="ce1">
            <text:p>7.898188664</text:p>
          </table:table-cell>
          <table:table-cell office:value-type="float" office:value="6.9851151483029463" table:style-name="ce1">
            <text:p>6.985115148</text:p>
          </table:table-cell>
          <table:table-cell office:value-type="float" office:value="-0.60840961557585427" table:style-name="ce1">
            <text:p>-0.608409616</text:p>
          </table:table-cell>
          <table:table-cell office:value-type="float" office:value="0.88599581641088632" table:style-name="ce1">
            <text:p>0.885995816</text:p>
          </table:table-cell>
          <table:table-cell office:value-type="float" office:value="7.2494906379965665" table:style-name="ce1">
            <text:p>7.249490638</text:p>
          </table:table-cell>
          <table:table-cell office:value-type="float" office:value="5.211633995413087" table:style-name="ce1">
            <text:p>5.211633995</text:p>
          </table:table-cell>
          <table:table-cell office:value-type="float" office:value="-1.7645692551718821" table:style-name="ce1">
            <text:p>-1.764569255</text:p>
          </table:table-cell>
          <table:table-cell office:value-type="float" office:value="0.85520428324342668" table:style-name="ce1">
            <text:p>0.855204283</text:p>
          </table:table-cell>
          <table:table-cell table:style-name="ce1"/>
          <table:table-cell office:value-type="float" office:value="5.4043392000000003E-2" table:style-name="ce1">
            <text:p>0.054043392</text:p>
          </table:table-cell>
          <table:table-cell office:value-type="float" office:value="2.5364525999999998E-2" table:style-name="ce1">
            <text:p>0.025364526</text:p>
          </table:table-cell>
          <table:table-cell office:value-type="float" office:value="3.8036900000000002E-3" table:style-name="ce1">
            <text:p>0.00380369</text:p>
          </table:table-cell>
          <table:table-cell office:value-type="float" office:value="3.54353E-3" table:style-name="ce1">
            <text:p>0.00354353</text:p>
          </table:table-cell>
          <table:table-cell office:value-type="float" office:value="5.9820646546223398E-2" table:style-name="ce1">
            <text:p>0.059820647</text:p>
          </table:table-cell>
          <table:table-cell office:value-type="float" office:value="3.0459013334303401E-2" table:style-name="ce1">
            <text:p>0.030459013</text:p>
          </table:table-cell>
          <table:table-cell office:value-type="float" office:value="4.4901857732670197E-3" table:style-name="ce1">
            <text:p>0.004490186</text:p>
          </table:table-cell>
          <table:table-cell office:value-type="float" office:value="4.2972467198682199E-3" table:style-name="ce1">
            <text:p>0.004297247</text:p>
          </table:table-cell>
          <table:table-cell office:value-type="float" office:value="-0.10156358189645598" table:formula="msoxl:=LN(AT64)-LN(AX64)" table:style-name="ce1">
            <text:p>-0.101563582</text:p>
          </table:table-cell>
          <table:table-cell office:value-type="float" office:value="-0.18303037108917497" table:formula="msoxl:=LN(AU64)-LN(AY64)" table:style-name="ce1">
            <text:p>-0.183030371</text:p>
          </table:table-cell>
          <table:table-cell office:value-type="float" office:value="-0.1659224275933715" table:formula="msoxl:=LN(AV64)-LN(AZ64)" table:style-name="ce1">
            <text:p>-0.165922428</text:p>
          </table:table-cell>
          <table:table-cell office:value-type="float" office:value="-0.19285111447826608" table:formula="msoxl:=LN(AW64)-LN(BA64)" table:style-name="ce1">
            <text:p>-0.192851114</text:p>
          </table:table-cell>
          <table:table-cell table:number-columns-repeated="4" table:style-name="ce1"/>
          <table:table-cell office:value-type="float" office:value="9.7199577607591264E-2" table:formula="msoxl:=BB64*ABS($BH$8)/ABS($BH$10)-BC64*ABS($BH$9)/ABS($BH$10)+BD64-BE64*ABS($BH$11)/ABS($BH$10)" table:style-name="ce1">
            <text:p>0.097199578</text:p>
          </table:table-cell>
          <table:table-cell table:number-columns-repeated="16322"/>
        </table:table-row>
        <table:table-row table:style-name="ro1">
          <table:table-cell office:value-type="float" office:value="196704" table:style-name="ce1">
            <text:p>196704</text:p>
          </table:table-cell>
          <table:table-cell office:value-type="float" office:value="1967" table:style-name="ce1">
            <text:p>1967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23.524999999999999" table:style-name="ce1">
            <text:p>23.525</text:p>
          </table:table-cell>
          <table:table-cell office:value-type="float" office:value="199.572" table:style-name="ce13">
            <text:p>199.6</text:p>
          </table:table-cell>
          <table:table-cell office:value-type="float" office:value="2858.15" table:style-name="ce1">
            <text:p>2858.15</text:p>
          </table:table-cell>
          <table:table-cell table:style-name="ce1"/>
          <table:table-cell office:value-type="float" office:value="0" table:formula="msoxl:=#N/A" table:style-name="ce13">
            <text:p>#N/A</text:p>
          </table:table-cell>
          <table:table-cell office:value-type="float" office:value="0" table:formula="msoxl:=LN(I65/I64)*100" table:style-name="ce1">
            <text:p>#N/A</text:p>
          </table:table-cell>
          <table:table-cell office:value-type="float" office:value="-2.5356405982443344" table:style-name="ce1">
            <text:p>-2.535640598</text:p>
          </table:table-cell>
          <table:table-cell table:style-name="ce13"/>
          <table:table-cell office:value-type="float" office:value="5.4543066649840171" table:style-name="ce1">
            <text:p>5.454306665</text:p>
          </table:table-cell>
          <table:table-cell office:value-type="float" office:value="5.4028934737076471" table:style-name="ce1">
            <text:p>5.402893474</text:p>
          </table:table-cell>
          <table:table-cell table:style-name="ce1"/>
          <table:table-cell office:value-type="float" office:value="3239.5578242522602" table:style-name="ce1">
            <text:p>3239.557824</text:p>
          </table:table-cell>
          <table:table-cell office:value-type="float" office:value="1545.4499473322921" table:style-name="ce1">
            <text:p>1545.449947</text:p>
          </table:table-cell>
          <table:table-cell table:style-name="ce1"/>
          <table:table-cell office:value-type="float" office:value="35979.391674901184" table:style-name="ce14">
            <text:p>35979</text:p>
          </table:table-cell>
          <table:table-cell office:value-type="float" office:value="13332.747884487413" table:style-name="ce14">
            <text:p>13333</text:p>
          </table:table-cell>
          <table:table-cell office:value-type="float" office:value="9722.9522461321631" table:style-name="ce14">
            <text:p>9723</text:p>
          </table:table-cell>
          <table:table-cell office:value-type="float" office:value="15511" table:style-name="ce14">
            <text:p>15511</text:p>
          </table:table-cell>
          <table:table-cell office:value-type="float" office:value="89749" table:style-name="ce14">
            <text:p>89749</text:p>
          </table:table-cell>
          <table:table-cell office:value-type="float" office:value="10779" table:style-name="ce14">
            <text:p>10779</text:p>
          </table:table-cell>
          <table:table-cell office:value-type="float" office:value="47403.014272418375" table:style-name="ce14">
            <text:p>47403</text:p>
          </table:table-cell>
          <table:table-cell office:value-type="float" office:value="5238" table:style-name="ce14">
            <text:p>5238</text:p>
          </table:table-cell>
          <table:table-cell table:style-name="ce14"/>
          <table:table-cell office:value-type="float" office:value="1927.2588932806323" table:style-name="ce14">
            <text:p>1927</text:p>
          </table:table-cell>
          <table:table-cell office:value-type="float" office:value="101.74110671936774" table:style-name="ce14">
            <text:p>102</text:p>
          </table:table-cell>
          <table:table-cell office:value-type="float" office:value="320.27850238347406" table:style-name="ce14">
            <text:p>320</text:p>
          </table:table-cell>
          <table:table-cell office:value-type="float" office:value="381" table:style-name="ce14">
            <text:p>381</text:p>
          </table:table-cell>
          <table:table-cell office:value-type="float" office:value="1587" table:style-name="ce14">
            <text:p>1587</text:p>
          </table:table-cell>
          <table:table-cell office:value-type="float" office:value="301" table:style-name="ce14">
            <text:p>301</text:p>
          </table:table-cell>
          <table:table-cell office:value-type="float" office:value="1292" table:style-name="ce14">
            <text:p>1292</text:p>
          </table:table-cell>
          <table:table-cell office:value-type="float" office:value="62" table:style-name="ce14">
            <text:p>62</text:p>
          </table:table-cell>
          <table:table-cell table:style-name="ce1"/>
          <table:table-cell office:value-type="float" office:value="-0.66776170746704233" table:style-name="ce1">
            <text:p>-0.667761707</text:p>
          </table:table-cell>
          <table:table-cell office:value-type="float" office:value="-0.47526618532489617" table:style-name="ce1">
            <text:p>-0.475266185</text:p>
          </table:table-cell>
          <table:table-cell office:value-type="float" office:value="-1.4834214578476823" table:style-name="ce1">
            <text:p>-1.483421458</text:p>
          </table:table-cell>
          <table:table-cell office:value-type="float" office:value="0.84048934311876911" table:style-name="ce1">
            <text:p>0.840489343</text:p>
          </table:table-cell>
          <table:table-cell office:value-type="float" office:value="0.52126787995184276" table:style-name="ce1">
            <text:p>0.52126788</text:p>
          </table:table-cell>
          <table:table-cell office:value-type="float" office:value="0.37473769393330697" table:style-name="ce1">
            <text:p>0.374737694</text:p>
          </table:table-cell>
          <table:table-cell office:value-type="float" office:value="-1.7749248934624255" table:style-name="ce1">
            <text:p>-1.774924893</text:p>
          </table:table-cell>
          <table:table-cell office:value-type="float" office:value="1.0884575503620906" table:style-name="ce1">
            <text:p>1.08845755</text:p>
          </table:table-cell>
          <table:table-cell table:style-name="ce1"/>
          <table:table-cell office:value-type="float" office:value="5.3214496999999999E-2" table:style-name="ce1">
            <text:p>0.053214497</text:p>
          </table:table-cell>
          <table:table-cell office:value-type="float" office:value="2.5386286000000001E-2" table:style-name="ce1">
            <text:p>0.025386286</text:p>
          </table:table-cell>
          <table:table-cell office:value-type="float" office:value="3.8398999999999998E-3" table:style-name="ce1">
            <text:p>0.0038399</text:p>
          </table:table-cell>
          <table:table-cell office:value-type="float" office:value="3.6474599999999999E-3" table:style-name="ce1">
            <text:p>0.00364746</text:p>
          </table:table-cell>
          <table:table-cell office:value-type="float" office:value="6.0049793763535697E-2" table:style-name="ce1">
            <text:p>0.060049794</text:p>
          </table:table-cell>
          <table:table-cell office:value-type="float" office:value="3.0812651450347599E-2" table:style-name="ce1">
            <text:p>0.030812651</text:p>
          </table:table-cell>
          <table:table-cell office:value-type="float" office:value="4.51766839064248E-3" table:style-name="ce1">
            <text:p>0.004517668</text:p>
          </table:table-cell>
          <table:table-cell office:value-type="float" office:value="4.3320236235491298E-3" table:style-name="ce1">
            <text:p>0.004332024</text:p>
          </table:table-cell>
          <table:table-cell office:value-type="float" office:value="-0.12084325488148284" table:formula="msoxl:=LN(AT65)-LN(AX65)" table:style-name="ce1">
            <text:p>-0.120843255</text:p>
          </table:table-cell>
          <table:table-cell office:value-type="float" office:value="-0.19371626006041343" table:formula="msoxl:=LN(AU65)-LN(AY65)" table:style-name="ce1">
            <text:p>-0.19371626</text:p>
          </table:table-cell>
          <table:table-cell office:value-type="float" office:value="-0.16254969337939063" table:formula="msoxl:=LN(AV65)-LN(AZ65)" table:style-name="ce1">
            <text:p>-0.162549693</text:p>
          </table:table-cell>
          <table:table-cell office:value-type="float" office:value="-0.17200374745074498" table:formula="msoxl:=LN(AW65)-LN(BA65)" table:style-name="ce1">
            <text:p>-0.172003747</text:p>
          </table:table-cell>
          <table:table-cell table:number-columns-repeated="4" table:style-name="ce1"/>
          <table:table-cell office:value-type="float" office:value="6.9257660060190906E-2" table:formula="msoxl:=BB65*ABS($BH$8)/ABS($BH$10)-BC65*ABS($BH$9)/ABS($BH$10)+BD65-BE65*ABS($BH$11)/ABS($BH$10)" table:style-name="ce1">
            <text:p>0.06925766</text:p>
          </table:table-cell>
          <table:table-cell table:number-columns-repeated="16322"/>
        </table:table-row>
        <table:table-row table:style-name="ro1">
          <table:table-cell office:value-type="float" office:value="196801" table:style-name="ce1">
            <text:p>196801</text:p>
          </table:table-cell>
          <table:table-cell office:value-type="float" office:value="1968" table:style-name="ce1">
            <text:p>1968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3.776" table:style-name="ce1">
            <text:p>23.776</text:p>
          </table:table-cell>
          <table:table-cell office:value-type="float" office:value="199.995" table:style-name="ce13">
            <text:p>200.0</text:p>
          </table:table-cell>
          <table:table-cell office:value-type="float" office:value="2858.09" table:style-name="ce1">
            <text:p>2858.09</text:p>
          </table:table-cell>
          <table:table-cell table:style-name="ce1"/>
          <table:table-cell office:value-type="float" office:value="0" table:formula="msoxl:=#N/A" table:style-name="ce13">
            <text:p>#N/A</text:p>
          </table:table-cell>
          <table:table-cell office:value-type="float" office:value="0" table:formula="msoxl:=LN(I66/I65)*100" table:style-name="ce1">
            <text:p>#N/A</text:p>
          </table:table-cell>
          <table:table-cell office:value-type="float" office:value="-9.0933754118064106E-2" table:style-name="ce1">
            <text:p>-0.090933754</text:p>
          </table:table-cell>
          <table:table-cell table:style-name="ce13"/>
          <table:table-cell office:value-type="float" office:value="5.477374395036362" table:style-name="ce1">
            <text:p>5.477374395</text:p>
          </table:table-cell>
          <table:table-cell office:value-type="float" office:value="5.4529015385176365" table:style-name="ce1">
            <text:p>5.452901539</text:p>
          </table:table-cell>
          <table:table-cell table:style-name="ce1"/>
          <table:table-cell office:value-type="float" office:value="3268.5900414192893" table:style-name="ce1">
            <text:p>3268.590041</text:p>
          </table:table-cell>
          <table:table-cell office:value-type="float" office:value="1553.3988518845144" table:style-name="ce1">
            <text:p>1553.398852</text:p>
          </table:table-cell>
          <table:table-cell table:style-name="ce1"/>
          <table:table-cell office:value-type="float" office:value="37286.268404150193" table:style-name="ce14">
            <text:p>37286</text:p>
          </table:table-cell>
          <table:table-cell office:value-type="float" office:value="12431.578401129362" table:style-name="ce14">
            <text:p>12432</text:p>
          </table:table-cell>
          <table:table-cell office:value-type="float" office:value="9833.3975736341272" table:style-name="ce14">
            <text:p>9833</text:p>
          </table:table-cell>
          <table:table-cell office:value-type="float" office:value="14811.873432155075" table:style-name="ce14">
            <text:p>14812</text:p>
          </table:table-cell>
          <table:table-cell office:value-type="float" office:value="89523" table:style-name="ce14">
            <text:p>89523</text:p>
          </table:table-cell>
          <table:table-cell office:value-type="float" office:value="11061.723465406079" table:style-name="ce14">
            <text:p>11062</text:p>
          </table:table-cell>
          <table:table-cell office:value-type="float" office:value="48358.80271016372" table:style-name="ce14">
            <text:p>48359</text:p>
          </table:table-cell>
          <table:table-cell office:value-type="float" office:value="5733.5817741590017" table:style-name="ce14">
            <text:p>5734</text:p>
          </table:table-cell>
          <table:table-cell table:style-name="ce14"/>
          <table:table-cell office:value-type="float" office:value="1306.876729249012" table:style-name="ce14">
            <text:p>1307</text:p>
          </table:table-cell>
          <table:table-cell office:value-type="float" office:value="-908.87672924901187" table:style-name="ce14">
            <text:p>-909</text:p>
          </table:table-cell>
          <table:table-cell office:value-type="float" office:value="564.74228681143973" table:style-name="ce14">
            <text:p>565</text:p>
          </table:table-cell>
          <table:table-cell office:value-type="float" office:value="309" table:style-name="ce14">
            <text:p>309</text:p>
          </table:table-cell>
          <table:table-cell office:value-type="float" office:value="-226" table:style-name="ce14">
            <text:p>-226</text:p>
          </table:table-cell>
          <table:table-cell office:value-type="float" office:value="303" table:style-name="ce14">
            <text:p>303</text:p>
          </table:table-cell>
          <table:table-cell office:value-type="float" office:value="1185" table:style-name="ce14">
            <text:p>1185</text:p>
          </table:table-cell>
          <table:table-cell office:value-type="float" office:value="146" table:style-name="ce14">
            <text:p>146</text:p>
          </table:table-cell>
          <table:table-cell table:style-name="ce1"/>
          <table:table-cell office:value-type="float" office:value="7.1226228311086643" table:style-name="ce1">
            <text:p>7.122622831</text:p>
          </table:table-cell>
          <table:table-cell office:value-type="float" office:value="7.017755393658337E-2" table:style-name="ce1">
            <text:p>0.070177554</text:p>
          </table:table-cell>
          <table:table-cell office:value-type="float" office:value="1.2498082313184995" table:style-name="ce1">
            <text:p>1.249808231</text:p>
          </table:table-cell>
          <table:table-cell office:value-type="float" office:value="1.2659224372931128" table:style-name="ce1">
            <text:p>1.265922437</text:p>
          </table:table-cell>
          <table:table-cell office:value-type="float" office:value="-5.9070662364396602" table:style-name="ce1">
            <text:p>-5.907066236</text:p>
          </table:table-cell>
          <table:table-cell office:value-type="float" office:value="-4.2465696899628655" table:style-name="ce1">
            <text:p>-4.24656969</text:p>
          </table:table-cell>
          <table:table-cell office:value-type="float" office:value="1.4201437605781126" table:style-name="ce1">
            <text:p>1.420143761</text:p>
          </table:table-cell>
          <table:table-cell office:value-type="float" office:value="1.2221349432452562" table:style-name="ce1">
            <text:p>1.222134943</text:p>
          </table:table-cell>
          <table:table-cell table:style-name="ce1"/>
          <table:table-cell office:value-type="float" office:value="5.4380410999999997E-2" table:style-name="ce1">
            <text:p>0.054380411</text:p>
          </table:table-cell>
          <table:table-cell office:value-type="float" office:value="2.5844314E-2" table:style-name="ce1">
            <text:p>0.025844314</text:p>
          </table:table-cell>
          <table:table-cell office:value-type="float" office:value="3.9799299999999996E-3" table:style-name="ce1">
            <text:p>0.00397993</text:p>
          </table:table-cell>
          <table:table-cell office:value-type="float" office:value="3.8837099999999999E-3" table:style-name="ce1">
            <text:p>0.00388371</text:p>
          </table:table-cell>
          <table:table-cell office:value-type="float" office:value="6.0284423304760498E-2" table:style-name="ce1">
            <text:p>0.060284423</text:p>
          </table:table-cell>
          <table:table-cell office:value-type="float" office:value="3.11725709703163E-2" table:style-name="ce1">
            <text:p>0.031172571</text:p>
          </table:table-cell>
          <table:table-cell office:value-type="float" office:value="4.5452939287085299E-3" table:style-name="ce1">
            <text:p>0.004545294</text:p>
          </table:table-cell>
          <table:table-cell office:value-type="float" office:value="4.36714765050968E-3" table:style-name="ce1">
            <text:p>0.004367148</text:p>
          </table:table-cell>
          <table:table-cell office:value-type="float" office:value="-0.10306975327392554" table:formula="msoxl:=LN(AT66)-LN(AX66)" table:style-name="ce1">
            <text:p>-0.103069753</text:p>
          </table:table-cell>
          <table:table-cell office:value-type="float" office:value="-0.18744795713822171" table:formula="msoxl:=LN(AU66)-LN(AY66)" table:style-name="ce1">
            <text:p>-0.187447957</text:p>
          </table:table-cell>
          <table:table-cell office:value-type="float" office:value="-0.13282816511935369" table:formula="msoxl:=LN(AV66)-LN(AZ66)" table:style-name="ce1">
            <text:p>-0.132828165</text:p>
          </table:table-cell>
          <table:table-cell office:value-type="float" office:value="-0.11731920209675106" table:formula="msoxl:=LN(AW66)-LN(BA66)" table:style-name="ce1">
            <text:p>-0.117319202</text:p>
          </table:table-cell>
          <table:table-cell table:number-columns-repeated="4" table:style-name="ce1"/>
          <table:table-cell office:value-type="float" office:value="4.923052483877681E-2" table:formula="msoxl:=BB66*ABS($BH$8)/ABS($BH$10)-BC66*ABS($BH$9)/ABS($BH$10)+BD66-BE66*ABS($BH$11)/ABS($BH$10)" table:style-name="ce1">
            <text:p>0.049230525</text:p>
          </table:table-cell>
          <table:table-cell table:number-columns-repeated="16322"/>
        </table:table-row>
        <table:table-row table:style-name="ro1">
          <table:table-cell office:value-type="float" office:value="196802" table:style-name="ce1">
            <text:p>196802</text:p>
          </table:table-cell>
          <table:table-cell office:value-type="float" office:value="1968" table:style-name="ce1">
            <text:p>196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4.018999999999998" table:style-name="ce1">
            <text:p>24.019</text:p>
          </table:table-cell>
          <table:table-cell office:value-type="float" office:value="200.452" table:style-name="ce13">
            <text:p>200.5</text:p>
          </table:table-cell>
          <table:table-cell office:value-type="float" office:value="2995" table:style-name="ce1">
            <text:p>2995</text:p>
          </table:table-cell>
          <table:table-cell table:style-name="ce1"/>
          <table:table-cell office:value-type="float" office:value="0" table:formula="msoxl:=#N/A" table:style-name="ce13">
            <text:p>#N/A</text:p>
          </table:table-cell>
          <table:table-cell office:value-type="float" office:value="0" table:formula="msoxl:=LN(I67/I66)*100" table:style-name="ce1">
            <text:p>#N/A</text:p>
          </table:table-cell>
          <table:table-cell office:value-type="float" office:value="0.11321542198102993" table:style-name="ce1">
            <text:p>0.113215422</text:p>
          </table:table-cell>
          <table:table-cell table:style-name="ce13"/>
          <table:table-cell office:value-type="float" office:value="5.5058333321502699" table:style-name="ce1">
            <text:p>5.505833332</text:p>
          </table:table-cell>
          <table:table-cell office:value-type="float" office:value="5.4627232084965414" table:style-name="ce1">
            <text:p>5.462723208</text:p>
          </table:table-cell>
          <table:table-cell table:style-name="ce1"/>
          <table:table-cell office:value-type="float" office:value="3354.7798704894049" table:style-name="ce1">
            <text:p>3354.77987</text:p>
          </table:table-cell>
          <table:table-cell office:value-type="float" office:value="1603.1712837356345" table:style-name="ce1">
            <text:p>1603.171284</text:p>
          </table:table-cell>
          <table:table-cell table:style-name="ce1"/>
          <table:table-cell office:value-type="float" office:value="40472.6837944664" table:style-name="ce14">
            <text:p>40473</text:p>
          </table:table-cell>
          <table:table-cell office:value-type="float" office:value="10915.799891517923" table:style-name="ce14">
            <text:p>10916</text:p>
          </table:table-cell>
          <table:table-cell office:value-type="float" office:value="10791.333679824731" table:style-name="ce14">
            <text:p>10791</text:p>
          </table:table-cell>
          <table:table-cell office:value-type="float" office:value="16888.176899933507" table:style-name="ce14">
            <text:p>16888</text:p>
          </table:table-cell>
          <table:table-cell office:value-type="float" office:value="90815" table:style-name="ce14">
            <text:p>90815</text:p>
          </table:table-cell>
          <table:table-cell office:value-type="float" office:value="10980.018947867107" table:style-name="ce14">
            <text:p>10980</text:p>
          </table:table-cell>
          <table:table-cell office:value-type="float" office:value="53808.731690827866" table:style-name="ce14">
            <text:p>53809</text:p>
          </table:table-cell>
          <table:table-cell office:value-type="float" office:value="6524.3794087210217" table:style-name="ce14">
            <text:p>6524</text:p>
          </table:table-cell>
          <table:table-cell table:style-name="ce14"/>
          <table:table-cell office:value-type="float" office:value="3186.4153903162055" table:style-name="ce14">
            <text:p>3186</text:p>
          </table:table-cell>
          <table:table-cell office:value-type="float" office:value="-1227.4153903162055" table:style-name="ce14">
            <text:p>-1227</text:p>
          </table:table-cell>
          <table:table-cell office:value-type="float" office:value="222.80243644067761" table:style-name="ce14">
            <text:p>223</text:p>
          </table:table-cell>
          <table:table-cell office:value-type="float" office:value="536" table:style-name="ce14">
            <text:p>536</text:p>
          </table:table-cell>
          <table:table-cell office:value-type="float" office:value="1292" table:style-name="ce14">
            <text:p>1292</text:p>
          </table:table-cell>
          <table:table-cell office:value-type="float" office:value="60" table:style-name="ce14">
            <text:p>60</text:p>
          </table:table-cell>
          <table:table-cell office:value-type="float" office:value="1361" table:style-name="ce14">
            <text:p>1361</text:p>
          </table:table-cell>
          <table:table-cell office:value-type="float" office:value="223" table:style-name="ce14">
            <text:p>223</text:p>
          </table:table-cell>
          <table:table-cell table:style-name="ce1"/>
          <table:table-cell office:value-type="float" office:value="10.028272125612567" table:style-name="ce1">
            <text:p>10.02827213</text:p>
          </table:table-cell>
          <table:table-cell office:value-type="float" office:value="9.5374185567018905" table:style-name="ce1">
            <text:p>9.537418557</text:p>
          </table:table-cell>
          <table:table-cell office:value-type="float" office:value="0.14601349509743924" table:style-name="ce1">
            <text:p>0.146013495</text:p>
          </table:table-cell>
          <table:table-cell office:value-type="float" office:value="1.2666477305504671" table:style-name="ce1">
            <text:p>1.266647731</text:p>
          </table:table-cell>
          <table:table-cell office:value-type="float" office:value="10.64969156713439" table:style-name="ce1">
            <text:p>10.64969157</text:p>
          </table:table-cell>
          <table:table-cell office:value-type="float" office:value="7.656026800150471" table:style-name="ce1">
            <text:p>7.6560268</text:p>
          </table:table-cell>
          <table:table-cell office:value-type="float" office:value="-1.0089382965172702" table:style-name="ce1">
            <text:p>-1.008938297</text:p>
          </table:table-cell>
          <table:table-cell office:value-type="float" office:value="1.253065235080258" table:style-name="ce1">
            <text:p>1.253065235</text:p>
          </table:table-cell>
          <table:table-cell table:style-name="ce1"/>
          <table:table-cell office:value-type="float" office:value="5.3930260000000001E-2" table:style-name="ce1">
            <text:p>0.05393026</text:p>
          </table:table-cell>
          <table:table-cell office:value-type="float" office:value="2.5772017000000001E-2" table:style-name="ce1">
            <text:p>0.025772017</text:p>
          </table:table-cell>
          <table:table-cell office:value-type="float" office:value="3.9565900000000003E-3" table:style-name="ce1">
            <text:p>0.00395659</text:p>
          </table:table-cell>
          <table:table-cell office:value-type="float" office:value="3.7896499999999999E-3" table:style-name="ce1">
            <text:p>0.00378965</text:p>
          </table:table-cell>
          <table:table-cell office:value-type="float" office:value="6.0524648839960497E-2" table:style-name="ce1">
            <text:p>0.060524649</text:p>
          </table:table-cell>
          <table:table-cell office:value-type="float" office:value="3.15389164605119E-2" table:style-name="ce1">
            <text:p>0.031538916</text:p>
          </table:table-cell>
          <table:table-cell office:value-type="float" office:value="4.5730583529955803E-3" table:style-name="ce1">
            <text:p>0.004573058</text:p>
          </table:table-cell>
          <table:table-cell office:value-type="float" office:value="4.4026165168087397E-3" table:style-name="ce1">
            <text:p>0.004402617</text:p>
          </table:table-cell>
          <table:table-cell office:value-type="float" office:value="-0.1153589705047402" table:formula="msoxl:=LN(AT67)-LN(AX67)" table:style-name="ce1">
            <text:p>-0.115358971</text:p>
          </table:table-cell>
          <table:table-cell office:value-type="float" office:value="-0.20193293558369607" table:formula="msoxl:=LN(AU67)-LN(AY67)" table:style-name="ce1">
            <text:p>-0.201932936</text:p>
          </table:table-cell>
          <table:table-cell office:value-type="float" office:value="-0.14479966173979886" table:formula="msoxl:=LN(AV67)-LN(AZ67)" table:style-name="ce1">
            <text:p>-0.144799662</text:p>
          </table:table-cell>
          <table:table-cell office:value-type="float" office:value="-0.14992536054835881" table:formula="msoxl:=LN(AW67)-LN(BA67)" table:style-name="ce1">
            <text:p>-0.149925361</text:p>
          </table:table-cell>
          <table:table-cell table:number-columns-repeated="4" table:style-name="ce1"/>
          <table:table-cell office:value-type="float" office:value="7.3547649740765733E-2" table:formula="msoxl:=BB67*ABS($BH$8)/ABS($BH$10)-BC67*ABS($BH$9)/ABS($BH$10)+BD67-BE67*ABS($BH$11)/ABS($BH$10)" table:style-name="ce1">
            <text:p>0.07354765</text:p>
          </table:table-cell>
          <table:table-cell table:number-columns-repeated="16322"/>
        </table:table-row>
        <table:table-row table:style-name="ro1">
          <table:table-cell office:value-type="float" office:value="196803" table:style-name="ce1">
            <text:p>196803</text:p>
          </table:table-cell>
          <table:table-cell office:value-type="float" office:value="1968" table:style-name="ce1">
            <text:p>1968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4.268999999999998" table:style-name="ce1">
            <text:p>24.269</text:p>
          </table:table-cell>
          <table:table-cell office:value-type="float" office:value="200.99700000000001" table:style-name="ce13">
            <text:p>201.0</text:p>
          </table:table-cell>
          <table:table-cell office:value-type="float" office:value="3049.38" table:style-name="ce1">
            <text:p>3049.38</text:p>
          </table:table-cell>
          <table:table-cell table:style-name="ce1"/>
          <table:table-cell office:value-type="float" office:value="0" table:formula="msoxl:=#N/A" table:style-name="ce13">
            <text:p>#N/A</text:p>
          </table:table-cell>
          <table:table-cell office:value-type="float" office:value="0" table:formula="msoxl:=LN(I68/I67)*100" table:style-name="ce1">
            <text:p>#N/A</text:p>
          </table:table-cell>
          <table:table-cell office:value-type="float" office:value="0.23409505807745826" table:style-name="ce1">
            <text:p>0.234095058</text:p>
          </table:table-cell>
          <table:table-cell table:style-name="ce13"/>
          <table:table-cell office:value-type="float" office:value="5.5361139750922259" table:style-name="ce1">
            <text:p>5.536113975</text:p>
          </table:table-cell>
          <table:table-cell office:value-type="float" office:value="5.5095003265741358" table:style-name="ce1">
            <text:p>5.509500327</text:p>
          </table:table-cell>
          <table:table-cell table:style-name="ce1"/>
          <table:table-cell office:value-type="float" office:value="3414.0537761457344" table:style-name="ce1">
            <text:p>3414.053776</text:p>
          </table:table-cell>
          <table:table-cell office:value-type="float" office:value="1661.088407304308" table:style-name="ce1">
            <text:p>1661.088407</text:p>
          </table:table-cell>
          <table:table-cell table:style-name="ce1"/>
          <table:table-cell office:value-type="float" office:value="42117.49962944664" table:style-name="ce14">
            <text:p>42117</text:p>
          </table:table-cell>
          <table:table-cell office:value-type="float" office:value="12115.04469045219" table:style-name="ce14">
            <text:p>12115</text:p>
          </table:table-cell>
          <table:table-cell office:value-type="float" office:value="11270.337220724881" table:style-name="ce14">
            <text:p>11270</text:p>
          </table:table-cell>
          <table:table-cell office:value-type="float" office:value="17871.222557904934" table:style-name="ce14">
            <text:p>17871</text:p>
          </table:table-cell>
          <table:table-cell office:value-type="float" office:value="91972" table:style-name="ce14">
            <text:p>91972</text:p>
          </table:table-cell>
          <table:table-cell office:value-type="float" office:value="11431.242937944326" table:style-name="ce14">
            <text:p>11431</text:p>
          </table:table-cell>
          <table:table-cell office:value-type="float" office:value="56983.051705524143" table:style-name="ce14">
            <text:p>56983</text:p>
          </table:table-cell>
          <table:table-cell office:value-type="float" office:value="6955.1185838932015" table:style-name="ce14">
            <text:p>6955</text:p>
          </table:table-cell>
          <table:table-cell table:style-name="ce14"/>
          <table:table-cell office:value-type="float" office:value="1644.815834980237" table:style-name="ce14">
            <text:p>1645</text:p>
          </table:table-cell>
          <table:table-cell office:value-type="float" office:value="864.18416501976287" table:style-name="ce14">
            <text:p>864</text:p>
          </table:table-cell>
          <table:table-cell office:value-type="float" office:value="238.2748278601691" table:style-name="ce14">
            <text:p>238</text:p>
          </table:table-cell>
          <table:table-cell office:value-type="float" office:value="459" table:style-name="ce14">
            <text:p>459</text:p>
          </table:table-cell>
          <table:table-cell office:value-type="float" office:value="1157" table:style-name="ce14">
            <text:p>1157</text:p>
          </table:table-cell>
          <table:table-cell office:value-type="float" office:value="234" table:style-name="ce14">
            <text:p>234</text:p>
          </table:table-cell>
          <table:table-cell office:value-type="float" office:value="1681" table:style-name="ce14">
            <text:p>1681</text:p>
          </table:table-cell>
          <table:table-cell office:value-type="float" office:value="84" table:style-name="ce14">
            <text:p>84</text:p>
          </table:table-cell>
          <table:table-cell table:style-name="ce1"/>
          <table:table-cell office:value-type="float" office:value="6.96556774821169" table:style-name="ce1">
            <text:p>6.965567748</text:p>
          </table:table-cell>
          <table:table-cell office:value-type="float" office:value="3.6095209885709481" table:style-name="ce1">
            <text:p>3.609520989</text:p>
          </table:table-cell>
          <table:table-cell office:value-type="float" office:value="3.4764888841336834" table:style-name="ce1">
            <text:p>3.476488884</text:p>
          </table:table-cell>
          <table:table-cell office:value-type="float" office:value="1.4578428700096013" table:style-name="ce1">
            <text:p>1.45784287</text:p>
          </table:table-cell>
          <table:table-cell office:value-type="float" office:value="3.8141608137692211" table:style-name="ce1">
            <text:p>3.814160814</text:p>
          </table:table-cell>
          <table:table-cell office:value-type="float" office:value="2.7419871482868077" table:style-name="ce1">
            <text:p>2.741987148</text:p>
          </table:table-cell>
          <table:table-cell office:value-type="float" office:value="4.4543453222962626" table:style-name="ce1">
            <text:p>4.454345322</text:p>
          </table:table-cell>
          <table:table-cell office:value-type="float" office:value="1.3479960497357653" table:style-name="ce1">
            <text:p>1.34799605</text:p>
          </table:table-cell>
          <table:table-cell table:style-name="ce1"/>
          <table:table-cell office:value-type="float" office:value="5.4613531999999999E-2" table:style-name="ce1">
            <text:p>0.054613532</text:p>
          </table:table-cell>
          <table:table-cell office:value-type="float" office:value="2.6571903000000001E-2" table:style-name="ce1">
            <text:p>0.026571903</text:p>
          </table:table-cell>
          <table:table-cell office:value-type="float" office:value="4.0581999999999997E-3" table:style-name="ce1">
            <text:p>0.0040582</text:p>
          </table:table-cell>
          <table:table-cell office:value-type="float" office:value="3.9516200000000003E-3" table:style-name="ce1">
            <text:p>0.00395162</text:p>
          </table:table-cell>
          <table:table-cell office:value-type="float" office:value="6.0770583842888297E-2" table:style-name="ce1">
            <text:p>0.060770584</text:p>
          </table:table-cell>
          <table:table-cell office:value-type="float" office:value="3.19118337726104E-2" table:style-name="ce1">
            <text:p>0.031911834</text:p>
          </table:table-cell>
          <table:table-cell office:value-type="float" office:value="4.6009572631644999E-3" table:style-name="ce1">
            <text:p>0.004600957</text:p>
          </table:table-cell>
          <table:table-cell office:value-type="float" office:value="4.4384275684423002E-3" table:style-name="ce1">
            <text:p>0.004438428</text:p>
          </table:table-cell>
          <table:table-cell office:value-type="float" office:value="-0.10682416264897077" table:formula="msoxl:=LN(AT68)-LN(AX68)" table:style-name="ce1">
            <text:p>-0.106824163</text:p>
          </table:table-cell>
          <table:table-cell office:value-type="float" office:value="-0.18312252632185322" table:formula="msoxl:=LN(AU68)-LN(AY68)" table:style-name="ce1">
            <text:p>-0.183122526</text:p>
          </table:table-cell>
          <table:table-cell office:value-type="float" office:value="-0.12552485698165317" table:formula="msoxl:=LN(AV68)-LN(AZ68)" table:style-name="ce1">
            <text:p>-0.125524857</text:p>
          </table:table-cell>
          <table:table-cell office:value-type="float" office:value="-0.1161745410496442" table:formula="msoxl:=LN(AW68)-LN(BA68)" table:style-name="ce1">
            <text:p>-0.116174541</text:p>
          </table:table-cell>
          <table:table-cell table:number-columns-repeated="4" table:style-name="ce1"/>
          <table:table-cell office:value-type="float" office:value="4.8835869618515451E-2" table:formula="msoxl:=BB68*ABS($BH$8)/ABS($BH$10)-BC68*ABS($BH$9)/ABS($BH$10)+BD68-BE68*ABS($BH$11)/ABS($BH$10)" table:style-name="ce1">
            <text:p>0.04883587</text:p>
          </table:table-cell>
          <table:table-cell table:number-columns-repeated="16322"/>
        </table:table-row>
        <table:table-row table:style-name="ro1">
          <table:table-cell office:value-type="float" office:value="196804" table:style-name="ce1">
            <text:p>196804</text:p>
          </table:table-cell>
          <table:table-cell office:value-type="float" office:value="1968" table:style-name="ce1">
            <text:p>1968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24.542000000000002" table:style-name="ce1">
            <text:p>24.542</text:p>
          </table:table-cell>
          <table:table-cell office:value-type="float" office:value="201.53800000000001" table:style-name="ce13">
            <text:p>201.5</text:p>
          </table:table-cell>
          <table:table-cell office:value-type="float" office:value="3212.03" table:style-name="ce1">
            <text:p>3212.03</text:p>
          </table:table-cell>
          <table:table-cell table:style-name="ce1"/>
          <table:table-cell office:value-type="float" office:value="0" table:formula="msoxl:=#N/A" table:style-name="ce13">
            <text:p>#N/A</text:p>
          </table:table-cell>
          <table:table-cell office:value-type="float" office:value="0" table:formula="msoxl:=LN(I69/I68)*100" table:style-name="ce1">
            <text:p>#N/A</text:p>
          </table:table-cell>
          <table:table-cell office:value-type="float" office:value="-0.11329931400472104" table:style-name="ce1">
            <text:p>-0.113299314</text:p>
          </table:table-cell>
          <table:table-cell table:style-name="ce13"/>
          <table:table-cell office:value-type="float" office:value="5.5161608425795965" table:style-name="ce1">
            <text:p>5.516160843</text:p>
          </table:table-cell>
          <table:table-cell office:value-type="float" office:value="5.4956262401378888" table:style-name="ce1">
            <text:p>5.49562624</text:p>
          </table:table-cell>
          <table:table-cell table:style-name="ce1"/>
          <table:table-cell office:value-type="float" office:value="3467.0302284686941" table:style-name="ce1">
            <text:p>3467.030228</text:p>
          </table:table-cell>
          <table:table-cell office:value-type="float" office:value="1722.234842348357" table:style-name="ce1">
            <text:p>1722.234842</text:p>
          </table:table-cell>
          <table:table-cell table:style-name="ce1"/>
          <table:table-cell office:value-type="float" office:value="42845.069664031624" table:style-name="ce14">
            <text:p>42845</text:p>
          </table:table-cell>
          <table:table-cell office:value-type="float" office:value="13466.92702896117" table:style-name="ce14">
            <text:p>13467</text:p>
          </table:table-cell>
          <table:table-cell office:value-type="float" office:value="11588.595790180641" table:style-name="ce14">
            <text:p>11589</text:p>
          </table:table-cell>
          <table:table-cell office:value-type="float" office:value="19551" table:style-name="ce14">
            <text:p>19551</text:p>
          </table:table-cell>
          <table:table-cell office:value-type="float" office:value="93863" table:style-name="ce14">
            <text:p>93863</text:p>
          </table:table-cell>
          <table:table-cell office:value-type="float" office:value="11704" table:style-name="ce14">
            <text:p>11704</text:p>
          </table:table-cell>
          <table:table-cell office:value-type="float" office:value="60410.362957393045" table:style-name="ce14">
            <text:p>60410</text:p>
          </table:table-cell>
          <table:table-cell office:value-type="float" office:value="6452" table:style-name="ce14">
            <text:p>6452</text:p>
          </table:table-cell>
          <table:table-cell table:style-name="ce14"/>
          <table:table-cell office:value-type="float" office:value="727.57003458498002" table:style-name="ce14">
            <text:p>728</text:p>
          </table:table-cell>
          <table:table-cell office:value-type="float" office:value="1429.4299654150198" table:style-name="ce14">
            <text:p>1429</text:p>
          </table:table-cell>
          <table:table-cell office:value-type="float" office:value="224.34967558262676" table:style-name="ce14">
            <text:p>224</text:p>
          </table:table-cell>
          <table:table-cell office:value-type="float" office:value="793" table:style-name="ce14">
            <text:p>793</text:p>
          </table:table-cell>
          <table:table-cell office:value-type="float" office:value="1891" table:style-name="ce14">
            <text:p>1891</text:p>
          </table:table-cell>
          <table:table-cell office:value-type="float" office:value="487" table:style-name="ce14">
            <text:p>487</text:p>
          </table:table-cell>
          <table:table-cell office:value-type="float" office:value="1067" table:style-name="ce14">
            <text:p>1067</text:p>
          </table:table-cell>
          <table:table-cell office:value-type="float" office:value="32" table:style-name="ce14">
            <text:p>32</text:p>
          </table:table-cell>
          <table:table-cell table:style-name="ce1"/>
          <table:table-cell office:value-type="float" office:value="3.5320669069475263" table:style-name="ce1">
            <text:p>3.532066907</text:p>
          </table:table-cell>
          <table:table-cell office:value-type="float" office:value="5.0612521665626087" table:style-name="ce1">
            <text:p>5.061252167</text:p>
          </table:table-cell>
          <table:table-cell office:value-type="float" office:value="0.48146081554495668" table:style-name="ce1">
            <text:p>0.481460816</text:p>
          </table:table-cell>
          <table:table-cell office:value-type="float" office:value="1.2901604846026198" table:style-name="ce1">
            <text:p>1.290160485</text:p>
          </table:table-cell>
          <table:table-cell office:value-type="float" office:value="1.8814206855693509" table:style-name="ce1">
            <text:p>1.881420686</text:p>
          </table:table-cell>
          <table:table-cell office:value-type="float" office:value="1.3525468883557814" table:style-name="ce1">
            <text:p>1.352546888</text:p>
          </table:table-cell>
          <table:table-cell office:value-type="float" office:value="0.70561076672139689" table:style-name="ce1">
            <text:p>0.705610767</text:p>
          </table:table-cell>
          <table:table-cell office:value-type="float" office:value="1.2673278578879601" table:style-name="ce1">
            <text:p>1.267327858</text:p>
          </table:table-cell>
          <table:table-cell table:style-name="ce1"/>
          <table:table-cell office:value-type="float" office:value="5.3388156999999999E-2" table:style-name="ce1">
            <text:p>0.053388157</text:p>
          </table:table-cell>
          <table:table-cell office:value-type="float" office:value="2.6520375999999998E-2" table:style-name="ce1">
            <text:p>0.026520376</text:p>
          </table:table-cell>
          <table:table-cell office:value-type="float" office:value="3.82935E-3" table:style-name="ce1">
            <text:p>0.00382935</text:p>
          </table:table-cell>
          <table:table-cell office:value-type="float" office:value="3.7515199999999999E-3" table:style-name="ce1">
            <text:p>0.00375152</text:p>
          </table:table-cell>
          <table:table-cell office:value-type="float" office:value="6.1022341301913002E-2" table:style-name="ce1">
            <text:p>0.061022341</text:p>
          </table:table-cell>
          <table:table-cell office:value-type="float" office:value="3.2291469812858402E-2" table:style-name="ce1">
            <text:p>0.03229147</text:p>
          </table:table-cell>
          <table:table-cell office:value-type="float" office:value="4.6289858607704501E-3" table:style-name="ce1">
            <text:p>0.004628986</text:p>
          </table:table-cell>
          <table:table-cell office:value-type="float" office:value="4.4745777074508301E-3" table:style-name="ce1">
            <text:p>0.004474578</text:p>
          </table:table-cell>
          <table:table-cell office:value-type="float" office:value="-0.13365110562754579" table:formula="msoxl:=LN(AT69)-LN(AX69)" table:style-name="ce1">
            <text:p>-0.133651106</text:p>
          </table:table-cell>
          <table:table-cell office:value-type="float" office:value="-0.19688975967284783" table:formula="msoxl:=LN(AU69)-LN(AY69)" table:style-name="ce1">
            <text:p>-0.19688976</text:p>
          </table:table-cell>
          <table:table-cell office:value-type="float" office:value="-0.18964273155950018" table:formula="msoxl:=LN(AV69)-LN(AZ69)" table:style-name="ce1">
            <text:p>-0.189642732</text:p>
          </table:table-cell>
          <table:table-cell office:value-type="float" office:value="-0.17625088903358588" table:formula="msoxl:=LN(AW69)-LN(BA69)" table:style-name="ce1">
            <text:p>-0.176250889</text:p>
          </table:table-cell>
          <table:table-cell table:number-columns-repeated="4" table:style-name="ce1"/>
          <table:table-cell office:value-type="float" office:value="3.8325309162169419E-2" table:formula="msoxl:=BB69*ABS($BH$8)/ABS($BH$10)-BC69*ABS($BH$9)/ABS($BH$10)+BD69-BE69*ABS($BH$11)/ABS($BH$10)" table:style-name="ce1">
            <text:p>0.038325309</text:p>
          </table:table-cell>
          <table:table-cell table:number-columns-repeated="16322"/>
        </table:table-row>
        <table:table-row table:style-name="ro1">
          <table:table-cell office:value-type="float" office:value="196901" table:style-name="ce1">
            <text:p>196901</text:p>
          </table:table-cell>
          <table:table-cell office:value-type="float" office:value="1969" table:style-name="ce1">
            <text:p>1969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4.783000000000001" table:style-name="ce1">
            <text:p>24.783</text:p>
          </table:table-cell>
          <table:table-cell office:value-type="float" office:value="201.95500000000001" table:style-name="ce13">
            <text:p>202.0</text:p>
          </table:table-cell>
          <table:table-cell office:value-type="float" office:value="3226.78" table:style-name="ce1">
            <text:p>3226.78</text:p>
          </table:table-cell>
          <table:table-cell table:style-name="ce1"/>
          <table:table-cell office:value-type="float" office:value="0" table:formula="msoxl:=#N/A" table:style-name="ce13">
            <text:p>#N/A</text:p>
          </table:table-cell>
          <table:table-cell office:value-type="float" office:value="0" table:formula="msoxl:=LN(I70/I69)*100" table:style-name="ce1">
            <text:p>#N/A</text:p>
          </table:table-cell>
          <table:table-cell office:value-type="float" office:value="-0.14563622740561005" table:style-name="ce1">
            <text:p>-0.145636227</text:p>
          </table:table-cell>
          <table:table-cell table:style-name="ce13"/>
          <table:table-cell office:value-type="float" office:value="5.3926179032135737" table:style-name="ce1">
            <text:p>5.392617903</text:p>
          </table:table-cell>
          <table:table-cell office:value-type="float" office:value="5.3880620866777127" table:style-name="ce1">
            <text:p>5.388062087</text:p>
          </table:table-cell>
          <table:table-cell table:style-name="ce1"/>
          <table:table-cell office:value-type="float" office:value="3506.0866248055077" table:style-name="ce1">
            <text:p>3506.086625</text:p>
          </table:table-cell>
          <table:table-cell office:value-type="float" office:value="1745.3237602220454" table:style-name="ce1">
            <text:p>1745.32376</text:p>
          </table:table-cell>
          <table:table-cell table:style-name="ce1"/>
          <table:table-cell office:value-type="float" office:value="45543.686388339927" table:style-name="ce14">
            <text:p>45544</text:p>
          </table:table-cell>
          <table:table-cell office:value-type="float" office:value="12298.933292267537" table:style-name="ce14">
            <text:p>12299</text:p>
          </table:table-cell>
          <table:table-cell office:value-type="float" office:value="11950.91057248146" table:style-name="ce14">
            <text:p>11951</text:p>
          </table:table-cell>
          <table:table-cell office:value-type="float" office:value="19860.627094165222" table:style-name="ce14">
            <text:p>19861</text:p>
          </table:table-cell>
          <table:table-cell office:value-type="float" office:value="94379" table:style-name="ce14">
            <text:p>94379</text:p>
          </table:table-cell>
          <table:table-cell office:value-type="float" office:value="11736.952046933317" table:style-name="ce14">
            <text:p>11737</text:p>
          </table:table-cell>
          <table:table-cell office:value-type="float" office:value="62559.622598458722" table:style-name="ce14">
            <text:p>62560</text:p>
          </table:table-cell>
          <table:table-cell office:value-type="float" office:value="6793.8407909987081" table:style-name="ce14">
            <text:p>6794</text:p>
          </table:table-cell>
          <table:table-cell table:style-name="ce14"/>
          <table:table-cell office:value-type="float" office:value="2698.6167243083005" table:style-name="ce14">
            <text:p>2699</text:p>
          </table:table-cell>
          <table:table-cell office:value-type="float" office:value="-703.61672430830038" table:style-name="ce14">
            <text:p>-704</text:p>
          </table:table-cell>
          <table:table-cell office:value-type="float" office:value="550.81713453389739" table:style-name="ce14">
            <text:p>551</text:p>
          </table:table-cell>
          <table:table-cell office:value-type="float" office:value="752" table:style-name="ce14">
            <text:p>752</text:p>
          </table:table-cell>
          <table:table-cell office:value-type="float" office:value="516" table:style-name="ce14">
            <text:p>516</text:p>
          </table:table-cell>
          <table:table-cell office:value-type="float" office:value="317" table:style-name="ce14">
            <text:p>317</text:p>
          </table:table-cell>
          <table:table-cell office:value-type="float" office:value="1627" table:style-name="ce14">
            <text:p>1627</text:p>
          </table:table-cell>
          <table:table-cell office:value-type="float" office:value="49" table:style-name="ce14">
            <text:p>49</text:p>
          </table:table-cell>
          <table:table-cell table:style-name="ce1"/>
          <table:table-cell office:value-type="float" office:value="4.6829769172498752" table:style-name="ce1">
            <text:p>4.682976917</text:p>
          </table:table-cell>
          <table:table-cell office:value-type="float" office:value="1.6667083129240774" table:style-name="ce1">
            <text:p>1.666708313</text:p>
          </table:table-cell>
          <table:table-cell office:value-type="float" office:value="-0.99959188759696838" table:style-name="ce1">
            <text:p>-0.999591888</text:p>
          </table:table-cell>
          <table:table-cell office:value-type="float" office:value="1.410658752466053" table:style-name="ce1">
            <text:p>1.410658752</text:p>
          </table:table-cell>
          <table:table-cell office:value-type="float" office:value="-1.5212097720738906" table:style-name="ce1">
            <text:p>-1.521209772</text:p>
          </table:table-cell>
          <table:table-cell office:value-type="float" office:value="-1.0935924961047776" table:style-name="ce1">
            <text:p>-1.093592496</text:p>
          </table:table-cell>
          <table:table-cell office:value-type="float" office:value="-2.1618406480292465" table:style-name="ce1">
            <text:p>-2.161840648</text:p>
          </table:table-cell>
          <table:table-cell office:value-type="float" office:value="1.4378476550151575" table:style-name="ce1">
            <text:p>1.437847655</text:p>
          </table:table-cell>
          <table:table-cell table:style-name="ce1"/>
          <table:table-cell office:value-type="float" office:value="5.4382826000000002E-2" table:style-name="ce1">
            <text:p>0.054382826</text:p>
          </table:table-cell>
          <table:table-cell office:value-type="float" office:value="2.7071675E-2" table:style-name="ce1">
            <text:p>0.027071675</text:p>
          </table:table-cell>
          <table:table-cell office:value-type="float" office:value="3.4089699999999999E-3" table:style-name="ce1">
            <text:p>0.00340897</text:p>
          </table:table-cell>
          <table:table-cell office:value-type="float" office:value="3.3934799999999999E-3" table:style-name="ce1">
            <text:p>0.00339348</text:p>
          </table:table-cell>
          <table:table-cell office:value-type="float" office:value="6.1280033953288897E-2" table:style-name="ce1">
            <text:p>0.061280034</text:p>
          </table:table-cell>
          <table:table-cell office:value-type="float" office:value="3.2677972746269102E-2" table:style-name="ce1">
            <text:p>0.032677973</text:p>
          </table:table-cell>
          <table:table-cell office:value-type="float" office:value="4.6571389767508901E-3" table:style-name="ce1">
            <text:p>0.004657139</text:p>
          </table:table-cell>
          <table:table-cell office:value-type="float" office:value="4.5110634395219501E-3" table:style-name="ce1">
            <text:p>0.004511063</text:p>
          </table:table-cell>
          <table:table-cell office:value-type="float" office:value="-0.11940567401099855" table:formula="msoxl:=LN(AT70)-LN(AX70)" table:style-name="ce1">
            <text:p>-0.119405674</text:p>
          </table:table-cell>
          <table:table-cell office:value-type="float" office:value="-0.18821325627163787" table:formula="msoxl:=LN(AU70)-LN(AY70)" table:style-name="ce1">
            <text:p>-0.188213256</text:p>
          </table:table-cell>
          <table:table-cell office:value-type="float" office:value="-0.31199111322163109" table:formula="msoxl:=LN(AV70)-LN(AZ70)" table:style-name="ce1">
            <text:p>-0.311991113</text:p>
          </table:table-cell>
          <table:table-cell office:value-type="float" office:value="-0.28467697809782155" table:formula="msoxl:=LN(AW70)-LN(BA70)" table:style-name="ce1">
            <text:p>-0.284676978</text:p>
          </table:table-cell>
          <table:table-cell table:number-columns-repeated="4" table:style-name="ce1"/>
          <table:table-cell office:value-type="float" office:value="4.0868092491157693E-2" table:formula="msoxl:=BB70*ABS($BH$8)/ABS($BH$10)-BC70*ABS($BH$9)/ABS($BH$10)+BD70-BE70*ABS($BH$11)/ABS($BH$10)" table:style-name="ce1">
            <text:p>0.040868092</text:p>
          </table:table-cell>
          <table:table-cell table:number-columns-repeated="16322"/>
        </table:table-row>
        <table:table-row table:style-name="ro1">
          <table:table-cell office:value-type="float" office:value="196902" table:style-name="ce1">
            <text:p>196902</text:p>
          </table:table-cell>
          <table:table-cell office:value-type="float" office:value="1969" table:style-name="ce1">
            <text:p>196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5.103000000000002" table:style-name="ce1">
            <text:p>25.103</text:p>
          </table:table-cell>
          <table:table-cell office:value-type="float" office:value="202.41900000000001" table:style-name="ce13">
            <text:p>202.4</text:p>
          </table:table-cell>
          <table:table-cell office:value-type="float" office:value="3222.04" table:style-name="ce1">
            <text:p>3222.04</text:p>
          </table:table-cell>
          <table:table-cell table:style-name="ce1"/>
          <table:table-cell office:value-type="float" office:value="0" table:formula="msoxl:=#N/A" table:style-name="ce13">
            <text:p>#N/A</text:p>
          </table:table-cell>
          <table:table-cell office:value-type="float" office:value="0" table:formula="msoxl:=LN(I71/I70)*100" table:style-name="ce1">
            <text:p>#N/A</text:p>
          </table:table-cell>
          <table:table-cell office:value-type="float" office:value="-0.18425912020385748" table:style-name="ce1">
            <text:p>-0.18425912</text:p>
          </table:table-cell>
          <table:table-cell table:style-name="ce13"/>
          <table:table-cell office:value-type="float" office:value="5.580434414332121" table:style-name="ce1">
            <text:p>5.580434414</text:p>
          </table:table-cell>
          <table:table-cell office:value-type="float" office:value="5.5579193919644858" table:style-name="ce1">
            <text:p>5.557919392</text:p>
          </table:table-cell>
          <table:table-cell table:style-name="ce1"/>
          <table:table-cell office:value-type="float" office:value="3459.8051704797276" table:style-name="ce1">
            <text:p>3459.80517</text:p>
          </table:table-cell>
          <table:table-cell office:value-type="float" office:value="1763.9646854583727" table:style-name="ce1">
            <text:p>1763.964685</text:p>
          </table:table-cell>
          <table:table-cell table:style-name="ce1"/>
          <table:table-cell office:value-type="float" office:value="50033.025197628464" table:style-name="ce14">
            <text:p>50033</text:p>
          </table:table-cell>
          <table:table-cell office:value-type="float" office:value="11874.297498702881" table:style-name="ce14">
            <text:p>11874</text:p>
          </table:table-cell>
          <table:table-cell office:value-type="float" office:value="12060.970935268473" table:style-name="ce14">
            <text:p>12061</text:p>
          </table:table-cell>
          <table:table-cell office:value-type="float" office:value="19269.14977214938" table:style-name="ce14">
            <text:p>19269</text:p>
          </table:table-cell>
          <table:table-cell office:value-type="float" office:value="96061" table:style-name="ce14">
            <text:p>96061</text:p>
          </table:table-cell>
          <table:table-cell office:value-type="float" office:value="11818.846471515059" table:style-name="ce14">
            <text:p>11819</text:p>
          </table:table-cell>
          <table:table-cell office:value-type="float" office:value="62448.635972380733" table:style-name="ce14">
            <text:p>62449</text:p>
          </table:table-cell>
          <table:table-cell office:value-type="float" office:value="6899.4334688256567" table:style-name="ce14">
            <text:p>6899</text:p>
          </table:table-cell>
          <table:table-cell table:style-name="ce14"/>
          <table:table-cell office:value-type="float" office:value="4489.338809288538" table:style-name="ce14">
            <text:p>4489</text:p>
          </table:table-cell>
          <table:table-cell office:value-type="float" office:value="-333.33880928853756" table:style-name="ce14">
            <text:p>-333</text:p>
          </table:table-cell>
          <table:table-cell office:value-type="float" office:value="431.67972060381288" table:style-name="ce14">
            <text:p>432</text:p>
          </table:table-cell>
          <table:table-cell office:value-type="float" office:value="152" table:style-name="ce14">
            <text:p>152</text:p>
          </table:table-cell>
          <table:table-cell office:value-type="float" office:value="1682" table:style-name="ce14">
            <text:p>1682</text:p>
          </table:table-cell>
          <table:table-cell office:value-type="float" office:value="205" table:style-name="ce14">
            <text:p>205</text:p>
          </table:table-cell>
          <table:table-cell office:value-type="float" office:value="1928" table:style-name="ce14">
            <text:p>1928</text:p>
          </table:table-cell>
          <table:table-cell office:value-type="float" office:value="293" table:style-name="ce14">
            <text:p>293</text:p>
          </table:table-cell>
          <table:table-cell table:style-name="ce1"/>
          <table:table-cell office:value-type="float" office:value="-2.4863841858681441" table:style-name="ce1">
            <text:p>-2.486384186</text:p>
          </table:table-cell>
          <table:table-cell office:value-type="float" office:value="-3.6446069546867577" table:style-name="ce1">
            <text:p>-3.644606955</text:p>
          </table:table-cell>
          <table:table-cell office:value-type="float" office:value="0.52598464438708237" table:style-name="ce1">
            <text:p>0.525984644</text:p>
          </table:table-cell>
          <table:table-cell office:value-type="float" office:value="1.4725142526507207" table:style-name="ce1">
            <text:p>1.472514253</text:p>
          </table:table-cell>
          <table:table-cell office:value-type="float" office:value="-3.0456189774782301" table:style-name="ce1">
            <text:p>-3.045618977</text:p>
          </table:table-cell>
          <table:table-cell office:value-type="float" office:value="-2.1894850538750785" table:style-name="ce1">
            <text:p>-2.189485054</text:p>
          </table:table-cell>
          <table:table-cell office:value-type="float" office:value="0.79701718890429363" table:style-name="ce1">
            <text:p>0.797017189</text:p>
          </table:table-cell>
          <table:table-cell office:value-type="float" office:value="1.4755835112365225" table:style-name="ce1">
            <text:p>1.475583511</text:p>
          </table:table-cell>
          <table:table-cell table:style-name="ce1"/>
          <table:table-cell office:value-type="float" office:value="5.4562922E-2" table:style-name="ce1">
            <text:p>0.054562922</text:p>
          </table:table-cell>
          <table:table-cell office:value-type="float" office:value="2.7818638E-2" table:style-name="ce1">
            <text:p>0.027818638</text:p>
          </table:table-cell>
          <table:table-cell office:value-type="float" office:value="4.18213E-3" table:style-name="ce1">
            <text:p>0.00418213</text:p>
          </table:table-cell>
          <table:table-cell office:value-type="float" office:value="4.0890199999999996E-3" table:style-name="ce1">
            <text:p>0.00408902</text:p>
          </table:table-cell>
          <table:table-cell office:value-type="float" office:value="6.1543773611256597E-2" table:style-name="ce1">
            <text:p>0.061543774</text:p>
          </table:table-cell>
          <table:table-cell office:value-type="float" office:value="3.3071491765136497E-2" table:style-name="ce1">
            <text:p>0.033071492</text:p>
          </table:table-cell>
          <table:table-cell office:value-type="float" office:value="4.6854109374092597E-3" table:style-name="ce1">
            <text:p>0.004685411</text:p>
          </table:table-cell>
          <table:table-cell office:value-type="float" office:value="4.5478807465874696E-3" table:style-name="ce1">
            <text:p>0.004547881</text:p>
          </table:table-cell>
          <table:table-cell office:value-type="float" office:value="-0.12039411984422577" table:formula="msoxl:=LN(AT71)-LN(AX71)" table:style-name="ce1">
            <text:p>-0.12039412</text:p>
          </table:table-cell>
          <table:table-cell office:value-type="float" office:value="-0.17296540758164802" table:formula="msoxl:=LN(AU71)-LN(AY71)" table:style-name="ce1">
            <text:p>-0.172965408</text:p>
          </table:table-cell>
          <table:table-cell office:value-type="float" office:value="-0.11363293914332306" table:formula="msoxl:=LN(AV71)-LN(AZ71)" table:style-name="ce1">
            <text:p>-0.113632939</text:p>
          </table:table-cell>
          <table:table-cell office:value-type="float" office:value="-0.10635602193557325" table:formula="msoxl:=LN(AW71)-LN(BA71)" table:style-name="ce1">
            <text:p>-0.106356022</text:p>
          </table:table-cell>
          <table:table-cell table:number-columns-repeated="4" table:style-name="ce1"/>
          <table:table-cell office:value-type="float" office:value="3.0763372305096848E-2" table:formula="msoxl:=BB71*ABS($BH$8)/ABS($BH$10)-BC71*ABS($BH$9)/ABS($BH$10)+BD71-BE71*ABS($BH$11)/ABS($BH$10)" table:style-name="ce1">
            <text:p>0.030763372</text:p>
          </table:table-cell>
          <table:table-cell table:number-columns-repeated="16322"/>
        </table:table-row>
        <table:table-row table:style-name="ro1">
          <table:table-cell office:value-type="float" office:value="196903" table:style-name="ce1">
            <text:p>196903</text:p>
          </table:table-cell>
          <table:table-cell office:value-type="float" office:value="1969" table:style-name="ce1">
            <text:p>1969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5.417999999999999" table:style-name="ce1">
            <text:p>25.418</text:p>
          </table:table-cell>
          <table:table-cell office:value-type="float" office:value="202.98599999999999" table:style-name="ce13">
            <text:p>203.0</text:p>
          </table:table-cell>
          <table:table-cell office:value-type="float" office:value="3236.25" table:style-name="ce1">
            <text:p>3236.25</text:p>
          </table:table-cell>
          <table:table-cell table:style-name="ce1"/>
          <table:table-cell office:value-type="float" office:value="0" table:formula="msoxl:=#N/A" table:style-name="ce13">
            <text:p>#N/A</text:p>
          </table:table-cell>
          <table:table-cell office:value-type="float" office:value="0" table:formula="msoxl:=LN(I72/I71)*100" table:style-name="ce1">
            <text:p>#N/A</text:p>
          </table:table-cell>
          <table:table-cell office:value-type="float" office:value="-0.17685773468665736" table:style-name="ce1">
            <text:p>-0.176857735</text:p>
          </table:table-cell>
          <table:table-cell table:style-name="ce13"/>
          <table:table-cell office:value-type="float" office:value="5.5539728394159429" table:style-name="ce1">
            <text:p>5.553972839</text:p>
          </table:table-cell>
          <table:table-cell office:value-type="float" office:value="5.5369430995711406" table:style-name="ce1">
            <text:p>5.5369431</text:p>
          </table:table-cell>
          <table:table-cell table:style-name="ce1"/>
          <table:table-cell office:value-type="float" office:value="3474.0072603877393" table:style-name="ce1">
            <text:p>3474.00726</text:p>
          </table:table-cell>
          <table:table-cell office:value-type="float" office:value="1799.3902536701403" table:style-name="ce1">
            <text:p>1799.390254</text:p>
          </table:table-cell>
          <table:table-cell table:style-name="ce1"/>
          <table:table-cell office:value-type="float" office:value="51612.763710474312" table:style-name="ce14">
            <text:p>51613</text:p>
          </table:table-cell>
          <table:table-cell office:value-type="float" office:value="13525.112506978498" table:style-name="ce14">
            <text:p>13525</text:p>
          </table:table-cell>
          <table:table-cell office:value-type="float" office:value="12066.776332097636" table:style-name="ce14">
            <text:p>12067</text:p>
          </table:table-cell>
          <table:table-cell office:value-type="float" office:value="18532.967114753355" table:style-name="ce14">
            <text:p>18533</text:p>
          </table:table-cell>
          <table:table-cell office:value-type="float" office:value="96782" table:style-name="ce14">
            <text:p>96782</text:p>
          </table:table-cell>
          <table:table-cell office:value-type="float" office:value="11928.726207113368" table:style-name="ce14">
            <text:p>11929</text:p>
          </table:table-cell>
          <table:table-cell office:value-type="float" office:value="63829.403190722493" table:style-name="ce14">
            <text:p>63829</text:p>
          </table:table-cell>
          <table:table-cell office:value-type="float" office:value="6965.2108632550526" table:style-name="ce14">
            <text:p>6965</text:p>
          </table:table-cell>
          <table:table-cell table:style-name="ce14"/>
          <table:table-cell office:value-type="float" office:value="1579.73851284585" table:style-name="ce14">
            <text:p>1580</text:p>
          </table:table-cell>
          <table:table-cell office:value-type="float" office:value="2058.26148715415" table:style-name="ce14">
            <text:p>2058</text:p>
          </table:table-cell>
          <table:table-cell office:value-type="float" office:value="413.11285090042304" table:style-name="ce14">
            <text:p>413</text:p>
          </table:table-cell>
          <table:table-cell office:value-type="float" office:value="169" table:style-name="ce14">
            <text:p>169</text:p>
          </table:table-cell>
          <table:table-cell office:value-type="float" office:value="721" table:style-name="ce14">
            <text:p>721</text:p>
          </table:table-cell>
          <table:table-cell office:value-type="float" office:value="415" table:style-name="ce14">
            <text:p>415</text:p>
          </table:table-cell>
          <table:table-cell office:value-type="float" office:value="1728" table:style-name="ce14">
            <text:p>1728</text:p>
          </table:table-cell>
          <table:table-cell office:value-type="float" office:value="131" table:style-name="ce14">
            <text:p>131</text:p>
          </table:table-cell>
          <table:table-cell table:style-name="ce1"/>
          <table:table-cell office:value-type="float" office:value="-1.1724833804086725" table:style-name="ce1">
            <text:p>-1.17248338</text:p>
          </table:table-cell>
          <table:table-cell office:value-type="float" office:value="-0.66951037967161897" table:style-name="ce1">
            <text:p>-0.66951038</text:p>
          </table:table-cell>
          <table:table-cell office:value-type="float" office:value="-0.9504101415173638" table:style-name="ce1">
            <text:p>-0.950410142</text:p>
          </table:table-cell>
          <table:table-cell office:value-type="float" office:value="1.7956112116375358" table:style-name="ce1">
            <text:p>1.795611212</text:p>
          </table:table-cell>
          <table:table-cell office:value-type="float" office:value="-3.9701679882233063" table:style-name="ce1">
            <text:p>-3.970167988</text:p>
          </table:table-cell>
          <table:table-cell office:value-type="float" office:value="-2.8541401717905308" table:style-name="ce1">
            <text:p>-2.854140172</text:p>
          </table:table-cell>
          <table:table-cell office:value-type="float" office:value="-1.9631946883464475" table:style-name="ce1">
            <text:p>-1.963194688</text:p>
          </table:table-cell>
          <table:table-cell office:value-type="float" office:value="1.5720224509800171" table:style-name="ce1">
            <text:p>1.572022451</text:p>
          </table:table-cell>
          <table:table-cell table:style-name="ce1"/>
          <table:table-cell office:value-type="float" office:value="5.5385505000000002E-2" table:style-name="ce1">
            <text:p>0.055385505</text:p>
          </table:table-cell>
          <table:table-cell office:value-type="float" office:value="2.8687371999999999E-2" table:style-name="ce1">
            <text:p>0.028687372</text:p>
          </table:table-cell>
          <table:table-cell office:value-type="float" office:value="4.1174200000000001E-3" table:style-name="ce1">
            <text:p>0.00411742</text:p>
          </table:table-cell>
          <table:table-cell office:value-type="float" office:value="4.0478900000000002E-3" table:style-name="ce1">
            <text:p>0.00404789</text:p>
          </table:table-cell>
          <table:table-cell office:value-type="float" office:value="6.1813671536097903E-2" table:style-name="ce1">
            <text:p>0.061813672</text:p>
          </table:table-cell>
          <table:table-cell office:value-type="float" office:value="3.34721771520127E-2" table:style-name="ce1">
            <text:p>0.033472177</text:p>
          </table:table-cell>
          <table:table-cell office:value-type="float" office:value="4.7137953114436103E-3" table:style-name="ce1">
            <text:p>0.004713795</text:p>
          </table:table-cell>
          <table:table-cell office:value-type="float" office:value="4.5850248612394704E-3" table:style-name="ce1">
            <text:p>0.004585025</text:p>
          </table:table-cell>
          <table:table-cell office:value-type="float" office:value="-0.1098066453450004" table:formula="msoxl:=LN(AT72)-LN(AX72)" table:style-name="ce1">
            <text:p>-0.109806645</text:p>
          </table:table-cell>
          <table:table-cell office:value-type="float" office:value="-0.15425753503468131" table:formula="msoxl:=LN(AU72)-LN(AY72)" table:style-name="ce1">
            <text:p>-0.154257535</text:p>
          </table:table-cell>
          <table:table-cell office:value-type="float" office:value="-0.1352666285393358" table:formula="msoxl:=LN(AV72)-LN(AZ72)" table:style-name="ce1">
            <text:p>-0.135266629</text:p>
          </table:table-cell>
          <table:table-cell office:value-type="float" office:value="-0.12459977028950853" table:formula="msoxl:=LN(AW72)-LN(BA72)" table:style-name="ce1">
            <text:p>-0.12459977</text:p>
          </table:table-cell>
          <table:table-cell table:number-columns-repeated="4" table:style-name="ce1"/>
          <table:table-cell office:value-type="float" office:value="2.4168043163033712E-2" table:formula="msoxl:=BB72*ABS($BH$8)/ABS($BH$10)-BC72*ABS($BH$9)/ABS($BH$10)+BD72-BE72*ABS($BH$11)/ABS($BH$10)" table:style-name="ce1">
            <text:p>0.024168043</text:p>
          </table:table-cell>
          <table:table-cell table:number-columns-repeated="16322"/>
        </table:table-row>
        <table:table-row table:style-name="ro1">
          <table:table-cell office:value-type="float" office:value="196904" table:style-name="ce1">
            <text:p>196904</text:p>
          </table:table-cell>
          <table:table-cell office:value-type="float" office:value="1969" table:style-name="ce1">
            <text:p>1969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25.716000000000001" table:style-name="ce1">
            <text:p>25.716</text:p>
          </table:table-cell>
          <table:table-cell office:value-type="float" office:value="203.584" table:style-name="ce13">
            <text:p>203.6</text:p>
          </table:table-cell>
          <table:table-cell office:value-type="float" office:value="3251.87" table:style-name="ce1">
            <text:p>3251.87</text:p>
          </table:table-cell>
          <table:table-cell table:style-name="ce1"/>
          <table:table-cell office:value-type="float" office:value="0" table:formula="msoxl:=#N/A" table:style-name="ce13">
            <text:p>#N/A</text:p>
          </table:table-cell>
          <table:table-cell office:value-type="float" office:value="0" table:formula="msoxl:=LN(I73/I72)*100" table:style-name="ce1">
            <text:p>#N/A</text:p>
          </table:table-cell>
          <table:table-cell office:value-type="float" office:value="0.81751305498313498" table:style-name="ce1">
            <text:p>0.817513055</text:p>
          </table:table-cell>
          <table:table-cell table:style-name="ce13"/>
          <table:table-cell office:value-type="float" office:value="5.5976796795966139" table:style-name="ce1">
            <text:p>5.59767968</text:p>
          </table:table-cell>
          <table:table-cell office:value-type="float" office:value="5.5356159696921114" table:style-name="ce1">
            <text:p>5.53561597</text:p>
          </table:table-cell>
          <table:table-cell table:style-name="ce1"/>
          <table:table-cell office:value-type="float" office:value="3522.0950953400602" table:style-name="ce1">
            <text:p>3522.095095</text:p>
          </table:table-cell>
          <table:table-cell office:value-type="float" office:value="1835.211577739627" table:style-name="ce1">
            <text:p>1835.211578</text:p>
          </table:table-cell>
          <table:table-cell table:style-name="ce1"/>
          <table:table-cell office:value-type="float" office:value="53334.718873517792" table:style-name="ce14">
            <text:p>53335</text:p>
          </table:table-cell>
          <table:table-cell office:value-type="float" office:value="11799.29664793208" table:style-name="ce14">
            <text:p>11799</text:p>
          </table:table-cell>
          <table:table-cell office:value-type="float" office:value="12526.58342054244" table:style-name="ce14">
            <text:p>12527</text:p>
          </table:table-cell>
          <table:table-cell office:value-type="float" office:value="18141" table:style-name="ce14">
            <text:p>18141</text:p>
          </table:table-cell>
          <table:table-cell office:value-type="float" office:value="97938" table:style-name="ce14">
            <text:p>97938</text:p>
          </table:table-cell>
          <table:table-cell office:value-type="float" office:value="11718" table:style-name="ce14">
            <text:p>11718</text:p>
          </table:table-cell>
          <table:table-cell office:value-type="float" office:value="66780.574180918047" table:style-name="ce14">
            <text:p>66781</text:p>
          </table:table-cell>
          <table:table-cell office:value-type="float" office:value="6953" table:style-name="ce14">
            <text:p>6953</text:p>
          </table:table-cell>
          <table:table-cell table:style-name="ce14"/>
          <table:table-cell office:value-type="float" office:value="1721.9551630434783" table:style-name="ce14">
            <text:p>1722</text:p>
          </table:table-cell>
          <table:table-cell office:value-type="float" office:value="-1636.9551630434783" table:style-name="ce14">
            <text:p>-1637</text:p>
          </table:table-cell>
          <table:table-cell office:value-type="float" office:value="558.55333024364313" table:style-name="ce14">
            <text:p>559</text:p>
          </table:table-cell>
          <table:table-cell office:value-type="float" office:value="492" table:style-name="ce14">
            <text:p>492</text:p>
          </table:table-cell>
          <table:table-cell office:value-type="float" office:value="1156" table:style-name="ce14">
            <text:p>1156</text:p>
          </table:table-cell>
          <table:table-cell office:value-type="float" office:value="91" table:style-name="ce14">
            <text:p>91</text:p>
          </table:table-cell>
          <table:table-cell office:value-type="float" office:value="677" table:style-name="ce14">
            <text:p>677</text:p>
          </table:table-cell>
          <table:table-cell office:value-type="float" office:value="48" table:style-name="ce14">
            <text:p>48</text:p>
          </table:table-cell>
          <table:table-cell table:style-name="ce1"/>
          <table:table-cell office:value-type="float" office:value="6.698130064066679" table:style-name="ce1">
            <text:p>6.698130064</text:p>
          </table:table-cell>
          <table:table-cell office:value-type="float" office:value="4.8888721176125616" table:style-name="ce1">
            <text:p>4.888872118</text:p>
          </table:table-cell>
          <table:table-cell office:value-type="float" office:value="1.3947716777375241" table:style-name="ce1">
            <text:p>1.394771678</text:p>
          </table:table-cell>
          <table:table-cell office:value-type="float" office:value="1.9391842189219737" table:style-name="ce1">
            <text:p>1.939184219</text:p>
          </table:table-cell>
          <table:table-cell office:value-type="float" office:value="-0.30837494075198174" table:style-name="ce1">
            <text:p>-0.308374941</text:p>
          </table:table-cell>
          <table:table-cell office:value-type="float" office:value="-0.22168968894629337" table:style-name="ce1">
            <text:p>-0.221689689</text:p>
          </table:table-cell>
          <table:table-cell office:value-type="float" office:value="1.0965570725849374" table:style-name="ce1">
            <text:p>1.096557073</text:p>
          </table:table-cell>
          <table:table-cell office:value-type="float" office:value="1.7218216071593913" table:style-name="ce1">
            <text:p>1.721821607</text:p>
          </table:table-cell>
          <table:table-cell table:style-name="ce1"/>
          <table:table-cell office:value-type="float" office:value="5.6704165000000001E-2" table:style-name="ce1">
            <text:p>0.056704165</text:p>
          </table:table-cell>
          <table:table-cell office:value-type="float" office:value="2.9546091E-2" table:style-name="ce1">
            <text:p>0.029546091</text:p>
          </table:table-cell>
          <table:table-cell office:value-type="float" office:value="4.3436500000000001E-3" table:style-name="ce1">
            <text:p>0.00434365</text:p>
          </table:table-cell>
          <table:table-cell office:value-type="float" office:value="4.0822699999999998E-3" table:style-name="ce1">
            <text:p>0.00408227</text:p>
          </table:table-cell>
          <table:table-cell office:value-type="float" office:value="6.20898384149653E-2" table:style-name="ce1">
            <text:p>0.062089838</text:p>
          </table:table-cell>
          <table:table-cell office:value-type="float" office:value="3.3880180438607403E-2" table:style-name="ce1">
            <text:p>0.03388018</text:p>
          </table:table-cell>
          <table:table-cell office:value-type="float" office:value="4.7422852818968702E-3" table:style-name="ce1">
            <text:p>0.004742285</text:p>
          </table:table-cell>
          <table:table-cell office:value-type="float" office:value="4.6224905829333899E-3" table:style-name="ce1">
            <text:p>0.004622491</text:p>
          </table:table-cell>
          <table:table-cell office:value-type="float" office:value="-9.0734678114890777E-2" table:formula="msoxl:=LN(AT73)-LN(AX73)" table:style-name="ce1">
            <text:p>-0.090734678</text:p>
          </table:table-cell>
          <table:table-cell office:value-type="float" office:value="-0.13687874474671702" table:formula="msoxl:=LN(AU73)-LN(AY73)" table:style-name="ce1">
            <text:p>-0.136878745</text:p>
          </table:table-cell>
          <table:table-cell office:value-type="float" office:value="-8.780413802034559E-2" table:formula="msoxl:=LN(AV73)-LN(AZ73)" table:style-name="ce1">
            <text:p>-0.087804138</text:p>
          </table:table-cell>
          <table:table-cell office:value-type="float" office:value="-0.12428044080608736" table:formula="msoxl:=LN(AW73)-LN(BA73)" table:style-name="ce1">
            <text:p>-0.124280441</text:p>
          </table:table-cell>
          <table:table-cell table:number-columns-repeated="4" table:style-name="ce1"/>
          <table:table-cell office:value-type="float" office:value="7.4459881517731225E-2" table:formula="msoxl:=BB73*ABS($BH$8)/ABS($BH$10)-BC73*ABS($BH$9)/ABS($BH$10)+BD73-BE73*ABS($BH$11)/ABS($BH$10)" table:style-name="ce1">
            <text:p>0.074459882</text:p>
          </table:table-cell>
          <table:table-cell table:number-columns-repeated="16322"/>
        </table:table-row>
        <table:table-row table:style-name="ro1">
          <table:table-cell office:value-type="float" office:value="197001" table:style-name="ce1">
            <text:p>197001</text:p>
          </table:table-cell>
          <table:table-cell office:value-type="float" office:value="1970" table:style-name="ce1">
            <text:p>197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6.018000000000001" table:style-name="ce1">
            <text:p>26.018</text:p>
          </table:table-cell>
          <table:table-cell office:value-type="float" office:value="204.08600000000001" table:style-name="ce13">
            <text:p>204.1</text:p>
          </table:table-cell>
          <table:table-cell office:value-type="float" office:value="3268.7" table:style-name="ce1">
            <text:p>3268.7</text:p>
          </table:table-cell>
          <table:table-cell table:style-name="ce1"/>
          <table:table-cell office:value-type="float" office:value="0" table:formula="msoxl:=#N/A" table:style-name="ce13">
            <text:p>#N/A</text:p>
          </table:table-cell>
          <table:table-cell office:value-type="float" office:value="0" table:formula="msoxl:=LN(I74/I73)*100" table:style-name="ce1">
            <text:p>#N/A</text:p>
          </table:table-cell>
          <table:table-cell office:value-type="float" office:value="0.12214099673501456" table:style-name="ce1">
            <text:p>0.122140997</text:p>
          </table:table-cell>
          <table:table-cell table:style-name="ce13"/>
          <table:table-cell office:value-type="float" office:value="5.5905963651666761" table:style-name="ce1">
            <text:p>5.590596365</text:p>
          </table:table-cell>
          <table:table-cell office:value-type="float" office:value="5.5289826779363516" table:style-name="ce1">
            <text:p>5.528982678</text:p>
          </table:table-cell>
          <table:table-cell table:style-name="ce1"/>
          <table:table-cell office:value-type="float" office:value="3486.8993020973526" table:style-name="ce1">
            <text:p>3486.899302</text:p>
          </table:table-cell>
          <table:table-cell office:value-type="float" office:value="1809.2017671081567" table:style-name="ce1">
            <text:p>1809.201767</text:p>
          </table:table-cell>
          <table:table-cell table:style-name="ce1"/>
          <table:table-cell office:value-type="float" office:value="52089.012475296448" table:style-name="ce14">
            <text:p>52089</text:p>
          </table:table-cell>
          <table:table-cell office:value-type="float" office:value="13822.931039160221" table:style-name="ce14">
            <text:p>13823</text:p>
          </table:table-cell>
          <table:table-cell office:value-type="float" office:value="13189.373770811706" table:style-name="ce14">
            <text:p>13189</text:p>
          </table:table-cell>
          <table:table-cell office:value-type="float" office:value="17576.153269606777" table:style-name="ce14">
            <text:p>17576</text:p>
          </table:table-cell>
          <table:table-cell office:value-type="float" office:value="98119" table:style-name="ce14">
            <text:p>98119</text:p>
          </table:table-cell>
          <table:table-cell office:value-type="float" office:value="11728.592219486771" table:style-name="ce14">
            <text:p>11729</text:p>
          </table:table-cell>
          <table:table-cell office:value-type="float" office:value="68163.568904746309" table:style-name="ce14">
            <text:p>68164</text:p>
          </table:table-cell>
          <table:table-cell office:value-type="float" office:value="6935.0378469795942" table:style-name="ce14">
            <text:p>6935</text:p>
          </table:table-cell>
          <table:table-cell table:style-name="ce14"/>
          <table:table-cell office:value-type="float" office:value="-1245.706398221344" table:style-name="ce14">
            <text:p>-1246</text:p>
          </table:table-cell>
          <table:table-cell office:value-type="float" office:value="2456.706398221344" table:style-name="ce14">
            <text:p>2457</text:p>
          </table:table-cell>
          <table:table-cell office:value-type="float" office:value="900.49318061440533" table:style-name="ce14">
            <text:p>900</text:p>
          </table:table-cell>
          <table:table-cell office:value-type="float" office:value="-86" table:style-name="ce14">
            <text:p>-86</text:p>
          </table:table-cell>
          <table:table-cell office:value-type="float" office:value="181" table:style-name="ce14">
            <text:p>181</text:p>
          </table:table-cell>
          <table:table-cell office:value-type="float" office:value="282" table:style-name="ce14">
            <text:p>282</text:p>
          </table:table-cell>
          <table:table-cell office:value-type="float" office:value="2230" table:style-name="ce14">
            <text:p>2230</text:p>
          </table:table-cell>
          <table:table-cell office:value-type="float" office:value="24" table:style-name="ce14">
            <text:p>24</text:p>
          </table:table-cell>
          <table:table-cell table:style-name="ce1"/>
          <table:table-cell office:value-type="float" office:value="-0.58970901181303348" table:style-name="ce1">
            <text:p>-0.589709012</text:p>
          </table:table-cell>
          <table:table-cell office:value-type="float" office:value="-1.1425008188333496" table:style-name="ce1">
            <text:p>-1.142500819</text:p>
          </table:table-cell>
          <table:table-cell office:value-type="float" office:value="-0.52923942381862255" table:style-name="ce1">
            <text:p>-0.529239424</text:p>
          </table:table-cell>
          <table:table-cell office:value-type="float" office:value="1.897654674762004" table:style-name="ce1">
            <text:p>1.897654675</text:p>
          </table:table-cell>
          <table:table-cell office:value-type="float" office:value="-1.7847919138131811" table:style-name="ce1">
            <text:p>-1.784791914</text:p>
          </table:table-cell>
          <table:table-cell office:value-type="float" office:value="-1.2830807952236665" table:style-name="ce1">
            <text:p>-1.283080795</text:p>
          </table:table-cell>
          <table:table-cell office:value-type="float" office:value="-1.9994186680015662" table:style-name="ce1">
            <text:p>-1.999418668</text:p>
          </table:table-cell>
          <table:table-cell office:value-type="float" office:value="1.8591270488826726" table:style-name="ce1">
            <text:p>1.859127049</text:p>
          </table:table-cell>
          <table:table-cell table:style-name="ce1"/>
          <table:table-cell office:value-type="float" office:value="5.6643681000000001E-2" table:style-name="ce1">
            <text:p>0.056643681</text:p>
          </table:table-cell>
          <table:table-cell office:value-type="float" office:value="2.9389965000000001E-2" table:style-name="ce1">
            <text:p>0.029389965</text:p>
          </table:table-cell>
          <table:table-cell office:value-type="float" office:value="4.3518799999999998E-3" table:style-name="ce1">
            <text:p>0.00435188</text:p>
          </table:table-cell>
          <table:table-cell office:value-type="float" office:value="4.0918400000000002E-3" table:style-name="ce1">
            <text:p>0.00409184</text:p>
          </table:table-cell>
          <table:table-cell office:value-type="float" office:value="6.2372384640329501E-2" table:style-name="ce1">
            <text:p>0.062372385</text:p>
          </table:table-cell>
          <table:table-cell office:value-type="float" office:value="3.4295654624339499E-2" table:style-name="ce1">
            <text:p>0.034295655</text:p>
          </table:table-cell>
          <table:table-cell office:value-type="float" office:value="4.7708735948507903E-3" table:style-name="ce1">
            <text:p>0.004770874</text:p>
          </table:table-cell>
          <table:table-cell office:value-type="float" office:value="4.6602722288088703E-3" table:style-name="ce1">
            <text:p>0.004660272</text:p>
          </table:table-cell>
          <table:table-cell office:value-type="float" office:value="-9.634218689813201E-2" table:formula="msoxl:=LN(AT74)-LN(AX74)" table:style-name="ce1">
            <text:p>-0.096342187</text:p>
          </table:table-cell>
          <table:table-cell office:value-type="float" office:value="-0.15436536926047006" table:formula="msoxl:=LN(AU74)-LN(AY74)" table:style-name="ce1">
            <text:p>-0.154365369</text:p>
          </table:table-cell>
          <table:table-cell office:value-type="float" office:value="-9.1921496062028929E-2" table:formula="msoxl:=LN(AV74)-LN(AZ74)" table:style-name="ce1">
            <text:p>-0.091921496</text:p>
          </table:table-cell>
          <table:table-cell office:value-type="float" office:value="-0.13007911798993987" table:formula="msoxl:=LN(AW74)-LN(BA74)" table:style-name="ce1">
            <text:p>-0.130079118</text:p>
          </table:table-cell>
          <table:table-cell table:number-columns-repeated="4" table:style-name="ce1"/>
          <table:table-cell office:value-type="float" office:value="8.5073717037782298E-2" table:formula="msoxl:=BB74*ABS($BH$8)/ABS($BH$10)-BC74*ABS($BH$9)/ABS($BH$10)+BD74-BE74*ABS($BH$11)/ABS($BH$10)" table:style-name="ce1">
            <text:p>0.085073717</text:p>
          </table:table-cell>
          <table:table-cell table:number-columns-repeated="16322"/>
        </table:table-row>
        <table:table-row table:style-name="ro1">
          <table:table-cell office:value-type="float" office:value="197002" table:style-name="ce1">
            <text:p>197002</text:p>
          </table:table-cell>
          <table:table-cell office:value-type="float" office:value="1970" table:style-name="ce1">
            <text:p>197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6.303999999999998" table:style-name="ce1">
            <text:p>26.304</text:p>
          </table:table-cell>
          <table:table-cell office:value-type="float" office:value="204.721" table:style-name="ce13">
            <text:p>204.7</text:p>
          </table:table-cell>
          <table:table-cell office:value-type="float" office:value="3183.61" table:style-name="ce1">
            <text:p>3183.61</text:p>
          </table:table-cell>
          <table:table-cell table:style-name="ce1"/>
          <table:table-cell office:value-type="float" office:value="0" table:formula="msoxl:=#N/A" table:style-name="ce13">
            <text:p>#N/A</text:p>
          </table:table-cell>
          <table:table-cell office:value-type="float" office:value="0" table:formula="msoxl:=LN(I75/I74)*100" table:style-name="ce1">
            <text:p>#N/A</text:p>
          </table:table-cell>
          <table:table-cell office:value-type="float" office:value="1.5747551992444251" table:style-name="ce1">
            <text:p>1.574755199</text:p>
          </table:table-cell>
          <table:table-cell table:style-name="ce13"/>
          <table:table-cell office:value-type="float" office:value="5.6395569014916402" table:style-name="ce1">
            <text:p>5.639556901</text:p>
          </table:table-cell>
          <table:table-cell office:value-type="float" office:value="5.546224961699421" table:style-name="ce1">
            <text:p>5.546224962</text:p>
          </table:table-cell>
          <table:table-cell table:style-name="ce1"/>
          <table:table-cell office:value-type="float" office:value="3346.6193318286905" table:style-name="ce1">
            <text:p>3346.619332</text:p>
          </table:table-cell>
          <table:table-cell office:value-type="float" office:value="1728.2043546475925" table:style-name="ce1">
            <text:p>1728.204355</text:p>
          </table:table-cell>
          <table:table-cell table:style-name="ce1"/>
          <table:table-cell office:value-type="float" office:value="51441.50592885376" table:style-name="ce14">
            <text:p>51442</text:p>
          </table:table-cell>
          <table:table-cell office:value-type="float" office:value="16206.32101271968" table:style-name="ce14">
            <text:p>16206</text:p>
          </table:table-cell>
          <table:table-cell office:value-type="float" office:value="11747.077013615306" table:style-name="ce14">
            <text:p>11747</text:p>
          </table:table-cell>
          <table:table-cell office:value-type="float" office:value="14166.156931449346" table:style-name="ce14">
            <text:p>14166</text:p>
          </table:table-cell>
          <table:table-cell office:value-type="float" office:value="98236" table:style-name="ce14">
            <text:p>98236</text:p>
          </table:table-cell>
          <table:table-cell office:value-type="float" office:value="11677.945014313209" table:style-name="ce14">
            <text:p>11678</text:p>
          </table:table-cell>
          <table:table-cell office:value-type="float" office:value="63869.109306112521" table:style-name="ce14">
            <text:p>63869</text:p>
          </table:table-cell>
          <table:table-cell office:value-type="float" office:value="6047.7669986557858" table:style-name="ce14">
            <text:p>6048</text:p>
          </table:table-cell>
          <table:table-cell table:style-name="ce14"/>
          <table:table-cell office:value-type="float" office:value="-647.50654644268798" table:style-name="ce14">
            <text:p>-648</text:p>
          </table:table-cell>
          <table:table-cell office:value-type="float" office:value="2284.506546442688" table:style-name="ce14">
            <text:p>2285</text:p>
          </table:table-cell>
          <table:table-cell office:value-type="float" office:value="346.58156779660959" table:style-name="ce14">
            <text:p>347</text:p>
          </table:table-cell>
          <table:table-cell office:value-type="float" office:value="-94" table:style-name="ce14">
            <text:p>-94</text:p>
          </table:table-cell>
          <table:table-cell office:value-type="float" office:value="117" table:style-name="ce14">
            <text:p>117</text:p>
          </table:table-cell>
          <table:table-cell office:value-type="float" office:value="-58" table:style-name="ce14">
            <text:p>-58</text:p>
          </table:table-cell>
          <table:table-cell office:value-type="float" office:value="2617" table:style-name="ce14">
            <text:p>2617</text:p>
          </table:table-cell>
          <table:table-cell office:value-type="float" office:value="-22" table:style-name="ce14">
            <text:p>-22</text:p>
          </table:table-cell>
          <table:table-cell table:style-name="ce1"/>
          <table:table-cell office:value-type="float" office:value="-12.892453868075751" table:style-name="ce1">
            <text:p>-12.89245387</text:p>
          </table:table-cell>
          <table:table-cell office:value-type="float" office:value="-11.057887212084928" table:style-name="ce1">
            <text:p>-11.05788721</text:p>
          </table:table-cell>
          <table:table-cell office:value-type="float" office:value="1.9398844168243037" table:style-name="ce1">
            <text:p>1.939884417</text:p>
          </table:table-cell>
          <table:table-cell office:value-type="float" office:value="1.672453909502581" table:style-name="ce1">
            <text:p>1.67245391</text:p>
          </table:table-cell>
          <table:table-cell office:value-type="float" office:value="-19.880711948227408" table:style-name="ce1">
            <text:p>-19.88071195</text:p>
          </table:table-cell>
          <table:table-cell office:value-type="float" office:value="-14.292175742574726" table:style-name="ce1">
            <text:p>-14.29217574</text:p>
          </table:table-cell>
          <table:table-cell office:value-type="float" office:value="2.60803571721025" table:style-name="ce1">
            <text:p>2.608035717</text:p>
          </table:table-cell>
          <table:table-cell office:value-type="float" office:value="1.623617216009553" table:style-name="ce1">
            <text:p>1.623617216</text:p>
          </table:table-cell>
          <table:table-cell table:style-name="ce1"/>
          <table:table-cell office:value-type="float" office:value="5.6607065999999998E-2" table:style-name="ce1">
            <text:p>0.056607066</text:p>
          </table:table-cell>
          <table:table-cell office:value-type="float" office:value="2.9232060000000001E-2" table:style-name="ce1">
            <text:p>0.02923206</text:p>
          </table:table-cell>
          <table:table-cell office:value-type="float" office:value="4.75875E-3" table:style-name="ce1">
            <text:p>0.00475875</text:p>
          </table:table-cell>
          <table:table-cell office:value-type="float" office:value="4.3347000000000004E-3" table:style-name="ce1">
            <text:p>0.0043347</text:p>
          </table:table-cell>
          <table:table-cell office:value-type="float" office:value="6.2661420814905999E-2" table:style-name="ce1">
            <text:p>0.062661421</text:p>
          </table:table-cell>
          <table:table-cell office:value-type="float" office:value="3.4718754390215399E-2" table:style-name="ce1">
            <text:p>0.034718754</text:p>
          </table:table-cell>
          <table:table-cell office:value-type="float" office:value="4.7995526447779397E-3" table:style-name="ce1">
            <text:p>0.004799553</text:p>
          </table:table-cell>
          <table:table-cell office:value-type="float" office:value="4.6983636189482803E-3" table:style-name="ce1">
            <text:p>0.004698364</text:p>
          </table:table-cell>
          <table:table-cell office:value-type="float" office:value="-0.10161214185094369" table:formula="msoxl:=LN(AT75)-LN(AX75)" table:style-name="ce1">
            <text:p>-0.101612142</text:p>
          </table:table-cell>
          <table:table-cell office:value-type="float" office:value="-0.17201396111204348" table:formula="msoxl:=LN(AU75)-LN(AY75)" table:style-name="ce1">
            <text:p>-0.172013961</text:p>
          </table:table-cell>
          <table:table-cell office:value-type="float" office:value="-8.5376858513823706E-3" table:formula="msoxl:=LN(AV75)-LN(AZ75)" table:style-name="ce1">
            <text:p>-0.008537686</text:p>
          </table:table-cell>
          <table:table-cell office:value-type="float" office:value="-8.0561878225340777E-2" table:formula="msoxl:=LN(AW75)-LN(BA75)" table:style-name="ce1">
            <text:p>-0.080561878</text:p>
          </table:table-cell>
          <table:table-cell table:number-columns-repeated="4" table:style-name="ce1"/>
          <table:table-cell office:value-type="float" office:value="0.12274111153490846" table:formula="msoxl:=BB75*ABS($BH$8)/ABS($BH$10)-BC75*ABS($BH$9)/ABS($BH$10)+BD75-BE75*ABS($BH$11)/ABS($BH$10)" table:style-name="ce1">
            <text:p>0.122741112</text:p>
          </table:table-cell>
          <table:table-cell table:number-columns-repeated="16322"/>
        </table:table-row>
        <table:table-row table:style-name="ro1">
          <table:table-cell office:value-type="float" office:value="197003" table:style-name="ce1">
            <text:p>197003</text:p>
          </table:table-cell>
          <table:table-cell office:value-type="float" office:value="1970" table:style-name="ce1">
            <text:p>197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6.562000000000001" table:style-name="ce1">
            <text:p>26.562</text:p>
          </table:table-cell>
          <table:table-cell office:value-type="float" office:value="205.41900000000001" table:style-name="ce13">
            <text:p>205.4</text:p>
          </table:table-cell>
          <table:table-cell office:value-type="float" office:value="3296.71" table:style-name="ce1">
            <text:p>3296.71</text:p>
          </table:table-cell>
          <table:table-cell table:style-name="ce1"/>
          <table:table-cell office:value-type="float" office:value="0" table:formula="msoxl:=#N/A" table:style-name="ce13">
            <text:p>#N/A</text:p>
          </table:table-cell>
          <table:table-cell office:value-type="float" office:value="0" table:formula="msoxl:=LN(I76/I75)*100" table:style-name="ce1">
            <text:p>#N/A</text:p>
          </table:table-cell>
          <table:table-cell office:value-type="float" office:value="0.61878852696897979" table:style-name="ce1">
            <text:p>0.618788527</text:p>
          </table:table-cell>
          <table:table-cell table:style-name="ce13"/>
          <table:table-cell office:value-type="float" office:value="5.6214297889547726" table:style-name="ce1">
            <text:p>5.621429789</text:p>
          </table:table-cell>
          <table:table-cell office:value-type="float" office:value="5.5545668437256452" table:style-name="ce1">
            <text:p>5.554566844</text:p>
          </table:table-cell>
          <table:table-cell table:style-name="ce1"/>
          <table:table-cell office:value-type="float" office:value="3448.4541998701629" table:style-name="ce1">
            <text:p>3448.4542</text:p>
          </table:table-cell>
          <table:table-cell office:value-type="float" office:value="1811.5951741450481" table:style-name="ce1">
            <text:p>1811.595174</text:p>
          </table:table-cell>
          <table:table-cell table:style-name="ce1"/>
          <table:table-cell office:value-type="float" office:value="49638.075963438736" table:style-name="ce14">
            <text:p>49638</text:p>
          </table:table-cell>
          <table:table-cell office:value-type="float" office:value="19705.861834448748" table:style-name="ce14">
            <text:p>19706</text:p>
          </table:table-cell>
          <table:table-cell office:value-type="float" office:value="13655.051066149714" table:style-name="ce14">
            <text:p>13655</text:p>
          </table:table-cell>
          <table:table-cell office:value-type="float" office:value="16807.988852051429" table:style-name="ce14">
            <text:p>16808</text:p>
          </table:table-cell>
          <table:table-cell office:value-type="float" office:value="97537" table:style-name="ce14">
            <text:p>97537</text:p>
          </table:table-cell>
          <table:table-cell office:value-type="float" office:value="12255.73055249354" table:style-name="ce14">
            <text:p>12256</text:p>
          </table:table-cell>
          <table:table-cell office:value-type="float" office:value="70468.050882826079" table:style-name="ce14">
            <text:p>70468</text:p>
          </table:table-cell>
          <table:table-cell office:value-type="float" office:value="6547.5864529451319" table:style-name="ce14">
            <text:p>6548</text:p>
          </table:table-cell>
          <table:table-cell table:style-name="ce14"/>
          <table:table-cell office:value-type="float" office:value="-1803.42996541502" table:style-name="ce14">
            <text:p>-1803</text:p>
          </table:table-cell>
          <table:table-cell office:value-type="float" office:value="3188.42996541502" table:style-name="ce14">
            <text:p>3188</text:p>
          </table:table-cell>
          <table:table-cell office:value-type="float" office:value="563.19504766949058" table:style-name="ce14">
            <text:p>563</text:p>
          </table:table-cell>
          <table:table-cell office:value-type="float" office:value="386" table:style-name="ce14">
            <text:p>386</text:p>
          </table:table-cell>
          <table:table-cell office:value-type="float" office:value="-699" table:style-name="ce14">
            <text:p>-699</text:p>
          </table:table-cell>
          <table:table-cell office:value-type="float" office:value="396" table:style-name="ce14">
            <text:p>396</text:p>
          </table:table-cell>
          <table:table-cell office:value-type="float" office:value="1755" table:style-name="ce14">
            <text:p>1755</text:p>
          </table:table-cell>
          <table:table-cell office:value-type="float" office:value="121" table:style-name="ce14">
            <text:p>121</text:p>
          </table:table-cell>
          <table:table-cell table:style-name="ce1"/>
          <table:table-cell office:value-type="float" office:value="6.3767579400505428" table:style-name="ce1">
            <text:p>6.37675794</text:p>
          </table:table-cell>
          <table:table-cell office:value-type="float" office:value="8.0489882468840559" table:style-name="ce1">
            <text:p>8.048988247</text:p>
          </table:table-cell>
          <table:table-cell office:value-type="float" office:value="3.4143269478176683" table:style-name="ce1">
            <text:p>3.414326948</text:p>
          </table:table-cell>
          <table:table-cell office:value-type="float" office:value="1.6698613457560525" table:style-name="ce1">
            <text:p>1.669861346</text:p>
          </table:table-cell>
          <table:table-cell office:value-type="float" office:value="15.629099049352504" table:style-name="ce1">
            <text:p>15.62909905</text:p>
          </table:table-cell>
          <table:table-cell office:value-type="float" office:value="11.235705788261265" table:style-name="ce1">
            <text:p>11.23570579</text:p>
          </table:table-cell>
          <table:table-cell office:value-type="float" office:value="3.7578442052756564" table:style-name="ce1">
            <text:p>3.757844205</text:p>
          </table:table-cell>
          <table:table-cell office:value-type="float" office:value="1.6306446229426883" table:style-name="ce1">
            <text:p>1.630644623</text:p>
          </table:table-cell>
          <table:table-cell table:style-name="ce1"/>
          <table:table-cell office:value-type="float" office:value="5.7074892000000002E-2" table:style-name="ce1">
            <text:p>0.057074892</text:p>
          </table:table-cell>
          <table:table-cell office:value-type="float" office:value="2.9983462999999998E-2" table:style-name="ce1">
            <text:p>0.029983463</text:p>
          </table:table-cell>
          <table:table-cell office:value-type="float" office:value="4.5727399999999996E-3" table:style-name="ce1">
            <text:p>0.00457274</text:p>
          </table:table-cell>
          <table:table-cell office:value-type="float" office:value="4.2769899999999996E-3" table:style-name="ce1">
            <text:p>0.00427699</text:p>
          </table:table-cell>
          <table:table-cell office:value-type="float" office:value="6.2957057620902299E-2" table:style-name="ce1">
            <text:p>0.062957058</text:p>
          </table:table-cell>
          <table:table-cell office:value-type="float" office:value="3.51496358161692E-2" table:style-name="ce1">
            <text:p>0.035149636</text:p>
          </table:table-cell>
          <table:table-cell office:value-type="float" office:value="4.8283144595733796E-3" table:style-name="ce1">
            <text:p>0.004828314</text:p>
          </table:table-cell>
          <table:table-cell office:value-type="float" office:value="4.7367580494072801E-3" table:style-name="ce1">
            <text:p>0.004736758</text:p>
          </table:table-cell>
          <table:table-cell office:value-type="float" office:value="-9.808856874748173E-2" table:formula="msoxl:=LN(AT76)-LN(AX76)" table:style-name="ce1">
            <text:p>-0.098088569</text:p>
          </table:table-cell>
          <table:table-cell office:value-type="float" office:value="-0.15896826101045569" table:formula="msoxl:=LN(AU76)-LN(AY76)" table:style-name="ce1">
            <text:p>-0.158968261</text:p>
          </table:table-cell>
          <table:table-cell office:value-type="float" office:value="-5.4384845982311525E-2" table:formula="msoxl:=LN(AV76)-LN(AZ76)" table:style-name="ce1">
            <text:p>-0.054384846</text:p>
          </table:table-cell>
          <table:table-cell office:value-type="float" office:value="-0.10210345472665505" table:formula="msoxl:=LN(AW76)-LN(BA76)" table:style-name="ce1">
            <text:p>-0.102103455</text:p>
          </table:table-cell>
          <table:table-cell table:number-columns-repeated="4" table:style-name="ce1"/>
          <table:table-cell office:value-type="float" office:value="9.3801166261040653E-2" table:formula="msoxl:=BB76*ABS($BH$8)/ABS($BH$10)-BC76*ABS($BH$9)/ABS($BH$10)+BD76-BE76*ABS($BH$11)/ABS($BH$10)" table:style-name="ce1">
            <text:p>0.093801166</text:p>
          </table:table-cell>
          <table:table-cell table:number-columns-repeated="16322"/>
        </table:table-row>
        <table:table-row table:style-name="ro1">
          <table:table-cell office:value-type="float" office:value="197004" table:style-name="ce1">
            <text:p>197004</text:p>
          </table:table-cell>
          <table:table-cell office:value-type="float" office:value="1970" table:style-name="ce1">
            <text:p>1970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26.91" table:style-name="ce1">
            <text:p>26.91</text:p>
          </table:table-cell>
          <table:table-cell office:value-type="float" office:value="206.13" table:style-name="ce13">
            <text:p>206.1</text:p>
          </table:table-cell>
          <table:table-cell office:value-type="float" office:value="3410.61" table:style-name="ce1">
            <text:p>3410.61</text:p>
          </table:table-cell>
          <table:table-cell table:style-name="ce1"/>
          <table:table-cell office:value-type="float" office:value="0" table:formula="msoxl:=#N/A" table:style-name="ce13">
            <text:p>#N/A</text:p>
          </table:table-cell>
          <table:table-cell office:value-type="float" office:value="0" table:formula="msoxl:=LN(I77/I76)*100" table:style-name="ce1">
            <text:p>#N/A</text:p>
          </table:table-cell>
          <table:table-cell office:value-type="float" office:value="0.34471491385373121" table:style-name="ce1">
            <text:p>0.344714914</text:p>
          </table:table-cell>
          <table:table-cell table:style-name="ce13"/>
          <table:table-cell office:value-type="float" office:value="5.6181379675779786" table:style-name="ce1">
            <text:p>5.618137968</text:p>
          </table:table-cell>
          <table:table-cell office:value-type="float" office:value="5.5643434859793786" table:style-name="ce1">
            <text:p>5.564343486</text:p>
          </table:table-cell>
          <table:table-cell table:style-name="ce1"/>
          <table:table-cell office:value-type="float" office:value="3454.9603113020944" table:style-name="ce1">
            <text:p>3454.960311</text:p>
          </table:table-cell>
          <table:table-cell office:value-type="float" office:value="1876.1834181174627" table:style-name="ce1">
            <text:p>1876.183418</text:p>
          </table:table-cell>
          <table:table-cell table:style-name="ce1"/>
          <table:table-cell office:value-type="float" office:value="45982.445775691696" table:style-name="ce14">
            <text:p>45982</text:p>
          </table:table-cell>
          <table:table-cell office:value-type="float" office:value="23953.497908371068" table:style-name="ce14">
            <text:p>23953</text:p>
          </table:table-cell>
          <table:table-cell office:value-type="float" office:value="15024.056458160601" table:style-name="ce14">
            <text:p>15024</text:p>
          </table:table-cell>
          <table:table-cell office:value-type="float" office:value="18689" table:style-name="ce14">
            <text:p>18689</text:p>
          </table:table-cell>
          <table:table-cell office:value-type="float" office:value="97741" table:style-name="ce14">
            <text:p>97741</text:p>
          </table:table-cell>
          <table:table-cell office:value-type="float" office:value="14397" table:style-name="ce14">
            <text:p>14397</text:p>
          </table:table-cell>
          <table:table-cell office:value-type="float" office:value="71595.20774947734" table:style-name="ce14">
            <text:p>71595</text:p>
          </table:table-cell>
          <table:table-cell office:value-type="float" office:value="6573" table:style-name="ce14">
            <text:p>6573</text:p>
          </table:table-cell>
          <table:table-cell table:style-name="ce14"/>
          <table:table-cell office:value-type="float" office:value="-3655.630187747036" table:style-name="ce14">
            <text:p>-3656</text:p>
          </table:table-cell>
          <table:table-cell office:value-type="float" office:value="3620.6301877470355" table:style-name="ce14">
            <text:p>3621</text:p>
          </table:table-cell>
          <table:table-cell office:value-type="float" office:value="454.88830773305011" table:style-name="ce14">
            <text:p>455</text:p>
          </table:table-cell>
          <table:table-cell office:value-type="float" office:value="491" table:style-name="ce14">
            <text:p>491</text:p>
          </table:table-cell>
          <table:table-cell office:value-type="float" office:value="204" table:style-name="ce14">
            <text:p>204</text:p>
          </table:table-cell>
          <table:table-cell office:value-type="float" office:value="254" table:style-name="ce14">
            <text:p>254</text:p>
          </table:table-cell>
          <table:table-cell office:value-type="float" office:value="988" table:style-name="ce14">
            <text:p>988</text:p>
          </table:table-cell>
          <table:table-cell office:value-type="float" office:value="79" table:style-name="ce14">
            <text:p>79</text:p>
          </table:table-cell>
          <table:table-cell table:style-name="ce1"/>
          <table:table-cell office:value-type="float" office:value="-2.3766034451510683" table:style-name="ce1">
            <text:p>-2.376603445</text:p>
          </table:table-cell>
          <table:table-cell office:value-type="float" office:value="0.73012190888641848" table:style-name="ce1">
            <text:p>0.730121909</text:p>
          </table:table-cell>
          <table:table-cell office:value-type="float" office:value="4.0556653774786806" table:style-name="ce1">
            <text:p>4.055665377</text:p>
          </table:table-cell>
          <table:table-cell office:value-type="float" office:value="1.5523724421776852" table:style-name="ce1">
            <text:p>1.552372442</text:p>
          </table:table-cell>
          <table:table-cell office:value-type="float" office:value="9.9010721844493368" table:style-name="ce1">
            <text:p>9.901072184</text:p>
          </table:table-cell>
          <table:table-cell office:value-type="float" office:value="7.1178468894161115" table:style-name="ce1">
            <text:p>7.117846889</text:p>
          </table:table-cell>
          <table:table-cell office:value-type="float" office:value="4.8619411011450699" table:style-name="ce1">
            <text:p>4.861941101</text:p>
          </table:table-cell>
          <table:table-cell office:value-type="float" office:value="1.5132624935008177" table:style-name="ce1">
            <text:p>1.513262494</text:p>
          </table:table-cell>
          <table:table-cell table:style-name="ce1"/>
          <table:table-cell office:value-type="float" office:value="5.6190889000000001E-2" table:style-name="ce1">
            <text:p>0.056190889</text:p>
          </table:table-cell>
          <table:table-cell office:value-type="float" office:value="3.0513928999999999E-2" table:style-name="ce1">
            <text:p>0.030513929</text:p>
          </table:table-cell>
          <table:table-cell office:value-type="float" office:value="4.4786699999999997E-3" table:style-name="ce1">
            <text:p>0.00447867</text:p>
          </table:table-cell>
          <table:table-cell office:value-type="float" office:value="4.2441099999999997E-3" table:style-name="ce1">
            <text:p>0.00424411</text:p>
          </table:table-cell>
          <table:table-cell office:value-type="float" office:value="6.3259405692228696E-2" table:style-name="ce1">
            <text:p>0.063259406</text:p>
          </table:table-cell>
          <table:table-cell office:value-type="float" office:value="3.5588456072774603E-2" table:style-name="ce1">
            <text:p>0.035588456</text:p>
          </table:table-cell>
          <table:table-cell office:value-type="float" office:value="4.8571508624531204E-3" table:style-name="ce1">
            <text:p>0.004857151</text:p>
          </table:table-cell>
          <table:table-cell office:value-type="float" office:value="4.7754483745868102E-3" table:style-name="ce1">
            <text:p>0.004775448</text:p>
          </table:table-cell>
          <table:table-cell office:value-type="float" office:value="-0.11848919682892989" table:formula="msoxl:=LN(AT77)-LN(AX77)" table:style-name="ce1">
            <text:p>-0.118489197</text:p>
          </table:table-cell>
          <table:table-cell office:value-type="float" office:value="-0.1538380497656906" table:formula="msoxl:=LN(AU77)-LN(AY77)" table:style-name="ce1">
            <text:p>-0.15383805</text:p>
          </table:table-cell>
          <table:table-cell office:value-type="float" office:value="-8.1125896360815908E-2" table:formula="msoxl:=LN(AV77)-LN(AZ77)" table:style-name="ce1">
            <text:p>-0.081125896</text:p>
          </table:table-cell>
          <table:table-cell office:value-type="float" office:value="-0.1179557306011132" table:formula="msoxl:=LN(AW77)-LN(BA77)" table:style-name="ce1">
            <text:p>-0.117955731</text:p>
          </table:table-cell>
          <table:table-cell table:number-columns-repeated="4" table:style-name="ce1"/>
          <table:table-cell office:value-type="float" office:value="6.3300043108283494E-2" table:formula="msoxl:=BB77*ABS($BH$8)/ABS($BH$10)-BC77*ABS($BH$9)/ABS($BH$10)+BD77-BE77*ABS($BH$11)/ABS($BH$10)" table:style-name="ce1">
            <text:p>0.063300043</text:p>
          </table:table-cell>
          <table:table-cell table:number-columns-repeated="16322"/>
        </table:table-row>
        <table:table-row table:style-name="ro1">
          <table:table-cell office:value-type="float" office:value="197101" table:style-name="ce1">
            <text:p>197101</text:p>
          </table:table-cell>
          <table:table-cell office:value-type="float" office:value="1971" table:style-name="ce1">
            <text:p>197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7.164000000000001" table:style-name="ce1">
            <text:p>27.164</text:p>
          </table:table-cell>
          <table:table-cell office:value-type="float" office:value="206.76300000000001" table:style-name="ce13">
            <text:p>206.8</text:p>
          </table:table-cell>
          <table:table-cell office:value-type="float" office:value="3570.17" table:style-name="ce1">
            <text:p>3570.17</text:p>
          </table:table-cell>
          <table:table-cell table:style-name="ce1"/>
          <table:table-cell office:value-type="float" office:value="0" table:formula="msoxl:=#N/A" table:style-name="ce13">
            <text:p>#N/A</text:p>
          </table:table-cell>
          <table:table-cell office:value-type="float" office:value="0" table:formula="msoxl:=LN(I78/I77)*100" table:style-name="ce1">
            <text:p>#N/A</text:p>
          </table:table-cell>
          <table:table-cell office:value-type="float" office:value="0.4380831169028534" table:style-name="ce1">
            <text:p>0.438083117</text:p>
          </table:table-cell>
          <table:table-cell table:style-name="ce13"/>
          <table:table-cell office:value-type="float" office:value="5.6378860963470636" table:style-name="ce1">
            <text:p>5.637886096</text:p>
          </table:table-cell>
          <table:table-cell office:value-type="float" office:value="5.5656050536339476" table:style-name="ce1">
            <text:p>5.565605054</text:p>
          </table:table-cell>
          <table:table-cell table:style-name="ce1"/>
          <table:table-cell office:value-type="float" office:value="3523.9036202051466" table:style-name="ce1">
            <text:p>3523.90362</text:p>
          </table:table-cell>
          <table:table-cell office:value-type="float" office:value="1944.4770844211191" table:style-name="ce1">
            <text:p>1944.477084</text:p>
          </table:table-cell>
          <table:table-cell table:style-name="ce1"/>
          <table:table-cell office:value-type="float" office:value="42637.569787549408" table:style-name="ce14">
            <text:p>42638</text:p>
          </table:table-cell>
          <table:table-cell office:value-type="float" office:value="31217.77189325741" table:style-name="ce14">
            <text:p>31218</text:p>
          </table:table-cell>
          <table:table-cell office:value-type="float" office:value="16283.734871695993" table:style-name="ce14">
            <text:p>16284</text:p>
          </table:table-cell>
          <table:table-cell office:value-type="float" office:value="20421.93478024959" table:style-name="ce14">
            <text:p>20422</text:p>
          </table:table-cell>
          <table:table-cell office:value-type="float" office:value="97836" table:style-name="ce14">
            <text:p>97836</text:p>
          </table:table-cell>
          <table:table-cell office:value-type="float" office:value="15360.222075757983" table:style-name="ce14">
            <text:p>15360</text:p>
          </table:table-cell>
          <table:table-cell office:value-type="float" office:value="77316.291368177466" table:style-name="ce14">
            <text:p>77316</text:p>
          </table:table-cell>
          <table:table-cell office:value-type="float" office:value="7301.8904268014276" table:style-name="ce14">
            <text:p>7302</text:p>
          </table:table-cell>
          <table:table-cell table:style-name="ce14"/>
          <table:table-cell office:value-type="float" office:value="-3344.875988142292" table:style-name="ce14">
            <text:p>-3345</text:p>
          </table:table-cell>
          <table:table-cell office:value-type="float" office:value="5528.875988142292" table:style-name="ce14">
            <text:p>5529</text:p>
          </table:table-cell>
          <table:table-cell office:value-type="float" office:value="303.25887182203343" table:style-name="ce14">
            <text:p>303</text:p>
          </table:table-cell>
          <table:table-cell office:value-type="float" office:value="78" table:style-name="ce14">
            <text:p>78</text:p>
          </table:table-cell>
          <table:table-cell office:value-type="float" office:value="95" table:style-name="ce14">
            <text:p>95</text:p>
          </table:table-cell>
          <table:table-cell office:value-type="float" office:value="282" table:style-name="ce14">
            <text:p>282</text:p>
          </table:table-cell>
          <table:table-cell office:value-type="float" office:value="2365" table:style-name="ce14">
            <text:p>2365</text:p>
          </table:table-cell>
          <table:table-cell office:value-type="float" office:value="126" table:style-name="ce14">
            <text:p>126</text:p>
          </table:table-cell>
          <table:table-cell table:style-name="ce1"/>
          <table:table-cell office:value-type="float" office:value="9.3969215077602861" table:style-name="ce1">
            <text:p>9.396921508</text:p>
          </table:table-cell>
          <table:table-cell office:value-type="float" office:value="6.2577279829818631" table:style-name="ce1">
            <text:p>6.257727983</text:p>
          </table:table-cell>
          <table:table-cell office:value-type="float" office:value="6.1909335653842268" table:style-name="ce1">
            <text:p>6.190933565</text:p>
          </table:table-cell>
          <table:table-cell office:value-type="float" office:value="1.3135391945799295" table:style-name="ce1">
            <text:p>1.313539195</text:p>
          </table:table-cell>
          <table:table-cell office:value-type="float" office:value="9.2520297651633285" table:style-name="ce1">
            <text:p>9.252029765</text:p>
          </table:table-cell>
          <table:table-cell office:value-type="float" office:value="6.6512525166905103" table:style-name="ce1">
            <text:p>6.651252517</text:p>
          </table:table-cell>
          <table:table-cell office:value-type="float" office:value="8.3730281555067201" table:style-name="ce1">
            <text:p>8.373028156</text:p>
          </table:table-cell>
          <table:table-cell office:value-type="float" office:value="1.1863985289073864" table:style-name="ce1">
            <text:p>1.186398529</text:p>
          </table:table-cell>
          <table:table-cell table:style-name="ce1"/>
          <table:table-cell office:value-type="float" office:value="5.5437249000000001E-2" table:style-name="ce1">
            <text:p>0.055437249</text:p>
          </table:table-cell>
          <table:table-cell office:value-type="float" office:value="3.0590071E-2" table:style-name="ce1">
            <text:p>0.030590071</text:p>
          </table:table-cell>
          <table:table-cell office:value-type="float" office:value="4.4185600000000002E-3" table:style-name="ce1">
            <text:p>0.00441856</text:p>
          </table:table-cell>
          <table:table-cell office:value-type="float" office:value="4.1104499999999999E-3" table:style-name="ce1">
            <text:p>0.00411045</text:p>
          </table:table-cell>
          <table:table-cell office:value-type="float" office:value="6.3568575713534498E-2" table:style-name="ce1">
            <text:p>0.063568576</text:p>
          </table:table-cell>
          <table:table-cell office:value-type="float" office:value="3.60353735489337E-2" table:style-name="ce1">
            <text:p>0.036035374</text:p>
          </table:table-cell>
          <table:table-cell office:value-type="float" office:value="4.8860533768730402E-3" table:style-name="ce1">
            <text:p>0.004886053</text:p>
          </table:table-cell>
          <table:table-cell office:value-type="float" office:value="4.8144269517321099E-3" table:style-name="ce1">
            <text:p>0.004814427</text:p>
          </table:table-cell>
          <table:table-cell office:value-type="float" office:value="-0.13686752324928575" table:formula="msoxl:=LN(AT78)-LN(AX78)" table:style-name="ce1">
            <text:p>-0.136867523</text:p>
          </table:table-cell>
          <table:table-cell office:value-type="float" office:value="-0.16382557542355602" table:formula="msoxl:=LN(AU78)-LN(AY78)" table:style-name="ce1">
            <text:p>-0.163825575</text:p>
          </table:table-cell>
          <table:table-cell office:value-type="float" office:value="-0.10057104607528622" table:formula="msoxl:=LN(AV78)-LN(AZ78)" table:style-name="ce1">
            <text:p>-0.100571046</text:p>
          </table:table-cell>
          <table:table-cell office:value-type="float" office:value="-0.15808451346196506" table:formula="msoxl:=LN(AW78)-LN(BA78)" table:style-name="ce1">
            <text:p>-0.158084513</text:p>
          </table:table-cell>
          <table:table-cell table:number-columns-repeated="4" table:style-name="ce1"/>
          <table:table-cell office:value-type="float" office:value="7.9866201513596316E-2" table:formula="msoxl:=BB78*ABS($BH$8)/ABS($BH$10)-BC78*ABS($BH$9)/ABS($BH$10)+BD78-BE78*ABS($BH$11)/ABS($BH$10)" table:style-name="ce1">
            <text:p>0.079866202</text:p>
          </table:table-cell>
          <table:table-cell table:number-columns-repeated="16322"/>
        </table:table-row>
        <table:table-row table:style-name="ro1">
          <table:table-cell office:value-type="float" office:value="197102" table:style-name="ce1">
            <text:p>197102</text:p>
          </table:table-cell>
          <table:table-cell office:value-type="float" office:value="1971" table:style-name="ce1">
            <text:p>197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7.472000000000001" table:style-name="ce1">
            <text:p>27.472</text:p>
          </table:table-cell>
          <table:table-cell office:value-type="float" office:value="207.36199999999999" table:style-name="ce13">
            <text:p>207.4</text:p>
          </table:table-cell>
          <table:table-cell office:value-type="float" office:value="3618.03" table:style-name="ce1">
            <text:p>3618.03</text:p>
          </table:table-cell>
          <table:table-cell table:style-name="ce1"/>
          <table:table-cell office:value-type="float" office:value="0" table:formula="msoxl:=#N/A" table:style-name="ce13">
            <text:p>#N/A</text:p>
          </table:table-cell>
          <table:table-cell office:value-type="float" office:value="0" table:formula="msoxl:=LN(I79/I78)*100" table:style-name="ce1">
            <text:p>#N/A</text:p>
          </table:table-cell>
          <table:table-cell office:value-type="float" office:value="1.5808934504087137E-2" table:style-name="ce1">
            <text:p>0.015808935</text:p>
          </table:table-cell>
          <table:table-cell table:style-name="ce13"/>
          <table:table-cell office:value-type="float" office:value="5.6237185110632604" table:style-name="ce1">
            <text:p>5.623718511</text:p>
          </table:table-cell>
          <table:table-cell office:value-type="float" office:value="5.6268830706662234" table:style-name="ce1">
            <text:p>5.626883071</text:p>
          </table:table-cell>
          <table:table-cell table:style-name="ce1"/>
          <table:table-cell office:value-type="float" office:value="3551.0456163597632" table:style-name="ce1">
            <text:p>3551.045616</text:p>
          </table:table-cell>
          <table:table-cell office:value-type="float" office:value="1950.2099463154746" table:style-name="ce1">
            <text:p>1950.209946</text:p>
          </table:table-cell>
          <table:table-cell table:style-name="ce1"/>
          <table:table-cell office:value-type="float" office:value="41456.984807312256" table:style-name="ce14">
            <text:p>41457</text:p>
          </table:table-cell>
          <table:table-cell office:value-type="float" office:value="37666.334987105576" table:style-name="ce14">
            <text:p>37666</text:p>
          </table:table-cell>
          <table:table-cell office:value-type="float" office:value="16429.160474428332" table:style-name="ce14">
            <text:p>16429</text:p>
          </table:table-cell>
          <table:table-cell office:value-type="float" office:value="20294.745963422232" table:style-name="ce14">
            <text:p>20295</text:p>
          </table:table-cell>
          <table:table-cell office:value-type="float" office:value="98339" table:style-name="ce14">
            <text:p>98339</text:p>
          </table:table-cell>
          <table:table-cell office:value-type="float" office:value="15438.873123199754" table:style-name="ce14">
            <text:p>15439</text:p>
          </table:table-cell>
          <table:table-cell office:value-type="float" office:value="80622.578425584143" table:style-name="ce14">
            <text:p>80623</text:p>
          </table:table-cell>
          <table:table-cell office:value-type="float" office:value="7975.1482156963675" table:style-name="ce14">
            <text:p>7975</text:p>
          </table:table-cell>
          <table:table-cell table:style-name="ce14"/>
          <table:table-cell office:value-type="float" office:value="-1180.584980237154" table:style-name="ce14">
            <text:p>-1181</text:p>
          </table:table-cell>
          <table:table-cell office:value-type="float" office:value="6956.584980237154" table:style-name="ce14">
            <text:p>6957</text:p>
          </table:table-cell>
          <table:table-cell office:value-type="float" office:value="216.61347987288102" table:style-name="ce14">
            <text:p>217</text:p>
          </table:table-cell>
          <table:table-cell office:value-type="float" office:value="-3" table:style-name="ce14">
            <text:p>-3</text:p>
          </table:table-cell>
          <table:table-cell office:value-type="float" office:value="503" table:style-name="ce14">
            <text:p>503</text:p>
          </table:table-cell>
          <table:table-cell office:value-type="float" office:value="268" table:style-name="ce14">
            <text:p>268</text:p>
          </table:table-cell>
          <table:table-cell office:value-type="float" office:value="2411" table:style-name="ce14">
            <text:p>2411</text:p>
          </table:table-cell>
          <table:table-cell office:value-type="float" office:value="100" table:style-name="ce14">
            <text:p>100</text:p>
          </table:table-cell>
          <table:table-cell table:style-name="ce1"/>
          <table:table-cell office:value-type="float" office:value="7.0192708517318056" table:style-name="ce1">
            <text:p>7.019270852</text:p>
          </table:table-cell>
          <table:table-cell office:value-type="float" office:value="2.0386355288104165" table:style-name="ce1">
            <text:p>2.038635529</text:p>
          </table:table-cell>
          <table:table-cell office:value-type="float" office:value="0.20618319011780514" table:style-name="ce1">
            <text:p>0.20618319</text:p>
          </table:table-cell>
          <table:table-cell office:value-type="float" office:value="1.1237520222271611" table:style-name="ce1">
            <text:p>1.123752022</text:p>
          </table:table-cell>
          <table:table-cell office:value-type="float" office:value="0.16108138090985755" table:style-name="ce1">
            <text:p>0.161081381</text:p>
          </table:table-cell>
          <table:table-cell office:value-type="float" office:value="0.11580085314930449" table:style-name="ce1">
            <text:p>0.115800853</text:p>
          </table:table-cell>
          <table:table-cell office:value-type="float" office:value="-0.41099558752974608" table:style-name="ce1">
            <text:p>-0.410995588</text:p>
          </table:table-cell>
          <table:table-cell office:value-type="float" office:value="0.81651955598871373" table:style-name="ce1">
            <text:p>0.816519556</text:p>
          </table:table-cell>
          <table:table-cell table:style-name="ce1"/>
          <table:table-cell office:value-type="float" office:value="5.5911808E-2" table:style-name="ce1">
            <text:p>0.055911808</text:p>
          </table:table-cell>
          <table:table-cell office:value-type="float" office:value="3.0706382000000001E-2" table:style-name="ce1">
            <text:p>0.030706382</text:p>
          </table:table-cell>
          <table:table-cell office:value-type="float" office:value="4.3601100000000004E-3" table:style-name="ce1">
            <text:p>0.00436011</text:p>
          </table:table-cell>
          <table:table-cell office:value-type="float" office:value="4.3739299999999998E-3" table:style-name="ce1">
            <text:p>0.00437393</text:p>
          </table:table-cell>
          <table:table-cell office:value-type="float" office:value="6.3884677882861202E-2" table:style-name="ce1">
            <text:p>0.063884678</text:p>
          </table:table-cell>
          <table:table-cell office:value-type="float" office:value="3.6490547867687899E-2" table:style-name="ce1">
            <text:p>0.036490548</text:p>
          </table:table-cell>
          <table:table-cell office:value-type="float" office:value="4.9150131673943998E-3" table:style-name="ce1">
            <text:p>0.004915013</text:p>
          </table:table-cell>
          <table:table-cell office:value-type="float" office:value="4.8536855947803898E-3" table:style-name="ce1">
            <text:p>0.004853686</text:p>
          </table:table-cell>
          <table:table-cell office:value-type="float" office:value="-0.13330395768891679" table:formula="msoxl:=LN(AT79)-LN(AX79)" table:style-name="ce1">
            <text:p>-0.133303958</text:p>
          </table:table-cell>
          <table:table-cell office:value-type="float" office:value="-0.17258274879807578" table:formula="msoxl:=LN(AU79)-LN(AY79)" table:style-name="ce1">
            <text:p>-0.172582749</text:p>
          </table:table-cell>
          <table:table-cell office:value-type="float" office:value="-0.11979714621731308" table:formula="msoxl:=LN(AV79)-LN(AZ79)" table:style-name="ce1">
            <text:p>-0.119797146</text:p>
          </table:table-cell>
          <table:table-cell office:value-type="float" office:value="-0.10407641434010806" table:formula="msoxl:=LN(AW79)-LN(BA79)" table:style-name="ce1">
            <text:p>-0.104076414</text:p>
          </table:table-cell>
          <table:table-cell table:number-columns-repeated="4" table:style-name="ce1"/>
          <table:table-cell office:value-type="float" office:value="1.0824333840246128E-2" table:formula="msoxl:=BB79*ABS($BH$8)/ABS($BH$10)-BC79*ABS($BH$9)/ABS($BH$10)+BD79-BE79*ABS($BH$11)/ABS($BH$10)" table:style-name="ce1">
            <text:p>0.010824334</text:p>
          </table:table-cell>
          <table:table-cell table:number-columns-repeated="16322"/>
        </table:table-row>
        <table:table-row table:style-name="ro1">
          <table:table-cell office:value-type="float" office:value="197103" table:style-name="ce1">
            <text:p>197103</text:p>
          </table:table-cell>
          <table:table-cell office:value-type="float" office:value="1971" table:style-name="ce1">
            <text:p>197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7.742999999999999" table:style-name="ce1">
            <text:p>27.743</text:p>
          </table:table-cell>
          <table:table-cell office:value-type="float" office:value="208" table:style-name="ce13">
            <text:p>208.0</text:p>
          </table:table-cell>
          <table:table-cell office:value-type="float" office:value="3672.41" table:style-name="ce1">
            <text:p>3672.41</text:p>
          </table:table-cell>
          <table:table-cell table:style-name="ce1"/>
          <table:table-cell office:value-type="float" office:value="0" table:formula="msoxl:=#N/A" table:style-name="ce13">
            <text:p>#N/A</text:p>
          </table:table-cell>
          <table:table-cell office:value-type="float" office:value="0" table:formula="msoxl:=LN(I80/I79)*100" table:style-name="ce1">
            <text:p>#N/A</text:p>
          </table:table-cell>
          <table:table-cell office:value-type="float" office:value="2.2154919744782395" table:style-name="ce1">
            <text:p>2.215491974</text:p>
          </table:table-cell>
          <table:table-cell table:style-name="ce13"/>
          <table:table-cell office:value-type="float" office:value="5.6466317264929327" table:style-name="ce1">
            <text:p>5.646631726</text:p>
          </table:table-cell>
          <table:table-cell office:value-type="float" office:value="5.6481596106709855" table:style-name="ce1">
            <text:p>5.648159611</text:p>
          </table:table-cell>
          <table:table-cell table:style-name="ce1"/>
          <table:table-cell office:value-type="float" office:value="3553.1256236228664" table:style-name="ce1">
            <text:p>3553.125624</text:p>
          </table:table-cell>
          <table:table-cell office:value-type="float" office:value="1991.648686477293" table:style-name="ce1">
            <text:p>1991.648686</text:p>
          </table:table-cell>
          <table:table-cell table:style-name="ce1"/>
          <table:table-cell office:value-type="float" office:value="40365.708745059288" table:style-name="ce14">
            <text:p>40366</text:p>
          </table:table-cell>
          <table:table-cell office:value-type="float" office:value="46116.298785372826" table:style-name="ce14">
            <text:p>46116</text:p>
          </table:table-cell>
          <table:table-cell office:value-type="float" office:value="15814.708278438222" table:style-name="ce14">
            <text:p>15815</text:p>
          </table:table-cell>
          <table:table-cell office:value-type="float" office:value="20247.906901132821" table:style-name="ce14">
            <text:p>20248</text:p>
          </table:table-cell>
          <table:table-cell office:value-type="float" office:value="98594" table:style-name="ce14">
            <text:p>98594</text:p>
          </table:table-cell>
          <table:table-cell office:value-type="float" office:value="15504.16196972845" table:style-name="ce14">
            <text:p>15504</text:p>
          </table:table-cell>
          <table:table-cell office:value-type="float" office:value="82914.352439208335" table:style-name="ce14">
            <text:p>82914</text:p>
          </table:table-cell>
          <table:table-cell office:value-type="float" office:value="7903.1630774951209" table:style-name="ce14">
            <text:p>7903</text:p>
          </table:table-cell>
          <table:table-cell table:style-name="ce14"/>
          <table:table-cell office:value-type="float" office:value="-1091.276062252964" table:style-name="ce14">
            <text:p>-1091</text:p>
          </table:table-cell>
          <table:table-cell office:value-type="float" office:value="10348.276062252964" table:style-name="ce14">
            <text:p>10348</text:p>
          </table:table-cell>
          <table:table-cell office:value-type="float" office:value="-453.34106859110096" table:style-name="ce14">
            <text:p>-453</text:p>
          </table:table-cell>
          <table:table-cell office:value-type="float" office:value="230" table:style-name="ce14">
            <text:p>230</text:p>
          </table:table-cell>
          <table:table-cell office:value-type="float" office:value="255" table:style-name="ce14">
            <text:p>255</text:p>
          </table:table-cell>
          <table:table-cell office:value-type="float" office:value="312" table:style-name="ce14">
            <text:p>312</text:p>
          </table:table-cell>
          <table:table-cell office:value-type="float" office:value="2386" table:style-name="ce14">
            <text:p>2386</text:p>
          </table:table-cell>
          <table:table-cell office:value-type="float" office:value="34" table:style-name="ce14">
            <text:p>34</text:p>
          </table:table-cell>
          <table:table-cell table:style-name="ce1"/>
          <table:table-cell office:value-type="float" office:value="-0.32686846430432465" table:style-name="ce1">
            <text:p>-0.326868464</text:p>
          </table:table-cell>
          <table:table-cell office:value-type="float" office:value="-0.78881885037891153" table:style-name="ce1">
            <text:p>-0.78881885</text:p>
          </table:table-cell>
          <table:table-cell office:value-type="float" office:value="0.10741349768589276" table:style-name="ce1">
            <text:p>0.107413498</text:p>
          </table:table-cell>
          <table:table-cell office:value-type="float" office:value="2.0319524637340445" table:style-name="ce1">
            <text:p>2.031952464</text:p>
          </table:table-cell>
          <table:table-cell office:value-type="float" office:value="-0.58583152884288969" table:style-name="ce1">
            <text:p>-0.585831529</text:p>
          </table:table-cell>
          <table:table-cell office:value-type="float" office:value="-0.42115228003745331" table:style-name="ce1">
            <text:p>-0.42115228</text:p>
          </table:table-cell>
          <table:table-cell office:value-type="float" office:value="-3.9436391289171855" table:style-name="ce1">
            <text:p>-3.943639129</text:p>
          </table:table-cell>
          <table:table-cell office:value-type="float" office:value="1.1482232972099884" table:style-name="ce1">
            <text:p>1.148223297</text:p>
          </table:table-cell>
          <table:table-cell table:style-name="ce1"/>
          <table:table-cell office:value-type="float" office:value="5.5831097000000003E-2" table:style-name="ce1">
            <text:p>0.055831097</text:p>
          </table:table-cell>
          <table:table-cell office:value-type="float" office:value="3.1295243E-2" table:style-name="ce1">
            <text:p>0.031295243</text:p>
          </table:table-cell>
          <table:table-cell office:value-type="float" office:value="4.4521200000000004E-3" table:style-name="ce1">
            <text:p>0.00445212</text:p>
          </table:table-cell>
          <table:table-cell office:value-type="float" office:value="4.4589199999999999E-3" table:style-name="ce1">
            <text:p>0.00445892</text:p>
          </table:table-cell>
          <table:table-cell office:value-type="float" office:value="6.4207821409633201E-2" table:style-name="ce1">
            <text:p>0.064207821</text:p>
          </table:table-cell>
          <table:table-cell office:value-type="float" office:value="3.6954139669168301E-2" table:style-name="ce1">
            <text:p>0.03695414</text:p>
          </table:table-cell>
          <table:table-cell office:value-type="float" office:value="4.9440209937699998E-3" table:style-name="ce1">
            <text:p>0.004944021</text:p>
          </table:table-cell>
          <table:table-cell office:value-type="float" office:value="4.8932154770853298E-3" table:style-name="ce1">
            <text:p>0.004893215</text:p>
          </table:table-cell>
          <table:table-cell office:value-type="float" office:value="-0.1397940240223785" table:formula="msoxl:=LN(AT80)-LN(AX80)" table:style-name="ce1">
            <text:p>-0.139794024</text:p>
          </table:table-cell>
          <table:table-cell office:value-type="float" office:value="-0.16621157030191469" table:formula="msoxl:=LN(AU80)-LN(AY80)" table:style-name="ce1">
            <text:p>-0.16621157</text:p>
          </table:table-cell>
          <table:table-cell office:value-type="float" office:value="-0.10479857923113745" table:formula="msoxl:=LN(AV80)-LN(AZ80)" table:style-name="ce1">
            <text:p>-0.104798579</text:p>
          </table:table-cell>
          <table:table-cell office:value-type="float" office:value="-9.2943064921941598E-2" table:formula="msoxl:=LN(AW80)-LN(BA80)" table:style-name="ce1">
            <text:p>-0.092943065</text:p>
          </table:table-cell>
          <table:table-cell table:number-columns-repeated="4" table:style-name="ce1"/>
          <table:table-cell office:value-type="float" office:value="3.2741321511366578E-3" table:formula="msoxl:=BB80*ABS($BH$8)/ABS($BH$10)-BC80*ABS($BH$9)/ABS($BH$10)+BD80-BE80*ABS($BH$11)/ABS($BH$10)" table:style-name="ce1">
            <text:p>0.003274132</text:p>
          </table:table-cell>
          <table:table-cell table:number-columns-repeated="16322"/>
        </table:table-row>
        <table:table-row table:style-name="ro1">
          <table:table-cell office:value-type="float" office:value="197104" table:style-name="ce1">
            <text:p>197104</text:p>
          </table:table-cell>
          <table:table-cell office:value-type="float" office:value="1971" table:style-name="ce1">
            <text:p>1971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27.914999999999999" table:style-name="ce1">
            <text:p>27.915</text:p>
          </table:table-cell>
          <table:table-cell office:value-type="float" office:value="208.642" table:style-name="ce13">
            <text:p>208.6</text:p>
          </table:table-cell>
          <table:table-cell office:value-type="float" office:value="3777.19" table:style-name="ce1">
            <text:p>3777.19</text:p>
          </table:table-cell>
          <table:table-cell table:style-name="ce1"/>
          <table:table-cell office:value-type="float" office:value="0" table:formula="msoxl:=#N/A" table:style-name="ce13">
            <text:p>#N/A</text:p>
          </table:table-cell>
          <table:table-cell office:value-type="float" office:value="0" table:formula="msoxl:=LN(I81/I80)*100" table:style-name="ce1">
            <text:p>#N/A</text:p>
          </table:table-cell>
          <table:table-cell office:value-type="float" office:value="1.9983457667381219" table:style-name="ce1">
            <text:p>1.998345767</text:p>
          </table:table-cell>
          <table:table-cell table:style-name="ce13"/>
          <table:table-cell office:value-type="float" office:value="5.5561791642392393" table:style-name="ce1">
            <text:p>5.556179164</text:p>
          </table:table-cell>
          <table:table-cell office:value-type="float" office:value="5.5823672401966498" table:style-name="ce1">
            <text:p>5.58236724</text:p>
          </table:table-cell>
          <table:table-cell table:style-name="ce1"/>
          <table:table-cell office:value-type="float" office:value="3642.1936177775583" table:style-name="ce1">
            <text:p>3642.193618</text:p>
          </table:table-cell>
          <table:table-cell office:value-type="float" office:value="2211.4980820438386" table:style-name="ce1">
            <text:p>2211.498082</text:p>
          </table:table-cell>
          <table:table-cell table:style-name="ce1"/>
          <table:table-cell office:value-type="float" office:value="40400.739748023712" table:style-name="ce14">
            <text:p>40401</text:p>
          </table:table-cell>
          <table:table-cell office:value-type="float" office:value="54242" table:style-name="ce14">
            <text:p>54242</text:p>
          </table:table-cell>
          <table:table-cell office:value-type="float" office:value="16751.100491162382" table:style-name="ce14">
            <text:p>16751</text:p>
          </table:table-cell>
          <table:table-cell office:value-type="float" office:value="21429" table:style-name="ce14">
            <text:p>21429</text:p>
          </table:table-cell>
          <table:table-cell office:value-type="float" office:value="100767" table:style-name="ce14">
            <text:p>100767</text:p>
          </table:table-cell>
          <table:table-cell office:value-type="float" office:value="15904" table:style-name="ce14">
            <text:p>15904</text:p>
          </table:table-cell>
          <table:table-cell office:value-type="float" office:value="87009.149647416358" table:style-name="ce14">
            <text:p>87009</text:p>
          </table:table-cell>
          <table:table-cell office:value-type="float" office:value="7641" table:style-name="ce14">
            <text:p>7641</text:p>
          </table:table-cell>
          <table:table-cell table:style-name="ce14"/>
          <table:table-cell office:value-type="float" office:value="35.031002964426989" table:style-name="ce14">
            <text:p>35</text:p>
          </table:table-cell>
          <table:table-cell office:value-type="float" office:value="4513.968997035573" table:style-name="ce14">
            <text:p>4514</text:p>
          </table:table-cell>
          <table:table-cell office:value-type="float" office:value="502.85272113347378" table:style-name="ce14">
            <text:p>503</text:p>
          </table:table-cell>
          <table:table-cell office:value-type="float" office:value="531" table:style-name="ce14">
            <text:p>531</text:p>
          </table:table-cell>
          <table:table-cell office:value-type="float" office:value="2173" table:style-name="ce14">
            <text:p>2173</text:p>
          </table:table-cell>
          <table:table-cell office:value-type="float" office:value="78" table:style-name="ce14">
            <text:p>78</text:p>
          </table:table-cell>
          <table:table-cell office:value-type="float" office:value="456" table:style-name="ce14">
            <text:p>456</text:p>
          </table:table-cell>
          <table:table-cell office:value-type="float" office:value="-87" table:style-name="ce14">
            <text:p>-87</text:p>
          </table:table-cell>
          <table:table-cell table:style-name="ce1"/>
          <table:table-cell office:value-type="float" office:value="8.7411479237699048" table:style-name="ce1">
            <text:p>8.741147924</text:p>
          </table:table-cell>
          <table:table-cell office:value-type="float" office:value="6.1301998309660641" table:style-name="ce1">
            <text:p>6.130199831</text:p>
          </table:table-cell>
          <table:table-cell office:value-type="float" office:value="7.7733093247225007" table:style-name="ce1">
            <text:p>7.773309325</text:p>
          </table:table-cell>
          <table:table-cell office:value-type="float" office:value="1.7611064898030195" table:style-name="ce1">
            <text:p>1.76110649</text:p>
          </table:table-cell>
          <table:table-cell office:value-type="float" office:value="4.5388898763658858" table:style-name="ce1">
            <text:p>4.538889876</text:p>
          </table:table-cell>
          <table:table-cell office:value-type="float" office:value="3.2629923897166306" table:style-name="ce1">
            <text:p>3.26299239</text:p>
          </table:table-cell>
          <table:table-cell office:value-type="float" office:value="8.8773138916287291" table:style-name="ce1">
            <text:p>8.877313892</text:p>
          </table:table-cell>
          <table:table-cell office:value-type="float" office:value="1.1410589469675312" table:style-name="ce1">
            <text:p>1.141058947</text:p>
          </table:table-cell>
          <table:table-cell table:style-name="ce1"/>
          <table:table-cell office:value-type="float" office:value="5.6160835999999999E-2" table:style-name="ce1">
            <text:p>0.056160836</text:p>
          </table:table-cell>
          <table:table-cell office:value-type="float" office:value="3.4100213999999997E-2" table:style-name="ce1">
            <text:p>0.034100214</text:p>
          </table:table-cell>
          <table:table-cell office:value-type="float" office:value="3.9910600000000003E-3" table:style-name="ce1">
            <text:p>0.00399106</text:p>
          </table:table-cell>
          <table:table-cell office:value-type="float" office:value="4.0969600000000002E-3" table:style-name="ce1">
            <text:p>0.00409696</text:p>
          </table:table-cell>
          <table:table-cell office:value-type="float" office:value="6.4538114584210202E-2" table:style-name="ce1">
            <text:p>0.064538115</text:p>
          </table:table-cell>
          <table:table-cell office:value-type="float" office:value="3.7426310394866297E-2" table:style-name="ce1">
            <text:p>0.03742631</text:p>
          </table:table-cell>
          <table:table-cell office:value-type="float" office:value="4.9730671642091899E-3" table:style-name="ce1">
            <text:p>0.004973067</text:p>
          </table:table-cell>
          <table:table-cell office:value-type="float" office:value="4.93300722357712E-3" table:style-name="ce1">
            <text:p>0.004933007</text:p>
          </table:table-cell>
          <table:table-cell office:value-type="float" office:value="-0.13903632741457628" table:formula="msoxl:=LN(AT81)-LN(AX81)" table:style-name="ce1">
            <text:p>-0.139036327</text:p>
          </table:table-cell>
          <table:table-cell office:value-type="float" office:value="-9.307028365399983E-2" table:formula="msoxl:=LN(AU81)-LN(AY81)" table:style-name="ce1">
            <text:p>-0.093070284</text:p>
          </table:table-cell>
          <table:table-cell office:value-type="float" office:value="-0.21997992563471325" table:formula="msoxl:=LN(AV81)-LN(AZ81)" table:style-name="ce1">
            <text:p>-0.219979926</text:p>
          </table:table-cell>
          <table:table-cell office:value-type="float" office:value="-0.18570355131239946" table:formula="msoxl:=LN(AW81)-LN(BA81)" table:style-name="ce1">
            <text:p>-0.185703551</text:p>
          </table:table-cell>
          <table:table-cell table:number-columns-repeated="4" table:style-name="ce1"/>
          <table:table-cell office:value-type="float" office:value="-6.4092432508126268E-2" table:formula="msoxl:=BB81*ABS($BH$8)/ABS($BH$10)-BC81*ABS($BH$9)/ABS($BH$10)+BD81-BE81*ABS($BH$11)/ABS($BH$10)" table:style-name="ce1">
            <text:p>-0.064092433</text:p>
          </table:table-cell>
          <table:table-cell table:number-columns-repeated="16322"/>
        </table:table-row>
        <table:table-row table:style-name="ro1">
          <table:table-cell office:value-type="float" office:value="197201" table:style-name="ce1">
            <text:p>197201</text:p>
          </table:table-cell>
          <table:table-cell office:value-type="float" office:value="1972" table:style-name="ce1">
            <text:p>197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8.213999999999999" table:style-name="ce1">
            <text:p>28.214</text:p>
          </table:table-cell>
          <table:table-cell office:value-type="float" office:value="209.142" table:style-name="ce13">
            <text:p>209.1</text:p>
          </table:table-cell>
          <table:table-cell office:value-type="float" office:value="3929.87" table:style-name="ce1">
            <text:p>3929.87</text:p>
          </table:table-cell>
          <table:table-cell table:style-name="ce1"/>
          <table:table-cell office:value-type="float" office:value="0" table:formula="msoxl:=#N/A" table:style-name="ce13">
            <text:p>#N/A</text:p>
          </table:table-cell>
          <table:table-cell office:value-type="float" office:value="0" table:formula="msoxl:=LN(I82/I81)*100" table:style-name="ce1">
            <text:p>#N/A</text:p>
          </table:table-cell>
          <table:table-cell office:value-type="float" office:value="1.2283263343586572" table:style-name="ce1">
            <text:p>1.228326334</text:p>
          </table:table-cell>
          <table:table-cell table:style-name="ce13"/>
          <table:table-cell office:value-type="float" office:value="5.6720918828329774" table:style-name="ce1">
            <text:p>5.672091883</text:p>
          </table:table-cell>
          <table:table-cell office:value-type="float" office:value="5.7232393939999184" table:style-name="ce1">
            <text:p>5.723239394</text:p>
          </table:table-cell>
          <table:table-cell table:style-name="ce1"/>
          <table:table-cell office:value-type="float" office:value="3796.4215069062957" table:style-name="ce1">
            <text:p>3796.421507</text:p>
          </table:table-cell>
          <table:table-cell office:value-type="float" office:value="2301.0549433787428" table:style-name="ce1">
            <text:p>2301.054943</text:p>
          </table:table-cell>
          <table:table-cell table:style-name="ce1"/>
          <table:table-cell office:value-type="float" office:value="40991.401679841896" table:style-name="ce14">
            <text:p>40991</text:p>
          </table:table-cell>
          <table:table-cell office:value-type="float" office:value="57052.223465098898" table:style-name="ce14">
            <text:p>57052</text:p>
          </table:table-cell>
          <table:table-cell office:value-type="float" office:value="17143.440174731535" table:style-name="ce14">
            <text:p>17143</text:p>
          </table:table-cell>
          <table:table-cell office:value-type="float" office:value="23195.604466647077" table:style-name="ce14">
            <text:p>23196</text:p>
          </table:table-cell>
          <table:table-cell office:value-type="float" office:value="101727" table:style-name="ce14">
            <text:p>101727</text:p>
          </table:table-cell>
          <table:table-cell office:value-type="float" office:value="16418.498734234883" table:style-name="ce14">
            <text:p>16418</text:p>
          </table:table-cell>
          <table:table-cell office:value-type="float" office:value="98022.635540685311" table:style-name="ce14">
            <text:p>98023</text:p>
          </table:table-cell>
          <table:table-cell office:value-type="float" office:value="8621.5391680972371" table:style-name="ce14">
            <text:p>8622</text:p>
          </table:table-cell>
          <table:table-cell table:style-name="ce14"/>
          <table:table-cell office:value-type="float" office:value="590.66193181818198" table:style-name="ce14">
            <text:p>591</text:p>
          </table:table-cell>
          <table:table-cell office:value-type="float" office:value="2999.338068181818" table:style-name="ce14">
            <text:p>2999</text:p>
          </table:table-cell>
          <table:table-cell office:value-type="float" office:value="-210.42452330508439" table:style-name="ce14">
            <text:p>-210</text:p>
          </table:table-cell>
          <table:table-cell office:value-type="float" office:value="694" table:style-name="ce14">
            <text:p>694</text:p>
          </table:table-cell>
          <table:table-cell office:value-type="float" office:value="960" table:style-name="ce14">
            <text:p>960</text:p>
          </table:table-cell>
          <table:table-cell office:value-type="float" office:value="483" table:style-name="ce14">
            <text:p>483</text:p>
          </table:table-cell>
          <table:table-cell office:value-type="float" office:value="2766" table:style-name="ce14">
            <text:p>2766</text:p>
          </table:table-cell>
          <table:table-cell office:value-type="float" office:value="-7" table:style-name="ce14">
            <text:p>-7</text:p>
          </table:table-cell>
          <table:table-cell table:style-name="ce1"/>
          <table:table-cell office:value-type="float" office:value="15.209819398139585" table:style-name="ce1">
            <text:p>15.2098194</text:p>
          </table:table-cell>
          <table:table-cell office:value-type="float" office:value="10.226875307524317" table:style-name="ce1">
            <text:p>10.22687531</text:p>
          </table:table-cell>
          <table:table-cell office:value-type="float" office:value="1.7161573151248062" table:style-name="ce1">
            <text:p>1.716157315</text:p>
          </table:table-cell>
          <table:table-cell office:value-type="float" office:value="1.481795051741055" table:style-name="ce1">
            <text:p>1.481795052</text:p>
          </table:table-cell>
          <table:table-cell office:value-type="float" office:value="5.5918047879692754" table:style-name="ce1">
            <text:p>5.591804788</text:p>
          </table:table-cell>
          <table:table-cell office:value-type="float" office:value="4.0199293141991017" table:style-name="ce1">
            <text:p>4.019929314</text:p>
          </table:table-cell>
          <table:table-cell office:value-type="float" office:value="0.91933386749269674" table:style-name="ce1">
            <text:p>0.919333867</text:p>
          </table:table-cell>
          <table:table-cell office:value-type="float" office:value="0.98532505892087552" table:style-name="ce1">
            <text:p>0.985325059</text:p>
          </table:table-cell>
          <table:table-cell table:style-name="ce1"/>
          <table:table-cell office:value-type="float" office:value="5.7003584000000003E-2" table:style-name="ce1">
            <text:p>0.057003584</text:p>
          </table:table-cell>
          <table:table-cell office:value-type="float" office:value="3.4550531000000002E-2" table:style-name="ce1">
            <text:p>0.034550531</text:p>
          </table:table-cell>
          <table:table-cell office:value-type="float" office:value="4.3640099999999998E-3" table:style-name="ce1">
            <text:p>0.00436401</text:p>
          </table:table-cell>
          <table:table-cell office:value-type="float" office:value="4.5930299999999997E-3" table:style-name="ce1">
            <text:p>0.00459303</text:p>
          </table:table-cell>
          <table:table-cell office:value-type="float" office:value="6.4875664574417097E-2" table:style-name="ce1">
            <text:p>0.064875665</text:p>
          </table:table-cell>
          <table:table-cell office:value-type="float" office:value="3.79072222933831E-2" table:style-name="ce1">
            <text:p>0.037907222</text:p>
          </table:table-cell>
          <table:table-cell office:value-type="float" office:value="5.0021415587275199E-3" table:style-name="ce1">
            <text:p>0.005002142</text:p>
          </table:table-cell>
          <table:table-cell office:value-type="float" office:value="4.9730509193888902E-3" table:style-name="ce1">
            <text:p>0.004973051</text:p>
          </table:table-cell>
          <table:table-cell office:value-type="float" office:value="-0.12935844230438986" table:formula="msoxl:=LN(AT82)-LN(AX82)" table:style-name="ce1">
            <text:p>-0.129358442</text:p>
          </table:table-cell>
          <table:table-cell office:value-type="float" office:value="-9.2718736638502719E-2" table:formula="msoxl:=LN(AU82)-LN(AY82)" table:style-name="ce1">
            <text:p>-0.092718737</text:p>
          </table:table-cell>
          <table:table-cell office:value-type="float" office:value="-0.13647477303640265" table:formula="msoxl:=LN(AV82)-LN(AZ82)" table:style-name="ce1">
            <text:p>-0.136474773</text:p>
          </table:table-cell>
          <table:table-cell office:value-type="float" office:value="-7.9493581848507411E-2" table:formula="msoxl:=LN(AW82)-LN(BA82)" table:style-name="ce1">
            <text:p>-0.079493582</text:p>
          </table:table-cell>
          <table:table-cell table:number-columns-repeated="4" table:style-name="ce1"/>
          <table:table-cell office:value-type="float" office:value="-8.9467754970960586E-2" table:formula="msoxl:=BB82*ABS($BH$8)/ABS($BH$10)-BC82*ABS($BH$9)/ABS($BH$10)+BD82-BE82*ABS($BH$11)/ABS($BH$10)" table:style-name="ce1">
            <text:p>-0.089467755</text:p>
          </table:table-cell>
          <table:table-cell table:number-columns-repeated="16322"/>
        </table:table-row>
        <table:table-row table:style-name="ro1">
          <table:table-cell office:value-type="float" office:value="197202" table:style-name="ce1">
            <text:p>197202</text:p>
          </table:table-cell>
          <table:table-cell office:value-type="float" office:value="1972" table:style-name="ce1">
            <text:p>197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8.384" table:style-name="ce1">
            <text:p>28.384</text:p>
          </table:table-cell>
          <table:table-cell office:value-type="float" office:value="209.637" table:style-name="ce13">
            <text:p>209.6</text:p>
          </table:table-cell>
          <table:table-cell office:value-type="float" office:value="3974.36" table:style-name="ce1">
            <text:p>3974.36</text:p>
          </table:table-cell>
          <table:table-cell table:style-name="ce1"/>
          <table:table-cell office:value-type="float" office:value="0" table:formula="msoxl:=#N/A" table:style-name="ce13">
            <text:p>#N/A</text:p>
          </table:table-cell>
          <table:table-cell office:value-type="float" office:value="0" table:formula="msoxl:=LN(I83/I82)*100" table:style-name="ce1">
            <text:p>#N/A</text:p>
          </table:table-cell>
          <table:table-cell office:value-type="float" office:value="-0.5074962477427386" table:style-name="ce1">
            <text:p>-0.507496248</text:p>
          </table:table-cell>
          <table:table-cell table:style-name="ce13"/>
          <table:table-cell office:value-type="float" office:value="5.6431012816668353" table:style-name="ce1">
            <text:p>5.643101282</text:p>
          </table:table-cell>
          <table:table-cell office:value-type="float" office:value="5.7037259034832708" table:style-name="ce1">
            <text:p>5.703725903</text:p>
          </table:table-cell>
          <table:table-cell table:style-name="ce1"/>
          <table:table-cell office:value-type="float" office:value="3831.9260741818666" table:style-name="ce1">
            <text:p>3831.926074</text:p>
          </table:table-cell>
          <table:table-cell office:value-type="float" office:value="2343.3093422306943" table:style-name="ce1">
            <text:p>2343.309342</text:p>
          </table:table-cell>
          <table:table-cell table:style-name="ce1"/>
          <table:table-cell office:value-type="float" office:value="44868.786437747032" table:style-name="ce14">
            <text:p>44869</text:p>
          </table:table-cell>
          <table:table-cell office:value-type="float" office:value="56854.843127683263" table:style-name="ce14">
            <text:p>56855</text:p>
          </table:table-cell>
          <table:table-cell office:value-type="float" office:value="17713.662411746973" table:style-name="ce14">
            <text:p>17714</text:p>
          </table:table-cell>
          <table:table-cell office:value-type="float" office:value="23352.621852206787" table:style-name="ce14">
            <text:p>23353</text:p>
          </table:table-cell>
          <table:table-cell office:value-type="float" office:value="102167" table:style-name="ce14">
            <text:p>102167</text:p>
          </table:table-cell>
          <table:table-cell office:value-type="float" office:value="16662.778840324288" table:style-name="ce14">
            <text:p>16663</text:p>
          </table:table-cell>
          <table:table-cell office:value-type="float" office:value="99453.418177881176" table:style-name="ce14">
            <text:p>99453</text:p>
          </table:table-cell>
          <table:table-cell office:value-type="float" office:value="8600.3029653353606" table:style-name="ce14">
            <text:p>8600</text:p>
          </table:table-cell>
          <table:table-cell table:style-name="ce14"/>
          <table:table-cell office:value-type="float" office:value="3877.3847579051385" table:style-name="ce14">
            <text:p>3877</text:p>
          </table:table-cell>
          <table:table-cell office:value-type="float" office:value="309.61524209486163" table:style-name="ce14">
            <text:p>310</text:p>
          </table:table-cell>
          <table:table-cell office:value-type="float" office:value="577.12019994703292" table:style-name="ce14">
            <text:p>577</text:p>
          </table:table-cell>
          <table:table-cell office:value-type="float" office:value="170" table:style-name="ce14">
            <text:p>170</text:p>
          </table:table-cell>
          <table:table-cell office:value-type="float" office:value="440" table:style-name="ce14">
            <text:p>440</text:p>
          </table:table-cell>
          <table:table-cell office:value-type="float" office:value="422" table:style-name="ce14">
            <text:p>422</text:p>
          </table:table-cell>
          <table:table-cell office:value-type="float" office:value="1743" table:style-name="ce14">
            <text:p>1743</text:p>
          </table:table-cell>
          <table:table-cell office:value-type="float" office:value="-104" table:style-name="ce14">
            <text:p>-104</text:p>
          </table:table-cell>
          <table:table-cell table:style-name="ce1"/>
          <table:table-cell office:value-type="float" office:value="2.3201223430080855" table:style-name="ce1">
            <text:p>2.320122343</text:p>
          </table:table-cell>
          <table:table-cell office:value-type="float" office:value="0.56505384598692343" table:style-name="ce1">
            <text:p>0.565053846</text:p>
          </table:table-cell>
          <table:table-cell office:value-type="float" office:value="0.2918416964651771" table:style-name="ce1">
            <text:p>0.291841696</text:p>
          </table:table-cell>
          <table:table-cell office:value-type="float" office:value="0.90561261176758912" table:style-name="ce1">
            <text:p>0.905612612</text:p>
          </table:table-cell>
          <table:table-cell office:value-type="float" office:value="0.66455338903029115" table:style-name="ce1">
            <text:p>0.664553389</text:p>
          </table:table-cell>
          <table:table-cell office:value-type="float" office:value="0.4777451557609535" table:style-name="ce1">
            <text:p>0.477745156</text:p>
          </table:table-cell>
          <table:table-cell office:value-type="float" office:value="0.36552607635689566" table:style-name="ce1">
            <text:p>0.365526076</text:p>
          </table:table-cell>
          <table:table-cell office:value-type="float" office:value="0.91311936705930608" table:style-name="ce1">
            <text:p>0.913119367</text:p>
          </table:table-cell>
          <table:table-cell table:style-name="ce1"/>
          <table:table-cell office:value-type="float" office:value="5.7370872000000003E-2" table:style-name="ce1">
            <text:p>0.057370872</text:p>
          </table:table-cell>
          <table:table-cell office:value-type="float" office:value="3.5083584000000001E-2" table:style-name="ce1">
            <text:p>0.035083584</text:p>
          </table:table-cell>
          <table:table-cell office:value-type="float" office:value="4.2271000000000001E-3" table:style-name="ce1">
            <text:p>0.0042271</text:p>
          </table:table-cell>
          <table:table-cell office:value-type="float" office:value="4.4912900000000002E-3" table:style-name="ce1">
            <text:p>0.00449129</text:p>
          </table:table-cell>
          <table:table-cell office:value-type="float" office:value="6.5220577409169297E-2" table:style-name="ce1">
            <text:p>0.065220577</text:p>
          </table:table-cell>
          <table:table-cell office:value-type="float" office:value="3.8397039494437797E-2" table:style-name="ce1">
            <text:p>0.038397039</text:p>
          </table:table-cell>
          <table:table-cell office:value-type="float" office:value="5.0312333808540197E-3" table:style-name="ce1">
            <text:p>0.005031233</text:p>
          </table:table-cell>
          <table:table-cell office:value-type="float" office:value="5.0133359025988601E-3" table:style-name="ce1">
            <text:p>0.005013336</text:p>
          </table:table-cell>
          <table:table-cell office:value-type="float" office:value="-0.12823830549518567" table:formula="msoxl:=LN(AT83)-LN(AX83)" table:style-name="ce1">
            <text:p>-0.128238305</text:p>
          </table:table-cell>
          <table:table-cell office:value-type="float" office:value="-9.0247031360609409E-2" table:formula="msoxl:=LN(AU83)-LN(AY83)" table:style-name="ce1">
            <text:p>-0.090247031</text:p>
          </table:table-cell>
          <table:table-cell office:value-type="float" office:value="-0.17414898024990233" table:formula="msoxl:=LN(AV83)-LN(AZ83)" table:style-name="ce1">
            <text:p>-0.17414898</text:p>
          </table:table-cell>
          <table:table-cell office:value-type="float" office:value="-0.10996157672748375" table:formula="msoxl:=LN(AW83)-LN(BA83)" table:style-name="ce1">
            <text:p>-0.109961577</text:p>
          </table:table-cell>
          <table:table-cell table:number-columns-repeated="4" table:style-name="ce1"/>
          <table:table-cell office:value-type="float" office:value="-9.4524309939249415E-2" table:formula="msoxl:=BB83*ABS($BH$8)/ABS($BH$10)-BC83*ABS($BH$9)/ABS($BH$10)+BD83-BE83*ABS($BH$11)/ABS($BH$10)" table:style-name="ce1">
            <text:p>-0.09452431</text:p>
          </table:table-cell>
          <table:table-cell table:number-columns-repeated="16322"/>
        </table:table-row>
        <table:table-row table:style-name="ro1">
          <table:table-cell office:value-type="float" office:value="197203" table:style-name="ce1">
            <text:p>197203</text:p>
          </table:table-cell>
          <table:table-cell office:value-type="float" office:value="1972" table:style-name="ce1">
            <text:p>197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8.637" table:style-name="ce1">
            <text:p>28.637</text:p>
          </table:table-cell>
          <table:table-cell office:value-type="float" office:value="210.18100000000001" table:style-name="ce13">
            <text:p>210.2</text:p>
          </table:table-cell>
          <table:table-cell office:value-type="float" office:value="4070.86" table:style-name="ce1">
            <text:p>4070.86</text:p>
          </table:table-cell>
          <table:table-cell table:style-name="ce1"/>
          <table:table-cell office:value-type="float" office:value="0" table:formula="msoxl:=#N/A" table:style-name="ce13">
            <text:p>#N/A</text:p>
          </table:table-cell>
          <table:table-cell office:value-type="float" office:value="0" table:formula="msoxl:=LN(I84/I83)*100" table:style-name="ce1">
            <text:p>#N/A</text:p>
          </table:table-cell>
          <table:table-cell office:value-type="float" office:value="-0.29082063756222609" table:style-name="ce1">
            <text:p>-0.290820638</text:p>
          </table:table-cell>
          <table:table-cell table:style-name="ce13"/>
          <table:table-cell office:value-type="float" office:value="5.6936599012949678" table:style-name="ce1">
            <text:p>5.693659901</text:p>
          </table:table-cell>
          <table:table-cell office:value-type="float" office:value="5.7293779838970478" table:style-name="ce1">
            <text:p>5.729377984</text:p>
          </table:table-cell>
          <table:table-cell table:style-name="ce1"/>
          <table:table-cell office:value-type="float" office:value="3870.7859234450566" table:style-name="ce1">
            <text:p>3870.785923</text:p>
          </table:table-cell>
          <table:table-cell office:value-type="float" office:value="2410.9182822307262" table:style-name="ce1">
            <text:p>2410.918282</text:p>
          </table:table-cell>
          <table:table-cell table:style-name="ce1"/>
          <table:table-cell office:value-type="float" office:value="46005.124135375489" table:style-name="ce14">
            <text:p>46005</text:p>
          </table:table-cell>
          <table:table-cell office:value-type="float" office:value="61313.080254415399" table:style-name="ce14">
            <text:p>61313</text:p>
          </table:table-cell>
          <table:table-cell office:value-type="float" office:value="18597.060157525568" table:style-name="ce14">
            <text:p>18597</text:p>
          </table:table-cell>
          <table:table-cell office:value-type="float" office:value="24576.877783847864" table:style-name="ce14">
            <text:p>24577</text:p>
          </table:table-cell>
          <table:table-cell office:value-type="float" office:value="103389" table:style-name="ce14">
            <text:p>103389</text:p>
          </table:table-cell>
          <table:table-cell office:value-type="float" office:value="16437.317320602353" table:style-name="ce14">
            <text:p>16437</text:p>
          </table:table-cell>
          <table:table-cell office:value-type="float" office:value="104067.00560327002" table:style-name="ce14">
            <text:p>104067</text:p>
          </table:table-cell>
          <table:table-cell office:value-type="float" office:value="8807.4740351357541" table:style-name="ce14">
            <text:p>8807</text:p>
          </table:table-cell>
          <table:table-cell table:style-name="ce14"/>
          <table:table-cell office:value-type="float" office:value="1136.337697628458" table:style-name="ce14">
            <text:p>1136</text:p>
          </table:table-cell>
          <table:table-cell office:value-type="float" office:value="4932.662302371542" table:style-name="ce14">
            <text:p>4933</text:p>
          </table:table-cell>
          <table:table-cell office:value-type="float" office:value="478.09689486228734" table:style-name="ce14">
            <text:p>478</text:p>
          </table:table-cell>
          <table:table-cell office:value-type="float" office:value="481" table:style-name="ce14">
            <text:p>481</text:p>
          </table:table-cell>
          <table:table-cell office:value-type="float" office:value="1222" table:style-name="ce14">
            <text:p>1222</text:p>
          </table:table-cell>
          <table:table-cell office:value-type="float" office:value="-128" table:style-name="ce14">
            <text:p>-128</text:p>
          </table:table-cell>
          <table:table-cell office:value-type="float" office:value="2192" table:style-name="ce14">
            <text:p>2192</text:p>
          </table:table-cell>
          <table:table-cell office:value-type="float" office:value="-75" table:style-name="ce14">
            <text:p>-75</text:p>
          </table:table-cell>
          <table:table-cell table:style-name="ce1"/>
          <table:table-cell office:value-type="float" office:value="3.9576483879208499" table:style-name="ce1">
            <text:p>3.957648388</text:p>
          </table:table-cell>
          <table:table-cell office:value-type="float" office:value="2.8805743482585786" table:style-name="ce1">
            <text:p>2.880574348</text:p>
          </table:table-cell>
          <table:table-cell office:value-type="float" office:value="0.81712200329410756" table:style-name="ce1">
            <text:p>0.817122003</text:p>
          </table:table-cell>
          <table:table-cell office:value-type="float" office:value="0.86496599808654939" table:style-name="ce1">
            <text:p>0.864965998</text:p>
          </table:table-cell>
          <table:table-cell office:value-type="float" office:value="3.8435282872466545" table:style-name="ce1">
            <text:p>3.843528287</text:p>
          </table:table-cell>
          <table:table-cell office:value-type="float" office:value="2.7630993244074573" table:style-name="ce1">
            <text:p>2.763099324</text:p>
          </table:table-cell>
          <table:table-cell office:value-type="float" office:value="0.45991879675478115" table:style-name="ce1">
            <text:p>0.459918797</text:p>
          </table:table-cell>
          <table:table-cell office:value-type="float" office:value="0.94924828129072469" table:style-name="ce1">
            <text:p>0.949248281</text:p>
          </table:table-cell>
          <table:table-cell table:style-name="ce1"/>
          <table:table-cell office:value-type="float" office:value="5.7231346000000002E-2" table:style-name="ce1">
            <text:p>0.057231346</text:p>
          </table:table-cell>
          <table:table-cell office:value-type="float" office:value="3.5646533000000001E-2" table:style-name="ce1">
            <text:p>0.035646533</text:p>
          </table:table-cell>
          <table:table-cell office:value-type="float" office:value="4.3909600000000002E-3" table:style-name="ce1">
            <text:p>0.00439096</text:p>
          </table:table-cell>
          <table:table-cell office:value-type="float" office:value="4.5506399999999999E-3" table:style-name="ce1">
            <text:p>0.00455064</text:p>
          </table:table-cell>
          <table:table-cell office:value-type="float" office:value="6.5572958201752504E-2" table:style-name="ce1">
            <text:p>0.065572958</text:p>
          </table:table-cell>
          <table:table-cell office:value-type="float" office:value="3.8895927986621497E-2" table:style-name="ce1">
            <text:p>0.038895928</text:p>
          </table:table-cell>
          <table:table-cell office:value-type="float" office:value="5.0603313200785396E-3" table:style-name="ce1">
            <text:p>0.005060331</text:p>
          </table:table-cell>
          <table:table-cell office:value-type="float" office:value="5.0538509666257E-3" table:style-name="ce1">
            <text:p>0.005053851</text:p>
          </table:table-cell>
          <table:table-cell office:value-type="float" office:value="-0.13606163315095543" table:formula="msoxl:=LN(AT84)-LN(AX84)" table:style-name="ce1">
            <text:p>-0.136061633</text:p>
          </table:table-cell>
          <table:table-cell office:value-type="float" office:value="-8.7237675058790209E-2" table:formula="msoxl:=LN(AU84)-LN(AY84)" table:style-name="ce1">
            <text:p>-0.087237675</text:p>
          </table:table-cell>
          <table:table-cell office:value-type="float" office:value="-0.14188407743631348" table:formula="msoxl:=LN(AV84)-LN(AZ84)" table:style-name="ce1">
            <text:p>-0.141884077</text:p>
          </table:table-cell>
          <table:table-cell office:value-type="float" office:value="-0.10488263791702046" table:formula="msoxl:=LN(AW84)-LN(BA84)" table:style-name="ce1">
            <text:p>-0.104882638</text:p>
          </table:table-cell>
          <table:table-cell table:number-columns-repeated="4" table:style-name="ce1"/>
          <table:table-cell office:value-type="float" office:value="-7.6758796760773365E-2" table:formula="msoxl:=BB84*ABS($BH$8)/ABS($BH$10)-BC84*ABS($BH$9)/ABS($BH$10)+BD84-BE84*ABS($BH$11)/ABS($BH$10)" table:style-name="ce1">
            <text:p>-0.076758797</text:p>
          </table:table-cell>
          <table:table-cell table:number-columns-repeated="16322"/>
        </table:table-row>
        <table:table-row table:style-name="ro1">
          <table:table-cell office:value-type="float" office:value="197204" table:style-name="ce1">
            <text:p>197204</text:p>
          </table:table-cell>
          <table:table-cell office:value-type="float" office:value="1972" table:style-name="ce1">
            <text:p>1972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28.876000000000001" table:style-name="ce1">
            <text:p>28.876</text:p>
          </table:table-cell>
          <table:table-cell office:value-type="float" office:value="210.73699999999999" table:style-name="ce13">
            <text:p>210.7</text:p>
          </table:table-cell>
          <table:table-cell office:value-type="float" office:value="4320.2" table:style-name="ce1">
            <text:p>4320.2</text:p>
          </table:table-cell>
          <table:table-cell table:style-name="ce1"/>
          <table:table-cell office:value-type="float" office:value="0" table:formula="msoxl:=#N/A" table:style-name="ce13">
            <text:p>#N/A</text:p>
          </table:table-cell>
          <table:table-cell office:value-type="float" office:value="0" table:formula="msoxl:=LN(I85/I84)*100" table:style-name="ce1">
            <text:p>#N/A</text:p>
          </table:table-cell>
          <table:table-cell office:value-type="float" office:value="-0.5203985012864949" table:style-name="ce1">
            <text:p>-0.520398501</text:p>
          </table:table-cell>
          <table:table-cell table:style-name="ce13"/>
          <table:table-cell office:value-type="float" office:value="5.7450576579219241" table:style-name="ce1">
            <text:p>5.745057658</text:p>
          </table:table-cell>
          <table:table-cell office:value-type="float" office:value="5.784985691874664" table:style-name="ce1">
            <text:p>5.784985692</text:p>
          </table:table-cell>
          <table:table-cell table:style-name="ce1"/>
          <table:table-cell office:value-type="float" office:value="3964.2626084505309" table:style-name="ce1">
            <text:p>3964.262608</text:p>
          </table:table-cell>
          <table:table-cell office:value-type="float" office:value="2809.7537604246095" table:style-name="ce1">
            <text:p>2809.75376</text:p>
          </table:table-cell>
          <table:table-cell table:style-name="ce1"/>
          <table:table-cell office:value-type="float" office:value="49977.232460474304" table:style-name="ce14">
            <text:p>49977</text:p>
          </table:table-cell>
          <table:table-cell office:value-type="float" office:value="65887" table:style-name="ce14">
            <text:p>65887</text:p>
          </table:table-cell>
          <table:table-cell office:value-type="float" office:value="20126.062698682388" table:style-name="ce14">
            <text:p>20126</text:p>
          </table:table-cell>
          <table:table-cell office:value-type="float" office:value="39059" table:style-name="ce14">
            <text:p>39059</text:p>
          </table:table-cell>
          <table:table-cell office:value-type="float" office:value="106188" table:style-name="ce14">
            <text:p>106188</text:p>
          </table:table-cell>
          <table:table-cell office:value-type="float" office:value="17095" table:style-name="ce14">
            <text:p>17095</text:p>
          </table:table-cell>
          <table:table-cell office:value-type="float" office:value="107073.9578583883" table:style-name="ce14">
            <text:p>107074</text:p>
          </table:table-cell>
          <table:table-cell office:value-type="float" office:value="10537" table:style-name="ce14">
            <text:p>10537</text:p>
          </table:table-cell>
          <table:table-cell table:style-name="ce14"/>
          <table:table-cell office:value-type="float" office:value="3972.108325098814" table:style-name="ce14">
            <text:p>3972</text:p>
          </table:table-cell>
          <table:table-cell office:value-type="float" office:value="260.89167490118575" table:style-name="ce14">
            <text:p>261</text:p>
          </table:table-cell>
          <table:table-cell office:value-type="float" office:value="621.99013506355834" table:style-name="ce14">
            <text:p>622</text:p>
          </table:table-cell>
          <table:table-cell office:value-type="float" office:value="1089" table:style-name="ce14">
            <text:p>1089</text:p>
          </table:table-cell>
          <table:table-cell office:value-type="float" office:value="2799" table:style-name="ce14">
            <text:p>2799</text:p>
          </table:table-cell>
          <table:table-cell office:value-type="float" office:value="253" table:style-name="ce14">
            <text:p>253</text:p>
          </table:table-cell>
          <table:table-cell office:value-type="float" office:value="1046" table:style-name="ce14">
            <text:p>1046</text:p>
          </table:table-cell>
          <table:table-cell office:value-type="float" office:value="-225" table:style-name="ce14">
            <text:p>-225</text:p>
          </table:table-cell>
          <table:table-cell table:style-name="ce1"/>
          <table:table-cell office:value-type="float" office:value="5.9283420636540711" table:style-name="ce1">
            <text:p>5.928342064</text:p>
          </table:table-cell>
          <table:table-cell office:value-type="float" office:value="3.5132774567861187" table:style-name="ce1">
            <text:p>3.513277457</text:p>
          </table:table-cell>
          <table:table-cell office:value-type="float" office:value="0.36687147684434218" table:style-name="ce1">
            <text:p>0.366871477</text:p>
          </table:table-cell>
          <table:table-cell office:value-type="float" office:value="1.03757055890718" table:style-name="ce1">
            <text:p>1.037570559</text:p>
          </table:table-cell>
          <table:table-cell office:value-type="float" office:value="7.2911730731799409" table:style-name="ce1">
            <text:p>7.291173073</text:p>
          </table:table-cell>
          <table:table-cell office:value-type="float" office:value="5.2415993553343334" table:style-name="ce1">
            <text:p>5.241599355</text:p>
          </table:table-cell>
          <table:table-cell office:value-type="float" office:value="0.34614295397195971" table:style-name="ce1">
            <text:p>0.346142954</text:p>
          </table:table-cell>
          <table:table-cell office:value-type="float" office:value="1.1362815725979318" table:style-name="ce1">
            <text:p>1.136281573</text:p>
          </table:table-cell>
          <table:table-cell table:style-name="ce1"/>
          <table:table-cell office:value-type="float" office:value="5.5838840000000001E-2" table:style-name="ce1">
            <text:p>0.05583884</text:p>
          </table:table-cell>
          <table:table-cell office:value-type="float" office:value="3.9576941999999997E-2" table:style-name="ce1">
            <text:p>0.039576942</text:p>
          </table:table-cell>
          <table:table-cell office:value-type="float" office:value="4.4037299999999998E-3" table:style-name="ce1">
            <text:p>0.00440373</text:p>
          </table:table-cell>
          <table:table-cell office:value-type="float" office:value="4.5831200000000004E-3" table:style-name="ce1">
            <text:p>0.00458312</text:p>
          </table:table-cell>
          <table:table-cell office:value-type="float" office:value="6.5932911141844006E-2" table:style-name="ce1">
            <text:p>0.065932911</text:p>
          </table:table-cell>
          <table:table-cell office:value-type="float" office:value="3.94040556264489E-2" table:style-name="ce1">
            <text:p>0.039404056</text:p>
          </table:table-cell>
          <table:table-cell office:value-type="float" office:value="5.0894234636219803E-3" table:style-name="ce1">
            <text:p>0.005089423</text:p>
          </table:table-cell>
          <table:table-cell office:value-type="float" office:value="5.0945842832722096E-3" table:style-name="ce1">
            <text:p>0.005094584</text:p>
          </table:table-cell>
          <table:table-cell office:value-type="float" office:value="-0.16616804259189122" table:formula="msoxl:=LN(AT85)-LN(AX85)" table:style-name="ce1">
            <text:p>-0.166168043</text:p>
          </table:table-cell>
          <table:table-cell office:value-type="float" office:value="4.3779302586424151E-3" table:formula="msoxl:=LN(AU85)-LN(AY85)" table:style-name="ce1">
            <text:p>0.00437793</text:p>
          </table:table-cell>
          <table:table-cell office:value-type="float" office:value="-0.14471264662433825" table:formula="msoxl:=LN(AV85)-LN(AZ85)" table:style-name="ce1">
            <text:p>-0.144712647</text:p>
          </table:table-cell>
          <table:table-cell office:value-type="float" office:value="-0.10579808136204694" table:formula="msoxl:=LN(AW85)-LN(BA85)" table:style-name="ce1">
            <text:p>-0.105798081</text:p>
          </table:table-cell>
          <table:table-cell table:number-columns-repeated="4" table:style-name="ce1"/>
          <table:table-cell office:value-type="float" office:value="-0.17292845265468124" table:formula="msoxl:=BB85*ABS($BH$8)/ABS($BH$10)-BC85*ABS($BH$9)/ABS($BH$10)+BD85-BE85*ABS($BH$11)/ABS($BH$10)" table:style-name="ce1">
            <text:p>-0.172928453</text:p>
          </table:table-cell>
          <table:table-cell table:number-columns-repeated="16322"/>
        </table:table-row>
        <table:table-row table:style-name="ro1">
          <table:table-cell office:value-type="float" office:value="197301" table:style-name="ce1">
            <text:p>197301</text:p>
          </table:table-cell>
          <table:table-cell office:value-type="float" office:value="1973" table:style-name="ce1">
            <text:p>197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9.23" table:style-name="ce1">
            <text:p>29.23</text:p>
          </table:table-cell>
          <table:table-cell office:value-type="float" office:value="211.19200000000001" table:style-name="ce13">
            <text:p>211.2</text:p>
          </table:table-cell>
          <table:table-cell office:value-type="float" office:value="4336.21" table:style-name="ce1">
            <text:p>4336.21</text:p>
          </table:table-cell>
          <table:table-cell table:style-name="ce1"/>
          <table:table-cell office:value-type="float" office:value="85.24" table:style-name="ce13">
            <text:p>85.2</text:p>
          </table:table-cell>
          <table:table-cell office:value-type="float" office:value="0" table:formula="msoxl:=LN(I86/I85)*100" table:style-name="ce1">
            <text:p>#N/A</text:p>
          </table:table-cell>
          <table:table-cell office:value-type="float" office:value="5.0290203730858076" table:style-name="ce1">
            <text:p>5.029020373</text:p>
          </table:table-cell>
          <table:table-cell table:style-name="ce13"/>
          <table:table-cell office:value-type="float" office:value="5.8294846512436891" table:style-name="ce1">
            <text:p>5.829484651</text:p>
          </table:table-cell>
          <table:table-cell office:value-type="float" office:value="5.8460139531948991" table:style-name="ce1">
            <text:p>5.846013953</text:p>
          </table:table-cell>
          <table:table-cell table:style-name="ce1"/>
          <table:table-cell office:value-type="float" office:value="4055.4858691533686" table:style-name="ce1">
            <text:p>4055.485869</text:p>
          </table:table-cell>
          <table:table-cell office:value-type="float" office:value="2802.7404639514943" table:style-name="ce1">
            <text:p>2802.740464</text:p>
          </table:table-cell>
          <table:table-cell table:style-name="ce1"/>
          <table:table-cell office:value-type="float" office:value="50979.155879446633" table:style-name="ce14">
            <text:p>50979</text:p>
          </table:table-cell>
          <table:table-cell office:value-type="float" office:value="72604.840616658767" table:style-name="ce14">
            <text:p>72605</text:p>
          </table:table-cell>
          <table:table-cell office:value-type="float" office:value="20302.034461320545" table:style-name="ce14">
            <text:p>20302</text:p>
          </table:table-cell>
          <table:table-cell office:value-type="float" office:value="38171.430156713257" table:style-name="ce14">
            <text:p>38171</text:p>
          </table:table-cell>
          <table:table-cell office:value-type="float" office:value="110452" table:style-name="ce14">
            <text:p>110452</text:p>
          </table:table-cell>
          <table:table-cell office:value-type="float" office:value="17438.927750004026" table:style-name="ce14">
            <text:p>17439</text:p>
          </table:table-cell>
          <table:table-cell office:value-type="float" office:value="114634.13804869236" table:style-name="ce14">
            <text:p>114634</text:p>
          </table:table-cell>
          <table:table-cell office:value-type="float" office:value="11231.842182852695" table:style-name="ce14">
            <text:p>11232</text:p>
          </table:table-cell>
          <table:table-cell table:style-name="ce14"/>
          <table:table-cell office:value-type="float" office:value="1001.923418972332" table:style-name="ce14">
            <text:p>1002</text:p>
          </table:table-cell>
          <table:table-cell office:value-type="float" office:value="7837.076581027668" table:style-name="ce14">
            <text:p>7837</text:p>
          </table:table-cell>
          <table:table-cell office:value-type="float" office:value="976.30789856991362" table:style-name="ce14">
            <text:p>976</text:p>
          </table:table-cell>
          <table:table-cell office:value-type="float" office:value="1273" table:style-name="ce14">
            <text:p>1273</text:p>
          </table:table-cell>
          <table:table-cell office:value-type="float" office:value="4264" table:style-name="ce14">
            <text:p>4264</text:p>
          </table:table-cell>
          <table:table-cell office:value-type="float" office:value="133" table:style-name="ce14">
            <text:p>133</text:p>
          </table:table-cell>
          <table:table-cell office:value-type="float" office:value="3800" table:style-name="ce14">
            <text:p>3800</text:p>
          </table:table-cell>
          <table:table-cell office:value-type="float" office:value="-188" table:style-name="ce14">
            <text:p>-188</text:p>
          </table:table-cell>
          <table:table-cell table:style-name="ce1"/>
          <table:table-cell office:value-type="float" office:value="8.3832355745203593" table:style-name="ce1">
            <text:p>8.383235575</text:p>
          </table:table-cell>
          <table:table-cell office:value-type="float" office:value="3.7760928684700641" table:style-name="ce1">
            <text:p>3.776092868</text:p>
          </table:table-cell>
          <table:table-cell office:value-type="float" office:value="3.1896131331979292" table:style-name="ce1">
            <text:p>3.189613133</text:p>
          </table:table-cell>
          <table:table-cell office:value-type="float" office:value="2.9545860611644637" table:style-name="ce1">
            <text:p>2.954586061</text:p>
          </table:table-cell>
          <table:table-cell office:value-type="float" office:value="-5.009683782323977" table:style-name="ce1">
            <text:p>-5.009683782</text:p>
          </table:table-cell>
          <table:table-cell office:value-type="float" office:value="-3.6014445165825477" table:style-name="ce1">
            <text:p>-3.601444517</text:p>
          </table:table-cell>
          <table:table-cell office:value-type="float" office:value="-0.29263923672736097" table:style-name="ce1">
            <text:p>-0.292639237</text:p>
          </table:table-cell>
          <table:table-cell office:value-type="float" office:value="1.2340357384430978" table:style-name="ce1">
            <text:p>1.234035738</text:p>
          </table:table-cell>
          <table:table-cell table:style-name="ce1"/>
          <table:table-cell office:value-type="float" office:value="5.7734959000000002E-2" table:style-name="ce1">
            <text:p>0.057734959</text:p>
          </table:table-cell>
          <table:table-cell office:value-type="float" office:value="3.9900548000000001E-2" table:style-name="ce1">
            <text:p>0.039900548</text:p>
          </table:table-cell>
          <table:table-cell office:value-type="float" office:value="4.8429399999999996E-3" table:style-name="ce1">
            <text:p>0.00484294</text:p>
          </table:table-cell>
          <table:table-cell office:value-type="float" office:value="4.9236499999999999E-3" table:style-name="ce1">
            <text:p>0.00492365</text:p>
          </table:table-cell>
          <table:table-cell office:value-type="float" office:value="6.6300539236920905E-2" table:style-name="ce1">
            <text:p>0.066300539</text:p>
          </table:table-cell>
          <table:table-cell office:value-type="float" office:value="3.9921592155407602E-2" table:style-name="ce1">
            <text:p>0.039921592</text:p>
          </table:table-cell>
          <table:table-cell office:value-type="float" office:value="5.1184973548851903E-3" table:style-name="ce1">
            <text:p>0.005118497</text:p>
          </table:table-cell>
          <table:table-cell office:value-type="float" office:value="5.1355233988628997E-3" table:style-name="ce1">
            <text:p>0.005135523</text:p>
          </table:table-cell>
          <table:table-cell office:value-type="float" office:value="-0.13833516518322853" table:formula="msoxl:=LN(AT86)-LN(AX86)" table:style-name="ce1">
            <text:p>-0.138335165</text:p>
          </table:table-cell>
          <table:table-cell office:value-type="float" office:value="-5.2727616308434477E-4" table:formula="msoxl:=LN(AU86)-LN(AY86)" table:style-name="ce1">
            <text:p>-0.000527276</text:p>
          </table:table-cell>
          <table:table-cell office:value-type="float" office:value="-5.5338936272895545E-2" table:formula="msoxl:=LN(AV86)-LN(AZ86)" table:style-name="ce1">
            <text:p>-0.055338936</text:p>
          </table:table-cell>
          <table:table-cell office:value-type="float" office:value="-4.2131640536822168E-2" table:formula="msoxl:=LN(AW86)-LN(BA86)" table:style-name="ce1">
            <text:p>-0.042131641</text:p>
          </table:table-cell>
          <table:table-cell table:number-columns-repeated="4" table:style-name="ce1"/>
          <table:table-cell office:value-type="float" office:value="-0.12624551158569053" table:formula="msoxl:=BB86*ABS($BH$8)/ABS($BH$10)-BC86*ABS($BH$9)/ABS($BH$10)+BD86-BE86*ABS($BH$11)/ABS($BH$10)" table:style-name="ce1">
            <text:p>-0.126245512</text:p>
          </table:table-cell>
          <table:table-cell table:number-columns-repeated="16322"/>
        </table:table-row>
        <table:table-row table:style-name="ro1">
          <table:table-cell office:value-type="float" office:value="197302" table:style-name="ce1">
            <text:p>197302</text:p>
          </table:table-cell>
          <table:table-cell office:value-type="float" office:value="1973" table:style-name="ce1">
            <text:p>197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9.795000000000002" table:style-name="ce1">
            <text:p>29.795</text:p>
          </table:table-cell>
          <table:table-cell office:value-type="float" office:value="211.66300000000001" table:style-name="ce13">
            <text:p>211.7</text:p>
          </table:table-cell>
          <table:table-cell office:value-type="float" office:value="4352.4799999999996" table:style-name="ce1">
            <text:p>4352.48</text:p>
          </table:table-cell>
          <table:table-cell table:style-name="ce1"/>
          <table:table-cell office:value-type="float" office:value="86.784768886173893" table:style-name="ce13">
            <text:p>86.8</text:p>
          </table:table-cell>
          <table:table-cell office:value-type="float" office:value="1.7960325376992941" table:formula="msoxl:=LN(I87/I86)*100" table:style-name="ce1">
            <text:p>1.796032538</text:p>
          </table:table-cell>
          <table:table-cell office:value-type="float" office:value="4.3159364367960569" table:style-name="ce1">
            <text:p>4.315936437</text:p>
          </table:table-cell>
          <table:table-cell table:style-name="ce13"/>
          <table:table-cell office:value-type="float" office:value="5.8979961517731425" table:style-name="ce1">
            <text:p>5.897996152</text:p>
          </table:table-cell>
          <table:table-cell office:value-type="float" office:value="5.8715337476923111" table:style-name="ce1">
            <text:p>5.871533748</text:p>
          </table:table-cell>
          <table:table-cell table:style-name="ce1"/>
          <table:table-cell office:value-type="float" office:value="4100.2817120585596" table:style-name="ce1">
            <text:p>4100.281712</text:p>
          </table:table-cell>
          <table:table-cell office:value-type="float" office:value="2852.7063019927755" table:style-name="ce1">
            <text:p>2852.706302</text:p>
          </table:table-cell>
          <table:table-cell table:style-name="ce1"/>
          <table:table-cell office:value-type="float" office:value="55718.294836956513" table:style-name="ce14">
            <text:p>55718</text:p>
          </table:table-cell>
          <table:table-cell office:value-type="float" office:value="68891.25879751888" table:style-name="ce14">
            <text:p>68891</text:p>
          </table:table-cell>
          <table:table-cell office:value-type="float" office:value="20643.834258049585" table:style-name="ce14">
            <text:p>20644</text:p>
          </table:table-cell>
          <table:table-cell office:value-type="float" office:value="35814.453623914313" table:style-name="ce14">
            <text:p>35814</text:p>
          </table:table-cell>
          <table:table-cell office:value-type="float" office:value="111889" table:style-name="ce14">
            <text:p>111889</text:p>
          </table:table-cell>
          <table:table-cell office:value-type="float" office:value="17531.162092876559" table:style-name="ce14">
            <text:p>17531</text:p>
          </table:table-cell>
          <table:table-cell office:value-type="float" office:value="116881.67688519221" table:style-name="ce14">
            <text:p>116882</text:p>
          </table:table-cell>
          <table:table-cell office:value-type="float" office:value="11459.389675326625" table:style-name="ce14">
            <text:p>11459</text:p>
          </table:table-cell>
          <table:table-cell table:style-name="ce14"/>
          <table:table-cell office:value-type="float" office:value="4739.1389575098819" table:style-name="ce14">
            <text:p>4739</text:p>
          </table:table-cell>
          <table:table-cell office:value-type="float" office:value="-2646.1389575098815" table:style-name="ce14">
            <text:p>-2646</text:p>
          </table:table-cell>
          <table:table-cell office:value-type="float" office:value="1291.9446835275403" table:style-name="ce14">
            <text:p>1292</text:p>
          </table:table-cell>
          <table:table-cell office:value-type="float" office:value="128" table:style-name="ce14">
            <text:p>128</text:p>
          </table:table-cell>
          <table:table-cell office:value-type="float" office:value="1437" table:style-name="ce14">
            <text:p>1437</text:p>
          </table:table-cell>
          <table:table-cell office:value-type="float" office:value="150" table:style-name="ce14">
            <text:p>150</text:p>
          </table:table-cell>
          <table:table-cell office:value-type="float" office:value="2918" table:style-name="ce14">
            <text:p>2918</text:p>
          </table:table-cell>
          <table:table-cell office:value-type="float" office:value="-64" table:style-name="ce14">
            <text:p>-64</text:p>
          </table:table-cell>
          <table:table-cell table:style-name="ce1"/>
          <table:table-cell office:value-type="float" office:value="3.7383054304923413" table:style-name="ce1">
            <text:p>3.73830543</text:p>
          </table:table-cell>
          <table:table-cell office:value-type="float" office:value="-0.17551956485384021" table:style-name="ce1">
            <text:p>-0.175519565</text:p>
          </table:table-cell>
          <table:table-cell office:value-type="float" office:value="1.5345003582424519" table:style-name="ce1">
            <text:p>1.534500358</text:p>
          </table:table-cell>
          <table:table-cell office:value-type="float" office:value="2.3298552163770125" table:style-name="ce1">
            <text:p>2.329855216</text:p>
          </table:table-cell>
          <table:table-cell office:value-type="float" office:value="-5.9456526599061981" table:style-name="ce1">
            <text:p>-5.94565266</text:p>
          </table:table-cell>
          <table:table-cell office:value-type="float" office:value="-4.274309337662471" table:style-name="ce1">
            <text:p>-4.274309338</text:p>
          </table:table-cell>
          <table:table-cell office:value-type="float" office:value="6.2373730578132808E-2" table:style-name="ce1">
            <text:p>0.062373731</text:p>
          </table:table-cell>
          <table:table-cell office:value-type="float" office:value="1.4685123755649934" table:style-name="ce1">
            <text:p>1.468512376</text:p>
          </table:table-cell>
          <table:table-cell table:style-name="ce1"/>
          <table:table-cell office:value-type="float" office:value="5.9410778999999997E-2" table:style-name="ce1">
            <text:p>0.059410779</text:p>
          </table:table-cell>
          <table:table-cell office:value-type="float" office:value="4.1334111999999999E-2" table:style-name="ce1">
            <text:p>0.041334112</text:p>
          </table:table-cell>
          <table:table-cell office:value-type="float" office:value="5.2785999999999996E-3" table:style-name="ce1">
            <text:p>0.0052786</text:p>
          </table:table-cell>
          <table:table-cell office:value-type="float" office:value="5.1407500000000004E-3" table:style-name="ce1">
            <text:p>0.00514075</text:p>
          </table:table-cell>
          <table:table-cell office:value-type="float" office:value="6.6675943422582706E-2" table:style-name="ce1">
            <text:p>0.066675943</text:p>
          </table:table-cell>
          <table:table-cell office:value-type="float" office:value="4.0448710710099603E-2" table:style-name="ce1">
            <text:p>0.040448711</text:p>
          </table:table-cell>
          <table:table-cell office:value-type="float" office:value="5.1475399792683604E-3" table:style-name="ce1">
            <text:p>0.00514754</text:p>
          </table:table-cell>
          <table:table-cell office:value-type="float" office:value="5.17665521811726E-3" table:style-name="ce1">
            <text:p>0.005176655</text:p>
          </table:table-cell>
          <table:table-cell office:value-type="float" office:value="-0.1153685449856714" table:formula="msoxl:=LN(AT87)-LN(AX87)" table:style-name="ce1">
            <text:p>-0.115368545</text:p>
          </table:table-cell>
          <table:table-cell office:value-type="float" office:value="2.1653346141370378E-2" table:formula="msoxl:=LN(AU87)-LN(AY87)" table:style-name="ce1">
            <text:p>0.021653346</text:p>
          </table:table-cell>
          <table:table-cell office:value-type="float" office:value="2.5141984419503771E-2" table:formula="msoxl:=LN(AV87)-LN(AZ87)" table:style-name="ce1">
            <text:p>0.025141984</text:p>
          </table:table-cell>
          <table:table-cell office:value-type="float" office:value="-6.9601537027317306E-3" table:formula="msoxl:=LN(AW87)-LN(BA87)" table:style-name="ce1">
            <text:p>-0.006960154</text:p>
          </table:table-cell>
          <table:table-cell table:number-columns-repeated="4" table:style-name="ce1"/>
          <table:table-cell office:value-type="float" office:value="-8.1568723051309966E-2" table:formula="msoxl:=BB87*ABS($BH$8)/ABS($BH$10)-BC87*ABS($BH$9)/ABS($BH$10)+BD87-BE87*ABS($BH$11)/ABS($BH$10)" table:style-name="ce1">
            <text:p>-0.081568723</text:p>
          </table:table-cell>
          <table:table-cell table:number-columns-repeated="16322"/>
        </table:table-row>
        <table:table-row table:style-name="ro1">
          <table:table-cell office:value-type="float" office:value="197303" table:style-name="ce1">
            <text:p>197303</text:p>
          </table:table-cell>
          <table:table-cell office:value-type="float" office:value="1973" table:style-name="ce1">
            <text:p>1973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30.337" table:style-name="ce1">
            <text:p>30.337</text:p>
          </table:table-cell>
          <table:table-cell office:value-type="float" office:value="212.191" table:style-name="ce13">
            <text:p>212.2</text:p>
          </table:table-cell>
          <table:table-cell office:value-type="float" office:value="4551.6400000000003" table:style-name="ce1">
            <text:p>4551.64</text:p>
          </table:table-cell>
          <table:table-cell table:style-name="ce1"/>
          <table:table-cell office:value-type="float" office:value="87.050653594771234" table:style-name="ce13">
            <text:p>87.1</text:p>
          </table:table-cell>
          <table:table-cell office:value-type="float" office:value="0.30590418470824632" table:formula="msoxl:=LN(I88/I87)*100" table:style-name="ce1">
            <text:p>0.305904185</text:p>
          </table:table-cell>
          <table:table-cell office:value-type="float" office:value="-1.3029114940457456" table:style-name="ce1">
            <text:p>-1.302911494</text:p>
          </table:table-cell>
          <table:table-cell table:style-name="ce13"/>
          <table:table-cell office:value-type="float" office:value="5.9376536951427195" table:style-name="ce1">
            <text:p>5.937653695</text:p>
          </table:table-cell>
          <table:table-cell office:value-type="float" office:value="5.8687340059895856" table:style-name="ce1">
            <text:p>5.868734006</text:p>
          </table:table-cell>
          <table:table-cell table:style-name="ce1"/>
          <table:table-cell office:value-type="float" office:value="4039.3583779862597" table:style-name="ce1">
            <text:p>4039.358378</text:p>
          </table:table-cell>
          <table:table-cell office:value-type="float" office:value="2823.8913263393547" table:style-name="ce1">
            <text:p>2823.891326</text:p>
          </table:table-cell>
          <table:table-cell table:style-name="ce1"/>
          <table:table-cell office:value-type="float" office:value="57835.326210474297" table:style-name="ce14">
            <text:p>57835</text:p>
          </table:table-cell>
          <table:table-cell office:value-type="float" office:value="63680.986735762162" table:style-name="ce14">
            <text:p>63681</text:p>
          </table:table-cell>
          <table:table-cell office:value-type="float" office:value="22071.370488292941" table:style-name="ce14">
            <text:p>22071</text:p>
          </table:table-cell>
          <table:table-cell office:value-type="float" office:value="38117.894364483298" table:style-name="ce14">
            <text:p>38118</text:p>
          </table:table-cell>
          <table:table-cell office:value-type="float" office:value="112648" table:style-name="ce14">
            <text:p>112648</text:p>
          </table:table-cell>
          <table:table-cell office:value-type="float" office:value="16982.418423639447" table:style-name="ce14">
            <text:p>16982</text:p>
          </table:table-cell>
          <table:table-cell office:value-type="float" office:value="117241.32979932817" table:style-name="ce14">
            <text:p>117241</text:p>
          </table:table-cell>
          <table:table-cell office:value-type="float" office:value="10728.379065392755" table:style-name="ce14">
            <text:p>10728</text:p>
          </table:table-cell>
          <table:table-cell table:style-name="ce14"/>
          <table:table-cell office:value-type="float" office:value="2117.0313735177865" table:style-name="ce14">
            <text:p>2117</text:p>
          </table:table-cell>
          <table:table-cell office:value-type="float" office:value="-1360.0313735177865" table:style-name="ce14">
            <text:p>-1360</text:p>
          </table:table-cell>
          <table:table-cell office:value-type="float" office:value="833.96189751059183" table:style-name="ce14">
            <text:p>834</text:p>
          </table:table-cell>
          <table:table-cell office:value-type="float" office:value="871" table:style-name="ce14">
            <text:p>871</text:p>
          </table:table-cell>
          <table:table-cell office:value-type="float" office:value="759" table:style-name="ce14">
            <text:p>759</text:p>
          </table:table-cell>
          <table:table-cell office:value-type="float" office:value="221" table:style-name="ce14">
            <text:p>221</text:p>
          </table:table-cell>
          <table:table-cell office:value-type="float" office:value="2075" table:style-name="ce14">
            <text:p>2075</text:p>
          </table:table-cell>
          <table:table-cell office:value-type="float" office:value="-25" table:style-name="ce14">
            <text:p>-25</text:p>
          </table:table-cell>
          <table:table-cell table:style-name="ce1"/>
          <table:table-cell office:value-type="float" office:value="-6.4265131040977721" table:style-name="ce1">
            <text:p>-6.426513104</text:p>
          </table:table-cell>
          <table:table-cell office:value-type="float" office:value="-1.1723809153012548" table:style-name="ce1">
            <text:p>-1.172380915</text:p>
          </table:table-cell>
          <table:table-cell office:value-type="float" office:value="-2.8506956536258903" table:style-name="ce1">
            <text:p>-2.850695654</text:p>
          </table:table-cell>
          <table:table-cell office:value-type="float" office:value="1.5972787718059378" table:style-name="ce1">
            <text:p>1.597278772</text:p>
          </table:table-cell>
          <table:table-cell office:value-type="float" office:value="4.6976691368120642" table:style-name="ce1">
            <text:p>4.697669137</text:p>
          </table:table-cell>
          <table:table-cell office:value-type="float" office:value="3.3771382563476871" table:style-name="ce1">
            <text:p>3.377138256</text:p>
          </table:table-cell>
          <table:table-cell office:value-type="float" office:value="-4.2674574776557561" table:style-name="ce1">
            <text:p>-4.267457478</text:p>
          </table:table-cell>
          <table:table-cell office:value-type="float" office:value="1.7358193678834239" table:style-name="ce1">
            <text:p>1.735819368</text:p>
          </table:table-cell>
          <table:table-cell table:style-name="ce1"/>
          <table:table-cell office:value-type="float" office:value="5.7127349000000001E-2" table:style-name="ce1">
            <text:p>0.057127349</text:p>
          </table:table-cell>
          <table:table-cell office:value-type="float" office:value="3.9937388999999997E-2" table:style-name="ce1">
            <text:p>0.039937389</text:p>
          </table:table-cell>
          <table:table-cell office:value-type="float" office:value="5.3607100000000003E-3" table:style-name="ce1">
            <text:p>0.00536071</text:p>
          </table:table-cell>
          <table:table-cell office:value-type="float" office:value="5.0036899999999999E-3" table:style-name="ce1">
            <text:p>0.00500369</text:p>
          </table:table-cell>
          <table:table-cell office:value-type="float" office:value="6.7059223257697198E-2" table:style-name="ce1">
            <text:p>0.067059223</text:p>
          </table:table-cell>
          <table:table-cell office:value-type="float" office:value="4.0985587802788402E-2" table:style-name="ce1">
            <text:p>0.040985588</text:p>
          </table:table-cell>
          <table:table-cell office:value-type="float" office:value="5.1765379489843704E-3" table:style-name="ce1">
            <text:p>0.005176538</text:p>
          </table:table-cell>
          <table:table-cell office:value-type="float" office:value="5.2179661285258298E-3" table:style-name="ce1">
            <text:p>0.005217966</text:p>
          </table:table-cell>
          <table:table-cell office:value-type="float" office:value="-0.16029318945589655" table:formula="msoxl:=LN(AT88)-LN(AX88)" table:style-name="ce1">
            <text:p>-0.160293189</text:p>
          </table:table-cell>
          <table:table-cell office:value-type="float" office:value="-2.5907535111394431E-2" table:formula="msoxl:=LN(AU88)-LN(AY88)" table:style-name="ce1">
            <text:p>-0.025907535</text:p>
          </table:table-cell>
          <table:table-cell office:value-type="float" office:value="3.4959945787566227E-2" table:formula="msoxl:=LN(AV88)-LN(AZ88)" table:style-name="ce1">
            <text:p>0.034959946</text:p>
          </table:table-cell>
          <table:table-cell office:value-type="float" office:value="-4.1932055172225979E-2" table:formula="msoxl:=LN(AW88)-LN(BA88)" table:style-name="ce1">
            <text:p>-0.041932055</text:p>
          </table:table-cell>
          <table:table-cell table:number-columns-repeated="4" table:style-name="ce1"/>
          <table:table-cell office:value-type="float" office:value="-3.5797630894698625E-2" table:formula="msoxl:=BB88*ABS($BH$8)/ABS($BH$10)-BC88*ABS($BH$9)/ABS($BH$10)+BD88-BE88*ABS($BH$11)/ABS($BH$10)" table:style-name="ce1">
            <text:p>-0.035797631</text:p>
          </table:table-cell>
          <table:table-cell table:number-columns-repeated="16322"/>
        </table:table-row>
        <table:table-row table:style-name="ro1">
          <table:table-cell office:value-type="float" office:value="197304" table:style-name="ce1">
            <text:p>197304</text:p>
          </table:table-cell>
          <table:table-cell office:value-type="float" office:value="1973" table:style-name="ce1">
            <text:p>1973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30.960999999999999" table:style-name="ce1">
            <text:p>30.961</text:p>
          </table:table-cell>
          <table:table-cell office:value-type="float" office:value="212.708" table:style-name="ce13">
            <text:p>212.7</text:p>
          </table:table-cell>
          <table:table-cell office:value-type="float" office:value="4479.62" table:style-name="ce1">
            <text:p>4479.62</text:p>
          </table:table-cell>
          <table:table-cell table:style-name="ce1"/>
          <table:table-cell office:value-type="float" office:value="83.609612555174095" table:style-name="ce13">
            <text:p>83.6</text:p>
          </table:table-cell>
          <table:table-cell office:value-type="float" office:value="-4.0331678256448269" table:formula="msoxl:=LN(I89/I88)*100" table:style-name="ce1">
            <text:p>-4.033167826</text:p>
          </table:table-cell>
          <table:table-cell office:value-type="float" office:value="-3.3734671098451541" table:style-name="ce1">
            <text:p>-3.37346711</text:p>
          </table:table-cell>
          <table:table-cell table:style-name="ce13"/>
          <table:table-cell office:value-type="float" office:value="6.0124030704780136" table:style-name="ce1">
            <text:p>6.01240307</text:p>
          </table:table-cell>
          <table:table-cell office:value-type="float" office:value="5.9260673691897656" table:style-name="ce1">
            <text:p>5.926067369</text:p>
          </table:table-cell>
          <table:table-cell table:style-name="ce1"/>
          <table:table-cell office:value-type="float" office:value="3838.2417228952718" table:style-name="ce1">
            <text:p>3838.241723</text:p>
          </table:table-cell>
          <table:table-cell office:value-type="float" office:value="2819.2066071037661" table:style-name="ce1">
            <text:p>2819.206607</text:p>
          </table:table-cell>
          <table:table-cell table:style-name="ce1"/>
          <table:table-cell office:value-type="float" office:value="62733.894392292481" table:style-name="ce14">
            <text:p>62734</text:p>
          </table:table-cell>
          <table:table-cell office:value-type="float" office:value="67841" table:style-name="ce14">
            <text:p>67841</text:p>
          </table:table-cell>
          <table:table-cell office:value-type="float" office:value="21709.307968940026" table:style-name="ce14">
            <text:p>21709</text:p>
          </table:table-cell>
          <table:table-cell office:value-type="float" office:value="33516" table:style-name="ce14">
            <text:p>33516</text:p>
          </table:table-cell>
          <table:table-cell office:value-type="float" office:value="117037" table:style-name="ce14">
            <text:p>117037</text:p>
          </table:table-cell>
          <table:table-cell office:value-type="float" office:value="17420" table:style-name="ce14">
            <text:p>17420</text:p>
          </table:table-cell>
          <table:table-cell office:value-type="float" office:value="109195.25768106477" table:style-name="ce14">
            <text:p>109195</text:p>
          </table:table-cell>
          <table:table-cell office:value-type="float" office:value="10026" table:style-name="ce14">
            <text:p>10026</text:p>
          </table:table-cell>
          <table:table-cell table:style-name="ce14"/>
          <table:table-cell office:value-type="float" office:value="4898.568181818182" table:style-name="ce14">
            <text:p>4899</text:p>
          </table:table-cell>
          <table:table-cell office:value-type="float" office:value="-3757.568181818182" table:style-name="ce14">
            <text:p>-3758</text:p>
          </table:table-cell>
          <table:table-cell office:value-type="float" office:value="1230.0551178495743" table:style-name="ce14">
            <text:p>1230</text:p>
          </table:table-cell>
          <table:table-cell office:value-type="float" office:value="486" table:style-name="ce14">
            <text:p>486</text:p>
          </table:table-cell>
          <table:table-cell office:value-type="float" office:value="4389" table:style-name="ce14">
            <text:p>4389</text:p>
          </table:table-cell>
          <table:table-cell office:value-type="float" office:value="454" table:style-name="ce14">
            <text:p>454</text:p>
          </table:table-cell>
          <table:table-cell office:value-type="float" office:value="2560" table:style-name="ce14">
            <text:p>2560</text:p>
          </table:table-cell>
          <table:table-cell office:value-type="float" office:value="-9" table:style-name="ce14">
            <text:p>-9</text:p>
          </table:table-cell>
          <table:table-cell table:style-name="ce1"/>
          <table:table-cell office:value-type="float" office:value="-17.012680192799539" table:style-name="ce1">
            <text:p>-17.01268019</text:p>
          </table:table-cell>
          <table:table-cell office:value-type="float" office:value="-8.9495482152492816" table:style-name="ce1">
            <text:p>-8.949548215</text:p>
          </table:table-cell>
          <table:table-cell office:value-type="float" office:value="1.6803402096323017" table:style-name="ce1">
            <text:p>1.68034021</text:p>
          </table:table-cell>
          <table:table-cell office:value-type="float" office:value="0.9831809083148485" table:style-name="ce1">
            <text:p>0.983180908</text:p>
          </table:table-cell>
          <table:table-cell office:value-type="float" office:value="-9.6286979647956485" table:style-name="ce1">
            <text:p>-9.628697965</text:p>
          </table:table-cell>
          <table:table-cell office:value-type="float" office:value="-6.9220379955910456" table:style-name="ce1">
            <text:p>-6.922037996</text:p>
          </table:table-cell>
          <table:table-cell office:value-type="float" office:value="6.2080888267471659" table:style-name="ce1">
            <text:p>6.208088827</text:p>
          </table:table-cell>
          <table:table-cell office:value-type="float" office:value="2.0348909550998484" table:style-name="ce1">
            <text:p>2.034890955</text:p>
          </table:table-cell>
          <table:table-cell table:style-name="ce1"/>
          <table:table-cell office:value-type="float" office:value="5.6427388000000002E-2" table:style-name="ce1">
            <text:p>0.056427388</text:p>
          </table:table-cell>
          <table:table-cell office:value-type="float" office:value="4.1446181999999998E-2" table:style-name="ce1">
            <text:p>0.041446182</text:p>
          </table:table-cell>
          <table:table-cell office:value-type="float" office:value="6.0049700000000001E-3" table:style-name="ce1">
            <text:p>0.00600497</text:p>
          </table:table-cell>
          <table:table-cell office:value-type="float" office:value="5.5082799999999999E-3" table:style-name="ce1">
            <text:p>0.00550828</text:p>
          </table:table-cell>
          <table:table-cell office:value-type="float" office:value="6.7450477503105594E-2" table:style-name="ce1">
            <text:p>0.067450478</text:p>
          </table:table-cell>
          <table:table-cell office:value-type="float" office:value="4.1532403765198997E-2" table:style-name="ce1">
            <text:p>0.041532404</text:p>
          </table:table-cell>
          <table:table-cell office:value-type="float" office:value="5.2054776754166801E-3" table:style-name="ce1">
            <text:p>0.005205478</text:p>
          </table:table-cell>
          <table:table-cell office:value-type="float" office:value="5.2594420691079204E-3" table:style-name="ce1">
            <text:p>0.005259442</text:p>
          </table:table-cell>
          <table:table-cell office:value-type="float" office:value="-0.17843901851877098" table:formula="msoxl:=LN(AT89)-LN(AX89)" table:style-name="ce1">
            <text:p>-0.178439019</text:p>
          </table:table-cell>
          <table:table-cell office:value-type="float" office:value="-2.0781698177914087E-3" table:formula="msoxl:=LN(AU89)-LN(AY89)" table:style-name="ce1">
            <text:p>-0.00207817</text:p>
          </table:table-cell>
          <table:table-cell office:value-type="float" office:value="0.14287598941221535" table:formula="msoxl:=LN(AV89)-LN(AZ89)" table:style-name="ce1">
            <text:p>0.142875989</text:p>
          </table:table-cell>
          <table:table-cell office:value-type="float" office:value="4.6227464111279204E-2" table:formula="msoxl:=LN(AW89)-LN(BA89)" table:style-name="ce1">
            <text:p>0.046227464</text:p>
          </table:table-cell>
          <table:table-cell table:number-columns-repeated="4" table:style-name="ce1"/>
          <table:table-cell office:value-type="float" office:value="-5.8184043827207828E-2" table:formula="msoxl:=BB89*ABS($BH$8)/ABS($BH$10)-BC89*ABS($BH$9)/ABS($BH$10)+BD89-BE89*ABS($BH$11)/ABS($BH$10)" table:style-name="ce1">
            <text:p>-0.058184044</text:p>
          </table:table-cell>
          <table:table-cell table:number-columns-repeated="16322"/>
        </table:table-row>
        <table:table-row table:style-name="ro1">
          <table:table-cell office:value-type="float" office:value="197401" table:style-name="ce1">
            <text:p>197401</text:p>
          </table:table-cell>
          <table:table-cell office:value-type="float" office:value="1974" table:style-name="ce1">
            <text:p>197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1.876999999999999" table:style-name="ce1">
            <text:p>31.877</text:p>
          </table:table-cell>
          <table:table-cell office:value-type="float" office:value="213.14400000000001" table:style-name="ce13">
            <text:p>213.1</text:p>
          </table:table-cell>
          <table:table-cell office:value-type="float" office:value="4531.34" table:style-name="ce1">
            <text:p>4531.34</text:p>
          </table:table-cell>
          <table:table-cell table:style-name="ce1"/>
          <table:table-cell office:value-type="float" office:value="84.087994475683132" table:style-name="ce13">
            <text:p>84.1</text:p>
          </table:table-cell>
          <table:table-cell office:value-type="float" office:value="0.57053076261558833" table:formula="msoxl:=LN(I90/I89)*100" table:style-name="ce1">
            <text:p>0.570530763</text:p>
          </table:table-cell>
          <table:table-cell office:value-type="float" office:value="2.7998891460510276" table:style-name="ce1">
            <text:p>2.799889146</text:p>
          </table:table-cell>
          <table:table-cell table:style-name="ce13"/>
          <table:table-cell office:value-type="float" office:value="6.0623849029102974" table:style-name="ce1">
            <text:p>6.062384903</text:p>
          </table:table-cell>
          <table:table-cell office:value-type="float" office:value="6.0059822898772435" table:style-name="ce1">
            <text:p>6.00598229</text:p>
          </table:table-cell>
          <table:table-cell table:style-name="ce1"/>
          <table:table-cell office:value-type="float" office:value="3856.2006962072483" table:style-name="ce1">
            <text:p>3856.200696</text:p>
          </table:table-cell>
          <table:table-cell office:value-type="float" office:value="2754.1341151589686" table:style-name="ce1">
            <text:p>2754.134115</text:p>
          </table:table-cell>
          <table:table-cell table:style-name="ce1"/>
          <table:table-cell office:value-type="float" office:value="67441.202569169953" table:style-name="ce14">
            <text:p>67441</text:p>
          </table:table-cell>
          <table:table-cell office:value-type="float" office:value="68005.864211764943" table:style-name="ce14">
            <text:p>68006</text:p>
          </table:table-cell>
          <table:table-cell office:value-type="float" office:value="23898.42844787391" table:style-name="ce14">
            <text:p>23898</text:p>
          </table:table-cell>
          <table:table-cell office:value-type="float" office:value="32672.427780625323" table:style-name="ce14">
            <text:p>32672</text:p>
          </table:table-cell>
          <table:table-cell office:value-type="float" office:value="123429" table:style-name="ce14">
            <text:p>123429</text:p>
          </table:table-cell>
          <table:table-cell office:value-type="float" office:value="18092.000387965658" table:style-name="ce14">
            <text:p>18092</text:p>
          </table:table-cell>
          <table:table-cell office:value-type="float" office:value="109836.1351491494" table:style-name="ce14">
            <text:p>109836</text:p>
          </table:table-cell>
          <table:table-cell office:value-type="float" office:value="9936.2286137855408" table:style-name="ce14">
            <text:p>9936</text:p>
          </table:table-cell>
          <table:table-cell table:style-name="ce14"/>
          <table:table-cell office:value-type="float" office:value="4707.30817687747" table:style-name="ce14">
            <text:p>4707</text:p>
          </table:table-cell>
          <table:table-cell office:value-type="float" office:value="-360.30817687747037" table:style-name="ce14">
            <text:p>-360</text:p>
          </table:table-cell>
          <table:table-cell office:value-type="float" office:value="2760.2746292372835" table:style-name="ce14">
            <text:p>2760</text:p>
          </table:table-cell>
          <table:table-cell office:value-type="float" office:value="383" table:style-name="ce14">
            <text:p>383</text:p>
          </table:table-cell>
          <table:table-cell office:value-type="float" office:value="6392" table:style-name="ce14">
            <text:p>6392</text:p>
          </table:table-cell>
          <table:table-cell office:value-type="float" office:value="677" table:style-name="ce14">
            <text:p>677</text:p>
          </table:table-cell>
          <table:table-cell office:value-type="float" office:value="-850" table:style-name="ce14">
            <text:p>-850</text:p>
          </table:table-cell>
          <table:table-cell office:value-type="float" office:value="-77" table:style-name="ce14">
            <text:p>-77</text:p>
          </table:table-cell>
          <table:table-cell table:style-name="ce1"/>
          <table:table-cell office:value-type="float" office:value="-0.75590565853082048" table:style-name="ce1">
            <text:p>-0.755905659</text:p>
          </table:table-cell>
          <table:table-cell office:value-type="float" office:value="0.641769427512625" table:style-name="ce1">
            <text:p>0.641769428</text:p>
          </table:table-cell>
          <table:table-cell office:value-type="float" office:value="2.0138952466577602" table:style-name="ce1">
            <text:p>2.013895247</text:p>
          </table:table-cell>
          <table:table-cell office:value-type="float" office:value="2.3813966389406946" table:style-name="ce1">
            <text:p>2.381396639</text:p>
          </table:table-cell>
          <table:table-cell office:value-type="float" office:value="-2.8615655661543995" table:style-name="ce1">
            <text:p>-2.861565566</text:p>
          </table:table-cell>
          <table:table-cell office:value-type="float" office:value="-2.0571696867236962" table:style-name="ce1">
            <text:p>-2.057169687</text:p>
          </table:table-cell>
          <table:table-cell office:value-type="float" office:value="2.5073837170177269" table:style-name="ce1">
            <text:p>2.507383717</text:p>
          </table:table-cell>
          <table:table-cell office:value-type="float" office:value="1.7754371808820002" table:style-name="ce1">
            <text:p>1.775437181</text:p>
          </table:table-cell>
          <table:table-cell table:style-name="ce1"/>
          <table:table-cell office:value-type="float" office:value="5.7820725000000003E-2" table:style-name="ce1">
            <text:p>0.057820725</text:p>
          </table:table-cell>
          <table:table-cell office:value-type="float" office:value="4.1296094999999998E-2" table:style-name="ce1">
            <text:p>0.041296095</text:p>
          </table:table-cell>
          <table:table-cell office:value-type="float" office:value="6.4384899999999998E-3" table:style-name="ce1">
            <text:p>0.00643849</text:p>
          </table:table-cell>
          <table:table-cell office:value-type="float" office:value="6.0854000000000004E-3" table:style-name="ce1">
            <text:p>0.0060854</text:p>
          </table:table-cell>
          <table:table-cell office:value-type="float" office:value="6.7849802798199604E-2" table:style-name="ce1">
            <text:p>0.067849803</text:p>
          </table:table-cell>
          <table:table-cell office:value-type="float" office:value="4.2089342001070597E-2" table:style-name="ce1">
            <text:p>0.042089342</text:p>
          </table:table-cell>
          <table:table-cell office:value-type="float" office:value="5.2343453935353602E-3" table:style-name="ce1">
            <text:p>0.005234345</text:p>
          </table:table-cell>
          <table:table-cell office:value-type="float" office:value="5.3010684482241296E-3" table:style-name="ce1">
            <text:p>0.005301068</text:p>
          </table:table-cell>
          <table:table-cell office:value-type="float" office:value="-0.15994920441545935" table:formula="msoxl:=LN(AT90)-LN(AX90)" table:style-name="ce1">
            <text:p>-0.159949204</text:p>
          </table:table-cell>
          <table:table-cell office:value-type="float" office:value="-1.9026606080145392E-2" table:formula="msoxl:=LN(AU90)-LN(AY90)" table:style-name="ce1">
            <text:p>-0.019026606</text:p>
          </table:table-cell>
          <table:table-cell office:value-type="float" office:value="0.20705224828471458" table:formula="msoxl:=LN(AV90)-LN(AZ90)" table:style-name="ce1">
            <text:p>0.207052248</text:p>
          </table:table-cell>
          <table:table-cell office:value-type="float" office:value="0.13798406544867969" table:formula="msoxl:=LN(AW90)-LN(BA90)" table:style-name="ce1">
            <text:p>0.137984065</text:p>
          </table:table-cell>
          <table:table-cell table:number-columns-repeated="4" table:style-name="ce1"/>
          <table:table-cell office:value-type="float" office:value="-6.6511896355491124E-2" table:formula="msoxl:=BB90*ABS($BH$8)/ABS($BH$10)-BC90*ABS($BH$9)/ABS($BH$10)+BD90-BE90*ABS($BH$11)/ABS($BH$10)" table:style-name="ce1">
            <text:p>-0.066511896</text:p>
          </table:table-cell>
          <table:table-cell table:number-columns-repeated="16322"/>
        </table:table-row>
        <table:table-row table:style-name="ro1">
          <table:table-cell office:value-type="float" office:value="197402" table:style-name="ce1">
            <text:p>197402</text:p>
          </table:table-cell>
          <table:table-cell office:value-type="float" office:value="1974" table:style-name="ce1">
            <text:p>197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2.764000000000003" table:style-name="ce1">
            <text:p>32.764</text:p>
          </table:table-cell>
          <table:table-cell office:value-type="float" office:value="213.602" table:style-name="ce13">
            <text:p>213.6</text:p>
          </table:table-cell>
          <table:table-cell office:value-type="float" office:value="4481.09" table:style-name="ce1">
            <text:p>4481.09</text:p>
          </table:table-cell>
          <table:table-cell table:style-name="ce1"/>
          <table:table-cell office:value-type="float" office:value="85.010471726338878" table:style-name="ce13">
            <text:p>85.0</text:p>
          </table:table-cell>
          <table:table-cell office:value-type="float" office:value="1.0910641858474412" table:formula="msoxl:=LN(I91/I90)*100" table:style-name="ce1">
            <text:p>1.091064186</text:p>
          </table:table-cell>
          <table:table-cell office:value-type="float" office:value="-0.17582550005906225" table:style-name="ce1">
            <text:p>-0.1758255</text:p>
          </table:table-cell>
          <table:table-cell table:style-name="ce13"/>
          <table:table-cell office:value-type="float" office:value="6.1150083691859907" table:style-name="ce1">
            <text:p>6.115008369</text:p>
          </table:table-cell>
          <table:table-cell office:value-type="float" office:value="6.1360946639256975" table:style-name="ce1">
            <text:p>6.136094664</text:p>
          </table:table-cell>
          <table:table-cell table:style-name="ce1"/>
          <table:table-cell office:value-type="float" office:value="3644.7505680513486" table:style-name="ce1">
            <text:p>3644.750568</text:p>
          </table:table-cell>
          <table:table-cell office:value-type="float" office:value="2661.4937207413145" table:style-name="ce1">
            <text:p>2661.493721</text:p>
          </table:table-cell>
          <table:table-cell table:style-name="ce1"/>
          <table:table-cell office:value-type="float" office:value="72862.158843873505" table:style-name="ce14">
            <text:p>72862</text:p>
          </table:table-cell>
          <table:table-cell office:value-type="float" office:value="67499.545879458528" table:style-name="ce14">
            <text:p>67500</text:p>
          </table:table-cell>
          <table:table-cell office:value-type="float" office:value="23273.565307677138" table:style-name="ce14">
            <text:p>23274</text:p>
          </table:table-cell>
          <table:table-cell office:value-type="float" office:value="29954.156939069777" table:style-name="ce14">
            <text:p>29954</text:p>
          </table:table-cell>
          <table:table-cell office:value-type="float" office:value="131731" table:style-name="ce14">
            <text:p>131731</text:p>
          </table:table-cell>
          <table:table-cell office:value-type="float" office:value="17615.776710300746" table:style-name="ce14">
            <text:p>17616</text:p>
          </table:table-cell>
          <table:table-cell office:value-type="float" office:value="100574.61266500335" table:style-name="ce14">
            <text:p>100575</text:p>
          </table:table-cell>
          <table:table-cell office:value-type="float" office:value="8716.8728152991716" table:style-name="ce14">
            <text:p>8717</text:p>
          </table:table-cell>
          <table:table-cell table:style-name="ce14"/>
          <table:table-cell office:value-type="float" office:value="5420.956274703557" table:style-name="ce14">
            <text:p>5421</text:p>
          </table:table-cell>
          <table:table-cell office:value-type="float" office:value="3946.043725296443" table:style-name="ce14">
            <text:p>3946</text:p>
          </table:table-cell>
          <table:table-cell office:value-type="float" office:value="833.96189751059183" table:style-name="ce14">
            <text:p>834</text:p>
          </table:table-cell>
          <table:table-cell office:value-type="float" office:value="56" table:style-name="ce14">
            <text:p>56</text:p>
          </table:table-cell>
          <table:table-cell office:value-type="float" office:value="8302" table:style-name="ce14">
            <text:p>8302</text:p>
          </table:table-cell>
          <table:table-cell office:value-type="float" office:value="473" table:style-name="ce14">
            <text:p>473</text:p>
          </table:table-cell>
          <table:table-cell office:value-type="float" office:value="2128" table:style-name="ce14">
            <text:p>2128</text:p>
          </table:table-cell>
          <table:table-cell office:value-type="float" office:value="-201" table:style-name="ce14">
            <text:p>-201</text:p>
          </table:table-cell>
          <table:table-cell table:style-name="ce1"/>
          <table:table-cell office:value-type="float" office:value="-9.1442587089309892" table:style-name="ce1">
            <text:p>-9.144258709</text:p>
          </table:table-cell>
          <table:table-cell office:value-type="float" office:value="-9.7852495588989523" table:style-name="ce1">
            <text:p>-9.785249559</text:p>
          </table:table-cell>
          <table:table-cell office:value-type="float" office:value="-3.6530337274591318" table:style-name="ce1">
            <text:p>-3.653033727</text:p>
          </table:table-cell>
          <table:table-cell office:value-type="float" office:value="1.7132077510179158" table:style-name="ce1">
            <text:p>1.713207751</text:p>
          </table:table-cell>
          <table:table-cell office:value-type="float" office:value="-7.8625351819029774" table:style-name="ce1">
            <text:p>-7.862535182</text:p>
          </table:table-cell>
          <table:table-cell office:value-type="float" office:value="-5.6523496187948847" table:style-name="ce1">
            <text:p>-5.652349619</text:p>
          </table:table-cell>
          <table:table-cell office:value-type="float" office:value="-5.2922817980831915" table:style-name="ce1">
            <text:p>-5.292281798</text:p>
          </table:table-cell>
          <table:table-cell office:value-type="float" office:value="1.9217111064144168" table:style-name="ce1">
            <text:p>1.921711106</text:p>
          </table:table-cell>
          <table:table-cell table:style-name="ce1"/>
          <table:table-cell office:value-type="float" office:value="5.6922816000000001E-2" table:style-name="ce1">
            <text:p>0.056922816</text:p>
          </table:table-cell>
          <table:table-cell office:value-type="float" office:value="4.1566552999999999E-2" table:style-name="ce1">
            <text:p>0.041566553</text:p>
          </table:table-cell>
          <table:table-cell office:value-type="float" office:value="7.0685899999999996E-3" table:style-name="ce1">
            <text:p>0.00706859</text:p>
          </table:table-cell>
          <table:table-cell office:value-type="float" office:value="7.2192300000000001E-3" table:style-name="ce1">
            <text:p>0.00721923</text:p>
          </table:table-cell>
          <table:table-cell office:value-type="float" office:value="6.8257293048613901E-2" table:style-name="ce1">
            <text:p>0.068257293</text:p>
          </table:table-cell>
          <table:table-cell office:value-type="float" office:value="4.26565894425023E-2" table:style-name="ce1">
            <text:p>0.042656589</text:p>
          </table:table-cell>
          <table:table-cell office:value-type="float" office:value="5.2631274024875496E-3" table:style-name="ce1">
            <text:p>0.005263127</text:p>
          </table:table-cell>
          <table:table-cell office:value-type="float" office:value="5.3428303322348002E-3" table:style-name="ce1">
            <text:p>0.00534283</text:p>
          </table:table-cell>
          <table:table-cell office:value-type="float" office:value="-0.18158804126893457" table:formula="msoxl:=LN(AT91)-LN(AX91)" table:style-name="ce1">
            <text:p>-0.181588041</text:p>
          </table:table-cell>
          <table:table-cell office:value-type="float" office:value="-2.588593296290842E-2" table:formula="msoxl:=LN(AU91)-LN(AY91)" table:style-name="ce1">
            <text:p>-0.025885933</text:p>
          </table:table-cell>
          <table:table-cell office:value-type="float" office:value="0.29493561251219091" table:formula="msoxl:=LN(AV91)-LN(AZ91)" table:style-name="ce1">
            <text:p>0.294935613</text:p>
          </table:table-cell>
          <table:table-cell office:value-type="float" office:value="0.3009927616963024" table:formula="msoxl:=LN(AW91)-LN(BA91)" table:style-name="ce1">
            <text:p>0.300992762</text:p>
          </table:table-cell>
          <table:table-cell table:number-columns-repeated="4" table:style-name="ce1"/>
          <table:table-cell office:value-type="float" office:value="-0.17122073811044941" table:formula="msoxl:=BB91*ABS($BH$8)/ABS($BH$10)-BC91*ABS($BH$9)/ABS($BH$10)+BD91-BE91*ABS($BH$11)/ABS($BH$10)" table:style-name="ce1">
            <text:p>-0.171220738</text:p>
          </table:table-cell>
          <table:table-cell table:number-columns-repeated="16322"/>
        </table:table-row>
        <table:table-row table:style-name="ro1">
          <table:table-cell office:value-type="float" office:value="197403" table:style-name="ce1">
            <text:p>197403</text:p>
          </table:table-cell>
          <table:table-cell office:value-type="float" office:value="1974" table:style-name="ce1">
            <text:p>1974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33.637999999999998" table:style-name="ce1">
            <text:p>33.638</text:p>
          </table:table-cell>
          <table:table-cell office:value-type="float" office:value="214.14699999999999" table:style-name="ce13">
            <text:p>214.1</text:p>
          </table:table-cell>
          <table:table-cell office:value-type="float" office:value="4404.74" table:style-name="ce1">
            <text:p>4404.74</text:p>
          </table:table-cell>
          <table:table-cell table:style-name="ce1"/>
          <table:table-cell office:value-type="float" office:value="82.3654459368055" table:style-name="ce13">
            <text:p>82.4</text:p>
          </table:table-cell>
          <table:table-cell office:value-type="float" office:value="-3.1608442144247433" table:formula="msoxl:=LN(I92/I91)*100" table:style-name="ce1">
            <text:p>-3.160844214</text:p>
          </table:table-cell>
          <table:table-cell office:value-type="float" office:value="-2.3012727262462822" table:style-name="ce1">
            <text:p>-2.301272726</text:p>
          </table:table-cell>
          <table:table-cell table:style-name="ce13"/>
          <table:table-cell office:value-type="float" office:value="6.0853445381642031" table:style-name="ce1">
            <text:p>6.085344538</text:p>
          </table:table-cell>
          <table:table-cell office:value-type="float" office:value="6.1391622895566735" table:style-name="ce1">
            <text:p>6.13916229</text:p>
          </table:table-cell>
          <table:table-cell table:style-name="ce1"/>
          <table:table-cell office:value-type="float" office:value="3441.696414447913" table:style-name="ce1">
            <text:p>3441.696414</text:p>
          </table:table-cell>
          <table:table-cell office:value-type="float" office:value="2551.9783055613138" table:style-name="ce1">
            <text:p>2551.978306</text:p>
          </table:table-cell>
          <table:table-cell table:style-name="ce1"/>
          <table:table-cell office:value-type="float" office:value="79969.638463438721" table:style-name="ce14">
            <text:p>79970</text:p>
          </table:table-cell>
          <table:table-cell office:value-type="float" office:value="67056.304783276835" table:style-name="ce14">
            <text:p>67056</text:p>
          </table:table-cell>
          <table:table-cell office:value-type="float" office:value="21395.030876821755" table:style-name="ce14">
            <text:p>21395</text:p>
          </table:table-cell>
          <table:table-cell office:value-type="float" office:value="22249.245719866205" table:style-name="ce14">
            <text:p>22249</text:p>
          </table:table-cell>
          <table:table-cell office:value-type="float" office:value="134620" table:style-name="ce14">
            <text:p>134620</text:p>
          </table:table-cell>
          <table:table-cell office:value-type="float" office:value="17685.20743926553" table:style-name="ce14">
            <text:p>17685</text:p>
          </table:table-cell>
          <table:table-cell office:value-type="float" office:value="89772.210940427627" table:style-name="ce14">
            <text:p>89772</text:p>
          </table:table-cell>
          <table:table-cell office:value-type="float" office:value="6767.3838796565433" table:style-name="ce14">
            <text:p>6767</text:p>
          </table:table-cell>
          <table:table-cell table:style-name="ce14"/>
          <table:table-cell office:value-type="float" office:value="7107.4796195652179" table:style-name="ce14">
            <text:p>7107</text:p>
          </table:table-cell>
          <table:table-cell office:value-type="float" office:value="467.52038043478251" table:style-name="ce14">
            <text:p>468</text:p>
          </table:table-cell>
          <table:table-cell office:value-type="float" office:value="2491.0550185381317" table:style-name="ce14">
            <text:p>2491</text:p>
          </table:table-cell>
          <table:table-cell office:value-type="float" office:value="118" table:style-name="ce14">
            <text:p>118</text:p>
          </table:table-cell>
          <table:table-cell office:value-type="float" office:value="2889" table:style-name="ce14">
            <text:p>2889</text:p>
          </table:table-cell>
          <table:table-cell office:value-type="float" office:value="415" table:style-name="ce14">
            <text:p>415</text:p>
          </table:table-cell>
          <table:table-cell office:value-type="float" office:value="4460" table:style-name="ce14">
            <text:p>4460</text:p>
          </table:table-cell>
          <table:table-cell office:value-type="float" office:value="-133" table:style-name="ce14">
            <text:p>-133</text:p>
          </table:table-cell>
          <table:table-cell table:style-name="ce1"/>
          <table:table-cell office:value-type="float" office:value="-23.398630290023167" table:style-name="ce1">
            <text:p>-23.39863029</text:p>
          </table:table-cell>
          <table:table-cell office:value-type="float" office:value="-17.482895837479571" table:style-name="ce1">
            <text:p>-17.48289584</text:p>
          </table:table-cell>
          <table:table-cell office:value-type="float" office:value="1.7085512564487332E-2" table:style-name="ce1">
            <text:p>0.017085513</text:p>
          </table:table-cell>
          <table:table-cell office:value-type="float" office:value="1.4213710557066026" table:style-name="ce1">
            <text:p>1.421371056</text:p>
          </table:table-cell>
          <table:table-cell office:value-type="float" office:value="-28.977638834257231" table:style-name="ce1">
            <text:p>-28.97763883</text:p>
          </table:table-cell>
          <table:table-cell office:value-type="float" office:value="-20.831925330570922" table:style-name="ce1">
            <text:p>-20.83192533</text:p>
          </table:table-cell>
          <table:table-cell office:value-type="float" office:value="0.64251849214375323" table:style-name="ce1">
            <text:p>0.642518492</text:p>
          </table:table-cell>
          <table:table-cell office:value-type="float" office:value="1.9564124491441843" table:style-name="ce1">
            <text:p>1.956412449</text:p>
          </table:table-cell>
          <table:table-cell table:style-name="ce1"/>
          <table:table-cell office:value-type="float" office:value="5.6285229999999999E-2" table:style-name="ce1">
            <text:p>0.05628523</text:p>
          </table:table-cell>
          <table:table-cell office:value-type="float" office:value="4.1734849999999997E-2" table:style-name="ce1">
            <text:p>0.04173485</text:p>
          </table:table-cell>
          <table:table-cell office:value-type="float" office:value="7.1854400000000004E-3" table:style-name="ce1">
            <text:p>0.00718544</text:p>
          </table:table-cell>
          <table:table-cell office:value-type="float" office:value="7.5827400000000001E-3" table:style-name="ce1">
            <text:p>0.00758274</text:p>
          </table:table-cell>
          <table:table-cell office:value-type="float" office:value="6.8673039836147504E-2" table:style-name="ce1">
            <text:p>0.06867304</text:p>
          </table:table-cell>
          <table:table-cell office:value-type="float" office:value="4.3234336305460197E-2" table:style-name="ce1">
            <text:p>0.043234336</text:p>
          </table:table-cell>
          <table:table-cell office:value-type="float" office:value="5.2918102178233697E-3" table:style-name="ce1">
            <text:p>0.00529181</text:p>
          </table:table-cell>
          <table:table-cell office:value-type="float" office:value="5.3847126518400202E-3" table:style-name="ce1">
            <text:p>0.005384713</text:p>
          </table:table-cell>
          <table:table-cell office:value-type="float" office:value="-0.19892453281768541" table:formula="msoxl:=LN(AT92)-LN(AX92)" table:style-name="ce1">
            <text:p>-0.198924533</text:p>
          </table:table-cell>
          <table:table-cell office:value-type="float" office:value="-3.5298490241502556E-2" table:formula="msoxl:=LN(AU92)-LN(AY92)" table:style-name="ce1">
            <text:p>-0.03529849</text:p>
          </table:table-cell>
          <table:table-cell office:value-type="float" office:value="0.30589637282735627" table:formula="msoxl:=LN(AV92)-LN(AZ92)" table:style-name="ce1">
            <text:p>0.305896373</text:p>
          </table:table-cell>
          <table:table-cell office:value-type="float" office:value="0.34231066357174367" table:formula="msoxl:=LN(AW92)-LN(BA92)" table:style-name="ce1">
            <text:p>0.342310664</text:p>
          </table:table-cell>
          <table:table-cell table:number-columns-repeated="4" table:style-name="ce1"/>
          <table:table-cell office:value-type="float" office:value="-0.21339820558634776" table:formula="msoxl:=BB92*ABS($BH$8)/ABS($BH$10)-BC92*ABS($BH$9)/ABS($BH$10)+BD92-BE92*ABS($BH$11)/ABS($BH$10)" table:style-name="ce1">
            <text:p>-0.213398206</text:p>
          </table:table-cell>
          <table:table-cell table:number-columns-repeated="16322"/>
        </table:table-row>
        <table:table-row table:style-name="ro1">
          <table:table-cell office:value-type="float" office:value="197404" table:style-name="ce1">
            <text:p>197404</text:p>
          </table:table-cell>
          <table:table-cell office:value-type="float" office:value="1974" table:style-name="ce1">
            <text:p>1974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34.484999999999999" table:style-name="ce1">
            <text:p>34.485</text:p>
          </table:table-cell>
          <table:table-cell office:value-type="float" office:value="214.7" table:style-name="ce13">
            <text:p>214.7</text:p>
          </table:table-cell>
          <table:table-cell office:value-type="float" office:value="4502.46" table:style-name="ce1">
            <text:p>4502.46</text:p>
          </table:table-cell>
          <table:table-cell table:style-name="ce1"/>
          <table:table-cell office:value-type="float" office:value="83.947212921016359" table:style-name="ce13">
            <text:p>83.9</text:p>
          </table:table-cell>
          <table:table-cell office:value-type="float" office:value="1.9022180160833408" table:formula="msoxl:=LN(I93/I92)*100" table:style-name="ce1">
            <text:p>1.902218016</text:p>
          </table:table-cell>
          <table:table-cell office:value-type="float" office:value="2.7597752887933988" table:style-name="ce1">
            <text:p>2.759775289</text:p>
          </table:table-cell>
          <table:table-cell table:style-name="ce13"/>
          <table:table-cell office:value-type="float" office:value="6.1339218992190379" table:style-name="ce1">
            <text:p>6.133921899</text:p>
          </table:table-cell>
          <table:table-cell office:value-type="float" office:value="6.1339218992190379" table:style-name="ce1">
            <text:p>6.133921899</text:p>
          </table:table-cell>
          <table:table-cell table:style-name="ce1"/>
          <table:table-cell office:value-type="float" office:value="3522.0328315098195" table:style-name="ce1">
            <text:p>3522.032832</text:p>
          </table:table-cell>
          <table:table-cell office:value-type="float" office:value="2693.4909858389269" table:style-name="ce1">
            <text:p>2693.490986</text:p>
          </table:table-cell>
          <table:table-cell table:style-name="ce1"/>
          <table:table-cell office:value-type="float" office:value="87073.976161067185" table:style-name="ce14">
            <text:p>87074</text:p>
          </table:table-cell>
          <table:table-cell office:value-type="float" office:value="71045" table:style-name="ce14">
            <text:p>71045</text:p>
          </table:table-cell>
          <table:table-cell office:value-type="float" office:value="23891.311528835806" table:style-name="ce14">
            <text:p>23891</text:p>
          </table:table-cell>
          <table:table-cell office:value-type="float" office:value="24221" table:style-name="ce14">
            <text:p>24221</text:p>
          </table:table-cell>
          <table:table-cell office:value-type="float" office:value="140877" table:style-name="ce14">
            <text:p>140877</text:p>
          </table:table-cell>
          <table:table-cell office:value-type="float" office:value="19192" table:style-name="ce14">
            <text:p>19192</text:p>
          </table:table-cell>
          <table:table-cell office:value-type="float" office:value="95073.82781184082" table:style-name="ce14">
            <text:p>95074</text:p>
          </table:table-cell>
          <table:table-cell office:value-type="float" office:value="9011" table:style-name="ce14">
            <text:p>9011</text:p>
          </table:table-cell>
          <table:table-cell table:style-name="ce14"/>
          <table:table-cell office:value-type="float" office:value="7104.337697628458" table:style-name="ce14">
            <text:p>7104</text:p>
          </table:table-cell>
          <table:table-cell office:value-type="float" office:value="1643.6623023715415" table:style-name="ce14">
            <text:p>1644</text:p>
          </table:table-cell>
          <table:table-cell office:value-type="float" office:value="1281.1140095338963" table:style-name="ce14">
            <text:p>1281</text:p>
          </table:table-cell>
          <table:table-cell office:value-type="float" office:value="-13" table:style-name="ce14">
            <text:p>-13</text:p>
          </table:table-cell>
          <table:table-cell office:value-type="float" office:value="6257" table:style-name="ce14">
            <text:p>6257</text:p>
          </table:table-cell>
          <table:table-cell office:value-type="float" office:value="807" table:style-name="ce14">
            <text:p>807</text:p>
          </table:table-cell>
          <table:table-cell office:value-type="float" office:value="3314" table:style-name="ce14">
            <text:p>3314</text:p>
          </table:table-cell>
          <table:table-cell office:value-type="float" office:value="-108" table:style-name="ce14">
            <text:p>-108</text:p>
          </table:table-cell>
          <table:table-cell table:style-name="ce1"/>
          <table:table-cell office:value-type="float" office:value="2.9987858903883073" table:style-name="ce1">
            <text:p>2.99878589</text:p>
          </table:table-cell>
          <table:table-cell office:value-type="float" office:value="3.3988993815652417" table:style-name="ce1">
            <text:p>3.398899382</text:p>
          </table:table-cell>
          <table:table-cell office:value-type="float" office:value="4.9784984259757064" table:style-name="ce1">
            <text:p>4.978498426</text:p>
          </table:table-cell>
          <table:table-cell office:value-type="float" office:value="2.5301810662297703" table:style-name="ce1">
            <text:p>2.530181066</text:p>
          </table:table-cell>
          <table:table-cell office:value-type="float" office:value="8.957588242655909" table:style-name="ce1">
            <text:p>8.957588243</text:p>
          </table:table-cell>
          <table:table-cell office:value-type="float" office:value="6.4395795144083907" table:style-name="ce1">
            <text:p>6.439579514</text:p>
          </table:table-cell>
          <table:table-cell office:value-type="float" office:value="4.7585061684936978" table:style-name="ce1">
            <text:p>4.758506168</text:p>
          </table:table-cell>
          <table:table-cell office:value-type="float" office:value="2.007220780720079" table:style-name="ce1">
            <text:p>2.007220781</text:p>
          </table:table-cell>
          <table:table-cell table:style-name="ce1"/>
          <table:table-cell office:value-type="float" office:value="5.7916967E-2" table:style-name="ce1">
            <text:p>0.057916967</text:p>
          </table:table-cell>
          <table:table-cell office:value-type="float" office:value="4.4292270000000002E-2" table:style-name="ce1">
            <text:p>0.04429227</text:p>
          </table:table-cell>
          <table:table-cell office:value-type="float" office:value="7.5847400000000004E-3" table:style-name="ce1">
            <text:p>0.00758474</text:p>
          </table:table-cell>
          <table:table-cell office:value-type="float" office:value="7.5847400000000004E-3" table:style-name="ce1">
            <text:p>0.00758474</text:p>
          </table:table-cell>
          <table:table-cell office:value-type="float" office:value="6.9097131684616397E-2" table:style-name="ce1">
            <text:p>0.069097132</text:p>
          </table:table-cell>
          <table:table-cell office:value-type="float" office:value="4.3822776005428998E-2" table:style-name="ce1">
            <text:p>0.043822776</text:p>
          </table:table-cell>
          <table:table-cell office:value-type="float" office:value="5.3203807811254902E-3" table:style-name="ce1">
            <text:p>0.005320381</text:p>
          </table:table-cell>
          <table:table-cell office:value-type="float" office:value="5.42670057962907E-3" table:style-name="ce1">
            <text:p>0.005426701</text:p>
          </table:table-cell>
          <table:table-cell office:value-type="float" office:value="-0.17650283890793306" table:formula="msoxl:=LN(AT93)-LN(AX93)" table:style-name="ce1">
            <text:p>-0.176502839</text:p>
          </table:table-cell>
          <table:table-cell office:value-type="float" office:value="1.0656487373112977E-2" table:formula="msoxl:=LN(AU93)-LN(AY93)" table:style-name="ce1">
            <text:p>0.010656487</text:p>
          </table:table-cell>
          <table:table-cell office:value-type="float" office:value="0.3545934578406813" table:formula="msoxl:=LN(AV93)-LN(AZ93)" table:style-name="ce1">
            <text:p>0.354593458</text:p>
          </table:table-cell>
          <table:table-cell office:value-type="float" office:value="0.3348070128282119" table:formula="msoxl:=LN(AW93)-LN(BA93)" table:style-name="ce1">
            <text:p>0.334807013</text:p>
          </table:table-cell>
          <table:table-cell table:number-columns-repeated="4" table:style-name="ce1"/>
          <table:table-cell office:value-type="float" office:value="-0.17185816973613532" table:formula="msoxl:=BB93*ABS($BH$8)/ABS($BH$10)-BC93*ABS($BH$9)/ABS($BH$10)+BD93-BE93*ABS($BH$11)/ABS($BH$10)" table:style-name="ce1">
            <text:p>-0.17185817</text:p>
          </table:table-cell>
          <table:table-cell table:number-columns-repeated="16322"/>
        </table:table-row>
        <table:table-row table:style-name="ro1">
          <table:table-cell office:value-type="float" office:value="197501" table:style-name="ce1">
            <text:p>197501</text:p>
          </table:table-cell>
          <table:table-cell office:value-type="float" office:value="1975" table:style-name="ce1">
            <text:p>197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5.131999999999998" table:style-name="ce1">
            <text:p>35.132</text:p>
          </table:table-cell>
          <table:table-cell office:value-type="float" office:value="215.13499999999999" table:style-name="ce13">
            <text:p>215.1</text:p>
          </table:table-cell>
          <table:table-cell office:value-type="float" office:value="4778.12" table:style-name="ce1">
            <text:p>4778.12</text:p>
          </table:table-cell>
          <table:table-cell table:style-name="ce1"/>
          <table:table-cell office:value-type="float" office:value="86.520503451075939" table:style-name="ce13">
            <text:p>86.5</text:p>
          </table:table-cell>
          <table:table-cell office:value-type="float" office:value="3.0193236266911057" table:formula="msoxl:=LN(I94/I93)*100" table:style-name="ce1">
            <text:p>3.019323627</text:p>
          </table:table-cell>
          <table:table-cell office:value-type="float" office:value="1.0988485254410219" table:style-name="ce1">
            <text:p>1.098848525</text:p>
          </table:table-cell>
          <table:table-cell table:style-name="ce13"/>
          <table:table-cell office:value-type="float" office:value="6.147845723204636" table:style-name="ce1">
            <text:p>6.147845723</text:p>
          </table:table-cell>
          <table:table-cell office:value-type="float" office:value="6.023766386873695" table:style-name="ce1">
            <text:p>6.023766387</text:p>
          </table:table-cell>
          <table:table-cell table:style-name="ce1"/>
          <table:table-cell office:value-type="float" office:value="3887.1500572833488" table:style-name="ce1">
            <text:p>3887.150057</text:p>
          </table:table-cell>
          <table:table-cell office:value-type="float" office:value="2925.0552824780839" table:style-name="ce1">
            <text:p>2925.055282</text:p>
          </table:table-cell>
          <table:table-cell table:style-name="ce1"/>
          <table:table-cell office:value-type="float" office:value="81819.515933794464" table:style-name="ce14">
            <text:p>81820</text:p>
          </table:table-cell>
          <table:table-cell office:value-type="float" office:value="80614.234846587598" table:style-name="ce14">
            <text:p>80614</text:p>
          </table:table-cell>
          <table:table-cell office:value-type="float" office:value="28029.081908572087" table:style-name="ce14">
            <text:p>28029</text:p>
          </table:table-cell>
          <table:table-cell office:value-type="float" office:value="30426.57059509918" table:style-name="ce14">
            <text:p>30427</text:p>
          </table:table-cell>
          <table:table-cell office:value-type="float" office:value="145712" table:style-name="ce14">
            <text:p>145712</text:p>
          </table:table-cell>
          <table:table-cell office:value-type="float" office:value="22185.795489493114" table:style-name="ce14">
            <text:p>22186</text:p>
          </table:table-cell>
          <table:table-cell office:value-type="float" office:value="118895.65302435347" table:style-name="ce14">
            <text:p>118896</text:p>
          </table:table-cell>
          <table:table-cell office:value-type="float" office:value="11843.127013329269" table:style-name="ce14">
            <text:p>11843</text:p>
          </table:table-cell>
          <table:table-cell table:style-name="ce14"/>
          <table:table-cell office:value-type="float" office:value="-5254.460227272727" table:style-name="ce14">
            <text:p>-5254</text:p>
          </table:table-cell>
          <table:table-cell office:value-type="float" office:value="6786.460227272727" table:style-name="ce14">
            <text:p>6786</text:p>
          </table:table-cell>
          <table:table-cell office:value-type="float" office:value="430.13248146186373" table:style-name="ce14">
            <text:p>430</text:p>
          </table:table-cell>
          <table:table-cell office:value-type="float" office:value="977" table:style-name="ce14">
            <text:p>977</text:p>
          </table:table-cell>
          <table:table-cell office:value-type="float" office:value="4835" table:style-name="ce14">
            <text:p>4835</text:p>
          </table:table-cell>
          <table:table-cell office:value-type="float" office:value="2108" table:style-name="ce14">
            <text:p>2108</text:p>
          </table:table-cell>
          <table:table-cell office:value-type="float" office:value="4109" table:style-name="ce14">
            <text:p>4109</text:p>
          </table:table-cell>
          <table:table-cell office:value-type="float" office:value="-177" table:style-name="ce14">
            <text:p>-177</text:p>
          </table:table-cell>
          <table:table-cell table:style-name="ce1"/>
          <table:table-cell office:value-type="float" office:value="32.94190471219661" table:style-name="ce1">
            <text:p>32.94190471</text:p>
          </table:table-cell>
          <table:table-cell office:value-type="float" office:value="21.272967693315582" table:style-name="ce1">
            <text:p>21.27296769</text:p>
          </table:table-cell>
          <table:table-cell office:value-type="float" office:value="6.6236638784395314" table:style-name="ce1">
            <text:p>6.623663878</text:p>
          </table:table-cell>
          <table:table-cell office:value-type="float" office:value="2.2389131102597966" table:style-name="ce1">
            <text:p>2.23891311</text:p>
          </table:table-cell>
          <table:table-cell office:value-type="float" office:value="20.661679371368187" table:style-name="ce1">
            <text:p>20.66167937</text:p>
          </table:table-cell>
          <table:table-cell office:value-type="float" office:value="14.853610548824154" table:style-name="ce1">
            <text:p>14.85361055</text:p>
          </table:table-cell>
          <table:table-cell office:value-type="float" office:value="5.6814031767910533" table:style-name="ce1">
            <text:p>5.681403177</text:p>
          </table:table-cell>
          <table:table-cell office:value-type="float" office:value="1.7334869519653147" table:style-name="ce1">
            <text:p>1.733486952</text:p>
          </table:table-cell>
          <table:table-cell table:style-name="ce1"/>
          <table:table-cell office:value-type="float" office:value="6.1487693000000003E-2" table:style-name="ce1">
            <text:p>0.061487693</text:p>
          </table:table-cell>
          <table:table-cell office:value-type="float" office:value="4.6269090999999998E-2" table:style-name="ce1">
            <text:p>0.046269091</text:p>
          </table:table-cell>
          <table:table-cell office:value-type="float" office:value="7.39831E-3" table:style-name="ce1">
            <text:p>0.00739831</text:p>
          </table:table-cell>
          <table:table-cell office:value-type="float" office:value="6.535E-3" table:style-name="ce1">
            <text:p>0.006535</text:p>
          </table:table-cell>
          <table:table-cell office:value-type="float" office:value="6.9529653419340504E-2" table:style-name="ce1">
            <text:p>0.069529653</text:p>
          </table:table-cell>
          <table:table-cell office:value-type="float" office:value="4.4422105015232201E-2" table:style-name="ce1">
            <text:p>0.044422105</text:p>
          </table:table-cell>
          <table:table-cell office:value-type="float" office:value="5.3488265046472E-3" table:style-name="ce1">
            <text:p>0.005348827</text:p>
          </table:table-cell>
          <table:table-cell office:value-type="float" office:value="5.46877964801559E-3" table:style-name="ce1">
            <text:p>0.00546878</text:p>
          </table:table-cell>
          <table:table-cell office:value-type="float" office:value="-0.12291628851216707" table:formula="msoxl:=LN(AT94)-LN(AX94)" table:style-name="ce1">
            <text:p>-0.122916289</text:p>
          </table:table-cell>
          <table:table-cell office:value-type="float" office:value="4.0736950917168446E-2" table:formula="msoxl:=LN(AU94)-LN(AY94)" table:style-name="ce1">
            <text:p>0.040736951</text:p>
          </table:table-cell>
          <table:table-cell office:value-type="float" office:value="0.32437440382689164" table:formula="msoxl:=LN(AV94)-LN(AZ94)" table:style-name="ce1">
            <text:p>0.324374404</text:p>
          </table:table-cell>
          <table:table-cell office:value-type="float" office:value="0.17811685461567173" table:formula="msoxl:=LN(AW94)-LN(BA94)" table:style-name="ce1">
            <text:p>0.178116855</text:p>
          </table:table-cell>
          <table:table-cell table:number-columns-repeated="4" table:style-name="ce1"/>
          <table:table-cell office:value-type="float" office:value="-6.6887031471643821E-3" table:formula="msoxl:=BB94*ABS($BH$8)/ABS($BH$10)-BC94*ABS($BH$9)/ABS($BH$10)+BD94-BE94*ABS($BH$11)/ABS($BH$10)" table:style-name="ce1">
            <text:p>-0.006688703</text:p>
          </table:table-cell>
          <table:table-cell table:number-columns-repeated="16322"/>
        </table:table-row>
        <table:table-row table:style-name="ro1">
          <table:table-cell office:value-type="float" office:value="197502" table:style-name="ce1">
            <text:p>197502</text:p>
          </table:table-cell>
          <table:table-cell office:value-type="float" office:value="1975" table:style-name="ce1">
            <text:p>197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5.578000000000003" table:style-name="ce1">
            <text:p>35.578</text:p>
          </table:table-cell>
          <table:table-cell office:value-type="float" office:value="215.65199999999999" table:style-name="ce13">
            <text:p>215.7</text:p>
          </table:table-cell>
          <table:table-cell office:value-type="float" office:value="5022.0600000000004" table:style-name="ce1">
            <text:p>5022.06</text:p>
          </table:table-cell>
          <table:table-cell table:style-name="ce1"/>
          <table:table-cell office:value-type="float" office:value="84.993518795493074" table:style-name="ce13">
            <text:p>85.0</text:p>
          </table:table-cell>
          <table:table-cell office:value-type="float" office:value="-1.7806415847779877" table:formula="msoxl:=LN(I95/I94)*100" table:style-name="ce1">
            <text:p>-1.780641585</text:p>
          </table:table-cell>
          <table:table-cell office:value-type="float" office:value="-2.5757109733719679" table:style-name="ce1">
            <text:p>-2.575710973</text:p>
          </table:table-cell>
          <table:table-cell table:style-name="ce13"/>
          <table:table-cell office:value-type="float" office:value="6.0997576423978241" table:style-name="ce1">
            <text:p>6.099757642</text:p>
          </table:table-cell>
          <table:table-cell office:value-type="float" office:value="5.9279073854711655" table:style-name="ce1">
            <text:p>5.927907385</text:p>
          </table:table-cell>
          <table:table-cell table:style-name="ce1"/>
          <table:table-cell office:value-type="float" office:value="3995.2818340987787" table:style-name="ce1">
            <text:p>3995.281834</text:p>
          </table:table-cell>
          <table:table-cell office:value-type="float" office:value="2973.4069584376075" table:style-name="ce1">
            <text:p>2973.406958</text:p>
          </table:table-cell>
          <table:table-cell table:style-name="ce1"/>
          <table:table-cell office:value-type="float" office:value="84500.53050889328" table:style-name="ce14">
            <text:p>84501</text:p>
          </table:table-cell>
          <table:table-cell office:value-type="float" office:value="77492.925661140791" table:style-name="ce14">
            <text:p>77493</text:p>
          </table:table-cell>
          <table:table-cell office:value-type="float" office:value="32234.760458552471" table:style-name="ce14">
            <text:p>32235</text:p>
          </table:table-cell>
          <table:table-cell office:value-type="float" office:value="35663.544805032281" table:style-name="ce14">
            <text:p>35664</text:p>
          </table:table-cell>
          <table:table-cell office:value-type="float" office:value="150335" table:style-name="ce14">
            <text:p>150335</text:p>
          </table:table-cell>
          <table:table-cell office:value-type="float" office:value="22774.445239461267" table:style-name="ce14">
            <text:p>22774</text:p>
          </table:table-cell>
          <table:table-cell office:value-type="float" office:value="125676.67422387164" table:style-name="ce14">
            <text:p>125677</text:p>
          </table:table-cell>
          <table:table-cell office:value-type="float" office:value="11641.55506168482" table:style-name="ce14">
            <text:p>11642</text:p>
          </table:table-cell>
          <table:table-cell table:style-name="ce14"/>
          <table:table-cell office:value-type="float" office:value="2681.014575098814" table:style-name="ce14">
            <text:p>2681</text:p>
          </table:table-cell>
          <table:table-cell office:value-type="float" office:value="-99.014575098814191" table:style-name="ce14">
            <text:p>-99</text:p>
          </table:table-cell>
          <table:table-cell office:value-type="float" office:value="1346.0980534957605" table:style-name="ce14">
            <text:p>1346</text:p>
          </table:table-cell>
          <table:table-cell office:value-type="float" office:value="919" table:style-name="ce14">
            <text:p>919</text:p>
          </table:table-cell>
          <table:table-cell office:value-type="float" office:value="4623" table:style-name="ce14">
            <text:p>4623</text:p>
          </table:table-cell>
          <table:table-cell office:value-type="float" office:value="1221" table:style-name="ce14">
            <text:p>1221</text:p>
          </table:table-cell>
          <table:table-cell office:value-type="float" office:value="4274" table:style-name="ce14">
            <text:p>4274</text:p>
          </table:table-cell>
          <table:table-cell office:value-type="float" office:value="-236" table:style-name="ce14">
            <text:p>-236</text:p>
          </table:table-cell>
          <table:table-cell table:style-name="ce1"/>
          <table:table-cell office:value-type="float" office:value="0.64144591677687046" table:style-name="ce1">
            <text:p>0.641445917</text:p>
          </table:table-cell>
          <table:table-cell office:value-type="float" office:value="1.7967456025264621" table:style-name="ce1">
            <text:p>1.796745603</text:p>
          </table:table-cell>
          <table:table-cell office:value-type="float" office:value="-1.1421366546778338" table:style-name="ce1">
            <text:p>-1.142136655</text:p>
          </table:table-cell>
          <table:table-cell office:value-type="float" office:value="1.2189692718280474" table:style-name="ce1">
            <text:p>1.218969272</text:p>
          </table:table-cell>
          <table:table-cell office:value-type="float" office:value="14.289805036745479" table:style-name="ce1">
            <text:p>14.28980504</text:p>
          </table:table-cell>
          <table:table-cell office:value-type="float" office:value="10.272891908707802" table:style-name="ce1">
            <text:p>10.27289191</text:p>
          </table:table-cell>
          <table:table-cell office:value-type="float" office:value="-2.2379677164470433" table:style-name="ce1">
            <text:p>-2.237967716</text:p>
          </table:table-cell>
          <table:table-cell office:value-type="float" office:value="1.3479960497357653" table:style-name="ce1">
            <text:p>1.34799605</text:p>
          </table:table-cell>
          <table:table-cell table:style-name="ce1"/>
          <table:table-cell office:value-type="float" office:value="6.1038034999999997E-2" table:style-name="ce1">
            <text:p>0.061038035</text:p>
          </table:table-cell>
          <table:table-cell office:value-type="float" office:value="4.5426312000000003E-2" table:style-name="ce1">
            <text:p>0.045426312</text:p>
          </table:table-cell>
          <table:table-cell office:value-type="float" office:value="6.8099500000000004E-3" table:style-name="ce1">
            <text:p>0.00680995</text:p>
          </table:table-cell>
          <table:table-cell office:value-type="float" office:value="5.7346999999999997E-3" table:style-name="ce1">
            <text:p>0.0057347</text:p>
          </table:table-cell>
          <table:table-cell office:value-type="float" office:value="6.9970686657673697E-2" table:style-name="ce1">
            <text:p>0.069970687</text:p>
          </table:table-cell>
          <table:table-cell office:value-type="float" office:value="4.5032523746560603E-2" table:style-name="ce1">
            <text:p>0.045032524</text:p>
          </table:table-cell>
          <table:table-cell office:value-type="float" office:value="5.3771354013594404E-3" table:style-name="ce1">
            <text:p>0.005377135</text:p>
          </table:table-cell>
          <table:table-cell office:value-type="float" office:value="5.5109357600172599E-3" table:style-name="ce1">
            <text:p>0.005510936</text:p>
          </table:table-cell>
          <table:table-cell office:value-type="float" office:value="-0.13657919785803463" table:formula="msoxl:=LN(AT95)-LN(AX95)" table:style-name="ce1">
            <text:p>-0.136579198</text:p>
          </table:table-cell>
          <table:table-cell office:value-type="float" office:value="8.7065180029970435E-3" table:formula="msoxl:=LN(AU95)-LN(AY95)" table:style-name="ce1">
            <text:p>0.008706518</text:p>
          </table:table-cell>
          <table:table-cell office:value-type="float" office:value="0.23622899889936821" table:formula="msoxl:=LN(AV95)-LN(AZ95)" table:style-name="ce1">
            <text:p>0.236228999</text:p>
          </table:table-cell>
          <table:table-cell office:value-type="float" office:value="3.9801000688544086E-2" table:formula="msoxl:=LN(AW95)-LN(BA95)" table:style-name="ce1">
            <text:p>0.039801001</text:p>
          </table:table-cell>
          <table:table-cell table:number-columns-repeated="4" table:style-name="ce1"/>
          <table:table-cell office:value-type="float" office:value="6.9748567765204258E-2" table:formula="msoxl:=BB95*ABS($BH$8)/ABS($BH$10)-BC95*ABS($BH$9)/ABS($BH$10)+BD95-BE95*ABS($BH$11)/ABS($BH$10)" table:style-name="ce1">
            <text:p>0.069748568</text:p>
          </table:table-cell>
          <table:table-cell table:number-columns-repeated="16322"/>
        </table:table-row>
        <table:table-row table:style-name="ro1">
          <table:table-cell office:value-type="float" office:value="197503" table:style-name="ce1">
            <text:p>197503</text:p>
          </table:table-cell>
          <table:table-cell office:value-type="float" office:value="1975" table:style-name="ce1">
            <text:p>1975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36.247" table:style-name="ce1">
            <text:p>36.247</text:p>
          </table:table-cell>
          <table:table-cell office:value-type="float" office:value="216.28899999999999" table:style-name="ce13">
            <text:p>216.3</text:p>
          </table:table-cell>
          <table:table-cell office:value-type="float" office:value="4997.33" table:style-name="ce1">
            <text:p>4997.33</text:p>
          </table:table-cell>
          <table:table-cell table:style-name="ce1"/>
          <table:table-cell office:value-type="float" office:value="80.727341604318582" table:style-name="ce13">
            <text:p>80.7</text:p>
          </table:table-cell>
          <table:table-cell office:value-type="float" office:value="-5.1497680718306285" table:formula="msoxl:=LN(I96/I95)*100" table:style-name="ce1">
            <text:p>-5.149768072</text:p>
          </table:table-cell>
          <table:table-cell office:value-type="float" office:value="-4.8049317423643334" table:style-name="ce1">
            <text:p>-4.804931742</text:p>
          </table:table-cell>
          <table:table-cell table:style-name="ce13"/>
          <table:table-cell office:value-type="float" office:value="6.0582447985103949" table:style-name="ce1">
            <text:p>6.058244799</text:p>
          </table:table-cell>
          <table:table-cell office:value-type="float" office:value="5.9644993893394211" table:style-name="ce1">
            <text:p>5.964499389</text:p>
          </table:table-cell>
          <table:table-cell table:style-name="ce1"/>
          <table:table-cell office:value-type="float" office:value="3957.4710908558536" table:style-name="ce1">
            <text:p>3957.471091</text:p>
          </table:table-cell>
          <table:table-cell office:value-type="float" office:value="2883.3269847558395" table:style-name="ce1">
            <text:p>2883.326985</text:p>
          </table:table-cell>
          <table:table-cell table:style-name="ce1"/>
          <table:table-cell office:value-type="float" office:value="87401.283967391297" table:style-name="ce14">
            <text:p>87401</text:p>
          </table:table-cell>
          <table:table-cell office:value-type="float" office:value="76050.168957612346" table:style-name="ce14">
            <text:p>76050</text:p>
          </table:table-cell>
          <table:table-cell office:value-type="float" office:value="29612.034024916033" table:style-name="ce14">
            <text:p>29612</text:p>
          </table:table-cell>
          <table:table-cell office:value-type="float" office:value="32758.434108604451" table:style-name="ce14">
            <text:p>32758</text:p>
          </table:table-cell>
          <table:table-cell office:value-type="float" office:value="152882" table:style-name="ce14">
            <text:p>152882</text:p>
          </table:table-cell>
          <table:table-cell office:value-type="float" office:value="23590.758215866332" table:style-name="ce14">
            <text:p>23591</text:p>
          </table:table-cell>
          <table:table-cell office:value-type="float" office:value="122293.87497223046" table:style-name="ce14">
            <text:p>122294</text:p>
          </table:table-cell>
          <table:table-cell office:value-type="float" office:value="10473.269067129155" table:style-name="ce14">
            <text:p>10473</text:p>
          </table:table-cell>
          <table:table-cell table:style-name="ce14"/>
          <table:table-cell office:value-type="float" office:value="2900.753458498024" table:style-name="ce14">
            <text:p>2901</text:p>
          </table:table-cell>
          <table:table-cell office:value-type="float" office:value="-1331.7534584980237" table:style-name="ce14">
            <text:p>-1332</text:p>
          </table:table-cell>
          <table:table-cell office:value-type="float" office:value="133.0625662076269" table:style-name="ce14">
            <text:p>133</text:p>
          </table:table-cell>
          <table:table-cell office:value-type="float" office:value="1336" table:style-name="ce14">
            <text:p>1336</text:p>
          </table:table-cell>
          <table:table-cell office:value-type="float" office:value="2547" table:style-name="ce14">
            <text:p>2547</text:p>
          </table:table-cell>
          <table:table-cell office:value-type="float" office:value="1266" table:style-name="ce14">
            <text:p>1266</text:p>
          </table:table-cell>
          <table:table-cell office:value-type="float" office:value="1495" table:style-name="ce14">
            <text:p>1495</text:p>
          </table:table-cell>
          <table:table-cell office:value-type="float" office:value="-328" table:style-name="ce14">
            <text:p>-328</text:p>
          </table:table-cell>
          <table:table-cell table:style-name="ce1"/>
          <table:table-cell office:value-type="float" office:value="-7.0009601577104563" table:style-name="ce1">
            <text:p>-7.000960158</text:p>
          </table:table-cell>
          <table:table-cell office:value-type="float" office:value="-4.0637767907570845" table:style-name="ce1">
            <text:p>-4.063776791</text:p>
          </table:table-cell>
          <table:table-cell office:value-type="float" office:value="-0.32256530161887037" table:style-name="ce1">
            <text:p>-0.322565302</text:p>
          </table:table-cell>
          <table:table-cell office:value-type="float" office:value="0.46693875365488413" table:style-name="ce1">
            <text:p>0.466938754</text:p>
          </table:table-cell>
          <table:table-cell office:value-type="float" office:value="-11.59861335912886" table:style-name="ce1">
            <text:p>-11.59861336</text:p>
          </table:table-cell>
          <table:table-cell office:value-type="float" office:value="-8.3382034270470324" table:style-name="ce1">
            <text:p>-8.338203427</text:p>
          </table:table-cell>
          <table:table-cell office:value-type="float" office:value="1.6456792684415931" table:style-name="ce1">
            <text:p>1.645679268</text:p>
          </table:table-cell>
          <table:table-cell office:value-type="float" office:value="1.2649513190772934" table:style-name="ce1">
            <text:p>1.264951319</text:p>
          </table:table-cell>
          <table:table-cell table:style-name="ce1"/>
          <table:table-cell office:value-type="float" office:value="6.2084934000000001E-2" table:style-name="ce1">
            <text:p>0.062084934</text:p>
          </table:table-cell>
          <table:table-cell office:value-type="float" office:value="4.5233727000000001E-2" table:style-name="ce1">
            <text:p>0.045233727</text:p>
          </table:table-cell>
          <table:table-cell office:value-type="float" office:value="6.7085799999999996E-3" table:style-name="ce1">
            <text:p>0.00670858</text:p>
          </table:table-cell>
          <table:table-cell office:value-type="float" office:value="6.1082599999999999E-3" table:style-name="ce1">
            <text:p>0.00610826</text:p>
          </table:table-cell>
          <table:table-cell office:value-type="float" office:value="7.0420311229038801E-2" table:style-name="ce1">
            <text:p>0.070420311</text:p>
          </table:table-cell>
          <table:table-cell office:value-type="float" office:value="4.5654237199397402E-2" table:style-name="ce1">
            <text:p>0.045654237</text:p>
          </table:table-cell>
          <table:table-cell office:value-type="float" office:value="5.4052960407177204E-3" table:style-name="ce1">
            <text:p>0.005405296</text:p>
          </table:table-cell>
          <table:table-cell office:value-type="float" office:value="5.5531548546178498E-3" table:style-name="ce1">
            <text:p>0.005553155</text:p>
          </table:table-cell>
          <table:table-cell office:value-type="float" office:value="-0.12597838251906657" table:formula="msoxl:=LN(AT96)-LN(AX96)" table:style-name="ce1">
            <text:p>-0.125978383</text:p>
          </table:table-cell>
          <table:table-cell office:value-type="float" office:value="-9.2534408412308089E-3" table:formula="msoxl:=LN(AU96)-LN(AY96)" table:style-name="ce1">
            <text:p>-0.009253441</text:p>
          </table:table-cell>
          <table:table-cell office:value-type="float" office:value="0.2160080829149349" table:formula="msoxl:=LN(AV96)-LN(AZ96)" table:style-name="ce1">
            <text:p>0.216008083</text:p>
          </table:table-cell>
          <table:table-cell office:value-type="float" office:value="9.5275745045792171E-2" table:formula="msoxl:=LN(AW96)-LN(BA96)" table:style-name="ce1">
            <text:p>0.095275745</text:p>
          </table:table-cell>
          <table:table-cell table:number-columns-repeated="4" table:style-name="ce1"/>
          <table:table-cell office:value-type="float" office:value="1.0988717029047856E-2" table:formula="msoxl:=BB96*ABS($BH$8)/ABS($BH$10)-BC96*ABS($BH$9)/ABS($BH$10)+BD96-BE96*ABS($BH$11)/ABS($BH$10)" table:style-name="ce1">
            <text:p>0.010988717</text:p>
          </table:table-cell>
          <table:table-cell table:number-columns-repeated="16322"/>
        </table:table-row>
        <table:table-row table:style-name="ro1">
          <table:table-cell office:value-type="float" office:value="197504" table:style-name="ce1">
            <text:p>197504</text:p>
          </table:table-cell>
          <table:table-cell office:value-type="float" office:value="1975" table:style-name="ce1">
            <text:p>1975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36.862000000000002" table:style-name="ce1">
            <text:p>36.862</text:p>
          </table:table-cell>
          <table:table-cell office:value-type="float" office:value="216.84800000000001" table:style-name="ce13">
            <text:p>216.8</text:p>
          </table:table-cell>
          <table:table-cell office:value-type="float" office:value="5126.97" table:style-name="ce1">
            <text:p>5126.97</text:p>
          </table:table-cell>
          <table:table-cell table:style-name="ce1"/>
          <table:table-cell office:value-type="float" office:value="80.415094339622641" table:style-name="ce13">
            <text:p>80.4</text:p>
          </table:table-cell>
          <table:table-cell office:value-type="float" office:value="-0.38754242936440064" table:formula="msoxl:=LN(I97/I96)*100" table:style-name="ce1">
            <text:p>-0.387542429</text:p>
          </table:table-cell>
          <table:table-cell office:value-type="float" office:value="0.78361792916046835" table:style-name="ce1">
            <text:p>0.783617929</text:p>
          </table:table-cell>
          <table:table-cell table:style-name="ce13"/>
          <table:table-cell office:value-type="float" office:value="6.0995952461559515" table:style-name="ce1">
            <text:p>6.099595246</text:p>
          </table:table-cell>
          <table:table-cell office:value-type="float" office:value="5.9977373610493272" table:style-name="ce1">
            <text:p>5.997737361</text:p>
          </table:table-cell>
          <table:table-cell table:style-name="ce1"/>
          <table:table-cell office:value-type="float" office:value="3971.0522041448085" table:style-name="ce1">
            <text:p>3971.052204</text:p>
          </table:table-cell>
          <table:table-cell office:value-type="float" office:value="2913.9790531670342" table:style-name="ce1">
            <text:p>2913.979053</text:p>
          </table:table-cell>
          <table:table-cell table:style-name="ce1"/>
          <table:table-cell office:value-type="float" office:value="88264.302618577072" table:style-name="ce14">
            <text:p>88264</text:p>
          </table:table-cell>
          <table:table-cell office:value-type="float" office:value="80703" table:style-name="ce14">
            <text:p>80703</text:p>
          </table:table-cell>
          <table:table-cell office:value-type="float" office:value="33334.354832567165" table:style-name="ce14">
            <text:p>33334</text:p>
          </table:table-cell>
          <table:table-cell office:value-type="float" office:value="35313" table:style-name="ce14">
            <text:p>35313</text:p>
          </table:table-cell>
          <table:table-cell office:value-type="float" office:value="160089" table:style-name="ce14">
            <text:p>160089</text:p>
          </table:table-cell>
          <table:table-cell office:value-type="float" office:value="25328" table:style-name="ce14">
            <text:p>25328</text:p>
          </table:table-cell>
          <table:table-cell office:value-type="float" office:value="130701.92303588543" table:style-name="ce14">
            <text:p>130702</text:p>
          </table:table-cell>
          <table:table-cell office:value-type="float" office:value="7944.1881337973364" table:style-name="ce14">
            <text:p>7944</text:p>
          </table:table-cell>
          <table:table-cell table:style-name="ce14"/>
          <table:table-cell office:value-type="float" office:value="863.01865118577098" table:style-name="ce14">
            <text:p>863</text:p>
          </table:table-cell>
          <table:table-cell office:value-type="float" office:value="3334.981348814229" table:style-name="ce14">
            <text:p>3335</text:p>
          </table:table-cell>
          <table:table-cell office:value-type="float" office:value="2118.1703853283866" table:style-name="ce14">
            <text:p>2118</text:p>
          </table:table-cell>
          <table:table-cell office:value-type="float" office:value="1454" table:style-name="ce14">
            <text:p>1454</text:p>
          </table:table-cell>
          <table:table-cell office:value-type="float" office:value="7207" table:style-name="ce14">
            <text:p>7207</text:p>
          </table:table-cell>
          <table:table-cell office:value-type="float" office:value="2573" table:style-name="ce14">
            <text:p>2573</text:p>
          </table:table-cell>
          <table:table-cell office:value-type="float" office:value="4366" table:style-name="ce14">
            <text:p>4366</text:p>
          </table:table-cell>
          <table:table-cell office:value-type="float" office:value="-180" table:style-name="ce14">
            <text:p>-180</text:p>
          </table:table-cell>
          <table:table-cell table:style-name="ce1"/>
          <table:table-cell office:value-type="float" office:value="11.33280859723701" table:style-name="ce1">
            <text:p>11.3328086</text:p>
          </table:table-cell>
          <table:table-cell office:value-type="float" office:value="6.0253186714555085" table:style-name="ce1">
            <text:p>6.025318671</text:p>
          </table:table-cell>
          <table:table-cell office:value-type="float" office:value="3.4946524561221501" table:style-name="ce1">
            <text:p>3.494652456</text:p>
          </table:table-cell>
          <table:table-cell office:value-type="float" office:value="1.6061183060721085" table:style-name="ce1">
            <text:p>1.606118306</text:p>
          </table:table-cell>
          <table:table-cell office:value-type="float" office:value="8.2949751124376885" table:style-name="ce1">
            <text:p>8.294975112</text:p>
          </table:table-cell>
          <table:table-cell office:value-type="float" office:value="5.9632292040634578" table:style-name="ce1">
            <text:p>5.963229204</text:p>
          </table:table-cell>
          <table:table-cell office:value-type="float" office:value="4.4313164501550268" table:style-name="ce1">
            <text:p>4.43131645</text:p>
          </table:table-cell>
          <table:table-cell office:value-type="float" office:value="1.5461850831520163" table:style-name="ce1">
            <text:p>1.546185083</text:p>
          </table:table-cell>
          <table:table-cell table:style-name="ce1"/>
          <table:table-cell office:value-type="float" office:value="6.1912612999999998E-2" table:style-name="ce1">
            <text:p>0.061912613</text:p>
          </table:table-cell>
          <table:table-cell office:value-type="float" office:value="4.5431802E-2" table:style-name="ce1">
            <text:p>0.045431802</text:p>
          </table:table-cell>
          <table:table-cell office:value-type="float" office:value="6.9485500000000004E-3" table:style-name="ce1">
            <text:p>0.00694855</text:p>
          </table:table-cell>
          <table:table-cell office:value-type="float" office:value="6.2756399999999999E-3" table:style-name="ce1">
            <text:p>0.00627564</text:p>
          </table:table-cell>
          <table:table-cell office:value-type="float" office:value="7.0878604661129802E-2" table:style-name="ce1">
            <text:p>0.070878605</text:p>
          </table:table-cell>
          <table:table-cell office:value-type="float" office:value="4.6287454462811302E-2" table:style-name="ce1">
            <text:p>0.046287454</text:p>
          </table:table-cell>
          <table:table-cell office:value-type="float" office:value="5.4332973711053098E-3" table:style-name="ce1">
            <text:p>0.005433297</text:p>
          </table:table-cell>
          <table:table-cell office:value-type="float" office:value="5.5954225989160904E-3" table:style-name="ce1">
            <text:p>0.005595423</text:p>
          </table:table-cell>
          <table:table-cell office:value-type="float" office:value="-0.13524469710175202" table:formula="msoxl:=LN(AT97)-LN(AX97)" table:style-name="ce1">
            <text:p>-0.135244697</text:p>
          </table:table-cell>
          <table:table-cell office:value-type="float" office:value="-1.8658618045064301E-2" table:formula="msoxl:=LN(AU97)-LN(AY97)" table:style-name="ce1">
            <text:p>-0.018658618</text:p>
          </table:table-cell>
          <table:table-cell office:value-type="float" office:value="0.2459868044085356" table:formula="msoxl:=LN(AV97)-LN(AZ97)" table:style-name="ce1">
            <text:p>0.245986804</text:p>
          </table:table-cell>
          <table:table-cell office:value-type="float" office:value="0.11472660140633373" table:formula="msoxl:=LN(AW97)-LN(BA97)" table:style-name="ce1">
            <text:p>0.114726601</text:p>
          </table:table-cell>
          <table:table-cell table:number-columns-repeated="4" table:style-name="ce1"/>
          <table:table-cell office:value-type="float" office:value="1.8744532368524774E-2" table:formula="msoxl:=BB97*ABS($BH$8)/ABS($BH$10)-BC97*ABS($BH$9)/ABS($BH$10)+BD97-BE97*ABS($BH$11)/ABS($BH$10)" table:style-name="ce1">
            <text:p>0.018744532</text:p>
          </table:table-cell>
          <table:table-cell table:number-columns-repeated="16322"/>
        </table:table-row>
        <table:table-row table:style-name="ro1">
          <table:table-cell office:value-type="float" office:value="197601" table:style-name="ce1">
            <text:p>197601</text:p>
          </table:table-cell>
          <table:table-cell office:value-type="float" office:value="1976" table:style-name="ce1">
            <text:p>197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7.270000000000003" table:style-name="ce1">
            <text:p>37.27</text:p>
          </table:table-cell>
          <table:table-cell office:value-type="float" office:value="217.31399999999999" table:style-name="ce13">
            <text:p>217.3</text:p>
          </table:table-cell>
          <table:table-cell office:value-type="float" office:value="5338.39" table:style-name="ce1">
            <text:p>5338.39</text:p>
          </table:table-cell>
          <table:table-cell table:style-name="ce1"/>
          <table:table-cell office:value-type="float" office:value="80.369602112012075" table:style-name="ce13">
            <text:p>80.4</text:p>
          </table:table-cell>
          <table:table-cell office:value-type="float" office:value="-5.658775969167152E-2" table:formula="msoxl:=LN(I98/I97)*100" table:style-name="ce1">
            <text:p>-0.05658776</text:p>
          </table:table-cell>
          <table:table-cell office:value-type="float" office:value="0.63224170367886656" table:style-name="ce1">
            <text:p>0.632241704</text:p>
          </table:table-cell>
          <table:table-cell table:style-name="ce13"/>
          <table:table-cell office:value-type="float" office:value="6.0941307347268792" table:style-name="ce1">
            <text:p>6.094130735</text:p>
          </table:table-cell>
          <table:table-cell office:value-type="float" office:value="6.0608533278730539" table:style-name="ce1">
            <text:p>6.060853328</text:p>
          </table:table-cell>
          <table:table-cell table:style-name="ce1"/>
          <table:table-cell office:value-type="float" office:value="4177.5228155161112" table:style-name="ce1">
            <text:p>4177.522816</text:p>
          </table:table-cell>
          <table:table-cell office:value-type="float" office:value="3086.7316214877915" table:style-name="ce1">
            <text:p>3086.731621</text:p>
          </table:table-cell>
          <table:table-cell table:style-name="ce1"/>
          <table:table-cell office:value-type="float" office:value="90203.211091897232" table:style-name="ce14">
            <text:p>90203</text:p>
          </table:table-cell>
          <table:table-cell office:value-type="float" office:value="84368.719567576947" table:style-name="ce14">
            <text:p>84369</text:p>
          </table:table-cell>
          <table:table-cell office:value-type="float" office:value="38954.46248243608" table:style-name="ce14">
            <text:p>38954</text:p>
          </table:table-cell>
          <table:table-cell office:value-type="float" office:value="41732.574232176521" table:style-name="ce14">
            <text:p>41733</text:p>
          </table:table-cell>
          <table:table-cell office:value-type="float" office:value="166256" table:style-name="ce14">
            <text:p>166256</text:p>
          </table:table-cell>
          <table:table-cell office:value-type="float" office:value="28048.825659353355" table:style-name="ce14">
            <text:p>28049</text:p>
          </table:table-cell>
          <table:table-cell office:value-type="float" office:value="141380.23016246012" table:style-name="ce14">
            <text:p>141380</text:p>
          </table:table-cell>
          <table:table-cell office:value-type="float" office:value="8364.7479581356492" table:style-name="ce14">
            <text:p>8365</text:p>
          </table:table-cell>
          <table:table-cell table:style-name="ce14"/>
          <table:table-cell office:value-type="float" office:value="1938.908473320158" table:style-name="ce14">
            <text:p>1939</text:p>
          </table:table-cell>
          <table:table-cell office:value-type="float" office:value="2865.091526679842" table:style-name="ce14">
            <text:p>2865</text:p>
          </table:table-cell>
          <table:table-cell office:value-type="float" office:value="2277.5360169491487" table:style-name="ce14">
            <text:p>2278</text:p>
          </table:table-cell>
          <table:table-cell office:value-type="float" office:value="1494" table:style-name="ce14">
            <text:p>1494</text:p>
          </table:table-cell>
          <table:table-cell office:value-type="float" office:value="6167" table:style-name="ce14">
            <text:p>6167</text:p>
          </table:table-cell>
          <table:table-cell office:value-type="float" office:value="2355" table:style-name="ce14">
            <text:p>2355</text:p>
          </table:table-cell>
          <table:table-cell office:value-type="float" office:value="4033" table:style-name="ce14">
            <text:p>4033</text:p>
          </table:table-cell>
          <table:table-cell office:value-type="float" office:value="112" table:style-name="ce14">
            <text:p>112</text:p>
          </table:table-cell>
          <table:table-cell table:style-name="ce1"/>
          <table:table-cell office:value-type="float" office:value="3.7914909660563492" table:style-name="ce1">
            <text:p>3.791490966</text:p>
          </table:table-cell>
          <table:table-cell office:value-type="float" office:value="6.0969749885632449" table:style-name="ce1">
            <text:p>6.096974989</text:p>
          </table:table-cell>
          <table:table-cell office:value-type="float" office:value="3.3662399290671741" table:style-name="ce1">
            <text:p>3.366239929</text:p>
          </table:table-cell>
          <table:table-cell office:value-type="float" office:value="1.608523654096268" table:style-name="ce1">
            <text:p>1.608523654</text:p>
          </table:table-cell>
          <table:table-cell office:value-type="float" office:value="13.956240540775408" table:style-name="ce1">
            <text:p>13.95624054</text:p>
          </table:table-cell>
          <table:table-cell office:value-type="float" office:value="10.033093534771165" table:style-name="ce1">
            <text:p>10.03309353</text:p>
          </table:table-cell>
          <table:table-cell office:value-type="float" office:value="2.7008522066437899" table:style-name="ce1">
            <text:p>2.700852207</text:p>
          </table:table-cell>
          <table:table-cell office:value-type="float" office:value="1.3385191732007446" table:style-name="ce1">
            <text:p>1.338519173</text:p>
          </table:table-cell>
          <table:table-cell table:style-name="ce1"/>
          <table:table-cell office:value-type="float" office:value="6.3380495999999995E-2" table:style-name="ce1">
            <text:p>0.063380496</text:p>
          </table:table-cell>
          <table:table-cell office:value-type="float" office:value="4.6831242000000002E-2" table:style-name="ce1">
            <text:p>0.046831242</text:p>
          </table:table-cell>
          <table:table-cell office:value-type="float" office:value="6.72487E-3" table:style-name="ce1">
            <text:p>0.00672487</text:p>
          </table:table-cell>
          <table:table-cell office:value-type="float" office:value="6.50477E-3" table:style-name="ce1">
            <text:p>0.00650477</text:p>
          </table:table-cell>
          <table:table-cell office:value-type="float" office:value="7.1345642365001904E-2" table:style-name="ce1">
            <text:p>0.071345642</text:p>
          </table:table-cell>
          <table:table-cell office:value-type="float" office:value="4.6932388443140301E-2" table:style-name="ce1">
            <text:p>0.046932388</text:p>
          </table:table-cell>
          <table:table-cell office:value-type="float" office:value="5.4611286906094403E-3" table:style-name="ce1">
            <text:p>0.005461129</text:p>
          </table:table-cell>
          <table:table-cell office:value-type="float" office:value="5.6377245212877302E-3" table:style-name="ce1">
            <text:p>0.005637725</text:p>
          </table:table-cell>
          <table:table-cell office:value-type="float" office:value="-0.11838008794158394" table:formula="msoxl:=LN(AT98)-LN(AX98)" table:style-name="ce1">
            <text:p>-0.118380088</text:p>
          </table:table-cell>
          <table:table-cell office:value-type="float" office:value="-2.1574779452588899E-3" table:formula="msoxl:=LN(AU98)-LN(AY98)" table:style-name="ce1">
            <text:p>-0.002157478</text:p>
          </table:table-cell>
          <table:table-cell office:value-type="float" office:value="0.20815710616100169" table:formula="msoxl:=LN(AV98)-LN(AZ98)" table:style-name="ce1">
            <text:p>0.208157106</text:p>
          </table:table-cell>
          <table:table-cell office:value-type="float" office:value="0.14305522349376076" table:formula="msoxl:=LN(AW98)-LN(BA98)" table:style-name="ce1">
            <text:p>0.143055223</text:p>
          </table:table-cell>
          <table:table-cell table:number-columns-repeated="4" table:style-name="ce1"/>
          <table:table-cell office:value-type="float" office:value="-4.8289271196127762E-2" table:formula="msoxl:=BB98*ABS($BH$8)/ABS($BH$10)-BC98*ABS($BH$9)/ABS($BH$10)+BD98-BE98*ABS($BH$11)/ABS($BH$10)" table:style-name="ce1">
            <text:p>-0.048289271</text:p>
          </table:table-cell>
          <table:table-cell table:number-columns-repeated="16322"/>
        </table:table-row>
        <table:table-row table:style-name="ro1">
          <table:table-cell office:value-type="float" office:value="197602" table:style-name="ce1">
            <text:p>197602</text:p>
          </table:table-cell>
          <table:table-cell office:value-type="float" office:value="1976" table:style-name="ce1">
            <text:p>197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7.591999999999999" table:style-name="ce1">
            <text:p>37.592</text:p>
          </table:table-cell>
          <table:table-cell office:value-type="float" office:value="217.77600000000001" table:style-name="ce13">
            <text:p>217.8</text:p>
          </table:table-cell>
          <table:table-cell office:value-type="float" office:value="5507.69" table:style-name="ce1">
            <text:p>5507.69</text:p>
          </table:table-cell>
          <table:table-cell table:style-name="ce1"/>
          <table:table-cell office:value-type="float" office:value="79.611469132343331" table:style-name="ce13">
            <text:p>79.6</text:p>
          </table:table-cell>
          <table:table-cell office:value-type="float" office:value="-0.94778544611947113" table:formula="msoxl:=LN(I99/I98)*100" table:style-name="ce1">
            <text:p>-0.947785446</text:p>
          </table:table-cell>
          <table:table-cell office:value-type="float" office:value="-0.92070304838004002" table:style-name="ce1">
            <text:p>-0.920703048</text:p>
          </table:table-cell>
          <table:table-cell table:style-name="ce13"/>
          <table:table-cell office:value-type="float" office:value="6.1040806199126569" table:style-name="ce1">
            <text:p>6.10408062</text:p>
          </table:table-cell>
          <table:table-cell office:value-type="float" office:value="6.1074854580674973" table:style-name="ce1">
            <text:p>6.107485458</text:p>
          </table:table-cell>
          <table:table-cell table:style-name="ce1"/>
          <table:table-cell office:value-type="float" office:value="4262.1606924864736" table:style-name="ce1">
            <text:p>4262.160692</text:p>
          </table:table-cell>
          <table:table-cell office:value-type="float" office:value="3176.0690734966865" table:style-name="ce1">
            <text:p>3176.069073</text:p>
          </table:table-cell>
          <table:table-cell table:style-name="ce1"/>
          <table:table-cell office:value-type="float" office:value="94086.013092885376" table:style-name="ce14">
            <text:p>94086</text:p>
          </table:table-cell>
          <table:table-cell office:value-type="float" office:value="87624.501913108092" table:style-name="ce14">
            <text:p>87625</text:p>
          </table:table-cell>
          <table:table-cell office:value-type="float" office:value="41046.230443669447" table:style-name="ce14">
            <text:p>41046</text:p>
          </table:table-cell>
          <table:table-cell office:value-type="float" office:value="43035.751103740076" table:style-name="ce14">
            <text:p>43036</text:p>
          </table:table-cell>
          <table:table-cell office:value-type="float" office:value="174569" table:style-name="ce14">
            <text:p>174569</text:p>
          </table:table-cell>
          <table:table-cell office:value-type="float" office:value="29341.748586278067" table:style-name="ce14">
            <text:p>29342</text:p>
          </table:table-cell>
          <table:table-cell office:value-type="float" office:value="141526.11986543247" table:style-name="ce14">
            <text:p>141526</text:p>
          </table:table-cell>
          <table:table-cell office:value-type="float" office:value="8154.6872632993854" table:style-name="ce14">
            <text:p>8155</text:p>
          </table:table-cell>
          <table:table-cell table:style-name="ce14"/>
          <table:table-cell office:value-type="float" office:value="3882.802000988142" table:style-name="ce14">
            <text:p>3883</text:p>
          </table:table-cell>
          <table:table-cell office:value-type="float" office:value="2794.1979990118575" table:style-name="ce14">
            <text:p>2794</text:p>
          </table:table-cell>
          <table:table-cell office:value-type="float" office:value="1680.3017081567768" table:style-name="ce14">
            <text:p>1680</text:p>
          </table:table-cell>
          <table:table-cell office:value-type="float" office:value="690" table:style-name="ce14">
            <text:p>690</text:p>
          </table:table-cell>
          <table:table-cell office:value-type="float" office:value="8313" table:style-name="ce14">
            <text:p>8313</text:p>
          </table:table-cell>
          <table:table-cell office:value-type="float" office:value="1347" table:style-name="ce14">
            <text:p>1347</text:p>
          </table:table-cell>
          <table:table-cell office:value-type="float" office:value="2327" table:style-name="ce14">
            <text:p>2327</text:p>
          </table:table-cell>
          <table:table-cell office:value-type="float" office:value="58" table:style-name="ce14">
            <text:p>58</text:p>
          </table:table-cell>
          <table:table-cell table:style-name="ce1"/>
          <table:table-cell office:value-type="float" office:value="-3.0373555009604929" table:style-name="ce1">
            <text:p>-3.037355501</text:p>
          </table:table-cell>
          <table:table-cell office:value-type="float" office:value="-1.5878002760153498" table:style-name="ce1">
            <text:p>-1.587800276</text:p>
          </table:table-cell>
          <table:table-cell office:value-type="float" office:value="1.5837072737704361" table:style-name="ce1">
            <text:p>1.583707274</text:p>
          </table:table-cell>
          <table:table-cell office:value-type="float" office:value="1.1380924840716458" table:style-name="ce1">
            <text:p>1.138092484</text:p>
          </table:table-cell>
          <table:table-cell office:value-type="float" office:value="2.4371396853873737" table:style-name="ce1">
            <text:p>2.437139685</text:p>
          </table:table-cell>
          <table:table-cell office:value-type="float" office:value="1.7520513743908097" table:style-name="ce1">
            <text:p>1.752051374</text:p>
          </table:table-cell>
          <table:table-cell office:value-type="float" office:value="2.1995355365483213" table:style-name="ce1">
            <text:p>2.199535537</text:p>
          </table:table-cell>
          <table:table-cell office:value-type="float" office:value="1.2316560325729609" table:style-name="ce1">
            <text:p>1.231656033</text:p>
          </table:table-cell>
          <table:table-cell table:style-name="ce1"/>
          <table:table-cell office:value-type="float" office:value="6.3352795000000003E-2" table:style-name="ce1">
            <text:p>0.063352795</text:p>
          </table:table-cell>
          <table:table-cell office:value-type="float" office:value="4.7209119000000001E-2" table:style-name="ce1">
            <text:p>0.047209119</text:p>
          </table:table-cell>
          <table:table-cell office:value-type="float" office:value="6.65433E-3" table:style-name="ce1">
            <text:p>0.00665433</text:p>
          </table:table-cell>
          <table:table-cell office:value-type="float" office:value="6.6770299999999996E-3" table:style-name="ce1">
            <text:p>0.00667703</text:p>
          </table:table-cell>
          <table:table-cell office:value-type="float" office:value="7.1821497230870293E-2" table:style-name="ce1">
            <text:p>0.071821497</text:p>
          </table:table-cell>
          <table:table-cell office:value-type="float" office:value="4.7589255733939802E-2" table:style-name="ce1">
            <text:p>0.047589256</text:p>
          </table:table-cell>
          <table:table-cell office:value-type="float" office:value="5.4887797311625099E-3" table:style-name="ce1">
            <text:p>0.00548878</text:p>
          </table:table-cell>
          <table:table-cell office:value-type="float" office:value="5.6800460655354696E-3" table:style-name="ce1">
            <text:p>0.005680046</text:p>
          </table:table-cell>
          <table:table-cell office:value-type="float" office:value="-0.12546480980899632" table:formula="msoxl:=LN(AT99)-LN(AX99)" table:style-name="ce1">
            <text:p>-0.12546481</text:p>
          </table:table-cell>
          <table:table-cell office:value-type="float" office:value="-8.0199428000957695E-3" table:formula="msoxl:=LN(AU99)-LN(AY99)" table:style-name="ce1">
            <text:p>-0.008019943</text:p>
          </table:table-cell>
          <table:table-cell office:value-type="float" office:value="0.19256181097082958" table:formula="msoxl:=LN(AV99)-LN(AZ99)" table:style-name="ce1">
            <text:p>0.192561811</text:p>
          </table:table-cell>
          <table:table-cell office:value-type="float" office:value="0.16171393507177534" table:formula="msoxl:=LN(AW99)-LN(BA99)" table:style-name="ce1">
            <text:p>0.161713935</text:p>
          </table:table-cell>
          <table:table-cell table:number-columns-repeated="4" table:style-name="ce1"/>
          <table:table-cell office:value-type="float" office:value="-8.603878703052896E-2" table:formula="msoxl:=BB99*ABS($BH$8)/ABS($BH$10)-BC99*ABS($BH$9)/ABS($BH$10)+BD99-BE99*ABS($BH$11)/ABS($BH$10)" table:style-name="ce1">
            <text:p>-0.086038787</text:p>
          </table:table-cell>
          <table:table-cell table:number-columns-repeated="16322"/>
        </table:table-row>
        <table:table-row table:style-name="ro1">
          <table:table-cell office:value-type="float" office:value="197603" table:style-name="ce1">
            <text:p>197603</text:p>
          </table:table-cell>
          <table:table-cell office:value-type="float" office:value="1976" table:style-name="ce1">
            <text:p>1976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38.165999999999997" table:style-name="ce1">
            <text:p>38.166</text:p>
          </table:table-cell>
          <table:table-cell office:value-type="float" office:value="218.33799999999999" table:style-name="ce13">
            <text:p>218.3</text:p>
          </table:table-cell>
          <table:table-cell office:value-type="float" office:value="5624.69" table:style-name="ce1">
            <text:p>5624.69</text:p>
          </table:table-cell>
          <table:table-cell table:style-name="ce1"/>
          <table:table-cell office:value-type="float" office:value="80.612823907698115" table:style-name="ce13">
            <text:p>80.6</text:p>
          </table:table-cell>
          <table:table-cell office:value-type="float" office:value="1.2499575362874409" table:formula="msoxl:=LN(I100/I99)*100" table:style-name="ce1">
            <text:p>1.249957536</text:p>
          </table:table-cell>
          <table:table-cell office:value-type="float" office:value="-0.14413706947393157" table:style-name="ce1">
            <text:p>-0.144137069</text:p>
          </table:table-cell>
          <table:table-cell table:style-name="ce13"/>
          <table:table-cell office:value-type="float" office:value="6.1212055811026236" table:style-name="ce1">
            <text:p>6.121205581</text:p>
          </table:table-cell>
          <table:table-cell office:value-type="float" office:value="6.1472148495777414" table:style-name="ce1">
            <text:p>6.14721485</text:p>
          </table:table-cell>
          <table:table-cell table:style-name="ce1"/>
          <table:table-cell office:value-type="float" office:value="4245.1554347335305" table:style-name="ce1">
            <text:p>4245.155435</text:p>
          </table:table-cell>
          <table:table-cell office:value-type="float" office:value="3233.1894615062838" table:style-name="ce1">
            <text:p>3233.189462</text:p>
          </table:table-cell>
          <table:table-cell table:style-name="ce1"/>
          <table:table-cell office:value-type="float" office:value="96778.153162055329" table:style-name="ce14">
            <text:p>96778</text:p>
          </table:table-cell>
          <table:table-cell office:value-type="float" office:value="92344.555262996204" table:style-name="ce14">
            <text:p>92345</text:p>
          </table:table-cell>
          <table:table-cell office:value-type="float" office:value="42863.572468570201" table:style-name="ce14">
            <text:p>42864</text:p>
          </table:table-cell>
          <table:table-cell office:value-type="float" office:value="43773.937535074852" table:style-name="ce14">
            <text:p>43774</text:p>
          </table:table-cell>
          <table:table-cell office:value-type="float" office:value="178965" table:style-name="ce14">
            <text:p>178965</text:p>
          </table:table-cell>
          <table:table-cell office:value-type="float" office:value="31911.413227025616" table:style-name="ce14">
            <text:p>31911</text:p>
          </table:table-cell>
          <table:table-cell office:value-type="float" office:value="138579.80692681132" table:style-name="ce14">
            <text:p>138580</text:p>
          </table:table-cell>
          <table:table-cell office:value-type="float" office:value="7649.3225440585129" table:style-name="ce14">
            <text:p>7649</text:p>
          </table:table-cell>
          <table:table-cell table:style-name="ce14"/>
          <table:table-cell office:value-type="float" office:value="2692.14006916996" table:style-name="ce14">
            <text:p>2692</text:p>
          </table:table-cell>
          <table:table-cell office:value-type="float" office:value="5086.85993083004" table:style-name="ce14">
            <text:p>5087</text:p>
          </table:table-cell>
          <table:table-cell office:value-type="float" office:value="1545.6919028072009" table:style-name="ce14">
            <text:p>1546</text:p>
          </table:table-cell>
          <table:table-cell office:value-type="float" office:value="342" table:style-name="ce14">
            <text:p>342</text:p>
          </table:table-cell>
          <table:table-cell office:value-type="float" office:value="4396" table:style-name="ce14">
            <text:p>4396</text:p>
          </table:table-cell>
          <table:table-cell office:value-type="float" office:value="2579" table:style-name="ce14">
            <text:p>2579</text:p>
          </table:table-cell>
          <table:table-cell office:value-type="float" office:value="3301" table:style-name="ce14">
            <text:p>3301</text:p>
          </table:table-cell>
          <table:table-cell office:value-type="float" office:value="172" table:style-name="ce14">
            <text:p>172</text:p>
          </table:table-cell>
          <table:table-cell table:style-name="ce1"/>
          <table:table-cell office:value-type="float" office:value="-6.1672764797906439" table:style-name="ce1">
            <text:p>-6.16727648</text:p>
          </table:table-cell>
          <table:table-cell office:value-type="float" office:value="-3.350226105633562" table:style-name="ce1">
            <text:p>-3.350226106</text:p>
          </table:table-cell>
          <table:table-cell office:value-type="float" office:value="1.9083281888321351" table:style-name="ce1">
            <text:p>1.908328189</text:p>
          </table:table-cell>
          <table:table-cell office:value-type="float" office:value="1.8005019797356965" table:style-name="ce1">
            <text:p>1.80050198</text:p>
          </table:table-cell>
          <table:table-cell office:value-type="float" office:value="1.8876267252543872" table:style-name="ce1">
            <text:p>1.887626725</text:p>
          </table:table-cell>
          <table:table-cell office:value-type="float" office:value="1.3570083890341735" table:style-name="ce1">
            <text:p>1.357008389</text:p>
          </table:table-cell>
          <table:table-cell office:value-type="float" office:value="1.2370994106591129" table:style-name="ce1">
            <text:p>1.237099411</text:p>
          </table:table-cell>
          <table:table-cell office:value-type="float" office:value="1.3242971191526387" table:style-name="ce1">
            <text:p>1.324297119</text:p>
          </table:table-cell>
          <table:table-cell table:style-name="ce1"/>
          <table:table-cell office:value-type="float" office:value="6.2892806999999995E-2" table:style-name="ce1">
            <text:p>0.062892807</text:p>
          </table:table-cell>
          <table:table-cell office:value-type="float" office:value="4.7900333000000003E-2" table:style-name="ce1">
            <text:p>0.047900333</text:p>
          </table:table-cell>
          <table:table-cell office:value-type="float" office:value="6.7470400000000002E-3" table:style-name="ce1">
            <text:p>0.00674704</text:p>
          </table:table-cell>
          <table:table-cell office:value-type="float" office:value="6.9248299999999999E-3" table:style-name="ce1">
            <text:p>0.00692483</text:p>
          </table:table-cell>
          <table:table-cell office:value-type="float" office:value="7.2306239992992405E-2" table:style-name="ce1">
            <text:p>0.07230624</text:p>
          </table:table-cell>
          <table:table-cell office:value-type="float" office:value="4.8258276991410103E-2" table:style-name="ce1">
            <text:p>0.048258277</text:p>
          </table:table-cell>
          <table:table-cell office:value-type="float" office:value="5.5162405888344503E-3" table:style-name="ce1">
            <text:p>0.005516241</text:p>
          </table:table-cell>
          <table:table-cell office:value-type="float" office:value="5.7223726686464098E-3" table:style-name="ce1">
            <text:p>0.005722373</text:p>
          </table:table-cell>
          <table:table-cell office:value-type="float" office:value="-0.13947863135109762" table:formula="msoxl:=LN(AT100)-LN(AX100)" table:style-name="ce1">
            <text:p>-0.139478631</text:p>
          </table:table-cell>
          <table:table-cell office:value-type="float" office:value="-7.4449005604471097E-3" table:formula="msoxl:=LN(AU100)-LN(AY100)" table:style-name="ce1">
            <text:p>-0.007444901</text:p>
          </table:table-cell>
          <table:table-cell office:value-type="float" office:value="0.20140731466870854" table:formula="msoxl:=LN(AV100)-LN(AZ100)" table:style-name="ce1">
            <text:p>0.201407315</text:p>
          </table:table-cell>
          <table:table-cell office:value-type="float" office:value="0.19072998143965147" table:formula="msoxl:=LN(AW100)-LN(BA100)" table:style-name="ce1">
            <text:p>0.190729981</text:p>
          </table:table-cell>
          <table:table-cell table:number-columns-repeated="4" table:style-name="ce1"/>
          <table:table-cell office:value-type="float" office:value="-0.1214656997853768" table:formula="msoxl:=BB100*ABS($BH$8)/ABS($BH$10)-BC100*ABS($BH$9)/ABS($BH$10)+BD100-BE100*ABS($BH$11)/ABS($BH$10)" table:style-name="ce1">
            <text:p>-0.1214657</text:p>
          </table:table-cell>
          <table:table-cell table:number-columns-repeated="16322"/>
        </table:table-row>
        <table:table-row table:style-name="ro1">
          <table:table-cell office:value-type="float" office:value="197604" table:style-name="ce1">
            <text:p>197604</text:p>
          </table:table-cell>
          <table:table-cell office:value-type="float" office:value="1976" table:style-name="ce1">
            <text:p>1976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38.765000000000001" table:style-name="ce1">
            <text:p>38.765</text:p>
          </table:table-cell>
          <table:table-cell office:value-type="float" office:value="218.917" table:style-name="ce13">
            <text:p>218.9</text:p>
          </table:table-cell>
          <table:table-cell office:value-type="float" office:value="5775.96" table:style-name="ce1">
            <text:p>5775.96</text:p>
          </table:table-cell>
          <table:table-cell table:style-name="ce1"/>
          <table:table-cell office:value-type="float" office:value="79.101707498144009" table:style-name="ce13">
            <text:p>79.1</text:p>
          </table:table-cell>
          <table:table-cell office:value-type="float" office:value="-1.8923281294804466" table:formula="msoxl:=LN(I101/I100)*100" table:style-name="ce1">
            <text:p>-1.892328129</text:p>
          </table:table-cell>
          <table:table-cell office:value-type="float" office:value="-1.3715467401210784" table:style-name="ce1">
            <text:p>-1.37154674</text:p>
          </table:table-cell>
          <table:table-cell table:style-name="ce13"/>
          <table:table-cell office:value-type="float" office:value="6.1309174911550119" table:style-name="ce1">
            <text:p>6.130917491</text:p>
          </table:table-cell>
          <table:table-cell office:value-type="float" office:value="6.1723286778586175" table:style-name="ce1">
            <text:p>6.172328678</text:p>
          </table:table-cell>
          <table:table-cell table:style-name="ce1"/>
          <table:table-cell office:value-type="float" office:value="4292.089980595224" table:style-name="ce1">
            <text:p>4292.089981</text:p>
          </table:table-cell>
          <table:table-cell office:value-type="float" office:value="3295.0050784214518" table:style-name="ce1">
            <text:p>3295.005078</text:p>
          </table:table-cell>
          <table:table-cell table:style-name="ce1"/>
          <table:table-cell office:value-type="float" office:value="104309" table:style-name="ce14">
            <text:p>104309</text:p>
          </table:table-cell>
          <table:table-cell office:value-type="float" office:value="97346" table:style-name="ce14">
            <text:p>97346</text:p>
          </table:table-cell>
          <table:table-cell office:value-type="float" office:value="44303.592760718631" table:style-name="ce14">
            <text:p>44304</text:p>
          </table:table-cell>
          <table:table-cell office:value-type="float" office:value="42949" table:style-name="ce14">
            <text:p>42949</text:p>
          </table:table-cell>
          <table:table-cell office:value-type="float" office:value="190524" table:style-name="ce14">
            <text:p>190524</text:p>
          </table:table-cell>
          <table:table-cell office:value-type="float" office:value="34704" table:style-name="ce14">
            <text:p>34704</text:p>
          </table:table-cell>
          <table:table-cell office:value-type="float" office:value="139333.95838061676" table:style-name="ce14">
            <text:p>139334</text:p>
          </table:table-cell>
          <table:table-cell office:value-type="float" office:value="7856.4249729868334" table:style-name="ce14">
            <text:p>7856</text:p>
          </table:table-cell>
          <table:table-cell table:style-name="ce14"/>
          <table:table-cell office:value-type="float" office:value="7530.846837944664" table:style-name="ce14">
            <text:p>7531</text:p>
          </table:table-cell>
          <table:table-cell office:value-type="float" office:value="4224.153162055336" table:style-name="ce14">
            <text:p>4224</text:p>
          </table:table-cell>
          <table:table-cell office:value-type="float" office:value="790" table:style-name="ce14">
            <text:p>790</text:p>
          </table:table-cell>
          <table:table-cell office:value-type="float" office:value="131" table:style-name="ce14">
            <text:p>131</text:p>
          </table:table-cell>
          <table:table-cell office:value-type="float" office:value="11559" table:style-name="ce14">
            <text:p>11559</text:p>
          </table:table-cell>
          <table:table-cell office:value-type="float" office:value="2249" table:style-name="ce14">
            <text:p>2249</text:p>
          </table:table-cell>
          <table:table-cell office:value-type="float" office:value="2288" table:style-name="ce14">
            <text:p>2288</text:p>
          </table:table-cell>
          <table:table-cell office:value-type="float" office:value="13" table:style-name="ce14">
            <text:p>13</text:p>
          </table:table-cell>
          <table:table-cell table:style-name="ce1"/>
          <table:table-cell office:value-type="float" office:value="5.4297219455519166" table:style-name="ce1">
            <text:p>5.429721946</text:p>
          </table:table-cell>
          <table:table-cell office:value-type="float" office:value="1.0242592221693125" table:style-name="ce1">
            <text:p>1.024259222</text:p>
          </table:table-cell>
          <table:table-cell office:value-type="float" office:value="4.1778821733197873" table:style-name="ce1">
            <text:p>4.177882173</text:p>
          </table:table-cell>
          <table:table-cell office:value-type="float" office:value="1.342462255646159" table:style-name="ce1">
            <text:p>1.342462256</text:p>
          </table:table-cell>
          <table:table-cell office:value-type="float" office:value="3.1711949493347253" table:style-name="ce1">
            <text:p>3.171194949</text:p>
          </table:table-cell>
          <table:table-cell office:value-type="float" office:value="2.2797611900361714" table:style-name="ce1">
            <text:p>2.27976119</text:p>
          </table:table-cell>
          <table:table-cell office:value-type="float" office:value="5.2380808563800576" table:style-name="ce1">
            <text:p>5.238080856</text:p>
          </table:table-cell>
          <table:table-cell office:value-type="float" office:value="1.2364152178148211" table:style-name="ce1">
            <text:p>1.236415218</text:p>
          </table:table-cell>
          <table:table-cell table:style-name="ce1"/>
          <table:table-cell office:value-type="float" office:value="6.3061444999999994E-2" table:style-name="ce1">
            <text:p>0.063061445</text:p>
          </table:table-cell>
          <table:table-cell office:value-type="float" office:value="4.8411795000000001E-2" table:style-name="ce1">
            <text:p>0.048411795</text:p>
          </table:table-cell>
          <table:table-cell office:value-type="float" office:value="6.7564499999999998E-3" table:style-name="ce1">
            <text:p>0.00675645</text:p>
          </table:table-cell>
          <table:table-cell office:value-type="float" office:value="7.0421199999999998E-3" table:style-name="ce1">
            <text:p>0.00704212</text:p>
          </table:table-cell>
          <table:table-cell office:value-type="float" office:value="7.2799938881277101E-2" table:style-name="ce1">
            <text:p>0.072799939</text:p>
          </table:table-cell>
          <table:table-cell office:value-type="float" office:value="4.8939676881446202E-2" table:style-name="ce1">
            <text:p>0.048939677</text:p>
          </table:table-cell>
          <table:table-cell office:value-type="float" office:value="5.5435017027816802E-3" table:style-name="ce1">
            <text:p>0.005543502</text:p>
          </table:table-cell>
          <table:table-cell office:value-type="float" office:value="5.76468981869267E-3" table:style-name="ce1">
            <text:p>0.00576469</text:p>
          </table:table-cell>
          <table:table-cell office:value-type="float" office:value="-0.14360554712058571" table:formula="msoxl:=LN(AT101)-LN(AX101)" table:style-name="ce1">
            <text:p>-0.143605547</text:p>
          </table:table-cell>
          <table:table-cell office:value-type="float" office:value="-1.0844973271956437E-2" table:formula="msoxl:=LN(AU101)-LN(AY101)" table:style-name="ce1">
            <text:p>-0.010844973</text:p>
          </table:table-cell>
          <table:table-cell office:value-type="float" office:value="0.19787122678993363" table:formula="msoxl:=LN(AV101)-LN(AZ101)" table:style-name="ce1">
            <text:p>0.197871227</text:p>
          </table:table-cell>
          <table:table-cell office:value-type="float" office:value="0.2001579131439728" table:formula="msoxl:=LN(AW101)-LN(BA101)" table:style-name="ce1">
            <text:p>0.200157913</text:p>
          </table:table-cell>
          <table:table-cell table:number-columns-repeated="4" table:style-name="ce1"/>
          <table:table-cell office:value-type="float" office:value="-0.13633271985678297" table:formula="msoxl:=BB101*ABS($BH$8)/ABS($BH$10)-BC101*ABS($BH$9)/ABS($BH$10)+BD101-BE101*ABS($BH$11)/ABS($BH$10)" table:style-name="ce1">
            <text:p>-0.13633272</text:p>
          </table:table-cell>
          <table:table-cell table:number-columns-repeated="16322"/>
        </table:table-row>
        <table:table-row table:style-name="ro1">
          <table:table-cell office:value-type="float" office:value="197701" table:style-name="ce1">
            <text:p>197701</text:p>
          </table:table-cell>
          <table:table-cell office:value-type="float" office:value="1977" table:style-name="ce1">
            <text:p>1977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9.451999999999998" table:style-name="ce1">
            <text:p>39.452</text:p>
          </table:table-cell>
          <table:table-cell office:value-type="float" office:value="219.42699999999999" table:style-name="ce13">
            <text:p>219.4</text:p>
          </table:table-cell>
          <table:table-cell office:value-type="float" office:value="5877.2" table:style-name="ce1">
            <text:p>5877.2</text:p>
          </table:table-cell>
          <table:table-cell table:style-name="ce1"/>
          <table:table-cell office:value-type="float" office:value="79.293023255813949" table:style-name="ce13">
            <text:p>79.3</text:p>
          </table:table-cell>
          <table:table-cell office:value-type="float" office:value="0.24156845343912126" table:formula="msoxl:=LN(I102/I101)*100" table:style-name="ce1">
            <text:p>0.241568453</text:p>
          </table:table-cell>
          <table:table-cell office:value-type="float" office:value="-1.7717622604730598" table:style-name="ce1">
            <text:p>-1.77176226</text:p>
          </table:table-cell>
          <table:table-cell table:style-name="ce13"/>
          <table:table-cell office:value-type="float" office:value="6.1065291955238106" table:style-name="ce1">
            <text:p>6.106529196</text:p>
          </table:table-cell>
          <table:table-cell office:value-type="float" office:value="6.2332809011629546" table:style-name="ce1">
            <text:p>6.233280901</text:p>
          </table:table-cell>
          <table:table-cell table:style-name="ce1"/>
          <table:table-cell office:value-type="float" office:value="4410.4594504049965" table:style-name="ce1">
            <text:p>4410.45945</text:p>
          </table:table-cell>
          <table:table-cell office:value-type="float" office:value="3287.1338036858119" table:style-name="ce1">
            <text:p>3287.133804</text:p>
          </table:table-cell>
          <table:table-cell table:style-name="ce1"/>
          <table:table-cell office:value-type="float" office:value="98680.4631916996" table:style-name="ce14">
            <text:p>98680</text:p>
          </table:table-cell>
          <table:table-cell office:value-type="float" office:value="103418.05119001681" table:style-name="ce14">
            <text:p>103418</text:p>
          </table:table-cell>
          <table:table-cell office:value-type="float" office:value="42604.258141348997" table:style-name="ce14">
            <text:p>42604</text:p>
          </table:table-cell>
          <table:table-cell office:value-type="float" office:value="39897.944351386563" table:style-name="ce14">
            <text:p>39898</text:p>
          </table:table-cell>
          <table:table-cell office:value-type="float" office:value="189155" table:style-name="ce14">
            <text:p>189155</text:p>
          </table:table-cell>
          <table:table-cell office:value-type="float" office:value="35315.548281522621" table:style-name="ce14">
            <text:p>35316</text:p>
          </table:table-cell>
          <table:table-cell office:value-type="float" office:value="142766.26760908769" table:style-name="ce14">
            <text:p>142766</text:p>
          </table:table-cell>
          <table:table-cell office:value-type="float" office:value="8307.3375446808896" table:style-name="ce14">
            <text:p>8307</text:p>
          </table:table-cell>
          <table:table-cell table:style-name="ce14"/>
          <table:table-cell office:value-type="float" office:value="-5628.5368083003959" table:style-name="ce14">
            <text:p>-5629</text:p>
          </table:table-cell>
          <table:table-cell office:value-type="float" office:value="7148.536808300395" table:style-name="ce14">
            <text:p>7149</text:p>
          </table:table-cell>
          <table:table-cell office:value-type="float" office:value="980" table:style-name="ce14">
            <text:p>980</text:p>
          </table:table-cell>
          <table:table-cell office:value-type="float" office:value="562" table:style-name="ce14">
            <text:p>562</text:p>
          </table:table-cell>
          <table:table-cell office:value-type="float" office:value="-1369" table:style-name="ce14">
            <text:p>-1369</text:p>
          </table:table-cell>
          <table:table-cell office:value-type="float" office:value="555" table:style-name="ce14">
            <text:p>555</text:p>
          </table:table-cell>
          <table:table-cell office:value-type="float" office:value="2057" table:style-name="ce14">
            <text:p>2057</text:p>
          </table:table-cell>
          <table:table-cell office:value-type="float" office:value="194" table:style-name="ce14">
            <text:p>194</text:p>
          </table:table-cell>
          <table:table-cell table:style-name="ce1"/>
          <table:table-cell office:value-type="float" office:value="3.5668634290784285" table:style-name="ce1">
            <text:p>3.566863429</text:p>
          </table:table-cell>
          <table:table-cell office:value-type="float" office:value="1.3436775004621502" table:style-name="ce1">
            <text:p>1.3436775</text:p>
          </table:table-cell>
          <table:table-cell office:value-type="float" office:value="1.9646524886687748" table:style-name="ce1">
            <text:p>1.964652489</text:p>
          </table:table-cell>
          <table:table-cell office:value-type="float" office:value="1.5602179993293304" table:style-name="ce1">
            <text:p>1.560217999</text:p>
          </table:table-cell>
          <table:table-cell office:value-type="float" office:value="-7.7401621362338" table:style-name="ce1">
            <text:p>-7.740162136</text:p>
          </table:table-cell>
          <table:table-cell office:value-type="float" office:value="-5.5643760553021568" table:style-name="ce1">
            <text:p>-5.564376055</text:p>
          </table:table-cell>
          <table:table-cell office:value-type="float" office:value="0.35930567504321537" table:style-name="ce1">
            <text:p>0.359305675</text:p>
          </table:table-cell>
          <table:table-cell office:value-type="float" office:value="1.0645111883779559" table:style-name="ce1">
            <text:p>1.064511188</text:p>
          </table:table-cell>
          <table:table-cell table:style-name="ce1"/>
          <table:table-cell office:value-type="float" office:value="6.4963955000000004E-2" table:style-name="ce1">
            <text:p>0.064963955</text:p>
          </table:table-cell>
          <table:table-cell office:value-type="float" office:value="4.8417905999999997E-2" table:style-name="ce1">
            <text:p>0.048417906</text:p>
          </table:table-cell>
          <table:table-cell office:value-type="float" office:value="6.6102899999999996E-3" table:style-name="ce1">
            <text:p>0.00661029</text:p>
          </table:table-cell>
          <table:table-cell office:value-type="float" office:value="7.5035700000000002E-3" table:style-name="ce1">
            <text:p>0.00750357</text:p>
          </table:table-cell>
          <table:table-cell office:value-type="float" office:value="7.3302659045515806E-2" table:style-name="ce1">
            <text:p>0.073302659</text:p>
          </table:table-cell>
          <table:table-cell office:value-type="float" office:value="4.96336841504324E-2" table:style-name="ce1">
            <text:p>0.049633684</text:p>
          </table:table-cell>
          <table:table-cell office:value-type="float" office:value="5.5705538897635101E-3" table:style-name="ce1">
            <text:p>0.005570554</text:p>
          </table:table-cell>
          <table:table-cell office:value-type="float" office:value="5.8069831401209096E-3" table:style-name="ce1">
            <text:p>0.005806983</text:p>
          </table:table-cell>
          <table:table-cell office:value-type="float" office:value="-0.12076430681462202" table:formula="msoxl:=LN(AT102)-LN(AX102)" table:style-name="ce1">
            <text:p>-0.120764307</text:p>
          </table:table-cell>
          <table:table-cell office:value-type="float" office:value="-2.4800015189706759E-2" table:formula="msoxl:=LN(AU102)-LN(AY102)" table:style-name="ce1">
            <text:p>-0.024800015</text:p>
          </table:table-cell>
          <table:table-cell office:value-type="float" office:value="0.17113303521657386" table:formula="msoxl:=LN(AV102)-LN(AZ102)" table:style-name="ce1">
            <text:p>0.171133035</text:p>
          </table:table-cell>
          <table:table-cell office:value-type="float" office:value="0.25631772427614052" table:formula="msoxl:=LN(AW102)-LN(BA102)" table:style-name="ce1">
            <text:p>0.256317724</text:p>
          </table:table-cell>
          <table:table-cell table:number-columns-repeated="4" table:style-name="ce1"/>
          <table:table-cell office:value-type="float" office:value="-0.19495812887971842" table:formula="msoxl:=BB102*ABS($BH$8)/ABS($BH$10)-BC102*ABS($BH$9)/ABS($BH$10)+BD102-BE102*ABS($BH$11)/ABS($BH$10)" table:style-name="ce1">
            <text:p>-0.194958129</text:p>
          </table:table-cell>
          <table:table-cell table:number-columns-repeated="16322"/>
        </table:table-row>
        <table:table-row table:style-name="ro1">
          <table:table-cell office:value-type="float" office:value="197702" table:style-name="ce1">
            <text:p>197702</text:p>
          </table:table-cell>
          <table:table-cell office:value-type="float" office:value="1977" table:style-name="ce1">
            <text:p>197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0.130000000000003" table:style-name="ce1">
            <text:p>40.13</text:p>
          </table:table-cell>
          <table:table-cell office:value-type="float" office:value="219.95599999999999" table:style-name="ce13">
            <text:p>220.0</text:p>
          </table:table-cell>
          <table:table-cell office:value-type="float" office:value="6052.15" table:style-name="ce1">
            <text:p>6052.15</text:p>
          </table:table-cell>
          <table:table-cell table:style-name="ce1"/>
          <table:table-cell office:value-type="float" office:value="79.842637692019466" table:style-name="ce13">
            <text:p>79.8</text:p>
          </table:table-cell>
          <table:table-cell office:value-type="float" office:value="0.69075230313938329" table:formula="msoxl:=LN(I103/I102)*100" table:style-name="ce1">
            <text:p>0.690752303</text:p>
          </table:table-cell>
          <table:table-cell office:value-type="float" office:value="0.81510766366503473" table:style-name="ce1">
            <text:p>0.815107664</text:p>
          </table:table-cell>
          <table:table-cell table:style-name="ce13"/>
          <table:table-cell office:value-type="float" office:value="6.1280582539054071" table:style-name="ce1">
            <text:p>6.128058254</text:p>
          </table:table-cell>
          <table:table-cell office:value-type="float" office:value="6.250565546063239" table:style-name="ce1">
            <text:p>6.250565546</text:p>
          </table:table-cell>
          <table:table-cell table:style-name="ce1"/>
          <table:table-cell office:value-type="float" office:value="4380.163433485518" table:style-name="ce1">
            <text:p>4380.163433</text:p>
          </table:table-cell>
          <table:table-cell office:value-type="float" office:value="3280.7050698166122" table:style-name="ce1">
            <text:p>3280.70507</text:p>
          </table:table-cell>
          <table:table-cell table:style-name="ce1"/>
          <table:table-cell office:value-type="float" office:value="103674.67119565218" table:style-name="ce14">
            <text:p>103675</text:p>
          </table:table-cell>
          <table:table-cell office:value-type="float" office:value="111661.36713661606" table:style-name="ce14">
            <text:p>111661</text:p>
          </table:table-cell>
          <table:table-cell office:value-type="float" office:value="44210.324935655743" table:style-name="ce14">
            <text:p>44210</text:p>
          </table:table-cell>
          <table:table-cell office:value-type="float" office:value="41454.036460346695" table:style-name="ce14">
            <text:p>41454</text:p>
          </table:table-cell>
          <table:table-cell office:value-type="float" office:value="195705" table:style-name="ce14">
            <text:p>195705</text:p>
          </table:table-cell>
          <table:table-cell office:value-type="float" office:value="37427.022085952856" table:style-name="ce14">
            <text:p>37427</text:p>
          </table:table-cell>
          <table:table-cell office:value-type="float" office:value="149133.89750736635" table:style-name="ce14">
            <text:p>149134</text:p>
          </table:table-cell>
          <table:table-cell office:value-type="float" office:value="8598.8478736055549" table:style-name="ce14">
            <text:p>8599</text:p>
          </table:table-cell>
          <table:table-cell table:style-name="ce14"/>
          <table:table-cell office:value-type="float" office:value="4994.2080039525699" table:style-name="ce14">
            <text:p>4994</text:p>
          </table:table-cell>
          <table:table-cell office:value-type="float" office:value="8099.7919960474301" table:style-name="ce14">
            <text:p>8100</text:p>
          </table:table-cell>
          <table:table-cell office:value-type="float" office:value="965" table:style-name="ce14">
            <text:p>965</text:p>
          </table:table-cell>
          <table:table-cell office:value-type="float" office:value="721" table:style-name="ce14">
            <text:p>721</text:p>
          </table:table-cell>
          <table:table-cell office:value-type="float" office:value="6550" table:style-name="ce14">
            <text:p>6550</text:p>
          </table:table-cell>
          <table:table-cell office:value-type="float" office:value="1667" table:style-name="ce14">
            <text:p>1667</text:p>
          </table:table-cell>
          <table:table-cell office:value-type="float" office:value="4005" table:style-name="ce14">
            <text:p>4005</text:p>
          </table:table-cell>
          <table:table-cell office:value-type="float" office:value="117" table:style-name="ce14">
            <text:p>117</text:p>
          </table:table-cell>
          <table:table-cell table:style-name="ce1"/>
          <table:table-cell office:value-type="float" office:value="4.708841895359031" table:style-name="ce1">
            <text:p>4.708841895</text:p>
          </table:table-cell>
          <table:table-cell office:value-type="float" office:value="3.7823880589101875" table:style-name="ce1">
            <text:p>3.782388059</text:p>
          </table:table-cell>
          <table:table-cell office:value-type="float" office:value="3.0473319154252687" table:style-name="ce1">
            <text:p>3.047331915</text:p>
          </table:table-cell>
          <table:table-cell office:value-type="float" office:value="1.5870171391338961" table:style-name="ce1">
            <text:p>1.587017139</text:p>
          </table:table-cell>
          <table:table-cell office:value-type="float" office:value="3.2593332897302236" table:style-name="ce1">
            <text:p>3.25933329</text:p>
          </table:table-cell>
          <table:table-cell office:value-type="float" office:value="2.3431235411366633" table:style-name="ce1">
            <text:p>2.343123541</text:p>
          </table:table-cell>
          <table:table-cell office:value-type="float" office:value="1.6728533970351667" table:style-name="ce1">
            <text:p>1.672853397</text:p>
          </table:table-cell>
          <table:table-cell office:value-type="float" office:value="1.1267240841894444" table:style-name="ce1">
            <text:p>1.126724084</text:p>
          </table:table-cell>
          <table:table-cell table:style-name="ce1"/>
          <table:table-cell office:value-type="float" office:value="6.3883044E-2" table:style-name="ce1">
            <text:p>0.063883044</text:p>
          </table:table-cell>
          <table:table-cell office:value-type="float" office:value="4.7847856000000001E-2" table:style-name="ce1">
            <text:p>0.047847856</text:p>
          </table:table-cell>
          <table:table-cell office:value-type="float" office:value="6.6877100000000004E-3" table:style-name="ce1">
            <text:p>0.00668771</text:p>
          </table:table-cell>
          <table:table-cell office:value-type="float" office:value="7.5592999999999997E-3" table:style-name="ce1">
            <text:p>0.0075593</text:p>
          </table:table-cell>
          <table:table-cell office:value-type="float" office:value="7.3814462258375096E-2" table:style-name="ce1">
            <text:p>0.073814462</text:p>
          </table:table-cell>
          <table:table-cell office:value-type="float" office:value="5.0340531613980902E-2" table:style-name="ce1">
            <text:p>0.050340532</text:p>
          </table:table-cell>
          <table:table-cell office:value-type="float" office:value="5.5973883502616504E-3" table:style-name="ce1">
            <text:p>0.005597388</text:p>
          </table:table-cell>
          <table:table-cell office:value-type="float" office:value="5.8492384346990603E-3" table:style-name="ce1">
            <text:p>0.005849238</text:p>
          </table:table-cell>
          <table:table-cell office:value-type="float" office:value="-0.14450070390961045" table:formula="msoxl:=LN(AT103)-LN(AX103)" table:style-name="ce1">
            <text:p>-0.144500704</text:p>
          </table:table-cell>
          <table:table-cell office:value-type="float" office:value="-5.0784239912292861E-2" table:formula="msoxl:=LN(AU103)-LN(AY103)" table:style-name="ce1">
            <text:p>-0.05078424</text:p>
          </table:table-cell>
          <table:table-cell office:value-type="float" office:value="0.17797139066431455" table:formula="msoxl:=LN(AV103)-LN(AZ103)" table:style-name="ce1">
            <text:p>0.177971391</text:p>
          </table:table-cell>
          <table:table-cell office:value-type="float" office:value="0.25646712264527505" table:formula="msoxl:=LN(AW103)-LN(BA103)" table:style-name="ce1">
            <text:p>0.256467123</text:p>
          </table:table-cell>
          <table:table-cell table:number-columns-repeated="4" table:style-name="ce1"/>
          <table:table-cell office:value-type="float" office:value="-0.18897488277183377" table:formula="msoxl:=BB103*ABS($BH$8)/ABS($BH$10)-BC103*ABS($BH$9)/ABS($BH$10)+BD103-BE103*ABS($BH$11)/ABS($BH$10)" table:style-name="ce1">
            <text:p>-0.188974883</text:p>
          </table:table-cell>
          <table:table-cell table:number-columns-repeated="16322"/>
        </table:table-row>
        <table:table-row table:style-name="ro1">
          <table:table-cell office:value-type="float" office:value="197703" table:style-name="ce1">
            <text:p>197703</text:p>
          </table:table-cell>
          <table:table-cell office:value-type="float" office:value="1977" table:style-name="ce1">
            <text:p>1977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40.735999999999997" table:style-name="ce1">
            <text:p>40.736</text:p>
          </table:table-cell>
          <table:table-cell office:value-type="float" office:value="220.57300000000001" table:style-name="ce13">
            <text:p>220.6</text:p>
          </table:table-cell>
          <table:table-cell office:value-type="float" office:value="6169.86" table:style-name="ce1">
            <text:p>6169.86</text:p>
          </table:table-cell>
          <table:table-cell table:style-name="ce1"/>
          <table:table-cell office:value-type="float" office:value="79.880048730203342" table:style-name="ce13">
            <text:p>79.9</text:p>
          </table:table-cell>
          <table:table-cell office:value-type="float" office:value="4.6844990784997313E-2" table:formula="msoxl:=LN(I104/I103)*100" table:style-name="ce1">
            <text:p>0.046844991</text:p>
          </table:table-cell>
          <table:table-cell office:value-type="float" office:value="0.78425663371121646" table:style-name="ce1">
            <text:p>0.784256634</text:p>
          </table:table-cell>
          <table:table-cell table:style-name="ce13"/>
          <table:table-cell office:value-type="float" office:value="6.1127366501395253" table:style-name="ce1">
            <text:p>6.11273665</text:p>
          </table:table-cell>
          <table:table-cell office:value-type="float" office:value="6.2322297310158001" table:style-name="ce1">
            <text:p>6.232229731</text:p>
          </table:table-cell>
          <table:table-cell table:style-name="ce1"/>
          <table:table-cell office:value-type="float" office:value="4510.8571940072152" table:style-name="ce1">
            <text:p>4510.857194</text:p>
          </table:table-cell>
          <table:table-cell office:value-type="float" office:value="3348.263365372643" table:style-name="ce1">
            <text:p>3348.263365</text:p>
          </table:table-cell>
          <table:table-cell table:style-name="ce1"/>
          <table:table-cell office:value-type="float" office:value="105491.72270256917" table:style-name="ce14">
            <text:p>105492</text:p>
          </table:table-cell>
          <table:table-cell office:value-type="float" office:value="122101.17244266513" table:style-name="ce14">
            <text:p>122101</text:p>
          </table:table-cell>
          <table:table-cell office:value-type="float" office:value="43983.907417030146" table:style-name="ce14">
            <text:p>43984</text:p>
          </table:table-cell>
          <table:table-cell office:value-type="float" office:value="40322.424159208465" table:style-name="ce14">
            <text:p>40322</text:p>
          </table:table-cell>
          <table:table-cell office:value-type="float" office:value="197109" table:style-name="ce14">
            <text:p>197109</text:p>
          </table:table-cell>
          <table:table-cell office:value-type="float" office:value="39487.89684157617" table:style-name="ce14">
            <text:p>39488</text:p>
          </table:table-cell>
          <table:table-cell office:value-type="float" office:value="157527.8939639233" table:style-name="ce14">
            <text:p>157528</text:p>
          </table:table-cell>
          <table:table-cell office:value-type="float" office:value="9537.5342523655145" table:style-name="ce14">
            <text:p>9538</text:p>
          </table:table-cell>
          <table:table-cell table:style-name="ce14"/>
          <table:table-cell office:value-type="float" office:value="1817.051506916996" table:style-name="ce14">
            <text:p>1817</text:p>
          </table:table-cell>
          <table:table-cell office:value-type="float" office:value="11337.948493083004" table:style-name="ce14">
            <text:p>11338</text:p>
          </table:table-cell>
          <table:table-cell office:value-type="float" office:value="1023" table:style-name="ce14">
            <text:p>1023</text:p>
          </table:table-cell>
          <table:table-cell office:value-type="float" office:value="498" table:style-name="ce14">
            <text:p>498</text:p>
          </table:table-cell>
          <table:table-cell office:value-type="float" office:value="1404" table:style-name="ce14">
            <text:p>1404</text:p>
          </table:table-cell>
          <table:table-cell office:value-type="float" office:value="1880" table:style-name="ce14">
            <text:p>1880</text:p>
          </table:table-cell>
          <table:table-cell office:value-type="float" office:value="2677" table:style-name="ce14">
            <text:p>2677</text:p>
          </table:table-cell>
          <table:table-cell office:value-type="float" office:value="297" table:style-name="ce14">
            <text:p>297</text:p>
          </table:table-cell>
          <table:table-cell table:style-name="ce1"/>
          <table:table-cell office:value-type="float" office:value="7.8194984238187004" table:style-name="ce1">
            <text:p>7.819498424</text:p>
          </table:table-cell>
          <table:table-cell office:value-type="float" office:value="3.9056644626652446" table:style-name="ce1">
            <text:p>3.905664463</text:p>
          </table:table-cell>
          <table:table-cell office:value-type="float" office:value="2.2045158890481242" table:style-name="ce1">
            <text:p>2.204515889</text:p>
          </table:table-cell>
          <table:table-cell office:value-type="float" office:value="1.3956282084389298" table:style-name="ce1">
            <text:p>1.395628208</text:p>
          </table:table-cell>
          <table:table-cell office:value-type="float" office:value="-2.8305281268730442" table:style-name="ce1">
            <text:p>-2.830528127</text:p>
          </table:table-cell>
          <table:table-cell office:value-type="float" office:value="-2.0348569779050276" table:style-name="ce1">
            <text:p>-2.034856978</text:p>
          </table:table-cell>
          <table:table-cell office:value-type="float" office:value="0.74050594718244733" table:style-name="ce1">
            <text:p>0.740505947</text:p>
          </table:table-cell>
          <table:table-cell office:value-type="float" office:value="1.2197541042358082" table:style-name="ce1">
            <text:p>1.219754104</text:p>
          </table:table-cell>
          <table:table-cell table:style-name="ce1"/>
          <table:table-cell office:value-type="float" office:value="6.5692305000000006E-2" table:style-name="ce1">
            <text:p>0.065692305</text:p>
          </table:table-cell>
          <table:table-cell office:value-type="float" office:value="4.8761273000000001E-2" table:style-name="ce1">
            <text:p>0.048761273</text:p>
          </table:table-cell>
          <table:table-cell office:value-type="float" office:value="6.5763200000000001E-3" table:style-name="ce1">
            <text:p>0.00657632</text:p>
          </table:table-cell>
          <table:table-cell office:value-type="float" office:value="7.4110299999999999E-3" table:style-name="ce1">
            <text:p>0.00741103</text:p>
          </table:table-cell>
          <table:table-cell office:value-type="float" office:value="7.4335407439960893E-2" table:style-name="ce1">
            <text:p>0.074335407</text:p>
          </table:table-cell>
          <table:table-cell office:value-type="float" office:value="5.1060455915321303E-2" table:style-name="ce1">
            <text:p>0.051060456</text:p>
          </table:table-cell>
          <table:table-cell office:value-type="float" office:value="5.6239966198430597E-3" table:style-name="ce1">
            <text:p>0.005623997</text:p>
          </table:table-cell>
          <table:table-cell office:value-type="float" office:value="5.89144183847149E-3" table:style-name="ce1">
            <text:p>0.005891442</text:p>
          </table:table-cell>
          <table:table-cell office:value-type="float" office:value="-0.1236055898390509" table:formula="msoxl:=LN(AT104)-LN(AX104)" table:style-name="ce1">
            <text:p>-0.12360559</text:p>
          </table:table-cell>
          <table:table-cell office:value-type="float" office:value="-4.6073929047446782E-2" table:formula="msoxl:=LN(AU104)-LN(AY104)" table:style-name="ce1">
            <text:p>-0.046073929</text:p>
          </table:table-cell>
          <table:table-cell office:value-type="float" office:value="0.15643276488587254" table:formula="msoxl:=LN(AV104)-LN(AZ104)" table:style-name="ce1">
            <text:p>0.156432765</text:p>
          </table:table-cell>
          <table:table-cell office:value-type="float" office:value="0.2294686689839196" table:formula="msoxl:=LN(AW104)-LN(BA104)" table:style-name="ce1">
            <text:p>0.229468669</text:p>
          </table:table-cell>
          <table:table-cell table:number-columns-repeated="4" table:style-name="ce1"/>
          <table:table-cell office:value-type="float" office:value="-0.16657405179524723" table:formula="msoxl:=BB104*ABS($BH$8)/ABS($BH$10)-BC104*ABS($BH$9)/ABS($BH$10)+BD104-BE104*ABS($BH$11)/ABS($BH$10)" table:style-name="ce1">
            <text:p>-0.166574052</text:p>
          </table:table-cell>
          <table:table-cell table:number-columns-repeated="16322"/>
        </table:table-row>
        <table:table-row table:style-name="ro1">
          <table:table-cell office:value-type="float" office:value="197704" table:style-name="ce1">
            <text:p>197704</text:p>
          </table:table-cell>
          <table:table-cell office:value-type="float" office:value="1977" table:style-name="ce1">
            <text:p>1977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41.320999999999998" table:style-name="ce1">
            <text:p>41.321</text:p>
          </table:table-cell>
          <table:table-cell office:value-type="float" office:value="221.20099999999999" table:style-name="ce13">
            <text:p>221.2</text:p>
          </table:table-cell>
          <table:table-cell office:value-type="float" office:value="6302.39" table:style-name="ce1">
            <text:p>6302.39</text:p>
          </table:table-cell>
          <table:table-cell table:style-name="ce1"/>
          <table:table-cell office:value-type="float" office:value="83.454082631681999" table:style-name="ce13">
            <text:p>83.5</text:p>
          </table:table-cell>
          <table:table-cell office:value-type="float" office:value="4.3770453408975705" table:formula="msoxl:=LN(I105/I104)*100" table:style-name="ce1">
            <text:p>4.377045341</text:p>
          </table:table-cell>
          <table:table-cell office:value-type="float" office:value="4.2694693601135647" table:style-name="ce1">
            <text:p>4.26946936</text:p>
          </table:table-cell>
          <table:table-cell table:style-name="ce13"/>
          <table:table-cell office:value-type="float" office:value="6.0675168765146248" table:style-name="ce1">
            <text:p>6.067516877</text:p>
          </table:table-cell>
          <table:table-cell office:value-type="float" office:value="6.239433837907173" table:style-name="ce1">
            <text:p>6.239433838</text:p>
          </table:table-cell>
          <table:table-cell table:style-name="ce1"/>
          <table:table-cell office:value-type="float" office:value="4661.4572826986905" table:style-name="ce1">
            <text:p>4661.457283</text:p>
          </table:table-cell>
          <table:table-cell office:value-type="float" office:value="3426.663474431507" table:style-name="ce1">
            <text:p>3426.663474</text:p>
          </table:table-cell>
          <table:table-cell table:style-name="ce1"/>
          <table:table-cell office:value-type="float" office:value="114025" table:style-name="ce14">
            <text:p>114025</text:p>
          </table:table-cell>
          <table:table-cell office:value-type="float" office:value="131621" table:style-name="ce14">
            <text:p>131621</text:p>
          </table:table-cell>
          <table:table-cell office:value-type="float" office:value="44275.489008103541" table:style-name="ce14">
            <text:p>44275</text:p>
          </table:table-cell>
          <table:table-cell office:value-type="float" office:value="39779" table:style-name="ce14">
            <text:p>39779</text:p>
          </table:table-cell>
          <table:table-cell office:value-type="float" office:value="216761" table:style-name="ce14">
            <text:p>216761</text:p>
          </table:table-cell>
          <table:table-cell office:value-type="float" office:value="39329" table:style-name="ce14">
            <text:p>39329</text:p>
          </table:table-cell>
          <table:table-cell office:value-type="float" office:value="166375.3369397863" table:style-name="ce14">
            <text:p>166375</text:p>
          </table:table-cell>
          <table:table-cell office:value-type="float" office:value="9710.350169981808" table:style-name="ce14">
            <text:p>9710</text:p>
          </table:table-cell>
          <table:table-cell table:style-name="ce14"/>
          <table:table-cell office:value-type="float" office:value="4192" table:style-name="ce14">
            <text:p>4192</text:p>
          </table:table-cell>
          <table:table-cell office:value-type="float" office:value="14855" table:style-name="ce14">
            <text:p>14855</text:p>
          </table:table-cell>
          <table:table-cell office:value-type="float" office:value="760" table:style-name="ce14">
            <text:p>760</text:p>
          </table:table-cell>
          <table:table-cell office:value-type="float" office:value="894" table:style-name="ce14">
            <text:p>894</text:p>
          </table:table-cell>
          <table:table-cell office:value-type="float" office:value="10850" table:style-name="ce14">
            <text:p>10850</text:p>
          </table:table-cell>
          <table:table-cell office:value-type="float" office:value="949" table:style-name="ce14">
            <text:p>949</text:p>
          </table:table-cell>
          <table:table-cell office:value-type="float" office:value="3152" table:style-name="ce14">
            <text:p>3152</text:p>
          </table:table-cell>
          <table:table-cell office:value-type="float" office:value="-200" table:style-name="ce14">
            <text:p>-200</text:p>
          </table:table-cell>
          <table:table-cell table:style-name="ce1"/>
          <table:table-cell office:value-type="float" office:value="4.7127376477494183" table:style-name="ce1">
            <text:p>4.712737648</text:p>
          </table:table-cell>
          <table:table-cell office:value-type="float" office:value="5.098603019744111" table:style-name="ce1">
            <text:p>5.09860302</text:p>
          </table:table-cell>
          <table:table-cell office:value-type="float" office:value="2.6831119116730107" table:style-name="ce1">
            <text:p>2.683111912</text:p>
          </table:table-cell>
          <table:table-cell office:value-type="float" office:value="2.7986038322768008" table:style-name="ce1">
            <text:p>2.798603832</text:p>
          </table:table-cell>
          <table:table-cell office:value-type="float" office:value="-0.11407885091504137" table:style-name="ce1">
            <text:p>-0.114078851</text:p>
          </table:table-cell>
          <table:table-cell office:value-type="float" office:value="-8.2010895285574745E-2" table:style-name="ce1">
            <text:p>-0.082010895</text:p>
          </table:table-cell>
          <table:table-cell office:value-type="float" office:value="-1.275940049091542" table:style-name="ce1">
            <text:p>-1.275940049</text:p>
          </table:table-cell>
          <table:table-cell office:value-type="float" office:value="1.4024184837967637" table:style-name="ce1">
            <text:p>1.402418484</text:p>
          </table:table-cell>
          <table:table-cell table:style-name="ce1"/>
          <table:table-cell office:value-type="float" office:value="6.7604304000000004E-2" table:style-name="ce1">
            <text:p>0.067604304</text:p>
          </table:table-cell>
          <table:table-cell office:value-type="float" office:value="4.9696303999999997E-2" table:style-name="ce1">
            <text:p>0.049696304</text:p>
          </table:table-cell>
          <table:table-cell office:value-type="float" office:value="6.2595300000000001E-3" table:style-name="ce1">
            <text:p>0.00625953</text:p>
          </table:table-cell>
          <table:table-cell office:value-type="float" office:value="7.4336899999999997E-3" table:style-name="ce1">
            <text:p>0.00743369</text:p>
          </table:table-cell>
          <table:table-cell office:value-type="float" office:value="7.4865549750976895E-2" table:style-name="ce1">
            <text:p>0.07486555</text:p>
          </table:table-cell>
          <table:table-cell office:value-type="float" office:value="5.1793696998529599E-2" table:style-name="ce1">
            <text:p>0.051793697</text:p>
          </table:table-cell>
          <table:table-cell office:value-type="float" office:value="5.6503705976383503E-3" table:style-name="ce1">
            <text:p>0.005650371</text:p>
          </table:table-cell>
          <table:table-cell office:value-type="float" office:value="5.9335798464178798E-3" table:style-name="ce1">
            <text:p>0.00593358</text:p>
          </table:table-cell>
          <table:table-cell office:value-type="float" office:value="-0.10202218513235151" table:formula="msoxl:=LN(AT105)-LN(AX105)" table:style-name="ce1">
            <text:p>-0.102022185</text:p>
          </table:table-cell>
          <table:table-cell office:value-type="float" office:value="-4.1337898156715625E-2" table:formula="msoxl:=LN(AU105)-LN(AY105)" table:style-name="ce1">
            <text:p>-0.041337898</text:p>
          </table:table-cell>
          <table:table-cell office:value-type="float" office:value="0.10238396691154961" table:formula="msoxl:=LN(AV105)-LN(AZ105)" table:style-name="ce1">
            <text:p>0.102383967</text:p>
          </table:table-cell>
          <table:table-cell office:value-type="float" office:value="0.22539465579369011" table:formula="msoxl:=LN(AW105)-LN(BA105)" table:style-name="ce1">
            <text:p>0.225394656</text:p>
          </table:table-cell>
          <table:table-cell table:number-columns-repeated="4" table:style-name="ce1"/>
          <table:table-cell office:value-type="float" office:value="-0.20133780076355917" table:formula="msoxl:=BB105*ABS($BH$8)/ABS($BH$10)-BC105*ABS($BH$9)/ABS($BH$10)+BD105-BE105*ABS($BH$11)/ABS($BH$10)" table:style-name="ce1">
            <text:p>-0.201337801</text:p>
          </table:table-cell>
          <table:table-cell table:number-columns-repeated="16322"/>
        </table:table-row>
        <table:table-row table:style-name="ro1">
          <table:table-cell office:value-type="float" office:value="197801" table:style-name="ce1">
            <text:p>197801</text:p>
          </table:table-cell>
          <table:table-cell office:value-type="float" office:value="1978" table:style-name="ce1">
            <text:p>1978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2.018000000000001" table:style-name="ce1">
            <text:p>42.018</text:p>
          </table:table-cell>
          <table:table-cell office:value-type="float" office:value="221.71899999999999" table:style-name="ce13">
            <text:p>221.7</text:p>
          </table:table-cell>
          <table:table-cell office:value-type="float" office:value="6448.47" table:style-name="ce1">
            <text:p>6448.47</text:p>
          </table:table-cell>
          <table:table-cell table:style-name="ce1"/>
          <table:table-cell office:value-type="float" office:value="85.197401299350332" table:style-name="ce13">
            <text:p>85.2</text:p>
          </table:table-cell>
          <table:table-cell office:value-type="float" office:value="2.0674360189755516" table:formula="msoxl:=LN(I106/I105)*100" table:style-name="ce1">
            <text:p>2.067436019</text:p>
          </table:table-cell>
          <table:table-cell office:value-type="float" office:value="7.720219557666276E-2" table:style-name="ce1">
            <text:p>0.077202196</text:p>
          </table:table-cell>
          <table:table-cell table:style-name="ce13"/>
          <table:table-cell office:value-type="float" office:value="6.0906404798434748" table:style-name="ce1">
            <text:p>6.09064048</text:p>
          </table:table-cell>
          <table:table-cell office:value-type="float" office:value="6.3018049122348065" table:style-name="ce1">
            <text:p>6.301804912</text:p>
          </table:table-cell>
          <table:table-cell table:style-name="ce1"/>
          <table:table-cell office:value-type="float" office:value="4766.5434144198907" table:style-name="ce1">
            <text:p>4766.543414</text:p>
          </table:table-cell>
          <table:table-cell office:value-type="float" office:value="3527.4557298123509" table:style-name="ce1">
            <text:p>3527.45573</text:p>
          </table:table-cell>
          <table:table-cell table:style-name="ce1"/>
          <table:table-cell office:value-type="float" office:value="116429" table:style-name="ce14">
            <text:p>116429</text:p>
          </table:table-cell>
          <table:table-cell office:value-type="float" office:value="144876.00998520147" table:style-name="ce14">
            <text:p>144876</text:p>
          </table:table-cell>
          <table:table-cell office:value-type="float" office:value="43659.135276230889" table:style-name="ce14">
            <text:p>43659</text:p>
          </table:table-cell>
          <table:table-cell office:value-type="float" office:value="37985.295373291272" table:style-name="ce14">
            <text:p>37985</text:p>
          </table:table-cell>
          <table:table-cell office:value-type="float" office:value="226156" table:style-name="ce14">
            <text:p>226156</text:p>
          </table:table-cell>
          <table:table-cell office:value-type="float" office:value="40769.434902563211" table:style-name="ce14">
            <text:p>40769</text:p>
          </table:table-cell>
          <table:table-cell office:value-type="float" office:value="172825.75218680647" table:style-name="ce14">
            <text:p>172826</text:p>
          </table:table-cell>
          <table:table-cell office:value-type="float" office:value="10147.003400445419" table:style-name="ce14">
            <text:p>10147</text:p>
          </table:table-cell>
          <table:table-cell table:style-name="ce14"/>
          <table:table-cell office:value-type="float" office:value="2404" table:style-name="ce14">
            <text:p>2404</text:p>
          </table:table-cell>
          <table:table-cell office:value-type="float" office:value="14254" table:style-name="ce14">
            <text:p>14254</text:p>
          </table:table-cell>
          <table:table-cell office:value-type="float" office:value="1355" table:style-name="ce14">
            <text:p>1355</text:p>
          </table:table-cell>
          <table:table-cell office:value-type="float" office:value="670" table:style-name="ce14">
            <text:p>670</text:p>
          </table:table-cell>
          <table:table-cell office:value-type="float" office:value="9395" table:style-name="ce14">
            <text:p>9395</text:p>
          </table:table-cell>
          <table:table-cell office:value-type="float" office:value="1338" table:style-name="ce14">
            <text:p>1338</text:p>
          </table:table-cell>
          <table:table-cell office:value-type="float" office:value="4889" table:style-name="ce14">
            <text:p>4889</text:p>
          </table:table-cell>
          <table:table-cell office:value-type="float" office:value="-223" table:style-name="ce14">
            <text:p>-223</text:p>
          </table:table-cell>
          <table:table-cell table:style-name="ce1"/>
          <table:table-cell office:value-type="float" office:value="6.4791241081621207" table:style-name="ce1">
            <text:p>6.479124108</text:p>
          </table:table-cell>
          <table:table-cell office:value-type="float" office:value="1.7217620044365944" table:style-name="ce1">
            <text:p>1.721762004</text:p>
          </table:table-cell>
          <table:table-cell office:value-type="float" office:value="2.210230791062147" table:style-name="ce1">
            <text:p>2.210230791</text:p>
          </table:table-cell>
          <table:table-cell office:value-type="float" office:value="2.1853038129179931" table:style-name="ce1">
            <text:p>2.185303813</text:p>
          </table:table-cell>
          <table:table-cell office:value-type="float" office:value="-5.063100179509215" table:style-name="ce1">
            <text:p>-5.06310018</text:p>
          </table:table-cell>
          <table:table-cell office:value-type="float" office:value="-3.6398453816066336" table:style-name="ce1">
            <text:p>-3.639845382</text:p>
          </table:table-cell>
          <table:table-cell office:value-type="float" office:value="0.98218780090469138" table:style-name="ce1">
            <text:p>0.982187801</text:p>
          </table:table-cell>
          <table:table-cell office:value-type="float" office:value="1.4708696430223029" table:style-name="ce1">
            <text:p>1.470869643</text:p>
          </table:table-cell>
          <table:table-cell table:style-name="ce1"/>
          <table:table-cell office:value-type="float" office:value="6.8862876000000003E-2" table:style-name="ce1">
            <text:p>0.068862876</text:p>
          </table:table-cell>
          <table:table-cell office:value-type="float" office:value="5.0961614000000002E-2" table:style-name="ce1">
            <text:p>0.050961614</text:p>
          </table:table-cell>
          <table:table-cell office:value-type="float" office:value="6.38136E-3" table:style-name="ce1">
            <text:p>0.00638136</text:p>
          </table:table-cell>
          <table:table-cell office:value-type="float" office:value="7.8817100000000001E-3" table:style-name="ce1">
            <text:p>0.00788171</text:p>
          </table:table-cell>
          <table:table-cell office:value-type="float" office:value="7.5404941048567098E-2" table:style-name="ce1">
            <text:p>0.075404941</text:p>
          </table:table-cell>
          <table:table-cell office:value-type="float" office:value="5.2540498204004797E-2" table:style-name="ce1">
            <text:p>0.052540498</text:p>
          </table:table-cell>
          <table:table-cell office:value-type="float" office:value="5.6765025079939403E-3" table:style-name="ce1">
            <text:p>0.005676503</text:p>
          </table:table-cell>
          <table:table-cell office:value-type="float" office:value="5.9756392697360603E-3" table:style-name="ce1">
            <text:p>0.005975639</text:p>
          </table:table-cell>
          <table:table-cell office:value-type="float" office:value="-9.0755581074906555E-2" table:formula="msoxl:=LN(AT106)-LN(AX106)" table:style-name="ce1">
            <text:p>-0.090755581</text:p>
          </table:table-cell>
          <table:table-cell office:value-type="float" office:value="-3.0511583925967756E-2" table:formula="msoxl:=LN(AU106)-LN(AY106)" table:style-name="ce1">
            <text:p>-0.030511584</text:p>
          </table:table-cell>
          <table:table-cell office:value-type="float" office:value="0.11704595334139345" table:formula="msoxl:=LN(AV106)-LN(AZ106)" table:style-name="ce1">
            <text:p>0.117045953</text:p>
          </table:table-cell>
          <table:table-cell office:value-type="float" office:value="0.27685380255845704" table:formula="msoxl:=LN(AW106)-LN(BA106)" table:style-name="ce1">
            <text:p>0.276853803</text:p>
          </table:table-cell>
          <table:table-cell table:number-columns-repeated="4" table:style-name="ce1"/>
          <table:table-cell office:value-type="float" office:value="-0.24183018424844793" table:formula="msoxl:=BB106*ABS($BH$8)/ABS($BH$10)-BC106*ABS($BH$9)/ABS($BH$10)+BD106-BE106*ABS($BH$11)/ABS($BH$10)" table:style-name="ce1">
            <text:p>-0.241830184</text:p>
          </table:table-cell>
          <table:table-cell table:number-columns-repeated="16322"/>
        </table:table-row>
        <table:table-row table:style-name="ro1">
          <table:table-cell office:value-type="float" office:value="197802" table:style-name="ce1">
            <text:p>197802</text:p>
          </table:table-cell>
          <table:table-cell office:value-type="float" office:value="1978" table:style-name="ce1">
            <text:p>197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2.884999999999998" table:style-name="ce1">
            <text:p>42.885</text:p>
          </table:table-cell>
          <table:table-cell office:value-type="float" office:value="222.28100000000001" table:style-name="ce13">
            <text:p>222.3</text:p>
          </table:table-cell>
          <table:table-cell office:value-type="float" office:value="6707.99" table:style-name="ce1">
            <text:p>6707.99</text:p>
          </table:table-cell>
          <table:table-cell table:style-name="ce1"/>
          <table:table-cell office:value-type="float" office:value="86.336473209763994" table:style-name="ce13">
            <text:p>86.3</text:p>
          </table:table-cell>
          <table:table-cell office:value-type="float" office:value="1.3281209406383923" table:formula="msoxl:=LN(I107/I106)*100" table:style-name="ce1">
            <text:p>1.328120941</text:p>
          </table:table-cell>
          <table:table-cell office:value-type="float" office:value="0.42034294457997895" table:style-name="ce1">
            <text:p>0.420342945</text:p>
          </table:table-cell>
          <table:table-cell table:style-name="ce13"/>
          <table:table-cell office:value-type="float" office:value="6.1909880070190146" table:style-name="ce1">
            <text:p>6.190988007</text:p>
          </table:table-cell>
          <table:table-cell office:value-type="float" office:value="6.305543498184532" table:style-name="ce1">
            <text:p>6.305543498</text:p>
          </table:table-cell>
          <table:table-cell table:style-name="ce1"/>
          <table:table-cell office:value-type="float" office:value="4873.8870044910936" table:style-name="ce1">
            <text:p>4873.887004</text:p>
          </table:table-cell>
          <table:table-cell office:value-type="float" office:value="3677.7974241691154" table:style-name="ce1">
            <text:p>3677.797424</text:p>
          </table:table-cell>
          <table:table-cell table:style-name="ce1"/>
          <table:table-cell office:value-type="float" office:value="118241" table:style-name="ce14">
            <text:p>118241</text:p>
          </table:table-cell>
          <table:table-cell office:value-type="float" office:value="138425.79571619129" table:style-name="ce14">
            <text:p>138426</text:p>
          </table:table-cell>
          <table:table-cell office:value-type="float" office:value="48195.675978026513" table:style-name="ce14">
            <text:p>48196</text:p>
          </table:table-cell>
          <table:table-cell office:value-type="float" office:value="41973.328517100272" table:style-name="ce14">
            <text:p>41973</text:p>
          </table:table-cell>
          <table:table-cell office:value-type="float" office:value="226890" table:style-name="ce14">
            <text:p>226890</text:p>
          </table:table-cell>
          <table:table-cell office:value-type="float" office:value="41640.645937576817" table:style-name="ce14">
            <text:p>41641</text:p>
          </table:table-cell>
          <table:table-cell office:value-type="float" office:value="181376.29022222897" table:style-name="ce14">
            <text:p>181376</text:p>
          </table:table-cell>
          <table:table-cell office:value-type="float" office:value="10537.350706834646" table:style-name="ce14">
            <text:p>10537</text:p>
          </table:table-cell>
          <table:table-cell table:style-name="ce14"/>
          <table:table-cell office:value-type="float" office:value="1812" table:style-name="ce14">
            <text:p>1812</text:p>
          </table:table-cell>
          <table:table-cell office:value-type="float" office:value="-3871" table:style-name="ce14">
            <text:p>-3871</text:p>
          </table:table-cell>
          <table:table-cell office:value-type="float" office:value="2313" table:style-name="ce14">
            <text:p>2313</text:p>
          </table:table-cell>
          <table:table-cell office:value-type="float" office:value="1297" table:style-name="ce14">
            <text:p>1297</text:p>
          </table:table-cell>
          <table:table-cell office:value-type="float" office:value="734" table:style-name="ce14">
            <text:p>734</text:p>
          </table:table-cell>
          <table:table-cell office:value-type="float" office:value="1177" table:style-name="ce14">
            <text:p>1177</text:p>
          </table:table-cell>
          <table:table-cell office:value-type="float" office:value="3947" table:style-name="ce14">
            <text:p>3947</text:p>
          </table:table-cell>
          <table:table-cell office:value-type="float" office:value="-83" table:style-name="ce14">
            <text:p>-83</text:p>
          </table:table-cell>
          <table:table-cell table:style-name="ce1"/>
          <table:table-cell office:value-type="float" office:value="5.3593771276978508" table:style-name="ce1">
            <text:p>5.359377128</text:p>
          </table:table-cell>
          <table:table-cell office:value-type="float" office:value="4.1911401932548964" table:style-name="ce1">
            <text:p>4.191140193</text:p>
          </table:table-cell>
          <table:table-cell office:value-type="float" office:value="1.1666697528511354" table:style-name="ce1">
            <text:p>1.166669753</text:p>
          </table:table-cell>
          <table:table-cell office:value-type="float" office:value="2.0076007448456763" table:style-name="ce1">
            <text:p>2.007600745</text:p>
          </table:table-cell>
          <table:table-cell office:value-type="float" office:value="8.167958904037901" table:style-name="ce1">
            <text:p>8.167958904</text:p>
          </table:table-cell>
          <table:table-cell office:value-type="float" office:value="5.8719176867831555" table:style-name="ce1">
            <text:p>5.871917687</text:p>
          </table:table-cell>
          <table:table-cell office:value-type="float" office:value="-2.372788462517976E-2" table:style-name="ce1">
            <text:p>-0.023727885</text:p>
          </table:table-cell>
          <table:table-cell office:value-type="float" office:value="1.5320807104224665" table:style-name="ce1">
            <text:p>1.53208071</text:p>
          </table:table-cell>
          <table:table-cell table:style-name="ce1"/>
          <table:table-cell office:value-type="float" office:value="6.9261326999999998E-2" table:style-name="ce1">
            <text:p>0.069261327</text:p>
          </table:table-cell>
          <table:table-cell office:value-type="float" office:value="5.2264061000000001E-2" table:style-name="ce1">
            <text:p>0.052264061</text:p>
          </table:table-cell>
          <table:table-cell office:value-type="float" office:value="6.9394900000000004E-3" table:style-name="ce1">
            <text:p>0.00693949</text:p>
          </table:table-cell>
          <table:table-cell office:value-type="float" office:value="7.7817600000000004E-3" table:style-name="ce1">
            <text:p>0.00778176</text:p>
          </table:table-cell>
          <table:table-cell office:value-type="float" office:value="7.5953630383518406E-2" table:style-name="ce1">
            <text:p>0.07595363</text:p>
          </table:table-cell>
          <table:table-cell office:value-type="float" office:value="5.3301106369934903E-2" table:style-name="ce1">
            <text:p>0.053301106</text:p>
          </table:table-cell>
          <table:table-cell office:value-type="float" office:value="5.70238478330017E-3" table:style-name="ce1">
            <text:p>0.005702385</text:p>
          </table:table-cell>
          <table:table-cell office:value-type="float" office:value="6.0176072479299902E-3" table:style-name="ce1">
            <text:p>0.006017607</text:p>
          </table:table-cell>
          <table:table-cell office:value-type="float" office:value="-9.2236329071880618E-2" table:formula="msoxl:=LN(AT107)-LN(AX107)" table:style-name="ce1">
            <text:p>-0.092236329</text:p>
          </table:table-cell>
          <table:table-cell office:value-type="float" office:value="-1.9648123676874185E-2" table:formula="msoxl:=LN(AU107)-LN(AY107)" table:style-name="ce1">
            <text:p>-0.019648124</text:p>
          </table:table-cell>
          <table:table-cell office:value-type="float" office:value="0.1963438144088645" table:formula="msoxl:=LN(AV107)-LN(AZ107)" table:style-name="ce1">
            <text:p>0.196343814</text:p>
          </table:table-cell>
          <table:table-cell office:value-type="float" office:value="0.25709282049738924" table:formula="msoxl:=LN(AW107)-LN(BA107)" table:style-name="ce1">
            <text:p>0.25709282</text:p>
          </table:table-cell>
          <table:table-cell table:number-columns-repeated="4" table:style-name="ce1"/>
          <table:table-cell office:value-type="float" office:value="-0.15020278280047342" table:formula="msoxl:=BB107*ABS($BH$8)/ABS($BH$10)-BC107*ABS($BH$9)/ABS($BH$10)+BD107-BE107*ABS($BH$11)/ABS($BH$10)" table:style-name="ce1">
            <text:p>-0.150202783</text:p>
          </table:table-cell>
          <table:table-cell table:number-columns-repeated="16322"/>
        </table:table-row>
        <table:table-row table:style-name="ro1">
          <table:table-cell office:value-type="float" office:value="197803" table:style-name="ce1">
            <text:p>197803</text:p>
          </table:table-cell>
          <table:table-cell office:value-type="float" office:value="1978" table:style-name="ce1">
            <text:p>1978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43.634999999999998" table:style-name="ce1">
            <text:p>43.635</text:p>
          </table:table-cell>
          <table:table-cell office:value-type="float" office:value="222.93299999999999" table:style-name="ce13">
            <text:p>222.9</text:p>
          </table:table-cell>
          <table:table-cell office:value-type="float" office:value="6965.01" table:style-name="ce1">
            <text:p>6965.01</text:p>
          </table:table-cell>
          <table:table-cell table:style-name="ce1"/>
          <table:table-cell office:value-type="float" office:value="90.459513955215968" table:style-name="ce13">
            <text:p>90.5</text:p>
          </table:table-cell>
          <table:table-cell office:value-type="float" office:value="4.6650249404693582" table:formula="msoxl:=LN(I108/I107)*100" table:style-name="ce1">
            <text:p>4.66502494</text:p>
          </table:table-cell>
          <table:table-cell office:value-type="float" office:value="2.7707354137394815" table:style-name="ce1">
            <text:p>2.770735414</text:p>
          </table:table-cell>
          <table:table-cell table:style-name="ce13"/>
          <table:table-cell office:value-type="float" office:value="6.1977431217953169" table:style-name="ce1">
            <text:p>6.197743122</text:p>
          </table:table-cell>
          <table:table-cell office:value-type="float" office:value="6.3150032816227943" table:style-name="ce1">
            <text:p>6.315003282</text:p>
          </table:table-cell>
          <table:table-cell table:style-name="ce1"/>
          <table:table-cell office:value-type="float" office:value="5020.3521786664987" table:style-name="ce1">
            <text:p>5020.352179</text:p>
          </table:table-cell>
          <table:table-cell office:value-type="float" office:value="3652.4773428161361" table:style-name="ce1">
            <text:p>3652.477343</text:p>
          </table:table-cell>
          <table:table-cell table:style-name="ce1"/>
          <table:table-cell office:value-type="float" office:value="129742" table:style-name="ce14">
            <text:p>129742</text:p>
          </table:table-cell>
          <table:table-cell office:value-type="float" office:value="139094.89818825651" table:style-name="ce14">
            <text:p>139095</text:p>
          </table:table-cell>
          <table:table-cell office:value-type="float" office:value="53358.127794650194" table:style-name="ce14">
            <text:p>53358</text:p>
          </table:table-cell>
          <table:table-cell office:value-type="float" office:value="45069.335142295211" table:style-name="ce14">
            <text:p>45069</text:p>
          </table:table-cell>
          <table:table-cell office:value-type="float" office:value="233367" table:style-name="ce14">
            <text:p>233367</text:p>
          </table:table-cell>
          <table:table-cell office:value-type="float" office:value="42094.261413569227" table:style-name="ce14">
            <text:p>42094</text:p>
          </table:table-cell>
          <table:table-cell office:value-type="float" office:value="200717.66955295921" table:style-name="ce14">
            <text:p>200718</text:p>
          </table:table-cell>
          <table:table-cell office:value-type="float" office:value="12050.93689330095" table:style-name="ce14">
            <text:p>12051</text:p>
          </table:table-cell>
          <table:table-cell table:style-name="ce14"/>
          <table:table-cell office:value-type="float" office:value="11501" table:style-name="ce14">
            <text:p>11501</text:p>
          </table:table-cell>
          <table:table-cell office:value-type="float" office:value="3445" table:style-name="ce14">
            <text:p>3445</text:p>
          </table:table-cell>
          <table:table-cell office:value-type="float" office:value="2620" table:style-name="ce14">
            <text:p>2620</text:p>
          </table:table-cell>
          <table:table-cell office:value-type="float" office:value="16" table:style-name="ce14">
            <text:p>16</text:p>
          </table:table-cell>
          <table:table-cell office:value-type="float" office:value="6477" table:style-name="ce14">
            <text:p>6477</text:p>
          </table:table-cell>
          <table:table-cell office:value-type="float" office:value="482" table:style-name="ce14">
            <text:p>482</text:p>
          </table:table-cell>
          <table:table-cell office:value-type="float" office:value="2468" table:style-name="ce14">
            <text:p>2468</text:p>
          </table:table-cell>
          <table:table-cell office:value-type="float" office:value="28" table:style-name="ce14">
            <text:p>28</text:p>
          </table:table-cell>
          <table:table-cell table:style-name="ce1"/>
          <table:table-cell office:value-type="float" office:value="15.1607933950523" table:style-name="ce1">
            <text:p>15.1607934</text:p>
          </table:table-cell>
          <table:table-cell office:value-type="float" office:value="10.333863066533983" table:style-name="ce1">
            <text:p>10.33386307</text:p>
          </table:table-cell>
          <table:table-cell office:value-type="float" office:value="2.0627236850887147" table:style-name="ce1">
            <text:p>2.062723685</text:p>
          </table:table-cell>
          <table:table-cell office:value-type="float" office:value="2.6324728482270814" table:style-name="ce1">
            <text:p>2.632472848</text:p>
          </table:table-cell>
          <table:table-cell office:value-type="float" office:value="8.3116523996393532" table:style-name="ce1">
            <text:p>8.3116524</text:p>
          </table:table-cell>
          <table:table-cell office:value-type="float" office:value="5.9752184487251325" table:style-name="ce1">
            <text:p>5.975218449</text:p>
          </table:table-cell>
          <table:table-cell office:value-type="float" office:value="-0.16811267142153691" table:style-name="ce1">
            <text:p>-0.168112671</text:p>
          </table:table-cell>
          <table:table-cell office:value-type="float" office:value="1.623617216009553" table:style-name="ce1">
            <text:p>1.623617216</text:p>
          </table:table-cell>
          <table:table-cell table:style-name="ce1"/>
          <table:table-cell office:value-type="float" office:value="7.0116750000000005E-2" table:style-name="ce1">
            <text:p>0.07011675</text:p>
          </table:table-cell>
          <table:table-cell office:value-type="float" office:value="5.1012325999999997E-2" table:style-name="ce1">
            <text:p>0.051012326</text:p>
          </table:table-cell>
          <table:table-cell office:value-type="float" office:value="6.8664700000000004E-3" table:style-name="ce1">
            <text:p>0.00686647</text:p>
          </table:table-cell>
          <table:table-cell office:value-type="float" office:value="7.7207400000000002E-3" table:style-name="ce1">
            <text:p>0.00772074</text:p>
          </table:table-cell>
          <table:table-cell office:value-type="float" office:value="7.6511664190666601E-2" table:style-name="ce1">
            <text:p>0.076511664</text:p>
          </table:table-cell>
          <table:table-cell office:value-type="float" office:value="5.4075772076847002E-2" table:style-name="ce1">
            <text:p>0.054075772</text:p>
          </table:table-cell>
          <table:table-cell office:value-type="float" office:value="5.7280101071744503E-3" table:style-name="ce1">
            <text:p>0.00572801</text:p>
          </table:table-cell>
          <table:table-cell office:value-type="float" office:value="6.0594714008124998E-3" table:style-name="ce1">
            <text:p>0.006059471</text:p>
          </table:table-cell>
          <table:table-cell office:value-type="float" office:value="-8.7281492427181639E-2" table:formula="msoxl:=LN(AT108)-LN(AX108)" table:style-name="ce1">
            <text:p>-0.087281492</text:p>
          </table:table-cell>
          <table:table-cell office:value-type="float" office:value="-5.8318959828768779E-2" table:formula="msoxl:=LN(AU108)-LN(AY108)" table:style-name="ce1">
            <text:p>-0.05831896</text:p>
          </table:table-cell>
          <table:table-cell office:value-type="float" office:value="0.18128195176310502" table:formula="msoxl:=LN(AV108)-LN(AZ108)" table:style-name="ce1">
            <text:p>0.181281952</text:p>
          </table:table-cell>
          <table:table-cell office:value-type="float" office:value="0.24228764567719541" table:formula="msoxl:=LN(AW108)-LN(BA108)" table:style-name="ce1">
            <text:p>0.242287646</text:p>
          </table:table-cell>
          <table:table-cell table:number-columns-repeated="4" table:style-name="ce1"/>
          <table:table-cell office:value-type="float" office:value="-0.11574629041687379" table:formula="msoxl:=BB108*ABS($BH$8)/ABS($BH$10)-BC108*ABS($BH$9)/ABS($BH$10)+BD108-BE108*ABS($BH$11)/ABS($BH$10)" table:style-name="ce1">
            <text:p>-0.11574629</text:p>
          </table:table-cell>
          <table:table-cell table:number-columns-repeated="16322"/>
        </table:table-row>
        <table:table-row table:style-name="ro1">
          <table:table-cell office:value-type="float" office:value="197804" table:style-name="ce1">
            <text:p>197804</text:p>
          </table:table-cell>
          <table:table-cell office:value-type="float" office:value="1978" table:style-name="ce1">
            <text:p>1978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44.456000000000003" table:style-name="ce1">
            <text:p>44.456</text:p>
          </table:table-cell>
          <table:table-cell office:value-type="float" office:value="223.583" table:style-name="ce13">
            <text:p>223.6</text:p>
          </table:table-cell>
          <table:table-cell office:value-type="float" office:value="7121.38" table:style-name="ce1">
            <text:p>7121.38</text:p>
          </table:table-cell>
          <table:table-cell table:style-name="ce1"/>
          <table:table-cell office:value-type="float" office:value="90.153358011634054" table:style-name="ce13">
            <text:p>90.2</text:p>
          </table:table-cell>
          <table:table-cell office:value-type="float" office:value="-0.33901928858017155" table:formula="msoxl:=LN(I109/I108)*100" table:style-name="ce1">
            <text:p>-0.339019289</text:p>
          </table:table-cell>
          <table:table-cell office:value-type="float" office:value="1.2879363220230085" table:style-name="ce1">
            <text:p>1.287936322</text:p>
          </table:table-cell>
          <table:table-cell table:style-name="ce13"/>
          <table:table-cell office:value-type="float" office:value="6.2473077555990937" table:style-name="ce1">
            <text:p>6.247307756</text:p>
          </table:table-cell>
          <table:table-cell office:value-type="float" office:value="6.3241245330209024" table:style-name="ce1">
            <text:p>6.324124533</text:p>
          </table:table-cell>
          <table:table-cell table:style-name="ce1"/>
          <table:table-cell office:value-type="float" office:value="5263.0322011088001" table:style-name="ce1">
            <text:p>5263.032201</text:p>
          </table:table-cell>
          <table:table-cell office:value-type="float" office:value="3778.5174604483109" table:style-name="ce1">
            <text:p>3778.51746</text:p>
          </table:table-cell>
          <table:table-cell table:style-name="ce1"/>
          <table:table-cell office:value-type="float" office:value="146383" table:style-name="ce14">
            <text:p>146383</text:p>
          </table:table-cell>
          <table:table-cell office:value-type="float" office:value="157348" table:style-name="ce14">
            <text:p>157348</text:p>
          </table:table-cell>
          <table:table-cell office:value-type="float" office:value="52560.742466421383" table:style-name="ce14">
            <text:p>52561</text:p>
          </table:table-cell>
          <table:table-cell office:value-type="float" office:value="42097" table:style-name="ce14">
            <text:p>42097</text:p>
          </table:table-cell>
          <table:table-cell office:value-type="float" office:value="282838" table:style-name="ce14">
            <text:p>282838</text:p>
          </table:table-cell>
          <table:table-cell office:value-type="float" office:value="42148" table:style-name="ce14">
            <text:p>42148</text:p>
          </table:table-cell>
          <table:table-cell office:value-type="float" office:value="203788.30608583387" table:style-name="ce14">
            <text:p>203788</text:p>
          </table:table-cell>
          <table:table-cell office:value-type="float" office:value="11849.350357699674" table:style-name="ce14">
            <text:p>11849</text:p>
          </table:table-cell>
          <table:table-cell table:style-name="ce14"/>
          <table:table-cell office:value-type="float" office:value="12071" table:style-name="ce14">
            <text:p>12071</text:p>
          </table:table-cell>
          <table:table-cell office:value-type="float" office:value="15116" table:style-name="ce14">
            <text:p>15116</text:p>
          </table:table-cell>
          <table:table-cell office:value-type="float" office:value="1608" table:style-name="ce14">
            <text:p>1608</text:p>
          </table:table-cell>
          <table:table-cell office:value-type="float" office:value="425" table:style-name="ce14">
            <text:p>425</text:p>
          </table:table-cell>
          <table:table-cell office:value-type="float" office:value="24841" table:style-name="ce14">
            <text:p>24841</text:p>
          </table:table-cell>
          <table:table-cell office:value-type="float" office:value="980" table:style-name="ce14">
            <text:p>980</text:p>
          </table:table-cell>
          <table:table-cell office:value-type="float" office:value="4753" table:style-name="ce14">
            <text:p>4753</text:p>
          </table:table-cell>
          <table:table-cell office:value-type="float" office:value="-73" table:style-name="ce14">
            <text:p>-73</text:p>
          </table:table-cell>
          <table:table-cell table:style-name="ce1"/>
          <table:table-cell office:value-type="float" office:value="-0.16361794174031954" table:style-name="ce1">
            <text:p>-0.163617942</text:p>
          </table:table-cell>
          <table:table-cell office:value-type="float" office:value="1.1304935611476699" table:style-name="ce1">
            <text:p>1.130493561</text:p>
          </table:table-cell>
          <table:table-cell office:value-type="float" office:value="-5.9807756201653378E-2" table:style-name="ce1">
            <text:p>-0.059807756</text:p>
          </table:table-cell>
          <table:table-cell office:value-type="float" office:value="1.9066397271581839" table:style-name="ce1">
            <text:p>1.906639727</text:p>
          </table:table-cell>
          <table:table-cell office:value-type="float" office:value="-5.0525457889380272" table:style-name="ce1">
            <text:p>-5.052545789</text:p>
          </table:table-cell>
          <table:table-cell office:value-type="float" office:value="-3.6322578663661322" table:style-name="ce1">
            <text:p>-3.632257866</text:p>
          </table:table-cell>
          <table:table-cell office:value-type="float" office:value="-1.3330540527375343" table:style-name="ce1">
            <text:p>-1.333054053</text:p>
          </table:table-cell>
          <table:table-cell office:value-type="float" office:value="1.8869615293976283" table:style-name="ce1">
            <text:p>1.886961529</text:p>
          </table:table-cell>
          <table:table-cell table:style-name="ce1"/>
          <table:table-cell office:value-type="float" office:value="7.3458326000000004E-2" table:style-name="ce1">
            <text:p>0.073458326</text:p>
          </table:table-cell>
          <table:table-cell office:value-type="float" office:value="5.2738338000000003E-2" table:style-name="ce1">
            <text:p>0.052738338</text:p>
          </table:table-cell>
          <table:table-cell office:value-type="float" office:value="7.2106799999999997E-3" table:style-name="ce1">
            <text:p>0.00721068</text:p>
          </table:table-cell>
          <table:table-cell office:value-type="float" office:value="7.7864099999999997E-3" table:style-name="ce1">
            <text:p>0.00778641</text:p>
          </table:table-cell>
          <table:table-cell office:value-type="float" office:value="7.7079086079021003E-2" table:style-name="ce1">
            <text:p>0.077079086</text:p>
          </table:table-cell>
          <table:table-cell office:value-type="float" office:value="5.4864749911290298E-2" table:style-name="ce1">
            <text:p>0.05486475</text:p>
          </table:table-cell>
          <table:table-cell office:value-type="float" office:value="5.7533716134208603E-3" table:style-name="ce1">
            <text:p>0.005753372</text:p>
          </table:table-cell>
          <table:table-cell office:value-type="float" office:value="6.1012198049214903E-3" table:style-name="ce1">
            <text:p>0.00610122</text:p>
          </table:table-cell>
          <table:table-cell office:value-type="float" office:value="-4.8113734470903502E-2" table:formula="msoxl:=LN(AT109)-LN(AX109)" table:style-name="ce1">
            <text:p>-0.048113734</text:p>
          </table:table-cell>
          <table:table-cell office:value-type="float" office:value="-3.952839683093412E-2" table:formula="msoxl:=LN(AU109)-LN(AY109)" table:style-name="ce1">
            <text:p>-0.039528397</text:p>
          </table:table-cell>
          <table:table-cell office:value-type="float" office:value="0.22577720978872584" table:formula="msoxl:=LN(AV109)-LN(AZ109)" table:style-name="ce1">
            <text:p>0.22577721</text:p>
          </table:table-cell>
          <table:table-cell office:value-type="float" office:value="0.24389118721163783" table:formula="msoxl:=LN(AW109)-LN(BA109)" table:style-name="ce1">
            <text:p>0.243891187</text:p>
          </table:table-cell>
          <table:table-cell table:number-columns-repeated="4" table:style-name="ce1"/>
          <table:table-cell office:value-type="float" office:value="-5.380241721439219E-2" table:formula="msoxl:=BB109*ABS($BH$8)/ABS($BH$10)-BC109*ABS($BH$9)/ABS($BH$10)+BD109-BE109*ABS($BH$11)/ABS($BH$10)" table:style-name="ce1">
            <text:p>-0.053802417</text:p>
          </table:table-cell>
          <table:table-cell table:number-columns-repeated="16322"/>
        </table:table-row>
        <table:table-row table:style-name="ro1">
          <table:table-cell office:value-type="float" office:value="197901" table:style-name="ce1">
            <text:p>197901</text:p>
          </table:table-cell>
          <table:table-cell office:value-type="float" office:value="1979" table:style-name="ce1">
            <text:p>1979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5.283999999999999" table:style-name="ce1">
            <text:p>45.284</text:p>
          </table:table-cell>
          <table:table-cell office:value-type="float" office:value="224.15199999999999" table:style-name="ce13">
            <text:p>224.2</text:p>
          </table:table-cell>
          <table:table-cell office:value-type="float" office:value="7428.16" table:style-name="ce1">
            <text:p>7428.16</text:p>
          </table:table-cell>
          <table:table-cell table:style-name="ce1"/>
          <table:table-cell office:value-type="float" office:value="89.622542319419608" table:style-name="ce13">
            <text:p>89.6</text:p>
          </table:table-cell>
          <table:table-cell office:value-type="float" office:value="-0.59053213898277113" table:formula="msoxl:=LN(I110/I109)*100" table:style-name="ce1">
            <text:p>-0.590532139</text:p>
          </table:table-cell>
          <table:table-cell office:value-type="float" office:value="-0.41994399094104318" table:style-name="ce1">
            <text:p>-0.419943991</text:p>
          </table:table-cell>
          <table:table-cell table:style-name="ce13"/>
          <table:table-cell office:value-type="float" office:value="6.2565231196171762" table:style-name="ce1">
            <text:p>6.25652312</text:p>
          </table:table-cell>
          <table:table-cell office:value-type="float" office:value="6.3385623068910117" table:style-name="ce1">
            <text:p>6.338562307</text:p>
          </table:table-cell>
          <table:table-cell table:style-name="ce1"/>
          <table:table-cell office:value-type="float" office:value="5578.4017281392298" table:style-name="ce1">
            <text:p>5578.401728</text:p>
          </table:table-cell>
          <table:table-cell office:value-type="float" office:value="4057.2993943515539" table:style-name="ce1">
            <text:p>4057.299394</text:p>
          </table:table-cell>
          <table:table-cell table:style-name="ce1"/>
          <table:table-cell office:value-type="float" office:value="153178" table:style-name="ce14">
            <text:p>153178</text:p>
          </table:table-cell>
          <table:table-cell office:value-type="float" office:value="152665.6448413257" table:style-name="ce14">
            <text:p>152666</text:p>
          </table:table-cell>
          <table:table-cell office:value-type="float" office:value="56268.209670837648" table:style-name="ce14">
            <text:p>56268</text:p>
          </table:table-cell>
          <table:table-cell office:value-type="float" office:value="45182.286754760171" table:style-name="ce14">
            <text:p>45182</text:p>
          </table:table-cell>
          <table:table-cell office:value-type="float" office:value="284375" table:style-name="ce14">
            <text:p>284375</text:p>
          </table:table-cell>
          <table:table-cell office:value-type="float" office:value="42797.151921826575" table:style-name="ce14">
            <text:p>42797</text:p>
          </table:table-cell>
          <table:table-cell office:value-type="float" office:value="221045.88373722442" table:style-name="ce14">
            <text:p>221046</text:p>
          </table:table-cell>
          <table:table-cell office:value-type="float" office:value="12750.585343419056" table:style-name="ce14">
            <text:p>12751</text:p>
          </table:table-cell>
          <table:table-cell table:style-name="ce14"/>
          <table:table-cell office:value-type="float" office:value="6795" table:style-name="ce14">
            <text:p>6795</text:p>
          </table:table-cell>
          <table:table-cell office:value-type="float" office:value="-6326" table:style-name="ce14">
            <text:p>-6326</text:p>
          </table:table-cell>
          <table:table-cell office:value-type="float" office:value="1553" table:style-name="ce14">
            <text:p>1553</text:p>
          </table:table-cell>
          <table:table-cell office:value-type="float" office:value="685" table:style-name="ce14">
            <text:p>685</text:p>
          </table:table-cell>
          <table:table-cell office:value-type="float" office:value="1537" table:style-name="ce14">
            <text:p>1537</text:p>
          </table:table-cell>
          <table:table-cell office:value-type="float" office:value="879" table:style-name="ce14">
            <text:p>879</text:p>
          </table:table-cell>
          <table:table-cell office:value-type="float" office:value="5918" table:style-name="ce14">
            <text:p>5918</text:p>
          </table:table-cell>
          <table:table-cell office:value-type="float" office:value="29" table:style-name="ce14">
            <text:p>29</text:p>
          </table:table-cell>
          <table:table-cell table:style-name="ce1"/>
          <table:table-cell office:value-type="float" office:value="7.0977951660969225" table:style-name="ce1">
            <text:p>7.097795166</text:p>
          </table:table-cell>
          <table:table-cell office:value-type="float" office:value="7.2047304275722386" table:style-name="ce1">
            <text:p>7.204730428</text:p>
          </table:table-cell>
          <table:table-cell office:value-type="float" office:value="1.4105670881903554" table:style-name="ce1">
            <text:p>1.410567088</text:p>
          </table:table-cell>
          <table:table-cell office:value-type="float" office:value="1.3893654677629446" table:style-name="ce1">
            <text:p>1.389365468</text:p>
          </table:table-cell>
          <table:table-cell office:value-type="float" office:value="6.8631375300517385" table:style-name="ce1">
            <text:p>6.86313753</text:p>
          </table:table-cell>
          <table:table-cell office:value-type="float" office:value="4.9338860690904696" table:style-name="ce1">
            <text:p>4.933886069</text:p>
          </table:table-cell>
          <table:table-cell office:value-type="float" office:value="3.2602936003162699" table:style-name="ce1">
            <text:p>3.2602936</text:p>
          </table:table-cell>
          <table:table-cell office:value-type="float" office:value="2.1819502026765103" table:style-name="ce1">
            <text:p>2.181950203</text:p>
          </table:table-cell>
          <table:table-cell table:style-name="ce1"/>
          <table:table-cell office:value-type="float" office:value="7.6228247999999998E-2" table:style-name="ce1">
            <text:p>0.076228248</text:p>
          </table:table-cell>
          <table:table-cell office:value-type="float" office:value="5.5442551E-2" table:style-name="ce1">
            <text:p>0.055442551</text:p>
          </table:table-cell>
          <table:table-cell office:value-type="float" office:value="7.1249099999999999E-3" table:style-name="ce1">
            <text:p>0.00712491</text:p>
          </table:table-cell>
          <table:table-cell office:value-type="float" office:value="7.7340799999999999E-3" table:style-name="ce1">
            <text:p>0.00773408</text:p>
          </table:table-cell>
          <table:table-cell office:value-type="float" office:value="7.7655936821682703E-2" table:style-name="ce1">
            <text:p>0.077655937</text:p>
          </table:table-cell>
          <table:table-cell office:value-type="float" office:value="5.5668297600136099E-2" table:style-name="ce1">
            <text:p>0.055668298</text:p>
          </table:table-cell>
          <table:table-cell office:value-type="float" office:value="5.7784628626375099E-3" table:style-name="ce1">
            <text:p>0.005778463</text:p>
          </table:table-cell>
          <table:table-cell office:value-type="float" office:value="6.1428409805829301E-3" table:style-name="ce1">
            <text:p>0.006142841</text:p>
          </table:table-cell>
          <table:table-cell office:value-type="float" office:value="-1.8555900184591856E-2" table:formula="msoxl:=LN(AT110)-LN(AX110)" table:style-name="ce1">
            <text:p>-0.0185559</text:p>
          </table:table-cell>
          <table:table-cell office:value-type="float" office:value="-4.0634539939357062E-3" table:formula="msoxl:=LN(AU110)-LN(AY110)" table:style-name="ce1">
            <text:p>-0.004063454</text:p>
          </table:table-cell>
          <table:table-cell office:value-type="float" office:value="0.20945938790036056" table:formula="msoxl:=LN(AV110)-LN(AZ110)" table:style-name="ce1">
            <text:p>0.209459388</text:p>
          </table:table-cell>
          <table:table-cell office:value-type="float" office:value="0.2303492015005828" table:formula="msoxl:=LN(AW110)-LN(BA110)" table:style-name="ce1">
            <text:p>0.230349202</text:p>
          </table:table-cell>
          <table:table-cell table:number-columns-repeated="4" table:style-name="ce1"/>
          <table:table-cell office:value-type="float" office:value="-5.6693814091552636E-2" table:formula="msoxl:=BB110*ABS($BH$8)/ABS($BH$10)-BC110*ABS($BH$9)/ABS($BH$10)+BD110-BE110*ABS($BH$11)/ABS($BH$10)" table:style-name="ce1">
            <text:p>-0.056693814</text:p>
          </table:table-cell>
          <table:table-cell table:number-columns-repeated="16322"/>
        </table:table-row>
        <table:table-row table:style-name="ro1">
          <table:table-cell office:value-type="float" office:value="197902" table:style-name="ce1">
            <text:p>197902</text:p>
          </table:table-cell>
          <table:table-cell office:value-type="float" office:value="1979" table:style-name="ce1">
            <text:p>197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6.509" table:style-name="ce1">
            <text:p>46.509</text:p>
          </table:table-cell>
          <table:table-cell office:value-type="float" office:value="224.73699999999999" table:style-name="ce13">
            <text:p>224.7</text:p>
          </table:table-cell>
          <table:table-cell office:value-type="float" office:value="7683.22" table:style-name="ce1">
            <text:p>7683.22</text:p>
          </table:table-cell>
          <table:table-cell table:style-name="ce1"/>
          <table:table-cell office:value-type="float" office:value="88.395727470704131" table:style-name="ce13">
            <text:p>88.4</text:p>
          </table:table-cell>
          <table:table-cell office:value-type="float" office:value="-1.3783240027998909" table:formula="msoxl:=LN(I111/I110)*100" table:style-name="ce1">
            <text:p>-1.378324003</text:p>
          </table:table-cell>
          <table:table-cell office:value-type="float" office:value="0.81203161314327754" table:style-name="ce1">
            <text:p>0.812031613</text:p>
          </table:table-cell>
          <table:table-cell table:style-name="ce13"/>
          <table:table-cell office:value-type="float" office:value="6.2697645423919797" table:style-name="ce1">
            <text:p>6.269764542</text:p>
          </table:table-cell>
          <table:table-cell office:value-type="float" office:value="6.365527313287985" table:style-name="ce1">
            <text:p>6.365527313</text:p>
          </table:table-cell>
          <table:table-cell table:style-name="ce1"/>
          <table:table-cell office:value-type="float" office:value="5547.7570055747601" table:style-name="ce1">
            <text:p>5547.757006</text:p>
          </table:table-cell>
          <table:table-cell office:value-type="float" office:value="3955.3837903524472" table:style-name="ce1">
            <text:p>3955.38379</text:p>
          </table:table-cell>
          <table:table-cell table:style-name="ce1"/>
          <table:table-cell office:value-type="float" office:value="169465" table:style-name="ce14">
            <text:p>169465</text:p>
          </table:table-cell>
          <table:table-cell office:value-type="float" office:value="137545.14361052297" table:style-name="ce14">
            <text:p>137545</text:p>
          </table:table-cell>
          <table:table-cell office:value-type="float" office:value="60146.80619309441" table:style-name="ce14">
            <text:p>60147</text:p>
          </table:table-cell>
          <table:table-cell office:value-type="float" office:value="46122.358499186616" table:style-name="ce14">
            <text:p>46122</text:p>
          </table:table-cell>
          <table:table-cell office:value-type="float" office:value="292175" table:style-name="ce14">
            <text:p>292175</text:p>
          </table:table-cell>
          <table:table-cell office:value-type="float" office:value="42365.400896568957" table:style-name="ce14">
            <text:p>42365</text:p>
          </table:table-cell>
          <table:table-cell office:value-type="float" office:value="233234.92370794248" table:style-name="ce14">
            <text:p>233235</text:p>
          </table:table-cell>
          <table:table-cell office:value-type="float" office:value="12738.49992470556" table:style-name="ce14">
            <text:p>12738</text:p>
          </table:table-cell>
          <table:table-cell table:style-name="ce14"/>
          <table:table-cell office:value-type="float" office:value="16287" table:style-name="ce14">
            <text:p>16287</text:p>
          </table:table-cell>
          <table:table-cell office:value-type="float" office:value="-12331" table:style-name="ce14">
            <text:p>-12331</text:p>
          </table:table-cell>
          <table:table-cell office:value-type="float" office:value="3353" table:style-name="ce14">
            <text:p>3353</text:p>
          </table:table-cell>
          <table:table-cell office:value-type="float" office:value="353" table:style-name="ce14">
            <text:p>353</text:p>
          </table:table-cell>
          <table:table-cell office:value-type="float" office:value="7800" table:style-name="ce14">
            <text:p>7800</text:p>
          </table:table-cell>
          <table:table-cell office:value-type="float" office:value="537" table:style-name="ce14">
            <text:p>537</text:p>
          </table:table-cell>
          <table:table-cell office:value-type="float" office:value="7417" table:style-name="ce14">
            <text:p>7417</text:p>
          </table:table-cell>
          <table:table-cell office:value-type="float" office:value="-45" table:style-name="ce14">
            <text:p>-45</text:p>
          </table:table-cell>
          <table:table-cell table:style-name="ce1"/>
          <table:table-cell office:value-type="float" office:value="1.0044278080105229" table:style-name="ce1">
            <text:p>1.004427808</text:p>
          </table:table-cell>
          <table:table-cell office:value-type="float" office:value="2.735335249923569" table:style-name="ce1">
            <text:p>2.73533525</text:p>
          </table:table-cell>
          <table:table-cell office:value-type="float" office:value="-0.21853544138599948" table:style-name="ce1">
            <text:p>-0.218535441</text:p>
          </table:table-cell>
          <table:table-cell office:value-type="float" office:value="1.9695522289582021" table:style-name="ce1">
            <text:p>1.969552229</text:p>
          </table:table-cell>
          <table:table-cell office:value-type="float" office:value="2.6903015032419071" table:style-name="ce1">
            <text:p>2.690301503</text:p>
          </table:table-cell>
          <table:table-cell office:value-type="float" office:value="1.9340485383509913" table:style-name="ce1">
            <text:p>1.934048538</text:p>
          </table:table-cell>
          <table:table-cell office:value-type="float" office:value="0.34345243605009285" table:style-name="ce1">
            <text:p>0.343452436</text:p>
          </table:table-cell>
          <table:table-cell office:value-type="float" office:value="2.2597249931920209" table:style-name="ce1">
            <text:p>2.259724993</text:p>
          </table:table-cell>
          <table:table-cell table:style-name="ce1"/>
          <table:table-cell office:value-type="float" office:value="7.5471979999999994E-2" table:style-name="ce1">
            <text:p>0.07547198</text:p>
          </table:table-cell>
          <table:table-cell office:value-type="float" office:value="5.3809250000000003E-2" table:style-name="ce1">
            <text:p>0.05380925</text:p>
          </table:table-cell>
          <table:table-cell office:value-type="float" office:value="7.1877399999999998E-3" table:style-name="ce1">
            <text:p>0.00718774</text:p>
          </table:table-cell>
          <table:table-cell office:value-type="float" office:value="7.9100899999999998E-3" table:style-name="ce1">
            <text:p>0.00791009</text:p>
          </table:table-cell>
          <table:table-cell office:value-type="float" office:value="7.8242255461913698E-2" table:style-name="ce1">
            <text:p>0.078242255</text:p>
          </table:table-cell>
          <table:table-cell office:value-type="float" office:value="5.6486676416800399E-2" table:style-name="ce1">
            <text:p>0.056486676</text:p>
          </table:table-cell>
          <table:table-cell office:value-type="float" office:value="5.8032779616135196E-3" table:style-name="ce1">
            <text:p>0.005803278</text:p>
          </table:table-cell>
          <table:table-cell office:value-type="float" office:value="6.1843239197107297E-3" table:style-name="ce1">
            <text:p>0.006184324</text:p>
          </table:table-cell>
          <table:table-cell office:value-type="float" office:value="-3.6048391246574774E-2" table:formula="msoxl:=LN(AT111)-LN(AX111)" table:style-name="ce1">
            <text:p>-0.036048391</text:p>
          </table:table-cell>
          <table:table-cell office:value-type="float" office:value="-4.8559409237224127E-2" table:formula="msoxl:=LN(AU111)-LN(AY111)" table:style-name="ce1">
            <text:p>-0.048559409</text:p>
          </table:table-cell>
          <table:table-cell office:value-type="float" office:value="0.21395387316857128" table:formula="msoxl:=LN(AV111)-LN(AZ111)" table:style-name="ce1">
            <text:p>0.213953873</text:p>
          </table:table-cell>
          <table:table-cell office:value-type="float" office:value="0.24612146951446601" table:formula="msoxl:=LN(AW111)-LN(BA111)" table:style-name="ce1">
            <text:p>0.24612147</text:p>
          </table:table-cell>
          <table:table-cell table:number-columns-repeated="4" table:style-name="ce1"/>
          <table:table-cell office:value-type="float" office:value="-5.1041551398318036E-2" table:formula="msoxl:=BB111*ABS($BH$8)/ABS($BH$10)-BC111*ABS($BH$9)/ABS($BH$10)+BD111-BE111*ABS($BH$11)/ABS($BH$10)" table:style-name="ce1">
            <text:p>-0.051041551</text:p>
          </table:table-cell>
          <table:table-cell table:number-columns-repeated="16322"/>
        </table:table-row>
        <table:table-row table:style-name="ro1">
          <table:table-cell office:value-type="float" office:value="197903" table:style-name="ce1">
            <text:p>197903</text:p>
          </table:table-cell>
          <table:table-cell office:value-type="float" office:value="1979" table:style-name="ce1">
            <text:p>1979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47.65" table:style-name="ce1">
            <text:p>47.65</text:p>
          </table:table-cell>
          <table:table-cell office:value-type="float" office:value="225.41800000000001" table:style-name="ce13">
            <text:p>225.4</text:p>
          </table:table-cell>
          <table:table-cell office:value-type="float" office:value="7983.22" table:style-name="ce1">
            <text:p>7983.22</text:p>
          </table:table-cell>
          <table:table-cell table:style-name="ce1"/>
          <table:table-cell office:value-type="float" office:value="89.944075129260312" table:style-name="ce13">
            <text:p>89.9</text:p>
          </table:table-cell>
          <table:table-cell office:value-type="float" office:value="1.7364453040189627" table:formula="msoxl:=LN(I112/I111)*100" table:style-name="ce1">
            <text:p>1.736445304</text:p>
          </table:table-cell>
          <table:table-cell office:value-type="float" office:value="2.239367936325602" table:style-name="ce1">
            <text:p>2.239367936</text:p>
          </table:table-cell>
          <table:table-cell table:style-name="ce13"/>
          <table:table-cell office:value-type="float" office:value="6.3013943628165148" table:style-name="ce1">
            <text:p>6.301394363</text:p>
          </table:table-cell>
          <table:table-cell office:value-type="float" office:value="6.3950347365904632" table:style-name="ce1">
            <text:p>6.395034737</text:p>
          </table:table-cell>
          <table:table-cell table:style-name="ce1"/>
          <table:table-cell office:value-type="float" office:value="5736.7968357846084" table:style-name="ce1">
            <text:p>5736.796836</text:p>
          </table:table-cell>
          <table:table-cell office:value-type="float" office:value="4001.0239927093698" table:style-name="ce1">
            <text:p>4001.023993</text:p>
          </table:table-cell>
          <table:table-cell table:style-name="ce1"/>
          <table:table-cell office:value-type="float" office:value="183877" table:style-name="ce14">
            <text:p>183877</text:p>
          </table:table-cell>
          <table:table-cell office:value-type="float" office:value="147301.42147460405" table:style-name="ce14">
            <text:p>147301</text:p>
          </table:table-cell>
          <table:table-cell office:value-type="float" office:value="66222.073364542928" table:style-name="ce14">
            <text:p>66222</text:p>
          </table:table-cell>
          <table:table-cell office:value-type="float" office:value="49192.201935002246" table:style-name="ce14">
            <text:p>49192</text:p>
          </table:table-cell>
          <table:table-cell office:value-type="float" office:value="309856" table:style-name="ce14">
            <text:p>309856</text:p>
          </table:table-cell>
          <table:table-cell office:value-type="float" office:value="44630.455903329042" table:style-name="ce14">
            <text:p>44630</text:p>
          </table:table-cell>
          <table:table-cell office:value-type="float" office:value="257588.22839021386" table:style-name="ce14">
            <text:p>257588</text:p>
          </table:table-cell>
          <table:table-cell office:value-type="float" office:value="14477.284446375474" table:style-name="ce14">
            <text:p>14477</text:p>
          </table:table-cell>
          <table:table-cell table:style-name="ce14"/>
          <table:table-cell office:value-type="float" office:value="14412" table:style-name="ce14">
            <text:p>14412</text:p>
          </table:table-cell>
          <table:table-cell office:value-type="float" office:value="7358" table:style-name="ce14">
            <text:p>7358</text:p>
          </table:table-cell>
          <table:table-cell office:value-type="float" office:value="3382" table:style-name="ce14">
            <text:p>3382</text:p>
          </table:table-cell>
          <table:table-cell office:value-type="float" office:value="197" table:style-name="ce14">
            <text:p>197</text:p>
          </table:table-cell>
          <table:table-cell office:value-type="float" office:value="17681" table:style-name="ce14">
            <text:p>17681</text:p>
          </table:table-cell>
          <table:table-cell office:value-type="float" office:value="1723" table:style-name="ce14">
            <text:p>1723</text:p>
          </table:table-cell>
          <table:table-cell office:value-type="float" office:value="6675" table:style-name="ce14">
            <text:p>6675</text:p>
          </table:table-cell>
          <table:table-cell office:value-type="float" office:value="608" table:style-name="ce14">
            <text:p>608</text:p>
          </table:table-cell>
          <table:table-cell table:style-name="ce1"/>
          <table:table-cell office:value-type="float" office:value="9.4310413979535497" table:style-name="ce1">
            <text:p>9.431041398</text:p>
          </table:table-cell>
          <table:table-cell office:value-type="float" office:value="7.8166437552450603" table:style-name="ce1">
            <text:p>7.816643755</text:p>
          </table:table-cell>
          <table:table-cell office:value-type="float" office:value="3.5008489480962308" table:style-name="ce1">
            <text:p>3.500848948</text:p>
          </table:table-cell>
          <table:table-cell office:value-type="float" office:value="2.1602938175306425" table:style-name="ce1">
            <text:p>2.160293818</text:p>
          </table:table-cell>
          <table:table-cell office:value-type="float" office:value="7.3706435672992745" table:style-name="ce1">
            <text:p>7.370643567</text:p>
          </table:table-cell>
          <table:table-cell office:value-type="float" office:value="5.2987304214279716" table:style-name="ce1">
            <text:p>5.298730421</text:p>
          </table:table-cell>
          <table:table-cell office:value-type="float" office:value="3.9692048238655673" table:style-name="ce1">
            <text:p>3.969204824</text:p>
          </table:table-cell>
          <table:table-cell office:value-type="float" office:value="2.1659076664886641" table:style-name="ce1">
            <text:p>2.165907666</text:p>
          </table:table-cell>
          <table:table-cell table:style-name="ce1"/>
          <table:table-cell office:value-type="float" office:value="7.7186770000000002E-2" table:style-name="ce1">
            <text:p>0.07718677</text:p>
          </table:table-cell>
          <table:table-cell office:value-type="float" office:value="5.3832500999999998E-2" table:style-name="ce1">
            <text:p>0.053832501</text:p>
          </table:table-cell>
          <table:table-cell office:value-type="float" office:value="7.33726E-3" table:style-name="ce1">
            <text:p>0.00733726</text:p>
          </table:table-cell>
          <table:table-cell office:value-type="float" office:value="8.0575300000000002E-3" table:style-name="ce1">
            <text:p>0.00805753</text:p>
          </table:table-cell>
          <table:table-cell office:value-type="float" office:value="7.8838080155592294E-2" table:style-name="ce1">
            <text:p>0.07883808</text:p>
          </table:table-cell>
          <table:table-cell office:value-type="float" office:value="5.7320152019738502E-2" table:style-name="ce1">
            <text:p>0.057320152</text:p>
          </table:table-cell>
          <table:table-cell office:value-type="float" office:value="5.8278115375058701E-3" table:style-name="ce1">
            <text:p>0.005827812</text:p>
          </table:table-cell>
          <table:table-cell office:value-type="float" office:value="6.22565807444753E-3" table:style-name="ce1">
            <text:p>0.006225658</text:p>
          </table:table-cell>
          <table:table-cell office:value-type="float" office:value="-2.116806155360651E-2" table:formula="msoxl:=LN(AT112)-LN(AX112)" table:style-name="ce1">
            <text:p>-0.021168062</text:p>
          </table:table-cell>
          <table:table-cell office:value-type="float" office:value="-6.2774862505529327E-2" table:formula="msoxl:=LN(AU112)-LN(AY112)" table:style-name="ce1">
            <text:p>-0.062774863</text:p>
          </table:table-cell>
          <table:table-cell office:value-type="float" office:value="0.23032392554271564" table:formula="msoxl:=LN(AV112)-LN(AZ112)" table:style-name="ce1">
            <text:p>0.230323926</text:p>
          </table:table-cell>
          <table:table-cell office:value-type="float" office:value="0.25792790640569674" table:formula="msoxl:=LN(AW112)-LN(BA112)" table:style-name="ce1">
            <text:p>0.257927906</text:p>
          </table:table-cell>
          <table:table-cell table:number-columns-repeated="4" table:style-name="ce1"/>
          <table:table-cell office:value-type="float" office:value="-2.433834771400073E-2" table:formula="msoxl:=BB112*ABS($BH$8)/ABS($BH$10)-BC112*ABS($BH$9)/ABS($BH$10)+BD112-BE112*ABS($BH$11)/ABS($BH$10)" table:style-name="ce1">
            <text:p>-0.024338348</text:p>
          </table:table-cell>
          <table:table-cell table:number-columns-repeated="16322"/>
        </table:table-row>
        <table:table-row table:style-name="ro1">
          <table:table-cell office:value-type="float" office:value="197904" table:style-name="ce1">
            <text:p>197904</text:p>
          </table:table-cell>
          <table:table-cell office:value-type="float" office:value="1979" table:style-name="ce1">
            <text:p>1979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48.792999999999999" table:style-name="ce1">
            <text:p>48.793</text:p>
          </table:table-cell>
          <table:table-cell office:value-type="float" office:value="226.11699999999999" table:style-name="ce13">
            <text:p>226.1</text:p>
          </table:table-cell>
          <table:table-cell office:value-type="float" office:value="8220.86" table:style-name="ce1">
            <text:p>8220.86</text:p>
          </table:table-cell>
          <table:table-cell table:style-name="ce1"/>
          <table:table-cell office:value-type="float" office:value="88.84719616426932" table:style-name="ce13">
            <text:p>88.8</text:p>
          </table:table-cell>
          <table:table-cell office:value-type="float" office:value="-1.227009259181447" table:formula="msoxl:=LN(I113/I112)*100" table:style-name="ce1">
            <text:p>-1.227009259</text:p>
          </table:table-cell>
          <table:table-cell office:value-type="float" office:value="-0.31824186376212293" table:style-name="ce1">
            <text:p>-0.318241864</text:p>
          </table:table-cell>
          <table:table-cell table:style-name="ce13"/>
          <table:table-cell office:value-type="float" office:value="6.3541441460809249" table:style-name="ce1">
            <text:p>6.354144146</text:p>
          </table:table-cell>
          <table:table-cell office:value-type="float" office:value="6.4545654044384397" table:style-name="ce1">
            <text:p>6.454565404</text:p>
          </table:table-cell>
          <table:table-cell table:style-name="ce1"/>
          <table:table-cell office:value-type="float" office:value="6427.5473418082174" table:style-name="ce1">
            <text:p>6427.547342</text:p>
          </table:table-cell>
          <table:table-cell office:value-type="float" office:value="4120.929270345383" table:style-name="ce1">
            <text:p>4120.92927</text:p>
          </table:table-cell>
          <table:table-cell table:style-name="ce1"/>
          <table:table-cell office:value-type="float" office:value="191836" table:style-name="ce14">
            <text:p>191836</text:p>
          </table:table-cell>
          <table:table-cell office:value-type="float" office:value="141042" table:style-name="ce14">
            <text:p>141042</text:p>
          </table:table-cell>
          <table:table-cell office:value-type="float" office:value="69209.109094003652" table:style-name="ce14">
            <text:p>69209</text:p>
          </table:table-cell>
          <table:table-cell office:value-type="float" office:value="48318" table:style-name="ce14">
            <text:p>48318</text:p>
          </table:table-cell>
          <table:table-cell office:value-type="float" office:value="393631" table:style-name="ce14">
            <text:p>393631</text:p>
          </table:table-cell>
          <table:table-cell office:value-type="float" office:value="41966" table:style-name="ce14">
            <text:p>41966</text:p>
          </table:table-cell>
          <table:table-cell office:value-type="float" office:value="254922.13393986868" table:style-name="ce14">
            <text:p>254922</text:p>
          </table:table-cell>
          <table:table-cell office:value-type="float" office:value="13974.458095943613" table:style-name="ce14">
            <text:p>13974</text:p>
          </table:table-cell>
          <table:table-cell table:style-name="ce14"/>
          <table:table-cell office:value-type="float" office:value="5514" table:style-name="ce14">
            <text:p>5514</text:p>
          </table:table-cell>
          <table:table-cell office:value-type="float" office:value="-4347" table:style-name="ce14">
            <text:p>-4347</text:p>
          </table:table-cell>
          <table:table-cell office:value-type="float" office:value="3588" table:style-name="ce14">
            <text:p>3588</text:p>
          </table:table-cell>
          <table:table-cell office:value-type="float" office:value="379" table:style-name="ce14">
            <text:p>379</text:p>
          </table:table-cell>
          <table:table-cell office:value-type="float" office:value="7947" table:style-name="ce14">
            <text:p>7947</text:p>
          </table:table-cell>
          <table:table-cell office:value-type="float" office:value="562" table:style-name="ce14">
            <text:p>562</text:p>
          </table:table-cell>
          <table:table-cell office:value-type="float" office:value="5213" table:style-name="ce14">
            <text:p>5213</text:p>
          </table:table-cell>
          <table:table-cell office:value-type="float" office:value="433" table:style-name="ce14">
            <text:p>433</text:p>
          </table:table-cell>
          <table:table-cell table:style-name="ce1"/>
          <table:table-cell office:value-type="float" office:value="-4.5447681924168339" table:style-name="ce1">
            <text:p>-4.544768192</text:p>
          </table:table-cell>
          <table:table-cell office:value-type="float" office:value="-1.2135147700305795" table:style-name="ce1">
            <text:p>-1.21351477</text:p>
          </table:table-cell>
          <table:table-cell office:value-type="float" office:value="-6.4435547259980392" table:style-name="ce1">
            <text:p>-6.443554726</text:p>
          </table:table-cell>
          <table:table-cell office:value-type="float" office:value="1.81355987303419" table:style-name="ce1">
            <text:p>1.813559873</text:p>
          </table:table-cell>
          <table:table-cell office:value-type="float" office:value="0.14245925311215535" table:style-name="ce1">
            <text:p>0.142459253</text:p>
          </table:table-cell>
          <table:table-cell office:value-type="float" office:value="0.10241346924280531" table:style-name="ce1">
            <text:p>0.102413469</text:p>
          </table:table-cell>
          <table:table-cell office:value-type="float" office:value="-8.5244588900784262" table:style-name="ce1">
            <text:p>-8.52445889</text:p>
          </table:table-cell>
          <table:table-cell office:value-type="float" office:value="2.423630151411976" table:style-name="ce1">
            <text:p>2.423630151</text:p>
          </table:table-cell>
          <table:table-cell table:style-name="ce1"/>
          <table:table-cell office:value-type="float" office:value="8.6261850000000001E-2" table:style-name="ce1">
            <text:p>0.08626185</text:p>
          </table:table-cell>
          <table:table-cell office:value-type="float" office:value="5.5305541E-2" table:style-name="ce1">
            <text:p>0.055305541</text:p>
          </table:table-cell>
          <table:table-cell office:value-type="float" office:value="7.7151299999999997E-3" table:style-name="ce1">
            <text:p>0.00771513</text:p>
          </table:table-cell>
          <table:table-cell office:value-type="float" office:value="8.5301300000000004E-3" table:style-name="ce1">
            <text:p>0.00853013</text:p>
          </table:table-cell>
          <table:table-cell office:value-type="float" office:value="7.9443447496945097E-2" table:style-name="ce1">
            <text:p>0.079443447</text:p>
          </table:table-cell>
          <table:table-cell office:value-type="float" office:value="5.8168993424612798E-2" table:style-name="ce1">
            <text:p>0.058168993</text:p>
          </table:table-cell>
          <table:table-cell office:value-type="float" office:value="5.8520587613991202E-3" table:style-name="ce1">
            <text:p>0.005852059</text:p>
          </table:table-cell>
          <table:table-cell office:value-type="float" office:value="6.2668334208805599E-3" table:style-name="ce1">
            <text:p>0.006266833</text:p>
          </table:table-cell>
          <table:table-cell office:value-type="float" office:value="8.2342021488949424E-2" table:formula="msoxl:=LN(AT113)-LN(AX113)" table:style-name="ce1">
            <text:p>0.082342021</text:p>
          </table:table-cell>
          <table:table-cell office:value-type="float" office:value="-5.0479351319883126E-2" table:formula="msoxl:=LN(AU113)-LN(AY113)" table:style-name="ce1">
            <text:p>-0.050479351</text:p>
          </table:table-cell>
          <table:table-cell office:value-type="float" office:value="0.27638981160663079" table:formula="msoxl:=LN(AV113)-LN(AZ113)" table:style-name="ce1">
            <text:p>0.276389812</text:p>
          </table:table-cell>
          <table:table-cell office:value-type="float" office:value="0.30833341118696378" table:formula="msoxl:=LN(AW113)-LN(BA113)" table:style-name="ce1">
            <text:p>0.308333411</text:p>
          </table:table-cell>
          <table:table-cell table:number-columns-repeated="4" table:style-name="ce1"/>
          <table:table-cell office:value-type="float" office:value="4.5082756003850977E-2" table:formula="msoxl:=BB113*ABS($BH$8)/ABS($BH$10)-BC113*ABS($BH$9)/ABS($BH$10)+BD113-BE113*ABS($BH$11)/ABS($BH$10)" table:style-name="ce1">
            <text:p>0.045082756</text:p>
          </table:table-cell>
          <table:table-cell table:number-columns-repeated="16322"/>
        </table:table-row>
        <table:table-row table:style-name="ro1">
          <table:table-cell office:value-type="float" office:value="198001" table:style-name="ce1">
            <text:p>198001</text:p>
          </table:table-cell>
          <table:table-cell office:value-type="float" office:value="1980" table:style-name="ce1">
            <text:p>198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50.246000000000002" table:style-name="ce1">
            <text:p>50.246</text:p>
          </table:table-cell>
          <table:table-cell office:value-type="float" office:value="226.75399999999999" table:style-name="ce13">
            <text:p>226.8</text:p>
          </table:table-cell>
          <table:table-cell office:value-type="float" office:value="8357.4599999999991" table:style-name="ce1">
            <text:p>8357.46</text:p>
          </table:table-cell>
          <table:table-cell table:style-name="ce1"/>
          <table:table-cell office:value-type="float" office:value="86.153224176268438" table:style-name="ce13">
            <text:p>86.2</text:p>
          </table:table-cell>
          <table:table-cell office:value-type="float" office:value="-3.0790609725644558" table:formula="msoxl:=LN(I114/I113)*100" table:style-name="ce1">
            <text:p>-3.079060973</text:p>
          </table:table-cell>
          <table:table-cell office:value-type="float" office:value="-5.5883068185430202" table:style-name="ce1">
            <text:p>-5.588306819</text:p>
          </table:table-cell>
          <table:table-cell table:style-name="ce13"/>
          <table:table-cell office:value-type="float" office:value="6.3786853466055566" table:style-name="ce1">
            <text:p>6.378685347</text:p>
          </table:table-cell>
          <table:table-cell office:value-type="float" office:value="6.5038484895595632" table:style-name="ce1">
            <text:p>6.50384849</text:p>
          </table:table-cell>
          <table:table-cell table:style-name="ce1"/>
          <table:table-cell office:value-type="float" office:value="6271.0304590901278" table:style-name="ce1">
            <text:p>6271.030459</text:p>
          </table:table-cell>
          <table:table-cell office:value-type="float" office:value="4011.0657173696131" table:style-name="ce1">
            <text:p>4011.065717</text:p>
          </table:table-cell>
          <table:table-cell table:style-name="ce1"/>
          <table:table-cell office:value-type="float" office:value="195410" table:style-name="ce14">
            <text:p>195410</text:p>
          </table:table-cell>
          <table:table-cell office:value-type="float" office:value="143067.11732081155" table:style-name="ce14">
            <text:p>143067</text:p>
          </table:table-cell>
          <table:table-cell office:value-type="float" office:value="69833.59232089053" table:style-name="ce14">
            <text:p>69834</text:p>
          </table:table-cell>
          <table:table-cell office:value-type="float" office:value="47862.320177876602" table:style-name="ce14">
            <text:p>47862</text:p>
          </table:table-cell>
          <table:table-cell office:value-type="float" office:value="400407" table:style-name="ce14">
            <text:p>400407</text:p>
          </table:table-cell>
          <table:table-cell office:value-type="float" office:value="40659.894932892399" table:style-name="ce14">
            <text:p>40660</text:p>
          </table:table-cell>
          <table:table-cell office:value-type="float" office:value="252542.61154002137" table:style-name="ce14">
            <text:p>252543</text:p>
          </table:table-cell>
          <table:table-cell office:value-type="float" office:value="13915.18773952009" table:style-name="ce14">
            <text:p>13915</text:p>
          </table:table-cell>
          <table:table-cell table:style-name="ce14"/>
          <table:table-cell office:value-type="float" office:value="3574" table:style-name="ce14">
            <text:p>3574</text:p>
          </table:table-cell>
          <table:table-cell office:value-type="float" office:value="524" table:style-name="ce14">
            <text:p>524</text:p>
          </table:table-cell>
          <table:table-cell office:value-type="float" office:value="3321" table:style-name="ce14">
            <text:p>3321</text:p>
          </table:table-cell>
          <table:table-cell office:value-type="float" office:value="2163" table:style-name="ce14">
            <text:p>2163</text:p>
          </table:table-cell>
          <table:table-cell office:value-type="float" office:value="6776" table:style-name="ce14">
            <text:p>6776</text:p>
          </table:table-cell>
          <table:table-cell office:value-type="float" office:value="105" table:style-name="ce14">
            <text:p>105</text:p>
          </table:table-cell>
          <table:table-cell office:value-type="float" office:value="5849" table:style-name="ce14">
            <text:p>5849</text:p>
          </table:table-cell>
          <table:table-cell office:value-type="float" office:value="682" table:style-name="ce14">
            <text:p>682</text:p>
          </table:table-cell>
          <table:table-cell table:style-name="ce1"/>
          <table:table-cell office:value-type="float" office:value="-6.2857757505377805" table:style-name="ce1">
            <text:p>-6.285775751</text:p>
          </table:table-cell>
          <table:table-cell office:value-type="float" office:value="-4.5038101223057563" table:style-name="ce1">
            <text:p>-4.503810122</text:p>
          </table:table-cell>
          <table:table-cell office:value-type="float" office:value="-1.0618579780290329" table:style-name="ce1">
            <text:p>-1.061857978</text:p>
          </table:table-cell>
          <table:table-cell office:value-type="float" office:value="1.7963322892192153" table:style-name="ce1">
            <text:p>1.796332289</text:p>
          </table:table-cell>
          <table:table-cell office:value-type="float" office:value="-4.2059039254880544" table:style-name="ce1">
            <text:p>-4.205903925</text:p>
          </table:table-cell>
          <table:table-cell office:value-type="float" office:value="-3.0236099298657062" table:style-name="ce1">
            <text:p>-3.02360993</text:p>
          </table:table-cell>
          <table:table-cell office:value-type="float" office:value="3.8395036651258847" table:style-name="ce1">
            <text:p>3.839503665</text:p>
          </table:table-cell>
          <table:table-cell office:value-type="float" office:value="2.8488372518961338" table:style-name="ce1">
            <text:p>2.848837252</text:p>
          </table:table-cell>
          <table:table-cell table:style-name="ce1"/>
          <table:table-cell office:value-type="float" office:value="8.5491128999999999E-2" table:style-name="ce1">
            <text:p>0.085491129</text:p>
          </table:table-cell>
          <table:table-cell office:value-type="float" office:value="5.4681688999999999E-2" table:style-name="ce1">
            <text:p>0.054681689</text:p>
          </table:table-cell>
          <table:table-cell office:value-type="float" office:value="8.0317500000000007E-3" table:style-name="ce1">
            <text:p>0.00803175</text:p>
          </table:table-cell>
          <table:table-cell office:value-type="float" office:value="9.1026500000000003E-3" table:style-name="ce1">
            <text:p>0.00910265</text:p>
          </table:table-cell>
          <table:table-cell office:value-type="float" office:value="8.0058392894958197E-2" table:style-name="ce1">
            <text:p>0.080058393</text:p>
          </table:table-cell>
          <table:table-cell office:value-type="float" office:value="5.9033472624829303E-2" table:style-name="ce1">
            <text:p>0.059033473</text:p>
          </table:table-cell>
          <table:table-cell office:value-type="float" office:value="5.8760154008452798E-3" table:style-name="ce1">
            <text:p>0.005876015</text:p>
          </table:table-cell>
          <table:table-cell office:value-type="float" office:value="6.30784051385314E-3" table:style-name="ce1">
            <text:p>0.006307841</text:p>
          </table:table-cell>
          <table:table-cell office:value-type="float" office:value="6.5656336568648221E-2" table:formula="msoxl:=LN(AT114)-LN(AX114)" table:style-name="ce1">
            <text:p>0.065656337</text:p>
          </table:table-cell>
          <table:table-cell office:value-type="float" office:value="-7.6575715471326689E-2" table:formula="msoxl:=LN(AU114)-LN(AY114)" table:style-name="ce1">
            <text:p>-0.076575715</text:p>
          </table:table-cell>
          <table:table-cell office:value-type="float" office:value="0.3125235576844112" table:formula="msoxl:=LN(AV114)-LN(AZ114)" table:style-name="ce1">
            <text:p>0.312523558</text:p>
          </table:table-cell>
          <table:table-cell office:value-type="float" office:value="0.36677219429560726" table:formula="msoxl:=LN(AW114)-LN(BA114)" table:style-name="ce1">
            <text:p>0.366772194</text:p>
          </table:table-cell>
          <table:table-cell table:number-columns-repeated="4" table:style-name="ce1"/>
          <table:table-cell office:value-type="float" office:value="2.2314634061764871E-2" table:formula="msoxl:=BB114*ABS($BH$8)/ABS($BH$10)-BC114*ABS($BH$9)/ABS($BH$10)+BD114-BE114*ABS($BH$11)/ABS($BH$10)" table:style-name="ce1">
            <text:p>0.022314634</text:p>
          </table:table-cell>
          <table:table-cell table:number-columns-repeated="16322"/>
        </table:table-row>
        <table:table-row table:style-name="ro1">
          <table:table-cell office:value-type="float" office:value="198002" table:style-name="ce1">
            <text:p>198002</text:p>
          </table:table-cell>
          <table:table-cell office:value-type="float" office:value="1980" table:style-name="ce1">
            <text:p>198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1.457000000000001" table:style-name="ce1">
            <text:p>51.457</text:p>
          </table:table-cell>
          <table:table-cell office:value-type="float" office:value="227.38900000000001" table:style-name="ce13">
            <text:p>227.4</text:p>
          </table:table-cell>
          <table:table-cell office:value-type="float" office:value="8696.0499999999993" table:style-name="ce1">
            <text:p>8696.05</text:p>
          </table:table-cell>
          <table:table-cell table:style-name="ce1"/>
          <table:table-cell office:value-type="float" office:value="91.508319914116996" table:style-name="ce13">
            <text:p>91.5</text:p>
          </table:table-cell>
          <table:table-cell office:value-type="float" office:value="6.0302508751964998" table:formula="msoxl:=LN(I115/I114)*100" table:style-name="ce1">
            <text:p>6.030250875</text:p>
          </table:table-cell>
          <table:table-cell office:value-type="float" office:value="7.4168730114413357" table:style-name="ce1">
            <text:p>7.416873011</text:p>
          </table:table-cell>
          <table:table-cell table:style-name="ce13"/>
          <table:table-cell office:value-type="float" office:value="6.3846828970485463" table:style-name="ce1">
            <text:p>6.384682897</text:p>
          </table:table-cell>
          <table:table-cell office:value-type="float" office:value="6.4380288777538386" table:style-name="ce1">
            <text:p>6.438028878</text:p>
          </table:table-cell>
          <table:table-cell table:style-name="ce1"/>
          <table:table-cell office:value-type="float" office:value="6565.2258957758904" table:style-name="ce1">
            <text:p>6565.225896</text:p>
          </table:table-cell>
          <table:table-cell office:value-type="float" office:value="4109.1476187052549" table:style-name="ce1">
            <text:p>4109.147619</text:p>
          </table:table-cell>
          <table:table-cell table:style-name="ce1"/>
          <table:table-cell office:value-type="float" office:value="196324" table:style-name="ce14">
            <text:p>196324</text:p>
          </table:table-cell>
          <table:table-cell office:value-type="float" office:value="150057.38695422959" table:style-name="ce14">
            <text:p>150057</text:p>
          </table:table-cell>
          <table:table-cell office:value-type="float" office:value="81564.399199527863" table:style-name="ce14">
            <text:p>81564</text:p>
          </table:table-cell>
          <table:table-cell office:value-type="float" office:value="53874.541062989745" table:style-name="ce14">
            <text:p>53875</text:p>
          </table:table-cell>
          <table:table-cell office:value-type="float" office:value="421058" table:style-name="ce14">
            <text:p>421058</text:p>
          </table:table-cell>
          <table:table-cell office:value-type="float" office:value="44242.554034051856" table:style-name="ce14">
            <text:p>44243</text:p>
          </table:table-cell>
          <table:table-cell office:value-type="float" office:value="294421.82682810293" table:style-name="ce14">
            <text:p>294422</text:p>
          </table:table-cell>
          <table:table-cell office:value-type="float" office:value="17106.667148333592" table:style-name="ce14">
            <text:p>17107</text:p>
          </table:table-cell>
          <table:table-cell table:style-name="ce14"/>
          <table:table-cell office:value-type="float" office:value="914" table:style-name="ce14">
            <text:p>914</text:p>
          </table:table-cell>
          <table:table-cell office:value-type="float" office:value="4387" table:style-name="ce14">
            <text:p>4387</text:p>
          </table:table-cell>
          <table:table-cell office:value-type="float" office:value="5756" table:style-name="ce14">
            <text:p>5756</text:p>
          </table:table-cell>
          <table:table-cell office:value-type="float" office:value="316" table:style-name="ce14">
            <text:p>316</text:p>
          </table:table-cell>
          <table:table-cell office:value-type="float" office:value="20651" table:style-name="ce14">
            <text:p>20651</text:p>
          </table:table-cell>
          <table:table-cell office:value-type="float" office:value="909" table:style-name="ce14">
            <text:p>909</text:p>
          </table:table-cell>
          <table:table-cell office:value-type="float" office:value="2790" table:style-name="ce14">
            <text:p>2790</text:p>
          </table:table-cell>
          <table:table-cell office:value-type="float" office:value="478" table:style-name="ce14">
            <text:p>478</text:p>
          </table:table-cell>
          <table:table-cell table:style-name="ce1"/>
          <table:table-cell office:value-type="float" office:value="19.876208257417549" table:style-name="ce1">
            <text:p>19.87620826</text:p>
          </table:table-cell>
          <table:table-cell office:value-type="float" office:value="15.559094058288345" table:style-name="ce1">
            <text:p>15.55909406</text:p>
          </table:table-cell>
          <table:table-cell office:value-type="float" office:value="9.5144950732195159" table:style-name="ce1">
            <text:p>9.514495073</text:p>
          </table:table-cell>
          <table:table-cell office:value-type="float" office:value="5.2078526575975852" table:style-name="ce1">
            <text:p>5.207852658</text:p>
          </table:table-cell>
          <table:table-cell office:value-type="float" office:value="12.653466437701983" table:style-name="ce1">
            <text:p>12.65346644</text:p>
          </table:table-cell>
          <table:table-cell office:value-type="float" office:value="9.0965336931272294" table:style-name="ce1">
            <text:p>9.096533693</text:p>
          </table:table-cell>
          <table:table-cell office:value-type="float" office:value="4.7154331958629658" table:style-name="ce1">
            <text:p>4.715433196</text:p>
          </table:table-cell>
          <table:table-cell office:value-type="float" office:value="3.6090012626708878" table:style-name="ce1">
            <text:p>3.609001263</text:p>
          </table:table-cell>
          <table:table-cell table:style-name="ce1"/>
          <table:table-cell office:value-type="float" office:value="8.8336779000000004E-2" table:style-name="ce1">
            <text:p>0.088336779</text:p>
          </table:table-cell>
          <table:table-cell office:value-type="float" office:value="5.5289623000000003E-2" table:style-name="ce1">
            <text:p>0.055289623</text:p>
          </table:table-cell>
          <table:table-cell office:value-type="float" office:value="7.9748900000000001E-3" table:style-name="ce1">
            <text:p>0.00797489</text:p>
          </table:table-cell>
          <table:table-cell office:value-type="float" office:value="8.4118700000000001E-3" table:style-name="ce1">
            <text:p>0.00841187</text:p>
          </table:table-cell>
          <table:table-cell office:value-type="float" office:value="8.0682953949168204E-2" table:style-name="ce1">
            <text:p>0.080682954</text:p>
          </table:table-cell>
          <table:table-cell office:value-type="float" office:value="5.99138648378491E-2" table:style-name="ce1">
            <text:p>0.059913865</text:p>
          </table:table-cell>
          <table:table-cell office:value-type="float" office:value="5.8996779459821198E-3" table:style-name="ce1">
            <text:p>0.005899678</text:p>
          </table:table-cell>
          <table:table-cell office:value-type="float" office:value="6.3486706449377298E-3" table:style-name="ce1">
            <text:p>0.006348671</text:p>
          </table:table-cell>
          <table:table-cell office:value-type="float" office:value="9.0629218535938083E-2" table:formula="msoxl:=LN(AT115)-LN(AX115)" table:style-name="ce1">
            <text:p>0.090629219</text:p>
          </table:table-cell>
          <table:table-cell office:value-type="float" office:value="-8.0322703011631802E-2" table:formula="msoxl:=LN(AU115)-LN(AY115)" table:style-name="ce1">
            <text:p>-0.080322703</text:p>
          </table:table-cell>
          <table:table-cell office:value-type="float" office:value="0.30140009147725877" table:formula="msoxl:=LN(AV115)-LN(AZ115)" table:style-name="ce1">
            <text:p>0.301400091</text:p>
          </table:table-cell>
          <table:table-cell office:value-type="float" office:value="0.28139835987336159" table:formula="msoxl:=LN(AW115)-LN(BA115)" table:style-name="ce1">
            <text:p>0.28139836</text:p>
          </table:table-cell>
          <table:table-cell table:number-columns-repeated="4" table:style-name="ce1"/>
          <table:table-cell office:value-type="float" office:value="0.12916671998829315" table:formula="msoxl:=BB115*ABS($BH$8)/ABS($BH$10)-BC115*ABS($BH$9)/ABS($BH$10)+BD115-BE115*ABS($BH$11)/ABS($BH$10)" table:style-name="ce1">
            <text:p>0.12916672</text:p>
          </table:table-cell>
          <table:table-cell table:number-columns-repeated="16322"/>
        </table:table-row>
        <table:table-row table:style-name="ro1">
          <table:table-cell office:value-type="float" office:value="198003" table:style-name="ce1">
            <text:p>198003</text:p>
          </table:table-cell>
          <table:table-cell office:value-type="float" office:value="1980" table:style-name="ce1">
            <text:p>198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52.652000000000001" table:style-name="ce1">
            <text:p>52.652</text:p>
          </table:table-cell>
          <table:table-cell office:value-type="float" office:value="228.07" table:style-name="ce13">
            <text:p>228.1</text:p>
          </table:table-cell>
          <table:table-cell office:value-type="float" office:value="9093.24" table:style-name="ce1">
            <text:p>9093.24</text:p>
          </table:table-cell>
          <table:table-cell table:style-name="ce1"/>
          <table:table-cell office:value-type="float" office:value="91.498497209102624" table:style-name="ce13">
            <text:p>91.5</text:p>
          </table:table-cell>
          <table:table-cell office:value-type="float" office:value="-1.0734796854252691E-2" table:formula="msoxl:=LN(I116/I115)*100" table:style-name="ce1">
            <text:p>-0.010734797</text:p>
          </table:table-cell>
          <table:table-cell office:value-type="float" office:value="-1.2714564768176753" table:style-name="ce1">
            <text:p>-1.271456477</text:p>
          </table:table-cell>
          <table:table-cell table:style-name="ce13"/>
          <table:table-cell office:value-type="float" office:value="6.3847102741931101" table:style-name="ce1">
            <text:p>6.384710274</text:p>
          </table:table-cell>
          <table:table-cell office:value-type="float" office:value="6.3652026507973352" table:style-name="ce1">
            <text:p>6.365202651</text:p>
          </table:table-cell>
          <table:table-cell table:style-name="ce1"/>
          <table:table-cell office:value-type="float" office:value="6675.8137740586535" table:style-name="ce1">
            <text:p>6675.813774</text:p>
          </table:table-cell>
          <table:table-cell office:value-type="float" office:value="4221.6734595320286" table:style-name="ce1">
            <text:p>4221.67346</text:p>
          </table:table-cell>
          <table:table-cell table:style-name="ce1"/>
          <table:table-cell office:value-type="float" office:value="200144" table:style-name="ce14">
            <text:p>200144</text:p>
          </table:table-cell>
          <table:table-cell office:value-type="float" office:value="159178.85318476494" table:style-name="ce14">
            <text:p>159179</text:p>
          </table:table-cell>
          <table:table-cell office:value-type="float" office:value="92036.328129371948" table:style-name="ce14">
            <text:p>92036</text:p>
          </table:table-cell>
          <table:table-cell office:value-type="float" office:value="59919.790631676246" table:style-name="ce14">
            <text:p>59920</text:p>
          </table:table-cell>
          <table:table-cell office:value-type="float" office:value="435636" table:style-name="ce14">
            <text:p>435636</text:p>
          </table:table-cell>
          <table:table-cell office:value-type="float" office:value="44473.331882723891" table:style-name="ce14">
            <text:p>44473</text:p>
          </table:table-cell>
          <table:table-cell office:value-type="float" office:value="305476.22693402343" table:style-name="ce14">
            <text:p>305476</text:p>
          </table:table-cell>
          <table:table-cell office:value-type="float" office:value="18599.966422393412" table:style-name="ce14">
            <text:p>18600</text:p>
          </table:table-cell>
          <table:table-cell table:style-name="ce14"/>
          <table:table-cell office:value-type="float" office:value="3820" table:style-name="ce14">
            <text:p>3820</text:p>
          </table:table-cell>
          <table:table-cell office:value-type="float" office:value="5643" table:style-name="ce14">
            <text:p>5643</text:p>
          </table:table-cell>
          <table:table-cell office:value-type="float" office:value="4713" table:style-name="ce14">
            <text:p>4713</text:p>
          </table:table-cell>
          <table:table-cell office:value-type="float" office:value="754" table:style-name="ce14">
            <text:p>754</text:p>
          </table:table-cell>
          <table:table-cell office:value-type="float" office:value="14578" table:style-name="ce14">
            <text:p>14578</text:p>
          </table:table-cell>
          <table:table-cell office:value-type="float" office:value="85" table:style-name="ce14">
            <text:p>85</text:p>
          </table:table-cell>
          <table:table-cell office:value-type="float" office:value="3538" table:style-name="ce14">
            <text:p>3538</text:p>
          </table:table-cell>
          <table:table-cell office:value-type="float" office:value="859" table:style-name="ce14">
            <text:p>859</text:p>
          </table:table-cell>
          <table:table-cell table:style-name="ce1"/>
          <table:table-cell office:value-type="float" office:value="6.0745225319226588" table:style-name="ce1">
            <text:p>6.074522532</text:p>
          </table:table-cell>
          <table:table-cell office:value-type="float" office:value="4.0396259751859551" table:style-name="ce1">
            <text:p>4.039625975</text:p>
          </table:table-cell>
          <table:table-cell office:value-type="float" office:value="2.7170497363808224" table:style-name="ce1">
            <text:p>2.717049736</text:p>
          </table:table-cell>
          <table:table-cell office:value-type="float" office:value="1.9224064074635636" table:style-name="ce1">
            <text:p>1.922406407</text:p>
          </table:table-cell>
          <table:table-cell office:value-type="float" office:value="10.632391685790257" table:style-name="ce1">
            <text:p>10.63239169</text:p>
          </table:table-cell>
          <table:table-cell office:value-type="float" office:value="7.64358997469171" table:style-name="ce1">
            <text:p>7.643589975</text:p>
          </table:table-cell>
          <table:table-cell office:value-type="float" office:value="4.647874322178879" table:style-name="ce1">
            <text:p>4.647874322</text:p>
          </table:table-cell>
          <table:table-cell office:value-type="float" office:value="1.6914662118453765" table:style-name="ce1">
            <text:p>1.691466212</text:p>
          </table:table-cell>
          <table:table-cell table:style-name="ce1"/>
          <table:table-cell office:value-type="float" office:value="8.8159394000000002E-2" table:style-name="ce1">
            <text:p>0.088159394</text:p>
          </table:table-cell>
          <table:table-cell office:value-type="float" office:value="5.5750531999999998E-2" table:style-name="ce1">
            <text:p>0.055750532</text:p>
          </table:table-cell>
          <table:table-cell office:value-type="float" office:value="7.8272399999999992E-3" table:style-name="ce1">
            <text:p>0.00782724</text:p>
          </table:table-cell>
          <table:table-cell office:value-type="float" office:value="7.6760300000000004E-3" table:style-name="ce1">
            <text:p>0.00767603</text:p>
          </table:table-cell>
          <table:table-cell office:value-type="float" office:value="8.1317169914530904E-2" table:style-name="ce1">
            <text:p>0.08131717</text:p>
          </table:table-cell>
          <table:table-cell office:value-type="float" office:value="6.0810447799870403E-2" table:style-name="ce1">
            <text:p>0.060810448</text:p>
          </table:table-cell>
          <table:table-cell office:value-type="float" office:value="5.9230437133981203E-3" table:style-name="ce1">
            <text:p>0.005923044</text:p>
          </table:table-cell>
          <table:table-cell office:value-type="float" office:value="6.3893160267205502E-3" table:style-name="ce1">
            <text:p>0.006389316</text:p>
          </table:table-cell>
          <table:table-cell office:value-type="float" office:value="8.0789285198768823E-2" table:formula="msoxl:=LN(AT116)-LN(AX116)" table:style-name="ce1">
            <text:p>0.080789285</text:p>
          </table:table-cell>
          <table:table-cell office:value-type="float" office:value="-8.6874660127586711E-2" table:formula="msoxl:=LN(AU116)-LN(AY116)" table:style-name="ce1">
            <text:p>-0.08687466</text:p>
          </table:table-cell>
          <table:table-cell office:value-type="float" office:value="0.2787594998943641" table:formula="msoxl:=LN(AV116)-LN(AZ116)" table:style-name="ce1">
            <text:p>0.2787595</text:p>
          </table:table-cell>
          <table:table-cell office:value-type="float" office:value="0.18347526183482277" table:formula="msoxl:=LN(AW116)-LN(BA116)" table:style-name="ce1">
            <text:p>0.183475262</text:p>
          </table:table-cell>
          <table:table-cell table:number-columns-repeated="4" table:style-name="ce1"/>
          <table:table-cell office:value-type="float" office:value="0.21080432948703529" table:formula="msoxl:=BB116*ABS($BH$8)/ABS($BH$10)-BC116*ABS($BH$9)/ABS($BH$10)+BD116-BE116*ABS($BH$11)/ABS($BH$10)" table:style-name="ce1">
            <text:p>0.210804329</text:p>
          </table:table-cell>
          <table:table-cell table:number-columns-repeated="16322"/>
        </table:table-row>
        <table:table-row table:style-name="ro1">
          <table:table-cell office:value-type="float" office:value="198004" table:style-name="ce1">
            <text:p>198004</text:p>
          </table:table-cell>
          <table:table-cell office:value-type="float" office:value="1980" table:style-name="ce1">
            <text:p>1980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53.954999999999998" table:style-name="ce1">
            <text:p>53.955</text:p>
          </table:table-cell>
          <table:table-cell office:value-type="float" office:value="228.68899999999999" table:style-name="ce13">
            <text:p>228.7</text:p>
          </table:table-cell>
          <table:table-cell office:value-type="float" office:value="9420.86" table:style-name="ce1">
            <text:p>9420.86</text:p>
          </table:table-cell>
          <table:table-cell table:style-name="ce1"/>
          <table:table-cell office:value-type="float" office:value="88.23103198426665" table:style-name="ce13">
            <text:p>88.2</text:p>
          </table:table-cell>
          <table:table-cell office:value-type="float" office:value="-3.6363810513277897" table:formula="msoxl:=LN(I117/I116)*100" table:style-name="ce1">
            <text:p>-3.636381051</text:p>
          </table:table-cell>
          <table:table-cell office:value-type="float" office:value="-3.5749606649853516" table:style-name="ce1">
            <text:p>-3.574960665</text:p>
          </table:table-cell>
          <table:table-cell table:style-name="ce13"/>
          <table:table-cell office:value-type="float" office:value="6.3845824027794658" table:style-name="ce1">
            <text:p>6.384582403</text:p>
          </table:table-cell>
          <table:table-cell office:value-type="float" office:value="6.4072299822078769" table:style-name="ce1">
            <text:p>6.407229982</text:p>
          </table:table-cell>
          <table:table-cell table:style-name="ce1"/>
          <table:table-cell office:value-type="float" office:value="6769.7400987824522" table:style-name="ce1">
            <text:p>6769.740099</text:p>
          </table:table-cell>
          <table:table-cell office:value-type="float" office:value="4270.2320407750649" table:style-name="ce1">
            <text:p>4270.232041</text:p>
          </table:table-cell>
          <table:table-cell table:style-name="ce1"/>
          <table:table-cell office:value-type="float" office:value="219322" table:style-name="ce14">
            <text:p>219322</text:p>
          </table:table-cell>
          <table:table-cell office:value-type="float" office:value="157972" table:style-name="ce14">
            <text:p>157972</text:p>
          </table:table-cell>
          <table:table-cell office:value-type="float" office:value="100596.30160048894" table:style-name="ce14">
            <text:p>100596</text:p>
          </table:table-cell>
          <table:table-cell office:value-type="float" office:value="64570" table:style-name="ce14">
            <text:p>64570</text:p>
          </table:table-cell>
          <table:table-cell office:value-type="float" office:value="479280" table:style-name="ce14">
            <text:p>479280</text:p>
          </table:table-cell>
          <table:table-cell office:value-type="float" office:value="43524" table:style-name="ce14">
            <text:p>43524</text:p>
          </table:table-cell>
          <table:table-cell office:value-type="float" office:value="302574.47617119574" table:style-name="ce14">
            <text:p>302574</text:p>
          </table:table-cell>
          <table:table-cell office:value-type="float" office:value="18930" table:style-name="ce14">
            <text:p>18930</text:p>
          </table:table-cell>
          <table:table-cell table:style-name="ce14"/>
          <table:table-cell office:value-type="float" office:value="11823" table:style-name="ce14">
            <text:p>11823</text:p>
          </table:table-cell>
          <table:table-cell office:value-type="float" office:value="9792" table:style-name="ce14">
            <text:p>9792</text:p>
          </table:table-cell>
          <table:table-cell office:value-type="float" office:value="3128" table:style-name="ce15">
            <text:p>3128</text:p>
          </table:table-cell>
          <table:table-cell office:value-type="float" office:value="1983" table:style-name="ce14">
            <text:p>1983</text:p>
          </table:table-cell>
          <table:table-cell office:value-type="float" office:value="21021" table:style-name="ce14">
            <text:p>21021</text:p>
          </table:table-cell>
          <table:table-cell office:value-type="float" office:value="103" table:style-name="ce14">
            <text:p>103</text:p>
          </table:table-cell>
          <table:table-cell office:value-type="float" office:value="7045" table:style-name="ce14">
            <text:p>7045</text:p>
          </table:table-cell>
          <table:table-cell office:value-type="float" office:value="347" table:style-name="ce14">
            <text:p>347</text:p>
          </table:table-cell>
          <table:table-cell table:style-name="ce1"/>
          <table:table-cell office:value-type="float" office:value="1.1952506928022608" table:style-name="ce1">
            <text:p>1.195250693</text:p>
          </table:table-cell>
          <table:table-cell office:value-type="float" office:value="-1.7985487970691014" table:style-name="ce1">
            <text:p>-1.798548797</text:p>
          </table:table-cell>
          <table:table-cell office:value-type="float" office:value="-5.4242025057337706" table:style-name="ce1">
            <text:p>-5.424202506</text:p>
          </table:table-cell>
          <table:table-cell office:value-type="float" office:value="2.4211812132050601" table:style-name="ce1">
            <text:p>2.421181213</text:p>
          </table:table-cell>
          <table:table-cell office:value-type="float" office:value="9.0640578833204302" table:style-name="ce1">
            <text:p>9.064057883</text:p>
          </table:table-cell>
          <table:table-cell office:value-type="float" office:value="6.5161201745008874" table:style-name="ce1">
            <text:p>6.516120175</text:p>
          </table:table-cell>
          <table:table-cell office:value-type="float" office:value="-9.1447292412826364" table:style-name="ce1">
            <text:p>-9.144729241</text:p>
          </table:table-cell>
          <table:table-cell office:value-type="float" office:value="2.4553761874238833" table:style-name="ce1">
            <text:p>2.455376187</text:p>
          </table:table-cell>
          <table:table-cell table:style-name="ce1"/>
          <table:table-cell office:value-type="float" office:value="8.8666265999999994E-2" table:style-name="ce1">
            <text:p>0.088666266</text:p>
          </table:table-cell>
          <table:table-cell office:value-type="float" office:value="5.5929108999999998E-2" table:style-name="ce1">
            <text:p>0.055929109</text:p>
          </table:table-cell>
          <table:table-cell office:value-type="float" office:value="7.7620299999999996E-3" table:style-name="ce1">
            <text:p>0.00776203</text:p>
          </table:table-cell>
          <table:table-cell office:value-type="float" office:value="7.9398300000000002E-3" table:style-name="ce1">
            <text:p>0.00793983</text:p>
          </table:table-cell>
          <table:table-cell office:value-type="float" office:value="8.1961082565771504E-2" table:style-name="ce1">
            <text:p>0.081961083</text:p>
          </table:table-cell>
          <table:table-cell office:value-type="float" office:value="6.1723501570268201E-2" table:style-name="ce1">
            <text:p>0.061723502</text:p>
          </table:table-cell>
          <table:table-cell office:value-type="float" office:value="5.9461108344681102E-3" table:style-name="ce1">
            <text:p>0.005946111</text:p>
          </table:table-cell>
          <table:table-cell office:value-type="float" office:value="6.4297695974215498E-3" table:style-name="ce1">
            <text:p>0.00642977</text:p>
          </table:table-cell>
          <table:table-cell office:value-type="float" office:value="7.8634969558161849E-2" table:formula="msoxl:=LN(AT117)-LN(AX117)" table:style-name="ce1">
            <text:p>0.07863497</text:p>
          </table:table-cell>
          <table:table-cell office:value-type="float" office:value="-9.8579780960716956E-2" table:formula="msoxl:=LN(AU117)-LN(AY117)" table:style-name="ce1">
            <text:p>-0.098579781</text:p>
          </table:table-cell>
          <table:table-cell office:value-type="float" office:value="0.26650653334740948" table:formula="msoxl:=LN(AV117)-LN(AZ117)" table:style-name="ce1">
            <text:p>0.266506533</text:p>
          </table:table-cell>
          <table:table-cell office:value-type="float" office:value="0.21095315928128677" table:formula="msoxl:=LN(AW117)-LN(BA117)" table:style-name="ce1">
            <text:p>0.210953159</text:p>
          </table:table-cell>
          <table:table-cell table:number-columns-repeated="4" table:style-name="ce1"/>
          <table:table-cell office:value-type="float" office:value="0.17527191924597668" table:formula="msoxl:=BB117*ABS($BH$8)/ABS($BH$10)-BC117*ABS($BH$9)/ABS($BH$10)+BD117-BE117*ABS($BH$11)/ABS($BH$10)" table:style-name="ce1">
            <text:p>0.175271919</text:p>
          </table:table-cell>
          <table:table-cell table:number-columns-repeated="16322"/>
        </table:table-row>
        <table:table-row table:style-name="ro1">
          <table:table-cell office:value-type="float" office:value="198101" table:style-name="ce1">
            <text:p>198101</text:p>
          </table:table-cell>
          <table:table-cell office:value-type="float" office:value="1981" table:style-name="ce1">
            <text:p>198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55.348999999999997" table:style-name="ce1">
            <text:p>55.349</text:p>
          </table:table-cell>
          <table:table-cell office:value-type="float" office:value="229.155" table:style-name="ce13">
            <text:p>229.2</text:p>
          </table:table-cell>
          <table:table-cell office:value-type="float" office:value="9591.92" table:style-name="ce1">
            <text:p>9591.92</text:p>
          </table:table-cell>
          <table:table-cell table:style-name="ce1"/>
          <table:table-cell office:value-type="float" office:value="85.702795093504918" table:style-name="ce13">
            <text:p>85.7</text:p>
          </table:table-cell>
          <table:table-cell office:value-type="float" office:value="-2.9073297757174523" table:formula="msoxl:=LN(I118/I117)*100" table:style-name="ce1">
            <text:p>-2.907329776</text:p>
          </table:table-cell>
          <table:table-cell office:value-type="float" office:value="-4.3231687916403505" table:style-name="ce1">
            <text:p>-4.323168792</text:p>
          </table:table-cell>
          <table:table-cell table:style-name="ce13"/>
          <table:table-cell office:value-type="float" office:value="6.4005236598320883" table:style-name="ce1">
            <text:p>6.40052366</text:p>
          </table:table-cell>
          <table:table-cell office:value-type="float" office:value="6.4459569372862342" table:style-name="ce1">
            <text:p>6.445956937</text:p>
          </table:table-cell>
          <table:table-cell table:style-name="ce1"/>
          <table:table-cell office:value-type="float" office:value="6758.1148812322726" table:style-name="ce1">
            <text:p>6758.114881</text:p>
          </table:table-cell>
          <table:table-cell office:value-type="float" office:value="4380.1400924887002" table:style-name="ce1">
            <text:p>4380.140092</text:p>
          </table:table-cell>
          <table:table-cell table:style-name="ce1"/>
          <table:table-cell office:value-type="float" office:value="213030" table:style-name="ce14">
            <text:p>213030</text:p>
          </table:table-cell>
          <table:table-cell office:value-type="float" office:value="169401.77648888287" table:style-name="ce14">
            <text:p>169402</text:p>
          </table:table-cell>
          <table:table-cell office:value-type="float" office:value="103870.14780570631" table:style-name="ce14">
            <text:p>103870</text:p>
          </table:table-cell>
          <table:table-cell office:value-type="float" office:value="66412.148497348273" table:style-name="ce14">
            <text:p>66412</text:p>
          </table:table-cell>
          <table:table-cell office:value-type="float" office:value="498793" table:style-name="ce14">
            <text:p>498793</text:p>
          </table:table-cell>
          <table:table-cell office:value-type="float" office:value="43088.98258565228" table:style-name="ce14">
            <text:p>43089</text:p>
          </table:table-cell>
          <table:table-cell office:value-type="float" office:value="298327.50776769122" table:style-name="ce14">
            <text:p>298328</text:p>
          </table:table-cell>
          <table:table-cell office:value-type="float" office:value="18556.017027960828" table:style-name="ce14">
            <text:p>18556</text:p>
          </table:table-cell>
          <table:table-cell table:style-name="ce14"/>
          <table:table-cell office:value-type="float" office:value="-6292" table:style-name="ce14">
            <text:p>-6292</text:p>
          </table:table-cell>
          <table:table-cell office:value-type="float" office:value="11237" table:style-name="ce14">
            <text:p>11237</text:p>
          </table:table-cell>
          <table:table-cell office:value-type="float" office:value="3146" table:style-name="ce14">
            <text:p>3146</text:p>
          </table:table-cell>
          <table:table-cell office:value-type="float" office:value="1728" table:style-name="ce14">
            <text:p>1728</text:p>
          </table:table-cell>
          <table:table-cell office:value-type="float" office:value="19513" table:style-name="ce14">
            <text:p>19513</text:p>
          </table:table-cell>
          <table:table-cell office:value-type="float" office:value="315" table:style-name="ce14">
            <text:p>315</text:p>
          </table:table-cell>
          <table:table-cell office:value-type="float" office:value="2422" table:style-name="ce14">
            <text:p>2422</text:p>
          </table:table-cell>
          <table:table-cell office:value-type="float" office:value="158" table:style-name="ce14">
            <text:p>158</text:p>
          </table:table-cell>
          <table:table-cell table:style-name="ce1"/>
          <table:table-cell office:value-type="float" office:value="-0.12874017071016131" table:style-name="ce1">
            <text:p>-0.128740171</text:p>
          </table:table-cell>
          <table:table-cell office:value-type="float" office:value="-1.1261798171233088" table:style-name="ce1">
            <text:p>-1.126179817</text:p>
          </table:table-cell>
          <table:table-cell office:value-type="float" office:value="1.1028721631359422" table:style-name="ce1">
            <text:p>1.102872163</text:p>
          </table:table-cell>
          <table:table-cell office:value-type="float" office:value="2.6472552608918298" table:style-name="ce1">
            <text:p>2.647255261</text:p>
          </table:table-cell>
          <table:table-cell office:value-type="float" office:value="1.3690253950926408" table:style-name="ce1">
            <text:p>1.369025395</text:p>
          </table:table-cell>
          <table:table-cell office:value-type="float" office:value="0.98418766861396945" table:style-name="ce1">
            <text:p>0.984187669</text:p>
          </table:table-cell>
          <table:table-cell office:value-type="float" office:value="3.3761854172386725" table:style-name="ce1">
            <text:p>3.376185417</text:p>
          </table:table-cell>
          <table:table-cell office:value-type="float" office:value="3.6371166685495329" table:style-name="ce1">
            <text:p>3.637116669</text:p>
          </table:table-cell>
          <table:table-cell table:style-name="ce1"/>
          <table:table-cell office:value-type="float" office:value="8.9363287999999999E-2" table:style-name="ce1">
            <text:p>0.089363288</text:p>
          </table:table-cell>
          <table:table-cell office:value-type="float" office:value="5.7919068999999997E-2" table:style-name="ce1">
            <text:p>0.057919069</text:p>
          </table:table-cell>
          <table:table-cell office:value-type="float" office:value="7.9624299999999995E-3" table:style-name="ce1">
            <text:p>0.00796243</text:p>
          </table:table-cell>
          <table:table-cell office:value-type="float" office:value="8.3325299999999995E-3" table:style-name="ce1">
            <text:p>0.00833253</text:p>
          </table:table-cell>
          <table:table-cell office:value-type="float" office:value="8.2614735906878706E-2" table:style-name="ce1">
            <text:p>0.082614736</text:p>
          </table:table-cell>
          <table:table-cell office:value-type="float" office:value="6.2653308245653294E-2" table:style-name="ce1">
            <text:p>0.062653308</text:p>
          </table:table-cell>
          <table:table-cell office:value-type="float" office:value="5.9688782138023599E-3" table:style-name="ce1">
            <text:p>0.005968878</text:p>
          </table:table-cell>
          <table:table-cell office:value-type="float" office:value="6.4700247826923298E-3" table:style-name="ce1">
            <text:p>0.006470025</text:p>
          </table:table-cell>
          <table:table-cell office:value-type="float" office:value="7.8521883645527701E-2" table:formula="msoxl:=LN(AT118)-LN(AX118)" table:style-name="ce1">
            <text:p>0.078521884</text:p>
          </table:table-cell>
          <table:table-cell office:value-type="float" office:value="-7.85698110926627E-2" table:formula="msoxl:=LN(AU118)-LN(AY118)" table:style-name="ce1">
            <text:p>-0.078569811</text:p>
          </table:table-cell>
          <table:table-cell office:value-type="float" office:value="0.28817522378818516" table:formula="msoxl:=LN(AV118)-LN(AZ118)" table:style-name="ce1">
            <text:p>0.288175224</text:p>
          </table:table-cell>
          <table:table-cell office:value-type="float" office:value="0.2529871926471694" table:formula="msoxl:=LN(AW118)-LN(BA118)" table:style-name="ce1">
            <text:p>0.252987193</text:p>
          </table:table-cell>
          <table:table-cell table:number-columns-repeated="4" table:style-name="ce1"/>
          <table:table-cell office:value-type="float" office:value="0.13558609755820344" table:formula="msoxl:=BB118*ABS($BH$8)/ABS($BH$10)-BC118*ABS($BH$9)/ABS($BH$10)+BD118-BE118*ABS($BH$11)/ABS($BH$10)" table:style-name="ce1">
            <text:p>0.135586098</text:p>
          </table:table-cell>
          <table:table-cell table:number-columns-repeated="16322"/>
        </table:table-row>
        <table:table-row table:style-name="ro1">
          <table:table-cell office:value-type="float" office:value="198102" table:style-name="ce1">
            <text:p>198102</text:p>
          </table:table-cell>
          <table:table-cell office:value-type="float" office:value="1981" table:style-name="ce1">
            <text:p>198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6.265000000000001" table:style-name="ce1">
            <text:p>56.265</text:p>
          </table:table-cell>
          <table:table-cell office:value-type="float" office:value="229.67400000000001" table:style-name="ce13">
            <text:p>229.7</text:p>
          </table:table-cell>
          <table:table-cell office:value-type="float" office:value="9834.44" table:style-name="ce1">
            <text:p>9834.44</text:p>
          </table:table-cell>
          <table:table-cell table:style-name="ce1"/>
          <table:table-cell office:value-type="float" office:value="79.641222087265263" table:style-name="ce13">
            <text:p>79.6</text:p>
          </table:table-cell>
          <table:table-cell office:value-type="float" office:value="-7.3353615709691473" table:formula="msoxl:=LN(I119/I118)*100" table:style-name="ce1">
            <text:p>-7.335361571</text:p>
          </table:table-cell>
          <table:table-cell office:value-type="float" office:value="-7.5355022698856802" table:style-name="ce1">
            <text:p>-7.53550227</text:p>
          </table:table-cell>
          <table:table-cell table:style-name="ce13"/>
          <table:table-cell office:value-type="float" office:value="6.3912951611679478" table:style-name="ce1">
            <text:p>6.391295161</text:p>
          </table:table-cell>
          <table:table-cell office:value-type="float" office:value="6.4344490650231823" table:style-name="ce1">
            <text:p>6.434449065</text:p>
          </table:table-cell>
          <table:table-cell table:style-name="ce1"/>
          <table:table-cell office:value-type="float" office:value="6646.3929777187659" table:style-name="ce1">
            <text:p>6646.392978</text:p>
          </table:table-cell>
          <table:table-cell office:value-type="float" office:value="4266.3305349842376" table:style-name="ce1">
            <text:p>4266.330535</text:p>
          </table:table-cell>
          <table:table-cell table:style-name="ce1"/>
          <table:table-cell office:value-type="float" office:value="219329" table:style-name="ce14">
            <text:p>219329</text:p>
          </table:table-cell>
          <table:table-cell office:value-type="float" office:value="160105.92103106753" table:style-name="ce14">
            <text:p>160106</text:p>
          </table:table-cell>
          <table:table-cell office:value-type="float" office:value="106534.15978925746" table:style-name="ce14">
            <text:p>106534</text:p>
          </table:table-cell>
          <table:table-cell office:value-type="float" office:value="67042.073561301964" table:style-name="ce14">
            <text:p>67042</text:p>
          </table:table-cell>
          <table:table-cell office:value-type="float" office:value="515669" table:style-name="ce14">
            <text:p>515669</text:p>
          </table:table-cell>
          <table:table-cell office:value-type="float" office:value="41297.395922631724" table:style-name="ce14">
            <text:p>41297</text:p>
          </table:table-cell>
          <table:table-cell office:value-type="float" office:value="287291.911283792" table:style-name="ce14">
            <text:p>287292</text:p>
          </table:table-cell>
          <table:table-cell office:value-type="float" office:value="16916.977522767178" table:style-name="ce14">
            <text:p>16917</text:p>
          </table:table-cell>
          <table:table-cell table:style-name="ce14"/>
          <table:table-cell office:value-type="float" office:value="6299" table:style-name="ce14">
            <text:p>6299</text:p>
          </table:table-cell>
          <table:table-cell office:value-type="float" office:value="803" table:style-name="ce14">
            <text:p>803</text:p>
          </table:table-cell>
          <table:table-cell office:value-type="float" office:value="5294" table:style-name="ce14">
            <text:p>5294</text:p>
          </table:table-cell>
          <table:table-cell office:value-type="float" office:value="2969" table:style-name="ce14">
            <text:p>2969</text:p>
          </table:table-cell>
          <table:table-cell office:value-type="float" office:value="16876" table:style-name="ce14">
            <text:p>16876</text:p>
          </table:table-cell>
          <table:table-cell office:value-type="float" office:value="1339" table:style-name="ce14">
            <text:p>1339</text:p>
          </table:table-cell>
          <table:table-cell office:value-type="float" office:value="5613" table:style-name="ce14">
            <text:p>5613</text:p>
          </table:table-cell>
          <table:table-cell office:value-type="float" office:value="225" table:style-name="ce14">
            <text:p>225</text:p>
          </table:table-cell>
          <table:table-cell table:style-name="ce1"/>
          <table:table-cell office:value-type="float" office:value="-9.1776813172021967" table:style-name="ce1">
            <text:p>-9.177681317</text:p>
          </table:table-cell>
          <table:table-cell office:value-type="float" office:value="-4.993415626209214" table:style-name="ce1">
            <text:p>-4.993415626</text:p>
          </table:table-cell>
          <table:table-cell office:value-type="float" office:value="-5.3220106207370099" table:style-name="ce1">
            <text:p>-5.322010621</text:p>
          </table:table-cell>
          <table:table-cell office:value-type="float" office:value="1.5530453834480225" table:style-name="ce1">
            <text:p>1.553045383</text:p>
          </table:table-cell>
          <table:table-cell office:value-type="float" office:value="-2.3245731946281727" table:style-name="ce1">
            <text:p>-2.324573195</text:p>
          </table:table-cell>
          <table:table-cell office:value-type="float" office:value="-1.6711277096425325" table:style-name="ce1">
            <text:p>-1.67112771</text:p>
          </table:table-cell>
          <table:table-cell office:value-type="float" office:value="-3.2378429198935939" table:style-name="ce1">
            <text:p>-3.23784292</text:p>
          </table:table-cell>
          <table:table-cell office:value-type="float" office:value="3.1614105988139727" table:style-name="ce1">
            <text:p>3.161410599</text:p>
          </table:table-cell>
          <table:table-cell table:style-name="ce1"/>
          <table:table-cell office:value-type="float" office:value="8.7334641000000005E-2" table:style-name="ce1">
            <text:p>0.087334641</text:p>
          </table:table-cell>
          <table:table-cell office:value-type="float" office:value="5.6060248999999999E-2" table:style-name="ce1">
            <text:p>0.056060249</text:p>
          </table:table-cell>
          <table:table-cell office:value-type="float" office:value="7.8397999999999992E-3" table:style-name="ce1">
            <text:p>0.0078398</text:p>
          </table:table-cell>
          <table:table-cell office:value-type="float" office:value="8.1855199999999999E-3" table:style-name="ce1">
            <text:p>0.00818552</text:p>
          </table:table-cell>
          <table:table-cell office:value-type="float" office:value="8.3278176135194296E-2" table:style-name="ce1">
            <text:p>0.083278176</text:p>
          </table:table-cell>
          <table:table-cell office:value-type="float" office:value="6.3600151512649597E-2" table:style-name="ce1">
            <text:p>0.063600152</text:p>
          </table:table-cell>
          <table:table-cell office:value-type="float" office:value="5.9913455117583296E-3" table:style-name="ce1">
            <text:p>0.005991346</text:p>
          </table:table-cell>
          <table:table-cell office:value-type="float" office:value="6.5100755874352998E-3" table:style-name="ce1">
            <text:p>0.006510076</text:p>
          </table:table-cell>
          <table:table-cell office:value-type="float" office:value="4.7560664590355461E-2" table:formula="msoxl:=LN(AT119)-LN(AX119)" table:style-name="ce1">
            <text:p>0.047560665</text:p>
          </table:table-cell>
          <table:table-cell office:value-type="float" office:value="-0.12618886522118578" table:formula="msoxl:=LN(AU119)-LN(AY119)" table:style-name="ce1">
            <text:p>-0.126188865</text:p>
          </table:table-cell>
          <table:table-cell office:value-type="float" office:value="0.26889731059325417" table:formula="msoxl:=LN(AV119)-LN(AZ119)" table:style-name="ce1">
            <text:p>0.268897311</text:p>
          </table:table-cell>
          <table:table-cell office:value-type="float" office:value="0.22901567252797861" table:formula="msoxl:=LN(AW119)-LN(BA119)" table:style-name="ce1">
            <text:p>0.229015673</text:p>
          </table:table-cell>
          <table:table-cell table:number-columns-repeated="4" table:style-name="ce1"/>
          <table:table-cell office:value-type="float" office:value="0.15207866391700081" table:formula="msoxl:=BB119*ABS($BH$8)/ABS($BH$10)-BC119*ABS($BH$9)/ABS($BH$10)+BD119-BE119*ABS($BH$11)/ABS($BH$10)" table:style-name="ce1">
            <text:p>0.152078664</text:p>
          </table:table-cell>
          <table:table-cell table:number-columns-repeated="16322"/>
        </table:table-row>
        <table:table-row table:style-name="ro1">
          <table:table-cell office:value-type="float" office:value="198103" table:style-name="ce1">
            <text:p>198103</text:p>
          </table:table-cell>
          <table:table-cell office:value-type="float" office:value="1981" table:style-name="ce1">
            <text:p>198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57.197000000000003" table:style-name="ce1">
            <text:p>57.197</text:p>
          </table:table-cell>
          <table:table-cell office:value-type="float" office:value="230.30099999999999" table:style-name="ce13">
            <text:p>230.3</text:p>
          </table:table-cell>
          <table:table-cell office:value-type="float" office:value="9880.41" table:style-name="ce1">
            <text:p>9880.41</text:p>
          </table:table-cell>
          <table:table-cell table:style-name="ce1"/>
          <table:table-cell office:value-type="float" office:value="78.656454738396235" table:style-name="ce13">
            <text:p>78.7</text:p>
          </table:table-cell>
          <table:table-cell office:value-type="float" office:value="-1.244212893861969" table:formula="msoxl:=LN(I120/I119)*100" table:style-name="ce1">
            <text:p>-1.244212894</text:p>
          </table:table-cell>
          <table:table-cell office:value-type="float" office:value="-1.1294620936677486" table:style-name="ce1">
            <text:p>-1.129462094</text:p>
          </table:table-cell>
          <table:table-cell table:style-name="ce13"/>
          <table:table-cell office:value-type="float" office:value="6.3521624071982572" table:style-name="ce1">
            <text:p>6.352162407</text:p>
          </table:table-cell>
          <table:table-cell office:value-type="float" office:value="6.3769921702065471" table:style-name="ce1">
            <text:p>6.37699217</text:p>
          </table:table-cell>
          <table:table-cell table:style-name="ce1"/>
          <table:table-cell office:value-type="float" office:value="6456.2546152377763" table:style-name="ce1">
            <text:p>6456.254615</text:p>
          </table:table-cell>
          <table:table-cell office:value-type="float" office:value="4140.0170781268871" table:style-name="ce1">
            <text:p>4140.017078</text:p>
          </table:table-cell>
          <table:table-cell table:style-name="ce1"/>
          <table:table-cell office:value-type="float" office:value="233507" table:style-name="ce14">
            <text:p>233507</text:p>
          </table:table-cell>
          <table:table-cell office:value-type="float" office:value="151919.20474468314" table:style-name="ce14">
            <text:p>151919</text:p>
          </table:table-cell>
          <table:table-cell office:value-type="float" office:value="103266.17563153176" table:style-name="ce14">
            <text:p>103266</text:p>
          </table:table-cell>
          <table:table-cell office:value-type="float" office:value="60038.457940340384" table:style-name="ce14">
            <text:p>60038</text:p>
          </table:table-cell>
          <table:table-cell office:value-type="float" office:value="531785" table:style-name="ce14">
            <text:p>531785</text:p>
          </table:table-cell>
          <table:table-cell office:value-type="float" office:value="40876.407519547291" table:style-name="ce14">
            <text:p>40876</text:p>
          </table:table-cell>
          <table:table-cell office:value-type="float" office:value="259165.37764458812" table:style-name="ce14">
            <text:p>259165</text:p>
          </table:table-cell>
          <table:table-cell office:value-type="float" office:value="14871.051829336931" table:style-name="ce14">
            <text:p>14871</text:p>
          </table:table-cell>
          <table:table-cell table:style-name="ce14"/>
          <table:table-cell office:value-type="float" office:value="14178" table:style-name="ce14">
            <text:p>14178</text:p>
          </table:table-cell>
          <table:table-cell office:value-type="float" office:value="-2829" table:style-name="ce14">
            <text:p>-2829</text:p>
          </table:table-cell>
          <table:table-cell office:value-type="float" office:value="5505" table:style-name="ce14">
            <text:p>5505</text:p>
          </table:table-cell>
          <table:table-cell office:value-type="float" office:value="676" table:style-name="ce14">
            <text:p>676</text:p>
          </table:table-cell>
          <table:table-cell office:value-type="float" office:value="16116" table:style-name="ce14">
            <text:p>16116</text:p>
          </table:table-cell>
          <table:table-cell office:value-type="float" office:value="981" table:style-name="ce14">
            <text:p>981</text:p>
          </table:table-cell>
          <table:table-cell office:value-type="float" office:value="585" table:style-name="ce14">
            <text:p>585</text:p>
          </table:table-cell>
          <table:table-cell office:value-type="float" office:value="-284" table:style-name="ce14">
            <text:p>-284</text:p>
          </table:table-cell>
          <table:table-cell table:style-name="ce1"/>
          <table:table-cell office:value-type="float" office:value="-10.201350260822577" table:style-name="ce1">
            <text:p>-10.20135026</text:p>
          </table:table-cell>
          <table:table-cell office:value-type="float" office:value="-10.682735979794963" table:style-name="ce1">
            <text:p>-10.68273598</text:p>
          </table:table-cell>
          <table:table-cell office:value-type="float" office:value="-0.32979701080596896" table:style-name="ce1">
            <text:p>-0.329797011</text:p>
          </table:table-cell>
          <table:table-cell office:value-type="float" office:value="2.9723577061857887" table:style-name="ce1">
            <text:p>2.972357706</text:p>
          </table:table-cell>
          <table:table-cell office:value-type="float" office:value="-10.795010929486283" table:style-name="ce1">
            <text:p>-10.79501093</text:p>
          </table:table-cell>
          <table:table-cell office:value-type="float" office:value="-7.7604963921319268" table:style-name="ce1">
            <text:p>-7.760496392</text:p>
          </table:table-cell>
          <table:table-cell office:value-type="float" office:value="1.7966408114636512E-2" table:style-name="ce1">
            <text:p>0.017966408</text:p>
          </table:table-cell>
          <table:table-cell office:value-type="float" office:value="3.3982129306060918" table:style-name="ce1">
            <text:p>3.398212931</text:p>
          </table:table-cell>
          <table:table-cell table:style-name="ce1"/>
          <table:table-cell office:value-type="float" office:value="8.6074549E-2" table:style-name="ce1">
            <text:p>0.086074549</text:p>
          </table:table-cell>
          <table:table-cell office:value-type="float" office:value="5.5194555999999999E-2" table:style-name="ce1">
            <text:p>0.055194556</text:p>
          </table:table-cell>
          <table:table-cell office:value-type="float" office:value="7.6489699999999997E-3" table:style-name="ce1">
            <text:p>0.00764897</text:p>
          </table:table-cell>
          <table:table-cell office:value-type="float" office:value="7.8412699999999991E-3" table:style-name="ce1">
            <text:p>0.00784127</text:p>
          </table:table-cell>
          <table:table-cell office:value-type="float" office:value="8.3951451676939501E-2" table:style-name="ce1">
            <text:p>0.083951452</text:p>
          </table:table-cell>
          <table:table-cell office:value-type="float" office:value="6.4564317015333203E-2" table:style-name="ce1">
            <text:p>0.064564317</text:p>
          </table:table-cell>
          <table:table-cell office:value-type="float" office:value="6.0135132107098999E-3" table:style-name="ce1">
            <text:p>0.006013513</text:p>
          </table:table-cell>
          <table:table-cell office:value-type="float" office:value="6.5499167298586304E-3" table:style-name="ce1">
            <text:p>0.006549917</text:p>
          </table:table-cell>
          <table:table-cell office:value-type="float" office:value="2.4975094058924618E-2" table:formula="msoxl:=LN(AT120)-LN(AX120)" table:style-name="ce1">
            <text:p>0.024975094</text:p>
          </table:table-cell>
          <table:table-cell office:value-type="float" office:value="-0.15679756476229612" table:formula="msoxl:=LN(AU120)-LN(AY120)" table:style-name="ce1">
            <text:p>-0.156797565</text:p>
          </table:table-cell>
          <table:table-cell office:value-type="float" office:value="0.24056185964251053" table:formula="msoxl:=LN(AV120)-LN(AZ120)" table:style-name="ce1">
            <text:p>0.24056186</text:p>
          </table:table-cell>
          <table:table-cell office:value-type="float" office:value="0.17994847447163753" table:formula="msoxl:=LN(AW120)-LN(BA120)" table:style-name="ce1">
            <text:p>0.179948474</text:p>
          </table:table-cell>
          <table:table-cell table:number-columns-repeated="4" table:style-name="ce1"/>
          <table:table-cell office:value-type="float" office:value="0.18148281855221851" table:formula="msoxl:=BB120*ABS($BH$8)/ABS($BH$10)-BC120*ABS($BH$9)/ABS($BH$10)+BD120-BE120*ABS($BH$11)/ABS($BH$10)" table:style-name="ce1">
            <text:p>0.181482819</text:p>
          </table:table-cell>
          <table:table-cell table:number-columns-repeated="16322"/>
        </table:table-row>
        <table:table-row table:style-name="ro1">
          <table:table-cell office:value-type="float" office:value="198104" table:style-name="ce1">
            <text:p>198104</text:p>
          </table:table-cell>
          <table:table-cell office:value-type="float" office:value="1981" table:style-name="ce1">
            <text:p>1981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58.067999999999998" table:style-name="ce1">
            <text:p>58.068</text:p>
          </table:table-cell>
          <table:table-cell office:value-type="float" office:value="230.90299999999999" table:style-name="ce13">
            <text:p>230.9</text:p>
          </table:table-cell>
          <table:table-cell office:value-type="float" office:value="10163.049999999999" table:style-name="ce1">
            <text:p>10163.05</text:p>
          </table:table-cell>
          <table:table-cell table:style-name="ce1"/>
          <table:table-cell office:value-type="float" office:value="80.826853783424994" table:style-name="ce13">
            <text:p>80.8</text:p>
          </table:table-cell>
          <table:table-cell office:value-type="float" office:value="2.7219563832580054" table:formula="msoxl:=LN(I121/I120)*100" table:style-name="ce1">
            <text:p>2.721956383</text:p>
          </table:table-cell>
          <table:table-cell office:value-type="float" office:value="2.9412707024027616" table:style-name="ce1">
            <text:p>2.941270702</text:p>
          </table:table-cell>
          <table:table-cell table:style-name="ce13"/>
          <table:table-cell office:value-type="float" office:value="6.3423463433292682" table:style-name="ce1">
            <text:p>6.342346343</text:p>
          </table:table-cell>
          <table:table-cell office:value-type="float" office:value="6.3894628931185169" table:style-name="ce1">
            <text:p>6.389462893</text:p>
          </table:table-cell>
          <table:table-cell table:style-name="ce1"/>
          <table:table-cell office:value-type="float" office:value="6285.1727365385432" table:style-name="ce1">
            <text:p>6285.172737</text:p>
          </table:table-cell>
          <table:table-cell office:value-type="float" office:value="4366.7231546571702" table:style-name="ce1">
            <text:p>4366.723155</text:p>
          </table:table-cell>
          <table:table-cell table:style-name="ce1"/>
          <table:table-cell office:value-type="float" office:value="263028" table:style-name="ce14">
            <text:p>263028</text:p>
          </table:table-cell>
          <table:table-cell office:value-type="float" office:value="169619" table:style-name="ce14">
            <text:p>169619</text:p>
          </table:table-cell>
          <table:table-cell office:value-type="float" office:value="118587.53326036093" table:style-name="ce14">
            <text:p>118588</text:p>
          </table:table-cell>
          <table:table-cell office:value-type="float" office:value="64630" table:style-name="ce14">
            <text:p>64630</text:p>
          </table:table-cell>
          <table:table-cell office:value-type="float" office:value="531721" table:style-name="ce14">
            <text:p>531721</text:p>
          </table:table-cell>
          <table:table-cell office:value-type="float" office:value="45680" table:style-name="ce14">
            <text:p>45680</text:p>
          </table:table-cell>
          <table:table-cell office:value-type="float" office:value="275240.69978673797" table:style-name="ce14">
            <text:p>275241</text:p>
          </table:table-cell>
          <table:table-cell office:value-type="float" office:value="16470" table:style-name="ce14">
            <text:p>16470</text:p>
          </table:table-cell>
          <table:table-cell table:style-name="ce14"/>
          <table:table-cell office:value-type="float" office:value="26492" table:style-name="ce14">
            <text:p>26492</text:p>
          </table:table-cell>
          <table:table-cell office:value-type="float" office:value="5333" table:style-name="ce14">
            <text:p>5333</text:p>
          </table:table-cell>
          <table:table-cell office:value-type="float" office:value="11251" table:style-name="ce14">
            <text:p>11251</text:p>
          </table:table-cell>
          <table:table-cell office:value-type="float" office:value="442" table:style-name="ce14">
            <text:p>442</text:p>
          </table:table-cell>
          <table:table-cell office:value-type="float" office:value="45225" table:style-name="ce14">
            <text:p>45225</text:p>
          </table:table-cell>
          <table:table-cell office:value-type="float" office:value="2852" table:style-name="ce14">
            <text:p>2852</text:p>
          </table:table-cell>
          <table:table-cell office:value-type="float" office:value="1004" table:style-name="ce14">
            <text:p>1004</text:p>
          </table:table-cell>
          <table:table-cell office:value-type="float" office:value="114" table:style-name="ce14">
            <text:p>114</text:p>
          </table:table-cell>
          <table:table-cell table:style-name="ce1"/>
          <table:table-cell office:value-type="float" office:value="10.796063656776884" table:style-name="ce1">
            <text:p>10.79606366</text:p>
          </table:table-cell>
          <table:table-cell office:value-type="float" office:value="7.3624739743592116" table:style-name="ce1">
            <text:p>7.362473974</text:p>
          </table:table-cell>
          <table:table-cell office:value-type="float" office:value="7.5687319636792383" table:style-name="ce1">
            <text:p>7.568731964</text:p>
          </table:table-cell>
          <table:table-cell office:value-type="float" office:value="4.0205302827983473" table:style-name="ce1">
            <text:p>4.020530283</text:p>
          </table:table-cell>
          <table:table-cell office:value-type="float" office:value="6.7019800685821611" table:style-name="ce1">
            <text:p>6.701980069</text:p>
          </table:table-cell>
          <table:table-cell office:value-type="float" office:value="4.8180305218873043" table:style-name="ce1">
            <text:p>4.818030522</text:p>
          </table:table-cell>
          <table:table-cell office:value-type="float" office:value="6.1220389953639582" table:style-name="ce1">
            <text:p>6.122038995</text:p>
          </table:table-cell>
          <table:table-cell office:value-type="float" office:value="3.4831766305274812" table:style-name="ce1">
            <text:p>3.483176631</text:p>
          </table:table-cell>
          <table:table-cell table:style-name="ce1"/>
          <table:table-cell office:value-type="float" office:value="8.2920058000000005E-2" table:style-name="ce1">
            <text:p>0.082920058</text:p>
          </table:table-cell>
          <table:table-cell office:value-type="float" office:value="5.7610021999999997E-2" table:style-name="ce1">
            <text:p>0.057610022</text:p>
          </table:table-cell>
          <table:table-cell office:value-type="float" office:value="7.4952899999999999E-3" table:style-name="ce1">
            <text:p>0.00749529</text:p>
          </table:table-cell>
          <table:table-cell office:value-type="float" office:value="7.8568900000000001E-3" table:style-name="ce1">
            <text:p>0.00785689</text:p>
          </table:table-cell>
          <table:table-cell office:value-type="float" office:value="8.4634612138266105E-2" table:style-name="ce1">
            <text:p>0.084634612</text:p>
          </table:table-cell>
          <table:table-cell office:value-type="float" office:value="6.5546090912739802E-2" table:style-name="ce1">
            <text:p>0.065546091</text:p>
          </table:table-cell>
          <table:table-cell office:value-type="float" office:value="6.0353825789950903E-3" table:style-name="ce1">
            <text:p>0.006035383</text:p>
          </table:table-cell>
          <table:table-cell office:value-type="float" office:value="6.58954359818724E-3" table:style-name="ce1">
            <text:p>0.006589544</text:p>
          </table:table-cell>
          <table:table-cell office:value-type="float" office:value="-2.0466322835732242E-2" table:formula="msoxl:=LN(AT121)-LN(AX121)" table:style-name="ce1">
            <text:p>-0.020466323</text:p>
          </table:table-cell>
          <table:table-cell office:value-type="float" office:value="-0.12905702761061733" table:formula="msoxl:=LN(AU121)-LN(AY121)" table:style-name="ce1">
            <text:p>-0.129057028</text:p>
          </table:table-cell>
          <table:table-cell office:value-type="float" office:value="0.21663557735626515" table:formula="msoxl:=LN(AV121)-LN(AZ121)" table:style-name="ce1">
            <text:p>0.216635577</text:p>
          </table:table-cell>
          <table:table-cell office:value-type="float" office:value="0.17590676444931486" table:formula="msoxl:=LN(AW121)-LN(BA121)" table:style-name="ce1">
            <text:p>0.175906764</text:p>
          </table:table-cell>
          <table:table-cell table:number-columns-repeated="4" table:style-name="ce1"/>
          <table:table-cell office:value-type="float" office:value="0.10254044097215612" table:formula="msoxl:=BB121*ABS($BH$8)/ABS($BH$10)-BC121*ABS($BH$9)/ABS($BH$10)+BD121-BE121*ABS($BH$11)/ABS($BH$10)" table:style-name="ce1">
            <text:p>0.102540441</text:p>
          </table:table-cell>
          <table:table-cell table:number-columns-repeated="16322"/>
        </table:table-row>
        <table:table-row table:style-name="ro1">
          <table:table-cell office:value-type="float" office:value="198201" table:style-name="ce1">
            <text:p>198201</text:p>
          </table:table-cell>
          <table:table-cell office:value-type="float" office:value="1982" table:style-name="ce1">
            <text:p>198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58.802999999999997" table:style-name="ce1">
            <text:p>58.803</text:p>
          </table:table-cell>
          <table:table-cell office:value-type="float" office:value="231.39500000000001" table:style-name="ce13">
            <text:p>231.4</text:p>
          </table:table-cell>
          <table:table-cell office:value-type="float" office:value="10256.35" table:style-name="ce1">
            <text:p>10256.35</text:p>
          </table:table-cell>
          <table:table-cell table:style-name="ce1"/>
          <table:table-cell office:value-type="float" office:value="75.890313390313395" table:style-name="ce13">
            <text:p>75.9</text:p>
          </table:table-cell>
          <table:table-cell office:value-type="float" office:value="-6.3020206175177229" table:formula="msoxl:=LN(I122/I121)*100" table:style-name="ce1">
            <text:p>-6.302020618</text:p>
          </table:table-cell>
          <table:table-cell office:value-type="float" office:value="-8.5487403273165388" table:style-name="ce1">
            <text:p>-8.548740327</text:p>
          </table:table-cell>
          <table:table-cell table:style-name="ce13"/>
          <table:table-cell office:value-type="float" office:value="6.2891669929313352" table:style-name="ce1">
            <text:p>6.289166993</text:p>
          </table:table-cell>
          <table:table-cell office:value-type="float" office:value="6.3432701150434898" table:style-name="ce1">
            <text:p>6.343270115</text:p>
          </table:table-cell>
          <table:table-cell table:style-name="ce1"/>
          <table:table-cell office:value-type="float" office:value="6395.0636229850761" table:style-name="ce1">
            <text:p>6395.063623</text:p>
          </table:table-cell>
          <table:table-cell office:value-type="float" office:value="4552.4846901749197" table:style-name="ce1">
            <text:p>4552.48469</text:p>
          </table:table-cell>
          <table:table-cell table:style-name="ce1"/>
          <table:table-cell office:value-type="float" office:value="287002" table:style-name="ce14">
            <text:p>287002</text:p>
          </table:table-cell>
          <table:table-cell office:value-type="float" office:value="172349.19430989545" table:style-name="ce14">
            <text:p>172349</text:p>
          </table:table-cell>
          <table:table-cell office:value-type="float" office:value="113356.57693982596" table:style-name="ce14">
            <text:p>113357</text:p>
          </table:table-cell>
          <table:table-cell office:value-type="float" office:value="59936.082007343939" table:style-name="ce14">
            <text:p>59936</text:p>
          </table:table-cell>
          <table:table-cell office:value-type="float" office:value="572083" table:style-name="ce14">
            <text:p>572083</text:p>
          </table:table-cell>
          <table:table-cell office:value-type="float" office:value="46183.090799933663" table:style-name="ce14">
            <text:p>46183</text:p>
          </table:table-cell>
          <table:table-cell office:value-type="float" office:value="251786.95156811329" table:style-name="ce14">
            <text:p>251787</text:p>
          </table:table-cell>
          <table:table-cell office:value-type="float" office:value="14658.370464255649" table:style-name="ce14">
            <text:p>14658</text:p>
          </table:table-cell>
          <table:table-cell table:style-name="ce14"/>
          <table:table-cell office:value-type="float" office:value="23974" table:style-name="ce14">
            <text:p>23974</text:p>
          </table:table-cell>
          <table:table-cell office:value-type="float" office:value="221" table:style-name="ce14">
            <text:p>221</text:p>
          </table:table-cell>
          <table:table-cell office:value-type="float" office:value="2136" table:style-name="ce14">
            <text:p>2136</text:p>
          </table:table-cell>
          <table:table-cell office:value-type="float" office:value="891" table:style-name="ce14">
            <text:p>891</text:p>
          </table:table-cell>
          <table:table-cell office:value-type="float" office:value="40362" table:style-name="ce14">
            <text:p>40362</text:p>
          </table:table-cell>
          <table:table-cell office:value-type="float" office:value="825" table:style-name="ce14">
            <text:p>825</text:p>
          </table:table-cell>
          <table:table-cell office:value-type="float" office:value="-3626" table:style-name="ce14">
            <text:p>-3626</text:p>
          </table:table-cell>
          <table:table-cell office:value-type="float" office:value="-197" table:style-name="ce14">
            <text:p>-197</text:p>
          </table:table-cell>
          <table:table-cell table:style-name="ce1"/>
          <table:table-cell office:value-type="float" office:value="-7.6246040171641081" table:style-name="ce1">
            <text:p>-7.624604017</text:p>
          </table:table-cell>
          <table:table-cell office:value-type="float" office:value="-8.9566215903138353" table:style-name="ce1">
            <text:p>-8.95662159</text:p>
          </table:table-cell>
          <table:table-cell office:value-type="float" office:value="2.0252045676662149" table:style-name="ce1">
            <text:p>2.025204568</text:p>
          </table:table-cell>
          <table:table-cell office:value-type="float" office:value="1.129312588591562" table:style-name="ce1">
            <text:p>1.129312589</text:p>
          </table:table-cell>
          <table:table-cell office:value-type="float" office:value="-7.5888157273672814" table:style-name="ce1">
            <text:p>-7.588815727</text:p>
          </table:table-cell>
          <table:table-cell office:value-type="float" office:value="-5.4555736402195976" table:style-name="ce1">
            <text:p>-5.45557364</text:p>
          </table:table-cell>
          <table:table-cell office:value-type="float" office:value="4.7943684473983783" table:style-name="ce1">
            <text:p>4.794368447</text:p>
          </table:table-cell>
          <table:table-cell office:value-type="float" office:value="2.5932296440619109" table:style-name="ce1">
            <text:p>2.593229644</text:p>
          </table:table-cell>
          <table:table-cell table:style-name="ce1"/>
          <table:table-cell office:value-type="float" office:value="8.4840944000000001E-2" table:style-name="ce1">
            <text:p>0.084840944</text:p>
          </table:table-cell>
          <table:table-cell office:value-type="float" office:value="6.0396130999999999E-2" table:style-name="ce1">
            <text:p>0.060396131</text:p>
          </table:table-cell>
          <table:table-cell office:value-type="float" office:value="7.1467900000000001E-3" table:style-name="ce1">
            <text:p>0.00714679</text:p>
          </table:table-cell>
          <table:table-cell office:value-type="float" office:value="7.5441099999999997E-3" table:style-name="ce1">
            <text:p>0.00754411</text:p>
          </table:table-cell>
          <table:table-cell office:value-type="float" office:value="8.5327707504025394E-2" table:style-name="ce1">
            <text:p>0.085327708</text:p>
          </table:table-cell>
          <table:table-cell office:value-type="float" office:value="6.6545758778729494E-2" table:style-name="ce1">
            <text:p>0.066545759</text:p>
          </table:table-cell>
          <table:table-cell office:value-type="float" office:value="6.0569556103924104E-3" table:style-name="ce1">
            <text:p>0.006056956</text:p>
          </table:table-cell>
          <table:table-cell office:value-type="float" office:value="6.6289521353413402E-3" table:style-name="ce1">
            <text:p>0.006628952</text:p>
          </table:table-cell>
          <table:table-cell office:value-type="float" office:value="-5.7209694893778362E-3" table:formula="msoxl:=LN(AT122)-LN(AX122)" table:style-name="ce1">
            <text:p>-0.005720969</text:p>
          </table:table-cell>
          <table:table-cell office:value-type="float" office:value="-9.696476636631246E-2" table:formula="msoxl:=LN(AU122)-LN(AY122)" table:style-name="ce1">
            <text:p>-0.096964766</text:p>
          </table:table-cell>
          <table:table-cell office:value-type="float" office:value="0.16545600552211148" table:formula="msoxl:=LN(AV122)-LN(AZ122)" table:style-name="ce1">
            <text:p>0.165456006</text:p>
          </table:table-cell>
          <table:table-cell office:value-type="float" office:value="0.12932038361033182" table:formula="msoxl:=LN(AW122)-LN(BA122)" table:style-name="ce1">
            <text:p>0.129320384</text:p>
          </table:table-cell>
          <table:table-cell table:number-columns-repeated="4" table:style-name="ce1"/>
          <table:table-cell office:value-type="float" office:value="9.107402168603318E-2" table:formula="msoxl:=BB122*ABS($BH$8)/ABS($BH$10)-BC122*ABS($BH$9)/ABS($BH$10)+BD122-BE122*ABS($BH$11)/ABS($BH$10)" table:style-name="ce1">
            <text:p>0.091074022</text:p>
          </table:table-cell>
          <table:table-cell table:number-columns-repeated="16322"/>
        </table:table-row>
        <table:table-row table:style-name="ro1">
          <table:table-cell office:value-type="float" office:value="198202" table:style-name="ce1">
            <text:p>198202</text:p>
          </table:table-cell>
          <table:table-cell office:value-type="float" office:value="1982" table:style-name="ce1">
            <text:p>198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9.365000000000002" table:style-name="ce1">
            <text:p>59.365</text:p>
          </table:table-cell>
          <table:table-cell office:value-type="float" office:value="231.90600000000001" table:style-name="ce13">
            <text:p>231.9</text:p>
          </table:table-cell>
          <table:table-cell office:value-type="float" office:value="10361.299999999999" table:style-name="ce1">
            <text:p>10361.3</text:p>
          </table:table-cell>
          <table:table-cell table:style-name="ce1"/>
          <table:table-cell office:value-type="float" office:value="72.867156778936575" table:style-name="ce13">
            <text:p>72.9</text:p>
          </table:table-cell>
          <table:table-cell office:value-type="float" office:value="-4.0651039737378758" table:formula="msoxl:=LN(I123/I122)*100" table:style-name="ce1">
            <text:p>-4.065103974</text:p>
          </table:table-cell>
          <table:table-cell office:value-type="float" office:value="-4.2410683027944103" table:style-name="ce1">
            <text:p>-4.241068303</text:p>
          </table:table-cell>
          <table:table-cell table:style-name="ce13"/>
          <table:table-cell office:value-type="float" office:value="6.2825520493282356" table:style-name="ce1">
            <text:p>6.282552049</text:p>
          </table:table-cell>
          <table:table-cell office:value-type="float" office:value="6.2973721252204884" table:style-name="ce1">
            <text:p>6.297372125</text:p>
          </table:table-cell>
          <table:table-cell table:style-name="ce1"/>
          <table:table-cell office:value-type="float" office:value="6469.2833104591527" table:style-name="ce1">
            <text:p>6469.28331</text:p>
          </table:table-cell>
          <table:table-cell office:value-type="float" office:value="4702.5508243232507" table:style-name="ce1">
            <text:p>4702.550824</text:p>
          </table:table-cell>
          <table:table-cell table:style-name="ce1"/>
          <table:table-cell office:value-type="float" office:value="316563" table:style-name="ce14">
            <text:p>316563</text:p>
          </table:table-cell>
          <table:table-cell office:value-type="float" office:value="177005.71817684078" table:style-name="ce14">
            <text:p>177006</text:p>
          </table:table-cell>
          <table:table-cell office:value-type="float" office:value="114921.09650712291" table:style-name="ce14">
            <text:p>114921</text:p>
          </table:table-cell>
          <table:table-cell office:value-type="float" office:value="59623.045273534917" table:style-name="ce14">
            <text:p>59623</text:p>
          </table:table-cell>
          <table:table-cell office:value-type="float" office:value="615436" table:style-name="ce14">
            <text:p>615436</text:p>
          </table:table-cell>
          <table:table-cell office:value-type="float" office:value="46218.410486629065" table:style-name="ce14">
            <text:p>46218</text:p>
          </table:table-cell>
          <table:table-cell office:value-type="float" office:value="235016.97332861699" table:style-name="ce14">
            <text:p>235017</text:p>
          </table:table-cell>
          <table:table-cell office:value-type="float" office:value="13614.298764197787" table:style-name="ce14">
            <text:p>13614</text:p>
          </table:table-cell>
          <table:table-cell table:style-name="ce14"/>
          <table:table-cell office:value-type="float" office:value="29561" table:style-name="ce14">
            <text:p>29561</text:p>
          </table:table-cell>
          <table:table-cell office:value-type="float" office:value="1809" table:style-name="ce14">
            <text:p>1809</text:p>
          </table:table-cell>
          <table:table-cell office:value-type="float" office:value="3275" table:style-name="ce14">
            <text:p>3275</text:p>
          </table:table-cell>
          <table:table-cell office:value-type="float" office:value="945" table:style-name="ce14">
            <text:p>945</text:p>
          </table:table-cell>
          <table:table-cell office:value-type="float" office:value="43353" table:style-name="ce14">
            <text:p>43353</text:p>
          </table:table-cell>
          <table:table-cell office:value-type="float" office:value="357" table:style-name="ce14">
            <text:p>357</text:p>
          </table:table-cell>
          <table:table-cell office:value-type="float" office:value="200" table:style-name="ce14">
            <text:p>200</text:p>
          </table:table-cell>
          <table:table-cell office:value-type="float" office:value="114" table:style-name="ce14">
            <text:p>114</text:p>
          </table:table-cell>
          <table:table-cell table:style-name="ce1"/>
          <table:table-cell office:value-type="float" office:value="-6.1689632893554638" table:style-name="ce1">
            <text:p>-6.168963289</text:p>
          </table:table-cell>
          <table:table-cell office:value-type="float" office:value="-7.2635931457983052" table:style-name="ce1">
            <text:p>-7.263593146</text:p>
          </table:table-cell>
          <table:table-cell office:value-type="float" office:value="2.2787088577994727" table:style-name="ce1">
            <text:p>2.278708858</text:p>
          </table:table-cell>
          <table:table-cell office:value-type="float" office:value="2.4194799534442195" table:style-name="ce1">
            <text:p>2.419479953</text:p>
          </table:table-cell>
          <table:table-cell office:value-type="float" office:value="-0.56188091765580128" table:style-name="ce1">
            <text:p>-0.561880918</text:p>
          </table:table-cell>
          <table:table-cell office:value-type="float" office:value="-0.40393426766851181" table:style-name="ce1">
            <text:p>-0.403934268</text:p>
          </table:table-cell>
          <table:table-cell office:value-type="float" office:value="4.9747202988783137" table:style-name="ce1">
            <text:p>4.974720299</text:p>
          </table:table-cell>
          <table:table-cell office:value-type="float" office:value="2.9423535704160857" table:style-name="ce1">
            <text:p>2.94235357</text:p>
          </table:table-cell>
          <table:table-cell table:style-name="ce1"/>
          <table:table-cell office:value-type="float" office:value="8.5957618999999999E-2" table:style-name="ce1">
            <text:p>0.085957619</text:p>
          </table:table-cell>
          <table:table-cell office:value-type="float" office:value="6.2482976000000003E-2" table:style-name="ce1">
            <text:p>0.062482976</text:p>
          </table:table-cell>
          <table:table-cell office:value-type="float" office:value="7.11059E-3" table:style-name="ce1">
            <text:p>0.00711059</text:p>
          </table:table-cell>
          <table:table-cell office:value-type="float" office:value="7.21676E-3" table:style-name="ce1">
            <text:p>0.00721676</text:p>
          </table:table-cell>
          <table:table-cell office:value-type="float" office:value="8.6030786479231597E-2" table:style-name="ce1">
            <text:p>0.086030786</text:p>
          </table:table-cell>
          <table:table-cell office:value-type="float" office:value="6.7563606050467406E-2" table:style-name="ce1">
            <text:p>0.067563606</text:p>
          </table:table-cell>
          <table:table-cell office:value-type="float" office:value="6.0782349727263596E-3" table:style-name="ce1">
            <text:p>0.006078235</text:p>
          </table:table-cell>
          <table:table-cell office:value-type="float" office:value="6.6681388435673996E-3" table:style-name="ce1">
            <text:p>0.006668139</text:p>
          </table:table-cell>
          <table:table-cell office:value-type="float" office:value="-8.5084204882024395E-4" table:formula="msoxl:=LN(AT123)-LN(AX123)" table:style-name="ce1">
            <text:p>-0.000850842</text:p>
          </table:table-cell>
          <table:table-cell office:value-type="float" office:value="-7.817533040105662E-2" table:formula="msoxl:=LN(AU123)-LN(AY123)" table:style-name="ce1">
            <text:p>-0.07817533</text:p>
          </table:table-cell>
          <table:table-cell office:value-type="float" office:value="0.15687086879396084" table:formula="msoxl:=LN(AV123)-LN(AZ123)" table:style-name="ce1">
            <text:p>0.156870869</text:p>
          </table:table-cell>
          <table:table-cell office:value-type="float" office:value="7.9065311679761052E-2" table:formula="msoxl:=LN(AW123)-LN(BA123)" table:style-name="ce1">
            <text:p>0.079065312</text:p>
          </table:table-cell>
          <table:table-cell table:number-columns-repeated="4" table:style-name="ce1"/>
          <table:table-cell office:value-type="float" office:value="0.12782095985230804" table:formula="msoxl:=BB123*ABS($BH$8)/ABS($BH$10)-BC123*ABS($BH$9)/ABS($BH$10)+BD123-BE123*ABS($BH$11)/ABS($BH$10)" table:style-name="ce1">
            <text:p>0.12782096</text:p>
          </table:table-cell>
          <table:table-cell table:number-columns-repeated="16322"/>
        </table:table-row>
        <table:table-row table:style-name="ro1">
          <table:table-cell office:value-type="float" office:value="198203" table:style-name="ce1">
            <text:p>198203</text:p>
          </table:table-cell>
          <table:table-cell office:value-type="float" office:value="1982" table:style-name="ce1">
            <text:p>198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60.293999999999997" table:style-name="ce1">
            <text:p>60.294</text:p>
          </table:table-cell>
          <table:table-cell office:value-type="float" office:value="232.49799999999999" table:style-name="ce13">
            <text:p>232.5</text:p>
          </table:table-cell>
          <table:table-cell office:value-type="float" office:value="10600.99" table:style-name="ce1">
            <text:p>10600.99</text:p>
          </table:table-cell>
          <table:table-cell table:style-name="ce1"/>
          <table:table-cell office:value-type="float" office:value="71.306675589760744" table:style-name="ce13">
            <text:p>71.3</text:p>
          </table:table-cell>
          <table:table-cell office:value-type="float" office:value="-2.1648063381228511" table:formula="msoxl:=LN(I124/I123)*100" table:style-name="ce1">
            <text:p>-2.164806338</text:p>
          </table:table-cell>
          <table:table-cell office:value-type="float" office:value="-0.5902723978477401" table:style-name="ce1">
            <text:p>-0.590272398</text:p>
          </table:table-cell>
          <table:table-cell table:style-name="ce13"/>
          <table:table-cell office:value-type="float" office:value="6.2118768950752417" table:style-name="ce1">
            <text:p>6.211876895</text:p>
          </table:table-cell>
          <table:table-cell office:value-type="float" office:value="6.3128285644066109" table:style-name="ce1">
            <text:p>6.312828564</text:p>
          </table:table-cell>
          <table:table-cell table:style-name="ce1"/>
          <table:table-cell office:value-type="float" office:value="6735.7397123935843" table:style-name="ce1">
            <text:p>6735.739712</text:p>
          </table:table-cell>
          <table:table-cell office:value-type="float" office:value="4979.9983802752695" table:style-name="ce1">
            <text:p>4979.99838</text:p>
          </table:table-cell>
          <table:table-cell table:style-name="ce1"/>
          <table:table-cell office:value-type="float" office:value="325856" table:style-name="ce14">
            <text:p>325856</text:p>
          </table:table-cell>
          <table:table-cell office:value-type="float" office:value="184636.71275334639" table:style-name="ce14">
            <text:p>184637</text:p>
          </table:table-cell>
          <table:table-cell office:value-type="float" office:value="125981.92150128508" table:style-name="ce14">
            <text:p>125982</text:p>
          </table:table-cell>
          <table:table-cell office:value-type="float" office:value="65901.212406158884" table:style-name="ce14">
            <text:p>65901</text:p>
          </table:table-cell>
          <table:table-cell office:value-type="float" office:value="636514" table:style-name="ce14">
            <text:p>636514</text:p>
          </table:table-cell>
          <table:table-cell office:value-type="float" office:value="50091.535287079649" table:style-name="ce14">
            <text:p>50092</text:p>
          </table:table-cell>
          <table:table-cell office:value-type="float" office:value="245515.54540212775" table:style-name="ce14">
            <text:p>245516</text:p>
          </table:table-cell>
          <table:table-cell office:value-type="float" office:value="13969.701576299674" table:style-name="ce14">
            <text:p>13970</text:p>
          </table:table-cell>
          <table:table-cell table:style-name="ce14"/>
          <table:table-cell office:value-type="float" office:value="9293" table:style-name="ce14">
            <text:p>9293</text:p>
          </table:table-cell>
          <table:table-cell office:value-type="float" office:value="6123" table:style-name="ce14">
            <text:p>6123</text:p>
          </table:table-cell>
          <table:table-cell office:value-type="float" office:value="2913" table:style-name="ce14">
            <text:p>2913</text:p>
          </table:table-cell>
          <table:table-cell office:value-type="float" office:value="398" table:style-name="ce14">
            <text:p>398</text:p>
          </table:table-cell>
          <table:table-cell office:value-type="float" office:value="21078" table:style-name="ce14">
            <text:p>21078</text:p>
          </table:table-cell>
          <table:table-cell office:value-type="float" office:value="3253" table:style-name="ce14">
            <text:p>3253</text:p>
          </table:table-cell>
          <table:table-cell office:value-type="float" office:value="-188" table:style-name="ce14">
            <text:p>-188</text:p>
          </table:table-cell>
          <table:table-cell office:value-type="float" office:value="144" table:style-name="ce14">
            <text:p>144</text:p>
          </table:table-cell>
          <table:table-cell table:style-name="ce1"/>
          <table:table-cell office:value-type="float" office:value="4.1763798011560329" table:style-name="ce1">
            <text:p>4.176379801</text:p>
          </table:table-cell>
          <table:table-cell office:value-type="float" office:value="7.8535503968415217" table:style-name="ce1">
            <text:p>7.853550397</text:p>
          </table:table-cell>
          <table:table-cell office:value-type="float" office:value="4.1989062040177192" table:style-name="ce1">
            <text:p>4.198906204</text:p>
          </table:table-cell>
          <table:table-cell office:value-type="float" office:value="2.0664047064399353" table:style-name="ce1">
            <text:p>2.066404706</text:p>
          </table:table-cell>
          <table:table-cell office:value-type="float" office:value="10.901057657297612" table:style-name="ce1">
            <text:p>10.90105766</text:p>
          </table:table-cell>
          <table:table-cell office:value-type="float" office:value="7.8367330216224325" table:style-name="ce1">
            <text:p>7.836733022</text:p>
          </table:table-cell>
          <table:table-cell office:value-type="float" office:value="4.0918927032310366" table:style-name="ce1">
            <text:p>4.091892703</text:p>
          </table:table-cell>
          <table:table-cell office:value-type="float" office:value="2.85775865443527" table:style-name="ce1">
            <text:p>2.857758654</text:p>
          </table:table-cell>
          <table:table-cell table:style-name="ce1"/>
          <table:table-cell office:value-type="float" office:value="8.9070151E-2" table:style-name="ce1">
            <text:p>0.089070151</text:p>
          </table:table-cell>
          <table:table-cell office:value-type="float" office:value="6.5853079999999994E-2" table:style-name="ce1">
            <text:p>0.06585308</text:p>
          </table:table-cell>
          <table:table-cell office:value-type="float" office:value="6.59372E-3" table:style-name="ce1">
            <text:p>0.00659372</text:p>
          </table:table-cell>
          <table:table-cell office:value-type="float" office:value="7.2941300000000002E-3" table:style-name="ce1">
            <text:p>0.00729413</text:p>
          </table:table-cell>
          <table:table-cell office:value-type="float" office:value="8.6743896925144504E-2" table:style-name="ce1">
            <text:p>0.086743897</text:p>
          </table:table-cell>
          <table:table-cell office:value-type="float" office:value="6.8599918652889696E-2" table:style-name="ce1">
            <text:p>0.068599919</text:p>
          </table:table-cell>
          <table:table-cell office:value-type="float" office:value="6.0992238854893797E-3" table:style-name="ce1">
            <text:p>0.006099224</text:p>
          </table:table-cell>
          <table:table-cell office:value-type="float" office:value="6.7071006694956799E-3" table:style-name="ce1">
            <text:p>0.006707101</text:p>
          </table:table-cell>
          <table:table-cell office:value-type="float" office:value="2.6464208833958835E-2" table:formula="msoxl:=LN(AT124)-LN(AX124)" table:style-name="ce1">
            <text:p>0.026464209</text:p>
          </table:table-cell>
          <table:table-cell office:value-type="float" office:value="-4.0865148848864941E-2" table:formula="msoxl:=LN(AU124)-LN(AY124)" table:style-name="ce1">
            <text:p>-0.040865149</text:p>
          </table:table-cell>
          <table:table-cell office:value-type="float" office:value="7.7956149705341815E-2" table:formula="msoxl:=LN(AV124)-LN(AZ124)" table:style-name="ce1">
            <text:p>0.07795615</text:p>
          </table:table-cell>
          <table:table-cell office:value-type="float" office:value="8.3903148474642641E-2" table:formula="msoxl:=LN(AW124)-LN(BA124)" table:style-name="ce1">
            <text:p>0.083903148</text:p>
          </table:table-cell>
          <table:table-cell table:number-columns-repeated="4" table:style-name="ce1"/>
          <table:table-cell office:value-type="float" office:value="3.8819927501935358E-2" table:formula="msoxl:=BB124*ABS($BH$8)/ABS($BH$10)-BC124*ABS($BH$9)/ABS($BH$10)+BD124-BE124*ABS($BH$11)/ABS($BH$10)" table:style-name="ce1">
            <text:p>0.038819928</text:p>
          </table:table-cell>
          <table:table-cell table:number-columns-repeated="16322"/>
        </table:table-row>
        <table:table-row table:style-name="ro1">
          <table:table-cell office:value-type="float" office:value="198204" table:style-name="ce1">
            <text:p>198204</text:p>
          </table:table-cell>
          <table:table-cell office:value-type="float" office:value="1982" table:style-name="ce1">
            <text:p>1982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60.972000000000001" table:style-name="ce1">
            <text:p>60.972</text:p>
          </table:table-cell>
          <table:table-cell office:value-type="float" office:value="233.07400000000001" table:style-name="ce13">
            <text:p>233.1</text:p>
          </table:table-cell>
          <table:table-cell office:value-type="float" office:value="10904.06" table:style-name="ce1">
            <text:p>10904.06</text:p>
          </table:table-cell>
          <table:table-cell table:style-name="ce1"/>
          <table:table-cell office:value-type="float" office:value="72.587924721110454" table:style-name="ce13">
            <text:p>72.6</text:p>
          </table:table-cell>
          <table:table-cell office:value-type="float" office:value="1.7808632019118489" table:formula="msoxl:=LN(I125/I124)*100" table:style-name="ce1">
            <text:p>1.780863202</text:p>
          </table:table-cell>
          <table:table-cell office:value-type="float" office:value="1.7130839570074947" table:style-name="ce1">
            <text:p>1.713083957</text:p>
          </table:table-cell>
          <table:table-cell table:style-name="ce13"/>
          <table:table-cell office:value-type="float" office:value="6.1457216228853255" table:style-name="ce1">
            <text:p>6.145721623</text:p>
          </table:table-cell>
          <table:table-cell office:value-type="float" office:value="6.2514966775628631" table:style-name="ce1">
            <text:p>6.251496678</text:p>
          </table:table-cell>
          <table:table-cell table:style-name="ce1"/>
          <table:table-cell office:value-type="float" office:value="7054.9934789407725" table:style-name="ce1">
            <text:p>7054.993479</text:p>
          </table:table-cell>
          <table:table-cell office:value-type="float" office:value="5195.4262599417525" table:style-name="ce1">
            <text:p>5195.42626</text:p>
          </table:table-cell>
          <table:table-cell table:style-name="ce1"/>
          <table:table-cell office:value-type="float" office:value="325418" table:style-name="ce14">
            <text:p>325418</text:p>
          </table:table-cell>
          <table:table-cell office:value-type="float" office:value="180910" table:style-name="ce14">
            <text:p>180910</text:p>
          </table:table-cell>
          <table:table-cell office:value-type="float" office:value="145499.39860846443" table:style-name="ce14">
            <text:p>145499</text:p>
          </table:table-cell>
          <table:table-cell office:value-type="float" office:value="88324" table:style-name="ce14">
            <text:p>88324</text:p>
          </table:table-cell>
          <table:table-cell office:value-type="float" office:value="660331" table:style-name="ce14">
            <text:p>660331</text:p>
          </table:table-cell>
          <table:table-cell office:value-type="float" office:value="56604" table:style-name="ce14">
            <text:p>56604</text:p>
          </table:table-cell>
          <table:table-cell office:value-type="float" office:value="268276.27161346062" table:style-name="ce14">
            <text:p>268276</text:p>
          </table:table-cell>
          <table:table-cell office:value-type="float" office:value="17442" table:style-name="ce14">
            <text:p>17442</text:p>
          </table:table-cell>
          <table:table-cell table:style-name="ce14"/>
          <table:table-cell office:value-type="float" office:value="3280" table:style-name="ce14">
            <text:p>3280</text:p>
          </table:table-cell>
          <table:table-cell office:value-type="float" office:value="6041" table:style-name="ce14">
            <text:p>6041</text:p>
          </table:table-cell>
          <table:table-cell office:value-type="float" office:value="4310" table:style-name="ce14">
            <text:p>4310</text:p>
          </table:table-cell>
          <table:table-cell office:value-type="float" office:value="1419" table:style-name="ce14">
            <text:p>1419</text:p>
          </table:table-cell>
          <table:table-cell office:value-type="float" office:value="17800" table:style-name="ce14">
            <text:p>17800</text:p>
          </table:table-cell>
          <table:table-cell office:value-type="float" office:value="2181" table:style-name="ce14">
            <text:p>2181</text:p>
          </table:table-cell>
          <table:table-cell office:value-type="float" office:value="919" table:style-name="ce14">
            <text:p>919</text:p>
          </table:table-cell>
          <table:table-cell office:value-type="float" office:value="1307" table:style-name="ce14">
            <text:p>1307</text:p>
          </table:table-cell>
          <table:table-cell table:style-name="ce1"/>
          <table:table-cell office:value-type="float" office:value="13.586403705746749" table:style-name="ce1">
            <text:p>13.58640371</text:p>
          </table:table-cell>
          <table:table-cell office:value-type="float" office:value="10.878494601623373" table:style-name="ce1">
            <text:p>10.8784946</text:p>
          </table:table-cell>
          <table:table-cell office:value-type="float" office:value="12.729952740298337" table:style-name="ce1">
            <text:p>12.72995274</text:p>
          </table:table-cell>
          <table:table-cell office:value-type="float" office:value="3.2644196294322296" table:style-name="ce1">
            <text:p>3.264419629</text:p>
          </table:table-cell>
          <table:table-cell office:value-type="float" office:value="16.762449968216391" table:style-name="ce1">
            <text:p>16.76244997</text:p>
          </table:table-cell>
          <table:table-cell office:value-type="float" office:value="12.050467882928375" table:style-name="ce1">
            <text:p>12.05046788</text:p>
          </table:table-cell>
          <table:table-cell office:value-type="float" office:value="13.918064835926753" table:style-name="ce1">
            <text:p>13.91806484</text:p>
          </table:table-cell>
          <table:table-cell office:value-type="float" office:value="1.9702795106072535" table:style-name="ce1">
            <text:p>1.970279511</text:p>
          </table:table-cell>
          <table:table-cell table:style-name="ce1"/>
          <table:table-cell office:value-type="float" office:value="9.1945961000000007E-2" table:style-name="ce1">
            <text:p>0.091945961</text:p>
          </table:table-cell>
          <table:table-cell office:value-type="float" office:value="6.7710687000000006E-2" table:style-name="ce1">
            <text:p>0.067710687</text:p>
          </table:table-cell>
          <table:table-cell office:value-type="float" office:value="6.0825999999999996E-3" table:style-name="ce1">
            <text:p>0.0060826</text:p>
          </table:table-cell>
          <table:table-cell office:value-type="float" office:value="6.76124E-3" table:style-name="ce1">
            <text:p>0.00676124</text:p>
          </table:table-cell>
          <table:table-cell office:value-type="float" office:value="8.7467085959531801E-2" table:style-name="ce1">
            <text:p>0.087467086</text:p>
          </table:table-cell>
          <table:table-cell office:value-type="float" office:value="6.9654983303954005E-2" table:style-name="ce1">
            <text:p>0.069654983</text:p>
          </table:table-cell>
          <table:table-cell office:value-type="float" office:value="6.11992610301641E-3" table:style-name="ce1">
            <text:p>0.006119926</text:p>
          </table:table-cell>
          <table:table-cell office:value-type="float" office:value="6.74583487408798E-3" table:style-name="ce1">
            <text:p>0.006745835</text:p>
          </table:table-cell>
          <table:table-cell office:value-type="float" office:value="4.9938461903807241E-2" table:formula="msoxl:=LN(AT125)-LN(AX125)" table:style-name="ce1">
            <text:p>0.049938462</text:p>
          </table:table-cell>
          <table:table-cell office:value-type="float" office:value="-2.8310219803989067E-2" table:formula="msoxl:=LN(AU125)-LN(AY125)" table:style-name="ce1">
            <text:p>-0.02831022</text:p>
          </table:table-cell>
          <table:table-cell office:value-type="float" office:value="-6.1177856321164015E-3" table:formula="msoxl:=LN(AV125)-LN(AZ125)" table:style-name="ce1">
            <text:p>-0.006117786</text:p>
          </table:table-cell>
          <table:table-cell office:value-type="float" office:value="2.2810464493989713E-3" table:formula="msoxl:=LN(AW125)-LN(BA125)" table:style-name="ce1">
            <text:p>0.002281046</text:p>
          </table:table-cell>
          <table:table-cell table:number-columns-repeated="4" table:style-name="ce1"/>
          <table:table-cell office:value-type="float" office:value="5.5087496269900296E-2" table:formula="msoxl:=BB125*ABS($BH$8)/ABS($BH$10)-BC125*ABS($BH$9)/ABS($BH$10)+BD125-BE125*ABS($BH$11)/ABS($BH$10)" table:style-name="ce1">
            <text:p>0.055087496</text:p>
          </table:table-cell>
          <table:table-cell table:number-columns-repeated="16322"/>
        </table:table-row>
        <table:table-row table:style-name="ro1">
          <table:table-cell office:value-type="float" office:value="198301" table:style-name="ce1">
            <text:p>198301</text:p>
          </table:table-cell>
          <table:table-cell office:value-type="float" office:value="1983" table:style-name="ce1">
            <text:p>198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61.497999999999998" table:style-name="ce1">
            <text:p>61.498</text:p>
          </table:table-cell>
          <table:table-cell office:value-type="float" office:value="233.54599999999999" table:style-name="ce13">
            <text:p>233.5</text:p>
          </table:table-cell>
          <table:table-cell office:value-type="float" office:value="11249.95" table:style-name="ce1">
            <text:p>11249.95</text:p>
          </table:table-cell>
          <table:table-cell table:style-name="ce1"/>
          <table:table-cell office:value-type="float" office:value="72.048009466655387" table:style-name="ce13">
            <text:p>72.0</text:p>
          </table:table-cell>
          <table:table-cell office:value-type="float" office:value="-0.74658868885818852" table:formula="msoxl:=LN(I126/I125)*100" table:style-name="ce1">
            <text:p>-0.746588689</text:p>
          </table:table-cell>
          <table:table-cell office:value-type="float" office:value="-4.4336949359837519" table:style-name="ce1">
            <text:p>-4.433694936</text:p>
          </table:table-cell>
          <table:table-cell table:style-name="ce13"/>
          <table:table-cell office:value-type="float" office:value="6.1552585866642158" table:style-name="ce1">
            <text:p>6.155258587</text:p>
          </table:table-cell>
          <table:table-cell office:value-type="float" office:value="6.2422391787938372" table:style-name="ce1">
            <text:p>6.242239179</text:p>
          </table:table-cell>
          <table:table-cell table:style-name="ce1"/>
          <table:table-cell office:value-type="float" office:value="7220.9390569729803" table:style-name="ce1">
            <text:p>7220.939057</text:p>
          </table:table-cell>
          <table:table-cell office:value-type="float" office:value="5373.7581537911719" table:style-name="ce1">
            <text:p>5373.758154</text:p>
          </table:table-cell>
          <table:table-cell table:style-name="ce1"/>
          <table:table-cell office:value-type="float" office:value="332385" table:style-name="ce14">
            <text:p>332385</text:p>
          </table:table-cell>
          <table:table-cell office:value-type="float" office:value="188781.66118506104" table:style-name="ce14">
            <text:p>188782</text:p>
          </table:table-cell>
          <table:table-cell office:value-type="float" office:value="155870.22511141715" table:style-name="ce14">
            <text:p>155870</text:p>
          </table:table-cell>
          <table:table-cell office:value-type="float" office:value="98668.14220705349" table:style-name="ce14">
            <text:p>98668</text:p>
          </table:table-cell>
          <table:table-cell office:value-type="float" office:value="686899" table:style-name="ce14">
            <text:p>686899</text:p>
          </table:table-cell>
          <table:table-cell office:value-type="float" office:value="57286.408422336841" table:style-name="ce14">
            <text:p>57286</text:p>
          </table:table-cell>
          <table:table-cell office:value-type="float" office:value="282344.19981058227" table:style-name="ce14">
            <text:p>282344</text:p>
          </table:table-cell>
          <table:table-cell office:value-type="float" office:value="19689.844633304911" table:style-name="ce14">
            <text:p>19690</text:p>
          </table:table-cell>
          <table:table-cell table:style-name="ce14"/>
          <table:table-cell office:value-type="float" office:value="6967" table:style-name="ce14">
            <text:p>6967</text:p>
          </table:table-cell>
          <table:table-cell office:value-type="float" office:value="5438" table:style-name="ce14">
            <text:p>5438</text:p>
          </table:table-cell>
          <table:table-cell office:value-type="float" office:value="1208" table:style-name="ce14">
            <text:p>1208</text:p>
          </table:table-cell>
          <table:table-cell office:value-type="float" office:value="2607" table:style-name="ce14">
            <text:p>2607</text:p>
          </table:table-cell>
          <table:table-cell office:value-type="float" office:value="26568" table:style-name="ce14">
            <text:p>26568</text:p>
          </table:table-cell>
          <table:table-cell office:value-type="float" office:value="587" table:style-name="ce14">
            <text:p>587</text:p>
          </table:table-cell>
          <table:table-cell office:value-type="float" office:value="1639" table:style-name="ce14">
            <text:p>1639</text:p>
          </table:table-cell>
          <table:table-cell office:value-type="float" office:value="962" table:style-name="ce14">
            <text:p>962</text:p>
          </table:table-cell>
          <table:table-cell table:style-name="ce1"/>
          <table:table-cell office:value-type="float" office:value="8.0583679566675563" table:style-name="ce1">
            <text:p>8.058367957</text:p>
          </table:table-cell>
          <table:table-cell office:value-type="float" office:value="5.3067318785512931" table:style-name="ce1">
            <text:p>5.306731879</text:p>
          </table:table-cell>
          <table:table-cell office:value-type="float" office:value="2.4371399272114127" table:style-name="ce1">
            <text:p>2.437139927</text:p>
          </table:table-cell>
          <table:table-cell office:value-type="float" office:value="1.4756318867980573" table:style-name="ce1">
            <text:p>1.475631887</text:p>
          </table:table-cell>
          <table:table-cell office:value-type="float" office:value="9.5453028343176793" table:style-name="ce1">
            <text:p>9.545302834</text:p>
          </table:table-cell>
          <table:table-cell office:value-type="float" office:value="6.8620855218582149" table:style-name="ce1">
            <text:p>6.862085522</text:p>
          </table:table-cell>
          <table:table-cell office:value-type="float" office:value="3.7916278710872282" table:style-name="ce1">
            <text:p>3.791627871</text:p>
          </table:table-cell>
          <table:table-cell office:value-type="float" office:value="1.9286552294163519" table:style-name="ce1">
            <text:p>1.928655229</text:p>
          </table:table-cell>
          <table:table-cell table:style-name="ce1"/>
          <table:table-cell office:value-type="float" office:value="9.2188450000000005E-2" table:style-name="ce1">
            <text:p>0.09218845</text:p>
          </table:table-cell>
          <table:table-cell office:value-type="float" office:value="6.8605818999999998E-2" table:style-name="ce1">
            <text:p>0.068605819</text:p>
          </table:table-cell>
          <table:table-cell office:value-type="float" office:value="6.0155800000000004E-3" table:style-name="ce1">
            <text:p>0.00601558</text:p>
          </table:table-cell>
          <table:table-cell office:value-type="float" office:value="6.5622500000000004E-3" table:style-name="ce1">
            <text:p>0.00656225</text:p>
          </table:table-cell>
          <table:table-cell office:value-type="float" office:value="8.8200400889032901E-2" table:style-name="ce1">
            <text:p>0.088200401</text:p>
          </table:table-cell>
          <table:table-cell office:value-type="float" office:value="7.07290884015465E-2" table:style-name="ce1">
            <text:p>0.070729088</text:p>
          </table:table-cell>
          <table:table-cell office:value-type="float" office:value="6.1403457169755902E-3" table:style-name="ce1">
            <text:p>0.006140346</text:p>
          </table:table-cell>
          <table:table-cell office:value-type="float" office:value="6.7843390532577597E-3" table:style-name="ce1">
            <text:p>0.006784339</text:p>
          </table:table-cell>
          <table:table-cell office:value-type="float" office:value="4.4223343336241339E-2" table:formula="msoxl:=LN(AT126)-LN(AX126)" table:style-name="ce1">
            <text:p>0.044223343</text:p>
          </table:table-cell>
          <table:table-cell office:value-type="float" office:value="-3.0479566330392949E-2" table:formula="msoxl:=LN(AU126)-LN(AY126)" table:style-name="ce1">
            <text:p>-0.030479566</text:p>
          </table:table-cell>
          <table:table-cell office:value-type="float" office:value="-2.0528275889642345E-2" table:formula="msoxl:=LN(AV126)-LN(AZ126)" table:style-name="ce1">
            <text:p>-0.020528276</text:p>
          </table:table-cell>
          <table:table-cell office:value-type="float" office:value="-3.3283343656083098E-2" table:formula="msoxl:=LN(AW126)-LN(BA126)" table:style-name="ce1">
            <text:p>-0.033283344</text:p>
          </table:table-cell>
          <table:table-cell table:number-columns-repeated="4" table:style-name="ce1"/>
          <table:table-cell office:value-type="float" office:value="7.6570495819457712E-2" table:formula="msoxl:=BB126*ABS($BH$8)/ABS($BH$10)-BC126*ABS($BH$9)/ABS($BH$10)+BD126-BE126*ABS($BH$11)/ABS($BH$10)" table:style-name="ce1">
            <text:p>0.076570496</text:p>
          </table:table-cell>
          <table:table-cell table:number-columns-repeated="16322"/>
        </table:table-row>
        <table:table-row table:style-name="ro1">
          <table:table-cell office:value-type="float" office:value="198302" table:style-name="ce1">
            <text:p>198302</text:p>
          </table:table-cell>
          <table:table-cell office:value-type="float" office:value="1983" table:style-name="ce1">
            <text:p>198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62.063000000000002" table:style-name="ce1">
            <text:p>62.063</text:p>
          </table:table-cell>
          <table:table-cell office:value-type="float" office:value="234.02799999999999" table:style-name="ce13">
            <text:p>234.0</text:p>
          </table:table-cell>
          <table:table-cell office:value-type="float" office:value="11564.8" table:style-name="ce1">
            <text:p>11564.8</text:p>
          </table:table-cell>
          <table:table-cell table:style-name="ce1"/>
          <table:table-cell office:value-type="float" office:value="70.674073459912108" table:style-name="ce13">
            <text:p>70.7</text:p>
          </table:table-cell>
          <table:table-cell office:value-type="float" office:value="-1.9253901329580017" table:formula="msoxl:=LN(I127/I126)*100" table:style-name="ce1">
            <text:p>-1.925390133</text:p>
          </table:table-cell>
          <table:table-cell office:value-type="float" office:value="-0.20759734047114414" table:style-name="ce1">
            <text:p>-0.20759734</text:p>
          </table:table-cell>
          <table:table-cell table:style-name="ce13"/>
          <table:table-cell office:value-type="float" office:value="6.150678953467037" table:style-name="ce1">
            <text:p>6.150678953</text:p>
          </table:table-cell>
          <table:table-cell office:value-type="float" office:value="6.3050917221439144" table:style-name="ce1">
            <text:p>6.305091722</text:p>
          </table:table-cell>
          <table:table-cell table:style-name="ce1"/>
          <table:table-cell office:value-type="float" office:value="7512.4352990872057" table:style-name="ce1">
            <text:p>7512.435299</text:p>
          </table:table-cell>
          <table:table-cell office:value-type="float" office:value="5603.512411383068" table:style-name="ce1">
            <text:p>5603.512411</text:p>
          </table:table-cell>
          <table:table-cell table:style-name="ce1"/>
          <table:table-cell office:value-type="float" office:value="338838" table:style-name="ce14">
            <text:p>338838</text:p>
          </table:table-cell>
          <table:table-cell office:value-type="float" office:value="198542.52200536261" table:style-name="ce14">
            <text:p>198543</text:p>
          </table:table-cell>
          <table:table-cell office:value-type="float" office:value="170546.72636675843" table:style-name="ce14">
            <text:p>170547</text:p>
          </table:table-cell>
          <table:table-cell office:value-type="float" office:value="109574.77789244091" table:style-name="ce14">
            <text:p>109575</text:p>
          </table:table-cell>
          <table:table-cell office:value-type="float" office:value="685201" table:style-name="ce14">
            <text:p>685201</text:p>
          </table:table-cell>
          <table:table-cell office:value-type="float" office:value="58951.657329317917" table:style-name="ce14">
            <text:p>58952</text:p>
          </table:table-cell>
          <table:table-cell office:value-type="float" office:value="306092.49861362641" table:style-name="ce14">
            <text:p>306092</text:p>
          </table:table-cell>
          <table:table-cell office:value-type="float" office:value="23043.988856569886" table:style-name="ce14">
            <text:p>23044</text:p>
          </table:table-cell>
          <table:table-cell table:style-name="ce14"/>
          <table:table-cell office:value-type="float" office:value="6453" table:style-name="ce14">
            <text:p>6453</text:p>
          </table:table-cell>
          <table:table-cell office:value-type="float" office:value="5451" table:style-name="ce14">
            <text:p>5451</text:p>
          </table:table-cell>
          <table:table-cell office:value-type="float" office:value="3578" table:style-name="ce14">
            <text:p>3578</text:p>
          </table:table-cell>
          <table:table-cell office:value-type="float" office:value="1134" table:style-name="ce14">
            <text:p>1134</text:p>
          </table:table-cell>
          <table:table-cell office:value-type="float" office:value="-1698" table:style-name="ce14">
            <text:p>-1698</text:p>
          </table:table-cell>
          <table:table-cell office:value-type="float" office:value="1052" table:style-name="ce14">
            <text:p>1052</text:p>
          </table:table-cell>
          <table:table-cell office:value-type="float" office:value="2848" table:style-name="ce14">
            <text:p>2848</text:p>
          </table:table-cell>
          <table:table-cell office:value-type="float" office:value="1761" table:style-name="ce14">
            <text:p>1761</text:p>
          </table:table-cell>
          <table:table-cell table:style-name="ce1"/>
          <table:table-cell office:value-type="float" office:value="8.5334312084147026" table:style-name="ce1">
            <text:p>8.533431208</text:p>
          </table:table-cell>
          <table:table-cell office:value-type="float" office:value="8.5225266356306886" table:style-name="ce1">
            <text:p>8.522526636</text:p>
          </table:table-cell>
          <table:table-cell office:value-type="float" office:value="3.3526879536919227" table:style-name="ce1">
            <text:p>3.352687954</text:p>
          </table:table-cell>
          <table:table-cell office:value-type="float" office:value="1.7603059854129022" table:style-name="ce1">
            <text:p>1.760305985</text:p>
          </table:table-cell>
          <table:table-cell office:value-type="float" office:value="10.527261734389988" table:style-name="ce1">
            <text:p>10.52726173</text:p>
          </table:table-cell>
          <table:table-cell office:value-type="float" office:value="7.56801241262382" table:style-name="ce1">
            <text:p>7.568012413</text:p>
          </table:table-cell>
          <table:table-cell office:value-type="float" office:value="4.6579104082745717" table:style-name="ce1">
            <text:p>4.657910408</text:p>
          </table:table-cell>
          <table:table-cell office:value-type="float" office:value="1.9933742004713293" table:style-name="ce1">
            <text:p>1.9933742</text:p>
          </table:table-cell>
          <table:table-cell table:style-name="ce1"/>
          <table:table-cell office:value-type="float" office:value="9.4350281999999994E-2" table:style-name="ce1">
            <text:p>0.094350282</text:p>
          </table:table-cell>
          <table:table-cell office:value-type="float" office:value="7.0375710999999994E-2" table:style-name="ce1">
            <text:p>0.070375711</text:p>
          </table:table-cell>
          <table:table-cell office:value-type="float" office:value="5.8907200000000003E-3" table:style-name="ce1">
            <text:p>0.00589072</text:p>
          </table:table-cell>
          <table:table-cell office:value-type="float" office:value="6.8743099999999998E-3" table:style-name="ce1">
            <text:p>0.00687431</text:p>
          </table:table-cell>
          <table:table-cell office:value-type="float" office:value="8.8943890048559598E-2" table:style-name="ce1">
            <text:p>0.08894389</text:p>
          </table:table-cell>
          <table:table-cell office:value-type="float" office:value="7.1822524258689305E-2" table:style-name="ce1">
            <text:p>0.071822524</text:p>
          </table:table-cell>
          <table:table-cell office:value-type="float" office:value="6.1604869413604902E-3" table:style-name="ce1">
            <text:p>0.006160487</text:p>
          </table:table-cell>
          <table:table-cell office:value-type="float" office:value="6.8226109130098004E-3" table:style-name="ce1">
            <text:p>0.006822611</text:p>
          </table:table-cell>
          <table:table-cell office:value-type="float" office:value="5.9008538658235299E-2" table:formula="msoxl:=LN(AT127)-LN(AX127)" table:style-name="ce1">
            <text:p>0.059008539</text:p>
          </table:table-cell>
          <table:table-cell office:value-type="float" office:value="-2.0349945767940358E-2" table:formula="msoxl:=LN(AU127)-LN(AY127)" table:style-name="ce1">
            <text:p>-0.020349946</text:p>
          </table:table-cell>
          <table:table-cell office:value-type="float" office:value="-4.4777592064134453E-2" table:formula="msoxl:=LN(AV127)-LN(AZ127)" table:style-name="ce1">
            <text:p>-0.044777592</text:p>
          </table:table-cell>
          <table:table-cell office:value-type="float" office:value="7.5490444659189748E-3" table:formula="msoxl:=LN(AW127)-LN(BA127)" table:style-name="ce1">
            <text:p>0.007549044</text:p>
          </table:table-cell>
          <table:table-cell table:number-columns-repeated="4" table:style-name="ce1"/>
          <table:table-cell office:value-type="float" office:value="1.2373227816026431E-2" table:formula="msoxl:=BB127*ABS($BH$8)/ABS($BH$10)-BC127*ABS($BH$9)/ABS($BH$10)+BD127-BE127*ABS($BH$11)/ABS($BH$10)" table:style-name="ce1">
            <text:p>0.012373228</text:p>
          </table:table-cell>
          <table:table-cell table:number-columns-repeated="16322"/>
        </table:table-row>
        <table:table-row table:style-name="ro1">
          <table:table-cell office:value-type="float" office:value="198303" table:style-name="ce1">
            <text:p>198303</text:p>
          </table:table-cell>
          <table:table-cell office:value-type="float" office:value="1983" table:style-name="ce1">
            <text:p>1983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62.88" table:style-name="ce1">
            <text:p>62.88</text:p>
          </table:table-cell>
          <table:table-cell office:value-type="float" office:value="234.60300000000001" table:style-name="ce13">
            <text:p>234.6</text:p>
          </table:table-cell>
          <table:table-cell office:value-type="float" office:value="11682.36" table:style-name="ce1">
            <text:p>11682.36</text:p>
          </table:table-cell>
          <table:table-cell table:style-name="ce1"/>
          <table:table-cell office:value-type="float" office:value="69.182696209723247" table:style-name="ce13">
            <text:p>69.2</text:p>
          </table:table-cell>
          <table:table-cell office:value-type="float" office:value="-2.132801704142512" table:formula="msoxl:=LN(I128/I127)*100" table:style-name="ce1">
            <text:p>-2.132801704</text:p>
          </table:table-cell>
          <table:table-cell office:value-type="float" office:value="-1.5704981811243361" table:style-name="ce1">
            <text:p>-1.570498181</text:p>
          </table:table-cell>
          <table:table-cell table:style-name="ce13"/>
          <table:table-cell office:value-type="float" office:value="6.1558485113573314" table:style-name="ce1">
            <text:p>6.155848511</text:p>
          </table:table-cell>
          <table:table-cell office:value-type="float" office:value="6.3664041803313633" table:style-name="ce1">
            <text:p>6.36640418</text:p>
          </table:table-cell>
          <table:table-cell table:style-name="ce1"/>
          <table:table-cell office:value-type="float" office:value="7429.2218705820578" table:style-name="ce1">
            <text:p>7429.221871</text:p>
          </table:table-cell>
          <table:table-cell office:value-type="float" office:value="5530.3419715025711" table:style-name="ce1">
            <text:p>5530.341972</text:p>
          </table:table-cell>
          <table:table-cell table:style-name="ce1"/>
          <table:table-cell office:value-type="float" office:value="353851" table:style-name="ce14">
            <text:p>353851</text:p>
          </table:table-cell>
          <table:table-cell office:value-type="float" office:value="186172.99565810477" table:style-name="ce14">
            <text:p>186173</text:p>
          </table:table-cell>
          <table:table-cell office:value-type="float" office:value="173162.91996930365" table:style-name="ce14">
            <text:p>173163</text:p>
          </table:table-cell>
          <table:table-cell office:value-type="float" office:value="109118.09764200618" table:style-name="ce14">
            <text:p>109118</text:p>
          </table:table-cell>
          <table:table-cell office:value-type="float" office:value="691259" table:style-name="ce14">
            <text:p>691259</text:p>
          </table:table-cell>
          <table:table-cell office:value-type="float" office:value="56853.620658681946" table:style-name="ce14">
            <text:p>56854</text:p>
          </table:table-cell>
          <table:table-cell office:value-type="float" office:value="313309.87806170364" table:style-name="ce14">
            <text:p>313310</text:p>
          </table:table-cell>
          <table:table-cell office:value-type="float" office:value="24372.175251032051" table:style-name="ce14">
            <text:p>24372</text:p>
          </table:table-cell>
          <table:table-cell table:style-name="ce14"/>
          <table:table-cell office:value-type="float" office:value="15013" table:style-name="ce14">
            <text:p>15013</text:p>
          </table:table-cell>
          <table:table-cell office:value-type="float" office:value="475" table:style-name="ce14">
            <text:p>475</text:p>
          </table:table-cell>
          <table:table-cell office:value-type="float" office:value="4104" table:style-name="ce14">
            <text:p>4104</text:p>
          </table:table-cell>
          <table:table-cell office:value-type="float" office:value="873" table:style-name="ce14">
            <text:p>873</text:p>
          </table:table-cell>
          <table:table-cell office:value-type="float" office:value="6058" table:style-name="ce14">
            <text:p>6058</text:p>
          </table:table-cell>
          <table:table-cell office:value-type="float" office:value="553" table:style-name="ce14">
            <text:p>553</text:p>
          </table:table-cell>
          <table:table-cell office:value-type="float" office:value="5134" table:style-name="ce14">
            <text:p>5134</text:p>
          </table:table-cell>
          <table:table-cell office:value-type="float" office:value="755" table:style-name="ce14">
            <text:p>755</text:p>
          </table:table-cell>
          <table:table-cell table:style-name="ce1"/>
          <table:table-cell office:value-type="float" office:value="2.1283928924317719" table:style-name="ce1">
            <text:p>2.128392892</text:p>
          </table:table-cell>
          <table:table-cell office:value-type="float" office:value="1.2141287650692363" table:style-name="ce1">
            <text:p>1.214128765</text:p>
          </table:table-cell>
          <table:table-cell office:value-type="float" office:value="-2.4523009479360689" table:style-name="ce1">
            <text:p>-2.452300948</text:p>
          </table:table-cell>
          <table:table-cell office:value-type="float" office:value="1.9205917283063798" table:style-name="ce1">
            <text:p>1.920591728</text:p>
          </table:table-cell>
          <table:table-cell office:value-type="float" office:value="-0.13347961270542241" table:style-name="ce1">
            <text:p>-0.133479613</text:p>
          </table:table-cell>
          <table:table-cell office:value-type="float" office:value="-9.5958036503154598E-2" table:style-name="ce1">
            <text:p>-0.095958037</text:p>
          </table:table-cell>
          <table:table-cell office:value-type="float" office:value="-4.6020924666029428" table:style-name="ce1">
            <text:p>-4.602092467</text:p>
          </table:table-cell>
          <table:table-cell office:value-type="float" office:value="2.1131238767421889" table:style-name="ce1">
            <text:p>2.113123877</text:p>
          </table:table-cell>
          <table:table-cell table:style-name="ce1"/>
          <table:table-cell office:value-type="float" office:value="9.3812095999999998E-2" table:style-name="ce1">
            <text:p>0.093812096</text:p>
          </table:table-cell>
          <table:table-cell office:value-type="float" office:value="6.9834093E-2" table:style-name="ce1">
            <text:p>0.069834093</text:p>
          </table:table-cell>
          <table:table-cell office:value-type="float" office:value="5.9534200000000001E-3" table:style-name="ce1">
            <text:p>0.00595342</text:p>
          </table:table-cell>
          <table:table-cell office:value-type="float" office:value="7.3486899999999997E-3" table:style-name="ce1">
            <text:p>0.00734869</text:p>
          </table:table-cell>
          <table:table-cell office:value-type="float" office:value="8.9697602594340606E-2" table:style-name="ce1">
            <text:p>0.089697603</text:p>
          </table:table-cell>
          <table:table-cell office:value-type="float" office:value="7.2935582917474207E-2" table:style-name="ce1">
            <text:p>0.072935583</text:p>
          </table:table-cell>
          <table:table-cell office:value-type="float" office:value="6.1803540725666002E-3" table:style-name="ce1">
            <text:p>0.006180354</text:p>
          </table:table-cell>
          <table:table-cell office:value-type="float" office:value="6.86064816831072E-3" table:style-name="ce1">
            <text:p>0.006860648</text:p>
          </table:table-cell>
          <table:table-cell office:value-type="float" office:value="4.4849761144897915E-2" table:formula="msoxl:=LN(AT128)-LN(AX128)" table:style-name="ce1">
            <text:p>0.044849761</text:p>
          </table:table-cell>
          <table:table-cell office:value-type="float" office:value="-4.345429687700042E-2" table:formula="msoxl:=LN(AU128)-LN(AY128)" table:style-name="ce1">
            <text:p>-0.043454297</text:p>
          </table:table-cell>
          <table:table-cell office:value-type="float" office:value="-3.740971877891397E-2" table:formula="msoxl:=LN(AV128)-LN(AZ128)" table:style-name="ce1">
            <text:p>-0.037409719</text:p>
          </table:table-cell>
          <table:table-cell office:value-type="float" office:value="6.8720143596303629E-2" table:formula="msoxl:=LN(AW128)-LN(BA128)" table:style-name="ce1">
            <text:p>0.068720144</text:p>
          </table:table-cell>
          <table:table-cell table:number-columns-repeated="4" table:style-name="ce1"/>
          <table:table-cell office:value-type="float" office:value="-4.2262643297284422E-2" table:formula="msoxl:=BB128*ABS($BH$8)/ABS($BH$10)-BC128*ABS($BH$9)/ABS($BH$10)+BD128-BE128*ABS($BH$11)/ABS($BH$10)" table:style-name="ce1">
            <text:p>-0.042262643</text:p>
          </table:table-cell>
          <table:table-cell table:number-columns-repeated="16322"/>
        </table:table-row>
        <table:table-row table:style-name="ro1">
          <table:table-cell office:value-type="float" office:value="198304" table:style-name="ce1">
            <text:p>198304</text:p>
          </table:table-cell>
          <table:table-cell office:value-type="float" office:value="1983" table:style-name="ce1">
            <text:p>1983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63.302999999999997" table:style-name="ce1">
            <text:p>63.303</text:p>
          </table:table-cell>
          <table:table-cell office:value-type="float" office:value="235.15299999999999" table:style-name="ce13">
            <text:p>235.2</text:p>
          </table:table-cell>
          <table:table-cell office:value-type="float" office:value="11746.15" table:style-name="ce1">
            <text:p>11746.15</text:p>
          </table:table-cell>
          <table:table-cell table:style-name="ce1"/>
          <table:table-cell office:value-type="float" office:value="68.559478806402325" table:style-name="ce13">
            <text:p>68.6</text:p>
          </table:table-cell>
          <table:table-cell office:value-type="float" office:value="-0.90491043282692574" table:formula="msoxl:=LN(I129/I128)*100" table:style-name="ce1">
            <text:p>-0.904910433</text:p>
          </table:table-cell>
          <table:table-cell office:value-type="float" office:value="-2.0978002964594422" table:style-name="ce1">
            <text:p>-2.097800296</text:p>
          </table:table-cell>
          <table:table-cell table:style-name="ce13"/>
          <table:table-cell office:value-type="float" office:value="6.1765495317285417" table:style-name="ce1">
            <text:p>6.176549532</text:p>
          </table:table-cell>
          <table:table-cell office:value-type="float" office:value="6.3989950027351705" table:style-name="ce1">
            <text:p>6.398995003</text:p>
          </table:table-cell>
          <table:table-cell table:style-name="ce1"/>
          <table:table-cell office:value-type="float" office:value="8039.2151294436853" table:style-name="ce1">
            <text:p>8039.215129</text:p>
          </table:table-cell>
          <table:table-cell office:value-type="float" office:value="5855.6347914806547" table:style-name="ce1">
            <text:p>5855.634791</text:p>
          </table:table-cell>
          <table:table-cell table:style-name="ce1"/>
          <table:table-cell office:value-type="float" office:value="416606" table:style-name="ce14">
            <text:p>416606</text:p>
          </table:table-cell>
          <table:table-cell office:value-type="float" office:value="192800" table:style-name="ce14">
            <text:p>192800</text:p>
          </table:table-cell>
          <table:table-cell office:value-type="float" office:value="173789.37488326855" table:style-name="ce14">
            <text:p>173789</text:p>
          </table:table-cell>
          <table:table-cell office:value-type="float" office:value="109555" table:style-name="ce14">
            <text:p>109555</text:p>
          </table:table-cell>
          <table:table-cell office:value-type="float" office:value="770608" table:style-name="ce14">
            <text:p>770608</text:p>
          </table:table-cell>
          <table:table-cell office:value-type="float" office:value="58569" table:style-name="ce14">
            <text:p>58569</text:p>
          </table:table-cell>
          <table:table-cell office:value-type="float" office:value="336652.74989312689" table:style-name="ce14">
            <text:p>336653</text:p>
          </table:table-cell>
          <table:table-cell office:value-type="float" office:value="26154" table:style-name="ce14">
            <text:p>26154</text:p>
          </table:table-cell>
          <table:table-cell table:style-name="ce14"/>
          <table:table-cell office:value-type="float" office:value="28338" table:style-name="ce14">
            <text:p>28338</text:p>
          </table:table-cell>
          <table:table-cell office:value-type="float" office:value="5193" table:style-name="ce14">
            <text:p>5193</text:p>
          </table:table-cell>
          <table:table-cell office:value-type="float" office:value="1481" table:style-name="ce14">
            <text:p>1481</text:p>
          </table:table-cell>
          <table:table-cell office:value-type="float" office:value="380" table:style-name="ce14">
            <text:p>380</text:p>
          </table:table-cell>
          <table:table-cell office:value-type="float" office:value="16155" table:style-name="ce14">
            <text:p>16155</text:p>
          </table:table-cell>
          <table:table-cell office:value-type="float" office:value="889" table:style-name="ce14">
            <text:p>889</text:p>
          </table:table-cell>
          <table:table-cell office:value-type="float" office:value="2907" table:style-name="ce14">
            <text:p>2907</text:p>
          </table:table-cell>
          <table:table-cell office:value-type="float" office:value="204" table:style-name="ce14">
            <text:p>204</text:p>
          </table:table-cell>
          <table:table-cell table:style-name="ce1"/>
          <table:table-cell office:value-type="float" office:value="4.5794154542362397" table:style-name="ce1">
            <text:p>4.579415454</text:p>
          </table:table-cell>
          <table:table-cell office:value-type="float" office:value="3.83942275719822" table:style-name="ce1">
            <text:p>3.839422757</text:p>
          </table:table-cell>
          <table:table-cell office:value-type="float" office:value="3.1446993501633553" table:style-name="ce1">
            <text:p>3.14469935</text:p>
          </table:table-cell>
          <table:table-cell office:value-type="float" office:value="2.0027569550088451" table:style-name="ce1">
            <text:p>2.002756955</text:p>
          </table:table-cell>
          <table:table-cell office:value-type="float" office:value="0.39990552006763347" table:style-name="ce1">
            <text:p>0.39990552</text:p>
          </table:table-cell>
          <table:table-cell office:value-type="float" office:value="0.28749070899052809" table:style-name="ce1">
            <text:p>0.287490709</text:p>
          </table:table-cell>
          <table:table-cell office:value-type="float" office:value="3.8747311701821814" table:style-name="ce1">
            <text:p>3.87473117</text:p>
          </table:table-cell>
          <table:table-cell office:value-type="float" office:value="2.1659076664886641" table:style-name="ce1">
            <text:p>2.165907666</text:p>
          </table:table-cell>
          <table:table-cell table:style-name="ce1"/>
          <table:table-cell office:value-type="float" office:value="0.10188093500000001" table:style-name="ce1">
            <text:p>0.101880935</text:p>
          </table:table-cell>
          <table:table-cell office:value-type="float" office:value="7.4208432000000005E-2" table:style-name="ce1">
            <text:p>0.074208432</text:p>
          </table:table-cell>
          <table:table-cell office:value-type="float" office:value="6.0998700000000003E-3" table:style-name="ce1">
            <text:p>0.00609987</text:p>
          </table:table-cell>
          <table:table-cell office:value-type="float" office:value="7.6195200000000003E-3" table:style-name="ce1">
            <text:p>0.00761952</text:p>
          </table:table-cell>
          <table:table-cell office:value-type="float" office:value="9.0461589060596995E-2" table:style-name="ce1">
            <text:p>0.090461589</text:p>
          </table:table-cell>
          <table:table-cell office:value-type="float" office:value="7.4068558328947404E-2" table:style-name="ce1">
            <text:p>0.074068558</text:p>
          </table:table-cell>
          <table:table-cell office:value-type="float" office:value="6.1999514233611304E-3" table:style-name="ce1">
            <text:p>0.006199951</text:p>
          </table:table-cell>
          <table:table-cell office:value-type="float" office:value="6.8984486581402001E-3" table:style-name="ce1">
            <text:p>0.006898449</text:p>
          </table:table-cell>
          <table:table-cell office:value-type="float" office:value="0.11887949719261304" table:formula="msoxl:=LN(AT129)-LN(AX129)" table:style-name="ce1">
            <text:p>0.118879497</text:p>
          </table:table-cell>
          <table:table-cell office:value-type="float" office:value="1.8866543248807766E-3" table:formula="msoxl:=LN(AU129)-LN(AY129)" table:style-name="ce1">
            <text:p>0.001886654</text:p>
          </table:table-cell>
          <table:table-cell office:value-type="float" office:value="-1.6273997601835788E-2" table:formula="msoxl:=LN(AV129)-LN(AZ129)" table:style-name="ce1">
            <text:p>-0.016273998</text:p>
          </table:table-cell>
          <table:table-cell office:value-type="float" office:value="9.941682141740138E-2" table:formula="msoxl:=LN(AW129)-LN(BA129)" table:style-name="ce1">
            <text:p>0.099416821</text:p>
          </table:table-cell>
          <table:table-cell table:number-columns-repeated="4" table:style-name="ce1"/>
          <table:table-cell office:value-type="float" office:value="-2.5957135731182454E-2" table:formula="msoxl:=BB129*ABS($BH$8)/ABS($BH$10)-BC129*ABS($BH$9)/ABS($BH$10)+BD129-BE129*ABS($BH$11)/ABS($BH$10)" table:style-name="ce1">
            <text:p>-0.025957136</text:p>
          </table:table-cell>
          <table:table-cell table:number-columns-repeated="16322"/>
        </table:table-row>
        <table:table-row table:style-name="ro1">
          <table:table-cell office:value-type="float" office:value="198401" table:style-name="ce1">
            <text:p>198401</text:p>
          </table:table-cell>
          <table:table-cell office:value-type="float" office:value="1984" table:style-name="ce1">
            <text:p>198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63.978000000000002" table:style-name="ce1">
            <text:p>63.978</text:p>
          </table:table-cell>
          <table:table-cell office:value-type="float" office:value="235.60499999999999" table:style-name="ce13">
            <text:p>235.6</text:p>
          </table:table-cell>
          <table:table-cell office:value-type="float" office:value="11894.33" table:style-name="ce1">
            <text:p>11894.33</text:p>
          </table:table-cell>
          <table:table-cell table:style-name="ce1"/>
          <table:table-cell office:value-type="float" office:value="70.21995222011698" table:style-name="ce13">
            <text:p>70.2</text:p>
          </table:table-cell>
          <table:table-cell office:value-type="float" office:value="2.393081805513376" table:formula="msoxl:=LN(I130/I129)*100" table:style-name="ce1">
            <text:p>2.393081806</text:p>
          </table:table-cell>
          <table:table-cell office:value-type="float" office:value="0.57791787567290354" table:style-name="ce1">
            <text:p>0.577917876</text:p>
          </table:table-cell>
          <table:table-cell table:style-name="ce13"/>
          <table:table-cell office:value-type="float" office:value="6.1861077646402025" table:style-name="ce1">
            <text:p>6.186107765</text:p>
          </table:table-cell>
          <table:table-cell office:value-type="float" office:value="6.4669404952464085" table:style-name="ce1">
            <text:p>6.466940495</text:p>
          </table:table-cell>
          <table:table-cell table:style-name="ce1"/>
          <table:table-cell office:value-type="float" office:value="8071.4253571286254" table:style-name="ce1">
            <text:p>8071.425357</text:p>
          </table:table-cell>
          <table:table-cell office:value-type="float" office:value="5982.970148627418" table:style-name="ce1">
            <text:p>5982.970149</text:p>
          </table:table-cell>
          <table:table-cell table:style-name="ce1"/>
          <table:table-cell office:value-type="float" office:value="432631" table:style-name="ce14">
            <text:p>432631</text:p>
          </table:table-cell>
          <table:table-cell office:value-type="float" office:value="195525.97036433898" table:style-name="ce14">
            <text:p>195526</text:p>
          </table:table-cell>
          <table:table-cell office:value-type="float" office:value="174233.6762694231" table:style-name="ce14">
            <text:p>174234</text:p>
          </table:table-cell>
          <table:table-cell office:value-type="float" office:value="106060.55387133936" table:style-name="ce14">
            <text:p>106061</text:p>
          </table:table-cell>
          <table:table-cell office:value-type="float" office:value="777987" table:style-name="ce14">
            <text:p>777987</text:p>
          </table:table-cell>
          <table:table-cell office:value-type="float" office:value="58749.449089227783" table:style-name="ce14">
            <text:p>58749</text:p>
          </table:table-cell>
          <table:table-cell office:value-type="float" office:value="335652.26270328421" table:style-name="ce14">
            <text:p>335652</text:p>
          </table:table-cell>
          <table:table-cell office:value-type="float" office:value="27783.550820234585" table:style-name="ce14">
            <text:p>27784</text:p>
          </table:table-cell>
          <table:table-cell table:style-name="ce14"/>
          <table:table-cell office:value-type="float" office:value="16025" table:style-name="ce14">
            <text:p>16025</text:p>
          </table:table-cell>
          <table:table-cell office:value-type="float" office:value="2094" table:style-name="ce14">
            <text:p>2094</text:p>
          </table:table-cell>
          <table:table-cell office:value-type="float" office:value="4800" table:style-name="ce14">
            <text:p>4800</text:p>
          </table:table-cell>
          <table:table-cell office:value-type="float" office:value="325" table:style-name="ce14">
            <text:p>325</text:p>
          </table:table-cell>
          <table:table-cell office:value-type="float" office:value="7379" table:style-name="ce14">
            <text:p>7379</text:p>
          </table:table-cell>
          <table:table-cell office:value-type="float" office:value="-313" table:style-name="ce14">
            <text:p>-313</text:p>
          </table:table-cell>
          <table:table-cell office:value-type="float" office:value="2617" table:style-name="ce14">
            <text:p>2617</text:p>
          </table:table-cell>
          <table:table-cell office:value-type="float" office:value="-445" table:style-name="ce14">
            <text:p>-445</text:p>
          </table:table-cell>
          <table:table-cell table:style-name="ce1"/>
          <table:table-cell office:value-type="float" office:value="9.7026722136346013" table:style-name="ce1">
            <text:p>9.702672214</text:p>
          </table:table-cell>
          <table:table-cell office:value-type="float" office:value="1.0089580053894465" table:style-name="ce1">
            <text:p>1.008958005</text:p>
          </table:table-cell>
          <table:table-cell office:value-type="float" office:value="3.3987472315347071" table:style-name="ce1">
            <text:p>3.398747232</text:p>
          </table:table-cell>
          <table:table-cell office:value-type="float" office:value="2.5683495793088644" table:style-name="ce1">
            <text:p>2.568349579</text:p>
          </table:table-cell>
          <table:table-cell office:value-type="float" office:value="-2.42443192467019" table:style-name="ce1">
            <text:p>-2.424431925</text:p>
          </table:table-cell>
          <table:table-cell office:value-type="float" office:value="-1.7429158087260814" table:style-name="ce1">
            <text:p>-1.742915809</text:p>
          </table:table-cell>
          <table:table-cell office:value-type="float" office:value="2.9284229431696081" table:style-name="ce1">
            <text:p>2.928422943</text:p>
          </table:table-cell>
          <table:table-cell office:value-type="float" office:value="2.1452664103277677" table:style-name="ce1">
            <text:p>2.14526641</text:p>
          </table:table-cell>
          <table:table-cell table:style-name="ce1"/>
          <table:table-cell office:value-type="float" office:value="0.102288171" table:style-name="ce1">
            <text:p>0.102288171</text:p>
          </table:table-cell>
          <table:table-cell office:value-type="float" office:value="7.5821438000000005E-2" table:style-name="ce1">
            <text:p>0.075821438</text:p>
          </table:table-cell>
          <table:table-cell office:value-type="float" office:value="6.1583999999999996E-3" table:style-name="ce1">
            <text:p>0.0061584</text:p>
          </table:table-cell>
          <table:table-cell office:value-type="float" office:value="8.1551499999999999E-3" table:style-name="ce1">
            <text:p>0.00815515</text:p>
          </table:table-cell>
          <table:table-cell office:value-type="float" office:value="9.1235900846029894E-2" table:style-name="ce1">
            <text:p>0.091235901</text:p>
          </table:table-cell>
          <table:table-cell office:value-type="float" office:value="7.5221745512569604E-2" table:style-name="ce1">
            <text:p>0.075221746</text:p>
          </table:table-cell>
          <table:table-cell office:value-type="float" office:value="6.2192833376557297E-3" table:style-name="ce1">
            <text:p>0.006219283</text:p>
          </table:table-cell>
          <table:table-cell office:value-type="float" office:value="6.9360105231593997E-3" table:style-name="ce1">
            <text:p>0.006936011</text:p>
          </table:table-cell>
          <table:table-cell office:value-type="float" office:value="0.11434556652520644" table:formula="msoxl:=LN(AT130)-LN(AX130)" table:style-name="ce1">
            <text:p>0.114345567</text:p>
          </table:table-cell>
          <table:table-cell office:value-type="float" office:value="7.9407176757659848E-3" table:formula="msoxl:=LN(AU130)-LN(AY130)" table:style-name="ce1">
            <text:p>0.007940718</text:p>
          </table:table-cell>
          <table:table-cell office:value-type="float" office:value="-9.8376775391111337E-3" table:formula="msoxl:=LN(AV130)-LN(AZ130)" table:style-name="ce1">
            <text:p>-0.009837678</text:p>
          </table:table-cell>
          <table:table-cell office:value-type="float" office:value="0.16192287287042628" table:formula="msoxl:=LN(AW130)-LN(BA130)" table:style-name="ce1">
            <text:p>0.161922873</text:p>
          </table:table-cell>
          <table:table-cell table:number-columns-repeated="4" table:style-name="ce1"/>
          <table:table-cell office:value-type="float" office:value="-9.6686022941174926E-2" table:formula="msoxl:=BB130*ABS($BH$8)/ABS($BH$10)-BC130*ABS($BH$9)/ABS($BH$10)+BD130-BE130*ABS($BH$11)/ABS($BH$10)" table:style-name="ce1">
            <text:p>-0.096686023</text:p>
          </table:table-cell>
          <table:table-cell table:number-columns-repeated="16322"/>
        </table:table-row>
        <table:table-row table:style-name="ro1">
          <table:table-cell office:value-type="float" office:value="198402" table:style-name="ce1">
            <text:p>198402</text:p>
          </table:table-cell>
          <table:table-cell office:value-type="float" office:value="1984" table:style-name="ce1">
            <text:p>198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64.599000000000004" table:style-name="ce1">
            <text:p>64.599</text:p>
          </table:table-cell>
          <table:table-cell office:value-type="float" office:value="236.08199999999999" table:style-name="ce13">
            <text:p>236.1</text:p>
          </table:table-cell>
          <table:table-cell office:value-type="float" office:value="12054.72" table:style-name="ce1">
            <text:p>12054.72</text:p>
          </table:table-cell>
          <table:table-cell table:style-name="ce1"/>
          <table:table-cell office:value-type="float" office:value="67.388726381532138" table:style-name="ce13">
            <text:p>67.4</text:p>
          </table:table-cell>
          <table:table-cell office:value-type="float" office:value="-4.1154750749738218" table:formula="msoxl:=LN(I131/I130)*100" table:style-name="ce1">
            <text:p>-4.115475075</text:p>
          </table:table-cell>
          <table:table-cell office:value-type="float" office:value="-5.744673058278944" table:style-name="ce1">
            <text:p>-5.744673058</text:p>
          </table:table-cell>
          <table:table-cell table:style-name="ce13"/>
          <table:table-cell office:value-type="float" office:value="6.2053420205930898" table:style-name="ce1">
            <text:p>6.205342021</text:p>
          </table:table-cell>
          <table:table-cell office:value-type="float" office:value="6.5018368997423162" table:style-name="ce1">
            <text:p>6.5018369</text:p>
          </table:table-cell>
          <table:table-cell table:style-name="ce1"/>
          <table:table-cell office:value-type="float" office:value="7855.4757281166603" table:style-name="ce1">
            <text:p>7855.475728</text:p>
          </table:table-cell>
          <table:table-cell office:value-type="float" office:value="5963.493629295991" table:style-name="ce1">
            <text:p>5963.493629</text:p>
          </table:table-cell>
          <table:table-cell table:style-name="ce1"/>
          <table:table-cell office:value-type="float" office:value="461092" table:style-name="ce14">
            <text:p>461092</text:p>
          </table:table-cell>
          <table:table-cell office:value-type="float" office:value="192770.02973394308" table:style-name="ce14">
            <text:p>192770</text:p>
          </table:table-cell>
          <table:table-cell office:value-type="float" office:value="178434.37987868686" table:style-name="ce14">
            <text:p>178434</text:p>
          </table:table-cell>
          <table:table-cell office:value-type="float" office:value="101388.79458482072" table:style-name="ce14">
            <text:p>101389</text:p>
          </table:table-cell>
          <table:table-cell office:value-type="float" office:value="800928" table:style-name="ce14">
            <text:p>800928</text:p>
          </table:table-cell>
          <table:table-cell office:value-type="float" office:value="56571.778928543783" table:style-name="ce14">
            <text:p>56572</text:p>
          </table:table-cell>
          <table:table-cell office:value-type="float" office:value="314759.84386798373" table:style-name="ce14">
            <text:p>314760</text:p>
          </table:table-cell>
          <table:table-cell office:value-type="float" office:value="25074.359705287334" table:style-name="ce14">
            <text:p>25074</text:p>
          </table:table-cell>
          <table:table-cell table:style-name="ce14"/>
          <table:table-cell office:value-type="float" office:value="28461" table:style-name="ce14">
            <text:p>28461</text:p>
          </table:table-cell>
          <table:table-cell office:value-type="float" office:value="6277" table:style-name="ce14">
            <text:p>6277</text:p>
          </table:table-cell>
          <table:table-cell office:value-type="float" office:value="8922" table:style-name="ce14">
            <text:p>8922</text:p>
          </table:table-cell>
          <table:table-cell office:value-type="float" office:value="-674" table:style-name="ce14">
            <text:p>-674</text:p>
          </table:table-cell>
          <table:table-cell office:value-type="float" office:value="22941" table:style-name="ce14">
            <text:p>22941</text:p>
          </table:table-cell>
          <table:table-cell office:value-type="float" office:value="792" table:style-name="ce14">
            <text:p>792</text:p>
          </table:table-cell>
          <table:table-cell office:value-type="float" office:value="3098" table:style-name="ce14">
            <text:p>3098</text:p>
          </table:table-cell>
          <table:table-cell office:value-type="float" office:value="-28" table:style-name="ce14">
            <text:p>-28</text:p>
          </table:table-cell>
          <table:table-cell table:style-name="ce1"/>
          <table:table-cell office:value-type="float" office:value="-10.213812455046922" table:style-name="ce1">
            <text:p>-10.21381246</text:p>
          </table:table-cell>
          <table:table-cell office:value-type="float" office:value="-8.0042169622297354" table:style-name="ce1">
            <text:p>-8.004216962</text:p>
          </table:table-cell>
          <table:table-cell office:value-type="float" office:value="-3.1576767666496064" table:style-name="ce1">
            <text:p>-3.157676767</text:p>
          </table:table-cell>
          <table:table-cell office:value-type="float" office:value="1.1528788014232734" table:style-name="ce1">
            <text:p>1.152878801</text:p>
          </table:table-cell>
          <table:table-cell office:value-type="float" office:value="-2.6015057047655428" table:style-name="ce1">
            <text:p>-2.601505705</text:p>
          </table:table-cell>
          <table:table-cell office:value-type="float" office:value="-1.8702135428874813" table:style-name="ce1">
            <text:p>-1.870213543</text:p>
          </table:table-cell>
          <table:table-cell office:value-type="float" office:value="-2.2692433386238333" table:style-name="ce1">
            <text:p>-2.269243339</text:p>
          </table:table-cell>
          <table:table-cell office:value-type="float" office:value="2.1727842997324092" table:style-name="ce1">
            <text:p>2.1727843</text:p>
          </table:table-cell>
          <table:table-cell table:style-name="ce1"/>
          <table:table-cell office:value-type="float" office:value="9.9381153999999999E-2" table:style-name="ce1">
            <text:p>0.099381154</text:p>
          </table:table-cell>
          <table:table-cell office:value-type="float" office:value="7.5445319999999996E-2" table:style-name="ce1">
            <text:p>0.07544532</text:p>
          </table:table-cell>
          <table:table-cell office:value-type="float" office:value="6.2672500000000003E-3" table:style-name="ce1">
            <text:p>0.00626725</text:p>
          </table:table-cell>
          <table:table-cell office:value-type="float" office:value="8.4303099999999999E-3" table:style-name="ce1">
            <text:p>0.00843031</text:p>
          </table:table-cell>
          <table:table-cell office:value-type="float" office:value="9.2020593056320696E-2" table:style-name="ce1">
            <text:p>0.092020593</text:p>
          </table:table-cell>
          <table:table-cell office:value-type="float" office:value="7.6395441819636603E-2" table:style-name="ce1">
            <text:p>0.076395442</text:p>
          </table:table-cell>
          <table:table-cell office:value-type="float" office:value="6.2383542415018096E-3" table:style-name="ce1">
            <text:p>0.006238354</text:p>
          </table:table-cell>
          <table:table-cell office:value-type="float" office:value="6.9733323004857297E-3" table:style-name="ce1">
            <text:p>0.006973332</text:p>
          </table:table-cell>
          <table:table-cell office:value-type="float" office:value="7.6950108531268047E-2" table:formula="msoxl:=LN(AT131)-LN(AX131)" table:style-name="ce1">
            <text:p>0.076950109</text:p>
          </table:table-cell>
          <table:table-cell office:value-type="float" office:value="-1.2514876888932491E-2" table:formula="msoxl:=LN(AU131)-LN(AY131)" table:style-name="ce1">
            <text:p>-0.012514877</text:p>
          </table:table-cell>
          <table:table-cell office:value-type="float" office:value="4.6212576961535135E-3" table:formula="msoxl:=LN(AV131)-LN(AZ131)" table:style-name="ce1">
            <text:p>0.004621258</text:p>
          </table:table-cell>
          <table:table-cell office:value-type="float" office:value="0.1897403423511701" table:formula="msoxl:=LN(AW131)-LN(BA131)" table:style-name="ce1">
            <text:p>0.189740342</text:p>
          </table:table-cell>
          <table:table-cell table:number-columns-repeated="4" table:style-name="ce1"/>
          <table:table-cell office:value-type="float" office:value="-0.12928677786400941" table:formula="msoxl:=BB131*ABS($BH$8)/ABS($BH$10)-BC131*ABS($BH$9)/ABS($BH$10)+BD131-BE131*ABS($BH$11)/ABS($BH$10)" table:style-name="ce1">
            <text:p>-0.129286778</text:p>
          </table:table-cell>
          <table:table-cell table:number-columns-repeated="16322"/>
        </table:table-row>
        <table:table-row table:style-name="ro1">
          <table:table-cell office:value-type="float" office:value="198403" table:style-name="ce1">
            <text:p>198403</text:p>
          </table:table-cell>
          <table:table-cell office:value-type="float" office:value="1984" table:style-name="ce1">
            <text:p>1984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65.097999999999999" table:style-name="ce1">
            <text:p>65.098</text:p>
          </table:table-cell>
          <table:table-cell office:value-type="float" office:value="236.65700000000001" table:style-name="ce13">
            <text:p>236.7</text:p>
          </table:table-cell>
          <table:table-cell office:value-type="float" office:value="12419.55" table:style-name="ce1">
            <text:p>12419.55</text:p>
          </table:table-cell>
          <table:table-cell table:style-name="ce1"/>
          <table:table-cell office:value-type="float" office:value="63.654693450825178" table:style-name="ce13">
            <text:p>63.7</text:p>
          </table:table-cell>
          <table:table-cell office:value-type="float" office:value="-5.7004678848024435" table:formula="msoxl:=LN(I132/I131)*100" table:style-name="ce1">
            <text:p>-5.700467885</text:p>
          </table:table-cell>
          <table:table-cell office:value-type="float" office:value="-4.462338783323176" table:style-name="ce1">
            <text:p>-4.462338783</text:p>
          </table:table-cell>
          <table:table-cell table:style-name="ce13"/>
          <table:table-cell office:value-type="float" office:value="6.2067296705080919" table:style-name="ce1">
            <text:p>6.206729671</text:p>
          </table:table-cell>
          <table:table-cell office:value-type="float" office:value="6.4993065153366008" table:style-name="ce1">
            <text:p>6.499306515</text:p>
          </table:table-cell>
          <table:table-cell table:style-name="ce1"/>
          <table:table-cell office:value-type="float" office:value="7991.3296219140948" table:style-name="ce1">
            <text:p>7991.329622</text:p>
          </table:table-cell>
          <table:table-cell office:value-type="float" office:value="6295.7617909936835" table:style-name="ce1">
            <text:p>6295.761791</text:p>
          </table:table-cell>
          <table:table-cell table:style-name="ce1"/>
          <table:table-cell office:value-type="float" office:value="458690" table:style-name="ce14">
            <text:p>458690</text:p>
          </table:table-cell>
          <table:table-cell office:value-type="float" office:value="197381.31171035478" table:style-name="ce14">
            <text:p>197381</text:p>
          </table:table-cell>
          <table:table-cell office:value-type="float" office:value="193746.83523676562" table:style-name="ce14">
            <text:p>193747</text:p>
          </table:table-cell>
          <table:table-cell office:value-type="float" office:value="108261.45424036244" table:style-name="ce14">
            <text:p>108261</text:p>
          </table:table-cell>
          <table:table-cell office:value-type="float" office:value="781331" table:style-name="ce14">
            <text:p>781331</text:p>
          </table:table-cell>
          <table:table-cell office:value-type="float" office:value="56220.78706564202" table:style-name="ce14">
            <text:p>56221</text:p>
          </table:table-cell>
          <table:table-cell office:value-type="float" office:value="324643.25215814757" table:style-name="ce14">
            <text:p>324643</text:p>
          </table:table-cell>
          <table:table-cell office:value-type="float" office:value="26045.002105317475" table:style-name="ce14">
            <text:p>26045</text:p>
          </table:table-cell>
          <table:table-cell table:style-name="ce14"/>
          <table:table-cell office:value-type="float" office:value="-2402" table:style-name="ce14">
            <text:p>-2402</text:p>
          </table:table-cell>
          <table:table-cell office:value-type="float" office:value="7218" table:style-name="ce14">
            <text:p>7218</text:p>
          </table:table-cell>
          <table:table-cell office:value-type="float" office:value="4493" table:style-name="ce14">
            <text:p>4493</text:p>
          </table:table-cell>
          <table:table-cell office:value-type="float" office:value="-1679" table:style-name="ce14">
            <text:p>-1679</text:p>
          </table:table-cell>
          <table:table-cell office:value-type="float" office:value="-19597" table:style-name="ce14">
            <text:p>-19597</text:p>
          </table:table-cell>
          <table:table-cell office:value-type="float" office:value="410" table:style-name="ce14">
            <text:p>410</text:p>
          </table:table-cell>
          <table:table-cell office:value-type="float" office:value="3360" table:style-name="ce14">
            <text:p>3360</text:p>
          </table:table-cell>
          <table:table-cell office:value-type="float" office:value="696" table:style-name="ce14">
            <text:p>696</text:p>
          </table:table-cell>
          <table:table-cell table:style-name="ce1"/>
          <table:table-cell office:value-type="float" office:value="1.6876463251323279" table:style-name="ce1">
            <text:p>1.687646325</text:p>
          </table:table-cell>
          <table:table-cell office:value-type="float" office:value="3.1347214564676493" table:style-name="ce1">
            <text:p>3.134721456</text:p>
          </table:table-cell>
          <table:table-cell office:value-type="float" office:value="1.0522610445372238" table:style-name="ce1">
            <text:p>1.052261045</text:p>
          </table:table-cell>
          <table:table-cell office:value-type="float" office:value="1.408133738273061" table:style-name="ce1">
            <text:p>1.408133738</text:p>
          </table:table-cell>
          <table:table-cell office:value-type="float" office:value="9.2519527201782612" table:style-name="ce1">
            <text:p>9.25195272</text:p>
          </table:table-cell>
          <table:table-cell office:value-type="float" office:value="6.6511971293145695" table:style-name="ce1">
            <text:p>6.651197129</text:p>
          </table:table-cell>
          <table:table-cell office:value-type="float" office:value="1.480746433401684" table:style-name="ce1">
            <text:p>1.480746433</text:p>
          </table:table-cell>
          <table:table-cell office:value-type="float" office:value="2.3691144111105773" table:style-name="ce1">
            <text:p>2.369114411</text:p>
          </table:table-cell>
          <table:table-cell table:style-name="ce1"/>
          <table:table-cell office:value-type="float" office:value="9.9128877000000004E-2" table:style-name="ce1">
            <text:p>0.099128877</text:p>
          </table:table-cell>
          <table:table-cell office:value-type="float" office:value="7.8096114999999994E-2" table:style-name="ce1">
            <text:p>0.078096115</text:p>
          </table:table-cell>
          <table:table-cell office:value-type="float" office:value="6.1536000000000004E-3" table:style-name="ce1">
            <text:p>0.0061536</text:p>
          </table:table-cell>
          <table:table-cell office:value-type="float" office:value="8.2450700000000002E-3" table:style-name="ce1">
            <text:p>0.00824507</text:p>
          </table:table-cell>
          <table:table-cell office:value-type="float" office:value="9.2815724457054896E-2" table:style-name="ce1">
            <text:p>0.092815724</text:p>
          </table:table-cell>
          <table:table-cell office:value-type="float" office:value="7.7589947051809494E-2" table:style-name="ce1">
            <text:p>0.077589947</text:p>
          </table:table-cell>
          <table:table-cell office:value-type="float" office:value="6.2571686568294003E-3" table:style-name="ce1">
            <text:p>0.006257169</text:p>
          </table:table-cell>
          <table:table-cell office:value-type="float" office:value="7.0104131140803798E-3" table:style-name="ce1">
            <text:p>0.007010413</text:p>
          </table:table-cell>
          <table:table-cell office:value-type="float" office:value="6.5804721403802446E-2" table:formula="msoxl:=LN(AT132)-LN(AX132)" table:style-name="ce1">
            <text:p>0.065804721</text:p>
          </table:table-cell>
          <table:table-cell office:value-type="float" office:value="6.5024411946734695E-3" table:formula="msoxl:=LN(AU132)-LN(AY132)" table:style-name="ce1">
            <text:p>0.006502441</text:p>
          </table:table-cell>
          <table:table-cell office:value-type="float" office:value="-1.6690515143838347E-2" table:formula="msoxl:=LN(AV132)-LN(AZ132)" table:style-name="ce1">
            <text:p>-0.016690515</text:p>
          </table:table-cell>
          <table:table-cell office:value-type="float" office:value="0.16221881455091669" table:formula="msoxl:=LN(AW132)-LN(BA132)" table:style-name="ce1">
            <text:p>0.162218815</text:p>
          </table:table-cell>
          <table:table-cell table:number-columns-repeated="4" table:style-name="ce1"/>
          <table:table-cell office:value-type="float" office:value="-0.14406909564516868" table:formula="msoxl:=BB132*ABS($BH$8)/ABS($BH$10)-BC132*ABS($BH$9)/ABS($BH$10)+BD132-BE132*ABS($BH$11)/ABS($BH$10)" table:style-name="ce1">
            <text:p>-0.144069096</text:p>
          </table:table-cell>
          <table:table-cell table:number-columns-repeated="16322"/>
        </table:table-row>
        <table:table-row table:style-name="ro1">
          <table:table-cell office:value-type="float" office:value="198404" table:style-name="ce1">
            <text:p>198404</text:p>
          </table:table-cell>
          <table:table-cell office:value-type="float" office:value="1984" table:style-name="ce1">
            <text:p>1984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65.506" table:style-name="ce1">
            <text:p>65.506</text:p>
          </table:table-cell>
          <table:table-cell office:value-type="float" office:value="237.232" table:style-name="ce13">
            <text:p>237.2</text:p>
          </table:table-cell>
          <table:table-cell office:value-type="float" office:value="12682.77" table:style-name="ce1">
            <text:p>12682.77</text:p>
          </table:table-cell>
          <table:table-cell table:style-name="ce1"/>
          <table:table-cell office:value-type="float" office:value="62.607418288652227" table:style-name="ce13">
            <text:p>62.6</text:p>
          </table:table-cell>
          <table:table-cell office:value-type="float" office:value="-1.6589286612293666" table:formula="msoxl:=LN(I133/I132)*100" table:style-name="ce1">
            <text:p>-1.658928661</text:p>
          </table:table-cell>
          <table:table-cell office:value-type="float" office:value="-3.0664565704008622" table:style-name="ce1">
            <text:p>-3.06645657</text:p>
          </table:table-cell>
          <table:table-cell table:style-name="ce13"/>
          <table:table-cell office:value-type="float" office:value="6.2074967370043899" table:style-name="ce1">
            <text:p>6.207496737</text:p>
          </table:table-cell>
          <table:table-cell office:value-type="float" office:value="6.5070971338161439" table:style-name="ce1">
            <text:p>6.507097134</text:p>
          </table:table-cell>
          <table:table-cell table:style-name="ce1"/>
          <table:table-cell office:value-type="float" office:value="7779.6121381096673" table:style-name="ce1">
            <text:p>7779.612138</text:p>
          </table:table-cell>
          <table:table-cell office:value-type="float" office:value="6413.0896453272289" table:style-name="ce1">
            <text:p>6413.089645</text:p>
          </table:table-cell>
          <table:table-cell table:style-name="ce1"/>
          <table:table-cell office:value-type="float" office:value="471443" table:style-name="ce14">
            <text:p>471443</text:p>
          </table:table-cell>
          <table:table-cell office:value-type="float" office:value="244370" table:style-name="ce14">
            <text:p>244370</text:p>
          </table:table-cell>
          <table:table-cell office:value-type="float" office:value="200955.78759984073" table:style-name="ce14">
            <text:p>200956</text:p>
          </table:table-cell>
          <table:table-cell office:value-type="float" office:value="104850" table:style-name="ce14">
            <text:p>104850</text:p>
          </table:table-cell>
          <table:table-cell office:value-type="float" office:value="767754" table:style-name="ce14">
            <text:p>767754</text:p>
          </table:table-cell>
          <table:table-cell office:value-type="float" office:value="62810" table:style-name="ce14">
            <text:p>62810</text:p>
          </table:table-cell>
          <table:table-cell office:value-type="float" office:value="344010.01449676626" table:style-name="ce14">
            <text:p>344010</text:p>
          </table:table-cell>
          <table:table-cell office:value-type="float" office:value="25994" table:style-name="ce14">
            <text:p>25994</text:p>
          </table:table-cell>
          <table:table-cell table:style-name="ce14"/>
          <table:table-cell office:value-type="float" office:value="13786" table:style-name="ce14">
            <text:p>13786</text:p>
          </table:table-cell>
          <table:table-cell office:value-type="float" office:value="25186" table:style-name="ce14">
            <text:p>25186</text:p>
          </table:table-cell>
          <table:table-cell office:value-type="float" office:value="6253" table:style-name="ce14">
            <text:p>6253</text:p>
          </table:table-cell>
          <table:table-cell office:value-type="float" office:value="-1332" table:style-name="ce14">
            <text:p>-1332</text:p>
          </table:table-cell>
          <table:table-cell office:value-type="float" office:value="8491" table:style-name="ce14">
            <text:p>8491</text:p>
          </table:table-cell>
          <table:table-cell office:value-type="float" office:value="2924" table:style-name="ce14">
            <text:p>2924</text:p>
          </table:table-cell>
          <table:table-cell office:value-type="float" office:value="7331" table:style-name="ce14">
            <text:p>7331</text:p>
          </table:table-cell>
          <table:table-cell office:value-type="float" office:value="720" table:style-name="ce14">
            <text:p>720</text:p>
          </table:table-cell>
          <table:table-cell table:style-name="ce1"/>
          <table:table-cell office:value-type="float" office:value="1.341525089194785" table:style-name="ce1">
            <text:p>1.341525089</text:p>
          </table:table-cell>
          <table:table-cell office:value-type="float" office:value="1.0408134646374778" table:style-name="ce1">
            <text:p>1.040813465</text:p>
          </table:table-cell>
          <table:table-cell office:value-type="float" office:value="5.4210568052547181" table:style-name="ce1">
            <text:p>5.421056805</text:p>
          </table:table-cell>
          <table:table-cell office:value-type="float" office:value="1.8182461467913993" table:style-name="ce1">
            <text:p>1.818246147</text:p>
          </table:table-cell>
          <table:table-cell office:value-type="float" office:value="1.8588766510324453" table:style-name="ce1">
            <text:p>1.858876651</text:p>
          </table:table-cell>
          <table:table-cell office:value-type="float" office:value="1.3363400591241523" table:style-name="ce1">
            <text:p>1.336340059</text:p>
          </table:table-cell>
          <table:table-cell office:value-type="float" office:value="7.7975686771805872" table:style-name="ce1">
            <text:p>7.797568677</text:p>
          </table:table-cell>
          <table:table-cell office:value-type="float" office:value="2.4757630865738558" table:style-name="ce1">
            <text:p>2.475763087</text:p>
          </table:table-cell>
          <table:table-cell table:style-name="ce1"/>
          <table:table-cell office:value-type="float" office:value="9.5323105000000005E-2" table:style-name="ce1">
            <text:p>0.095323105</text:p>
          </table:table-cell>
          <table:table-cell office:value-type="float" office:value="7.8579189999999993E-2" table:style-name="ce1">
            <text:p>0.07857919</text:p>
          </table:table-cell>
          <table:table-cell office:value-type="float" office:value="6.0830600000000004E-3" table:style-name="ce1">
            <text:p>0.00608306</text:p>
          </table:table-cell>
          <table:table-cell office:value-type="float" office:value="8.2079900000000001E-3" table:style-name="ce1">
            <text:p>0.00820799</text:p>
          </table:table-cell>
          <table:table-cell office:value-type="float" office:value="9.3621356142077394E-2" table:style-name="ce1">
            <text:p>0.093621356</text:p>
          </table:table-cell>
          <table:table-cell office:value-type="float" office:value="7.8805562723060996E-2" table:style-name="ce1">
            <text:p>0.078805563</text:p>
          </table:table-cell>
          <table:table-cell office:value-type="float" office:value="6.2757312365028101E-3" table:style-name="ce1">
            <text:p>0.006275731</text:p>
          </table:table-cell>
          <table:table-cell office:value-type="float" office:value="7.0472527688393996E-3" table:style-name="ce1">
            <text:p>0.007047253</text:p>
          </table:table-cell>
          <table:table-cell office:value-type="float" office:value="1.801370481674347E-2" table:formula="msoxl:=LN(AT133)-LN(AX133)" table:style-name="ce1">
            <text:p>0.018013705</text:p>
          </table:table-cell>
          <table:table-cell office:value-type="float" office:value="-2.8766811937330772E-3" table:formula="msoxl:=LN(AU133)-LN(AY133)" table:style-name="ce1">
            <text:p>-0.002876681</text:p>
          </table:table-cell>
          <table:table-cell office:value-type="float" office:value="-3.1182151098058775E-2" table:formula="msoxl:=LN(AV133)-LN(AZ133)" table:style-name="ce1">
            <text:p>-0.031182151</text:p>
          </table:table-cell>
          <table:table-cell office:value-type="float" office:value="0.15247020740298733" table:formula="msoxl:=LN(AW133)-LN(BA133)" table:style-name="ce1">
            <text:p>0.152470207</text:p>
          </table:table-cell>
          <table:table-cell table:number-columns-repeated="4" table:style-name="ce1"/>
          <table:table-cell office:value-type="float" office:value="-0.18144432251634787" table:formula="msoxl:=BB133*ABS($BH$8)/ABS($BH$10)-BC133*ABS($BH$9)/ABS($BH$10)+BD133-BE133*ABS($BH$11)/ABS($BH$10)" table:style-name="ce1">
            <text:p>-0.181444323</text:p>
          </table:table-cell>
          <table:table-cell table:number-columns-repeated="16322"/>
        </table:table-row>
        <table:table-row table:style-name="ro1">
          <table:table-cell office:value-type="float" office:value="198501" table:style-name="ce1">
            <text:p>198501</text:p>
          </table:table-cell>
          <table:table-cell office:value-type="float" office:value="1985" table:style-name="ce1">
            <text:p>198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66.212000000000003" table:style-name="ce1">
            <text:p>66.212</text:p>
          </table:table-cell>
          <table:table-cell office:value-type="float" office:value="237.673" table:style-name="ce13">
            <text:p>237.7</text:p>
          </table:table-cell>
          <table:table-cell office:value-type="float" office:value="13065.47" table:style-name="ce1">
            <text:p>13065.47</text:p>
          </table:table-cell>
          <table:table-cell table:style-name="ce1"/>
          <table:table-cell office:value-type="float" office:value="59.235580264072269" table:style-name="ce13">
            <text:p>59.2</text:p>
          </table:table-cell>
          <table:table-cell office:value-type="float" office:value="-5.536139477355368" table:formula="msoxl:=LN(I134/I133)*100" table:style-name="ce1">
            <text:p>-5.536139477</text:p>
          </table:table-cell>
          <table:table-cell office:value-type="float" office:value="-0.59776756976713774" table:style-name="ce1">
            <text:p>-0.59776757</text:p>
          </table:table-cell>
          <table:table-cell table:style-name="ce13"/>
          <table:table-cell office:value-type="float" office:value="6.1844960018794755" table:style-name="ce1">
            <text:p>6.184496002</text:p>
          </table:table-cell>
          <table:table-cell office:value-type="float" office:value="6.4475652719154972" table:style-name="ce1">
            <text:p>6.447565272</text:p>
          </table:table-cell>
          <table:table-cell table:style-name="ce1"/>
          <table:table-cell office:value-type="float" office:value="7865.852665303245" table:style-name="ce1">
            <text:p>7865.852665</text:p>
          </table:table-cell>
          <table:table-cell office:value-type="float" office:value="6788.5763692177106" table:style-name="ce1">
            <text:p>6788.576369</text:p>
          </table:table-cell>
          <table:table-cell table:style-name="ce1"/>
          <table:table-cell office:value-type="float" office:value="480279" table:style-name="ce14">
            <text:p>480279</text:p>
          </table:table-cell>
          <table:table-cell office:value-type="float" office:value="258830.07826994039" table:style-name="ce14">
            <text:p>258830</text:p>
          </table:table-cell>
          <table:table-cell office:value-type="float" office:value="217417.34594769156" table:style-name="ce14">
            <text:p>217417</text:p>
          </table:table-cell>
          <table:table-cell office:value-type="float" office:value="111932.57928725184" table:style-name="ce14">
            <text:p>111933</text:p>
          </table:table-cell>
          <table:table-cell office:value-type="float" office:value="768147" table:style-name="ce14">
            <text:p>768147</text:p>
          </table:table-cell>
          <table:table-cell office:value-type="float" office:value="64502.080840748531" table:style-name="ce14">
            <text:p>64502</text:p>
          </table:table-cell>
          <table:table-cell office:value-type="float" office:value="356930.76304147567" table:style-name="ce14">
            <text:p>356931</text:p>
          </table:table-cell>
          <table:table-cell office:value-type="float" office:value="29970.026158487988" table:style-name="ce14">
            <text:p>29970</text:p>
          </table:table-cell>
          <table:table-cell table:style-name="ce14"/>
          <table:table-cell office:value-type="float" office:value="8836" table:style-name="ce14">
            <text:p>8836</text:p>
          </table:table-cell>
          <table:table-cell office:value-type="float" office:value="5924" table:style-name="ce14">
            <text:p>5924</text:p>
          </table:table-cell>
          <table:table-cell office:value-type="float" office:value="4869" table:style-name="ce14">
            <text:p>4869</text:p>
          </table:table-cell>
          <table:table-cell office:value-type="float" office:value="-1331" table:style-name="ce14">
            <text:p>-1331</text:p>
          </table:table-cell>
          <table:table-cell office:value-type="float" office:value="393" table:style-name="ce14">
            <text:p>393</text:p>
          </table:table-cell>
          <table:table-cell office:value-type="float" office:value="594" table:style-name="ce14">
            <text:p>594</text:p>
          </table:table-cell>
          <table:table-cell office:value-type="float" office:value="3601" table:style-name="ce14">
            <text:p>3601</text:p>
          </table:table-cell>
          <table:table-cell office:value-type="float" office:value="1880" table:style-name="ce14">
            <text:p>1880</text:p>
          </table:table-cell>
          <table:table-cell table:style-name="ce1"/>
          <table:table-cell office:value-type="float" office:value="10.042008666079152" table:style-name="ce1">
            <text:p>10.04200867</text:p>
          </table:table-cell>
          <table:table-cell office:value-type="float" office:value="5.9511342582731679" table:style-name="ce1">
            <text:p>5.951134258</text:p>
          </table:table-cell>
          <table:table-cell office:value-type="float" office:value="4.1355121593705215" table:style-name="ce1">
            <text:p>4.135512159</text:p>
          </table:table-cell>
          <table:table-cell office:value-type="float" office:value="2.0805928480798483" table:style-name="ce1">
            <text:p>2.080592848</text:p>
          </table:table-cell>
          <table:table-cell office:value-type="float" office:value="8.7859712916952724" table:style-name="ce1">
            <text:p>8.785971292</text:p>
          </table:table-cell>
          <table:table-cell office:value-type="float" office:value="6.3162046760262598" table:style-name="ce1">
            <text:p>6.316204676</text:p>
          </table:table-cell>
          <table:table-cell office:value-type="float" office:value="5.9796776312763162" table:style-name="ce1">
            <text:p>5.979677631</text:p>
          </table:table-cell>
          <table:table-cell office:value-type="float" office:value="1.9610356576640713" table:style-name="ce1">
            <text:p>1.961035658</text:p>
          </table:table-cell>
          <table:table-cell table:style-name="ce1"/>
          <table:table-cell office:value-type="float" office:value="9.4740859999999996E-2" table:style-name="ce1">
            <text:p>0.09474086</text:p>
          </table:table-cell>
          <table:table-cell office:value-type="float" office:value="8.1765524000000006E-2" table:style-name="ce1">
            <text:p>0.081765524</text:p>
          </table:table-cell>
          <table:table-cell office:value-type="float" office:value="5.8436499999999997E-3" table:style-name="ce1">
            <text:p>0.00584365</text:p>
          </table:table-cell>
          <table:table-cell office:value-type="float" office:value="7.6020999999999997E-3" table:style-name="ce1">
            <text:p>0.0076021</text:p>
          </table:table-cell>
          <table:table-cell office:value-type="float" office:value="9.4437551164695002E-2" table:style-name="ce1">
            <text:p>0.094437551</text:p>
          </table:table-cell>
          <table:table-cell office:value-type="float" office:value="8.0042592570990903E-2" table:style-name="ce1">
            <text:p>0.080042593</text:p>
          </table:table-cell>
          <table:table-cell office:value-type="float" office:value="6.2940467062609501E-3" table:style-name="ce1">
            <text:p>0.006294047</text:p>
          </table:table-cell>
          <table:table-cell office:value-type="float" office:value="7.0838516836009002E-3" table:style-name="ce1">
            <text:p>0.007083852</text:p>
          </table:table-cell>
          <table:table-cell office:value-type="float" office:value="3.2065931131231018E-3" table:formula="msoxl:=LN(AT134)-LN(AX134)" table:style-name="ce1">
            <text:p>0.003206593</text:p>
          </table:table-cell>
          <table:table-cell office:value-type="float" office:value="2.129678764098708E-2" table:formula="msoxl:=LN(AU134)-LN(AY134)" table:style-name="ce1">
            <text:p>0.021296788</text:p>
          </table:table-cell>
          <table:table-cell office:value-type="float" office:value="-7.4248617765308111E-2" table:formula="msoxl:=LN(AV134)-LN(AZ134)" table:style-name="ce1">
            <text:p>-0.074248618</text:p>
          </table:table-cell>
          <table:table-cell office:value-type="float" office:value="7.0606742027404579E-2" table:formula="msoxl:=LN(AW134)-LN(BA134)" table:style-name="ce1">
            <text:p>0.070606742</text:p>
          </table:table-cell>
          <table:table-cell table:number-columns-repeated="4" table:style-name="ce1"/>
          <table:table-cell office:value-type="float" office:value="-0.16517978622171511" table:formula="msoxl:=BB134*ABS($BH$8)/ABS($BH$10)-BC134*ABS($BH$9)/ABS($BH$10)+BD134-BE134*ABS($BH$11)/ABS($BH$10)" table:style-name="ce1">
            <text:p>-0.165179786</text:p>
          </table:table-cell>
          <table:table-cell table:number-columns-repeated="16322"/>
        </table:table-row>
        <table:table-row table:style-name="ro1">
          <table:table-cell office:value-type="float" office:value="198502" table:style-name="ce1">
            <text:p>198502</text:p>
          </table:table-cell>
          <table:table-cell office:value-type="float" office:value="1985" table:style-name="ce1">
            <text:p>198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66.713999999999999" table:style-name="ce1">
            <text:p>66.714</text:p>
          </table:table-cell>
          <table:table-cell office:value-type="float" office:value="238.17599999999999" table:style-name="ce13">
            <text:p>238.2</text:p>
          </table:table-cell>
          <table:table-cell office:value-type="float" office:value="13388.98" table:style-name="ce1">
            <text:p>13388.98</text:p>
          </table:table-cell>
          <table:table-cell table:style-name="ce1"/>
          <table:table-cell office:value-type="float" office:value="62.150929639081291" table:style-name="ce13">
            <text:p>62.2</text:p>
          </table:table-cell>
          <table:table-cell office:value-type="float" office:value="4.8043396509709879" table:formula="msoxl:=LN(I135/I134)*100" table:style-name="ce1">
            <text:p>4.804339651</text:p>
          </table:table-cell>
          <table:table-cell office:value-type="float" office:value="1.2501033908606698" table:style-name="ce1">
            <text:p>1.250103391</text:p>
          </table:table-cell>
          <table:table-cell table:style-name="ce13"/>
          <table:table-cell office:value-type="float" office:value="6.1672691657874283" table:style-name="ce1">
            <text:p>6.167269166</text:p>
          </table:table-cell>
          <table:table-cell office:value-type="float" office:value="6.49012219173557" table:style-name="ce1">
            <text:p>6.490122192</text:p>
          </table:table-cell>
          <table:table-cell table:style-name="ce1"/>
          <table:table-cell office:value-type="float" office:value="8009.457219044556" table:style-name="ce1">
            <text:p>8009.457219</text:p>
          </table:table-cell>
          <table:table-cell office:value-type="float" office:value="6939.6559897339475" table:style-name="ce1">
            <text:p>6939.65599</text:p>
          </table:table-cell>
          <table:table-cell table:style-name="ce1"/>
          <table:table-cell office:value-type="float" office:value="484792" table:style-name="ce14">
            <text:p>484792</text:p>
          </table:table-cell>
          <table:table-cell office:value-type="float" office:value="278059.52208387665" table:style-name="ce14">
            <text:p>278060</text:p>
          </table:table-cell>
          <table:table-cell office:value-type="float" office:value="231772.53465467383" table:style-name="ce14">
            <text:p>231773</text:p>
          </table:table-cell>
          <table:table-cell office:value-type="float" office:value="119407.63343440311" table:style-name="ce14">
            <text:p>119408</text:p>
          </table:table-cell>
          <table:table-cell office:value-type="float" office:value="763842" table:style-name="ce14">
            <text:p>763842</text:p>
          </table:table-cell>
          <table:table-cell office:value-type="float" office:value="67362.852034550713" table:style-name="ce14">
            <text:p>67363</text:p>
          </table:table-cell>
          <table:table-cell office:value-type="float" office:value="387504.47021752916" table:style-name="ce14">
            <text:p>387504</text:p>
          </table:table-cell>
          <table:table-cell office:value-type="float" office:value="32256.292111789637" table:style-name="ce14">
            <text:p>32256</text:p>
          </table:table-cell>
          <table:table-cell table:style-name="ce14"/>
          <table:table-cell office:value-type="float" office:value="4513" table:style-name="ce14">
            <text:p>4513</text:p>
          </table:table-cell>
          <table:table-cell office:value-type="float" office:value="19902" table:style-name="ce14">
            <text:p>19902</text:p>
          </table:table-cell>
          <table:table-cell office:value-type="float" office:value="4674" table:style-name="ce14">
            <text:p>4674</text:p>
          </table:table-cell>
          <table:table-cell office:value-type="float" office:value="542" table:style-name="ce14">
            <text:p>542</text:p>
          </table:table-cell>
          <table:table-cell office:value-type="float" office:value="-4305" table:style-name="ce14">
            <text:p>-4305</text:p>
          </table:table-cell>
          <table:table-cell office:value-type="float" office:value="2071" table:style-name="ce14">
            <text:p>2071</text:p>
          </table:table-cell>
          <table:table-cell office:value-type="float" office:value="5266" table:style-name="ce14">
            <text:p>5266</text:p>
          </table:table-cell>
          <table:table-cell office:value-type="float" office:value="148" table:style-name="ce14">
            <text:p>148</text:p>
          </table:table-cell>
          <table:table-cell table:style-name="ce1"/>
          <table:table-cell office:value-type="float" office:value="6.5374125526108831" table:style-name="ce1">
            <text:p>6.537412553</text:p>
          </table:table-cell>
          <table:table-cell office:value-type="float" office:value="5.2896921607408114" table:style-name="ce1">
            <text:p>5.289692161</text:p>
          </table:table-cell>
          <table:table-cell office:value-type="float" office:value="3.5975046994604485" table:style-name="ce1">
            <text:p>3.597504699</text:p>
          </table:table-cell>
          <table:table-cell office:value-type="float" office:value="2.2496807441136788" table:style-name="ce1">
            <text:p>2.249680744</text:p>
          </table:table-cell>
          <table:table-cell office:value-type="float" office:value="7.0775839881278753" table:style-name="ce1">
            <text:p>7.077583988</text:p>
          </table:table-cell>
          <table:table-cell office:value-type="float" office:value="5.0880508934779645" table:style-name="ce1">
            <text:p>5.088050893</text:p>
          </table:table-cell>
          <table:table-cell office:value-type="float" office:value="2.2093830593395194" table:style-name="ce1">
            <text:p>2.209383059</text:p>
          </table:table-cell>
          <table:table-cell office:value-type="float" office:value="2.0556235063917407" table:style-name="ce1">
            <text:p>2.055623506</text:p>
          </table:table-cell>
          <table:table-cell table:style-name="ce1"/>
          <table:table-cell office:value-type="float" office:value="9.5054037999999993E-2" table:style-name="ce1">
            <text:p>0.095054038</text:p>
          </table:table-cell>
          <table:table-cell office:value-type="float" office:value="8.2357930999999995E-2" table:style-name="ce1">
            <text:p>0.082357931</text:p>
          </table:table-cell>
          <table:table-cell office:value-type="float" office:value="5.6595100000000004E-3" table:style-name="ce1">
            <text:p>0.00565951</text:p>
          </table:table-cell>
          <table:table-cell office:value-type="float" office:value="7.8161299999999993E-3" table:style-name="ce1">
            <text:p>0.00781613</text:p>
          </table:table-cell>
          <table:table-cell office:value-type="float" office:value="9.52643726950924E-2" table:style-name="ce1">
            <text:p>0.095264373</text:p>
          </table:table-cell>
          <table:table-cell office:value-type="float" office:value="8.1301342159332296E-2" table:style-name="ce1">
            <text:p>0.081301342</text:p>
          </table:table-cell>
          <table:table-cell office:value-type="float" office:value="6.3121198236441396E-3" table:style-name="ce1">
            <text:p>0.00631212</text:p>
          </table:table-cell>
          <table:table-cell office:value-type="float" office:value="7.1202108740477501E-3" table:style-name="ce1">
            <text:p>0.007120211</text:p>
          </table:table-cell>
          <table:table-cell office:value-type="float" office:value="-2.2103461242553024E-3" table:formula="msoxl:=LN(AT135)-LN(AX135)" table:style-name="ce1">
            <text:p>-0.002210346</text:p>
          </table:table-cell>
          <table:table-cell office:value-type="float" office:value="1.2912235283504714E-2" table:formula="msoxl:=LN(AU135)-LN(AY135)" table:style-name="ce1">
            <text:p>0.012912235</text:p>
          </table:table-cell>
          <table:table-cell office:value-type="float" office:value="-0.10913425080113903" table:formula="msoxl:=LN(AV135)-LN(AZ135)" table:style-name="ce1">
            <text:p>-0.109134251</text:p>
          </table:table-cell>
          <table:table-cell office:value-type="float" office:value="9.3252205023937051E-2" table:formula="msoxl:=LN(AW135)-LN(BA135)" table:style-name="ce1">
            <text:p>0.093252205</text:p>
          </table:table-cell>
          <table:table-cell table:number-columns-repeated="4" table:style-name="ce1"/>
          <table:table-cell office:value-type="float" office:value="-0.22329482881227281" table:formula="msoxl:=BB135*ABS($BH$8)/ABS($BH$10)-BC135*ABS($BH$9)/ABS($BH$10)+BD135-BE135*ABS($BH$11)/ABS($BH$10)" table:style-name="ce1">
            <text:p>-0.223294829</text:p>
          </table:table-cell>
          <table:table-cell table:number-columns-repeated="16322"/>
        </table:table-row>
        <table:table-row table:style-name="ro1">
          <table:table-cell office:value-type="float" office:value="198503" table:style-name="ce1">
            <text:p>198503</text:p>
          </table:table-cell>
          <table:table-cell office:value-type="float" office:value="1985" table:style-name="ce1">
            <text:p>1985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67.144000000000005" table:style-name="ce1">
            <text:p>67.144</text:p>
          </table:table-cell>
          <table:table-cell office:value-type="float" office:value="238.78899999999999" table:style-name="ce13">
            <text:p>238.8</text:p>
          </table:table-cell>
          <table:table-cell office:value-type="float" office:value="13510.61" table:style-name="ce1">
            <text:p>13510.61</text:p>
          </table:table-cell>
          <table:table-cell table:style-name="ce1"/>
          <table:table-cell office:value-type="float" office:value="64.841016278715955" table:style-name="ce13">
            <text:p>64.8</text:p>
          </table:table-cell>
          <table:table-cell office:value-type="float" office:value="4.2372594548182043" table:formula="msoxl:=LN(I136/I135)*100" table:style-name="ce1">
            <text:p>4.237259455</text:p>
          </table:table-cell>
          <table:table-cell office:value-type="float" office:value="6.81767492167186" table:style-name="ce1">
            <text:p>6.817674922</text:p>
          </table:table-cell>
          <table:table-cell table:style-name="ce13"/>
          <table:table-cell office:value-type="float" office:value="6.1332184093379647" table:style-name="ce1">
            <text:p>6.133218409</text:p>
          </table:table-cell>
          <table:table-cell office:value-type="float" office:value="6.4705601692254024" table:style-name="ce1">
            <text:p>6.470560169</text:p>
          </table:table-cell>
          <table:table-cell table:style-name="ce1"/>
          <table:table-cell office:value-type="float" office:value="8212.8685105652476" table:style-name="ce1">
            <text:p>8212.868511</text:p>
          </table:table-cell>
          <table:table-cell office:value-type="float" office:value="7026.5868644592456" table:style-name="ce1">
            <text:p>7026.586864</text:p>
          </table:table-cell>
          <table:table-cell table:style-name="ce1"/>
          <table:table-cell office:value-type="float" office:value="499552" table:style-name="ce14">
            <text:p>499552</text:p>
          </table:table-cell>
          <table:table-cell office:value-type="float" office:value="304301.01263460855" table:style-name="ce14">
            <text:p>304301</text:p>
          </table:table-cell>
          <table:table-cell office:value-type="float" office:value="228205.35297962424" table:style-name="ce14">
            <text:p>228205</text:p>
          </table:table-cell>
          <table:table-cell office:value-type="float" office:value="114626.77558371707" table:style-name="ce14">
            <text:p>114627</text:p>
          </table:table-cell>
          <table:table-cell office:value-type="float" office:value="763331" table:style-name="ce14">
            <text:p>763331</text:p>
          </table:table-cell>
          <table:table-cell office:value-type="float" office:value="71741.666355093985" table:style-name="ce14">
            <text:p>71742</text:p>
          </table:table-cell>
          <table:table-cell office:value-type="float" office:value="426539.13630504743" table:style-name="ce14">
            <text:p>426539</text:p>
          </table:table-cell>
          <table:table-cell office:value-type="float" office:value="37906.824143960999" table:style-name="ce14">
            <text:p>37907</text:p>
          </table:table-cell>
          <table:table-cell table:style-name="ce14"/>
          <table:table-cell office:value-type="float" office:value="14760" table:style-name="ce14">
            <text:p>14760</text:p>
          </table:table-cell>
          <table:table-cell office:value-type="float" office:value="17364" table:style-name="ce14">
            <text:p>17364</text:p>
          </table:table-cell>
          <table:table-cell office:value-type="float" office:value="4918" table:style-name="ce14">
            <text:p>4918</text:p>
          </table:table-cell>
          <table:table-cell office:value-type="float" office:value="1300" table:style-name="ce14">
            <text:p>1300</text:p>
          </table:table-cell>
          <table:table-cell office:value-type="float" office:value="-511" table:style-name="ce14">
            <text:p>-511</text:p>
          </table:table-cell>
          <table:table-cell office:value-type="float" office:value="597" table:style-name="ce14">
            <text:p>597</text:p>
          </table:table-cell>
          <table:table-cell office:value-type="float" office:value="5003" table:style-name="ce14">
            <text:p>5003</text:p>
          </table:table-cell>
          <table:table-cell office:value-type="float" office:value="975" table:style-name="ce14">
            <text:p>975</text:p>
          </table:table-cell>
          <table:table-cell table:style-name="ce1"/>
          <table:table-cell office:value-type="float" office:value="13.828502516212303" table:style-name="ce1">
            <text:p>13.82850252</text:p>
          </table:table-cell>
          <table:table-cell office:value-type="float" office:value="7.3523322509329914" table:style-name="ce1">
            <text:p>7.352332251</text:p>
          </table:table-cell>
          <table:table-cell office:value-type="float" office:value="8.0136971941232016" table:style-name="ce1">
            <text:p>8.013697194</text:p>
          </table:table-cell>
          <table:table-cell office:value-type="float" office:value="3.6101542268104803" table:style-name="ce1">
            <text:p>3.610154227</text:p>
          </table:table-cell>
          <table:table-cell office:value-type="float" office:value="-4.1810484565609505" table:style-name="ce1">
            <text:p>-4.181048457</text:p>
          </table:table-cell>
          <table:table-cell office:value-type="float" office:value="-3.005741418365949" table:style-name="ce1">
            <text:p>-3.005741418</text:p>
          </table:table-cell>
          <table:table-cell office:value-type="float" office:value="5.495298055945038" table:style-name="ce1">
            <text:p>5.495298056</text:p>
          </table:table-cell>
          <table:table-cell office:value-type="float" office:value="1.6938025512704589" table:style-name="ce1">
            <text:p>1.693802551</text:p>
          </table:table-cell>
          <table:table-cell table:style-name="ce1"/>
          <table:table-cell office:value-type="float" office:value="9.7463373000000006E-2" table:style-name="ce1">
            <text:p>0.097463373</text:p>
          </table:table-cell>
          <table:table-cell office:value-type="float" office:value="8.3385586999999997E-2" table:style-name="ce1">
            <text:p>0.083385587</text:p>
          </table:table-cell>
          <table:table-cell office:value-type="float" office:value="5.4697799999999996E-3" table:style-name="ce1">
            <text:p>0.00546978</text:p>
          </table:table-cell>
          <table:table-cell office:value-type="float" office:value="7.6643500000000003E-3" table:style-name="ce1">
            <text:p>0.00766435</text:p>
          </table:table-cell>
          <table:table-cell office:value-type="float" office:value="9.6101883401595298E-2" table:style-name="ce1">
            <text:p>0.096101883</text:p>
          </table:table-cell>
          <table:table-cell office:value-type="float" office:value="8.2582119600661294E-2" table:style-name="ce1">
            <text:p>0.08258212</text:p>
          </table:table-cell>
          <table:table-cell office:value-type="float" office:value="6.3299552609559096E-3" table:style-name="ce1">
            <text:p>0.006329955</text:p>
          </table:table-cell>
          <table:table-cell office:value-type="float" office:value="7.15633171941088E-3" table:style-name="ce1">
            <text:p>0.007156332</text:p>
          </table:table-cell>
          <table:table-cell office:value-type="float" office:value="1.4067731750998291E-2" table:formula="msoxl:=LN(AT136)-LN(AX136)" table:style-name="ce1">
            <text:p>0.014067732</text:p>
          </table:table-cell>
          <table:table-cell office:value-type="float" office:value="9.6822893158612366E-3" table:formula="msoxl:=LN(AU136)-LN(AY136)" table:style-name="ce1">
            <text:p>0.009682289</text:p>
          </table:table-cell>
          <table:table-cell office:value-type="float" office:value="-0.14605477210498918" table:formula="msoxl:=LN(AV136)-LN(AZ136)" table:style-name="ce1">
            <text:p>-0.146054772</text:p>
          </table:table-cell>
          <table:table-cell office:value-type="float" office:value="6.8582187688623009E-2" table:formula="msoxl:=LN(AW136)-LN(BA136)" table:style-name="ce1">
            <text:p>0.068582188</text:p>
          </table:table-cell>
          <table:table-cell table:number-columns-repeated="4" table:style-name="ce1"/>
          <table:table-cell office:value-type="float" office:value="-0.21680642817032597" table:formula="msoxl:=BB136*ABS($BH$8)/ABS($BH$10)-BC136*ABS($BH$9)/ABS($BH$10)+BD136-BE136*ABS($BH$11)/ABS($BH$10)" table:style-name="ce1">
            <text:p>-0.216806428</text:p>
          </table:table-cell>
          <table:table-cell table:number-columns-repeated="16322"/>
        </table:table-row>
        <table:table-row table:style-name="ro1">
          <table:table-cell office:value-type="float" office:value="198504" table:style-name="ce1">
            <text:p>198504</text:p>
          </table:table-cell>
          <table:table-cell office:value-type="float" office:value="1985" table:style-name="ce1">
            <text:p>1985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67.671999999999997" table:style-name="ce1">
            <text:p>67.672</text:p>
          </table:table-cell>
          <table:table-cell office:value-type="float" office:value="239.387" table:style-name="ce13">
            <text:p>239.4</text:p>
          </table:table-cell>
          <table:table-cell office:value-type="float" office:value="14145.97" table:style-name="ce1">
            <text:p>14145.97</text:p>
          </table:table-cell>
          <table:table-cell table:style-name="ce1"/>
          <table:table-cell office:value-type="float" office:value="70.214168039538706" table:style-name="ce13">
            <text:p>70.2</text:p>
          </table:table-cell>
          <table:table-cell office:value-type="float" office:value="7.9611744210032169" table:formula="msoxl:=LN(I137/I136)*100" table:style-name="ce1">
            <text:p>7.961174421</text:p>
          </table:table-cell>
          <table:table-cell office:value-type="float" office:value="2.1026577765033507" table:style-name="ce1">
            <text:p>2.102657777</text:p>
          </table:table-cell>
          <table:table-cell table:style-name="ce13"/>
          <table:table-cell office:value-type="float" office:value="6.150904811028127" table:style-name="ce1">
            <text:p>6.150904811</text:p>
          </table:table-cell>
          <table:table-cell office:value-type="float" office:value="6.5181487063160937" table:style-name="ce1">
            <text:p>6.518148706</text:p>
          </table:table-cell>
          <table:table-cell table:style-name="ce1"/>
          <table:table-cell office:value-type="float" office:value="8570.7249653615781" table:style-name="ce1">
            <text:p>8570.724965</text:p>
          </table:table-cell>
          <table:table-cell office:value-type="float" office:value="7431.7095679675658" table:style-name="ce1">
            <text:p>7431.709568</text:p>
          </table:table-cell>
          <table:table-cell table:style-name="ce1"/>
          <table:table-cell office:value-type="float" office:value="530067" table:style-name="ce14">
            <text:p>530067</text:p>
          </table:table-cell>
          <table:table-cell office:value-type="float" office:value="318970" table:style-name="ce14">
            <text:p>318970</text:p>
          </table:table-cell>
          <table:table-cell office:value-type="float" office:value="259796.86839661686" table:style-name="ce14">
            <text:p>259797</text:p>
          </table:table-cell>
          <table:table-cell office:value-type="float" office:value="136791" table:style-name="ce14">
            <text:p>136791</text:p>
          </table:table-cell>
          <table:table-cell office:value-type="float" office:value="796957" table:style-name="ce14">
            <text:p>796957</text:p>
          </table:table-cell>
          <table:table-cell office:value-type="float" office:value="75020" table:style-name="ce14">
            <text:p>75020</text:p>
          </table:table-cell>
          <table:table-cell office:value-type="float" office:value="475555.05130216025" table:style-name="ce14">
            <text:p>475555</text:p>
          </table:table-cell>
          <table:table-cell office:value-type="float" office:value="44383" table:style-name="ce14">
            <text:p>44383</text:p>
          </table:table-cell>
          <table:table-cell table:style-name="ce14"/>
          <table:table-cell office:value-type="float" office:value="29475" table:style-name="ce14">
            <text:p>29475</text:p>
          </table:table-cell>
          <table:table-cell office:value-type="float" office:value="21148" table:style-name="ce14">
            <text:p>21148</text:p>
          </table:table-cell>
          <table:table-cell office:value-type="float" office:value="5282" table:style-name="ce14">
            <text:p>5282</text:p>
          </table:table-cell>
          <table:table-cell office:value-type="float" office:value="3938" table:style-name="ce14">
            <text:p>3938</text:p>
          </table:table-cell>
          <table:table-cell office:value-type="float" office:value="22764" table:style-name="ce14">
            <text:p>22764</text:p>
          </table:table-cell>
          <table:table-cell office:value-type="float" office:value="532" table:style-name="ce14">
            <text:p>532</text:p>
          </table:table-cell>
          <table:table-cell office:value-type="float" office:value="5058" table:style-name="ce14">
            <text:p>5058</text:p>
          </table:table-cell>
          <table:table-cell office:value-type="float" office:value="685" table:style-name="ce14">
            <text:p>685</text:p>
          </table:table-cell>
          <table:table-cell table:style-name="ce1"/>
          <table:table-cell office:value-type="float" office:value="18.205457746562399" table:style-name="ce1">
            <text:p>18.20545775</text:p>
          </table:table-cell>
          <table:table-cell office:value-type="float" office:value="11.714485699774672" table:style-name="ce1">
            <text:p>11.7144857</text:p>
          </table:table-cell>
          <table:table-cell office:value-type="float" office:value="6.967919015717758" table:style-name="ce1">
            <text:p>6.967919016</text:p>
          </table:table-cell>
          <table:table-cell office:value-type="float" office:value="2.7768068644742638" table:style-name="ce1">
            <text:p>2.776806864</text:p>
          </table:table-cell>
          <table:table-cell office:value-type="float" office:value="15.873355068729996" table:style-name="ce1">
            <text:p>15.87335507</text:p>
          </table:table-cell>
          <table:table-cell office:value-type="float" office:value="11.411300604192196" table:style-name="ce1">
            <text:p>11.4113006</text:p>
          </table:table-cell>
          <table:table-cell office:value-type="float" office:value="6.6146219377680184" table:style-name="ce1">
            <text:p>6.614621938</text:p>
          </table:table-cell>
          <table:table-cell office:value-type="float" office:value="1.7101508166015029" table:style-name="ce1">
            <text:p>1.710150817</text:p>
          </table:table-cell>
          <table:table-cell table:style-name="ce1"/>
          <table:table-cell office:value-type="float" office:value="9.8150925999999999E-2" table:style-name="ce1">
            <text:p>0.098150926</text:p>
          </table:table-cell>
          <table:table-cell office:value-type="float" office:value="8.5107057E-2" table:style-name="ce1">
            <text:p>0.085107057</text:p>
          </table:table-cell>
          <table:table-cell office:value-type="float" office:value="5.3725500000000002E-3" table:style-name="ce1">
            <text:p>0.00537255</text:p>
          </table:table-cell>
          <table:table-cell office:value-type="float" office:value="7.7566299999999996E-3" table:style-name="ce1">
            <text:p>0.00775663</text:p>
          </table:table-cell>
          <table:table-cell office:value-type="float" office:value="9.6950145179846098E-2" table:style-name="ce1">
            <text:p>0.096950145</text:p>
          </table:table-cell>
          <table:table-cell office:value-type="float" office:value="8.3885235214188503E-2" table:style-name="ce1">
            <text:p>0.083885235</text:p>
          </table:table-cell>
          <table:table-cell office:value-type="float" office:value="6.3475575080358402E-3" table:style-name="ce1">
            <text:p>0.006347558</text:p>
          </table:table-cell>
          <table:table-cell office:value-type="float" office:value="7.1922160347487997E-3" table:style-name="ce1">
            <text:p>0.007192216</text:p>
          </table:table-cell>
          <table:table-cell office:value-type="float" office:value="1.2309476058059765E-2" table:formula="msoxl:=LN(AT137)-LN(AX137)" table:style-name="ce1">
            <text:p>0.012309476</text:p>
          </table:table-cell>
          <table:table-cell office:value-type="float" office:value="1.4460340884444811E-2" table:formula="msoxl:=LN(AU137)-LN(AY137)" table:style-name="ce1">
            <text:p>0.014460341</text:p>
          </table:table-cell>
          <table:table-cell office:value-type="float" office:value="-0.16676743836068209" table:formula="msoxl:=LN(AV137)-LN(AZ137)" table:style-name="ce1">
            <text:p>-0.166767438</text:p>
          </table:table-cell>
          <table:table-cell office:value-type="float" office:value="7.5548626598274993E-2" table:formula="msoxl:=LN(AW137)-LN(BA137)" table:style-name="ce1">
            <text:p>0.075548627</text:p>
          </table:table-cell>
          <table:table-cell table:number-columns-repeated="4" table:style-name="ce1"/>
          <table:table-cell office:value-type="float" office:value="-0.25026382743253506" table:formula="msoxl:=BB137*ABS($BH$8)/ABS($BH$10)-BC137*ABS($BH$9)/ABS($BH$10)+BD137-BE137*ABS($BH$11)/ABS($BH$10)" table:style-name="ce1">
            <text:p>-0.250263827</text:p>
          </table:table-cell>
          <table:table-cell table:number-columns-repeated="16322"/>
        </table:table-row>
        <table:table-row table:style-name="ro1">
          <table:table-cell office:value-type="float" office:value="198601" table:style-name="ce1">
            <text:p>198601</text:p>
          </table:table-cell>
          <table:table-cell office:value-type="float" office:value="1986" table:style-name="ce1">
            <text:p>198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68.159000000000006" table:style-name="ce1">
            <text:p>68.159</text:p>
          </table:table-cell>
          <table:table-cell office:value-type="float" office:value="239.86099999999999" table:style-name="ce13">
            <text:p>239.9</text:p>
          </table:table-cell>
          <table:table-cell office:value-type="float" office:value="14681.95" table:style-name="ce1">
            <text:p>14681.95</text:p>
          </table:table-cell>
          <table:table-cell table:style-name="ce1"/>
          <table:table-cell office:value-type="float" office:value="75.247175141242934" table:style-name="ce13">
            <text:p>75.2</text:p>
          </table:table-cell>
          <table:table-cell office:value-type="float" office:value="6.9228248679988269" table:formula="msoxl:=LN(I138/I137)*100" table:style-name="ce1">
            <text:p>6.922824868</text:p>
          </table:table-cell>
          <table:table-cell office:value-type="float" office:value="3.3974674433671472" table:style-name="ce1">
            <text:p>3.397467443</text:p>
          </table:table-cell>
          <table:table-cell table:style-name="ce13"/>
          <table:table-cell office:value-type="float" office:value="6.1683723119862117" table:style-name="ce1">
            <text:p>6.168372312</text:p>
          </table:table-cell>
          <table:table-cell office:value-type="float" office:value="6.5110483820255407" table:style-name="ce1">
            <text:p>6.511048382</text:p>
          </table:table-cell>
          <table:table-cell table:style-name="ce1"/>
          <table:table-cell office:value-type="float" office:value="9167.4592316497892" table:style-name="ce1">
            <text:p>9167.459232</text:p>
          </table:table-cell>
          <table:table-cell office:value-type="float" office:value="8133.8371408773655" table:style-name="ce1">
            <text:p>8133.837141</text:p>
          </table:table-cell>
          <table:table-cell table:style-name="ce1"/>
          <table:table-cell office:value-type="float" office:value="540156" table:style-name="ce14">
            <text:p>540156</text:p>
          </table:table-cell>
          <table:table-cell office:value-type="float" office:value="363076.84115602775" table:style-name="ce14">
            <text:p>363077</text:p>
          </table:table-cell>
          <table:table-cell office:value-type="float" office:value="287564.36784778093" table:style-name="ce14">
            <text:p>287564</text:p>
          </table:table-cell>
          <table:table-cell office:value-type="float" office:value="160940.27669443394" table:style-name="ce14">
            <text:p>160940</text:p>
          </table:table-cell>
          <table:table-cell office:value-type="float" office:value="798767" table:style-name="ce14">
            <text:p>798767</text:p>
          </table:table-cell>
          <table:table-cell office:value-type="float" office:value="85013.365415393739" table:style-name="ce14">
            <text:p>85013</text:p>
          </table:table-cell>
          <table:table-cell office:value-type="float" office:value="551162.78523727169" table:style-name="ce14">
            <text:p>551163</text:p>
          </table:table-cell>
          <table:table-cell office:value-type="float" office:value="56478.964048637587" table:style-name="ce14">
            <text:p>56479</text:p>
          </table:table-cell>
          <table:table-cell table:style-name="ce14"/>
          <table:table-cell office:value-type="float" office:value="10089" table:style-name="ce14">
            <text:p>10089</text:p>
          </table:table-cell>
          <table:table-cell office:value-type="float" office:value="21702" table:style-name="ce14">
            <text:p>21702</text:p>
          </table:table-cell>
          <table:table-cell office:value-type="float" office:value="3352" table:style-name="ce14">
            <text:p>3352</text:p>
          </table:table-cell>
          <table:table-cell office:value-type="float" office:value="6267" table:style-name="ce14">
            <text:p>6267</text:p>
          </table:table-cell>
          <table:table-cell office:value-type="float" office:value="1810" table:style-name="ce14">
            <text:p>1810</text:p>
          </table:table-cell>
          <table:table-cell office:value-type="float" office:value="4018" table:style-name="ce14">
            <text:p>4018</text:p>
          </table:table-cell>
          <table:table-cell office:value-type="float" office:value="10492" table:style-name="ce14">
            <text:p>10492</text:p>
          </table:table-cell>
          <table:table-cell office:value-type="float" office:value="1912" table:style-name="ce14">
            <text:p>1912</text:p>
          </table:table-cell>
          <table:table-cell table:style-name="ce1"/>
          <table:table-cell office:value-type="float" office:value="20.83431814872646" table:style-name="ce1">
            <text:p>20.83431815</text:p>
          </table:table-cell>
          <table:table-cell office:value-type="float" office:value="10.614192501611113" table:style-name="ce1">
            <text:p>10.6141925</text:p>
          </table:table-cell>
          <table:table-cell office:value-type="float" office:value="9.7160836789395564" table:style-name="ce1">
            <text:p>9.716083679</text:p>
          </table:table-cell>
          <table:table-cell office:value-type="float" office:value="2.9480437751201598" table:style-name="ce1">
            <text:p>2.948043775</text:p>
          </table:table-cell>
          <table:table-cell office:value-type="float" office:value="13.19490402215609" table:style-name="ce1">
            <text:p>13.19490402</text:p>
          </table:table-cell>
          <table:table-cell office:value-type="float" office:value="9.4857713185606194" table:style-name="ce1">
            <text:p>9.485771319</text:p>
          </table:table-cell>
          <table:table-cell office:value-type="float" office:value="8.6871547448030473" table:style-name="ce1">
            <text:p>8.687154745</text:p>
          </table:table-cell>
          <table:table-cell office:value-type="float" office:value="1.7078160045521846" table:style-name="ce1">
            <text:p>1.707816005</text:p>
          </table:table-cell>
          <table:table-cell table:style-name="ce1"/>
          <table:table-cell office:value-type="float" office:value="0.102081748" table:style-name="ce1">
            <text:p>0.102081748</text:p>
          </table:table-cell>
          <table:table-cell office:value-type="float" office:value="9.0572130000000001E-2" table:style-name="ce1">
            <text:p>0.09057213</text:p>
          </table:table-cell>
          <table:table-cell office:value-type="float" office:value="5.3160500000000001E-3" table:style-name="ce1">
            <text:p>0.00531605</text:p>
          </table:table-cell>
          <table:table-cell office:value-type="float" office:value="7.4887900000000004E-3" table:style-name="ce1">
            <text:p>0.00748879</text:p>
          </table:table-cell>
          <table:table-cell office:value-type="float" office:value="9.7809219753492105E-2" table:style-name="ce1">
            <text:p>0.09780922</text:p>
          </table:table-cell>
          <table:table-cell office:value-type="float" office:value="8.5211001336347098E-2" table:style-name="ce1">
            <text:p>0.085211001</text:p>
          </table:table-cell>
          <table:table-cell office:value-type="float" office:value="6.3649307682516797E-3" table:style-name="ce1">
            <text:p>0.006364931</text:p>
          </table:table-cell>
          <table:table-cell office:value-type="float" office:value="7.2278660026080096E-3" table:style-name="ce1">
            <text:p>0.007227866</text:p>
          </table:table-cell>
          <table:table-cell office:value-type="float" office:value="4.2755099168728883E-2" table:formula="msoxl:=LN(AT138)-LN(AX138)" table:style-name="ce1">
            <text:p>0.042755099</text:p>
          </table:table-cell>
          <table:table-cell office:value-type="float" office:value="6.1016000665846892E-2" table:formula="msoxl:=LN(AU138)-LN(AY138)" table:style-name="ce1">
            <text:p>0.061016001</text:p>
          </table:table-cell>
          <table:table-cell office:value-type="float" office:value="-0.1800728086313903" table:formula="msoxl:=LN(AV138)-LN(AZ138)" table:style-name="ce1">
            <text:p>-0.180072809</text:p>
          </table:table-cell>
          <table:table-cell office:value-type="float" office:value="3.54634018430664E-2" table:formula="msoxl:=LN(AW138)-LN(BA138)" table:style-name="ce1">
            <text:p>0.035463402</text:p>
          </table:table-cell>
          <table:table-cell table:number-columns-repeated="4" table:style-name="ce1"/>
          <table:table-cell office:value-type="float" office:value="-0.2285077664758236" table:formula="msoxl:=BB138*ABS($BH$8)/ABS($BH$10)-BC138*ABS($BH$9)/ABS($BH$10)+BD138-BE138*ABS($BH$11)/ABS($BH$10)" table:style-name="ce1">
            <text:p>-0.228507766</text:p>
          </table:table-cell>
          <table:table-cell table:number-columns-repeated="16322"/>
        </table:table-row>
        <table:table-row table:style-name="ro1">
          <table:table-cell office:value-type="float" office:value="198602" table:style-name="ce1">
            <text:p>198602</text:p>
          </table:table-cell>
          <table:table-cell office:value-type="float" office:value="1986" table:style-name="ce1">
            <text:p>198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68.2" table:style-name="ce1">
            <text:p>68.2</text:p>
          </table:table-cell>
          <table:table-cell office:value-type="float" office:value="240.36799999999999" table:style-name="ce13">
            <text:p>240.4</text:p>
          </table:table-cell>
          <table:table-cell office:value-type="float" office:value="15030.42" table:style-name="ce1">
            <text:p>15030.42</text:p>
          </table:table-cell>
          <table:table-cell table:style-name="ce1"/>
          <table:table-cell office:value-type="float" office:value="77.280145058930188" table:style-name="ce13">
            <text:p>77.3</text:p>
          </table:table-cell>
          <table:table-cell office:value-type="float" office:value="2.6658703685952903" table:formula="msoxl:=LN(I139/I138)*100" table:style-name="ce1">
            <text:p>2.665870369</text:p>
          </table:table-cell>
          <table:table-cell office:value-type="float" office:value="2.8368418781287841" table:style-name="ce1">
            <text:p>2.836841878</text:p>
          </table:table-cell>
          <table:table-cell table:style-name="ce13"/>
          <table:table-cell office:value-type="float" office:value="6.1726815172359046" table:style-name="ce1">
            <text:p>6.172681517</text:p>
          </table:table-cell>
          <table:table-cell office:value-type="float" office:value="6.5187405144463284" table:style-name="ce1">
            <text:p>6.518740514</text:p>
          </table:table-cell>
          <table:table-cell table:style-name="ce1"/>
          <table:table-cell office:value-type="float" office:value="9359.4980864206173" table:style-name="ce1">
            <text:p>9359.498086</text:p>
          </table:table-cell>
          <table:table-cell office:value-type="float" office:value="8480.511855611765" table:style-name="ce1">
            <text:p>8480.511856</text:p>
          </table:table-cell>
          <table:table-cell table:style-name="ce1"/>
          <table:table-cell office:value-type="float" office:value="548410" table:style-name="ce14">
            <text:p>548410</text:p>
          </table:table-cell>
          <table:table-cell office:value-type="float" office:value="395742.17017212306" table:style-name="ce14">
            <text:p>395742</text:p>
          </table:table-cell>
          <table:table-cell office:value-type="float" office:value="303733.49312948051" table:style-name="ce14">
            <text:p>303733</text:p>
          </table:table-cell>
          <table:table-cell office:value-type="float" office:value="175911.92216840439" table:style-name="ce14">
            <text:p>175912</text:p>
          </table:table-cell>
          <table:table-cell office:value-type="float" office:value="815291" table:style-name="ce14">
            <text:p>815291</text:p>
          </table:table-cell>
          <table:table-cell office:value-type="float" office:value="85418.222703597086" table:style-name="ce14">
            <text:p>85418</text:p>
          </table:table-cell>
          <table:table-cell office:value-type="float" office:value="574184.11546665558" table:style-name="ce14">
            <text:p>574184</text:p>
          </table:table-cell>
          <table:table-cell office:value-type="float" office:value="61699.318006811081" table:style-name="ce14">
            <text:p>61699</text:p>
          </table:table-cell>
          <table:table-cell table:style-name="ce14"/>
          <table:table-cell office:value-type="float" office:value="8254" table:style-name="ce14">
            <text:p>8254</text:p>
          </table:table-cell>
          <table:table-cell office:value-type="float" office:value="33008" table:style-name="ce14">
            <text:p>33008</text:p>
          </table:table-cell>
          <table:table-cell office:value-type="float" office:value="5837" table:style-name="ce14">
            <text:p>5837</text:p>
          </table:table-cell>
          <table:table-cell office:value-type="float" office:value="6928" table:style-name="ce14">
            <text:p>6928</text:p>
          </table:table-cell>
          <table:table-cell office:value-type="float" office:value="16524" table:style-name="ce14">
            <text:p>16524</text:p>
          </table:table-cell>
          <table:table-cell office:value-type="float" office:value="-729" table:style-name="ce14">
            <text:p>-729</text:p>
          </table:table-cell>
          <table:table-cell office:value-type="float" office:value="8900" table:style-name="ce14">
            <text:p>8900</text:p>
          </table:table-cell>
          <table:table-cell office:value-type="float" office:value="1780" table:style-name="ce14">
            <text:p>1780</text:p>
          </table:table-cell>
          <table:table-cell table:style-name="ce1"/>
          <table:table-cell office:value-type="float" office:value="6.8034092033032376" table:style-name="ce1">
            <text:p>6.803409203</text:p>
          </table:table-cell>
          <table:table-cell office:value-type="float" office:value="3.0389241016548314" table:style-name="ce1">
            <text:p>3.038924102</text:p>
          </table:table-cell>
          <table:table-cell office:value-type="float" office:value="3.313127636466088" table:style-name="ce1">
            <text:p>3.313127636</text:p>
          </table:table-cell>
          <table:table-cell office:value-type="float" office:value="2.5624044939758726" table:style-name="ce1">
            <text:p>2.562404494</text:p>
          </table:table-cell>
          <table:table-cell office:value-type="float" office:value="5.7264704019794577" table:style-name="ce1">
            <text:p>5.726470402</text:p>
          </table:table-cell>
          <table:table-cell office:value-type="float" office:value="4.1167399629790538" table:style-name="ce1">
            <text:p>4.116739963</text:p>
          </table:table-cell>
          <table:table-cell office:value-type="float" office:value="1.7091957403958649" table:style-name="ce1">
            <text:p>1.70919574</text:p>
          </table:table-cell>
          <table:table-cell office:value-type="float" office:value="1.5954878178238536" table:style-name="ce1">
            <text:p>1.595487818</text:p>
          </table:table-cell>
          <table:table-cell table:style-name="ce1"/>
          <table:table-cell office:value-type="float" office:value="0.102080425" table:style-name="ce1">
            <text:p>0.102080425</text:p>
          </table:table-cell>
          <table:table-cell office:value-type="float" office:value="9.2493662000000004E-2" table:style-name="ce1">
            <text:p>0.092493662</text:p>
          </table:table-cell>
          <table:table-cell office:value-type="float" office:value="5.2293900000000004E-3" table:style-name="ce1">
            <text:p>0.00522939</text:p>
          </table:table-cell>
          <table:table-cell office:value-type="float" office:value="7.3916800000000003E-3" table:style-name="ce1">
            <text:p>0.00739168</text:p>
          </table:table-cell>
          <table:table-cell office:value-type="float" office:value="9.8679168567299497E-2" table:style-name="ce1">
            <text:p>0.098679169</text:p>
          </table:table-cell>
          <table:table-cell office:value-type="float" office:value="8.6559732405647002E-2" table:style-name="ce1">
            <text:p>0.086559732</text:p>
          </table:table-cell>
          <table:table-cell office:value-type="float" office:value="6.38207889618609E-3" table:style-name="ce1">
            <text:p>0.006382079</text:p>
          </table:table-cell>
          <table:table-cell office:value-type="float" office:value="7.2632841980725896E-3" table:style-name="ce1">
            <text:p>0.007263284</text:p>
          </table:table-cell>
          <table:table-cell office:value-type="float" office:value="3.3887116907594272E-2" table:formula="msoxl:=LN(AT139)-LN(AX139)" table:style-name="ce1">
            <text:p>0.033887117</text:p>
          </table:table-cell>
          <table:table-cell office:value-type="float" office:value="6.6305399590528502E-2" table:formula="msoxl:=LN(AU139)-LN(AY139)" table:style-name="ce1">
            <text:p>0.0663054</text:p>
          </table:table-cell>
          <table:table-cell office:value-type="float" office:value="-0.19919925360244939" table:formula="msoxl:=LN(AV139)-LN(AZ139)" table:style-name="ce1">
            <text:p>-0.199199254</text:p>
          </table:table-cell>
          <table:table-cell office:value-type="float" office:value="1.7522947929781374E-2" table:formula="msoxl:=LN(AW139)-LN(BA139)" table:style-name="ce1">
            <text:p>0.017522948</text:p>
          </table:table-cell>
          <table:table-cell table:number-columns-repeated="4" table:style-name="ce1"/>
          <table:table-cell office:value-type="float" office:value="-0.23940792213543161" table:formula="msoxl:=BB139*ABS($BH$8)/ABS($BH$10)-BC139*ABS($BH$9)/ABS($BH$10)+BD139-BE139*ABS($BH$11)/ABS($BH$10)" table:style-name="ce1">
            <text:p>-0.239407922</text:p>
          </table:table-cell>
          <table:table-cell table:number-columns-repeated="16322"/>
        </table:table-row>
        <table:table-row table:style-name="ro1">
          <table:table-cell office:value-type="float" office:value="198603" table:style-name="ce1">
            <text:p>198603</text:p>
          </table:table-cell>
          <table:table-cell office:value-type="float" office:value="1986" table:style-name="ce1">
            <text:p>1986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68.712999999999994" table:style-name="ce1">
            <text:p>68.713</text:p>
          </table:table-cell>
          <table:table-cell office:value-type="float" office:value="240.96199999999999" table:style-name="ce13">
            <text:p>241.0</text:p>
          </table:table-cell>
          <table:table-cell office:value-type="float" office:value="15068.69" table:style-name="ce1">
            <text:p>15068.69</text:p>
          </table:table-cell>
          <table:table-cell table:style-name="ce1"/>
          <table:table-cell office:value-type="float" office:value="80.84985298302189" table:style-name="ce13">
            <text:p>80.8</text:p>
          </table:table-cell>
          <table:table-cell office:value-type="float" office:value="4.5156700670598289" table:formula="msoxl:=LN(I140/I139)*100" table:style-name="ce1">
            <text:p>4.515670067</text:p>
          </table:table-cell>
          <table:table-cell office:value-type="float" office:value="1.0567702216681316" table:style-name="ce1">
            <text:p>1.056770222</text:p>
          </table:table-cell>
          <table:table-cell table:style-name="ce13"/>
          <table:table-cell office:value-type="float" office:value="6.1816236644779732" table:style-name="ce1">
            <text:p>6.181623664</text:p>
          </table:table-cell>
          <table:table-cell office:value-type="float" office:value="6.5428450616128506" table:style-name="ce1">
            <text:p>6.542845062</text:p>
          </table:table-cell>
          <table:table-cell table:style-name="ce1"/>
          <table:table-cell office:value-type="float" office:value="9348.1103686273091" table:style-name="ce1">
            <text:p>9348.110369</text:p>
          </table:table-cell>
          <table:table-cell office:value-type="float" office:value="8569.1739848103061" table:style-name="ce1">
            <text:p>8569.173985</text:p>
          </table:table-cell>
          <table:table-cell table:style-name="ce1"/>
          <table:table-cell office:value-type="float" office:value="583593" table:style-name="ce14">
            <text:p>583593</text:p>
          </table:table-cell>
          <table:table-cell office:value-type="float" office:value="424849.85097062797" table:style-name="ce14">
            <text:p>424850</text:p>
          </table:table-cell>
          <table:table-cell office:value-type="float" office:value="295611.58618412819" table:style-name="ce14">
            <text:p>295612</text:p>
          </table:table-cell>
          <table:table-cell office:value-type="float" office:value="166735.71502150892" table:style-name="ce14">
            <text:p>166736</text:p>
          </table:table-cell>
          <table:table-cell office:value-type="float" office:value="843134" table:style-name="ce14">
            <text:p>843134</text:p>
          </table:table-cell>
          <table:table-cell office:value-type="float" office:value="88003.077587897904" table:style-name="ce14">
            <text:p>88003</text:p>
          </table:table-cell>
          <table:table-cell office:value-type="float" office:value="565355.94840998098" table:style-name="ce14">
            <text:p>565356</text:p>
          </table:table-cell>
          <table:table-cell office:value-type="float" office:value="62029.351753538926" table:style-name="ce14">
            <text:p>62029</text:p>
          </table:table-cell>
          <table:table-cell table:style-name="ce14"/>
          <table:table-cell office:value-type="float" office:value="35183" table:style-name="ce14">
            <text:p>35183</text:p>
          </table:table-cell>
          <table:table-cell office:value-type="float" office:value="22433" table:style-name="ce14">
            <text:p>22433</text:p>
          </table:table-cell>
          <table:table-cell office:value-type="float" office:value="8870" table:style-name="ce14">
            <text:p>8870</text:p>
          </table:table-cell>
          <table:table-cell office:value-type="float" office:value="4513" table:style-name="ce14">
            <text:p>4513</text:p>
          </table:table-cell>
          <table:table-cell office:value-type="float" office:value="27843" table:style-name="ce14">
            <text:p>27843</text:p>
          </table:table-cell>
          <table:table-cell office:value-type="float" office:value="811" table:style-name="ce14">
            <text:p>811</text:p>
          </table:table-cell>
          <table:table-cell office:value-type="float" office:value="5846" table:style-name="ce14">
            <text:p>5846</text:p>
          </table:table-cell>
          <table:table-cell office:value-type="float" office:value="-992" table:style-name="ce14">
            <text:p>-992</text:p>
          </table:table-cell>
          <table:table-cell table:style-name="ce1"/>
          <table:table-cell office:value-type="float" office:value="4.7930586366563759" table:style-name="ce1">
            <text:p>4.793058637</text:p>
          </table:table-cell>
          <table:table-cell office:value-type="float" office:value="0.46905653084593568" table:style-name="ce1">
            <text:p>0.469056531</text:p>
          </table:table-cell>
          <table:table-cell office:value-type="float" office:value="3.981270018714901" table:style-name="ce1">
            <text:p>3.981270019</text:p>
          </table:table-cell>
          <table:table-cell office:value-type="float" office:value="2.3480772872633717" table:style-name="ce1">
            <text:p>2.348077287</text:p>
          </table:table-cell>
          <table:table-cell office:value-type="float" office:value="-7.23064274531046" table:style-name="ce1">
            <text:p>-7.230642745</text:p>
          </table:table-cell>
          <table:table-cell office:value-type="float" office:value="-5.1980843099013949" table:style-name="ce1">
            <text:p>-5.19808431</text:p>
          </table:table-cell>
          <table:table-cell office:value-type="float" office:value="3.4455944896113539" table:style-name="ce1">
            <text:p>3.44559449</text:p>
          </table:table-cell>
          <table:table-cell office:value-type="float" office:value="1.5062020086339218" table:style-name="ce1">
            <text:p>1.506202009</text:p>
          </table:table-cell>
          <table:table-cell table:style-name="ce1"/>
          <table:table-cell office:value-type="float" office:value="0.102715457" table:style-name="ce1">
            <text:p>0.102715457</text:p>
          </table:table-cell>
          <table:table-cell office:value-type="float" office:value="9.4156636000000002E-2" table:style-name="ce1">
            <text:p>0.094156636</text:p>
          </table:table-cell>
          <table:table-cell office:value-type="float" office:value="5.3156599999999998E-3" table:style-name="ce1">
            <text:p>0.00531566</text:p>
          </table:table-cell>
          <table:table-cell office:value-type="float" office:value="7.6283999999999996E-3" table:style-name="ce1">
            <text:p>0.0076284</text:p>
          </table:table-cell>
          <table:table-cell office:value-type="float" office:value="9.9560054012032898E-2" table:style-name="ce1">
            <text:p>0.099560054</text:p>
          </table:table-cell>
          <table:table-cell office:value-type="float" office:value="8.7931746590362306E-2" table:style-name="ce1">
            <text:p>0.087931747</text:p>
          </table:table-cell>
          <table:table-cell office:value-type="float" office:value="6.39900535442016E-3" table:style-name="ce1">
            <text:p>0.006399005</text:p>
          </table:table-cell>
          <table:table-cell office:value-type="float" office:value="7.2984734712122296E-3" table:style-name="ce1">
            <text:p>0.007298473</text:p>
          </table:table-cell>
          <table:table-cell office:value-type="float" office:value="3.1201591932079609E-2" table:formula="msoxl:=LN(AT140)-LN(AX140)" table:style-name="ce1">
            <text:p>0.031201592</text:p>
          </table:table-cell>
          <table:table-cell office:value-type="float" office:value="6.8398829278872419E-2" table:formula="msoxl:=LN(AU140)-LN(AY140)" table:style-name="ce1">
            <text:p>0.068398829</text:p>
          </table:table-cell>
          <table:table-cell office:value-type="float" office:value="-0.18548538397331349" table:formula="msoxl:=LN(AV140)-LN(AZ140)" table:style-name="ce1">
            <text:p>-0.185485384</text:p>
          </table:table-cell>
          <table:table-cell office:value-type="float" office:value="4.421291199373556E-2" table:formula="msoxl:=LN(AW140)-LN(BA140)" table:style-name="ce1">
            <text:p>0.044212912</text:p>
          </table:table-cell>
          <table:table-cell table:number-columns-repeated="4" table:style-name="ce1"/>
          <table:table-cell office:value-type="float" office:value="-0.25891203436278482" table:formula="msoxl:=BB140*ABS($BH$8)/ABS($BH$10)-BC140*ABS($BH$9)/ABS($BH$10)+BD140-BE140*ABS($BH$11)/ABS($BH$10)" table:style-name="ce1">
            <text:p>-0.258912034</text:p>
          </table:table-cell>
          <table:table-cell table:number-columns-repeated="16322"/>
        </table:table-row>
        <table:table-row table:style-name="ro1">
          <table:table-cell office:value-type="float" office:value="198604" table:style-name="ce1">
            <text:p>198604</text:p>
          </table:table-cell>
          <table:table-cell office:value-type="float" office:value="1986" table:style-name="ce1">
            <text:p>1986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69.203000000000003" table:style-name="ce1">
            <text:p>69.203</text:p>
          </table:table-cell>
          <table:table-cell office:value-type="float" office:value="241.53899999999999" table:style-name="ce13">
            <text:p>241.5</text:p>
          </table:table-cell>
          <table:table-cell office:value-type="float" office:value="15601.66" table:style-name="ce1">
            <text:p>15601.66</text:p>
          </table:table-cell>
          <table:table-cell table:style-name="ce1"/>
          <table:table-cell office:value-type="float" office:value="80.339302544769083" table:style-name="ce13">
            <text:p>80.3</text:p>
          </table:table-cell>
          <table:table-cell office:value-type="float" office:value="-0.63348200310789038" table:formula="msoxl:=LN(I141/I140)*100" table:style-name="ce1">
            <text:p>-0.633482003</text:p>
          </table:table-cell>
          <table:table-cell office:value-type="float" office:value="1.482591978893905" table:style-name="ce1">
            <text:p>1.482591979</text:p>
          </table:table-cell>
          <table:table-cell table:style-name="ce13"/>
          <table:table-cell office:value-type="float" office:value="6.217283307435542" table:style-name="ce1">
            <text:p>6.217283307</text:p>
          </table:table-cell>
          <table:table-cell office:value-type="float" office:value="6.5531587072738935" table:style-name="ce1">
            <text:p>6.553158707</text:p>
          </table:table-cell>
          <table:table-cell table:style-name="ce1"/>
          <table:table-cell office:value-type="float" office:value="9846.2557003203347" table:style-name="ce1">
            <text:p>9846.2557</text:p>
          </table:table-cell>
          <table:table-cell office:value-type="float" office:value="8975.336230604762" table:style-name="ce1">
            <text:p>8975.336231</text:p>
          </table:table-cell>
          <table:table-cell table:style-name="ce1"/>
          <table:table-cell office:value-type="float" office:value="619706" table:style-name="ce14">
            <text:p>619706</text:p>
          </table:table-cell>
          <table:table-cell office:value-type="float" office:value="418030" table:style-name="ce14">
            <text:p>418030</text:p>
          </table:table-cell>
          <table:table-cell office:value-type="float" office:value="322941.50337253232" table:style-name="ce14">
            <text:p>322942</text:p>
          </table:table-cell>
          <table:table-cell office:value-type="float" office:value="183172" table:style-name="ce14">
            <text:p>183172</text:p>
          </table:table-cell>
          <table:table-cell office:value-type="float" office:value="906455" table:style-name="ce14">
            <text:p>906455</text:p>
          </table:table-cell>
          <table:table-cell office:value-type="float" office:value="85724" table:style-name="ce14">
            <text:p>85724</text:p>
          </table:table-cell>
          <table:table-cell office:value-type="float" office:value="591133.6385176417" table:style-name="ce14">
            <text:p>591134</text:p>
          </table:table-cell>
          <table:table-cell office:value-type="float" office:value="72399" table:style-name="ce14">
            <text:p>72399</text:p>
          </table:table-cell>
          <table:table-cell table:style-name="ce14"/>
          <table:table-cell office:value-type="float" office:value="34018" table:style-name="ce14">
            <text:p>34018</text:p>
          </table:table-cell>
          <table:table-cell office:value-type="float" office:value="12002" table:style-name="ce14">
            <text:p>12002</text:p>
          </table:table-cell>
          <table:table-cell office:value-type="float" office:value="17362" table:style-name="ce14">
            <text:p>17362</text:p>
          </table:table-cell>
          <table:table-cell office:value-type="float" office:value="190" table:style-name="ce14">
            <text:p>190</text:p>
          </table:table-cell>
          <table:table-cell office:value-type="float" office:value="37280" table:style-name="ce14">
            <text:p>37280</text:p>
          </table:table-cell>
          <table:table-cell office:value-type="float" office:value="-982" table:style-name="ce14">
            <text:p>-982</text:p>
          </table:table-cell>
          <table:table-cell office:value-type="float" office:value="-1243" table:style-name="ce14">
            <text:p>-1243</text:p>
          </table:table-cell>
          <table:table-cell office:value-type="float" office:value="-1547" table:style-name="ce14">
            <text:p>-1547</text:p>
          </table:table-cell>
          <table:table-cell table:style-name="ce1"/>
          <table:table-cell office:value-type="float" office:value="6.6318542441857682" table:style-name="ce1">
            <text:p>6.631854244</text:p>
          </table:table-cell>
          <table:table-cell office:value-type="float" office:value="6.0243043333503721" table:style-name="ce1">
            <text:p>6.024304333</text:p>
          </table:table-cell>
          <table:table-cell office:value-type="float" office:value="2.5476848023902527" table:style-name="ce1">
            <text:p>2.547684802</text:p>
          </table:table-cell>
          <table:table-cell office:value-type="float" office:value="1.208720769149602" table:style-name="ce1">
            <text:p>1.208720769</text:p>
          </table:table-cell>
          <table:table-cell office:value-type="float" office:value="5.4230880727333632" table:style-name="ce1">
            <text:p>5.423088073</text:p>
          </table:table-cell>
          <table:table-cell office:value-type="float" office:value="3.8986394453482731" table:style-name="ce1">
            <text:p>3.898639445</text:p>
          </table:table-cell>
          <table:table-cell office:value-type="float" office:value="3.3074686672029778" table:style-name="ce1">
            <text:p>3.307468667</text:p>
          </table:table-cell>
          <table:table-cell office:value-type="float" office:value="1.2649513190772934" table:style-name="ce1">
            <text:p>1.264951319</text:p>
          </table:table-cell>
          <table:table-cell table:style-name="ce1"/>
          <table:table-cell office:value-type="float" office:value="0.10549029" table:style-name="ce1">
            <text:p>0.10549029</text:p>
          </table:table-cell>
          <table:table-cell office:value-type="float" office:value="9.6159479000000006E-2" table:style-name="ce1">
            <text:p>0.096159479</text:p>
          </table:table-cell>
          <table:table-cell office:value-type="float" office:value="5.3712200000000003E-3" table:style-name="ce1">
            <text:p>0.00537122</text:p>
          </table:table-cell>
          <table:table-cell office:value-type="float" office:value="7.5152300000000003E-3" table:style-name="ce1">
            <text:p>0.00751523</text:p>
          </table:table-cell>
          <table:table-cell office:value-type="float" office:value="0.10045193907133899" table:style-name="ce1">
            <text:p>0.100451939</text:p>
          </table:table-cell>
          <table:table-cell office:value-type="float" office:value="8.9327366039137004E-2" table:style-name="ce1">
            <text:p>0.089327366</text:p>
          </table:table-cell>
          <table:table-cell office:value-type="float" office:value="6.4157131544457999E-3" table:style-name="ce1">
            <text:p>0.006415713</text:p>
          </table:table-cell>
          <table:table-cell office:value-type="float" office:value="7.3334368935590597E-3" table:style-name="ce1">
            <text:p>0.007333437</text:p>
          </table:table-cell>
          <table:table-cell office:value-type="float" office:value="4.8939515844971471E-2" table:formula="msoxl:=LN(AT141)-LN(AX141)" table:style-name="ce1">
            <text:p>0.048939516</text:p>
          </table:table-cell>
          <table:table-cell office:value-type="float" office:value="7.3700161176680545E-2" table:formula="msoxl:=LN(AU141)-LN(AY141)" table:style-name="ce1">
            <text:p>0.073700161</text:p>
          </table:table-cell>
          <table:table-cell office:value-type="float" office:value="-0.17769509091715907" table:formula="msoxl:=LN(AV141)-LN(AZ141)" table:style-name="ce1">
            <text:p>-0.177695091</text:p>
          </table:table-cell>
          <table:table-cell office:value-type="float" office:value="2.4487341752899461E-2" table:formula="msoxl:=LN(AW141)-LN(BA141)" table:style-name="ce1">
            <text:p>0.024487342</text:p>
          </table:table-cell>
          <table:table-cell table:number-columns-repeated="4" table:style-name="ce1"/>
          <table:table-cell office:value-type="float" office:value="-0.21831225026381154" table:formula="msoxl:=BB141*ABS($BH$8)/ABS($BH$10)-BC141*ABS($BH$9)/ABS($BH$10)+BD141-BE141*ABS($BH$11)/ABS($BH$10)" table:style-name="ce1">
            <text:p>-0.21831225</text:p>
          </table:table-cell>
          <table:table-cell table:number-columns-repeated="16322"/>
        </table:table-row>
        <table:table-row table:style-name="ro1">
          <table:table-cell office:value-type="float" office:value="198701" table:style-name="ce1">
            <text:p>198701</text:p>
          </table:table-cell>
          <table:table-cell office:value-type="float" office:value="1987" table:style-name="ce1">
            <text:p>1987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69.983999999999995" table:style-name="ce1">
            <text:p>69.984</text:p>
          </table:table-cell>
          <table:table-cell office:value-type="float" office:value="242.00899999999999" table:style-name="ce13">
            <text:p>242.0</text:p>
          </table:table-cell>
          <table:table-cell office:value-type="float" office:value="16391.55" table:style-name="ce1">
            <text:p>16391.55</text:p>
          </table:table-cell>
          <table:table-cell table:style-name="ce1"/>
          <table:table-cell office:value-type="float" office:value="85.840886203423977" table:style-name="ce13">
            <text:p>85.8</text:p>
          </table:table-cell>
          <table:table-cell office:value-type="float" office:value="6.6236474568810699" table:formula="msoxl:=LN(I142/I141)*100" table:style-name="ce1">
            <text:p>6.623647457</text:p>
          </table:table-cell>
          <table:table-cell office:value-type="float" office:value="7.0277244216591175" table:style-name="ce1">
            <text:p>7.027724422</text:p>
          </table:table-cell>
          <table:table-cell table:style-name="ce13"/>
          <table:table-cell office:value-type="float" office:value="6.2088788261763552" table:style-name="ce1">
            <text:p>6.208878826</text:p>
          </table:table-cell>
          <table:table-cell office:value-type="float" office:value="6.5592094594402415" table:style-name="ce1">
            <text:p>6.559209459</text:p>
          </table:table-cell>
          <table:table-cell table:style-name="ce1"/>
          <table:table-cell office:value-type="float" office:value="10362.248503983603" table:style-name="ce1">
            <text:p>10362.2485</text:p>
          </table:table-cell>
          <table:table-cell office:value-type="float" office:value="9722.6528268335678" table:style-name="ce1">
            <text:p>9722.652827</text:p>
          </table:table-cell>
          <table:table-cell table:style-name="ce1"/>
          <table:table-cell office:value-type="float" office:value="621753" table:style-name="ce14">
            <text:p>621753</text:p>
          </table:table-cell>
          <table:table-cell office:value-type="float" office:value="432994.26063301944" table:style-name="ce14">
            <text:p>432994</text:p>
          </table:table-cell>
          <table:table-cell office:value-type="float" office:value="383197.51581204223" table:style-name="ce14">
            <text:p>383198</text:p>
          </table:table-cell>
          <table:table-cell office:value-type="float" office:value="230148.39001527854" table:style-name="ce14">
            <text:p>230148</text:p>
          </table:table-cell>
          <table:table-cell office:value-type="float" office:value="890098" table:style-name="ce14">
            <text:p>890098</text:p>
          </table:table-cell>
          <table:table-cell office:value-type="float" office:value="88817.343194422603" table:style-name="ce14">
            <text:p>88817</text:p>
          </table:table-cell>
          <table:table-cell office:value-type="float" office:value="658627.91743883269" table:style-name="ce14">
            <text:p>658628</text:p>
          </table:table-cell>
          <table:table-cell office:value-type="float" office:value="85650.676923429754" table:style-name="ce14">
            <text:p>85651</text:p>
          </table:table-cell>
          <table:table-cell table:style-name="ce14"/>
          <table:table-cell office:value-type="float" office:value="2047" table:style-name="ce14">
            <text:p>2047</text:p>
          </table:table-cell>
          <table:table-cell office:value-type="float" office:value="17804" table:style-name="ce14">
            <text:p>17804</text:p>
          </table:table-cell>
          <table:table-cell office:value-type="float" office:value="12773" table:style-name="ce14">
            <text:p>12773</text:p>
          </table:table-cell>
          <table:table-cell office:value-type="float" office:value="9513" table:style-name="ce14">
            <text:p>9513</text:p>
          </table:table-cell>
          <table:table-cell office:value-type="float" office:value="-16357" table:style-name="ce14">
            <text:p>-16357</text:p>
          </table:table-cell>
          <table:table-cell office:value-type="float" office:value="386" table:style-name="ce14">
            <text:p>386</text:p>
          </table:table-cell>
          <table:table-cell office:value-type="float" office:value="7050" table:style-name="ce14">
            <text:p>7050</text:p>
          </table:table-cell>
          <table:table-cell office:value-type="float" office:value="1363" table:style-name="ce14">
            <text:p>1363</text:p>
          </table:table-cell>
          <table:table-cell table:style-name="ce1"/>
          <table:table-cell office:value-type="float" office:value="17.792318047000073" table:style-name="ce1">
            <text:p>17.79231805</text:p>
          </table:table-cell>
          <table:table-cell office:value-type="float" office:value="14.429635399200228" table:style-name="ce1">
            <text:p>14.4296354</text:p>
          </table:table-cell>
          <table:table-cell office:value-type="float" office:value="4.9932794655357693" table:style-name="ce1">
            <text:p>4.993279466</text:p>
          </table:table-cell>
          <table:table-cell office:value-type="float" office:value="2.5386029540736881" table:style-name="ce1">
            <text:p>2.538602954</text:p>
          </table:table-cell>
          <table:table-cell office:value-type="float" office:value="19.352732575897154" table:style-name="ce1">
            <text:p>19.35273258</text:p>
          </table:table-cell>
          <table:table-cell office:value-type="float" office:value="13.912613179752571" table:style-name="ce1">
            <text:p>13.91261318</text:p>
          </table:table-cell>
          <table:table-cell office:value-type="float" office:value="0.93739071337208402" table:style-name="ce1">
            <text:p>0.937390713</text:p>
          </table:table-cell>
          <table:table-cell office:value-type="float" office:value="1.3361493926406587" table:style-name="ce1">
            <text:p>1.336149393</text:p>
          </table:table-cell>
          <table:table-cell table:style-name="ce1"/>
          <table:table-cell office:value-type="float" office:value="0.107069126" table:style-name="ce1">
            <text:p>0.107069126</text:p>
          </table:table-cell>
          <table:table-cell office:value-type="float" office:value="0.10046043" table:style-name="ce1">
            <text:p>0.10046043</text:p>
          </table:table-cell>
          <table:table-cell office:value-type="float" office:value="5.1367899999999996E-3" table:style-name="ce1">
            <text:p>0.00513679</text:p>
          </table:table-cell>
          <table:table-cell office:value-type="float" office:value="7.2918699999999998E-3" table:style-name="ce1">
            <text:p>0.00729187</text:p>
          </table:table-cell>
          <table:table-cell office:value-type="float" office:value="0.1013548872114" table:style-name="ce1">
            <text:p>0.101354887</text:p>
          </table:table-cell>
          <table:table-cell office:value-type="float" office:value="9.0746917032816898E-2" table:style-name="ce1">
            <text:p>0.090746917</text:p>
          </table:table-cell>
          <table:table-cell office:value-type="float" office:value="6.4322048850605096E-3" table:style-name="ce1">
            <text:p>0.006432205</text:p>
          </table:table-cell>
          <table:table-cell office:value-type="float" office:value="7.36817783997389E-3" table:style-name="ce1">
            <text:p>0.007368178</text:p>
          </table:table-cell>
          <table:table-cell office:value-type="float" office:value="5.4846570388598082E-2" table:formula="msoxl:=LN(AT142)-LN(AX142)" table:style-name="ce1">
            <text:p>0.05484657</text:p>
          </table:table-cell>
          <table:table-cell office:value-type="float" office:value="0.10168941814558607" table:formula="msoxl:=LN(AU142)-LN(AY142)" table:style-name="ce1">
            <text:p>0.101689418</text:p>
          </table:table-cell>
          <table:table-cell office:value-type="float" office:value="-0.22488901463140021" table:formula="msoxl:=LN(AV142)-LN(AZ142)" table:style-name="ce1">
            <text:p>-0.224889015</text:p>
          </table:table-cell>
          <table:table-cell office:value-type="float" office:value="-1.0410406564937524E-2" table:formula="msoxl:=LN(AW142)-LN(BA142)" table:style-name="ce1">
            <text:p>-0.010410407</text:p>
          </table:table-cell>
          <table:table-cell table:number-columns-repeated="4" table:style-name="ce1"/>
          <table:table-cell office:value-type="float" office:value="-0.24309066121417308" table:formula="msoxl:=BB142*ABS($BH$8)/ABS($BH$10)-BC142*ABS($BH$9)/ABS($BH$10)+BD142-BE142*ABS($BH$11)/ABS($BH$10)" table:style-name="ce1">
            <text:p>-0.243090661</text:p>
          </table:table-cell>
          <table:table-cell table:number-columns-repeated="16322"/>
        </table:table-row>
        <table:table-row table:style-name="ro1">
          <table:table-cell office:value-type="float" office:value="198702" table:style-name="ce1">
            <text:p>198702</text:p>
          </table:table-cell>
          <table:table-cell office:value-type="float" office:value="1987" table:style-name="ce1">
            <text:p>198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70.585999999999999" table:style-name="ce1">
            <text:p>70.586</text:p>
          </table:table-cell>
          <table:table-cell office:value-type="float" office:value="242.52" table:style-name="ce13">
            <text:p>242.5</text:p>
          </table:table-cell>
          <table:table-cell office:value-type="float" office:value="16660.189999999999" table:style-name="ce1">
            <text:p>16660.19</text:p>
          </table:table-cell>
          <table:table-cell table:style-name="ce1"/>
          <table:table-cell office:value-type="float" office:value="87.202046035805623" table:style-name="ce13">
            <text:p>87.2</text:p>
          </table:table-cell>
          <table:table-cell office:value-type="float" office:value="1.5732372185651651" table:formula="msoxl:=LN(I143/I142)*100" table:style-name="ce1">
            <text:p>1.573237219</text:p>
          </table:table-cell>
          <table:table-cell office:value-type="float" office:value="-0.86709395169410708" table:style-name="ce1">
            <text:p>-0.867093952</text:p>
          </table:table-cell>
          <table:table-cell table:style-name="ce13"/>
          <table:table-cell office:value-type="float" office:value="6.2511145380440407" table:style-name="ce1">
            <text:p>6.251114538</text:p>
          </table:table-cell>
          <table:table-cell office:value-type="float" office:value="6.5987086687935284" table:style-name="ce1">
            <text:p>6.598708669</text:p>
          </table:table-cell>
          <table:table-cell table:style-name="ce1"/>
          <table:table-cell office:value-type="float" office:value="10320.64331316993" table:style-name="ce1">
            <text:p>10320.64331</text:p>
          </table:table-cell>
          <table:table-cell office:value-type="float" office:value="9869.2618303788768" table:style-name="ce1">
            <text:p>9869.26183</text:p>
          </table:table-cell>
          <table:table-cell table:style-name="ce1"/>
          <table:table-cell office:value-type="float" office:value="645906" table:style-name="ce14">
            <text:p>645906</text:p>
          </table:table-cell>
          <table:table-cell office:value-type="float" office:value="426708.72191876452" table:style-name="ce14">
            <text:p>426709</text:p>
          </table:table-cell>
          <table:table-cell office:value-type="float" office:value="403897.54734413285" table:style-name="ce14">
            <text:p>403898</text:p>
          </table:table-cell>
          <table:table-cell office:value-type="float" office:value="248202.96731108907" table:style-name="ce14">
            <text:p>248203</text:p>
          </table:table-cell>
          <table:table-cell office:value-type="float" office:value="908932" table:style-name="ce14">
            <text:p>908932</text:p>
          </table:table-cell>
          <table:table-cell office:value-type="float" office:value="84893.583447771409" table:style-name="ce14">
            <text:p>84894</text:p>
          </table:table-cell>
          <table:table-cell office:value-type="float" office:value="683580.46290501161" table:style-name="ce14">
            <text:p>683580</text:p>
          </table:table-cell>
          <table:table-cell office:value-type="float" office:value="91280.004823773445" table:style-name="ce14">
            <text:p>91280</text:p>
          </table:table-cell>
          <table:table-cell table:style-name="ce14"/>
          <table:table-cell office:value-type="float" office:value="24153" table:style-name="ce14">
            <text:p>24153</text:p>
          </table:table-cell>
          <table:table-cell office:value-type="float" office:value="16236" table:style-name="ce14">
            <text:p>16236</text:p>
          </table:table-cell>
          <table:table-cell office:value-type="float" office:value="9084" table:style-name="ce14">
            <text:p>9084</text:p>
          </table:table-cell>
          <table:table-cell office:value-type="float" office:value="8350" table:style-name="ce14">
            <text:p>8350</text:p>
          </table:table-cell>
          <table:table-cell office:value-type="float" office:value="18834" table:style-name="ce14">
            <text:p>18834</text:p>
          </table:table-cell>
          <table:table-cell office:value-type="float" office:value="-398" table:style-name="ce14">
            <text:p>-398</text:p>
          </table:table-cell>
          <table:table-cell office:value-type="float" office:value="9256" table:style-name="ce14">
            <text:p>9256</text:p>
          </table:table-cell>
          <table:table-cell office:value-type="float" office:value="685" table:style-name="ce14">
            <text:p>685</text:p>
          </table:table-cell>
          <table:table-cell table:style-name="ce1"/>
          <table:table-cell office:value-type="float" office:value="5.7669680346433951" table:style-name="ce1">
            <text:p>5.766968035</text:p>
          </table:table-cell>
          <table:table-cell office:value-type="float" office:value="3.6823341584346365" table:style-name="ce1">
            <text:p>3.682334158</text:p>
          </table:table-cell>
          <table:table-cell office:value-type="float" office:value="-2.5805018747559636" table:style-name="ce1">
            <text:p>-2.580501875</text:p>
          </table:table-cell>
          <table:table-cell office:value-type="float" office:value="1.1832952433973067" table:style-name="ce1">
            <text:p>1.183295243</text:p>
          </table:table-cell>
          <table:table-cell office:value-type="float" office:value="4.8980368194742665" table:style-name="ce1">
            <text:p>4.898036819</text:p>
          </table:table-cell>
          <table:table-cell office:value-type="float" office:value="3.5211818972996882" table:style-name="ce1">
            <text:p>3.521181897</text:p>
          </table:table-cell>
          <table:table-cell office:value-type="float" office:value="-3.860135768846753" table:style-name="ce1">
            <text:p>-3.860135769</text:p>
          </table:table-cell>
          <table:table-cell office:value-type="float" office:value="1.3527331411757928" table:style-name="ce1">
            <text:p>1.352733141</text:p>
          </table:table-cell>
          <table:table-cell table:style-name="ce1"/>
          <table:table-cell office:value-type="float" office:value="0.10604567199999999" table:style-name="ce1">
            <text:p>0.106045672</text:p>
          </table:table-cell>
          <table:table-cell office:value-type="float" office:value="0.101407681" table:style-name="ce1">
            <text:p>0.101407681</text:p>
          </table:table-cell>
          <table:table-cell office:value-type="float" office:value="5.3285700000000004E-3" table:style-name="ce1">
            <text:p>0.00532857</text:p>
          </table:table-cell>
          <table:table-cell office:value-type="float" office:value="7.5434300000000003E-3" table:style-name="ce1">
            <text:p>0.00754343</text:p>
          </table:table-cell>
          <table:table-cell office:value-type="float" office:value="0.10226896313584" table:style-name="ce1">
            <text:p>0.102268963</text:p>
          </table:table-cell>
          <table:table-cell office:value-type="float" office:value="9.2190730271315594E-2" table:style-name="ce1">
            <text:p>0.09219073</text:p>
          </table:table-cell>
          <table:table-cell office:value-type="float" office:value="6.4484827256796398E-3" table:style-name="ce1">
            <text:p>0.006448483</text:p>
          </table:table-cell>
          <table:table-cell office:value-type="float" office:value="7.4026999296076699E-3" table:style-name="ce1">
            <text:p>0.0074027</text:p>
          </table:table-cell>
          <table:table-cell office:value-type="float" office:value="3.6263632970841453E-2" table:formula="msoxl:=LN(AT143)-LN(AX143)" table:style-name="ce1">
            <text:p>0.036263633</text:p>
          </table:table-cell>
          <table:table-cell office:value-type="float" office:value="9.5289251643672745E-2" table:formula="msoxl:=LN(AU143)-LN(AY143)" table:style-name="ce1">
            <text:p>0.095289252</text:p>
          </table:table-cell>
          <table:table-cell office:value-type="float" office:value="-0.19076195730863255" table:formula="msoxl:=LN(AV143)-LN(AZ143)" table:style-name="ce1">
            <text:p>-0.190761957</text:p>
          </table:table-cell>
          <table:table-cell office:value-type="float" office:value="1.8832196723791661E-2" table:formula="msoxl:=LN(AW143)-LN(BA143)" table:style-name="ce1">
            <text:p>0.018832197</text:p>
          </table:table-cell>
          <table:table-cell table:number-columns-repeated="4" table:style-name="ce1"/>
          <table:table-cell office:value-type="float" office:value="-0.25213751405995499" table:formula="msoxl:=BB143*ABS($BH$8)/ABS($BH$10)-BC143*ABS($BH$9)/ABS($BH$10)+BD143-BE143*ABS($BH$11)/ABS($BH$10)" table:style-name="ce1">
            <text:p>-0.252137514</text:p>
          </table:table-cell>
          <table:table-cell table:number-columns-repeated="16322"/>
        </table:table-row>
        <table:table-row table:style-name="ro1">
          <table:table-cell office:value-type="float" office:value="198703" table:style-name="ce1">
            <text:p>198703</text:p>
          </table:table-cell>
          <table:table-cell office:value-type="float" office:value="1987" table:style-name="ce1">
            <text:p>1987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71.305999999999997" table:style-name="ce1">
            <text:p>71.306</text:p>
          </table:table-cell>
          <table:table-cell office:value-type="float" office:value="243.12" table:style-name="ce13">
            <text:p>243.1</text:p>
          </table:table-cell>
          <table:table-cell office:value-type="float" office:value="17086.18" table:style-name="ce1">
            <text:p>17086.18</text:p>
          </table:table-cell>
          <table:table-cell table:style-name="ce1"/>
          <table:table-cell office:value-type="float" office:value="88.039661227019209" table:style-name="ce13">
            <text:p>88.0</text:p>
          </table:table-cell>
          <table:table-cell office:value-type="float" office:value="0.95596143539268164" table:formula="msoxl:=LN(I144/I143)*100" table:style-name="ce1">
            <text:p>0.955961435</text:p>
          </table:table-cell>
          <table:table-cell office:value-type="float" office:value="0.62375227479032092" table:style-name="ce1">
            <text:p>0.623752275</text:p>
          </table:table-cell>
          <table:table-cell table:style-name="ce13"/>
          <table:table-cell office:value-type="float" office:value="6.2841825571926426" table:style-name="ce1">
            <text:p>6.284182557</text:p>
          </table:table-cell>
          <table:table-cell office:value-type="float" office:value="6.6154914037972912" table:style-name="ce1">
            <text:p>6.615491404</text:p>
          </table:table-cell>
          <table:table-cell table:style-name="ce1"/>
          <table:table-cell office:value-type="float" office:value="10590.215248423356" table:style-name="ce1">
            <text:p>10590.21525</text:p>
          </table:table-cell>
          <table:table-cell office:value-type="float" office:value="10157.81341307918" table:style-name="ce1">
            <text:p>10157.81341</text:p>
          </table:table-cell>
          <table:table-cell table:style-name="ce1"/>
          <table:table-cell office:value-type="float" office:value="697517" table:style-name="ce14">
            <text:p>697517</text:p>
          </table:table-cell>
          <table:table-cell office:value-type="float" office:value="414017.89632113231" table:style-name="ce14">
            <text:p>414018</text:p>
          </table:table-cell>
          <table:table-cell office:value-type="float" office:value="441925.57646025944" table:style-name="ce14">
            <text:p>441926</text:p>
          </table:table-cell>
          <table:table-cell office:value-type="float" office:value="267468.39792673616" table:style-name="ce14">
            <text:p>267468</text:p>
          </table:table-cell>
          <table:table-cell office:value-type="float" office:value="926790" table:style-name="ce14">
            <text:p>926790</text:p>
          </table:table-cell>
          <table:table-cell office:value-type="float" office:value="82362.317372043384" table:style-name="ce14">
            <text:p>82362</text:p>
          </table:table-cell>
          <table:table-cell office:value-type="float" office:value="730230.25827111362" table:style-name="ce14">
            <text:p>730230</text:p>
          </table:table-cell>
          <table:table-cell office:value-type="float" office:value="98571.108487951831" table:style-name="ce14">
            <text:p>98571</text:p>
          </table:table-cell>
          <table:table-cell table:style-name="ce14"/>
          <table:table-cell office:value-type="float" office:value="51611" table:style-name="ce14">
            <text:p>51611</text:p>
          </table:table-cell>
          <table:table-cell office:value-type="float" office:value="6063" table:style-name="ce14">
            <text:p>6063</text:p>
          </table:table-cell>
          <table:table-cell office:value-type="float" office:value="20998" table:style-name="ce14">
            <text:p>20998</text:p>
          </table:table-cell>
          <table:table-cell office:value-type="float" office:value="4708" table:style-name="ce14">
            <text:p>4708</text:p>
          </table:table-cell>
          <table:table-cell office:value-type="float" office:value="17858" table:style-name="ce14">
            <text:p>17858</text:p>
          </table:table-cell>
          <table:table-cell office:value-type="float" office:value="1431" table:style-name="ce14">
            <text:p>1431</text:p>
          </table:table-cell>
          <table:table-cell office:value-type="float" office:value="9395" table:style-name="ce14">
            <text:p>9395</text:p>
          </table:table-cell>
          <table:table-cell office:value-type="float" office:value="-272" table:style-name="ce14">
            <text:p>-272</text:p>
          </table:table-cell>
          <table:table-cell table:style-name="ce1"/>
          <table:table-cell office:value-type="float" office:value="5.6669008811953452" table:style-name="ce1">
            <text:p>5.666900881</text:p>
          </table:table-cell>
          <table:table-cell office:value-type="float" office:value="5.3160575724781358" table:style-name="ce1">
            <text:p>5.316057572</text:p>
          </table:table-cell>
          <table:table-cell office:value-type="float" office:value="-3.1680315251838267" table:style-name="ce1">
            <text:p>-3.168031525</text:p>
          </table:table-cell>
          <table:table-cell office:value-type="float" office:value="1.3511468678244754" table:style-name="ce1">
            <text:p>1.351146868</text:p>
          </table:table-cell>
          <table:table-cell office:value-type="float" office:value="6.3881532993943582" table:style-name="ce1">
            <text:p>6.388153299</text:p>
          </table:table-cell>
          <table:table-cell office:value-type="float" office:value="4.5924215321470534" table:style-name="ce1">
            <text:p>4.592421532</text:p>
          </table:table-cell>
          <table:table-cell office:value-type="float" office:value="-2.7566543794069855" table:style-name="ce1">
            <text:p>-2.756654379</text:p>
          </table:table-cell>
          <table:table-cell office:value-type="float" office:value="1.3835023758291187" table:style-name="ce1">
            <text:p>1.383502376</text:p>
          </table:table-cell>
          <table:table-cell table:style-name="ce1"/>
          <table:table-cell office:value-type="float" office:value="0.107450038" table:style-name="ce1">
            <text:p>0.107450038</text:p>
          </table:table-cell>
          <table:table-cell office:value-type="float" office:value="0.103062819" table:style-name="ce1">
            <text:p>0.103062819</text:p>
          </table:table-cell>
          <table:table-cell office:value-type="float" office:value="5.43861E-3" table:style-name="ce1">
            <text:p>0.00543861</text:p>
          </table:table-cell>
          <table:table-cell office:value-type="float" office:value="7.5748400000000002E-3" table:style-name="ce1">
            <text:p>0.00757484</text:p>
          </table:table-cell>
          <table:table-cell office:value-type="float" office:value="0.103194233073906" table:style-name="ce1">
            <text:p>0.103194233</text:p>
          </table:table-cell>
          <table:table-cell office:value-type="float" office:value="9.3659142070092405E-2" table:style-name="ce1">
            <text:p>0.093659142</text:p>
          </table:table-cell>
          <table:table-cell office:value-type="float" office:value="6.46454831210854E-3" table:style-name="ce1">
            <text:p>0.006464548</text:p>
          </table:table-cell>
          <table:table-cell office:value-type="float" office:value="7.43700691808271E-3" table:style-name="ce1">
            <text:p>0.007437007</text:p>
          </table:table-cell>
          <table:table-cell office:value-type="float" office:value="4.0413006322063794E-2" table:formula="msoxl:=LN(AT144)-LN(AX144)" table:style-name="ce1">
            <text:p>0.040413006</text:p>
          </table:table-cell>
          <table:table-cell office:value-type="float" office:value="9.5676651856794859E-2" table:formula="msoxl:=LN(AU144)-LN(AY144)" table:style-name="ce1">
            <text:p>0.095676652</text:p>
          </table:table-cell>
          <table:table-cell office:value-type="float" office:value="-0.17280962962063029" table:formula="msoxl:=LN(AV144)-LN(AZ144)" table:style-name="ce1">
            <text:p>-0.17280963</text:p>
          </table:table-cell>
          <table:table-cell office:value-type="float" office:value="1.8363757114499002E-2" table:formula="msoxl:=LN(AW144)-LN(BA144)" table:style-name="ce1">
            <text:p>0.018363757</text:p>
          </table:table-cell>
          <table:table-cell table:number-columns-repeated="4" table:style-name="ce1"/>
          <table:table-cell office:value-type="float" office:value="-0.23043148061072161" table:formula="msoxl:=BB144*ABS($BH$8)/ABS($BH$10)-BC144*ABS($BH$9)/ABS($BH$10)+BD144-BE144*ABS($BH$11)/ABS($BH$10)" table:style-name="ce1">
            <text:p>-0.230431481</text:p>
          </table:table-cell>
          <table:table-cell table:number-columns-repeated="16322"/>
        </table:table-row>
        <table:table-row table:style-name="ro1">
          <table:table-cell office:value-type="float" office:value="198704" table:style-name="ce1">
            <text:p>198704</text:p>
          </table:table-cell>
          <table:table-cell office:value-type="float" office:value="1987" table:style-name="ce1">
            <text:p>1987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71.911000000000001" table:style-name="ce1">
            <text:p>71.911</text:p>
          </table:table-cell>
          <table:table-cell office:value-type="float" office:value="243.721" table:style-name="ce13">
            <text:p>243.7</text:p>
          </table:table-cell>
          <table:table-cell office:value-type="float" office:value="16633.79" table:style-name="ce1">
            <text:p>16633.79</text:p>
          </table:table-cell>
          <table:table-cell table:style-name="ce1"/>
          <table:table-cell office:value-type="float" office:value="95.059663209546116" table:style-name="ce13">
            <text:p>95.1</text:p>
          </table:table-cell>
          <table:table-cell office:value-type="float" office:value="7.6717319547592204" table:formula="msoxl:=LN(I145/I144)*100" table:style-name="ce1">
            <text:p>7.671731955</text:p>
          </table:table-cell>
          <table:table-cell office:value-type="float" office:value="10.191910660586306" table:style-name="ce1">
            <text:p>10.19191066</text:p>
          </table:table-cell>
          <table:table-cell table:style-name="ce13"/>
          <table:table-cell office:value-type="float" office:value="6.326439571910389" table:style-name="ce1">
            <text:p>6.326439572</text:p>
          </table:table-cell>
          <table:table-cell office:value-type="float" office:value="6.642850401399123" table:style-name="ce1">
            <text:p>6.642850401</text:p>
          </table:table-cell>
          <table:table-cell table:style-name="ce1"/>
          <table:table-cell office:value-type="float" office:value="10219.220547194069" table:style-name="ce1">
            <text:p>10219.22055</text:p>
          </table:table-cell>
          <table:table-cell office:value-type="float" office:value="9900.9543024155209" table:style-name="ce1">
            <text:p>9900.954302</text:p>
          </table:table-cell>
          <table:table-cell table:style-name="ce1"/>
          <table:table-cell office:value-type="float" office:value="732104" table:style-name="ce14">
            <text:p>732104</text:p>
          </table:table-cell>
          <table:table-cell office:value-type="float" office:value="470870" table:style-name="ce14">
            <text:p>470870</text:p>
          </table:table-cell>
          <table:table-cell office:value-type="float" office:value="383750.11541773973" table:style-name="ce14">
            <text:p>383750</text:p>
          </table:table-cell>
          <table:table-cell office:value-type="float" office:value="189006" table:style-name="ce14">
            <text:p>189006</text:p>
          </table:table-cell>
          <table:table-cell office:value-type="float" office:value="979876" table:style-name="ce14">
            <text:p>979876</text:p>
          </table:table-cell>
          <table:table-cell office:value-type="float" office:value="93889" table:style-name="ce14">
            <text:p>93889</text:p>
          </table:table-cell>
          <table:table-cell office:value-type="float" office:value="622533.16030815931" table:style-name="ce14">
            <text:p>622533</text:p>
          </table:table-cell>
          <table:table-cell office:value-type="float" office:value="94700" table:style-name="ce14">
            <text:p>94700</text:p>
          </table:table-cell>
          <table:table-cell table:style-name="ce14"/>
          <table:table-cell office:value-type="float" office:value="34082" table:style-name="ce14">
            <text:p>34082</text:p>
          </table:table-cell>
          <table:table-cell office:value-type="float" office:value="23144" table:style-name="ce14">
            <text:p>23144</text:p>
          </table:table-cell>
          <table:table-cell office:value-type="float" office:value="15615" table:style-name="ce14">
            <text:p>15615</text:p>
          </table:table-cell>
          <table:table-cell office:value-type="float" office:value="-7546" table:style-name="ce14">
            <text:p>-7546</text:p>
          </table:table-cell>
          <table:table-cell office:value-type="float" office:value="18677" table:style-name="ce14">
            <text:p>18677</text:p>
          </table:table-cell>
          <table:table-cell office:value-type="float" office:value="5962" table:style-name="ce14">
            <text:p>5962</text:p>
          </table:table-cell>
          <table:table-cell office:value-type="float" office:value="9333" table:style-name="ce14">
            <text:p>9333</text:p>
          </table:table-cell>
          <table:table-cell office:value-type="float" office:value="-3906" table:style-name="ce14">
            <text:p>-3906</text:p>
          </table:table-cell>
          <table:table-cell table:style-name="ce1"/>
          <table:table-cell office:value-type="float" office:value="-19.257770978368523" table:style-name="ce1">
            <text:p>-19.25777098</text:p>
          </table:table-cell>
          <table:table-cell office:value-type="float" office:value="-16.398786883566814" table:style-name="ce1">
            <text:p>-16.39878688</text:p>
          </table:table-cell>
          <table:table-cell office:value-type="float" office:value="8.7030696129885854" table:style-name="ce1">
            <text:p>8.703069613</text:p>
          </table:table-cell>
          <table:table-cell office:value-type="float" office:value="3.8310974513641995" table:style-name="ce1">
            <text:p>3.831097451</text:p>
          </table:table-cell>
          <table:table-cell office:value-type="float" office:value="-25.521776933051022" table:style-name="ce1">
            <text:p>-25.52177693</text:p>
          </table:table-cell>
          <table:table-cell office:value-type="float" office:value="-18.347518043611995" table:style-name="ce1">
            <text:p>-18.34751804</text:p>
          </table:table-cell>
          <table:table-cell office:value-type="float" office:value="3.9508895698067157" table:style-name="ce1">
            <text:p>3.95088957</text:p>
          </table:table-cell>
          <table:table-cell office:value-type="float" office:value="1.5320807104224665" table:style-name="ce1">
            <text:p>1.53208071</text:p>
          </table:table-cell>
          <table:table-cell table:style-name="ce1"/>
          <table:table-cell office:value-type="float" office:value="0.107674989" table:style-name="ce1">
            <text:p>0.107674989</text:p>
          </table:table-cell>
          <table:table-cell office:value-type="float" office:value="0.104321572" table:style-name="ce1">
            <text:p>0.104321572</text:p>
          </table:table-cell>
          <table:table-cell office:value-type="float" office:value="5.8916200000000002E-3" table:style-name="ce1">
            <text:p>0.00589162</text:p>
          </table:table-cell>
          <table:table-cell office:value-type="float" office:value="8.08445E-3" table:style-name="ce1">
            <text:p>0.00808445</text:p>
          </table:table-cell>
          <table:table-cell office:value-type="float" office:value="0.104130764022118" table:style-name="ce1">
            <text:p>0.104130764</text:p>
          </table:table-cell>
          <table:table-cell office:value-type="float" office:value="9.5152494303481105E-2" table:style-name="ce1">
            <text:p>0.095152494</text:p>
          </table:table-cell>
          <table:table-cell office:value-type="float" office:value="6.4804028202597097E-3" table:style-name="ce1">
            <text:p>0.006480403</text:p>
          </table:table-cell>
          <table:table-cell office:value-type="float" office:value="7.4711027863237798E-3" table:style-name="ce1">
            <text:p>0.007471103</text:p>
          </table:table-cell>
          <table:table-cell office:value-type="float" office:value="3.3469873070980594E-2" table:formula="msoxl:=LN(AT145)-LN(AX145)" table:style-name="ce1">
            <text:p>0.033469873</text:p>
          </table:table-cell>
          <table:table-cell office:value-type="float" office:value="9.1997359249741173E-2" table:formula="msoxl:=LN(AU145)-LN(AY145)" table:style-name="ce1">
            <text:p>0.091997359</text:p>
          </table:table-cell>
          <table:table-cell office:value-type="float" office:value="-9.5251669761353241E-2" table:formula="msoxl:=LN(AV145)-LN(AZ145)" table:style-name="ce1">
            <text:p>-0.09525167</text:p>
          </table:table-cell>
          <table:table-cell office:value-type="float" office:value="7.8899846564278064E-2" table:formula="msoxl:=LN(AW145)-LN(BA145)" table:style-name="ce1">
            <text:p>0.078899847</text:p>
          </table:table-cell>
          <table:table-cell table:number-columns-repeated="4" table:style-name="ce1"/>
          <table:table-cell office:value-type="float" office:value="-0.22261715795605153" table:formula="msoxl:=BB145*ABS($BH$8)/ABS($BH$10)-BC145*ABS($BH$9)/ABS($BH$10)+BD145-BE145*ABS($BH$11)/ABS($BH$10)" table:style-name="ce1">
            <text:p>-0.222617158</text:p>
          </table:table-cell>
          <table:table-cell table:number-columns-repeated="16322"/>
        </table:table-row>
        <table:table-row table:style-name="ro1">
          <table:table-cell office:value-type="float" office:value="198801" table:style-name="ce1">
            <text:p>198801</text:p>
          </table:table-cell>
          <table:table-cell office:value-type="float" office:value="1988" table:style-name="ce1">
            <text:p>1988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72.534000000000006" table:style-name="ce1">
            <text:p>72.534</text:p>
          </table:table-cell>
          <table:table-cell office:value-type="float" office:value="244.208" table:style-name="ce13">
            <text:p>244.2</text:p>
          </table:table-cell>
          <table:table-cell office:value-type="float" office:value="17078.7" table:style-name="ce1">
            <text:p>17078.7</text:p>
          </table:table-cell>
          <table:table-cell table:style-name="ce1"/>
          <table:table-cell office:value-type="float" office:value="95.700011227124733" table:style-name="ce13">
            <text:p>95.7</text:p>
          </table:table-cell>
          <table:table-cell office:value-type="float" office:value="0.67136875201780732" table:formula="msoxl:=LN(I146/I145)*100" table:style-name="ce1">
            <text:p>0.671368752</text:p>
          </table:table-cell>
          <table:table-cell office:value-type="float" office:value="-0.3265919967707287" table:style-name="ce1">
            <text:p>-0.326591997</text:p>
          </table:table-cell>
          <table:table-cell table:style-name="ce13"/>
          <table:table-cell office:value-type="float" office:value="6.3812322551591922" table:style-name="ce1">
            <text:p>6.381232255</text:p>
          </table:table-cell>
          <table:table-cell office:value-type="float" office:value="6.6420329414741479" table:style-name="ce1">
            <text:p>6.642032941</text:p>
          </table:table-cell>
          <table:table-cell table:style-name="ce1"/>
          <table:table-cell office:value-type="float" office:value="10624.221499372794" table:style-name="ce1">
            <text:p>10624.2215</text:p>
          </table:table-cell>
          <table:table-cell office:value-type="float" office:value="10376.017541896294" table:style-name="ce1">
            <text:p>10376.01754</text:p>
          </table:table-cell>
          <table:table-cell table:style-name="ce1"/>
          <table:table-cell office:value-type="float" office:value="720650" table:style-name="ce14">
            <text:p>720650</text:p>
          </table:table-cell>
          <table:table-cell office:value-type="float" office:value="520359.02677624137" table:style-name="ce14">
            <text:p>520359</text:p>
          </table:table-cell>
          <table:table-cell office:value-type="float" office:value="405108.54558026377" table:style-name="ce14">
            <text:p>405109</text:p>
          </table:table-cell>
          <table:table-cell office:value-type="float" office:value="197021.16245750361" table:style-name="ce14">
            <text:p>197021</text:p>
          </table:table-cell>
          <table:table-cell office:value-type="float" office:value="967520" table:style-name="ce14">
            <text:p>967520</text:p>
          </table:table-cell>
          <table:table-cell office:value-type="float" office:value="99516.299178841975" table:style-name="ce14">
            <text:p>99516</text:p>
          </table:table-cell>
          <table:table-cell office:value-type="float" office:value="675350.16077286983" table:style-name="ce14">
            <text:p>675350</text:p>
          </table:table-cell>
          <table:table-cell office:value-type="float" office:value="105355.59264997343" table:style-name="ce14">
            <text:p>105356</text:p>
          </table:table-cell>
          <table:table-cell table:style-name="ce14"/>
          <table:table-cell office:value-type="float" office:value="-11454" table:style-name="ce14">
            <text:p>-11454</text:p>
          </table:table-cell>
          <table:table-cell office:value-type="float" office:value="36077" table:style-name="ce14">
            <text:p>36077</text:p>
          </table:table-cell>
          <table:table-cell office:value-type="float" office:value="8172" table:style-name="ce14">
            <text:p>8172</text:p>
          </table:table-cell>
          <table:table-cell office:value-type="float" office:value="-1019" table:style-name="ce14">
            <text:p>-1019</text:p>
          </table:table-cell>
          <table:table-cell office:value-type="float" office:value="-12356" table:style-name="ce14">
            <text:p>-12356</text:p>
          </table:table-cell>
          <table:table-cell office:value-type="float" office:value="3772" table:style-name="ce14">
            <text:p>3772</text:p>
          </table:table-cell>
          <table:table-cell office:value-type="float" office:value="6248" table:style-name="ce14">
            <text:p>6248</text:p>
          </table:table-cell>
          <table:table-cell office:value-type="float" office:value="732" table:style-name="ce14">
            <text:p>732</text:p>
          </table:table-cell>
          <table:table-cell table:style-name="ce1"/>
          <table:table-cell office:value-type="float" office:value="5.0061083369786816" table:style-name="ce1">
            <text:p>5.006108337</text:p>
          </table:table-cell>
          <table:table-cell office:value-type="float" office:value="5.24455409156446" table:style-name="ce1">
            <text:p>5.244554092</text:p>
          </table:table-cell>
          <table:table-cell office:value-type="float" office:value="3.6982228434826778" table:style-name="ce1">
            <text:p>3.698222843</text:p>
          </table:table-cell>
          <table:table-cell office:value-type="float" office:value="0.99769991557113802" table:style-name="ce1">
            <text:p>0.997699916</text:p>
          </table:table-cell>
          <table:table-cell office:value-type="float" office:value="5.5382784054609191" table:style-name="ce1">
            <text:p>5.538278405</text:p>
          </table:table-cell>
          <table:table-cell office:value-type="float" office:value="3.9814493811028466" table:style-name="ce1">
            <text:p>3.981449381</text:p>
          </table:table-cell>
          <table:table-cell office:value-type="float" office:value="4.7437244292477221" table:style-name="ce1">
            <text:p>4.743724429</text:p>
          </table:table-cell>
          <table:table-cell office:value-type="float" office:value="1.4095083359026814" table:style-name="ce1">
            <text:p>1.409508336</text:p>
          </table:table-cell>
          <table:table-cell table:style-name="ce1"/>
          <table:table-cell office:value-type="float" office:value="0.110190416" table:style-name="ce1">
            <text:p>0.110190416</text:p>
          </table:table-cell>
          <table:table-cell office:value-type="float" office:value="0.107616138" table:style-name="ce1">
            <text:p>0.107616138</text:p>
          </table:table-cell>
          <table:table-cell office:value-type="float" office:value="6.1260500000000001E-3" table:style-name="ce1">
            <text:p>0.00612605</text:p>
          </table:table-cell>
          <table:table-cell office:value-type="float" office:value="7.9514200000000007E-3" table:style-name="ce1">
            <text:p>0.00795142</text:p>
          </table:table-cell>
          <table:table-cell office:value-type="float" office:value="0.10507862393982" table:style-name="ce1">
            <text:p>0.105078624</text:p>
          </table:table-cell>
          <table:table-cell office:value-type="float" office:value="9.6671134607567794E-2" table:style-name="ce1">
            <text:p>0.096671135</text:p>
          </table:table-cell>
          <table:table-cell office:value-type="float" office:value="6.4960470077180801E-3" table:style-name="ce1">
            <text:p>0.006496047</text:p>
          </table:table-cell>
          <table:table-cell office:value-type="float" office:value="7.5049917389658797E-3" table:style-name="ce1">
            <text:p>0.007504992</text:p>
          </table:table-cell>
          <table:table-cell office:value-type="float" office:value="4.7501054415811428E-2" table:formula="msoxl:=LN(AT146)-LN(AX146)" table:style-name="ce1">
            <text:p>0.047501054</text:p>
          </table:table-cell>
          <table:table-cell office:value-type="float" office:value="0.10725576457165298" table:formula="msoxl:=LN(AU146)-LN(AY146)" table:style-name="ce1">
            <text:p>0.107255765</text:p>
          </table:table-cell>
          <table:table-cell office:value-type="float" office:value="-5.8643668932976567E-2" table:formula="msoxl:=LN(AV146)-LN(AZ146)" table:style-name="ce1">
            <text:p>-0.058643669</text:p>
          </table:table-cell>
          <table:table-cell office:value-type="float" office:value="5.7782164721012386E-2" table:formula="msoxl:=LN(AW146)-LN(BA146)" table:style-name="ce1">
            <text:p>0.057782165</text:p>
          </table:table-cell>
          <table:table-cell table:number-columns-repeated="4" table:style-name="ce1"/>
          <table:table-cell office:value-type="float" office:value="-0.1622918828955969" table:formula="msoxl:=BB146*ABS($BH$8)/ABS($BH$10)-BC146*ABS($BH$9)/ABS($BH$10)+BD146-BE146*ABS($BH$11)/ABS($BH$10)" table:style-name="ce1">
            <text:p>-0.162291883</text:p>
          </table:table-cell>
          <table:table-cell table:number-columns-repeated="16322"/>
        </table:table-row>
        <table:table-row table:style-name="ro1">
          <table:table-cell office:value-type="float" office:value="198802" table:style-name="ce1">
            <text:p>198802</text:p>
          </table:table-cell>
          <table:table-cell office:value-type="float" office:value="1988" table:style-name="ce1">
            <text:p>198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73.337000000000003" table:style-name="ce1">
            <text:p>73.337</text:p>
          </table:table-cell>
          <table:table-cell office:value-type="float" office:value="244.71600000000001" table:style-name="ce13">
            <text:p>244.7</text:p>
          </table:table-cell>
          <table:table-cell office:value-type="float" office:value="17500.53" table:style-name="ce1">
            <text:p>17500.53</text:p>
          </table:table-cell>
          <table:table-cell table:style-name="ce1"/>
          <table:table-cell office:value-type="float" office:value="94.74269200844725" table:style-name="ce13">
            <text:p>94.7</text:p>
          </table:table-cell>
          <table:table-cell office:value-type="float" office:value="-1.0053703985249396" table:formula="msoxl:=LN(I147/I146)*100" table:style-name="ce1">
            <text:p>-1.005370399</text:p>
          </table:table-cell>
          <table:table-cell office:value-type="float" office:value="-4.8809941003789508" table:style-name="ce1">
            <text:p>-4.8809941</text:p>
          </table:table-cell>
          <table:table-cell table:style-name="ce13"/>
          <table:table-cell office:value-type="float" office:value="6.4161946704855053" table:style-name="ce1">
            <text:p>6.41619467</text:p>
          </table:table-cell>
          <table:table-cell office:value-type="float" office:value="6.6351847664118013" table:style-name="ce1">
            <text:p>6.635184766</text:p>
          </table:table-cell>
          <table:table-cell table:style-name="ce1"/>
          <table:table-cell office:value-type="float" office:value="10517.837736771986" table:style-name="ce1">
            <text:p>10517.83774</text:p>
          </table:table-cell>
          <table:table-cell office:value-type="float" office:value="10508.621910727161" table:style-name="ce1">
            <text:p>10508.62191</text:p>
          </table:table-cell>
          <table:table-cell table:style-name="ce1"/>
          <table:table-cell office:value-type="float" office:value="760651" table:style-name="ce14">
            <text:p>760651</text:p>
          </table:table-cell>
          <table:table-cell office:value-type="float" office:value="528063.40240982594" table:style-name="ce14">
            <text:p>528063</text:p>
          </table:table-cell>
          <table:table-cell office:value-type="float" office:value="435685.66105865524" table:style-name="ce14">
            <text:p>435686</text:p>
          </table:table-cell>
          <table:table-cell office:value-type="float" office:value="208550.70385927323" table:style-name="ce14">
            <text:p>208551</text:p>
          </table:table-cell>
          <table:table-cell office:value-type="float" office:value="989638" table:style-name="ce14">
            <text:p>989638</text:p>
          </table:table-cell>
          <table:table-cell office:value-type="float" office:value="95985.328166400315" table:style-name="ce14">
            <text:p>95985</text:p>
          </table:table-cell>
          <table:table-cell office:value-type="float" office:value="690817.44190203177" table:style-name="ce14">
            <text:p>690817</text:p>
          </table:table-cell>
          <table:table-cell office:value-type="float" office:value="104897.93734887485" table:style-name="ce14">
            <text:p>104898</text:p>
          </table:table-cell>
          <table:table-cell table:style-name="ce14"/>
          <table:table-cell office:value-type="float" office:value="40001" table:style-name="ce14">
            <text:p>40001</text:p>
          </table:table-cell>
          <table:table-cell office:value-type="float" office:value="20402" table:style-name="ce14">
            <text:p>20402</text:p>
          </table:table-cell>
          <table:table-cell office:value-type="float" office:value="14142" table:style-name="ce14">
            <text:p>14142</text:p>
          </table:table-cell>
          <table:table-cell office:value-type="float" office:value="411" table:style-name="ce14">
            <text:p>411</text:p>
          </table:table-cell>
          <table:table-cell office:value-type="float" office:value="22118" table:style-name="ce14">
            <text:p>22118</text:p>
          </table:table-cell>
          <table:table-cell office:value-type="float" office:value="-130" table:style-name="ce14">
            <text:p>-130</text:p>
          </table:table-cell>
          <table:table-cell office:value-type="float" office:value="5633" table:style-name="ce14">
            <text:p>5633</text:p>
          </table:table-cell>
          <table:table-cell office:value-type="float" office:value="-1188" table:style-name="ce14">
            <text:p>-1188</text:p>
          </table:table-cell>
          <table:table-cell table:style-name="ce1"/>
          <table:table-cell office:value-type="float" office:value="1.8829779796737667" table:style-name="ce1">
            <text:p>1.88297798</text:p>
          </table:table-cell>
          <table:table-cell office:value-type="float" office:value="2.1304077890247477" table:style-name="ce1">
            <text:p>2.130407789</text:p>
          </table:table-cell>
          <table:table-cell office:value-type="float" office:value="-2.0761101915029156" table:style-name="ce1">
            <text:p>-2.076110192</text:p>
          </table:table-cell>
          <table:table-cell office:value-type="float" office:value="0.24202725883649218" table:style-name="ce1">
            <text:p>0.242027259</text:p>
          </table:table-cell>
          <table:table-cell office:value-type="float" office:value="6.4305151002503793" table:style-name="ce1">
            <text:p>6.4305151</text:p>
          </table:table-cell>
          <table:table-cell office:value-type="float" office:value="4.6228752857240316" table:style-name="ce1">
            <text:p>4.622875286</text:p>
          </table:table-cell>
          <table:table-cell office:value-type="float" office:value="-0.65346476511866491" table:style-name="ce1">
            <text:p>-0.653464765</text:p>
          </table:table-cell>
          <table:table-cell office:value-type="float" office:value="1.3835023758291187" table:style-name="ce1">
            <text:p>1.383502376</text:p>
          </table:table-cell>
          <table:table-cell table:style-name="ce1"/>
          <table:table-cell office:value-type="float" office:value="0.10786008800000001" table:style-name="ce1">
            <text:p>0.107860088</text:p>
          </table:table-cell>
          <table:table-cell office:value-type="float" office:value="0.10776558" table:style-name="ce1">
            <text:p>0.10776558</text:p>
          </table:table-cell>
          <table:table-cell office:value-type="float" office:value="6.2726700000000002E-3" table:style-name="ce1">
            <text:p>0.00627267</text:p>
          </table:table-cell>
          <table:table-cell office:value-type="float" office:value="7.8083299999999996E-3" table:style-name="ce1">
            <text:p>0.00780833</text:p>
          </table:table-cell>
          <table:table-cell office:value-type="float" office:value="0.106037881465983" table:style-name="ce1">
            <text:p>0.106037881</text:p>
          </table:table-cell>
          <table:table-cell office:value-type="float" office:value="9.8215416427949495E-2" table:style-name="ce1">
            <text:p>0.098215416</text:p>
          </table:table-cell>
          <table:table-cell office:value-type="float" office:value="6.5114814179614601E-3" table:style-name="ce1">
            <text:p>0.006511481</text:p>
          </table:table-cell>
          <table:table-cell office:value-type="float" office:value="7.5386783943183896E-3" table:style-name="ce1">
            <text:p>0.007538678</text:p>
          </table:table-cell>
          <table:table-cell office:value-type="float" office:value="1.7038503190792031E-2" table:formula="msoxl:=LN(AT147)-LN(AX147)" table:style-name="ce1">
            <text:p>0.017038503</text:p>
          </table:table-cell>
          <table:table-cell office:value-type="float" office:value="9.2795119358591638E-2" table:formula="msoxl:=LN(AU147)-LN(AY147)" table:style-name="ce1">
            <text:p>0.092795119</text:p>
          </table:table-cell>
          <table:table-cell office:value-type="float" office:value="-3.7364889372865306E-2" table:formula="msoxl:=LN(AV147)-LN(AZ147)" table:style-name="ce1">
            <text:p>-0.037364889</text:p>
          </table:table-cell>
          <table:table-cell office:value-type="float" office:value="3.5144225173400656E-2" table:formula="msoxl:=LN(AW147)-LN(BA147)" table:style-name="ce1">
            <text:p>0.035144225</text:p>
          </table:table-cell>
          <table:table-cell table:number-columns-repeated="4" table:style-name="ce1"/>
          <table:table-cell office:value-type="float" office:value="-0.13116572005959623" table:formula="msoxl:=BB147*ABS($BH$8)/ABS($BH$10)-BC147*ABS($BH$9)/ABS($BH$10)+BD147-BE147*ABS($BH$11)/ABS($BH$10)" table:style-name="ce1">
            <text:p>-0.13116572</text:p>
          </table:table-cell>
          <table:table-cell table:number-columns-repeated="16322"/>
        </table:table-row>
        <table:table-row table:style-name="ro1">
          <table:table-cell office:value-type="float" office:value="198803" table:style-name="ce1">
            <text:p>198803</text:p>
          </table:table-cell>
          <table:table-cell office:value-type="float" office:value="1988" table:style-name="ce1">
            <text:p>1988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74.212999999999994" table:style-name="ce1">
            <text:p>74.213</text:p>
          </table:table-cell>
          <table:table-cell office:value-type="float" office:value="245.35400000000001" table:style-name="ce13">
            <text:p>245.4</text:p>
          </table:table-cell>
          <table:table-cell office:value-type="float" office:value="17752.73" table:style-name="ce1">
            <text:p>17752.73</text:p>
          </table:table-cell>
          <table:table-cell table:style-name="ce1"/>
          <table:table-cell office:value-type="float" office:value="90.642279880901739" table:style-name="ce13">
            <text:p>90.6</text:p>
          </table:table-cell>
          <table:table-cell office:value-type="float" office:value="-4.4243942242841259" table:formula="msoxl:=LN(I148/I147)*100" table:style-name="ce1">
            <text:p>-4.424394224</text:p>
          </table:table-cell>
          <table:table-cell office:value-type="float" office:value="-1.9158204988956655" table:style-name="ce1">
            <text:p>-1.915820499</text:p>
          </table:table-cell>
          <table:table-cell table:style-name="ce13"/>
          <table:table-cell office:value-type="float" office:value="6.4326610517856571" table:style-name="ce1">
            <text:p>6.432661052</text:p>
          </table:table-cell>
          <table:table-cell office:value-type="float" office:value="6.6328900511275535" table:style-name="ce1">
            <text:p>6.632890051</text:p>
          </table:table-cell>
          <table:table-cell table:style-name="ce1"/>
          <table:table-cell office:value-type="float" office:value="10467.764931605585" table:style-name="ce1">
            <text:p>10467.76493</text:p>
          </table:table-cell>
          <table:table-cell office:value-type="float" office:value="10756.76719662974" table:style-name="ce1">
            <text:p>10756.7672</text:p>
          </table:table-cell>
          <table:table-cell table:style-name="ce1"/>
          <table:table-cell office:value-type="float" office:value="792467" table:style-name="ce14">
            <text:p>792467</text:p>
          </table:table-cell>
          <table:table-cell office:value-type="float" office:value="533194.18801436876" table:style-name="ce14">
            <text:p>533194</text:p>
          </table:table-cell>
          <table:table-cell office:value-type="float" office:value="447924.78881577967" table:style-name="ce14">
            <text:p>447925</text:p>
          </table:table-cell>
          <table:table-cell office:value-type="float" office:value="208003.28843281532" table:style-name="ce14">
            <text:p>208003</text:p>
          </table:table-cell>
          <table:table-cell office:value-type="float" office:value="1030284" table:style-name="ce14">
            <text:p>1030284</text:p>
          </table:table-cell>
          <table:table-cell office:value-type="float" office:value="96247.834082765796" table:style-name="ce14">
            <text:p>96248</text:p>
          </table:table-cell>
          <table:table-cell office:value-type="float" office:value="692432.93488045852" table:style-name="ce14">
            <text:p>692433</text:p>
          </table:table-cell>
          <table:table-cell office:value-type="float" office:value="105037.6448720238" table:style-name="ce14">
            <text:p>105038</text:p>
          </table:table-cell>
          <table:table-cell table:style-name="ce14"/>
          <table:table-cell office:value-type="float" office:value="31816" table:style-name="ce14">
            <text:p>31816</text:p>
          </table:table-cell>
          <table:table-cell office:value-type="float" office:value="6537" table:style-name="ce14">
            <text:p>6537</text:p>
          </table:table-cell>
          <table:table-cell office:value-type="float" office:value="14060" table:style-name="ce14">
            <text:p>14060</text:p>
          </table:table-cell>
          <table:table-cell office:value-type="float" office:value="665" table:style-name="ce14">
            <text:p>665</text:p>
          </table:table-cell>
          <table:table-cell office:value-type="float" office:value="40646" table:style-name="ce14">
            <text:p>40646</text:p>
          </table:table-cell>
          <table:table-cell office:value-type="float" office:value="1307" table:style-name="ce14">
            <text:p>1307</text:p>
          </table:table-cell>
          <table:table-cell office:value-type="float" office:value="8902" table:style-name="ce14">
            <text:p>8902</text:p>
          </table:table-cell>
          <table:table-cell office:value-type="float" office:value="193" table:style-name="ce14">
            <text:p>193</text:p>
          </table:table-cell>
          <table:table-cell table:style-name="ce1"/>
          <table:table-cell office:value-type="float" office:value="0.31985345833088374" table:style-name="ce1">
            <text:p>0.319853458</text:p>
          </table:table-cell>
          <table:table-cell office:value-type="float" office:value="-0.3886735025661972" table:style-name="ce1">
            <text:p>-0.388673503</text:p>
          </table:table-cell>
          <table:table-cell office:value-type="float" office:value="0.67927548352024691" table:style-name="ce1">
            <text:p>0.679275484</text:p>
          </table:table-cell>
          <table:table-cell office:value-type="float" office:value="1.1724054839797589" table:style-name="ce1">
            <text:p>1.172405484</text:p>
          </table:table-cell>
          <table:table-cell office:value-type="float" office:value="0.31870737292380463" table:style-name="ce1">
            <text:p>0.318707373</text:p>
          </table:table-cell>
          <table:table-cell office:value-type="float" office:value="0.22911763905353752" table:style-name="ce1">
            <text:p>0.229117639</text:p>
          </table:table-cell>
          <table:table-cell office:value-type="float" office:value="1.7285688205050018" table:style-name="ce1">
            <text:p>1.728568821</text:p>
          </table:table-cell>
          <table:table-cell office:value-type="float" office:value="1.574369979034711" table:style-name="ce1">
            <text:p>1.574369979</text:p>
          </table:table-cell>
          <table:table-cell table:style-name="ce1"/>
          <table:table-cell office:value-type="float" office:value="0.10736480599999999" table:style-name="ce1">
            <text:p>0.107364806</text:p>
          </table:table-cell>
          <table:table-cell office:value-type="float" office:value="0.110329018" table:style-name="ce1">
            <text:p>0.110329018</text:p>
          </table:table-cell>
          <table:table-cell office:value-type="float" office:value="6.3778899999999998E-3" table:style-name="ce1">
            <text:p>0.00637789</text:p>
          </table:table-cell>
          <table:table-cell office:value-type="float" office:value="7.79176E-3" table:style-name="ce1">
            <text:p>0.00779176</text:p>
          </table:table-cell>
          <table:table-cell office:value-type="float" office:value="0.10700860655602699" table:style-name="ce1">
            <text:p>0.107008607</text:p>
          </table:table-cell>
          <table:table-cell office:value-type="float" office:value="9.9785699850660006E-2" table:style-name="ce1">
            <text:p>0.0997857</text:p>
          </table:table-cell>
          <table:table-cell office:value-type="float" office:value="6.5267064763913302E-3" table:style-name="ce1">
            <text:p>0.006526706</text:p>
          </table:table-cell>
          <table:table-cell office:value-type="float" office:value="7.5721677217527802E-3" table:style-name="ce1">
            <text:p>0.007572168</text:p>
          </table:table-cell>
          <table:table-cell office:value-type="float" office:value="3.3231711669117203E-3" table:formula="msoxl:=LN(AT148)-LN(AX148)" table:style-name="ce1">
            <text:p>0.003323171</text:p>
          </table:table-cell>
          <table:table-cell office:value-type="float" office:value="0.10044208918042674" table:formula="msoxl:=LN(AU148)-LN(AY148)" table:style-name="ce1">
            <text:p>0.100442089</text:p>
          </table:table-cell>
          <table:table-cell office:value-type="float" office:value="-2.3065126311573536E-2" table:formula="msoxl:=LN(AV148)-LN(AZ148)" table:style-name="ce1">
            <text:p>-0.023065126</text:p>
          </table:table-cell>
          <table:table-cell office:value-type="float" office:value="2.8587381684864965E-2" table:formula="msoxl:=LN(AW148)-LN(BA148)" table:style-name="ce1">
            <text:p>0.028587382</text:p>
          </table:table-cell>
          <table:table-cell table:number-columns-repeated="4" table:style-name="ce1"/>
          <table:table-cell office:value-type="float" office:value="-0.12705506903330899" table:formula="msoxl:=BB148*ABS($BH$8)/ABS($BH$10)-BC148*ABS($BH$9)/ABS($BH$10)+BD148-BE148*ABS($BH$11)/ABS($BH$10)" table:style-name="ce1">
            <text:p>-0.127055069</text:p>
          </table:table-cell>
          <table:table-cell table:number-columns-repeated="16322"/>
        </table:table-row>
        <table:table-row table:style-name="ro1">
          <table:table-cell office:value-type="float" office:value="198804" table:style-name="ce1">
            <text:p>198804</text:p>
          </table:table-cell>
          <table:table-cell office:value-type="float" office:value="1988" table:style-name="ce1">
            <text:p>1988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74.938000000000002" table:style-name="ce1">
            <text:p>74.938</text:p>
          </table:table-cell>
          <table:table-cell office:value-type="float" office:value="245.96600000000001" table:style-name="ce13">
            <text:p>246.0</text:p>
          </table:table-cell>
          <table:table-cell office:value-type="float" office:value="18172.5" table:style-name="ce1">
            <text:p>18172.5</text:p>
          </table:table-cell>
          <table:table-cell table:style-name="ce1"/>
          <table:table-cell office:value-type="float" office:value="96.381727725011288" table:style-name="ce13">
            <text:p>96.4</text:p>
          </table:table-cell>
          <table:table-cell office:value-type="float" office:value="6.1395867682623155" table:formula="msoxl:=LN(I149/I148)*100" table:style-name="ce1">
            <text:p>6.139586768</text:p>
          </table:table-cell>
          <table:table-cell office:value-type="float" office:value="5.1786857737231129" table:style-name="ce1">
            <text:p>5.178685774</text:p>
          </table:table-cell>
          <table:table-cell table:style-name="ce13"/>
          <table:table-cell office:value-type="float" office:value="6.448533041310073" table:style-name="ce1">
            <text:p>6.448533041</text:p>
          </table:table-cell>
          <table:table-cell office:value-type="float" office:value="6.6587988380647021" table:style-name="ce1">
            <text:p>6.658798838</text:p>
          </table:table-cell>
          <table:table-cell table:style-name="ce1"/>
          <table:table-cell office:value-type="float" office:value="11157.916669534035" table:style-name="ce1">
            <text:p>11157.91667</text:p>
          </table:table-cell>
          <table:table-cell office:value-type="float" office:value="10998.873254436407" table:style-name="ce1">
            <text:p>10998.87325</text:p>
          </table:table-cell>
          <table:table-cell table:style-name="ce1"/>
          <table:table-cell office:value-type="float" office:value="837888" table:style-name="ce14">
            <text:p>837888</text:p>
          </table:table-cell>
          <table:table-cell office:value-type="float" office:value="554670" table:style-name="ce14">
            <text:p>554670</text:p>
          </table:table-cell>
          <table:table-cell office:value-type="float" office:value="476167.3278830105" table:style-name="ce14">
            <text:p>476167</text:p>
          </table:table-cell>
          <table:table-cell office:value-type="float" office:value="213813" table:style-name="ce14">
            <text:p>213813</text:p>
          </table:table-cell>
          <table:table-cell office:value-type="float" office:value="1083055" table:style-name="ce14">
            <text:p>1083055</text:p>
          </table:table-cell>
          <table:table-cell office:value-type="float" office:value="104187" table:style-name="ce14">
            <text:p>104187</text:p>
          </table:table-cell>
          <table:table-cell office:value-type="float" office:value="734054.52841240272" table:style-name="ce14">
            <text:p>734055</text:p>
          </table:table-cell>
          <table:table-cell office:value-type="float" office:value="128662" table:style-name="ce14">
            <text:p>128662</text:p>
          </table:table-cell>
          <table:table-cell table:style-name="ce14"/>
          <table:table-cell office:value-type="float" office:value="41288" table:style-name="ce14">
            <text:p>41288</text:p>
          </table:table-cell>
          <table:table-cell office:value-type="float" office:value="26997" table:style-name="ce14">
            <text:p>26997</text:p>
          </table:table-cell>
          <table:table-cell office:value-type="float" office:value="21362" table:style-name="ce14">
            <text:p>21362</text:p>
          </table:table-cell>
          <table:table-cell office:value-type="float" office:value="-2934" table:style-name="ce14">
            <text:p>-2934</text:p>
          </table:table-cell>
          <table:table-cell office:value-type="float" office:value="25658" table:style-name="ce14">
            <text:p>25658</text:p>
          </table:table-cell>
          <table:table-cell office:value-type="float" office:value="1929" table:style-name="ce14">
            <text:p>1929</text:p>
          </table:table-cell>
          <table:table-cell office:value-type="float" office:value="1745" table:style-name="ce14">
            <text:p>1745</text:p>
          </table:table-cell>
          <table:table-cell office:value-type="float" office:value="1365" table:style-name="ce14">
            <text:p>1365</text:p>
          </table:table-cell>
          <table:table-cell table:style-name="ce1"/>
          <table:table-cell office:value-type="float" office:value="7.769012691027319" table:style-name="ce1">
            <text:p>7.769012691</text:p>
          </table:table-cell>
          <table:table-cell office:value-type="float" office:value="6.5032345184033886" table:style-name="ce1">
            <text:p>6.503234518</text:p>
          </table:table-cell>
          <table:table-cell office:value-type="float" office:value="3.8348279454951637" table:style-name="ce1">
            <text:p>3.834827945</text:p>
          </table:table-cell>
          <table:table-cell office:value-type="float" office:value="2.6100432053295779" table:style-name="ce1">
            <text:p>2.610043205</text:p>
          </table:table-cell>
          <table:table-cell office:value-type="float" office:value="3.0775997206479131" table:style-name="ce1">
            <text:p>3.077599721</text:p>
          </table:table-cell>
          <table:table-cell office:value-type="float" office:value="2.212475900628935" table:style-name="ce1">
            <text:p>2.212475901</text:p>
          </table:table-cell>
          <table:table-cell office:value-type="float" office:value="1.4719881343768564" table:style-name="ce1">
            <text:p>1.471988134</text:p>
          </table:table-cell>
          <table:table-cell office:value-type="float" office:value="1.7451468560990766" table:style-name="ce1">
            <text:p>1.745146856</text:p>
          </table:table-cell>
          <table:table-cell table:style-name="ce1"/>
          <table:table-cell office:value-type="float" office:value="0.113173726" table:style-name="ce1">
            <text:p>0.113173726</text:p>
          </table:table-cell>
          <table:table-cell office:value-type="float" office:value="0.111560563" table:style-name="ce1">
            <text:p>0.111560563</text:p>
          </table:table-cell>
          <table:table-cell office:value-type="float" office:value="6.4080300000000003E-3" table:style-name="ce1">
            <text:p>0.00640803</text:p>
          </table:table-cell>
          <table:table-cell office:value-type="float" office:value="7.9075499999999993E-3" table:style-name="ce1">
            <text:p>0.00790755</text:p>
          </table:table-cell>
          <table:table-cell office:value-type="float" office:value="0.107990869152297" table:style-name="ce1">
            <text:p>0.107990869</text:p>
          </table:table-cell>
          <table:table-cell office:value-type="float" office:value="0.101382351248593" table:style-name="ce1">
            <text:p>0.101382351</text:p>
          </table:table-cell>
          <table:table-cell office:value-type="float" office:value="6.5417225460725204E-3" table:style-name="ce1">
            <text:p>0.006541723</text:p>
          </table:table-cell>
          <table:table-cell office:value-type="float" office:value="7.6054649724250304E-3" table:style-name="ce1">
            <text:p>0.007605465</text:p>
          </table:table-cell>
          <table:table-cell office:value-type="float" office:value="4.6877357691676114E-2" table:formula="msoxl:=LN(AT149)-LN(AX149)" table:style-name="ce1">
            <text:p>0.046877358</text:p>
          </table:table-cell>
          <table:table-cell office:value-type="float" office:value="9.5668584152589276E-2" table:formula="msoxl:=LN(AU149)-LN(AY149)" table:style-name="ce1">
            <text:p>0.095668584</text:p>
          </table:table-cell>
          <table:table-cell office:value-type="float" office:value="-2.0648625635619311E-2" table:formula="msoxl:=LN(AV149)-LN(AZ149)" table:style-name="ce1">
            <text:p>-0.020648626</text:p>
          </table:table-cell>
          <table:table-cell office:value-type="float" office:value="3.8950935088064575E-2" table:formula="msoxl:=LN(AW149)-LN(BA149)" table:style-name="ce1">
            <text:p>0.038950935</text:p>
          </table:table-cell>
          <table:table-cell table:number-columns-repeated="4" table:style-name="ce1"/>
          <table:table-cell office:value-type="float" office:value="-9.5415651999974926E-2" table:formula="msoxl:=BB149*ABS($BH$8)/ABS($BH$10)-BC149*ABS($BH$9)/ABS($BH$10)+BD149-BE149*ABS($BH$11)/ABS($BH$10)" table:style-name="ce1">
            <text:p>-0.095415652</text:p>
          </table:table-cell>
          <table:table-cell table:number-columns-repeated="16322"/>
        </table:table-row>
        <table:table-row table:style-name="ro1">
          <table:table-cell office:value-type="float" office:value="198901" table:style-name="ce1">
            <text:p>198901</text:p>
          </table:table-cell>
          <table:table-cell office:value-type="float" office:value="1989" table:style-name="ce1">
            <text:p>1989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75.826999999999998" table:style-name="ce1">
            <text:p>75.827</text:p>
          </table:table-cell>
          <table:table-cell office:value-type="float" office:value="246.46" table:style-name="ce13">
            <text:p>246.5</text:p>
          </table:table-cell>
          <table:table-cell office:value-type="float" office:value="18603.46" table:style-name="ce1">
            <text:p>18603.46</text:p>
          </table:table-cell>
          <table:table-cell table:style-name="ce1"/>
          <table:table-cell office:value-type="float" office:value="92.361035865207498" table:style-name="ce13">
            <text:p>92.4</text:p>
          </table:table-cell>
          <table:table-cell office:value-type="float" office:value="-4.2611437288239653" table:formula="msoxl:=LN(I150/I149)*100" table:style-name="ce1">
            <text:p>-4.261143729</text:p>
          </table:table-cell>
          <table:table-cell office:value-type="float" office:value="-4.6293243014919803" table:style-name="ce1">
            <text:p>-4.629324301</text:p>
          </table:table-cell>
          <table:table-cell table:style-name="ce13"/>
          <table:table-cell office:value-type="float" office:value="6.4730618723053093" table:style-name="ce1">
            <text:p>6.473061872</text:p>
          </table:table-cell>
          <table:table-cell office:value-type="float" office:value="6.6579627444317513" table:style-name="ce1">
            <text:p>6.657962744</text:p>
          </table:table-cell>
          <table:table-cell table:style-name="ce1"/>
          <table:table-cell office:value-type="float" office:value="11279.660058306921" table:style-name="ce1">
            <text:p>11279.66006</text:p>
          </table:table-cell>
          <table:table-cell office:value-type="float" office:value="11474.553685237363" table:style-name="ce1">
            <text:p>11474.55369</text:p>
          </table:table-cell>
          <table:table-cell table:style-name="ce1"/>
          <table:table-cell office:value-type="float" office:value="862054" table:style-name="ce14">
            <text:p>862054</text:p>
          </table:table-cell>
          <table:table-cell office:value-type="float" office:value="572353.77131602145" table:style-name="ce14">
            <text:p>572354</text:p>
          </table:table-cell>
          <table:table-cell office:value-type="float" office:value="515559.25667644845" table:style-name="ce14">
            <text:p>515559</text:p>
          </table:table-cell>
          <table:table-cell office:value-type="float" office:value="227217.56096067981" table:style-name="ce14">
            <text:p>227218</text:p>
          </table:table-cell>
          <table:table-cell office:value-type="float" office:value="1122468" table:style-name="ce14">
            <text:p>1122468</text:p>
          </table:table-cell>
          <table:table-cell office:value-type="float" office:value="102870.8660259631" table:style-name="ce14">
            <text:p>102871</text:p>
          </table:table-cell>
          <table:table-cell office:value-type="float" office:value="763700.66247351223" table:style-name="ce14">
            <text:p>763701</text:p>
          </table:table-cell>
          <table:table-cell office:value-type="float" office:value="135745.71107688206" table:style-name="ce14">
            <text:p>135746</text:p>
          </table:table-cell>
          <table:table-cell table:style-name="ce14"/>
          <table:table-cell office:value-type="float" office:value="24166" table:style-name="ce14">
            <text:p>24166</text:p>
          </table:table-cell>
          <table:table-cell office:value-type="float" office:value="23714" table:style-name="ce14">
            <text:p>23714</text:p>
          </table:table-cell>
          <table:table-cell office:value-type="float" office:value="18253" table:style-name="ce14">
            <text:p>18253</text:p>
          </table:table-cell>
          <table:table-cell office:value-type="float" office:value="201" table:style-name="ce14">
            <text:p>201</text:p>
          </table:table-cell>
          <table:table-cell office:value-type="float" office:value="39413" table:style-name="ce14">
            <text:p>39413</text:p>
          </table:table-cell>
          <table:table-cell office:value-type="float" office:value="1303" table:style-name="ce14">
            <text:p>1303</text:p>
          </table:table-cell>
          <table:table-cell office:value-type="float" office:value="13999" table:style-name="ce14">
            <text:p>13999</text:p>
          </table:table-cell>
          <table:table-cell office:value-type="float" office:value="922" table:style-name="ce14">
            <text:p>922</text:p>
          </table:table-cell>
          <table:table-cell table:style-name="ce1"/>
          <table:table-cell office:value-type="float" office:value="1.8637301194135865" table:style-name="ce1">
            <text:p>1.863730119</text:p>
          </table:table-cell>
          <table:table-cell office:value-type="float" office:value="3.6808620804816226" table:style-name="ce1">
            <text:p>3.68086208</text:p>
          </table:table-cell>
          <table:table-cell office:value-type="float" office:value="-0.82761741542148515" table:style-name="ce1">
            <text:p>-0.827617415</text:p>
          </table:table-cell>
          <table:table-cell office:value-type="float" office:value="1.0192684955729896" table:style-name="ce1">
            <text:p>1.019268496</text:p>
          </table:table-cell>
          <table:table-cell office:value-type="float" office:value="6.837163240520006" table:style-name="ce1">
            <text:p>6.837163241</text:p>
          </table:table-cell>
          <table:table-cell office:value-type="float" office:value="4.9152132412891927" table:style-name="ce1">
            <text:p>4.915213241</text:p>
          </table:table-cell>
          <table:table-cell office:value-type="float" office:value="1.0210949907258746" table:style-name="ce1">
            <text:p>1.021094991</text:p>
          </table:table-cell>
          <table:table-cell office:value-type="float" office:value="1.9448506860005068" table:style-name="ce1">
            <text:p>1.944850686</text:p>
          </table:table-cell>
          <table:table-cell table:style-name="ce1"/>
          <table:table-cell office:value-type="float" office:value="0.11331113900000001" table:style-name="ce1">
            <text:p>0.113311139</text:p>
          </table:table-cell>
          <table:table-cell office:value-type="float" office:value="0.115268966" table:style-name="ce1">
            <text:p>0.115268966</text:p>
          </table:table-cell>
          <table:table-cell office:value-type="float" office:value="6.5041700000000001E-3" table:style-name="ce1">
            <text:p>0.00650417</text:p>
          </table:table-cell>
          <table:table-cell office:value-type="float" office:value="7.8251599999999994E-3" table:style-name="ce1">
            <text:p>0.00782516</text:p>
          </table:table-cell>
          <table:table-cell office:value-type="float" office:value="0.108984738541616" table:style-name="ce1">
            <text:p>0.108984739</text:p>
          </table:table-cell>
          <table:table-cell office:value-type="float" office:value="0.10300574383099299" table:style-name="ce1">
            <text:p>0.103005744</text:p>
          </table:table-cell>
          <table:table-cell office:value-type="float" office:value="6.5565299652644996E-3" table:style-name="ce1">
            <text:p>0.00655653</text:p>
          </table:table-cell>
          <table:table-cell office:value-type="float" office:value="7.6385756592502801E-3" table:style-name="ce1">
            <text:p>0.007638576</text:p>
          </table:table-cell>
          <table:table-cell office:value-type="float" office:value="3.8929618364811791E-2" table:formula="msoxl:=LN(AT150)-LN(AX150)" table:style-name="ce1">
            <text:p>0.038929618</text:p>
          </table:table-cell>
          <table:table-cell office:value-type="float" office:value="0.11248348030465971" table:formula="msoxl:=LN(AU150)-LN(AY150)" table:style-name="ce1">
            <text:p>0.11248348</text:p>
          </table:table-cell>
          <table:table-cell office:value-type="float" office:value="-8.0179846277115274E-3" table:formula="msoxl:=LN(AV150)-LN(AZ150)" table:style-name="ce1">
            <text:p>-0.008017985</text:p>
          </table:table-cell>
          <table:table-cell office:value-type="float" office:value="2.4133029739004996E-2" table:formula="msoxl:=LN(AW150)-LN(BA150)" table:style-name="ce1">
            <text:p>0.02413303</text:p>
          </table:table-cell>
          <table:table-cell table:number-columns-repeated="4" table:style-name="ce1"/>
          <table:table-cell office:value-type="float" office:value="-8.5859388853438634E-2" table:formula="msoxl:=BB150*ABS($BH$8)/ABS($BH$10)-BC150*ABS($BH$9)/ABS($BH$10)+BD150-BE150*ABS($BH$11)/ABS($BH$10)" table:style-name="ce1">
            <text:p>-0.085859389</text:p>
          </table:table-cell>
          <table:table-cell table:number-columns-repeated="16322"/>
        </table:table-row>
        <table:table-row table:style-name="ro1">
          <table:table-cell office:value-type="float" office:value="198902" table:style-name="ce1">
            <text:p>198902</text:p>
          </table:table-cell>
          <table:table-cell office:value-type="float" office:value="1989" table:style-name="ce1">
            <text:p>198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76.814999999999998" table:style-name="ce1">
            <text:p>76.815</text:p>
          </table:table-cell>
          <table:table-cell office:value-type="float" office:value="247.017" table:style-name="ce13">
            <text:p>247.0</text:p>
          </table:table-cell>
          <table:table-cell office:value-type="float" office:value="19043.330000000002" table:style-name="ce1">
            <text:p>19043.33</text:p>
          </table:table-cell>
          <table:table-cell table:style-name="ce1"/>
          <table:table-cell office:value-type="float" office:value="87.050653594771234" table:style-name="ce13">
            <text:p>87.1</text:p>
          </table:table-cell>
          <table:table-cell office:value-type="float" office:value="-5.9215025486530672" table:formula="msoxl:=LN(I151/I150)*100" table:style-name="ce1">
            <text:p>-5.921502549</text:p>
          </table:table-cell>
          <table:table-cell office:value-type="float" office:value="-4.4902111697646312" table:style-name="ce1">
            <text:p>-4.49021117</text:p>
          </table:table-cell>
          <table:table-cell table:style-name="ce13"/>
          <table:table-cell office:value-type="float" office:value="6.5017176181831378" table:style-name="ce1">
            <text:p>6.501717618</text:p>
          </table:table-cell>
          <table:table-cell office:value-type="float" office:value="6.6681935098354606" table:style-name="ce1">
            <text:p>6.66819351</text:p>
          </table:table-cell>
          <table:table-cell table:style-name="ce1"/>
          <table:table-cell office:value-type="float" office:value="11422.911769131919" table:style-name="ce1">
            <text:p>11422.91177</text:p>
          </table:table-cell>
          <table:table-cell office:value-type="float" office:value="12063.373622993859" table:style-name="ce1">
            <text:p>12063.37362</text:p>
          </table:table-cell>
          <table:table-cell table:style-name="ce1"/>
          <table:table-cell office:value-type="float" office:value="855106" table:style-name="ce14">
            <text:p>855106</text:p>
          </table:table-cell>
          <table:table-cell office:value-type="float" office:value="599080.6686334908" table:style-name="ce14">
            <text:p>599081</text:p>
          </table:table-cell>
          <table:table-cell office:value-type="float" office:value="560350.13117388403" table:style-name="ce14">
            <text:p>560350</text:p>
          </table:table-cell>
          <table:table-cell office:value-type="float" office:value="249456.40114042448" table:style-name="ce14">
            <text:p>249456</text:p>
          </table:table-cell>
          <table:table-cell office:value-type="float" office:value="1116772" table:style-name="ce14">
            <text:p>1116772</text:p>
          </table:table-cell>
          <table:table-cell office:value-type="float" office:value="105947.09486258178" table:style-name="ce14">
            <text:p>105947</text:p>
          </table:table-cell>
          <table:table-cell office:value-type="float" office:value="775461.25361686561" table:style-name="ce14">
            <text:p>775461</text:p>
          </table:table-cell>
          <table:table-cell office:value-type="float" office:value="139399.70802333025" table:style-name="ce14">
            <text:p>139400</text:p>
          </table:table-cell>
          <table:table-cell table:style-name="ce14"/>
          <table:table-cell office:value-type="float" office:value="-6948" table:style-name="ce14">
            <text:p>-6948</text:p>
          </table:table-cell>
          <table:table-cell office:value-type="float" office:value="-1828" table:style-name="ce14">
            <text:p>-1828</text:p>
          </table:table-cell>
          <table:table-cell office:value-type="float" office:value="15743" table:style-name="ce14">
            <text:p>15743</text:p>
          </table:table-cell>
          <table:table-cell office:value-type="float" office:value="4431" table:style-name="ce14">
            <text:p>4431</text:p>
          </table:table-cell>
          <table:table-cell office:value-type="float" office:value="-5696" table:style-name="ce14">
            <text:p>-5696</text:p>
          </table:table-cell>
          <table:table-cell office:value-type="float" office:value="1695" table:style-name="ce14">
            <text:p>1695</text:p>
          </table:table-cell>
          <table:table-cell office:value-type="float" office:value="10362" table:style-name="ce14">
            <text:p>10362</text:p>
          </table:table-cell>
          <table:table-cell office:value-type="float" office:value="4497" table:style-name="ce14">
            <text:p>4497</text:p>
          </table:table-cell>
          <table:table-cell table:style-name="ce1"/>
          <table:table-cell office:value-type="float" office:value="0.60509522982831909" table:style-name="ce1">
            <text:p>0.60509523</text:p>
          </table:table-cell>
          <table:table-cell office:value-type="float" office:value="1.0467585445244505" table:style-name="ce1">
            <text:p>1.046758545</text:p>
          </table:table-cell>
          <table:table-cell office:value-type="float" office:value="3.1299623433499373" table:style-name="ce1">
            <text:p>3.129962343</text:p>
          </table:table-cell>
          <table:table-cell office:value-type="float" office:value="0.98822681475568774" table:style-name="ce1">
            <text:p>0.988226815</text:p>
          </table:table-cell>
          <table:table-cell office:value-type="float" office:value="8.4715418083886416" table:style-name="ce1">
            <text:p>8.471541808</text:p>
          </table:table-cell>
          <table:table-cell office:value-type="float" office:value="6.0901623971698422" table:style-name="ce1">
            <text:p>6.090162397</text:p>
          </table:table-cell>
          <table:table-cell office:value-type="float" office:value="6.9707668452839435" table:style-name="ce1">
            <text:p>6.970766845</text:p>
          </table:table-cell>
          <table:table-cell office:value-type="float" office:value="2.1154211429969649" table:style-name="ce1">
            <text:p>2.115421143</text:p>
          </table:table-cell>
          <table:table-cell table:style-name="ce1"/>
          <table:table-cell office:value-type="float" office:value="0.11381691400000001" table:style-name="ce1">
            <text:p>0.113816914</text:p>
          </table:table-cell>
          <table:table-cell office:value-type="float" office:value="0.120198421" table:style-name="ce1">
            <text:p>0.120198421</text:p>
          </table:table-cell>
          <table:table-cell office:value-type="float" office:value="6.6388100000000002E-3" table:style-name="ce1">
            <text:p>0.00663881</text:p>
          </table:table-cell>
          <table:table-cell office:value-type="float" office:value="7.8413300000000005E-3" table:style-name="ce1">
            <text:p>0.00784133</text:p>
          </table:table-cell>
          <table:table-cell office:value-type="float" office:value="0.10999028530306899" table:style-name="ce1">
            <text:p>0.109990285</text:p>
          </table:table-cell>
          <table:table-cell office:value-type="float" office:value="0.10465625769381499" table:style-name="ce1">
            <text:p>0.104656258</text:p>
          </table:table-cell>
          <table:table-cell office:value-type="float" office:value="6.57112905298047E-3" table:style-name="ce1">
            <text:p>0.006571129</text:p>
          </table:table-cell>
          <table:table-cell office:value-type="float" office:value="7.6715055904012803E-3" table:style-name="ce1">
            <text:p>0.007671506</text:p>
          </table:table-cell>
          <table:table-cell office:value-type="float" office:value="3.4199093356265031E-2" table:formula="msoxl:=LN(AT151)-LN(AX151)" table:style-name="ce1">
            <text:p>0.034199093</text:p>
          </table:table-cell>
          <table:table-cell office:value-type="float" office:value="0.13846264206597736" table:formula="msoxl:=LN(AU151)-LN(AY151)" table:style-name="ce1">
            <text:p>0.138462642</text:p>
          </table:table-cell>
          <table:table-cell office:value-type="float" office:value="1.02470630588547E-2" table:formula="msoxl:=LN(AV151)-LN(AZ151)" table:style-name="ce1">
            <text:p>0.010247063</text:p>
          </table:table-cell>
          <table:table-cell office:value-type="float" office:value="2.1895570705516398E-2" table:formula="msoxl:=LN(AW151)-LN(BA151)" table:style-name="ce1">
            <text:p>0.021895571</text:p>
          </table:table-cell>
          <table:table-cell table:number-columns-repeated="4" table:style-name="ce1"/>
          <table:table-cell office:value-type="float" office:value="-8.8649271822639264E-2" table:formula="msoxl:=BB151*ABS($BH$8)/ABS($BH$10)-BC151*ABS($BH$9)/ABS($BH$10)+BD151-BE151*ABS($BH$11)/ABS($BH$10)" table:style-name="ce1">
            <text:p>-0.088649272</text:p>
          </table:table-cell>
          <table:table-cell table:number-columns-repeated="16322"/>
        </table:table-row>
        <table:table-row table:style-name="ro1">
          <table:table-cell office:value-type="float" office:value="198903" table:style-name="ce1">
            <text:p>198903</text:p>
          </table:table-cell>
          <table:table-cell office:value-type="float" office:value="1989" table:style-name="ce1">
            <text:p>1989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77.304000000000002" table:style-name="ce1">
            <text:p>77.304</text:p>
          </table:table-cell>
          <table:table-cell office:value-type="float" office:value="247.69800000000001" table:style-name="ce13">
            <text:p>247.7</text:p>
          </table:table-cell>
          <table:table-cell office:value-type="float" office:value="19634.77" table:style-name="ce1">
            <text:p>19634.77</text:p>
          </table:table-cell>
          <table:table-cell table:style-name="ce1"/>
          <table:table-cell office:value-type="float" office:value="87.785787847579812" table:style-name="ce13">
            <text:p>87.8</text:p>
          </table:table-cell>
          <table:table-cell office:value-type="float" office:value="0.84094434667367468" table:formula="msoxl:=LN(I152/I151)*100" table:style-name="ce1">
            <text:p>0.840944347</text:p>
          </table:table-cell>
          <table:table-cell office:value-type="float" office:value="3.527279201613283" table:style-name="ce1">
            <text:p>3.527279202</text:p>
          </table:table-cell>
          <table:table-cell table:style-name="ce13"/>
          <table:table-cell office:value-type="float" office:value="6.4979436802893202" table:style-name="ce1">
            <text:p>6.49794368</text:p>
          </table:table-cell>
          <table:table-cell office:value-type="float" office:value="6.6428917545926254" table:style-name="ce1">
            <text:p>6.642891755</text:p>
          </table:table-cell>
          <table:table-cell table:style-name="ce1"/>
          <table:table-cell office:value-type="float" office:value="11825.486293058017" table:style-name="ce1">
            <text:p>11825.48629</text:p>
          </table:table-cell>
          <table:table-cell office:value-type="float" office:value="12355.233544402923" table:style-name="ce1">
            <text:p>12355.23354</text:p>
          </table:table-cell>
          <table:table-cell table:style-name="ce1"/>
          <table:table-cell office:value-type="float" office:value="881231" table:style-name="ce14">
            <text:p>881231</text:p>
          </table:table-cell>
          <table:table-cell office:value-type="float" office:value="632377.52632181812" table:style-name="ce14">
            <text:p>632378</text:p>
          </table:table-cell>
          <table:table-cell office:value-type="float" office:value="611656.92679043149" table:style-name="ce14">
            <text:p>611657</text:p>
          </table:table-cell>
          <table:table-cell office:value-type="float" office:value="279530.3730995006" table:style-name="ce14">
            <text:p>279530</text:p>
          </table:table-cell>
          <table:table-cell office:value-type="float" office:value="1150494" table:style-name="ce14">
            <text:p>1150494</text:p>
          </table:table-cell>
          <table:table-cell office:value-type="float" office:value="108847.75006272706" table:style-name="ce14">
            <text:p>108848</text:p>
          </table:table-cell>
          <table:table-cell office:value-type="float" office:value="854870.46816646273" table:style-name="ce14">
            <text:p>854870</text:p>
          </table:table-cell>
          <table:table-cell office:value-type="float" office:value="165036.3595941879" table:style-name="ce14">
            <text:p>165036</text:p>
          </table:table-cell>
          <table:table-cell table:style-name="ce14"/>
          <table:table-cell office:value-type="float" office:value="26125" table:style-name="ce14">
            <text:p>26125</text:p>
          </table:table-cell>
          <table:table-cell office:value-type="float" office:value="30802" table:style-name="ce14">
            <text:p>30802</text:p>
          </table:table-cell>
          <table:table-cell office:value-type="float" office:value="11819" table:style-name="ce14">
            <text:p>11819</text:p>
          </table:table-cell>
          <table:table-cell office:value-type="float" office:value="5621" table:style-name="ce14">
            <text:p>5621</text:p>
          </table:table-cell>
          <table:table-cell office:value-type="float" office:value="33722" table:style-name="ce14">
            <text:p>33722</text:p>
          </table:table-cell>
          <table:table-cell office:value-type="float" office:value="1583" table:style-name="ce14">
            <text:p>1583</text:p>
          </table:table-cell>
          <table:table-cell office:value-type="float" office:value="11228" table:style-name="ce14">
            <text:p>11228</text:p>
          </table:table-cell>
          <table:table-cell office:value-type="float" office:value="7566" table:style-name="ce14">
            <text:p>7566</text:p>
          </table:table-cell>
          <table:table-cell table:style-name="ce1"/>
          <table:table-cell office:value-type="float" office:value="8.739822131609893" table:style-name="ce1">
            <text:p>8.739822132</text:p>
          </table:table-cell>
          <table:table-cell office:value-type="float" office:value="8.8114027199848994" table:style-name="ce1">
            <text:p>8.81140272</text:p>
          </table:table-cell>
          <table:table-cell office:value-type="float" office:value="3.291576861988609" table:style-name="ce1">
            <text:p>3.291576862</text:p>
          </table:table-cell>
          <table:table-cell office:value-type="float" office:value="2.4965356388844189" table:style-name="ce1">
            <text:p>2.496535639</text:p>
          </table:table-cell>
          <table:table-cell office:value-type="float" office:value="10.173907775174493" table:style-name="ce1">
            <text:p>10.17390778</text:p>
          </table:table-cell>
          <table:table-cell office:value-type="float" office:value="7.3139874613245937" table:style-name="ce1">
            <text:p>7.313987461</text:p>
          </table:table-cell>
          <table:table-cell office:value-type="float" office:value="2.4000353917916248" table:style-name="ce1">
            <text:p>2.400035392</text:p>
          </table:table-cell>
          <table:table-cell office:value-type="float" office:value="1.974900155662439" table:style-name="ce1">
            <text:p>1.974900156</text:p>
          </table:table-cell>
          <table:table-cell table:style-name="ce1"/>
          <table:table-cell office:value-type="float" office:value="0.115323458" table:style-name="ce1">
            <text:p>0.115323458</text:p>
          </table:table-cell>
          <table:table-cell office:value-type="float" office:value="0.120489612" table:style-name="ce1">
            <text:p>0.120489612</text:p>
          </table:table-cell>
          <table:table-cell office:value-type="float" office:value="6.4732100000000001E-3" table:style-name="ce1">
            <text:p>0.00647321</text:p>
          </table:table-cell>
          <table:table-cell office:value-type="float" office:value="7.4828999999999998E-3" table:style-name="ce1">
            <text:p>0.0074829</text:p>
          </table:table-cell>
          <table:table-cell office:value-type="float" office:value="0.11100758098353" table:style-name="ce1">
            <text:p>0.111007581</text:p>
          </table:table-cell>
          <table:table-cell office:value-type="float" office:value="0.106334280819192" table:style-name="ce1">
            <text:p>0.106334281</text:p>
          </table:table-cell>
          <table:table-cell office:value-type="float" office:value="6.5855201426841502E-3" table:style-name="ce1">
            <text:p>0.00658552</text:p>
          </table:table-cell>
          <table:table-cell office:value-type="float" office:value="7.7042608228117303E-3" table:style-name="ce1">
            <text:p>0.007704261</text:p>
          </table:table-cell>
          <table:table-cell office:value-type="float" office:value="3.8142362317081346E-2" table:formula="msoxl:=LN(AT152)-LN(AX152)" table:style-name="ce1">
            <text:p>0.038142362</text:p>
          </table:table-cell>
          <table:table-cell office:value-type="float" office:value="0.12497581714339967" table:formula="msoxl:=LN(AU152)-LN(AY152)" table:style-name="ce1">
            <text:p>0.124975817</text:p>
          </table:table-cell>
          <table:table-cell office:value-type="float" office:value="-1.7201199603475104E-2" table:formula="msoxl:=LN(AV152)-LN(AZ152)" table:style-name="ce1">
            <text:p>-0.0172012</text:p>
          </table:table-cell>
          <table:table-cell office:value-type="float" office:value="-2.9153112043183604E-2" table:formula="msoxl:=LN(AW152)-LN(BA152)" table:style-name="ce1">
            <text:p>-0.029153112</text:p>
          </table:table-cell>
          <table:table-cell table:number-columns-repeated="4" table:style-name="ce1"/>
          <table:table-cell office:value-type="float" office:value="-4.6462500550322146E-2" table:formula="msoxl:=BB152*ABS($BH$8)/ABS($BH$10)-BC152*ABS($BH$9)/ABS($BH$10)+BD152-BE152*ABS($BH$11)/ABS($BH$10)" table:style-name="ce1">
            <text:p>-0.046462501</text:p>
          </table:table-cell>
          <table:table-cell table:number-columns-repeated="16322"/>
        </table:table-row>
        <table:table-row table:style-name="ro1">
          <table:table-cell office:value-type="float" office:value="198904" table:style-name="ce1">
            <text:p>198904</text:p>
          </table:table-cell>
          <table:table-cell office:value-type="float" office:value="1989" table:style-name="ce1">
            <text:p>1989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77.942999999999998" table:style-name="ce1">
            <text:p>77.943</text:p>
          </table:table-cell>
          <table:table-cell office:value-type="float" office:value="248.374" table:style-name="ce13">
            <text:p>248.4</text:p>
          </table:table-cell>
          <table:table-cell office:value-type="float" office:value="19926.3" table:style-name="ce1">
            <text:p>19926.3</text:p>
          </table:table-cell>
          <table:table-cell table:style-name="ce1"/>
          <table:table-cell office:value-type="float" office:value="91.547631833315421" table:style-name="ce13">
            <text:p>91.5</text:p>
          </table:table-cell>
          <table:table-cell office:value-type="float" office:value="4.195978539684071" table:formula="msoxl:=LN(I153/I152)*100" table:style-name="ce1">
            <text:p>4.19597854</text:p>
          </table:table-cell>
          <table:table-cell office:value-type="float" office:value="2.7103856839839353" table:style-name="ce1">
            <text:p>2.710385684</text:p>
          </table:table-cell>
          <table:table-cell table:style-name="ce13"/>
          <table:table-cell office:value-type="float" office:value="6.5002728136298771" table:style-name="ce1">
            <text:p>6.500272814</text:p>
          </table:table-cell>
          <table:table-cell office:value-type="float" office:value="6.6504782767710395" table:style-name="ce1">
            <text:p>6.650478277</text:p>
          </table:table-cell>
          <table:table-cell table:style-name="ce1"/>
          <table:table-cell office:value-type="float" office:value="12385.906664343223" table:style-name="ce1">
            <text:p>12385.90666</text:p>
          </table:table-cell>
          <table:table-cell office:value-type="float" office:value="12722.880785635047" table:style-name="ce1">
            <text:p>12722.88079</text:p>
          </table:table-cell>
          <table:table-cell table:style-name="ce1"/>
          <table:table-cell office:value-type="float" office:value="923217" table:style-name="ce14">
            <text:p>923217</text:p>
          </table:table-cell>
          <table:table-cell office:value-type="float" office:value="663180" table:style-name="ce14">
            <text:p>663180</text:p>
          </table:table-cell>
          <table:table-cell office:value-type="float" office:value="639469.35926444549" table:style-name="ce14">
            <text:p>639469</text:p>
          </table:table-cell>
          <table:table-cell office:value-type="float" office:value="276100" table:style-name="ce14">
            <text:p>276100</text:p>
          </table:table-cell>
          <table:table-cell office:value-type="float" office:value="1203481" table:style-name="ce14">
            <text:p>1203481</text:p>
          </table:table-cell>
          <table:table-cell office:value-type="float" office:value="116949" table:style-name="ce14">
            <text:p>116949</text:p>
          </table:table-cell>
          <table:table-cell office:value-type="float" office:value="893295.48964902107" table:style-name="ce14">
            <text:p>893295</text:p>
          </table:table-cell>
          <table:table-cell office:value-type="float" office:value="197345" table:style-name="ce14">
            <text:p>197345</text:p>
          </table:table-cell>
          <table:table-cell table:style-name="ce14"/>
          <table:table-cell office:value-type="float" office:value="41557" table:style-name="ce14">
            <text:p>41557</text:p>
          </table:table-cell>
          <table:table-cell office:value-type="float" office:value="10075" table:style-name="ce14">
            <text:p>10075</text:p>
          </table:table-cell>
          <table:table-cell office:value-type="float" office:value="22460" table:style-name="ce14">
            <text:p>22460</text:p>
          </table:table-cell>
          <table:table-cell office:value-type="float" office:value="-1264" table:style-name="ce14">
            <text:p>-1264</text:p>
          </table:table-cell>
          <table:table-cell office:value-type="float" office:value="42426" table:style-name="ce14">
            <text:p>42426</text:p>
          </table:table-cell>
          <table:table-cell office:value-type="float" office:value="276" table:style-name="ce14">
            <text:p>276</text:p>
          </table:table-cell>
          <table:table-cell office:value-type="float" office:value="7859" table:style-name="ce14">
            <text:p>7859</text:p>
          </table:table-cell>
          <table:table-cell office:value-type="float" office:value="4228" table:style-name="ce14">
            <text:p>4228</text:p>
          </table:table-cell>
          <table:table-cell table:style-name="ce1"/>
          <table:table-cell office:value-type="float" office:value="4.6496071912137165" table:style-name="ce1">
            <text:p>4.649607191</text:p>
          </table:table-cell>
          <table:table-cell office:value-type="float" office:value="4.1315776480785003" table:style-name="ce1">
            <text:p>4.131577648</text:p>
          </table:table-cell>
          <table:table-cell office:value-type="float" office:value="2.974076583138074" table:style-name="ce1">
            <text:p>2.974076583</text:p>
          </table:table-cell>
          <table:table-cell office:value-type="float" office:value="2.0425770936957215" table:style-name="ce1">
            <text:p>2.042577094</text:p>
          </table:table-cell>
          <table:table-cell office:value-type="float" office:value="2.0425473823987512" table:style-name="ce1">
            <text:p>2.042547382</text:p>
          </table:table-cell>
          <table:table-cell office:value-type="float" office:value="1.4683803189644711" table:style-name="ce1">
            <text:p>1.468380319</text:p>
          </table:table-cell>
          <table:table-cell office:value-type="float" office:value="3.5667996214403739" table:style-name="ce1">
            <text:p>3.566799621</text:p>
          </table:table-cell>
          <table:table-cell office:value-type="float" office:value="1.8591270488826726" table:style-name="ce1">
            <text:p>1.859127049</text:p>
          </table:table-cell>
          <table:table-cell table:style-name="ce1"/>
          <table:table-cell office:value-type="float" office:value="0.12033290100000001" table:style-name="ce1">
            <text:p>0.120332901</text:p>
          </table:table-cell>
          <table:table-cell office:value-type="float" office:value="0.123606709" table:style-name="ce1">
            <text:p>0.123606709</text:p>
          </table:table-cell>
          <table:table-cell office:value-type="float" office:value="6.4638200000000003E-3" table:style-name="ce1">
            <text:p>0.00646382</text:p>
          </table:table-cell>
          <table:table-cell office:value-type="float" office:value="7.5114300000000004E-3" table:style-name="ce1">
            <text:p>0.00751143</text:p>
          </table:table-cell>
          <table:table-cell office:value-type="float" office:value="0.11203669790523101" table:style-name="ce1">
            <text:p>0.112036698</text:p>
          </table:table-cell>
          <table:table-cell office:value-type="float" office:value="0.108040210571424" table:style-name="ce1">
            <text:p>0.108040211</text:p>
          </table:table-cell>
          <table:table-cell office:value-type="float" office:value="6.5997036319486498E-3" table:style-name="ce1">
            <text:p>0.006599704</text:p>
          </table:table-cell>
          <table:table-cell office:value-type="float" office:value="7.7368476550148798E-3" table:style-name="ce1">
            <text:p>0.007736848</text:p>
          </table:table-cell>
          <table:table-cell office:value-type="float" office:value="7.1435599366076019E-2" table:formula="msoxl:=LN(AT153)-LN(AX153)" table:style-name="ce1">
            <text:p>0.071435599</text:p>
          </table:table-cell>
          <table:table-cell office:value-type="float" office:value="0.13460134554969683" table:formula="msoxl:=LN(AU153)-LN(AY153)" table:style-name="ce1">
            <text:p>0.134601346</text:p>
          </table:table-cell>
          <table:table-cell office:value-type="float" office:value="-2.0804269477531001E-2" table:formula="msoxl:=LN(AV153)-LN(AZ153)" table:style-name="ce1">
            <text:p>-0.020804269</text:p>
          </table:table-cell>
          <table:table-cell office:value-type="float" office:value="-2.9568464494100333E-2" table:formula="msoxl:=LN(AW153)-LN(BA153)" table:style-name="ce1">
            <text:p>-0.029568464</text:p>
          </table:table-cell>
          <table:table-cell table:number-columns-repeated="4" table:style-name="ce1"/>
          <table:table-cell office:value-type="float" office:value="-2.8515229438167672E-2" table:formula="msoxl:=BB153*ABS($BH$8)/ABS($BH$10)-BC153*ABS($BH$9)/ABS($BH$10)+BD153-BE153*ABS($BH$11)/ABS($BH$10)" table:style-name="ce1">
            <text:p>-0.028515229</text:p>
          </table:table-cell>
          <table:table-cell table:number-columns-repeated="16322"/>
        </table:table-row>
        <table:table-row table:style-name="ro1">
          <table:table-cell office:value-type="float" office:value="199001" table:style-name="ce1">
            <text:p>199001</text:p>
          </table:table-cell>
          <table:table-cell office:value-type="float" office:value="1990" table:style-name="ce1">
            <text:p>199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79.096000000000004" table:style-name="ce1">
            <text:p>79.096</text:p>
          </table:table-cell>
          <table:table-cell office:value-type="float" office:value="248.93600000000001" table:style-name="ce13">
            <text:p>248.9</text:p>
          </table:table-cell>
          <table:table-cell office:value-type="float" office:value="19938.14" table:style-name="ce1">
            <text:p>19938.14</text:p>
          </table:table-cell>
          <table:table-cell table:style-name="ce1"/>
          <table:table-cell office:value-type="float" office:value="90.382780192980604" table:style-name="ce13">
            <text:p>90.4</text:p>
          </table:table-cell>
          <table:table-cell office:value-type="float" office:value="-1.2805638655354807" table:formula="msoxl:=LN(I154/I153)*100" table:style-name="ce1">
            <text:p>-1.280563866</text:p>
          </table:table-cell>
          <table:table-cell office:value-type="float" office:value="-0.23611150321551844" table:style-name="ce1">
            <text:p>-0.236111503</text:p>
          </table:table-cell>
          <table:table-cell table:style-name="ce13"/>
          <table:table-cell office:value-type="float" office:value="6.5258877531495747" table:style-name="ce1">
            <text:p>6.525887753</text:p>
          </table:table-cell>
          <table:table-cell office:value-type="float" office:value="6.6702650635058918" table:style-name="ce1">
            <text:p>6.670265064</text:p>
          </table:table-cell>
          <table:table-cell table:style-name="ce1"/>
          <table:table-cell office:value-type="float" office:value="12079.679453524104" table:style-name="ce1">
            <text:p>12079.67945</text:p>
          </table:table-cell>
          <table:table-cell office:value-type="float" office:value="12626.008513787205" table:style-name="ce1">
            <text:p>12626.00851</text:p>
          </table:table-cell>
          <table:table-cell table:style-name="ce1"/>
          <table:table-cell office:value-type="float" office:value="892023" table:style-name="ce14">
            <text:p>892023</text:p>
          </table:table-cell>
          <table:table-cell office:value-type="float" office:value="636794.74698879675" table:style-name="ce14">
            <text:p>636795</text:p>
          </table:table-cell>
          <table:table-cell office:value-type="float" office:value="637598.22514570865" table:style-name="ce14">
            <text:p>637598</text:p>
          </table:table-cell>
          <table:table-cell office:value-type="float" office:value="262172.13695529144" table:style-name="ce14">
            <text:p>262172</text:p>
          </table:table-cell>
          <table:table-cell office:value-type="float" office:value="1146642" table:style-name="ce14">
            <text:p>1146642</text:p>
          </table:table-cell>
          <table:table-cell office:value-type="float" office:value="119896.27511118056" table:style-name="ce14">
            <text:p>119896</text:p>
          </table:table-cell>
          <table:table-cell office:value-type="float" office:value="857846.75425089372" table:style-name="ce14">
            <text:p>857847</text:p>
          </table:table-cell>
          <table:table-cell office:value-type="float" office:value="175924.7517485476" table:style-name="ce14">
            <text:p>175925</text:p>
          </table:table-cell>
          <table:table-cell table:style-name="ce14"/>
          <table:table-cell office:value-type="float" office:value="-31194" table:style-name="ce14">
            <text:p>-31194</text:p>
          </table:table-cell>
          <table:table-cell office:value-type="float" office:value="-3992" table:style-name="ce14">
            <text:p>-3992</text:p>
          </table:table-cell>
          <table:table-cell office:value-type="float" office:value="15638" table:style-name="ce14">
            <text:p>15638</text:p>
          </table:table-cell>
          <table:table-cell office:value-type="float" office:value="-3412" table:style-name="ce14">
            <text:p>-3412</text:p>
          </table:table-cell>
          <table:table-cell office:value-type="float" office:value="-56839" table:style-name="ce14">
            <text:p>-56839</text:p>
          </table:table-cell>
          <table:table-cell office:value-type="float" office:value="8558" table:style-name="ce14">
            <text:p>8558</text:p>
          </table:table-cell>
          <table:table-cell office:value-type="float" office:value="11768" table:style-name="ce14">
            <text:p>11768</text:p>
          </table:table-cell>
          <table:table-cell office:value-type="float" office:value="22" table:style-name="ce14">
            <text:p>22</text:p>
          </table:table-cell>
          <table:table-cell table:style-name="ce1"/>
          <table:table-cell office:value-type="float" office:value="-4.4775903269392492" table:style-name="ce1">
            <text:p>-4.477590327</text:p>
          </table:table-cell>
          <table:table-cell office:value-type="float" office:value="-4.6310468201613748" table:style-name="ce1">
            <text:p>-4.63104682</text:p>
          </table:table-cell>
          <table:table-cell office:value-type="float" office:value="-3.3452758666878522" table:style-name="ce1">
            <text:p>-3.345275867</text:p>
          </table:table-cell>
          <table:table-cell office:value-type="float" office:value="1.1611542431133905" table:style-name="ce1">
            <text:p>1.161154243</text:p>
          </table:table-cell>
          <table:table-cell office:value-type="float" office:value="-3.0545427765242001" table:style-name="ce1">
            <text:p>-3.054542777</text:p>
          </table:table-cell>
          <table:table-cell office:value-type="float" office:value="-2.1959003424516927" table:style-name="ce1">
            <text:p>-2.195900342</text:p>
          </table:table-cell>
          <table:table-cell office:value-type="float" office:value="-1.6243691421887112" table:style-name="ce1">
            <text:p>-1.624369142</text:p>
          </table:table-cell>
          <table:table-cell office:value-type="float" office:value="1.8405534967653367" table:style-name="ce1">
            <text:p>1.840553497</text:p>
          </table:table-cell>
          <table:table-cell table:style-name="ce1"/>
          <table:table-cell office:value-type="float" office:value="0.119292461" table:style-name="ce1">
            <text:p>0.119292461</text:p>
          </table:table-cell>
          <table:table-cell office:value-type="float" office:value="0.124687715" table:style-name="ce1">
            <text:p>0.124687715</text:p>
          </table:table-cell>
          <table:table-cell office:value-type="float" office:value="6.7408499999999996E-3" table:style-name="ce1">
            <text:p>0.00674085</text:p>
          </table:table-cell>
          <table:table-cell office:value-type="float" office:value="7.7878399999999999E-3" table:style-name="ce1">
            <text:p>0.00778784</text:p>
          </table:table-cell>
          <table:table-cell office:value-type="float" office:value="0.11307770937144" table:style-name="ce1">
            <text:p>0.113077709</text:p>
          </table:table-cell>
          <table:table-cell office:value-type="float" office:value="0.109774453516128" table:style-name="ce1">
            <text:p>0.109774454</text:p>
          </table:table-cell>
          <table:table-cell office:value-type="float" office:value="6.6136799067855303E-3" table:style-name="ce1">
            <text:p>0.00661368</text:p>
          </table:table-cell>
          <table:table-cell office:value-type="float" office:value="7.7692724617983502E-3" table:style-name="ce1">
            <text:p>0.007769272</text:p>
          </table:table-cell>
          <table:table-cell office:value-type="float" office:value="5.3502857565514983E-2" table:formula="msoxl:=LN(AT154)-LN(AX154)" table:style-name="ce1">
            <text:p>0.053502858</text:p>
          </table:table-cell>
          <table:table-cell office:value-type="float" office:value="0.12738449317600153" table:formula="msoxl:=LN(AU154)-LN(AY154)" table:style-name="ce1">
            <text:p>0.127384493</text:p>
          </table:table-cell>
          <table:table-cell office:value-type="float" office:value="1.9045812656895755E-2" table:formula="msoxl:=LN(AV154)-LN(AZ154)" table:style-name="ce1">
            <text:p>0.019045813</text:p>
          </table:table-cell>
          <table:table-cell office:value-type="float" office:value="2.3870171361810577E-3" table:formula="msoxl:=LN(AW154)-LN(BA154)" table:style-name="ce1">
            <text:p>0.002387017</text:p>
          </table:table-cell>
          <table:table-cell table:number-columns-repeated="4" table:style-name="ce1"/>
          <table:table-cell office:value-type="float" office:value="-3.3657870156150391E-2" table:formula="msoxl:=BB154*ABS($BH$8)/ABS($BH$10)-BC154*ABS($BH$9)/ABS($BH$10)+BD154-BE154*ABS($BH$11)/ABS($BH$10)" table:style-name="ce1">
            <text:p>-0.03365787</text:p>
          </table:table-cell>
          <table:table-cell table:number-columns-repeated="16322"/>
        </table:table-row>
        <table:table-row table:style-name="ro1">
          <table:table-cell office:value-type="float" office:value="199002" table:style-name="ce1">
            <text:p>199002</text:p>
          </table:table-cell>
          <table:table-cell office:value-type="float" office:value="1990" table:style-name="ce1">
            <text:p>199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79.947000000000003" table:style-name="ce1">
            <text:p>79.947</text:p>
          </table:table-cell>
          <table:table-cell office:value-type="float" office:value="249.71100000000001" table:style-name="ce13">
            <text:p>249.7</text:p>
          </table:table-cell>
          <table:table-cell office:value-type="float" office:value="20179.98" table:style-name="ce1">
            <text:p>20179.98</text:p>
          </table:table-cell>
          <table:table-cell table:style-name="ce1"/>
          <table:table-cell office:value-type="float" office:value="91.655913978494624" table:style-name="ce13">
            <text:p>91.7</text:p>
          </table:table-cell>
          <table:table-cell office:value-type="float" office:value="1.3987735402537358" table:formula="msoxl:=LN(I155/I154)*100" table:style-name="ce1">
            <text:p>1.39877354</text:p>
          </table:table-cell>
          <table:table-cell office:value-type="float" office:value="2.9853066007936171" table:style-name="ce1">
            <text:p>2.985306601</text:p>
          </table:table-cell>
          <table:table-cell table:style-name="ce13"/>
          <table:table-cell office:value-type="float" office:value="6.5281312149493615" table:style-name="ce1">
            <text:p>6.528131215</text:p>
          </table:table-cell>
          <table:table-cell office:value-type="float" office:value="6.6501560600366956" table:style-name="ce1">
            <text:p>6.65015606</text:p>
          </table:table-cell>
          <table:table-cell table:style-name="ce1"/>
          <table:table-cell office:value-type="float" office:value="12069.746763234782" table:style-name="ce1">
            <text:p>12069.74676</text:p>
          </table:table-cell>
          <table:table-cell office:value-type="float" office:value="12548.878681835586" table:style-name="ce1">
            <text:p>12548.87868</text:p>
          </table:table-cell>
          <table:table-cell table:style-name="ce1"/>
          <table:table-cell office:value-type="float" office:value="911687" table:style-name="ce14">
            <text:p>911687</text:p>
          </table:table-cell>
          <table:table-cell office:value-type="float" office:value="651601.76857163303" table:style-name="ce14">
            <text:p>651602</text:p>
          </table:table-cell>
          <table:table-cell office:value-type="float" office:value="676620.87616615696" table:style-name="ce14">
            <text:p>676621</text:p>
          </table:table-cell>
          <table:table-cell office:value-type="float" office:value="272279.98656449205" table:style-name="ce14">
            <text:p>272280</text:p>
          </table:table-cell>
          <table:table-cell office:value-type="float" office:value="1168198" table:style-name="ce14">
            <text:p>1168198</text:p>
          </table:table-cell>
          <table:table-cell office:value-type="float" office:value="126307.88993110199" table:style-name="ce14">
            <text:p>126308</text:p>
          </table:table-cell>
          <table:table-cell office:value-type="float" office:value="913719.58930879203" table:style-name="ce14">
            <text:p>913720</text:p>
          </table:table-cell>
          <table:table-cell office:value-type="float" office:value="198763.95523238572" table:style-name="ce14">
            <text:p>198764</text:p>
          </table:table-cell>
          <table:table-cell table:style-name="ce14"/>
          <table:table-cell office:value-type="float" office:value="19664" table:style-name="ce14">
            <text:p>19664</text:p>
          </table:table-cell>
          <table:table-cell office:value-type="float" office:value="11614" table:style-name="ce14">
            <text:p>11614</text:p>
          </table:table-cell>
          <table:table-cell office:value-type="float" office:value="14644" table:style-name="ce14">
            <text:p>14644</text:p>
          </table:table-cell>
          <table:table-cell office:value-type="float" office:value="-3836" table:style-name="ce14">
            <text:p>-3836</text:p>
          </table:table-cell>
          <table:table-cell office:value-type="float" office:value="21556" table:style-name="ce14">
            <text:p>21556</text:p>
          </table:table-cell>
          <table:table-cell office:value-type="float" office:value="4907" table:style-name="ce14">
            <text:p>4907</text:p>
          </table:table-cell>
          <table:table-cell office:value-type="float" office:value="6573" table:style-name="ce14">
            <text:p>6573</text:p>
          </table:table-cell>
          <table:table-cell office:value-type="float" office:value="6130" table:style-name="ce14">
            <text:p>6130</text:p>
          </table:table-cell>
          <table:table-cell table:style-name="ce1"/>
          <table:table-cell office:value-type="float" office:value="5.7254420079614539" table:style-name="ce1">
            <text:p>5.725442008</text:p>
          </table:table-cell>
          <table:table-cell office:value-type="float" office:value="5.5268261494553386" table:style-name="ce1">
            <text:p>5.526826149</text:p>
          </table:table-cell>
          <table:table-cell office:value-type="float" office:value="3.4040632641601296" table:style-name="ce1">
            <text:p>3.404063264</text:p>
          </table:table-cell>
          <table:table-cell office:value-type="float" office:value="2.3039225111767445" table:style-name="ce1">
            <text:p>2.303922511</text:p>
          </table:table-cell>
          <table:table-cell office:value-type="float" office:value="6.0993644411789347" table:style-name="ce1">
            <text:p>6.099364441</text:p>
          </table:table-cell>
          <table:table-cell office:value-type="float" office:value="4.3848122108681773" table:style-name="ce1">
            <text:p>4.384812211</text:p>
          </table:table-cell>
          <table:table-cell office:value-type="float" office:value="2.5178151062381362" table:style-name="ce1">
            <text:p>2.517815106</text:p>
          </table:table-cell>
          <table:table-cell office:value-type="float" office:value="1.893915309981165" table:style-name="ce1">
            <text:p>1.89391531</text:p>
          </table:table-cell>
          <table:table-cell table:style-name="ce1"/>
          <table:table-cell office:value-type="float" office:value="0.11940355900000001" table:style-name="ce1">
            <text:p>0.119403559</text:p>
          </table:table-cell>
          <table:table-cell office:value-type="float" office:value="0.124143514" table:style-name="ce1">
            <text:p>0.124143514</text:p>
          </table:table-cell>
          <table:table-cell office:value-type="float" office:value="6.7678499999999997E-3" table:style-name="ce1">
            <text:p>0.00676785</text:p>
          </table:table-cell>
          <table:table-cell office:value-type="float" office:value="7.6461899999999998E-3" table:style-name="ce1">
            <text:p>0.00764619</text:p>
          </table:table-cell>
          <table:table-cell office:value-type="float" office:value="0.114130691279686" table:style-name="ce1">
            <text:p>0.114130691</text:p>
          </table:table-cell>
          <table:table-cell office:value-type="float" office:value="0.111537426274958" table:style-name="ce1">
            <text:p>0.111537426</text:p>
          </table:table-cell>
          <table:table-cell office:value-type="float" office:value="6.6274493308566803E-3" table:style-name="ce1">
            <text:p>0.006627449</text:p>
          </table:table-cell>
          <table:table-cell office:value-type="float" office:value="7.8015416893487798E-3" table:style-name="ce1">
            <text:p>0.007801542</text:p>
          </table:table-cell>
          <table:table-cell office:value-type="float" office:value="4.5164801387443276E-2" table:formula="msoxl:=LN(AT155)-LN(AX155)" table:style-name="ce1">
            <text:p>0.045164801</text:p>
          </table:table-cell>
          <table:table-cell office:value-type="float" office:value="0.10707807109810341" table:formula="msoxl:=LN(AU155)-LN(AY155)" table:style-name="ce1">
            <text:p>0.107078071</text:p>
          </table:table-cell>
          <table:table-cell office:value-type="float" office:value="2.0963445073493681E-2" table:formula="msoxl:=LN(AV155)-LN(AZ155)" table:style-name="ce1">
            <text:p>0.020963445</text:p>
          </table:table-cell>
          <table:table-cell office:value-type="float" office:value="-2.0113882085446733E-2" table:formula="msoxl:=LN(AW155)-LN(BA155)" table:style-name="ce1">
            <text:p>-0.020113882</text:p>
          </table:table-cell>
          <table:table-cell table:number-columns-repeated="4" table:style-name="ce1"/>
          <table:table-cell office:value-type="float" office:value="1.1595156610920976E-3" table:formula="msoxl:=BB155*ABS($BH$8)/ABS($BH$10)-BC155*ABS($BH$9)/ABS($BH$10)+BD155-BE155*ABS($BH$11)/ABS($BH$10)" table:style-name="ce1">
            <text:p>0.001159516</text:p>
          </table:table-cell>
          <table:table-cell table:number-columns-repeated="16322"/>
        </table:table-row>
        <table:table-row table:style-name="ro1">
          <table:table-cell office:value-type="float" office:value="199003" table:style-name="ce1">
            <text:p>199003</text:p>
          </table:table-cell>
          <table:table-cell office:value-type="float" office:value="1990" table:style-name="ce1">
            <text:p>199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80.95" table:style-name="ce1">
            <text:p>80.95</text:p>
          </table:table-cell>
          <table:table-cell office:value-type="float" office:value="250.595" table:style-name="ce13">
            <text:p>250.6</text:p>
          </table:table-cell>
          <table:table-cell office:value-type="float" office:value="19778.759999999998" table:style-name="ce1">
            <text:p>19778.76</text:p>
          </table:table-cell>
          <table:table-cell table:style-name="ce1"/>
          <table:table-cell office:value-type="float" office:value="97.954493219949427" table:style-name="ce13">
            <text:p>98.0</text:p>
          </table:table-cell>
          <table:table-cell office:value-type="float" office:value="6.6461515860721843" table:formula="msoxl:=LN(I156/I155)*100" table:style-name="ce1">
            <text:p>6.646151586</text:p>
          </table:table-cell>
          <table:table-cell office:value-type="float" office:value="5.7243705768029773" table:style-name="ce1">
            <text:p>5.724370577</text:p>
          </table:table-cell>
          <table:table-cell table:style-name="ce13"/>
          <table:table-cell office:value-type="float" office:value="6.5295497555381194" table:style-name="ce1">
            <text:p>6.529549756</text:p>
          </table:table-cell>
          <table:table-cell office:value-type="float" office:value="6.6614833622185472" table:style-name="ce1">
            <text:p>6.661483362</text:p>
          </table:table-cell>
          <table:table-cell table:style-name="ce1"/>
          <table:table-cell office:value-type="float" office:value="11425.316798581534" table:style-name="ce1">
            <text:p>11425.3168</text:p>
          </table:table-cell>
          <table:table-cell office:value-type="float" office:value="11960.750430494198" table:style-name="ce1">
            <text:p>11960.75043</text:p>
          </table:table-cell>
          <table:table-cell table:style-name="ce1"/>
          <table:table-cell office:value-type="float" office:value="956731" table:style-name="ce14">
            <text:p>956731</text:p>
          </table:table-cell>
          <table:table-cell office:value-type="float" office:value="652238.49536289438" table:style-name="ce14">
            <text:p>652238</text:p>
          </table:table-cell>
          <table:table-cell office:value-type="float" office:value="615168.33531374636" table:style-name="ce14">
            <text:p>615168</text:p>
          </table:table-cell>
          <table:table-cell office:value-type="float" office:value="230108.96304134632" table:style-name="ce14">
            <text:p>230109</text:p>
          </table:table-cell>
          <table:table-cell office:value-type="float" office:value="1192973" table:style-name="ce14">
            <text:p>1192973</text:p>
          </table:table-cell>
          <table:table-cell office:value-type="float" office:value="126120.54912804361" table:style-name="ce14">
            <text:p>126121</text:p>
          </table:table-cell>
          <table:table-cell office:value-type="float" office:value="836506.11819590162" table:style-name="ce14">
            <text:p>836506</text:p>
          </table:table-cell>
          <table:table-cell office:value-type="float" office:value="166609.85218832185" table:style-name="ce14">
            <text:p>166610</text:p>
          </table:table-cell>
          <table:table-cell table:style-name="ce14"/>
          <table:table-cell office:value-type="float" office:value="45044" table:style-name="ce14">
            <text:p>45044</text:p>
          </table:table-cell>
          <table:table-cell office:value-type="float" office:value="12521" table:style-name="ce14">
            <text:p>12521</text:p>
          </table:table-cell>
          <table:table-cell office:value-type="float" office:value="9156" table:style-name="ce14">
            <text:p>9156</text:p>
          </table:table-cell>
          <table:table-cell office:value-type="float" office:value="-2647" table:style-name="ce14">
            <text:p>-2647</text:p>
          </table:table-cell>
          <table:table-cell office:value-type="float" office:value="24775" table:style-name="ce14">
            <text:p>24775</text:p>
          </table:table-cell>
          <table:table-cell office:value-type="float" office:value="490" table:style-name="ce14">
            <text:p>490</text:p>
          </table:table-cell>
          <table:table-cell office:value-type="float" office:value="19295" table:style-name="ce14">
            <text:p>19295</text:p>
          </table:table-cell>
          <table:table-cell office:value-type="float" office:value="547" table:style-name="ce14">
            <text:p>547</text:p>
          </table:table-cell>
          <table:table-cell table:style-name="ce1"/>
          <table:table-cell office:value-type="float" office:value="-13.131487813447526" table:style-name="ce1">
            <text:p>-13.13148781</text:p>
          </table:table-cell>
          <table:table-cell office:value-type="float" office:value="-10.919680081137423" table:style-name="ce1">
            <text:p>-10.91968008</text:p>
          </table:table-cell>
          <table:table-cell office:value-type="float" office:value="1.8282704144588486" table:style-name="ce1">
            <text:p>1.828270414</text:p>
          </table:table-cell>
          <table:table-cell office:value-type="float" office:value="3.192270073894115" table:style-name="ce1">
            <text:p>3.192270074</text:p>
          </table:table-cell>
          <table:table-cell office:value-type="float" office:value="-14.782939214617292" table:style-name="ce1">
            <text:p>-14.78293921</text:p>
          </table:table-cell>
          <table:table-cell office:value-type="float" office:value="-10.62740438055328" table:style-name="ce1">
            <text:p>-10.62740438</text:p>
          </table:table-cell>
          <table:table-cell office:value-type="float" office:value="0.13290866830433853" table:style-name="ce1">
            <text:p>0.132908668</text:p>
          </table:table-cell>
          <table:table-cell office:value-type="float" office:value="1.8637682816074042" table:style-name="ce1">
            <text:p>1.863768282</text:p>
          </table:table-cell>
          <table:table-cell table:style-name="ce1"/>
          <table:table-cell office:value-type="float" office:value="0.117181336" table:style-name="ce1">
            <text:p>0.117181336</text:p>
          </table:table-cell>
          <table:table-cell office:value-type="float" office:value="0.122672897" table:style-name="ce1">
            <text:p>0.122672897</text:p>
          </table:table-cell>
          <table:table-cell office:value-type="float" office:value="7.0264799999999999E-3" table:style-name="ce1">
            <text:p>0.00702648</text:p>
          </table:table-cell>
          <table:table-cell office:value-type="float" office:value="8.0174400000000007E-3" table:style-name="ce1">
            <text:p>0.00801744</text:p>
          </table:table-cell>
          <table:table-cell office:value-type="float" office:value="0.115195721366622" table:style-name="ce1">
            <text:p>0.115195721</text:p>
          </table:table-cell>
          <table:table-cell office:value-type="float" office:value="0.11332955564731" table:style-name="ce1">
            <text:p>0.113329556</text:p>
          </table:table-cell>
          <table:table-cell office:value-type="float" office:value="6.6410123548191202E-3" table:style-name="ce1">
            <text:p>0.006641012</text:p>
          </table:table-cell>
          <table:table-cell office:value-type="float" office:value="7.8336619560930802E-3" table:style-name="ce1">
            <text:p>0.007833662</text:p>
          </table:table-cell>
          <table:table-cell office:value-type="float" office:value="1.7090008657352218E-2" table:formula="msoxl:=LN(AT156)-LN(AX156)" table:style-name="ce1">
            <text:p>0.017090009</text:p>
          </table:table-cell>
          <table:table-cell office:value-type="float" office:value="7.9221443109062761E-2" table:formula="msoxl:=LN(AU156)-LN(AY156)" table:style-name="ce1">
            <text:p>0.079221443</text:p>
          </table:table-cell>
          <table:table-cell office:value-type="float" office:value="5.6421454245090708E-2" table:formula="msoxl:=LN(AV156)-LN(AZ156)" table:style-name="ce1">
            <text:p>0.056421454</text:p>
          </table:table-cell>
          <table:table-cell office:value-type="float" office:value="2.3189085483890537E-2" table:formula="msoxl:=LN(AW156)-LN(BA156)" table:style-name="ce1">
            <text:p>0.023189085</text:p>
          </table:table-cell>
          <table:table-cell table:number-columns-repeated="4" table:style-name="ce1"/>
          <table:table-cell office:value-type="float" office:value="-1.399816795041104E-2" table:formula="msoxl:=BB156*ABS($BH$8)/ABS($BH$10)-BC156*ABS($BH$9)/ABS($BH$10)+BD156-BE156*ABS($BH$11)/ABS($BH$10)" table:style-name="ce1">
            <text:p>-0.013998168</text:p>
          </table:table-cell>
          <table:table-cell table:number-columns-repeated="16322"/>
        </table:table-row>
        <table:table-row table:style-name="ro1">
          <table:table-cell office:value-type="float" office:value="199004" table:style-name="ce1">
            <text:p>199004</text:p>
          </table:table-cell>
          <table:table-cell office:value-type="float" office:value="1990" table:style-name="ce1">
            <text:p>1990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81.998000000000005" table:style-name="ce1">
            <text:p>81.998</text:p>
          </table:table-cell>
          <table:table-cell office:value-type="float" office:value="251.482" table:style-name="ce13">
            <text:p>251.5</text:p>
          </table:table-cell>
          <table:table-cell office:value-type="float" office:value="20272.169999999998" table:style-name="ce1">
            <text:p>20272.17</text:p>
          </table:table-cell>
          <table:table-cell table:style-name="ce1"/>
          <table:table-cell office:value-type="float" office:value="100.17628393465742" table:style-name="ce13">
            <text:p>100.2</text:p>
          </table:table-cell>
          <table:table-cell office:value-type="float" office:value="2.2428457431068125" table:formula="msoxl:=LN(I157/I156)*100" table:style-name="ce1">
            <text:p>2.242845743</text:p>
          </table:table-cell>
          <table:table-cell office:value-type="float" office:value="1.4843120166008941" table:style-name="ce1">
            <text:p>1.484312017</text:p>
          </table:table-cell>
          <table:table-cell table:style-name="ce13"/>
          <table:table-cell office:value-type="float" office:value="6.5376747372118267" table:style-name="ce1">
            <text:p>6.537674737</text:p>
          </table:table-cell>
          <table:table-cell office:value-type="float" office:value="6.667535190944486" table:style-name="ce1">
            <text:p>6.667535191</text:p>
          </table:table-cell>
          <table:table-cell table:style-name="ce1"/>
          <table:table-cell office:value-type="float" office:value="11856.457053007889" table:style-name="ce1">
            <text:p>11856.45705</text:p>
          </table:table-cell>
          <table:table-cell office:value-type="float" office:value="12384.153982830027" table:style-name="ce1">
            <text:p>12384.15398</text:p>
          </table:table-cell>
          <table:table-cell table:style-name="ce1"/>
          <table:table-cell office:value-type="float" office:value="989709" table:style-name="ce14">
            <text:p>989709</text:p>
          </table:table-cell>
          <table:table-cell office:value-type="float" office:value="685480" table:style-name="ce14">
            <text:p>685480</text:p>
          </table:table-cell>
          <table:table-cell office:value-type="float" office:value="659150.99793001148" table:style-name="ce14">
            <text:p>659151</text:p>
          </table:table-cell>
          <table:table-cell office:value-type="float" office:value="243789" table:style-name="ce14">
            <text:p>243789</text:p>
          </table:table-cell>
          <table:table-cell office:value-type="float" office:value="1220010" table:style-name="ce14">
            <text:p>1220010</text:p>
          </table:table-cell>
          <table:table-cell office:value-type="float" office:value="144717" table:style-name="ce14">
            <text:p>144717</text:p>
          </table:table-cell>
          <table:table-cell office:value-type="float" office:value="869487.5030250625" table:style-name="ce14">
            <text:p>869488</text:p>
          </table:table-cell>
          <table:table-cell office:value-type="float" office:value="197596" table:style-name="ce14">
            <text:p>197596</text:p>
          </table:table-cell>
          <table:table-cell table:style-name="ce14"/>
          <table:table-cell office:value-type="float" office:value="31847" table:style-name="ce14">
            <text:p>31847</text:p>
          </table:table-cell>
          <table:table-cell office:value-type="float" office:value="23525" table:style-name="ce14">
            <text:p>23525</text:p>
          </table:table-cell>
          <table:table-cell office:value-type="float" office:value="9057" table:style-name="ce14">
            <text:p>9057</text:p>
          </table:table-cell>
          <table:table-cell office:value-type="float" office:value="-6058" table:style-name="ce14">
            <text:p>-6058</text:p>
          </table:table-cell>
          <table:table-cell office:value-type="float" office:value="25794" table:style-name="ce14">
            <text:p>25794</text:p>
          </table:table-cell>
          <table:table-cell office:value-type="float" office:value="7406" table:style-name="ce14">
            <text:p>7406</text:p>
          </table:table-cell>
          <table:table-cell office:value-type="float" office:value="-453" table:style-name="ce14">
            <text:p>-453</text:p>
          </table:table-cell>
          <table:table-cell office:value-type="float" office:value="705" table:style-name="ce14">
            <text:p>705</text:p>
          </table:table-cell>
          <table:table-cell table:style-name="ce1"/>
          <table:table-cell office:value-type="float" office:value="3.9038148618096034" table:style-name="ce1">
            <text:p>3.903814862</text:p>
          </table:table-cell>
          <table:table-cell office:value-type="float" office:value="3.0453595066960082" table:style-name="ce1">
            <text:p>3.045359507</text:p>
          </table:table-cell>
          <table:table-cell office:value-type="float" office:value="6.692854609445563" table:style-name="ce1">
            <text:p>6.692854609</text:p>
          </table:table-cell>
          <table:table-cell office:value-type="float" office:value="2.3072098600064583" table:style-name="ce1">
            <text:p>2.30720986</text:p>
          </table:table-cell>
          <table:table-cell office:value-type="float" office:value="8.5859714836097005" table:style-name="ce1">
            <text:p>8.585971484</text:p>
          </table:table-cell>
          <table:table-cell office:value-type="float" office:value="6.1724254988476943" table:style-name="ce1">
            <text:p>6.172425499</text:p>
          </table:table-cell>
          <table:table-cell office:value-type="float" office:value="5.6931958873342303" table:style-name="ce1">
            <text:p>5.693195887</text:p>
          </table:table-cell>
          <table:table-cell office:value-type="float" office:value="1.7800939751582998" table:style-name="ce1">
            <text:p>1.780093975</text:p>
          </table:table-cell>
          <table:table-cell table:style-name="ce1"/>
          <table:table-cell office:value-type="float" office:value="0.120604874" table:style-name="ce1">
            <text:p>0.120604874</text:p>
          </table:table-cell>
          <table:table-cell office:value-type="float" office:value="0.12597265099999999" table:style-name="ce1">
            <text:p>0.125972651</text:p>
          </table:table-cell>
          <table:table-cell office:value-type="float" office:value="7.0256399999999997E-3" table:style-name="ce1">
            <text:p>0.00702564</text:p>
          </table:table-cell>
          <table:table-cell office:value-type="float" office:value="7.9998799999999991E-3" table:style-name="ce1">
            <text:p>0.00799988</text:p>
          </table:table-cell>
          <table:table-cell office:value-type="float" office:value="0.11627287887375699" table:style-name="ce1">
            <text:p>0.116272879</text:p>
          </table:table-cell>
          <table:table-cell office:value-type="float" office:value="0.11515127809275" table:style-name="ce1">
            <text:p>0.115151278</text:p>
          </table:table-cell>
          <table:table-cell office:value-type="float" office:value="6.6543695218480503E-3" table:style-name="ce1">
            <text:p>0.00665437</text:p>
          </table:table-cell>
          <table:table-cell office:value-type="float" office:value="7.8656399776933904E-3" table:style-name="ce1">
            <text:p>0.00786564</text:p>
          </table:table-cell>
          <table:table-cell office:value-type="float" office:value="3.6579865450539373E-2" table:formula="msoxl:=LN(AT157)-LN(AX157)" table:style-name="ce1">
            <text:p>0.036579865</text:p>
          </table:table-cell>
          <table:table-cell office:value-type="float" office:value="8.9818102258302002E-2" table:formula="msoxl:=LN(AU157)-LN(AY157)" table:style-name="ce1">
            <text:p>0.089818102</text:p>
          </table:table-cell>
          <table:table-cell office:value-type="float" office:value="5.4292604427258695E-2" table:formula="msoxl:=LN(AV157)-LN(AZ157)" table:style-name="ce1">
            <text:p>0.054292604</text:p>
          </table:table-cell>
          <table:table-cell office:value-type="float" office:value="1.6922638031384274E-2" table:formula="msoxl:=LN(AW157)-LN(BA157)" table:style-name="ce1">
            <text:p>0.016922638</text:p>
          </table:table-cell>
          <table:table-cell table:number-columns-repeated="4" table:style-name="ce1"/>
          <table:table-cell office:value-type="float" office:value="-6.0796261166922924E-4" table:formula="msoxl:=BB157*ABS($BH$8)/ABS($BH$10)-BC157*ABS($BH$9)/ABS($BH$10)+BD157-BE157*ABS($BH$11)/ABS($BH$10)" table:style-name="ce1">
            <text:p>-0.000607963</text:p>
          </table:table-cell>
          <table:table-cell table:number-columns-repeated="16322"/>
        </table:table-row>
        <table:table-row table:style-name="ro1">
          <table:table-cell office:value-type="float" office:value="199101" table:style-name="ce1">
            <text:p>199101</text:p>
          </table:table-cell>
          <table:table-cell office:value-type="float" office:value="1991" table:style-name="ce1">
            <text:p>199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82.614000000000004" table:style-name="ce1">
            <text:p>82.614</text:p>
          </table:table-cell>
          <table:table-cell office:value-type="float" office:value="252.25800000000001" table:style-name="ce13">
            <text:p>252.3</text:p>
          </table:table-cell>
          <table:table-cell office:value-type="float" office:value="20978.5" table:style-name="ce1">
            <text:p>20978.5</text:p>
          </table:table-cell>
          <table:table-cell table:style-name="ce1"/>
          <table:table-cell office:value-type="float" office:value="96.676874220256309" table:style-name="ce13">
            <text:p>96.7</text:p>
          </table:table-cell>
          <table:table-cell office:value-type="float" office:value="-3.5557249237469848" table:formula="msoxl:=LN(I158/I157)*100" table:style-name="ce1">
            <text:p>-3.555724924</text:p>
          </table:table-cell>
          <table:table-cell office:value-type="float" office:value="-7.578082022647779" table:style-name="ce1">
            <text:p>-7.578082023</text:p>
          </table:table-cell>
          <table:table-cell table:style-name="ce13"/>
          <table:table-cell office:value-type="float" office:value="6.5356737194055343" table:style-name="ce1">
            <text:p>6.535673719</text:p>
          </table:table-cell>
          <table:table-cell office:value-type="float" office:value="6.6054088608808703" table:style-name="ce1">
            <text:p>6.605408861</text:p>
          </table:table-cell>
          <table:table-cell table:style-name="ce1"/>
          <table:table-cell office:value-type="float" office:value="12039.52890576147" table:style-name="ce1">
            <text:p>12039.52891</text:p>
          </table:table-cell>
          <table:table-cell office:value-type="float" office:value="12993.176184423226" table:style-name="ce1">
            <text:p>12993.17618</text:p>
          </table:table-cell>
          <table:table-cell table:style-name="ce1"/>
          <table:table-cell office:value-type="float" office:value="983326" table:style-name="ce14">
            <text:p>983326</text:p>
          </table:table-cell>
          <table:table-cell office:value-type="float" office:value="692743.20950904512" table:style-name="ce14">
            <text:p>692743</text:p>
          </table:table-cell>
          <table:table-cell office:value-type="float" office:value="727572.41131630039" table:style-name="ce14">
            <text:p>727572</text:p>
          </table:table-cell>
          <table:table-cell office:value-type="float" office:value="279446.8066743383" table:style-name="ce14">
            <text:p>279447</text:p>
          </table:table-cell>
          <table:table-cell office:value-type="float" office:value="1206232" table:style-name="ce14">
            <text:p>1206232</text:p>
          </table:table-cell>
          <table:table-cell office:value-type="float" office:value="145649.274149656" table:style-name="ce14">
            <text:p>145649</text:p>
          </table:table-cell>
          <table:table-cell office:value-type="float" office:value="909323.68175179046" table:style-name="ce14">
            <text:p>909324</text:p>
          </table:table-cell>
          <table:table-cell office:value-type="float" office:value="217475.97426424347" table:style-name="ce14">
            <text:p>217476</text:p>
          </table:table-cell>
          <table:table-cell table:style-name="ce14"/>
          <table:table-cell office:value-type="float" office:value="-6383" table:style-name="ce14">
            <text:p>-6383</text:p>
          </table:table-cell>
          <table:table-cell office:value-type="float" office:value="8218" table:style-name="ce14">
            <text:p>8218</text:p>
          </table:table-cell>
          <table:table-cell office:value-type="float" office:value="3847" table:style-name="ce14">
            <text:p>3847</text:p>
          </table:table-cell>
          <table:table-cell office:value-type="float" office:value="2436" table:style-name="ce14">
            <text:p>2436</text:p>
          </table:table-cell>
          <table:table-cell office:value-type="float" office:value="-13778" table:style-name="ce14">
            <text:p>-13778</text:p>
          </table:table-cell>
          <table:table-cell office:value-type="float" office:value="3129" table:style-name="ce14">
            <text:p>3129</text:p>
          </table:table-cell>
          <table:table-cell office:value-type="float" office:value="15497" table:style-name="ce14">
            <text:p>15497</text:p>
          </table:table-cell>
          <table:table-cell office:value-type="float" office:value="6831" table:style-name="ce14">
            <text:p>6831</text:p>
          </table:table-cell>
          <table:table-cell table:style-name="ce1"/>
          <table:table-cell office:value-type="float" office:value="3.6754228222651042" table:style-name="ce1">
            <text:p>3.675422822</text:p>
          </table:table-cell>
          <table:table-cell office:value-type="float" office:value="5.1086103618317402" table:style-name="ce1">
            <text:p>5.108610362</text:p>
          </table:table-cell>
          <table:table-cell office:value-type="float" office:value="8.444023041772733E-2" table:style-name="ce1">
            <text:p>0.08444023</text:p>
          </table:table-cell>
          <table:table-cell office:value-type="float" office:value="0.4365667711044412" table:style-name="ce1">
            <text:p>0.436566771</text:p>
          </table:table-cell>
          <table:table-cell office:value-type="float" office:value="13.56155220731743" table:style-name="ce1">
            <text:p>13.56155221</text:p>
          </table:table-cell>
          <table:table-cell office:value-type="float" office:value="9.749353443369241" table:style-name="ce1">
            <text:p>9.749353443</text:p>
          </table:table-cell>
          <table:table-cell office:value-type="float" office:value="1.7291581718789979" table:style-name="ce1">
            <text:p>1.729158172</text:p>
          </table:table-cell>
          <table:table-cell office:value-type="float" office:value="1.6470342278378136" table:style-name="ce1">
            <text:p>1.647034228</text:p>
          </table:table-cell>
          <table:table-cell table:style-name="ce1"/>
          <table:table-cell office:value-type="float" office:value="0.119600683" table:style-name="ce1">
            <text:p>0.119600683</text:p>
          </table:table-cell>
          <table:table-cell office:value-type="float" office:value="0.12907421499999999" table:style-name="ce1">
            <text:p>0.129074215</text:p>
          </table:table-cell>
          <table:table-cell office:value-type="float" office:value="6.8474900000000003E-3" table:style-name="ce1">
            <text:p>0.00684749</text:p>
          </table:table-cell>
          <table:table-cell office:value-type="float" office:value="7.3420400000000002E-3" table:style-name="ce1">
            <text:p>0.00734204</text:p>
          </table:table-cell>
          <table:table-cell office:value-type="float" office:value="0.117362243228345" table:style-name="ce1">
            <text:p>0.117362243</text:p>
          </table:table-cell>
          <table:table-cell office:value-type="float" office:value="0.11700303877238701" table:style-name="ce1">
            <text:p>0.117003039</text:p>
          </table:table-cell>
          <table:table-cell office:value-type="float" office:value="6.6675215663725401E-3" table:style-name="ce1">
            <text:p>0.006667522</text:p>
          </table:table-cell>
          <table:table-cell office:value-type="float" office:value="7.8974827068317901E-3" table:style-name="ce1">
            <text:p>0.007897483</text:p>
          </table:table-cell>
          <table:table-cell office:value-type="float" office:value="1.889330447122628E-2" table:formula="msoxl:=LN(AT158)-LN(AX158)" table:style-name="ce1">
            <text:p>0.018893304</text:p>
          </table:table-cell>
          <table:table-cell office:value-type="float" office:value="9.8187642137750775E-2" table:formula="msoxl:=LN(AU158)-LN(AY158)" table:style-name="ce1">
            <text:p>0.098187642</text:p>
          </table:table-cell>
          <table:table-cell office:value-type="float" office:value="2.6633950146663921E-2" table:formula="msoxl:=LN(AV158)-LN(AZ158)" table:style-name="ce1">
            <text:p>0.02663395</text:p>
          </table:table-cell>
          <table:table-cell office:value-type="float" office:value="-7.2927330823543635E-2" table:formula="msoxl:=LN(AW158)-LN(BA158)" table:style-name="ce1">
            <text:p>-0.072927331</text:p>
          </table:table-cell>
          <table:table-cell table:number-columns-repeated="4" table:style-name="ce1"/>
          <table:table-cell office:value-type="float" office:value="4.9260147249951702E-2" table:formula="msoxl:=BB158*ABS($BH$8)/ABS($BH$10)-BC158*ABS($BH$9)/ABS($BH$10)+BD158-BE158*ABS($BH$11)/ABS($BH$10)" table:style-name="ce1">
            <text:p>0.049260147</text:p>
          </table:table-cell>
          <table:table-cell table:number-columns-repeated="16322"/>
        </table:table-row>
        <table:table-row table:style-name="ro1">
          <table:table-cell office:value-type="float" office:value="199102" table:style-name="ce1">
            <text:p>199102</text:p>
          </table:table-cell>
          <table:table-cell office:value-type="float" office:value="1991" table:style-name="ce1">
            <text:p>199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3.072000000000003" table:style-name="ce1">
            <text:p>83.072</text:p>
          </table:table-cell>
          <table:table-cell office:value-type="float" office:value="253.06299999999999" table:style-name="ce13">
            <text:p>253.1</text:p>
          </table:table-cell>
          <table:table-cell office:value-type="float" office:value="20968.509999999998" table:style-name="ce1">
            <text:p>20968.51</text:p>
          </table:table-cell>
          <table:table-cell table:style-name="ce1"/>
          <table:table-cell office:value-type="float" office:value="92.371044646727356" table:style-name="ce13">
            <text:p>92.4</text:p>
          </table:table-cell>
          <table:table-cell office:value-type="float" office:value="-4.5560664206617059" table:formula="msoxl:=LN(I159/I158)*100" table:style-name="ce1">
            <text:p>-4.556066421</text:p>
          </table:table-cell>
          <table:table-cell office:value-type="float" office:value="-3.4765816515982206" table:style-name="ce1">
            <text:p>-3.476581652</text:p>
          </table:table-cell>
          <table:table-cell table:style-name="ce13"/>
          <table:table-cell office:value-type="float" office:value="6.5572981959047665" table:style-name="ce1">
            <text:p>6.557298196</text:p>
          </table:table-cell>
          <table:table-cell office:value-type="float" office:value="6.597505448073897" table:style-name="ce1">
            <text:p>6.597505448</text:p>
          </table:table-cell>
          <table:table-cell table:style-name="ce1"/>
          <table:table-cell office:value-type="float" office:value="11770.951935079236" table:style-name="ce1">
            <text:p>11770.95194</text:p>
          </table:table-cell>
          <table:table-cell office:value-type="float" office:value="12844.686529841829" table:style-name="ce1">
            <text:p>12844.68653</text:p>
          </table:table-cell>
          <table:table-cell table:style-name="ce1"/>
          <table:table-cell office:value-type="float" office:value="957941" table:style-name="ce14">
            <text:p>957941</text:p>
          </table:table-cell>
          <table:table-cell office:value-type="float" office:value="704530.78963291564" table:style-name="ce14">
            <text:p>704531</text:p>
          </table:table-cell>
          <table:table-cell office:value-type="float" office:value="735887.85100699624" table:style-name="ce14">
            <text:p>735888</text:p>
          </table:table-cell>
          <table:table-cell office:value-type="float" office:value="283905.10315347638" table:style-name="ce14">
            <text:p>283905</text:p>
          </table:table-cell>
          <table:table-cell office:value-type="float" office:value="1192322" table:style-name="ce14">
            <text:p>1192322</text:p>
          </table:table-cell>
          <table:table-cell office:value-type="float" office:value="146388.63052043502" table:style-name="ce14">
            <text:p>146389</text:p>
          </table:table-cell>
          <table:table-cell office:value-type="float" office:value="880106.37751656328" table:style-name="ce14">
            <text:p>880106</text:p>
          </table:table-cell>
          <table:table-cell office:value-type="float" office:value="219986.42242184962" table:style-name="ce14">
            <text:p>219986</text:p>
          </table:table-cell>
          <table:table-cell table:style-name="ce14"/>
          <table:table-cell office:value-type="float" office:value="-25385" table:style-name="ce14">
            <text:p>-25385</text:p>
          </table:table-cell>
          <table:table-cell office:value-type="float" office:value="17202" table:style-name="ce14">
            <text:p>17202</text:p>
          </table:table-cell>
          <table:table-cell office:value-type="float" office:value="13975" table:style-name="ce14">
            <text:p>13975</text:p>
          </table:table-cell>
          <table:table-cell office:value-type="float" office:value="7482" table:style-name="ce14">
            <text:p>7482</text:p>
          </table:table-cell>
          <table:table-cell office:value-type="float" office:value="-13910" table:style-name="ce14">
            <text:p>-13910</text:p>
          </table:table-cell>
          <table:table-cell office:value-type="float" office:value="2751" table:style-name="ce14">
            <text:p>2751</text:p>
          </table:table-cell>
          <table:table-cell office:value-type="float" office:value="2904" table:style-name="ce14">
            <text:p>2904</text:p>
          </table:table-cell>
          <table:table-cell office:value-type="float" office:value="9270" table:style-name="ce14">
            <text:p>9270</text:p>
          </table:table-cell>
          <table:table-cell table:style-name="ce1"/>
          <table:table-cell office:value-type="float" office:value="-2.6503943649340771" table:style-name="ce1">
            <text:p>-2.650394365</text:p>
          </table:table-cell>
          <table:table-cell office:value-type="float" office:value="-2.2063040259768369" table:style-name="ce1">
            <text:p>-2.206304026</text:p>
          </table:table-cell>
          <table:table-cell office:value-type="float" office:value="0.41789511628209663" table:style-name="ce1">
            <text:p>0.417895116</text:p>
          </table:table-cell>
          <table:table-cell office:value-type="float" office:value="1.3100369266683145" table:style-name="ce1">
            <text:p>1.310036927</text:p>
          </table:table-cell>
          <table:table-cell office:value-type="float" office:value="-0.22946179306253339" table:style-name="ce1">
            <text:p>-0.229461793</text:p>
          </table:table-cell>
          <table:table-cell office:value-type="float" office:value="-0.16495929729259251" table:style-name="ce1">
            <text:p>-0.164959297</text:p>
          </table:table-cell>
          <table:table-cell office:value-type="float" office:value="1.0324111576935868" table:style-name="ce1">
            <text:p>1.032411158</text:p>
          </table:table-cell>
          <table:table-cell office:value-type="float" office:value="1.4354872716871692" table:style-name="ce1">
            <text:p>1.435487272</text:p>
          </table:table-cell>
          <table:table-cell table:style-name="ce1"/>
          <table:table-cell office:value-type="float" office:value="0.11801231600000001" table:style-name="ce1">
            <text:p>0.118012316</text:p>
          </table:table-cell>
          <table:table-cell office:value-type="float" office:value="0.12877728299999999" table:style-name="ce1">
            <text:p>0.128777283</text:p>
          </table:table-cell>
          <table:table-cell office:value-type="float" office:value="7.0617800000000001E-3" table:style-name="ce1">
            <text:p>0.00706178</text:p>
          </table:table-cell>
          <table:table-cell office:value-type="float" office:value="7.3515000000000004E-3" table:style-name="ce1">
            <text:p>0.0073515</text:p>
          </table:table-cell>
          <table:table-cell office:value-type="float" office:value="0.118463894997183" table:style-name="ce1">
            <text:p>0.118463895</text:p>
          </table:table-cell>
          <table:table-cell office:value-type="float" office:value="0.118885292381865" table:style-name="ce1">
            <text:p>0.118885292</text:p>
          </table:table-cell>
          <table:table-cell office:value-type="float" office:value="6.6804694093028499E-3" table:style-name="ce1">
            <text:p>0.006680469</text:p>
          </table:table-cell>
          <table:table-cell office:value-type="float" office:value="7.9291973127262397E-3" table:style-name="ce1">
            <text:p>0.007929197</text:p>
          </table:table-cell>
          <table:table-cell office:value-type="float" office:value="-3.8192386810909085E-3" table:formula="msoxl:=LN(AT159)-LN(AX159)" table:style-name="ce1">
            <text:p>-0.003819239</text:p>
          </table:table-cell>
          <table:table-cell office:value-type="float" office:value="7.9925325222385268E-2" table:formula="msoxl:=LN(AU159)-LN(AY159)" table:style-name="ce1">
            <text:p>0.079925325</text:p>
          </table:table-cell>
          <table:table-cell office:value-type="float" office:value="5.5508888439572246E-2" table:formula="msoxl:=LN(AV159)-LN(AZ159)" table:style-name="ce1">
            <text:p>0.055508888</text:p>
          </table:table-cell>
          <table:table-cell office:value-type="float" office:value="-7.564743488972514E-2" table:formula="msoxl:=LN(AW159)-LN(BA159)" table:style-name="ce1">
            <text:p>-0.075647435</text:p>
          </table:table-cell>
          <table:table-cell table:number-columns-repeated="4" table:style-name="ce1"/>
          <table:table-cell office:value-type="float" office:value="7.5513613813962543E-2" table:formula="msoxl:=BB159*ABS($BH$8)/ABS($BH$10)-BC159*ABS($BH$9)/ABS($BH$10)+BD159-BE159*ABS($BH$11)/ABS($BH$10)" table:style-name="ce1">
            <text:p>0.075513614</text:p>
          </table:table-cell>
          <table:table-cell table:number-columns-repeated="16322"/>
        </table:table-row>
        <table:table-row table:style-name="ro1">
          <table:table-cell office:value-type="float" office:value="199103" table:style-name="ce1">
            <text:p>199103</text:p>
          </table:table-cell>
          <table:table-cell office:value-type="float" office:value="1991" table:style-name="ce1">
            <text:p>199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83.66" table:style-name="ce1">
            <text:p>83.66</text:p>
          </table:table-cell>
          <table:table-cell office:value-type="float" office:value="253.965" table:style-name="ce13">
            <text:p>254.0</text:p>
          </table:table-cell>
          <table:table-cell office:value-type="float" office:value="21287.57" table:style-name="ce1">
            <text:p>21287.57</text:p>
          </table:table-cell>
          <table:table-cell table:style-name="ce1"/>
          <table:table-cell office:value-type="float" office:value="95.624859771146504" table:style-name="ce13">
            <text:p>95.6</text:p>
          </table:table-cell>
          <table:table-cell office:value-type="float" office:value="3.4619265787143028" table:formula="msoxl:=LN(I160/I159)*100" table:style-name="ce1">
            <text:p>3.461926579</text:p>
          </table:table-cell>
          <table:table-cell office:value-type="float" office:value="5.8082164259494409" table:style-name="ce1">
            <text:p>5.808216426</text:p>
          </table:table-cell>
          <table:table-cell table:style-name="ce13"/>
          <table:table-cell office:value-type="float" office:value="6.5639273022841813" table:style-name="ce1">
            <text:p>6.563927302</text:p>
          </table:table-cell>
          <table:table-cell office:value-type="float" office:value="6.6009052101612333" table:style-name="ce1">
            <text:p>6.60090521</text:p>
          </table:table-cell>
          <table:table-cell table:style-name="ce1"/>
          <table:table-cell office:value-type="float" office:value="12010.88166759969" table:style-name="ce1">
            <text:p>12010.88167</text:p>
          </table:table-cell>
          <table:table-cell office:value-type="float" office:value="13039.737660617184" table:style-name="ce1">
            <text:p>13039.73766</text:p>
          </table:table-cell>
          <table:table-cell table:style-name="ce1"/>
          <table:table-cell office:value-type="float" office:value="977228" table:style-name="ce14">
            <text:p>977228</text:p>
          </table:table-cell>
          <table:table-cell office:value-type="float" office:value="739066.40148050326" table:style-name="ce14">
            <text:p>739066</text:p>
          </table:table-cell>
          <table:table-cell office:value-type="float" office:value="758892.94179981132" table:style-name="ce14">
            <text:p>758893</text:p>
          </table:table-cell>
          <table:table-cell office:value-type="float" office:value="298637.14998681797" table:style-name="ce14">
            <text:p>298637</text:p>
          </table:table-cell>
          <table:table-cell office:value-type="float" office:value="1186292" table:style-name="ce14">
            <text:p>1186292</text:p>
          </table:table-cell>
          <table:table-cell office:value-type="float" office:value="157065.77738824906" table:style-name="ce14">
            <text:p>157066</text:p>
          </table:table-cell>
          <table:table-cell office:value-type="float" office:value="942107.98131467449" table:style-name="ce14">
            <text:p>942108</text:p>
          </table:table-cell>
          <table:table-cell office:value-type="float" office:value="249310.66586189787" table:style-name="ce14">
            <text:p>249311</text:p>
          </table:table-cell>
          <table:table-cell table:style-name="ce14"/>
          <table:table-cell office:value-type="float" office:value="19287" table:style-name="ce14">
            <text:p>19287</text:p>
          </table:table-cell>
          <table:table-cell office:value-type="float" office:value="13346" table:style-name="ce14">
            <text:p>13346</text:p>
          </table:table-cell>
          <table:table-cell office:value-type="float" office:value="-798" table:style-name="ce14">
            <text:p>-798</text:p>
          </table:table-cell>
          <table:table-cell office:value-type="float" office:value="1958" table:style-name="ce14">
            <text:p>1958</text:p>
          </table:table-cell>
          <table:table-cell office:value-type="float" office:value="-6030" table:style-name="ce14">
            <text:p>-6030</text:p>
          </table:table-cell>
          <table:table-cell office:value-type="float" office:value="3911" table:style-name="ce14">
            <text:p>3911</text:p>
          </table:table-cell>
          <table:table-cell office:value-type="float" office:value="11016" table:style-name="ce14">
            <text:p>11016</text:p>
          </table:table-cell>
          <table:table-cell office:value-type="float" office:value="8639" table:style-name="ce14">
            <text:p>8639</text:p>
          </table:table-cell>
          <table:table-cell table:style-name="ce1"/>
          <table:table-cell office:value-type="float" office:value="6.3280528948653103" table:style-name="ce1">
            <text:p>6.328052895</text:p>
          </table:table-cell>
          <table:table-cell office:value-type="float" office:value="6.1088120947485249" table:style-name="ce1">
            <text:p>6.108812095</text:p>
          </table:table-cell>
          <table:table-cell office:value-type="float" office:value="6.532698986323954" table:style-name="ce1">
            <text:p>6.532698986</text:p>
          </table:table-cell>
          <table:table-cell office:value-type="float" office:value="2.3353959654770677" table:style-name="ce1">
            <text:p>2.335395965</text:p>
          </table:table-cell>
          <table:table-cell office:value-type="float" office:value="5.209403639569933" table:style-name="ce1">
            <text:p>5.20940364</text:p>
          </table:table-cell>
          <table:table-cell office:value-type="float" office:value="3.7450224380611421" table:style-name="ce1">
            <text:p>3.745022438</text:p>
          </table:table-cell>
          <table:table-cell office:value-type="float" office:value="4.7593547995814056" table:style-name="ce1">
            <text:p>4.7593548</text:p>
          </table:table-cell>
          <table:table-cell office:value-type="float" office:value="1.3622046321017443" table:style-name="ce1">
            <text:p>1.362204632</text:p>
          </table:table-cell>
          <table:table-cell table:style-name="ce1"/>
          <table:table-cell office:value-type="float" office:value="0.119878287" table:style-name="ce1">
            <text:p>0.119878287</text:p>
          </table:table-cell>
          <table:table-cell office:value-type="float" office:value="0.13014709999999999" table:style-name="ce1">
            <text:p>0.1301471</text:p>
          </table:table-cell>
          <table:table-cell office:value-type="float" office:value="7.0768999999999997E-3" table:style-name="ce1">
            <text:p>0.0070769</text:p>
          </table:table-cell>
          <table:table-cell office:value-type="float" office:value="7.3434900000000003E-3" table:style-name="ce1">
            <text:p>0.00734349</text:p>
          </table:table-cell>
          <table:table-cell office:value-type="float" office:value="0.119577915042704" table:style-name="ce1">
            <text:p>0.119577915</text:p>
          </table:table-cell>
          <table:table-cell office:value-type="float" office:value="0.1207985039361" table:style-name="ce1">
            <text:p>0.120798504</text:p>
          </table:table-cell>
          <table:table-cell office:value-type="float" office:value="6.6932140819146403E-3" table:style-name="ce1">
            <text:p>0.006693214</text:p>
          </table:table-cell>
          <table:table-cell office:value-type="float" office:value="7.9607908829413005E-3" table:style-name="ce1">
            <text:p>0.007960791</text:p>
          </table:table-cell>
          <table:table-cell office:value-type="float" office:value="2.5087854252996422E-3" table:formula="msoxl:=LN(AT160)-LN(AX160)" table:style-name="ce1">
            <text:p>0.002508785</text:p>
          </table:table-cell>
          <table:table-cell office:value-type="float" office:value="7.4541448420908374E-2" table:formula="msoxl:=LN(AU160)-LN(AY160)" table:style-name="ce1">
            <text:p>0.074541448</text:p>
          </table:table-cell>
          <table:table-cell office:value-type="float" office:value="5.5741769162933608E-2" table:formula="msoxl:=LN(AV160)-LN(AZ160)" table:style-name="ce1">
            <text:p>0.055741769</text:p>
          </table:table-cell>
          <table:table-cell office:value-type="float" office:value="-8.0714145611758603E-2" table:formula="msoxl:=LN(AW160)-LN(BA160)" table:style-name="ce1">
            <text:p>-0.080714146</text:p>
          </table:table-cell>
          <table:table-cell table:number-columns-repeated="4" table:style-name="ce1"/>
          <table:table-cell office:value-type="float" office:value="9.0742376462487395E-2" table:formula="msoxl:=BB160*ABS($BH$8)/ABS($BH$10)-BC160*ABS($BH$9)/ABS($BH$10)+BD160-BE160*ABS($BH$11)/ABS($BH$10)" table:style-name="ce1">
            <text:p>0.090742376</text:p>
          </table:table-cell>
          <table:table-cell table:number-columns-repeated="16322"/>
        </table:table-row>
        <table:table-row table:style-name="ro1">
          <table:table-cell office:value-type="float" office:value="199104" table:style-name="ce1">
            <text:p>199104</text:p>
          </table:table-cell>
          <table:table-cell office:value-type="float" office:value="1991" table:style-name="ce1">
            <text:p>1991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84.328000000000003" table:style-name="ce1">
            <text:p>84.328</text:p>
          </table:table-cell>
          <table:table-cell office:value-type="float" office:value="254.83500000000001" table:style-name="ce13">
            <text:p>254.8</text:p>
          </table:table-cell>
          <table:table-cell office:value-type="float" office:value="21856.86" table:style-name="ce1">
            <text:p>21856.86</text:p>
          </table:table-cell>
          <table:table-cell table:style-name="ce1"/>
          <table:table-cell office:value-type="float" office:value="99.684247456437831" table:style-name="ce13">
            <text:p>99.7</text:p>
          </table:table-cell>
          <table:table-cell office:value-type="float" office:value="4.1574839350545769" table:formula="msoxl:=LN(I161/I160)*100" table:style-name="ce1">
            <text:p>4.157483935</text:p>
          </table:table-cell>
          <table:table-cell office:value-type="float" office:value="4.6215913399130697" table:style-name="ce1">
            <text:p>4.62159134</text:p>
          </table:table-cell>
          <table:table-cell table:style-name="ce13"/>
          <table:table-cell office:value-type="float" office:value="6.5774656504799429" table:style-name="ce1">
            <text:p>6.57746565</text:p>
          </table:table-cell>
          <table:table-cell office:value-type="float" office:value="6.6115182644475272" table:style-name="ce1">
            <text:p>6.611518264</text:p>
          </table:table-cell>
          <table:table-cell table:style-name="ce1"/>
          <table:table-cell office:value-type="float" office:value="12146.654520745455" table:style-name="ce1">
            <text:p>12146.65452</text:p>
          </table:table-cell>
          <table:table-cell office:value-type="float" office:value="13212.513741900546" table:style-name="ce1">
            <text:p>13212.51374</text:p>
          </table:table-cell>
          <table:table-cell table:style-name="ce1"/>
          <table:table-cell office:value-type="float" office:value="1004480" table:style-name="ce14">
            <text:p>1004480</text:p>
          </table:table-cell>
          <table:table-cell office:value-type="float" office:value="758880" table:style-name="ce14">
            <text:p>758880</text:p>
          </table:table-cell>
          <table:table-cell office:value-type="float" office:value="806154.98499175801" table:style-name="ce14">
            <text:p>806155</text:p>
          </table:table-cell>
          <table:table-cell office:value-type="float" office:value="298957" table:style-name="ce14">
            <text:p>298957</text:p>
          </table:table-cell>
          <table:table-cell office:value-type="float" office:value="1187342" table:style-name="ce14">
            <text:p>1187342</text:p>
          </table:table-cell>
          <table:table-cell office:value-type="float" office:value="176774" table:style-name="ce14">
            <text:p>176774</text:p>
          </table:table-cell>
          <table:table-cell office:value-type="float" office:value="966897.76009882591" table:style-name="ce14">
            <text:p>966898</text:p>
          </table:table-cell>
          <table:table-cell office:value-type="float" office:value="278976" table:style-name="ce14">
            <text:p>278976</text:p>
          </table:table-cell>
          <table:table-cell table:style-name="ce14"/>
          <table:table-cell office:value-type="float" office:value="28643" table:style-name="ce14">
            <text:p>28643</text:p>
          </table:table-cell>
          <table:table-cell office:value-type="float" office:value="22294" table:style-name="ce14">
            <text:p>22294</text:p>
          </table:table-cell>
          <table:table-cell office:value-type="float" office:value="6147" table:style-name="ce14">
            <text:p>6147</text:p>
          </table:table-cell>
          <table:table-cell office:value-type="float" office:value="-1460" table:style-name="ce14">
            <text:p>-1460</text:p>
          </table:table-cell>
          <table:table-cell office:value-type="float" office:value="14545" table:style-name="ce14">
            <text:p>14545</text:p>
          </table:table-cell>
          <table:table-cell office:value-type="float" office:value="5226" table:style-name="ce14">
            <text:p>5226</text:p>
          </table:table-cell>
          <table:table-cell office:value-type="float" office:value="8472" table:style-name="ce14">
            <text:p>8472</text:p>
          </table:table-cell>
          <table:table-cell office:value-type="float" office:value="5916" table:style-name="ce14">
            <text:p>5916</text:p>
          </table:table-cell>
          <table:table-cell table:style-name="ce1"/>
          <table:table-cell office:value-type="float" office:value="1.5024563434610143" table:style-name="ce1">
            <text:p>1.502456343</text:p>
          </table:table-cell>
          <table:table-cell office:value-type="float" office:value="1.9130393142491067" table:style-name="ce1">
            <text:p>1.913039314</text:p>
          </table:table-cell>
          <table:table-cell office:value-type="float" office:value="5.93837079919488" table:style-name="ce1">
            <text:p>5.938370799</text:p>
          </table:table-cell>
          <table:table-cell office:value-type="float" office:value="2.4281880820797208" table:style-name="ce1">
            <text:p>2.428188082</text:p>
          </table:table-cell>
          <table:table-cell office:value-type="float" office:value="8.0512969365625011" table:style-name="ce1">
            <text:p>8.051296937</text:p>
          </table:table-cell>
          <table:table-cell office:value-type="float" office:value="5.7880497978476395" table:style-name="ce1">
            <text:p>5.788049798</text:p>
          </table:table-cell>
          <table:table-cell office:value-type="float" office:value="4.3886506367108602" table:style-name="ce1">
            <text:p>4.388650637</text:p>
          </table:table-cell>
          <table:table-cell office:value-type="float" office:value="1.2792071643599763" table:style-name="ce1">
            <text:p>1.279207164</text:p>
          </table:table-cell>
          <table:table-cell table:style-name="ce1"/>
          <table:table-cell office:value-type="float" office:value="0.119426247" table:style-name="ce1">
            <text:p>0.119426247</text:p>
          </table:table-cell>
          <table:table-cell office:value-type="float" office:value="0.12990580500000001" table:style-name="ce1">
            <text:p>0.129905805</text:p>
          </table:table-cell>
          <table:table-cell office:value-type="float" office:value="7.0664300000000003E-3" table:style-name="ce1">
            <text:p>0.00706643</text:p>
          </table:table-cell>
          <table:table-cell office:value-type="float" office:value="7.3112100000000003E-3" table:style-name="ce1">
            <text:p>0.00731121</text:p>
          </table:table-cell>
          <table:table-cell office:value-type="float" office:value="0.120704383378334" table:style-name="ce1">
            <text:p>0.120704383</text:p>
          </table:table-cell>
          <table:table-cell office:value-type="float" office:value="0.122743148248357" table:style-name="ce1">
            <text:p>0.122743148</text:p>
          </table:table-cell>
          <table:table-cell office:value-type="float" office:value="6.7057568067513899E-3" table:style-name="ce1">
            <text:p>0.006705757</text:p>
          </table:table-cell>
          <table:table-cell office:value-type="float" office:value="7.9922704083261204E-3" table:style-name="ce1">
            <text:p>0.00799227</text:p>
          </table:table-cell>
          <table:table-cell office:value-type="float" office:value="-1.0645442830397034E-2" table:formula="msoxl:=LN(AT161)-LN(AX161)" table:style-name="ce1">
            <text:p>-0.010645443</text:p>
          </table:table-cell>
          <table:table-cell office:value-type="float" office:value="5.6715664533724564E-2" table:formula="msoxl:=LN(AU161)-LN(AY161)" table:style-name="ce1">
            <text:p>0.056715665</text:p>
          </table:table-cell>
          <table:table-cell office:value-type="float" office:value="5.2389019520204805E-2" table:formula="msoxl:=LN(AV161)-LN(AZ161)" table:style-name="ce1">
            <text:p>0.05238902</text:p>
          </table:table-cell>
          <table:table-cell office:value-type="float" office:value="-8.9066088910061403E-2" table:formula="msoxl:=LN(AW161)-LN(BA161)" table:style-name="ce1">
            <text:p>-0.089066089</text:p>
          </table:table-cell>
          <table:table-cell table:number-columns-repeated="4" table:style-name="ce1"/>
          <table:table-cell office:value-type="float" office:value="9.8765837195887357E-2" table:formula="msoxl:=BB161*ABS($BH$8)/ABS($BH$10)-BC161*ABS($BH$9)/ABS($BH$10)+BD161-BE161*ABS($BH$11)/ABS($BH$10)" table:style-name="ce1">
            <text:p>0.098765837</text:p>
          </table:table-cell>
          <table:table-cell table:number-columns-repeated="16322"/>
        </table:table-row>
        <table:table-row table:style-name="ro1">
          <table:table-cell office:value-type="float" office:value="199201" table:style-name="ce1">
            <text:p>199201</text:p>
          </table:table-cell>
          <table:table-cell office:value-type="float" office:value="1992" table:style-name="ce1">
            <text:p>199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84.981999999999999" table:style-name="ce1">
            <text:p>84.982</text:p>
          </table:table-cell>
          <table:table-cell office:value-type="float" office:value="255.58500000000001" table:style-name="ce13">
            <text:p>255.6</text:p>
          </table:table-cell>
          <table:table-cell office:value-type="float" office:value="21961.200000000001" table:style-name="ce1">
            <text:p>21961.2</text:p>
          </table:table-cell>
          <table:table-cell table:style-name="ce1"/>
          <table:table-cell office:value-type="float" office:value="95.123312130342569" table:style-name="ce13">
            <text:p>95.1</text:p>
          </table:table-cell>
          <table:table-cell office:value-type="float" office:value="-4.6833592728264364" table:formula="msoxl:=LN(I162/I161)*100" table:style-name="ce1">
            <text:p>-4.683359273</text:p>
          </table:table-cell>
          <table:table-cell office:value-type="float" office:value="-6.1017980774134921" table:style-name="ce1">
            <text:p>-6.101798077</text:p>
          </table:table-cell>
          <table:table-cell table:style-name="ce13"/>
          <table:table-cell office:value-type="float" office:value="6.5822208949124805" table:style-name="ce1">
            <text:p>6.582220895</text:p>
          </table:table-cell>
          <table:table-cell office:value-type="float" office:value="6.6046016557082075" table:style-name="ce1">
            <text:p>6.604601656</text:p>
          </table:table-cell>
          <table:table-cell table:style-name="ce1"/>
          <table:table-cell office:value-type="float" office:value="11903.173494685469" table:style-name="ce1">
            <text:p>11903.17349</text:p>
          </table:table-cell>
          <table:table-cell office:value-type="float" office:value="13122.35420800431" table:style-name="ce1">
            <text:p>13122.35421</text:p>
          </table:table-cell>
          <table:table-cell table:style-name="ce1"/>
          <table:table-cell office:value-type="float" office:value="1012726" table:style-name="ce14">
            <text:p>1012726</text:p>
          </table:table-cell>
          <table:table-cell office:value-type="float" office:value="766443.53665730997" table:style-name="ce14">
            <text:p>766444</text:p>
          </table:table-cell>
          <table:table-cell office:value-type="float" office:value="789317.82946158282" table:style-name="ce14">
            <text:p>789318</text:p>
          </table:table-cell>
          <table:table-cell office:value-type="float" office:value="286266.30125392601" table:style-name="ce14">
            <text:p>286266</text:p>
          </table:table-cell>
          <table:table-cell office:value-type="float" office:value="1169476" table:style-name="ce14">
            <text:p>1169476</text:p>
          </table:table-cell>
          <table:table-cell office:value-type="float" office:value="172424.9840876518" table:style-name="ce14">
            <text:p>172425</text:p>
          </table:table-cell>
          <table:table-cell office:value-type="float" office:value="946457.9170922871" table:style-name="ce14">
            <text:p>946458</text:p>
          </table:table-cell>
          <table:table-cell office:value-type="float" office:value="275608.19774579367" table:style-name="ce14">
            <text:p>275608</text:p>
          </table:table-cell>
          <table:table-cell table:style-name="ce14"/>
          <table:table-cell office:value-type="float" office:value="8246" table:style-name="ce14">
            <text:p>8246</text:p>
          </table:table-cell>
          <table:table-cell office:value-type="float" office:value="23834" table:style-name="ce14">
            <text:p>23834</text:p>
          </table:table-cell>
          <table:table-cell office:value-type="float" office:value="1782" table:style-name="ce14">
            <text:p>1782</text:p>
          </table:table-cell>
          <table:table-cell office:value-type="float" office:value="-3086" table:style-name="ce14">
            <text:p>-3086</text:p>
          </table:table-cell>
          <table:table-cell office:value-type="float" office:value="-17866" table:style-name="ce14">
            <text:p>-17866</text:p>
          </table:table-cell>
          <table:table-cell office:value-type="float" office:value="999" table:style-name="ce14">
            <text:p>999</text:p>
          </table:table-cell>
          <table:table-cell office:value-type="float" office:value="21657" table:style-name="ce14">
            <text:p>21657</text:p>
          </table:table-cell>
          <table:table-cell office:value-type="float" office:value="7669" table:style-name="ce14">
            <text:p>7669</text:p>
          </table:table-cell>
          <table:table-cell table:style-name="ce1"/>
          <table:table-cell office:value-type="float" office:value="-3.4525937807877121" table:style-name="ce1">
            <text:p>-3.452593781</text:p>
          </table:table-cell>
          <table:table-cell office:value-type="float" office:value="-4.4119398721742646" table:style-name="ce1">
            <text:p>-4.411939872</text:p>
          </table:table-cell>
          <table:table-cell office:value-type="float" office:value="-1.7779653226318457" table:style-name="ce1">
            <text:p>-1.777965323</text:p>
          </table:table-cell>
          <table:table-cell office:value-type="float" office:value="9.1934309706453179E-2" table:style-name="ce1">
            <text:p>0.09193431</text:p>
          </table:table-cell>
          <table:table-cell office:value-type="float" office:value="-2.5583377464362749" table:style-name="ce1">
            <text:p>-2.558337746</text:p>
          </table:table-cell>
          <table:table-cell office:value-type="float" office:value="-1.8391802454634898" table:style-name="ce1">
            <text:p>-1.839180245</text:p>
          </table:table-cell>
          <table:table-cell office:value-type="float" office:value="-0.65884477348147363" table:style-name="ce1">
            <text:p>-0.658844773</text:p>
          </table:table-cell>
          <table:table-cell office:value-type="float" office:value="1.0093473534568396" table:style-name="ce1">
            <text:p>1.009347353</text:p>
          </table:table-cell>
          <table:table-cell table:style-name="ce1"/>
          <table:table-cell office:value-type="float" office:value="0.11772508299999999" table:style-name="ce1">
            <text:p>0.117725083</text:p>
          </table:table-cell>
          <table:table-cell office:value-type="float" office:value="0.12978305700000001" table:style-name="ce1">
            <text:p>0.129783057</text:p>
          </table:table-cell>
          <table:table-cell office:value-type="float" office:value="7.1421399999999999E-3" table:style-name="ce1">
            <text:p>0.00714214</text:p>
          </table:table-cell>
          <table:table-cell office:value-type="float" office:value="7.3037900000000001E-3" table:style-name="ce1">
            <text:p>0.00730379</text:p>
          </table:table-cell>
          <table:table-cell office:value-type="float" office:value="0.121843379433982" table:style-name="ce1">
            <text:p>0.121843379</text:p>
          </table:table-cell>
          <table:table-cell office:value-type="float" office:value="0.124719710006266" table:style-name="ce1">
            <text:p>0.12471971</text:p>
          </table:table-cell>
          <table:table-cell office:value-type="float" office:value="6.7180989992055799E-3" table:style-name="ce1">
            <text:p>0.006718099</text:p>
          </table:table-cell>
          <table:table-cell office:value-type="float" office:value="8.0236427600049003E-3" table:style-name="ce1">
            <text:p>0.008023643</text:p>
          </table:table-cell>
          <table:table-cell office:value-type="float" office:value="-3.4384343694448205E-2" table:formula="msoxl:=LN(AT162)-LN(AX162)" table:style-name="ce1">
            <text:p>-0.034384344</text:p>
          </table:table-cell>
          <table:table-cell office:value-type="float" office:value="3.9795364574351844E-2" table:formula="msoxl:=LN(AU162)-LN(AY162)" table:style-name="ce1">
            <text:p>0.039795365</text:p>
          </table:table-cell>
          <table:table-cell office:value-type="float" office:value="6.1207223840417768E-2" table:formula="msoxl:=LN(AV162)-LN(AZ162)" table:style-name="ce1">
            <text:p>0.061207224</text:p>
          </table:table-cell>
          <table:table-cell office:value-type="float" office:value="-9.3999136723217802E-2" table:formula="msoxl:=LN(AW162)-LN(BA162)" table:style-name="ce1">
            <text:p>-0.093999137</text:p>
          </table:table-cell>
          <table:table-cell table:number-columns-repeated="4" table:style-name="ce1"/>
          <table:table-cell office:value-type="float" office:value="0.10551727419078506" table:formula="msoxl:=BB162*ABS($BH$8)/ABS($BH$10)-BC162*ABS($BH$9)/ABS($BH$10)+BD162-BE162*ABS($BH$11)/ABS($BH$10)" table:style-name="ce1">
            <text:p>0.105517274</text:p>
          </table:table-cell>
          <table:table-cell table:number-columns-repeated="16322"/>
        </table:table-row>
        <table:table-row table:style-name="ro1">
          <table:table-cell office:value-type="float" office:value="199202" table:style-name="ce1">
            <text:p>199202</text:p>
          </table:table-cell>
          <table:table-cell office:value-type="float" office:value="1992" table:style-name="ce1">
            <text:p>199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5.525999999999996" table:style-name="ce1">
            <text:p>85.526</text:p>
          </table:table-cell>
          <table:table-cell office:value-type="float" office:value="256.43900000000002" table:style-name="ce13">
            <text:p>256.4</text:p>
          </table:table-cell>
          <table:table-cell office:value-type="float" office:value="21942.32" table:style-name="ce1">
            <text:p>21942.32</text:p>
          </table:table-cell>
          <table:table-cell table:style-name="ce1"/>
          <table:table-cell office:value-type="float" office:value="98.874840505741801" table:style-name="ce13">
            <text:p>98.9</text:p>
          </table:table-cell>
          <table:table-cell office:value-type="float" office:value="3.868074067429486" table:formula="msoxl:=LN(I163/I162)*100" table:style-name="ce1">
            <text:p>3.868074067</text:p>
          </table:table-cell>
          <table:table-cell office:value-type="float" office:value="5.1502349503000175" table:style-name="ce1">
            <text:p>5.15023495</text:p>
          </table:table-cell>
          <table:table-cell table:style-name="ce13"/>
          <table:table-cell office:value-type="float" office:value="6.5734600274718469" table:style-name="ce1">
            <text:p>6.573460027</text:p>
          </table:table-cell>
          <table:table-cell office:value-type="float" office:value="6.6257321420216622" table:style-name="ce1">
            <text:p>6.625732142</text:p>
          </table:table-cell>
          <table:table-cell table:style-name="ce1"/>
          <table:table-cell office:value-type="float" office:value="11937.45322327364" table:style-name="ce1">
            <text:p>11937.45322</text:p>
          </table:table-cell>
          <table:table-cell office:value-type="float" office:value="13232.679040011821" table:style-name="ce1">
            <text:p>13232.67904</text:p>
          </table:table-cell>
          <table:table-cell table:style-name="ce1"/>
          <table:table-cell office:value-type="float" office:value="1023542" table:style-name="ce14">
            <text:p>1023542</text:p>
          </table:table-cell>
          <table:table-cell office:value-type="float" office:value="812009.10911011335" table:style-name="ce14">
            <text:p>812009</text:p>
          </table:table-cell>
          <table:table-cell office:value-type="float" office:value="801951.8731514914" table:style-name="ce14">
            <text:p>801952</text:p>
          </table:table-cell>
          <table:table-cell office:value-type="float" office:value="287871.90342534462" table:style-name="ce14">
            <text:p>287872</text:p>
          </table:table-cell>
          <table:table-cell office:value-type="float" office:value="1167317" table:style-name="ce14">
            <text:p>1167317</text:p>
          </table:table-cell>
          <table:table-cell office:value-type="float" office:value="182524.06349352928" table:style-name="ce14">
            <text:p>182524</text:p>
          </table:table-cell>
          <table:table-cell office:value-type="float" office:value="969748.31205937127" table:style-name="ce14">
            <text:p>969748</text:p>
          </table:table-cell>
          <table:table-cell office:value-type="float" office:value="282100.96876477537" table:style-name="ce14">
            <text:p>282101</text:p>
          </table:table-cell>
          <table:table-cell table:style-name="ce14"/>
          <table:table-cell office:value-type="float" office:value="10816" table:style-name="ce14">
            <text:p>10816</text:p>
          </table:table-cell>
          <table:table-cell office:value-type="float" office:value="35123" table:style-name="ce14">
            <text:p>35123</text:p>
          </table:table-cell>
          <table:table-cell office:value-type="float" office:value="6379" table:style-name="ce14">
            <text:p>6379</text:p>
          </table:table-cell>
          <table:table-cell office:value-type="float" office:value="-1550" table:style-name="ce14">
            <text:p>-1550</text:p>
          </table:table-cell>
          <table:table-cell office:value-type="float" office:value="-2159" table:style-name="ce14">
            <text:p>-2159</text:p>
          </table:table-cell>
          <table:table-cell office:value-type="float" office:value="4987" table:style-name="ce14">
            <text:p>4987</text:p>
          </table:table-cell>
          <table:table-cell office:value-type="float" office:value="11801" table:style-name="ce14">
            <text:p>11801</text:p>
          </table:table-cell>
          <table:table-cell office:value-type="float" office:value="3209" table:style-name="ce14">
            <text:p>3209</text:p>
          </table:table-cell>
          <table:table-cell table:style-name="ce1"/>
          <table:table-cell office:value-type="float" office:value="4.2095264613244954" table:style-name="ce1">
            <text:p>4.209526461</text:p>
          </table:table-cell>
          <table:table-cell office:value-type="float" office:value="2.554440994295708" table:style-name="ce1">
            <text:p>2.554440994</text:p>
          </table:table-cell>
          <table:table-cell office:value-type="float" office:value="4.7844164732175916" table:style-name="ce1">
            <text:p>4.784416473</text:p>
          </table:table-cell>
          <table:table-cell office:value-type="float" office:value="2.1091308084246521" table:style-name="ce1">
            <text:p>2.109130808</text:p>
          </table:table-cell>
          <table:table-cell office:value-type="float" office:value="1.8838878329027171" table:style-name="ce1">
            <text:p>1.883887833</text:p>
          </table:table-cell>
          <table:table-cell office:value-type="float" office:value="1.3543205121255497" table:style-name="ce1">
            <text:p>1.354320512</text:p>
          </table:table-cell>
          <table:table-cell office:value-type="float" office:value="2.9589167661744922" table:style-name="ce1">
            <text:p>2.958916766</text:p>
          </table:table-cell>
          <table:table-cell office:value-type="float" office:value="0.9925341712888025" table:style-name="ce1">
            <text:p>0.992534171</text:p>
          </table:table-cell>
          <table:table-cell table:style-name="ce1"/>
          <table:table-cell office:value-type="float" office:value="0.119319486" table:style-name="ce1">
            <text:p>0.119319486</text:p>
          </table:table-cell>
          <table:table-cell office:value-type="float" office:value="0.132265772" table:style-name="ce1">
            <text:p>0.132265772</text:p>
          </table:table-cell>
          <table:table-cell office:value-type="float" office:value="7.1551200000000001E-3" table:style-name="ce1">
            <text:p>0.00715512</text:p>
          </table:table-cell>
          <table:table-cell office:value-type="float" office:value="7.5390800000000001E-3" table:style-name="ce1">
            <text:p>0.00753908</text:p>
          </table:table-cell>
          <table:table-cell office:value-type="float" office:value="0.122994981340041" table:style-name="ce1">
            <text:p>0.122994981</text:p>
          </table:table-cell>
          <table:table-cell office:value-type="float" office:value="0.12672868317866301" table:style-name="ce1">
            <text:p>0.126728683</text:p>
          </table:table-cell>
          <table:table-cell office:value-type="float" office:value="6.7302422589794004E-3" table:style-name="ce1">
            <text:p>0.006730242</text:p>
          </table:table-cell>
          <table:table-cell office:value-type="float" office:value="8.0549146550539501E-3" table:style-name="ce1">
            <text:p>0.008054915</text:p>
          </table:table-cell>
          <table:table-cell office:value-type="float" office:value="-3.0338900533113389E-2" table:formula="msoxl:=LN(AT163)-LN(AX163)" table:style-name="ce1">
            <text:p>-0.030338901</text:p>
          </table:table-cell>
          <table:table-cell office:value-type="float" office:value="4.2764874329381808E-2" table:formula="msoxl:=LN(AU163)-LN(AY163)" table:style-name="ce1">
            <text:p>0.042764874</text:p>
          </table:table-cell>
          <table:table-cell office:value-type="float" office:value="6.1217044470897264E-2" table:formula="msoxl:=LN(AV163)-LN(AZ163)" table:style-name="ce1">
            <text:p>0.061217044</text:p>
          </table:table-cell>
          <table:table-cell office:value-type="float" office:value="-6.6182262636873546E-2" table:formula="msoxl:=LN(AW163)-LN(BA163)" table:style-name="ce1">
            <text:p>-0.066182263</text:p>
          </table:table-cell>
          <table:table-cell table:number-columns-repeated="4" table:style-name="ce1"/>
          <table:table-cell office:value-type="float" office:value="7.6136645756774174E-2" table:formula="msoxl:=BB163*ABS($BH$8)/ABS($BH$10)-BC163*ABS($BH$9)/ABS($BH$10)+BD163-BE163*ABS($BH$11)/ABS($BH$10)" table:style-name="ce1">
            <text:p>0.076136646</text:p>
          </table:table-cell>
          <table:table-cell table:number-columns-repeated="16322"/>
        </table:table-row>
        <table:table-row table:style-name="ro1">
          <table:table-cell office:value-type="float" office:value="199203" table:style-name="ce1">
            <text:p>199203</text:p>
          </table:table-cell>
          <table:table-cell office:value-type="float" office:value="1992" table:style-name="ce1">
            <text:p>199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86.123000000000005" table:style-name="ce1">
            <text:p>86.123</text:p>
          </table:table-cell>
          <table:table-cell office:value-type="float" office:value="257.38600000000002" table:style-name="ce13">
            <text:p>257.4</text:p>
          </table:table-cell>
          <table:table-cell office:value-type="float" office:value="22199.919999999998" table:style-name="ce1">
            <text:p>22199.92</text:p>
          </table:table-cell>
          <table:table-cell table:style-name="ce1"/>
          <table:table-cell office:value-type="float" office:value="101.34347877779098" table:style-name="ce13">
            <text:p>101.3</text:p>
          </table:table-cell>
          <table:table-cell office:value-type="float" office:value="2.466071424748761" table:formula="msoxl:=LN(I164/I163)*100" table:style-name="ce1">
            <text:p>2.466071425</text:p>
          </table:table-cell>
          <table:table-cell office:value-type="float" office:value="0.61737792594839935" table:style-name="ce1">
            <text:p>0.617377926</text:p>
          </table:table-cell>
          <table:table-cell table:style-name="ce13"/>
          <table:table-cell office:value-type="float" office:value="6.5845544218944223" table:style-name="ce1">
            <text:p>6.584554422</text:p>
          </table:table-cell>
          <table:table-cell office:value-type="float" office:value="6.6444271984455314" table:style-name="ce1">
            <text:p>6.644427198</text:p>
          </table:table-cell>
          <table:table-cell table:style-name="ce1"/>
          <table:table-cell office:value-type="float" office:value="11775.825353923694" table:style-name="ce1">
            <text:p>11775.82535</text:p>
          </table:table-cell>
          <table:table-cell office:value-type="float" office:value="13565.235244609301" table:style-name="ce1">
            <text:p>13565.23524</text:p>
          </table:table-cell>
          <table:table-cell table:style-name="ce1"/>
          <table:table-cell office:value-type="float" office:value="1049081" table:style-name="ce14">
            <text:p>1049081</text:p>
          </table:table-cell>
          <table:table-cell office:value-type="float" office:value="859021.43958707002" table:style-name="ce14">
            <text:p>859021</text:p>
          </table:table-cell>
          <table:table-cell office:value-type="float" office:value="819144.16055332485" table:style-name="ce14">
            <text:p>819144</text:p>
          </table:table-cell>
          <table:table-cell office:value-type="float" office:value="289557.35613051645" table:style-name="ce14">
            <text:p>289557</text:p>
          </table:table-cell>
          <table:table-cell office:value-type="float" office:value="1162601" table:style-name="ce14">
            <text:p>1162601</text:p>
          </table:table-cell>
          <table:table-cell office:value-type="float" office:value="193740.23437807639" table:style-name="ce14">
            <text:p>193740</text:p>
          </table:table-cell>
          <table:table-cell office:value-type="float" office:value="954160.571554597" table:style-name="ce14">
            <text:p>954161</text:p>
          </table:table-cell>
          <table:table-cell office:value-type="float" office:value="283022.26385502046" table:style-name="ce14">
            <text:p>283022</text:p>
          </table:table-cell>
          <table:table-cell table:style-name="ce14"/>
          <table:table-cell office:value-type="float" office:value="25539" table:style-name="ce14">
            <text:p>25539</text:p>
          </table:table-cell>
          <table:table-cell office:value-type="float" office:value="12160" table:style-name="ce14">
            <text:p>12160</text:p>
          </table:table-cell>
          <table:table-cell office:value-type="float" office:value="3547" table:style-name="ce14">
            <text:p>3547</text:p>
          </table:table-cell>
          <table:table-cell office:value-type="float" office:value="-5128" table:style-name="ce14">
            <text:p>-5128</text:p>
          </table:table-cell>
          <table:table-cell office:value-type="float" office:value="-4716" table:style-name="ce14">
            <text:p>-4716</text:p>
          </table:table-cell>
          <table:table-cell office:value-type="float" office:value="3913" table:style-name="ce14">
            <text:p>3913</text:p>
          </table:table-cell>
          <table:table-cell office:value-type="float" office:value="6672" table:style-name="ce14">
            <text:p>6672</text:p>
          </table:table-cell>
          <table:table-cell office:value-type="float" office:value="9146" table:style-name="ce14">
            <text:p>9146</text:p>
          </table:table-cell>
          <table:table-cell table:style-name="ce1"/>
          <table:table-cell office:value-type="float" office:value="-2.1561669700729804" table:style-name="ce1">
            <text:p>-2.15616697</text:p>
          </table:table-cell>
          <table:table-cell office:value-type="float" office:value="-1.9255790641970836" table:style-name="ce1">
            <text:p>-1.925579064</text:p>
          </table:table-cell>
          <table:table-cell office:value-type="float" office:value="5.6131066749914202" table:style-name="ce1">
            <text:p>5.613106675</text:p>
          </table:table-cell>
          <table:table-cell office:value-type="float" office:value="1.7011099868250557" table:style-name="ce1">
            <text:p>1.701109987</text:p>
          </table:table-cell>
          <table:table-cell office:value-type="float" office:value="3.104481417002805" table:style-name="ce1">
            <text:p>3.104481417</text:p>
          </table:table-cell>
          <table:table-cell office:value-type="float" office:value="2.2318010600881713" table:style-name="ce1">
            <text:p>2.23180106</text:p>
          </table:table-cell>
          <table:table-cell office:value-type="float" office:value="5.6729188259360281" table:style-name="ce1">
            <text:p>5.672918826</text:p>
          </table:table-cell>
          <table:table-cell office:value-type="float" office:value="0.90829823118475428" table:style-name="ce1">
            <text:p>0.908298231</text:p>
          </table:table-cell>
          <table:table-cell table:style-name="ce1"/>
          <table:table-cell office:value-type="float" office:value="0.117582859" table:style-name="ce1">
            <text:p>0.117582859</text:p>
          </table:table-cell>
          <table:table-cell office:value-type="float" office:value="0.13545030599999999" table:style-name="ce1">
            <text:p>0.135450306</text:p>
          </table:table-cell>
          <table:table-cell office:value-type="float" office:value="7.2275000000000004E-3" table:style-name="ce1">
            <text:p>0.0072275</text:p>
          </table:table-cell>
          <table:table-cell office:value-type="float" office:value="7.6734500000000001E-3" table:style-name="ce1">
            <text:p>0.00767345</text:p>
          </table:table-cell>
          <table:table-cell office:value-type="float" office:value="0.12415926462472" table:style-name="ce1">
            <text:p>0.124159265</text:p>
          </table:table-cell>
          <table:table-cell office:value-type="float" office:value="0.12877057039429199" table:style-name="ce1">
            <text:p>0.12877057</text:p>
          </table:table-cell>
          <table:table-cell office:value-type="float" office:value="6.74218839556539E-3" table:style-name="ce1">
            <text:p>0.006742188</text:p>
          </table:table-cell>
          <table:table-cell office:value-type="float" office:value="8.0860926331534008E-3" table:style-name="ce1">
            <text:p>0.008086093</text:p>
          </table:table-cell>
          <table:table-cell office:value-type="float" office:value="-5.4421865575638773E-2" table:formula="msoxl:=LN(AT164)-LN(AX164)" table:style-name="ce1">
            <text:p>-0.054421866</text:p>
          </table:table-cell>
          <table:table-cell office:value-type="float" office:value="5.057253083004154E-2" table:formula="msoxl:=LN(AU164)-LN(AY164)" table:style-name="ce1">
            <text:p>0.050572531</text:p>
          </table:table-cell>
          <table:table-cell office:value-type="float" office:value="6.9508634914469347E-2" table:formula="msoxl:=LN(AV164)-LN(AZ164)" table:style-name="ce1">
            <text:p>0.069508635</text:p>
          </table:table-cell>
          <table:table-cell office:value-type="float" office:value="-5.2379308464886698E-2" table:formula="msoxl:=LN(AW164)-LN(BA164)" table:style-name="ce1">
            <text:p>-0.052379308</text:p>
          </table:table-cell>
          <table:table-cell table:number-columns-repeated="4" table:style-name="ce1"/>
          <table:table-cell office:value-type="float" office:value="4.2901925923178257E-2" table:formula="msoxl:=BB164*ABS($BH$8)/ABS($BH$10)-BC164*ABS($BH$9)/ABS($BH$10)+BD164-BE164*ABS($BH$11)/ABS($BH$10)" table:style-name="ce1">
            <text:p>0.042901926</text:p>
          </table:table-cell>
          <table:table-cell table:number-columns-repeated="16322"/>
        </table:table-row>
        <table:table-row table:style-name="ro1">
          <table:table-cell office:value-type="float" office:value="199204" table:style-name="ce1">
            <text:p>199204</text:p>
          </table:table-cell>
          <table:table-cell office:value-type="float" office:value="1992" table:style-name="ce1">
            <text:p>1992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86.667000000000002" table:style-name="ce1">
            <text:p>86.667</text:p>
          </table:table-cell>
          <table:table-cell office:value-type="float" office:value="258.27699999999999" table:style-name="ce13">
            <text:p>258.3</text:p>
          </table:table-cell>
          <table:table-cell office:value-type="float" office:value="22801.16" table:style-name="ce1">
            <text:p>22801.16</text:p>
          </table:table-cell>
          <table:table-cell table:style-name="ce1"/>
          <table:table-cell office:value-type="float" office:value="94.511586650404695" table:style-name="ce13">
            <text:p>94.5</text:p>
          </table:table-cell>
          <table:table-cell office:value-type="float" office:value="-6.9793090203270847" table:formula="msoxl:=LN(I165/I164)*100" table:style-name="ce1">
            <text:p>-6.97930902</text:p>
          </table:table-cell>
          <table:table-cell office:value-type="float" office:value="-10.320830549659377" table:style-name="ce1">
            <text:p>-10.32083055</text:p>
          </table:table-cell>
          <table:table-cell table:style-name="ce13"/>
          <table:table-cell office:value-type="float" office:value="6.5783792565197308" table:style-name="ce1">
            <text:p>6.578379257</text:p>
          </table:table-cell>
          <table:table-cell office:value-type="float" office:value="6.6466369823163687" table:style-name="ce1">
            <text:p>6.646636982</text:p>
          </table:table-cell>
          <table:table-cell table:style-name="ce1"/>
          <table:table-cell office:value-type="float" office:value="11603.289804023754" table:style-name="ce1">
            <text:p>11603.2898</text:p>
          </table:table-cell>
          <table:table-cell office:value-type="float" office:value="13611.344204790335" table:style-name="ce1">
            <text:p>13611.3442</text:p>
          </table:table-cell>
          <table:table-cell table:style-name="ce1"/>
          <table:table-cell office:value-type="float" office:value="1063940" table:style-name="ce14">
            <text:p>1063940</text:p>
          </table:table-cell>
          <table:table-cell office:value-type="float" office:value="829690" table:style-name="ce14">
            <text:p>829690</text:p>
          </table:table-cell>
          <table:table-cell office:value-type="float" office:value="852501.91254704003" table:style-name="ce14">
            <text:p>852502</text:p>
          </table:table-cell>
          <table:table-cell office:value-type="float" office:value="328990" table:style-name="ce14">
            <text:p>328990</text:p>
          </table:table-cell>
          <table:table-cell office:value-type="float" office:value="1152783" table:style-name="ce14">
            <text:p>1152783</text:p>
          </table:table-cell>
          <table:table-cell office:value-type="float" office:value="200817" table:style-name="ce14">
            <text:p>200817</text:p>
          </table:table-cell>
          <table:table-cell office:value-type="float" office:value="926583.15282826626" table:style-name="ce14">
            <text:p>926583</text:p>
          </table:table-cell>
          <table:table-cell office:value-type="float" office:value="314226" table:style-name="ce14">
            <text:p>314226</text:p>
          </table:table-cell>
          <table:table-cell table:style-name="ce14"/>
          <table:table-cell office:value-type="float" office:value="17351" table:style-name="ce14">
            <text:p>17351</text:p>
          </table:table-cell>
          <table:table-cell office:value-type="float" office:value="23381" table:style-name="ce14">
            <text:p>23381</text:p>
          </table:table-cell>
          <table:table-cell office:value-type="float" office:value="8114" table:style-name="ce14">
            <text:p>8114</text:p>
          </table:table-cell>
          <table:table-cell office:value-type="float" office:value="4155" table:style-name="ce14">
            <text:p>4155</text:p>
          </table:table-cell>
          <table:table-cell office:value-type="float" office:value="1719" table:style-name="ce14">
            <text:p>1719</text:p>
          </table:table-cell>
          <table:table-cell office:value-type="float" office:value="6871" table:style-name="ce14">
            <text:p>6871</text:p>
          </table:table-cell>
          <table:table-cell office:value-type="float" office:value="8136" table:style-name="ce14">
            <text:p>8136</text:p>
          </table:table-cell>
          <table:table-cell office:value-type="float" office:value="12372" table:style-name="ce14">
            <text:p>12372</text:p>
          </table:table-cell>
          <table:table-cell table:style-name="ce1"/>
          <table:table-cell office:value-type="float" office:value="-3.9263095415148856" table:style-name="ce1">
            <text:p>-3.926309542</text:p>
          </table:table-cell>
          <table:table-cell office:value-type="float" office:value="-2.9251451937570825" table:style-name="ce1">
            <text:p>-2.925145194</text:p>
          </table:table-cell>
          <table:table-cell office:value-type="float" office:value="-2.151326572000904" table:style-name="ce1">
            <text:p>-2.151326572</text:p>
          </table:table-cell>
          <table:table-cell office:value-type="float" office:value="-0.50867584606530825" table:style-name="ce1">
            <text:p>-0.508675846</text:p>
          </table:table-cell>
          <table:table-cell office:value-type="float" office:value="4.9130124076039055" table:style-name="ce1">
            <text:p>4.913012408</text:p>
          </table:table-cell>
          <table:table-cell office:value-type="float" office:value="3.5319477963255688" table:style-name="ce1">
            <text:p>3.531947796</text:p>
          </table:table-cell>
          <table:table-cell office:value-type="float" office:value="-0.42253704916034079" table:style-name="ce1">
            <text:p>-0.422537049</text:p>
          </table:table-cell>
          <table:table-cell office:value-type="float" office:value="0.73168744201421199" table:style-name="ce1">
            <text:p>0.731687442</text:p>
          </table:table-cell>
          <table:table-cell table:style-name="ce1"/>
          <table:table-cell office:value-type="float" office:value="0.11391048300000001" table:style-name="ce1">
            <text:p>0.113910483</text:p>
          </table:table-cell>
          <table:table-cell office:value-type="float" office:value="0.133623724" table:style-name="ce1">
            <text:p>0.133623724</text:p>
          </table:table-cell>
          <table:table-cell office:value-type="float" office:value="7.0621399999999997E-3" table:style-name="ce1">
            <text:p>0.00706214</text:p>
          </table:table-cell>
          <table:table-cell office:value-type="float" office:value="7.5610199999999999E-3" table:style-name="ce1">
            <text:p>0.00756102</text:p>
          </table:table-cell>
          <table:table-cell office:value-type="float" office:value="0.125336302290663" table:style-name="ce1">
            <text:p>0.125336302</text:p>
          </table:table-cell>
          <table:table-cell office:value-type="float" office:value="0.130845883328152" table:style-name="ce1">
            <text:p>0.130845883</text:p>
          </table:table-cell>
          <table:table-cell office:value-type="float" office:value="6.75393942913267E-3" table:style-name="ce1">
            <text:p>0.006753939</text:p>
          </table:table-cell>
          <table:table-cell office:value-type="float" office:value="8.1171831437270598E-3" table:style-name="ce1">
            <text:p>0.008117183</text:p>
          </table:table-cell>
          <table:table-cell office:value-type="float" office:value="-9.558763983809504E-2" table:formula="msoxl:=LN(AT165)-LN(AX165)" table:style-name="ce1">
            <text:p>-0.09558764</text:p>
          </table:table-cell>
          <table:table-cell office:value-type="float" office:value="2.1007652707034641E-2" table:formula="msoxl:=LN(AU165)-LN(AY165)" table:style-name="ce1">
            <text:p>0.021007653</text:p>
          </table:table-cell>
          <table:table-cell office:value-type="float" office:value="4.4622167946248403E-2" table:formula="msoxl:=LN(AV165)-LN(AZ165)" table:style-name="ce1">
            <text:p>0.044622168</text:p>
          </table:table-cell>
          <table:table-cell office:value-type="float" office:value="-7.0977088781373432E-2" table:formula="msoxl:=LN(AW165)-LN(BA165)" table:style-name="ce1">
            <text:p>-0.070977089</text:p>
          </table:table-cell>
          <table:table-cell table:number-columns-repeated="4" table:style-name="ce1"/>
          <table:table-cell office:value-type="float" office:value="2.5648272129251928E-2" table:formula="msoxl:=BB165*ABS($BH$8)/ABS($BH$10)-BC165*ABS($BH$9)/ABS($BH$10)+BD165-BE165*ABS($BH$11)/ABS($BH$10)" table:style-name="ce1">
            <text:p>0.025648272</text:p>
          </table:table-cell>
          <table:table-cell table:number-columns-repeated="16322"/>
        </table:table-row>
        <table:table-row table:style-name="ro1">
          <table:table-cell office:value-type="float" office:value="199301" table:style-name="ce1">
            <text:p>199301</text:p>
          </table:table-cell>
          <table:table-cell office:value-type="float" office:value="1993" table:style-name="ce1">
            <text:p>199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87.116" table:style-name="ce1">
            <text:p>87.116</text:p>
          </table:table-cell>
          <table:table-cell office:value-type="float" office:value="259.03899999999999" table:style-name="ce13">
            <text:p>259.0</text:p>
          </table:table-cell>
          <table:table-cell office:value-type="float" office:value="23108.01" table:style-name="ce1">
            <text:p>23108.01</text:p>
          </table:table-cell>
          <table:table-cell table:style-name="ce1"/>
          <table:table-cell office:value-type="float" office:value="94.26075417449961" table:style-name="ce13">
            <text:p>94.3</text:p>
          </table:table-cell>
          <table:table-cell office:value-type="float" office:value="-0.26575145747719864" table:formula="msoxl:=LN(I166/I165)*100" table:style-name="ce1">
            <text:p>-0.265751457</text:p>
          </table:table-cell>
          <table:table-cell office:value-type="float" office:value="0.61461774736116159" table:style-name="ce1">
            <text:p>0.614617747</text:p>
          </table:table-cell>
          <table:table-cell table:style-name="ce13"/>
          <table:table-cell office:value-type="float" office:value="6.571817253985957" table:style-name="ce1">
            <text:p>6.571817254</text:p>
          </table:table-cell>
          <table:table-cell office:value-type="float" office:value="6.6464676305542012" table:style-name="ce1">
            <text:p>6.646467631</text:p>
          </table:table-cell>
          <table:table-cell table:style-name="ce1"/>
          <table:table-cell office:value-type="float" office:value="12091.801622833593" table:style-name="ce1">
            <text:p>12091.80162</text:p>
          </table:table-cell>
          <table:table-cell office:value-type="float" office:value="14038.258000046344" table:style-name="ce1">
            <text:p>14038.258</text:p>
          </table:table-cell>
          <table:table-cell table:style-name="ce1"/>
          <table:table-cell office:value-type="float" office:value="1054773" table:style-name="ce14">
            <text:p>1054773</text:p>
          </table:table-cell>
          <table:table-cell office:value-type="float" office:value="884990.50253309007" table:style-name="ce14">
            <text:p>884991</text:p>
          </table:table-cell>
          <table:table-cell office:value-type="float" office:value="882763.91960092704" table:style-name="ce14">
            <text:p>882764</text:p>
          </table:table-cell>
          <table:table-cell office:value-type="float" office:value="346257.86043469282" table:style-name="ce14">
            <text:p>346258</text:p>
          </table:table-cell>
          <table:table-cell office:value-type="float" office:value="1131084" table:style-name="ce14">
            <text:p>1131084</text:p>
          </table:table-cell>
          <table:table-cell office:value-type="float" office:value="229005.11154182017" table:style-name="ce14">
            <text:p>229005</text:p>
          </table:table-cell>
          <table:table-cell office:value-type="float" office:value="1007812.5485897879" table:style-name="ce14">
            <text:p>1007813</text:p>
          </table:table-cell>
          <table:table-cell office:value-type="float" office:value="350324.68228321755" table:style-name="ce14">
            <text:p>350325</text:p>
          </table:table-cell>
          <table:table-cell table:style-name="ce14"/>
          <table:table-cell office:value-type="float" office:value="-9167" table:style-name="ce14">
            <text:p>-9167</text:p>
          </table:table-cell>
          <table:table-cell office:value-type="float" office:value="20989" table:style-name="ce14">
            <text:p>20989</text:p>
          </table:table-cell>
          <table:table-cell office:value-type="float" office:value="7813" table:style-name="ce14">
            <text:p>7813</text:p>
          </table:table-cell>
          <table:table-cell office:value-type="float" office:value="5217" table:style-name="ce14">
            <text:p>5217</text:p>
          </table:table-cell>
          <table:table-cell office:value-type="float" office:value="-21699" table:style-name="ce14">
            <text:p>-21699</text:p>
          </table:table-cell>
          <table:table-cell office:value-type="float" office:value="19874" table:style-name="ce14">
            <text:p>19874</text:p>
          </table:table-cell>
          <table:table-cell office:value-type="float" office:value="15977" table:style-name="ce14">
            <text:p>15977</text:p>
          </table:table-cell>
          <table:table-cell office:value-type="float" office:value="8334" table:style-name="ce14">
            <text:p>8334</text:p>
          </table:table-cell>
          <table:table-cell table:style-name="ce1"/>
          <table:table-cell office:value-type="float" office:value="6.1418595094131563" table:style-name="ce1">
            <text:p>6.141859509</text:p>
          </table:table-cell>
          <table:table-cell office:value-type="float" office:value="6.7375851412828647" table:style-name="ce1">
            <text:p>6.737585141</text:p>
          </table:table-cell>
          <table:table-cell office:value-type="float" office:value="5.5807261533519812" table:style-name="ce1">
            <text:p>5.580726153</text:p>
          </table:table-cell>
          <table:table-cell office:value-type="float" office:value="1.4220855838796529" table:style-name="ce1">
            <text:p>1.422085584</text:p>
          </table:table-cell>
          <table:table-cell office:value-type="float" office:value="4.2742431922761543" table:style-name="ce1">
            <text:p>4.274243192</text:p>
          </table:table-cell>
          <table:table-cell office:value-type="float" office:value="3.0727387947472944" table:style-name="ce1">
            <text:p>3.072738795</text:p>
          </table:table-cell>
          <table:table-cell office:value-type="float" office:value="5.4145760179354578" table:style-name="ce1">
            <text:p>5.414576018</text:p>
          </table:table-cell>
          <table:table-cell office:value-type="float" office:value="0.79957614632625829" table:style-name="ce1">
            <text:p>0.799576146</text:p>
          </table:table-cell>
          <table:table-cell table:style-name="ce1"/>
          <table:table-cell office:value-type="float" office:value="0.11808413399999999" table:style-name="ce1">
            <text:p>0.118084134</text:p>
          </table:table-cell>
          <table:table-cell office:value-type="float" office:value="0.137092518" table:style-name="ce1">
            <text:p>0.137092518</text:p>
          </table:table-cell>
          <table:table-cell office:value-type="float" office:value="6.9791799999999998E-3" table:style-name="ce1">
            <text:p>0.00697918</text:p>
          </table:table-cell>
          <table:table-cell office:value-type="float" office:value="7.5201199999999999E-3" table:style-name="ce1">
            <text:p>0.00752012</text:p>
          </table:table-cell>
          <table:table-cell office:value-type="float" office:value="0.12652616341692299" table:style-name="ce1">
            <text:p>0.126526163</text:p>
          </table:table-cell>
          <table:table-cell office:value-type="float" office:value="0.13295514337935499" table:style-name="ce1">
            <text:p>0.132955143</text:p>
          </table:table-cell>
          <table:table-cell office:value-type="float" office:value="6.76549761468518E-3" table:style-name="ce1">
            <text:p>0.006765498</text:p>
          </table:table-cell>
          <table:table-cell office:value-type="float" office:value="8.1481925877629393E-3" table:style-name="ce1">
            <text:p>0.008148193</text:p>
          </table:table-cell>
          <table:table-cell office:value-type="float" office:value="-6.9051741810442824E-2" table:formula="msoxl:=LN(AT166)-LN(AX166)" table:style-name="ce1">
            <text:p>-0.069051742</text:p>
          </table:table-cell>
          <table:table-cell office:value-type="float" office:value="3.0644208265163009E-2" table:formula="msoxl:=LN(AU166)-LN(AY166)" table:style-name="ce1">
            <text:p>0.030644208</text:p>
          </table:table-cell>
          <table:table-cell office:value-type="float" office:value="3.1095615211978789E-2" table:formula="msoxl:=LN(AV166)-LN(AZ166)" table:style-name="ce1">
            <text:p>0.031095615</text:p>
          </table:table-cell>
          <table:table-cell office:value-type="float" office:value="-8.0214039004645521E-2" table:formula="msoxl:=LN(AW166)-LN(BA166)" table:style-name="ce1">
            <text:p>-0.080214039</text:p>
          </table:table-cell>
          <table:table-cell table:number-columns-repeated="4" table:style-name="ce1"/>
          <table:table-cell office:value-type="float" office:value="3.7621837137971903E-2" table:formula="msoxl:=BB166*ABS($BH$8)/ABS($BH$10)-BC166*ABS($BH$9)/ABS($BH$10)+BD166-BE166*ABS($BH$11)/ABS($BH$10)" table:style-name="ce1">
            <text:p>0.037621837</text:p>
          </table:table-cell>
          <table:table-cell table:number-columns-repeated="16322"/>
        </table:table-row>
        <table:table-row table:style-name="ro1">
          <table:table-cell office:value-type="float" office:value="199302" table:style-name="ce1">
            <text:p>199302</text:p>
          </table:table-cell>
          <table:table-cell office:value-type="float" office:value="1993" table:style-name="ce1">
            <text:p>199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7.677999999999997" table:style-name="ce1">
            <text:p>87.678</text:p>
          </table:table-cell>
          <table:table-cell office:value-type="float" office:value="259.82600000000002" table:style-name="ce13">
            <text:p>259.8</text:p>
          </table:table-cell>
          <table:table-cell office:value-type="float" office:value="23320.46" table:style-name="ce1">
            <text:p>23320.46</text:p>
          </table:table-cell>
          <table:table-cell table:style-name="ce1"/>
          <table:table-cell office:value-type="float" office:value="96.359936694551209" table:style-name="ce13">
            <text:p>96.4</text:p>
          </table:table-cell>
          <table:table-cell office:value-type="float" office:value="2.2025598312208019" table:formula="msoxl:=LN(I167/I166)*100" table:style-name="ce1">
            <text:p>2.202559831</text:p>
          </table:table-cell>
          <table:table-cell office:value-type="float" office:value="-0.93483637921658536" table:style-name="ce1">
            <text:p>-0.934836379</text:p>
          </table:table-cell>
          <table:table-cell table:style-name="ce13"/>
          <table:table-cell office:value-type="float" office:value="6.5765138767940341" table:style-name="ce1">
            <text:p>6.576513877</text:p>
          </table:table-cell>
          <table:table-cell office:value-type="float" office:value="6.6716434169947192" table:style-name="ce1">
            <text:p>6.671643417</text:p>
          </table:table-cell>
          <table:table-cell table:style-name="ce1"/>
          <table:table-cell office:value-type="float" office:value="12279.918444155193" table:style-name="ce1">
            <text:p>12279.91844</text:p>
          </table:table-cell>
          <table:table-cell office:value-type="float" office:value="14018.295005600376" table:style-name="ce1">
            <text:p>14018.29501</text:p>
          </table:table-cell>
          <table:table-cell table:style-name="ce1"/>
          <table:table-cell office:value-type="float" office:value="1079663" table:style-name="ce14">
            <text:p>1079663</text:p>
          </table:table-cell>
          <table:table-cell office:value-type="float" office:value="907528.06627767929" table:style-name="ce14">
            <text:p>907528</text:p>
          </table:table-cell>
          <table:table-cell office:value-type="float" office:value="892960.17010852741" table:style-name="ce14">
            <text:p>892960</text:p>
          </table:table-cell>
          <table:table-cell office:value-type="float" office:value="346529.91715553863" table:style-name="ce14">
            <text:p>346530</text:p>
          </table:table-cell>
          <table:table-cell office:value-type="float" office:value="1123830" table:style-name="ce14">
            <text:p>1123830</text:p>
          </table:table-cell>
          <table:table-cell office:value-type="float" office:value="246323.985315228" table:style-name="ce14">
            <text:p>246324</text:p>
          </table:table-cell>
          <table:table-cell office:value-type="float" office:value="1061508.1254546423" table:style-name="ce14">
            <text:p>1061508</text:p>
          </table:table-cell>
          <table:table-cell office:value-type="float" office:value="379812.06061192771" table:style-name="ce14">
            <text:p>379812</text:p>
          </table:table-cell>
          <table:table-cell table:style-name="ce14"/>
          <table:table-cell office:value-type="float" office:value="24890" table:style-name="ce14">
            <text:p>24890</text:p>
          </table:table-cell>
          <table:table-cell office:value-type="float" office:value="21616" table:style-name="ce14">
            <text:p>21616</text:p>
          </table:table-cell>
          <table:table-cell office:value-type="float" office:value="11798" table:style-name="ce14">
            <text:p>11798</text:p>
          </table:table-cell>
          <table:table-cell office:value-type="float" office:value="1146" table:style-name="ce14">
            <text:p>1146</text:p>
          </table:table-cell>
          <table:table-cell office:value-type="float" office:value="-7254" table:style-name="ce14">
            <text:p>-7254</text:p>
          </table:table-cell>
          <table:table-cell office:value-type="float" office:value="16150" table:style-name="ce14">
            <text:p>16150</text:p>
          </table:table-cell>
          <table:table-cell office:value-type="float" office:value="24373" table:style-name="ce14">
            <text:p>24373</text:p>
          </table:table-cell>
          <table:table-cell office:value-type="float" office:value="13683" table:style-name="ce14">
            <text:p>13683</text:p>
          </table:table-cell>
          <table:table-cell table:style-name="ce1"/>
          <table:table-cell office:value-type="float" office:value="3.173447018071446" table:style-name="ce1">
            <text:p>3.173447018</text:p>
          </table:table-cell>
          <table:table-cell office:value-type="float" office:value="3.7914644642740414" table:style-name="ce1">
            <text:p>3.791464464</text:p>
          </table:table-cell>
          <table:table-cell office:value-type="float" office:value="1.9511950694931914" table:style-name="ce1">
            <text:p>1.951195069</text:p>
          </table:table-cell>
          <table:table-cell office:value-type="float" office:value="1.2648606982672779" table:style-name="ce1">
            <text:p>1.264860698</text:p>
          </table:table-cell>
          <table:table-cell office:value-type="float" office:value="0.4855295355616509" table:style-name="ce1">
            <text:p>0.485529536</text:p>
          </table:table-cell>
          <table:table-cell office:value-type="float" office:value="0.34904552052908322" table:style-name="ce1">
            <text:p>0.349045521</text:p>
          </table:table-cell>
          <table:table-cell office:value-type="float" office:value="1.3766229643474652" table:style-name="ce1">
            <text:p>1.376622964</text:p>
          </table:table-cell>
          <table:table-cell office:value-type="float" office:value="0.73168744201421199" table:style-name="ce1">
            <text:p>0.731687442</text:p>
          </table:table-cell>
          <table:table-cell table:style-name="ce1"/>
          <table:table-cell office:value-type="float" office:value="0.11995866199999999" table:style-name="ce1">
            <text:p>0.119958662</text:p>
          </table:table-cell>
          <table:table-cell office:value-type="float" office:value="0.13694031600000001" table:style-name="ce1">
            <text:p>0.136940316</text:p>
          </table:table-cell>
          <table:table-cell office:value-type="float" office:value="7.0142299999999998E-3" table:style-name="ce1">
            <text:p>0.00701423</text:p>
          </table:table-cell>
          <table:table-cell office:value-type="float" office:value="7.7142599999999997E-3" table:style-name="ce1">
            <text:p>0.00771426</text:p>
          </table:table-cell>
          <table:table-cell office:value-type="float" office:value="0.127728910775874" table:style-name="ce1">
            <text:p>0.127728911</text:p>
          </table:table-cell>
          <table:table-cell office:value-type="float" office:value="0.135098880295841" table:style-name="ce1">
            <text:p>0.13509888</text:p>
          </table:table-cell>
          <table:table-cell office:value-type="float" office:value="6.7768653726986497E-3" table:style-name="ce1">
            <text:p>0.006776865</text:p>
          </table:table-cell>
          <table:table-cell office:value-type="float" office:value="8.1791272503636495E-3" table:style-name="ce1">
            <text:p>0.008179127</text:p>
          </table:table-cell>
          <table:table-cell office:value-type="float" office:value="-6.2762933366339091E-2" table:formula="msoxl:=LN(AT167)-LN(AX167)" table:style-name="ce1">
            <text:p>-0.062762933</text:p>
          </table:table-cell>
          <table:table-cell office:value-type="float" office:value="1.353822430405649E-2" table:formula="msoxl:=LN(AU167)-LN(AY167)" table:style-name="ce1">
            <text:p>0.013538224</text:p>
          </table:table-cell>
          <table:table-cell office:value-type="float" office:value="3.4426282107523853E-2" table:formula="msoxl:=LN(AV167)-LN(AZ167)" table:style-name="ce1">
            <text:p>0.034426282</text:p>
          </table:table-cell>
          <table:table-cell office:value-type="float" office:value="-5.8514887642890479E-2" table:formula="msoxl:=LN(AW167)-LN(BA167)" table:style-name="ce1">
            <text:p>-0.058514888</text:p>
          </table:table-cell>
          <table:table-cell table:number-columns-repeated="4" table:style-name="ce1"/>
          <table:table-cell office:value-type="float" office:value="3.5263925322518777E-2" table:formula="msoxl:=BB167*ABS($BH$8)/ABS($BH$10)-BC167*ABS($BH$9)/ABS($BH$10)+BD167-BE167*ABS($BH$11)/ABS($BH$10)" table:style-name="ce1">
            <text:p>0.035263925</text:p>
          </table:table-cell>
          <table:table-cell table:number-columns-repeated="16322"/>
        </table:table-row>
        <table:table-row table:style-name="ro1">
          <table:table-cell office:value-type="float" office:value="199303" table:style-name="ce1">
            <text:p>199303</text:p>
          </table:table-cell>
          <table:table-cell office:value-type="float" office:value="1993" table:style-name="ce1">
            <text:p>1993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87.978999999999999" table:style-name="ce1">
            <text:p>87.979</text:p>
          </table:table-cell>
          <table:table-cell office:value-type="float" office:value="260.714" table:style-name="ce13">
            <text:p>260.7</text:p>
          </table:table-cell>
          <table:table-cell office:value-type="float" office:value="23683.16" table:style-name="ce1">
            <text:p>23683.16</text:p>
          </table:table-cell>
          <table:table-cell table:style-name="ce1"/>
          <table:table-cell office:value-type="float" office:value="95.807575587276602" table:style-name="ce13">
            <text:p>95.8</text:p>
          </table:table-cell>
          <table:table-cell office:value-type="float" office:value="-0.57487618164953869" table:formula="msoxl:=LN(I168/I167)*100" table:style-name="ce1">
            <text:p>-0.574876182</text:p>
          </table:table-cell>
          <table:table-cell office:value-type="float" office:value="0.48082977646123887" table:style-name="ce1">
            <text:p>0.480829776</text:p>
          </table:table-cell>
          <table:table-cell table:style-name="ce13"/>
          <table:table-cell office:value-type="float" office:value="6.565539809871578" table:style-name="ce1">
            <text:p>6.56553981</text:p>
          </table:table-cell>
          <table:table-cell office:value-type="float" office:value="6.6688263531302754" table:style-name="ce1">
            <text:p>6.668826353</text:p>
          </table:table-cell>
          <table:table-cell table:style-name="ce1"/>
          <table:table-cell office:value-type="float" office:value="12804.133200273009" table:style-name="ce1">
            <text:p>12804.1332</text:p>
          </table:table-cell>
          <table:table-cell office:value-type="float" office:value="14389.288238171466" table:style-name="ce1">
            <text:p>14389.28824</text:p>
          </table:table-cell>
          <table:table-cell table:style-name="ce1"/>
          <table:table-cell office:value-type="float" office:value="1112002" table:style-name="ce14">
            <text:p>1112002</text:p>
          </table:table-cell>
          <table:table-cell office:value-type="float" office:value="976120.48219563288" table:style-name="ce14">
            <text:p>976120</text:p>
          </table:table-cell>
          <table:table-cell office:value-type="float" office:value="917078.06556904234" table:style-name="ce14">
            <text:p>917078</text:p>
          </table:table-cell>
          <table:table-cell office:value-type="float" office:value="355535.86604708084" table:style-name="ce14">
            <text:p>355536</text:p>
          </table:table-cell>
          <table:table-cell office:value-type="float" office:value="1111710" table:style-name="ce14">
            <text:p>1111710</text:p>
          </table:table-cell>
          <table:table-cell office:value-type="float" office:value="286632.05958083353" table:style-name="ce14">
            <text:p>286632</text:p>
          </table:table-cell>
          <table:table-cell office:value-type="float" office:value="1129078.7485568437" table:style-name="ce14">
            <text:p>1129079</text:p>
          </table:table-cell>
          <table:table-cell office:value-type="float" office:value="429907.93553271535" table:style-name="ce14">
            <text:p>429908</text:p>
          </table:table-cell>
          <table:table-cell table:style-name="ce14"/>
          <table:table-cell office:value-type="float" office:value="32339" table:style-name="ce14">
            <text:p>32339</text:p>
          </table:table-cell>
          <table:table-cell office:value-type="float" office:value="39122" table:style-name="ce14">
            <text:p>39122</text:p>
          </table:table-cell>
          <table:table-cell office:value-type="float" office:value="12149" table:style-name="ce14">
            <text:p>12149</text:p>
          </table:table-cell>
          <table:table-cell office:value-type="float" office:value="2545" table:style-name="ce14">
            <text:p>2545</text:p>
          </table:table-cell>
          <table:table-cell office:value-type="float" office:value="-12120" table:style-name="ce14">
            <text:p>-12120</text:p>
          </table:table-cell>
          <table:table-cell office:value-type="float" office:value="31366" table:style-name="ce14">
            <text:p>31366</text:p>
          </table:table-cell>
          <table:table-cell office:value-type="float" office:value="14171" table:style-name="ce14">
            <text:p>14171</text:p>
          </table:table-cell>
          <table:table-cell office:value-type="float" office:value="20574" table:style-name="ce14">
            <text:p>20574</text:p>
          </table:table-cell>
          <table:table-cell table:style-name="ce1"/>
          <table:table-cell office:value-type="float" office:value="6.1025370570714124" table:style-name="ce1">
            <text:p>6.102537057</text:p>
          </table:table-cell>
          <table:table-cell office:value-type="float" office:value="5.3805450834410129" table:style-name="ce1">
            <text:p>5.380545083</text:p>
          </table:table-cell>
          <table:table-cell office:value-type="float" office:value="4.9135042903025861" table:style-name="ce1">
            <text:p>4.91350429</text:p>
          </table:table-cell>
          <table:table-cell office:value-type="float" office:value="1.1441130140690536" table:style-name="ce1">
            <text:p>1.144113014</text:p>
          </table:table-cell>
          <table:table-cell office:value-type="float" office:value="2.551313712490165" table:style-name="ce1">
            <text:p>2.551313712</text:p>
          </table:table-cell>
          <table:table-cell office:value-type="float" office:value="1.8341306915118487" table:style-name="ce1">
            <text:p>1.834130692</text:p>
          </table:table-cell>
          <table:table-cell office:value-type="float" office:value="4.4303898554431091" table:style-name="ce1">
            <text:p>4.430389855</text:p>
          </table:table-cell>
          <table:table-cell office:value-type="float" office:value="0.76323012587055927" table:style-name="ce1">
            <text:p>0.763230126</text:p>
          </table:table-cell>
          <table:table-cell table:style-name="ce1"/>
          <table:table-cell office:value-type="float" office:value="0.124009201" table:style-name="ce1">
            <text:p>0.124009201</text:p>
          </table:table-cell>
          <table:table-cell office:value-type="float" office:value="0.13936157199999999" table:style-name="ce1">
            <text:p>0.139361572</text:p>
          </table:table-cell>
          <table:table-cell office:value-type="float" office:value="6.8783100000000003E-3" table:style-name="ce1">
            <text:p>0.00687831</text:p>
          </table:table-cell>
          <table:table-cell office:value-type="float" office:value="7.62673E-3" table:style-name="ce1">
            <text:p>0.00762673</text:p>
          </table:table-cell>
          <table:table-cell office:value-type="float" office:value="0.12894460195693999" table:style-name="ce1">
            <text:p>0.128944602</text:p>
          </table:table-cell>
          <table:table-cell office:value-type="float" office:value="0.13727763289108399" table:style-name="ce1">
            <text:p>0.137277633</text:p>
          </table:table-cell>
          <table:table-cell office:value-type="float" office:value="6.7880452511125903E-3" table:style-name="ce1">
            <text:p>0.006788045</text:p>
          </table:table-cell>
          <table:table-cell office:value-type="float" office:value="8.2099932639566608E-3" table:style-name="ce1">
            <text:p>0.008209993</text:p>
          </table:table-cell>
          <table:table-cell office:value-type="float" office:value="-3.9027105465565093E-2" table:formula="msoxl:=LN(AT168)-LN(AX168)" table:style-name="ce1">
            <text:p>-0.039027105</text:p>
          </table:table-cell>
          <table:table-cell office:value-type="float" office:value="1.5066400513606748E-2" table:formula="msoxl:=LN(AU168)-LN(AY168)" table:style-name="ce1">
            <text:p>0.015066401</text:p>
          </table:table-cell>
          <table:table-cell office:value-type="float" office:value="1.3209968546767037E-2" table:formula="msoxl:=LN(AV168)-LN(AZ168)" table:style-name="ce1">
            <text:p>0.013209969</text:p>
          </table:table-cell>
          <table:table-cell office:value-type="float" office:value="-7.3692920991059729E-2" table:formula="msoxl:=LN(AW168)-LN(BA168)" table:style-name="ce1">
            <text:p>-0.073692921</text:p>
          </table:table-cell>
          <table:table-cell table:number-columns-repeated="4" table:style-name="ce1"/>
          <table:table-cell office:value-type="float" office:value="4.9786442988986115E-2" table:formula="msoxl:=BB168*ABS($BH$8)/ABS($BH$10)-BC168*ABS($BH$9)/ABS($BH$10)+BD168-BE168*ABS($BH$11)/ABS($BH$10)" table:style-name="ce1">
            <text:p>0.049786443</text:p>
          </table:table-cell>
          <table:table-cell table:number-columns-repeated="16322"/>
        </table:table-row>
        <table:table-row table:style-name="ro1">
          <table:table-cell office:value-type="float" office:value="199304" table:style-name="ce1">
            <text:p>199304</text:p>
          </table:table-cell>
          <table:table-cell office:value-type="float" office:value="1993" table:style-name="ce1">
            <text:p>1993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88.442999999999998" table:style-name="ce1">
            <text:p>88.443</text:p>
          </table:table-cell>
          <table:table-cell office:value-type="float" office:value="261.54700000000003" table:style-name="ce13">
            <text:p>261.5</text:p>
          </table:table-cell>
          <table:table-cell office:value-type="float" office:value="24047.69" table:style-name="ce1">
            <text:p>24047.69</text:p>
          </table:table-cell>
          <table:table-cell table:style-name="ce1"/>
          <table:table-cell office:value-type="float" office:value="93.006001091107478" table:style-name="ce13">
            <text:p>93.0</text:p>
          </table:table-cell>
          <table:table-cell office:value-type="float" office:value="-2.9677740029037936" table:formula="msoxl:=LN(I169/I168)*100" table:style-name="ce1">
            <text:p>-2.967774003</text:p>
          </table:table-cell>
          <table:table-cell office:value-type="float" office:value="-2.4312123480223686" table:style-name="ce1">
            <text:p>-2.431212348</text:p>
          </table:table-cell>
          <table:table-cell table:style-name="ce13"/>
          <table:table-cell office:value-type="float" office:value="6.5883634969401834" table:style-name="ce1">
            <text:p>6.588363497</text:p>
          </table:table-cell>
          <table:table-cell office:value-type="float" office:value="6.6927864916025346" table:style-name="ce1">
            <text:p>6.692786492</text:p>
          </table:table-cell>
          <table:table-cell table:style-name="ce1"/>
          <table:table-cell office:value-type="float" office:value="13892.817744773089" table:style-name="ce1">
            <text:p>13892.81774</text:p>
          </table:table-cell>
          <table:table-cell office:value-type="float" office:value="14406.777921172139" table:style-name="ce1">
            <text:p>14406.77792</text:p>
          </table:table-cell>
          <table:table-cell table:style-name="ce1"/>
          <table:table-cell office:value-type="float" office:value="1131750" table:style-name="ce14">
            <text:p>1131750</text:p>
          </table:table-cell>
          <table:table-cell office:value-type="float" office:value="962020" table:style-name="ce14">
            <text:p>962020</text:p>
          </table:table-cell>
          <table:table-cell office:value-type="float" office:value="947484.05903907574" table:style-name="ce14">
            <text:p>947484</text:p>
          </table:table-cell>
          <table:table-cell office:value-type="float" office:value="373520" table:style-name="ce14">
            <text:p>373520</text:p>
          </table:table-cell>
          <table:table-cell office:value-type="float" office:value="1176594" table:style-name="ce14">
            <text:p>1176594</text:p>
          </table:table-cell>
          <table:table-cell office:value-type="float" office:value="309670" table:style-name="ce14">
            <text:p>309670</text:p>
          </table:table-cell>
          <table:table-cell office:value-type="float" office:value="1225957.7842450337" table:style-name="ce14">
            <text:p>1225958</text:p>
          </table:table-cell>
          <table:table-cell office:value-type="float" office:value="543860" table:style-name="ce14">
            <text:p>543860</text:p>
          </table:table-cell>
          <table:table-cell table:style-name="ce14"/>
          <table:table-cell office:value-type="float" office:value="22544" table:style-name="ce14">
            <text:p>22544</text:p>
          </table:table-cell>
          <table:table-cell office:value-type="float" office:value="57419" table:style-name="ce14">
            <text:p>57419</text:p>
          </table:table-cell>
          <table:table-cell office:value-type="float" office:value="19603" table:style-name="ce14">
            <text:p>19603</text:p>
          </table:table-cell>
          <table:table-cell office:value-type="float" office:value="12018" table:style-name="ce14">
            <text:p>12018</text:p>
          </table:table-cell>
          <table:table-cell office:value-type="float" office:value="11420" table:style-name="ce14">
            <text:p>11420</text:p>
          </table:table-cell>
          <table:table-cell office:value-type="float" office:value="15487" table:style-name="ce14">
            <text:p>15487</text:p>
          </table:table-cell>
          <table:table-cell office:value-type="float" office:value="29430" table:style-name="ce14">
            <text:p>29430</text:p>
          </table:table-cell>
          <table:table-cell office:value-type="float" office:value="20785" table:style-name="ce14">
            <text:p>20785</text:p>
          </table:table-cell>
          <table:table-cell table:style-name="ce1"/>
          <table:table-cell office:value-type="float" office:value="3.4067971307350238" table:style-name="ce1">
            <text:p>3.406797131</text:p>
          </table:table-cell>
          <table:table-cell office:value-type="float" office:value="6.1179657286723375" table:style-name="ce1">
            <text:p>6.117965729</text:p>
          </table:table-cell>
          <table:table-cell office:value-type="float" office:value="-0.31194690173539263" table:style-name="ce1">
            <text:p>-0.311946902</text:p>
          </table:table-cell>
          <table:table-cell office:value-type="float" office:value="-7.9484003434807049E-2" table:style-name="ce1">
            <text:p>-0.079484003</text:p>
          </table:table-cell>
          <table:table-cell office:value-type="float" office:value="2.2914457661552916" table:style-name="ce1">
            <text:p>2.291445766</text:p>
          </table:table-cell>
          <table:table-cell office:value-type="float" office:value="1.6473125147507723" table:style-name="ce1">
            <text:p>1.647312515</text:p>
          </table:table-cell>
          <table:table-cell office:value-type="float" office:value="-1.0342306046735783" table:style-name="ce1">
            <text:p>-1.034230605</text:p>
          </table:table-cell>
          <table:table-cell office:value-type="float" office:value="0.72925943249450331" table:style-name="ce1">
            <text:p>0.729259432</text:p>
          </table:table-cell>
          <table:table-cell table:style-name="ce1"/>
          <table:table-cell office:value-type="float" office:value="0.133638066" table:style-name="ce1">
            <text:p>0.133638066</text:p>
          </table:table-cell>
          <table:table-cell office:value-type="float" office:value="0.138581962" table:style-name="ce1">
            <text:p>0.138581962</text:p>
          </table:table-cell>
          <table:table-cell office:value-type="float" office:value="6.9892399999999999E-3" table:style-name="ce1">
            <text:p>0.00698924</text:p>
          </table:table-cell>
          <table:table-cell office:value-type="float" office:value="7.7585400000000004E-3" table:style-name="ce1">
            <text:p>0.00775854</text:p>
          </table:table-cell>
          <table:table-cell office:value-type="float" office:value="0.13017328946478701" table:style-name="ce1">
            <text:p>0.130173289</text:p>
          </table:table-cell>
          <table:table-cell office:value-type="float" office:value="0.13949194826438599" table:style-name="ce1">
            <text:p>0.139491948</text:p>
          </table:table-cell>
          <table:table-cell office:value-type="float" office:value="6.7990399346581302E-3" table:style-name="ce1">
            <text:p>0.00679904</text:p>
          </table:table-cell>
          <table:table-cell office:value-type="float" office:value="8.2407966770953293E-3" table:style-name="ce1">
            <text:p>0.008240797</text:p>
          </table:table-cell>
          <table:table-cell office:value-type="float" office:value="2.6268586980501496E-2" table:formula="msoxl:=LN(AT169)-LN(AX169)" table:style-name="ce1">
            <text:p>0.026268587</text:p>
          </table:table-cell>
          <table:table-cell office:value-type="float" office:value="-6.5449470746197225E-3" table:formula="msoxl:=LN(AU169)-LN(AY169)" table:style-name="ce1">
            <text:p>-0.006544947</text:p>
          </table:table-cell>
          <table:table-cell office:value-type="float" office:value="2.7590407447351417E-2" table:formula="msoxl:=LN(AV169)-LN(AZ169)" table:style-name="ce1">
            <text:p>0.027590407</text:p>
          </table:table-cell>
          <table:table-cell office:value-type="float" office:value="-6.0302851197417517E-2" table:formula="msoxl:=LN(AW169)-LN(BA169)" table:style-name="ce1">
            <text:p>-0.060302851</text:p>
          </table:table-cell>
          <table:table-cell table:number-columns-repeated="4" table:style-name="ce1"/>
          <table:table-cell office:value-type="float" office:value="0.12118533882851389" table:formula="msoxl:=BB169*ABS($BH$8)/ABS($BH$10)-BC169*ABS($BH$9)/ABS($BH$10)+BD169-BE169*ABS($BH$11)/ABS($BH$10)" table:style-name="ce1">
            <text:p>0.121185339</text:p>
          </table:table-cell>
          <table:table-cell table:number-columns-repeated="16322"/>
        </table:table-row>
        <table:table-row table:style-name="ro1">
          <table:table-cell office:value-type="float" office:value="199401" table:style-name="ce1">
            <text:p>199401</text:p>
          </table:table-cell>
          <table:table-cell office:value-type="float" office:value="1994" table:style-name="ce1">
            <text:p>199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88.793999999999997" table:style-name="ce1">
            <text:p>88.794</text:p>
          </table:table-cell>
          <table:table-cell office:value-type="float" office:value="262.25" table:style-name="ce13">
            <text:p>262.3</text:p>
          </table:table-cell>
          <table:table-cell office:value-type="float" office:value="23988.58" table:style-name="ce1">
            <text:p>23988.58</text:p>
          </table:table-cell>
          <table:table-cell table:style-name="ce1"/>
          <table:table-cell office:value-type="float" office:value="94.13583655438984" table:style-name="ce13">
            <text:p>94.1</text:p>
          </table:table-cell>
          <table:table-cell office:value-type="float" office:value="1.2074789956291601" table:formula="msoxl:=LN(I170/I169)*100" table:style-name="ce1">
            <text:p>1.207478996</text:p>
          </table:table-cell>
          <table:table-cell office:value-type="float" office:value="0.9226303064776098" table:style-name="ce1">
            <text:p>0.922630306</text:p>
          </table:table-cell>
          <table:table-cell table:style-name="ce13"/>
          <table:table-cell office:value-type="float" office:value="6.5948697252146982" table:style-name="ce1">
            <text:p>6.594869725</text:p>
          </table:table-cell>
          <table:table-cell office:value-type="float" office:value="6.7027520144870243" table:style-name="ce1">
            <text:p>6.702752014</text:p>
          </table:table-cell>
          <table:table-cell table:style-name="ce1"/>
          <table:table-cell office:value-type="float" office:value="14084.682894604712" table:style-name="ce1">
            <text:p>14084.68289</text:p>
          </table:table-cell>
          <table:table-cell office:value-type="float" office:value="14444.735519869377" table:style-name="ce1">
            <text:p>14444.73552</text:p>
          </table:table-cell>
          <table:table-cell table:style-name="ce1"/>
          <table:table-cell office:value-type="float" office:value="1184844" table:style-name="ce14">
            <text:p>1184844</text:p>
          </table:table-cell>
          <table:table-cell office:value-type="float" office:value="952447.12021194992" table:style-name="ce14">
            <text:p>952447</text:p>
          </table:table-cell>
          <table:table-cell office:value-type="float" office:value="922757.67082389921" table:style-name="ce14">
            <text:p>922758</text:p>
          </table:table-cell>
          <table:table-cell office:value-type="float" office:value="363575.03944688605" table:style-name="ce14">
            <text:p>363575</text:p>
          </table:table-cell>
          <table:table-cell office:value-type="float" office:value="1168240" table:style-name="ce14">
            <text:p>1168240</text:p>
          </table:table-cell>
          <table:table-cell office:value-type="float" office:value="300108.04541408533" table:style-name="ce14">
            <text:p>300108</text:p>
          </table:table-cell>
          <table:table-cell office:value-type="float" office:value="1244980.9141321592" table:style-name="ce14">
            <text:p>1244981</text:p>
          </table:table-cell>
          <table:table-cell office:value-type="float" office:value="571903.20109816454" table:style-name="ce14">
            <text:p>571903</text:p>
          </table:table-cell>
          <table:table-cell table:style-name="ce14"/>
          <table:table-cell office:value-type="float" office:value="53094" table:style-name="ce14">
            <text:p>53094</text:p>
          </table:table-cell>
          <table:table-cell office:value-type="float" office:value="24688" table:style-name="ce14">
            <text:p>24688</text:p>
          </table:table-cell>
          <table:table-cell office:value-type="float" office:value="5472" table:style-name="ce14">
            <text:p>5472</text:p>
          </table:table-cell>
          <table:table-cell office:value-type="float" office:value="6615" table:style-name="ce14">
            <text:p>6615</text:p>
          </table:table-cell>
          <table:table-cell office:value-type="float" office:value="-8354" table:style-name="ce14">
            <text:p>-8354</text:p>
          </table:table-cell>
          <table:table-cell office:value-type="float" office:value="334" table:style-name="ce14">
            <text:p>334</text:p>
          </table:table-cell>
          <table:table-cell office:value-type="float" office:value="31073" table:style-name="ce14">
            <text:p>31073</text:p>
          </table:table-cell>
          <table:table-cell office:value-type="float" office:value="19206" table:style-name="ce14">
            <text:p>19206</text:p>
          </table:table-cell>
          <table:table-cell table:style-name="ce1"/>
          <table:table-cell office:value-type="float" office:value="0.35078732734517742" table:style-name="ce1">
            <text:p>0.350787327</text:p>
          </table:table-cell>
          <table:table-cell office:value-type="float" office:value="-0.26628326816430825" table:style-name="ce1">
            <text:p>-0.266283268</text:p>
          </table:table-cell>
          <table:table-cell office:value-type="float" office:value="-1.8986904820603556" table:style-name="ce1">
            <text:p>-1.898690482</text:p>
          </table:table-cell>
          <table:table-cell office:value-type="float" office:value="1.5876337843606716" table:style-name="ce1">
            <text:p>1.587633784</text:p>
          </table:table-cell>
          <table:table-cell office:value-type="float" office:value="-3.8660928151274843" table:style-name="ce1">
            <text:p>-3.866092815</text:p>
          </table:table-cell>
          <table:table-cell office:value-type="float" office:value="-2.779320886233859" table:style-name="ce1">
            <text:p>-2.779320886</text:p>
          </table:table-cell>
          <table:table-cell office:value-type="float" office:value="-2.4626428820615063" table:style-name="ce1">
            <text:p>-2.462642882</text:p>
          </table:table-cell>
          <table:table-cell office:value-type="float" office:value="0.75837999490182029" table:style-name="ce1">
            <text:p>0.758379995</text:p>
          </table:table-cell>
          <table:table-cell table:style-name="ce1"/>
          <table:table-cell office:value-type="float" office:value="0.136723022" table:style-name="ce1">
            <text:p>0.136723022</text:p>
          </table:table-cell>
          <table:table-cell office:value-type="float" office:value="0.14021813" table:style-name="ce1">
            <text:p>0.14021813</text:p>
          </table:table-cell>
          <table:table-cell office:value-type="float" office:value="7.0992099999999999E-3" table:style-name="ce1">
            <text:p>0.00709921</text:p>
          </table:table-cell>
          <table:table-cell office:value-type="float" office:value="7.9079300000000005E-3" table:style-name="ce1">
            <text:p>0.00790793</text:p>
          </table:table-cell>
          <table:table-cell office:value-type="float" office:value="0.13141502178558201" table:style-name="ce1">
            <text:p>0.131415022</text:p>
          </table:table-cell>
          <table:table-cell office:value-type="float" office:value="0.14174238203230299" table:style-name="ce1">
            <text:p>0.141742382</text:p>
          </table:table-cell>
          <table:table-cell office:value-type="float" office:value="6.8098521845953996E-3" table:style-name="ce1">
            <text:p>0.006809852</text:p>
          </table:table-cell>
          <table:table-cell office:value-type="float" office:value="8.2715433979079298E-3" table:style-name="ce1">
            <text:p>0.008271543</text:p>
          </table:table-cell>
          <table:table-cell office:value-type="float" office:value="3.9596721568989413E-2" table:formula="msoxl:=LN(AT170)-LN(AX170)" table:style-name="ce1">
            <text:p>0.039596722</text:p>
          </table:table-cell>
          <table:table-cell office:value-type="float" office:value="-1.0811917383271252E-2" table:formula="msoxl:=LN(AU170)-LN(AY170)" table:style-name="ce1">
            <text:p>-0.010811917</text:p>
          </table:table-cell>
          <table:table-cell office:value-type="float" office:value="4.1613095964528668E-2" table:formula="msoxl:=LN(AV170)-LN(AZ170)" table:style-name="ce1">
            <text:p>0.041613096</text:p>
          </table:table-cell>
          <table:table-cell office:value-type="float" office:value="-4.4955064256938293E-2" table:formula="msoxl:=LN(AW170)-LN(BA170)" table:style-name="ce1">
            <text:p>-0.044955064</text:p>
          </table:table-cell>
          <table:table-cell table:number-columns-repeated="4" table:style-name="ce1"/>
          <table:table-cell office:value-type="float" office:value="0.1328602584898475" table:formula="msoxl:=BB170*ABS($BH$8)/ABS($BH$10)-BC170*ABS($BH$9)/ABS($BH$10)+BD170-BE170*ABS($BH$11)/ABS($BH$10)" table:style-name="ce1">
            <text:p>0.132860258</text:p>
          </table:table-cell>
          <table:table-cell table:number-columns-repeated="16322"/>
        </table:table-row>
        <table:table-row table:style-name="ro1">
          <table:table-cell office:value-type="float" office:value="199402" table:style-name="ce1">
            <text:p>199402</text:p>
          </table:table-cell>
          <table:table-cell office:value-type="float" office:value="1994" table:style-name="ce1">
            <text:p>199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9.278000000000006" table:style-name="ce1">
            <text:p>89.278</text:p>
          </table:table-cell>
          <table:table-cell office:value-type="float" office:value="263.02" table:style-name="ce13">
            <text:p>263.0</text:p>
          </table:table-cell>
          <table:table-cell office:value-type="float" office:value="24110.58" table:style-name="ce1">
            <text:p>24110.58</text:p>
          </table:table-cell>
          <table:table-cell table:style-name="ce1"/>
          <table:table-cell office:value-type="float" office:value="95.861448493027439" table:style-name="ce13">
            <text:p>95.9</text:p>
          </table:table-cell>
          <table:table-cell office:value-type="float" office:value="1.8165095233426483" table:formula="msoxl:=LN(I171/I170)*100" table:style-name="ce1">
            <text:p>1.816509523</text:p>
          </table:table-cell>
          <table:table-cell office:value-type="float" office:value="3.1354462895593445" table:style-name="ce1">
            <text:p>3.13544629</text:p>
          </table:table-cell>
          <table:table-cell table:style-name="ce13"/>
          <table:table-cell office:value-type="float" office:value="6.6226860084030026" table:style-name="ce1">
            <text:p>6.622686008</text:p>
          </table:table-cell>
          <table:table-cell office:value-type="float" office:value="6.7485068790564853" table:style-name="ce1">
            <text:p>6.748506879</text:p>
          </table:table-cell>
          <table:table-cell table:style-name="ce1"/>
          <table:table-cell office:value-type="float" office:value="14014.056356668083" table:style-name="ce1">
            <text:p>14014.05636</text:p>
          </table:table-cell>
          <table:table-cell office:value-type="float" office:value="14587.855761679946" table:style-name="ce1">
            <text:p>14587.85576</text:p>
          </table:table-cell>
          <table:table-cell table:style-name="ce1"/>
          <table:table-cell office:value-type="float" office:value="1223348" table:style-name="ce14">
            <text:p>1223348</text:p>
          </table:table-cell>
          <table:table-cell office:value-type="float" office:value="939261.55174184404" table:style-name="ce14">
            <text:p>939262</text:p>
          </table:table-cell>
          <table:table-cell office:value-type="float" office:value="926551.46364380571" table:style-name="ce14">
            <text:p>926551</text:p>
          </table:table-cell>
          <table:table-cell office:value-type="float" office:value="359385.62252970826" table:style-name="ce14">
            <text:p>359386</text:p>
          </table:table-cell>
          <table:table-cell office:value-type="float" office:value="1189756" table:style-name="ce14">
            <text:p>1189756</text:p>
          </table:table-cell>
          <table:table-cell office:value-type="float" office:value="289737.46851779096" table:style-name="ce14">
            <text:p>289737</text:p>
          </table:table-cell>
          <table:table-cell office:value-type="float" office:value="1239118.9921965736" table:style-name="ce14">
            <text:p>1239119</text:p>
          </table:table-cell>
          <table:table-cell office:value-type="float" office:value="579818.17724023026" table:style-name="ce14">
            <text:p>579818</text:p>
          </table:table-cell>
          <table:table-cell table:style-name="ce14"/>
          <table:table-cell office:value-type="float" office:value="38504" table:style-name="ce14">
            <text:p>38504</text:p>
          </table:table-cell>
          <table:table-cell office:value-type="float" office:value="15537" table:style-name="ce14">
            <text:p>15537</text:p>
          </table:table-cell>
          <table:table-cell office:value-type="float" office:value="6026" table:style-name="ce14">
            <text:p>6026</text:p>
          </table:table-cell>
          <table:table-cell office:value-type="float" office:value="-2966" table:style-name="ce14">
            <text:p>-2966</text:p>
          </table:table-cell>
          <table:table-cell office:value-type="float" office:value="21516" table:style-name="ce14">
            <text:p>21516</text:p>
          </table:table-cell>
          <table:table-cell office:value-type="float" office:value="-3313" table:style-name="ce14">
            <text:p>-3313</text:p>
          </table:table-cell>
          <table:table-cell office:value-type="float" office:value="16123" table:style-name="ce14">
            <text:p>16123</text:p>
          </table:table-cell>
          <table:table-cell office:value-type="float" office:value="12542" table:style-name="ce14">
            <text:p>12542</text:p>
          </table:table-cell>
          <table:table-cell table:style-name="ce1"/>
          <table:table-cell office:value-type="float" office:value="0.45683746974515221" table:style-name="ce1">
            <text:p>0.45683747</text:p>
          </table:table-cell>
          <table:table-cell office:value-type="float" office:value="-1.5111124575330841" table:style-name="ce1">
            <text:p>-1.511112458</text:p>
          </table:table-cell>
          <table:table-cell office:value-type="float" office:value="-0.89185687252993462" table:style-name="ce1">
            <text:p>-0.891856873</text:p>
          </table:table-cell>
          <table:table-cell office:value-type="float" office:value="1.4973111027857633" table:style-name="ce1">
            <text:p>1.497311103</text:p>
          </table:table-cell>
          <table:table-cell office:value-type="float" office:value="0.42022314282193646" table:style-name="ce1">
            <text:p>0.420223143</text:p>
          </table:table-cell>
          <table:table-cell office:value-type="float" office:value="0.30209697841548822" table:style-name="ce1">
            <text:p>0.302096978</text:p>
          </table:table-cell>
          <table:table-cell office:value-type="float" office:value="-1.7243278822934904" table:style-name="ce1">
            <text:p>-1.724327882</text:p>
          </table:table-cell>
          <table:table-cell office:value-type="float" office:value="0.86486611911247535" table:style-name="ce1">
            <text:p>0.864866119</text:p>
          </table:table-cell>
          <table:table-cell table:style-name="ce1"/>
          <table:table-cell office:value-type="float" office:value="0.136486415" table:style-name="ce1">
            <text:p>0.136486415</text:p>
          </table:table-cell>
          <table:table-cell office:value-type="float" office:value="0.14207479200000001" table:style-name="ce1">
            <text:p>0.142074792</text:p>
          </table:table-cell>
          <table:table-cell office:value-type="float" office:value="7.3235499999999999E-3" table:style-name="ce1">
            <text:p>0.00732355</text:p>
          </table:table-cell>
          <table:table-cell office:value-type="float" office:value="8.3054800000000005E-3" table:style-name="ce1">
            <text:p>0.00830548</text:p>
          </table:table-cell>
          <table:table-cell office:value-type="float" office:value="0.13266984681878899" table:style-name="ce1">
            <text:p>0.132669847</text:p>
          </table:table-cell>
          <table:table-cell office:value-type="float" office:value="0.14402949718333699" table:style-name="ce1">
            <text:p>0.144029497</text:p>
          </table:table-cell>
          <table:table-cell office:value-type="float" office:value="6.8204848790161098E-3" table:style-name="ce1">
            <text:p>0.006820485</text:p>
          </table:table-cell>
          <table:table-cell office:value-type="float" office:value="8.3022392352712897E-3" table:style-name="ce1">
            <text:p>0.008302239</text:p>
          </table:table-cell>
          <table:table-cell office:value-type="float" office:value="2.8361398537742666E-2" table:formula="msoxl:=LN(AT171)-LN(AX171)" table:style-name="ce1">
            <text:p>0.028361399</text:p>
          </table:table-cell>
          <table:table-cell office:value-type="float" office:value="-1.3664496983157193E-2" table:formula="msoxl:=LN(AU171)-LN(AY171)" table:style-name="ce1">
            <text:p>-0.013664497</text:p>
          </table:table-cell>
          <table:table-cell office:value-type="float" office:value="7.1164617131521446E-2" table:formula="msoxl:=LN(AV171)-LN(AZ171)" table:style-name="ce1">
            <text:p>0.071164617</text:p>
          </table:table-cell>
          <table:table-cell office:value-type="float" office:value="3.9027210466802131E-4" table:formula="msoxl:=LN(AW171)-LN(BA171)" table:style-name="ce1">
            <text:p>0.000390272</text:p>
          </table:table-cell>
          <table:table-cell table:number-columns-repeated="4" table:style-name="ce1"/>
          <table:table-cell office:value-type="float" office:value="0.10510955505098166" table:formula="msoxl:=BB171*ABS($BH$8)/ABS($BH$10)-BC171*ABS($BH$9)/ABS($BH$10)+BD171-BE171*ABS($BH$11)/ABS($BH$10)" table:style-name="ce1">
            <text:p>0.105109555</text:p>
          </table:table-cell>
          <table:table-cell table:number-columns-repeated="16322"/>
        </table:table-row>
        <table:table-row table:style-name="ro1">
          <table:table-cell office:value-type="float" office:value="199403" table:style-name="ce1">
            <text:p>199403</text:p>
          </table:table-cell>
          <table:table-cell office:value-type="float" office:value="1994" table:style-name="ce1">
            <text:p>1994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90.07" table:style-name="ce1">
            <text:p>90.07</text:p>
          </table:table-cell>
          <table:table-cell office:value-type="float" office:value="263.87" table:style-name="ce13">
            <text:p>263.9</text:p>
          </table:table-cell>
          <table:table-cell office:value-type="float" office:value="24525.19" table:style-name="ce1">
            <text:p>24525.19</text:p>
          </table:table-cell>
          <table:table-cell table:style-name="ce1"/>
          <table:table-cell office:value-type="float" office:value="99.16240111679852" table:style-name="ce13">
            <text:p>99.2</text:p>
          </table:table-cell>
          <table:table-cell office:value-type="float" office:value="3.38550173216862" table:formula="msoxl:=LN(I172/I171)*100" table:style-name="ce1">
            <text:p>3.385501732</text:p>
          </table:table-cell>
          <table:table-cell office:value-type="float" office:value="2.5629613981666628" table:style-name="ce1">
            <text:p>2.562961398</text:p>
          </table:table-cell>
          <table:table-cell table:style-name="ce13"/>
          <table:table-cell office:value-type="float" office:value="6.6534466262270957" table:style-name="ce1">
            <text:p>6.653446626</text:p>
          </table:table-cell>
          <table:table-cell office:value-type="float" office:value="6.780291989470256" table:style-name="ce1">
            <text:p>6.780291989</text:p>
          </table:table-cell>
          <table:table-cell table:style-name="ce1"/>
          <table:table-cell office:value-type="float" office:value="14501.612388113395" table:style-name="ce1">
            <text:p>14501.61239</text:p>
          </table:table-cell>
          <table:table-cell office:value-type="float" office:value="14781.661683732809" table:style-name="ce1">
            <text:p>14781.66168</text:p>
          </table:table-cell>
          <table:table-cell table:style-name="ce1"/>
          <table:table-cell office:value-type="float" office:value="1254626" table:style-name="ce14">
            <text:p>1254626</text:p>
          </table:table-cell>
          <table:table-cell office:value-type="float" office:value="959907.86229937698" table:style-name="ce14">
            <text:p>959908</text:p>
          </table:table-cell>
          <table:table-cell office:value-type="float" office:value="968791.59715117991" table:style-name="ce14">
            <text:p>968792</text:p>
          </table:table-cell>
          <table:table-cell office:value-type="float" office:value="374394.20813530218" table:style-name="ce14">
            <text:p>374394</text:p>
          </table:table-cell>
          <table:table-cell office:value-type="float" office:value="1191983" table:style-name="ce14">
            <text:p>1191983</text:p>
          </table:table-cell>
          <table:table-cell office:value-type="float" office:value="292818.0392231954" table:style-name="ce14">
            <text:p>292818</text:p>
          </table:table-cell>
          <table:table-cell office:value-type="float" office:value="1332008.1776916059" table:style-name="ce14">
            <text:p>1332008</text:p>
          </table:table-cell>
          <table:table-cell office:value-type="float" office:value="621388.77617412806" table:style-name="ce14">
            <text:p>621389</text:p>
          </table:table-cell>
          <table:table-cell table:style-name="ce14"/>
          <table:table-cell office:value-type="float" office:value="31278" table:style-name="ce14">
            <text:p>31278</text:p>
          </table:table-cell>
          <table:table-cell office:value-type="float" office:value="36839" table:style-name="ce14">
            <text:p>36839</text:p>
          </table:table-cell>
          <table:table-cell office:value-type="float" office:value="14623" table:style-name="ce14">
            <text:p>14623</text:p>
          </table:table-cell>
          <table:table-cell office:value-type="float" office:value="108" table:style-name="ce14">
            <text:p>108</text:p>
          </table:table-cell>
          <table:table-cell office:value-type="float" office:value="2227" table:style-name="ce14">
            <text:p>2227</text:p>
          </table:table-cell>
          <table:table-cell office:value-type="float" office:value="5412" table:style-name="ce14">
            <text:p>5412</text:p>
          </table:table-cell>
          <table:table-cell office:value-type="float" office:value="19258" table:style-name="ce14">
            <text:p>19258</text:p>
          </table:table-cell>
          <table:table-cell office:value-type="float" office:value="6993" table:style-name="ce14">
            <text:p>6993</text:p>
          </table:table-cell>
          <table:table-cell table:style-name="ce1"/>
          <table:table-cell office:value-type="float" office:value="2.7908014526514022" table:style-name="ce1">
            <text:p>2.790801453</text:p>
          </table:table-cell>
          <table:table-cell office:value-type="float" office:value="6.063199870218086" table:style-name="ce1">
            <text:p>6.06319987</text:p>
          </table:table-cell>
          <table:table-cell office:value-type="float" office:value="0.75737141230057359" table:style-name="ce1">
            <text:p>0.757371412</text:p>
          </table:table-cell>
          <table:table-cell office:value-type="float" office:value="1.241583013781008" table:style-name="ce1">
            <text:p>1.241583014</text:p>
          </table:table-cell>
          <table:table-cell office:value-type="float" office:value="4.773340199148782" table:style-name="ce1">
            <text:p>4.773340199</text:p>
          </table:table-cell>
          <table:table-cell office:value-type="float" office:value="3.431537923943099" table:style-name="ce1">
            <text:p>3.431537924</text:p>
          </table:table-cell>
          <table:table-cell office:value-type="float" office:value="-0.21535680394863449" table:style-name="ce1">
            <text:p>-0.215356804</text:p>
          </table:table-cell>
          <table:table-cell office:value-type="float" office:value="1.023749658223849" table:style-name="ce1">
            <text:p>1.023749658</text:p>
          </table:table-cell>
          <table:table-cell table:style-name="ce1"/>
          <table:table-cell office:value-type="float" office:value="0.14053163299999999" table:style-name="ce1">
            <text:p>0.140531633</text:p>
          </table:table-cell>
          <table:table-cell office:value-type="float" office:value="0.14324552300000001" table:style-name="ce1">
            <text:p>0.143245523</text:p>
          </table:table-cell>
          <table:table-cell office:value-type="float" office:value="7.5147199999999999E-3" table:style-name="ce1">
            <text:p>0.00751472</text:p>
          </table:table-cell>
          <table:table-cell office:value-type="float" office:value="8.5310200000000003E-3" table:style-name="ce1">
            <text:p>0.00853102</text:p>
          </table:table-cell>
          <table:table-cell office:value-type="float" office:value="0.133937812611368" table:style-name="ce1">
            <text:p>0.133937813</text:p>
          </table:table-cell>
          <table:table-cell office:value-type="float" office:value="0.146353863868326" table:style-name="ce1">
            <text:p>0.146353864</text:p>
          </table:table-cell>
          <table:table-cell office:value-type="float" office:value="6.8309410524971196E-3" table:style-name="ce1">
            <text:p>0.006830941</text:p>
          </table:table-cell>
          <table:table-cell office:value-type="float" office:value="8.3328899478730192E-3" table:style-name="ce1">
            <text:p>0.00833289</text:p>
          </table:table-cell>
          <table:table-cell office:value-type="float" office:value="4.8057002099385127E-2" table:formula="msoxl:=LN(AT172)-LN(AX172)" table:style-name="ce1">
            <text:p>0.048057002</text:p>
          </table:table-cell>
          <table:table-cell office:value-type="float" office:value="-2.1467312297155594E-2" table:formula="msoxl:=LN(AU172)-LN(AY172)" table:style-name="ce1">
            <text:p>-0.021467312</text:p>
          </table:table-cell>
          <table:table-cell office:value-type="float" office:value="9.5401317393094764E-2" table:formula="msoxl:=LN(AV172)-LN(AZ172)" table:style-name="ce1">
            <text:p>0.095401317</text:p>
          </table:table-cell>
          <table:table-cell office:value-type="float" office:value="2.3498603785503391E-2" table:formula="msoxl:=LN(AW172)-LN(BA172)" table:style-name="ce1">
            <text:p>0.023498604</text:p>
          </table:table-cell>
          <table:table-cell table:number-columns-repeated="4" table:style-name="ce1"/>
          <table:table-cell office:value-type="float" office:value="0.12652926190684441" table:formula="msoxl:=BB172*ABS($BH$8)/ABS($BH$10)-BC172*ABS($BH$9)/ABS($BH$10)+BD172-BE172*ABS($BH$11)/ABS($BH$10)" table:style-name="ce1">
            <text:p>0.126529262</text:p>
          </table:table-cell>
          <table:table-cell table:number-columns-repeated="16322"/>
        </table:table-row>
        <table:table-row table:style-name="ro1">
          <table:table-cell office:value-type="float" office:value="199404" table:style-name="ce1">
            <text:p>199404</text:p>
          </table:table-cell>
          <table:table-cell office:value-type="float" office:value="1994" table:style-name="ce1">
            <text:p>1994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90.471999999999994" table:style-name="ce1">
            <text:p>90.472</text:p>
          </table:table-cell>
          <table:table-cell office:value-type="float" office:value="264.678" table:style-name="ce13">
            <text:p>264.7</text:p>
          </table:table-cell>
          <table:table-cell office:value-type="float" office:value="24683.41" table:style-name="ce1">
            <text:p>24683.41</text:p>
          </table:table-cell>
          <table:table-cell table:style-name="ce1"/>
          <table:table-cell office:value-type="float" office:value="97.495138968317491" table:style-name="ce13">
            <text:p>97.5</text:p>
          </table:table-cell>
          <table:table-cell office:value-type="float" office:value="-1.6956401418490228" table:formula="msoxl:=LN(I173/I172)*100" table:style-name="ce1">
            <text:p>-1.695640142</text:p>
          </table:table-cell>
          <table:table-cell office:value-type="float" office:value="-3.3456012744196642" table:style-name="ce1">
            <text:p>-3.345601274</text:p>
          </table:table-cell>
          <table:table-cell table:style-name="ce13"/>
          <table:table-cell office:value-type="float" office:value="6.674814938521255" table:style-name="ce1">
            <text:p>6.674814939</text:p>
          </table:table-cell>
          <table:table-cell office:value-type="float" office:value="6.8014034659506031" table:style-name="ce1">
            <text:p>6.801403466</text:p>
          </table:table-cell>
          <table:table-cell table:style-name="ce1"/>
          <table:table-cell office:value-type="float" office:value="14657.060190666445" table:style-name="ce1">
            <text:p>14657.06019</text:p>
          </table:table-cell>
          <table:table-cell office:value-type="float" office:value="15206.057672391278" table:style-name="ce1">
            <text:p>15206.05767</text:p>
          </table:table-cell>
          <table:table-cell table:style-name="ce1"/>
          <table:table-cell office:value-type="float" office:value="1278990" table:style-name="ce14">
            <text:p>1278990</text:p>
          </table:table-cell>
          <table:table-cell office:value-type="float" office:value="1015820" table:style-name="ce14">
            <text:p>1015820</text:p>
          </table:table-cell>
          <table:table-cell office:value-type="float" office:value="983643.66551379522" table:style-name="ce14">
            <text:p>983644</text:p>
          </table:table-cell>
          <table:table-cell office:value-type="float" office:value="397720" table:style-name="ce14">
            <text:p>397720</text:p>
          </table:table-cell>
          <table:table-cell office:value-type="float" office:value="1263400" table:style-name="ce14">
            <text:p>1263400</text:p>
          </table:table-cell>
          <table:table-cell office:value-type="float" office:value="310391" table:style-name="ce14">
            <text:p>310391</text:p>
          </table:table-cell>
          <table:table-cell office:value-type="float" office:value="1318840.0139308169" table:style-name="ce14">
            <text:p>1318840</text:p>
          </table:table-cell>
          <table:table-cell office:value-type="float" office:value="626762" table:style-name="ce14">
            <text:p>626762</text:p>
          </table:table-cell>
          <table:table-cell table:style-name="ce14"/>
          <table:table-cell office:value-type="float" office:value="11393" table:style-name="ce14">
            <text:p>11393</text:p>
          </table:table-cell>
          <table:table-cell office:value-type="float" office:value="47648" table:style-name="ce14">
            <text:p>47648</text:p>
          </table:table-cell>
          <table:table-cell office:value-type="float" office:value="20000" table:style-name="ce14">
            <text:p>20000</text:p>
          </table:table-cell>
          <table:table-cell office:value-type="float" office:value="-2870" table:style-name="ce14">
            <text:p>-2870</text:p>
          </table:table-cell>
          <table:table-cell office:value-type="float" office:value="23072" table:style-name="ce14">
            <text:p>23072</text:p>
          </table:table-cell>
          <table:table-cell office:value-type="float" office:value="9775" table:style-name="ce14">
            <text:p>9775</text:p>
          </table:table-cell>
          <table:table-cell office:value-type="float" office:value="13713" table:style-name="ce14">
            <text:p>13713</text:p>
          </table:table-cell>
          <table:table-cell office:value-type="float" office:value="9360" table:style-name="ce14">
            <text:p>9360</text:p>
          </table:table-cell>
          <table:table-cell table:style-name="ce1"/>
          <table:table-cell office:value-type="float" office:value="2.8000840912423977E-3" table:style-name="ce1">
            <text:p>0.002800084</text:p>
          </table:table-cell>
          <table:table-cell office:value-type="float" office:value="-3.4777051549545157" table:style-name="ce1">
            <text:p>-3.477705155</text:p>
          </table:table-cell>
          <table:table-cell office:value-type="float" office:value="0.10175531614590855" table:style-name="ce1">
            <text:p>0.101755316</text:p>
          </table:table-cell>
          <table:table-cell office:value-type="float" office:value="0.96837019139575076" table:style-name="ce1">
            <text:p>0.968370191</text:p>
          </table:table-cell>
          <table:table-cell office:value-type="float" office:value="-1.5631784660566417E-2" table:style-name="ce1">
            <text:p>-0.015631785</text:p>
          </table:table-cell>
          <table:table-cell office:value-type="float" office:value="-1.1237636464966679E-2" table:style-name="ce1">
            <text:p>-0.011237636</text:p>
          </table:table-cell>
          <table:table-cell office:value-type="float" office:value="-4.4093030769477647E-2" table:style-name="ce1">
            <text:p>-0.044093031</text:p>
          </table:table-cell>
          <table:table-cell office:value-type="float" office:value="1.1338925430199376" table:style-name="ce1">
            <text:p>1.133892543</text:p>
          </table:table-cell>
          <table:table-cell table:style-name="ce1"/>
          <table:table-cell office:value-type="float" office:value="0.14219153700000001" table:style-name="ce1">
            <text:p>0.142191537</text:p>
          </table:table-cell>
          <table:table-cell office:value-type="float" office:value="0.147517489" table:style-name="ce1">
            <text:p>0.147517489</text:p>
          </table:table-cell>
          <table:table-cell office:value-type="float" office:value="7.6853199999999998E-3" table:style-name="ce1">
            <text:p>0.00768532</text:p>
          </table:table-cell>
          <table:table-cell office:value-type="float" office:value="8.7224599999999996E-3" table:style-name="ce1">
            <text:p>0.00872246</text:p>
          </table:table-cell>
          <table:table-cell office:value-type="float" office:value="0.135218966751676" table:style-name="ce1">
            <text:p>0.135218967</text:p>
          </table:table-cell>
          <table:table-cell office:value-type="float" office:value="0.148716059251882" table:style-name="ce1">
            <text:p>0.148716059</text:p>
          </table:table-cell>
          <table:table-cell office:value-type="float" office:value="6.84122398035819E-3" table:style-name="ce1">
            <text:p>0.006841224</text:p>
          </table:table-cell>
          <table:table-cell office:value-type="float" office:value="8.3635013990409502E-3" table:style-name="ce1">
            <text:p>0.008363501</text:p>
          </table:table-cell>
          <table:table-cell office:value-type="float" office:value="5.027956043569648E-2" table:formula="msoxl:=LN(AT173)-LN(AX173)" table:style-name="ce1">
            <text:p>0.05027956</text:p>
          </table:table-cell>
          <table:table-cell office:value-type="float" office:value="-8.0921070511128512E-3" table:formula="msoxl:=LN(AU173)-LN(AY173)" table:style-name="ce1">
            <text:p>-0.008092107</text:p>
          </table:table-cell>
          <table:table-cell office:value-type="float" office:value="0.11634535555862335" table:formula="msoxl:=LN(AV173)-LN(AZ173)" table:style-name="ce1">
            <text:p>0.116345356</text:p>
          </table:table-cell>
          <table:table-cell office:value-type="float" office:value="4.2024141177786412E-2" table:formula="msoxl:=LN(AW173)-LN(BA173)" table:style-name="ce1">
            <text:p>0.042024141</text:p>
          </table:table-cell>
          <table:table-cell table:number-columns-repeated="4" table:style-name="ce1"/>
          <table:table-cell office:value-type="float" office:value="0.11894662369628403" table:formula="msoxl:=BB173*ABS($BH$8)/ABS($BH$10)-BC173*ABS($BH$9)/ABS($BH$10)+BD173-BE173*ABS($BH$11)/ABS($BH$10)" table:style-name="ce1">
            <text:p>0.118946624</text:p>
          </table:table-cell>
          <table:table-cell table:number-columns-repeated="16322"/>
        </table:table-row>
        <table:table-row table:style-name="ro1">
          <table:table-cell office:value-type="float" office:value="199501" table:style-name="ce1">
            <text:p>199501</text:p>
          </table:table-cell>
          <table:table-cell office:value-type="float" office:value="1995" table:style-name="ce1">
            <text:p>199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90.909000000000006" table:style-name="ce1">
            <text:p>90.909</text:p>
          </table:table-cell>
          <table:table-cell office:value-type="float" office:value="265.38799999999998" table:style-name="ce13">
            <text:p>265.4</text:p>
          </table:table-cell>
          <table:table-cell office:value-type="float" office:value="25358.86" table:style-name="ce1">
            <text:p>25358.86</text:p>
          </table:table-cell>
          <table:table-cell table:style-name="ce1"/>
          <table:table-cell office:value-type="float" office:value="102.62460871659042" table:style-name="ce13">
            <text:p>102.6</text:p>
          </table:table-cell>
          <table:table-cell office:value-type="float" office:value="5.1275234990192269" table:formula="msoxl:=LN(I174/I173)*100" table:style-name="ce1">
            <text:p>5.127523499</text:p>
          </table:table-cell>
          <table:table-cell office:value-type="float" office:value="4.1006944944823234" table:style-name="ce1">
            <text:p>4.100694494</text:p>
          </table:table-cell>
          <table:table-cell table:style-name="ce13"/>
          <table:table-cell office:value-type="float" office:value="6.6957701446875859" table:style-name="ce1">
            <text:p>6.695770145</text:p>
          </table:table-cell>
          <table:table-cell office:value-type="float" office:value="6.819357290723767" table:style-name="ce1">
            <text:p>6.819357291</text:p>
          </table:table-cell>
          <table:table-cell table:style-name="ce1"/>
          <table:table-cell office:value-type="float" office:value="14818.944435652802" table:style-name="ce1">
            <text:p>14818.94444</text:p>
          </table:table-cell>
          <table:table-cell office:value-type="float" office:value="15953.771269673647" table:style-name="ce1">
            <text:p>15953.77127</text:p>
          </table:table-cell>
          <table:table-cell table:style-name="ce1"/>
          <table:table-cell office:value-type="float" office:value="1315048" table:style-name="ce14">
            <text:p>1315048</text:p>
          </table:table-cell>
          <table:table-cell office:value-type="float" office:value="1101720.8424698026" table:style-name="ce14">
            <text:p>1101721</text:p>
          </table:table-cell>
          <table:table-cell office:value-type="float" office:value="1056887.8374724076" table:style-name="ce14">
            <text:p>1056888</text:p>
          </table:table-cell>
          <table:table-cell office:value-type="float" office:value="429944.33440024382" table:style-name="ce14">
            <text:p>429944</text:p>
          </table:table-cell>
          <table:table-cell office:value-type="float" office:value="1300071" table:style-name="ce14">
            <text:p>1300071</text:p>
          </table:table-cell>
          <table:table-cell office:value-type="float" office:value="330248.52415011695" table:style-name="ce14">
            <text:p>330249</text:p>
          </table:table-cell>
          <table:table-cell office:value-type="float" office:value="1341619.3449967033" table:style-name="ce14">
            <text:p>1341619</text:p>
          </table:table-cell>
          <table:table-cell office:value-type="float" office:value="619966.0336886344" table:style-name="ce14">
            <text:p>619966</text:p>
          </table:table-cell>
          <table:table-cell table:style-name="ce14"/>
          <table:table-cell office:value-type="float" office:value="36058" table:style-name="ce14">
            <text:p>36058</text:p>
          </table:table-cell>
          <table:table-cell office:value-type="float" office:value="55595" table:style-name="ce14">
            <text:p>55595</text:p>
          </table:table-cell>
          <table:table-cell office:value-type="float" office:value="9439" table:style-name="ce14">
            <text:p>9439</text:p>
          </table:table-cell>
          <table:table-cell office:value-type="float" office:value="-3662" table:style-name="ce14">
            <text:p>-3662</text:p>
          </table:table-cell>
          <table:table-cell office:value-type="float" office:value="36671" table:style-name="ce14">
            <text:p>36671</text:p>
          </table:table-cell>
          <table:table-cell office:value-type="float" office:value="4051" table:style-name="ce14">
            <text:p>4051</text:p>
          </table:table-cell>
          <table:table-cell office:value-type="float" office:value="21684" table:style-name="ce14">
            <text:p>21684</text:p>
          </table:table-cell>
          <table:table-cell office:value-type="float" office:value="4724" table:style-name="ce14">
            <text:p>4724</text:p>
          </table:table-cell>
          <table:table-cell table:style-name="ce1"/>
          <table:table-cell office:value-type="float" office:value="2.2562252684591031" table:style-name="ce1">
            <text:p>2.256225268</text:p>
          </table:table-cell>
          <table:table-cell office:value-type="float" office:value="-0.72724571496652324" table:style-name="ce1">
            <text:p>-0.727245715</text:p>
          </table:table-cell>
          <table:table-cell office:value-type="float" office:value="6.89627429594033" table:style-name="ce1">
            <text:p>6.896274296</text:p>
          </table:table-cell>
          <table:table-cell office:value-type="float" office:value="2.8068702080597343" table:style-name="ce1">
            <text:p>2.806870208</text:p>
          </table:table-cell>
          <table:table-cell office:value-type="float" office:value="9.2914198466242297" table:style-name="ce1">
            <text:p>9.291419847</text:p>
          </table:table-cell>
          <table:table-cell office:value-type="float" office:value="6.6795699113703204" table:style-name="ce1">
            <text:p>6.679569911</text:p>
          </table:table-cell>
          <table:table-cell office:value-type="float" office:value="4.6562524239978336" table:style-name="ce1">
            <text:p>4.656252424</text:p>
          </table:table-cell>
          <table:table-cell office:value-type="float" office:value="1.3716725360209996" table:style-name="ce1">
            <text:p>1.371672536</text:p>
          </table:table-cell>
          <table:table-cell table:style-name="ce1"/>
          <table:table-cell office:value-type="float" office:value="0.14098590799999999" table:style-name="ce1">
            <text:p>0.140985908</text:p>
          </table:table-cell>
          <table:table-cell office:value-type="float" office:value="0.151782533" table:style-name="ce1">
            <text:p>0.151782533</text:p>
          </table:table-cell>
          <table:table-cell office:value-type="float" office:value="7.6965200000000001E-3" table:style-name="ce1">
            <text:p>0.00769652</text:p>
          </table:table-cell>
          <table:table-cell office:value-type="float" office:value="8.7089899999999998E-3" table:style-name="ce1">
            <text:p>0.00870899</text:p>
          </table:table-cell>
          <table:table-cell office:value-type="float" office:value="0.13651335748846599" table:style-name="ce1">
            <text:p>0.136513357</text:p>
          </table:table-cell>
          <table:table-cell office:value-type="float" office:value="0.15111666703252599" table:style-name="ce1">
            <text:p>0.151116667</text:p>
          </table:table-cell>
          <table:table-cell office:value-type="float" office:value="6.8513372484600198E-3" table:style-name="ce1">
            <text:p>0.006851337</text:p>
          </table:table-cell>
          <table:table-cell office:value-type="float" office:value="8.3940796373150606E-3" table:style-name="ce1">
            <text:p>0.00839408</text:p>
          </table:table-cell>
          <table:table-cell office:value-type="float" office:value="3.2237475225412426E-2" table:formula="msoxl:=LN(AT174)-LN(AX174)" table:style-name="ce1">
            <text:p>0.032237475</text:p>
          </table:table-cell>
          <table:table-cell office:value-type="float" office:value="4.3966246197966186E-3" table:formula="msoxl:=LN(AU174)-LN(AY174)" table:style-name="ce1">
            <text:p>0.004396625</text:p>
          </table:table-cell>
          <table:table-cell office:value-type="float" office:value="0.1163244266736676" table:formula="msoxl:=LN(AV174)-LN(AZ174)" table:style-name="ce1">
            <text:p>0.116324427</text:p>
          </table:table-cell>
          <table:table-cell office:value-type="float" office:value="3.6829173196626819E-2" table:formula="msoxl:=LN(AW174)-LN(BA174)" table:style-name="ce1">
            <text:p>0.036829173</text:p>
          </table:table-cell>
          <table:table-cell table:number-columns-repeated="4" table:style-name="ce1"/>
          <table:table-cell office:value-type="float" office:value="9.992544896396921E-2" table:formula="msoxl:=BB174*ABS($BH$8)/ABS($BH$10)-BC174*ABS($BH$9)/ABS($BH$10)+BD174-BE174*ABS($BH$11)/ABS($BH$10)" table:style-name="ce1">
            <text:p>0.099925449</text:p>
          </table:table-cell>
          <table:table-cell table:number-columns-repeated="16322"/>
        </table:table-row>
        <table:table-row table:style-name="ro1">
          <table:table-cell office:value-type="float" office:value="199502" table:style-name="ce1">
            <text:p>199502</text:p>
          </table:table-cell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91.412000000000006" table:style-name="ce1">
            <text:p>91.412</text:p>
          </table:table-cell>
          <table:table-cell office:value-type="float" office:value="266.142" table:style-name="ce13">
            <text:p>266.1</text:p>
          </table:table-cell>
          <table:table-cell office:value-type="float" office:value="26082.42" table:style-name="ce1">
            <text:p>26082.42</text:p>
          </table:table-cell>
          <table:table-cell table:style-name="ce1"/>
          <table:table-cell office:value-type="float" office:value="105.5211686060906" table:style-name="ce13">
            <text:p>105.5</text:p>
          </table:table-cell>
          <table:table-cell office:value-type="float" office:value="2.7833828067340534" table:formula="msoxl:=LN(I175/I174)*100" table:style-name="ce1">
            <text:p>2.783382807</text:p>
          </table:table-cell>
          <table:table-cell office:value-type="float" office:value="0.41529268510112194" table:style-name="ce1">
            <text:p>0.415292685</text:p>
          </table:table-cell>
          <table:table-cell table:style-name="ce13"/>
          <table:table-cell office:value-type="float" office:value="6.708956928967611" table:style-name="ce1">
            <text:p>6.708956929</text:p>
          </table:table-cell>
          <table:table-cell office:value-type="float" office:value="6.8428643321248588" table:style-name="ce1">
            <text:p>6.842864332</text:p>
          </table:table-cell>
          <table:table-cell table:style-name="ce1"/>
          <table:table-cell office:value-type="float" office:value="15424.67698715137" table:style-name="ce1">
            <text:p>15424.67699</text:p>
          </table:table-cell>
          <table:table-cell office:value-type="float" office:value="16903.771914216159" table:style-name="ce1">
            <text:p>16903.77191</text:p>
          </table:table-cell>
          <table:table-cell table:style-name="ce1"/>
          <table:table-cell office:value-type="float" office:value="1351512" table:style-name="ce14">
            <text:p>1351512</text:p>
          </table:table-cell>
          <table:table-cell office:value-type="float" office:value="1228876.7593436295" table:style-name="ce14">
            <text:p>1228877</text:p>
          </table:table-cell>
          <table:table-cell office:value-type="float" office:value="1135913.5137769466" table:style-name="ce14">
            <text:p>1135914</text:p>
          </table:table-cell>
          <table:table-cell office:value-type="float" office:value="473245.1329402905" table:style-name="ce14">
            <text:p>473245</text:p>
          </table:table-cell>
          <table:table-cell office:value-type="float" office:value="1375248" table:style-name="ce14">
            <text:p>1375248</text:p>
          </table:table-cell>
          <table:table-cell office:value-type="float" office:value="361878.35093406023" table:style-name="ce14">
            <text:p>361878</text:p>
          </table:table-cell>
          <table:table-cell office:value-type="float" office:value="1415186.8310055661" table:style-name="ce14">
            <text:p>1415187</text:p>
          </table:table-cell>
          <table:table-cell office:value-type="float" office:value="666700.54238729796" table:style-name="ce14">
            <text:p>666701</text:p>
          </table:table-cell>
          <table:table-cell table:style-name="ce14"/>
          <table:table-cell office:value-type="float" office:value="36464" table:style-name="ce14">
            <text:p>36464</text:p>
          </table:table-cell>
          <table:table-cell office:value-type="float" office:value="68312" table:style-name="ce14">
            <text:p>68312</text:p>
          </table:table-cell>
          <table:table-cell office:value-type="float" office:value="12198" table:style-name="ce14">
            <text:p>12198</text:p>
          </table:table-cell>
          <table:table-cell office:value-type="float" office:value="5485" table:style-name="ce14">
            <text:p>5485</text:p>
          </table:table-cell>
          <table:table-cell office:value-type="float" office:value="75177" table:style-name="ce14">
            <text:p>75177</text:p>
          </table:table-cell>
          <table:table-cell office:value-type="float" office:value="15005" table:style-name="ce14">
            <text:p>15005</text:p>
          </table:table-cell>
          <table:table-cell office:value-type="float" office:value="16033" table:style-name="ce14">
            <text:p>16033</text:p>
          </table:table-cell>
          <table:table-cell office:value-type="float" office:value="12829" table:style-name="ce14">
            <text:p>12829</text:p>
          </table:table-cell>
          <table:table-cell table:style-name="ce1"/>
          <table:table-cell office:value-type="float" office:value="4.1985980521081423" table:style-name="ce1">
            <text:p>4.198598052</text:p>
          </table:table-cell>
          <table:table-cell office:value-type="float" office:value="5.1723516310869035" table:style-name="ce1">
            <text:p>5.172351631</text:p>
          </table:table-cell>
          <table:table-cell office:value-type="float" office:value="6.4886334799202583" table:style-name="ce1">
            <text:p>6.48863348</text:p>
          </table:table-cell>
          <table:table-cell office:value-type="float" office:value="1.7308503717773407" table:style-name="ce1">
            <text:p>1.730850372</text:p>
          </table:table-cell>
          <table:table-cell office:value-type="float" office:value="9.1173196550760611" table:style-name="ce1">
            <text:p>9.117319655</text:p>
          </table:table-cell>
          <table:table-cell office:value-type="float" office:value="6.5544098798331092" table:style-name="ce1">
            <text:p>6.55440988</text:p>
          </table:table-cell>
          <table:table-cell office:value-type="float" office:value="6.7397023718878142" table:style-name="ce1">
            <text:p>6.739702372</text:p>
          </table:table-cell>
          <table:table-cell office:value-type="float" office:value="1.392962218908584" table:style-name="ce1">
            <text:p>1.392962219</text:p>
          </table:table-cell>
          <table:table-cell table:style-name="ce1"/>
          <table:table-cell office:value-type="float" office:value="0.14387482900000001" table:style-name="ce1">
            <text:p>0.143874829</text:p>
          </table:table-cell>
          <table:table-cell office:value-type="float" office:value="0.15767119800000001" table:style-name="ce1">
            <text:p>0.157671198</text:p>
          </table:table-cell>
          <table:table-cell office:value-type="float" office:value="7.6459500000000003E-3" table:style-name="ce1">
            <text:p>0.00764595</text:p>
          </table:table-cell>
          <table:table-cell office:value-type="float" office:value="8.7415199999999992E-3" table:style-name="ce1">
            <text:p>0.00874152</text:p>
          </table:table-cell>
          <table:table-cell office:value-type="float" office:value="0.13782103391206299" table:style-name="ce1">
            <text:p>0.137821034</text:p>
          </table:table-cell>
          <table:table-cell office:value-type="float" office:value="0.153556278266925" table:style-name="ce1">
            <text:p>0.153556278</text:p>
          </table:table-cell>
          <table:table-cell office:value-type="float" office:value="6.86128481412896E-3" table:style-name="ce1">
            <text:p>0.006861285</text:p>
          </table:table-cell>
          <table:table-cell office:value-type="float" office:value="8.4246309627379595E-3" table:style-name="ce1">
            <text:p>0.008424631</text:p>
          </table:table-cell>
          <table:table-cell office:value-type="float" office:value="4.298769070721864E-2" table:formula="msoxl:=LN(AT175)-LN(AX175)" table:style-name="ce1">
            <text:p>0.042987691</text:p>
          </table:table-cell>
          <table:table-cell office:value-type="float" office:value="2.644470587425185E-2" table:formula="msoxl:=LN(AU175)-LN(AY175)" table:style-name="ce1">
            <text:p>0.026444706</text:p>
          </table:table-cell>
          <table:table-cell office:value-type="float" office:value="0.10828138099541551" table:formula="msoxl:=LN(AV175)-LN(AZ175)" table:style-name="ce1">
            <text:p>0.108281381</text:p>
          </table:table-cell>
          <table:table-cell office:value-type="float" office:value="3.6924414953118934E-2" table:formula="msoxl:=LN(AW175)-LN(BA175)" table:style-name="ce1">
            <text:p>0.036924415</text:p>
          </table:table-cell>
          <table:table-cell table:number-columns-repeated="4" table:style-name="ce1"/>
          <table:table-cell office:value-type="float" office:value="8.4377103870988221E-2" table:formula="msoxl:=BB175*ABS($BH$8)/ABS($BH$10)-BC175*ABS($BH$9)/ABS($BH$10)+BD175-BE175*ABS($BH$11)/ABS($BH$10)" table:style-name="ce1">
            <text:p>0.084377104</text:p>
          </table:table-cell>
          <table:table-cell table:number-columns-repeated="16322"/>
        </table:table-row>
        <table:table-row table:style-name="ro1">
          <table:table-cell office:value-type="float" office:value="199503" table:style-name="ce1">
            <text:p>199503</text:p>
          </table:table-cell>
          <table:table-cell office:value-type="float" office:value="1995" table:style-name="ce1">
            <text:p>1995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91.801000000000002" table:style-name="ce1">
            <text:p>91.801</text:p>
          </table:table-cell>
          <table:table-cell office:value-type="float" office:value="267" table:style-name="ce13">
            <text:p>267.0</text:p>
          </table:table-cell>
          <table:table-cell office:value-type="float" office:value="26847.63" table:style-name="ce1">
            <text:p>26847.63</text:p>
          </table:table-cell>
          <table:table-cell table:style-name="ce1"/>
          <table:table-cell office:value-type="float" office:value="100.29415225320626" table:style-name="ce13">
            <text:p>100.3</text:p>
          </table:table-cell>
          <table:table-cell office:value-type="float" office:value="-5.0804192375267823" table:formula="msoxl:=LN(I176/I175)*100" table:style-name="ce1">
            <text:p>-5.080419238</text:p>
          </table:table-cell>
          <table:table-cell office:value-type="float" office:value="-1.3280810505752934" table:style-name="ce1">
            <text:p>-1.328081051</text:p>
          </table:table-cell>
          <table:table-cell table:style-name="ce13"/>
          <table:table-cell office:value-type="float" office:value="6.7422687053077226" table:style-name="ce1">
            <text:p>6.742268705</text:p>
          </table:table-cell>
          <table:table-cell office:value-type="float" office:value="6.8322143537645994" table:style-name="ce1">
            <text:p>6.832214354</text:p>
          </table:table-cell>
          <table:table-cell table:style-name="ce1"/>
          <table:table-cell office:value-type="float" office:value="16121.750405714818" table:style-name="ce1">
            <text:p>16121.75041</text:p>
          </table:table-cell>
          <table:table-cell office:value-type="float" office:value="17665.731388120304" table:style-name="ce1">
            <text:p>17665.73139</text:p>
          </table:table-cell>
          <table:table-cell table:style-name="ce1"/>
          <table:table-cell office:value-type="float" office:value="1368714" table:style-name="ce14">
            <text:p>1368714</text:p>
          </table:table-cell>
          <table:table-cell office:value-type="float" office:value="1304499.0279875209" table:style-name="ce14">
            <text:p>1304499</text:p>
          </table:table-cell>
          <table:table-cell office:value-type="float" office:value="1213225.6072895227" table:style-name="ce14">
            <text:p>1213226</text:p>
          </table:table-cell>
          <table:table-cell office:value-type="float" office:value="512583.28984237753" table:style-name="ce14">
            <text:p>512583</text:p>
          </table:table-cell>
          <table:table-cell office:value-type="float" office:value="1359223" table:style-name="ce14">
            <text:p>1359223</text:p>
          </table:table-cell>
          <table:table-cell office:value-type="float" office:value="373127.14253553632" table:style-name="ce14">
            <text:p>373127</text:p>
          </table:table-cell>
          <table:table-cell office:value-type="float" office:value="1489253.3514162232" table:style-name="ce14">
            <text:p>1489253</text:p>
          </table:table-cell>
          <table:table-cell office:value-type="float" office:value="727043.30606496008" table:style-name="ce14">
            <text:p>727043</text:p>
          </table:table-cell>
          <table:table-cell table:style-name="ce14"/>
          <table:table-cell office:value-type="float" office:value="17202" table:style-name="ce14">
            <text:p>17202</text:p>
          </table:table-cell>
          <table:table-cell office:value-type="float" office:value="77516" table:style-name="ce14">
            <text:p>77516</text:p>
          </table:table-cell>
          <table:table-cell office:value-type="float" office:value="17860" table:style-name="ce14">
            <text:p>17860</text:p>
          </table:table-cell>
          <table:table-cell office:value-type="float" office:value="4884" table:style-name="ce14">
            <text:p>4884</text:p>
          </table:table-cell>
          <table:table-cell office:value-type="float" office:value="-16025" table:style-name="ce14">
            <text:p>-16025</text:p>
          </table:table-cell>
          <table:table-cell office:value-type="float" office:value="16167" table:style-name="ce14">
            <text:p>16167</text:p>
          </table:table-cell>
          <table:table-cell office:value-type="float" office:value="23023" table:style-name="ce14">
            <text:p>23023</text:p>
          </table:table-cell>
          <table:table-cell office:value-type="float" office:value="25397" table:style-name="ce14">
            <text:p>25397</text:p>
          </table:table-cell>
          <table:table-cell table:style-name="ce1"/>
          <table:table-cell office:value-type="float" office:value="3.2064054399312258" table:style-name="ce1">
            <text:p>3.20640544</text:p>
          </table:table-cell>
          <table:table-cell office:value-type="float" office:value="3.4944994560359035" table:style-name="ce1">
            <text:p>3.494499456</text:p>
          </table:table-cell>
          <table:table-cell office:value-type="float" office:value="-0.30417912577562073" table:style-name="ce1">
            <text:p>-0.304179126</text:p>
          </table:table-cell>
          <table:table-cell office:value-type="float" office:value="-9.7167082815733011E-2" table:style-name="ce1">
            <text:p>-0.097167083</text:p>
          </table:table-cell>
          <table:table-cell office:value-type="float" office:value="7.647076290345292" table:style-name="ce1">
            <text:p>7.64707629</text:p>
          </table:table-cell>
          <table:table-cell office:value-type="float" office:value="5.4974569594443548" table:style-name="ce1">
            <text:p>5.497456959</text:p>
          </table:table-cell>
          <table:table-cell office:value-type="float" office:value="1.3028400166036296" table:style-name="ce1">
            <text:p>1.302840017</text:p>
          </table:table-cell>
          <table:table-cell office:value-type="float" office:value="1.3385191732007446" table:style-name="ce1">
            <text:p>1.338519173</text:p>
          </table:table-cell>
          <table:table-cell table:style-name="ce1"/>
          <table:table-cell office:value-type="float" office:value="0.14718546099999999" table:style-name="ce1">
            <text:p>0.147185461</text:p>
          </table:table-cell>
          <table:table-cell office:value-type="float" office:value="0.16128142100000001" table:style-name="ce1">
            <text:p>0.161281421</text:p>
          </table:table-cell>
          <table:table-cell office:value-type="float" office:value="7.7371799999999998E-3" table:style-name="ce1">
            <text:p>0.00773718</text:p>
          </table:table-cell>
          <table:table-cell office:value-type="float" office:value="8.4653699999999998E-3" table:style-name="ce1">
            <text:p>0.00846537</text:p>
          </table:table-cell>
          <table:table-cell office:value-type="float" office:value="0.13914204497087501" table:style-name="ce1">
            <text:p>0.139142045</text:p>
          </table:table-cell>
          <table:table-cell office:value-type="float" office:value="0.156035492214011" table:style-name="ce1">
            <text:p>0.156035492</text:p>
          </table:table-cell>
          <table:table-cell office:value-type="float" office:value="6.8710710074894703E-3" table:style-name="ce1">
            <text:p>0.006871071</text:p>
          </table:table-cell>
          <table:table-cell office:value-type="float" office:value="8.4551619110315793E-3" table:style-name="ce1">
            <text:p>0.008455162</text:p>
          </table:table-cell>
          <table:table-cell office:value-type="float" office:value="5.6198113431003005E-2" table:formula="msoxl:=LN(AT176)-LN(AX176)" table:style-name="ce1">
            <text:p>0.056198113</text:p>
          </table:table-cell>
          <table:table-cell office:value-type="float" office:value="3.306730004359193E-2" table:formula="msoxl:=LN(AU176)-LN(AY176)" table:style-name="ce1">
            <text:p>0.0330673</text:p>
          </table:table-cell>
          <table:table-cell office:value-type="float" office:value="0.11871728975765361" table:formula="msoxl:=LN(AV176)-LN(AZ176)" table:style-name="ce1">
            <text:p>0.11871729</text:p>
          </table:table-cell>
          <table:table-cell office:value-type="float" office:value="1.2065921166737326E-3" table:formula="msoxl:=LN(AW176)-LN(BA176)" table:style-name="ce1">
            <text:p>0.001206592</text:p>
          </table:table-cell>
          <table:table-cell table:number-columns-repeated="4" table:style-name="ce1"/>
          <table:table-cell office:value-type="float" office:value="0.14037448057172092" table:formula="msoxl:=BB176*ABS($BH$8)/ABS($BH$10)-BC176*ABS($BH$9)/ABS($BH$10)+BD176-BE176*ABS($BH$11)/ABS($BH$10)" table:style-name="ce1">
            <text:p>0.140374481</text:p>
          </table:table-cell>
          <table:table-cell table:number-columns-repeated="16322"/>
        </table:table-row>
        <table:table-row table:style-name="ro1">
          <table:table-cell office:value-type="float" office:value="199504" table:style-name="ce1">
            <text:p>199504</text:p>
          </table:table-cell>
          <table:table-cell office:value-type="float" office:value="1995" table:style-name="ce1">
            <text:p>1995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92.185000000000002" table:style-name="ce1">
            <text:p>92.185</text:p>
          </table:table-cell>
          <table:table-cell office:value-type="float" office:value="267.82" table:style-name="ce13">
            <text:p>267.8</text:p>
          </table:table-cell>
          <table:table-cell office:value-type="float" office:value="27545.34" table:style-name="ce1">
            <text:p>27545.34</text:p>
          </table:table-cell>
          <table:table-cell table:style-name="ce1"/>
          <table:table-cell office:value-type="float" office:value="100" table:style-name="ce13">
            <text:p>100.0</text:p>
          </table:table-cell>
          <table:table-cell office:value-type="float" office:value="-0.29372047198815077" table:formula="msoxl:=LN(I177/I176)*100" table:style-name="ce1">
            <text:p>-0.293720472</text:p>
          </table:table-cell>
          <table:table-cell office:value-type="float" office:value="-1.3822567532850643" table:style-name="ce1">
            <text:p>-1.382256753</text:p>
          </table:table-cell>
          <table:table-cell table:style-name="ce13"/>
          <table:table-cell office:value-type="float" office:value="6.7454441512070415" table:style-name="ce1">
            <text:p>6.745444151</text:p>
          </table:table-cell>
          <table:table-cell office:value-type="float" office:value="6.8257433583964673" table:style-name="ce1">
            <text:p>6.825743358</text:p>
          </table:table-cell>
          <table:table-cell table:style-name="ce1"/>
          <table:table-cell office:value-type="float" office:value="16562.500247383876" table:style-name="ce1">
            <text:p>16562.50025</text:p>
          </table:table-cell>
          <table:table-cell office:value-type="float" office:value="18179.825128895904" table:style-name="ce1">
            <text:p>18179.82513</text:p>
          </table:table-cell>
          <table:table-cell table:style-name="ce1"/>
          <table:table-cell office:value-type="float" office:value="1415920" table:style-name="ce14">
            <text:p>1415920</text:p>
          </table:table-cell>
          <table:table-cell office:value-type="float" office:value="1299240" table:style-name="ce14">
            <text:p>1299240</text:p>
          </table:table-cell>
          <table:table-cell office:value-type="float" office:value="1278545.6081563674" table:style-name="ce14">
            <text:p>1278546</text:p>
          </table:table-cell>
          <table:table-cell office:value-type="float" office:value="549513" table:style-name="ce14">
            <text:p>549513</text:p>
          </table:table-cell>
          <table:table-cell office:value-type="float" office:value="1396841" table:style-name="ce14">
            <text:p>1396841</text:p>
          </table:table-cell>
          <table:table-cell office:value-type="float" office:value="413310" table:style-name="ce14">
            <text:p>413310</text:p>
          </table:table-cell>
          <table:table-cell office:value-type="float" office:value="1552407.4832640714" table:style-name="ce14">
            <text:p>1552407</text:p>
          </table:table-cell>
          <table:table-cell office:value-type="float" office:value="790615" table:style-name="ce14">
            <text:p>790615</text:p>
          </table:table-cell>
          <table:table-cell table:style-name="ce14"/>
          <table:table-cell office:value-type="float" office:value="46292" table:style-name="ce14">
            <text:p>46292</text:p>
          </table:table-cell>
          <table:table-cell office:value-type="float" office:value="26824" table:style-name="ce14">
            <text:p>26824</text:p>
          </table:table-cell>
          <table:table-cell office:value-type="float" office:value="18279" table:style-name="ce14">
            <text:p>18279</text:p>
          </table:table-cell>
          <table:table-cell office:value-type="float" office:value="9816" table:style-name="ce14">
            <text:p>9816</text:p>
          </table:table-cell>
          <table:table-cell office:value-type="float" office:value="35185" table:style-name="ce14">
            <text:p>35185</text:p>
          </table:table-cell>
          <table:table-cell office:value-type="float" office:value="21874" table:style-name="ce14">
            <text:p>21874</text:p>
          </table:table-cell>
          <table:table-cell office:value-type="float" office:value="38010" table:style-name="ce14">
            <text:p>38010</text:p>
          </table:table-cell>
          <table:table-cell office:value-type="float" office:value="22459" table:style-name="ce14">
            <text:p>22459</text:p>
          </table:table-cell>
          <table:table-cell table:style-name="ce1"/>
          <table:table-cell office:value-type="float" office:value="1.9323120345066349" table:style-name="ce1">
            <text:p>1.932312035</text:p>
          </table:table-cell>
          <table:table-cell office:value-type="float" office:value="1.7906836183305317" table:style-name="ce1">
            <text:p>1.790683618</text:p>
          </table:table-cell>
          <table:table-cell office:value-type="float" office:value="2.8990289558959446" table:style-name="ce1">
            <text:p>2.899028956</text:p>
          </table:table-cell>
          <table:table-cell office:value-type="float" office:value="0.73314741669749228" table:style-name="ce1">
            <text:p>0.733147417</text:p>
          </table:table-cell>
          <table:table-cell office:value-type="float" office:value="5.8460886067860285" table:style-name="ce1">
            <text:p>5.846088607</text:p>
          </table:table-cell>
          <table:table-cell office:value-type="float" office:value="4.2027330808089838" table:style-name="ce1">
            <text:p>4.202733081</text:p>
          </table:table-cell>
          <table:table-cell office:value-type="float" office:value="3.9839305513965853" table:style-name="ce1">
            <text:p>3.983930551</text:p>
          </table:table-cell>
          <table:table-cell office:value-type="float" office:value="1.2815823484385309" table:style-name="ce1">
            <text:p>1.281582348</text:p>
          </table:table-cell>
          <table:table-cell table:style-name="ce1"/>
          <table:table-cell office:value-type="float" office:value="0.14845028199999999" table:style-name="ce1">
            <text:p>0.148450282</text:p>
          </table:table-cell>
          <table:table-cell office:value-type="float" office:value="0.16294642200000001" table:style-name="ce1">
            <text:p>0.162946422</text:p>
          </table:table-cell>
          <table:table-cell office:value-type="float" office:value="7.62016E-3" table:style-name="ce1">
            <text:p>0.00762016</text:p>
          </table:table-cell>
          <table:table-cell office:value-type="float" office:value="8.2573000000000004E-3" table:style-name="ce1">
            <text:p>0.0082573</text:p>
          </table:table-cell>
          <table:table-cell office:value-type="float" office:value="0.140476440116061" table:style-name="ce1">
            <text:p>0.14047644</text:p>
          </table:table-cell>
          <table:table-cell office:value-type="float" office:value="0.15855491788704901" table:style-name="ce1">
            <text:p>0.158554918</text:p>
          </table:table-cell>
          <table:table-cell office:value-type="float" office:value="6.8807005096993704E-3" table:style-name="ce1">
            <text:p>0.006880701</text:p>
          </table:table-cell>
          <table:table-cell office:value-type="float" office:value="8.4856792561232401E-3" table:style-name="ce1">
            <text:p>0.008485679</text:p>
          </table:table-cell>
          <table:table-cell office:value-type="float" office:value="5.5210312131222405E-2" table:formula="msoxl:=LN(AT177)-LN(AX177)" table:style-name="ce1">
            <text:p>0.055210312</text:p>
          </table:table-cell>
          <table:table-cell office:value-type="float" office:value="2.7320428989745738E-2" table:formula="msoxl:=LN(AU177)-LN(AY177)" table:style-name="ce1">
            <text:p>0.027320429</text:p>
          </table:table-cell>
          <table:table-cell office:value-type="float" office:value="0.10207690182105988" table:formula="msoxl:=LN(AV177)-LN(AZ177)" table:style-name="ce1">
            <text:p>0.102076902</text:p>
          </table:table-cell>
          <table:table-cell office:value-type="float" office:value="-2.72822916546831E-2" table:formula="msoxl:=LN(AW177)-LN(BA177)" table:style-name="ce1">
            <text:p>-0.027282292</text:p>
          </table:table-cell>
          <table:table-cell table:number-columns-repeated="4" table:style-name="ce1"/>
          <table:table-cell office:value-type="float" office:value="0.15854833763919568" table:formula="msoxl:=BB177*ABS($BH$8)/ABS($BH$10)-BC177*ABS($BH$9)/ABS($BH$10)+BD177-BE177*ABS($BH$11)/ABS($BH$10)" table:style-name="ce1">
            <text:p>0.158548338</text:p>
          </table:table-cell>
          <table:table-cell table:number-columns-repeated="16322"/>
        </table:table-row>
        <table:table-row table:style-name="ro1">
          <table:table-cell office:value-type="float" office:value="199601" table:style-name="ce1">
            <text:p>199601</text:p>
          </table:table-cell>
          <table:table-cell office:value-type="float" office:value="1996" table:style-name="ce1">
            <text:p>199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92.757999999999996" table:style-name="ce1">
            <text:p>92.758</text:p>
          </table:table-cell>
          <table:table-cell office:value-type="float" office:value="268.48700000000002" table:style-name="ce13">
            <text:p>268.5</text:p>
          </table:table-cell>
          <table:table-cell office:value-type="float" office:value="28261.439999999999" table:style-name="ce1">
            <text:p>28261.44</text:p>
          </table:table-cell>
          <table:table-cell table:style-name="ce1"/>
          <table:table-cell office:value-type="float" office:value="98.463671017673548" table:style-name="ce13">
            <text:p>98.5</text:p>
          </table:table-cell>
          <table:table-cell office:value-type="float" office:value="-1.548252799726612" table:formula="msoxl:=LN(I178/I177)*100" table:style-name="ce1">
            <text:p>-1.5482528</text:p>
          </table:table-cell>
          <table:table-cell office:value-type="float" office:value="-1.5133476231294107" table:style-name="ce1">
            <text:p>-1.513347623</text:p>
          </table:table-cell>
          <table:table-cell table:style-name="ce13"/>
          <table:table-cell office:value-type="float" office:value="6.7469511141090628" table:style-name="ce1">
            <text:p>6.746951114</text:p>
          </table:table-cell>
          <table:table-cell office:value-type="float" office:value="6.8415965642301746" table:style-name="ce1">
            <text:p>6.841596564</text:p>
          </table:table-cell>
          <table:table-cell table:style-name="ce1"/>
          <table:table-cell office:value-type="float" office:value="17221.000723547688" table:style-name="ce1">
            <text:p>17221.00072</text:p>
          </table:table-cell>
          <table:table-cell office:value-type="float" office:value="18561.817261013435" table:style-name="ce1">
            <text:p>18561.81726</text:p>
          </table:table-cell>
          <table:table-cell table:style-name="ce1"/>
          <table:table-cell office:value-type="float" office:value="1380636" table:style-name="ce14">
            <text:p>1380636</text:p>
          </table:table-cell>
          <table:table-cell office:value-type="float" office:value="1350615.007067251" table:style-name="ce14">
            <text:p>1350615</text:p>
          </table:table-cell>
          <table:table-cell office:value-type="float" office:value="1350805.4256563406" table:style-name="ce14">
            <text:p>1350805</text:p>
          </table:table-cell>
          <table:table-cell office:value-type="float" office:value="579559.40602016472" table:style-name="ce14">
            <text:p>579559</text:p>
          </table:table-cell>
          <table:table-cell office:value-type="float" office:value="1409470" table:style-name="ce14">
            <text:p>1409470</text:p>
          </table:table-cell>
          <table:table-cell office:value-type="float" office:value="414277.20395729318" table:style-name="ce14">
            <text:p>414277</text:p>
          </table:table-cell>
          <table:table-cell office:value-type="float" office:value="1633572.0974825569" table:style-name="ce14">
            <text:p>1633572</text:p>
          </table:table-cell>
          <table:table-cell office:value-type="float" office:value="859621.33446742082" table:style-name="ce14">
            <text:p>859621</text:p>
          </table:table-cell>
          <table:table-cell table:style-name="ce14"/>
          <table:table-cell office:value-type="float" office:value="-35284" table:style-name="ce14">
            <text:p>-35284</text:p>
          </table:table-cell>
          <table:table-cell office:value-type="float" office:value="88356" table:style-name="ce14">
            <text:p>88356</text:p>
          </table:table-cell>
          <table:table-cell office:value-type="float" office:value="28133" table:style-name="ce14">
            <text:p>28133</text:p>
          </table:table-cell>
          <table:table-cell office:value-type="float" office:value="3665" table:style-name="ce14">
            <text:p>3665</text:p>
          </table:table-cell>
          <table:table-cell office:value-type="float" office:value="12629" table:style-name="ce14">
            <text:p>12629</text:p>
          </table:table-cell>
          <table:table-cell office:value-type="float" office:value="14528" table:style-name="ce14">
            <text:p>14528</text:p>
          </table:table-cell>
          <table:table-cell office:value-type="float" office:value="26732" table:style-name="ce14">
            <text:p>26732</text:p>
          </table:table-cell>
          <table:table-cell office:value-type="float" office:value="29515" table:style-name="ce14">
            <text:p>29515</text:p>
          </table:table-cell>
          <table:table-cell table:style-name="ce1"/>
          <table:table-cell office:value-type="float" office:value="3.5173989448096243" table:style-name="ce1">
            <text:p>3.517398945</text:p>
          </table:table-cell>
          <table:table-cell office:value-type="float" office:value="3.4428167997332184" table:style-name="ce1">
            <text:p>3.4428168</text:p>
          </table:table-cell>
          <table:table-cell office:value-type="float" office:value="-2.2026563303642188" table:style-name="ce1">
            <text:p>-2.20265633</text:p>
          </table:table-cell>
          <table:table-cell office:value-type="float" office:value="0.71515702029257178" table:style-name="ce1">
            <text:p>0.71515702</text:p>
          </table:table-cell>
          <table:table-cell office:value-type="float" office:value="5.2278236713027013" table:style-name="ce1">
            <text:p>5.227823671</text:p>
          </table:table-cell>
          <table:table-cell office:value-type="float" office:value="3.7582645357985922" table:style-name="ce1">
            <text:p>3.758264536</text:p>
          </table:table-cell>
          <table:table-cell office:value-type="float" office:value="-1.577804760249752" table:style-name="ce1">
            <text:p>-1.57780476</text:p>
          </table:table-cell>
          <table:table-cell office:value-type="float" office:value="1.2578203468397335" table:style-name="ce1">
            <text:p>1.257820347</text:p>
          </table:table-cell>
          <table:table-cell table:style-name="ce1"/>
          <table:table-cell office:value-type="float" office:value="0.15175350700000001" table:style-name="ce1">
            <text:p>0.151753507</text:p>
          </table:table-cell>
          <table:table-cell office:value-type="float" office:value="0.16356894199999999" table:style-name="ce1">
            <text:p>0.163568942</text:p>
          </table:table-cell>
          <table:table-cell office:value-type="float" office:value="7.50316E-3" table:style-name="ce1">
            <text:p>0.00750316</text:p>
          </table:table-cell>
          <table:table-cell office:value-type="float" office:value="8.2479900000000002E-3" table:style-name="ce1">
            <text:p>0.00824799</text:p>
          </table:table-cell>
          <table:table-cell office:value-type="float" office:value="0.141824270129424" table:style-name="ce1">
            <text:p>0.14182427</text:p>
          </table:table-cell>
          <table:table-cell office:value-type="float" office:value="0.161115174712125" table:style-name="ce1">
            <text:p>0.161115175</text:p>
          </table:table-cell>
          <table:table-cell office:value-type="float" office:value="6.8901783839564103E-3" table:style-name="ce1">
            <text:p>0.006890178</text:p>
          </table:table-cell>
          <table:table-cell office:value-type="float" office:value="8.5161898856465391E-3" table:style-name="ce1">
            <text:p>0.00851619</text:p>
          </table:table-cell>
          <table:table-cell office:value-type="float" office:value="6.7668783127966092E-2" table:formula="msoxl:=LN(AT178)-LN(AX178)" table:style-name="ce1">
            <text:p>0.067668783</text:p>
          </table:table-cell>
          <table:table-cell office:value-type="float" office:value="1.5115084959310687E-2" table:formula="msoxl:=LN(AU178)-LN(AY178)" table:style-name="ce1">
            <text:p>0.015115085</text:p>
          </table:table-cell>
          <table:table-cell office:value-type="float" office:value="8.5227290179778592E-2" table:formula="msoxl:=LN(AV178)-LN(AZ178)" table:style-name="ce1">
            <text:p>0.08522729</text:p>
          </table:table-cell>
          <table:table-cell office:value-type="float" office:value="-3.1999509999887543E-2" table:formula="msoxl:=LN(AW178)-LN(BA178)" table:style-name="ce1">
            <text:p>-0.03199951</text:p>
          </table:table-cell>
          <table:table-cell table:number-columns-repeated="4" table:style-name="ce1"/>
          <table:table-cell office:value-type="float" office:value="0.16664245465085326" table:formula="msoxl:=BB178*ABS($BH$8)/ABS($BH$10)-BC178*ABS($BH$9)/ABS($BH$10)+BD178-BE178*ABS($BH$11)/ABS($BH$10)" table:style-name="ce1">
            <text:p>0.166642455</text:p>
          </table:table-cell>
          <table:table-cell table:number-columns-repeated="16322"/>
        </table:table-row>
        <table:table-row table:style-name="ro1">
          <table:table-cell office:value-type="float" office:value="199602" table:style-name="ce1">
            <text:p>199602</text:p>
          </table:table-cell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93.352000000000004" table:style-name="ce1">
            <text:p>93.352</text:p>
          </table:table-cell>
          <table:table-cell office:value-type="float" office:value="269.25099999999998" table:style-name="ce13">
            <text:p>269.3</text:p>
          </table:table-cell>
          <table:table-cell office:value-type="float" office:value="28758.99" table:style-name="ce1">
            <text:p>28758.99</text:p>
          </table:table-cell>
          <table:table-cell table:style-name="ce1"/>
          <table:table-cell office:value-type="float" office:value="97.150672441303868" table:style-name="ce13">
            <text:p>97.2</text:p>
          </table:table-cell>
          <table:table-cell office:value-type="float" office:value="-1.3424560510385259" table:formula="msoxl:=LN(I179/I178)*100" table:style-name="ce1">
            <text:p>-1.342456051</text:p>
          </table:table-cell>
          <table:table-cell office:value-type="float" office:value="-1.0203879065993635" table:style-name="ce1">
            <text:p>-1.020387907</text:p>
          </table:table-cell>
          <table:table-cell table:style-name="ce13"/>
          <table:table-cell office:value-type="float" office:value="6.7510769440648586" table:style-name="ce1">
            <text:p>6.751076944</text:p>
          </table:table-cell>
          <table:table-cell office:value-type="float" office:value="6.8579951105427002" table:style-name="ce1">
            <text:p>6.857995111</text:p>
          </table:table-cell>
          <table:table-cell table:style-name="ce1"/>
          <table:table-cell office:value-type="float" office:value="17603.626447044859" table:style-name="ce1">
            <text:p>17603.62645</text:p>
          </table:table-cell>
          <table:table-cell office:value-type="float" office:value="18810.566470931564" table:style-name="ce1">
            <text:p>18810.56647</text:p>
          </table:table-cell>
          <table:table-cell table:style-name="ce1"/>
          <table:table-cell office:value-type="float" office:value="1416848" table:style-name="ce14">
            <text:p>1416848</text:p>
          </table:table-cell>
          <table:table-cell office:value-type="float" office:value="1350894.0982191854" table:style-name="ce14">
            <text:p>1350894</text:p>
          </table:table-cell>
          <table:table-cell office:value-type="float" office:value="1405308.9663159167" table:style-name="ce14">
            <text:p>1405309</text:p>
          </table:table-cell>
          <table:table-cell office:value-type="float" office:value="608405.26872084127" table:style-name="ce14">
            <text:p>608405</text:p>
          </table:table-cell>
          <table:table-cell office:value-type="float" office:value="1431529" table:style-name="ce14">
            <text:p>1431529</text:p>
          </table:table-cell>
          <table:table-cell office:value-type="float" office:value="409605.85289219569" table:style-name="ce14">
            <text:p>409606</text:p>
          </table:table-cell>
          <table:table-cell office:value-type="float" office:value="1687516.2131845304" table:style-name="ce14">
            <text:p>1687516</text:p>
          </table:table-cell>
          <table:table-cell office:value-type="float" office:value="911525.45166823477" table:style-name="ce14">
            <text:p>911525</text:p>
          </table:table-cell>
          <table:table-cell table:style-name="ce14"/>
          <table:table-cell office:value-type="float" office:value="36212" table:style-name="ce14">
            <text:p>36212</text:p>
          </table:table-cell>
          <table:table-cell office:value-type="float" office:value="42726" table:style-name="ce14">
            <text:p>42726</text:p>
          </table:table-cell>
          <table:table-cell office:value-type="float" office:value="16698" table:style-name="ce14">
            <text:p>16698</text:p>
          </table:table-cell>
          <table:table-cell office:value-type="float" office:value="6283" table:style-name="ce14">
            <text:p>6283</text:p>
          </table:table-cell>
          <table:table-cell office:value-type="float" office:value="22059" table:style-name="ce14">
            <text:p>22059</text:p>
          </table:table-cell>
          <table:table-cell office:value-type="float" office:value="5738" table:style-name="ce14">
            <text:p>5738</text:p>
          </table:table-cell>
          <table:table-cell office:value-type="float" office:value="16828" table:style-name="ce14">
            <text:p>16828</text:p>
          </table:table-cell>
          <table:table-cell office:value-type="float" office:value="25230" table:style-name="ce14">
            <text:p>25230</text:p>
          </table:table-cell>
          <table:table-cell table:style-name="ce1"/>
          <table:table-cell office:value-type="float" office:value="2.1934663996999242" table:style-name="ce1">
            <text:p>2.1934664</text:p>
          </table:table-cell>
          <table:table-cell office:value-type="float" office:value="2.7078202326680501" table:style-name="ce1">
            <text:p>2.707820233</text:p>
          </table:table-cell>
          <table:table-cell office:value-type="float" office:value="-1.2828014647311883" table:style-name="ce1">
            <text:p>-1.282801465</text:p>
          </table:table-cell>
          <table:table-cell office:value-type="float" office:value="0.74968150439674264" table:style-name="ce1">
            <text:p>0.749681504</text:p>
          </table:table-cell>
          <table:table-cell office:value-type="float" office:value="4.3905940754396076" table:style-name="ce1">
            <text:p>4.390594075</text:p>
          </table:table-cell>
          <table:table-cell office:value-type="float" office:value="3.1563830462361913" table:style-name="ce1">
            <text:p>3.156383046</text:p>
          </table:table-cell>
          <table:table-cell office:value-type="float" office:value="-1.8081554523312098" table:style-name="ce1">
            <text:p>-1.808155452</text:p>
          </table:table-cell>
          <table:table-cell office:value-type="float" office:value="1.2102284801922003" table:style-name="ce1">
            <text:p>1.21022848</text:p>
          </table:table-cell>
          <table:table-cell table:style-name="ce1"/>
          <table:table-cell office:value-type="float" office:value="0.153854239" table:style-name="ce1">
            <text:p>0.153854239</text:p>
          </table:table-cell>
          <table:table-cell office:value-type="float" office:value="0.16440279499999999" table:style-name="ce1">
            <text:p>0.164402795</text:p>
          </table:table-cell>
          <table:table-cell office:value-type="float" office:value="7.4724500000000003E-3" table:style-name="ce1">
            <text:p>0.00747245</text:p>
          </table:table-cell>
          <table:table-cell office:value-type="float" office:value="8.3156600000000008E-3" table:style-name="ce1">
            <text:p>0.00831566</text:p>
          </table:table-cell>
          <table:table-cell office:value-type="float" office:value="0.143185587151723" table:style-name="ce1">
            <text:p>0.143185587</text:p>
          </table:table-cell>
          <table:table-cell office:value-type="float" office:value="0.16371689239248599" table:style-name="ce1">
            <text:p>0.163716892</text:p>
          </table:table-cell>
          <table:table-cell office:value-type="float" office:value="6.8995100288358896E-3" table:style-name="ce1">
            <text:p>0.00689951</text:p>
          </table:table-cell>
          <table:table-cell office:value-type="float" office:value="8.5467006995133595E-3" table:style-name="ce1">
            <text:p>0.008546701</text:p>
          </table:table-cell>
          <table:table-cell office:value-type="float" office:value="7.1864053120324511E-2" table:formula="msoxl:=LN(AT179)-LN(AX179)" table:style-name="ce1">
            <text:p>0.071864053</text:p>
          </table:table-cell>
          <table:table-cell office:value-type="float" office:value="4.1808134833376531E-3" table:formula="msoxl:=LN(AU179)-LN(AY179)" table:style-name="ce1">
            <text:p>0.004180813</text:p>
          </table:table-cell>
          <table:table-cell office:value-type="float" office:value="7.97725251842758E-2" table:formula="msoxl:=LN(AV179)-LN(AZ179)" table:style-name="ce1">
            <text:p>0.079772525</text:p>
          </table:table-cell>
          <table:table-cell office:value-type="float" office:value="-2.7404841259708768E-2" table:formula="msoxl:=LN(AW179)-LN(BA179)" table:style-name="ce1">
            <text:p>-0.027404841</text:p>
          </table:table-cell>
          <table:table-cell table:number-columns-repeated="4" table:style-name="ce1"/>
          <table:table-cell office:value-type="float" office:value="0.16790531021060123" table:formula="msoxl:=BB179*ABS($BH$8)/ABS($BH$10)-BC179*ABS($BH$9)/ABS($BH$10)+BD179-BE179*ABS($BH$11)/ABS($BH$10)" table:style-name="ce1">
            <text:p>0.16790531</text:p>
          </table:table-cell>
          <table:table-cell table:number-columns-repeated="16322"/>
        </table:table-row>
        <table:table-row table:style-name="ro1">
          <table:table-cell office:value-type="float" office:value="199603" table:style-name="ce1">
            <text:p>199603</text:p>
          </table:table-cell>
          <table:table-cell office:value-type="float" office:value="1996" table:style-name="ce1">
            <text:p>1996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93.724999999999994" table:style-name="ce1">
            <text:p>93.725</text:p>
          </table:table-cell>
          <table:table-cell office:value-type="float" office:value="270.12799999999999" table:style-name="ce13">
            <text:p>270.1</text:p>
          </table:table-cell>
          <table:table-cell office:value-type="float" office:value="29116.49" table:style-name="ce1">
            <text:p>29116.49</text:p>
          </table:table-cell>
          <table:table-cell table:style-name="ce1"/>
          <table:table-cell office:value-type="float" office:value="97.39488117001828" table:style-name="ce13">
            <text:p>97.4</text:p>
          </table:table-cell>
          <table:table-cell office:value-type="float" office:value="0.25105570643966951" table:formula="msoxl:=LN(I180/I179)*100" table:style-name="ce1">
            <text:p>0.251055706</text:p>
          </table:table-cell>
          <table:table-cell office:value-type="float" office:value="0.10638372168861013" table:style-name="ce1">
            <text:p>0.106383722</text:p>
          </table:table-cell>
          <table:table-cell table:style-name="ce13"/>
          <table:table-cell office:value-type="float" office:value="6.7452324099010443" table:style-name="ce1">
            <text:p>6.74523241</text:p>
          </table:table-cell>
          <table:table-cell office:value-type="float" office:value="6.8723685123530451" table:style-name="ce1">
            <text:p>6.872368512</text:p>
          </table:table-cell>
          <table:table-cell table:style-name="ce1"/>
          <table:table-cell office:value-type="float" office:value="17965.260476109888" table:style-name="ce1">
            <text:p>17965.26048</text:p>
          </table:table-cell>
          <table:table-cell office:value-type="float" office:value="19266.596136740685" table:style-name="ce1">
            <text:p>19266.59614</text:p>
          </table:table-cell>
          <table:table-cell table:style-name="ce1"/>
          <table:table-cell office:value-type="float" office:value="1454697" table:style-name="ce14">
            <text:p>1454697</text:p>
          </table:table-cell>
          <table:table-cell office:value-type="float" office:value="1449488.8369213252" table:style-name="ce14">
            <text:p>1449489</text:p>
          </table:table-cell>
          <table:table-cell office:value-type="float" office:value="1447032.5831628733" table:style-name="ce14">
            <text:p>1447033</text:p>
          </table:table-cell>
          <table:table-cell office:value-type="float" office:value="621318.60679438955" table:style-name="ce14">
            <text:p>621319</text:p>
          </table:table-cell>
          <table:table-cell office:value-type="float" office:value="1466707" table:style-name="ce14">
            <text:p>1466707</text:p>
          </table:table-cell>
          <table:table-cell office:value-type="float" office:value="434573.8358183924" table:style-name="ce14">
            <text:p>434574</text:p>
          </table:table-cell>
          <table:table-cell office:value-type="float" office:value="1748157.6294248756" table:style-name="ce14">
            <text:p>1748158</text:p>
          </table:table-cell>
          <table:table-cell office:value-type="float" office:value="936749.69405870826" table:style-name="ce14">
            <text:p>936750</text:p>
          </table:table-cell>
          <table:table-cell table:style-name="ce14"/>
          <table:table-cell office:value-type="float" office:value="37849" table:style-name="ce14">
            <text:p>37849</text:p>
          </table:table-cell>
          <table:table-cell office:value-type="float" office:value="93222" table:style-name="ce14">
            <text:p>93222</text:p>
          </table:table-cell>
          <table:table-cell office:value-type="float" office:value="16596" table:style-name="ce14">
            <text:p>16596</text:p>
          </table:table-cell>
          <table:table-cell office:value-type="float" office:value="-2219" table:style-name="ce14">
            <text:p>-2219</text:p>
          </table:table-cell>
          <table:table-cell office:value-type="float" office:value="35178" table:style-name="ce14">
            <text:p>35178</text:p>
          </table:table-cell>
          <table:table-cell office:value-type="float" office:value="21352" table:style-name="ce14">
            <text:p>21352</text:p>
          </table:table-cell>
          <table:table-cell office:value-type="float" office:value="24803" table:style-name="ce14">
            <text:p>24803</text:p>
          </table:table-cell>
          <table:table-cell office:value-type="float" office:value="11921" table:style-name="ce14">
            <text:p>11921</text:p>
          </table:table-cell>
          <table:table-cell table:style-name="ce1"/>
          <table:table-cell office:value-type="float" office:value="1.3569552831345053" table:style-name="ce1">
            <text:p>1.356955283</text:p>
          </table:table-cell>
          <table:table-cell office:value-type="float" office:value="2.4647259417803458" table:style-name="ce1">
            <text:p>2.464725942</text:p>
          </table:table-cell>
          <table:table-cell office:value-type="float" office:value="2.3184168725578145" table:style-name="ce1">
            <text:p>2.318416873</text:p>
          </table:table-cell>
          <table:table-cell office:value-type="float" office:value="1.0272768181860785" table:style-name="ce1">
            <text:p>1.027276818</text:p>
          </table:table-cell>
          <table:table-cell office:value-type="float" office:value="3.0446615777833479" table:style-name="ce1">
            <text:p>3.044661578</text:p>
          </table:table-cell>
          <table:table-cell office:value-type="float" office:value="2.1887967825128261" table:style-name="ce1">
            <text:p>2.188796783</text:p>
          </table:table-cell>
          <table:table-cell office:value-type="float" office:value="1.961040914330384" table:style-name="ce1">
            <text:p>1.961040914</text:p>
          </table:table-cell>
          <table:table-cell office:value-type="float" office:value="1.2459308711792809" table:style-name="ce1">
            <text:p>1.245930871</text:p>
          </table:table-cell>
          <table:table-cell table:style-name="ce1"/>
          <table:table-cell office:value-type="float" office:value="0.15621385500000001" table:style-name="ce1">
            <text:p>0.156213855</text:p>
          </table:table-cell>
          <table:table-cell office:value-type="float" office:value="0.167529397" table:style-name="ce1">
            <text:p>0.167529397</text:p>
          </table:table-cell>
          <table:table-cell office:value-type="float" office:value="7.391E-3" table:style-name="ce1">
            <text:p>0.007391</text:p>
          </table:table-cell>
          <table:table-cell office:value-type="float" office:value="8.3930099999999994E-3" table:style-name="ce1">
            <text:p>0.00839301</text:p>
          </table:table-cell>
          <table:table-cell office:value-type="float" office:value="0.144560445521217" table:style-name="ce1">
            <text:p>0.144560446</text:p>
          </table:table-cell>
          <table:table-cell office:value-type="float" office:value="0.16636071029571001" table:style-name="ce1">
            <text:p>0.16636071</text:p>
          </table:table-cell>
          <table:table-cell office:value-type="float" office:value="6.9087011305697804E-3" table:style-name="ce1">
            <text:p>0.006908701</text:p>
          </table:table-cell>
          <table:table-cell office:value-type="float" office:value="8.57721859132465E-3" table:style-name="ce1">
            <text:p>0.008577219</text:p>
          </table:table-cell>
          <table:table-cell office:value-type="float" office:value="7.7528205664711747E-2" table:formula="msoxl:=LN(AT180)-LN(AX180)" table:style-name="ce1">
            <text:p>0.077528206</text:p>
          </table:table-cell>
          <table:table-cell office:value-type="float" office:value="7.0004558476479684E-3" table:formula="msoxl:=LN(AU180)-LN(AY180)" table:style-name="ce1">
            <text:p>0.007000456</text:p>
          </table:table-cell>
          <table:table-cell office:value-type="float" office:value="6.748139321846125E-2" table:formula="msoxl:=LN(AV180)-LN(AZ180)" table:style-name="ce1">
            <text:p>0.067481393</text:p>
          </table:table-cell>
          <table:table-cell office:value-type="float" office:value="-2.1710470869933829E-2" table:formula="msoxl:=LN(AW180)-LN(BA180)" table:style-name="ce1">
            <text:p>-0.021710471</text:p>
          </table:table-cell>
          <table:table-cell table:number-columns-repeated="4" table:style-name="ce1"/>
          <table:table-cell office:value-type="float" office:value="0.15205112956848577" table:formula="msoxl:=BB180*ABS($BH$8)/ABS($BH$10)-BC180*ABS($BH$9)/ABS($BH$10)+BD180-BE180*ABS($BH$11)/ABS($BH$10)" table:style-name="ce1">
            <text:p>0.15205113</text:p>
          </table:table-cell>
          <table:table-cell table:number-columns-repeated="16322"/>
        </table:table-row>
        <table:table-row table:style-name="ro1">
          <table:table-cell office:value-type="float" office:value="199604" table:style-name="ce1">
            <text:p>199604</text:p>
          </table:table-cell>
          <table:table-cell office:value-type="float" office:value="1996" table:style-name="ce1">
            <text:p>1996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94.352000000000004" table:style-name="ce1">
            <text:p>94.352</text:p>
          </table:table-cell>
          <table:table-cell office:value-type="float" office:value="270.99099999999999" table:style-name="ce13">
            <text:p>271.0</text:p>
          </table:table-cell>
          <table:table-cell office:value-type="float" office:value="30101.1" table:style-name="ce1">
            <text:p>30101.1</text:p>
          </table:table-cell>
          <table:table-cell table:style-name="ce1"/>
          <table:table-cell office:value-type="float" office:value="96.392626936559964" table:style-name="ce13">
            <text:p>96.4</text:p>
          </table:table-cell>
          <table:table-cell office:value-type="float" office:value="-1.0343939913972906" table:formula="msoxl:=LN(I181/I180)*100" table:style-name="ce1">
            <text:p>-1.034393991</text:p>
          </table:table-cell>
          <table:table-cell office:value-type="float" office:value="0.75049147328471488" table:style-name="ce1">
            <text:p>0.750491473</text:p>
          </table:table-cell>
          <table:table-cell table:style-name="ce13"/>
          <table:table-cell office:value-type="float" office:value="6.7861107320449854" table:style-name="ce1">
            <text:p>6.786110732</text:p>
          </table:table-cell>
          <table:table-cell office:value-type="float" office:value="6.8779415281917435" table:style-name="ce1">
            <text:p>6.877941528</text:p>
          </table:table-cell>
          <table:table-cell table:style-name="ce1"/>
          <table:table-cell office:value-type="float" office:value="18745.935352627625" table:style-name="ce1">
            <text:p>18745.93535</text:p>
          </table:table-cell>
          <table:table-cell office:value-type="float" office:value="20212.793183486494" table:style-name="ce1">
            <text:p>20212.79318</text:p>
          </table:table-cell>
          <table:table-cell table:style-name="ce1"/>
          <table:table-cell office:value-type="float" office:value="1497590" table:style-name="ce14">
            <text:p>1497590</text:p>
          </table:table-cell>
          <table:table-cell office:value-type="float" office:value="1611750" table:style-name="ce14">
            <text:p>1611750</text:p>
          </table:table-cell>
          <table:table-cell office:value-type="float" office:value="1552975.6826633203" table:style-name="ce14">
            <text:p>1552976</text:p>
          </table:table-cell>
          <table:table-cell office:value-type="float" office:value="672397" table:style-name="ce14">
            <text:p>672397</text:p>
          </table:table-cell>
          <table:table-cell office:value-type="float" office:value="1554951" table:style-name="ce14">
            <text:p>1554951</text:p>
          </table:table-cell>
          <table:table-cell office:value-type="float" office:value="481411" table:style-name="ce14">
            <text:p>481411</text:p>
          </table:table-cell>
          <table:table-cell office:value-type="float" office:value="1858590.5098956241" table:style-name="ce14">
            <text:p>1858591</text:p>
          </table:table-cell>
          <table:table-cell office:value-type="float" office:value="1006130" table:style-name="ce14">
            <text:p>1006130</text:p>
          </table:table-cell>
          <table:table-cell table:style-name="ce14"/>
          <table:table-cell office:value-type="float" office:value="53521" table:style-name="ce14">
            <text:p>53521</text:p>
          </table:table-cell>
          <table:table-cell office:value-type="float" office:value="136935" table:style-name="ce14">
            <text:p>136935</text:p>
          </table:table-cell>
          <table:table-cell office:value-type="float" office:value="25075" table:style-name="ce14">
            <text:p>25075</text:p>
          </table:table-cell>
          <table:table-cell office:value-type="float" office:value="3328" table:style-name="ce14">
            <text:p>3328</text:p>
          </table:table-cell>
          <table:table-cell office:value-type="float" office:value="101829" table:style-name="ce14">
            <text:p>101829</text:p>
          </table:table-cell>
          <table:table-cell office:value-type="float" office:value="25363" table:style-name="ce14">
            <text:p>25363</text:p>
          </table:table-cell>
          <table:table-cell office:value-type="float" office:value="23522" table:style-name="ce14">
            <text:p>23522</text:p>
          </table:table-cell>
          <table:table-cell office:value-type="float" office:value="16182" table:style-name="ce14">
            <text:p>16182</text:p>
          </table:table-cell>
          <table:table-cell table:style-name="ce1"/>
          <table:table-cell office:value-type="float" office:value="3.7148752528768743" table:style-name="ce1">
            <text:p>3.714875253</text:p>
          </table:table-cell>
          <table:table-cell office:value-type="float" office:value="5.3889458613084589" table:style-name="ce1">
            <text:p>5.388945861</text:p>
          </table:table-cell>
          <table:table-cell office:value-type="float" office:value="3.5735269323815411" table:style-name="ce1">
            <text:p>3.573526932</text:p>
          </table:table-cell>
          <table:table-cell office:value-type="float" office:value="0.8571867199029396" table:style-name="ce1">
            <text:p>0.85718672</text:p>
          </table:table-cell>
          <table:table-cell office:value-type="float" office:value="8.0060334607354982" table:style-name="ce1">
            <text:p>8.006033461</text:p>
          </table:table-cell>
          <table:table-cell office:value-type="float" office:value="5.7555100400701518" table:style-name="ce1">
            <text:p>5.75551004</text:p>
          </table:table-cell>
          <table:table-cell office:value-type="float" office:value="4.2064441120283469" table:style-name="ce1">
            <text:p>4.206444112</text:p>
          </table:table-cell>
          <table:table-cell office:value-type="float" office:value="1.2554429040154302" table:style-name="ce1">
            <text:p>1.255442904</text:p>
          </table:table-cell>
          <table:table-cell table:style-name="ce1"/>
          <table:table-cell office:value-type="float" office:value="0.159232138" table:style-name="ce1">
            <text:p>0.159232138</text:p>
          </table:table-cell>
          <table:table-cell office:value-type="float" office:value="0.17169195400000001" table:style-name="ce1">
            <text:p>0.171691954</text:p>
          </table:table-cell>
          <table:table-cell office:value-type="float" office:value="7.5213199999999997E-3" table:style-name="ce1">
            <text:p>0.00752132</text:p>
          </table:table-cell>
          <table:table-cell office:value-type="float" office:value="8.2447200000000005E-3" table:style-name="ce1">
            <text:p>0.00824472</text:p>
          </table:table-cell>
          <table:table-cell office:value-type="float" office:value="0.14594890215661599" table:style-name="ce1">
            <text:p>0.145948902</text:p>
          </table:table-cell>
          <table:table-cell office:value-type="float" office:value="0.16904727685569501" table:style-name="ce1">
            <text:p>0.169047277</text:p>
          </table:table-cell>
          <table:table-cell office:value-type="float" office:value="6.9177576477389901E-3" table:style-name="ce1">
            <text:p>0.006917758</text:p>
          </table:table-cell>
          <table:table-cell office:value-type="float" office:value="8.6077504628744202E-3" table:style-name="ce1">
            <text:p>0.00860775</text:p>
          </table:table-cell>
          <table:table-cell office:value-type="float" office:value="8.710654967564202E-2" table:formula="msoxl:=LN(AT181)-LN(AX181)" table:style-name="ce1">
            <text:p>0.08710655</text:p>
          </table:table-cell>
          <table:table-cell office:value-type="float" office:value="1.5523485491627742E-2" table:formula="msoxl:=LN(AU181)-LN(AY181)" table:style-name="ce1">
            <text:p>0.015523485</text:p>
          </table:table-cell>
          <table:table-cell office:value-type="float" office:value="8.3649976699309292E-2" table:formula="msoxl:=LN(AV181)-LN(AZ181)" table:style-name="ce1">
            <text:p>0.083649977</text:p>
          </table:table-cell>
          <table:table-cell office:value-type="float" office:value="-4.3090018561730226E-2" table:formula="msoxl:=LN(AW181)-LN(BA181)" table:style-name="ce1">
            <text:p>-0.043090019</text:p>
          </table:table-cell>
          <table:table-cell table:number-columns-repeated="4" table:style-name="ce1"/>
          <table:table-cell office:value-type="float" office:value="0.19349177395314254" table:formula="msoxl:=BB181*ABS($BH$8)/ABS($BH$10)-BC181*ABS($BH$9)/ABS($BH$10)+BD181-BE181*ABS($BH$11)/ABS($BH$10)" table:style-name="ce1">
            <text:p>0.193491774</text:p>
          </table:table-cell>
          <table:table-cell table:number-columns-repeated="16322"/>
        </table:table-row>
        <table:table-row table:style-name="ro1">
          <table:table-cell office:value-type="float" office:value="199701" table:style-name="ce1">
            <text:p>199701</text:p>
          </table:table-cell>
          <table:table-cell office:value-type="float" office:value="1997" table:style-name="ce1">
            <text:p>1997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94.781000000000006" table:style-name="ce1">
            <text:p>94.781</text:p>
          </table:table-cell>
          <table:table-cell office:value-type="float" office:value="271.709" table:style-name="ce13">
            <text:p>271.7</text:p>
          </table:table-cell>
          <table:table-cell office:value-type="float" office:value="30365.45" table:style-name="ce1">
            <text:p>30365.45</text:p>
          </table:table-cell>
          <table:table-cell table:style-name="ce1"/>
          <table:table-cell office:value-type="float" office:value="91.175526794309548" table:style-name="ce13">
            <text:p>91.2</text:p>
          </table:table-cell>
          <table:table-cell office:value-type="float" office:value="-5.5643200115580322" table:formula="msoxl:=LN(I182/I181)*100" table:style-name="ce1">
            <text:p>-5.564320012</text:p>
          </table:table-cell>
          <table:table-cell office:value-type="float" office:value="-4.6604481619778255" table:style-name="ce1">
            <text:p>-4.660448162</text:p>
          </table:table-cell>
          <table:table-cell table:style-name="ce13"/>
          <table:table-cell office:value-type="float" office:value="6.7943780258724473" table:style-name="ce1">
            <text:p>6.794378026</text:p>
          </table:table-cell>
          <table:table-cell office:value-type="float" office:value="6.9005319637757623" table:style-name="ce1">
            <text:p>6.900531964</text:p>
          </table:table-cell>
          <table:table-cell table:style-name="ce1"/>
          <table:table-cell office:value-type="float" office:value="19436.292920614665" table:style-name="ce1">
            <text:p>19436.29292</text:p>
          </table:table-cell>
          <table:table-cell office:value-type="float" office:value="20967.706628060303" table:style-name="ce1">
            <text:p>20967.70663</text:p>
          </table:table-cell>
          <table:table-cell table:style-name="ce1"/>
          <table:table-cell office:value-type="float" office:value="1554631" table:style-name="ce14">
            <text:p>1554631</text:p>
          </table:table-cell>
          <table:table-cell office:value-type="float" office:value="1659542.1598626398" table:style-name="ce14">
            <text:p>1659542</text:p>
          </table:table-cell>
          <table:table-cell office:value-type="float" office:value="1606332.2996266398" table:style-name="ce14">
            <text:p>1606332</text:p>
          </table:table-cell>
          <table:table-cell office:value-type="float" office:value="695485.7297297297" table:style-name="ce14">
            <text:p>695486</text:p>
          </table:table-cell>
          <table:table-cell office:value-type="float" office:value="1654300" table:style-name="ce14">
            <text:p>1654300</text:p>
          </table:table-cell>
          <table:table-cell office:value-type="float" office:value="473417.31230976054" table:style-name="ce14">
            <text:p>473417</text:p>
          </table:table-cell>
          <table:table-cell office:value-type="float" office:value="1930458.1296785064" table:style-name="ce14">
            <text:p>1930458</text:p>
          </table:table-cell>
          <table:table-cell office:value-type="float" office:value="1040922.0611088229" table:style-name="ce14">
            <text:p>1040922</text:p>
          </table:table-cell>
          <table:table-cell table:style-name="ce14"/>
          <table:table-cell office:value-type="float" office:value="57041" table:style-name="ce14">
            <text:p>57041</text:p>
          </table:table-cell>
          <table:table-cell office:value-type="float" office:value="79118" table:style-name="ce14">
            <text:p>79118</text:p>
          </table:table-cell>
          <table:table-cell office:value-type="float" office:value="28669" table:style-name="ce14">
            <text:p>28669</text:p>
          </table:table-cell>
          <table:table-cell office:value-type="float" office:value="8220" table:style-name="ce14">
            <text:p>8220</text:p>
          </table:table-cell>
          <table:table-cell office:value-type="float" office:value="99349" table:style-name="ce14">
            <text:p>99349</text:p>
          </table:table-cell>
          <table:table-cell office:value-type="float" office:value="4798" table:style-name="ce14">
            <text:p>4798</text:p>
          </table:table-cell>
          <table:table-cell office:value-type="float" office:value="32669" table:style-name="ce14">
            <text:p>32669</text:p>
          </table:table-cell>
          <table:table-cell office:value-type="float" office:value="19038" table:style-name="ce14">
            <text:p>19038</text:p>
          </table:table-cell>
          <table:table-cell table:style-name="ce1"/>
          <table:table-cell office:value-type="float" office:value="1.245432596473784" table:style-name="ce1">
            <text:p>1.245432596</text:p>
          </table:table-cell>
          <table:table-cell office:value-type="float" office:value="2.2578950955640655" table:style-name="ce1">
            <text:p>2.257895096</text:p>
          </table:table-cell>
          <table:table-cell office:value-type="float" office:value="-1.6515672387693185" table:style-name="ce1">
            <text:p>-1.651567239</text:p>
          </table:table-cell>
          <table:table-cell office:value-type="float" office:value="9.1477157915631865E-2" table:style-name="ce1">
            <text:p>0.091477158</text:p>
          </table:table-cell>
          <table:table-cell office:value-type="float" office:value="2.645173041612606" table:style-name="ce1">
            <text:p>2.645173042</text:p>
          </table:table-cell>
          <table:table-cell office:value-type="float" office:value="1.9016058418179067" table:style-name="ce1">
            <text:p>1.901605842</text:p>
          </table:table-cell>
          <table:table-cell office:value-type="float" office:value="-0.54181187937774555" table:style-name="ce1">
            <text:p>-0.541811879</text:p>
          </table:table-cell>
          <table:table-cell office:value-type="float" office:value="1.1887825464555524" table:style-name="ce1">
            <text:p>1.188782546</text:p>
          </table:table-cell>
          <table:table-cell table:style-name="ce1"/>
          <table:table-cell office:value-type="float" office:value="0.16483864100000001" table:style-name="ce1">
            <text:p>0.164838641</text:p>
          </table:table-cell>
          <table:table-cell office:value-type="float" office:value="0.17782651599999999" table:style-name="ce1">
            <text:p>0.177826516</text:p>
          </table:table-cell>
          <table:table-cell office:value-type="float" office:value="7.5719300000000002E-3" table:style-name="ce1">
            <text:p>0.00757193</text:p>
          </table:table-cell>
          <table:table-cell office:value-type="float" office:value="8.4199300000000008E-3" table:style-name="ce1">
            <text:p>0.00841993</text:p>
          </table:table-cell>
          <table:table-cell office:value-type="float" office:value="0.14735101704970299" table:style-name="ce1">
            <text:p>0.147351017</text:p>
          </table:table-cell>
          <table:table-cell office:value-type="float" office:value="0.17177724988860099" table:style-name="ce1">
            <text:p>0.17177725</text:p>
          </table:table-cell>
          <table:table-cell office:value-type="float" office:value="6.9266857760864496E-3" table:style-name="ce1">
            <text:p>0.006926686</text:p>
          </table:table-cell>
          <table:table-cell office:value-type="float" office:value="8.6383032430165808E-3" table:style-name="ce1">
            <text:p>0.008638303</text:p>
          </table:table-cell>
          <table:table-cell office:value-type="float" office:value="0.11214945064710014" table:formula="msoxl:=LN(AT182)-LN(AX182)" table:style-name="ce1">
            <text:p>0.112149451</text:p>
          </table:table-cell>
          <table:table-cell office:value-type="float" office:value="3.4609867105823477E-2" table:formula="msoxl:=LN(AU182)-LN(AY182)" table:style-name="ce1">
            <text:p>0.034609867</text:p>
          </table:table-cell>
          <table:table-cell office:value-type="float" office:value="8.906653290083888E-2" table:formula="msoxl:=LN(AV182)-LN(AZ182)" table:style-name="ce1">
            <text:p>0.089066533</text:p>
          </table:table-cell>
          <table:table-cell office:value-type="float" office:value="-2.5604664939515409E-2" table:formula="msoxl:=LN(AW182)-LN(BA182)" table:style-name="ce1">
            <text:p>-0.025604665</text:p>
          </table:table-cell>
          <table:table-cell table:number-columns-repeated="4" table:style-name="ce1"/>
          <table:table-cell office:value-type="float" office:value="0.18664933417291699" table:formula="msoxl:=BB182*ABS($BH$8)/ABS($BH$10)-BC182*ABS($BH$9)/ABS($BH$10)+BD182-BE182*ABS($BH$11)/ABS($BH$10)" table:style-name="ce1">
            <text:p>0.186649334</text:p>
          </table:table-cell>
          <table:table-cell table:number-columns-repeated="16322"/>
        </table:table-row>
        <table:table-row table:style-name="ro1">
          <table:table-cell office:value-type="float" office:value="199702" table:style-name="ce1">
            <text:p>199702</text:p>
          </table:table-cell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94.960999999999999" table:style-name="ce1">
            <text:p>94.961</text:p>
          </table:table-cell>
          <table:table-cell office:value-type="float" office:value="272.48700000000002" table:style-name="ce13">
            <text:p>272.5</text:p>
          </table:table-cell>
          <table:table-cell office:value-type="float" office:value="32093.97" table:style-name="ce1">
            <text:p>32093.97</text:p>
          </table:table-cell>
          <table:table-cell table:style-name="ce1"/>
          <table:table-cell office:value-type="float" office:value="92.181247972315333" table:style-name="ce13">
            <text:p>92.2</text:p>
          </table:table-cell>
          <table:table-cell office:value-type="float" office:value="1.0970211113677018" table:formula="msoxl:=LN(I183/I182)*100" table:style-name="ce1">
            <text:p>1.097021111</text:p>
          </table:table-cell>
          <table:table-cell office:value-type="float" office:value="-0.32640262830172301" table:style-name="ce1">
            <text:p>-0.326402628</text:p>
          </table:table-cell>
          <table:table-cell table:style-name="ce13"/>
          <table:table-cell office:value-type="float" office:value="6.8278086799916187" table:style-name="ce1">
            <text:p>6.82780868</text:p>
          </table:table-cell>
          <table:table-cell office:value-type="float" office:value="6.9161970955206034" table:style-name="ce1">
            <text:p>6.916197096</text:p>
          </table:table-cell>
          <table:table-cell table:style-name="ce1"/>
          <table:table-cell office:value-type="float" office:value="21112.178125010574" table:style-name="ce1">
            <text:p>21112.17813</text:p>
          </table:table-cell>
          <table:table-cell office:value-type="float" office:value="22818.962064574669" table:style-name="ce1">
            <text:p>22818.96206</text:p>
          </table:table-cell>
          <table:table-cell table:style-name="ce1"/>
          <table:table-cell office:value-type="float" office:value="1602997" table:style-name="ce14">
            <text:p>1602997</text:p>
          </table:table-cell>
          <table:table-cell office:value-type="float" office:value="1723361.8833142745" table:style-name="ce14">
            <text:p>1723362</text:p>
          </table:table-cell>
          <table:table-cell office:value-type="float" office:value="1825380.0308380469" table:style-name="ce14">
            <text:p>1825380</text:p>
          </table:table-cell>
          <table:table-cell office:value-type="float" office:value="835290.10663167399" table:style-name="ce14">
            <text:p>835290</text:p>
          </table:table-cell>
          <table:table-cell office:value-type="float" office:value="1690830" table:style-name="ce14">
            <text:p>1690830</text:p>
          </table:table-cell>
          <table:table-cell office:value-type="float" office:value="493548.55360367039" table:style-name="ce14">
            <text:p>493549</text:p>
          </table:table-cell>
          <table:table-cell office:value-type="float" office:value="2129588.2336473898" table:style-name="ce14">
            <text:p>2129588</text:p>
          </table:table-cell>
          <table:table-cell office:value-type="float" office:value="1179857.9997697151" table:style-name="ce14">
            <text:p>1179858</text:p>
          </table:table-cell>
          <table:table-cell table:style-name="ce14"/>
          <table:table-cell office:value-type="float" office:value="48366" table:style-name="ce14">
            <text:p>48366</text:p>
          </table:table-cell>
          <table:table-cell office:value-type="float" office:value="46997" table:style-name="ce14">
            <text:p>46997</text:p>
          </table:table-cell>
          <table:table-cell office:value-type="float" office:value="23787" table:style-name="ce14">
            <text:p>23787</text:p>
          </table:table-cell>
          <table:table-cell office:value-type="float" office:value="22206" table:style-name="ce14">
            <text:p>22206</text:p>
          </table:table-cell>
          <table:table-cell office:value-type="float" office:value="36530" table:style-name="ce14">
            <text:p>36530</text:p>
          </table:table-cell>
          <table:table-cell office:value-type="float" office:value="13248" table:style-name="ce14">
            <text:p>13248</text:p>
          </table:table-cell>
          <table:table-cell office:value-type="float" office:value="27385" table:style-name="ce14">
            <text:p>27385</text:p>
          </table:table-cell>
          <table:table-cell office:value-type="float" office:value="18491" table:style-name="ce14">
            <text:p>18491</text:p>
          </table:table-cell>
          <table:table-cell table:style-name="ce1"/>
          <table:table-cell office:value-type="float" office:value="6.738669482788211" table:style-name="ce1">
            <text:p>6.738669483</text:p>
          </table:table-cell>
          <table:table-cell office:value-type="float" office:value="8.3451685966434521" table:style-name="ce1">
            <text:p>8.345168597</text:p>
          </table:table-cell>
          <table:table-cell office:value-type="float" office:value="2.9446045761300965" table:style-name="ce1">
            <text:p>2.944604576</text:p>
          </table:table-cell>
          <table:table-cell office:value-type="float" office:value="1.6393383257923784" table:style-name="ce1">
            <text:p>1.639338326</text:p>
          </table:table-cell>
          <table:table-cell office:value-type="float" office:value="16.091383022249484" table:style-name="ce1">
            <text:p>16.09138302</text:p>
          </table:table-cell>
          <table:table-cell office:value-type="float" office:value="11.568040153389893" table:style-name="ce1">
            <text:p>11.56804015</text:p>
          </table:table-cell>
          <table:table-cell office:value-type="float" office:value="2.5321323260167308" table:style-name="ce1">
            <text:p>2.532132326</text:p>
          </table:table-cell>
          <table:table-cell office:value-type="float" office:value="1.253065235080258" table:style-name="ce1">
            <text:p>1.253065235</text:p>
          </table:table-cell>
          <table:table-cell table:style-name="ce1"/>
          <table:table-cell office:value-type="float" office:value="0.170216112" table:style-name="ce1">
            <text:p>0.170216112</text:p>
          </table:table-cell>
          <table:table-cell office:value-type="float" office:value="0.18397699100000001" table:style-name="ce1">
            <text:p>0.183976991</text:p>
          </table:table-cell>
          <table:table-cell office:value-type="float" office:value="7.44299E-3" table:style-name="ce1">
            <text:p>0.00744299</text:p>
          </table:table-cell>
          <table:table-cell office:value-type="float" office:value="8.1308100000000005E-3" table:style-name="ce1">
            <text:p>0.00813081</text:p>
          </table:table-cell>
          <table:table-cell office:value-type="float" office:value="0.14876685402582901" table:style-name="ce1">
            <text:p>0.148766854</text:p>
          </table:table-cell>
          <table:table-cell office:value-type="float" office:value="0.17455129734444499" table:style-name="ce1">
            <text:p>0.174551297</text:p>
          </table:table-cell>
          <table:table-cell office:value-type="float" office:value="6.9354919952876598E-3" table:style-name="ce1">
            <text:p>0.006935492</text:p>
          </table:table-cell>
          <table:table-cell office:value-type="float" office:value="8.6688838092280895E-3" table:style-name="ce1">
            <text:p>0.008668884</text:p>
          </table:table-cell>
          <table:table-cell office:value-type="float" office:value="0.13468853437609418" table:formula="msoxl:=LN(AT183)-LN(AX183)" table:style-name="ce1">
            <text:p>0.134688534</text:p>
          </table:table-cell>
          <table:table-cell office:value-type="float" office:value="5.2592034844256341E-2" table:formula="msoxl:=LN(AU183)-LN(AY183)" table:style-name="ce1">
            <text:p>0.052592035</text:p>
          </table:table-cell>
          <table:table-cell office:value-type="float" office:value="7.0620654777201253E-2" table:formula="msoxl:=LN(AV183)-LN(AZ183)" table:style-name="ce1">
            <text:p>0.070620655</text:p>
          </table:table-cell>
          <table:table-cell office:value-type="float" office:value="-6.4079491184467763E-2" table:formula="msoxl:=LN(AW183)-LN(BA183)" table:style-name="ce1">
            <text:p>-0.064079491</text:p>
          </table:table-cell>
          <table:table-cell table:number-columns-repeated="4" table:style-name="ce1"/>
          <table:table-cell office:value-type="float" office:value="0.21620852509313077" table:formula="msoxl:=BB183*ABS($BH$8)/ABS($BH$10)-BC183*ABS($BH$9)/ABS($BH$10)+BD183-BE183*ABS($BH$11)/ABS($BH$10)" table:style-name="ce1">
            <text:p>0.216208525</text:p>
          </table:table-cell>
          <table:table-cell table:number-columns-repeated="16322"/>
        </table:table-row>
        <table:table-row table:style-name="ro1">
          <table:table-cell office:value-type="float" office:value="199703" table:style-name="ce1">
            <text:p>199703</text:p>
          </table:table-cell>
          <table:table-cell office:value-type="float" office:value="1997" table:style-name="ce1">
            <text:p>1997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95.218000000000004" table:style-name="ce1">
            <text:p>95.218</text:p>
          </table:table-cell>
          <table:table-cell office:value-type="float" office:value="273.39100000000002" table:style-name="ce13">
            <text:p>273.4</text:p>
          </table:table-cell>
          <table:table-cell office:value-type="float" office:value="33270.89" table:style-name="ce1">
            <text:p>33270.89</text:p>
          </table:table-cell>
          <table:table-cell table:style-name="ce1"/>
          <table:table-cell office:value-type="float" office:value="89.679116254602832" table:style-name="ce13">
            <text:p>89.7</text:p>
          </table:table-cell>
          <table:table-cell office:value-type="float" office:value="-2.751880134489086" table:formula="msoxl:=LN(I184/I183)*100" table:style-name="ce1">
            <text:p>-2.751880134</text:p>
          </table:table-cell>
          <table:table-cell office:value-type="float" office:value="-1.6523643295541359" table:style-name="ce1">
            <text:p>-1.65236433</text:p>
          </table:table-cell>
          <table:table-cell table:style-name="ce13"/>
          <table:table-cell office:value-type="float" office:value="6.8426117656893544" table:style-name="ce1">
            <text:p>6.842611766</text:p>
          </table:table-cell>
          <table:table-cell office:value-type="float" office:value="6.9398210691164746" table:style-name="ce1">
            <text:p>6.939821069</text:p>
          </table:table-cell>
          <table:table-cell table:style-name="ce1"/>
          <table:table-cell office:value-type="float" office:value="21819.57694993179" table:style-name="ce1">
            <text:p>21819.57695</text:p>
          </table:table-cell>
          <table:table-cell office:value-type="float" office:value="23907.921898720022" table:style-name="ce1">
            <text:p>23907.9219</text:p>
          </table:table-cell>
          <table:table-cell table:style-name="ce1"/>
          <table:table-cell office:value-type="float" office:value="1652459" table:style-name="ce14">
            <text:p>1652459</text:p>
          </table:table-cell>
          <table:table-cell office:value-type="float" office:value="1821470.268711414" table:style-name="ce14">
            <text:p>1821470</text:p>
          </table:table-cell>
          <table:table-cell office:value-type="float" office:value="1936599.3471097283" table:style-name="ce14">
            <text:p>1936599</text:p>
          </table:table-cell>
          <table:table-cell office:value-type="float" office:value="920567.46547444724" table:style-name="ce14">
            <text:p>920567</text:p>
          </table:table-cell>
          <table:table-cell office:value-type="float" office:value="1737703" table:style-name="ce14">
            <text:p>1737703</text:p>
          </table:table-cell>
          <table:table-cell office:value-type="float" office:value="529903.2245730795" table:style-name="ce14">
            <text:p>529903</text:p>
          </table:table-cell>
          <table:table-cell office:value-type="float" office:value="2235650.2981865918" table:style-name="ce14">
            <text:p>2235650</text:p>
          </table:table-cell>
          <table:table-cell office:value-type="float" office:value="1233535.9426601743" table:style-name="ce14">
            <text:p>1233536</text:p>
          </table:table-cell>
          <table:table-cell table:style-name="ce14"/>
          <table:table-cell office:value-type="float" office:value="49462" table:style-name="ce14">
            <text:p>49462</text:p>
          </table:table-cell>
          <table:table-cell office:value-type="float" office:value="73259" table:style-name="ce14">
            <text:p>73259</text:p>
          </table:table-cell>
          <table:table-cell office:value-type="float" office:value="19094" table:style-name="ce14">
            <text:p>19094</text:p>
          </table:table-cell>
          <table:table-cell office:value-type="float" office:value="26637" table:style-name="ce14">
            <text:p>26637</text:p>
          </table:table-cell>
          <table:table-cell office:value-type="float" office:value="46873" table:style-name="ce14">
            <text:p>46873</text:p>
          </table:table-cell>
          <table:table-cell office:value-type="float" office:value="32231" table:style-name="ce14">
            <text:p>32231</text:p>
          </table:table-cell>
          <table:table-cell office:value-type="float" office:value="23369" table:style-name="ce14">
            <text:p>23369</text:p>
          </table:table-cell>
          <table:table-cell office:value-type="float" office:value="19066" table:style-name="ce14">
            <text:p>19066</text:p>
          </table:table-cell>
          <table:table-cell table:style-name="ce1"/>
          <table:table-cell office:value-type="float" office:value="2.2251916668566687" table:style-name="ce1">
            <text:p>2.225191667</text:p>
          </table:table-cell>
          <table:table-cell office:value-type="float" office:value="4.170229283049383" table:style-name="ce1">
            <text:p>4.170229283</text:p>
          </table:table-cell>
          <table:table-cell office:value-type="float" office:value="2.0340565987920232" table:style-name="ce1">
            <text:p>2.034056599</text:p>
          </table:table-cell>
          <table:table-cell office:value-type="float" office:value="0.5315319197805114" table:style-name="ce1">
            <text:p>0.53153192</text:p>
          </table:table-cell>
          <table:table-cell office:value-type="float" office:value="7.222795169196913" table:style-name="ce1">
            <text:p>7.222795169</text:p>
          </table:table-cell>
          <table:table-cell office:value-type="float" office:value="5.1924427143056171" table:style-name="ce1">
            <text:p>5.192442714</text:p>
          </table:table-cell>
          <table:table-cell office:value-type="float" office:value="2.9023470373377109" table:style-name="ce1">
            <text:p>2.902347037</text:p>
          </table:table-cell>
          <table:table-cell office:value-type="float" office:value="1.2006992252645412" table:style-name="ce1">
            <text:p>1.200699225</text:p>
          </table:table-cell>
          <table:table-cell table:style-name="ce1"/>
          <table:table-cell office:value-type="float" office:value="0.17072030399999999" table:style-name="ce1">
            <text:p>0.170720304</text:p>
          </table:table-cell>
          <table:table-cell office:value-type="float" office:value="0.18705989200000001" table:style-name="ce1">
            <text:p>0.187059892</text:p>
          </table:table-cell>
          <table:table-cell office:value-type="float" office:value="7.3307299999999997E-3" table:style-name="ce1">
            <text:p>0.00733073</text:p>
          </table:table-cell>
          <table:table-cell office:value-type="float" office:value="8.0791300000000003E-3" table:style-name="ce1">
            <text:p>0.00807913</text:p>
          </table:table-cell>
          <table:table-cell office:value-type="float" office:value="0.150196482512191" table:style-name="ce1">
            <text:p>0.150196483</text:p>
          </table:table-cell>
          <table:table-cell office:value-type="float" office:value="0.17737009890152" table:style-name="ce1">
            <text:p>0.177370099</text:p>
          </table:table-cell>
          <table:table-cell office:value-type="float" office:value="6.9441830849649999E-3" table:style-name="ce1">
            <text:p>0.006944183</text:p>
          </table:table-cell>
          <table:table-cell office:value-type="float" office:value="8.6994990484659303E-3" table:style-name="ce1">
            <text:p>0.008699499</text:p>
          </table:table-cell>
          <table:table-cell office:value-type="float" office:value="0.12808224788338007" table:formula="msoxl:=LN(AT184)-LN(AX184)" table:style-name="ce1">
            <text:p>0.128082248</text:p>
          </table:table-cell>
          <table:table-cell office:value-type="float" office:value="5.3190339833994349E-2" table:formula="msoxl:=LN(AU184)-LN(AY184)" table:style-name="ce1">
            <text:p>0.05319034</text:p>
          </table:table-cell>
          <table:table-cell office:value-type="float" office:value="5.417075872993582E-2" table:formula="msoxl:=LN(AV184)-LN(AZ184)" table:style-name="ce1">
            <text:p>0.054170759</text:p>
          </table:table-cell>
          <table:table-cell office:value-type="float" office:value="-7.3981249898114498E-2" table:formula="msoxl:=LN(AW184)-LN(BA184)" table:style-name="ce1">
            <text:p>-0.07398125</text:p>
          </table:table-cell>
          <table:table-cell table:number-columns-repeated="4" table:style-name="ce1"/>
          <table:table-cell office:value-type="float" office:value="0.20458456510469802" table:formula="msoxl:=BB184*ABS($BH$8)/ABS($BH$10)-BC184*ABS($BH$9)/ABS($BH$10)+BD184-BE184*ABS($BH$11)/ABS($BH$10)" table:style-name="ce1">
            <text:p>0.204584565</text:p>
          </table:table-cell>
          <table:table-cell table:number-columns-repeated="16322"/>
        </table:table-row>
        <table:table-row table:style-name="ro1">
          <table:table-cell office:value-type="float" office:value="199704" table:style-name="ce1">
            <text:p>199704</text:p>
          </table:table-cell>
          <table:table-cell office:value-type="float" office:value="1997" table:style-name="ce1">
            <text:p>1997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95.536000000000001" table:style-name="ce1">
            <text:p>95.536</text:p>
          </table:table-cell>
          <table:table-cell office:value-type="float" office:value="274.24599999999998" table:style-name="ce13">
            <text:p>274.2</text:p>
          </table:table-cell>
          <table:table-cell office:value-type="float" office:value="33881.300000000003" table:style-name="ce1">
            <text:p>33881.3</text:p>
          </table:table-cell>
          <table:table-cell table:style-name="ce1"/>
          <table:table-cell office:value-type="float" office:value="87.641373637672217" table:style-name="ce13">
            <text:p>87.6</text:p>
          </table:table-cell>
          <table:table-cell office:value-type="float" office:value="-2.2984736041201539" table:formula="msoxl:=LN(I185/I184)*100" table:style-name="ce1">
            <text:p>-2.298473604</text:p>
          </table:table-cell>
          <table:table-cell office:value-type="float" office:value="-1.3742788840723767" table:style-name="ce1">
            <text:p>-1.374278884</text:p>
          </table:table-cell>
          <table:table-cell table:style-name="ce13"/>
          <table:table-cell office:value-type="float" office:value="6.8310168872002954" table:style-name="ce1">
            <text:p>6.831016887</text:p>
          </table:table-cell>
          <table:table-cell office:value-type="float" office:value="6.943266865452034" table:style-name="ce1">
            <text:p>6.943266865</text:p>
          </table:table-cell>
          <table:table-cell table:style-name="ce1"/>
          <table:table-cell office:value-type="float" office:value="21490.260194299088" table:style-name="ce1">
            <text:p>21490.26019</text:p>
          </table:table-cell>
          <table:table-cell office:value-type="float" office:value="24449.970925814254" table:style-name="ce1">
            <text:p>24449.97093</text:p>
          </table:table-cell>
          <table:table-cell table:style-name="ce1"/>
          <table:table-cell office:value-type="float" office:value="1796970" table:style-name="ce14">
            <text:p>1796970</text:p>
          </table:table-cell>
          <table:table-cell office:value-type="float" office:value="1814590" table:style-name="ce14">
            <text:p>1814590</text:p>
          </table:table-cell>
          <table:table-cell office:value-type="float" office:value="2004675.834248964" table:style-name="ce14">
            <text:p>2004676</text:p>
          </table:table-cell>
          <table:table-cell office:value-type="float" office:value="952893" table:style-name="ce14">
            <text:p>952893</text:p>
          </table:table-cell>
          <table:table-cell office:value-type="float" office:value="1748660" table:style-name="ce14">
            <text:p>1748660</text:p>
          </table:table-cell>
          <table:table-cell office:value-type="float" office:value="543396" table:style-name="ce14">
            <text:p>543396</text:p>
          </table:table-cell>
          <table:table-cell office:value-type="float" office:value="2180233.7943126978" table:style-name="ce14">
            <text:p>2180234</text:p>
          </table:table-cell>
          <table:table-cell office:value-type="float" office:value="1207790" table:style-name="ce14">
            <text:p>1207790</text:p>
          </table:table-cell>
          <table:table-cell table:style-name="ce14"/>
          <table:table-cell office:value-type="float" office:value="156862" table:style-name="ce14">
            <text:p>156862</text:p>
          </table:table-cell>
          <table:table-cell office:value-type="float" office:value="23068" table:style-name="ce14">
            <text:p>23068</text:p>
          </table:table-cell>
          <table:table-cell office:value-type="float" office:value="34053" table:style-name="ce14">
            <text:p>34053</text:p>
          </table:table-cell>
          <table:table-cell office:value-type="float" office:value="9970" table:style-name="ce14">
            <text:p>9970</text:p>
          </table:table-cell>
          <table:table-cell office:value-type="float" office:value="78944" table:style-name="ce14">
            <text:p>78944</text:p>
          </table:table-cell>
          <table:table-cell office:value-type="float" office:value="11122" table:style-name="ce14">
            <text:p>11122</text:p>
          </table:table-cell>
          <table:table-cell office:value-type="float" office:value="21380" table:style-name="ce14">
            <text:p>21380</text:p>
          </table:table-cell>
          <table:table-cell office:value-type="float" office:value="982" table:style-name="ce14">
            <text:p>982</text:p>
          </table:table-cell>
          <table:table-cell table:style-name="ce1"/>
          <table:table-cell office:value-type="float" office:value="-3.5164844908495829" table:style-name="ce1">
            <text:p>-3.516484491</text:p>
          </table:table-cell>
          <table:table-cell office:value-type="float" office:value="-3.2322973823577357" table:style-name="ce1">
            <text:p>-3.232297382</text:p>
          </table:table-cell>
          <table:table-cell office:value-type="float" office:value="2.0174234819059658" table:style-name="ce1">
            <text:p>2.017423482</text:p>
          </table:table-cell>
          <table:table-cell office:value-type="float" office:value="0.51446640618411554" table:style-name="ce1">
            <text:p>0.514466406</text:p>
          </table:table-cell>
          <table:table-cell office:value-type="float" office:value="2.8313147974550019" table:style-name="ce1">
            <text:p>2.831314797</text:p>
          </table:table-cell>
          <table:table-cell office:value-type="float" office:value="2.0354225126926218" table:style-name="ce1">
            <text:p>2.035422513</text:p>
          </table:table-cell>
          <table:table-cell office:value-type="float" office:value="3.499554969511931" table:style-name="ce1">
            <text:p>3.49955497</text:p>
          </table:table-cell>
          <table:table-cell office:value-type="float" office:value="1.2126102264903689" table:style-name="ce1">
            <text:p>1.212610226</text:p>
          </table:table-cell>
          <table:table-cell table:style-name="ce1"/>
          <table:table-cell office:value-type="float" office:value="0.16618390699999999" table:style-name="ce1">
            <text:p>0.166183907</text:p>
          </table:table-cell>
          <table:table-cell office:value-type="float" office:value="0.18907131199999999" table:style-name="ce1">
            <text:p>0.189071312</text:p>
          </table:table-cell>
          <table:table-cell office:value-type="float" office:value="7.1617699999999996E-3" table:style-name="ce1">
            <text:p>0.00716177</text:p>
          </table:table-cell>
          <table:table-cell office:value-type="float" office:value="8.0125300000000003E-3" table:style-name="ce1">
            <text:p>0.00801253</text:p>
          </table:table-cell>
          <table:table-cell office:value-type="float" office:value="0.15163997924494901" table:style-name="ce1">
            <text:p>0.151639979</text:p>
          </table:table-cell>
          <table:table-cell office:value-type="float" office:value="0.18023434761910201" table:style-name="ce1">
            <text:p>0.180234348</text:p>
          </table:table-cell>
          <table:table-cell office:value-type="float" office:value="6.9527660716878796E-3" table:style-name="ce1">
            <text:p>0.006952766</text:p>
          </table:table-cell>
          <table:table-cell office:value-type="float" office:value="8.7301557158521205E-3" table:style-name="ce1">
            <text:p>0.008730156</text:p>
          </table:table-cell>
          <table:table-cell office:value-type="float" office:value="9.1585894833995818E-2" table:formula="msoxl:=LN(AT185)-LN(AX185)" table:style-name="ce1">
            <text:p>0.091585895</text:p>
          </table:table-cell>
          <table:table-cell office:value-type="float" office:value="4.7866320734737178E-2" table:formula="msoxl:=LN(AU185)-LN(AY185)" table:style-name="ce1">
            <text:p>0.047866321</text:p>
          </table:table-cell>
          <table:table-cell office:value-type="float" office:value="2.9617580802278276E-2" table:formula="msoxl:=LN(AV185)-LN(AZ185)" table:style-name="ce1">
            <text:p>0.029617581</text:p>
          </table:table-cell>
          <table:table-cell office:value-type="float" office:value="-8.57766401702591E-2" table:formula="msoxl:=LN(AW185)-LN(BA185)" table:style-name="ce1">
            <text:p>-0.08577664</text:p>
          </table:table-cell>
          <table:table-cell table:number-columns-repeated="4" table:style-name="ce1"/>
          <table:table-cell office:value-type="float" office:value="0.1659629549182112" table:formula="msoxl:=BB185*ABS($BH$8)/ABS($BH$10)-BC185*ABS($BH$9)/ABS($BH$10)+BD185-BE185*ABS($BH$11)/ABS($BH$10)" table:style-name="ce1">
            <text:p>0.165962955</text:p>
          </table:table-cell>
          <table:table-cell table:number-columns-repeated="16322"/>
        </table:table-row>
        <table:table-row table:style-name="ro1">
          <table:table-cell office:value-type="float" office:value="199801" table:style-name="ce1">
            <text:p>199801</text:p>
          </table:table-cell>
          <table:table-cell office:value-type="float" office:value="1998" table:style-name="ce1">
            <text:p>1998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95.61" table:style-name="ce1">
            <text:p>95.61</text:p>
          </table:table-cell>
          <table:table-cell office:value-type="float" office:value="274.95" table:style-name="ce13">
            <text:p>275.0</text:p>
          </table:table-cell>
          <table:table-cell office:value-type="float" office:value="35806.050000000003" table:style-name="ce1">
            <text:p>35806.05</text:p>
          </table:table-cell>
          <table:table-cell table:style-name="ce1"/>
          <table:table-cell office:value-type="float" office:value="87.041764525681586" table:style-name="ce13">
            <text:p>87.0</text:p>
          </table:table-cell>
          <table:table-cell office:value-type="float" office:value="-0.68651327570635856" table:formula="msoxl:=LN(I186/I185)*100" table:style-name="ce1">
            <text:p>-0.686513276</text:p>
          </table:table-cell>
          <table:table-cell office:value-type="float" office:value="-0.77639681568024399" table:style-name="ce1">
            <text:p>-0.776396816</text:p>
          </table:table-cell>
          <table:table-cell table:style-name="ce13"/>
          <table:table-cell office:value-type="float" office:value="6.8220997575500357" table:style-name="ce1">
            <text:p>6.822099758</text:p>
          </table:table-cell>
          <table:table-cell office:value-type="float" office:value="6.9477259706674452" table:style-name="ce1">
            <text:p>6.947725971</text:p>
          </table:table-cell>
          <table:table-cell table:style-name="ce1"/>
          <table:table-cell office:value-type="float" office:value="23507.898041820041" table:style-name="ce1">
            <text:p>23507.89804</text:p>
          </table:table-cell>
          <table:table-cell office:value-type="float" office:value="26512.696953539456" table:style-name="ce1">
            <text:p>26512.69695</text:p>
          </table:table-cell>
          <table:table-cell table:style-name="ce1"/>
          <table:table-cell office:value-type="float" office:value="1786689" table:style-name="ce14">
            <text:p>1786689</text:p>
          </table:table-cell>
          <table:table-cell office:value-type="float" office:value="1870037.849897051" table:style-name="ce14">
            <text:p>1870038</text:p>
          </table:table-cell>
          <table:table-cell office:value-type="float" office:value="2219754.9712408329" table:style-name="ce14">
            <text:p>2219755</text:p>
          </table:table-cell>
          <table:table-cell office:value-type="float" office:value="1111481.8676359963" table:style-name="ce14">
            <text:p>1111482</text:p>
          </table:table-cell>
          <table:table-cell office:value-type="float" office:value="1761803" table:style-name="ce14">
            <text:p>1761803</text:p>
          </table:table-cell>
          <table:table-cell office:value-type="float" office:value="558685.7547207335" table:style-name="ce14">
            <text:p>558686</text:p>
          </table:table-cell>
          <table:table-cell office:value-type="float" office:value="2472103.7915888638" table:style-name="ce14">
            <text:p>2472104</text:p>
          </table:table-cell>
          <table:table-cell office:value-type="float" office:value="1397304.5210151516" table:style-name="ce14">
            <text:p>1397305</text:p>
          </table:table-cell>
          <table:table-cell table:style-name="ce14"/>
          <table:table-cell office:value-type="float" office:value="-10281" table:style-name="ce14">
            <text:p>-10281</text:p>
          </table:table-cell>
          <table:table-cell office:value-type="float" office:value="40050" table:style-name="ce14">
            <text:p>40050</text:p>
          </table:table-cell>
          <table:table-cell office:value-type="float" office:value="20060" table:style-name="ce14">
            <text:p>20060</text:p>
          </table:table-cell>
          <table:table-cell office:value-type="float" office:value="29642" table:style-name="ce14">
            <text:p>29642</text:p>
          </table:table-cell>
          <table:table-cell office:value-type="float" office:value="13143" table:style-name="ce14">
            <text:p>13143</text:p>
          </table:table-cell>
          <table:table-cell office:value-type="float" office:value="11049" table:style-name="ce14">
            <text:p>11049</text:p>
          </table:table-cell>
          <table:table-cell office:value-type="float" office:value="45257" table:style-name="ce14">
            <text:p>45257</text:p>
          </table:table-cell>
          <table:table-cell office:value-type="float" office:value="6902" table:style-name="ce14">
            <text:p>6902</text:p>
          </table:table-cell>
          <table:table-cell table:style-name="ce1"/>
          <table:table-cell office:value-type="float" office:value="10.170499133328203" table:style-name="ce1">
            <text:p>10.17049913</text:p>
          </table:table-cell>
          <table:table-cell office:value-type="float" office:value="10.304579364817004" table:style-name="ce1">
            <text:p>10.30457936</text:p>
          </table:table-cell>
          <table:table-cell office:value-type="float" office:value="1.9596038500572319" table:style-name="ce1">
            <text:p>1.95960385</text:p>
          </table:table-cell>
          <table:table-cell office:value-type="float" office:value="0.90877817132127703" table:style-name="ce1">
            <text:p>0.908778171</text:p>
          </table:table-cell>
          <table:table-cell office:value-type="float" office:value="13.058306329222141" table:style-name="ce1">
            <text:p>13.05830633</text:p>
          </table:table-cell>
          <table:table-cell office:value-type="float" office:value="9.3875717048583383" table:style-name="ce1">
            <text:p>9.387571705</text:p>
          </table:table-cell>
          <table:table-cell office:value-type="float" office:value="2.2151838432890441" table:style-name="ce1">
            <text:p>2.215183843</text:p>
          </table:table-cell>
          <table:table-cell office:value-type="float" office:value="1.2578203468397335" table:style-name="ce1">
            <text:p>1.257820347</text:p>
          </table:table-cell>
          <table:table-cell table:style-name="ce1"/>
          <table:table-cell office:value-type="float" office:value="0.172589522" table:style-name="ce1">
            <text:p>0.172589522</text:p>
          </table:table-cell>
          <table:table-cell office:value-type="float" office:value="0.19465005699999999" table:style-name="ce1">
            <text:p>0.194650057</text:p>
          </table:table-cell>
          <table:table-cell office:value-type="float" office:value="6.7390799999999997E-3" table:style-name="ce1">
            <text:p>0.00673908</text:p>
          </table:table-cell>
          <table:table-cell office:value-type="float" office:value="7.6411700000000001E-3" table:style-name="ce1">
            <text:p>0.00764117</text:p>
          </table:table-cell>
          <table:table-cell office:value-type="float" office:value="0.15309742820817901" table:style-name="ce1">
            <text:p>0.153097428</text:p>
          </table:table-cell>
          <table:table-cell office:value-type="float" office:value="0.18314475040462899" table:style-name="ce1">
            <text:p>0.18314475</text:p>
          </table:table-cell>
          <table:table-cell office:value-type="float" office:value="6.9612481813755298E-3" table:style-name="ce1">
            <text:p>0.006961248</text:p>
          </table:table-cell>
          <table:table-cell office:value-type="float" office:value="8.7608603947563791E-3" table:style-name="ce1">
            <text:p>0.00876086</text:p>
          </table:table-cell>
          <table:table-cell office:value-type="float" office:value="0.1198415655651357" table:formula="msoxl:=LN(AT186)-LN(AX186)" table:style-name="ce1">
            <text:p>0.119841566</text:p>
          </table:table-cell>
          <table:table-cell office:value-type="float" office:value="6.0926540895063885E-2" table:formula="msoxl:=LN(AU186)-LN(AY186)" table:style-name="ce1">
            <text:p>0.060926541</text:p>
          </table:table-cell>
          <table:table-cell office:value-type="float" office:value="-3.2435377580882552E-2" table:formula="msoxl:=LN(AV186)-LN(AZ186)" table:style-name="ce1">
            <text:p>-0.032435378</text:p>
          </table:table-cell>
          <table:table-cell office:value-type="float" office:value="-0.13674338588992274" table:formula="msoxl:=LN(AW186)-LN(BA186)" table:style-name="ce1">
            <text:p>-0.136743386</text:p>
          </table:table-cell>
          <table:table-cell table:number-columns-repeated="4" table:style-name="ce1"/>
          <table:table-cell office:value-type="float" office:value="0.17421321838266765" table:formula="msoxl:=BB186*ABS($BH$8)/ABS($BH$10)-BC186*ABS($BH$9)/ABS($BH$10)+BD186-BE186*ABS($BH$11)/ABS($BH$10)" table:style-name="ce1">
            <text:p>0.174213218</text:p>
          </table:table-cell>
          <table:table-cell table:number-columns-repeated="16322"/>
        </table:table-row>
        <table:table-row table:style-name="ro1">
          <table:table-cell office:value-type="float" office:value="199802" table:style-name="ce1">
            <text:p>199802</text:p>
          </table:table-cell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95.771000000000001" table:style-name="ce1">
            <text:p>95.771</text:p>
          </table:table-cell>
          <table:table-cell office:value-type="float" office:value="275.70299999999997" table:style-name="ce13">
            <text:p>275.7</text:p>
          </table:table-cell>
          <table:table-cell office:value-type="float" office:value="36320.51" table:style-name="ce1">
            <text:p>36320.51</text:p>
          </table:table-cell>
          <table:table-cell table:style-name="ce1"/>
          <table:table-cell office:value-type="float" office:value="84.841246143127307" table:style-name="ce13">
            <text:p>84.8</text:p>
          </table:table-cell>
          <table:table-cell office:value-type="float" office:value="-2.560623774151948" table:formula="msoxl:=LN(I187/I186)*100" table:style-name="ce1">
            <text:p>-2.560623774</text:p>
          </table:table-cell>
          <table:table-cell office:value-type="float" office:value="-1.3559680929131099" table:style-name="ce1">
            <text:p>-1.355968093</text:p>
          </table:table-cell>
          <table:table-cell table:style-name="ce13"/>
          <table:table-cell office:value-type="float" office:value="6.8013878226202156" table:style-name="ce1">
            <text:p>6.801387823</text:p>
          </table:table-cell>
          <table:table-cell office:value-type="float" office:value="6.9592624541352848" table:style-name="ce1">
            <text:p>6.959262454</text:p>
          </table:table-cell>
          <table:table-cell table:style-name="ce1"/>
          <table:table-cell office:value-type="float" office:value="23528.908427752602" table:style-name="ce1">
            <text:p>23528.90843</text:p>
          </table:table-cell>
          <table:table-cell office:value-type="float" office:value="27061.285656947133" table:style-name="ce1">
            <text:p>27061.28566</text:p>
          </table:table-cell>
          <table:table-cell table:style-name="ce1"/>
          <table:table-cell office:value-type="float" office:value="1862612" table:style-name="ce14">
            <text:p>1862612</text:p>
          </table:table-cell>
          <table:table-cell office:value-type="float" office:value="1930619.6882280498" table:style-name="ce14">
            <text:p>1930620</text:p>
          </table:table-cell>
          <table:table-cell office:value-type="float" office:value="2287281.1140691712" table:style-name="ce14">
            <text:p>2287281</text:p>
          </table:table-cell>
          <table:table-cell office:value-type="float" office:value="1157012.3218065787" table:style-name="ce14">
            <text:p>1157012</text:p>
          </table:table-cell>
          <table:table-cell office:value-type="float" office:value="1812781" table:style-name="ce14">
            <text:p>1812781</text:p>
          </table:table-cell>
          <table:table-cell office:value-type="float" office:value="588223.25514943618" table:style-name="ce14">
            <text:p>588223</text:p>
          </table:table-cell>
          <table:table-cell office:value-type="float" office:value="2498600.0493923048" table:style-name="ce14">
            <text:p>2498600</text:p>
          </table:table-cell>
          <table:table-cell office:value-type="float" office:value="1385906.5015384795" table:style-name="ce14">
            <text:p>1385907</text:p>
          </table:table-cell>
          <table:table-cell table:style-name="ce14"/>
          <table:table-cell office:value-type="float" office:value="75923" table:style-name="ce14">
            <text:p>75923</text:p>
          </table:table-cell>
          <table:table-cell office:value-type="float" office:value="45584" table:style-name="ce14">
            <text:p>45584</text:p>
          </table:table-cell>
          <table:table-cell office:value-type="float" office:value="21047" table:style-name="ce14">
            <text:p>21047</text:p>
          </table:table-cell>
          <table:table-cell office:value-type="float" office:value="13157" table:style-name="ce14">
            <text:p>13157</text:p>
          </table:table-cell>
          <table:table-cell office:value-type="float" office:value="50978" table:style-name="ce14">
            <text:p>50978</text:p>
          </table:table-cell>
          <table:table-cell office:value-type="float" office:value="28276" table:style-name="ce14">
            <text:p>28276</text:p>
          </table:table-cell>
          <table:table-cell office:value-type="float" office:value="46885" table:style-name="ce14">
            <text:p>46885</text:p>
          </table:table-cell>
          <table:table-cell office:value-type="float" office:value="13185" table:style-name="ce14">
            <text:p>13185</text:p>
          </table:table-cell>
          <table:table-cell table:style-name="ce1"/>
          <table:table-cell office:value-type="float" office:value="2.0213111695439099" table:style-name="ce1">
            <text:p>2.02131117</text:p>
          </table:table-cell>
          <table:table-cell office:value-type="float" office:value="-1.0142256697260854" table:style-name="ce1">
            <text:p>-1.01422567</text:p>
          </table:table-cell>
          <table:table-cell office:value-type="float" office:value="1.3217024783194922" table:style-name="ce1">
            <text:p>1.321702478</text:p>
          </table:table-cell>
          <table:table-cell office:value-type="float" office:value="0.69457394173555231" table:style-name="ce1">
            <text:p>0.694573942</text:p>
          </table:table-cell>
          <table:table-cell office:value-type="float" office:value="3.2488907262260573" table:style-name="ce1">
            <text:p>3.248890726</text:p>
          </table:table-cell>
          <table:table-cell office:value-type="float" office:value="2.3356164179917172" table:style-name="ce1">
            <text:p>2.335616418</text:p>
          </table:table-cell>
          <table:table-cell office:value-type="float" office:value="2.1332439189863637" table:style-name="ce1">
            <text:p>2.133243919</text:p>
          </table:table-cell>
          <table:table-cell office:value-type="float" office:value="1.226895941164821" table:style-name="ce1">
            <text:p>1.226895941</text:p>
          </table:table-cell>
          <table:table-cell table:style-name="ce1"/>
          <table:table-cell office:value-type="float" office:value="0.17105089700000001" table:style-name="ce1">
            <text:p>0.171050897</text:p>
          </table:table-cell>
          <table:table-cell office:value-type="float" office:value="0.19673063900000001" table:style-name="ce1">
            <text:p>0.196730639</text:p>
          </table:table-cell>
          <table:table-cell office:value-type="float" office:value="6.5362500000000004E-3" table:style-name="ce1">
            <text:p>0.00653625</text:p>
          </table:table-cell>
          <table:table-cell office:value-type="float" office:value="7.6540799999999997E-3" table:style-name="ce1">
            <text:p>0.00765408</text:p>
          </table:table-cell>
          <table:table-cell office:value-type="float" office:value="0.15456891863453201" table:style-name="ce1">
            <text:p>0.154568919</text:p>
          </table:table-cell>
          <table:table-cell office:value-type="float" office:value="0.18610202804185" table:style-name="ce1">
            <text:p>0.186102028</text:p>
          </table:table-cell>
          <table:table-cell office:value-type="float" office:value="6.9696367678482004E-3" table:style-name="ce1">
            <text:p>0.006969637</text:p>
          </table:table-cell>
          <table:table-cell office:value-type="float" office:value="8.7916194492156392E-3" table:style-name="ce1">
            <text:p>0.008791619</text:p>
          </table:table-cell>
          <table:table-cell office:value-type="float" office:value="0.10132108331033862" table:formula="msoxl:=LN(AT187)-LN(AX187)" table:style-name="ce1">
            <text:p>0.101321083</text:p>
          </table:table-cell>
          <table:table-cell office:value-type="float" office:value="5.5540417208728377E-2" table:formula="msoxl:=LN(AU187)-LN(AY187)" table:style-name="ce1">
            <text:p>0.055540417</text:p>
          </table:table-cell>
          <table:table-cell office:value-type="float" office:value="-6.419950324264434E-2" table:formula="msoxl:=LN(AV187)-LN(AZ187)" table:style-name="ce1">
            <text:p>-0.064199503</text:p>
          </table:table-cell>
          <table:table-cell office:value-type="float" office:value="-0.13856009340826514" table:formula="msoxl:=LN(AW187)-LN(BA187)" table:style-name="ce1">
            <text:p>-0.138560093</text:p>
          </table:table-cell>
          <table:table-cell table:number-columns-repeated="4" table:style-name="ce1"/>
          <table:table-cell office:value-type="float" office:value="0.1327375620323199" table:formula="msoxl:=BB187*ABS($BH$8)/ABS($BH$10)-BC187*ABS($BH$9)/ABS($BH$10)+BD187-BE187*ABS($BH$11)/ABS($BH$10)" table:style-name="ce1">
            <text:p>0.132737562</text:p>
          </table:table-cell>
          <table:table-cell table:number-columns-repeated="16322"/>
        </table:table-row>
        <table:table-row table:style-name="ro1">
          <table:table-cell office:value-type="float" office:value="199803" table:style-name="ce1">
            <text:p>199803</text:p>
          </table:table-cell>
          <table:table-cell office:value-type="float" office:value="1998" table:style-name="ce1">
            <text:p>1998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96.087999999999994" table:style-name="ce1">
            <text:p>96.088</text:p>
          </table:table-cell>
          <table:table-cell office:value-type="float" office:value="276.56400000000002" table:style-name="ce13">
            <text:p>276.6</text:p>
          </table:table-cell>
          <table:table-cell office:value-type="float" office:value="34964.18" table:style-name="ce1">
            <text:p>34964.18</text:p>
          </table:table-cell>
          <table:table-cell table:style-name="ce1"/>
          <table:table-cell office:value-type="float" office:value="86.42400892223462" table:style-name="ce13">
            <text:p>86.4</text:p>
          </table:table-cell>
          <table:table-cell office:value-type="float" office:value="1.8483700508320755" table:formula="msoxl:=LN(I188/I187)*100" table:style-name="ce1">
            <text:p>1.848370051</text:p>
          </table:table-cell>
          <table:table-cell office:value-type="float" office:value="2.5599376824852134" table:style-name="ce1">
            <text:p>2.559937682</text:p>
          </table:table-cell>
          <table:table-cell table:style-name="ce13"/>
          <table:table-cell office:value-type="float" office:value="6.782994133977799" table:style-name="ce1">
            <text:p>6.782994134</text:p>
          </table:table-cell>
          <table:table-cell office:value-type="float" office:value="6.9532894207221903" table:style-name="ce1">
            <text:p>6.953289421</text:p>
          </table:table-cell>
          <table:table-cell table:style-name="ce1"/>
          <table:table-cell office:value-type="float" office:value="21899.859001118039" table:style-name="ce1">
            <text:p>21899.859</text:p>
          </table:table-cell>
          <table:table-cell office:value-type="float" office:value="26668.333725824617" table:style-name="ce1">
            <text:p>26668.33373</text:p>
          </table:table-cell>
          <table:table-cell table:style-name="ce1"/>
          <table:table-cell office:value-type="float" office:value="1946950" table:style-name="ce14">
            <text:p>1946950</text:p>
          </table:table-cell>
          <table:table-cell office:value-type="float" office:value="1981688.1610925312" table:style-name="ce14">
            <text:p>1981688</text:p>
          </table:table-cell>
          <table:table-cell office:value-type="float" office:value="2143033.8053345843" table:style-name="ce14">
            <text:p>2143034</text:p>
          </table:table-cell>
          <table:table-cell office:value-type="float" office:value="1029331.4811026078" table:style-name="ce14">
            <text:p>1029331</text:p>
          </table:table-cell>
          <table:table-cell office:value-type="float" office:value="1858605" table:style-name="ce14">
            <text:p>1858605</text:p>
          </table:table-cell>
          <table:table-cell office:value-type="float" office:value="608344.18869345449" table:style-name="ce14">
            <text:p>608344</text:p>
          </table:table-cell>
          <table:table-cell office:value-type="float" office:value="2192148.232710849" table:style-name="ce14">
            <text:p>2192148</text:p>
          </table:table-cell>
          <table:table-cell office:value-type="float" office:value="1156812.5862817087" table:style-name="ce14">
            <text:p>1156813</text:p>
          </table:table-cell>
          <table:table-cell table:style-name="ce14"/>
          <table:table-cell office:value-type="float" office:value="84338" table:style-name="ce14">
            <text:p>84338</text:p>
          </table:table-cell>
          <table:table-cell office:value-type="float" office:value="-23361" table:style-name="ce14">
            <text:p>-23361</text:p>
          </table:table-cell>
          <table:table-cell office:value-type="float" office:value="25124" table:style-name="ce14">
            <text:p>25124</text:p>
          </table:table-cell>
          <table:table-cell office:value-type="float" office:value="-8504" table:style-name="ce14">
            <text:p>-8504</text:p>
          </table:table-cell>
          <table:table-cell office:value-type="float" office:value="45824" table:style-name="ce14">
            <text:p>45824</text:p>
          </table:table-cell>
          <table:table-cell office:value-type="float" office:value="-8027" table:style-name="ce14">
            <text:p>-8027</text:p>
          </table:table-cell>
          <table:table-cell office:value-type="float" office:value="22958" table:style-name="ce14">
            <text:p>22958</text:p>
          </table:table-cell>
          <table:table-cell office:value-type="float" office:value="-1256" table:style-name="ce14">
            <text:p>-1256</text:p>
          </table:table-cell>
          <table:table-cell table:style-name="ce1"/>
          <table:table-cell office:value-type="float" office:value="-11.660448153625039" table:style-name="ce1">
            <text:p>-11.66044815</text:p>
          </table:table-cell>
          <table:table-cell office:value-type="float" office:value="-14.576847743783294" table:style-name="ce1">
            <text:p>-14.57684774</text:p>
          </table:table-cell>
          <table:table-cell office:value-type="float" office:value="5.9276573049246082" table:style-name="ce1">
            <text:p>5.927657305</text:p>
          </table:table-cell>
          <table:table-cell office:value-type="float" office:value="1.8651056870044067" table:style-name="ce1">
            <text:p>1.865105687</text:p>
          </table:table-cell>
          <table:table-cell office:value-type="float" office:value="-10.477274511843184" table:style-name="ce1">
            <text:p>-10.47727451</text:p>
          </table:table-cell>
          <table:table-cell office:value-type="float" office:value="-7.5320767695048714" table:style-name="ce1">
            <text:p>-7.53207677</text:p>
          </table:table-cell>
          <table:table-cell office:value-type="float" office:value="5.0266807436321068" table:style-name="ce1">
            <text:p>5.026680744</text:p>
          </table:table-cell>
          <table:table-cell office:value-type="float" office:value="1.2173730384689754" table:style-name="ce1">
            <text:p>1.217373038</text:p>
          </table:table-cell>
          <table:table-cell table:style-name="ce1"/>
          <table:table-cell office:value-type="float" office:value="0.166449607" table:style-name="ce1">
            <text:p>0.166449607</text:p>
          </table:table-cell>
          <table:table-cell office:value-type="float" office:value="0.20269234" table:style-name="ce1">
            <text:p>0.20269234</text:p>
          </table:table-cell>
          <table:table-cell office:value-type="float" office:value="6.7090099999999996E-3" table:style-name="ce1">
            <text:p>0.00670901</text:p>
          </table:table-cell>
          <table:table-cell office:value-type="float" office:value="7.9545699999999993E-3" table:style-name="ce1">
            <text:p>0.00795457</text:p>
          </table:table-cell>
          <table:table-cell office:value-type="float" office:value="0.156054547091285" table:style-name="ce1">
            <text:p>0.156054547</text:p>
          </table:table-cell>
          <table:table-cell office:value-type="float" office:value="0.189106916644075" table:style-name="ce1">
            <text:p>0.189106917</text:p>
          </table:table-cell>
          <table:table-cell office:value-type="float" office:value="6.9779391318813703E-3" table:style-name="ce1">
            <text:p>0.006977939</text:p>
          </table:table-cell>
          <table:table-cell office:value-type="float" office:value="8.8224388314760496E-3" table:style-name="ce1">
            <text:p>0.008822439</text:p>
          </table:table-cell>
          <table:table-cell office:value-type="float" office:value="6.4486995974854633E-2" table:formula="msoxl:=LN(AT188)-LN(AX188)" table:style-name="ce1">
            <text:p>0.064486996</text:p>
          </table:table-cell>
          <table:table-cell office:value-type="float" office:value="6.9376711263526847E-2" table:formula="msoxl:=LN(AU188)-LN(AY188)" table:style-name="ce1">
            <text:p>0.069376711</text:p>
          </table:table-cell>
          <table:table-cell office:value-type="float" office:value="-3.9302220751573635E-2" table:formula="msoxl:=LN(AV188)-LN(AZ188)" table:style-name="ce1">
            <text:p>-0.039302221</text:p>
          </table:table-cell>
          <table:table-cell office:value-type="float" office:value="-0.10355173702693765" table:formula="msoxl:=LN(AW188)-LN(BA188)" table:style-name="ce1">
            <text:p>-0.103551737</text:p>
          </table:table-cell>
          <table:table-cell table:number-columns-repeated="4" table:style-name="ce1"/>
          <table:table-cell office:value-type="float" office:value="7.7410931827788534E-2" table:formula="msoxl:=BB188*ABS($BH$8)/ABS($BH$10)-BC188*ABS($BH$9)/ABS($BH$10)+BD188-BE188*ABS($BH$11)/ABS($BH$10)" table:style-name="ce1">
            <text:p>0.077410932</text:p>
          </table:table-cell>
          <table:table-cell table:number-columns-repeated="16322"/>
        </table:table-row>
        <table:table-row table:style-name="ro1">
          <table:table-cell office:value-type="float" office:value="199804" table:style-name="ce1">
            <text:p>199804</text:p>
          </table:table-cell>
          <table:table-cell office:value-type="float" office:value="1998" table:style-name="ce1">
            <text:p>1998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96.442999999999998" table:style-name="ce1">
            <text:p>96.443</text:p>
          </table:table-cell>
          <table:table-cell office:value-type="float" office:value="277.39999999999998" table:style-name="ce13">
            <text:p>277.4</text:p>
          </table:table-cell>
          <table:table-cell office:value-type="float" office:value="37387.47" table:style-name="ce1">
            <text:p>37387.47</text:p>
          </table:table-cell>
          <table:table-cell table:style-name="ce1"/>
          <table:table-cell office:value-type="float" office:value="89.35010482180293" table:style-name="ce13">
            <text:p>89.4</text:p>
          </table:table-cell>
          <table:table-cell office:value-type="float" office:value="3.3296896511661176" table:formula="msoxl:=LN(I189/I188)*100" table:style-name="ce1">
            <text:p>3.329689651</text:p>
          </table:table-cell>
          <table:table-cell office:value-type="float" office:value="0.74124099312125025" table:style-name="ce1">
            <text:p>0.741240993</text:p>
          </table:table-cell>
          <table:table-cell table:style-name="ce13"/>
          <table:table-cell office:value-type="float" office:value="6.810132872687273" table:style-name="ce1">
            <text:p>6.810132873</text:p>
          </table:table-cell>
          <table:table-cell office:value-type="float" office:value="6.9750289456911592" table:style-name="ce1">
            <text:p>6.975028946</text:p>
          </table:table-cell>
          <table:table-cell table:style-name="ce1"/>
          <table:table-cell office:value-type="float" office:value="23673.068926033669" table:style-name="ce1">
            <text:p>23673.06893</text:p>
          </table:table-cell>
          <table:table-cell office:value-type="float" office:value="28406.308081454306" table:style-name="ce1">
            <text:p>28406.30808</text:p>
          </table:table-cell>
          <table:table-cell table:style-name="ce1"/>
          <table:table-cell office:value-type="float" office:value="1872190" table:style-name="ce14">
            <text:p>1872190</text:p>
          </table:table-cell>
          <table:table-cell office:value-type="float" office:value="1948330" table:style-name="ce14">
            <text:p>1948330</text:p>
          </table:table-cell>
          <table:table-cell office:value-type="float" office:value="2577256.4680113611" table:style-name="ce14">
            <text:p>2577256</text:p>
          </table:table-cell>
          <table:table-cell office:value-type="float" office:value="1250340" table:style-name="ce14">
            <text:p>1250340</text:p>
          </table:table-cell>
          <table:table-cell office:value-type="float" office:value="1841922" table:style-name="ce14">
            <text:p>1841922</text:p>
          </table:table-cell>
          <table:table-cell office:value-type="float" office:value="578012" table:style-name="ce14">
            <text:p>578012</text:p>
          </table:table-cell>
          <table:table-cell office:value-type="float" office:value="2448229.3555664318" table:style-name="ce14">
            <text:p>2448229</text:p>
          </table:table-cell>
          <table:table-cell office:value-type="float" office:value="1474980" table:style-name="ce14">
            <text:p>1474980</text:p>
          </table:table-cell>
          <table:table-cell table:style-name="ce14"/>
          <table:table-cell office:value-type="float" office:value="-83276" table:style-name="ce14">
            <text:p>-83276</text:p>
          </table:table-cell>
          <table:table-cell office:value-type="float" office:value="73589" table:style-name="ce14">
            <text:p>73589</text:p>
          </table:table-cell>
          <table:table-cell office:value-type="float" office:value="112814" table:style-name="ce14">
            <text:p>112814</text:p>
          </table:table-cell>
          <table:table-cell office:value-type="float" office:value="7663" table:style-name="ce14">
            <text:p>7663</text:p>
          </table:table-cell>
          <table:table-cell office:value-type="float" office:value="-28964" table:style-name="ce14">
            <text:p>-28964</text:p>
          </table:table-cell>
          <table:table-cell office:value-type="float" office:value="-8456" table:style-name="ce14">
            <text:p>-8456</text:p>
          </table:table-cell>
          <table:table-cell office:value-type="float" office:value="27544" table:style-name="ce14">
            <text:p>27544</text:p>
          </table:table-cell>
          <table:table-cell office:value-type="float" office:value="82531" table:style-name="ce14">
            <text:p>82531</text:p>
          </table:table-cell>
          <table:table-cell table:style-name="ce1"/>
          <table:table-cell office:value-type="float" office:value="10.710511824820228" table:style-name="ce1">
            <text:p>10.71051182</text:p>
          </table:table-cell>
          <table:table-cell office:value-type="float" office:value="10.575126379930442" table:style-name="ce1">
            <text:p>10.57512638</text:p>
          </table:table-cell>
          <table:table-cell office:value-type="float" office:value="3.0299881369563351" table:style-name="ce1">
            <text:p>3.029988137</text:p>
          </table:table-cell>
          <table:table-cell office:value-type="float" office:value="2.2927735880548599" table:style-name="ce1">
            <text:p>2.292773588</text:p>
          </table:table-cell>
          <table:table-cell office:value-type="float" office:value="19.307106391351677" table:style-name="ce1">
            <text:p>19.30710639</text:p>
          </table:table-cell>
          <table:table-cell office:value-type="float" office:value="13.879812671919384" table:style-name="ce1">
            <text:p>13.87981267</text:p>
          </table:table-cell>
          <table:table-cell office:value-type="float" office:value="2.0592380989525889" table:style-name="ce1">
            <text:p>2.059238099</text:p>
          </table:table-cell>
          <table:table-cell office:value-type="float" office:value="1.157772571581253" table:style-name="ce1">
            <text:p>1.157772572</text:p>
          </table:table-cell>
          <table:table-cell table:style-name="ce1"/>
          <table:table-cell office:value-type="float" office:value="0.169396976" table:style-name="ce1">
            <text:p>0.169396976</text:p>
          </table:table-cell>
          <table:table-cell office:value-type="float" office:value="0.203266535" table:style-name="ce1">
            <text:p>0.203266535</text:p>
          </table:table-cell>
          <table:table-cell office:value-type="float" office:value="6.4901400000000001E-3" table:style-name="ce1">
            <text:p>0.00649014</text:p>
          </table:table-cell>
          <table:table-cell office:value-type="float" office:value="7.6536299999999998E-3" table:style-name="ce1">
            <text:p>0.00765363</text:p>
          </table:table-cell>
          <table:table-cell office:value-type="float" office:value="0.15755441660913" table:style-name="ce1">
            <text:p>0.157554417</text:p>
          </table:table-cell>
          <table:table-cell office:value-type="float" office:value="0.192160167745625" table:style-name="ce1">
            <text:p>0.192160168</text:p>
          </table:table-cell>
          <table:table-cell office:value-type="float" office:value="6.98616242721351E-3" table:style-name="ce1">
            <text:p>0.006986162</text:p>
          </table:table-cell>
          <table:table-cell office:value-type="float" office:value="8.8533240669242206E-3" table:style-name="ce1">
            <text:p>0.008853324</text:p>
          </table:table-cell>
          <table:table-cell office:value-type="float" office:value="7.2474029945239771E-2" table:formula="msoxl:=LN(AT189)-LN(AX189)" table:style-name="ce1">
            <text:p>0.07247403</text:p>
          </table:table-cell>
          <table:table-cell office:value-type="float" office:value="5.618886685350688E-2" table:formula="msoxl:=LN(AU189)-LN(AY189)" table:style-name="ce1">
            <text:p>0.056188867</text:p>
          </table:table-cell>
          <table:table-cell office:value-type="float" office:value="-7.3647294370750238E-2" table:formula="msoxl:=LN(AV189)-LN(AZ189)" table:style-name="ce1">
            <text:p>-0.073647294</text:p>
          </table:table-cell>
          <table:table-cell office:value-type="float" office:value="-0.14561294418373016" table:formula="msoxl:=LN(AW189)-LN(BA189)" table:style-name="ce1">
            <text:p>-0.145612944</text:p>
          </table:table-cell>
          <table:table-cell table:number-columns-repeated="4" table:style-name="ce1"/>
          <table:table-cell office:value-type="float" office:value="0.106028125811185" table:formula="msoxl:=BB189*ABS($BH$8)/ABS($BH$10)-BC189*ABS($BH$9)/ABS($BH$10)+BD189-BE189*ABS($BH$11)/ABS($BH$10)" table:style-name="ce1">
            <text:p>0.106028126</text:p>
          </table:table-cell>
          <table:table-cell table:number-columns-repeated="16322"/>
        </table:table-row>
        <table:table-row table:style-name="ro1">
          <table:table-cell office:value-type="float" office:value="199901" table:style-name="ce1">
            <text:p>199901</text:p>
          </table:table-cell>
          <table:table-cell office:value-type="float" office:value="1999" table:style-name="ce1">
            <text:p>1999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96.686999999999998" table:style-name="ce1">
            <text:p>96.687</text:p>
          </table:table-cell>
          <table:table-cell office:value-type="float" office:value="278.10300000000001" table:style-name="ce13">
            <text:p>278.1</text:p>
          </table:table-cell>
          <table:table-cell office:value-type="float" office:value="38287.46" table:style-name="ce1">
            <text:p>38287.46</text:p>
          </table:table-cell>
          <table:table-cell table:style-name="ce1"/>
          <table:table-cell office:value-type="float" office:value="87.104026159820151" table:style-name="ce13">
            <text:p>87.1</text:p>
          </table:table-cell>
          <table:table-cell office:value-type="float" office:value="-2.5459307406736644" table:formula="msoxl:=LN(I190/I189)*100" table:style-name="ce1">
            <text:p>-2.545930741</text:p>
          </table:table-cell>
          <table:table-cell office:value-type="float" office:value="-3.6798221436301537" table:style-name="ce1">
            <text:p>-3.679822144</text:p>
          </table:table-cell>
          <table:table-cell table:style-name="ce13"/>
          <table:table-cell office:value-type="float" office:value="6.7941980438650411" table:style-name="ce1">
            <text:p>6.794198044</text:p>
          </table:table-cell>
          <table:table-cell office:value-type="float" office:value="6.9898662371414222" table:style-name="ce1">
            <text:p>6.989866237</text:p>
          </table:table-cell>
          <table:table-cell table:style-name="ce1"/>
          <table:table-cell office:value-type="float" office:value="24008.461305917783" table:style-name="ce1">
            <text:p>24008.46131</text:p>
          </table:table-cell>
          <table:table-cell office:value-type="float" office:value="28987.451959529732" table:style-name="ce1">
            <text:p>28987.45196</text:p>
          </table:table-cell>
          <table:table-cell table:style-name="ce1"/>
          <table:table-cell office:value-type="float" office:value="1909986" table:style-name="ce14">
            <text:p>1909986</text:p>
          </table:table-cell>
          <table:table-cell office:value-type="float" office:value="1919590.8141805872" table:style-name="ce14">
            <text:p>1919591</text:p>
          </table:table-cell>
          <table:table-cell office:value-type="float" office:value="2691040.8454812733" table:style-name="ce14">
            <text:p>2691041</text:p>
          </table:table-cell>
          <table:table-cell office:value-type="float" office:value="1319268.2853575002" table:style-name="ce14">
            <text:p>1319268</text:p>
          </table:table-cell>
          <table:table-cell office:value-type="float" office:value="1861910" table:style-name="ce14">
            <text:p>1861910</text:p>
          </table:table-cell>
          <table:table-cell office:value-type="float" office:value="560788.10928609315" table:style-name="ce14">
            <text:p>560788</text:p>
          </table:table-cell>
          <table:table-cell office:value-type="float" office:value="2552730.1346524814" table:style-name="ce14">
            <text:p>2552730</text:p>
          </table:table-cell>
          <table:table-cell office:value-type="float" office:value="1501196.6545757174" table:style-name="ce14">
            <text:p>1501197</text:p>
          </table:table-cell>
          <table:table-cell table:style-name="ce14"/>
          <table:table-cell office:value-type="float" office:value="37796" table:style-name="ce14">
            <text:p>37796</text:p>
          </table:table-cell>
          <table:table-cell office:value-type="float" office:value="31921" table:style-name="ce14">
            <text:p>31921</text:p>
          </table:table-cell>
          <table:table-cell office:value-type="float" office:value="27659" table:style-name="ce14">
            <text:p>27659</text:p>
          </table:table-cell>
          <table:table-cell office:value-type="float" office:value="10807" table:style-name="ce14">
            <text:p>10807</text:p>
          </table:table-cell>
          <table:table-cell office:value-type="float" office:value="19988" table:style-name="ce14">
            <text:p>19988</text:p>
          </table:table-cell>
          <table:table-cell office:value-type="float" office:value="769" table:style-name="ce14">
            <text:p>769</text:p>
          </table:table-cell>
          <table:table-cell office:value-type="float" office:value="72236" table:style-name="ce14">
            <text:p>72236</text:p>
          </table:table-cell>
          <table:table-cell office:value-type="float" office:value="-4965" table:style-name="ce14">
            <text:p>-4965</text:p>
          </table:table-cell>
          <table:table-cell table:style-name="ce1"/>
          <table:table-cell office:value-type="float" office:value="0.9655734548735796" table:style-name="ce1">
            <text:p>0.965573455</text:p>
          </table:table-cell>
          <table:table-cell office:value-type="float" office:value="1.8000372140506802" table:style-name="ce1">
            <text:p>1.800037214</text:p>
          </table:table-cell>
          <table:table-cell office:value-type="float" office:value="-2.402554404082371" table:style-name="ce1">
            <text:p>-2.402554404</text:p>
          </table:table-cell>
          <table:table-cell office:value-type="float" office:value="0.18016329040902945" table:style-name="ce1">
            <text:p>0.18016329</text:p>
          </table:table-cell>
          <table:table-cell office:value-type="float" office:value="4.8622314929479549" table:style-name="ce1">
            <text:p>4.862231493</text:p>
          </table:table-cell>
          <table:table-cell office:value-type="float" office:value="3.4954415706671735" table:style-name="ce1">
            <text:p>3.495441571</text:p>
          </table:table-cell>
          <table:table-cell office:value-type="float" office:value="-2.0950303464685045" table:style-name="ce1">
            <text:p>-2.095030346</text:p>
          </table:table-cell>
          <table:table-cell office:value-type="float" office:value="1.0812760498578786" table:style-name="ce1">
            <text:p>1.08127605</text:p>
          </table:table-cell>
          <table:table-cell table:style-name="ce1"/>
          <table:table-cell office:value-type="float" office:value="0.16860930199999999" table:style-name="ce1">
            <text:p>0.168609302</text:p>
          </table:table-cell>
          <table:table-cell office:value-type="float" office:value="0.20357631300000001" table:style-name="ce1">
            <text:p>0.203576313</text:p>
          </table:table-cell>
          <table:table-cell office:value-type="float" office:value="6.2690200000000001E-3" table:style-name="ce1">
            <text:p>0.00626902</text:p>
          </table:table-cell>
          <table:table-cell office:value-type="float" office:value="7.6239100000000002E-3" table:style-name="ce1">
            <text:p>0.00762391</text:p>
          </table:table-cell>
          <table:table-cell office:value-type="float" office:value="0.159068634537226" table:style-name="ce1">
            <text:p>0.159068635</text:p>
          </table:table-cell>
          <table:table-cell office:value-type="float" office:value="0.19526254993543199" table:style-name="ce1">
            <text:p>0.19526255</text:p>
          </table:table-cell>
          <table:table-cell office:value-type="float" office:value="6.9943137311276301E-3" table:style-name="ce1">
            <text:p>0.006994314</text:p>
          </table:table-cell>
          <table:table-cell office:value-type="float" office:value="8.8842803751823501E-3" table:style-name="ce1">
            <text:p>0.00888428</text:p>
          </table:table-cell>
          <table:table-cell office:value-type="float" office:value="5.8248443214207635E-2" table:formula="msoxl:=LN(AT190)-LN(AX190)" table:style-name="ce1">
            <text:p>0.058248443</text:p>
          </table:table-cell>
          <table:table-cell office:value-type="float" office:value="4.1695874151829848E-2" table:formula="msoxl:=LN(AU190)-LN(AY190)" table:style-name="ce1">
            <text:p>0.041695874</text:p>
          </table:table-cell>
          <table:table-cell office:value-type="float" office:value="-0.10947745222843608" table:formula="msoxl:=LN(AV190)-LN(AZ190)" table:style-name="ce1">
            <text:p>-0.109477452</text:p>
          </table:table-cell>
          <table:table-cell office:value-type="float" office:value="-0.15299410364460275" table:formula="msoxl:=LN(AW190)-LN(BA190)" table:style-name="ce1">
            <text:p>-0.152994104</text:p>
          </table:table-cell>
          <table:table-cell table:number-columns-repeated="4" table:style-name="ce1"/>
          <table:table-cell office:value-type="float" office:value="7.7094251026686961E-2" table:formula="msoxl:=BB190*ABS($BH$8)/ABS($BH$10)-BC190*ABS($BH$9)/ABS($BH$10)+BD190-BE190*ABS($BH$11)/ABS($BH$10)" table:style-name="ce1">
            <text:p>0.077094251</text:p>
          </table:table-cell>
          <table:table-cell table:number-columns-repeated="16322"/>
        </table:table-row>
        <table:table-row table:style-name="ro1">
          <table:table-cell office:value-type="float" office:value="199902" table:style-name="ce1">
            <text:p>199902</text:p>
          </table:table-cell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97.319000000000003" table:style-name="ce1">
            <text:p>97.319</text:p>
          </table:table-cell>
          <table:table-cell office:value-type="float" office:value="278.86399999999998" table:style-name="ce13">
            <text:p>278.9</text:p>
          </table:table-cell>
          <table:table-cell office:value-type="float" office:value="39556.14" table:style-name="ce1">
            <text:p>39556.14</text:p>
          </table:table-cell>
          <table:table-cell table:style-name="ce1"/>
          <table:table-cell office:value-type="float" office:value="86.20550161812298" table:style-name="ce13">
            <text:p>86.2</text:p>
          </table:table-cell>
          <table:table-cell office:value-type="float" office:value="-1.0369107848403105" table:formula="msoxl:=LN(I191/I190)*100" table:style-name="ce1">
            <text:p>-1.036910785</text:p>
          </table:table-cell>
          <table:table-cell office:value-type="float" office:value="-1.5048195440796543" table:style-name="ce1">
            <text:p>-1.504819544</text:p>
          </table:table-cell>
          <table:table-cell table:style-name="ce13"/>
          <table:table-cell office:value-type="float" office:value="6.7980911648005735" table:style-name="ce1">
            <text:p>6.798091165</text:p>
          </table:table-cell>
          <table:table-cell office:value-type="float" office:value="7.0285271405823115" table:style-name="ce1">
            <text:p>7.028527141</text:p>
          </table:table-cell>
          <table:table-cell table:style-name="ce1"/>
          <table:table-cell office:value-type="float" office:value="24489.230479968493" table:style-name="ce1">
            <text:p>24489.23048</text:p>
          </table:table-cell>
          <table:table-cell office:value-type="float" office:value="29691.528496704013" table:style-name="ce1">
            <text:p>29691.5285</text:p>
          </table:table-cell>
          <table:table-cell table:style-name="ce1"/>
          <table:table-cell office:value-type="float" office:value="1959727" table:style-name="ce14">
            <text:p>1959727</text:p>
          </table:table-cell>
          <table:table-cell office:value-type="float" office:value="1877299.8155232498" table:style-name="ce14">
            <text:p>1877300</text:p>
          </table:table-cell>
          <table:table-cell office:value-type="float" office:value="2964876.1222576201" table:style-name="ce14">
            <text:p>2964876</text:p>
          </table:table-cell>
          <table:table-cell office:value-type="float" office:value="1440932.3887474788" table:style-name="ce14">
            <text:p>1440932</text:p>
          </table:table-cell>
          <table:table-cell office:value-type="float" office:value="1924180" table:style-name="ce14">
            <text:p>1924180</text:p>
          </table:table-cell>
          <table:table-cell office:value-type="float" office:value="540366.34176289407" table:style-name="ce14">
            <text:p>540366</text:p>
          </table:table-cell>
          <table:table-cell office:value-type="float" office:value="2670533.7968815053" table:style-name="ce14">
            <text:p>2670534</text:p>
          </table:table-cell>
          <table:table-cell office:value-type="float" office:value="1623194.7224762808" table:style-name="ce14">
            <text:p>1623195</text:p>
          </table:table-cell>
          <table:table-cell table:style-name="ce14"/>
          <table:table-cell office:value-type="float" office:value="49741" table:style-name="ce14">
            <text:p>49741</text:p>
          </table:table-cell>
          <table:table-cell office:value-type="float" office:value="24244" table:style-name="ce14">
            <text:p>24244</text:p>
          </table:table-cell>
          <table:table-cell office:value-type="float" office:value="143988" table:style-name="ce14">
            <text:p>143988</text:p>
          </table:table-cell>
          <table:table-cell office:value-type="float" office:value="33116" table:style-name="ce14">
            <text:p>33116</text:p>
          </table:table-cell>
          <table:table-cell office:value-type="float" office:value="62270" table:style-name="ce14">
            <text:p>62270</text:p>
          </table:table-cell>
          <table:table-cell office:value-type="float" office:value="-2883" table:style-name="ce14">
            <text:p>-2883</text:p>
          </table:table-cell>
          <table:table-cell office:value-type="float" office:value="52259" table:style-name="ce14">
            <text:p>52259</text:p>
          </table:table-cell>
          <table:table-cell office:value-type="float" office:value="71065" table:style-name="ce14">
            <text:p>71065</text:p>
          </table:table-cell>
          <table:table-cell table:style-name="ce1"/>
          <table:table-cell office:value-type="float" office:value="3.4989822295890356" table:style-name="ce1">
            <text:p>3.49898223</text:p>
          </table:table-cell>
          <table:table-cell office:value-type="float" office:value="3.569415032964498" table:style-name="ce1">
            <text:p>3.569415033</text:p>
          </table:table-cell>
          <table:table-cell office:value-type="float" office:value="-2.2256042764244977" table:style-name="ce1">
            <text:p>-2.225604276</text:p>
          </table:table-cell>
          <table:table-cell office:value-type="float" office:value="0.70297043134324944" table:style-name="ce1">
            <text:p>0.702970431</text:p>
          </table:table-cell>
          <table:table-cell office:value-type="float" office:value="6.8109606738975312" table:style-name="ce1">
            <text:p>6.810960674</text:p>
          </table:table-cell>
          <table:table-cell office:value-type="float" office:value="4.8963763058690652" table:style-name="ce1">
            <text:p>4.896376306</text:p>
          </table:table-cell>
          <table:table-cell office:value-type="float" office:value="-2.3674781667195948" table:style-name="ce1">
            <text:p>-2.367478167</text:p>
          </table:table-cell>
          <table:table-cell office:value-type="float" office:value="1.0956369885007389" table:style-name="ce1">
            <text:p>1.095636989</text:p>
          </table:table-cell>
          <table:table-cell table:style-name="ce1"/>
          <table:table-cell office:value-type="float" office:value="0.168016264" table:style-name="ce1">
            <text:p>0.168016264</text:p>
          </table:table-cell>
          <table:table-cell office:value-type="float" office:value="0.20370830700000001" table:style-name="ce1">
            <text:p>0.203708307</text:p>
          </table:table-cell>
          <table:table-cell office:value-type="float" office:value="6.1482200000000002E-3" table:style-name="ce1">
            <text:p>0.00614822</text:p>
          </table:table-cell>
          <table:table-cell office:value-type="float" office:value="7.7415299999999999E-3" table:style-name="ce1">
            <text:p>0.00774153</text:p>
          </table:table-cell>
          <table:table-cell office:value-type="float" office:value="0.1605973132654" table:style-name="ce1">
            <text:p>0.160597313</text:p>
          </table:table-cell>
          <table:table-cell office:value-type="float" office:value="0.198414848384519" table:style-name="ce1">
            <text:p>0.198414848</text:p>
          </table:table-cell>
          <table:table-cell office:value-type="float" office:value="7.0023999427900503E-3" table:style-name="ce1">
            <text:p>0.0070024</text:p>
          </table:table-cell>
          <table:table-cell office:value-type="float" office:value="8.9153125076031105E-3" table:style-name="ce1">
            <text:p>0.008915313</text:p>
          </table:table-cell>
          <table:table-cell office:value-type="float" office:value="4.5160712224769251E-2" table:formula="msoxl:=LN(AT191)-LN(AX191)" table:style-name="ce1">
            <text:p>0.045160712</text:p>
          </table:table-cell>
          <table:table-cell office:value-type="float" office:value="2.632907026277409E-2" table:formula="msoxl:=LN(AU191)-LN(AY191)" table:style-name="ce1">
            <text:p>0.02632907</text:p>
          </table:table-cell>
          <table:table-cell office:value-type="float" office:value="-0.13009033023512995" table:formula="msoxl:=LN(AV191)-LN(AZ191)" table:style-name="ce1">
            <text:p>-0.13009033</text:p>
          </table:table-cell>
          <table:table-cell office:value-type="float" office:value="-0.14117096234932713" table:formula="msoxl:=LN(AW191)-LN(BA191)" table:style-name="ce1">
            <text:p>-0.141170962</text:p>
          </table:table-cell>
          <table:table-cell table:number-columns-repeated="4" table:style-name="ce1"/>
          <table:table-cell office:value-type="float" office:value="4.3873296045746912E-2" table:formula="msoxl:=BB191*ABS($BH$8)/ABS($BH$10)-BC191*ABS($BH$9)/ABS($BH$10)+BD191-BE191*ABS($BH$11)/ABS($BH$10)" table:style-name="ce1">
            <text:p>0.043873296</text:p>
          </table:table-cell>
          <table:table-cell table:number-columns-repeated="16322"/>
        </table:table-row>
        <table:table-row table:style-name="ro1">
          <table:table-cell office:value-type="float" office:value="199903" table:style-name="ce1">
            <text:p>199903</text:p>
          </table:table-cell>
          <table:table-cell office:value-type="float" office:value="1999" table:style-name="ce1">
            <text:p>1999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97.855000000000004" table:style-name="ce1">
            <text:p>97.855</text:p>
          </table:table-cell>
          <table:table-cell office:value-type="float" office:value="279.75099999999998" table:style-name="ce13">
            <text:p>279.8</text:p>
          </table:table-cell>
          <table:table-cell office:value-type="float" office:value="39018.839999999997" table:style-name="ce1">
            <text:p>39018.84</text:p>
          </table:table-cell>
          <table:table-cell table:style-name="ce1"/>
          <table:table-cell office:value-type="float" office:value="88.986324250965637" table:style-name="ce13">
            <text:p>89.0</text:p>
          </table:table-cell>
          <table:table-cell office:value-type="float" office:value="3.1748698314580057" table:formula="msoxl:=LN(I192/I191)*100" table:style-name="ce1">
            <text:p>3.174869831</text:p>
          </table:table-cell>
          <table:table-cell office:value-type="float" office:value="3.3481928730784358" table:style-name="ce1">
            <text:p>3.348192873</text:p>
          </table:table-cell>
          <table:table-cell table:style-name="ce13"/>
          <table:table-cell office:value-type="float" office:value="6.8174995449113514" table:style-name="ce1">
            <text:p>6.817499545</text:p>
          </table:table-cell>
          <table:table-cell office:value-type="float" office:value="7.0683029869777663" table:style-name="ce1">
            <text:p>7.068302987</text:p>
          </table:table-cell>
          <table:table-cell table:style-name="ce1"/>
          <table:table-cell office:value-type="float" office:value="25079.586346940381" table:style-name="ce1">
            <text:p>25079.58635</text:p>
          </table:table-cell>
          <table:table-cell office:value-type="float" office:value="29508.292206651437" table:style-name="ce1">
            <text:p>29508.29221</text:p>
          </table:table-cell>
          <table:table-cell table:style-name="ce1"/>
          <table:table-cell office:value-type="float" office:value="1960931" table:style-name="ce14">
            <text:p>1960931</text:p>
          </table:table-cell>
          <table:table-cell office:value-type="float" office:value="1956924.5884160462" table:style-name="ce14">
            <text:p>1956925</text:p>
          </table:table-cell>
          <table:table-cell office:value-type="float" office:value="2877074.9930920731" table:style-name="ce14">
            <text:p>2877075</text:p>
          </table:table-cell>
          <table:table-cell office:value-type="float" office:value="1369772.4738657682" table:style-name="ce14">
            <text:p>1369772</text:p>
          </table:table-cell>
          <table:table-cell office:value-type="float" office:value="1947054" table:style-name="ce14">
            <text:p>1947054</text:p>
          </table:table-cell>
          <table:table-cell office:value-type="float" office:value="553742.56255273952" table:style-name="ce14">
            <text:p>553743</text:p>
          </table:table-cell>
          <table:table-cell office:value-type="float" office:value="2732309.7990900143" table:style-name="ce14">
            <text:p>2732310</text:p>
          </table:table-cell>
          <table:table-cell office:value-type="float" office:value="1684975.9542250994" table:style-name="ce14">
            <text:p>1684976</text:p>
          </table:table-cell>
          <table:table-cell table:style-name="ce14"/>
          <table:table-cell office:value-type="float" office:value="1204" table:style-name="ce14">
            <text:p>1204</text:p>
          </table:table-cell>
          <table:table-cell office:value-type="float" office:value="81583" table:style-name="ce14">
            <text:p>81583</text:p>
          </table:table-cell>
          <table:table-cell office:value-type="float" office:value="51944" table:style-name="ce14">
            <text:p>51944</text:p>
          </table:table-cell>
          <table:table-cell office:value-type="float" office:value="23313" table:style-name="ce14">
            <text:p>23313</text:p>
          </table:table-cell>
          <table:table-cell office:value-type="float" office:value="22874" table:style-name="ce14">
            <text:p>22874</text:p>
          </table:table-cell>
          <table:table-cell office:value-type="float" office:value="7887" table:style-name="ce14">
            <text:p>7887</text:p>
          </table:table-cell>
          <table:table-cell office:value-type="float" office:value="66765" table:style-name="ce14">
            <text:p>66765</text:p>
          </table:table-cell>
          <table:table-cell office:value-type="float" office:value="30403" table:style-name="ce14">
            <text:p>30403</text:p>
          </table:table-cell>
          <table:table-cell table:style-name="ce1"/>
          <table:table-cell office:value-type="float" office:value="3.1723433008233526" table:style-name="ce1">
            <text:p>3.172343301</text:p>
          </table:table-cell>
          <table:table-cell office:value-type="float" office:value="0.89117144902661172" table:style-name="ce1">
            <text:p>0.891171449</text:p>
          </table:table-cell>
          <table:table-cell office:value-type="float" office:value="2.4937219943947642" table:style-name="ce1">
            <text:p>2.493721994</text:p>
          </table:table-cell>
          <table:table-cell office:value-type="float" office:value="2.2584763268205839" table:style-name="ce1">
            <text:p>2.258476327</text:p>
          </table:table-cell>
          <table:table-cell office:value-type="float" office:value="-6.4478881852925847" table:style-name="ce1">
            <text:p>-6.447888185</text:p>
          </table:table-cell>
          <table:table-cell office:value-type="float" office:value="-4.6353647370706685" table:style-name="ce1">
            <text:p>-4.635364737</text:p>
          </table:table-cell>
          <table:table-cell office:value-type="float" office:value="1.2509206374183814" table:style-name="ce1">
            <text:p>1.250920637</text:p>
          </table:table-cell>
          <table:table-cell office:value-type="float" office:value="1.1219439694521474" table:style-name="ce1">
            <text:p>1.121943969</text:p>
          </table:table-cell>
          <table:table-cell table:style-name="ce1"/>
          <table:table-cell office:value-type="float" office:value="0.175954624" table:style-name="ce1">
            <text:p>0.175954624</text:p>
          </table:table-cell>
          <table:table-cell office:value-type="float" office:value="0.207025761" table:style-name="ce1">
            <text:p>0.207025761</text:p>
          </table:table-cell>
          <table:table-cell office:value-type="float" office:value="6.4103600000000004E-3" table:style-name="ce1">
            <text:p>0.00641036</text:p>
          </table:table-cell>
          <table:table-cell office:value-type="float" office:value="8.2376900000000006E-3" table:style-name="ce1">
            <text:p>0.00823769</text:p>
          </table:table-cell>
          <table:table-cell office:value-type="float" office:value="0.16214056948199099" table:style-name="ce1">
            <text:p>0.162140569</text:p>
          </table:table-cell>
          <table:table-cell office:value-type="float" office:value="0.20161786418227201" table:style-name="ce1">
            <text:p>0.201617864</text:p>
          </table:table-cell>
          <table:table-cell office:value-type="float" office:value="7.0104276766502598E-3" table:style-name="ce1">
            <text:p>0.007010428</text:p>
          </table:table-cell>
          <table:table-cell office:value-type="float" office:value="8.94642471075195E-3" table:style-name="ce1">
            <text:p>0.008946425</text:p>
          </table:table-cell>
          <table:table-cell office:value-type="float" office:value="8.1762471776496204E-2" table:formula="msoxl:=LN(AT192)-LN(AX192)" table:style-name="ce1">
            <text:p>0.081762472</text:p>
          </table:table-cell>
          <table:table-cell office:value-type="float" office:value="2.6469090510923721E-2" table:formula="msoxl:=LN(AU192)-LN(AY192)" table:style-name="ce1">
            <text:p>0.026469091</text:p>
          </table:table-cell>
          <table:table-cell office:value-type="float" office:value="-8.94832770913494E-2" table:formula="msoxl:=LN(AV192)-LN(AZ192)" table:style-name="ce1">
            <text:p>-0.089483277</text:p>
          </table:table-cell>
          <table:table-cell office:value-type="float" office:value="-8.2534014003900147E-2" table:formula="msoxl:=LN(AW192)-LN(BA192)" table:style-name="ce1">
            <text:p>-0.082534014</text:p>
          </table:table-cell>
          <table:table-cell table:number-columns-repeated="4" table:style-name="ce1"/>
          <table:table-cell office:value-type="float" office:value="5.0995090618054496E-2" table:formula="msoxl:=BB192*ABS($BH$8)/ABS($BH$10)-BC192*ABS($BH$9)/ABS($BH$10)+BD192-BE192*ABS($BH$11)/ABS($BH$10)" table:style-name="ce1">
            <text:p>0.050995091</text:p>
          </table:table-cell>
          <table:table-cell table:number-columns-repeated="16322"/>
        </table:table-row>
        <table:table-row table:style-name="ro1">
          <table:table-cell office:value-type="float" office:value="199904" table:style-name="ce1">
            <text:p>199904</text:p>
          </table:table-cell>
          <table:table-cell office:value-type="float" office:value="1999" table:style-name="ce1">
            <text:p>1999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98.438000000000002" table:style-name="ce1">
            <text:p>98.438</text:p>
          </table:table-cell>
          <table:table-cell office:value-type="float" office:value="280.59199999999998" table:style-name="ce13">
            <text:p>280.6</text:p>
          </table:table-cell>
          <table:table-cell office:value-type="float" office:value="42339.51" table:style-name="ce1">
            <text:p>42339.51</text:p>
          </table:table-cell>
          <table:table-cell table:style-name="ce1"/>
          <table:table-cell office:value-type="float" office:value="88.607068607068598" table:style-name="ce13">
            <text:p>88.6</text:p>
          </table:table-cell>
          <table:table-cell office:value-type="float" office:value="-0.42710622768603967" table:formula="msoxl:=LN(I193/I192)*100" table:style-name="ce1">
            <text:p>-0.427106228</text:p>
          </table:table-cell>
          <table:table-cell office:value-type="float" office:value="-2.182418207648666" table:style-name="ce1">
            <text:p>-2.182418208</text:p>
          </table:table-cell>
          <table:table-cell table:style-name="ce13"/>
          <table:table-cell office:value-type="float" office:value="6.8391688125584587" table:style-name="ce1">
            <text:p>6.839168813</text:p>
          </table:table-cell>
          <table:table-cell office:value-type="float" office:value="7.0923340968503545" table:style-name="ce1">
            <text:p>7.092334097</text:p>
          </table:table-cell>
          <table:table-cell table:style-name="ce1"/>
          <table:table-cell office:value-type="float" office:value="27729.418858641424" table:style-name="ce1">
            <text:p>27729.41886</text:p>
          </table:table-cell>
          <table:table-cell office:value-type="float" office:value="31612.614221481341" table:style-name="ce1">
            <text:p>31612.61422</text:p>
          </table:table-cell>
          <table:table-cell table:style-name="ce1"/>
          <table:table-cell office:value-type="float" office:value="2055850" table:style-name="ce14">
            <text:p>2055850</text:p>
          </table:table-cell>
          <table:table-cell office:value-type="float" office:value="1971540" table:style-name="ce14">
            <text:p>1971540</text:p>
          </table:table-cell>
          <table:table-cell office:value-type="float" office:value="3243716.396966611" table:style-name="ce14">
            <text:p>3243716</text:p>
          </table:table-cell>
          <table:table-cell office:value-type="float" office:value="1611530" table:style-name="ce14">
            <text:p>1611530</text:p>
          </table:table-cell>
          <table:table-cell office:value-type="float" office:value="2025447" table:style-name="ce14">
            <text:p>2025447</text:p>
          </table:table-cell>
          <table:table-cell office:value-type="float" office:value="521625" table:style-name="ce14">
            <text:p>521625</text:p>
          </table:table-cell>
          <table:table-cell office:value-type="float" office:value="3135753.2950183968" table:style-name="ce14">
            <text:p>3135753</text:p>
          </table:table-cell>
          <table:table-cell office:value-type="float" office:value="2003720" table:style-name="ce14">
            <text:p>2003720</text:p>
          </table:table-cell>
          <table:table-cell table:style-name="ce14"/>
          <table:table-cell office:value-type="float" office:value="74246" table:style-name="ce14">
            <text:p>74246</text:p>
          </table:table-cell>
          <table:table-cell office:value-type="float" office:value="37742" table:style-name="ce14">
            <text:p>37742</text:p>
          </table:table-cell>
          <table:table-cell office:value-type="float" office:value="65853" table:style-name="ce14">
            <text:p>65853</text:p>
          </table:table-cell>
          <table:table-cell office:value-type="float" office:value="45053" table:style-name="ce14">
            <text:p>45053</text:p>
          </table:table-cell>
          <table:table-cell office:value-type="float" office:value="57338" table:style-name="ce14">
            <text:p>57338</text:p>
          </table:table-cell>
          <table:table-cell office:value-type="float" office:value="-3848" table:style-name="ce14">
            <text:p>-3848</text:p>
          </table:table-cell>
          <table:table-cell office:value-type="float" office:value="33674" table:style-name="ce14">
            <text:p>33674</text:p>
          </table:table-cell>
          <table:table-cell office:value-type="float" office:value="17808" table:style-name="ce14">
            <text:p>17808</text:p>
          </table:table-cell>
          <table:table-cell table:style-name="ce1"/>
          <table:table-cell office:value-type="float" office:value="11.62123150986632" table:style-name="ce1">
            <text:p>11.62123151</text:p>
          </table:table-cell>
          <table:table-cell office:value-type="float" office:value="13.424185876728037" table:style-name="ce1">
            <text:p>13.42418588</text:p>
          </table:table-cell>
          <table:table-cell office:value-type="float" office:value="-0.2717376520009443" table:style-name="ce1">
            <text:p>-0.271737652</text:p>
          </table:table-cell>
          <table:table-cell office:value-type="float" office:value="1.0675845436725746" table:style-name="ce1">
            <text:p>1.067584544</text:p>
          </table:table-cell>
          <table:table-cell office:value-type="float" office:value="13.87105763128319" table:style-name="ce1">
            <text:p>13.87105763</text:p>
          </table:table-cell>
          <table:table-cell office:value-type="float" office:value="9.9718558328268347" table:style-name="ce1">
            <text:p>9.971855833</text:p>
          </table:table-cell>
          <table:table-cell office:value-type="float" office:value="-0.50298441434748453" table:style-name="ce1">
            <text:p>-0.502984414</text:p>
          </table:table-cell>
          <table:table-cell office:value-type="float" office:value="1.1553855949240757" table:style-name="ce1">
            <text:p>1.155385595</text:p>
          </table:table-cell>
          <table:table-cell table:style-name="ce1"/>
          <table:table-cell office:value-type="float" office:value="0.180897684" table:style-name="ce1">
            <text:p>0.180897684</text:p>
          </table:table-cell>
          <table:table-cell office:value-type="float" office:value="0.20623038399999999" table:style-name="ce1">
            <text:p>0.206230384</text:p>
          </table:table-cell>
          <table:table-cell office:value-type="float" office:value="6.0912400000000004E-3" table:style-name="ce1">
            <text:p>0.00609124</text:p>
          </table:table-cell>
          <table:table-cell office:value-type="float" office:value="7.8460999999999999E-3" table:style-name="ce1">
            <text:p>0.0078461</text:p>
          </table:table-cell>
          <table:table-cell office:value-type="float" office:value="0.16369852346021899" table:style-name="ce1">
            <text:p>0.163698523</text:p>
          </table:table-cell>
          <table:table-cell office:value-type="float" office:value="0.20487241350082999" table:style-name="ce1">
            <text:p>0.204872414</text:p>
          </table:table-cell>
          <table:table-cell office:value-type="float" office:value="7.0184031997228601E-3" table:style-name="ce1">
            <text:p>0.007018403</text:p>
          </table:table-cell>
          <table:table-cell office:value-type="float" office:value="8.9776207611049607E-3" table:style-name="ce1">
            <text:p>0.008977621</text:p>
          </table:table-cell>
          <table:table-cell office:value-type="float" office:value="9.9905125120449689E-2" table:formula="msoxl:=LN(AT193)-LN(AX193)" table:style-name="ce1">
            <text:p>0.099905125</text:p>
          </table:table-cell>
          <table:table-cell office:value-type="float" office:value="6.6065005958113598E-3" table:formula="msoxl:=LN(AU193)-LN(AY193)" table:style-name="ce1">
            <text:p>0.006606501</text:p>
          </table:table-cell>
          <table:table-cell office:value-type="float" office:value="-0.14168405426174768" table:formula="msoxl:=LN(AV193)-LN(AZ193)" table:style-name="ce1">
            <text:p>-0.141684054</text:p>
          </table:table-cell>
          <table:table-cell office:value-type="float" office:value="-0.13471830550291664" table:formula="msoxl:=LN(AW193)-LN(BA193)" table:style-name="ce1">
            <text:p>-0.134718306</text:p>
          </table:table-cell>
          <table:table-cell table:number-columns-repeated="4" table:style-name="ce1"/>
          <table:table-cell office:value-type="float" office:value="8.6539219444449561E-2" table:formula="msoxl:=BB193*ABS($BH$8)/ABS($BH$10)-BC193*ABS($BH$9)/ABS($BH$10)+BD193-BE193*ABS($BH$11)/ABS($BH$10)" table:style-name="ce1">
            <text:p>0.086539219</text:p>
          </table:table-cell>
          <table:table-cell table:number-columns-repeated="16322"/>
        </table:table-row>
        <table:table-row table:style-name="ro1">
          <table:table-cell office:value-type="float" office:value="200001" table:style-name="ce1">
            <text:p>200001</text:p>
          </table:table-cell>
          <table:table-cell office:value-type="float" office:value="2000" table:style-name="ce1">
            <text:p>20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99.296000000000006" table:style-name="ce1">
            <text:p>99.296</text:p>
          </table:table-cell>
          <table:table-cell office:value-type="float" office:value="281.30399999999997" table:style-name="ce13">
            <text:p>281.3</text:p>
          </table:table-cell>
          <table:table-cell office:value-type="float" office:value="43648.39" table:style-name="ce1">
            <text:p>43648.39</text:p>
          </table:table-cell>
          <table:table-cell table:style-name="ce1"/>
          <table:table-cell office:value-type="float" office:value="86.406487582361876" table:style-name="ce13">
            <text:p>86.4</text:p>
          </table:table-cell>
          <table:table-cell office:value-type="float" office:value="-2.5148874796963554" table:formula="msoxl:=LN(I194/I193)*100" table:style-name="ce1">
            <text:p>-2.51488748</text:p>
          </table:table-cell>
          <table:table-cell office:value-type="float" office:value="-2.705725999425459" table:style-name="ce1">
            <text:p>-2.705725999</text:p>
          </table:table-cell>
          <table:table-cell table:style-name="ce13"/>
          <table:table-cell office:value-type="float" office:value="6.8504807086434258" table:style-name="ce1">
            <text:p>6.850480709</text:p>
          </table:table-cell>
          <table:table-cell office:value-type="float" office:value="7.1343882511002219" table:style-name="ce1">
            <text:p>7.134388251</text:p>
          </table:table-cell>
          <table:table-cell table:style-name="ce1"/>
          <table:table-cell office:value-type="float" office:value="27904.194346342923" table:style-name="ce1">
            <text:p>27904.19435</text:p>
          </table:table-cell>
          <table:table-cell office:value-type="float" office:value="32366.361750381151" table:style-name="ce1">
            <text:p>32366.36175</text:p>
          </table:table-cell>
          <table:table-cell table:style-name="ce1"/>
          <table:table-cell office:value-type="float" office:value="2113105" table:style-name="ce14">
            <text:p>2113105</text:p>
          </table:table-cell>
          <table:table-cell office:value-type="float" office:value="2046423.0144807161" table:style-name="ce14">
            <text:p>2046423</text:p>
          </table:table-cell>
          <table:table-cell office:value-type="float" office:value="3341732.0368054342" table:style-name="ce14">
            <text:p>3341732</text:p>
          </table:table-cell>
          <table:table-cell office:value-type="float" office:value="1710186.2738812319" table:style-name="ce14">
            <text:p>1710186</text:p>
          </table:table-cell>
          <table:table-cell office:value-type="float" office:value="2174138" table:style-name="ce14">
            <text:p>2174138</text:p>
          </table:table-cell>
          <table:table-cell office:value-type="float" office:value="529073.3852013289" table:style-name="ce14">
            <text:p>529073</text:p>
          </table:table-cell>
          <table:table-cell office:value-type="float" office:value="3188276.5996733736" table:style-name="ce14">
            <text:p>3188277</text:p>
          </table:table-cell>
          <table:table-cell office:value-type="float" office:value="2037644.5886646649" table:style-name="ce14">
            <text:p>2037645</text:p>
          </table:table-cell>
          <table:table-cell table:style-name="ce14"/>
          <table:table-cell office:value-type="float" office:value="57255" table:style-name="ce14">
            <text:p>57255</text:p>
          </table:table-cell>
          <table:table-cell office:value-type="float" office:value="72863" table:style-name="ce14">
            <text:p>72863</text:p>
          </table:table-cell>
          <table:table-cell office:value-type="float" office:value="51465" table:style-name="ce14">
            <text:p>51465</text:p>
          </table:table-cell>
          <table:table-cell office:value-type="float" office:value="66486" table:style-name="ce14">
            <text:p>66486</text:p>
          </table:table-cell>
          <table:table-cell office:value-type="float" office:value="148691" table:style-name="ce14">
            <text:p>148691</text:p>
          </table:table-cell>
          <table:table-cell office:value-type="float" office:value="12251" table:style-name="ce14">
            <text:p>12251</text:p>
          </table:table-cell>
          <table:table-cell office:value-type="float" office:value="38510" table:style-name="ce14">
            <text:p>38510</text:p>
          </table:table-cell>
          <table:table-cell office:value-type="float" office:value="18791" table:style-name="ce14">
            <text:p>18791</text:p>
          </table:table-cell>
          <table:table-cell table:style-name="ce1"/>
          <table:table-cell office:value-type="float" office:value="0.720320868787795" table:style-name="ce1">
            <text:p>0.720320869</text:p>
          </table:table-cell>
          <table:table-cell office:value-type="float" office:value="0.57094872393651708" table:style-name="ce1">
            <text:p>0.570948724</text:p>
          </table:table-cell>
          <table:table-cell office:value-type="float" office:value="0.21114125831118205" table:style-name="ce1">
            <text:p>0.211141258</text:p>
          </table:table-cell>
          <table:table-cell office:value-type="float" office:value="0.59495017914894466" table:style-name="ce1">
            <text:p>0.594950179</text:p>
          </table:table-cell>
          <table:table-cell office:value-type="float" office:value="2.2674576772591974" table:style-name="ce1">
            <text:p>2.267457677</text:p>
          </table:table-cell>
          <table:table-cell office:value-type="float" office:value="1.6300675597851606" table:style-name="ce1">
            <text:p>1.63006756</text:p>
          </table:table-cell>
          <table:table-cell office:value-type="float" office:value="1.5630941936663989" table:style-name="ce1">
            <text:p>1.563094194</text:p>
          </table:table-cell>
          <table:table-cell office:value-type="float" office:value="1.274456119115736" table:style-name="ce1">
            <text:p>1.274456119</text:p>
          </table:table-cell>
          <table:table-cell table:style-name="ce1"/>
          <table:table-cell office:value-type="float" office:value="0.178570173" table:style-name="ce1">
            <text:p>0.178570173</text:p>
          </table:table-cell>
          <table:table-cell office:value-type="float" office:value="0.207125379" table:style-name="ce1">
            <text:p>0.207125379</text:p>
          </table:table-cell>
          <table:table-cell office:value-type="float" office:value="6.0431800000000004E-3" table:style-name="ce1">
            <text:p>0.00604318</text:p>
          </table:table-cell>
          <table:table-cell office:value-type="float" office:value="8.0272099999999999E-3" table:style-name="ce1">
            <text:p>0.00802721</text:p>
          </table:table-cell>
          <table:table-cell office:value-type="float" office:value="0.16527130171999299" table:style-name="ce1">
            <text:p>0.165271302</text:p>
          </table:table-cell>
          <table:table-cell office:value-type="float" office:value="0.208179327994125" table:style-name="ce1">
            <text:p>0.208179328</text:p>
          </table:table-cell>
          <table:table-cell office:value-type="float" office:value="7.0263325477905704E-3" table:style-name="ce1">
            <text:p>0.007026333</text:p>
          </table:table-cell>
          <table:table-cell office:value-type="float" office:value="9.0089041763383795E-3" table:style-name="ce1">
            <text:p>0.009008904</text:p>
          </table:table-cell>
          <table:table-cell office:value-type="float" office:value="7.7393273571048304E-2" table:formula="msoxl:=LN(AT194)-LN(AX194)" table:style-name="ce1">
            <text:p>0.077393274</text:p>
          </table:table-cell>
          <table:table-cell office:value-type="float" office:value="-5.0755565201334729E-3" table:formula="msoxl:=LN(AU194)-LN(AY194)" table:style-name="ce1">
            <text:p>-0.005075557</text:p>
          </table:table-cell>
          <table:table-cell office:value-type="float" office:value="-0.15073452028414636" table:formula="msoxl:=LN(AV194)-LN(AZ194)" table:style-name="ce1">
            <text:p>-0.15073452</text:p>
          </table:table-cell>
          <table:table-cell office:value-type="float" office:value="-0.11537642066418208" table:formula="msoxl:=LN(AW194)-LN(BA194)" table:style-name="ce1">
            <text:p>-0.115376421</text:p>
          </table:table-cell>
          <table:table-cell table:number-columns-repeated="4" table:style-name="ce1"/>
          <table:table-cell office:value-type="float" office:value="4.5828875152142637E-2" table:formula="msoxl:=BB194*ABS($BH$8)/ABS($BH$10)-BC194*ABS($BH$9)/ABS($BH$10)+BD194-BE194*ABS($BH$11)/ABS($BH$10)" table:style-name="ce1">
            <text:p>0.045828875</text:p>
          </table:table-cell>
          <table:table-cell table:number-columns-repeated="16322"/>
        </table:table-row>
        <table:table-row table:style-name="ro1">
          <table:table-cell office:value-type="float" office:value="200002" table:style-name="ce1">
            <text:p>200002</text:p>
          </table:table-cell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99.777000000000001" table:style-name="ce1">
            <text:p>99.777</text:p>
          </table:table-cell>
          <table:table-cell office:value-type="float" office:value="282.01400000000001" table:style-name="ce13">
            <text:p>282.0</text:p>
          </table:table-cell>
          <table:table-cell office:value-type="float" office:value="43141.99" table:style-name="ce1">
            <text:p>43141.99</text:p>
          </table:table-cell>
          <table:table-cell table:style-name="ce1"/>
          <table:table-cell office:value-type="float" office:value="85.359503304626472" table:style-name="ce13">
            <text:p>85.4</text:p>
          </table:table-cell>
          <table:table-cell office:value-type="float" office:value="-1.2190972603838788" table:formula="msoxl:=LN(I195/I194)*100" table:style-name="ce1">
            <text:p>-1.21909726</text:p>
          </table:table-cell>
          <table:table-cell office:value-type="float" office:value="-1.9637468828096853" table:style-name="ce1">
            <text:p>-1.963746883</text:p>
          </table:table-cell>
          <table:table-cell table:style-name="ce13"/>
          <table:table-cell office:value-type="float" office:value="6.8773196822667266" table:style-name="ce1">
            <text:p>6.877319682</text:p>
          </table:table-cell>
          <table:table-cell office:value-type="float" office:value="7.1670376000112368" table:style-name="ce1">
            <text:p>7.1670376</text:p>
          </table:table-cell>
          <table:table-cell table:style-name="ce1"/>
          <table:table-cell office:value-type="float" office:value="27764.797770323043" table:style-name="ce1">
            <text:p>27764.79777</text:p>
          </table:table-cell>
          <table:table-cell office:value-type="float" office:value="32662.300840669639" table:style-name="ce1">
            <text:p>32662.30084</text:p>
          </table:table-cell>
          <table:table-cell table:style-name="ce1"/>
          <table:table-cell office:value-type="float" office:value="2196047" table:style-name="ce14">
            <text:p>2196047</text:p>
          </table:table-cell>
          <table:table-cell office:value-type="float" office:value="2102347.8699462377" table:style-name="ce14">
            <text:p>2102348</text:p>
          </table:table-cell>
          <table:table-cell office:value-type="float" office:value="3366181.1061452269" table:style-name="ce14">
            <text:p>3366181</text:p>
          </table:table-cell>
          <table:table-cell office:value-type="float" office:value="1693963.0989654472" table:style-name="ce14">
            <text:p>1693963</text:p>
          </table:table-cell>
          <table:table-cell office:value-type="float" office:value="2193484" table:style-name="ce14">
            <text:p>2193484</text:p>
          </table:table-cell>
          <table:table-cell office:value-type="float" office:value="520420.91633813223" table:style-name="ce14">
            <text:p>520421</text:p>
          </table:table-cell>
          <table:table-cell office:value-type="float" office:value="3136997.1426204238" table:style-name="ce14">
            <text:p>3136997</text:p>
          </table:table-cell>
          <table:table-cell office:value-type="float" office:value="1984467.5818984937" table:style-name="ce14">
            <text:p>1984468</text:p>
          </table:table-cell>
          <table:table-cell table:style-name="ce14"/>
          <table:table-cell office:value-type="float" office:value="82942" table:style-name="ce14">
            <text:p>82942</text:p>
          </table:table-cell>
          <table:table-cell office:value-type="float" office:value="38981" table:style-name="ce14">
            <text:p>38981</text:p>
          </table:table-cell>
          <table:table-cell office:value-type="float" office:value="94953" table:style-name="ce14">
            <text:p>94953</text:p>
          </table:table-cell>
          <table:table-cell office:value-type="float" office:value="33967" table:style-name="ce14">
            <text:p>33967</text:p>
          </table:table-cell>
          <table:table-cell office:value-type="float" office:value="19346" table:style-name="ce14">
            <text:p>19346</text:p>
          </table:table-cell>
          <table:table-cell office:value-type="float" office:value="-10553" table:style-name="ce14">
            <text:p>-10553</text:p>
          </table:table-cell>
          <table:table-cell office:value-type="float" office:value="55407" table:style-name="ce14">
            <text:p>55407</text:p>
          </table:table-cell>
          <table:table-cell office:value-type="float" office:value="47224" table:style-name="ce14">
            <text:p>47224</text:p>
          </table:table-cell>
          <table:table-cell table:style-name="ce1"/>
          <table:table-cell office:value-type="float" office:value="-2.4815306260337997" table:style-name="ce1">
            <text:p>-2.481530626</text:p>
          </table:table-cell>
          <table:table-cell office:value-type="float" office:value="-2.7294605110291905" table:style-name="ce1">
            <text:p>-2.729460511</text:p>
          </table:table-cell>
          <table:table-cell office:value-type="float" office:value="1.6481172842215908" table:style-name="ce1">
            <text:p>1.648117284</text:p>
          </table:table-cell>
          <table:table-cell office:value-type="float" office:value="1.188776015316616" table:style-name="ce1">
            <text:p>1.188776015</text:p>
          </table:table-cell>
          <table:table-cell office:value-type="float" office:value="-2.6923720114129193" table:style-name="ce1">
            <text:p>-2.692372011</text:p>
          </table:table-cell>
          <table:table-cell office:value-type="float" office:value="-1.9355370195851442" table:style-name="ce1">
            <text:p>-1.93553702</text:p>
          </table:table-cell>
          <table:table-cell office:value-type="float" office:value="2.3076343670964996" table:style-name="ce1">
            <text:p>2.307634367</text:p>
          </table:table-cell>
          <table:table-cell office:value-type="float" office:value="1.3905975936999289" table:style-name="ce1">
            <text:p>1.390597594</text:p>
          </table:table-cell>
          <table:table-cell table:style-name="ce1"/>
          <table:table-cell office:value-type="float" office:value="0.18109041000000001" table:style-name="ce1">
            <text:p>0.18109041</text:p>
          </table:table-cell>
          <table:table-cell office:value-type="float" office:value="0.21303340600000001" table:style-name="ce1">
            <text:p>0.213033406</text:p>
          </table:table-cell>
          <table:table-cell office:value-type="float" office:value="6.3267799999999997E-3" table:style-name="ce1">
            <text:p>0.00632678</text:p>
          </table:table-cell>
          <table:table-cell office:value-type="float" office:value="8.4528999999999993E-3" table:style-name="ce1">
            <text:p>0.0084529</text:p>
          </table:table-cell>
          <table:table-cell office:value-type="float" office:value="0.16685903855563" table:style-name="ce1">
            <text:p>0.166859039</text:p>
          </table:table-cell>
          <table:table-cell office:value-type="float" office:value="0.211539453447078" table:style-name="ce1">
            <text:p>0.211539453</text:p>
          </table:table-cell>
          <table:table-cell office:value-type="float" office:value="7.0342213704906202E-3" table:style-name="ce1">
            <text:p>0.007034221</text:p>
          </table:table-cell>
          <table:table-cell office:value-type="float" office:value="9.0402780137178902E-3" table:style-name="ce1">
            <text:p>0.009040278</text:p>
          </table:table-cell>
          <table:table-cell office:value-type="float" office:value="8.1847033843271078E-2" table:formula="msoxl:=LN(AT195)-LN(AX195)" table:style-name="ce1">
            <text:p>0.081847034</text:p>
          </table:table-cell>
          <table:table-cell office:value-type="float" office:value="7.0374668821093778E-3" table:formula="msoxl:=LN(AU195)-LN(AY195)" table:style-name="ce1">
            <text:p>0.007037467</text:p>
          </table:table-cell>
          <table:table-cell office:value-type="float" office:value="-0.10599558710435097" table:formula="msoxl:=LN(AV195)-LN(AZ195)" table:style-name="ce1">
            <text:p>-0.105995587</text:p>
          </table:table-cell>
          <table:table-cell office:value-type="float" office:value="-6.7180349903724235E-2" table:formula="msoxl:=LN(AW195)-LN(BA195)" table:style-name="ce1">
            <text:p>-0.06718035</text:p>
          </table:table-cell>
          <table:table-cell table:number-columns-repeated="4" table:style-name="ce1"/>
          <table:table-cell office:value-type="float" office:value="3.2243563804991437E-2" table:formula="msoxl:=BB195*ABS($BH$8)/ABS($BH$10)-BC195*ABS($BH$9)/ABS($BH$10)+BD195-BE195*ABS($BH$11)/ABS($BH$10)" table:style-name="ce1">
            <text:p>0.032243564</text:p>
          </table:table-cell>
          <table:table-cell table:number-columns-repeated="16322"/>
        </table:table-row>
        <table:table-row table:style-name="ro1">
          <table:table-cell office:value-type="float" office:value="200003" table:style-name="ce1">
            <text:p>200003</text:p>
          </table:table-cell>
          <table:table-cell office:value-type="float" office:value="2000" table:style-name="ce1">
            <text:p>200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00.239" table:style-name="ce1">
            <text:p>100.239</text:p>
          </table:table-cell>
          <table:table-cell office:value-type="float" office:value="282.8" table:style-name="ce13">
            <text:p>282.8</text:p>
          </table:table-cell>
          <table:table-cell office:value-type="float" office:value="43286.52" table:style-name="ce1">
            <text:p>43286.52</text:p>
          </table:table-cell>
          <table:table-cell table:style-name="ce1"/>
          <table:table-cell office:value-type="float" office:value="81.906409147689061" table:style-name="ce13">
            <text:p>81.9</text:p>
          </table:table-cell>
          <table:table-cell office:value-type="float" office:value="-4.1294544577304642" table:formula="msoxl:=LN(I196/I195)*100" table:style-name="ce1">
            <text:p>-4.129454458</text:p>
          </table:table-cell>
          <table:table-cell office:value-type="float" office:value="-4.7173077320385968" table:style-name="ce1">
            <text:p>-4.717307732</text:p>
          </table:table-cell>
          <table:table-cell table:style-name="ce13"/>
          <table:table-cell office:value-type="float" office:value="6.8975583641355813" table:style-name="ce1">
            <text:p>6.897558364</text:p>
          </table:table-cell>
          <table:table-cell office:value-type="float" office:value="7.2028368459687888" table:style-name="ce1">
            <text:p>7.202836846</text:p>
          </table:table-cell>
          <table:table-cell table:style-name="ce1"/>
          <table:table-cell office:value-type="float" office:value="26993.265654528601" table:style-name="ce1">
            <text:p>26993.26565</text:p>
          </table:table-cell>
          <table:table-cell office:value-type="float" office:value="33239.300555543545" table:style-name="ce1">
            <text:p>33239.30056</text:p>
          </table:table-cell>
          <table:table-cell table:style-name="ce1"/>
          <table:table-cell office:value-type="float" office:value="2249543" table:style-name="ce14">
            <text:p>2249543</text:p>
          </table:table-cell>
          <table:table-cell office:value-type="float" office:value="2194624.3004812235" table:style-name="ce14">
            <text:p>2194624</text:p>
          </table:table-cell>
          <table:table-cell office:value-type="float" office:value="3418209.7923029303" table:style-name="ce14">
            <text:p>3418210</text:p>
          </table:table-cell>
          <table:table-cell office:value-type="float" office:value="1726552.2816546506" table:style-name="ce14">
            <text:p>1726552</text:p>
          </table:table-cell>
          <table:table-cell office:value-type="float" office:value="2209488" table:style-name="ce14">
            <text:p>2209488</text:p>
          </table:table-cell>
          <table:table-cell office:value-type="float" office:value="531536.45985910168" table:style-name="ce14">
            <text:p>531536</text:p>
          </table:table-cell>
          <table:table-cell office:value-type="float" office:value="3053226.8977741981" table:style-name="ce14">
            <text:p>3053227</text:p>
          </table:table-cell>
          <table:table-cell office:value-type="float" office:value="1860530.7017771604" table:style-name="ce14">
            <text:p>1860531</text:p>
          </table:table-cell>
          <table:table-cell table:style-name="ce14"/>
          <table:table-cell office:value-type="float" office:value="53496" table:style-name="ce14">
            <text:p>53496</text:p>
          </table:table-cell>
          <table:table-cell office:value-type="float" office:value="59054" table:style-name="ce14">
            <text:p>59054</text:p>
          </table:table-cell>
          <table:table-cell office:value-type="float" office:value="82124" table:style-name="ce14">
            <text:p>82124</text:p>
          </table:table-cell>
          <table:table-cell office:value-type="float" office:value="53656" table:style-name="ce14">
            <text:p>53656</text:p>
          </table:table-cell>
          <table:table-cell office:value-type="float" office:value="16004" table:style-name="ce14">
            <text:p>16004</text:p>
          </table:table-cell>
          <table:table-cell office:value-type="float" office:value="14284" table:style-name="ce14">
            <text:p>14284</text:p>
          </table:table-cell>
          <table:table-cell office:value-type="float" office:value="42712" table:style-name="ce14">
            <text:p>42712</text:p>
          </table:table-cell>
          <table:table-cell office:value-type="float" office:value="16579" table:style-name="ce14">
            <text:p>16579</text:p>
          </table:table-cell>
          <table:table-cell table:style-name="ce1"/>
          <table:table-cell office:value-type="float" office:value="-5.5276098544327956" table:style-name="ce1">
            <text:p>-5.527609854</text:p>
          </table:table-cell>
          <table:table-cell office:value-type="float" office:value="-3.6978161041519448" table:style-name="ce1">
            <text:p>-3.697816104</text:p>
          </table:table-cell>
          <table:table-cell office:value-type="float" office:value="0.50667431719364597" table:style-name="ce1">
            <text:p>0.506674317</text:p>
          </table:table-cell>
          <table:table-cell office:value-type="float" office:value="0.59990500456537743" table:style-name="ce1">
            <text:p>0.599905005</text:p>
          </table:table-cell>
          <table:table-cell office:value-type="float" office:value="-0.97340816255185536" table:style-name="ce1">
            <text:p>-0.973408163</text:p>
          </table:table-cell>
          <table:table-cell office:value-type="float" office:value="-0.69977979484222075" table:style-name="ce1">
            <text:p>-0.699779795</text:p>
          </table:table-cell>
          <table:table-cell office:value-type="float" office:value="3.0154507009474885" table:style-name="ce1">
            <text:p>3.015450701</text:p>
          </table:table-cell>
          <table:table-cell office:value-type="float" office:value="1.3953266204803185" table:style-name="ce1">
            <text:p>1.39532662</text:p>
          </table:table-cell>
          <table:table-cell table:style-name="ce1"/>
          <table:table-cell office:value-type="float" office:value="0.17677420299999999" table:style-name="ce1">
            <text:p>0.176774203</text:p>
          </table:table-cell>
          <table:table-cell office:value-type="float" office:value="0.21767839899999999" table:style-name="ce1">
            <text:p>0.217678399</text:p>
          </table:table-cell>
          <table:table-cell office:value-type="float" office:value="6.4823900000000002E-3" table:style-name="ce1">
            <text:p>0.00648239</text:p>
          </table:table-cell>
          <table:table-cell office:value-type="float" office:value="8.7966199999999998E-3" table:style-name="ce1">
            <text:p>0.00879662</text:p>
          </table:table-cell>
          <table:table-cell office:value-type="float" office:value="0.16846187479018301" table:style-name="ce1">
            <text:p>0.168461875</text:p>
          </table:table-cell>
          <table:table-cell office:value-type="float" office:value="0.21495364900041999" table:style-name="ce1">
            <text:p>0.214953649</text:p>
          </table:table-cell>
          <table:table-cell office:value-type="float" office:value="7.0420749020634697E-3" table:style-name="ce1">
            <text:p>0.007042075</text:p>
          </table:table-cell>
          <table:table-cell office:value-type="float" office:value="9.0717449347117694E-3" table:style-name="ce1">
            <text:p>0.009071745</text:p>
          </table:table-cell>
          <table:table-cell office:value-type="float" office:value="4.8163767105644073E-2" table:formula="msoxl:=LN(AT196)-LN(AX196)" table:style-name="ce1">
            <text:p>0.048163767</text:p>
          </table:table-cell>
          <table:table-cell office:value-type="float" office:value="1.2596320774069136E-2" table:formula="msoxl:=LN(AU196)-LN(AY196)" table:style-name="ce1">
            <text:p>0.012596321</text:p>
          </table:table-cell>
          <table:table-cell office:value-type="float" office:value="-8.2813587627559748E-2" table:formula="msoxl:=LN(AV196)-LN(AZ196)" table:style-name="ce1">
            <text:p>-0.082813588</text:p>
          </table:table-cell>
          <table:table-cell office:value-type="float" office:value="-3.0797074134596869E-2" table:formula="msoxl:=LN(AW196)-LN(BA196)" table:style-name="ce1">
            <text:p>-0.030797074</text:p>
          </table:table-cell>
          <table:table-cell table:number-columns-repeated="4" table:style-name="ce1"/>
          <table:table-cell office:value-type="float" office:value="-1.7420323614063003E-2" table:formula="msoxl:=BB196*ABS($BH$8)/ABS($BH$10)-BC196*ABS($BH$9)/ABS($BH$10)+BD196-BE196*ABS($BH$11)/ABS($BH$10)" table:style-name="ce1">
            <text:p>-0.017420324</text:p>
          </table:table-cell>
          <table:table-cell table:number-columns-repeated="16322"/>
        </table:table-row>
        <table:table-row table:style-name="ro1">
          <table:table-cell office:value-type="float" office:value="200004" table:style-name="ce1">
            <text:p>200004</text:p>
          </table:table-cell>
          <table:table-cell office:value-type="float" office:value="2000" table:style-name="ce1">
            <text:p>2000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00.687" table:style-name="ce1">
            <text:p>100.687</text:p>
          </table:table-cell>
          <table:table-cell office:value-type="float" office:value="283.58199999999999" table:style-name="ce13">
            <text:p>283.6</text:p>
          </table:table-cell>
          <table:table-cell office:value-type="float" office:value="42064.76" table:style-name="ce1">
            <text:p>42064.76</text:p>
          </table:table-cell>
          <table:table-cell table:style-name="ce1"/>
          <table:table-cell office:value-type="float" office:value="81.468030201662998" table:style-name="ce13">
            <text:p>81.5</text:p>
          </table:table-cell>
          <table:table-cell office:value-type="float" office:value="-0.53665677431880621" table:formula="msoxl:=LN(I197/I196)*100" table:style-name="ce1">
            <text:p>-0.536656774</text:p>
          </table:table-cell>
          <table:table-cell office:value-type="float" office:value="2.4508729242765108" table:style-name="ce1">
            <text:p>2.450872924</text:p>
          </table:table-cell>
          <table:table-cell table:style-name="ce13"/>
          <table:table-cell office:value-type="float" office:value="6.8844400012285289" table:style-name="ce1">
            <text:p>6.884440001</text:p>
          </table:table-cell>
          <table:table-cell office:value-type="float" office:value="7.193381311756661" table:style-name="ce1">
            <text:p>7.193381312</text:p>
          </table:table-cell>
          <table:table-cell table:style-name="ce1"/>
          <table:table-cell office:value-type="float" office:value="26681.068559412994" table:style-name="ce1">
            <text:p>26681.06856</text:p>
          </table:table-cell>
          <table:table-cell office:value-type="float" office:value="32541.299718597897" table:style-name="ce1">
            <text:p>32541.29972</text:p>
          </table:table-cell>
          <table:table-cell table:style-name="ce1"/>
          <table:table-cell office:value-type="float" office:value="2336330" table:style-name="ce14">
            <text:p>2336330</text:p>
          </table:table-cell>
          <table:table-cell office:value-type="float" office:value="2219430" table:style-name="ce14">
            <text:p>2219430</text:p>
          </table:table-cell>
          <table:table-cell office:value-type="float" office:value="3312115.0883056414" table:style-name="ce14">
            <text:p>3312115</text:p>
          </table:table-cell>
          <table:table-cell office:value-type="float" office:value="1643200" table:style-name="ce14">
            <text:p>1643200</text:p>
          </table:table-cell>
          <table:table-cell office:value-type="float" office:value="2314276" table:style-name="ce14">
            <text:p>2314276</text:p>
          </table:table-cell>
          <table:table-cell office:value-type="float" office:value="532511" table:style-name="ce14">
            <text:p>532511</text:p>
          </table:table-cell>
          <table:table-cell office:value-type="float" office:value="2980365.0645030155" table:style-name="ce14">
            <text:p>2980365</text:p>
          </table:table-cell>
          <table:table-cell office:value-type="float" office:value="1852840" table:style-name="ce14">
            <text:p>1852840</text:p>
          </table:table-cell>
          <table:table-cell table:style-name="ce14"/>
          <table:table-cell office:value-type="float" office:value="103186" table:style-name="ce14">
            <text:p>103186</text:p>
          </table:table-cell>
          <table:table-cell office:value-type="float" office:value="64245" table:style-name="ce14">
            <text:p>64245</text:p>
          </table:table-cell>
          <table:table-cell office:value-type="float" office:value="92732" table:style-name="ce14">
            <text:p>92732</text:p>
          </table:table-cell>
          <table:table-cell office:value-type="float" office:value="39491" table:style-name="ce14">
            <text:p>39491</text:p>
          </table:table-cell>
          <table:table-cell office:value-type="float" office:value="104637" table:style-name="ce14">
            <text:p>104637</text:p>
          </table:table-cell>
          <table:table-cell office:value-type="float" office:value="-788" table:style-name="ce14">
            <text:p>-788</text:p>
          </table:table-cell>
          <table:table-cell office:value-type="float" office:value="22583" table:style-name="ce14">
            <text:p>22583</text:p>
          </table:table-cell>
          <table:table-cell office:value-type="float" office:value="24120" table:style-name="ce14">
            <text:p>24120</text:p>
          </table:table-cell>
          <table:table-cell table:style-name="ce1"/>
          <table:table-cell office:value-type="float" office:value="-2.9046230707131584" table:style-name="ce1">
            <text:p>-2.904623071</text:p>
          </table:table-cell>
          <table:table-cell office:value-type="float" office:value="-2.8996929709345594" table:style-name="ce1">
            <text:p>-2.899692971</text:p>
          </table:table-cell>
          <table:table-cell office:value-type="float" office:value="3.9251937047363468" table:style-name="ce1">
            <text:p>3.925193705</text:p>
          </table:table-cell>
          <table:table-cell office:value-type="float" office:value="1.1466550985665243" table:style-name="ce1">
            <text:p>1.146655099</text:p>
          </table:table-cell>
          <table:table-cell office:value-type="float" office:value="-8.1475130379794027" table:style-name="ce1">
            <text:p>-8.147513038</text:p>
          </table:table-cell>
          <table:table-cell office:value-type="float" office:value="-5.8572192236859504" table:style-name="ce1">
            <text:p>-5.857219224</text:p>
          </table:table-cell>
          <table:table-cell office:value-type="float" office:value="4.3830395507012865" table:style-name="ce1">
            <text:p>4.383039551</text:p>
          </table:table-cell>
          <table:table-cell office:value-type="float" office:value="1.454364101276798" table:style-name="ce1">
            <text:p>1.454364101</text:p>
          </table:table-cell>
          <table:table-cell table:style-name="ce1"/>
          <table:table-cell office:value-type="float" office:value="0.18110767899999999" table:style-name="ce1">
            <text:p>0.181107679</text:p>
          </table:table-cell>
          <table:table-cell office:value-type="float" office:value="0.22088617899999999" table:style-name="ce1">
            <text:p>0.220886179</text:p>
          </table:table-cell>
          <table:table-cell office:value-type="float" office:value="6.6314399999999997E-3" table:style-name="ce1">
            <text:p>0.00663144</text:p>
          </table:table-cell>
          <table:table-cell office:value-type="float" office:value="9.0319100000000006E-3" table:style-name="ce1">
            <text:p>0.00903191</text:p>
          </table:table-cell>
          <table:table-cell office:value-type="float" office:value="0.170079958359071" table:style-name="ce1">
            <text:p>0.170079958</text:p>
          </table:table-cell>
          <table:table-cell office:value-type="float" office:value="0.218422788445822" table:style-name="ce1">
            <text:p>0.218422788</text:p>
          </table:table-cell>
          <table:table-cell office:value-type="float" office:value="7.0498980900069903E-3" table:style-name="ce1">
            <text:p>0.007049898</text:p>
          </table:table-cell>
          <table:table-cell office:value-type="float" office:value="9.1033073805083208E-3" table:style-name="ce1">
            <text:p>0.009103307</text:p>
          </table:table-cell>
          <table:table-cell office:value-type="float" office:value="6.2823096216099383E-2" table:formula="msoxl:=LN(AT197)-LN(AX197)" table:style-name="ce1">
            <text:p>0.062823096</text:p>
          </table:table-cell>
          <table:table-cell office:value-type="float" office:value="1.1214960568314947E-2" table:formula="msoxl:=LN(AU197)-LN(AY197)" table:style-name="ce1">
            <text:p>0.011214961</text:p>
          </table:table-cell>
          <table:table-cell office:value-type="float" office:value="-6.119118621696007E-2" table:formula="msoxl:=LN(AV197)-LN(AZ197)" table:style-name="ce1">
            <text:p>-0.061191186</text:p>
          </table:table-cell>
          <table:table-cell office:value-type="float" office:value="-7.8739336716404651E-3" table:formula="msoxl:=LN(AW197)-LN(BA197)" table:style-name="ce1">
            <text:p>-0.007873934</text:p>
          </table:table-cell>
          <table:table-cell table:number-columns-repeated="4" table:style-name="ce1"/>
          <table:table-cell office:value-type="float" office:value="-7.5127841374964255E-3" table:formula="msoxl:=BB197*ABS($BH$8)/ABS($BH$10)-BC197*ABS($BH$9)/ABS($BH$10)+BD197-BE197*ABS($BH$11)/ABS($BH$10)" table:style-name="ce1">
            <text:p>-0.007512784</text:p>
          </table:table-cell>
          <table:table-cell table:number-columns-repeated="16322"/>
        </table:table-row>
        <table:table-row table:style-name="ro1">
          <table:table-cell office:value-type="float" office:value="200101" table:style-name="ce1">
            <text:p>200101</text:p>
          </table:table-cell>
          <table:table-cell office:value-type="float" office:value="2001" table:style-name="ce1">
            <text:p>200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01.502" table:style-name="ce1">
            <text:p>101.502</text:p>
          </table:table-cell>
          <table:table-cell office:value-type="float" office:value="284.26499999999999" table:style-name="ce13">
            <text:p>284.3</text:p>
          </table:table-cell>
          <table:table-cell office:value-type="float" office:value="40524.589999999997" table:style-name="ce1">
            <text:p>40524.59</text:p>
          </table:table-cell>
          <table:table-cell table:style-name="ce1"/>
          <table:table-cell office:value-type="float" office:value="79.440820130475302" table:style-name="ce13">
            <text:p>79.4</text:p>
          </table:table-cell>
          <table:table-cell office:value-type="float" office:value="-2.5198332243696822" table:formula="msoxl:=LN(I198/I197)*100" table:style-name="ce1">
            <text:p>-2.519833224</text:p>
          </table:table-cell>
          <table:table-cell office:value-type="float" office:value="-5.2752548592217003" table:style-name="ce1">
            <text:p>-5.275254859</text:p>
          </table:table-cell>
          <table:table-cell table:style-name="ce13"/>
          <table:table-cell office:value-type="float" office:value="6.8603473194715914" table:style-name="ce1">
            <text:p>6.860347319</text:p>
          </table:table-cell>
          <table:table-cell office:value-type="float" office:value="7.1656572417584918" table:style-name="ce1">
            <text:p>7.165657242</text:p>
          </table:table-cell>
          <table:table-cell table:style-name="ce1"/>
          <table:table-cell office:value-type="float" office:value="24842.862248583282" table:style-name="ce1">
            <text:p>24842.86225</text:p>
          </table:table-cell>
          <table:table-cell office:value-type="float" office:value="31681.934759521733" table:style-name="ce1">
            <text:p>31681.93476</text:p>
          </table:table-cell>
          <table:table-cell table:style-name="ce1"/>
          <table:table-cell office:value-type="float" office:value="2476932" table:style-name="ce14">
            <text:p>2476932</text:p>
          </table:table-cell>
          <table:table-cell office:value-type="float" office:value="2354966.4287158959" table:style-name="ce14">
            <text:p>2354966</text:p>
          </table:table-cell>
          <table:table-cell office:value-type="float" office:value="3082343.1426780927" table:style-name="ce14">
            <text:p>3082343</text:p>
          </table:table-cell>
          <table:table-cell office:value-type="float" office:value="1484059.7120913747" table:style-name="ce14">
            <text:p>1484060</text:p>
          </table:table-cell>
          <table:table-cell office:value-type="float" office:value="2466422" table:style-name="ce14">
            <text:p>2466422</text:p>
          </table:table-cell>
          <table:table-cell office:value-type="float" office:value="532754.22299033566" table:style-name="ce14">
            <text:p>532754</text:p>
          </table:table-cell>
          <table:table-cell office:value-type="float" office:value="2699741.9280317258" table:style-name="ce14">
            <text:p>2699742</text:p>
          </table:table-cell>
          <table:table-cell office:value-type="float" office:value="1603681.6687526093" table:style-name="ce14">
            <text:p>1603682</text:p>
          </table:table-cell>
          <table:table-cell table:style-name="ce14"/>
          <table:table-cell office:value-type="float" office:value="140602" table:style-name="ce14">
            <text:p>140602</text:p>
          </table:table-cell>
          <table:table-cell office:value-type="float" office:value="92477" table:style-name="ce14">
            <text:p>92477</text:p>
          </table:table-cell>
          <table:table-cell office:value-type="float" office:value="58691" table:style-name="ce14">
            <text:p>58691</text:p>
          </table:table-cell>
          <table:table-cell office:value-type="float" office:value="39931" table:style-name="ce14">
            <text:p>39931</text:p>
          </table:table-cell>
          <table:table-cell office:value-type="float" office:value="152146" table:style-name="ce14">
            <text:p>152146</text:p>
          </table:table-cell>
          <table:table-cell office:value-type="float" office:value="2309" table:style-name="ce14">
            <text:p>2309</text:p>
          </table:table-cell>
          <table:table-cell office:value-type="float" office:value="39909" table:style-name="ce14">
            <text:p>39909</text:p>
          </table:table-cell>
          <table:table-cell office:value-type="float" office:value="21546" table:style-name="ce14">
            <text:p>21546</text:p>
          </table:table-cell>
          <table:table-cell table:style-name="ce1"/>
          <table:table-cell office:value-type="float" office:value="-11.332840611807557" table:style-name="ce1">
            <text:p>-11.33284061</text:p>
          </table:table-cell>
          <table:table-cell office:value-type="float" office:value="-10.80546703967507" table:style-name="ce1">
            <text:p>-10.80546704</text:p>
          </table:table-cell>
          <table:table-cell office:value-type="float" office:value="0.54270508619395841" table:style-name="ce1">
            <text:p>0.542705086</text:p>
          </table:table-cell>
          <table:table-cell office:value-type="float" office:value="0.29185129912202157" table:style-name="ce1">
            <text:p>0.291851299</text:p>
          </table:table-cell>
          <table:table-cell office:value-type="float" office:value="-12.619217409224412" table:style-name="ce1">
            <text:p>-12.61921741</text:p>
          </table:table-cell>
          <table:table-cell office:value-type="float" office:value="-9.0719121838327634" table:style-name="ce1">
            <text:p>-9.071912184</text:p>
          </table:table-cell>
          <table:table-cell office:value-type="float" office:value="3.21520928509111" table:style-name="ce1">
            <text:p>3.215209285</text:p>
          </table:table-cell>
          <table:table-cell office:value-type="float" office:value="1.4173048516321469" table:style-name="ce1">
            <text:p>1.417304852</text:p>
          </table:table-cell>
          <table:table-cell table:style-name="ce1"/>
          <table:table-cell office:value-type="float" office:value="0.176880921" table:style-name="ce1">
            <text:p>0.176880921</text:p>
          </table:table-cell>
          <table:table-cell office:value-type="float" office:value="0.225575047" table:style-name="ce1">
            <text:p>0.225575047</text:p>
          </table:table-cell>
          <table:table-cell office:value-type="float" office:value="6.7903199999999999E-3" table:style-name="ce1">
            <text:p>0.00679032</text:p>
          </table:table-cell>
          <table:table-cell office:value-type="float" office:value="9.2147800000000005E-3" table:style-name="ce1">
            <text:p>0.00921478</text:p>
          </table:table-cell>
          <table:table-cell office:value-type="float" office:value="0.17171344219076501" table:style-name="ce1">
            <text:p>0.171713442</text:p>
          </table:table-cell>
          <table:table-cell office:value-type="float" office:value="0.221947761023778" table:style-name="ce1">
            <text:p>0.221947761</text:p>
          </table:table-cell>
          <table:table-cell office:value-type="float" office:value="7.0576956612794497E-3" table:style-name="ce1">
            <text:p>0.007057696</text:p>
          </table:table-cell>
          <table:table-cell office:value-type="float" office:value="9.1349677063254104E-3" table:style-name="ce1">
            <text:p>0.009134968</text:p>
          </table:table-cell>
          <table:table-cell office:value-type="float" office:value="2.9649689794399858E-2" table:formula="msoxl:=LN(AT198)-LN(AX198)" table:style-name="ce1">
            <text:p>0.02964969</text:p>
          </table:table-cell>
          <table:table-cell office:value-type="float" office:value="1.6210862758295974E-2" table:formula="msoxl:=LN(AU198)-LN(AY198)" table:style-name="ce1">
            <text:p>0.016210863</text:p>
          </table:table-cell>
          <table:table-cell office:value-type="float" office:value="-3.8620536050979482E-2" table:formula="msoxl:=LN(AV198)-LN(AZ198)" table:style-name="ce1">
            <text:p>-0.038620536</text:p>
          </table:table-cell>
          <table:table-cell office:value-type="float" office:value="8.699062053473483E-3" table:formula="msoxl:=LN(AW198)-LN(BA198)" table:style-name="ce1">
            <text:p>0.008699062</text:p>
          </table:table-cell>
          <table:table-cell table:number-columns-repeated="4" table:style-name="ce1"/>
          <table:table-cell office:value-type="float" office:value="-3.5137550439618824E-2" table:formula="msoxl:=BB198*ABS($BH$8)/ABS($BH$10)-BC198*ABS($BH$9)/ABS($BH$10)+BD198-BE198*ABS($BH$11)/ABS($BH$10)" table:style-name="ce1">
            <text:p>-0.03513755</text:p>
          </table:table-cell>
          <table:table-cell table:number-columns-repeated="16322"/>
        </table:table-row>
        <table:table-row table:style-name="ro1">
          <table:table-cell office:value-type="float" office:value="200102" table:style-name="ce1">
            <text:p>200102</text:p>
          </table:table-cell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02.146" table:style-name="ce1">
            <text:p>102.146</text:p>
          </table:table-cell>
          <table:table-cell office:value-type="float" office:value="284.952" table:style-name="ce13">
            <text:p>285.0</text:p>
          </table:table-cell>
          <table:table-cell office:value-type="float" office:value="41538.07" table:style-name="ce1">
            <text:p>41538.07</text:p>
          </table:table-cell>
          <table:table-cell table:style-name="ce1"/>
          <table:table-cell office:value-type="float" office:value="77.823427371496379" table:style-name="ce13">
            <text:p>77.8</text:p>
          </table:table-cell>
          <table:table-cell office:value-type="float" office:value="-2.0569834699002554" table:formula="msoxl:=LN(I199/I198)*100" table:style-name="ce1">
            <text:p>-2.05698347</text:p>
          </table:table-cell>
          <table:table-cell office:value-type="float" office:value="-0.91273352961667509" table:style-name="ce1">
            <text:p>-0.91273353</text:p>
          </table:table-cell>
          <table:table-cell table:style-name="ce13"/>
          <table:table-cell office:value-type="float" office:value="6.8144029704273734" table:style-name="ce1">
            <text:p>6.81440297</text:p>
          </table:table-cell>
          <table:table-cell office:value-type="float" office:value="7.1078674438720544" table:style-name="ce1">
            <text:p>7.107867444</text:p>
          </table:table-cell>
          <table:table-cell table:style-name="ce1"/>
          <table:table-cell office:value-type="float" office:value="25430.653731005077" table:style-name="ce1">
            <text:p>25430.65373</text:p>
          </table:table-cell>
          <table:table-cell office:value-type="float" office:value="33056.706991468433" table:style-name="ce1">
            <text:p>33056.70699</text:p>
          </table:table-cell>
          <table:table-cell table:style-name="ce1"/>
          <table:table-cell office:value-type="float" office:value="2537445" table:style-name="ce14">
            <text:p>2537445</text:p>
          </table:table-cell>
          <table:table-cell office:value-type="float" office:value="2358977.1316832583" table:style-name="ce14">
            <text:p>2358977</text:p>
          </table:table-cell>
          <table:table-cell office:value-type="float" office:value="3265772.0216734628" table:style-name="ce14">
            <text:p>3265772</text:p>
          </table:table-cell>
          <table:table-cell office:value-type="float" office:value="1600704.6918539738" table:style-name="ce14">
            <text:p>1600705</text:p>
          </table:table-cell>
          <table:table-cell office:value-type="float" office:value="2475025" table:style-name="ce14">
            <text:p>2475025</text:p>
          </table:table-cell>
          <table:table-cell office:value-type="float" office:value="515224.28985981306" table:style-name="ce14">
            <text:p>515224</text:p>
          </table:table-cell>
          <table:table-cell office:value-type="float" office:value="2765002.5957945227" table:style-name="ce14">
            <text:p>2765003</text:p>
          </table:table-cell>
          <table:table-cell office:value-type="float" office:value="1659109.9819794279" table:style-name="ce14">
            <text:p>1659110</text:p>
          </table:table-cell>
          <table:table-cell table:style-name="ce14"/>
          <table:table-cell office:value-type="float" office:value="60513" table:style-name="ce14">
            <text:p>60513</text:p>
          </table:table-cell>
          <table:table-cell office:value-type="float" office:value="53341" table:style-name="ce14">
            <text:p>53341</text:p>
          </table:table-cell>
          <table:table-cell office:value-type="float" office:value="61036" table:style-name="ce14">
            <text:p>61036</text:p>
          </table:table-cell>
          <table:table-cell office:value-type="float" office:value="34674" table:style-name="ce14">
            <text:p>34674</text:p>
          </table:table-cell>
          <table:table-cell office:value-type="float" office:value="8603" table:style-name="ce14">
            <text:p>8603</text:p>
          </table:table-cell>
          <table:table-cell office:value-type="float" office:value="-7007" table:style-name="ce14">
            <text:p>-7007</text:p>
          </table:table-cell>
          <table:table-cell office:value-type="float" office:value="30410" table:style-name="ce14">
            <text:p>30410</text:p>
          </table:table-cell>
          <table:table-cell office:value-type="float" office:value="55707" table:style-name="ce14">
            <text:p>55707</text:p>
          </table:table-cell>
          <table:table-cell table:style-name="ce1"/>
          <table:table-cell office:value-type="float" office:value="0.70897443975202157" table:style-name="ce1">
            <text:p>0.70897444</text:p>
          </table:table-cell>
          <table:table-cell office:value-type="float" office:value="2.0382842467272209" table:style-name="ce1">
            <text:p>2.038284247</text:p>
          </table:table-cell>
          <table:table-cell office:value-type="float" office:value="-1.0028019803431005" table:style-name="ce1">
            <text:p>-1.00280198</text:p>
          </table:table-cell>
          <table:table-cell office:value-type="float" office:value="0.81499153118101597" table:style-name="ce1">
            <text:p>0.814991531</text:p>
          </table:table-cell>
          <table:table-cell office:value-type="float" office:value="5.6876136274673392" table:style-name="ce1">
            <text:p>5.687613627</text:p>
          </table:table-cell>
          <table:table-cell office:value-type="float" office:value="4.0888059608385374" table:style-name="ce1">
            <text:p>4.088805961</text:p>
          </table:table-cell>
          <table:table-cell office:value-type="float" office:value="-0.97083599814391364" table:style-name="ce1">
            <text:p>-0.970835998</text:p>
          </table:table-cell>
          <table:table-cell office:value-type="float" office:value="1.1004221354193553" table:style-name="ce1">
            <text:p>1.100422135</text:p>
          </table:table-cell>
          <table:table-cell table:style-name="ce1"/>
          <table:table-cell office:value-type="float" office:value="0.17819859900000001" table:style-name="ce1">
            <text:p>0.178198599</text:p>
          </table:table-cell>
          <table:table-cell office:value-type="float" office:value="0.23163615600000001" table:style-name="ce1">
            <text:p>0.231636156</text:p>
          </table:table-cell>
          <table:table-cell office:value-type="float" office:value="6.3826999999999998E-3" table:style-name="ce1">
            <text:p>0.0063827</text:p>
          </table:table-cell>
          <table:table-cell office:value-type="float" office:value="8.5596200000000004E-3" table:style-name="ce1">
            <text:p>0.00855962</text:p>
          </table:table-cell>
          <table:table-cell office:value-type="float" office:value="0.173362485448676" table:style-name="ce1">
            <text:p>0.173362485</text:p>
          </table:table-cell>
          <table:table-cell office:value-type="float" office:value="0.22552947162551201" table:style-name="ce1">
            <text:p>0.225529472</text:p>
          </table:table-cell>
          <table:table-cell office:value-type="float" office:value="7.0654721844147098E-3" table:style-name="ce1">
            <text:p>0.007065472</text:p>
          </table:table-cell>
          <table:table-cell office:value-type="float" office:value="9.1667282671640399E-3" table:style-name="ce1">
            <text:p>0.009166728</text:p>
          </table:table-cell>
          <table:table-cell office:value-type="float" office:value="2.7513959006314037E-2" table:formula="msoxl:=LN(AT199)-LN(AX199)" table:style-name="ce1">
            <text:p>0.027513959</text:p>
          </table:table-cell>
          <table:table-cell office:value-type="float" office:value="2.6717002531116751E-2" table:formula="msoxl:=LN(AU199)-LN(AY199)" table:style-name="ce1">
            <text:p>0.026717003</text:p>
          </table:table-cell>
          <table:table-cell office:value-type="float" office:value="-0.10162864288917905" table:formula="msoxl:=LN(AV199)-LN(AZ199)" table:style-name="ce1">
            <text:p>-0.101628643</text:p>
          </table:table-cell>
          <table:table-cell office:value-type="float" office:value="-6.8524639391186248E-2" table:formula="msoxl:=LN(AW199)-LN(BA199)" table:style-name="ce1">
            <text:p>-0.068524639</text:p>
          </table:table-cell>
          <table:table-cell table:number-columns-repeated="4" table:style-name="ce1"/>
          <table:table-cell office:value-type="float" office:value="-2.288701680275361E-2" table:formula="msoxl:=BB199*ABS($BH$8)/ABS($BH$10)-BC199*ABS($BH$9)/ABS($BH$10)+BD199-BE199*ABS($BH$11)/ABS($BH$10)" table:style-name="ce1">
            <text:p>-0.022887017</text:p>
          </table:table-cell>
          <table:table-cell table:number-columns-repeated="16322"/>
        </table:table-row>
        <table:table-row table:style-name="ro1">
          <table:table-cell office:value-type="float" office:value="200103" table:style-name="ce1">
            <text:p>200103</text:p>
          </table:table-cell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02.291" table:style-name="ce1">
            <text:p>102.291</text:p>
          </table:table-cell>
          <table:table-cell office:value-type="float" office:value="285.726" table:style-name="ce13">
            <text:p>285.7</text:p>
          </table:table-cell>
          <table:table-cell office:value-type="float" office:value="39571.699999999997" table:style-name="ce1">
            <text:p>39571.7</text:p>
          </table:table-cell>
          <table:table-cell table:style-name="ce1"/>
          <table:table-cell office:value-type="float" office:value="79.887535145267108" table:style-name="ce13">
            <text:p>79.9</text:p>
          </table:table-cell>
          <table:table-cell office:value-type="float" office:value="2.6177326027947707" table:formula="msoxl:=LN(I200/I199)*100" table:style-name="ce1">
            <text:p>2.617732603</text:p>
          </table:table-cell>
          <table:table-cell office:value-type="float" office:value="3.6570479171492307" table:style-name="ce1">
            <text:p>3.657047917</text:p>
          </table:table-cell>
          <table:table-cell table:style-name="ce13"/>
          <table:table-cell office:value-type="float" office:value="6.7550252698926103" table:style-name="ce1">
            <text:p>6.75502527</text:p>
          </table:table-cell>
          <table:table-cell office:value-type="float" office:value="7.0629055653469228" table:style-name="ce1">
            <text:p>7.062905565</text:p>
          </table:table-cell>
          <table:table-cell table:style-name="ce1"/>
          <table:table-cell office:value-type="float" office:value="23561.853326073695" table:style-name="ce1">
            <text:p>23561.85333</text:p>
          </table:table-cell>
          <table:table-cell office:value-type="float" office:value="31856.977783867569" table:style-name="ce1">
            <text:p>31856.97778</text:p>
          </table:table-cell>
          <table:table-cell table:style-name="ce1"/>
          <table:table-cell office:value-type="float" office:value="2477315" table:style-name="ce14">
            <text:p>2477315</text:p>
          </table:table-cell>
          <table:table-cell office:value-type="float" office:value="2487291.0891569289" table:style-name="ce14">
            <text:p>2487291</text:p>
          </table:table-cell>
          <table:table-cell office:value-type="float" office:value="2930535.8729925905" table:style-name="ce14">
            <text:p>2930536</text:p>
          </table:table-cell>
          <table:table-cell office:value-type="float" office:value="1374532.0962970273" table:style-name="ce14">
            <text:p>1374532</text:p>
          </table:table-cell>
          <table:table-cell office:value-type="float" office:value="2406535" table:style-name="ce14">
            <text:p>2406535</text:p>
          </table:table-cell>
          <table:table-cell office:value-type="float" office:value="507439.00636337313" table:style-name="ce14">
            <text:p>507439</text:p>
          </table:table-cell>
          <table:table-cell office:value-type="float" office:value="2473652.636261153" table:style-name="ce14">
            <text:p>2473653</text:p>
          </table:table-cell>
          <table:table-cell office:value-type="float" office:value="1397749.9441311483" table:style-name="ce14">
            <text:p>1397750</text:p>
          </table:table-cell>
          <table:table-cell table:style-name="ce14"/>
          <table:table-cell office:value-type="float" office:value="-60130" table:style-name="ce14">
            <text:p>-60130</text:p>
          </table:table-cell>
          <table:table-cell office:value-type="float" office:value="55589" table:style-name="ce14">
            <text:p>55589</text:p>
          </table:table-cell>
          <table:table-cell office:value-type="float" office:value="16576" table:style-name="ce14">
            <text:p>16576</text:p>
          </table:table-cell>
          <table:table-cell office:value-type="float" office:value="13694" table:style-name="ce14">
            <text:p>13694</text:p>
          </table:table-cell>
          <table:table-cell office:value-type="float" office:value="-68490" table:style-name="ce14">
            <text:p>-68490</text:p>
          </table:table-cell>
          <table:table-cell office:value-type="float" office:value="-24028" table:style-name="ce14">
            <text:p>-24028</text:p>
          </table:table-cell>
          <table:table-cell office:value-type="float" office:value="47370" table:style-name="ce14">
            <text:p>47370</text:p>
          </table:table-cell>
          <table:table-cell office:value-type="float" office:value="10889" table:style-name="ce14">
            <text:p>10889</text:p>
          </table:table-cell>
          <table:table-cell table:style-name="ce1"/>
          <table:table-cell office:value-type="float" office:value="-11.209332125824293" table:style-name="ce1">
            <text:p>-11.20933213</text:p>
          </table:table-cell>
          <table:table-cell office:value-type="float" office:value="-11.620842177493568" table:style-name="ce1">
            <text:p>-11.62084218</text:p>
          </table:table-cell>
          <table:table-cell office:value-type="float" office:value="4.3136904927191955" table:style-name="ce1">
            <text:p>4.313690493</text:p>
          </table:table-cell>
          <table:table-cell office:value-type="float" office:value="1.5680672358066681" table:style-name="ce1">
            <text:p>1.568067236</text:p>
          </table:table-cell>
          <table:table-cell office:value-type="float" office:value="-15.873930435208269" table:style-name="ce1">
            <text:p>-15.87393044</text:p>
          </table:table-cell>
          <table:table-cell office:value-type="float" office:value="-11.411714233183213" table:style-name="ce1">
            <text:p>-11.41171423</text:p>
          </table:table-cell>
          <table:table-cell office:value-type="float" office:value="4.1752048447443508" table:style-name="ce1">
            <text:p>4.175204845</text:p>
          </table:table-cell>
          <table:table-cell office:value-type="float" office:value="0.85460029450173569" table:style-name="ce1">
            <text:p>0.854600295</text:p>
          </table:table-cell>
          <table:table-cell table:style-name="ce1"/>
          <table:table-cell office:value-type="float" office:value="0.17402511400000001" table:style-name="ce1">
            <text:p>0.174025114</text:p>
          </table:table-cell>
          <table:table-cell office:value-type="float" office:value="0.23529194" table:style-name="ce1">
            <text:p>0.23529194</text:p>
          </table:table-cell>
          <table:table-cell office:value-type="float" office:value="6.3397599999999998E-3" table:style-name="ce1">
            <text:p>0.00633976</text:p>
          </table:table-cell>
          <table:table-cell office:value-type="float" office:value="8.6254799999999996E-3" table:style-name="ce1">
            <text:p>0.00862548</text:p>
          </table:table-cell>
          <table:table-cell office:value-type="float" office:value="0.17502725135063901" table:style-name="ce1">
            <text:p>0.175027251</text:p>
          </table:table-cell>
          <table:table-cell office:value-type="float" office:value="0.22916884159984799" table:style-name="ce1">
            <text:p>0.229168842</text:p>
          </table:table-cell>
          <table:table-cell office:value-type="float" office:value="7.0732321348950097E-3" table:style-name="ce1">
            <text:p>0.007073232</text:p>
          </table:table-cell>
          <table:table-cell office:value-type="float" office:value="9.1985914810364493E-3" table:style-name="ce1">
            <text:p>0.009198591</text:p>
          </table:table-cell>
          <table:table-cell office:value-type="float" office:value="-5.7420616709440431E-3" table:formula="msoxl:=LN(AT200)-LN(AX200)" table:style-name="ce1">
            <text:p>-0.005742062</text:p>
          </table:table-cell>
          <table:table-cell office:value-type="float" office:value="2.6368009557884209E-2" table:formula="msoxl:=LN(AU200)-LN(AY200)" table:style-name="ce1">
            <text:p>0.02636801</text:p>
          </table:table-cell>
          <table:table-cell office:value-type="float" office:value="-0.10947662453583007" table:formula="msoxl:=LN(AV200)-LN(AZ200)" table:style-name="ce1">
            <text:p>-0.109476625</text:p>
          </table:table-cell>
          <table:table-cell office:value-type="float" office:value="-6.432975890385606E-2" table:formula="msoxl:=LN(AW200)-LN(BA200)" table:style-name="ce1">
            <text:p>-0.064329759</text:p>
          </table:table-cell>
          <table:table-cell table:number-columns-repeated="4" table:style-name="ce1"/>
          <table:table-cell office:value-type="float" office:value="-6.3372314323442536E-2" table:formula="msoxl:=BB200*ABS($BH$8)/ABS($BH$10)-BC200*ABS($BH$9)/ABS($BH$10)+BD200-BE200*ABS($BH$11)/ABS($BH$10)" table:style-name="ce1">
            <text:p>-0.063372314</text:p>
          </table:table-cell>
          <table:table-cell table:number-columns-repeated="16322"/>
        </table:table-row>
        <table:table-row table:style-name="ro1">
          <table:table-cell office:value-type="float" office:value="200104" table:style-name="ce1">
            <text:p>200104</text:p>
          </table:table-cell>
          <table:table-cell office:value-type="float" office:value="2001" table:style-name="ce1">
            <text:p>2001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02.437" table:style-name="ce1">
            <text:p>102.437</text:p>
          </table:table-cell>
          <table:table-cell office:value-type="float" office:value="286.49" table:style-name="ce13">
            <text:p>286.5</text:p>
          </table:table-cell>
          <table:table-cell office:value-type="float" office:value="41291.31" table:style-name="ce1">
            <text:p>41291.31</text:p>
          </table:table-cell>
          <table:table-cell table:style-name="ce1"/>
          <table:table-cell office:value-type="float" office:value="77.844748858447474" table:style-name="ce13">
            <text:p>77.8</text:p>
          </table:table-cell>
          <table:table-cell office:value-type="float" office:value="-2.5903390948848104" table:formula="msoxl:=LN(I201/I200)*100" table:style-name="ce1">
            <text:p>-2.590339095</text:p>
          </table:table-cell>
          <table:table-cell office:value-type="float" office:value="-2.2252654870596236" table:style-name="ce1">
            <text:p>-2.225265487</text:p>
          </table:table-cell>
          <table:table-cell table:style-name="ce13"/>
          <table:table-cell office:value-type="float" office:value="6.7134642562625269" table:style-name="ce1">
            <text:p>6.713464256</text:p>
          </table:table-cell>
          <table:table-cell office:value-type="float" office:value="7.0237019454701635" table:style-name="ce1">
            <text:p>7.023701945</text:p>
          </table:table-cell>
          <table:table-cell table:style-name="ce1"/>
          <table:table-cell office:value-type="float" office:value="24496.357015553665" table:style-name="ce1">
            <text:p>24496.35702</text:p>
          </table:table-cell>
          <table:table-cell office:value-type="float" office:value="32895.00855189556" table:style-name="ce1">
            <text:p>32895.00855</text:p>
          </table:table-cell>
          <table:table-cell table:style-name="ce1"/>
          <table:table-cell office:value-type="float" office:value="2524850" table:style-name="ce14">
            <text:p>2524850</text:p>
          </table:table-cell>
          <table:table-cell office:value-type="float" office:value="2549040" table:style-name="ce14">
            <text:p>2549040</text:p>
          </table:table-cell>
          <table:table-cell office:value-type="float" office:value="3178094.0977033526" table:style-name="ce14">
            <text:p>3178094</text:p>
          </table:table-cell>
          <table:table-cell office:value-type="float" office:value="1572680" table:style-name="ce14">
            <text:p>1572680</text:p>
          </table:table-cell>
          <table:table-cell office:value-type="float" office:value="2469039" table:style-name="ce14">
            <text:p>2469039</text:p>
          </table:table-cell>
          <table:table-cell office:value-type="float" office:value="502061" table:style-name="ce14">
            <text:p>502061</text:p>
          </table:table-cell>
          <table:table-cell office:value-type="float" office:value="2642410.0387881463" table:style-name="ce14">
            <text:p>2642410</text:p>
          </table:table-cell>
          <table:table-cell office:value-type="float" office:value="1612670" table:style-name="ce14">
            <text:p>1612670</text:p>
          </table:table-cell>
          <table:table-cell table:style-name="ce14"/>
          <table:table-cell office:value-type="float" office:value="35000" table:style-name="ce14">
            <text:p>35000</text:p>
          </table:table-cell>
          <table:table-cell office:value-type="float" office:value="116982" table:style-name="ce14">
            <text:p>116982</text:p>
          </table:table-cell>
          <table:table-cell office:value-type="float" office:value="30718" table:style-name="ce14">
            <text:p>30718</text:p>
          </table:table-cell>
          <table:table-cell office:value-type="float" office:value="33165" table:style-name="ce14">
            <text:p>33165</text:p>
          </table:table-cell>
          <table:table-cell office:value-type="float" office:value="47516" table:style-name="ce14">
            <text:p>47516</text:p>
          </table:table-cell>
          <table:table-cell office:value-type="float" office:value="4251" table:style-name="ce14">
            <text:p>4251</text:p>
          </table:table-cell>
          <table:table-cell office:value-type="float" office:value="24660" table:style-name="ce14">
            <text:p>24660</text:p>
          </table:table-cell>
          <table:table-cell office:value-type="float" office:value="20977" table:style-name="ce14">
            <text:p>20977</text:p>
          </table:table-cell>
          <table:table-cell table:style-name="ce1"/>
          <table:table-cell office:value-type="float" office:value="5.2058285697978057" table:style-name="ce1">
            <text:p>5.20582857</text:p>
          </table:table-cell>
          <table:table-cell office:value-type="float" office:value="6.6908998857880349" table:style-name="ce1">
            <text:p>6.690899886</text:p>
          </table:table-cell>
          <table:table-cell office:value-type="float" office:value="-1.7556416707884097" table:style-name="ce1">
            <text:p>-1.755641671</text:p>
          </table:table-cell>
          <table:table-cell office:value-type="float" office:value="-0.33708705941099293" table:style-name="ce1">
            <text:p>-0.337087059</text:p>
          </table:table-cell>
          <table:table-cell office:value-type="float" office:value="10.151856579320143" table:style-name="ce1">
            <text:p>10.15185658</text:p>
          </table:table-cell>
          <table:table-cell office:value-type="float" office:value="7.2981349321342384" table:style-name="ce1">
            <text:p>7.298134932</text:p>
          </table:table-cell>
          <table:table-cell office:value-type="float" office:value="-0.9529336720096635" table:style-name="ce1">
            <text:p>-0.952933672</text:p>
          </table:table-cell>
          <table:table-cell office:value-type="float" office:value="0.70739672887117244" table:style-name="ce1">
            <text:p>0.707396729</text:p>
          </table:table-cell>
          <table:table-cell table:style-name="ce1"/>
          <table:table-cell office:value-type="float" office:value="0.17410416500000001" table:style-name="ce1">
            <text:p>0.174104165</text:p>
          </table:table-cell>
          <table:table-cell office:value-type="float" office:value="0.23379631400000001" table:style-name="ce1">
            <text:p>0.233796314</text:p>
          </table:table-cell>
          <table:table-cell office:value-type="float" office:value="5.8523200000000003E-3" table:style-name="ce1">
            <text:p>0.00585232</text:p>
          </table:table-cell>
          <table:table-cell office:value-type="float" office:value="7.9810999999999997E-3" table:style-name="ce1">
            <text:p>0.0079811</text:p>
          </table:table-cell>
          <table:table-cell office:value-type="float" office:value="0.17670790714078999" table:style-name="ce1">
            <text:p>0.176707907</text:p>
          </table:table-cell>
          <table:table-cell office:value-type="float" office:value="0.232866810149232" table:style-name="ce1">
            <text:p>0.23286681</text:p>
          </table:table-cell>
          <table:table-cell office:value-type="float" office:value="7.0809797085053796E-3" table:style-name="ce1">
            <text:p>0.00708098</text:p>
          </table:table-cell>
          <table:table-cell office:value-type="float" office:value="9.2305595327714096E-3" table:style-name="ce1">
            <text:p>0.00923056</text:p>
          </table:table-cell>
          <table:table-cell office:value-type="float" office:value="-1.4844357761212512E-2" table:formula="msoxl:=LN(AT201)-LN(AX201)" table:style-name="ce1">
            <text:p>-0.014844358</text:p>
          </table:table-cell>
          <table:table-cell office:value-type="float" office:value="3.9836234400283388E-3" table:formula="msoxl:=LN(AU201)-LN(AY201)" table:style-name="ce1">
            <text:p>0.003983623</text:p>
          </table:table-cell>
          <table:table-cell office:value-type="float" office:value="-0.19057411121715795" table:formula="msoxl:=LN(AV201)-LN(AZ201)" table:style-name="ce1">
            <text:p>-0.190574111</text:p>
          </table:table-cell>
          <table:table-cell office:value-type="float" office:value="-0.14544342120581977" table:formula="msoxl:=LN(AW201)-LN(BA201)" table:style-name="ce1">
            <text:p>-0.145443421</text:p>
          </table:table-cell>
          <table:table-cell table:number-columns-repeated="4" table:style-name="ce1"/>
          <table:table-cell office:value-type="float" office:value="-4.6177574242261155E-2" table:formula="msoxl:=BB201*ABS($BH$8)/ABS($BH$10)-BC201*ABS($BH$9)/ABS($BH$10)+BD201-BE201*ABS($BH$11)/ABS($BH$10)" table:style-name="ce1">
            <text:p>-0.046177574</text:p>
          </table:table-cell>
          <table:table-cell table:number-columns-repeated="16322"/>
        </table:table-row>
        <table:table-row table:style-name="ro1">
          <table:table-cell office:value-type="float" office:value="200201" table:style-name="ce1">
            <text:p>200201</text:p>
          </table:table-cell>
          <table:table-cell office:value-type="float" office:value="2002" table:style-name="ce1">
            <text:p>200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02.66" table:style-name="ce1">
            <text:p>102.66</text:p>
          </table:table-cell>
          <table:table-cell office:value-type="float" office:value="287.15600000000001" table:style-name="ce13">
            <text:p>287.2</text:p>
          </table:table-cell>
          <table:table-cell office:value-type="float" office:value="41571.19" table:style-name="ce1">
            <text:p>41571.19</text:p>
          </table:table-cell>
          <table:table-cell table:style-name="ce1"/>
          <table:table-cell office:value-type="float" office:value="76.827399729607933" table:style-name="ce13">
            <text:p>76.8</text:p>
          </table:table-cell>
          <table:table-cell office:value-type="float" office:value="-1.3155100122047187" table:formula="msoxl:=LN(I202/I201)*100" table:style-name="ce1">
            <text:p>-1.315510012</text:p>
          </table:table-cell>
          <table:table-cell office:value-type="float" office:value="-0.72510735968326245" table:style-name="ce1">
            <text:p>-0.72510736</text:p>
          </table:table-cell>
          <table:table-cell table:style-name="ce13"/>
          <table:table-cell office:value-type="float" office:value="6.7176203956214078" table:style-name="ce1">
            <text:p>6.717620396</text:p>
          </table:table-cell>
          <table:table-cell office:value-type="float" office:value="7.0440052956676009" table:style-name="ce1">
            <text:p>7.044005296</text:p>
          </table:table-cell>
          <table:table-cell table:style-name="ce1"/>
          <table:table-cell office:value-type="float" office:value="24950.464493674499" table:style-name="ce1">
            <text:p>24950.46449</text:p>
          </table:table-cell>
          <table:table-cell office:value-type="float" office:value="33434.611028124506" table:style-name="ce1">
            <text:p>33434.61103</text:p>
          </table:table-cell>
          <table:table-cell table:style-name="ce1"/>
          <table:table-cell office:value-type="float" office:value="2567254" table:style-name="ce14">
            <text:p>2567254</text:p>
          </table:table-cell>
          <table:table-cell office:value-type="float" office:value="2594521.6256117616" table:style-name="ce14">
            <text:p>2594522</text:p>
          </table:table-cell>
          <table:table-cell office:value-type="float" office:value="3204903.972602942" table:style-name="ce14">
            <text:p>3204904</text:p>
          </table:table-cell>
          <table:table-cell office:value-type="float" office:value="1595337.8139502476" table:style-name="ce14">
            <text:p>1595338</text:p>
          </table:table-cell>
          <table:table-cell office:value-type="float" office:value="2477840" table:style-name="ce14">
            <text:p>2477840</text:p>
          </table:table-cell>
          <table:table-cell office:value-type="float" office:value="490958.02614746365" table:style-name="ce14">
            <text:p>490958</text:p>
          </table:table-cell>
          <table:table-cell office:value-type="float" office:value="2709155.031912846" table:style-name="ce14">
            <text:p>2709155</text:p>
          </table:table-cell>
          <table:table-cell office:value-type="float" office:value="1651930.8945703579" table:style-name="ce14">
            <text:p>1651931</text:p>
          </table:table-cell>
          <table:table-cell table:style-name="ce14"/>
          <table:table-cell office:value-type="float" office:value="42404" table:style-name="ce14">
            <text:p>42404</text:p>
          </table:table-cell>
          <table:table-cell office:value-type="float" office:value="71575" table:style-name="ce14">
            <text:p>71575</text:p>
          </table:table-cell>
          <table:table-cell office:value-type="float" office:value="28183" table:style-name="ce14">
            <text:p>28183</text:p>
          </table:table-cell>
          <table:table-cell office:value-type="float" office:value="23603" table:style-name="ce14">
            <text:p>23603</text:p>
          </table:table-cell>
          <table:table-cell office:value-type="float" office:value="8801" table:style-name="ce14">
            <text:p>8801</text:p>
          </table:table-cell>
          <table:table-cell office:value-type="float" office:value="-3609" table:style-name="ce14">
            <text:p>-3609</text:p>
          </table:table-cell>
          <table:table-cell office:value-type="float" office:value="34231" table:style-name="ce14">
            <text:p>34231</text:p>
          </table:table-cell>
          <table:table-cell office:value-type="float" office:value="-1716" table:style-name="ce14">
            <text:p>-1716</text:p>
          </table:table-cell>
          <table:table-cell table:style-name="ce1"/>
          <table:table-cell office:value-type="float" office:value="1.5125317029777712" table:style-name="ce1">
            <text:p>1.512531703</text:p>
          </table:table-cell>
          <table:table-cell office:value-type="float" office:value="1.7283132902505134" table:style-name="ce1">
            <text:p>1.72831329</text:p>
          </table:table-cell>
          <table:table-cell office:value-type="float" office:value="-0.61929773696302659" table:style-name="ce1">
            <text:p>-0.619297737</text:p>
          </table:table-cell>
          <table:table-cell office:value-type="float" office:value="0.24505145563758426" table:style-name="ce1">
            <text:p>0.245051456</text:p>
          </table:table-cell>
          <table:table-cell office:value-type="float" office:value="0.27633545195442133" table:style-name="ce1">
            <text:p>0.276335452</text:p>
          </table:table-cell>
          <table:table-cell office:value-type="float" office:value="0.19865661016171712" table:style-name="ce1">
            <text:p>0.19865661</text:p>
          </table:table-cell>
          <table:table-cell office:value-type="float" office:value="1.3054824492896259E-3" table:style-name="ce1">
            <text:p>0.001305482</text:p>
          </table:table-cell>
          <table:table-cell office:value-type="float" office:value="0.42511497039559032" table:style-name="ce1">
            <text:p>0.42511497</text:p>
          </table:table-cell>
          <table:table-cell table:style-name="ce1"/>
          <table:table-cell office:value-type="float" office:value="0.17693157100000001" table:style-name="ce1">
            <text:p>0.176931571</text:p>
          </table:table-cell>
          <table:table-cell office:value-type="float" office:value="0.237095316" table:style-name="ce1">
            <text:p>0.237095316</text:p>
          </table:table-cell>
          <table:table-cell office:value-type="float" office:value="5.8634400000000001E-3" table:style-name="ce1">
            <text:p>0.00586344</text:p>
          </table:table-cell>
          <table:table-cell office:value-type="float" office:value="8.1264200000000005E-3" table:style-name="ce1">
            <text:p>0.00812642</text:p>
          </table:table-cell>
          <table:table-cell office:value-type="float" office:value="0.178404621742385" table:style-name="ce1">
            <text:p>0.178404622</text:p>
          </table:table-cell>
          <table:table-cell office:value-type="float" office:value="0.23662433476462699" table:style-name="ce1">
            <text:p>0.236624335</text:p>
          </table:table-cell>
          <table:table-cell office:value-type="float" office:value="7.0887187964233404E-3" table:style-name="ce1">
            <text:p>0.007088719</text:p>
          </table:table-cell>
          <table:table-cell office:value-type="float" office:value="9.2626343858685806E-3" table:style-name="ce1">
            <text:p>0.009262634</text:p>
          </table:table-cell>
          <table:table-cell office:value-type="float" office:value="-8.2910731347953792E-3" table:formula="msoxl:=LN(AT202)-LN(AX202)" table:style-name="ce1">
            <text:p>-0.008291073</text:p>
          </table:table-cell>
          <table:table-cell office:value-type="float" office:value="1.9884393218514429E-3" table:formula="msoxl:=LN(AU202)-LN(AY202)" table:style-name="ce1">
            <text:p>0.001988439</text:p>
          </table:table-cell>
          <table:table-cell office:value-type="float" office:value="-0.18976815642119149" table:formula="msoxl:=LN(AV202)-LN(AZ202)" table:style-name="ce1">
            <text:p>-0.189768156</text:p>
          </table:table-cell>
          <table:table-cell office:value-type="float" office:value="-0.1308680169365477" table:formula="msoxl:=LN(AW202)-LN(BA202)" table:style-name="ce1">
            <text:p>-0.130868017</text:p>
          </table:table-cell>
          <table:table-cell table:number-columns-repeated="4" table:style-name="ce1"/>
          <table:table-cell office:value-type="float" office:value="-5.4336246730833648E-2" table:formula="msoxl:=BB202*ABS($BH$8)/ABS($BH$10)-BC202*ABS($BH$9)/ABS($BH$10)+BD202-BE202*ABS($BH$11)/ABS($BH$10)" table:style-name="ce1">
            <text:p>-0.054336247</text:p>
          </table:table-cell>
          <table:table-cell table:number-columns-repeated="16322"/>
        </table:table-row>
        <table:table-row table:style-name="ro1">
          <table:table-cell office:value-type="float" office:value="200202" table:style-name="ce1">
            <text:p>200202</text:p>
          </table:table-cell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03.386" table:style-name="ce1">
            <text:p>103.386</text:p>
          </table:table-cell>
          <table:table-cell office:value-type="float" office:value="287.83999999999997" table:style-name="ce13">
            <text:p>287.8</text:p>
          </table:table-cell>
          <table:table-cell office:value-type="float" office:value="40150.559999999998" table:style-name="ce1">
            <text:p>40150.56</text:p>
          </table:table-cell>
          <table:table-cell table:style-name="ce1"/>
          <table:table-cell office:value-type="float" office:value="81.710122699386503" table:style-name="ce13">
            <text:p>81.7</text:p>
          </table:table-cell>
          <table:table-cell office:value-type="float" office:value="6.1616551200260137" table:formula="msoxl:=LN(I203/I202)*100" table:style-name="ce1">
            <text:p>6.16165512</text:p>
          </table:table-cell>
          <table:table-cell office:value-type="float" office:value="8.4976942736878858" table:style-name="ce1">
            <text:p>8.497694274</text:p>
          </table:table-cell>
          <table:table-cell table:style-name="ce13"/>
          <table:table-cell office:value-type="float" office:value="6.7415794273189933" table:style-name="ce1">
            <text:p>6.741579427</text:p>
          </table:table-cell>
          <table:table-cell office:value-type="float" office:value="7.08663068397719" table:style-name="ce1">
            <text:p>7.086630684</text:p>
          </table:table-cell>
          <table:table-cell table:style-name="ce1"/>
          <table:table-cell office:value-type="float" office:value="24417.779137373946" table:style-name="ce1">
            <text:p>24417.77914</text:p>
          </table:table-cell>
          <table:table-cell office:value-type="float" office:value="32071.358629870247" table:style-name="ce1">
            <text:p>32071.35863</text:p>
          </table:table-cell>
          <table:table-cell table:style-name="ce1"/>
          <table:table-cell office:value-type="float" office:value="2648791" table:style-name="ce14">
            <text:p>2648791</text:p>
          </table:table-cell>
          <table:table-cell office:value-type="float" office:value="2779375.631789085" table:style-name="ce14">
            <text:p>2779376</text:p>
          </table:table-cell>
          <table:table-cell office:value-type="float" office:value="2893251.5550767519" table:style-name="ce14">
            <text:p>2893252</text:p>
          </table:table-cell>
          <table:table-cell office:value-type="float" office:value="1387024.5578872345" table:style-name="ce14">
            <text:p>1387025</text:p>
          </table:table-cell>
          <table:table-cell office:value-type="float" office:value="2571083" table:style-name="ce14">
            <text:p>2571083</text:p>
          </table:table-cell>
          <table:table-cell office:value-type="float" office:value="501190.76765554253" table:style-name="ce14">
            <text:p>501191</text:p>
          </table:table-cell>
          <table:table-cell office:value-type="float" office:value="2658168.3227140694" table:style-name="ce14">
            <text:p>2658168</text:p>
          </table:table-cell>
          <table:table-cell office:value-type="float" office:value="1605058.5392301963" table:style-name="ce14">
            <text:p>1605059</text:p>
          </table:table-cell>
          <table:table-cell table:style-name="ce14"/>
          <table:table-cell office:value-type="float" office:value="81537" table:style-name="ce14">
            <text:p>81537</text:p>
          </table:table-cell>
          <table:table-cell office:value-type="float" office:value="134630" table:style-name="ce14">
            <text:p>134630</text:p>
          </table:table-cell>
          <table:table-cell office:value-type="float" office:value="4753" table:style-name="ce14">
            <text:p>4753</text:p>
          </table:table-cell>
          <table:table-cell office:value-type="float" office:value="10773" table:style-name="ce14">
            <text:p>10773</text:p>
          </table:table-cell>
          <table:table-cell office:value-type="float" office:value="93243" table:style-name="ce14">
            <text:p>93243</text:p>
          </table:table-cell>
          <table:table-cell office:value-type="float" office:value="-13491" table:style-name="ce14">
            <text:p>-13491</text:p>
          </table:table-cell>
          <table:table-cell office:value-type="float" office:value="37401" table:style-name="ce14">
            <text:p>37401</text:p>
          </table:table-cell>
          <table:table-cell office:value-type="float" office:value="19377" table:style-name="ce14">
            <text:p>19377</text:p>
          </table:table-cell>
          <table:table-cell table:style-name="ce1"/>
          <table:table-cell office:value-type="float" office:value="-1.1177660086170478" table:style-name="ce1">
            <text:p>-1.117766009</text:p>
          </table:table-cell>
          <table:table-cell office:value-type="float" office:value="-2.7510096064174214" table:style-name="ce1">
            <text:p>-2.751009606</text:p>
          </table:table-cell>
          <table:table-cell office:value-type="float" office:value="6.0176496519547893" table:style-name="ce1">
            <text:p>6.017649652</text:p>
          </table:table-cell>
          <table:table-cell office:value-type="float" office:value="2.1318531764564805" table:style-name="ce1">
            <text:p>2.131853176</text:p>
          </table:table-cell>
          <table:table-cell office:value-type="float" office:value="-14.386076391405837" table:style-name="ce1">
            <text:p>-14.38607639</text:p>
          </table:table-cell>
          <table:table-cell office:value-type="float" office:value="-10.342101055913631" table:style-name="ce1">
            <text:p>-10.34210106</text:p>
          </table:table-cell>
          <table:table-cell office:value-type="float" office:value="2.9812493183398554" table:style-name="ce1">
            <text:p>2.981249318</text:p>
          </table:table-cell>
          <table:table-cell office:value-type="float" office:value="0.44876057069906494" table:style-name="ce1">
            <text:p>0.448760571</text:p>
          </table:table-cell>
          <table:table-cell table:style-name="ce1"/>
          <table:table-cell office:value-type="float" office:value="0.180978687" table:style-name="ce1">
            <text:p>0.180978687</text:p>
          </table:table-cell>
          <table:table-cell office:value-type="float" office:value="0.23770517099999999" table:style-name="ce1">
            <text:p>0.237705171</text:p>
          </table:table-cell>
          <table:table-cell office:value-type="float" office:value="6.2769999999999996E-3" table:style-name="ce1">
            <text:p>0.006277</text:p>
          </table:table-cell>
          <table:table-cell office:value-type="float" office:value="8.8635099999999998E-3" table:style-name="ce1">
            <text:p>0.00886351</text:p>
          </table:table-cell>
          <table:table-cell office:value-type="float" office:value="0.18011756508412799" table:style-name="ce1">
            <text:p>0.180117565</text:p>
          </table:table-cell>
          <table:table-cell office:value-type="float" office:value="0.240442389464156" table:style-name="ce1">
            <text:p>0.240442389</text:p>
          </table:table-cell>
          <table:table-cell office:value-type="float" office:value="7.0964527435999503E-3" table:style-name="ce1">
            <text:p>0.007096453</text:p>
          </table:table-cell>
          <table:table-cell office:value-type="float" office:value="9.29481746426364E-3" table:style-name="ce1">
            <text:p>0.009294817</text:p>
          </table:table-cell>
          <table:table-cell office:value-type="float" office:value="4.7694959075754717E-3" table:formula="msoxl:=LN(AT203)-LN(AX203)" table:style-name="ce1">
            <text:p>0.004769496</text:p>
          </table:table-cell>
          <table:table-cell office:value-type="float" office:value="-1.1449387561097257E-2" table:formula="msoxl:=LN(AU203)-LN(AY203)" table:style-name="ce1">
            <text:p>-0.011449388</text:p>
          </table:table-cell>
          <table:table-cell office:value-type="float" office:value="-0.12270288628595427" table:formula="msoxl:=LN(AV203)-LN(AZ203)" table:style-name="ce1">
            <text:p>-0.122702886</text:p>
          </table:table-cell>
          <table:table-cell office:value-type="float" office:value="-4.7514134230398852E-2" table:formula="msoxl:=LN(AW203)-LN(BA203)" table:style-name="ce1">
            <text:p>-0.047514134</text:p>
          </table:table-cell>
          <table:table-cell table:number-columns-repeated="4" table:style-name="ce1"/>
          <table:table-cell office:value-type="float" office:value="-5.7782478931373914E-2" table:formula="msoxl:=BB203*ABS($BH$8)/ABS($BH$10)-BC203*ABS($BH$9)/ABS($BH$10)+BD203-BE203*ABS($BH$11)/ABS($BH$10)" table:style-name="ce1">
            <text:p>-0.057782479</text:p>
          </table:table-cell>
          <table:table-cell table:number-columns-repeated="16322"/>
        </table:table-row>
        <table:table-row table:style-name="ro1">
          <table:table-cell office:value-type="float" office:value="200203" table:style-name="ce1">
            <text:p>200203</text:p>
          </table:table-cell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03.89400000000001" table:style-name="ce1">
            <text:p>103.894</text:p>
          </table:table-cell>
          <table:table-cell office:value-type="float" office:value="288.60500000000002" table:style-name="ce13">
            <text:p>288.6</text:p>
          </table:table-cell>
          <table:table-cell office:value-type="float" office:value="38495.360000000001" table:style-name="ce1">
            <text:p>38495.36</text:p>
          </table:table-cell>
          <table:table-cell table:style-name="ce1"/>
          <table:table-cell office:value-type="float" office:value="82.413226336652784" table:style-name="ce13">
            <text:p>82.4</text:p>
          </table:table-cell>
          <table:table-cell office:value-type="float" office:value="0.85680427886302912" table:formula="msoxl:=LN(I204/I203)*100" table:style-name="ce1">
            <text:p>0.856804279</text:p>
          </table:table-cell>
          <table:table-cell office:value-type="float" office:value="-0.90065390368039189" table:style-name="ce1">
            <text:p>-0.900653904</text:p>
          </table:table-cell>
          <table:table-cell table:style-name="ce13"/>
          <table:table-cell office:value-type="float" office:value="6.7490866804110548" table:style-name="ce1">
            <text:p>6.74908668</text:p>
          </table:table-cell>
          <table:table-cell office:value-type="float" office:value="7.1006184619753201" table:style-name="ce1">
            <text:p>7.100618462</text:p>
          </table:table-cell>
          <table:table-cell table:style-name="ce1"/>
          <table:table-cell office:value-type="float" office:value="22006.188773617963" table:style-name="ce1">
            <text:p>22006.18877</text:p>
          </table:table-cell>
          <table:table-cell office:value-type="float" office:value="31144.233530624315" table:style-name="ce1">
            <text:p>31144.23353</text:p>
          </table:table-cell>
          <table:table-cell table:style-name="ce1"/>
          <table:table-cell office:value-type="float" office:value="2670094" table:style-name="ce14">
            <text:p>2670094</text:p>
          </table:table-cell>
          <table:table-cell office:value-type="float" office:value="3065375.0158282537" table:style-name="ce14">
            <text:p>3065375</text:p>
          </table:table-cell>
          <table:table-cell office:value-type="float" office:value="2538097.6226568888" table:style-name="ce14">
            <text:p>2538098</text:p>
          </table:table-cell>
          <table:table-cell office:value-type="float" office:value="1149637.4559357301" table:style-name="ce14">
            <text:p>1149637</text:p>
          </table:table-cell>
          <table:table-cell office:value-type="float" office:value="2535299" table:style-name="ce14">
            <text:p>2535299</text:p>
          </table:table-cell>
          <table:table-cell office:value-type="float" office:value="513404.26666278625" table:style-name="ce14">
            <text:p>513404</text:p>
          </table:table-cell>
          <table:table-cell office:value-type="float" office:value="2237543.481931319" table:style-name="ce14">
            <text:p>2237543</text:p>
          </table:table-cell>
          <table:table-cell office:value-type="float" office:value="1224868.0449786379" table:style-name="ce14">
            <text:p>1224868</text:p>
          </table:table-cell>
          <table:table-cell table:style-name="ce14"/>
          <table:table-cell office:value-type="float" office:value="21303" table:style-name="ce14">
            <text:p>21303</text:p>
          </table:table-cell>
          <table:table-cell office:value-type="float" office:value="111651" table:style-name="ce14">
            <text:p>111651</text:p>
          </table:table-cell>
          <table:table-cell office:value-type="float" office:value="11614" table:style-name="ce14">
            <text:p>11614</text:p>
          </table:table-cell>
          <table:table-cell office:value-type="float" office:value="7194" table:style-name="ce14">
            <text:p>7194</text:p>
          </table:table-cell>
          <table:table-cell office:value-type="float" office:value="-35784" table:style-name="ce14">
            <text:p>-35784</text:p>
          </table:table-cell>
          <table:table-cell office:value-type="float" office:value="-8807" table:style-name="ce14">
            <text:p>-8807</text:p>
          </table:table-cell>
          <table:table-cell office:value-type="float" office:value="38994" table:style-name="ce14">
            <text:p>38994</text:p>
          </table:table-cell>
          <table:table-cell office:value-type="float" office:value="-12817" table:style-name="ce14">
            <text:p>-12817</text:p>
          </table:table-cell>
          <table:table-cell table:style-name="ce1"/>
          <table:table-cell office:value-type="float" office:value="-18.390669326049125" table:style-name="ce1">
            <text:p>-18.39066933</text:p>
          </table:table-cell>
          <table:table-cell office:value-type="float" office:value="-18.904696378320761" table:style-name="ce1">
            <text:p>-18.90469638</text:p>
          </table:table-cell>
          <table:table-cell office:value-type="float" office:value="4.9291701698274304" table:style-name="ce1">
            <text:p>4.92917017</text:p>
          </table:table-cell>
          <table:table-cell office:value-type="float" office:value="0.25359839575294602" table:style-name="ce1">
            <text:p>0.253598396</text:p>
          </table:table-cell>
          <table:table-cell office:value-type="float" office:value="-18.965767421750328" table:style-name="ce1">
            <text:p>-18.96576742</text:p>
          </table:table-cell>
          <table:table-cell office:value-type="float" office:value="-13.63442525551115" table:style-name="ce1">
            <text:p>-13.63442526</text:p>
          </table:table-cell>
          <table:table-cell office:value-type="float" office:value="6.9430750758017119" table:style-name="ce1">
            <text:p>6.943075076</text:p>
          </table:table-cell>
          <table:table-cell office:value-type="float" office:value="0.42265700165896758" table:style-name="ce1">
            <text:p>0.422657002</text:p>
          </table:table-cell>
          <table:table-cell table:style-name="ce1"/>
          <table:table-cell office:value-type="float" office:value="0.17140787299999999" table:style-name="ce1">
            <text:p>0.171407873</text:p>
          </table:table-cell>
          <table:table-cell office:value-type="float" office:value="0.24258479699999999" table:style-name="ce1">
            <text:p>0.242584797</text:p>
          </table:table-cell>
          <table:table-cell office:value-type="float" office:value="6.6462600000000002E-3" table:style-name="ce1">
            <text:p>0.00664626</text:p>
          </table:table-cell>
          <table:table-cell office:value-type="float" office:value="9.4459399999999999E-3" table:style-name="ce1">
            <text:p>0.00944594</text:p>
          </table:table-cell>
          <table:table-cell office:value-type="float" office:value="0.18184690857323499" table:style-name="ce1">
            <text:p>0.181846909</text:p>
          </table:table-cell>
          <table:table-cell office:value-type="float" office:value="0.24432196490532601" table:style-name="ce1">
            <text:p>0.244321965</text:p>
          </table:table-cell>
          <table:table-cell office:value-type="float" office:value="7.1041843480393104E-3" table:style-name="ce1">
            <text:p>0.007104184</text:p>
          </table:table-cell>
          <table:table-cell office:value-type="float" office:value="9.32710969938161E-3" table:style-name="ce1">
            <text:p>0.00932711</text:p>
          </table:table-cell>
          <table:table-cell office:value-type="float" office:value="-5.9119232818584777E-2" table:formula="msoxl:=LN(AT204)-LN(AX204)" table:style-name="ce1">
            <text:p>-0.059119233</text:p>
          </table:table-cell>
          <table:table-cell office:value-type="float" office:value="-7.1355561765003017E-3" table:formula="msoxl:=LN(AU204)-LN(AY204)" table:style-name="ce1">
            <text:p>-0.007135556</text:p>
          </table:table-cell>
          <table:table-cell office:value-type="float" office:value="-6.6629664802956512E-2" table:formula="msoxl:=LN(AV204)-LN(AZ204)" table:style-name="ce1">
            <text:p>-0.066629665</text:p>
          </table:table-cell>
          <table:table-cell office:value-type="float" office:value="1.2659838397028444E-2" table:formula="msoxl:=LN(AW204)-LN(BA204)" table:style-name="ce1">
            <text:p>0.012659838</text:p>
          </table:table-cell>
          <table:table-cell table:number-columns-repeated="4" table:style-name="ce1"/>
          <table:table-cell office:value-type="float" office:value="-0.12548412953787058" table:formula="msoxl:=BB204*ABS($BH$8)/ABS($BH$10)-BC204*ABS($BH$9)/ABS($BH$10)+BD204-BE204*ABS($BH$11)/ABS($BH$10)" table:style-name="ce1">
            <text:p>-0.12548413</text:p>
          </table:table-cell>
          <table:table-cell table:number-columns-repeated="16322"/>
        </table:table-row>
        <table:table-row table:style-name="ro1">
          <table:table-cell office:value-type="float" office:value="200204" table:style-name="ce1">
            <text:p>200204</text:p>
          </table:table-cell>
          <table:table-cell office:value-type="float" office:value="2002" table:style-name="ce1">
            <text:p>2002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04.25" table:style-name="ce1">
            <text:p>104.25</text:p>
          </table:table-cell>
          <table:table-cell office:value-type="float" office:value="289.36" table:style-name="ce13">
            <text:p>289.4</text:p>
          </table:table-cell>
          <table:table-cell office:value-type="float" office:value="39636.54" table:style-name="ce1">
            <text:p>39636.54</text:p>
          </table:table-cell>
          <table:table-cell table:style-name="ce1"/>
          <table:table-cell office:value-type="float" office:value="84.005124667389367" table:style-name="ce13">
            <text:p>84.0</text:p>
          </table:table-cell>
          <table:table-cell office:value-type="float" office:value="1.9131867098720921" table:formula="msoxl:=LN(I205/I204)*100" table:style-name="ce1">
            <text:p>1.91318671</text:p>
          </table:table-cell>
          <table:table-cell office:value-type="float" office:value="3.5157238723294446" table:style-name="ce1">
            <text:p>3.515723872</text:p>
          </table:table-cell>
          <table:table-cell table:style-name="ce13"/>
          <table:table-cell office:value-type="float" office:value="6.7333326214196392" table:style-name="ce1">
            <text:p>6.733332621</text:p>
          </table:table-cell>
          <table:table-cell office:value-type="float" office:value="7.1187661663089985" table:style-name="ce1">
            <text:p>7.118766166</text:p>
          </table:table-cell>
          <table:table-cell table:style-name="ce1"/>
          <table:table-cell office:value-type="float" office:value="23173.510406177327" table:style-name="ce1">
            <text:p>23173.51041</text:p>
          </table:table-cell>
          <table:table-cell office:value-type="float" office:value="32121.585316132001" table:style-name="ce1">
            <text:p>32121.58532</text:p>
          </table:table-cell>
          <table:table-cell table:style-name="ce1"/>
          <table:table-cell office:value-type="float" office:value="2846130" table:style-name="ce14">
            <text:p>2846130</text:p>
          </table:table-cell>
          <table:table-cell office:value-type="float" office:value="3034410" table:style-name="ce14">
            <text:p>3034410</text:p>
          </table:table-cell>
          <table:table-cell office:value-type="float" office:value="2710401.7589766844" table:style-name="ce14">
            <text:p>2710402</text:p>
          </table:table-cell>
          <table:table-cell office:value-type="float" office:value="1260840" table:style-name="ce14">
            <text:p>1260840</text:p>
          </table:table-cell>
          <table:table-cell office:value-type="float" office:value="2726661" table:style-name="ce14">
            <text:p>2726661</text:p>
          </table:table-cell>
          <table:table-cell office:value-type="float" office:value="501762" table:style-name="ce14">
            <text:p>501762</text:p>
          </table:table-cell>
          <table:table-cell office:value-type="float" office:value="2394640.167404559" table:style-name="ce14">
            <text:p>2394640</text:p>
          </table:table-cell>
          <table:table-cell office:value-type="float" office:value="1345120" table:style-name="ce14">
            <text:p>1345120</text:p>
          </table:table-cell>
          <table:table-cell table:style-name="ce14"/>
          <table:table-cell office:value-type="float" office:value="72027" table:style-name="ce14">
            <text:p>72027</text:p>
          </table:table-cell>
          <table:table-cell office:value-type="float" office:value="106487" table:style-name="ce14">
            <text:p>106487</text:p>
          </table:table-cell>
          <table:table-cell office:value-type="float" office:value="27861" table:style-name="ce14">
            <text:p>27861</text:p>
          </table:table-cell>
          <table:table-cell office:value-type="float" office:value="12651" table:style-name="ce14">
            <text:p>12651</text:p>
          </table:table-cell>
          <table:table-cell office:value-type="float" office:value="12808" table:style-name="ce14">
            <text:p>12808</text:p>
          </table:table-cell>
          <table:table-cell office:value-type="float" office:value="-7593" table:style-name="ce14">
            <text:p>-7593</text:p>
          </table:table-cell>
          <table:table-cell office:value-type="float" office:value="24209" table:style-name="ce14">
            <text:p>24209</text:p>
          </table:table-cell>
          <table:table-cell office:value-type="float" office:value="12767" table:style-name="ce14">
            <text:p>12767</text:p>
          </table:table-cell>
          <table:table-cell table:style-name="ce1"/>
          <table:table-cell office:value-type="float" office:value="5.7081385230099464" table:style-name="ce1">
            <text:p>5.708138523</text:p>
          </table:table-cell>
          <table:table-cell office:value-type="float" office:value="5.9331498983444213" table:style-name="ce1">
            <text:p>5.933149898</text:p>
          </table:table-cell>
          <table:table-cell office:value-type="float" office:value="1.3640445738465485" table:style-name="ce1">
            <text:p>1.364044574</text:p>
          </table:table-cell>
          <table:table-cell office:value-type="float" office:value="0.86883009065241179" table:style-name="ce1">
            <text:p>0.868830091</text:p>
          </table:table-cell>
          <table:table-cell office:value-type="float" office:value="8.1003998982364607" table:style-name="ce1">
            <text:p>8.100399898</text:p>
          </table:table-cell>
          <table:table-cell office:value-type="float" office:value="5.8233497488530501" table:style-name="ce1">
            <text:p>5.823349749</text:p>
          </table:table-cell>
          <table:table-cell office:value-type="float" office:value="-0.12033666144332146" table:style-name="ce1">
            <text:p>-0.120336661</text:p>
          </table:table-cell>
          <table:table-cell office:value-type="float" office:value="0.40446051818656215" table:style-name="ce1">
            <text:p>0.404460518</text:p>
          </table:table-cell>
          <table:table-cell table:style-name="ce1"/>
          <table:table-cell office:value-type="float" office:value="0.17636428800000001" table:style-name="ce1">
            <text:p>0.176364288</text:p>
          </table:table-cell>
          <table:table-cell office:value-type="float" office:value="0.244464496" table:style-name="ce1">
            <text:p>0.244464496</text:p>
          </table:table-cell>
          <table:table-cell office:value-type="float" office:value="6.39246E-3" table:style-name="ce1">
            <text:p>0.00639246</text:p>
          </table:table-cell>
          <table:table-cell office:value-type="float" office:value="9.3985200000000005E-3" table:style-name="ce1">
            <text:p>0.00939852</text:p>
          </table:table-cell>
          <table:table-cell office:value-type="float" office:value="0.183592826093807" table:style-name="ce1">
            <text:p>0.183592826</text:p>
          </table:table-cell>
          <table:table-cell office:value-type="float" office:value="0.24826406730067099" table:style-name="ce1">
            <text:p>0.248264067</text:p>
          </table:table-cell>
          <table:table-cell office:value-type="float" office:value="7.1119160564595699E-3" table:style-name="ce1">
            <text:p>0.007111916</text:p>
          </table:table-cell>
          <table:table-cell office:value-type="float" office:value="9.3595118464962195E-3" table:style-name="ce1">
            <text:p>0.009359512</text:p>
          </table:table-cell>
          <table:table-cell office:value-type="float" office:value="-4.0168729762317668E-2" table:formula="msoxl:=LN(AT205)-LN(AX205)" table:style-name="ce1">
            <text:p>-0.04016873</text:p>
          </table:table-cell>
          <table:table-cell office:value-type="float" office:value="-1.5422879446667759E-2" table:formula="msoxl:=LN(AU205)-LN(AY205)" table:style-name="ce1">
            <text:p>-0.015422879</text:p>
          </table:table-cell>
          <table:table-cell office:value-type="float" office:value="-0.1066525242261438" table:formula="msoxl:=LN(AV205)-LN(AZ205)" table:style-name="ce1">
            <text:p>-0.106652524</text:p>
          </table:table-cell>
          <table:table-cell office:value-type="float" office:value="4.1590940940334775E-3" table:formula="msoxl:=LN(AW205)-LN(BA205)" table:style-name="ce1">
            <text:p>0.004159094</text:p>
          </table:table-cell>
          <table:table-cell table:number-columns-repeated="4" table:style-name="ce1"/>
          <table:table-cell office:value-type="float" office:value="-0.13381917649599559" table:formula="msoxl:=BB205*ABS($BH$8)/ABS($BH$10)-BC205*ABS($BH$9)/ABS($BH$10)+BD205-BE205*ABS($BH$11)/ABS($BH$10)" table:style-name="ce1">
            <text:p>-0.133819176</text:p>
          </table:table-cell>
          <table:table-cell table:number-columns-repeated="16322"/>
        </table:table-row>
        <table:table-row table:style-name="ro1">
          <table:table-cell office:value-type="float" office:value="200301" table:style-name="ce1">
            <text:p>200301</text:p>
          </table:table-cell>
          <table:table-cell office:value-type="float" office:value="2003" table:style-name="ce1">
            <text:p>200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05.08" table:style-name="ce1">
            <text:p>105.08</text:p>
          </table:table-cell>
          <table:table-cell office:value-type="float" office:value="290.01600000000002" table:style-name="ce13">
            <text:p>290.0</text:p>
          </table:table-cell>
          <table:table-cell office:value-type="float" office:value="39620.339999999997" table:style-name="ce1">
            <text:p>39620.34</text:p>
          </table:table-cell>
          <table:table-cell table:style-name="ce1"/>
          <table:table-cell office:value-type="float" office:value="87.849118829228075" table:style-name="ce13">
            <text:p>87.8</text:p>
          </table:table-cell>
          <table:table-cell office:value-type="float" office:value="4.4742979253783481" table:formula="msoxl:=LN(I206/I205)*100" table:style-name="ce1">
            <text:p>4.474297925</text:p>
          </table:table-cell>
          <table:table-cell office:value-type="float" office:value="1.6559253149711988" table:style-name="ce1">
            <text:p>1.655925315</text:p>
          </table:table-cell>
          <table:table-cell table:style-name="ce13"/>
          <table:table-cell office:value-type="float" office:value="6.7293348537816833" table:style-name="ce1">
            <text:p>6.729334854</text:p>
          </table:table-cell>
          <table:table-cell office:value-type="float" office:value="7.1304103980557896" table:style-name="ce1">
            <text:p>7.130410398</text:p>
          </table:table-cell>
          <table:table-cell table:style-name="ce1"/>
          <table:table-cell office:value-type="float" office:value="22266.302005141759" table:style-name="ce1">
            <text:p>22266.30201</text:p>
          </table:table-cell>
          <table:table-cell office:value-type="float" office:value="32278.555882993434" table:style-name="ce1">
            <text:p>32278.55588</text:p>
          </table:table-cell>
          <table:table-cell table:style-name="ce1"/>
          <table:table-cell office:value-type="float" office:value="2952917" table:style-name="ce14">
            <text:p>2952917</text:p>
          </table:table-cell>
          <table:table-cell office:value-type="float" office:value="3183080.7411925364" table:style-name="ce14">
            <text:p>3183081</text:p>
          </table:table-cell>
          <table:table-cell office:value-type="float" office:value="2672443.0466807317" table:style-name="ce14">
            <text:p>2672443</text:p>
          </table:table-cell>
          <table:table-cell office:value-type="float" office:value="1212884.7963674385" table:style-name="ce14">
            <text:p>1212885</text:p>
          </table:table-cell>
          <table:table-cell office:value-type="float" office:value="2761870" table:style-name="ce14">
            <text:p>2761870</text:p>
          </table:table-cell>
          <table:table-cell office:value-type="float" office:value="503230.78937064955" table:style-name="ce14">
            <text:p>503231</text:p>
          </table:table-cell>
          <table:table-cell office:value-type="float" office:value="2289835.6187480069" table:style-name="ce14">
            <text:p>2289836</text:p>
          </table:table-cell>
          <table:table-cell office:value-type="float" office:value="1269511.693394555" table:style-name="ce14">
            <text:p>1269512</text:p>
          </table:table-cell>
          <table:table-cell table:style-name="ce14"/>
          <table:table-cell office:value-type="float" office:value="106787" table:style-name="ce14">
            <text:p>106787</text:p>
          </table:table-cell>
          <table:table-cell office:value-type="float" office:value="109408" table:style-name="ce14">
            <text:p>109408</text:p>
          </table:table-cell>
          <table:table-cell office:value-type="float" office:value="32113" table:style-name="ce14">
            <text:p>32113</text:p>
          </table:table-cell>
          <table:table-cell office:value-type="float" office:value="-2613" table:style-name="ce14">
            <text:p>-2613</text:p>
          </table:table-cell>
          <table:table-cell office:value-type="float" office:value="35209" table:style-name="ce14">
            <text:p>35209</text:p>
          </table:table-cell>
          <table:table-cell office:value-type="float" office:value="-7487" table:style-name="ce14">
            <text:p>-7487</text:p>
          </table:table-cell>
          <table:table-cell office:value-type="float" office:value="44567" table:style-name="ce14">
            <text:p>44567</text:p>
          </table:table-cell>
          <table:table-cell office:value-type="float" office:value="34106" table:style-name="ce14">
            <text:p>34106</text:p>
          </table:table-cell>
          <table:table-cell table:style-name="ce1"/>
          <table:table-cell office:value-type="float" office:value="-5.7877844742364308" table:style-name="ce1">
            <text:p>-5.787784474</text:p>
          </table:table-cell>
          <table:table-cell office:value-type="float" office:value="-6.1138756149567994" table:style-name="ce1">
            <text:p>-6.113875615</text:p>
          </table:table-cell>
          <table:table-cell office:value-type="float" office:value="2.5595804441225551" table:style-name="ce1">
            <text:p>2.559580444</text:p>
          </table:table-cell>
          <table:table-cell office:value-type="float" office:value="0.433691517686219" table:style-name="ce1">
            <text:p>0.433691518</text:p>
          </table:table-cell>
          <table:table-cell office:value-type="float" office:value="-3.2000947360912737" table:style-name="ce1">
            <text:p>-3.200094736</text:p>
          </table:table-cell>
          <table:table-cell office:value-type="float" office:value="-2.3005371477746643" table:style-name="ce1">
            <text:p>-2.300537148</text:p>
          </table:table-cell>
          <table:table-cell office:value-type="float" office:value="2.0954034678446836" table:style-name="ce1">
            <text:p>2.095403468</text:p>
          </table:table-cell>
          <table:table-cell office:value-type="float" office:value="0.29747315392747414" table:style-name="ce1">
            <text:p>0.297473154</text:p>
          </table:table-cell>
          <table:table-cell table:style-name="ce1"/>
          <table:table-cell office:value-type="float" office:value="0.17126630200000001" table:style-name="ce1">
            <text:p>0.171266302</text:p>
          </table:table-cell>
          <table:table-cell office:value-type="float" office:value="0.24827781900000001" table:style-name="ce1">
            <text:p>0.248277819</text:p>
          </table:table-cell>
          <table:table-cell office:value-type="float" office:value="6.4348299999999999E-3" table:style-name="ce1">
            <text:p>0.00643483</text:p>
          </table:table-cell>
          <table:table-cell office:value-type="float" office:value="9.6099600000000007E-3" table:style-name="ce1">
            <text:p>0.00960996</text:p>
          </table:table-cell>
          <table:table-cell office:value-type="float" office:value="0.185355489119435" table:style-name="ce1">
            <text:p>0.185355489</text:p>
          </table:table-cell>
          <table:table-cell office:value-type="float" office:value="0.25226971907088702" table:style-name="ce1">
            <text:p>0.252269719</text:p>
          </table:table-cell>
          <table:table-cell office:value-type="float" office:value="7.1196501286543796E-3" table:style-name="ce1">
            <text:p>0.00711965</text:p>
          </table:table-cell>
          <table:table-cell office:value-type="float" office:value="9.3920247170645194E-3" table:style-name="ce1">
            <text:p>0.009392025</text:p>
          </table:table-cell>
          <table:table-cell office:value-type="float" office:value="-7.9055877273686015E-2" table:formula="msoxl:=LN(AT206)-LN(AX206)" table:style-name="ce1">
            <text:p>-0.079055877</text:p>
          </table:table-cell>
          <table:table-cell office:value-type="float" office:value="-1.5950471837434366E-2" table:formula="msoxl:=LN(AU206)-LN(AY206)" table:style-name="ce1">
            <text:p>-0.015950472</text:p>
          </table:table-cell>
          <table:table-cell office:value-type="float" office:value="-0.10113316230986769" table:formula="msoxl:=LN(AV206)-LN(AZ206)" table:style-name="ce1">
            <text:p>-0.101133162</text:p>
          </table:table-cell>
          <table:table-cell office:value-type="float" office:value="2.2939165845650145E-2" table:formula="msoxl:=LN(AW206)-LN(BA206)" table:style-name="ce1">
            <text:p>0.022939166</text:p>
          </table:table-cell>
          <table:table-cell table:number-columns-repeated="4" table:style-name="ce1"/>
          <table:table-cell office:value-type="float" office:value="-0.18163838684136846" table:formula="msoxl:=BB206*ABS($BH$8)/ABS($BH$10)-BC206*ABS($BH$9)/ABS($BH$10)+BD206-BE206*ABS($BH$11)/ABS($BH$10)" table:style-name="ce1">
            <text:p>-0.181638387</text:p>
          </table:table-cell>
          <table:table-cell table:number-columns-repeated="16322"/>
        </table:table-row>
        <table:table-row table:style-name="ro1">
          <table:table-cell office:value-type="float" office:value="200302" table:style-name="ce1">
            <text:p>200302</text:p>
          </table:table-cell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05.26900000000001" table:style-name="ce1">
            <text:p>105.269</text:p>
          </table:table-cell>
          <table:table-cell office:value-type="float" office:value="290.68900000000002" table:style-name="ce13">
            <text:p>290.7</text:p>
          </table:table-cell>
          <table:table-cell office:value-type="float" office:value="41340.800000000003" table:style-name="ce1">
            <text:p>41340.8</text:p>
          </table:table-cell>
          <table:table-cell table:style-name="ce1"/>
          <table:table-cell office:value-type="float" office:value="93.516182117388908" table:style-name="ce13">
            <text:p>93.5</text:p>
          </table:table-cell>
          <table:table-cell office:value-type="float" office:value="6.2513707912535841" table:formula="msoxl:=LN(I207/I206)*100" table:style-name="ce1">
            <text:p>6.251370791</text:p>
          </table:table-cell>
          <table:table-cell office:value-type="float" office:value="4.1412240013480188" table:style-name="ce1">
            <text:p>4.141224001</text:p>
          </table:table-cell>
          <table:table-cell table:style-name="ce13"/>
          <table:table-cell office:value-type="float" office:value="6.7235515819763059" table:style-name="ce1">
            <text:p>6.723551582</text:p>
          </table:table-cell>
          <table:table-cell office:value-type="float" office:value="7.1214908153007661" table:style-name="ce1">
            <text:p>7.121490815</text:p>
          </table:table-cell>
          <table:table-cell table:style-name="ce1"/>
          <table:table-cell office:value-type="float" office:value="24611.260114663706" table:style-name="ce1">
            <text:p>24611.26011</text:p>
          </table:table-cell>
          <table:table-cell office:value-type="float" office:value="34780.068123196383" table:style-name="ce1">
            <text:p>34780.06812</text:p>
          </table:table-cell>
          <table:table-cell table:style-name="ce1"/>
          <table:table-cell office:value-type="float" office:value="2979644" table:style-name="ce14">
            <text:p>2979644</text:p>
          </table:table-cell>
          <table:table-cell office:value-type="float" office:value="3447644.1305960366" table:style-name="ce14">
            <text:p>3447644</text:p>
          </table:table-cell>
          <table:table-cell office:value-type="float" office:value="2959892.1267697266" table:style-name="ce14">
            <text:p>2959892</text:p>
          </table:table-cell>
          <table:table-cell office:value-type="float" office:value="1414049.5193002298" table:style-name="ce14">
            <text:p>1414050</text:p>
          </table:table-cell>
          <table:table-cell office:value-type="float" office:value="2847212" table:style-name="ce14">
            <text:p>2847212</text:p>
          </table:table-cell>
          <table:table-cell office:value-type="float" office:value="496254.66002858098" table:style-name="ce14">
            <text:p>496255</text:p>
          </table:table-cell>
          <table:table-cell office:value-type="float" office:value="2685387.894741301" table:style-name="ce14">
            <text:p>2685388</text:p>
          </table:table-cell>
          <table:table-cell office:value-type="float" office:value="1547603.025046228" table:style-name="ce14">
            <text:p>1547603</text:p>
          </table:table-cell>
          <table:table-cell table:style-name="ce14"/>
          <table:table-cell office:value-type="float" office:value="26727" table:style-name="ce14">
            <text:p>26727</text:p>
          </table:table-cell>
          <table:table-cell office:value-type="float" office:value="171841" table:style-name="ce14">
            <text:p>171841</text:p>
          </table:table-cell>
          <table:table-cell office:value-type="float" office:value="1322" table:style-name="ce14">
            <text:p>1322</text:p>
          </table:table-cell>
          <table:table-cell office:value-type="float" office:value="20529" table:style-name="ce14">
            <text:p>20529</text:p>
          </table:table-cell>
          <table:table-cell office:value-type="float" office:value="85342" table:style-name="ce14">
            <text:p>85342</text:p>
          </table:table-cell>
          <table:table-cell office:value-type="float" office:value="-25053" table:style-name="ce14">
            <text:p>-25053</text:p>
          </table:table-cell>
          <table:table-cell office:value-type="float" office:value="37717" table:style-name="ce14">
            <text:p>37717</text:p>
          </table:table-cell>
          <table:table-cell office:value-type="float" office:value="16624" table:style-name="ce14">
            <text:p>16624</text:p>
          </table:table-cell>
          <table:table-cell table:style-name="ce1"/>
          <table:table-cell office:value-type="float" office:value="14.150621857933604" table:style-name="ce1">
            <text:p>14.15062186</text:p>
          </table:table-cell>
          <table:table-cell office:value-type="float" office:value="15.22576972203983" table:style-name="ce1">
            <text:p>15.22576972</text:p>
          </table:table-cell>
          <table:table-cell office:value-type="float" office:value="4.2932513741092766" table:style-name="ce1">
            <text:p>4.293251374</text:p>
          </table:table-cell>
          <table:table-cell office:value-type="float" office:value="0.62048913568059405" table:style-name="ce1">
            <text:p>0.620489136</text:p>
          </table:table-cell>
          <table:table-cell office:value-type="float" office:value="14.317575142738095" table:style-name="ce1">
            <text:p>14.31757514</text:p>
          </table:table-cell>
          <table:table-cell office:value-type="float" office:value="10.29285574281344" table:style-name="ce1">
            <text:p>10.29285574</text:p>
          </table:table-cell>
          <table:table-cell office:value-type="float" office:value="3.6087296942864033" table:style-name="ce1">
            <text:p>3.608729694</text:p>
          </table:table-cell>
          <table:table-cell office:value-type="float" office:value="0.27918529229742589" table:style-name="ce1">
            <text:p>0.279185292</text:p>
          </table:table-cell>
          <table:table-cell table:style-name="ce1"/>
          <table:table-cell office:value-type="float" office:value="0.18217302499999999" table:style-name="ce1">
            <text:p>0.182173025</text:p>
          </table:table-cell>
          <table:table-cell office:value-type="float" office:value="0.25744273899999998" table:style-name="ce1">
            <text:p>0.257442739</text:p>
          </table:table-cell>
          <table:table-cell office:value-type="float" office:value="6.1567499999999999E-3" table:style-name="ce1">
            <text:p>0.00615675</text:p>
          </table:table-cell>
          <table:table-cell office:value-type="float" office:value="9.1658799999999995E-3" table:style-name="ce1">
            <text:p>0.00916588</text:p>
          </table:table-cell>
          <table:table-cell office:value-type="float" office:value="0.18713506800172899" table:style-name="ce1">
            <text:p>0.187135068</text:p>
          </table:table-cell>
          <table:table-cell office:value-type="float" office:value="0.25633995819679101" table:style-name="ce1">
            <text:p>0.256339958</text:p>
          </table:table-cell>
          <table:table-cell office:value-type="float" office:value="7.1273885175656398E-3" table:style-name="ce1">
            <text:p>0.007127389</text:p>
          </table:table-cell>
          <table:table-cell office:value-type="float" office:value="9.4246491462557699E-3" table:style-name="ce1">
            <text:p>0.009424649</text:p>
          </table:table-cell>
          <table:table-cell office:value-type="float" office:value="-2.6873722635402553E-2" table:formula="msoxl:=LN(AT207)-LN(AX207)" table:style-name="ce1">
            <text:p>-0.026873723</text:p>
          </table:table-cell>
          <table:table-cell office:value-type="float" office:value="4.2927973352897553E-3" table:formula="msoxl:=LN(AU207)-LN(AY207)" table:style-name="ce1">
            <text:p>0.004292797</text:p>
          </table:table-cell>
          <table:table-cell office:value-type="float" office:value="-0.14639585959869272" table:formula="msoxl:=LN(AV207)-LN(AZ207)" table:style-name="ce1">
            <text:p>-0.14639586</text:p>
          </table:table-cell>
          <table:table-cell office:value-type="float" office:value="-2.7840612639710827E-2" table:formula="msoxl:=LN(AW207)-LN(BA207)" table:style-name="ce1">
            <text:p>-0.027840613</text:p>
          </table:table-cell>
          <table:table-cell table:number-columns-repeated="4" table:style-name="ce1"/>
          <table:table-cell office:value-type="float" office:value="-0.14184387562518064" table:formula="msoxl:=BB207*ABS($BH$8)/ABS($BH$10)-BC207*ABS($BH$9)/ABS($BH$10)+BD207-BE207*ABS($BH$11)/ABS($BH$10)" table:style-name="ce1">
            <text:p>-0.141843876</text:p>
          </table:table-cell>
          <table:table-cell table:number-columns-repeated="16322"/>
        </table:table-row>
        <table:table-row table:style-name="ro1">
          <table:table-cell office:value-type="float" office:value="200303" table:style-name="ce1">
            <text:p>200303</text:p>
          </table:table-cell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05.68899999999999" table:style-name="ce1">
            <text:p>105.689</text:p>
          </table:table-cell>
          <table:table-cell office:value-type="float" office:value="291.44499999999999" table:style-name="ce13">
            <text:p>291.4</text:p>
          </table:table-cell>
          <table:table-cell office:value-type="float" office:value="42165.53" table:style-name="ce1">
            <text:p>42165.53</text:p>
          </table:table-cell>
          <table:table-cell table:style-name="ce1"/>
          <table:table-cell office:value-type="float" office:value="92.341024807713126" table:style-name="ce13">
            <text:p>92.3</text:p>
          </table:table-cell>
          <table:table-cell office:value-type="float" office:value="-1.2645976877388121" table:formula="msoxl:=LN(I208/I207)*100" table:style-name="ce1">
            <text:p>-1.264597688</text:p>
          </table:table-cell>
          <table:table-cell office:value-type="float" office:value="1.6440306863956229" table:style-name="ce1">
            <text:p>1.644030686</text:p>
          </table:table-cell>
          <table:table-cell table:style-name="ce13"/>
          <table:table-cell office:value-type="float" office:value="6.7456315401227451" table:style-name="ce1">
            <text:p>6.74563154</text:p>
          </table:table-cell>
          <table:table-cell office:value-type="float" office:value="7.1284762722355755" table:style-name="ce1">
            <text:p>7.128476272</text:p>
          </table:table-cell>
          <table:table-cell table:style-name="ce1"/>
          <table:table-cell office:value-type="float" office:value="25681.634629736171" table:style-name="ce1">
            <text:p>25681.63463</text:p>
          </table:table-cell>
          <table:table-cell office:value-type="float" office:value="34941.534222291812" table:style-name="ce1">
            <text:p>34941.53422</text:p>
          </table:table-cell>
          <table:table-cell table:style-name="ce1"/>
          <table:table-cell office:value-type="float" office:value="3023391" table:style-name="ce14">
            <text:p>3023391</text:p>
          </table:table-cell>
          <table:table-cell office:value-type="float" office:value="3362580.5260429373" table:style-name="ce14">
            <text:p>3362581</text:p>
          </table:table-cell>
          <table:table-cell office:value-type="float" office:value="3005174.6553190388" table:style-name="ce14">
            <text:p>3005175</text:p>
          </table:table-cell>
          <table:table-cell office:value-type="float" office:value="1441879.591316008" table:style-name="ce14">
            <text:p>1441880</text:p>
          </table:table-cell>
          <table:table-cell office:value-type="float" office:value="2781832" table:style-name="ce14">
            <text:p>2781832</text:p>
          </table:table-cell>
          <table:table-cell office:value-type="float" office:value="478100.57152712258" table:style-name="ce14">
            <text:p>478101</text:p>
          </table:table-cell>
          <table:table-cell office:value-type="float" office:value="2881174.6898944336" table:style-name="ce14">
            <text:p>2881175</text:p>
          </table:table-cell>
          <table:table-cell office:value-type="float" office:value="1706661.105267205" table:style-name="ce14">
            <text:p>1706661</text:p>
          </table:table-cell>
          <table:table-cell table:style-name="ce14"/>
          <table:table-cell office:value-type="float" office:value="43747" table:style-name="ce14">
            <text:p>43747</text:p>
          </table:table-cell>
          <table:table-cell office:value-type="float" office:value="96589" table:style-name="ce14">
            <text:p>96589</text:p>
          </table:table-cell>
          <table:table-cell office:value-type="float" office:value="-1598" table:style-name="ce14">
            <text:p>-1598</text:p>
          </table:table-cell>
          <table:table-cell office:value-type="float" office:value="-3324" table:style-name="ce14">
            <text:p>-3324</text:p>
          </table:table-cell>
          <table:table-cell office:value-type="float" office:value="-65380" table:style-name="ce14">
            <text:p>-65380</text:p>
          </table:table-cell>
          <table:table-cell office:value-type="float" office:value="-2189" table:style-name="ce14">
            <text:p>-2189</text:p>
          </table:table-cell>
          <table:table-cell office:value-type="float" office:value="47515" table:style-name="ce14">
            <text:p>47515</text:p>
          </table:table-cell>
          <table:table-cell office:value-type="float" office:value="30501" table:style-name="ce14">
            <text:p>30501</text:p>
          </table:table-cell>
          <table:table-cell table:style-name="ce1"/>
          <table:table-cell office:value-type="float" office:value="5.9904153088518077" table:style-name="ce1">
            <text:p>5.990415309</text:p>
          </table:table-cell>
          <table:table-cell office:value-type="float" office:value="5.8083316948739858" table:style-name="ce1">
            <text:p>5.808331695</text:p>
          </table:table-cell>
          <table:table-cell office:value-type="float" office:value="-2.4893179578486286" table:style-name="ce1">
            <text:p>-2.489317958</text:p>
          </table:table-cell>
          <table:table-cell office:value-type="float" office:value="0.96088290961483402" table:style-name="ce1">
            <text:p>0.96088291</text:p>
          </table:table-cell>
          <table:table-cell office:value-type="float" office:value="2.6116066849388102" table:style-name="ce1">
            <text:p>2.611606685</text:p>
          </table:table-cell>
          <table:table-cell office:value-type="float" office:value="1.8774751029455188" table:style-name="ce1">
            <text:p>1.877475103</text:p>
          </table:table-cell>
          <table:table-cell office:value-type="float" office:value="-4.9163970820462799" table:style-name="ce1">
            <text:p>-4.916397082</text:p>
          </table:table-cell>
          <table:table-cell office:value-type="float" office:value="0.23464537771225674" table:style-name="ce1">
            <text:p>0.234645378</text:p>
          </table:table-cell>
          <table:table-cell table:style-name="ce1"/>
          <table:table-cell office:value-type="float" office:value="0.18760806199999999" table:style-name="ce1">
            <text:p>0.187608062</text:p>
          </table:table-cell>
          <table:table-cell office:value-type="float" office:value="0.25525297000000002" table:style-name="ce1">
            <text:p>0.25525297</text:p>
          </table:table-cell>
          <table:table-cell office:value-type="float" office:value="6.2118299999999998E-3" table:style-name="ce1">
            <text:p>0.00621183</text:p>
          </table:table-cell>
          <table:table-cell office:value-type="float" office:value="9.1093400000000005E-3" table:style-name="ce1">
            <text:p>0.00910934</text:p>
          </table:table-cell>
          <table:table-cell office:value-type="float" office:value="0.188931728785038" table:style-name="ce1">
            <text:p>0.188931729</text:p>
          </table:table-cell>
          <table:table-cell office:value-type="float" office:value="0.26047583833030102" table:style-name="ce1">
            <text:p>0.260475838</text:p>
          </table:table-cell>
          <table:table-cell office:value-type="float" office:value="7.1351328839827297E-3" table:style-name="ce1">
            <text:p>0.007135133</text:p>
          </table:table-cell>
          <table:table-cell office:value-type="float" office:value="9.4573860672962293E-3" table:style-name="ce1">
            <text:p>0.009457386</text:p>
          </table:table-cell>
          <table:table-cell office:value-type="float" office:value="-7.0307163807854511E-3" table:formula="msoxl:=LN(AT208)-LN(AX208)" table:style-name="ce1">
            <text:p>-0.007030716</text:p>
          </table:table-cell>
          <table:table-cell office:value-type="float" office:value="-2.0255013132083777E-2" table:formula="msoxl:=LN(AU208)-LN(AY208)" table:style-name="ce1">
            <text:p>-0.020255013</text:p>
          </table:table-cell>
          <table:table-cell office:value-type="float" office:value="-0.13857533647528353" table:formula="msoxl:=LN(AV208)-LN(AZ208)" table:style-name="ce1">
            <text:p>-0.138575336</text:p>
          </table:table-cell>
          <table:table-cell office:value-type="float" office:value="-3.7495769854775318E-2" table:formula="msoxl:=LN(AW208)-LN(BA208)" table:style-name="ce1">
            <text:p>-0.03749577</text:p>
          </table:table-cell>
          <table:table-cell table:number-columns-repeated="4" table:style-name="ce1"/>
          <table:table-cell office:value-type="float" office:value="-8.8105547124849359E-2" table:formula="msoxl:=BB208*ABS($BH$8)/ABS($BH$10)-BC208*ABS($BH$9)/ABS($BH$10)+BD208-BE208*ABS($BH$11)/ABS($BH$10)" table:style-name="ce1">
            <text:p>-0.088105547</text:p>
          </table:table-cell>
          <table:table-cell table:number-columns-repeated="16322"/>
        </table:table-row>
        <table:table-row table:style-name="ro1">
          <table:table-cell office:value-type="float" office:value="200304" table:style-name="ce1">
            <text:p>200304</text:p>
          </table:table-cell>
          <table:table-cell office:value-type="float" office:value="2003" table:style-name="ce1">
            <text:p>2003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06.005" table:style-name="ce1">
            <text:p>106.005</text:p>
          </table:table-cell>
          <table:table-cell office:value-type="float" office:value="292.19" table:style-name="ce13">
            <text:p>292.2</text:p>
          </table:table-cell>
          <table:table-cell office:value-type="float" office:value="44487.69" table:style-name="ce1">
            <text:p>44487.69</text:p>
          </table:table-cell>
          <table:table-cell table:style-name="ce1"/>
          <table:table-cell office:value-type="float" office:value="98.806073953865777" table:style-name="ce13">
            <text:p>98.8</text:p>
          </table:table-cell>
          <table:table-cell office:value-type="float" office:value="6.767056491357307" table:formula="msoxl:=LN(I209/I208)*100" table:style-name="ce1">
            <text:p>6.767056491</text:p>
          </table:table-cell>
          <table:table-cell office:value-type="float" office:value="5.6291012707270802" table:style-name="ce1">
            <text:p>5.629101271</text:p>
          </table:table-cell>
          <table:table-cell table:style-name="ce13"/>
          <table:table-cell office:value-type="float" office:value="6.7880784869113606" table:style-name="ce1">
            <text:p>6.788078487</text:p>
          </table:table-cell>
          <table:table-cell office:value-type="float" office:value="7.16474869307158" table:style-name="ce1">
            <text:p>7.164748693</text:p>
          </table:table-cell>
          <table:table-cell table:style-name="ce1"/>
          <table:table-cell office:value-type="float" office:value="27317.958095512284" table:style-name="ce1">
            <text:p>27317.9581</text:p>
          </table:table-cell>
          <table:table-cell office:value-type="float" office:value="36096.980728647199" table:style-name="ce1">
            <text:p>36096.98073</text:p>
          </table:table-cell>
          <table:table-cell table:style-name="ce1"/>
          <table:table-cell office:value-type="float" office:value="2878850" table:style-name="ce14">
            <text:p>2878850</text:p>
          </table:table-cell>
          <table:table-cell office:value-type="float" office:value="3568550" table:style-name="ce14">
            <text:p>3568550</text:p>
          </table:table-cell>
          <table:table-cell office:value-type="float" office:value="3264740.7658895841" table:style-name="ce14">
            <text:p>3264741</text:p>
          </table:table-cell>
          <table:table-cell office:value-type="float" office:value="1632030" table:style-name="ce14">
            <text:p>1632030</text:p>
          </table:table-cell>
          <table:table-cell office:value-type="float" office:value="2659305" table:style-name="ce14">
            <text:p>2659305</text:p>
          </table:table-cell>
          <table:table-cell office:value-type="float" office:value="502130" table:style-name="ce14">
            <text:p>502130</text:p>
          </table:table-cell>
          <table:table-cell office:value-type="float" office:value="3298467.3281921949" table:style-name="ce14">
            <text:p>3298467</text:p>
          </table:table-cell>
          <table:table-cell office:value-type="float" office:value="1972240" table:style-name="ce14">
            <text:p>1972240</text:p>
          </table:table-cell>
          <table:table-cell table:style-name="ce14"/>
          <table:table-cell office:value-type="float" office:value="47892" table:style-name="ce14">
            <text:p>47892</text:p>
          </table:table-cell>
          <table:table-cell office:value-type="float" office:value="149399" table:style-name="ce14">
            <text:p>149399</text:p>
          </table:table-cell>
          <table:table-cell office:value-type="float" office:value="8053" table:style-name="ce14">
            <text:p>8053</text:p>
          </table:table-cell>
          <table:table-cell office:value-type="float" office:value="22301" table:style-name="ce14">
            <text:p>22301</text:p>
          </table:table-cell>
          <table:table-cell office:value-type="float" office:value="-17893" table:style-name="ce14">
            <text:p>-17893</text:p>
          </table:table-cell>
          <table:table-cell office:value-type="float" office:value="6635" table:style-name="ce14">
            <text:p>6635</text:p>
          </table:table-cell>
          <table:table-cell office:value-type="float" office:value="44000" table:style-name="ce14">
            <text:p>44000</text:p>
          </table:table-cell>
          <table:table-cell office:value-type="float" office:value="19200" table:style-name="ce14">
            <text:p>19200</text:p>
          </table:table-cell>
          <table:table-cell table:style-name="ce1"/>
          <table:table-cell office:value-type="float" office:value="11.475412064487335" table:style-name="ce1">
            <text:p>11.47541206</text:p>
          </table:table-cell>
          <table:table-cell office:value-type="float" office:value="12.178162377477584" table:style-name="ce1">
            <text:p>12.17816238</text:p>
          </table:table-cell>
          <table:table-cell office:value-type="float" office:value="2.6480209329150659" table:style-name="ce1">
            <text:p>2.648020933</text:p>
          </table:table-cell>
          <table:table-cell office:value-type="float" office:value="1.0652004749874988" table:style-name="ce1">
            <text:p>1.065200475</text:p>
          </table:table-cell>
          <table:table-cell office:value-type="float" office:value="11.490376772797218" table:style-name="ce1">
            <text:p>11.49037677</text:p>
          </table:table-cell>
          <table:table-cell office:value-type="float" office:value="8.2603925157649467" table:style-name="ce1">
            <text:p>8.260392516</text:p>
          </table:table-cell>
          <table:table-cell office:value-type="float" office:value="0.84315675286550684" table:style-name="ce1">
            <text:p>0.843156753</text:p>
          </table:table-cell>
          <table:table-cell office:value-type="float" office:value="0.2341500437580899" table:style-name="ce1">
            <text:p>0.234150044</text:p>
          </table:table-cell>
          <table:table-cell table:style-name="ce1"/>
          <table:table-cell office:value-type="float" office:value="0.19019543" table:style-name="ce1">
            <text:p>0.19019543</text:p>
          </table:table-cell>
          <table:table-cell office:value-type="float" office:value="0.25131749399999997" table:style-name="ce1">
            <text:p>0.251317494</text:p>
          </table:table-cell>
          <table:table-cell office:value-type="float" office:value="6.1769900000000003E-3" table:style-name="ce1">
            <text:p>0.00617699</text:p>
          </table:table-cell>
          <table:table-cell office:value-type="float" office:value="9.0024900000000001E-3" table:style-name="ce1">
            <text:p>0.00900249</text:p>
          </table:table-cell>
          <table:table-cell office:value-type="float" office:value="0.19074563707880901" table:style-name="ce1">
            <text:p>0.190745637</text:p>
          </table:table-cell>
          <table:table-cell office:value-type="float" office:value="0.26467843118962397" table:style-name="ce1">
            <text:p>0.264678431</text:p>
          </table:table-cell>
          <table:table-cell office:value-type="float" office:value="7.1428844602128196E-3" table:style-name="ce1">
            <text:p>0.007142884</text:p>
          </table:table-cell>
          <table:table-cell office:value-type="float" office:value="9.4902363123016004E-3" table:style-name="ce1">
            <text:p>0.009490236</text:p>
          </table:table-cell>
          <table:table-cell office:value-type="float" office:value="-2.8886749629057906E-3" table:formula="msoxl:=LN(AT209)-LN(AX209)" table:style-name="ce1">
            <text:p>-0.002888675</text:p>
          </table:table-cell>
          <table:table-cell office:value-type="float" office:value="-5.1798565796002061E-2" table:formula="msoxl:=LN(AU209)-LN(AY209)" table:style-name="ce1">
            <text:p>-0.051798566</text:p>
          </table:table-cell>
          <table:table-cell office:value-type="float" office:value="-0.14528558299171745" table:formula="msoxl:=LN(AV209)-LN(AZ209)" table:style-name="ce1">
            <text:p>-0.145285583</text:p>
          </table:table-cell>
          <table:table-cell office:value-type="float" office:value="-5.2762307764981031E-2" table:formula="msoxl:=LN(AW209)-LN(BA209)" table:style-name="ce1">
            <text:p>-0.052762308</text:p>
          </table:table-cell>
          <table:table-cell table:number-columns-repeated="4" table:style-name="ce1"/>
          <table:table-cell office:value-type="float" office:value="-5.0829028589139257E-2" table:formula="msoxl:=BB209*ABS($BH$8)/ABS($BH$10)-BC209*ABS($BH$9)/ABS($BH$10)+BD209-BE209*ABS($BH$11)/ABS($BH$10)" table:style-name="ce1">
            <text:p>-0.050829029</text:p>
          </table:table-cell>
          <table:table-cell table:number-columns-repeated="16322"/>
        </table:table-row>
        <table:table-row table:style-name="ro1">
          <table:table-cell office:value-type="float" office:value="200401" table:style-name="ce1">
            <text:p>200401</text:p>
          </table:table-cell>
          <table:table-cell office:value-type="float" office:value="2004" table:style-name="ce1">
            <text:p>200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06.86" table:style-name="ce1">
            <text:p>106.86</text:p>
          </table:table-cell>
          <table:table-cell office:value-type="float" office:value="292.83800000000002" table:style-name="ce13">
            <text:p>292.8</text:p>
          </table:table-cell>
          <table:table-cell office:value-type="float" office:value="45153.15" table:style-name="ce1">
            <text:p>45153.15</text:p>
          </table:table-cell>
          <table:table-cell table:style-name="ce1"/>
          <table:table-cell office:value-type="float" office:value="98.566142460684546" table:style-name="ce13">
            <text:p>98.6</text:p>
          </table:table-cell>
          <table:table-cell office:value-type="float" office:value="-0.24312602424655227" table:formula="msoxl:=LN(I210/I209)*100" table:style-name="ce1">
            <text:p>-0.243126024</text:p>
          </table:table-cell>
          <table:table-cell office:value-type="float" office:value="-1.2535487650383461" table:style-name="ce1">
            <text:p>-1.253548765</text:p>
          </table:table-cell>
          <table:table-cell table:style-name="ce13"/>
          <table:table-cell office:value-type="float" office:value="6.8092629817986676" table:style-name="ce1">
            <text:p>6.809262982</text:p>
          </table:table-cell>
          <table:table-cell office:value-type="float" office:value="7.2027550853646325" table:style-name="ce1">
            <text:p>7.202755085</text:p>
          </table:table-cell>
          <table:table-cell table:style-name="ce1"/>
          <table:table-cell office:value-type="float" office:value="27478.211964570579" table:style-name="ce1">
            <text:p>27478.21196</text:p>
          </table:table-cell>
          <table:table-cell office:value-type="float" office:value="36865.325503220323" table:style-name="ce1">
            <text:p>36865.3255</text:p>
          </table:table-cell>
          <table:table-cell table:style-name="ce1"/>
          <table:table-cell office:value-type="float" office:value="3070321" table:style-name="ce14">
            <text:p>3070321</text:p>
          </table:table-cell>
          <table:table-cell office:value-type="float" office:value="3901030.4523428334" table:style-name="ce14">
            <text:p>3901030</text:p>
          </table:table-cell>
          <table:table-cell office:value-type="float" office:value="3304905.7151834453" table:style-name="ce14">
            <text:p>3304906</text:p>
          </table:table-cell>
          <table:table-cell office:value-type="float" office:value="1635730" table:style-name="ce14">
            <text:p>1635730</text:p>
          </table:table-cell>
          <table:table-cell office:value-type="float" office:value="2901902" table:style-name="ce14">
            <text:p>2901902</text:p>
          </table:table-cell>
          <table:table-cell office:value-type="float" office:value="506730.24466542137" table:style-name="ce14">
            <text:p>506730</text:p>
          </table:table-cell>
          <table:table-cell office:value-type="float" office:value="3422316.5845957692" table:style-name="ce14">
            <text:p>3422317</text:p>
          </table:table-cell>
          <table:table-cell office:value-type="float" office:value="1993672" table:style-name="ce14">
            <text:p>1993672</text:p>
          </table:table-cell>
          <table:table-cell table:style-name="ce14"/>
          <table:table-cell office:value-type="float" office:value="191471" table:style-name="ce14">
            <text:p>191471</text:p>
          </table:table-cell>
          <table:table-cell office:value-type="float" office:value="239952" table:style-name="ce14">
            <text:p>239952</text:p>
          </table:table-cell>
          <table:table-cell office:value-type="float" office:value="10002" table:style-name="ce14">
            <text:p>10002</text:p>
          </table:table-cell>
          <table:table-cell office:value-type="float" office:value="3700" table:style-name="ce14">
            <text:p>3700</text:p>
          </table:table-cell>
          <table:table-cell office:value-type="float" office:value="242597" table:style-name="ce14">
            <text:p>242597</text:p>
          </table:table-cell>
          <table:table-cell office:value-type="float" office:value="-4908" table:style-name="ce14">
            <text:p>-4908</text:p>
          </table:table-cell>
          <table:table-cell office:value-type="float" office:value="51207" table:style-name="ce14">
            <text:p>51207</text:p>
          </table:table-cell>
          <table:table-cell office:value-type="float" office:value="21432" table:style-name="ce14">
            <text:p>21432</text:p>
          </table:table-cell>
          <table:table-cell table:style-name="ce1"/>
          <table:table-cell office:value-type="float" office:value="2.2797314650816625" table:style-name="ce1">
            <text:p>2.279731465</text:p>
          </table:table-cell>
          <table:table-cell office:value-type="float" office:value="2.705561175427059" table:style-name="ce1">
            <text:p>2.705561175</text:p>
          </table:table-cell>
          <table:table-cell office:value-type="float" office:value="2.6755232072285016" table:style-name="ce1">
            <text:p>2.675523207</text:p>
          </table:table-cell>
          <table:table-cell office:value-type="float" office:value="0.33415562377381203" table:style-name="ce1">
            <text:p>0.334155624</text:p>
          </table:table-cell>
          <table:table-cell office:value-type="float" office:value="1.6790543320021671" table:style-name="ce1">
            <text:p>1.679054332</text:p>
          </table:table-cell>
          <table:table-cell office:value-type="float" office:value="1.2070664097341854" table:style-name="ce1">
            <text:p>1.20706641</text:p>
          </table:table-cell>
          <table:table-cell office:value-type="float" office:value="3.3743512355256278" table:style-name="ce1">
            <text:p>3.374351236</text:p>
          </table:table-cell>
          <table:table-cell office:value-type="float" office:value="0.22225908363617541" table:style-name="ce1">
            <text:p>0.222259084</text:p>
          </table:table-cell>
          <table:table-cell table:style-name="ce1"/>
          <table:table-cell office:value-type="float" office:value="0.190433355" table:style-name="ce1">
            <text:p>0.190433355</text:p>
          </table:table-cell>
          <table:table-cell office:value-type="float" office:value="0.255489244" table:style-name="ce1">
            <text:p>0.255489244</text:p>
          </table:table-cell>
          <table:table-cell office:value-type="float" office:value="6.28029E-3" table:style-name="ce1">
            <text:p>0.00628029</text:p>
          </table:table-cell>
          <table:table-cell office:value-type="float" office:value="9.3083200000000001E-3" table:style-name="ce1">
            <text:p>0.00930832</text:p>
          </table:table-cell>
          <table:table-cell office:value-type="float" office:value="0.19257695956566001" table:style-name="ce1">
            <text:p>0.19257696</text:p>
          </table:table-cell>
          <table:table-cell office:value-type="float" office:value="0.26894882414988802" table:style-name="ce1">
            <text:p>0.268948824</text:p>
          </table:table-cell>
          <table:table-cell office:value-type="float" office:value="7.1506440710306304E-3" table:style-name="ce1">
            <text:p>0.007150644</text:p>
          </table:table-cell>
          <table:table-cell office:value-type="float" office:value="9.5232005721242203E-3" table:style-name="ce1">
            <text:p>0.009523201</text:p>
          </table:table-cell>
          <table:table-cell office:value-type="float" office:value="-1.1193572946710084E-2" table:formula="msoxl:=LN(AT210)-LN(AX210)" table:style-name="ce1">
            <text:p>-0.011193573</text:p>
          </table:table-cell>
          <table:table-cell office:value-type="float" office:value="-5.1340805796785238E-2" table:formula="msoxl:=LN(AU210)-LN(AY210)" table:style-name="ce1">
            <text:p>-0.051340806</text:p>
          </table:table-cell>
          <table:table-cell office:value-type="float" office:value="-0.1297862747555234" table:formula="msoxl:=LN(AV210)-LN(AZ210)" table:style-name="ce1">
            <text:p>-0.129786275</text:p>
          </table:table-cell>
          <table:table-cell office:value-type="float" office:value="-2.2822362975520427E-2" table:formula="msoxl:=LN(AW210)-LN(BA210)" table:style-name="ce1">
            <text:p>-0.022822363</text:p>
          </table:table-cell>
          <table:table-cell table:number-columns-repeated="4" table:style-name="ce1"/>
          <table:table-cell office:value-type="float" office:value="-7.5675146258503898E-2" table:formula="msoxl:=BB210*ABS($BH$8)/ABS($BH$10)-BC210*ABS($BH$9)/ABS($BH$10)+BD210-BE210*ABS($BH$11)/ABS($BH$10)" table:style-name="ce1">
            <text:p>-0.075675146</text:p>
          </table:table-cell>
          <table:table-cell table:number-columns-repeated="16322"/>
        </table:table-row>
        <table:table-row table:style-name="ro1">
          <table:table-cell table:number-columns-repeated="5" table:style-name="ce1"/>
          <table:table-cell table:number-columns-repeated="7" table:style-name="ce13"/>
          <table:table-cell table:number-columns-repeated="16372" table:style-name="ce1"/>
        </table:table-row>
        <table:table-row table:number-rows-repeated="1048365" table:style-name="ro1">
          <table:table-cell table:number-columns-repeated="16384"/>
        </table:table-row>
      </table:table>
      <table:table table:name="definitions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11">
            <text:p>Data from:</text:p>
          </table:table-cell>
          <table:table-cell office:value-type="string" table:style-name="ce11">
            <text:p>International Financial Adjustment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1">
            <text:p>Pierre-Olivier Gourinchas and Hélène Rey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2">
            <text:p>Journal of Political Economy, August 2007.</text:p>
          </table:table-cell>
          <table:table-cell table:number-columns-repeated="16382" table:style-name="ce1"/>
        </table:table-row>
        <table:table-row table:number-rows-repeated="4" table:style-name="ro1">
          <table:table-cell table:number-columns-repeated="16384"/>
        </table:table-row>
        <table:table-row table:style-name="ro2">
          <table:table-cell office:value-type="string" table:style-name="ce2">
            <text:p>Data description:</text:p>
          </table:table-cell>
          <table:table-cell office:value-type="string" table:number-columns-spanned="2" table:number-rows-spanned="1" table:style-name="ce23">
            <text:p>See Appendix B of the manuscript.</text:p>
          </table:table-cell>
          <table:covered-table-cell/>
          <table:table-cell table:number-columns-repeated="16381" table:style-name="ce1"/>
        </table:table-row>
        <table:table-row table:style-name="ro2">
          <table:table-cell table:style-name="ce3"/>
          <table:table-cell table:number-columns-spanned="2" table:number-rows-spanned="1" table:style-name="ce24"/>
          <table:covered-table-cell/>
          <table:table-cell table:number-columns-repeated="16381" table:style-name="ce1"/>
        </table:table-row>
        <table:table-row table:style-name="ro2">
          <table:table-cell table:style-name="ce4"/>
          <table:table-cell table:style-name="ce5"/>
          <table:table-cell table:style-name="ce6"/>
          <table:table-cell table:number-columns-repeated="16381" table:style-name="ce1"/>
        </table:table-row>
        <table:table-row table:style-name="ro3">
          <table:table-cell office:value-type="string" table:style-name="ce7">
            <text:p>Code</text:p>
          </table:table-cell>
          <table:table-cell office:value-type="string" table:style-name="ce8">
            <text:p>Description</text:p>
          </table:table-cell>
          <table:table-cell office:value-type="string" table:style-name="ce9">
            <text:p>Note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ate, year, qtr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6">
            <text:p>PCE</text:p>
          </table:table-cell>
          <table:table-cell office:value-type="string" table:style-name="ce16">
            <text:p>consumer price expenditure deflator</text:p>
          </table:table-cell>
          <table:table-cell office:value-type="string" table:style-name="ce10">
            <text:p>chain-type price index - personal consumption expenditures. Seasonally adjusted. Source: BEA, table 1.1.4 line 2. 100 in 2000.</text:p>
          </table:table-cell>
          <table:table-cell table:style-name="ce17"/>
          <table:table-cell table:number-columns-repeated="16380" table:style-name="ce16"/>
        </table:table-row>
        <table:table-row table:style-name="ro5">
          <table:table-cell office:value-type="string" table:style-name="ce16">
            <text:p>POP</text:p>
          </table:table-cell>
          <table:table-cell office:value-type="string" table:style-name="ce16">
            <text:p>population</text:p>
          </table:table-cell>
          <table:table-cell office:value-type="string" table:style-name="ce10">
            <text:p>population on nia basis; millions of persons, mid-period; source: BEA, table 2.1. line 38.</text:p>
          </table:table-cell>
          <table:table-cell table:style-name="ce17"/>
          <table:table-cell table:number-columns-repeated="16380" table:style-name="ce16"/>
        </table:table-row>
        <table:table-row table:style-name="ro6">
          <table:table-cell office:value-type="string" table:style-name="ce20">
            <text:p>NWORTH</text:p>
          </table:table-cell>
          <table:table-cell office:value-type="string" table:style-name="ce10">
            <text:p>Household net worth.</text:p>
          </table:table-cell>
          <table:table-cell office:value-type="string" table:style-name="ce10">
            <text:p>Current dollars (billions). Source: Flow of Funds Accounts. Table B100.42</text:p>
          </table:table-cell>
          <table:table-cell table:style-name="ce17"/>
          <table:table-cell table:number-columns-repeated="16380" table:style-name="ce16"/>
        </table:table-row>
        <table:table-row table:style-name="ro6">
          <table:table-cell office:value-type="string" table:style-name="ce20">
            <text:p>NEUMC</text:p>
          </table:table-cell>
          <table:table-cell office:value-type="string" table:style-name="ce1">
            <text:p>Nominal effective exchange rate, trade weighted, major currencies</text:p>
          </table:table-cell>
          <table:table-cell office:value-type="string" table:style-name="ce10">
            <text:p>Federal Reserve series H10, major currencies, inverted (increase is depreciation, 100 in 1995Q4)</text:p>
          </table:table-cell>
          <table:table-cell table:style-name="ce17"/>
          <table:table-cell table:number-columns-repeated="16380" table:style-name="ce16"/>
        </table:table-row>
        <table:table-row table:style-name="ro1">
          <table:table-cell office:value-type="string" table:style-name="ce1">
            <text:p>DNEUMC</text:p>
          </table:table-cell>
          <table:table-cell office:value-type="string" table:style-name="ce1">
            <text:p>Depreciation rate nominal exchange rate, trade weighted, major currencies</text:p>
          </table:table-cell>
          <table:table-cell table:style-name="ce1"/>
          <table:table-cell table:style-name="ce17"/>
          <table:table-cell table:number-columns-repeated="16380" table:style-name="ce16"/>
        </table:table-row>
        <table:table-row table:style-name="ro6">
          <table:table-cell office:value-type="string" table:style-name="ce1">
            <text:p>DIC</text:p>
          </table:table-cell>
          <table:table-cell office:value-type="string" table:style-name="ce1">
            <text:p>FDI weighted rate of depreciation</text:p>
          </table:table-cell>
          <table:table-cell office:value-type="string" table:style-name="ce10">
            <text:p>rolling weights since 1966., based on positions at historical costs</text:p>
          </table:table-cell>
          <table:table-cell table:style-name="ce17"/>
          <table:table-cell table:number-columns-repeated="16380" table:style-name="ce16"/>
        </table:table-row>
        <table:table-row table:style-name="ro1">
          <table:table-cell office:value-type="string" table:style-name="ce16">
            <text:p>lnXsa</text:p>
          </table:table-cell>
          <table:table-cell office:value-type="string" table:style-name="ce16">
            <text:p>log real exports/capita (NIPA definition). Seasonally adjusted. 2000 US Dollars</text:p>
          </table:table-cell>
          <table:table-cell office:value-type="string" table:number-columns-spanned="1" table:number-rows-spanned="2" table:style-name="ce25">
            <text:p>exports and imports, NIPA basis. Sa, Current dollars (billions). source: BEA, table 8.1.</text:p>
          </table:table-cell>
          <table:table-cell table:number-columns-spanned="1" table:number-rows-spanned="2" table:style-name="ce27"/>
          <table:table-cell table:number-columns-repeated="16380"/>
        </table:table-row>
        <table:table-row table:style-name="ro1">
          <table:table-cell office:value-type="string" table:style-name="ce16">
            <text:p>lnMsa</text:p>
          </table:table-cell>
          <table:table-cell office:value-type="string" table:style-name="ce16">
            <text:p>log real imports/capita (NIPA definition). Seasonally adjusted. 2000 US Dollars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 table:number-columns-repeated="2" table:style-name="ce16"/>
          <table:table-cell table:style-name="ce18"/>
          <table:table-cell table:style-name="ce19"/>
          <table:table-cell table:number-columns-repeated="16380"/>
        </table:table-row>
        <table:table-row table:style-name="ro1">
          <table:table-cell office:value-type="string" table:style-name="ce1">
            <text:p>a</text:p>
          </table:table-cell>
          <table:table-cell office:value-type="string" table:style-name="ce1">
            <text:p>gross assets per capita in 2000 US dollars<text:s/><text:span text:style-name="T1">(beginning of period)</text:span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gross liabilities per capita in 2000 US dollars<text:span text:style-name="T1"><text:s/>(beginning of period)</text:span>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Gross Positions, millions of US dollars (current), end of perio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POA/L</text:p>
          </table:table-cell>
          <table:table-cell office:value-type="string" table:style-name="ce1">
            <text:p>gross positions other asset/liabilit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DA/L</text:p>
          </table:table-cell>
          <table:table-cell office:value-type="string" table:style-name="ce1">
            <text:p>gross position debt asset/liabilit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DIA/L</text:p>
          </table:table-cell>
          <table:table-cell office:value-type="string" table:style-name="ce1">
            <text:p>gross position FDI asset/liabilit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EA/L</text:p>
          </table:table-cell>
          <table:table-cell office:value-type="string" table:style-name="ce1">
            <text:p>gross position equity asset/liability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Flows, millions of US dollars (current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OA/L</text:p>
          </table:table-cell>
          <table:table-cell office:value-type="string" table:style-name="ce1">
            <text:p>flows other asset/liabilit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DA/L</text:p>
          </table:table-cell>
          <table:table-cell office:value-type="string" table:style-name="ce1">
            <text:p>flows debt asset/liabilit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A/L</text:p>
          </table:table-cell>
          <table:table-cell office:value-type="string" table:style-name="ce1">
            <text:p>flows FDI asset/liabilit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EA/L</text:p>
          </table:table-cell>
          <table:table-cell office:value-type="string" table:style-name="ce1">
            <text:p>flows equity asset/liability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Total Nominal Returns, quarterly, percent (compounded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EA/L</text:p>
          </table:table-cell>
          <table:table-cell office:value-type="string" table:style-name="ce1">
            <text:p>total return equity asset/liabilit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FA/L</text:p>
          </table:table-cell>
          <table:table-cell office:value-type="string" table:style-name="ce1">
            <text:p>total return FDI asset/liabilit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DA/L</text:p>
          </table:table-cell>
          <table:table-cell office:value-type="string" table:style-name="ce1">
            <text:p>total return debt asset/liabilit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OA/L</text:p>
          </table:table-cell>
          <table:table-cell office:value-type="string" table:style-name="ce1">
            <text:p>total return other asset/liability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Construction of NX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W/LW</text:p>
          </table:table-cell>
          <table:table-cell office:value-type="string" table:style-name="ce1">
            <text:p>Gross Assets/Liabilities Wealth ratio (beginning of period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W/MW</text:p>
          </table:table-cell>
          <table:table-cell office:value-type="string" table:style-name="ce1">
            <text:p>Export/Imports Wealth rati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W_HP/LW_HP/XW_HP/MW_HP</text:p>
          </table:table-cell>
          <table:table-cell office:value-type="string" table:style-name="ce1">
            <text:p>Trend components (HP filter with lambda=2400000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WH/LWH/XWH/MWH</text:p>
          </table:table-cell>
          <table:table-cell office:value-type="string" table:style-name="ce1">
            <text:p>log-deviation from trend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U_AW/MU_LW/MU_XW/MU_MW</text:p>
          </table:table-cell>
          <table:table-cell office:value-type="string" table:style-name="ce1">
            <text:p>Average of the trend components (AW_HP/LW_HP/XW_HP/MW_HP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U_A/MU_L</text:p>
          </table:table-cell>
          <table:table-cell office:value-type="string" table:style-name="ce1">
            <text:p>Average weight on gross assets/liabiliti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U_X/MU_M</text:p>
          </table:table-cell>
          <table:table-cell office:value-type="string" table:style-name="ce1">
            <text:p>Average weight on exports/imports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XA</text:p>
          </table:table-cell>
          <table:table-cell office:value-type="string" table:style-name="ce1">
            <text:p>cyclical external imbalances. Measured in the same units as exports</text:p>
          </table:table-cell>
          <table:table-cell table:number-columns-repeated="16382"/>
        </table:table-row>
        <table:table-row table:number-rows-repeated="1048523" table:style-name="ro1">
          <table:table-cell table:number-columns-repeated="16384"/>
        </table:table-row>
      </table:table>
      <table:table table:name="Sheet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Verdana" svg:font-family="Verdana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44">
      <number:number number:decimal-places="1" number:min-integer-digits="1"/>
    </number:number-style>
    <number:number-style style:name="N45">
      <number:number number:decimal-places="4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 </meta:initial-creator>
    <dc:creator>Gray Calhoun</dc:creator>
    <meta:creation-date>2007-06-20T21:02:28Z</meta:creation-date>
    <dc:date>2010-06-15T20:59:17Z</dc:date>
  </office:meta>
</office:document-meta>
</file>